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4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2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0" style:family="paragraph">
      <loext:graphic-properties draw:fill="solid" draw:fill-color="#d7d7e3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8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style:font-name="Arial1" fo:font-size="7pt" style:font-size-asian="7pt" style:font-name-complex="Arial1" style:font-size-complex="7pt"/>
    </style:style>
    <style:style style:name="T10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101e8e" style:font-name="Arial1" fo:font-size="18pt" style:font-size-asian="18pt" style:font-name-complex="Arial1" style:font-size-complex="18pt"/>
    </style:style>
    <style:style style:name="T13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4" style:family="text">
      <style:text-properties fo:color="#101e8e" style:font-name="Wingdings1" fo:font-size="9pt" style:font-size-asian="9pt" style:font-name-complex="Wingdings1" style:font-size-complex="9pt"/>
    </style:style>
    <style:style style:name="T1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6" style:family="text">
      <style:text-properties fo:color="#101e8e" style:font-name="Arial1" fo:font-size="12pt" fo:font-weight="bold" style:font-size-asian="12pt" style:font-name-complex="Arial1" style:font-size-complex="12pt" style:font-weight-complex="bold" style:text-scale="99%"/>
    </style:style>
    <style:style style:name="T17" style:family="text">
      <style:text-properties fo:color="#000000" style:font-name="Arial1" fo:font-size="12pt" style:font-size-asian="12pt" style:font-name-complex="Arial1" style:font-size-complex="12pt" style:text-scale="99%"/>
    </style:style>
    <style:style style:name="T18" style:family="text">
      <style:text-properties fo:color="#101e8e" style:font-name="Arial1" fo:font-size="12pt" fo:font-weight="bold" style:font-size-asian="12pt" style:font-name-complex="Arial1" style:font-size-complex="12pt" style:font-weight-complex="bold" style:text-scale="98%"/>
    </style:style>
    <style:style style:name="T19" style:family="text">
      <style:text-properties fo:color="#000000" style:font-name="Arial1" fo:font-size="12pt" style:font-size-asian="12pt" style:font-name-complex="Arial1" style:font-size-complex="12pt" style:text-scale="98%"/>
    </style:style>
    <style:style style:name="T20" style:family="text">
      <style:text-properties fo:color="#101e8e" style:font-name="Arial1" fo:font-size="18pt" style:font-size-asian="18pt" style:font-name-complex="Arial1" style:font-size-complex="18pt" style:text-scale="9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76cm" svg:height="0.475cm" svg:x="10.265cm" svg:y="28.2cm">
          <draw:text-box>
            <text:p text:style-name="P1"><text:span text:style-name="T1">21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1.1</text:span></text:p>
          </draw:text-box>
        </draw:frame>
        <draw:frame draw:style-name="gr2" draw:text-style-name="P3" draw:layer="layout" svg:width="10.463cm" svg:height="0.712cm" svg:x="5.259cm" svg:y="4.064cm">
          <draw:text-box>
            <text:p text:style-name="P1"><text:span text:style-name="T2">UK IRAQ STRATEGY 1990 TO 2000</text:span></text:p>
          </draw:text-box>
        </draw:frame>
        <draw:frame draw:style-name="gr3" draw:text-style-name="P4" draw:layer="layout" svg:width="2.436cm" svg:height="0.628cm" svg:x="2.2cm" svg:y="5.8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804cm" svg:height="0.475cm" svg:x="2.2cm" svg:y="6.692cm">
          <draw:text-box>
            <text:p text:style-name="P1"><text:span text:style-name="T4">Introduction <text:s/>.................................................................................................................... 23</text:span></text:p>
          </draw:text-box>
        </draw:frame>
        <draw:frame draw:style-name="gr1" draw:text-style-name="P2" draw:layer="layout" svg:width="15.301cm" svg:height="0.475cm" svg:x="3.7cm" svg:y="7.357cm">
          <draw:text-box>
            <text:p text:style-name="P1"><text:span text:style-name="T4">Acknowledgements <text:s/>........................................................................................... 23</text:span></text:p>
          </draw:text-box>
        </draw:frame>
        <draw:frame draw:style-name="gr1" draw:text-style-name="P2" draw:layer="layout" svg:width="16.821cm" svg:height="0.475cm" svg:x="2.2cm" svg:y="8.221cm">
          <draw:text-box>
            <text:p text:style-name="P1"><text:span text:style-name="T4">UK Iraq strategy <text:s/>............................................................................................................. 23</text:span></text:p>
          </draw:text-box>
        </draw:frame>
        <draw:frame draw:style-name="gr1" draw:text-style-name="P2" draw:layer="layout" svg:width="16.072cm" svg:height="0.475cm" svg:x="2.94cm" svg:y="8.886cm">
          <draw:text-box>
            <text:p text:style-name="P1"><text:span text:style-name="T4">Iraq’s invasion of Kuwait <text:s/>.......................................................................................... 24</text:span></text:p>
          </draw:text-box>
        </draw:frame>
        <draw:frame draw:style-name="gr1" draw:text-style-name="P2" draw:layer="layout" svg:width="16.038cm" svg:height="0.475cm" svg:x="2.94cm" svg:y="9.55cm">
          <draw:text-box>
            <text:p text:style-name="P1"><text:span text:style-name="T4">Resolution 678 (1990) <text:s/>............................................................................................. 25</text:span></text:p>
          </draw:text-box>
        </draw:frame>
        <draw:frame draw:style-name="gr1" draw:text-style-name="P2" draw:layer="layout" svg:width="16.084cm" svg:height="0.475cm" svg:x="2.94cm" svg:y="10.214cm">
          <draw:text-box>
            <text:p text:style-name="P1"><text:span text:style-name="T4">The 1991 Gulf Conflict <text:s/>............................................................................................. 27</text:span></text:p>
          </draw:text-box>
        </draw:frame>
        <draw:frame draw:style-name="gr1" draw:text-style-name="P2" draw:layer="layout" svg:width="16.038cm" svg:height="0.475cm" svg:x="2.94cm" svg:y="10.879cm">
          <draw:text-box>
            <text:p text:style-name="P1"><text:span text:style-name="T4">Resolution 687 (1991) <text:s/>............................................................................................. 28</text:span></text:p>
          </draw:text-box>
        </draw:frame>
        <draw:frame draw:style-name="gr1" draw:text-style-name="P2" draw:layer="layout" svg:width="16.034cm" svg:height="0.475cm" svg:x="2.94cm" svg:y="11.543cm">
          <draw:text-box>
            <text:p text:style-name="P1"><text:span text:style-name="T4">Legacy of the 1990-1991 Gulf Conflict <text:s/>.................................................................... 30</text:span></text:p>
          </draw:text-box>
        </draw:frame>
        <draw:frame draw:style-name="gr1" draw:text-style-name="P2" draw:layer="layout" svg:width="15.255cm" svg:height="0.475cm" svg:x="3.7cm" svg:y="12.208cm">
          <draw:text-box>
            <text:p text:style-name="P1"><text:span text:style-name="T4">Internal repression ............................................................................................. 30</text:span></text:p>
          </draw:text-box>
        </draw:frame>
        <draw:frame draw:style-name="gr1" draw:text-style-name="P2" draw:layer="layout" svg:width="15.272cm" svg:height="0.475cm" svg:x="3.7cm" svg:y="12.872cm">
          <draw:text-box>
            <text:p text:style-name="P1"><text:span text:style-name="T4">Diplomatic isolation <text:s/>........................................................................................... 31</text:span></text:p>
          </draw:text-box>
        </draw:frame>
        <draw:frame draw:style-name="gr1" draw:text-style-name="P2" draw:layer="layout" svg:width="16.059cm" svg:height="0.475cm" svg:x="2.94cm" svg:y="13.537cm">
          <draw:text-box>
            <text:p text:style-name="P1"><text:span text:style-name="T4">The strategy of containment <text:s/>.................................................................................... 32</text:span></text:p>
          </draw:text-box>
        </draw:frame>
        <draw:frame draw:style-name="gr1" draw:text-style-name="P2" draw:layer="layout" svg:width="15.318cm" svg:height="0.475cm" svg:x="3.7cm" svg:y="14.201cm">
          <draw:text-box>
            <text:p text:style-name="P1"><text:span text:style-name="T4">The northern No-Fly Zone <text:s/>................................................................................. 33</text:span></text:p>
          </draw:text-box>
        </draw:frame>
        <draw:frame draw:style-name="gr1" draw:text-style-name="P2" draw:layer="layout" svg:width="15.272cm" svg:height="0.475cm" svg:x="3.7cm" svg:y="14.866cm">
          <draw:text-box>
            <text:p text:style-name="P1"><text:span text:style-name="T4">The southern No-Fly Zone <text:s/>................................................................................ 34</text:span></text:p>
          </draw:text-box>
        </draw:frame>
        <draw:frame draw:style-name="gr1" draw:text-style-name="P2" draw:layer="layout" svg:width="15.263cm" svg:height="0.475cm" svg:x="3.7cm" svg:y="15.53cm">
          <draw:text-box>
            <text:p text:style-name="P1"><text:span text:style-name="T4">The legal basis for the No-Fly Zones <text:s/>................................................................ 34</text:span></text:p>
          </draw:text-box>
        </draw:frame>
        <draw:frame draw:style-name="gr1" draw:text-style-name="P2" draw:layer="layout" svg:width="15.348cm" svg:height="0.475cm" svg:x="3.7cm" svg:y="16.194cm">
          <draw:text-box>
            <text:p text:style-name="P1"><text:span text:style-name="T4">Arms embargo <text:s/>................................................................................................... 36</text:span></text:p>
          </draw:text-box>
        </draw:frame>
        <draw:frame draw:style-name="gr1" draw:text-style-name="P2" draw:layer="layout" svg:width="15.276cm" svg:height="0.475cm" svg:x="3.7cm" svg:y="16.859cm">
          <draw:text-box>
            <text:p text:style-name="P1"><text:span text:style-name="T4">Economic sanctions <text:s/>.......................................................................................... 36</text:span></text:p>
          </draw:text-box>
        </draw:frame>
        <draw:frame draw:style-name="gr1" draw:text-style-name="P2" draw:layer="layout" svg:width="15.306cm" svg:height="0.475cm" svg:x="3.7cm" svg:y="17.523cm">
          <draw:text-box>
            <text:p text:style-name="P1"><text:span text:style-name="T4">Enforcement at sea <text:s/>........................................................................................... 38</text:span></text:p>
          </draw:text-box>
        </draw:frame>
        <draw:frame draw:style-name="gr1" draw:text-style-name="P2" draw:layer="layout" svg:width="15.242cm" svg:height="0.475cm" svg:x="3.7cm" svg:y="18.188cm">
          <draw:text-box>
            <text:p text:style-name="P1"><text:span text:style-name="T4">Deterrence by forces stationed in the region ..................................................... 38</text:span></text:p>
          </draw:text-box>
        </draw:frame>
        <draw:frame draw:style-name="gr1" draw:text-style-name="P2" draw:layer="layout" svg:width="16.846cm" svg:height="0.475cm" svg:x="2.2cm" svg:y="19.052cm">
          <draw:text-box>
            <text:p text:style-name="P1"><text:span text:style-name="T4">Iraq’s weapons of mass destruction <text:s/>............................................................................... 39</text:span></text:p>
          </draw:text-box>
        </draw:frame>
        <draw:frame draw:style-name="gr1" draw:text-style-name="P2" draw:layer="layout" svg:width="16.059cm" svg:height="0.475cm" svg:x="2.94cm" svg:y="19.717cm">
          <draw:text-box>
            <text:p text:style-name="P1"><text:span text:style-name="T4">Assessments of Iraq’s WMD capability before the Gulf Conflict <text:s/>.............................. 39</text:span></text:p>
          </draw:text-box>
        </draw:frame>
        <draw:frame draw:style-name="gr1" draw:text-style-name="P2" draw:layer="layout" svg:width="16.127cm" svg:height="0.475cm" svg:x="2.94cm" svg:y="20.381cm">
          <draw:text-box>
            <text:p text:style-name="P1"><text:span text:style-name="T4">Provisions of resolution 687 <text:s/>..................................................................................... 44</text:span></text:p>
          </draw:text-box>
        </draw:frame>
        <draw:frame draw:style-name="gr1" draw:text-style-name="P2" draw:layer="layout" svg:width="16.118cm" svg:height="0.475cm" svg:x="2.94cm" svg:y="21.046cm">
          <draw:text-box>
            <text:p text:style-name="P1"><text:span text:style-name="T4">Iraq’s response to resolution 687 <text:s/>............................................................................. 46</text:span></text:p>
          </draw:text-box>
        </draw:frame>
        <draw:frame draw:style-name="gr1" draw:text-style-name="P2" draw:layer="layout" svg:width="16.004cm" svg:height="0.475cm" svg:x="2.94cm" svg:y="21.71cm">
          <draw:text-box>
            <text:p text:style-name="P1"><text:span text:style-name="T4">The discovery of Iraq’s nuclear programme <text:s/>............................................................ 48</text:span></text:p>
          </draw:text-box>
        </draw:frame>
        <draw:frame draw:style-name="gr1" draw:text-style-name="P2" draw:layer="layout" svg:width="16.089cm" svg:height="0.475cm" svg:x="2.94cm" svg:y="22.374cm">
          <draw:text-box>
            <text:p text:style-name="P1"><text:span text:style-name="T4">Concealment of WMD activities <text:s/>............................................................................... 52</text:span></text:p>
          </draw:text-box>
        </draw:frame>
        <draw:frame draw:style-name="gr1" draw:text-style-name="P2" draw:layer="layout" svg:width="16.021cm" svg:height="0.475cm" svg:x="2.94cm" svg:y="23.039cm">
          <draw:text-box>
            <text:p text:style-name="P1"><text:span text:style-name="T4">The defection of Lieutenant General Hussein Kamil <text:s/>............................................... 57</text:span></text:p>
          </draw:text-box>
        </draw:frame>
        <draw:frame draw:style-name="gr1" draw:text-style-name="P2" draw:layer="layout" svg:width="16.038cm" svg:height="0.475cm" svg:x="2.94cm" svg:y="23.703cm">
          <draw:text-box>
            <text:p text:style-name="P1"><text:span text:style-name="T4">Events leading to the withdrawal of UNSCOM <text:s/>........................................................ 66</text:span></text:p>
          </draw:text-box>
        </draw:frame>
        <draw:frame draw:style-name="gr1" draw:text-style-name="P2" draw:layer="layout" svg:width="16.038cm" svg:height="0.475cm" svg:x="2.94cm" svg:y="24.368cm">
          <draw:text-box>
            <text:p text:style-name="P1"><text:span text:style-name="T4">Dr Albright’s Georgetown speech <text:s/>............................................................................ 71</text:span></text:p>
          </draw:text-box>
        </draw:frame>
        <draw:frame draw:style-name="gr1" draw:text-style-name="P2" draw:layer="layout" svg:width="16.097cm" svg:height="0.475cm" svg:x="2.94cm" svg:y="25.032cm">
          <draw:text-box>
            <text:p text:style-name="P1"><text:span text:style-name="T4">UNSCOM activity <text:s/>..................................................................................................... 72</text:span></text:p>
          </draw:text-box>
        </draw:frame>
        <draw:frame draw:style-name="gr1" draw:text-style-name="P2" draw:layer="layout" svg:width="15.31cm" svg:height="0.475cm" svg:x="3.7cm" svg:y="25.697cm">
          <draw:text-box>
            <text:p text:style-name="P1"><text:span text:style-name="T4">UNSCOM report, April 1997 <text:s/>.............................................................................. 72</text:span></text:p>
          </draw:text-box>
        </draw:frame>
        <draw:frame draw:style-name="gr1" draw:text-style-name="P2" draw:layer="layout" svg:width="15.306cm" svg:height="0.475cm" svg:x="3.7cm" svg:y="26.361cm">
          <draw:text-box>
            <text:p text:style-name="P1"><text:span text:style-name="T4">A change of tactics <text:s/>............................................................................................ 75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2</text:span></text:p>
          </draw:text-box>
        </draw:frame>
        <draw:frame draw:style-name="gr1" draw:text-style-name="P2" draw:layer="layout" svg:width="15.263cm" svg:height="0.475cm" svg:x="3.7cm" svg:y="2.525cm">
          <draw:text-box>
            <text:p text:style-name="P1"><text:span text:style-name="T4">Resolution 1115 (1997) <text:s/>..................................................................................... 77</text:span></text:p>
          </draw:text-box>
        </draw:frame>
        <draw:frame draw:style-name="gr1" draw:text-style-name="P2" draw:layer="layout" svg:width="15.225cm" svg:height="0.475cm" svg:x="3.7cm" svg:y="3.19cm">
          <draw:text-box>
            <text:p text:style-name="P1"><text:span text:style-name="T4">Mr Richard Butler succeeds Mr Rolf Ekéus ....................................................... 79</text:span></text:p>
          </draw:text-box>
        </draw:frame>
        <draw:frame draw:style-name="gr1" draw:text-style-name="P2" draw:layer="layout" svg:width="15.301cm" svg:height="0.475cm" svg:x="3.7cm" svg:y="3.854cm">
          <draw:text-box>
            <text:p text:style-name="P1"><text:span text:style-name="T4">IAEA report, October 1997 <text:s/>................................................................................ 84</text:span></text:p>
          </draw:text-box>
        </draw:frame>
        <draw:frame draw:style-name="gr1" draw:text-style-name="P2" draw:layer="layout" svg:width="15.293cm" svg:height="0.475cm" svg:x="3.7cm" svg:y="4.518cm">
          <draw:text-box>
            <text:p text:style-name="P1"><text:span text:style-name="T4">Resolution 1134 (1997) <text:s/>..................................................................................... 87</text:span></text:p>
          </draw:text-box>
        </draw:frame>
        <draw:frame draw:style-name="gr1" draw:text-style-name="P2" draw:layer="layout" svg:width="15.344cm" svg:height="0.475cm" svg:x="3.7cm" svg:y="5.183cm">
          <draw:text-box>
            <text:p text:style-name="P1"><text:span text:style-name="T4">Continued Iraqi non-co-operation <text:s/>...................................................................... 91</text:span></text:p>
          </draw:text-box>
        </draw:frame>
        <draw:frame draw:style-name="gr1" draw:text-style-name="P2" draw:layer="layout" svg:width="15.293cm" svg:height="0.475cm" svg:x="3.7cm" svg:y="5.847cm">
          <draw:text-box>
            <text:p text:style-name="P1"><text:span text:style-name="T4">Resolution 1137 (1997) <text:s/>..................................................................................... 95</text:span></text:p>
          </draw:text-box>
        </draw:frame>
        <draw:frame draw:style-name="gr1" draw:text-style-name="P2" draw:layer="layout" svg:width="16.131cm" svg:height="0.475cm" svg:x="2.94cm" svg:y="6.512cm">
          <draw:text-box>
            <text:p text:style-name="P1"><text:span text:style-name="T4">Inspectors return to Iraq <text:s/>........................................................................................... 99</text:span></text:p>
          </draw:text-box>
        </draw:frame>
        <draw:frame draw:style-name="gr1" draw:text-style-name="P2" draw:layer="layout" svg:width="15.293cm" svg:height="0.475cm" svg:x="3.7cm" svg:y="7.176cm">
          <draw:text-box>
            <text:p text:style-name="P1"><text:span text:style-name="T4">Resolution 1154 (1998) <text:s/>................................................................................... 107</text:span></text:p>
          </draw:text-box>
        </draw:frame>
        <draw:frame draw:style-name="gr1" draw:text-style-name="P2" draw:layer="layout" svg:width="15.293cm" svg:height="0.475cm" svg:x="3.7cm" svg:y="7.841cm">
          <draw:text-box>
            <text:p text:style-name="P1"><text:span text:style-name="T4">Resolution 1194 (1998) <text:s/>................................................................................... 127</text:span></text:p>
          </draw:text-box>
        </draw:frame>
        <draw:frame draw:style-name="gr1" draw:text-style-name="P2" draw:layer="layout" svg:width="15.259cm" svg:height="0.475cm" svg:x="3.7cm" svg:y="8.505cm">
          <draw:text-box>
            <text:p text:style-name="P1"><text:span text:style-name="T4">UNSCOM and IAEA reports, October 1998 <text:s/>.................................................... 128</text:span></text:p>
          </draw:text-box>
        </draw:frame>
        <draw:frame draw:style-name="gr1" draw:text-style-name="P2" draw:layer="layout" svg:width="15.327cm" svg:height="0.475cm" svg:x="3.7cm" svg:y="9.17cm">
          <draw:text-box>
            <text:p text:style-name="P1"><text:span text:style-name="T4">Resolution 1205 (1998) <text:s/>................................................................................... 135</text:span></text:p>
          </draw:text-box>
        </draw:frame>
        <draw:frame draw:style-name="gr1" draw:text-style-name="P2" draw:layer="layout" svg:width="16.114cm" svg:height="0.475cm" svg:x="2.94cm" svg:y="9.834cm">
          <draw:text-box>
            <text:p text:style-name="P1"><text:span text:style-name="T4">UNSCOM and IAEA withdraw <text:s/>................................................................................ 146</text:span></text:p>
          </draw:text-box>
        </draw:frame>
        <draw:frame draw:style-name="gr1" draw:text-style-name="P2" draw:layer="layout" svg:width="16.034cm" svg:height="0.475cm" svg:x="2.94cm" svg:y="10.498cm">
          <draw:text-box>
            <text:p text:style-name="P1"><text:span text:style-name="T4">Operation Desert Fox <text:s/>............................................................................................ 147</text:span></text:p>
          </draw:text-box>
        </draw:frame>
        <draw:frame draw:style-name="gr1" draw:text-style-name="P2" draw:layer="layout" svg:width="15.263cm" svg:height="0.475cm" svg:x="3.7cm" svg:y="11.163cm">
          <draw:text-box>
            <text:p text:style-name="P1"><text:span text:style-name="T4">Legal authorisation for Operation Desert Fox <text:s/>................................................. 161</text:span></text:p>
          </draw:text-box>
        </draw:frame>
        <draw:frame draw:style-name="gr1" draw:text-style-name="P2" draw:layer="layout" svg:width="16.101cm" svg:height="0.475cm" svg:x="2.94cm" svg:y="11.827cm">
          <draw:text-box>
            <text:p text:style-name="P1"><text:span text:style-name="T4">After Operation Desert Fox <text:s/>.................................................................................... 162</text:span></text:p>
          </draw:text-box>
        </draw:frame>
        <draw:frame draw:style-name="gr1" draw:text-style-name="P2" draw:layer="layout" svg:width="16.059cm" svg:height="0.475cm" svg:x="2.94cm" svg:y="12.492cm">
          <draw:text-box>
            <text:p text:style-name="P1"><text:span text:style-name="T4">UNSCOM’s findings, January 1999 <text:s/>....................................................................... 166</text:span></text:p>
          </draw:text-box>
        </draw:frame>
        <draw:frame draw:style-name="gr1" draw:text-style-name="P2" draw:layer="layout" svg:width="16.118cm" svg:height="0.475cm" svg:x="2.94cm" svg:y="13.156cm">
          <draw:text-box>
            <text:p text:style-name="P1"><text:span text:style-name="T4">The Amorim Review <text:s/>............................................................................................... 171</text:span></text:p>
          </draw:text-box>
        </draw:frame>
        <draw:frame draw:style-name="gr1" draw:text-style-name="P2" draw:layer="layout" svg:width="16.08cm" svg:height="0.475cm" svg:x="2.94cm" svg:y="13.821cm">
          <draw:text-box>
            <text:p text:style-name="P1"><text:span text:style-name="T4">Mr Blair’s Chicago speech <text:s/>..................................................................................... 173</text:span></text:p>
          </draw:text-box>
        </draw:frame>
        <draw:frame draw:style-name="gr1" draw:text-style-name="P2" draw:layer="layout" svg:width="16.059cm" svg:height="0.475cm" svg:x="2.94cm" svg:y="14.485cm">
          <draw:text-box>
            <text:p text:style-name="P1"><text:span text:style-name="T4">Cabinet discusses Iraq strategy, May 1999 <text:s/>........................................................... 175</text:span></text:p>
          </draw:text-box>
        </draw:frame>
        <draw:frame draw:style-name="gr1" draw:text-style-name="P2" draw:layer="layout" svg:width="16.038cm" svg:height="0.475cm" svg:x="2.94cm" svg:y="15.15cm">
          <draw:text-box>
            <text:p text:style-name="P1"><text:span text:style-name="T4">Resolution 1284 (1999) <text:s/>......................................................................................... 177</text:span></text:p>
          </draw:text-box>
        </draw:frame>
        <draw:frame draw:style-name="gr1" draw:text-style-name="P2" draw:layer="layout" svg:width="16.118cm" svg:height="0.475cm" svg:x="2.94cm" svg:y="15.814cm">
          <draw:text-box>
            <text:p text:style-name="P1"><text:span text:style-name="T4">UNMOVIC begins work <text:s/>.......................................................................................... 185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3</text:span></text:p>
          </draw:text-box>
        </draw:frame>
        <draw:frame draw:style-name="gr3" draw:text-style-name="P4" draw:layer="layout" svg:width="3.279cm" svg:height="0.628cm" svg:x="2.2cm" svg:y="2.5cm">
          <draw:text-box>
            <text:p text:style-name="P1"><text:span text:style-name="T3">Introduction</text:span></text:p>
          </draw:text-box>
        </draw:frame>
        <draw:frame draw:style-name="gr1" draw:text-style-name="P2" draw:layer="layout" svg:width="15.898cm" svg:height="0.475cm" svg:x="2.2cm" svg:y="3.392cm">
          <draw:text-box>
            <text:p text:style-name="P1"><text:span text:style-name="T6">1. </text:span><text:span text:style-name="T4"><text:s/>This Section addresses the UK’s Iraq strategy between 1990 and 2000. Although </text:span></text:p>
          </draw:text-box>
        </draw:frame>
        <draw:frame draw:style-name="gr1" draw:text-style-name="P2" draw:layer="layout" svg:width="15.191cm" svg:height="0.475cm" svg:x="2.2cm" svg:y="3.957cm">
          <draw:text-box>
            <text:p text:style-name="P1"><text:span text:style-name="T4">this period falls outside the Inquiry’s Terms of Reference, events during that time </text:span></text:p>
          </draw:text-box>
        </draw:frame>
        <draw:frame draw:style-name="gr1" draw:text-style-name="P2" draw:layer="layout" svg:width="16.643cm" svg:height="0.475cm" svg:x="2.2cm" svg:y="4.521cm">
          <draw:text-box>
            <text:p text:style-name="P1"><text:span text:style-name="T4">nonetheless have a bearing on the subsequent policy decisions the Inquiry is examining.</text:span></text:p>
          </draw:text-box>
        </draw:frame>
        <draw:frame draw:style-name="gr1" draw:text-style-name="P2" draw:layer="layout" svg:width="15.259cm" svg:height="0.475cm" svg:x="2.2cm" svg:y="5.436cm">
          <draw:text-box>
            <text:p text:style-name="P1"><text:span text:style-name="T6">2. </text:span><text:span text:style-name="T4"><text:s/>This Section does not address the review of UK policy on Iraq which began in </text:span></text:p>
          </draw:text-box>
        </draw:frame>
        <draw:frame draw:style-name="gr1" draw:text-style-name="P2" draw:layer="layout" svg:width="9.569cm" svg:height="0.475cm" svg:x="2.2cm" svg:y="6cm">
          <draw:text-box>
            <text:p text:style-name="P1"><text:span text:style-name="T4">September 2000. That is addressed in Section 1.2.</text:span></text:p>
          </draw:text-box>
        </draw:frame>
        <draw:frame draw:style-name="gr1" draw:text-style-name="P2" draw:layer="layout" svg:width="16.707cm" svg:height="0.475cm" svg:x="2.2cm" svg:y="6.914cm">
          <draw:text-box>
            <text:p text:style-name="P1"><text:span text:style-name="T6">3. </text:span><text:span text:style-name="T4"><text:s/>This Section draws on material which is in the public domain, including the Ministry of </text:span></text:p>
          </draw:text-box>
        </draw:frame>
        <draw:frame draw:style-name="gr1" draw:text-style-name="P2" draw:layer="layout" svg:width="16.837cm" svg:height="0.475cm" svg:x="2.2cm" svg:y="7.479cm">
          <draw:text-box>
            <text:p text:style-name="P1"><text:span text:style-name="T4">Defence’s </text:span><text:span text:style-name="T7">Statements on the Defence Estimates</text:span><text:span text:style-name="T4"> 1991 (Cm 1559-I) and 1992 (Cm 1981), </text:span></text:p>
          </draw:text-box>
        </draw:frame>
        <draw:frame draw:style-name="gr1" draw:text-style-name="P2" draw:layer="layout" svg:width="16.161cm" svg:height="0.475cm" svg:x="2.2cm" svg:y="8.043cm">
          <draw:text-box>
            <text:p text:style-name="P1"><text:span text:style-name="T4">a paper on No-Fly Zones prepared for the Inquiry by the MOD in November 2009 and </text:span></text:p>
          </draw:text-box>
        </draw:frame>
        <draw:frame draw:style-name="gr1" draw:text-style-name="P2" draw:layer="layout" svg:width="15.673cm" svg:height="0.475cm" svg:x="2.2cm" svg:y="8.608cm">
          <draw:text-box>
            <text:p text:style-name="P1"><text:span text:style-name="T4">published on the Inquiry’s website, the </text:span><text:span text:style-name="T7">Review of Intelligence on Weapons of Mass </text:span></text:p>
          </draw:text-box>
        </draw:frame>
        <draw:frame draw:style-name="gr1" draw:text-style-name="P2" draw:layer="layout" svg:width="16.325cm" svg:height="0.475cm" svg:x="2.2cm" svg:y="9.172cm">
          <draw:text-box>
            <text:p text:style-name="P1"><text:span text:style-name="T7">Destruction</text:span><text:span text:style-name="T4"> (HC 898) in 2004, and House of Commons Research Papers 98/28, 99/13 </text:span></text:p>
          </draw:text-box>
        </draw:frame>
        <draw:frame draw:style-name="gr1" draw:text-style-name="P2" draw:layer="layout" svg:width="16.423cm" svg:height="0.475cm" svg:x="2.2cm" svg:y="9.737cm">
          <draw:text-box>
            <text:p text:style-name="P1"><text:span text:style-name="T4">and 02/53. Other sources, including evidence provided to the Inquiry, are identified in a </text:span></text:p>
          </draw:text-box>
        </draw:frame>
        <draw:frame draw:style-name="gr1" draw:text-style-name="P2" draw:layer="layout" svg:width="5.205cm" svg:height="0.475cm" svg:x="2.2cm" svg:y="10.301cm">
          <draw:text-box>
            <text:p text:style-name="P1"><text:span text:style-name="T4">footnote where appropriate.</text:span></text:p>
          </draw:text-box>
        </draw:frame>
        <draw:frame draw:style-name="gr1" draw:text-style-name="P2" draw:layer="layout" svg:width="4.828cm" svg:height="0.475cm" svg:x="2.2cm" svg:y="11.416cm">
          <draw:text-box>
            <text:p text:style-name="P1"><text:span text:style-name="T1">ACKNOWLEDGEMENTS</text:span></text:p>
          </draw:text-box>
        </draw:frame>
        <draw:frame draw:style-name="gr1" draw:text-style-name="P2" draw:layer="layout" svg:width="16.118cm" svg:height="0.475cm" svg:x="2.2cm" svg:y="12.18cm">
          <draw:text-box>
            <text:p text:style-name="P1"><text:span text:style-name="T6">4. </text:span><text:span text:style-name="T4"><text:s/>The Inquiry is grateful to Dr Hans Blix, Director General of the International Atomic </text:span></text:p>
          </draw:text-box>
        </draw:frame>
        <draw:frame draw:style-name="gr1" draw:text-style-name="P2" draw:layer="layout" svg:width="16.753cm" svg:height="0.475cm" svg:x="2.2cm" svg:y="12.744cm">
          <draw:text-box>
            <text:p text:style-name="P1"><text:span text:style-name="T4">Energy Agency (IAEA) from 1981 to 1997 and Executive Chairman of the United Nations </text:span></text:p>
          </draw:text-box>
        </draw:frame>
        <draw:frame draw:style-name="gr1" draw:text-style-name="P2" draw:layer="layout" svg:width="16.093cm" svg:height="0.475cm" svg:x="2.2cm" svg:y="13.309cm">
          <draw:text-box>
            <text:p text:style-name="P1"><text:span text:style-name="T4">Monitoring, Verification and Inspection Commission on Iraq (UNMOVIC) from 2000 to </text:span></text:p>
          </draw:text-box>
        </draw:frame>
        <draw:frame draw:style-name="gr1" draw:text-style-name="P2" draw:layer="layout" svg:width="8.219cm" svg:height="0.475cm" svg:x="2.2cm" svg:y="13.873cm">
          <draw:text-box>
            <text:p text:style-name="P1"><text:span text:style-name="T4">2003, for giving oral evidence to the Inquiry.</text:span></text:p>
          </draw:text-box>
        </draw:frame>
        <draw:frame draw:style-name="gr1" draw:text-style-name="P2" draw:layer="layout" svg:width="16.004cm" svg:height="0.475cm" svg:x="2.2cm" svg:y="14.788cm">
          <draw:text-box>
            <text:p text:style-name="P1"><text:span text:style-name="T6">5. </text:span><text:span text:style-name="T4"><text:s/>The Inquiry also asked Mr Rolf Ekéus, Executive Chairman of the United Nations <text:s/></text:span></text:p>
          </draw:text-box>
        </draw:frame>
        <draw:frame draw:style-name="gr1" draw:text-style-name="P2" draw:layer="layout" svg:width="14.963cm" svg:height="0.475cm" svg:x="2.2cm" svg:y="15.352cm">
          <draw:text-box>
            <text:p text:style-name="P1"><text:span text:style-name="T4">Special Commission (UNSCOM) on Iraq from 1991 to 1997 (and previously the </text:span></text:p>
          </draw:text-box>
        </draw:frame>
        <draw:frame draw:style-name="gr1" draw:text-style-name="P2" draw:layer="layout" svg:width="15.695cm" svg:height="0.475cm" svg:x="2.2cm" svg:y="15.917cm">
          <draw:text-box>
            <text:p text:style-name="P1"><text:span text:style-name="T4">Ambassador to the Conference on Disarmament in Geneva from 1978 to 1983 and </text:span></text:p>
          </draw:text-box>
        </draw:frame>
        <draw:frame draw:style-name="gr1" draw:text-style-name="P2" draw:layer="layout" svg:width="15.877cm" svg:height="0.475cm" svg:x="2.2cm" svg:y="16.481cm">
          <draw:text-box>
            <text:p text:style-name="P1"><text:span text:style-name="T4">involved in international negotiations on the Chemical Weapons Convention and the </text:span></text:p>
          </draw:text-box>
        </draw:frame>
        <draw:frame draw:style-name="gr1" draw:text-style-name="P2" draw:layer="layout" svg:width="15.919cm" svg:height="0.475cm" svg:x="2.2cm" svg:y="17.046cm">
          <draw:text-box>
            <text:p text:style-name="P1"><text:span text:style-name="T4">Control and Verification of the Biological Weapons Convention), whether he had any </text:span></text:p>
          </draw:text-box>
        </draw:frame>
        <draw:frame draw:style-name="gr1" draw:text-style-name="P2" draw:layer="layout" svg:width="16.254cm" svg:height="0.475cm" svg:x="2.2cm" svg:y="17.61cm">
          <draw:text-box>
            <text:p text:style-name="P1"><text:span text:style-name="T4">insights or reflections on the results of inspections in the 1990s and Iraq’s response to </text:span></text:p>
          </draw:text-box>
        </draw:frame>
        <draw:frame draw:style-name="gr1" draw:text-style-name="P2" draw:layer="layout" svg:width="16.597cm" svg:height="0.475cm" svg:x="2.2cm" svg:y="18.174cm">
          <draw:text-box>
            <text:p text:style-name="P1"><text:span text:style-name="T4">them; and for any comment he might wish to make on Dr Blix’s evidence on UNSCOM’s </text:span></text:p>
          </draw:text-box>
        </draw:frame>
        <draw:frame draw:style-name="gr1" draw:text-style-name="P2" draw:layer="layout" svg:width="2.106cm" svg:height="0.475cm" svg:x="2.2cm" svg:y="18.739cm">
          <draw:text-box>
            <text:p text:style-name="P1"><text:span text:style-name="T4">operations.</text:span></text:p>
          </draw:text-box>
        </draw:frame>
        <draw:frame draw:style-name="gr1" draw:text-style-name="P2" draw:layer="layout" svg:width="16.385cm" svg:height="0.475cm" svg:x="2.2cm" svg:y="19.653cm">
          <draw:text-box>
            <text:p text:style-name="P1"><text:span text:style-name="T6">6. </text:span><text:span text:style-name="T4"><text:s/>The Inquiry is grateful to Mr Ekéus for his statement, in which he describes the role, </text:span></text:p>
          </draw:text-box>
        </draw:frame>
        <draw:frame draw:style-name="gr1" draw:text-style-name="P2" draw:layer="layout" svg:width="15.932cm" svg:height="0.475cm" svg:x="2.2cm" svg:y="20.218cm">
          <draw:text-box>
            <text:p text:style-name="P1"><text:span text:style-name="T4">methodology and independence of UNSCOM and its relationship with the IAEA, and </text:span></text:p>
          </draw:text-box>
        </draw:frame>
        <draw:frame draw:style-name="gr1" draw:text-style-name="P2" draw:layer="layout" svg:width="16.317cm" svg:height="0.475cm" svg:x="2.2cm" svg:y="20.782cm">
          <draw:text-box>
            <text:p text:style-name="P1"><text:span text:style-name="T4">for agreeing that it could be published with the Inquiry’s Report. Mr Ekéus emphasised </text:span></text:p>
          </draw:text-box>
        </draw:frame>
        <draw:frame draw:style-name="gr1" draw:text-style-name="P2" draw:layer="layout" svg:width="16.537cm" svg:height="0.475cm" svg:x="2.2cm" svg:y="21.347cm">
          <draw:text-box>
            <text:p text:style-name="P1"><text:span text:style-name="T4">the complexity of UNSCOM’s operations, which he felt had been “missing” from the oral </text:span></text:p>
          </draw:text-box>
        </draw:frame>
        <draw:frame draw:style-name="gr1" draw:text-style-name="P2" draw:layer="layout" svg:width="6.377cm" svg:height="0.475cm" svg:x="2.2cm" svg:y="21.911cm">
          <draw:text-box>
            <text:p text:style-name="P1"><text:span text:style-name="T4">evidence presented to the Inquiry.</text:span></text:p>
          </draw:text-box>
        </draw:frame>
        <draw:frame draw:style-name="gr3" draw:text-style-name="P4" draw:layer="layout" svg:width="4.35cm" svg:height="0.628cm" svg:x="2.2cm" svg:y="22.939cm">
          <draw:text-box>
            <text:p text:style-name="P1"><text:span text:style-name="T3">UK Iraq strategy</text:span></text:p>
          </draw:text-box>
        </draw:frame>
        <draw:frame draw:style-name="gr1" draw:text-style-name="P2" draw:layer="layout" svg:width="16.525cm" svg:height="0.475cm" svg:x="2.2cm" svg:y="23.831cm">
          <draw:text-box>
            <text:p text:style-name="P1"><text:span text:style-name="T6">7. </text:span><text:span text:style-name="T4"><text:s/>Following the Gulf Conflict in 1990-1991, the UK and the US played a leading role in </text:span></text:p>
          </draw:text-box>
        </draw:frame>
        <draw:frame draw:style-name="gr1" draw:text-style-name="P2" draw:layer="layout" svg:width="16.906cm" svg:height="0.475cm" svg:x="2.2cm" svg:y="24.396cm">
          <draw:text-box>
            <text:p text:style-name="P1"><text:span text:style-name="T4">sustaining a policy of containment and deterrence towards Iraq for the rest of the decade. </text:span></text:p>
          </draw:text-box>
        </draw:frame>
        <draw:frame draw:style-name="gr1" draw:text-style-name="P2" draw:layer="layout" svg:width="16.322cm" svg:height="0.475cm" svg:x="2.2cm" svg:y="24.96cm">
          <draw:text-box>
            <text:p text:style-name="P1"><text:span text:style-name="T4">US and UK policies were intertwined. UK policy evolved through a process of dialogue </text:span></text:p>
          </draw:text-box>
        </draw:frame>
        <draw:frame draw:style-name="gr1" draw:text-style-name="P2" draw:layer="layout" svg:width="15.636cm" svg:height="0.475cm" svg:x="2.2cm" svg:y="25.524cm">
          <draw:text-box>
            <text:p text:style-name="P1"><text:span text:style-name="T4">and negotiation between the UK and US Governments, and, in turn, between each </text:span></text:p>
          </draw:text-box>
        </draw:frame>
        <draw:frame draw:style-name="gr1" draw:text-style-name="P2" draw:layer="layout" svg:width="15.885cm" svg:height="0.475cm" svg:x="2.2cm" svg:y="26.089cm">
          <draw:text-box>
            <text:p text:style-name="P1"><text:span text:style-name="T4">Government and its other partners and allies at the UN, in the region, and in Europe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4</text:span></text:p>
          </draw:text-box>
        </draw:frame>
        <draw:frame draw:style-name="gr1" draw:text-style-name="P2" draw:layer="layout" svg:width="15.978cm" svg:height="0.475cm" svg:x="2.2cm" svg:y="2.525cm">
          <draw:text-box>
            <text:p text:style-name="P1"><text:span text:style-name="T6">8. </text:span><text:span text:style-name="T4"><text:s/>Although it is not the task of the Inquiry to evaluate US policy, the approach taken </text:span></text:p>
          </draw:text-box>
        </draw:frame>
        <draw:frame draw:style-name="gr1" draw:text-style-name="P2" draw:layer="layout" svg:width="15.25cm" svg:height="0.475cm" svg:x="2.2cm" svg:y="3.09cm">
          <draw:text-box>
            <text:p text:style-name="P1"><text:span text:style-name="T4">by the UK Government can only be understood in the context of its dialogue with </text:span></text:p>
          </draw:text-box>
        </draw:frame>
        <draw:frame draw:style-name="gr1" draw:text-style-name="P2" draw:layer="layout" svg:width="8.058cm" svg:height="0.475cm" svg:x="2.2cm" svg:y="3.654cm">
          <draw:text-box>
            <text:p text:style-name="P1"><text:span text:style-name="T4">Washington and the evolution of US policy.</text:span></text:p>
          </draw:text-box>
        </draw:frame>
        <draw:frame draw:style-name="gr1" draw:text-style-name="P2" draw:layer="layout" svg:width="15.233cm" svg:height="0.475cm" svg:x="2.2cm" svg:y="4.568cm">
          <draw:text-box>
            <text:p text:style-name="P1"><text:span text:style-name="T6">9. </text:span><text:span text:style-name="T4"><text:s/>The UK and the US shared common strategic interests in the region, but their </text:span></text:p>
          </draw:text-box>
        </draw:frame>
        <draw:frame draw:style-name="gr1" draw:text-style-name="P2" draw:layer="layout" svg:width="16.008cm" svg:height="0.475cm" svg:x="2.2cm" svg:y="5.133cm">
          <draw:text-box>
            <text:p text:style-name="P1"><text:span text:style-name="T4">analyses and policies were not identical and there were important differences in their </text:span></text:p>
          </draw:text-box>
        </draw:frame>
        <draw:frame draw:style-name="gr1" draw:text-style-name="P2" draw:layer="layout" svg:width="16.089cm" svg:height="0.475cm" svg:x="2.2cm" svg:y="5.697cm">
          <draw:text-box>
            <text:p text:style-name="P1"><text:span text:style-name="T4">tactical and diplomatic approaches. France and Russia also had key interests in Iraq, </text:span></text:p>
          </draw:text-box>
        </draw:frame>
        <draw:frame draw:style-name="gr1" draw:text-style-name="P2" draw:layer="layout" svg:width="16.266cm" svg:height="0.475cm" svg:x="2.2cm" svg:y="6.262cm">
          <draw:text-box>
            <text:p text:style-name="P1"><text:span text:style-name="T4">which pre-dated the 1990-1991 Gulf Conflict, including in relation to outstanding debts </text:span></text:p>
          </draw:text-box>
        </draw:frame>
        <draw:frame draw:style-name="gr1" draw:text-style-name="P2" draw:layer="layout" svg:width="16.038cm" svg:height="0.475cm" svg:x="2.2cm" svg:y="6.826cm">
          <draw:text-box>
            <text:p text:style-name="P1"><text:span text:style-name="T4">for arms they had supplied. As Permanent Members of the Security Council, they too </text:span></text:p>
          </draw:text-box>
        </draw:frame>
        <draw:frame draw:style-name="gr1" draw:text-style-name="P2" draw:layer="layout" svg:width="14.069cm" svg:height="0.475cm" svg:x="2.2cm" svg:y="7.391cm">
          <draw:text-box>
            <text:p text:style-name="P1"><text:span text:style-name="T4">had significant influence on the development of international policy on Iraq.</text:span></text:p>
          </draw:text-box>
        </draw:frame>
        <draw:frame draw:style-name="gr5" draw:text-style-name="P6" draw:layer="layout" svg:width="5.827cm" svg:height="0.556cm" svg:x="2.2cm" svg:y="8.512cm">
          <draw:text-box>
            <text:p text:style-name="P1"><text:span text:style-name="T8">Iraq’s invasion of Kuwait</text:span></text:p>
          </draw:text-box>
        </draw:frame>
        <draw:frame draw:style-name="gr1" draw:text-style-name="P2" draw:layer="layout" svg:width="16.249cm" svg:height="0.475cm" svg:x="2.2cm" svg:y="9.34cm">
          <draw:text-box>
            <text:p text:style-name="P1"><text:span text:style-name="T6">10. </text:span><text:span text:style-name="T4"><text:s/>After the 1980-1988 Iran-Iraq War, Iraq continued to develop its military capability. </text:span></text:p>
          </draw:text-box>
        </draw:frame>
        <draw:frame draw:style-name="gr1" draw:text-style-name="P2" draw:layer="layout" svg:width="16.631cm" svg:height="0.475cm" svg:x="2.2cm" svg:y="9.905cm">
          <draw:text-box>
            <text:p text:style-name="P1"><text:span text:style-name="T4">Some Western governments had shown a degree of support for Iraq during that conflict, </text:span></text:p>
          </draw:text-box>
        </draw:frame>
        <draw:frame draw:style-name="gr1" draw:text-style-name="P2" draw:layer="layout" svg:width="16.068cm" svg:height="0.475cm" svg:x="2.2cm" svg:y="10.469cm">
          <draw:text-box>
            <text:p text:style-name="P1"><text:span text:style-name="T4">but tension grew between Iraq and the West as evidence emerged of advanced work </text:span></text:p>
          </draw:text-box>
        </draw:frame>
        <draw:frame draw:style-name="gr1" draw:text-style-name="P2" draw:layer="layout" svg:width="16.322cm" svg:height="0.475cm" svg:x="2.2cm" svg:y="11.033cm">
          <draw:text-box>
            <text:p text:style-name="P1"><text:span text:style-name="T4">on weapons of mass destruction, including nuclear weapons, in contravention of Iraq’s </text:span></text:p>
          </draw:text-box>
        </draw:frame>
        <draw:frame draw:style-name="gr1" draw:text-style-name="P2" draw:layer="layout" svg:width="15.263cm" svg:height="0.475cm" svg:x="2.2cm" svg:y="11.598cm">
          <draw:text-box>
            <text:p text:style-name="P1"><text:span text:style-name="T4">international treaty obligations. Some Western firms were implicated in supplying </text:span></text:p>
          </draw:text-box>
        </draw:frame>
        <draw:frame draw:style-name="gr1" draw:text-style-name="P2" draw:layer="layout" svg:width="16.525cm" svg:height="0.475cm" svg:x="2.2cm" svg:y="12.162cm">
          <draw:text-box>
            <text:p text:style-name="P1"><text:span text:style-name="T4">material to Iraq, as Lord Justice Scott set out in the </text:span><text:span text:style-name="T7">Report of the Inquiry into the Export </text:span></text:p>
          </draw:text-box>
        </draw:frame>
        <draw:frame draw:style-name="gr1" draw:text-style-name="P2" draw:layer="layout" svg:width="16.783cm" svg:height="0.475cm" svg:x="2.2cm" svg:y="12.727cm">
          <draw:text-box>
            <text:p text:style-name="P1"><text:span text:style-name="T7">of Defence Equipment and Dual-Use Goods to Iraq and Related Prosecutions</text:span><text:span text:style-name="T4">, published </text:span></text:p>
          </draw:text-box>
        </draw:frame>
        <draw:frame draw:style-name="gr1" draw:text-style-name="P2" draw:layer="layout" svg:width="16.622cm" svg:height="0.475cm" svg:x="2.2cm" svg:y="13.291cm">
          <draw:text-box>
            <text:p text:style-name="P1"><text:span text:style-name="T4">in 1996. The execution of </text:span><text:span text:style-name="T7">Observer</text:span><text:span text:style-name="T4"> freelance journalist Mr Farzad Bazoft in March 1990 </text:span></text:p>
          </draw:text-box>
        </draw:frame>
        <draw:frame draw:style-name="gr1" draw:text-style-name="P2" draw:layer="layout" svg:width="15.941cm" svg:height="0.475cm" svg:x="2.2cm" svg:y="13.856cm">
          <draw:text-box>
            <text:p text:style-name="P1"><text:span text:style-name="T4">led to the withdrawal of the British Ambassador to Iraq. The subsequent discovery at </text:span></text:p>
          </draw:text-box>
        </draw:frame>
        <draw:frame draw:style-name="gr1" draw:text-style-name="P2" draw:layer="layout" svg:width="16.275cm" svg:height="0.475cm" svg:x="2.2cm" svg:y="14.42cm">
          <draw:text-box>
            <text:p text:style-name="P1"><text:span text:style-name="T4">Heathrow Airport, the same month, of an attempt to smuggle nuclear-weapons-related </text:span></text:p>
          </draw:text-box>
        </draw:frame>
        <draw:frame draw:style-name="gr1" draw:text-style-name="P2" draw:layer="layout" svg:width="15.043cm" svg:height="0.475cm" svg:x="2.2cm" svg:y="14.985cm">
          <draw:text-box>
            <text:p text:style-name="P1"><text:span text:style-name="T4">components further exacerbated the deterioration in the UK’s relations with Iraq.</text:span></text:p>
          </draw:text-box>
        </draw:frame>
        <draw:frame draw:style-name="gr1" draw:text-style-name="P2" draw:layer="layout" svg:width="15.928cm" svg:height="0.475cm" svg:x="2.2cm" svg:y="15.899cm">
          <draw:text-box>
            <text:p text:style-name="P1"><text:span text:style-name="T6">11. </text:span><text:span text:style-name="T4"><text:s/>In July 1990, Saddam Hussein accused Kuwait and the United Arab Emirates of </text:span></text:p>
          </draw:text-box>
        </draw:frame>
        <draw:frame draw:style-name="gr1" draw:text-style-name="P2" draw:layer="layout" svg:width="16.271cm" svg:height="0.475cm" svg:x="2.2cm" svg:y="16.463cm">
          <draw:text-box>
            <text:p text:style-name="P1"><text:span text:style-name="T4">waging economic warfare against Iraq. The accusation was based on: their reluctance </text:span></text:p>
          </draw:text-box>
        </draw:frame>
        <draw:frame draw:style-name="gr1" draw:text-style-name="P2" draw:layer="layout" svg:width="16.347cm" svg:height="0.475cm" svg:x="2.2cm" svg:y="17.028cm">
          <draw:text-box>
            <text:p text:style-name="P1"><text:span text:style-name="T4">to reduce oil production to force a rise in prices; Kuwait’s unwillingness to cancel Iraq’s </text:span></text:p>
          </draw:text-box>
        </draw:frame>
        <draw:frame draw:style-name="gr1" draw:text-style-name="P2" draw:layer="layout" svg:width="16.317cm" svg:height="0.475cm" svg:x="2.2cm" svg:y="17.592cm">
          <draw:text-box>
            <text:p text:style-name="P1"><text:span text:style-name="T4">debts for the large loans it had received during the Iran-Iraq War; and accusations that </text:span></text:p>
          </draw:text-box>
        </draw:frame>
        <draw:frame draw:style-name="gr1" draw:text-style-name="P2" draw:layer="layout" svg:width="16.673cm" svg:height="0.475cm" svg:x="2.2cm" svg:y="18.157cm">
          <draw:text-box>
            <text:p text:style-name="P1"><text:span text:style-name="T4">Kuwait was stealing from the Rumaylah oilfield, which straddles the border between Iraq </text:span></text:p>
          </draw:text-box>
        </draw:frame>
        <draw:frame draw:style-name="gr1" draw:text-style-name="P2" draw:layer="layout" svg:width="16.525cm" svg:height="0.475cm" svg:x="2.2cm" svg:y="18.721cm">
          <draw:text-box>
            <text:p text:style-name="P1"><text:span text:style-name="T4">and Kuwait. Iraq began moving the eight divisions of the Republican Guard towards the </text:span></text:p>
          </draw:text-box>
        </draw:frame>
        <draw:frame draw:style-name="gr1" draw:text-style-name="P2" draw:layer="layout" svg:width="16.118cm" svg:height="0.475cm" svg:x="2.2cm" svg:y="19.286cm">
          <draw:text-box>
            <text:p text:style-name="P1"><text:span text:style-name="T4">border on 16 July. Negotiations to settle the dispute, facilitated by King Fahd of Saudi </text:span></text:p>
          </draw:text-box>
        </draw:frame>
        <draw:frame draw:style-name="gr1" draw:text-style-name="P2" draw:layer="layout" svg:width="13.917cm" svg:height="0.475cm" svg:x="2.2cm" svg:y="19.85cm">
          <draw:text-box>
            <text:p text:style-name="P1"><text:span text:style-name="T4">Arabia and President Hosni Mubarak of Egypt, began in Jedda on 31 July.</text:span></text:p>
          </draw:text-box>
        </draw:frame>
        <draw:frame draw:style-name="gr1" draw:text-style-name="P2" draw:layer="layout" svg:width="15.72cm" svg:height="0.475cm" svg:x="2.2cm" svg:y="20.765cm">
          <draw:text-box>
            <text:p text:style-name="P1"><text:span text:style-name="T6">12. </text:span><text:span text:style-name="T4"><text:s/>Despite assurances of peaceful intent from Saddam Hussein to King Fahd and </text:span></text:p>
          </draw:text-box>
        </draw:frame>
        <draw:frame draw:style-name="gr1" draw:text-style-name="P2" draw:layer="layout" svg:width="16.224cm" svg:height="0.475cm" svg:x="2.2cm" svg:y="21.329cm">
          <draw:text-box>
            <text:p text:style-name="P1"><text:span text:style-name="T4">President Mubarak, Iraqi military forces invaded Kuwait in the early hours of 1 August. </text:span></text:p>
          </draw:text-box>
        </draw:frame>
        <draw:frame draw:style-name="gr1" draw:text-style-name="P2" draw:layer="layout" svg:width="14.827cm" svg:height="0.475cm" svg:x="2.2cm" svg:y="21.893cm">
          <draw:text-box>
            <text:p text:style-name="P1"><text:span text:style-name="T4">Within a few hours, the UN Security Council met to discuss elements of a draft </text:span></text:p>
          </draw:text-box>
        </draw:frame>
        <draw:frame draw:style-name="gr1" draw:text-style-name="P2" draw:layer="layout" svg:width="16.804cm" svg:height="0.475cm" svg:x="2.2cm" svg:y="22.458cm">
          <draw:text-box>
            <text:p text:style-name="P1"><text:span text:style-name="T4">resolution. On 2 August, the Security Council adopted resolution 660 (1990), determining </text:span></text:p>
          </draw:text-box>
        </draw:frame>
        <draw:frame draw:style-name="gr1" draw:text-style-name="P2" draw:layer="layout" svg:width="15.72cm" svg:height="0.475cm" svg:x="2.2cm" svg:y="23.022cm">
          <draw:text-box>
            <text:p text:style-name="P1"><text:span text:style-name="T4">that a breach of international peace and security existed, and confirming that it was </text:span></text:p>
          </draw:text-box>
        </draw:frame>
        <draw:frame draw:style-name="gr1" draw:text-style-name="P2" draw:layer="layout" svg:width="16.504cm" svg:height="0.475cm" svg:x="2.2cm" svg:y="23.587cm">
          <draw:text-box>
            <text:p text:style-name="P1"><text:span text:style-name="T4">acting under Articles 39 and 40 of the UN Charter (see Box, ‘The Charter framework for </text:span></text:p>
          </draw:text-box>
        </draw:frame>
        <draw:frame draw:style-name="gr1" draw:text-style-name="P2" draw:layer="layout" svg:width="15.996cm" svg:height="0.475cm" svg:x="2.2cm" svg:y="24.151cm">
          <draw:text-box>
            <text:p text:style-name="P1"><text:span text:style-name="T4">the use of force’). The resolution condemned the Iraqi invasion of Kuwait; demanded </text:span></text:p>
          </draw:text-box>
        </draw:frame>
        <draw:frame draw:style-name="gr1" draw:text-style-name="P2" draw:layer="layout" svg:width="15.399cm" svg:height="0.475cm" svg:x="2.2cm" svg:y="24.716cm">
          <draw:text-box>
            <text:p text:style-name="P1"><text:span text:style-name="T4">that Iraq withdraw immediately and unconditionally all its forces to the positions in </text:span></text:p>
          </draw:text-box>
        </draw:frame>
        <draw:frame draw:style-name="gr1" draw:text-style-name="P2" draw:layer="layout" svg:width="16.427cm" svg:height="0.475cm" svg:x="2.2cm" svg:y="25.28cm">
          <draw:text-box>
            <text:p text:style-name="P1"><text:span text:style-name="T4">which they were located on 1 August 1990; called upon Iraq and Kuwait immediately to </text:span></text:p>
          </draw:text-box>
        </draw:frame>
        <draw:frame draw:style-name="gr1" draw:text-style-name="P2" draw:layer="layout" svg:width="16.283cm" svg:height="0.475cm" svg:x="2.2cm" svg:y="25.845cm">
          <draw:text-box>
            <text:p text:style-name="P1"><text:span text:style-name="T4">begin intensive negotiations to resolve their differences; and decided to meet again as </text:span></text:p>
          </draw:text-box>
        </draw:frame>
        <draw:frame draw:style-name="gr1" draw:text-style-name="P2" draw:layer="layout" svg:width="14.433cm" svg:height="0.475cm" svg:x="2.2cm" svg:y="26.409cm">
          <draw:text-box>
            <text:p text:style-name="P1"><text:span text:style-name="T4">necessary to consider further steps to ensure compliance with the resolution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5</text:span></text:p>
          </draw:text-box>
        </draw:frame>
        <draw:frame draw:style-name="gr1" draw:text-style-name="P2" draw:layer="layout" svg:width="15.331cm" svg:height="0.475cm" svg:x="2.2cm" svg:y="2.525cm">
          <draw:text-box>
            <text:p text:style-name="P1"><text:span text:style-name="T6">13. </text:span><text:span text:style-name="T4"><text:s/>On 6 August, the Security Council adopted resolution 661 (1990), reaffirming </text:span></text:p>
          </draw:text-box>
        </draw:frame>
        <draw:frame draw:style-name="gr1" draw:text-style-name="P2" draw:layer="layout" svg:width="16.415cm" svg:height="0.475cm" svg:x="2.2cm" svg:y="3.09cm">
          <draw:text-box>
            <text:p text:style-name="P1"><text:span text:style-name="T4">resolution 660 and expressing deep concern that it had not been implemented, despite </text:span></text:p>
          </draw:text-box>
        </draw:frame>
        <draw:frame draw:style-name="gr1" draw:text-style-name="P2" draw:layer="layout" svg:width="16.512cm" svg:height="0.475cm" svg:x="2.2cm" svg:y="3.654cm">
          <draw:text-box>
            <text:p text:style-name="P1"><text:span text:style-name="T4">Kuwait’s expression of readiness to comply. Acting under Chapter VII of the UN Charter </text:span></text:p>
          </draw:text-box>
        </draw:frame>
        <draw:frame draw:style-name="gr1" draw:text-style-name="P2" draw:layer="layout" svg:width="16.482cm" svg:height="0.475cm" svg:x="2.2cm" svg:y="4.218cm">
          <draw:text-box>
            <text:p text:style-name="P1"><text:span text:style-name="T4">(see Box, ‘The Charter framework for the use of force’), the Security Council decided to </text:span></text:p>
          </draw:text-box>
        </draw:frame>
        <draw:frame draw:style-name="gr1" draw:text-style-name="P2" draw:layer="layout" svg:width="16.029cm" svg:height="0.475cm" svg:x="2.2cm" svg:y="4.783cm">
          <draw:text-box>
            <text:p text:style-name="P1"><text:span text:style-name="T4">take measures to secure compliance with the demand for immediate Iraqi withdrawal </text:span></text:p>
          </draw:text-box>
        </draw:frame>
        <draw:frame draw:style-name="gr1" draw:text-style-name="P2" draw:layer="layout" svg:width="16.745cm" svg:height="0.475cm" svg:x="2.2cm" svg:y="5.347cm">
          <draw:text-box>
            <text:p text:style-name="P1"><text:span text:style-name="T4">which was included in resolution 660. Resolution 661 imposed comprehensive economic </text:span></text:p>
          </draw:text-box>
        </draw:frame>
        <draw:frame draw:style-name="gr1" draw:text-style-name="P2" draw:layer="layout" svg:width="15.001cm" svg:height="0.475cm" svg:x="2.2cm" svg:y="5.912cm">
          <draw:text-box>
            <text:p text:style-name="P1"><text:span text:style-name="T4">sanctions on Iraq, including prohibiting the import and export of all commodities </text:span></text:p>
          </draw:text-box>
        </draw:frame>
        <draw:frame draw:style-name="gr1" draw:text-style-name="P2" draw:layer="layout" svg:width="15.013cm" svg:height="0.475cm" svg:x="2.2cm" svg:y="6.476cm">
          <draw:text-box>
            <text:p text:style-name="P1"><text:span text:style-name="T4">into and out of Iraq, with the exception of medical supplies and, in humanitarian </text:span></text:p>
          </draw:text-box>
        </draw:frame>
        <draw:frame draw:style-name="gr1" draw:text-style-name="P2" draw:layer="layout" svg:width="15.644cm" svg:height="0.475cm" svg:x="2.2cm" svg:y="7.041cm">
          <draw:text-box>
            <text:p text:style-name="P1"><text:span text:style-name="T4">circumstances, foodstuffs. The resolution also prohibited States from providing any </text:span></text:p>
          </draw:text-box>
        </draw:frame>
        <draw:frame draw:style-name="gr1" draw:text-style-name="P2" draw:layer="layout" svg:width="16.165cm" svg:height="0.475cm" svg:x="2.2cm" svg:y="7.605cm">
          <draw:text-box>
            <text:p text:style-name="P1"><text:span text:style-name="T4">funding or financial or economic resources to Iraq, and required them to freeze any of </text:span></text:p>
          </draw:text-box>
        </draw:frame>
        <draw:frame draw:style-name="gr1" draw:text-style-name="P2" draw:layer="layout" svg:width="15.703cm" svg:height="0.475cm" svg:x="2.2cm" svg:y="8.17cm">
          <draw:text-box>
            <text:p text:style-name="P1"><text:span text:style-name="T4">its assets or resources, with the exception of payments for medical or humanitarian </text:span></text:p>
          </draw:text-box>
        </draw:frame>
        <draw:frame draw:style-name="gr1" draw:text-style-name="P2" draw:layer="layout" svg:width="16.546cm" svg:height="0.475cm" svg:x="2.2cm" svg:y="8.734cm">
          <draw:text-box>
            <text:p text:style-name="P1"><text:span text:style-name="T4">purposes. A Committee of all Council members was established to review and report on </text:span></text:p>
          </draw:text-box>
        </draw:frame>
        <draw:frame draw:style-name="gr1" draw:text-style-name="P2" draw:layer="layout" svg:width="6.098cm" svg:height="0.475cm" svg:x="2.2cm" svg:y="9.298cm">
          <draw:text-box>
            <text:p text:style-name="P1"><text:span text:style-name="T4">implementation of the sanctions.</text:span></text:p>
          </draw:text-box>
        </draw:frame>
        <draw:frame draw:style-name="gr1" draw:text-style-name="P2" draw:layer="layout" svg:width="15.915cm" svg:height="0.475cm" svg:x="2.2cm" svg:y="10.213cm">
          <draw:text-box>
            <text:p text:style-name="P1"><text:span text:style-name="T6">14. </text:span><text:span text:style-name="T4"><text:s/>Resolution 662 (1990), adopted on 9 August, recorded that the Security Council </text:span></text:p>
          </draw:text-box>
        </draw:frame>
        <draw:frame draw:style-name="gr1" draw:text-style-name="P2" draw:layer="layout" svg:width="16.542cm" svg:height="0.475cm" svg:x="2.2cm" svg:y="10.777cm">
          <draw:text-box>
            <text:p text:style-name="P1"><text:span text:style-name="T4">had decided Iraq’s annexation of Kuwait was “null and void”, and called upon all States, </text:span></text:p>
          </draw:text-box>
        </draw:frame>
        <draw:frame draw:style-name="gr1" draw:text-style-name="P2" draw:layer="layout" svg:width="15.979cm" svg:height="0.475cm" svg:x="2.2cm" svg:y="11.342cm">
          <draw:text-box>
            <text:p text:style-name="P1"><text:span text:style-name="T4">international organisations and specialised agencies not to recognise it. Eight further </text:span></text:p>
          </draw:text-box>
        </draw:frame>
        <draw:frame draw:style-name="gr1" draw:text-style-name="P2" draw:layer="layout" svg:width="15.386cm" svg:height="0.475cm" svg:x="2.2cm" svg:y="11.906cm">
          <draw:text-box>
            <text:p text:style-name="P1"><text:span text:style-name="T4">resolutions followed addressing: the safety of third-State nationals within Iraq and </text:span></text:p>
          </draw:text-box>
        </draw:frame>
        <draw:frame draw:style-name="gr1" draw:text-style-name="P2" draw:layer="layout" svg:width="16.719cm" svg:height="0.475cm" svg:x="2.2cm" svg:y="12.471cm">
          <draw:text-box>
            <text:p text:style-name="P1"><text:span text:style-name="T4">Kuwait; the circumstances in which the importation of foodstuffs would be permitted; and </text:span></text:p>
          </draw:text-box>
        </draw:frame>
        <draw:frame draw:style-name="gr1" draw:text-style-name="P2" draw:layer="layout" svg:width="16.724cm" svg:height="0.475cm" svg:x="2.2cm" svg:y="13.035cm">
          <draw:text-box>
            <text:p text:style-name="P1"><text:span text:style-name="T4">further condemning Iraqi attacks on Kuwaiti, third-State and diplomatic persons. By early </text:span></text:p>
          </draw:text-box>
        </draw:frame>
        <draw:frame draw:style-name="gr1" draw:text-style-name="P2" draw:layer="layout" svg:width="16.123cm" svg:height="0.475cm" svg:x="2.2cm" svg:y="13.6cm">
          <draw:text-box>
            <text:p text:style-name="P1"><text:span text:style-name="T4">September, 17 countries had committed forces to a growing, US-led military coalition, </text:span></text:p>
          </draw:text-box>
        </draw:frame>
        <draw:frame draw:style-name="gr1" draw:text-style-name="P2" draw:layer="layout" svg:width="16.529cm" svg:height="0.475cm" svg:x="2.2cm" svg:y="14.164cm">
          <draw:text-box>
            <text:p text:style-name="P1"><text:span text:style-name="T4">which was already involved in enforcing sanctions. The US, UK and France had agreed </text:span></text:p>
          </draw:text-box>
        </draw:frame>
        <draw:frame draw:style-name="gr1" draw:text-style-name="P2" draw:layer="layout" svg:width="15.979cm" svg:height="0.475cm" svg:x="2.2cm" svg:y="14.728cm">
          <draw:text-box>
            <text:p text:style-name="P1"><text:span text:style-name="T4">to deploy air and land forces to Saudi Arabia to deter Iraq from further aggression. In </text:span></text:p>
          </draw:text-box>
        </draw:frame>
        <draw:frame draw:style-name="gr1" draw:text-style-name="P2" draw:layer="layout" svg:width="16.135cm" svg:height="0.475cm" svg:x="2.2cm" svg:y="15.293cm">
          <draw:text-box>
            <text:p text:style-name="P1"><text:span text:style-name="T4">September and October, further forces were deployed as the international community </text:span></text:p>
          </draw:text-box>
        </draw:frame>
        <draw:frame draw:style-name="gr1" draw:text-style-name="P2" draw:layer="layout" svg:width="14.975cm" svg:height="0.475cm" svg:x="2.2cm" svg:y="15.857cm">
          <draw:text-box>
            <text:p text:style-name="P1"><text:span text:style-name="T4">prepared to liberate Kuwait if Saddam Hussein did not comply with the Security </text:span></text:p>
          </draw:text-box>
        </draw:frame>
        <draw:frame draw:style-name="gr1" draw:text-style-name="P2" draw:layer="layout" svg:width="6.674cm" svg:height="0.475cm" svg:x="2.2cm" svg:y="16.422cm">
          <draw:text-box>
            <text:p text:style-name="P1"><text:span text:style-name="T4">Council’s demand that he withdraw.</text:span></text:p>
          </draw:text-box>
        </draw:frame>
        <draw:frame draw:style-name="gr5" draw:text-style-name="P6" draw:layer="layout" svg:width="5.095cm" svg:height="0.556cm" svg:x="2.2cm" svg:y="17.543cm">
          <draw:text-box>
            <text:p text:style-name="P1"><text:span text:style-name="T8">Resolution 678 (1990)</text:span></text:p>
          </draw:text-box>
        </draw:frame>
        <draw:frame draw:style-name="gr1" draw:text-style-name="P2" draw:layer="layout" svg:width="16.067cm" svg:height="0.475cm" svg:x="2.2cm" svg:y="18.371cm">
          <draw:text-box>
            <text:p text:style-name="P1"><text:span text:style-name="T6">15. </text:span><text:span text:style-name="T4"><text:s/>On 29 November, the Security Council adopted resolution 678 (1990) which said </text:span></text:p>
          </draw:text-box>
        </draw:frame>
        <draw:frame draw:style-name="gr1" draw:text-style-name="P2" draw:layer="layout" svg:width="9.548cm" svg:height="0.475cm" svg:x="2.2cm" svg:y="18.936cm">
          <draw:text-box>
            <text:p text:style-name="P1"><text:span text:style-name="T4">that, acting under Chapter VII of the UN Charter, it:</text:span></text:p>
          </draw:text-box>
        </draw:frame>
        <draw:frame draw:style-name="gr1" draw:text-style-name="P2" draw:layer="layout" svg:width="15.733cm" svg:height="0.475cm" svg:x="2.95cm" svg:y="19.85cm">
          <draw:text-box>
            <text:p text:style-name="P1"><text:span text:style-name="T4">“</text:span><text:span text:style-name="T4">Demands that Iraq comply fully with resolution 660 and all subsequent resolutions, </text:span></text:p>
          </draw:text-box>
        </draw:frame>
        <draw:frame draw:style-name="gr1" draw:text-style-name="P2" draw:layer="layout" svg:width="16.008cm" svg:height="0.475cm" svg:x="2.95cm" svg:y="20.415cm">
          <draw:text-box>
            <text:p text:style-name="P1"><text:span text:style-name="T4">and decides, while maintaining all its decisions, to allow Iraq one final opportunity, as </text:span></text:p>
          </draw:text-box>
        </draw:frame>
        <draw:frame draw:style-name="gr1" draw:text-style-name="P2" draw:layer="layout" svg:width="5.514cm" svg:height="0.475cm" svg:x="2.95cm" svg:y="20.979cm">
          <draw:text-box>
            <text:p text:style-name="P1"><text:span text:style-name="T4">a pause of goodwill, to do so;</text:span></text:p>
          </draw:text-box>
        </draw:frame>
        <draw:frame draw:style-name="gr1" draw:text-style-name="P2" draw:layer="layout" svg:width="15.966cm" svg:height="0.475cm" svg:x="2.95cm" svg:y="21.893cm">
          <draw:text-box>
            <text:p text:style-name="P1"><text:span text:style-name="T4">“</text:span><text:span text:style-name="T4">Authorises Member States co-operating with the Government of Kuwait, unless Iraq </text:span></text:p>
          </draw:text-box>
        </draw:frame>
        <draw:frame draw:style-name="gr1" draw:text-style-name="P2" draw:layer="layout" svg:width="15.742cm" svg:height="0.475cm" svg:x="2.95cm" svg:y="22.458cm">
          <draw:text-box>
            <text:p text:style-name="P1"><text:span text:style-name="T4">on or before 15 January 1991 fully implements the above-mentioned resolutions, to </text:span></text:p>
          </draw:text-box>
        </draw:frame>
        <draw:frame draw:style-name="gr1" draw:text-style-name="P2" draw:layer="layout" svg:width="16.051cm" svg:height="0.475cm" svg:x="2.95cm" svg:y="23.022cm">
          <draw:text-box>
            <text:p text:style-name="P1"><text:span text:style-name="T4">use all necessary means to uphold and implement resolution 660 and all subsequent </text:span></text:p>
          </draw:text-box>
        </draw:frame>
        <draw:frame draw:style-name="gr1" draw:text-style-name="P2" draw:layer="layout" svg:width="14.937cm" svg:height="0.475cm" svg:x="2.95cm" svg:y="23.587cm">
          <draw:text-box>
            <text:p text:style-name="P1"><text:span text:style-name="T4">relevant resolutions and to restore international peace and security in the area.”</text:span></text:p>
          </draw:text-box>
        </draw:frame>
        <draw:frame draw:style-name="gr6" draw:text-style-name="P7" draw:layer="layout" svg:width="0.246cm" svg:height="0.276cm" svg:x="17.822cm" svg:y="23.606cm">
          <draw:text-box>
            <text:p text:style-name="P1"><text:span text:style-name="T9">1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16.681cm" svg:height="0.475cm" svg:x="2.2cm" svg:y="24.501cm">
          <draw:text-box>
            <text:p text:style-name="P1"><text:span text:style-name="T6">16. </text:span><text:span text:style-name="T4"><text:s/>The resolution was adopted by 12 votes to two (Cuba and Yemen); China abstained.</text:span></text:p>
          </draw:text-box>
        </draw:frame>
        <draw:frame draw:style-name="gr8" draw:text-style-name="P9" draw:layer="layout" svg:width="0.205cm" svg:height="0.23cm" svg:x="2.2cm" svg:y="26.796cm">
          <draw:text-box>
            <text:p text:style-name="P1"><text:span text:style-name="T10">1 </text:span></text:p>
          </draw:text-box>
        </draw:frame>
        <draw:frame draw:style-name="gr4" draw:text-style-name="P5" draw:layer="layout" svg:width="6.653cm" svg:height="0.395cm" svg:x="2.417cm" svg:y="26.781cm">
          <draw:text-box>
            <text:p text:style-name="P1"><text:span text:style-name="T11">UN Security Council resolution 678 (1990)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9" draw:text-style-name="P10" draw:layer="layout" svg:width="15.083cm" svg:height="24.483cm" svg:x="2.958cm" svg:y="2.608cm" svg:viewBox="0 0 15084 24484" draw:points="0,24484 15084,244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6</text:span></text:p>
          </draw:text-box>
        </draw:frame>
        <draw:frame draw:style-name="gr5" draw:text-style-name="P6" draw:layer="layout" svg:width="10.056cm" svg:height="0.556cm" svg:x="5.491cm" svg:y="2.863cm">
          <draw:text-box>
            <text:p text:style-name="P1"><text:span text:style-name="T8">The Charter framework for the use of force</text:span></text:p>
          </draw:text-box>
        </draw:frame>
        <draw:frame draw:style-name="gr4" draw:text-style-name="P5" draw:layer="layout" svg:width="13.481cm" svg:height="0.395cm" svg:x="3.45cm" svg:y="3.784cm">
          <draw:text-box>
            <text:p text:style-name="P1"><text:span text:style-name="T11">The United Nations was established in 1945 “to save succeeding generations from the </text:span></text:p>
          </draw:text-box>
        </draw:frame>
        <draw:frame draw:style-name="gr4" draw:text-style-name="P5" draw:layer="layout" svg:width="13.21cm" svg:height="0.395cm" svg:x="3.45cm" svg:y="4.278cm">
          <draw:text-box>
            <text:p text:style-name="P1"><text:span text:style-name="T11">scourge of war”. In its Charter, it set out its intention to “ensure, by the acceptance of </text:span></text:p>
          </draw:text-box>
        </draw:frame>
        <draw:frame draw:style-name="gr4" draw:text-style-name="P5" draw:layer="layout" svg:width="13.646cm" svg:height="0.395cm" svg:x="3.45cm" svg:y="4.772cm">
          <draw:text-box>
            <text:p text:style-name="P1"><text:span text:style-name="T11">principles and the institution of methods, that armed force shall not be used, save in the </text:span></text:p>
          </draw:text-box>
        </draw:frame>
        <draw:frame draw:style-name="gr4" draw:text-style-name="P5" draw:layer="layout" svg:width="13.091cm" svg:height="0.395cm" svg:x="3.45cm" svg:y="5.266cm">
          <draw:text-box>
            <text:p text:style-name="P1"><text:span text:style-name="T11">common interest”. The purposes of the UN include: “To maintain international peace </text:span></text:p>
          </draw:text-box>
        </draw:frame>
        <draw:frame draw:style-name="gr4" draw:text-style-name="P5" draw:layer="layout" svg:width="13.743cm" svg:height="0.395cm" svg:x="3.45cm" svg:y="5.76cm">
          <draw:text-box>
            <text:p text:style-name="P1"><text:span text:style-name="T11">and security, and to that end to take effective collective measures for the prevention and </text:span></text:p>
          </draw:text-box>
        </draw:frame>
        <draw:frame draw:style-name="gr4" draw:text-style-name="P5" draw:layer="layout" svg:width="13.621cm" svg:height="0.395cm" svg:x="3.45cm" svg:y="6.254cm">
          <draw:text-box>
            <text:p text:style-name="P1"><text:span text:style-name="T11">removal of threats to the peace …” (Article 1). States are forbidden to use force against </text:span></text:p>
          </draw:text-box>
        </draw:frame>
        <draw:frame draw:style-name="gr4" draw:text-style-name="P5" draw:layer="layout" svg:width="13.409cm" svg:height="0.395cm" svg:x="3.45cm" svg:y="6.748cm">
          <draw:text-box>
            <text:p text:style-name="P1"><text:span text:style-name="T11">the territorial integrity or political independence of other States (Article 2, paragraph 4).</text:span></text:p>
          </draw:text-box>
        </draw:frame>
        <draw:frame draw:style-name="gr4" draw:text-style-name="P5" draw:layer="layout" svg:width="13.553cm" svg:height="0.395cm" svg:x="3.45cm" svg:y="7.441cm">
          <draw:text-box>
            <text:p text:style-name="P1"><text:span text:style-name="T11">Chapter VI of the United Nations Charter contains prescriptions relating to the peaceful </text:span></text:p>
          </draw:text-box>
        </draw:frame>
        <draw:frame draw:style-name="gr4" draw:text-style-name="P5" draw:layer="layout" svg:width="13.621cm" svg:height="0.395cm" svg:x="3.45cm" svg:y="7.935cm">
          <draw:text-box>
            <text:p text:style-name="P1"><text:span text:style-name="T11">settlement of disputes. Chapter VII contains, but is not limited to, what were intended to </text:span></text:p>
          </draw:text-box>
        </draw:frame>
        <draw:frame draw:style-name="gr4" draw:text-style-name="P5" draw:layer="layout" svg:width="13.659cm" svg:height="0.395cm" svg:x="3.45cm" svg:y="8.429cm">
          <draw:text-box>
            <text:p text:style-name="P1"><text:span text:style-name="T11">be comprehensive prescriptions relating to the use of force in the context of “action with </text:span></text:p>
          </draw:text-box>
        </draw:frame>
        <draw:frame draw:style-name="gr4" draw:text-style-name="P5" draw:layer="layout" svg:width="12.363cm" svg:height="0.395cm" svg:x="3.45cm" svg:y="8.923cm">
          <draw:text-box>
            <text:p text:style-name="P1"><text:span text:style-name="T11">respect to threats to the peace, breaches of the peace, and acts of aggression”.</text:span></text:p>
          </draw:text-box>
        </draw:frame>
        <draw:frame draw:style-name="gr4" draw:text-style-name="P5" draw:layer="layout" svg:width="14.12cm" svg:height="0.395cm" svg:x="3.45cm" svg:y="9.617cm">
          <draw:text-box>
            <text:p text:style-name="P1"><text:span text:style-name="T11">The UN Charter envisaged that States would not need to use force to protect their national </text:span></text:p>
          </draw:text-box>
        </draw:frame>
        <draw:frame draw:style-name="gr4" draw:text-style-name="P5" draw:layer="layout" svg:width="13.223cm" svg:height="0.395cm" svg:x="3.45cm" svg:y="10.111cm">
          <draw:text-box>
            <text:p text:style-name="P1"><text:span text:style-name="T11">interests. The intention was for any threat to the peace, breach of the peace or act of </text:span></text:p>
          </draw:text-box>
        </draw:frame>
        <draw:frame draw:style-name="gr4" draw:text-style-name="P5" draw:layer="layout" svg:width="13.532cm" svg:height="0.395cm" svg:x="3.45cm" svg:y="10.605cm">
          <draw:text-box>
            <text:p text:style-name="P1"><text:span text:style-name="T11">aggression to be met by collective security, provided by the Security Council. Article 39 </text:span></text:p>
          </draw:text-box>
        </draw:frame>
        <draw:frame draw:style-name="gr4" draw:text-style-name="P5" draw:layer="layout" svg:width="13.168cm" svg:height="0.395cm" svg:x="3.45cm" svg:y="11.099cm">
          <draw:text-box>
            <text:p text:style-name="P1"><text:span text:style-name="T11">provides for the Security Council to determine the existence of a threat to the peace, </text:span></text:p>
          </draw:text-box>
        </draw:frame>
        <draw:frame draw:style-name="gr4" draw:text-style-name="P5" draw:layer="layout" svg:width="13.494cm" svg:height="0.395cm" svg:x="3.45cm" svg:y="11.593cm">
          <draw:text-box>
            <text:p text:style-name="P1"><text:span text:style-name="T11">breach of the peace, or act of aggression, which must precede enforcement measures </text:span></text:p>
          </draw:text-box>
        </draw:frame>
        <draw:frame draw:style-name="gr4" draw:text-style-name="P5" draw:layer="layout" svg:width="10.831cm" svg:height="0.395cm" svg:x="3.45cm" svg:y="12.086cm">
          <draw:text-box>
            <text:p text:style-name="P1"><text:span text:style-name="T11">under Articles 41 (sanctions) and 42 (military enforcement measures).</text:span></text:p>
          </draw:text-box>
        </draw:frame>
        <draw:frame draw:style-name="gr4" draw:text-style-name="P5" draw:layer="layout" svg:width="12.655cm" svg:height="0.395cm" svg:x="3.45cm" svg:y="12.78cm">
          <draw:text-box>
            <text:p text:style-name="P1"><text:span text:style-name="T11">Article 40 provides for the Security Council to call upon the parties to comply with </text:span></text:p>
          </draw:text-box>
        </draw:frame>
        <draw:frame draw:style-name="gr4" draw:text-style-name="P5" draw:layer="layout" svg:width="12.207cm" svg:height="0.395cm" svg:x="3.45cm" svg:y="13.274cm">
          <draw:text-box>
            <text:p text:style-name="P1"><text:span text:style-name="T11">such provisional measures as it deems necessary or desirable, before making </text:span></text:p>
          </draw:text-box>
        </draw:frame>
        <draw:frame draw:style-name="gr4" draw:text-style-name="P5" draw:layer="layout" svg:width="13.341cm" svg:height="0.395cm" svg:x="3.45cm" svg:y="13.768cm">
          <draw:text-box>
            <text:p text:style-name="P1"><text:span text:style-name="T11">recommendations or taking other measures to maintain or restore international peace </text:span></text:p>
          </draw:text-box>
        </draw:frame>
        <draw:frame draw:style-name="gr4" draw:text-style-name="P5" draw:layer="layout" svg:width="12.414cm" svg:height="0.395cm" svg:x="3.45cm" svg:y="14.262cm">
          <draw:text-box>
            <text:p text:style-name="P1"><text:span text:style-name="T11">and security. That has proved, for political reasons, impossible to achieve in the </text:span></text:p>
          </draw:text-box>
        </draw:frame>
        <draw:frame draw:style-name="gr4" draw:text-style-name="P5" draw:layer="layout" svg:width="12.837cm" svg:height="0.395cm" svg:x="3.45cm" svg:y="14.756cm">
          <draw:text-box>
            <text:p text:style-name="P1"><text:span text:style-name="T11">form envisaged under Chapter VII. Instead, the United Nations has resorted to UN </text:span></text:p>
          </draw:text-box>
        </draw:frame>
        <draw:frame draw:style-name="gr4" draw:text-style-name="P5" draw:layer="layout" svg:width="13.489cm" svg:height="0.395cm" svg:x="3.45cm" svg:y="15.25cm">
          <draw:text-box>
            <text:p text:style-name="P1"><text:span text:style-name="T11">peacekeeping (in which the consent of the “host State” is required). On two occasions, </text:span></text:p>
          </draw:text-box>
        </draw:frame>
        <draw:frame draw:style-name="gr4" draw:text-style-name="P5" draw:layer="layout" svg:width="13.062cm" svg:height="0.395cm" svg:x="3.45cm" svg:y="15.744cm">
          <draw:text-box>
            <text:p text:style-name="P1"><text:span text:style-name="T11">UN Members have been authorised (but not obliged, as the unimplemented Charter </text:span></text:p>
          </draw:text-box>
        </draw:frame>
        <draw:frame draw:style-name="gr4" draw:text-style-name="P5" draw:layer="layout" svg:width="13.921cm" svg:height="0.395cm" svg:x="3.45cm" svg:y="16.238cm">
          <draw:text-box>
            <text:p text:style-name="P1"><text:span text:style-name="T11">provisions envisaged) to engage in assisting a State that had been invaded (South Korea </text:span></text:p>
          </draw:text-box>
        </draw:frame>
        <draw:frame draw:style-name="gr4" draw:text-style-name="P5" draw:layer="layout" svg:width="13.35cm" svg:height="0.395cm" svg:x="3.45cm" svg:y="16.731cm">
          <draw:text-box>
            <text:p text:style-name="P1"><text:span text:style-name="T11">in Security Council resolution 83 (1950) and Kuwait in Security Council resolution 678 </text:span></text:p>
          </draw:text-box>
        </draw:frame>
        <draw:frame draw:style-name="gr4" draw:text-style-name="P5" draw:layer="layout" svg:width="4.621cm" svg:height="0.395cm" svg:x="3.45cm" svg:y="17.225cm">
          <draw:text-box>
            <text:p text:style-name="P1"><text:span text:style-name="T11">(1990) in repelling that attack.</text:span></text:p>
          </draw:text-box>
        </draw:frame>
        <draw:frame draw:style-name="gr4" draw:text-style-name="P5" draw:layer="layout" svg:width="13.955cm" svg:height="0.395cm" svg:x="3.45cm" svg:y="17.919cm">
          <draw:text-box>
            <text:p text:style-name="P1"><text:span text:style-name="T11">Such authorisations are in every way exceptional. In the case of Korea, it was conducted, </text:span></text:p>
          </draw:text-box>
        </draw:frame>
        <draw:frame draw:style-name="gr4" draw:text-style-name="P5" draw:layer="layout" svg:width="13.451cm" svg:height="0.395cm" svg:x="3.45cm" svg:y="18.413cm">
          <draw:text-box>
            <text:p text:style-name="P1"><text:span text:style-name="T11">formally at least, under a United Nations Command. In the case of the 1990-1991 Gulf </text:span></text:p>
          </draw:text-box>
        </draw:frame>
        <draw:frame draw:style-name="gr4" draw:text-style-name="P5" draw:layer="layout" svg:width="13.993cm" svg:height="0.395cm" svg:x="3.45cm" svg:y="18.907cm">
          <draw:text-box>
            <text:p text:style-name="P1"><text:span text:style-name="T11">Conflict, the authorisation given in resolution 678 to “Member States co-operating with the </text:span></text:p>
          </draw:text-box>
        </draw:frame>
        <draw:frame draw:style-name="gr4" draw:text-style-name="P5" draw:layer="layout" svg:width="14.112cm" svg:height="0.395cm" svg:x="3.45cm" svg:y="19.401cm">
          <draw:text-box>
            <text:p text:style-name="P1"><text:span text:style-name="T11">Government of Kuwait” was not under a unified UN command, but was the final element of </text:span></text:p>
          </draw:text-box>
        </draw:frame>
        <draw:frame draw:style-name="gr4" draw:text-style-name="P5" draw:layer="layout" svg:width="14.074cm" svg:height="0.395cm" svg:x="3.45cm" svg:y="19.895cm">
          <draw:text-box>
            <text:p text:style-name="P1"><text:span text:style-name="T11">an immediately prior series of resolutions. The authorisation in both cases – two examples </text:span></text:p>
          </draw:text-box>
        </draw:frame>
        <draw:frame draw:style-name="gr4" draw:text-style-name="P5" draw:layer="layout" svg:width="13.942cm" svg:height="0.395cm" svg:x="3.45cm" svg:y="20.389cm">
          <draw:text-box>
            <text:p text:style-name="P1"><text:span text:style-name="T11">in nearly 60 years – was within the context of Security Council control. The authorisations </text:span></text:p>
          </draw:text-box>
        </draw:frame>
        <draw:frame draw:style-name="gr4" draw:text-style-name="P5" draw:layer="layout" svg:width="13.312cm" svg:height="0.395cm" svg:x="3.45cm" svg:y="20.883cm">
          <draw:text-box>
            <text:p text:style-name="P1"><text:span text:style-name="T11">for the use of force were clear in their terms, as is consistent with the Charter and the </text:span></text:p>
          </draw:text-box>
        </draw:frame>
        <draw:frame draw:style-name="gr4" draw:text-style-name="P5" draw:layer="layout" svg:width="13.909cm" svg:height="0.395cm" svg:x="3.45cm" svg:y="21.376cm">
          <draw:text-box>
            <text:p text:style-name="P1"><text:span text:style-name="T11">primacy of the responsibility of the Security Council (in contrast to the General Assembly) </text:span></text:p>
          </draw:text-box>
        </draw:frame>
        <draw:frame draw:style-name="gr4" draw:text-style-name="P5" draw:layer="layout" svg:width="6.305cm" svg:height="0.395cm" svg:x="3.45cm" svg:y="21.87cm">
          <draw:text-box>
            <text:p text:style-name="P1"><text:span text:style-name="T11">as articulated in Article 24 of the Charter.</text:span></text:p>
          </draw:text-box>
        </draw:frame>
        <draw:frame draw:style-name="gr4" draw:text-style-name="P5" draw:layer="layout" svg:width="13.964cm" svg:height="0.395cm" svg:x="3.45cm" svg:y="22.564cm">
          <draw:text-box>
            <text:p text:style-name="P1"><text:span text:style-name="T11">The idea that “authorisation” by the Security Council is far from being a routine basis for a </text:span></text:p>
          </draw:text-box>
        </draw:frame>
        <draw:frame draw:style-name="gr4" draw:text-style-name="P5" draw:layer="layout" svg:width="13.752cm" svg:height="0.395cm" svg:x="3.45cm" svg:y="23.058cm">
          <draw:text-box>
            <text:p text:style-name="P1"><text:span text:style-name="T11">legitimate use of force by a State, or coalitions of States, is further suggested by the fact </text:span></text:p>
          </draw:text-box>
        </draw:frame>
        <draw:frame draw:style-name="gr4" draw:text-style-name="P5" draw:layer="layout" svg:width="13.35cm" svg:height="0.395cm" svg:x="3.45cm" svg:y="23.552cm">
          <draw:text-box>
            <text:p text:style-name="P1"><text:span text:style-name="T11">that the authorisation in both Security Council resolution 83 (1950) and resolution 678 </text:span></text:p>
          </draw:text-box>
        </draw:frame>
        <draw:frame draw:style-name="gr4" draw:text-style-name="P5" draw:layer="layout" svg:width="14.078cm" svg:height="0.395cm" svg:x="3.45cm" svg:y="24.046cm">
          <draw:text-box>
            <text:p text:style-name="P1"><text:span text:style-name="T11">(1990) referred to a use of force in assistance of the attacked country to repel an invasion, </text:span></text:p>
          </draw:text-box>
        </draw:frame>
        <draw:frame draw:style-name="gr4" draw:text-style-name="P5" draw:layer="layout" svg:width="6.911cm" svg:height="0.395cm" svg:x="3.45cm" svg:y="24.54cm">
          <draw:text-box>
            <text:p text:style-name="P1"><text:span text:style-name="T11">the attacking State having failed to withdraw.</text:span></text:p>
          </draw:text-box>
        </draw:frame>
        <draw:frame draw:style-name="gr4" draw:text-style-name="P5" draw:layer="layout" svg:width="13.29cm" svg:height="0.395cm" svg:x="3.45cm" svg:y="25.234cm">
          <draw:text-box>
            <text:p text:style-name="P1"><text:span text:style-name="T11">Article 48 of the Charter provides that action to carry out the decisions of the Security </text:span></text:p>
          </draw:text-box>
        </draw:frame>
        <draw:frame draw:style-name="gr4" draw:text-style-name="P5" draw:layer="layout" svg:width="13.197cm" svg:height="0.395cm" svg:x="3.45cm" svg:y="25.728cm">
          <draw:text-box>
            <text:p text:style-name="P1"><text:span text:style-name="T11">Council for the maintenance of international peace and security “shall be taken by all </text:span></text:p>
          </draw:text-box>
        </draw:frame>
        <draw:frame draw:style-name="gr4" draw:text-style-name="P5" draw:layer="layout" svg:width="13.223cm" svg:height="0.395cm" svg:x="3.45cm" svg:y="26.221cm">
          <draw:text-box>
            <text:p text:style-name="P1"><text:span text:style-name="T11">the Members of the United Nations or by some of them, as the Security Council shall 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polygon draw:style-name="gr9" draw:text-style-name="P10" draw:layer="layout" svg:width="15.083cm" svg:height="9.133cm" svg:x="2.958cm" svg:y="2.608cm" svg:viewBox="0 0 15084 9134" draw:points="0,9134 15084,91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7</text:span></text:p>
          </draw:text-box>
        </draw:frame>
        <draw:frame draw:style-name="gr4" draw:text-style-name="P5" draw:layer="layout" svg:width="1.776cm" svg:height="0.395cm" svg:x="3.45cm" svg:y="3.055cm">
          <draw:text-box>
            <text:p text:style-name="P1"><text:span text:style-name="T11">determine”.</text:span></text:p>
          </draw:text-box>
        </draw:frame>
        <draw:frame draw:style-name="gr8" draw:text-style-name="P9" draw:layer="layout" svg:width="0.205cm" svg:height="0.23cm" svg:x="5.234cm" svg:y="3.071cm">
          <draw:text-box>
            <text:p text:style-name="P1"><text:span text:style-name="T10">2</text:span></text:p>
          </draw:text-box>
        </draw:frame>
        <draw:frame draw:style-name="gr4" draw:text-style-name="P5" draw:layer="layout" svg:width="10.818cm" svg:height="0.395cm" svg:x="5.349cm" svg:y="3.055cm">
          <draw:text-box>
            <text:p text:style-name="P1"><text:span text:style-name="T11"><text:s/></text:span><text:span text:style-name="T11">There is no suggestion in the Charter of a residual right for individual </text:span></text:p>
          </draw:text-box>
        </draw:frame>
        <draw:frame draw:style-name="gr4" draw:text-style-name="P5" draw:layer="layout" svg:width="7.419cm" svg:height="0.395cm" svg:x="3.45cm" svg:y="3.549cm">
          <draw:text-box>
            <text:p text:style-name="P1"><text:span text:style-name="T11">Members to enforce Security Council decisions.</text:span></text:p>
          </draw:text-box>
        </draw:frame>
        <draw:frame draw:style-name="gr4" draw:text-style-name="P5" draw:layer="layout" svg:width="13.985cm" svg:height="0.395cm" svg:x="3.45cm" svg:y="4.243cm">
          <draw:text-box>
            <text:p text:style-name="P1"><text:span text:style-name="T11">Article 51 provides that nothing in the Charter should impair the inherent right of individual </text:span></text:p>
          </draw:text-box>
        </draw:frame>
        <draw:frame draw:style-name="gr4" draw:text-style-name="P5" draw:layer="layout" svg:width="13.375cm" svg:height="0.395cm" svg:x="3.45cm" svg:y="4.737cm">
          <draw:text-box>
            <text:p text:style-name="P1"><text:span text:style-name="T11">or collective self-defence in the event of an armed attack on a Member State, until the </text:span></text:p>
          </draw:text-box>
        </draw:frame>
        <draw:frame draw:style-name="gr4" draw:text-style-name="P5" draw:layer="layout" svg:width="13.735cm" svg:height="0.395cm" svg:x="3.45cm" svg:y="5.231cm">
          <draw:text-box>
            <text:p text:style-name="P1"><text:span text:style-name="T11">Security Council has taken the measures necessary to maintain international peace and </text:span></text:p>
          </draw:text-box>
        </draw:frame>
        <draw:frame draw:style-name="gr4" draw:text-style-name="P5" draw:layer="layout" svg:width="13.968cm" svg:height="0.395cm" svg:x="3.45cm" svg:y="5.725cm">
          <draw:text-box>
            <text:p text:style-name="P1"><text:span text:style-name="T11">security. Although a State may act in self-defence without prior authorisation, it is required </text:span></text:p>
          </draw:text-box>
        </draw:frame>
        <draw:frame draw:style-name="gr4" draw:text-style-name="P5" draw:layer="layout" svg:width="13.472cm" svg:height="0.395cm" svg:x="3.45cm" svg:y="6.219cm">
          <draw:text-box>
            <text:p text:style-name="P1"><text:span text:style-name="T11">immediately to report such action to the Security Council; and such action would not in </text:span></text:p>
          </draw:text-box>
        </draw:frame>
        <draw:frame draw:style-name="gr4" draw:text-style-name="P5" draw:layer="layout" svg:width="13.917cm" svg:height="0.395cm" svg:x="3.45cm" svg:y="6.712cm">
          <draw:text-box>
            <text:p text:style-name="P1"><text:span text:style-name="T11">any way affect the authority of the Security Council. The intention to exercise overarching </text:span></text:p>
          </draw:text-box>
        </draw:frame>
        <draw:frame draw:style-name="gr4" draw:text-style-name="P5" draw:layer="layout" svg:width="5.717cm" svg:height="0.395cm" svg:x="3.45cm" svg:y="7.206cm">
          <draw:text-box>
            <text:p text:style-name="P1"><text:span text:style-name="T11">Security Council control, is apparent.</text:span></text:p>
          </draw:text-box>
        </draw:frame>
        <draw:frame draw:style-name="gr4" draw:text-style-name="P5" draw:layer="layout" svg:width="13.824cm" svg:height="0.395cm" svg:x="3.45cm" svg:y="7.9cm">
          <draw:text-box>
            <text:p text:style-name="P1"><text:span text:style-name="T11">The scheme of the Charter, against which all resolutions should be viewed for the proper </text:span></text:p>
          </draw:text-box>
        </draw:frame>
        <draw:frame draw:style-name="gr4" draw:text-style-name="P5" draw:layer="layout" svg:width="13.621cm" svg:height="0.395cm" svg:x="3.45cm" svg:y="8.394cm">
          <draw:text-box>
            <text:p text:style-name="P1"><text:span text:style-name="T11">understanding of their terms, suggests both that authorisations to States to use force to </text:span></text:p>
          </draw:text-box>
        </draw:frame>
        <draw:frame draw:style-name="gr4" draw:text-style-name="P5" draw:layer="layout" svg:width="13.494cm" svg:height="0.395cm" svg:x="3.45cm" svg:y="8.888cm">
          <draw:text-box>
            <text:p text:style-name="P1"><text:span text:style-name="T11">enforce a Security Council decision in the context of a threat to international peace are </text:span></text:p>
          </draw:text-box>
        </draw:frame>
        <draw:frame draw:style-name="gr4" draw:text-style-name="P5" draw:layer="layout" svg:width="13.913cm" svg:height="0.395cm" svg:x="3.45cm" svg:y="9.382cm">
          <draw:text-box>
            <text:p text:style-name="P1"><text:span text:style-name="T11">extremely rare, and that they occur only with the clear agreement of the Security Council. </text:span></text:p>
          </draw:text-box>
        </draw:frame>
        <draw:frame draw:style-name="gr4" draw:text-style-name="P5" draw:layer="layout" svg:width="13.858cm" svg:height="0.395cm" svg:x="3.45cm" svg:y="9.876cm">
          <draw:text-box>
            <text:p text:style-name="P1"><text:span text:style-name="T11">The Security Council, however, has rarely engaged directly in efforts to resolve individual </text:span></text:p>
          </draw:text-box>
        </draw:frame>
        <draw:frame draw:style-name="gr4" draw:text-style-name="P5" draw:layer="layout" svg:width="14.019cm" svg:height="0.395cm" svg:x="3.45cm" svg:y="10.37cm">
          <draw:text-box>
            <text:p text:style-name="P1"><text:span text:style-name="T11">conflicts. Its involvement in containing Iraq after the invasion of Kuwait and its subsequent </text:span></text:p>
          </draw:text-box>
        </draw:frame>
        <draw:frame draw:style-name="gr4" draw:text-style-name="P5" draw:layer="layout" svg:width="4.811cm" svg:height="0.395cm" svg:x="3.45cm" svg:y="10.864cm">
          <draw:text-box>
            <text:p text:style-name="P1"><text:span text:style-name="T11">liberation in 1991 was unusual.</text:span></text:p>
          </draw:text-box>
        </draw:frame>
        <draw:frame draw:style-name="gr5" draw:text-style-name="P6" draw:layer="layout" svg:width="5.234cm" svg:height="0.556cm" svg:x="2.2cm" svg:y="12.371cm">
          <draw:text-box>
            <text:p text:style-name="P1"><text:span text:style-name="T8">The 1991 Gulf Conflict</text:span></text:p>
          </draw:text-box>
        </draw:frame>
        <draw:frame draw:style-name="gr1" draw:text-style-name="P2" draw:layer="layout" svg:width="14.484cm" svg:height="0.475cm" svg:x="2.2cm" svg:y="13.199cm">
          <draw:text-box>
            <text:p text:style-name="P1"><text:span text:style-name="T6">17. </text:span><text:span text:style-name="T4"><text:s/>Iraq did not comply with resolution 678. Discussions in Geneva between </text:span></text:p>
          </draw:text-box>
        </draw:frame>
        <draw:frame draw:style-name="gr1" draw:text-style-name="P2" draw:layer="layout" svg:width="16.995cm" svg:height="0.475cm" svg:x="2.2cm" svg:y="13.764cm">
          <draw:text-box>
            <text:p text:style-name="P1"><text:span text:style-name="T4">Mr James Baker (the US Secretary of State) and Mr Tariq Aziz (the Iraqi Foreign Minister), </text:span></text:p>
          </draw:text-box>
        </draw:frame>
        <draw:frame draw:style-name="gr1" draw:text-style-name="P2" draw:layer="layout" svg:width="14.857cm" svg:height="0.475cm" svg:x="2.2cm" svg:y="14.328cm">
          <draw:text-box>
            <text:p text:style-name="P1"><text:span text:style-name="T4">and in Baghdad between Mr Perez de Cuellar (the UN Secretary-General) and </text:span></text:p>
          </draw:text-box>
        </draw:frame>
        <draw:frame draw:style-name="gr1" draw:text-style-name="P2" draw:layer="layout" svg:width="7.084cm" svg:height="0.475cm" svg:x="2.2cm" svg:y="14.892cm">
          <draw:text-box>
            <text:p text:style-name="P1"><text:span text:style-name="T4">Saddam Hussein, were unsuccessful.</text:span></text:p>
          </draw:text-box>
        </draw:frame>
        <draw:frame draw:style-name="gr1" draw:text-style-name="P2" draw:layer="layout" svg:width="15.733cm" svg:height="0.475cm" svg:x="2.2cm" svg:y="15.807cm">
          <draw:text-box>
            <text:p text:style-name="P1"><text:span text:style-name="T6">18. </text:span><text:span text:style-name="T4"><text:s/>On 14 January 1991, Saddam Hussein called on the Iraqi people to fight to the </text:span></text:p>
          </draw:text-box>
        </draw:frame>
        <draw:frame draw:style-name="gr1" draw:text-style-name="P2" draw:layer="layout" svg:width="16.542cm" svg:height="0.475cm" svg:x="2.2cm" svg:y="16.371cm">
          <draw:text-box>
            <text:p text:style-name="P1"><text:span text:style-name="T4">death to hold on to Kuwait. The coalition began the military operation to liberate Kuwait, </text:span></text:p>
          </draw:text-box>
        </draw:frame>
        <draw:frame draw:style-name="gr1" draw:text-style-name="P2" draw:layer="layout" svg:width="16.144cm" svg:height="0.475cm" svg:x="2.2cm" svg:y="16.936cm">
          <draw:text-box>
            <text:p text:style-name="P1"><text:span text:style-name="T4">named Operation Desert Storm, on 17 January. The coalition comprised 42 States. In </text:span></text:p>
          </draw:text-box>
        </draw:frame>
        <draw:frame draw:style-name="gr1" draw:text-style-name="P2" draw:layer="layout" svg:width="15.983cm" svg:height="0.475cm" svg:x="2.2cm" svg:y="17.5cm">
          <draw:text-box>
            <text:p text:style-name="P1"><text:span text:style-name="T4">addition to the US and UK, 13 countries, including France and a number of Arab and </text:span></text:p>
          </draw:text-box>
        </draw:frame>
        <draw:frame draw:style-name="gr1" draw:text-style-name="P2" draw:layer="layout" svg:width="15.627cm" svg:height="0.475cm" svg:x="2.2cm" svg:y="18.065cm">
          <draw:text-box>
            <text:p text:style-name="P1"><text:span text:style-name="T4">Gulf States, took part in offensive operations. The campaign began with air strikes, </text:span></text:p>
          </draw:text-box>
        </draw:frame>
        <draw:frame draw:style-name="gr1" draw:text-style-name="P2" draw:layer="layout" svg:width="3.854cm" svg:height="0.475cm" svg:x="2.2cm" svg:y="18.629cm">
          <draw:text-box>
            <text:p text:style-name="P1"><text:span text:style-name="T4">with the objective of:</text:span></text:p>
          </draw:text-box>
        </draw:frame>
        <draw:frame draw:style-name="gr2" draw:text-style-name="P3" draw:layer="layout" svg:width="0.634cm" svg:height="0.712cm" svg:x="2.95cm" svg:y="19.38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0.615cm" svg:height="0.475cm" svg:x="3.7cm" svg:y="19.544cm">
          <draw:text-box>
            <text:p text:style-name="P1"><text:span text:style-name="T4">disrupting Iraq’s command, control and communications;</text:span></text:p>
          </draw:text-box>
        </draw:frame>
        <draw:frame draw:style-name="gr2" draw:text-style-name="P3" draw:layer="layout" svg:width="0.634cm" svg:height="0.712cm" svg:x="2.95cm" svg:y="20.05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761cm" svg:height="0.475cm" svg:x="3.7cm" svg:y="20.208cm">
          <draw:text-box>
            <text:p text:style-name="P1"><text:span text:style-name="T4">destroying Iraq’s nuclear, biological and chemical warfare capability;</text:span></text:p>
          </draw:text-box>
        </draw:frame>
        <draw:frame draw:style-name="gr2" draw:text-style-name="P3" draw:layer="layout" svg:width="0.634cm" svg:height="0.712cm" svg:x="2.95cm" svg:y="20.716cm">
          <draw:text-box>
            <text:p text:style-name="P1"><text:span text:style-name="T12">• </text:span></text:p>
          </draw:text-box>
        </draw:frame>
        <draw:frame draw:style-name="gr1" draw:text-style-name="P2" draw:layer="layout" svg:width="7.067cm" svg:height="0.475cm" svg:x="3.7cm" svg:y="20.872cm">
          <draw:text-box>
            <text:p text:style-name="P1"><text:span text:style-name="T4">severing supply routes to Kuwait; and</text:span></text:p>
          </draw:text-box>
        </draw:frame>
        <draw:frame draw:style-name="gr2" draw:text-style-name="P3" draw:layer="layout" svg:width="0.634cm" svg:height="0.712cm" svg:x="2.95cm" svg:y="21.38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5.882cm" svg:height="0.475cm" svg:x="3.7cm" svg:y="21.537cm">
          <draw:text-box>
            <text:p text:style-name="P1"><text:span text:style-name="T4">attacking Iraqi forces in Kuwait.</text:span></text:p>
          </draw:text-box>
        </draw:frame>
        <draw:frame draw:style-name="gr1" draw:text-style-name="P2" draw:layer="layout" svg:width="16.279cm" svg:height="0.475cm" svg:x="2.2cm" svg:y="22.451cm">
          <draw:text-box>
            <text:p text:style-name="P1"><text:span text:style-name="T6">19. </text:span><text:span text:style-name="T4"><text:s/>From mid-February, Russia sought to broker a deal for the withdrawal of Iraq from </text:span></text:p>
          </draw:text-box>
        </draw:frame>
        <draw:frame draw:style-name="gr1" draw:text-style-name="P2" draw:layer="layout" svg:width="16.385cm" svg:height="0.475cm" svg:x="2.2cm" svg:y="23.016cm">
          <draw:text-box>
            <text:p text:style-name="P1"><text:span text:style-name="T4">Kuwait, but Iraq’s conditions were unacceptable to the Security Council. In a final effort </text:span></text:p>
          </draw:text-box>
        </draw:frame>
        <draw:frame draw:style-name="gr1" draw:text-style-name="P2" draw:layer="layout" svg:width="16.021cm" svg:height="0.475cm" svg:x="2.2cm" svg:y="23.58cm">
          <draw:text-box>
            <text:p text:style-name="P1"><text:span text:style-name="T4">to obtain Iraqi compliance, coalition governments issued a statement on 22 February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15.424cm" svg:height="0.475cm" svg:x="2.2cm" svg:y="24.145cm">
          <draw:text-box>
            <text:p text:style-name="P1"><text:span text:style-name="T4">setting out the conditions which Iraq needed to meet to bring about a cessation of </text:span></text:p>
          </draw:text-box>
        </draw:frame>
        <draw:frame draw:style-name="gr8" draw:text-style-name="P9" draw:layer="layout" svg:width="0.205cm" svg:height="0.23cm" svg:x="2.2cm" svg:y="25.95cm">
          <draw:text-box>
            <text:p text:style-name="P1"><text:span text:style-name="T10">2 </text:span></text:p>
          </draw:text-box>
        </draw:frame>
        <draw:frame draw:style-name="gr4" draw:text-style-name="P5" draw:layer="layout" svg:width="15.157cm" svg:height="0.395cm" svg:x="2.417cm" svg:y="25.934cm">
          <draw:text-box>
            <text:p text:style-name="P1"><text:span text:style-name="T11">In resolution 221 (1966) the Security Council authorised the UK “to prevent, by the use of force, if </text:span></text:p>
          </draw:text-box>
        </draw:frame>
        <draw:frame draw:style-name="gr4" draw:text-style-name="P5" draw:layer="layout" svg:width="15.631cm" svg:height="0.395cm" svg:x="2.2cm" svg:y="26.357cm">
          <draw:text-box>
            <text:p text:style-name="P1"><text:span text:style-name="T11">necessary” the arrival at Beira of vessels believed to be carrying oil destined for Southern Rhodesia, </text:span></text:p>
          </draw:text-box>
        </draw:frame>
        <draw:frame draw:style-name="gr4" draw:text-style-name="P5" draw:layer="layout" svg:width="14.332cm" svg:height="0.395cm" svg:x="2.2cm" svg:y="26.781cm">
          <draw:text-box>
            <text:p text:style-name="P1"><text:span text:style-name="T11">and empowered the UK to arrest and detain the tanker </text:span><text:span text:style-name="T13">Joanna V</text:span><text:span text:style-name="T11"> upon departure from Beira.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8</text:span></text:p>
          </draw:text-box>
        </draw:frame>
        <draw:frame draw:style-name="gr1" draw:text-style-name="P2" draw:layer="layout" svg:width="15.56cm" svg:height="0.475cm" svg:x="2.2cm" svg:y="2.525cm">
          <draw:text-box>
            <text:p text:style-name="P1"><text:span text:style-name="T4">hostilities. The statement made clear that if Iraq informed the UN of its acceptance </text:span></text:p>
          </draw:text-box>
        </draw:frame>
        <draw:frame draw:style-name="gr1" draw:text-style-name="P2" draw:layer="layout" svg:width="14.908cm" svg:height="0.475cm" svg:x="2.2cm" svg:y="3.09cm">
          <draw:text-box>
            <text:p text:style-name="P1"><text:span text:style-name="T4">before noon on 23 February, the coalition would not launch a ground offensive. </text:span></text:p>
          </draw:text-box>
        </draw:frame>
        <draw:frame draw:style-name="gr1" draw:text-style-name="P2" draw:layer="layout" svg:width="5.937cm" svg:height="0.475cm" svg:x="2.2cm" svg:y="3.654cm">
          <draw:text-box>
            <text:p text:style-name="P1"><text:span text:style-name="T4">Iraq rejected that final deadline.</text:span></text:p>
          </draw:text-box>
        </draw:frame>
        <draw:frame draw:style-name="gr1" draw:text-style-name="P2" draw:layer="layout" svg:width="15.216cm" svg:height="0.475cm" svg:x="2.2cm" svg:y="4.568cm">
          <draw:text-box>
            <text:p text:style-name="P1"><text:span text:style-name="T6">20. </text:span><text:span text:style-name="T4"><text:s/>On 23 and 24 February, a massive coalition land operation began in Kuwait. </text:span></text:p>
          </draw:text-box>
        </draw:frame>
        <draw:frame draw:style-name="gr1" draw:text-style-name="P2" draw:layer="layout" svg:width="15.991cm" svg:height="0.475cm" svg:x="2.2cm" svg:y="5.133cm">
          <draw:text-box>
            <text:p text:style-name="P1"><text:span text:style-name="T4">On the morning of 26 February, Saddam Hussein claimed in a broadcast that he had </text:span></text:p>
          </draw:text-box>
        </draw:frame>
        <draw:frame draw:style-name="gr1" draw:text-style-name="P2" draw:layer="layout" svg:width="15.737cm" svg:height="0.475cm" svg:x="2.2cm" svg:y="5.697cm">
          <draw:text-box>
            <text:p text:style-name="P1"><text:span text:style-name="T4">ordered his forces to withdraw from Kuwait. The broadcast also claimed victory and </text:span></text:p>
          </draw:text-box>
        </draw:frame>
        <draw:frame draw:style-name="gr1" draw:text-style-name="P2" draw:layer="layout" svg:width="15.941cm" svg:height="0.475cm" svg:x="2.2cm" svg:y="6.262cm">
          <draw:text-box>
            <text:p text:style-name="P1"><text:span text:style-name="T4">asserted Iraq’s continued claim on Kuwait. Coalition leaders responded by repeating </text:span></text:p>
          </draw:text-box>
        </draw:frame>
        <draw:frame draw:style-name="gr1" draw:text-style-name="P2" draw:layer="layout" svg:width="15.771cm" svg:height="0.475cm" svg:x="2.2cm" svg:y="6.826cm">
          <draw:text-box>
            <text:p text:style-name="P1"><text:span text:style-name="T4">that Iraq must accept unconditionally all UN resolutions, release all prisoners of war </text:span></text:p>
          </draw:text-box>
        </draw:frame>
        <draw:frame draw:style-name="gr1" draw:text-style-name="P2" draw:layer="layout" svg:width="15.932cm" svg:height="0.475cm" svg:x="2.2cm" svg:y="7.391cm">
          <draw:text-box>
            <text:p text:style-name="P1"><text:span text:style-name="T4">and detainees, and end the destruction of Kuwait. The coalition also made clear that </text:span></text:p>
          </draw:text-box>
        </draw:frame>
        <draw:frame draw:style-name="gr1" draw:text-style-name="P2" draw:layer="layout" svg:width="15.678cm" svg:height="0.475cm" svg:x="2.2cm" svg:y="7.955cm">
          <draw:text-box>
            <text:p text:style-name="P1"><text:span text:style-name="T4">unarmed Iraqi soldiers would not be attacked but that, to ensure the safety of allied </text:span></text:p>
          </draw:text-box>
        </draw:frame>
        <draw:frame draw:style-name="gr1" draw:text-style-name="P2" draw:layer="layout" svg:width="15.742cm" svg:height="0.475cm" svg:x="2.2cm" svg:y="8.52cm">
          <draw:text-box>
            <text:p text:style-name="P1"><text:span text:style-name="T4">troops, forces retreating with their weapons would continue to be treated as hostile. </text:span></text:p>
          </draw:text-box>
        </draw:frame>
        <draw:frame draw:style-name="gr1" draw:text-style-name="P2" draw:layer="layout" svg:width="15.496cm" svg:height="0.475cm" svg:x="2.2cm" svg:y="9.084cm">
          <draw:text-box>
            <text:p text:style-name="P1"><text:span text:style-name="T4">Iraqi units moving north with their equipment were attacked from the air during the </text:span></text:p>
          </draw:text-box>
        </draw:frame>
        <draw:frame draw:style-name="gr1" draw:text-style-name="P2" draw:layer="layout" svg:width="4.485cm" svg:height="0.475cm" svg:x="2.2cm" svg:y="9.648cm">
          <draw:text-box>
            <text:p text:style-name="P1"><text:span text:style-name="T4">night of 26/27 February.</text:span></text:p>
          </draw:text-box>
        </draw:frame>
        <draw:frame draw:style-name="gr1" draw:text-style-name="P2" draw:layer="layout" svg:width="16.613cm" svg:height="0.475cm" svg:x="2.2cm" svg:y="10.563cm">
          <draw:text-box>
            <text:p text:style-name="P1"><text:span text:style-name="T6">21. </text:span><text:span text:style-name="T4"><text:s/>By the night of 27/28 February, Kuwait had been liberated. After consulting coalition </text:span></text:p>
          </draw:text-box>
        </draw:frame>
        <draw:frame draw:style-name="gr1" draw:text-style-name="P2" draw:layer="layout" svg:width="15.86cm" svg:height="0.475cm" svg:x="2.2cm" svg:y="11.127cm">
          <draw:text-box>
            <text:p text:style-name="P1"><text:span text:style-name="T4">partners, President George HW Bush announced a suspension of hostilities, to take </text:span></text:p>
          </draw:text-box>
        </draw:frame>
        <draw:frame draw:style-name="gr1" draw:text-style-name="P2" draw:layer="layout" svg:width="15.881cm" svg:height="0.475cm" svg:x="2.2cm" svg:y="11.692cm">
          <draw:text-box>
            <text:p text:style-name="P1"><text:span text:style-name="T4">effect from midnight on 27 February. As a result, a number of elite Iraqi fighting units </text:span></text:p>
          </draw:text-box>
        </draw:frame>
        <draw:frame draw:style-name="gr1" draw:text-style-name="P2" draw:layer="layout" svg:width="4.163cm" svg:height="0.475cm" svg:x="2.2cm" svg:y="12.256cm">
          <draw:text-box>
            <text:p text:style-name="P1"><text:span text:style-name="T4">returned to Iraq intact.</text:span></text:p>
          </draw:text-box>
        </draw:frame>
        <draw:frame draw:style-name="gr1" draw:text-style-name="P2" draw:layer="layout" svg:width="16.635cm" svg:height="0.475cm" svg:x="2.2cm" svg:y="13.171cm">
          <draw:text-box>
            <text:p text:style-name="P1"><text:span text:style-name="T6">22. </text:span><text:span text:style-name="T4"><text:s/>On 2 March, the Security Council adopted resolution 686 (1991). It affirmed that the </text:span></text:p>
          </draw:text-box>
        </draw:frame>
        <draw:frame draw:style-name="gr1" draw:text-style-name="P2" draw:layer="layout" svg:width="16.783cm" svg:height="0.475cm" svg:x="2.2cm" svg:y="13.735cm">
          <draw:text-box>
            <text:p text:style-name="P1"><text:span text:style-name="T4">12 preceding resolutions, including the application of sanctions, continued to have effect, </text:span></text:p>
          </draw:text-box>
        </draw:frame>
        <draw:frame draw:style-name="gr1" draw:text-style-name="P2" draw:layer="layout" svg:width="16.152cm" svg:height="0.475cm" svg:x="2.2cm" svg:y="14.3cm">
          <draw:text-box>
            <text:p text:style-name="P1"><text:span text:style-name="T4">and set out a number of demands including: acceptance of the preceding resolutions; </text:span></text:p>
          </draw:text-box>
        </draw:frame>
        <draw:frame draw:style-name="gr1" draw:text-style-name="P2" draw:layer="layout" svg:width="15.966cm" svg:height="0.475cm" svg:x="2.2cm" svg:y="14.864cm">
          <draw:text-box>
            <text:p text:style-name="P1"><text:span text:style-name="T4">military conditions for the cessation of hostile activities; the release of all Kuwaiti and </text:span></text:p>
          </draw:text-box>
        </draw:frame>
        <draw:frame draw:style-name="gr1" draw:text-style-name="P2" draw:layer="layout" svg:width="16.123cm" svg:height="0.475cm" svg:x="2.2cm" svg:y="15.428cm">
          <draw:text-box>
            <text:p text:style-name="P1"><text:span text:style-name="T4">“</text:span><text:span text:style-name="T4">third-State nationals” detained by Iraq or the release of the remains of any deceased </text:span></text:p>
          </draw:text-box>
        </draw:frame>
        <draw:frame draw:style-name="gr1" draw:text-style-name="P2" draw:layer="layout" svg:width="16.647cm" svg:height="0.475cm" svg:x="2.2cm" svg:y="15.993cm">
          <draw:text-box>
            <text:p text:style-name="P1"><text:span text:style-name="T4">personnel; the release of prisoners of war; and the payment of reparations. It stated that </text:span></text:p>
          </draw:text-box>
        </draw:frame>
        <draw:frame draw:style-name="gr1" draw:text-style-name="P2" draw:layer="layout" svg:width="16.52cm" svg:height="0.475cm" svg:x="2.2cm" svg:y="16.557cm">
          <draw:text-box>
            <text:p text:style-name="P1"><text:span text:style-name="T4">the authority to use force in resolution 678 remained valid during the period required for </text:span></text:p>
          </draw:text-box>
        </draw:frame>
        <draw:frame draw:style-name="gr1" draw:text-style-name="P2" draw:layer="layout" svg:width="15.911cm" svg:height="0.475cm" svg:x="2.2cm" svg:y="17.122cm">
          <draw:text-box>
            <text:p text:style-name="P1"><text:span text:style-name="T4">Iraq to comply with those demands. The meeting between coalition and Iraqi military </text:span></text:p>
          </draw:text-box>
        </draw:frame>
        <draw:frame draw:style-name="gr1" draw:text-style-name="P2" draw:layer="layout" svg:width="16.537cm" svg:height="0.475cm" svg:x="2.2cm" svg:y="17.686cm">
          <draw:text-box>
            <text:p text:style-name="P1"><text:span text:style-name="T4">commanders to agree the military conditions for the cease-fire took place at Safwan, on </text:span></text:p>
          </draw:text-box>
        </draw:frame>
        <draw:frame draw:style-name="gr1" draw:text-style-name="P2" draw:layer="layout" svg:width="7.669cm" svg:height="0.475cm" svg:x="2.2cm" svg:y="18.251cm">
          <draw:text-box>
            <text:p text:style-name="P1"><text:span text:style-name="T4">the Iraq-Kuwait border, the following day.</text:span></text:p>
          </draw:text-box>
        </draw:frame>
        <draw:frame draw:style-name="gr5" draw:text-style-name="P6" draw:layer="layout" svg:width="5.095cm" svg:height="0.556cm" svg:x="2.2cm" svg:y="19.372cm">
          <draw:text-box>
            <text:p text:style-name="P1"><text:span text:style-name="T8">Resolution 687 (1991)</text:span></text:p>
          </draw:text-box>
        </draw:frame>
        <draw:frame draw:style-name="gr1" draw:text-style-name="P2" draw:layer="layout" svg:width="16.503cm" svg:height="0.475cm" svg:x="2.2cm" svg:y="20.2cm">
          <draw:text-box>
            <text:p text:style-name="P1"><text:span text:style-name="T6">23. </text:span><text:span text:style-name="T4"><text:s/>Resolution 687 (1991) was adopted on 3 April, by 12 votes to one (Cuba); Ecuador </text:span></text:p>
          </draw:text-box>
        </draw:frame>
        <draw:frame draw:style-name="gr1" draw:text-style-name="P2" draw:layer="layout" svg:width="9.43cm" svg:height="0.475cm" svg:x="2.2cm" svg:y="20.765cm">
          <draw:text-box>
            <text:p text:style-name="P1"><text:span text:style-name="T4">and Yemen abstained. Its preambular paragraphs:</text:span></text:p>
          </draw:text-box>
        </draw:frame>
        <draw:frame draw:style-name="gr2" draw:text-style-name="P3" draw:layer="layout" svg:width="0.634cm" svg:height="0.712cm" svg:x="2.95cm" svg:y="21.52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461cm" svg:height="0.475cm" svg:x="3.7cm" svg:y="21.679cm">
          <draw:text-box>
            <text:p text:style-name="P1"><text:span text:style-name="T4">recalled and affirmed the 13 previous Security Council resolutions;</text:span></text:p>
          </draw:text-box>
        </draw:frame>
        <draw:frame draw:style-name="gr2" draw:text-style-name="P3" draw:layer="layout" svg:width="0.634cm" svg:height="0.712cm" svg:x="2.95cm" svg:y="22.18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2cm" svg:height="0.475cm" svg:x="3.7cm" svg:y="22.343cm">
          <draw:text-box>
            <text:p text:style-name="P1"><text:span text:style-name="T4">affirmed the commitment of all Member States to the sovereignty, territorial </text:span></text:p>
          </draw:text-box>
        </draw:frame>
        <draw:frame draw:style-name="gr1" draw:text-style-name="P2" draw:layer="layout" svg:width="10.31cm" svg:height="0.475cm" svg:x="3.7cm" svg:y="22.908cm">
          <draw:text-box>
            <text:p text:style-name="P1"><text:span text:style-name="T4">integrity and political independence of Kuwait and Iraq;</text:span></text:p>
          </draw:text-box>
        </draw:frame>
        <draw:frame draw:style-name="gr2" draw:text-style-name="P3" draw:layer="layout" svg:width="0.634cm" svg:height="0.712cm" svg:x="2.95cm" svg:y="23.416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02cm" svg:height="0.475cm" svg:x="3.7cm" svg:y="23.572cm">
          <draw:text-box>
            <text:p text:style-name="P1"><text:span text:style-name="T4">recalled its objective of the establishment of a nuclear weapons-free zone in the </text:span></text:p>
          </draw:text-box>
        </draw:frame>
        <draw:frame draw:style-name="gr1" draw:text-style-name="P2" draw:layer="layout" svg:width="4.824cm" svg:height="0.475cm" svg:x="3.7cm" svg:y="24.137cm">
          <draw:text-box>
            <text:p text:style-name="P1"><text:span text:style-name="T4">region of the Middle East;</text:span></text:p>
          </draw:text-box>
        </draw:frame>
        <draw:frame draw:style-name="gr2" draw:text-style-name="P3" draw:layer="layout" svg:width="0.634cm" svg:height="0.712cm" svg:x="2.95cm" svg:y="24.64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576cm" svg:height="0.475cm" svg:x="3.7cm" svg:y="24.801cm">
          <draw:text-box>
            <text:p text:style-name="P1"><text:span text:style-name="T4">reiterated its objective of restoring international peace and security in the area; and</text:span></text:p>
          </draw:text-box>
        </draw:frame>
        <draw:frame draw:style-name="gr2" draw:text-style-name="P3" draw:layer="layout" svg:width="0.634cm" svg:height="0.712cm" svg:x="2.95cm" svg:y="25.30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94cm" svg:height="0.475cm" svg:x="3.7cm" svg:y="25.466cm">
          <draw:text-box>
            <text:p text:style-name="P1"><text:span text:style-name="T4">set out the need to take the measures specified, acting under Chapter VII of the </text:span></text:p>
          </draw:text-box>
        </draw:frame>
        <draw:frame draw:style-name="gr1" draw:text-style-name="P2" draw:layer="layout" svg:width="2.237cm" svg:height="0.475cm" svg:x="3.7cm" svg:y="26.03cm">
          <draw:text-box>
            <text:p text:style-name="P1"><text:span text:style-name="T4">UN Charter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9</text:span></text:p>
          </draw:text-box>
        </draw:frame>
        <draw:frame draw:style-name="gr1" draw:text-style-name="P2" draw:layer="layout" svg:width="16.715cm" svg:height="0.475cm" svg:x="2.2cm" svg:y="2.525cm">
          <draw:text-box>
            <text:p text:style-name="P1"><text:span text:style-name="T6">24. </text:span><text:span text:style-name="T4"><text:s/>The resolution’s operative paragraphs were divided into a number of separate parts. </text:span></text:p>
          </draw:text-box>
        </draw:frame>
        <draw:frame draw:style-name="gr1" draw:text-style-name="P2" draw:layer="layout" svg:width="15.852cm" svg:height="0.475cm" svg:x="2.2cm" svg:y="3.09cm">
          <draw:text-box>
            <text:p text:style-name="P1"><text:span text:style-name="T4">Sections A, B, D, E and G all addressed various issues relating to Kuwait, including: </text:span></text:p>
          </draw:text-box>
        </draw:frame>
        <draw:frame draw:style-name="gr1" draw:text-style-name="P2" draw:layer="layout" svg:width="16.266cm" svg:height="0.475cm" svg:x="2.2cm" svg:y="3.654cm">
          <draw:text-box>
            <text:p text:style-name="P1"><text:span text:style-name="T4">respect for the inviolability of the international boundary between Iraq and Kuwait, and </text:span></text:p>
          </draw:text-box>
        </draw:frame>
        <draw:frame draw:style-name="gr1" draw:text-style-name="P2" draw:layer="layout" svg:width="15.737cm" svg:height="0.475cm" svg:x="2.2cm" svg:y="4.218cm">
          <draw:text-box>
            <text:p text:style-name="P1"><text:span text:style-name="T4">arrangements for its demarcation; arrangements to deter violations of the boundary </text:span></text:p>
          </draw:text-box>
        </draw:frame>
        <draw:frame draw:style-name="gr1" draw:text-style-name="P2" draw:layer="layout" svg:width="16.161cm" svg:height="0.475cm" svg:x="2.2cm" svg:y="4.783cm">
          <draw:text-box>
            <text:p text:style-name="P1"><text:span text:style-name="T4">through a demilitarised zone; arrangements to facilitate the return of Kuwaiti property; </text:span></text:p>
          </draw:text-box>
        </draw:frame>
        <draw:frame draw:style-name="gr1" draw:text-style-name="P2" draw:layer="layout" svg:width="15.488cm" svg:height="0.475cm" svg:x="2.2cm" svg:y="5.347cm">
          <draw:text-box>
            <text:p text:style-name="P1"><text:span text:style-name="T4">Iraq’s liability to Kuwait for financial reparations; and arrangements to facilitate the </text:span></text:p>
          </draw:text-box>
        </draw:frame>
        <draw:frame draw:style-name="gr1" draw:text-style-name="P2" draw:layer="layout" svg:width="9.332cm" svg:height="0.475cm" svg:x="2.2cm" svg:y="5.912cm">
          <draw:text-box>
            <text:p text:style-name="P1"><text:span text:style-name="T4">repatriation of Kuwaiti and third-country nationals.</text:span></text:p>
          </draw:text-box>
        </draw:frame>
        <draw:frame draw:style-name="gr1" draw:text-style-name="P2" draw:layer="layout" svg:width="16.16cm" svg:height="0.475cm" svg:x="2.2cm" svg:y="6.826cm">
          <draw:text-box>
            <text:p text:style-name="P1"><text:span text:style-name="T6">25. </text:span><text:span text:style-name="T4"><text:s/>Section C of the resolution addressed Iraq’s possession and intentions in relation </text:span></text:p>
          </draw:text-box>
        </draw:frame>
        <draw:frame draw:style-name="gr1" draw:text-style-name="P2" draw:layer="layout" svg:width="16.406cm" svg:height="0.475cm" svg:x="2.2cm" svg:y="7.391cm">
          <draw:text-box>
            <text:p text:style-name="P1"><text:span text:style-name="T4">to weapons of mass destruction (WMD) and other weapons systems and programmes, </text:span></text:p>
          </draw:text-box>
        </draw:frame>
        <draw:frame draw:style-name="gr1" draw:text-style-name="P2" draw:layer="layout" svg:width="15.492cm" svg:height="0.475cm" svg:x="2.2cm" svg:y="7.955cm">
          <draw:text-box>
            <text:p text:style-name="P1"><text:span text:style-name="T4">including the establishment of a Special Commission which became known as the </text:span></text:p>
          </draw:text-box>
        </draw:frame>
        <draw:frame draw:style-name="gr1" draw:text-style-name="P2" draw:layer="layout" svg:width="9.142cm" svg:height="0.475cm" svg:x="2.2cm" svg:y="8.52cm">
          <draw:text-box>
            <text:p text:style-name="P1"><text:span text:style-name="T4">United Nations Special Commission (UNSCOM).</text:span></text:p>
          </draw:text-box>
        </draw:frame>
        <draw:frame draw:style-name="gr1" draw:text-style-name="P2" draw:layer="layout" svg:width="15.983cm" svg:height="0.475cm" svg:x="2.2cm" svg:y="9.434cm">
          <draw:text-box>
            <text:p text:style-name="P1"><text:span text:style-name="T6">26. </text:span><text:span text:style-name="T4"><text:s/>Section F of the resolution addressed sanctions, removing the prohibition on the </text:span></text:p>
          </draw:text-box>
        </draw:frame>
        <draw:frame draw:style-name="gr1" draw:text-style-name="P2" draw:layer="layout" svg:width="16.419cm" svg:height="0.475cm" svg:x="2.2cm" svg:y="9.998cm">
          <draw:text-box>
            <text:p text:style-name="P1"><text:span text:style-name="T4">import into Iraq of foodstuffs provided they were notified to the Committee set up under </text:span></text:p>
          </draw:text-box>
        </draw:frame>
        <draw:frame draw:style-name="gr1" draw:text-style-name="P2" draw:layer="layout" svg:width="16.453cm" svg:height="0.475cm" svg:x="2.2cm" svg:y="10.563cm">
          <draw:text-box>
            <text:p text:style-name="P1"><text:span text:style-name="T4">resolution 661 (subsequently known as the 661 Committee). The Committee was given </text:span></text:p>
          </draw:text-box>
        </draw:frame>
        <draw:frame draw:style-name="gr1" draw:text-style-name="P2" draw:layer="layout" svg:width="16.787cm" svg:height="0.475cm" svg:x="2.2cm" svg:y="11.127cm">
          <draw:text-box>
            <text:p text:style-name="P1"><text:span text:style-name="T4">the power to approve the import of other items for essential civilian needs. That provision </text:span></text:p>
          </draw:text-box>
        </draw:frame>
        <draw:frame draw:style-name="gr1" draw:text-style-name="P2" draw:layer="layout" svg:width="16.47cm" svg:height="0.475cm" svg:x="2.2cm" svg:y="11.692cm">
          <draw:text-box>
            <text:p text:style-name="P1"><text:span text:style-name="T4">was subject to review every 60 days in the light of the policies and practices of the Iraqi </text:span></text:p>
          </draw:text-box>
        </draw:frame>
        <draw:frame draw:style-name="gr1" draw:text-style-name="P2" draw:layer="layout" svg:width="15.996cm" svg:height="0.475cm" svg:x="2.2cm" svg:y="12.256cm">
          <draw:text-box>
            <text:p text:style-name="P1"><text:span text:style-name="T4">Government, including the implementation of all relevant resolutions, for the purpose </text:span></text:p>
          </draw:text-box>
        </draw:frame>
        <draw:frame draw:style-name="gr1" draw:text-style-name="P2" draw:layer="layout" svg:width="15.306cm" svg:height="0.475cm" svg:x="2.2cm" svg:y="12.821cm">
          <draw:text-box>
            <text:p text:style-name="P1"><text:span text:style-name="T4">of determining whether to reduce or lift the prohibitions. In certain circumstances, </text:span></text:p>
          </draw:text-box>
        </draw:frame>
        <draw:frame draw:style-name="gr1" draw:text-style-name="P2" draw:layer="layout" svg:width="16.165cm" svg:height="0.475cm" svg:x="2.2cm" svg:y="13.385cm">
          <draw:text-box>
            <text:p text:style-name="P1"><text:span text:style-name="T4">the 661 Committee was also empowered to approve exceptions to the prohibitions on </text:span></text:p>
          </draw:text-box>
        </draw:frame>
        <draw:frame draw:style-name="gr1" draw:text-style-name="P2" draw:layer="layout" svg:width="3.329cm" svg:height="0.475cm" svg:x="2.2cm" svg:y="13.95cm">
          <draw:text-box>
            <text:p text:style-name="P1"><text:span text:style-name="T4">exports from Iraq.</text:span></text:p>
          </draw:text-box>
        </draw:frame>
        <draw:frame draw:style-name="gr1" draw:text-style-name="P2" draw:layer="layout" svg:width="16.787cm" svg:height="0.475cm" svg:x="2.2cm" svg:y="14.864cm">
          <draw:text-box>
            <text:p text:style-name="P1"><text:span text:style-name="T6">27. </text:span><text:span text:style-name="T4"><text:s/>The resolution also affirmed the prohibition on the sale or supply of arms and related </text:span></text:p>
          </draw:text-box>
        </draw:frame>
        <draw:frame draw:style-name="gr1" draw:text-style-name="P2" draw:layer="layout" svg:width="16.614cm" svg:height="0.475cm" svg:x="2.2cm" svg:y="15.428cm">
          <draw:text-box>
            <text:p text:style-name="P1"><text:span text:style-name="T4">materiel of all types, including both those prohibited by other provisions of the resolution </text:span></text:p>
          </draw:text-box>
        </draw:frame>
        <draw:frame draw:style-name="gr1" draw:text-style-name="P2" draw:layer="layout" svg:width="15.568cm" svg:height="0.475cm" svg:x="2.2cm" svg:y="15.993cm">
          <draw:text-box>
            <text:p text:style-name="P1"><text:span text:style-name="T4">and conventional weapons and weapons technology; and called upon all States to </text:span></text:p>
          </draw:text-box>
        </draw:frame>
        <draw:frame draw:style-name="gr1" draw:text-style-name="P2" draw:layer="layout" svg:width="12.757cm" svg:height="0.475cm" svg:x="2.2cm" svg:y="16.557cm">
          <draw:text-box>
            <text:p text:style-name="P1"><text:span text:style-name="T4">maintain national controls to ensure compliance with the prohibition.</text:span></text:p>
          </draw:text-box>
        </draw:frame>
        <draw:frame draw:style-name="gr1" draw:text-style-name="P2" draw:layer="layout" svg:width="16.516cm" svg:height="0.475cm" svg:x="2.2cm" svg:y="17.472cm">
          <draw:text-box>
            <text:p text:style-name="P1"><text:span text:style-name="T6">28. </text:span><text:span text:style-name="T4"><text:s/>Section H of the resolution required Iraq to inform the Security Council that it would </text:span></text:p>
          </draw:text-box>
        </draw:frame>
        <draw:frame draw:style-name="gr1" draw:text-style-name="P2" draw:layer="layout" svg:width="16.19cm" svg:height="0.475cm" svg:x="2.2cm" svg:y="18.036cm">
          <draw:text-box>
            <text:p text:style-name="P1"><text:span text:style-name="T4">not commit or support any act of international terrorism or allow terrorist organisations </text:span></text:p>
          </draw:text-box>
        </draw:frame>
        <draw:frame draw:style-name="gr1" draw:text-style-name="P2" draw:layer="layout" svg:width="15.445cm" svg:height="0.475cm" svg:x="2.2cm" svg:y="18.601cm">
          <draw:text-box>
            <text:p text:style-name="P1"><text:span text:style-name="T4">to operate within its territory, and to condemn unequivocally and renounce all acts </text:span></text:p>
          </draw:text-box>
        </draw:frame>
        <draw:frame draw:style-name="gr1" draw:text-style-name="P2" draw:layer="layout" svg:width="2.263cm" svg:height="0.475cm" svg:x="2.2cm" svg:y="19.165cm">
          <draw:text-box>
            <text:p text:style-name="P1"><text:span text:style-name="T4">of terrorism.</text:span></text:p>
          </draw:text-box>
        </draw:frame>
        <draw:frame draw:style-name="gr1" draw:text-style-name="P2" draw:layer="layout" svg:width="15.784cm" svg:height="0.475cm" svg:x="2.2cm" svg:y="20.08cm">
          <draw:text-box>
            <text:p text:style-name="P1"><text:span text:style-name="T6">29. </text:span><text:span text:style-name="T4"><text:s/>Resolution 687 concluded (Section I) by declaring that, upon official notification </text:span></text:p>
          </draw:text-box>
        </draw:frame>
        <draw:frame draw:style-name="gr1" draw:text-style-name="P2" draw:layer="layout" svg:width="15.411cm" svg:height="0.475cm" svg:x="2.2cm" svg:y="20.644cm">
          <draw:text-box>
            <text:p text:style-name="P1"><text:span text:style-name="T4">by Iraq to the Secretary-General and the Security Council of its acceptance of the </text:span></text:p>
          </draw:text-box>
        </draw:frame>
        <draw:frame draw:style-name="gr1" draw:text-style-name="P2" draw:layer="layout" svg:width="15.636cm" svg:height="0.475cm" svg:x="2.2cm" svg:y="21.208cm">
          <draw:text-box>
            <text:p text:style-name="P1"><text:span text:style-name="T4">provisions, a formal cease-fire would be effective between Iraq and Kuwait and the </text:span></text:p>
          </draw:text-box>
        </draw:frame>
        <draw:frame draw:style-name="gr1" draw:text-style-name="P2" draw:layer="layout" svg:width="14.171cm" svg:height="0.475cm" svg:x="2.2cm" svg:y="21.773cm">
          <draw:text-box>
            <text:p text:style-name="P1"><text:span text:style-name="T4">Member States co-operating with Kuwait in accordance with resolution 678.</text:span></text:p>
          </draw:text-box>
        </draw:frame>
        <draw:frame draw:style-name="gr1" draw:text-style-name="P2" draw:layer="layout" svg:width="16.169cm" svg:height="0.475cm" svg:x="2.2cm" svg:y="22.687cm">
          <draw:text-box>
            <text:p text:style-name="P1"><text:span text:style-name="T6">30. </text:span><text:span text:style-name="T4"><text:s/>Iraq indicated its acceptance of the resolution on 6 April, and the cease-fire came </text:span></text:p>
          </draw:text-box>
        </draw:frame>
        <draw:frame draw:style-name="gr1" draw:text-style-name="P2" draw:layer="layout" svg:width="4.049cm" svg:height="0.475cm" svg:x="2.2cm" svg:y="23.252cm">
          <draw:text-box>
            <text:p text:style-name="P1"><text:span text:style-name="T4">into effect on 11 April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0</text:span></text:p>
          </draw:text-box>
        </draw:frame>
        <draw:frame draw:style-name="gr5" draw:text-style-name="P6" draw:layer="layout" svg:width="8.812cm" svg:height="0.556cm" svg:x="2.2cm" svg:y="2.513cm">
          <draw:text-box>
            <text:p text:style-name="P1"><text:span text:style-name="T8">Legacy of the 1990-1991 Gulf Conflict</text:span></text:p>
          </draw:text-box>
        </draw:frame>
        <draw:frame draw:style-name="gr1" draw:text-style-name="P2" draw:layer="layout" svg:width="4.98cm" svg:height="0.475cm" svg:x="2.2cm" svg:y="3.541cm">
          <draw:text-box>
            <text:p text:style-name="P1"><text:span text:style-name="T1">INTERNAL REPRESSION</text:span></text:p>
          </draw:text-box>
        </draw:frame>
        <draw:frame draw:style-name="gr1" draw:text-style-name="P2" draw:layer="layout" svg:width="16.694cm" svg:height="0.475cm" svg:x="2.2cm" svg:y="4.305cm">
          <draw:text-box>
            <text:p text:style-name="P1"><text:span text:style-name="T6">31. </text:span><text:span text:style-name="T4"><text:s/>To maintain control in Iraq, Saddam Hussein used extreme brutality, wilfully violating </text:span></text:p>
          </draw:text-box>
        </draw:frame>
        <draw:frame draw:style-name="gr1" draw:text-style-name="P2" draw:layer="layout" svg:width="16.758cm" svg:height="0.475cm" svg:x="2.2cm" svg:y="4.87cm">
          <draw:text-box>
            <text:p text:style-name="P1"><text:span text:style-name="T4">international human rights norms and covenants. Following Iraq’s expulsion from Kuwait, </text:span></text:p>
          </draw:text-box>
        </draw:frame>
        <draw:frame draw:style-name="gr1" draw:text-style-name="P2" draw:layer="layout" svg:width="15.814cm" svg:height="0.475cm" svg:x="2.2cm" svg:y="5.434cm">
          <draw:text-box>
            <text:p text:style-name="P1"><text:span text:style-name="T4">his opponents inside Iraq mounted two separate, but parallel, attempts to overthrow </text:span></text:p>
          </draw:text-box>
        </draw:frame>
        <draw:frame draw:style-name="gr1" draw:text-style-name="P2" draw:layer="layout" svg:width="2.127cm" svg:height="0.475cm" svg:x="2.2cm" svg:y="5.999cm">
          <draw:text-box>
            <text:p text:style-name="P1"><text:span text:style-name="T4">the regime.</text:span></text:p>
          </draw:text-box>
        </draw:frame>
        <draw:frame draw:style-name="gr1" draw:text-style-name="P2" draw:layer="layout" svg:width="15.25cm" svg:height="0.475cm" svg:x="2.2cm" svg:y="6.913cm">
          <draw:text-box>
            <text:p text:style-name="P1"><text:span text:style-name="T6">32. </text:span><text:span text:style-name="T4"><text:s/>On 1 March 1991, demonstrations in Basra and Najaf developed into battles </text:span></text:p>
          </draw:text-box>
        </draw:frame>
        <draw:frame draw:style-name="gr1" draw:text-style-name="P2" draw:layer="layout" svg:width="16.101cm" svg:height="0.475cm" svg:x="2.2cm" svg:y="7.478cm">
          <draw:text-box>
            <text:p text:style-name="P1"><text:span text:style-name="T4">between Shia fighters and Saddam Hussein’s security forces. Within days, the unrest </text:span></text:p>
          </draw:text-box>
        </draw:frame>
        <draw:frame draw:style-name="gr1" draw:text-style-name="P2" draw:layer="layout" svg:width="16.491cm" svg:height="0.475cm" svg:x="2.2cm" svg:y="8.042cm">
          <draw:text-box>
            <text:p text:style-name="P1"><text:span text:style-name="T4">had spread to all the main Shia cities in southern Iraq. At the same time, Kurdish forces </text:span></text:p>
          </draw:text-box>
        </draw:frame>
        <draw:frame draw:style-name="gr1" draw:text-style-name="P2" draw:layer="layout" svg:width="16.504cm" svg:height="0.475cm" svg:x="2.2cm" svg:y="8.606cm">
          <draw:text-box>
            <text:p text:style-name="P1"><text:span text:style-name="T4">saw an opportunity to seize control of northern Iraq and by 20 March they had captured </text:span></text:p>
          </draw:text-box>
        </draw:frame>
        <draw:frame draw:style-name="gr1" draw:text-style-name="P2" draw:layer="layout" svg:width="16.779cm" svg:height="0.475cm" svg:x="2.2cm" svg:y="9.171cm">
          <draw:text-box>
            <text:p text:style-name="P1"><text:span text:style-name="T4">every city in the North, including Kirkuk. Saddam Hussein’s forces responded with brutal, </text:span></text:p>
          </draw:text-box>
        </draw:frame>
        <draw:frame draw:style-name="gr1" draw:text-style-name="P2" draw:layer="layout" svg:width="15.631cm" svg:height="0.475cm" svg:x="2.2cm" svg:y="9.735cm">
          <draw:text-box>
            <text:p text:style-name="P1"><text:span text:style-name="T4">indiscriminate force, using helicopter gunships and artillery to crush the resistance. </text:span></text:p>
          </draw:text-box>
        </draw:frame>
        <draw:frame draw:style-name="gr1" draw:text-style-name="P2" draw:layer="layout" svg:width="16.038cm" svg:height="0.475cm" svg:x="2.2cm" svg:y="10.3cm">
          <draw:text-box>
            <text:p text:style-name="P1"><text:span text:style-name="T4">Thousands of Shia and Kurdish citizens were killed and many more fled their homes, </text:span></text:p>
          </draw:text-box>
        </draw:frame>
        <draw:frame draw:style-name="gr1" draw:text-style-name="P2" draw:layer="layout" svg:width="15.335cm" svg:height="0.475cm" svg:x="2.2cm" svg:y="10.864cm">
          <draw:text-box>
            <text:p text:style-name="P1"><text:span text:style-name="T4">particularly in the North, where they were caught in the mountains on the borders.</text:span></text:p>
          </draw:text-box>
        </draw:frame>
        <draw:frame draw:style-name="gr1" draw:text-style-name="P2" draw:layer="layout" svg:width="15.017cm" svg:height="0.475cm" svg:x="2.2cm" svg:y="11.779cm">
          <draw:text-box>
            <text:p text:style-name="P1"><text:span text:style-name="T6">33. </text:span><text:span text:style-name="T4"><text:s/>Initially, coalition states were reluctant to intervene for a number of reasons </text:span></text:p>
          </draw:text-box>
        </draw:frame>
        <draw:frame draw:style-name="gr1" draw:text-style-name="P2" draw:layer="layout" svg:width="14.721cm" svg:height="0.475cm" svg:x="2.2cm" svg:y="12.343cm">
          <draw:text-box>
            <text:p text:style-name="P1"><text:span text:style-name="T4">including: inhibitions about interference in the internal affairs of Iraq and being </text:span></text:p>
          </draw:text-box>
        </draw:frame>
        <draw:frame draw:style-name="gr1" draw:text-style-name="P2" draw:layer="layout" svg:width="15.742cm" svg:height="0.475cm" svg:x="2.2cm" svg:y="12.908cm">
          <draw:text-box>
            <text:p text:style-name="P1"><text:span text:style-name="T4">sucked into a civil war; concerns about the break-up of Iraq; and fears of a possible </text:span></text:p>
          </draw:text-box>
        </draw:frame>
        <draw:frame draw:style-name="gr1" draw:text-style-name="P2" draw:layer="layout" svg:width="16.173cm" svg:height="0.475cm" svg:x="2.2cm" svg:y="13.472cm">
          <draw:text-box>
            <text:p text:style-name="P1"><text:span text:style-name="T4">revolutionary Shia government. But outrage at Saddam Hussein’s actions, and claims </text:span></text:p>
          </draw:text-box>
        </draw:frame>
        <draw:frame draw:style-name="gr1" draw:text-style-name="P2" draw:layer="layout" svg:width="9.764cm" svg:height="0.475cm" svg:x="2.2cm" svg:y="14.036cm">
          <draw:text-box>
            <text:p text:style-name="P1"><text:span text:style-name="T4">that coalition rhetoric had encouraged the uprisings,</text:span></text:p>
          </draw:text-box>
        </draw:frame>
        <draw:frame draw:style-name="gr6" draw:text-style-name="P7" draw:layer="layout" svg:width="0.246cm" svg:height="0.276cm" svg:x="11.919cm" svg:y="14.055cm">
          <draw:text-box>
            <text:p text:style-name="P1"><text:span text:style-name="T9">3</text:span></text:p>
          </draw:text-box>
        </draw:frame>
        <draw:frame draw:style-name="gr1" draw:text-style-name="P2" draw:layer="layout" svg:width="5.938cm" svg:height="0.475cm" svg:x="12.057cm" svg:y="14.036cm">
          <draw:text-box>
            <text:p text:style-name="P1"><text:span text:style-name="T4"><text:s/></text:span><text:span text:style-name="T4">led to decisions to take action. </text:span></text:p>
          </draw:text-box>
        </draw:frame>
        <draw:frame draw:style-name="gr1" draw:text-style-name="P2" draw:layer="layout" svg:width="15.991cm" svg:height="0.475cm" svg:x="2.2cm" svg:y="14.601cm">
          <draw:text-box>
            <text:p text:style-name="P1"><text:span text:style-name="T4">US commanders warned that they would shoot down any Iraqi aircraft flying over the </text:span></text:p>
          </draw:text-box>
        </draw:frame>
        <draw:frame draw:style-name="gr1" draw:text-style-name="P2" draw:layer="layout" svg:width="15.441cm" svg:height="0.475cm" svg:x="2.2cm" svg:y="15.165cm">
          <draw:text-box>
            <text:p text:style-name="P1"><text:span text:style-name="T4">country; two Iraq Su-22 aircraft were subsequently shot down, one on 15 and one </text:span></text:p>
          </draw:text-box>
        </draw:frame>
        <draw:frame draw:style-name="gr1" draw:text-style-name="P2" draw:layer="layout" svg:width="2.483cm" svg:height="0.475cm" svg:x="2.2cm" svg:y="15.73cm">
          <draw:text-box>
            <text:p text:style-name="P1"><text:span text:style-name="T4">on 22 March.</text:span></text:p>
          </draw:text-box>
        </draw:frame>
        <draw:frame draw:style-name="gr1" draw:text-style-name="P2" draw:layer="layout" svg:width="16.283cm" svg:height="0.475cm" svg:x="2.2cm" svg:y="16.644cm">
          <draw:text-box>
            <text:p text:style-name="P1"><text:span text:style-name="T6">34. </text:span><text:span text:style-name="T4"><text:s/>On 5 April, the Security Council adopted resolution 688 (1991), which condemned </text:span></text:p>
          </draw:text-box>
        </draw:frame>
        <draw:frame draw:style-name="gr1" draw:text-style-name="P2" draw:layer="layout" svg:width="15.644cm" svg:height="0.475cm" svg:x="2.2cm" svg:y="17.209cm">
          <draw:text-box>
            <text:p text:style-name="P1"><text:span text:style-name="T4">“</text:span><text:span text:style-name="T4">the repression of the Iraqi civilian population in many parts of Iraq” and demanded </text:span></text:p>
          </draw:text-box>
        </draw:frame>
        <draw:frame draw:style-name="gr1" draw:text-style-name="P2" draw:layer="layout" svg:width="16.029cm" svg:height="0.475cm" svg:x="2.2cm" svg:y="17.773cm">
          <draw:text-box>
            <text:p text:style-name="P1"><text:span text:style-name="T4">that “Iraq, as a contribution to removing the threat to international peace and security </text:span></text:p>
          </draw:text-box>
        </draw:frame>
        <draw:frame draw:style-name="gr1" draw:text-style-name="P2" draw:layer="layout" svg:width="8.807cm" svg:height="0.475cm" svg:x="2.2cm" svg:y="18.338cm">
          <draw:text-box>
            <text:p text:style-name="P1"><text:span text:style-name="T4">in the region, immediately end this repression”.</text:span></text:p>
          </draw:text-box>
        </draw:frame>
        <draw:frame draw:style-name="gr6" draw:text-style-name="P7" draw:layer="layout" svg:width="0.246cm" svg:height="0.276cm" svg:x="10.977cm" svg:y="18.356cm">
          <draw:text-box>
            <text:p text:style-name="P1"><text:span text:style-name="T9">4</text:span></text:p>
          </draw:text-box>
        </draw:frame>
        <draw:frame draw:style-name="gr1" draw:text-style-name="P2" draw:layer="layout" svg:width="7.013cm" svg:height="0.475cm" svg:x="11.114cm" svg:y="18.338cm">
          <draw:text-box>
            <text:p text:style-name="P1"><text:span text:style-name="T4"><text:s/></text:span><text:span text:style-name="T4">It insisted that “Iraq allow immediate </text:span></text:p>
          </draw:text-box>
        </draw:frame>
        <draw:frame draw:style-name="gr1" draw:text-style-name="P2" draw:layer="layout" svg:width="16.228cm" svg:height="0.475cm" svg:x="2.2cm" svg:y="18.902cm">
          <draw:text-box>
            <text:p text:style-name="P1"><text:span text:style-name="T4">access by international humanitarian organisations”; requested the Secretary-General </text:span></text:p>
          </draw:text-box>
        </draw:frame>
        <draw:frame draw:style-name="gr1" draw:text-style-name="P2" draw:layer="layout" svg:width="15.446cm" svg:height="0.475cm" svg:x="2.2cm" svg:y="19.466cm">
          <draw:text-box>
            <text:p text:style-name="P1"><text:span text:style-name="T4">“</text:span><text:span text:style-name="T4">to pursue his humanitarian efforts in Iraq”; and appealed to all Member States “to </text:span></text:p>
          </draw:text-box>
        </draw:frame>
        <draw:frame draw:style-name="gr1" draw:text-style-name="P2" draw:layer="layout" svg:width="8.663cm" svg:height="0.475cm" svg:x="2.2cm" svg:y="20.031cm">
          <draw:text-box>
            <text:p text:style-name="P1"><text:span text:style-name="T4">contribute to these humanitarian relief efforts”.</text:span></text:p>
          </draw:text-box>
        </draw:frame>
        <draw:frame draw:style-name="gr1" draw:text-style-name="P2" draw:layer="layout" svg:width="16.639cm" svg:height="0.475cm" svg:x="2.2cm" svg:y="20.945cm">
          <draw:text-box>
            <text:p text:style-name="P1"><text:span text:style-name="T6">35. </text:span><text:span text:style-name="T4"><text:s/>By early April, however, Saddam Hussein had already regained control. Iraq’s ruling </text:span></text:p>
          </draw:text-box>
        </draw:frame>
        <draw:frame draw:style-name="gr1" draw:text-style-name="P2" draw:layer="layout" svg:width="16.224cm" svg:height="0.475cm" svg:x="2.2cm" svg:y="21.51cm">
          <draw:text-box>
            <text:p text:style-name="P1"><text:span text:style-name="T4">Revolutionary Command Council announced on 5 April “the complete crushing of acts </text:span></text:p>
          </draw:text-box>
        </draw:frame>
        <draw:frame draw:style-name="gr1" draw:text-style-name="P2" draw:layer="layout" svg:width="16.139cm" svg:height="0.475cm" svg:x="2.2cm" svg:y="22.074cm">
          <draw:text-box>
            <text:p text:style-name="P1"><text:span text:style-name="T4">of sedition, sabotage, and rioting in all towns of Iraq”. Refugees were moving towards </text:span></text:p>
          </draw:text-box>
        </draw:frame>
        <draw:frame draw:style-name="gr1" draw:text-style-name="P2" draw:layer="layout" svg:width="16.487cm" svg:height="0.475cm" svg:x="2.2cm" svg:y="22.639cm">
          <draw:text-box>
            <text:p text:style-name="P1"><text:span text:style-name="T4">the borders with Turkey and Iran and, because the border with Turkey was closed, their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5.703cm" svg:height="0.475cm" svg:x="2.2cm" svg:y="23.203cm">
          <draw:text-box>
            <text:p text:style-name="P1"><text:span text:style-name="T4">position caused serious concern. On 6 April, the US-led Operation Provide Comfort </text:span></text:p>
          </draw:text-box>
        </draw:frame>
        <draw:frame draw:style-name="gr8" draw:text-style-name="P9" draw:layer="layout" svg:width="0.205cm" svg:height="0.23cm" svg:x="2.2cm" svg:y="25.103cm">
          <draw:text-box>
            <text:p text:style-name="P1"><text:span text:style-name="T10">3 </text:span></text:p>
          </draw:text-box>
        </draw:frame>
        <draw:frame draw:style-name="gr4" draw:text-style-name="P5" draw:layer="layout" svg:width="16.101cm" svg:height="0.395cm" svg:x="2.417cm" svg:y="25.087cm">
          <draw:text-box>
            <text:p text:style-name="P1"><text:span text:style-name="T11">Dr Barham Salih, the Kurdistan Front spokesman in London, was reported in the </text:span><text:span text:style-name="T13">Los Angeles Times</text:span><text:span text:style-name="T11"> on </text:span></text:p>
          </draw:text-box>
        </draw:frame>
        <draw:frame draw:style-name="gr4" draw:text-style-name="P5" draw:layer="layout" svg:width="16.406cm" svg:height="0.395cm" svg:x="2.2cm" svg:y="25.511cm">
          <draw:text-box>
            <text:p text:style-name="P1"><text:span text:style-name="T11">8 April saying that the Kurds felt a bitter sense of betrayal, having taken President Bush’s encouragement </text:span></text:p>
          </draw:text-box>
        </draw:frame>
        <draw:frame draw:style-name="gr4" draw:text-style-name="P5" draw:layer="layout" svg:width="15.703cm" svg:height="0.395cm" svg:x="2.2cm" svg:y="25.934cm">
          <draw:text-box>
            <text:p text:style-name="P1"><text:span text:style-name="T11">of an Iraqi revolt literally. “I don’t know of any other interpretation … There was a clear statement that </text:span></text:p>
          </draw:text-box>
        </draw:frame>
        <draw:frame draw:style-name="gr4" draw:text-style-name="P5" draw:layer="layout" svg:width="10.755cm" svg:height="0.395cm" svg:x="2.2cm" svg:y="26.357cm">
          <draw:text-box>
            <text:p text:style-name="P1"><text:span text:style-name="T11">Saddam ought to be removed and the Iraqi people will be supported.”</text:span></text:p>
          </draw:text-box>
        </draw:frame>
        <draw:frame draw:style-name="gr8" draw:text-style-name="P9" draw:layer="layout" svg:width="0.205cm" svg:height="0.23cm" svg:x="2.2cm" svg:y="26.796cm">
          <draw:text-box>
            <text:p text:style-name="P1"><text:span text:style-name="T10">4 </text:span></text:p>
          </draw:text-box>
        </draw:frame>
        <draw:frame draw:style-name="gr4" draw:text-style-name="P5" draw:layer="layout" svg:width="6.653cm" svg:height="0.395cm" svg:x="2.417cm" svg:y="26.781cm">
          <draw:text-box>
            <text:p text:style-name="P1"><text:span text:style-name="T11">UN Security Council resolution 688 (1991).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1</text:span></text:p>
          </draw:text-box>
        </draw:frame>
        <draw:frame draw:style-name="gr1" draw:text-style-name="P2" draw:layer="layout" svg:width="16.008cm" svg:height="0.475cm" svg:x="2.2cm" svg:y="2.525cm">
          <draw:text-box>
            <text:p text:style-name="P1"><text:span text:style-name="T4">began to provide humanitarian relief to the Kurds and to help them return to northern </text:span></text:p>
          </draw:text-box>
        </draw:frame>
        <draw:frame draw:style-name="gr1" draw:text-style-name="P2" draw:layer="layout" svg:width="9.62cm" svg:height="0.475cm" svg:x="2.2cm" svg:y="3.09cm">
          <draw:text-box>
            <text:p text:style-name="P1"><text:span text:style-name="T4">Iraq. The creation of a No-Fly Zone (NFZ) followed.</text:span></text:p>
          </draw:text-box>
        </draw:frame>
        <draw:frame draw:style-name="gr1" draw:text-style-name="P2" draw:layer="layout" svg:width="14.133cm" svg:height="0.475cm" svg:x="2.2cm" svg:y="4.004cm">
          <draw:text-box>
            <text:p text:style-name="P1"><text:span text:style-name="T6">36. </text:span><text:span text:style-name="T4"><text:s/>Iraq did not accept the provisions of resolution 688. A Memorandum of </text:span></text:p>
          </draw:text-box>
        </draw:frame>
        <draw:frame draw:style-name="gr1" draw:text-style-name="P2" draw:layer="layout" svg:width="16.491cm" svg:height="0.475cm" svg:x="2.2cm" svg:y="4.568cm">
          <draw:text-box>
            <text:p text:style-name="P1"><text:span text:style-name="T4">Understanding (MOU) between the Government of Iraq and the UN, signed on 18 April, </text:span></text:p>
          </draw:text-box>
        </draw:frame>
        <draw:frame draw:style-name="gr1" draw:text-style-name="P2" draw:layer="layout" svg:width="15.631cm" svg:height="0.475cm" svg:x="2.2cm" svg:y="5.133cm">
          <draw:text-box>
            <text:p text:style-name="P1"><text:span text:style-name="T4">permitted only a limited UN presence to provide humanitarian assistance and relief </text:span></text:p>
          </draw:text-box>
        </draw:frame>
        <draw:frame draw:style-name="gr1" draw:text-style-name="P2" draw:layer="layout" svg:width="15.754cm" svg:height="0.475cm" svg:x="2.2cm" svg:y="5.697cm">
          <draw:text-box>
            <text:p text:style-name="P1"><text:span text:style-name="T4">for the “return and normalisation” of the lives of “displaced persons” in their place of </text:span></text:p>
          </draw:text-box>
        </draw:frame>
        <draw:frame draw:style-name="gr1" draw:text-style-name="P2" draw:layer="layout" svg:width="16.182cm" svg:height="0.475cm" svg:x="2.2cm" svg:y="6.262cm">
          <draw:text-box>
            <text:p text:style-name="P1"><text:span text:style-name="T4">origin, “without prejudice to the sovereignty, territorial integrity, political independence, </text:span></text:p>
          </draw:text-box>
        </draw:frame>
        <draw:frame draw:style-name="gr1" draw:text-style-name="P2" draw:layer="layout" svg:width="11.026cm" svg:height="0.475cm" svg:x="2.2cm" svg:y="6.826cm">
          <draw:text-box>
            <text:p text:style-name="P1"><text:span text:style-name="T4">security and non-interference in the internal affairs” of Iraq.</text:span></text:p>
          </draw:text-box>
        </draw:frame>
        <draw:frame draw:style-name="gr6" draw:text-style-name="P7" draw:layer="layout" svg:width="0.246cm" svg:height="0.276cm" svg:x="13.181cm" svg:y="6.845cm">
          <draw:text-box>
            <text:p text:style-name="P1"><text:span text:style-name="T9">5</text:span></text:p>
          </draw:text-box>
        </draw:frame>
        <draw:frame draw:style-name="gr1" draw:text-style-name="P2" draw:layer="layout" svg:width="5.455cm" svg:height="0.475cm" svg:x="13.319cm" svg:y="6.826cm">
          <draw:text-box>
            <text:p text:style-name="P1"><text:span text:style-name="T4"><text:s/></text:span><text:span text:style-name="T4">The MOU was to apply until </text:span></text:p>
          </draw:text-box>
        </draw:frame>
        <draw:frame draw:style-name="gr1" draw:text-style-name="P2" draw:layer="layout" svg:width="3.143cm" svg:height="0.475cm" svg:x="2.2cm" svg:y="7.391cm">
          <draw:text-box>
            <text:p text:style-name="P1"><text:span text:style-name="T4">December 1991.</text:span></text:p>
          </draw:text-box>
        </draw:frame>
        <draw:frame draw:style-name="gr1" draw:text-style-name="P2" draw:layer="layout" svg:width="4.908cm" svg:height="0.475cm" svg:x="2.2cm" svg:y="8.505cm">
          <draw:text-box>
            <text:p text:style-name="P1"><text:span text:style-name="T1">DIPLOMATIC ISOLATION</text:span></text:p>
          </draw:text-box>
        </draw:frame>
        <draw:frame draw:style-name="gr1" draw:text-style-name="P2" draw:layer="layout" svg:width="15.424cm" svg:height="0.475cm" svg:x="2.2cm" svg:y="9.27cm">
          <draw:text-box>
            <text:p text:style-name="P1"><text:span text:style-name="T6">37. </text:span><text:span text:style-name="T4"><text:s/>Iraq was widely regarded as a disruptive force within the region. In his time in </text:span></text:p>
          </draw:text-box>
        </draw:frame>
        <draw:frame draw:style-name="gr1" draw:text-style-name="P2" draw:layer="layout" svg:width="16.66cm" svg:height="0.475cm" svg:x="2.2cm" svg:y="9.834cm">
          <draw:text-box>
            <text:p text:style-name="P1"><text:span text:style-name="T4">power, Saddam Hussein had attacked Iran, Saudi Arabia, Israel and Kuwait. Despite the </text:span></text:p>
          </draw:text-box>
        </draw:frame>
        <draw:frame draw:style-name="gr1" draw:text-style-name="P2" draw:layer="layout" svg:width="16.203cm" svg:height="0.475cm" svg:x="2.2cm" svg:y="10.398cm">
          <draw:text-box>
            <text:p text:style-name="P1"><text:span text:style-name="T4">sanctions imposed by resolution 687 and the severe damage inflicted on Iraq’s armed </text:span></text:p>
          </draw:text-box>
        </draw:frame>
        <draw:frame draw:style-name="gr1" draw:text-style-name="P2" draw:layer="layout" svg:width="16.576cm" svg:height="0.475cm" svg:x="2.2cm" svg:y="10.963cm">
          <draw:text-box>
            <text:p text:style-name="P1"><text:span text:style-name="T4">forces, the regime continued to be seen as hostile and potentially threatening by Kuwait </text:span></text:p>
          </draw:text-box>
        </draw:frame>
        <draw:frame draw:style-name="gr1" draw:text-style-name="P2" draw:layer="layout" svg:width="6.919cm" svg:height="0.475cm" svg:x="2.2cm" svg:y="11.527cm">
          <draw:text-box>
            <text:p text:style-name="P1"><text:span text:style-name="T4">and some of Iraq’s other neighbours.</text:span></text:p>
          </draw:text-box>
        </draw:frame>
        <draw:frame draw:style-name="gr1" draw:text-style-name="P2" draw:layer="layout" svg:width="16.901cm" svg:height="0.475cm" svg:x="2.2cm" svg:y="12.442cm">
          <draw:text-box>
            <text:p text:style-name="P1"><text:span text:style-name="T6">38. </text:span><text:span text:style-name="T4"><text:s/>The boundary with Kuwait was demarcated by a UN Commission, and resolution 833 </text:span></text:p>
          </draw:text-box>
        </draw:frame>
        <draw:frame draw:style-name="gr1" draw:text-style-name="P2" draw:layer="layout" svg:width="15.111cm" svg:height="0.475cm" svg:x="2.2cm" svg:y="13.006cm">
          <draw:text-box>
            <text:p text:style-name="P1"><text:span text:style-name="T4">(1993) affirmed that its decisions were final. On 15 October 1994, following Iraqi </text:span></text:p>
          </draw:text-box>
        </draw:frame>
        <draw:frame draw:style-name="gr1" draw:text-style-name="P2" draw:layer="layout" svg:width="15.708cm" svg:height="0.475cm" svg:x="2.2cm" svg:y="13.571cm">
          <draw:text-box>
            <text:p text:style-name="P1"><text:span text:style-name="T4">military deployments towards Kuwait, resolution 949 (1994) noted past Iraqi threats </text:span></text:p>
          </draw:text-box>
        </draw:frame>
        <draw:frame draw:style-name="gr1" draw:text-style-name="P2" draw:layer="layout" svg:width="16.173cm" svg:height="0.475cm" svg:x="2.2cm" svg:y="14.135cm">
          <draw:text-box>
            <text:p text:style-name="P1"><text:span text:style-name="T4">and instances of actual use of force against its neighbours; warned that any hostile or </text:span></text:p>
          </draw:text-box>
        </draw:frame>
        <draw:frame draw:style-name="gr1" draw:text-style-name="P2" draw:layer="layout" svg:width="15.699cm" svg:height="0.475cm" svg:x="2.2cm" svg:y="14.7cm">
          <draw:text-box>
            <text:p text:style-name="P1"><text:span text:style-name="T4">provocative action against its neighbours constituted a threat to peace and security </text:span></text:p>
          </draw:text-box>
        </draw:frame>
        <draw:frame draw:style-name="gr1" draw:text-style-name="P2" draw:layer="layout" svg:width="15.052cm" svg:height="0.475cm" svg:x="2.2cm" svg:y="15.264cm">
          <draw:text-box>
            <text:p text:style-name="P1"><text:span text:style-name="T4">in the region; and underlined that the Security Council would “consider Iraq fully </text:span></text:p>
          </draw:text-box>
        </draw:frame>
        <draw:frame draw:style-name="gr1" draw:text-style-name="P2" draw:layer="layout" svg:width="15.742cm" svg:height="0.475cm" svg:x="2.2cm" svg:y="15.828cm">
          <draw:text-box>
            <text:p text:style-name="P1"><text:span text:style-name="T4">responsible for the serious consequences of any failure to fulfil the demands” in the </text:span></text:p>
          </draw:text-box>
        </draw:frame>
        <draw:frame draw:style-name="gr1" draw:text-style-name="P2" draw:layer="layout" svg:width="15.246cm" svg:height="0.475cm" svg:x="2.2cm" svg:y="16.393cm">
          <draw:text-box>
            <text:p text:style-name="P1"><text:span text:style-name="T4">resolution, including that Iraq withdraw its forces and not take any other action to </text:span></text:p>
          </draw:text-box>
        </draw:frame>
        <draw:frame draw:style-name="gr1" draw:text-style-name="P2" draw:layer="layout" svg:width="8.503cm" svg:height="0.475cm" svg:x="2.2cm" svg:y="16.957cm">
          <draw:text-box>
            <text:p text:style-name="P1"><text:span text:style-name="T4">enhance its military capacity in southern Iraq.</text:span></text:p>
          </draw:text-box>
        </draw:frame>
        <draw:frame draw:style-name="gr6" draw:text-style-name="P7" draw:layer="layout" svg:width="0.246cm" svg:height="0.276cm" svg:x="10.671cm" svg:y="16.976cm">
          <draw:text-box>
            <text:p text:style-name="P1"><text:span text:style-name="T9">6</text:span></text:p>
          </draw:text-box>
        </draw:frame>
        <draw:frame draw:style-name="gr1" draw:text-style-name="P2" draw:layer="layout" svg:width="7.898cm" svg:height="0.475cm" svg:x="10.808cm" svg:y="16.957cm">
          <draw:text-box>
            <text:p text:style-name="P1"><text:span text:style-name="T4"><text:s/></text:span><text:span text:style-name="T4">Iraq accepted the UN demarcation of the </text:span></text:p>
          </draw:text-box>
        </draw:frame>
        <draw:frame draw:style-name="gr1" draw:text-style-name="P2" draw:layer="layout" svg:width="7.305cm" svg:height="0.475cm" svg:x="2.2cm" svg:y="17.522cm">
          <draw:text-box>
            <text:p text:style-name="P1"><text:span text:style-name="T4">border in a letter of 27 November 1994</text:span></text:p>
          </draw:text-box>
        </draw:frame>
        <draw:frame draw:style-name="gr6" draw:text-style-name="P7" draw:layer="layout" svg:width="0.246cm" svg:height="0.276cm" svg:x="9.471cm" svg:y="17.541cm">
          <draw:text-box>
            <text:p text:style-name="P1"><text:span text:style-name="T9">7</text:span></text:p>
          </draw:text-box>
        </draw:frame>
        <draw:frame draw:style-name="gr1" draw:text-style-name="P2" draw:layer="layout" svg:width="8.562cm" svg:height="0.475cm" svg:x="9.609cm" svg:y="17.522cm">
          <draw:text-box>
            <text:p text:style-name="P1"><text:span text:style-name="T4"><text:s/></text:span><text:span text:style-name="T4">but Iraq’s claim to the territory of Kuwait was </text:span></text:p>
          </draw:text-box>
        </draw:frame>
        <draw:frame draw:style-name="gr1" draw:text-style-name="P2" draw:layer="layout" svg:width="2.906cm" svg:height="0.475cm" svg:x="2.2cm" svg:y="18.086cm">
          <draw:text-box>
            <text:p text:style-name="P1"><text:span text:style-name="T4">never resolved.</text:span></text:p>
          </draw:text-box>
        </draw:frame>
        <draw:frame draw:style-name="gr6" draw:text-style-name="P7" draw:layer="layout" svg:width="0.246cm" svg:height="0.276cm" svg:x="5.094cm" svg:y="18.105cm">
          <draw:text-box>
            <text:p text:style-name="P1"><text:span text:style-name="T9">8</text:span></text:p>
          </draw:text-box>
        </draw:frame>
        <draw:frame draw:style-name="gr1" draw:text-style-name="P2" draw:layer="layout" svg:width="14.806cm" svg:height="0.475cm" svg:x="2.2cm" svg:y="19.001cm">
          <draw:text-box>
            <text:p text:style-name="P1"><text:span text:style-name="T6">39. </text:span><text:span text:style-name="T4"><text:s/>The US and UK did not resume diplomatic relations with Iraq. Of the other </text:span></text:p>
          </draw:text-box>
        </draw:frame>
        <draw:frame draw:style-name="gr1" draw:text-style-name="P2" draw:layer="layout" svg:width="14.831cm" svg:height="0.475cm" svg:x="2.2cm" svg:y="19.565cm">
          <draw:text-box>
            <text:p text:style-name="P1"><text:span text:style-name="T4">Permanent Members of the Security Council, Russia and China maintained an </text:span></text:p>
          </draw:text-box>
        </draw:frame>
        <draw:frame draw:style-name="gr1" draw:text-style-name="P2" draw:layer="layout" svg:width="15.445cm" svg:height="0.475cm" svg:x="2.2cm" svg:y="20.13cm">
          <draw:text-box>
            <text:p text:style-name="P1"><text:span text:style-name="T4">Embassy in Baghdad, and France maintained a liaison office. Russia represented </text:span></text:p>
          </draw:text-box>
        </draw:frame>
        <draw:frame draw:style-name="gr1" draw:text-style-name="P2" draw:layer="layout" svg:width="3.439cm" svg:height="0.475cm" svg:x="2.2cm" svg:y="20.694cm">
          <draw:text-box>
            <text:p text:style-name="P1"><text:span text:style-name="T4">the UK’s interests.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6" draw:text-style-name="P7" draw:layer="layout" svg:width="0.246cm" svg:height="0.276cm" svg:x="5.627cm" svg:y="20.713cm">
          <draw:text-box>
            <text:p text:style-name="P1"><text:span text:style-name="T9">9</text:span></text:p>
          </draw:text-box>
        </draw:frame>
        <draw:frame draw:style-name="gr8" draw:text-style-name="P9" draw:layer="layout" svg:width="0.205cm" svg:height="0.23cm" svg:x="2.2cm" svg:y="24.68cm">
          <draw:text-box>
            <text:p text:style-name="P1"><text:span text:style-name="T10">5 </text:span></text:p>
          </draw:text-box>
        </draw:frame>
        <draw:frame draw:style-name="gr4" draw:text-style-name="P5" draw:layer="layout" svg:width="14.869cm" svg:height="0.395cm" svg:x="2.417cm" svg:y="24.664cm">
          <draw:text-box>
            <text:p text:style-name="P1"><text:span text:style-name="T11">Memorandum of Understanding signed by the Iraq Minister of Foreign Affairs and the Secretary-</text:span></text:p>
          </draw:text-box>
        </draw:frame>
        <draw:frame draw:style-name="gr4" draw:text-style-name="P5" draw:layer="layout" svg:width="12.727cm" svg:height="0.395cm" svg:x="2.2cm" svg:y="25.087cm">
          <draw:text-box>
            <text:p text:style-name="P1"><text:span text:style-name="T11">General’s Executive Delegate, His Excellency Sadruddin Aga Khan, 18 April 1991.</text:span></text:p>
          </draw:text-box>
        </draw:frame>
        <draw:frame draw:style-name="gr8" draw:text-style-name="P9" draw:layer="layout" svg:width="0.205cm" svg:height="0.23cm" svg:x="2.2cm" svg:y="25.526cm">
          <draw:text-box>
            <text:p text:style-name="P1"><text:span text:style-name="T10">6 </text:span></text:p>
          </draw:text-box>
        </draw:frame>
        <draw:frame draw:style-name="gr4" draw:text-style-name="P5" draw:layer="layout" svg:width="6.653cm" svg:height="0.395cm" svg:x="2.417cm" svg:y="25.511cm">
          <draw:text-box>
            <text:p text:style-name="P1"><text:span text:style-name="T11">UN Security Council resolution 833 (1993).</text:span></text:p>
          </draw:text-box>
        </draw:frame>
        <draw:frame draw:style-name="gr8" draw:text-style-name="P9" draw:layer="layout" svg:width="0.205cm" svg:height="0.23cm" svg:x="2.2cm" svg:y="25.95cm">
          <draw:text-box>
            <text:p text:style-name="P1"><text:span text:style-name="T10">7 </text:span></text:p>
          </draw:text-box>
        </draw:frame>
        <draw:frame draw:style-name="gr4" draw:text-style-name="P5" draw:layer="layout" svg:width="16.055cm" svg:height="0.395cm" svg:x="2.417cm" svg:y="25.934cm">
          <draw:text-box>
            <text:p text:style-name="P1"><text:span text:style-name="T11">Paper FCO Research Analysts, November 2009, ‘UN Security Council Resolutions on Iraq, 1990-2001’.</text:span></text:p>
          </draw:text-box>
        </draw:frame>
        <draw:frame draw:style-name="gr8" draw:text-style-name="P9" draw:layer="layout" svg:width="0.205cm" svg:height="0.23cm" svg:x="2.2cm" svg:y="26.373cm">
          <draw:text-box>
            <text:p text:style-name="P1"><text:span text:style-name="T10">8 </text:span></text:p>
          </draw:text-box>
        </draw:frame>
        <draw:frame draw:style-name="gr4" draw:text-style-name="P5" draw:layer="layout" svg:width="15.111cm" svg:height="0.395cm" svg:x="2.417cm" svg:y="26.357cm">
          <draw:text-box>
            <text:p text:style-name="P1"><text:span text:style-name="T11">Minutes, Defence Committee (House of Commons), 19 April 2000, [Evidence Session], Qs 20-39.</text:span></text:p>
          </draw:text-box>
        </draw:frame>
        <draw:frame draw:style-name="gr8" draw:text-style-name="P9" draw:layer="layout" svg:width="0.205cm" svg:height="0.23cm" svg:x="2.2cm" svg:y="26.796cm">
          <draw:text-box>
            <text:p text:style-name="P1"><text:span text:style-name="T10">9 </text:span></text:p>
          </draw:text-box>
        </draw:frame>
        <draw:frame draw:style-name="gr4" draw:text-style-name="P5" draw:layer="layout" svg:width="16.186cm" svg:height="0.395cm" svg:x="2.414cm" svg:y="26.781cm">
          <draw:text-box>
            <text:p text:style-name="P1"><text:span text:style-name="T11">The UK did not maintain a British Interests Section staffed by UK diplomats within the Russian Embassy.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2</text:span></text:p>
          </draw:text-box>
        </draw:frame>
        <draw:frame draw:style-name="gr5" draw:text-style-name="P6" draw:layer="layout" svg:width="6.627cm" svg:height="0.556cm" svg:x="2.2cm" svg:y="2.513cm">
          <draw:text-box>
            <text:p text:style-name="P1"><text:span text:style-name="T8">The strategy of containment</text:span></text:p>
          </draw:text-box>
        </draw:frame>
        <draw:frame draw:style-name="gr1" draw:text-style-name="P2" draw:layer="layout" svg:width="16.664cm" svg:height="0.475cm" svg:x="2.2cm" svg:y="3.341cm">
          <draw:text-box>
            <text:p text:style-name="P1"><text:span text:style-name="T6">40. </text:span><text:span text:style-name="T4"><text:s/>The coalition had made a deliberate decision in 1991 not to pursue the overthrow of </text:span></text:p>
          </draw:text-box>
        </draw:frame>
        <draw:frame draw:style-name="gr1" draw:text-style-name="P2" draw:layer="layout" svg:width="16.178cm" svg:height="0.475cm" svg:x="2.2cm" svg:y="3.905cm">
          <draw:text-box>
            <text:p text:style-name="P1"><text:span text:style-name="T4">Saddam Hussein. Mr Baker stated in April 1991 that “the removal of Saddam Hussein </text:span></text:p>
          </draw:text-box>
        </draw:frame>
        <draw:frame draw:style-name="gr1" draw:text-style-name="P2" draw:layer="layout" svg:width="12.329cm" svg:height="0.475cm" svg:x="2.2cm" svg:y="4.47cm">
          <draw:text-box>
            <text:p text:style-name="P1"><text:span text:style-name="T4">was neither a political nor a military objective” of the US, and that:</text:span></text:p>
          </draw:text-box>
        </draw:frame>
        <draw:frame draw:style-name="gr1" draw:text-style-name="P2" draw:layer="layout" svg:width="15.657cm" svg:height="0.475cm" svg:x="2.95cm" svg:y="5.384cm">
          <draw:text-box>
            <text:p text:style-name="P1"><text:span text:style-name="T4">“</text:span><text:span text:style-name="T4">We are not prepared to go down the slippery slope of being sucked into a civil war </text:span></text:p>
          </draw:text-box>
        </draw:frame>
        <draw:frame draw:style-name="gr1" draw:text-style-name="P2" draw:layer="layout" svg:width="14.959cm" svg:height="0.475cm" svg:x="2.95cm" svg:y="5.949cm">
          <draw:text-box>
            <text:p text:style-name="P1"><text:span text:style-name="T4">… </text:span><text:span text:style-name="T4">We cannot police what goes on inside Iraq, and we cannot be the arbiters of </text:span></text:p>
          </draw:text-box>
        </draw:frame>
        <draw:frame draw:style-name="gr1" draw:text-style-name="P2" draw:layer="layout" svg:width="15.636cm" svg:height="0.475cm" svg:x="2.95cm" svg:y="6.513cm">
          <draw:text-box>
            <text:p text:style-name="P1"><text:span text:style-name="T4">who governs Iraq. As President [George HW] Bush has repeatedly made clear, our </text:span></text:p>
          </draw:text-box>
        </draw:frame>
        <draw:frame draw:style-name="gr1" draw:text-style-name="P2" draw:layer="layout" svg:width="15.107cm" svg:height="0.475cm" svg:x="2.95cm" svg:y="7.078cm">
          <draw:text-box>
            <text:p text:style-name="P1"><text:span text:style-name="T4">objective was the liberation of Kuwait. It never extended to the remaking of Iraq. </text:span></text:p>
          </draw:text-box>
        </draw:frame>
        <draw:frame draw:style-name="gr1" draw:text-style-name="P2" draw:layer="layout" svg:width="12.029cm" svg:height="0.475cm" svg:x="2.95cm" svg:y="7.642cm">
          <draw:text-box>
            <text:p text:style-name="P1"><text:span text:style-name="T4">We repeatedly said that could only be done by the Iraqi people.”</text:span></text:p>
          </draw:text-box>
        </draw:frame>
        <draw:frame draw:style-name="gr6" draw:text-style-name="P7" draw:layer="layout" svg:width="0.273cm" svg:height="0.276cm" svg:x="14.921cm" svg:y="7.661cm">
          <draw:text-box>
            <text:p text:style-name="P1"><text:span text:style-name="T9">10</text:span></text:p>
          </draw:text-box>
        </draw:frame>
        <draw:frame draw:style-name="gr1" draw:text-style-name="P2" draw:layer="layout" svg:width="16.122cm" svg:height="0.475cm" svg:x="2.2cm" svg:y="8.556cm">
          <draw:text-box>
            <text:p text:style-name="P1"><text:span text:style-name="T6">41. </text:span><text:span text:style-name="T4"><text:s/>In a later interview, Mr Dick Cheney, the US Defense Secretary in 1991, said that </text:span></text:p>
          </draw:text-box>
        </draw:frame>
        <draw:frame draw:style-name="gr1" draw:text-style-name="P2" draw:layer="layout" svg:width="16.305cm" svg:height="0.475cm" svg:x="2.2cm" svg:y="9.121cm">
          <draw:text-box>
            <text:p text:style-name="P1"><text:span text:style-name="T4">there had been concern about what to do with Iraqi soldiers who were “surrendering in </text:span></text:p>
          </draw:text-box>
        </draw:frame>
        <draw:frame draw:style-name="gr1" draw:text-style-name="P2" draw:layer="layout" svg:width="16.855cm" svg:height="0.475cm" svg:x="2.2cm" svg:y="9.685cm">
          <draw:text-box>
            <text:p text:style-name="P1"><text:span text:style-name="T4">droves”; and that there was a limit to how long you could “continue the bloodshed without </text:span></text:p>
          </draw:text-box>
        </draw:frame>
        <draw:frame draw:style-name="gr1" draw:text-style-name="P2" draw:layer="layout" svg:width="17.041cm" svg:height="0.475cm" svg:x="2.2cm" svg:y="10.25cm">
          <draw:text-box>
            <text:p text:style-name="P1"><text:span text:style-name="T4">having it look as though we were asking our troops to do something we probably shouldn’t </text:span></text:p>
          </draw:text-box>
        </draw:frame>
        <draw:frame draw:style-name="gr1" draw:text-style-name="P2" draw:layer="layout" svg:width="3.05cm" svg:height="0.475cm" svg:x="2.2cm" svg:y="10.814cm">
          <draw:text-box>
            <text:p text:style-name="P1"><text:span text:style-name="T4">ask them to do”.</text:span></text:p>
          </draw:text-box>
        </draw:frame>
        <draw:frame draw:style-name="gr6" draw:text-style-name="P7" draw:layer="layout" svg:width="0.256cm" svg:height="0.276cm" svg:x="5.188cm" svg:y="10.833cm">
          <draw:text-box>
            <text:p text:style-name="P1"><text:span text:style-name="T9">11</text:span></text:p>
          </draw:text-box>
        </draw:frame>
        <draw:frame draw:style-name="gr1" draw:text-style-name="P2" draw:layer="layout" svg:width="13.177cm" svg:height="0.475cm" svg:x="5.441cm" svg:y="10.814cm">
          <draw:text-box>
            <text:p text:style-name="P1"><text:span text:style-name="T4"><text:s/></text:span><text:span text:style-name="T4">He added that, while some had argued that the coalition should have </text:span></text:p>
          </draw:text-box>
        </draw:frame>
        <draw:frame draw:style-name="gr1" draw:text-style-name="P2" draw:layer="layout" svg:width="17.003cm" svg:height="0.475cm" svg:x="2.2cm" svg:y="11.379cm">
          <draw:text-box>
            <text:p text:style-name="P1"><text:span text:style-name="T4">continued to Baghdad, he thought that if they had done that “we would have been bogged </text:span></text:p>
          </draw:text-box>
        </draw:frame>
        <draw:frame draw:style-name="gr1" draw:text-style-name="P2" draw:layer="layout" svg:width="16.203cm" svg:height="0.475cm" svg:x="2.2cm" svg:y="11.943cm">
          <draw:text-box>
            <text:p text:style-name="P1"><text:span text:style-name="T4">down there for a very long time with the real possibility we might not have succeeded”.</text:span></text:p>
          </draw:text-box>
        </draw:frame>
        <draw:frame draw:style-name="gr1" draw:text-style-name="P2" draw:layer="layout" svg:width="15.868cm" svg:height="0.475cm" svg:x="2.2cm" svg:y="12.858cm">
          <draw:text-box>
            <text:p text:style-name="P1"><text:span text:style-name="T6">42. </text:span><text:span text:style-name="T4"><text:s/>From the end of the conflict, the objective of encouraging a change of regime in </text:span></text:p>
          </draw:text-box>
        </draw:frame>
        <draw:frame draw:style-name="gr1" draw:text-style-name="P2" draw:layer="layout" svg:width="16.169cm" svg:height="0.475cm" svg:x="2.2cm" svg:y="13.422cm">
          <draw:text-box>
            <text:p text:style-name="P1"><text:span text:style-name="T4">Baghdad was an element of the policy debate in Washington. Mr Richard Haass, who </text:span></text:p>
          </draw:text-box>
        </draw:frame>
        <draw:frame draw:style-name="gr1" draw:text-style-name="P2" draw:layer="layout" svg:width="16.33cm" svg:height="0.475cm" svg:x="2.2cm" svg:y="13.986cm">
          <draw:text-box>
            <text:p text:style-name="P1"><text:span text:style-name="T4">served in the administration of each President Bush, observed that the administrations </text:span></text:p>
          </draw:text-box>
        </draw:frame>
        <draw:frame draw:style-name="gr1" draw:text-style-name="P2" draw:layer="layout" svg:width="15.873cm" svg:height="0.475cm" svg:x="2.2cm" svg:y="14.551cm">
          <draw:text-box>
            <text:p text:style-name="P1"><text:span text:style-name="T4">of President George HW Bush, President Bill Clinton and President George W Bush </text:span></text:p>
          </draw:text-box>
        </draw:frame>
        <draw:frame draw:style-name="gr1" draw:text-style-name="P2" draw:layer="layout" svg:width="15.606cm" svg:height="0.475cm" svg:x="2.2cm" svg:y="15.115cm">
          <draw:text-box>
            <text:p text:style-name="P1"><text:span text:style-name="T4">“</text:span><text:span text:style-name="T4">each contended with the question of how to balance containment with a desire for </text:span></text:p>
          </draw:text-box>
        </draw:frame>
        <draw:frame draw:style-name="gr1" draw:text-style-name="P2" draw:layer="layout" svg:width="3.071cm" svg:height="0.475cm" svg:x="2.2cm" svg:y="15.68cm">
          <draw:text-box>
            <text:p text:style-name="P1"><text:span text:style-name="T4">regime change”.</text:span></text:p>
          </draw:text-box>
        </draw:frame>
        <draw:frame draw:style-name="gr6" draw:text-style-name="P7" draw:layer="layout" svg:width="0.273cm" svg:height="0.276cm" svg:x="5.259cm" svg:y="15.699cm">
          <draw:text-box>
            <text:p text:style-name="P1"><text:span text:style-name="T9">12</text:span></text:p>
          </draw:text-box>
        </draw:frame>
        <draw:frame draw:style-name="gr1" draw:text-style-name="P2" draw:layer="layout" svg:width="16.846cm" svg:height="0.475cm" svg:x="2.2cm" svg:y="16.594cm">
          <draw:text-box>
            <text:p text:style-name="P1"><text:span text:style-name="T6">43. </text:span><text:span text:style-name="T4"><text:s/>Saddam Hussein proved more intractable than was predicted. Throughout the 1990s </text:span></text:p>
          </draw:text-box>
        </draw:frame>
        <draw:frame draw:style-name="gr1" draw:text-style-name="P2" draw:layer="layout" svg:width="15.653cm" svg:height="0.475cm" svg:x="2.2cm" svg:y="17.159cm">
          <draw:text-box>
            <text:p text:style-name="P1"><text:span text:style-name="T4">the UN Security Council frequently discussed Iraq and Saddam’s continued refusal </text:span></text:p>
          </draw:text-box>
        </draw:frame>
        <draw:frame draw:style-name="gr1" draw:text-style-name="P2" draw:layer="layout" svg:width="15.86cm" svg:height="0.475cm" svg:x="2.2cm" svg:y="17.723cm">
          <draw:text-box>
            <text:p text:style-name="P1"><text:span text:style-name="T4">to accept all the obligations imposed. A total of 41 resolutions were passed between </text:span></text:p>
          </draw:text-box>
        </draw:frame>
        <draw:frame draw:style-name="gr1" draw:text-style-name="P2" draw:layer="layout" svg:width="16.106cm" svg:height="0.475cm" svg:x="2.2cm" svg:y="18.288cm">
          <draw:text-box>
            <text:p text:style-name="P1"><text:span text:style-name="T4">resolution 687and December 2000. There were continuous efforts to contain the Iraqi </text:span></text:p>
          </draw:text-box>
        </draw:frame>
        <draw:frame draw:style-name="gr1" draw:text-style-name="P2" draw:layer="layout" svg:width="15.653cm" svg:height="0.475cm" svg:x="2.2cm" svg:y="18.852cm">
          <draw:text-box>
            <text:p text:style-name="P1"><text:span text:style-name="T4">threat and put pressure on Iraq to disarm and to comply with the Security Council’s </text:span></text:p>
          </draw:text-box>
        </draw:frame>
        <draw:frame draw:style-name="gr1" draw:text-style-name="P2" draw:layer="layout" svg:width="16.207cm" svg:height="0.475cm" svg:x="2.2cm" svg:y="19.416cm">
          <draw:text-box>
            <text:p text:style-name="P1"><text:span text:style-name="T4">requirements. Saddam Hussein’s objective was to break out from UN restrictions and, </text:span></text:p>
          </draw:text-box>
        </draw:frame>
        <draw:frame draw:style-name="gr1" draw:text-style-name="P2" draw:layer="layout" svg:width="14.014cm" svg:height="0.475cm" svg:x="2.2cm" svg:y="19.981cm">
          <draw:text-box>
            <text:p text:style-name="P1"><text:span text:style-name="T4">by avoiding full compliance, to retain and rebuild Iraq’s military capabilities.</text:span></text:p>
          </draw:text-box>
        </draw:frame>
        <draw:frame draw:style-name="gr1" draw:text-style-name="P2" draw:layer="layout" svg:width="15.056cm" svg:height="0.475cm" svg:x="2.2cm" svg:y="20.895cm">
          <draw:text-box>
            <text:p text:style-name="P1"><text:span text:style-name="T6">44. </text:span><text:span text:style-name="T4"><text:s/>In addition to diplomatic isolation, the strategy of “containment” had several </text:span></text:p>
          </draw:text-box>
        </draw:frame>
        <draw:frame draw:style-name="gr1" draw:text-style-name="P2" draw:layer="layout" svg:width="15.526cm" svg:height="0.475cm" svg:x="2.2cm" svg:y="21.46cm">
          <draw:text-box>
            <text:p text:style-name="P1"><text:span text:style-name="T4">dimensions which developed in response to challenges posed by the Iraqi regime, </text:span></text:p>
          </draw:text-box>
        </draw:frame>
        <draw:frame draw:style-name="gr1" draw:text-style-name="P2" draw:layer="layout" svg:width="1.797cm" svg:height="0.475cm" svg:x="2.2cm" svg:y="22.024cm">
          <draw:text-box>
            <text:p text:style-name="P1"><text:span text:style-name="T4">including:</text:span></text:p>
          </draw:text-box>
        </draw:frame>
        <draw:frame draw:style-name="gr2" draw:text-style-name="P3" draw:layer="layout" svg:width="0.634cm" svg:height="0.712cm" svg:x="2.95cm" svg:y="22.78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045cm" svg:height="0.475cm" svg:x="3.7cm" svg:y="22.939cm">
          <draw:text-box>
            <text:p text:style-name="P1"><text:span text:style-name="T4">NFZs covering the North and South of Iraq, patrolled by US, UK and <text:s/></text:span></text:p>
          </draw:text-box>
        </draw:frame>
        <draw:frame draw:style-name="gr1" draw:text-style-name="P2" draw:layer="layout" svg:width="5.099cm" svg:height="0.475cm" svg:x="3.7cm" svg:y="23.503cm">
          <draw:text-box>
            <text:p text:style-name="P1"><text:span text:style-name="T4">(until 1996) French aircraft;</text:span></text:p>
          </draw:text-box>
        </draw:frame>
        <draw:frame draw:style-name="gr2" draw:text-style-name="P3" draw:layer="layout" svg:width="0.634cm" svg:height="0.712cm" svg:x="2.95cm" svg:y="24.011cm">
          <draw:text-box>
            <text:p text:style-name="P1"><text:span text:style-name="T12">•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3.85cm" svg:height="0.475cm" svg:x="3.7cm" svg:y="24.168cm">
          <draw:text-box>
            <text:p text:style-name="P1"><text:span text:style-name="T4">economic sanctions;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0">10 </text:span></text:p>
          </draw:text-box>
        </draw:frame>
        <draw:frame draw:style-name="gr4" draw:text-style-name="P5" draw:layer="layout" svg:width="12.033cm" svg:height="0.395cm" svg:x="2.532cm" svg:y="25.934cm">
          <draw:text-box>
            <text:p text:style-name="P1"><text:span text:style-name="T11">Statements by James A Baker III reported in </text:span><text:span text:style-name="T13">Los Angeles Times</text:span><text:span text:style-name="T11">, 8 April 1991.</text:span></text:p>
          </draw:text-box>
        </draw:frame>
        <draw:frame draw:style-name="gr8" draw:text-style-name="P9" draw:layer="layout" svg:width="0.273cm" svg:height="0.23cm" svg:x="2.2cm" svg:y="26.373cm">
          <draw:text-box>
            <text:p text:style-name="P1"><text:span text:style-name="T10">11 </text:span></text:p>
          </draw:text-box>
        </draw:frame>
        <draw:frame draw:style-name="gr4" draw:text-style-name="P5" draw:layer="layout" svg:width="8.029cm" svg:height="0.395cm" svg:x="2.513cm" svg:y="26.357cm">
          <draw:text-box>
            <text:p text:style-name="P1"><text:span text:style-name="T11">Transcript </text:span><text:span text:style-name="T13">Frontline</text:span><text:span text:style-name="T11">, ‘Oral History: Richard Cheney’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0">12 </text:span></text:p>
          </draw:text-box>
        </draw:frame>
        <draw:frame draw:style-name="gr4" draw:text-style-name="P5" draw:layer="layout" svg:width="15.195cm" svg:height="0.395cm" svg:x="2.532cm" svg:y="26.781cm">
          <draw:text-box>
            <text:p text:style-name="P1"><text:span text:style-name="T11">Haass RN. </text:span><text:span text:style-name="T13">War of Necessity War of Choice: A Memoir of two Iraqi Wars</text:span><text:span text:style-name="T11">. Simon &amp; Schuster, 2009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6.246cm" svg:height="0.475cm" svg:x="3.7cm" svg:y="2.525cm">
          <draw:text-box>
            <text:p text:style-name="P1"><text:span text:style-name="T4">a ban on the sale of arms to Iraq;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19cm" svg:height="0.475cm" svg:x="3.7cm" svg:y="3.19cm">
          <draw:text-box>
            <text:p text:style-name="P1"><text:span text:style-name="T4">a naval force in the Gulf with powers to intercept ships suspected of breaching </text:span></text:p>
          </draw:text-box>
        </draw:frame>
        <draw:frame draw:style-name="gr1" draw:text-style-name="P2" draw:layer="layout" svg:width="1.915cm" svg:height="0.475cm" svg:x="3.7cm" svg:y="3.754cm">
          <draw:text-box>
            <text:p text:style-name="P1"><text:span text:style-name="T4">sanctions;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36cm" svg:height="0.475cm" svg:x="3.7cm" svg:y="4.418cm">
          <draw:text-box>
            <text:p text:style-name="P1"><text:span text:style-name="T4">military forces of the US, the UK and other allies stationed in neighbouring </text:span></text:p>
          </draw:text-box>
        </draw:frame>
        <draw:frame draw:style-name="gr1" draw:text-style-name="P2" draw:layer="layout" svg:width="5.416cm" svg:height="0.475cm" svg:x="3.7cm" svg:y="4.983cm">
          <draw:text-box>
            <text:p text:style-name="P1"><text:span text:style-name="T4">countries as a deterrent; and</text:span></text:p>
          </draw:text-box>
        </draw:frame>
        <draw:frame draw:style-name="gr2" draw:text-style-name="P3" draw:layer="layout" svg:width="0.634cm" svg:height="0.712cm" svg:x="2.95cm" svg:y="5.49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75cm" svg:height="0.475cm" svg:x="3.7cm" svg:y="5.647cm">
          <draw:text-box>
            <text:p text:style-name="P1"><text:span text:style-name="T4">efforts to enforce the provisions set out in resolution 687 for the destruction of </text:span></text:p>
          </draw:text-box>
        </draw:frame>
        <draw:frame draw:style-name="gr1" draw:text-style-name="P2" draw:layer="layout" svg:width="14.891cm" svg:height="0.475cm" svg:x="3.7cm" svg:y="6.212cm">
          <draw:text-box>
            <text:p text:style-name="P1"><text:span text:style-name="T4">Iraq’s chemical, biological and nuclear weapons programmes, and of its longer-</text:span></text:p>
          </draw:text-box>
        </draw:frame>
        <draw:frame draw:style-name="gr1" draw:text-style-name="P2" draw:layer="layout" svg:width="11.656cm" svg:height="0.475cm" svg:x="3.7cm" svg:y="6.776cm">
          <draw:text-box>
            <text:p text:style-name="P1"><text:span text:style-name="T4">range missiles, under the supervision of UNSCOM inspectors.</text:span></text:p>
          </draw:text-box>
        </draw:frame>
        <draw:frame draw:style-name="gr1" draw:text-style-name="P2" draw:layer="layout" svg:width="10.513cm" svg:height="0.475cm" svg:x="2.2cm" svg:y="7.691cm">
          <draw:text-box>
            <text:p text:style-name="P1"><text:span text:style-name="T4">Those elements are described in the following Sections.</text:span></text:p>
          </draw:text-box>
        </draw:frame>
        <draw:frame draw:style-name="gr1" draw:text-style-name="P2" draw:layer="layout" svg:width="16.63cm" svg:height="0.475cm" svg:x="2.2cm" svg:y="8.605cm">
          <draw:text-box>
            <text:p text:style-name="P1"><text:span text:style-name="T6">45. </text:span><text:span text:style-name="T4"><text:s/>Sir Peter Ricketts, FCO Director General Political 2001 to 2003, told the Inquiry that </text:span></text:p>
          </draw:text-box>
        </draw:frame>
        <draw:frame draw:style-name="gr1" draw:text-style-name="P2" draw:layer="layout" svg:width="16.017cm" svg:height="0.475cm" svg:x="2.2cm" svg:y="9.17cm">
          <draw:text-box>
            <text:p text:style-name="P1"><text:span text:style-name="T4">the purpose of the UK’s policy was “containment” of “Saddam Hussein’s ambitions to </text:span></text:p>
          </draw:text-box>
        </draw:frame>
        <draw:frame draw:style-name="gr1" draw:text-style-name="P2" draw:layer="layout" svg:width="16.097cm" svg:height="0.475cm" svg:x="2.2cm" svg:y="9.734cm">
          <draw:text-box>
            <text:p text:style-name="P1"><text:span text:style-name="T4">redevelop weapons of mass destruction but also containment of the threat which Iraq </text:span></text:p>
          </draw:text-box>
        </draw:frame>
        <draw:frame draw:style-name="gr1" draw:text-style-name="P2" draw:layer="layout" svg:width="4.735cm" svg:height="0.475cm" svg:x="2.2cm" svg:y="10.298cm">
          <draw:text-box>
            <text:p text:style-name="P1"><text:span text:style-name="T4">had posed to the region”.</text:span></text:p>
          </draw:text-box>
        </draw:frame>
        <draw:frame draw:style-name="gr6" draw:text-style-name="P7" draw:layer="layout" svg:width="0.273cm" svg:height="0.276cm" svg:x="6.907cm" svg:y="10.317cm">
          <draw:text-box>
            <text:p text:style-name="P1"><text:span text:style-name="T9">13</text:span></text:p>
          </draw:text-box>
        </draw:frame>
        <draw:frame draw:style-name="gr1" draw:text-style-name="P2" draw:layer="layout" svg:width="16.131cm" svg:height="0.475cm" svg:x="2.2cm" svg:y="11.213cm">
          <draw:text-box>
            <text:p text:style-name="P1"><text:span text:style-name="T6">46. </text:span><text:span text:style-name="T4"><text:s/>Sir Peter said that containment had three strands. The first was sanctions, where </text:span></text:p>
          </draw:text-box>
        </draw:frame>
        <draw:frame draw:style-name="gr1" draw:text-style-name="P2" draw:layer="layout" svg:width="15.843cm" svg:height="0.475cm" svg:x="2.2cm" svg:y="11.777cm">
          <draw:text-box>
            <text:p text:style-name="P1"><text:span text:style-name="T4">the arms embargo was the most effective element and sanctions on Iraqi oil exports </text:span></text:p>
          </draw:text-box>
        </draw:frame>
        <draw:frame draw:style-name="gr1" draw:text-style-name="P2" draw:layer="layout" svg:width="14.98cm" svg:height="0.475cm" svg:x="2.2cm" svg:y="12.342cm">
          <draw:text-box>
            <text:p text:style-name="P1"><text:span text:style-name="T4">and revenues were handled through the complex machinery of the Oil-for-Food </text:span></text:p>
          </draw:text-box>
        </draw:frame>
        <draw:frame draw:style-name="gr1" draw:text-style-name="P2" draw:layer="layout" svg:width="15.809cm" svg:height="0.475cm" svg:x="2.2cm" svg:y="12.906cm">
          <draw:text-box>
            <text:p text:style-name="P1"><text:span text:style-name="T4">(OFF) programme run by the UN. The second strand he described as an “incentive” </text:span></text:p>
          </draw:text-box>
        </draw:frame>
        <draw:frame draw:style-name="gr1" draw:text-style-name="P2" draw:layer="layout" svg:width="16cm" svg:height="0.475cm" svg:x="2.2cm" svg:y="13.471cm">
          <draw:text-box>
            <text:p text:style-name="P1"><text:span text:style-name="T4">strand based on resolution 1284 (1999), which had offered the Iraqis a deal whereby </text:span></text:p>
          </draw:text-box>
        </draw:frame>
        <draw:frame draw:style-name="gr1" draw:text-style-name="P2" draw:layer="layout" svg:width="16.698cm" svg:height="0.475cm" svg:x="2.2cm" svg:y="14.035cm">
          <draw:text-box>
            <text:p text:style-name="P1"><text:span text:style-name="T4">sanctions would be suspended 120 days after the Iraqis accepted the return of weapons </text:span></text:p>
          </draw:text-box>
        </draw:frame>
        <draw:frame draw:style-name="gr1" draw:text-style-name="P2" draw:layer="layout" svg:width="13.786cm" svg:height="0.475cm" svg:x="2.2cm" svg:y="14.6cm">
          <draw:text-box>
            <text:p text:style-name="P1"><text:span text:style-name="T4">inspectors to Iraq. The third strand was deterrence provided by the NFZs.</text:span></text:p>
          </draw:text-box>
        </draw:frame>
        <draw:frame draw:style-name="gr1" draw:text-style-name="P2" draw:layer="layout" svg:width="6.28cm" svg:height="0.475cm" svg:x="2.2cm" svg:y="15.714cm">
          <draw:text-box>
            <text:p text:style-name="P1"><text:span text:style-name="T1">THE NORTHERN NO-FLY ZONE</text:span></text:p>
          </draw:text-box>
        </draw:frame>
        <draw:frame draw:style-name="gr1" draw:text-style-name="P2" draw:layer="layout" svg:width="16.076cm" svg:height="0.475cm" svg:x="2.2cm" svg:y="16.478cm">
          <draw:text-box>
            <text:p text:style-name="P1"><text:span text:style-name="T6">47. </text:span><text:span text:style-name="T4"><text:s/>On 10 April 1991, an NFZ was established north of the 36th parallel, enforced by </text:span></text:p>
          </draw:text-box>
        </draw:frame>
        <draw:frame draw:style-name="gr1" draw:text-style-name="P2" draw:layer="layout" svg:width="16.178cm" svg:height="0.475cm" svg:x="2.2cm" svg:y="17.043cm">
          <draw:text-box>
            <text:p text:style-name="P1"><text:span text:style-name="T4">US, UK and French aircraft based at Incirlik in Turkey. The UK contribution, Operation </text:span></text:p>
          </draw:text-box>
        </draw:frame>
        <draw:frame draw:style-name="gr1" draw:text-style-name="P2" draw:layer="layout" svg:width="15.348cm" svg:height="0.475cm" svg:x="2.2cm" svg:y="17.607cm">
          <draw:text-box>
            <text:p text:style-name="P1"><text:span text:style-name="T4">HAVEN, also involved the deployment of 3 Commando Brigade into northern Iraq </text:span></text:p>
          </draw:text-box>
        </draw:frame>
        <draw:frame draw:style-name="gr1" draw:text-style-name="P2" draw:layer="layout" svg:width="16.068cm" svg:height="0.475cm" svg:x="2.2cm" svg:y="18.172cm">
          <draw:text-box>
            <text:p text:style-name="P1"><text:span text:style-name="T4">until mid-July. In a statement to Parliament on 15 April, Mr Douglas Hurd, the Foreign </text:span></text:p>
          </draw:text-box>
        </draw:frame>
        <draw:frame draw:style-name="gr1" draw:text-style-name="P2" draw:layer="layout" svg:width="15.67cm" svg:height="0.475cm" svg:x="2.2cm" svg:y="18.736cm">
          <draw:text-box>
            <text:p text:style-name="P1"><text:span text:style-name="T4">Secretary, explained that the UK’s policy envisaged the creation of “temporary safe </text:span></text:p>
          </draw:text-box>
        </draw:frame>
        <draw:frame draw:style-name="gr1" draw:text-style-name="P2" draw:layer="layout" svg:width="15.919cm" svg:height="0.475cm" svg:x="2.2cm" svg:y="19.301cm">
          <draw:text-box>
            <text:p text:style-name="P1"><text:span text:style-name="T4">havens in Iraq, in which UN officials can provide for the basic needs of refugees and </text:span></text:p>
          </draw:text-box>
        </draw:frame>
        <draw:frame draw:style-name="gr1" draw:text-style-name="P2" draw:layer="layout" svg:width="12.562cm" svg:height="0.475cm" svg:x="2.2cm" svg:y="19.865cm">
          <draw:text-box>
            <text:p text:style-name="P1"><text:span text:style-name="T4">monitor their security until they can return to their homes in safety”.</text:span></text:p>
          </draw:text-box>
        </draw:frame>
        <draw:frame draw:style-name="gr6" draw:text-style-name="P7" draw:layer="layout" svg:width="0.273cm" svg:height="0.276cm" svg:x="14.717cm" svg:y="19.884cm">
          <draw:text-box>
            <text:p text:style-name="P1"><text:span text:style-name="T9">14</text:span></text:p>
          </draw:text-box>
        </draw:frame>
        <draw:frame draw:style-name="gr1" draw:text-style-name="P2" draw:layer="layout" svg:width="2.644cm" svg:height="0.475cm" svg:x="14.992cm" svg:y="19.865cm">
          <draw:text-box>
            <text:p text:style-name="P1"><text:span text:style-name="T4"><text:s/></text:span><text:span text:style-name="T4">The aim was </text:span></text:p>
          </draw:text-box>
        </draw:frame>
        <draw:frame draw:style-name="gr1" draw:text-style-name="P2" draw:layer="layout" svg:width="16.085cm" svg:height="0.475cm" svg:x="2.2cm" svg:y="20.43cm">
          <draw:text-box>
            <text:p text:style-name="P1"><text:span text:style-name="T4">“</text:span><text:span text:style-name="T4">to create places and conditions in which refugees can feel secure … We support the </text:span></text:p>
          </draw:text-box>
        </draw:frame>
        <draw:frame draw:style-name="gr1" draw:text-style-name="P2" draw:layer="layout" svg:width="4.836cm" svg:height="0.475cm" svg:x="2.2cm" svg:y="20.994cm">
          <draw:text-box>
            <text:p text:style-name="P1"><text:span text:style-name="T4">territorial integrity of Iraq.”</text:span></text:p>
          </draw:text-box>
        </draw:frame>
        <draw:frame draw:style-name="gr1" draw:text-style-name="P2" draw:layer="layout" svg:width="14.776cm" svg:height="0.475cm" svg:x="2.2cm" svg:y="21.908cm">
          <draw:text-box>
            <text:p text:style-name="P1"><text:span text:style-name="T6">48. </text:span><text:span text:style-name="T4"><text:s/>On 7 June, relief operations were handed over to the United Nations High </text:span></text:p>
          </draw:text-box>
        </draw:frame>
        <draw:frame draw:style-name="gr1" draw:text-style-name="P2" draw:layer="layout" svg:width="16.601cm" svg:height="0.475cm" svg:x="2.2cm" svg:y="22.473cm">
          <draw:text-box>
            <text:p text:style-name="P1"><text:span text:style-name="T4">Commission for Refugees and by mid-July almost all the 400,000 Kurdish refugees who </text:span></text:p>
          </draw:text-box>
        </draw:frame>
        <draw:frame draw:style-name="gr1" draw:text-style-name="P2" draw:layer="layout" svg:width="16.647cm" svg:height="0.475cm" svg:x="2.2cm" svg:y="23.037cm">
          <draw:text-box>
            <text:p text:style-name="P1"><text:span text:style-name="T4">had fled into the mountains in the Iraq-Turkey border region had returned to their homes </text:span></text:p>
          </draw:text-box>
        </draw:frame>
        <draw:frame draw:style-name="gr1" draw:text-style-name="P2" draw:layer="layout" svg:width="10.56cm" svg:height="0.475cm" svg:x="2.2cm" svg:y="23.602cm">
          <draw:text-box>
            <text:p text:style-name="P1"><text:span text:style-name="T4">or to the camps constructed for them by coalition forces.</text:span></text:p>
          </draw:text-box>
        </draw:frame>
        <draw:frame draw:style-name="gr1" draw:text-style-name="P2" draw:layer="layout" svg:width="15.335cm" svg:height="0.475cm" svg:x="2.2cm" svg:y="24.516cm">
          <draw:text-box>
            <text:p text:style-name="P1"><text:span text:style-name="T6">49. </text:span><text:span text:style-name="T4"><text:s/>On 24 July, Op Provide Comfort and Op HAVEN were replaced by Operation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16.123cm" svg:height="0.475cm" svg:x="2.2cm" svg:y="25.081cm">
          <draw:text-box>
            <text:p text:style-name="P1"><text:span text:style-name="T4">Provide Comfort II, of which the UK contribution was Operation WARDEN. Its primary 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0">13 </text:span></text:p>
          </draw:text-box>
        </draw:frame>
        <draw:frame draw:style-name="gr4" draw:text-style-name="P5" draw:layer="layout" svg:width="6.957cm" svg:height="0.395cm" svg:x="2.532cm" svg:y="26.357cm">
          <draw:text-box>
            <text:p text:style-name="P1"><text:span text:style-name="T11">Public hearing, 24 November 2009, page 13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0">14 </text:span></text:p>
          </draw:text-box>
        </draw:frame>
        <draw:frame draw:style-name="gr4" draw:text-style-name="P5" draw:layer="layout" svg:width="9.663cm" svg:height="0.395cm" svg:x="2.532cm" svg:y="26.781cm">
          <draw:text-box>
            <text:p text:style-name="P1"><text:span text:style-name="T11">House of Commons, </text:span><text:span text:style-name="T13">Official Report</text:span><text:span text:style-name="T11">, 15 April 1991, column 21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4</text:span></text:p>
          </draw:text-box>
        </draw:frame>
        <draw:frame draw:style-name="gr1" draw:text-style-name="P2" draw:layer="layout" svg:width="14.971cm" svg:height="0.475cm" svg:x="2.2cm" svg:y="2.525cm">
          <draw:text-box>
            <text:p text:style-name="P1"><text:span text:style-name="T4">aims were to prevent Saddam Hussein from attacking the Kurds from the air by </text:span></text:p>
          </draw:text-box>
        </draw:frame>
        <draw:frame draw:style-name="gr1" draw:text-style-name="P2" draw:layer="layout" svg:width="15.801cm" svg:height="0.475cm" svg:x="2.2cm" svg:y="3.09cm">
          <draw:text-box>
            <text:p text:style-name="P1"><text:span text:style-name="T4">maintaining the NFZ, and to monitor whether he was complying with resolution 688. </text:span></text:p>
          </draw:text-box>
        </draw:frame>
        <draw:frame draw:style-name="gr1" draw:text-style-name="P2" draw:layer="layout" svg:width="15.327cm" svg:height="0.475cm" svg:x="2.2cm" svg:y="3.654cm">
          <draw:text-box>
            <text:p text:style-name="P1"><text:span text:style-name="T4">There was also a limited humanitarian element to the mission, with the protection </text:span></text:p>
          </draw:text-box>
        </draw:frame>
        <draw:frame draw:style-name="gr1" draw:text-style-name="P2" draw:layer="layout" svg:width="15.462cm" svg:height="0.475cm" svg:x="2.2cm" svg:y="4.218cm">
          <draw:text-box>
            <text:p text:style-name="P1"><text:span text:style-name="T4">of humanitarian convoys and continued distribution of supplies to Kurds and other </text:span></text:p>
          </draw:text-box>
        </draw:frame>
        <draw:frame draw:style-name="gr1" draw:text-style-name="P2" draw:layer="layout" svg:width="4.392cm" svg:height="0.475cm" svg:x="2.2cm" svg:y="4.783cm">
          <draw:text-box>
            <text:p text:style-name="P1"><text:span text:style-name="T4">minorities in the region.</text:span></text:p>
          </draw:text-box>
        </draw:frame>
        <draw:frame draw:style-name="gr1" draw:text-style-name="P2" draw:layer="layout" svg:width="16.372cm" svg:height="0.475cm" svg:x="2.2cm" svg:y="5.697cm">
          <draw:text-box>
            <text:p text:style-name="P1"><text:span text:style-name="T6">50. </text:span><text:span text:style-name="T4"><text:s/>In October 1995, the UN assumed full responsibility for the humanitarian elements </text:span></text:p>
          </draw:text-box>
        </draw:frame>
        <draw:frame draw:style-name="gr1" draw:text-style-name="P2" draw:layer="layout" svg:width="3.291cm" svg:height="0.475cm" svg:x="2.2cm" svg:y="6.262cm">
          <draw:text-box>
            <text:p text:style-name="P1"><text:span text:style-name="T4">of the operations.</text:span></text:p>
          </draw:text-box>
        </draw:frame>
        <draw:frame draw:style-name="gr1" draw:text-style-name="P2" draw:layer="layout" svg:width="6.267cm" svg:height="0.475cm" svg:x="2.2cm" svg:y="7.376cm">
          <draw:text-box>
            <text:p text:style-name="P1"><text:span text:style-name="T1">THE SOUTHERN NO-FLY ZONE</text:span></text:p>
          </draw:text-box>
        </draw:frame>
        <draw:frame draw:style-name="gr1" draw:text-style-name="P2" draw:layer="layout" svg:width="16.194cm" svg:height="0.475cm" svg:x="2.2cm" svg:y="8.141cm">
          <draw:text-box>
            <text:p text:style-name="P1"><text:span text:style-name="T6">51. </text:span><text:span text:style-name="T4"><text:s/>In 1992, concern mounted about Saddam Hussein’s continued persecution of the </text:span></text:p>
          </draw:text-box>
        </draw:frame>
        <draw:frame draw:style-name="gr1" draw:text-style-name="P2" draw:layer="layout" svg:width="16.478cm" svg:height="0.475cm" svg:x="2.2cm" svg:y="8.705cm">
          <draw:text-box>
            <text:p text:style-name="P1"><text:span text:style-name="T4">Shia in the South, including the draining of the Arab marshes and a forced resettlement </text:span></text:p>
          </draw:text-box>
        </draw:frame>
        <draw:frame draw:style-name="gr1" draw:text-style-name="P2" draw:layer="layout" svg:width="16.787cm" svg:height="0.475cm" svg:x="2.2cm" svg:y="9.27cm">
          <draw:text-box>
            <text:p text:style-name="P1"><text:span text:style-name="T4">programme accompanied by a counter-insurgency campaign that included indiscriminate </text:span></text:p>
          </draw:text-box>
        </draw:frame>
        <draw:frame draw:style-name="gr1" draw:text-style-name="P2" draw:layer="layout" svg:width="13.777cm" svg:height="0.475cm" svg:x="2.2cm" svg:y="9.834cm">
          <draw:text-box>
            <text:p text:style-name="P1"><text:span text:style-name="T4">attacks on villages by artillery, helicopter gunships and fixed-wing aircraft.</text:span></text:p>
          </draw:text-box>
        </draw:frame>
        <draw:frame draw:style-name="gr1" draw:text-style-name="P2" draw:layer="layout" svg:width="16.795cm" svg:height="0.475cm" svg:x="2.2cm" svg:y="10.748cm">
          <draw:text-box>
            <text:p text:style-name="P1"><text:span text:style-name="T6">52. </text:span><text:span text:style-name="T4"><text:s/>On 11 August, the UN Special Rapporteur on Iraq set out his concerns directly to the </text:span></text:p>
          </draw:text-box>
        </draw:frame>
        <draw:frame draw:style-name="gr1" draw:text-style-name="P2" draw:layer="layout" svg:width="16.516cm" svg:height="0.475cm" svg:x="2.2cm" svg:y="11.313cm">
          <draw:text-box>
            <text:p text:style-name="P1"><text:span text:style-name="T4">Security Council. Citing the need for a response to those concerns, US, UK and French </text:span></text:p>
          </draw:text-box>
        </draw:frame>
        <draw:frame draw:style-name="gr1" draw:text-style-name="P2" draw:layer="layout" svg:width="16.165cm" svg:height="0.475cm" svg:x="2.2cm" svg:y="11.877cm">
          <draw:text-box>
            <text:p text:style-name="P1"><text:span text:style-name="T4">forces launched Operation Southern Watch on 27 August, imposing an “air-exclusion” </text:span></text:p>
          </draw:text-box>
        </draw:frame>
        <draw:frame draw:style-name="gr1" draw:text-style-name="P2" draw:layer="layout" svg:width="16.728cm" svg:height="0.475cm" svg:x="2.2cm" svg:y="12.442cm">
          <draw:text-box>
            <text:p text:style-name="P1"><text:span text:style-name="T4">zone south of the 32nd parallel using aircraft based in Saudi Arabia. The UK contribution </text:span></text:p>
          </draw:text-box>
        </draw:frame>
        <draw:frame draw:style-name="gr1" draw:text-style-name="P2" draw:layer="layout" svg:width="5.548cm" svg:height="0.475cm" svg:x="2.2cm" svg:y="13.006cm">
          <draw:text-box>
            <text:p text:style-name="P1"><text:span text:style-name="T4">was called Operation JURAL.</text:span></text:p>
          </draw:text-box>
        </draw:frame>
        <draw:frame draw:style-name="gr1" draw:text-style-name="P2" draw:layer="layout" svg:width="8.871cm" svg:height="0.475cm" svg:x="2.2cm" svg:y="14.121cm">
          <draw:text-box>
            <text:p text:style-name="P1"><text:span text:style-name="T1">THE LEGAL BASIS FOR THE NO-FLY ZONES</text:span></text:p>
          </draw:text-box>
        </draw:frame>
        <draw:frame draw:style-name="gr1" draw:text-style-name="P2" draw:layer="layout" svg:width="15.991cm" svg:height="0.475cm" svg:x="2.2cm" svg:y="14.885cm">
          <draw:text-box>
            <text:p text:style-name="P1"><text:span text:style-name="T6">53. </text:span><text:span text:style-name="T4"><text:s/>Resolution 688 condemned Iraq’s suppression of its own people, particularly the </text:span></text:p>
          </draw:text-box>
        </draw:frame>
        <draw:frame draw:style-name="gr1" draw:text-style-name="P2" draw:layer="layout" svg:width="15.534cm" svg:height="0.475cm" svg:x="2.2cm" svg:y="15.45cm">
          <draw:text-box>
            <text:p text:style-name="P1"><text:span text:style-name="T4">Kurds, and demanded the immediate end to their repression. It also requested the </text:span></text:p>
          </draw:text-box>
        </draw:frame>
        <draw:frame draw:style-name="gr1" draw:text-style-name="P2" draw:layer="layout" svg:width="16.089cm" svg:height="0.475cm" svg:x="2.2cm" svg:y="16.014cm">
          <draw:text-box>
            <text:p text:style-name="P1"><text:span text:style-name="T4">Secretary-General to provide humanitarian relief to the Iraqi people. But, unlike many </text:span></text:p>
          </draw:text-box>
        </draw:frame>
        <draw:frame draw:style-name="gr1" draw:text-style-name="P2" draw:layer="layout" svg:width="15.369cm" svg:height="0.475cm" svg:x="2.2cm" svg:y="16.578cm">
          <draw:text-box>
            <text:p text:style-name="P1"><text:span text:style-name="T4">previous and subsequent resolutions on Iraq, resolution 688 was not made under </text:span></text:p>
          </draw:text-box>
        </draw:frame>
        <draw:frame draw:style-name="gr1" draw:text-style-name="P2" draw:layer="layout" svg:width="15.907cm" svg:height="0.475cm" svg:x="2.2cm" svg:y="17.143cm">
          <draw:text-box>
            <text:p text:style-name="P1"><text:span text:style-name="T4">Chapter VII of the UN Charter, the only Chapter under which the use of force can be </text:span></text:p>
          </draw:text-box>
        </draw:frame>
        <draw:frame draw:style-name="gr1" draw:text-style-name="P2" draw:layer="layout" svg:width="16.787cm" svg:height="0.475cm" svg:x="2.2cm" svg:y="17.707cm">
          <draw:text-box>
            <text:p text:style-name="P1"><text:span text:style-name="T4">authorised (see Box, ‘The Charter framework for the use of force’, earlier in this Section). </text:span></text:p>
          </draw:text-box>
        </draw:frame>
        <draw:frame draw:style-name="gr1" draw:text-style-name="P2" draw:layer="layout" svg:width="16.453cm" svg:height="0.475cm" svg:x="2.2cm" svg:y="18.272cm">
          <draw:text-box>
            <text:p text:style-name="P1"><text:span text:style-name="T4">It did not explicitly authorise the coalition’s actions in patrolling Iraqi airspace to monitor </text:span></text:p>
          </draw:text-box>
        </draw:frame>
        <draw:frame draw:style-name="gr1" draw:text-style-name="P2" draw:layer="layout" svg:width="16.427cm" svg:height="0.475cm" svg:x="2.2cm" svg:y="18.836cm">
          <draw:text-box>
            <text:p text:style-name="P1"><text:span text:style-name="T4">the NFZs. Nor did resolution 688 invite or authorise Member States to monitor its effect.</text:span></text:p>
          </draw:text-box>
        </draw:frame>
        <draw:frame draw:style-name="gr1" draw:text-style-name="P2" draw:layer="layout" svg:width="16.8cm" svg:height="0.475cm" svg:x="2.2cm" svg:y="19.751cm">
          <draw:text-box>
            <text:p text:style-name="P1"><text:span text:style-name="T6">54. </text:span><text:span text:style-name="T4"><text:s/>A review by the then Attorney General of the legal basis for the NFZs was conducted </text:span></text:p>
          </draw:text-box>
        </draw:frame>
        <draw:frame draw:style-name="gr1" draw:text-style-name="P2" draw:layer="layout" svg:width="3.592cm" svg:height="0.475cm" svg:x="2.2cm" svg:y="20.315cm">
          <draw:text-box>
            <text:p text:style-name="P1"><text:span text:style-name="T4">in November 1997.</text:span></text:p>
          </draw:text-box>
        </draw:frame>
        <draw:frame draw:style-name="gr1" draw:text-style-name="P2" draw:layer="layout" svg:width="15.369cm" svg:height="0.475cm" svg:x="2.2cm" svg:y="21.23cm">
          <draw:text-box>
            <text:p text:style-name="P1"><text:span text:style-name="T6">55. </text:span><text:span text:style-name="T4"><text:s/>The UK Government stated that, in enforcing NFZs, it was acting “in support” </text:span></text:p>
          </draw:text-box>
        </draw:frame>
        <draw:frame draw:style-name="gr1" draw:text-style-name="P2" draw:layer="layout" svg:width="15.72cm" svg:height="0.475cm" svg:x="2.2cm" svg:y="21.794cm">
          <draw:text-box>
            <text:p text:style-name="P1"><text:span text:style-name="T4">of resolution 688. Mr Geoff Hoon, the Defence Secretary, said in April 2000 that UK </text:span></text:p>
          </draw:text-box>
        </draw:frame>
        <draw:frame draw:style-name="gr1" draw:text-style-name="P2" draw:layer="layout" svg:width="5.455cm" svg:height="0.475cm" svg:x="2.2cm" svg:y="22.358cm">
          <draw:text-box>
            <text:p text:style-name="P1"><text:span text:style-name="T4">operations in the NFZs were:</text:span></text:p>
          </draw:text-box>
        </draw:frame>
        <draw:frame draw:style-name="gr1" draw:text-style-name="P2" draw:layer="layout" svg:width="15.022cm" svg:height="0.475cm" svg:x="2.95cm" svg:y="23.273cm">
          <draw:text-box>
            <text:p text:style-name="P1"><text:span text:style-name="T4">“… </text:span><text:span text:style-name="T4">essentially based on the overwhelming humanitarian necessity of protecting </text:span></text:p>
          </draw:text-box>
        </draw:frame>
        <draw:frame draw:style-name="gr1" draw:text-style-name="P2" draw:layer="layout" svg:width="15.416cm" svg:height="0.475cm" svg:x="2.95cm" svg:y="23.837cm">
          <draw:text-box>
            <text:p text:style-name="P1"><text:span text:style-name="T4">people on the ground, combined with the need to monitor the effect of [resolution] </text:span></text:p>
          </draw:text-box>
        </draw:frame>
        <draw:frame draw:style-name="gr1" draw:text-style-name="P2" draw:layer="layout" svg:width="14.459cm" svg:height="0.475cm" svg:x="2.95cm" svg:y="24.402cm">
          <draw:text-box>
            <text:p text:style-name="P1"><text:span text:style-name="T4">688; so it is the two taken in combination that provides the legal justification.” 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6" draw:text-style-name="P7" draw:layer="layout" svg:width="0.273cm" svg:height="0.276cm" svg:x="17.34cm" svg:y="24.421cm">
          <draw:text-box>
            <text:p text:style-name="P1"><text:span text:style-name="T9">15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0">15 </text:span></text:p>
          </draw:text-box>
        </draw:frame>
        <draw:frame draw:style-name="gr4" draw:text-style-name="P5" draw:layer="layout" svg:width="15.551cm" svg:height="0.395cm" svg:x="2.532cm" svg:y="26.781cm">
          <draw:text-box>
            <text:p text:style-name="P1"><text:span text:style-name="T11">Minutes, Defence Committee (House of Commons), 19 April 2000, [Evidence Session], Qs 3 and 11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5</text:span></text:p>
          </draw:text-box>
        </draw:frame>
        <draw:frame draw:style-name="gr1" draw:text-style-name="P2" draw:layer="layout" svg:width="16.203cm" svg:height="0.475cm" svg:x="2.2cm" svg:y="2.525cm">
          <draw:text-box>
            <text:p text:style-name="P1"><text:span text:style-name="T6">56. </text:span><text:span text:style-name="T4"><text:s/>Sir Michael Wood, FCO Legal Adviser from 1999 to 2006, told the Inquiry that the </text:span></text:p>
          </draw:text-box>
        </draw:frame>
        <draw:frame draw:style-name="gr1" draw:text-style-name="P2" draw:layer="layout" svg:width="13.625cm" svg:height="0.475cm" svg:x="2.2cm" svg:y="3.09cm">
          <draw:text-box>
            <text:p text:style-name="P1"><text:span text:style-name="T4">legal basis on which the UK Government relied in establishing the NFZs:</text:span></text:p>
          </draw:text-box>
        </draw:frame>
        <draw:frame draw:style-name="gr1" draw:text-style-name="P2" draw:layer="layout" svg:width="15.221cm" svg:height="0.475cm" svg:x="2.95cm" svg:y="4.004cm">
          <draw:text-box>
            <text:p text:style-name="P1"><text:span text:style-name="T4">“… </text:span><text:span text:style-name="T4">was based upon an exceptional right to take action to avert an overwhelming </text:span></text:p>
          </draw:text-box>
        </draw:frame>
        <draw:frame draw:style-name="gr1" draw:text-style-name="P2" draw:layer="layout" svg:width="5.34cm" svg:height="0.475cm" svg:x="2.95cm" svg:y="4.568cm">
          <draw:text-box>
            <text:p text:style-name="P1"><text:span text:style-name="T4">humanitarian catastrophe …</text:span></text:p>
          </draw:text-box>
        </draw:frame>
        <draw:frame draw:style-name="gr1" draw:text-style-name="P2" draw:layer="layout" svg:width="14.819cm" svg:height="0.475cm" svg:x="2.95cm" svg:y="5.483cm">
          <draw:text-box>
            <text:p text:style-name="P1"><text:span text:style-name="T4">“</text:span><text:span text:style-name="T4">The need to avert an extreme humanitarian catastrophe … is regarded by the </text:span></text:p>
          </draw:text-box>
        </draw:frame>
        <draw:frame draw:style-name="gr1" draw:text-style-name="P2" draw:layer="layout" svg:width="14.853cm" svg:height="0.475cm" svg:x="2.95cm" svg:y="6.047cm">
          <draw:text-box>
            <text:p text:style-name="P1"><text:span text:style-name="T4">British Government as being derived from customary international law, and the </text:span></text:p>
          </draw:text-box>
        </draw:frame>
        <draw:frame draw:style-name="gr1" draw:text-style-name="P2" draw:layer="layout" svg:width="15.852cm" svg:height="0.475cm" svg:x="2.95cm" svg:y="6.612cm">
          <draw:text-box>
            <text:p text:style-name="P1"><text:span text:style-name="T4">essence of it, I think, is that if something like the Holocaust were happening today, if </text:span></text:p>
          </draw:text-box>
        </draw:frame>
        <draw:frame draw:style-name="gr1" draw:text-style-name="P2" draw:layer="layout" svg:width="15.572cm" svg:height="0.475cm" svg:x="2.95cm" svg:y="7.176cm">
          <draw:text-box>
            <text:p text:style-name="P1"><text:span text:style-name="T4">the Security Council were blocked, you couldn’t get an authorisation from it, then it </text:span></text:p>
          </draw:text-box>
        </draw:frame>
        <draw:frame draw:style-name="gr1" draw:text-style-name="P2" draw:layer="layout" svg:width="15.847cm" svg:height="0.475cm" svg:x="2.95cm" svg:y="7.741cm">
          <draw:text-box>
            <text:p text:style-name="P1"><text:span text:style-name="T4">simply cannot be the law that States cannot take action to intervene in that kind of a </text:span></text:p>
          </draw:text-box>
        </draw:frame>
        <draw:frame draw:style-name="gr1" draw:text-style-name="P2" draw:layer="layout" svg:width="7.186cm" svg:height="0.475cm" svg:x="2.95cm" svg:y="8.305cm">
          <draw:text-box>
            <text:p text:style-name="P1"><text:span text:style-name="T4">situation, an emergency of that scale.”</text:span></text:p>
          </draw:text-box>
        </draw:frame>
        <draw:frame draw:style-name="gr6" draw:text-style-name="P7" draw:layer="layout" svg:width="0.273cm" svg:height="0.276cm" svg:x="10.103cm" svg:y="8.324cm">
          <draw:text-box>
            <text:p text:style-name="P1"><text:span text:style-name="T9">16</text:span></text:p>
          </draw:text-box>
        </draw:frame>
        <draw:frame draw:style-name="gr1" draw:text-style-name="P2" draw:layer="layout" svg:width="16.554cm" svg:height="0.475cm" svg:x="2.2cm" svg:y="9.22cm">
          <draw:text-box>
            <text:p text:style-name="P1"><text:span text:style-name="T6">57. </text:span><text:span text:style-name="T4"><text:s/>Sir Michael also referred to the answer given by Baroness Symons to Parliament in </text:span></text:p>
          </draw:text-box>
        </draw:frame>
        <draw:frame draw:style-name="gr1" draw:text-style-name="P2" draw:layer="layout" svg:width="16.449cm" svg:height="0.475cm" svg:x="2.2cm" svg:y="9.784cm">
          <draw:text-box>
            <text:p text:style-name="P1"><text:span text:style-name="T4">1998 in relation to Kosovo, which set out the Government’s position on the use of force </text:span></text:p>
          </draw:text-box>
        </draw:frame>
        <draw:frame draw:style-name="gr1" draw:text-style-name="P2" draw:layer="layout" svg:width="5.057cm" svg:height="0.475cm" svg:x="2.2cm" svg:y="10.348cm">
          <draw:text-box>
            <text:p text:style-name="P1"><text:span text:style-name="T4">for humanitarian purposes:</text:span></text:p>
          </draw:text-box>
        </draw:frame>
        <draw:frame draw:style-name="gr1" draw:text-style-name="P2" draw:layer="layout" svg:width="15.539cm" svg:height="0.475cm" svg:x="2.95cm" svg:y="11.263cm">
          <draw:text-box>
            <text:p text:style-name="P1"><text:span text:style-name="T4">“</text:span><text:span text:style-name="T4">There is no general doctrine of humanitarian necessity in international law. Cases </text:span></text:p>
          </draw:text-box>
        </draw:frame>
        <draw:frame draw:style-name="gr1" draw:text-style-name="P2" draw:layer="layout" svg:width="15.246cm" svg:height="0.475cm" svg:x="2.95cm" svg:y="11.827cm">
          <draw:text-box>
            <text:p text:style-name="P1"><text:span text:style-name="T4">have nevertheless arisen (as in northern Iraq in 1991) when, in the light of all the </text:span></text:p>
          </draw:text-box>
        </draw:frame>
        <draw:frame draw:style-name="gr1" draw:text-style-name="P2" draw:layer="layout" svg:width="14.853cm" svg:height="0.475cm" svg:x="2.95cm" svg:y="12.392cm">
          <draw:text-box>
            <text:p text:style-name="P1"><text:span text:style-name="T4">circumstances, a limited use of force was justifiable in support of purposes laid </text:span></text:p>
          </draw:text-box>
        </draw:frame>
        <draw:frame draw:style-name="gr1" draw:text-style-name="P2" draw:layer="layout" svg:width="15.606cm" svg:height="0.475cm" svg:x="2.95cm" svg:y="12.956cm">
          <draw:text-box>
            <text:p text:style-name="P1"><text:span text:style-name="T4">down by the Security Council but without the Council’s express authorisation when </text:span></text:p>
          </draw:text-box>
        </draw:frame>
        <draw:frame draw:style-name="gr1" draw:text-style-name="P2" draw:layer="layout" svg:width="15.047cm" svg:height="0.475cm" svg:x="2.95cm" svg:y="13.521cm">
          <draw:text-box>
            <text:p text:style-name="P1"><text:span text:style-name="T4">that was the only means to avert an immediate and overwhelming humanitarian </text:span></text:p>
          </draw:text-box>
        </draw:frame>
        <draw:frame draw:style-name="gr1" draw:text-style-name="P2" draw:layer="layout" svg:width="15.136cm" svg:height="0.475cm" svg:x="2.95cm" svg:y="14.085cm">
          <draw:text-box>
            <text:p text:style-name="P1"><text:span text:style-name="T4">catastrophe. Such cases would in the nature of things be exceptional and would </text:span></text:p>
          </draw:text-box>
        </draw:frame>
        <draw:frame draw:style-name="gr1" draw:text-style-name="P2" draw:layer="layout" svg:width="14.395cm" svg:height="0.475cm" svg:x="2.95cm" svg:y="14.65cm">
          <draw:text-box>
            <text:p text:style-name="P1"><text:span text:style-name="T4">depend on an objective assessment of the factual circumstances at the time </text:span></text:p>
          </draw:text-box>
        </draw:frame>
        <draw:frame draw:style-name="gr1" draw:text-style-name="P2" draw:layer="layout" svg:width="14.514cm" svg:height="0.475cm" svg:x="2.95cm" svg:y="15.214cm">
          <draw:text-box>
            <text:p text:style-name="P1"><text:span text:style-name="T4">and on the terms of relevant decisions of the Security Council bearing on the </text:span></text:p>
          </draw:text-box>
        </draw:frame>
        <draw:frame draw:style-name="gr1" draw:text-style-name="P2" draw:layer="layout" svg:width="4.019cm" svg:height="0.475cm" svg:x="2.95cm" svg:y="15.778cm">
          <draw:text-box>
            <text:p text:style-name="P1"><text:span text:style-name="T4">situation in question.”</text:span></text:p>
          </draw:text-box>
        </draw:frame>
        <draw:frame draw:style-name="gr6" draw:text-style-name="P7" draw:layer="layout" svg:width="0.273cm" svg:height="0.276cm" svg:x="6.951cm" svg:y="15.797cm">
          <draw:text-box>
            <text:p text:style-name="P1"><text:span text:style-name="T9">17</text:span></text:p>
          </draw:text-box>
        </draw:frame>
        <draw:frame draw:style-name="gr1" draw:text-style-name="P2" draw:layer="layout" svg:width="16.173cm" svg:height="0.475cm" svg:x="2.2cm" svg:y="16.693cm">
          <draw:text-box>
            <text:p text:style-name="P1"><text:span text:style-name="T6">58. </text:span><text:span text:style-name="T4"><text:s/>While enforcing the NFZs, coalition aircraft also collected tactical reconnaissance </text:span></text:p>
          </draw:text-box>
        </draw:frame>
        <draw:frame draw:style-name="gr1" draw:text-style-name="P2" draw:layer="layout" svg:width="14.726cm" svg:height="0.475cm" svg:x="2.2cm" svg:y="17.257cm">
          <draw:text-box>
            <text:p text:style-name="P1"><text:span text:style-name="T4">information to help monitor Saddam Hussein’s compliance with resolution 688.</text:span></text:p>
          </draw:text-box>
        </draw:frame>
        <draw:frame draw:style-name="gr1" draw:text-style-name="P2" draw:layer="layout" svg:width="15.636cm" svg:height="0.475cm" svg:x="2.2cm" svg:y="18.172cm">
          <draw:text-box>
            <text:p text:style-name="P1"><text:span text:style-name="T6">59. </text:span><text:span text:style-name="T4"><text:s/>Op Provide Comfort II formally ended on 31 December 1996. France withdrew </text:span></text:p>
          </draw:text-box>
        </draw:frame>
        <draw:frame draw:style-name="gr1" draw:text-style-name="P2" draw:layer="layout" svg:width="16.436cm" svg:height="0.475cm" svg:x="2.2cm" svg:y="18.736cm">
          <draw:text-box>
            <text:p text:style-name="P1"><text:span text:style-name="T4">from the enforcement of the northern NFZ, announcing that the humanitarian need had </text:span></text:p>
          </draw:text-box>
        </draw:frame>
        <draw:frame draw:style-name="gr1" draw:text-style-name="P2" draw:layer="layout" svg:width="16.156cm" svg:height="0.475cm" svg:x="2.2cm" svg:y="19.301cm">
          <draw:text-box>
            <text:p text:style-name="P1"><text:span text:style-name="T4">subsided. On 1 January 1997, Operation Northern Watch began, enforced by UK and </text:span></text:p>
          </draw:text-box>
        </draw:frame>
        <draw:frame draw:style-name="gr1" draw:text-style-name="P2" draw:layer="layout" svg:width="2.123cm" svg:height="0.475cm" svg:x="2.2cm" svg:y="19.865cm">
          <draw:text-box>
            <text:p text:style-name="P1"><text:span text:style-name="T4">US aircraft.</text:span></text:p>
          </draw:text-box>
        </draw:frame>
        <draw:frame draw:style-name="gr1" draw:text-style-name="P2" draw:layer="layout" svg:width="16.283cm" svg:height="0.475cm" svg:x="2.2cm" svg:y="20.78cm">
          <draw:text-box>
            <text:p text:style-name="P1"><text:span text:style-name="T6">60. </text:span><text:span text:style-name="T4"><text:s/>Following an attack on 19 September 1996 on Iraqi air defence missile sites north </text:span></text:p>
          </draw:text-box>
        </draw:frame>
        <draw:frame draw:style-name="gr1" draw:text-style-name="P2" draw:layer="layout" svg:width="16.432cm" svg:height="0.475cm" svg:x="2.2cm" svg:y="21.344cm">
          <draw:text-box>
            <text:p text:style-name="P1"><text:span text:style-name="T4">of the 32nd parallel which had targeted coalition aircraft, the US and the UK moved the </text:span></text:p>
          </draw:text-box>
        </draw:frame>
        <draw:frame draw:style-name="gr1" draw:text-style-name="P2" draw:layer="layout" svg:width="16.495cm" svg:height="0.475cm" svg:x="2.2cm" svg:y="21.908cm">
          <draw:text-box>
            <text:p text:style-name="P1"><text:span text:style-name="T4">boundary of the southern NFZ north to the 33rd parallel. From that date, French aircraft </text:span></text:p>
          </draw:text-box>
        </draw:frame>
        <draw:frame draw:style-name="gr1" draw:text-style-name="P2" draw:layer="layout" svg:width="16.139cm" svg:height="0.475cm" svg:x="2.2cm" svg:y="22.473cm">
          <draw:text-box>
            <text:p text:style-name="P1"><text:span text:style-name="T4">participated only in patrols up to the 32nd parallel. France withdrew its support for the </text:span></text:p>
          </draw:text-box>
        </draw:frame>
        <draw:frame draw:style-name="gr1" draw:text-style-name="P2" draw:layer="layout" svg:width="16.69cm" svg:height="0.475cm" svg:x="2.2cm" svg:y="23.037cm">
          <draw:text-box>
            <text:p text:style-name="P1"><text:span text:style-name="T4">operation in the wake of Operation Desert Fox, in December 1998, although it continued </text:span></text:p>
          </draw:text-box>
        </draw:frame>
        <draw:frame draw:style-name="gr1" draw:text-style-name="P2" draw:layer="layout" svg:width="6.238cm" svg:height="0.475cm" svg:x="2.2cm" svg:y="23.602cm">
          <draw:text-box>
            <text:p text:style-name="P1"><text:span text:style-name="T4">to station aircraft in Saudi Arabia.</text:span></text:p>
          </draw:text-box>
        </draw:frame>
        <draw:frame draw:style-name="gr1" draw:text-style-name="P2" draw:layer="layout" svg:width="16.292cm" svg:height="0.475cm" svg:x="2.2cm" svg:y="24.516cm">
          <draw:text-box>
            <text:p text:style-name="P1"><text:span text:style-name="T6">61. </text:span><text:span text:style-name="T4"><text:s/>The zones, covering around 60 percent of the land area of Iraq, continued to exist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3.262cm" svg:height="0.475cm" svg:x="2.2cm" svg:y="25.081cm">
          <draw:text-box>
            <text:p text:style-name="P1"><text:span text:style-name="T4">until March 2003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0">16 </text:span></text:p>
          </draw:text-box>
        </draw:frame>
        <draw:frame draw:style-name="gr4" draw:text-style-name="P5" draw:layer="layout" svg:width="7.127cm" svg:height="0.395cm" svg:x="2.532cm" svg:y="26.357cm">
          <draw:text-box>
            <text:p text:style-name="P1"><text:span text:style-name="T11">Public hearing, 24 November 2009, page 119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0">17 </text:span></text:p>
          </draw:text-box>
        </draw:frame>
        <draw:frame draw:style-name="gr4" draw:text-style-name="P5" draw:layer="layout" svg:width="10.632cm" svg:height="0.395cm" svg:x="2.532cm" svg:y="26.781cm">
          <draw:text-box>
            <text:p text:style-name="P1"><text:span text:style-name="T11">House of Lords, </text:span><text:span text:style-name="T13">Official Report</text:span><text:span text:style-name="T11">, 16 November 1998, column WA140.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6</text:span></text:p>
          </draw:text-box>
        </draw:frame>
        <draw:frame draw:style-name="gr1" draw:text-style-name="P2" draw:layer="layout" svg:width="16.042cm" svg:height="0.475cm" svg:x="2.2cm" svg:y="2.525cm">
          <draw:text-box>
            <text:p text:style-name="P1"><text:span text:style-name="T6">62. </text:span><text:span text:style-name="T4"><text:s/>On a number of occasions, UK and US aircraft enforcing the NFZs targeted Iraqi </text:span></text:p>
          </draw:text-box>
        </draw:frame>
        <draw:frame draw:style-name="gr1" draw:text-style-name="P2" draw:layer="layout" svg:width="16.288cm" svg:height="0.475cm" svg:x="2.2cm" svg:y="3.09cm">
          <draw:text-box>
            <text:p text:style-name="P1"><text:span text:style-name="T4">military assets. The legal basis for those attacks derived from the right to self-defence. </text:span></text:p>
          </draw:text-box>
        </draw:frame>
        <draw:frame draw:style-name="gr1" draw:text-style-name="P2" draw:layer="layout" svg:width="6.162cm" svg:height="0.475cm" svg:x="2.2cm" svg:y="3.654cm">
          <draw:text-box>
            <text:p text:style-name="P1"><text:span text:style-name="T4">The MOD paper on NFZs states:</text:span></text:p>
          </draw:text-box>
        </draw:frame>
        <draw:frame draw:style-name="gr1" draw:text-style-name="P2" draw:layer="layout" svg:width="15.979cm" svg:height="0.475cm" svg:x="2.95cm" svg:y="4.568cm">
          <draw:text-box>
            <text:p text:style-name="P1"><text:span text:style-name="T4">“… </text:span><text:span text:style-name="T4">it remained the UK’s position that it was engaged in a lawful activity in monitoring </text:span></text:p>
          </draw:text-box>
        </draw:frame>
        <draw:frame draw:style-name="gr1" draw:text-style-name="P2" draw:layer="layout" svg:width="15.331cm" svg:height="0.475cm" svg:x="2.95cm" svg:y="5.133cm">
          <draw:text-box>
            <text:p text:style-name="P1"><text:span text:style-name="T4">the NFZs and if coalition forces were attacked or under imminent threat of attack, </text:span></text:p>
          </draw:text-box>
        </draw:frame>
        <draw:frame draw:style-name="gr1" draw:text-style-name="P2" draw:layer="layout" svg:width="14.582cm" svg:height="0.475cm" svg:x="2.95cm" svg:y="5.697cm">
          <draw:text-box>
            <text:p text:style-name="P1"><text:span text:style-name="T4">they were entitled to defend themselves. So UK forces participating in the No </text:span></text:p>
          </draw:text-box>
        </draw:frame>
        <draw:frame draw:style-name="gr1" draw:text-style-name="P2" draw:layer="layout" svg:width="15.234cm" svg:height="0.475cm" svg:x="2.95cm" svg:y="6.262cm">
          <draw:text-box>
            <text:p text:style-name="P1"><text:span text:style-name="T4">Fly Zones were permitted to attack targets which were or contributed to actual or </text:span></text:p>
          </draw:text-box>
        </draw:frame>
        <draw:frame draw:style-name="gr1" draw:text-style-name="P2" draw:layer="layout" svg:width="14.903cm" svg:height="0.475cm" svg:x="2.95cm" svg:y="6.826cm">
          <draw:text-box>
            <text:p text:style-name="P1"><text:span text:style-name="T4">imminent threat of attack. This was based on the inherent right of self-defence.”</text:span></text:p>
          </draw:text-box>
        </draw:frame>
        <draw:frame draw:style-name="gr1" draw:text-style-name="P2" draw:layer="layout" svg:width="15.991cm" svg:height="0.475cm" svg:x="2.2cm" svg:y="7.741cm">
          <draw:text-box>
            <text:p text:style-name="P1"><text:span text:style-name="T6">63. </text:span><text:span text:style-name="T4"><text:s/>Activity in the NFZs increased over time and, in response to the threat from Iraq, </text:span></text:p>
          </draw:text-box>
        </draw:frame>
        <draw:frame draw:style-name="gr1" draw:text-style-name="P2" draw:layer="layout" svg:width="16.034cm" svg:height="0.475cm" svg:x="2.2cm" svg:y="8.305cm">
          <draw:text-box>
            <text:p text:style-name="P1"><text:span text:style-name="T4">eventually extended to attacks on Iraqi air defence sites outside the Zones. Incidents </text:span></text:p>
          </draw:text-box>
        </draw:frame>
        <draw:frame draw:style-name="gr1" draw:text-style-name="P2" draw:layer="layout" svg:width="16.774cm" svg:height="0.475cm" svg:x="2.2cm" svg:y="8.87cm">
          <draw:text-box>
            <text:p text:style-name="P1"><text:span text:style-name="T4">increased significantly after Operation Desert Fox. Concerns about the continued legality </text:span></text:p>
          </draw:text-box>
        </draw:frame>
        <draw:frame draw:style-name="gr1" draw:text-style-name="P2" draw:layer="layout" svg:width="11.284cm" svg:height="0.475cm" svg:x="2.2cm" svg:y="9.434cm">
          <draw:text-box>
            <text:p text:style-name="P1"><text:span text:style-name="T4">of the NFZs in 2000 and 2001 are addressed in Section 1.2.</text:span></text:p>
          </draw:text-box>
        </draw:frame>
        <draw:frame draw:style-name="gr1" draw:text-style-name="P2" draw:layer="layout" svg:width="3.511cm" svg:height="0.475cm" svg:x="2.2cm" svg:y="10.548cm">
          <draw:text-box>
            <text:p text:style-name="P1"><text:span text:style-name="T1">ARMS EMBARGO</text:span></text:p>
          </draw:text-box>
        </draw:frame>
        <draw:frame draw:style-name="gr1" draw:text-style-name="P2" draw:layer="layout" svg:width="15.458cm" svg:height="0.475cm" svg:x="2.2cm" svg:y="11.313cm">
          <draw:text-box>
            <text:p text:style-name="P1"><text:span text:style-name="T6">64. </text:span><text:span text:style-name="T4"><text:s/>Resolution 687 confirmed the prohibition on the sale or supply to Iraq of arms </text:span></text:p>
          </draw:text-box>
        </draw:frame>
        <draw:frame draw:style-name="gr1" draw:text-style-name="P2" draw:layer="layout" svg:width="16.072cm" svg:height="0.475cm" svg:x="2.2cm" svg:y="11.877cm">
          <draw:text-box>
            <text:p text:style-name="P1"><text:span text:style-name="T4">and related materiel of all types, and called on all States to maintain national controls </text:span></text:p>
          </draw:text-box>
        </draw:frame>
        <draw:frame draw:style-name="gr1" draw:text-style-name="P2" draw:layer="layout" svg:width="14.98cm" svg:height="0.475cm" svg:x="2.2cm" svg:y="12.442cm">
          <draw:text-box>
            <text:p text:style-name="P1"><text:span text:style-name="T4">to ensure compliance. In his statement on 15 April 1991, Mr Hurd recorded that </text:span></text:p>
          </draw:text-box>
        </draw:frame>
        <draw:frame draw:style-name="gr1" draw:text-style-name="P2" draw:layer="layout" svg:width="15.619cm" svg:height="0.475cm" svg:x="2.2cm" svg:y="13.006cm">
          <draw:text-box>
            <text:p text:style-name="P1"><text:span text:style-name="T4">the UK’s proposal was for “a strict arms embargo against Iraq to remain in force as </text:span></text:p>
          </draw:text-box>
        </draw:frame>
        <draw:frame draw:style-name="gr1" draw:text-style-name="P2" draw:layer="layout" svg:width="7.131cm" svg:height="0.475cm" svg:x="2.2cm" svg:y="13.571cm">
          <draw:text-box>
            <text:p text:style-name="P1"><text:span text:style-name="T4">long as Saddam Hussein is in power”.</text:span></text:p>
          </draw:text-box>
        </draw:frame>
        <draw:frame draw:style-name="gr6" draw:text-style-name="P7" draw:layer="layout" svg:width="0.273cm" svg:height="0.276cm" svg:x="9.26cm" svg:y="13.589cm">
          <draw:text-box>
            <text:p text:style-name="P1"><text:span text:style-name="T9">18</text:span></text:p>
          </draw:text-box>
        </draw:frame>
        <draw:frame draw:style-name="gr1" draw:text-style-name="P2" draw:layer="layout" svg:width="8.313cm" svg:height="0.475cm" svg:x="9.533cm" svg:y="13.571cm">
          <draw:text-box>
            <text:p text:style-name="P1"><text:span text:style-name="T4"><text:s/></text:span><text:span text:style-name="T4">The principle of the embargo was relatively </text:span></text:p>
          </draw:text-box>
        </draw:frame>
        <draw:frame draw:style-name="gr1" draw:text-style-name="P2" draw:layer="layout" svg:width="15.797cm" svg:height="0.475cm" svg:x="2.2cm" svg:y="14.135cm">
          <draw:text-box>
            <text:p text:style-name="P1"><text:span text:style-name="T4">uncontroversial, but the control of items which had “dual use” (a civilian as well as a </text:span></text:p>
          </draw:text-box>
        </draw:frame>
        <draw:frame draw:style-name="gr1" draw:text-style-name="P2" draw:layer="layout" svg:width="16.834cm" svg:height="0.475cm" svg:x="2.2cm" svg:y="14.7cm">
          <draw:text-box>
            <text:p text:style-name="P1"><text:span text:style-name="T4">military use) did create difficulties. Various arrangements were made, including resolution </text:span></text:p>
          </draw:text-box>
        </draw:frame>
        <draw:frame draw:style-name="gr1" draw:text-style-name="P2" draw:layer="layout" svg:width="15.534cm" svg:height="0.475cm" svg:x="2.2cm" svg:y="15.264cm">
          <draw:text-box>
            <text:p text:style-name="P1"><text:span text:style-name="T4">1051 (1996) adopted on 27 March 1996; but there were increasing disagreements.</text:span></text:p>
          </draw:text-box>
        </draw:frame>
        <draw:frame draw:style-name="gr1" draw:text-style-name="P2" draw:layer="layout" svg:width="4.921cm" svg:height="0.475cm" svg:x="2.2cm" svg:y="16.378cm">
          <draw:text-box>
            <text:p text:style-name="P1"><text:span text:style-name="T1">ECONOMIC SANCTIONS</text:span></text:p>
          </draw:text-box>
        </draw:frame>
        <draw:frame draw:style-name="gr1" draw:text-style-name="P2" draw:layer="layout" svg:width="15.83cm" svg:height="0.475cm" svg:x="2.2cm" svg:y="17.143cm">
          <draw:text-box>
            <text:p text:style-name="P1"><text:span text:style-name="T6">65. </text:span><text:span text:style-name="T4"><text:s/>Resolution 687 provided the framework for the economic sanctions imposed on </text:span></text:p>
          </draw:text-box>
        </draw:frame>
        <draw:frame draw:style-name="gr1" draw:text-style-name="P2" draw:layer="layout" svg:width="15.742cm" svg:height="0.475cm" svg:x="2.2cm" svg:y="17.707cm">
          <draw:text-box>
            <text:p text:style-name="P1"><text:span text:style-name="T4">Iraq. It permitted the import of medicines, of food and of other supplies for essential </text:span></text:p>
          </draw:text-box>
        </draw:frame>
        <draw:frame draw:style-name="gr1" draw:text-style-name="P2" draw:layer="layout" svg:width="2.788cm" svg:height="0.475cm" svg:x="2.2cm" svg:y="18.272cm">
          <draw:text-box>
            <text:p text:style-name="P1"><text:span text:style-name="T4">civilian needs. </text:span></text:p>
          </draw:text-box>
        </draw:frame>
        <draw:frame draw:style-name="gr1" draw:text-style-name="P2" draw:layer="layout" svg:width="15.513cm" svg:height="0.475cm" svg:x="2.2cm" svg:y="19.186cm">
          <draw:text-box>
            <text:p text:style-name="P1"><text:span text:style-name="T6">66. </text:span><text:span text:style-name="T4"><text:s/>By the summer of 1991, concern about the “nutritional and health situation” of </text:span></text:p>
          </draw:text-box>
        </draw:frame>
        <draw:frame draw:style-name="gr1" draw:text-style-name="P2" draw:layer="layout" svg:width="15.725cm" svg:height="0.475cm" svg:x="2.2cm" svg:y="19.751cm">
          <draw:text-box>
            <text:p text:style-name="P1"><text:span text:style-name="T4">the Iraqi civilian population and the risk of a further deterioration led to the adoption </text:span></text:p>
          </draw:text-box>
        </draw:frame>
        <draw:frame draw:style-name="gr1" draw:text-style-name="P2" draw:layer="layout" svg:width="15.953cm" svg:height="0.475cm" svg:x="2.2cm" svg:y="20.315cm">
          <draw:text-box>
            <text:p text:style-name="P1"><text:span text:style-name="T4">of resolution 706 (1991) on 15 August. Acting under Chapter VII of the UN Charter, it </text:span></text:p>
          </draw:text-box>
        </draw:frame>
        <draw:frame draw:style-name="gr1" draw:text-style-name="P2" draw:layer="layout" svg:width="16.542cm" svg:height="0.475cm" svg:x="2.2cm" svg:y="20.88cm">
          <draw:text-box>
            <text:p text:style-name="P1"><text:span text:style-name="T4">authorised States to permit the import of Iraqi petroleum and petroleum products, for an </text:span></text:p>
          </draw:text-box>
        </draw:frame>
        <draw:frame draw:style-name="gr1" draw:text-style-name="P2" draw:layer="layout" svg:width="16.732cm" svg:height="0.475cm" svg:x="2.2cm" svg:y="21.444cm">
          <draw:text-box>
            <text:p text:style-name="P1"><text:span text:style-name="T4">initial period of six months, up to a defined limit of US$1.6bn. Payment for the purchases </text:span></text:p>
          </draw:text-box>
        </draw:frame>
        <draw:frame draw:style-name="gr1" draw:text-style-name="P2" draw:layer="layout" svg:width="15.784cm" svg:height="0.475cm" svg:x="2.2cm" svg:y="22.008cm">
          <draw:text-box>
            <text:p text:style-name="P1"><text:span text:style-name="T4">would be held in an escrow account to be established by the UN Secretary-General </text:span></text:p>
          </draw:text-box>
        </draw:frame>
        <draw:frame draw:style-name="gr1" draw:text-style-name="P2" draw:layer="layout" svg:width="15.611cm" svg:height="0.475cm" svg:x="2.2cm" svg:y="22.573cm">
          <draw:text-box>
            <text:p text:style-name="P1"><text:span text:style-name="T4">“</text:span><text:span text:style-name="T4">exclusively to meet the purposes” of resolution 706. They were: the full cost of the </text:span></text:p>
          </draw:text-box>
        </draw:frame>
        <draw:frame draw:style-name="gr1" draw:text-style-name="P2" draw:layer="layout" svg:width="15.924cm" svg:height="0.475cm" svg:x="2.2cm" svg:y="23.137cm">
          <draw:text-box>
            <text:p text:style-name="P1"><text:span text:style-name="T4">UN carrying out the tasks authorised by section C of resolution 687 (inspections and </text:span></text:p>
          </draw:text-box>
        </draw:frame>
        <draw:frame draw:style-name="gr1" draw:text-style-name="P2" draw:layer="layout" svg:width="15.665cm" svg:height="0.475cm" svg:x="2.2cm" svg:y="23.702cm">
          <draw:text-box>
            <text:p text:style-name="P1"><text:span text:style-name="T4">monitoring) and facilitating the return of all Kurdish property seized by Iraq; half the </text:span></text:p>
          </draw:text-box>
        </draw:frame>
        <draw:frame draw:style-name="gr1" draw:text-style-name="P2" draw:layer="layout" svg:width="16.715cm" svg:height="0.475cm" svg:x="2.2cm" svg:y="24.266cm">
          <draw:text-box>
            <text:p text:style-name="P1"><text:span text:style-name="T4">costs of the Iraq-Kuwait Boundary Demarcation Commission; the purchase of foodstuffs, </text:span></text:p>
          </draw:text-box>
        </draw:frame>
        <draw:frame draw:style-name="gr1" draw:text-style-name="P2" draw:layer="layout" svg:width="15.521cm" svg:height="0.475cm" svg:x="2.2cm" svg:y="24.831cm">
          <draw:text-box>
            <text:p text:style-name="P1"><text:span text:style-name="T4">medicines and materials and supplies for essential civilian needs; and the costs of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14.692cm" svg:height="0.475cm" svg:x="2.2cm" svg:y="25.395cm">
          <draw:text-box>
            <text:p text:style-name="P1"><text:span text:style-name="T4">implementing resolution 706 and other necessary humanitarian activity in Iraq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0">18 </text:span></text:p>
          </draw:text-box>
        </draw:frame>
        <draw:frame draw:style-name="gr4" draw:text-style-name="P5" draw:layer="layout" svg:width="9.663cm" svg:height="0.395cm" svg:x="2.532cm" svg:y="26.781cm">
          <draw:text-box>
            <text:p text:style-name="P1"><text:span text:style-name="T11">House of Commons, </text:span><text:span text:style-name="T13">Official Report</text:span><text:span text:style-name="T11">, 15 April 1991, column 21.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7</text:span></text:p>
          </draw:text-box>
        </draw:frame>
        <draw:frame draw:style-name="gr1" draw:text-style-name="P2" draw:layer="layout" svg:width="15.322cm" svg:height="0.475cm" svg:x="2.2cm" svg:y="2.525cm">
          <draw:text-box>
            <text:p text:style-name="P1"><text:span text:style-name="T6">67. </text:span><text:span text:style-name="T4"><text:s/>The resolution asked the UN Secretary-General to produce a scheme, which </text:span></text:p>
          </draw:text-box>
        </draw:frame>
        <draw:frame draw:style-name="gr1" draw:text-style-name="P2" draw:layer="layout" svg:width="15.136cm" svg:height="0.475cm" svg:x="2.2cm" svg:y="3.09cm">
          <draw:text-box>
            <text:p text:style-name="P1"><text:span text:style-name="T4">became known as the “Oil-for-Food” programme, to cover those purchases, and </text:span></text:p>
          </draw:text-box>
        </draw:frame>
        <draw:frame draw:style-name="gr1" draw:text-style-name="P2" draw:layer="layout" svg:width="15.377cm" svg:height="0.475cm" svg:x="2.2cm" svg:y="3.654cm">
          <draw:text-box>
            <text:p text:style-name="P1"><text:span text:style-name="T4">to monitor and supervise their equitable distribution to “all regions of Iraq” and “all </text:span></text:p>
          </draw:text-box>
        </draw:frame>
        <draw:frame draw:style-name="gr1" draw:text-style-name="P2" draw:layer="layout" svg:width="16.724cm" svg:height="0.475cm" svg:x="2.2cm" svg:y="4.218cm">
          <draw:text-box>
            <text:p text:style-name="P1"><text:span text:style-name="T4">categories of the Iraqi civilian population”. The Secretary-General’s report was submitted </text:span></text:p>
          </draw:text-box>
        </draw:frame>
        <draw:frame draw:style-name="gr1" draw:text-style-name="P2" draw:layer="layout" svg:width="16.406cm" svg:height="0.475cm" svg:x="2.2cm" svg:y="4.783cm">
          <draw:text-box>
            <text:p text:style-name="P1"><text:span text:style-name="T4">on 4 September, and implementation was authorised by resolution 712 (1991) adopted </text:span></text:p>
          </draw:text-box>
        </draw:frame>
        <draw:frame draw:style-name="gr1" draw:text-style-name="P2" draw:layer="layout" svg:width="3.359cm" svg:height="0.475cm" svg:x="2.2cm" svg:y="5.347cm">
          <draw:text-box>
            <text:p text:style-name="P1"><text:span text:style-name="T4">on 19 September.</text:span></text:p>
          </draw:text-box>
        </draw:frame>
        <draw:frame draw:style-name="gr1" draw:text-style-name="P2" draw:layer="layout" svg:width="15.923cm" svg:height="0.475cm" svg:x="2.2cm" svg:y="6.262cm">
          <draw:text-box>
            <text:p text:style-name="P1"><text:span text:style-name="T6">68. </text:span><text:span text:style-name="T4"><text:s/>Iraq rejected both resolutions and refused to co-operate on the grounds that the </text:span></text:p>
          </draw:text-box>
        </draw:frame>
        <draw:frame draw:style-name="gr1" draw:text-style-name="P2" draw:layer="layout" svg:width="16.605cm" svg:height="0.475cm" svg:x="2.2cm" svg:y="6.826cm">
          <draw:text-box>
            <text:p text:style-name="P1"><text:span text:style-name="T4">arrangements were an infringement of Iraq sovereignty. Resolution 778 (1992), adopted </text:span></text:p>
          </draw:text-box>
        </draw:frame>
        <draw:frame draw:style-name="gr1" draw:text-style-name="P2" draw:layer="layout" svg:width="15.936cm" svg:height="0.475cm" svg:x="2.2cm" svg:y="7.391cm">
          <draw:text-box>
            <text:p text:style-name="P1"><text:span text:style-name="T4">on 2 October 1992, deplored Iraq’s position “which puts its civilian population at risk” </text:span></text:p>
          </draw:text-box>
        </draw:frame>
        <draw:frame draw:style-name="gr1" draw:text-style-name="P2" draw:layer="layout" svg:width="15.885cm" svg:height="0.475cm" svg:x="2.2cm" svg:y="7.955cm">
          <draw:text-box>
            <text:p text:style-name="P1"><text:span text:style-name="T4">and decided that any Iraqi funds arising from the proceeds of sale of Iraqi petroleum </text:span></text:p>
          </draw:text-box>
        </draw:frame>
        <draw:frame draw:style-name="gr1" draw:text-style-name="P2" draw:layer="layout" svg:width="15.327cm" svg:height="0.475cm" svg:x="2.2cm" svg:y="8.52cm">
          <draw:text-box>
            <text:p text:style-name="P1"><text:span text:style-name="T4">or petroleum products should be transferred by Member States to the UN escrow </text:span></text:p>
          </draw:text-box>
        </draw:frame>
        <draw:frame draw:style-name="gr1" draw:text-style-name="P2" draw:layer="layout" svg:width="15.949cm" svg:height="0.475cm" svg:x="2.2cm" svg:y="9.084cm">
          <draw:text-box>
            <text:p text:style-name="P1"><text:span text:style-name="T4">account. States were also to arrange to sell or purchase any petroleum or petroleum </text:span></text:p>
          </draw:text-box>
        </draw:frame>
        <draw:frame draw:style-name="gr1" draw:text-style-name="P2" draw:layer="layout" svg:width="16.338cm" svg:height="0.475cm" svg:x="2.2cm" svg:y="9.648cm">
          <draw:text-box>
            <text:p text:style-name="P1"><text:span text:style-name="T4">products owned by Iraq and transfer the proceeds to the escrow account; to contribute </text:span></text:p>
          </draw:text-box>
        </draw:frame>
        <draw:frame draw:style-name="gr1" draw:text-style-name="P2" draw:layer="layout" svg:width="15.64cm" svg:height="0.475cm" svg:x="2.2cm" svg:y="10.213cm">
          <draw:text-box>
            <text:p text:style-name="P1"><text:span text:style-name="T4">funds from other sources as soon as possible. The resolution stated that no further </text:span></text:p>
          </draw:text-box>
        </draw:frame>
        <draw:frame draw:style-name="gr1" draw:text-style-name="P2" draw:layer="layout" svg:width="15.809cm" svg:height="0.475cm" svg:x="2.2cm" svg:y="10.777cm">
          <draw:text-box>
            <text:p text:style-name="P1"><text:span text:style-name="T4">Iraqi assets should be released for the purchase of food stuffs, medicines and other </text:span></text:p>
          </draw:text-box>
        </draw:frame>
        <draw:frame draw:style-name="gr1" draw:text-style-name="P2" draw:layer="layout" svg:width="16.156cm" svg:height="0.475cm" svg:x="2.2cm" svg:y="11.342cm">
          <draw:text-box>
            <text:p text:style-name="P1"><text:span text:style-name="T4">essential supplies except to the escrow account or directly to the UN for humanitarian </text:span></text:p>
          </draw:text-box>
        </draw:frame>
        <draw:frame draw:style-name="gr1" draw:text-style-name="P2" draw:layer="layout" svg:width="3.046cm" svg:height="0.475cm" svg:x="2.2cm" svg:y="11.906cm">
          <draw:text-box>
            <text:p text:style-name="P1"><text:span text:style-name="T4">activities in Iraq.</text:span></text:p>
          </draw:text-box>
        </draw:frame>
        <draw:frame draw:style-name="gr1" draw:text-style-name="P2" draw:layer="layout" svg:width="15.001cm" svg:height="0.475cm" svg:x="2.2cm" svg:y="12.821cm">
          <draw:text-box>
            <text:p text:style-name="P1"><text:span text:style-name="T6">69. </text:span><text:span text:style-name="T4"><text:s/>By late 1993, differences had emerged within the Security Council over the </text:span></text:p>
          </draw:text-box>
        </draw:frame>
        <draw:frame draw:style-name="gr1" draw:text-style-name="P2" draw:layer="layout" svg:width="16.25cm" svg:height="0.475cm" svg:x="2.2cm" svg:y="13.385cm">
          <draw:text-box>
            <text:p text:style-name="P1"><text:span text:style-name="T4">conditions for lifting sanctions. The US and UK took the view that sanctions could only </text:span></text:p>
          </draw:text-box>
        </draw:frame>
        <draw:frame draw:style-name="gr1" draw:text-style-name="P2" draw:layer="layout" svg:width="16.449cm" svg:height="0.475cm" svg:x="2.2cm" svg:y="13.95cm">
          <draw:text-box>
            <text:p text:style-name="P1"><text:span text:style-name="T4">be lifted following Iraq’s full compliance with its obligations as set out in UN resolutions. </text:span></text:p>
          </draw:text-box>
        </draw:frame>
        <draw:frame draw:style-name="gr1" draw:text-style-name="P2" draw:layer="layout" svg:width="16.118cm" svg:height="0.475cm" svg:x="2.2cm" svg:y="14.514cm">
          <draw:text-box>
            <text:p text:style-name="P1"><text:span text:style-name="T4">China, France and Russia believed that a timetable for the gradual lifting of sanctions </text:span></text:p>
          </draw:text-box>
        </draw:frame>
        <draw:frame draw:style-name="gr1" draw:text-style-name="P2" draw:layer="layout" svg:width="10.962cm" svg:height="0.475cm" svg:x="2.2cm" svg:y="15.078cm">
          <draw:text-box>
            <text:p text:style-name="P1"><text:span text:style-name="T4">should be put in place as Iraq complied with UN demands.</text:span></text:p>
          </draw:text-box>
        </draw:frame>
        <draw:frame draw:style-name="gr1" draw:text-style-name="P2" draw:layer="layout" svg:width="16.063cm" svg:height="0.475cm" svg:x="2.2cm" svg:y="15.993cm">
          <draw:text-box>
            <text:p text:style-name="P1"><text:span text:style-name="T6">70. </text:span><text:span text:style-name="T4"><text:s/>As a result of Iraq’s objections, the UN adopted resolution 986 (1995) on 14 April </text:span></text:p>
          </draw:text-box>
        </draw:frame>
        <draw:frame draw:style-name="gr1" draw:text-style-name="P2" draw:layer="layout" svg:width="15.674cm" svg:height="0.475cm" svg:x="2.2cm" svg:y="16.557cm">
          <draw:text-box>
            <text:p text:style-name="P1"><text:span text:style-name="T4">1995. It directed the committee established by resolution 661 to monitor the sale of </text:span></text:p>
          </draw:text-box>
        </draw:frame>
        <draw:frame draw:style-name="gr1" draw:text-style-name="P2" draw:layer="layout" svg:width="16.55cm" svg:height="0.475cm" svg:x="2.2cm" svg:y="17.122cm">
          <draw:text-box>
            <text:p text:style-name="P1"><text:span text:style-name="T4">petroleum and petroleum products exported by Iraq, with the assistance of independent </text:span></text:p>
          </draw:text-box>
        </draw:frame>
        <draw:frame draw:style-name="gr1" draw:text-style-name="P2" draw:layer="layout" svg:width="15.107cm" svg:height="0.475cm" svg:x="2.2cm" svg:y="17.686cm">
          <draw:text-box>
            <text:p text:style-name="P1"><text:span text:style-name="T4">inspection agents appointed by the UN Secretary-General; and to verify that the </text:span></text:p>
          </draw:text-box>
        </draw:frame>
        <draw:frame draw:style-name="gr1" draw:text-style-name="P2" draw:layer="layout" svg:width="14.192cm" svg:height="0.475cm" svg:x="2.2cm" svg:y="18.251cm">
          <draw:text-box>
            <text:p text:style-name="P1"><text:span text:style-name="T4">purchase price was “reasonable in the light of prevailing market conditions”.</text:span></text:p>
          </draw:text-box>
        </draw:frame>
        <draw:frame draw:style-name="gr6" draw:text-style-name="P7" draw:layer="layout" svg:width="0.273cm" svg:height="0.276cm" svg:x="16.342cm" svg:y="18.269cm">
          <draw:text-box>
            <text:p text:style-name="P1"><text:span text:style-name="T9">19</text:span></text:p>
          </draw:text-box>
        </draw:frame>
        <draw:frame draw:style-name="gr1" draw:text-style-name="P2" draw:layer="layout" svg:width="2.272cm" svg:height="0.475cm" svg:x="16.617cm" svg:y="18.251cm">
          <draw:text-box>
            <text:p text:style-name="P1"><text:span text:style-name="T4"><text:s/></text:span><text:span text:style-name="T4">A separate </text:span></text:p>
          </draw:text-box>
        </draw:frame>
        <draw:frame draw:style-name="gr1" draw:text-style-name="P2" draw:layer="layout" svg:width="15.809cm" svg:height="0.475cm" svg:x="2.2cm" svg:y="18.815cm">
          <draw:text-box>
            <text:p text:style-name="P1"><text:span text:style-name="T4">escrow account was established to finance the export to Iraq of material covered by </text:span></text:p>
          </draw:text-box>
        </draw:frame>
        <draw:frame draw:style-name="gr1" draw:text-style-name="P2" draw:layer="layout" svg:width="15.509cm" svg:height="0.475cm" svg:x="2.2cm" svg:y="19.38cm">
          <draw:text-box>
            <text:p text:style-name="P1"><text:span text:style-name="T4">the resolution. In the exceptional circumstances in northern Iraq, and to ensure an </text:span></text:p>
          </draw:text-box>
        </draw:frame>
        <draw:frame draw:style-name="gr1" draw:text-style-name="P2" draw:layer="layout" svg:width="15.42cm" svg:height="0.475cm" svg:x="2.2cm" svg:y="19.944cm">
          <draw:text-box>
            <text:p text:style-name="P1"><text:span text:style-name="T4">equitable distribution, the UN Inter-Agency Humanitarian Programme operating in </text:span></text:p>
          </draw:text-box>
        </draw:frame>
        <draw:frame draw:style-name="gr1" draw:text-style-name="P2" draw:layer="layout" svg:width="15.598cm" svg:height="0.475cm" svg:x="2.2cm" svg:y="20.508cm">
          <draw:text-box>
            <text:p text:style-name="P1"><text:span text:style-name="T4">the Governorates of Dahuk, Erbil and Sulaymaniyah would disburse a share of the </text:span></text:p>
          </draw:text-box>
        </draw:frame>
        <draw:frame draw:style-name="gr1" draw:text-style-name="P2" draw:layer="layout" svg:width="15.818cm" svg:height="0.475cm" svg:x="2.2cm" svg:y="21.073cm">
          <draw:text-box>
            <text:p text:style-name="P1"><text:span text:style-name="T4">fund. The fund was to be audited by “independent and certified public accountants”. </text:span></text:p>
          </draw:text-box>
        </draw:frame>
        <draw:frame draw:style-name="gr1" draw:text-style-name="P2" draw:layer="layout" svg:width="14.967cm" svg:height="0.475cm" svg:x="2.2cm" svg:y="21.637cm">
          <draw:text-box>
            <text:p text:style-name="P1"><text:span text:style-name="T4">The UN Secretary-General was to keep the Government of Iraq “fully informed”.</text:span></text:p>
          </draw:text-box>
        </draw:frame>
        <draw:frame draw:style-name="gr1" draw:text-style-name="P2" draw:layer="layout" svg:width="15.602cm" svg:height="0.475cm" svg:x="2.2cm" svg:y="22.552cm">
          <draw:text-box>
            <text:p text:style-name="P1"><text:span text:style-name="T6">71. </text:span><text:span text:style-name="T4"><text:s/>Iraq eventually accepted resolution 986 in May 1996, when a Memorandum of </text:span></text:p>
          </draw:text-box>
        </draw:frame>
        <draw:frame draw:style-name="gr1" draw:text-style-name="P2" draw:layer="layout" svg:width="16.11cm" svg:height="0.475cm" svg:x="2.2cm" svg:y="23.116cm">
          <draw:text-box>
            <text:p text:style-name="P1"><text:span text:style-name="T4">Understanding was agreed. Following the Iraqi offensive against the Kurds in August, </text:span></text:p>
          </draw:text-box>
        </draw:frame>
        <draw:frame draw:style-name="gr1" draw:text-style-name="P2" draw:layer="layout" svg:width="15.907cm" svg:height="0.475cm" svg:x="2.2cm" svg:y="23.681cm">
          <draw:text-box>
            <text:p text:style-name="P1"><text:span text:style-name="T4">implementation was suspended until December. The first shipment of food arrived in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11.483cm" svg:height="0.475cm" svg:x="2.2cm" svg:y="24.245cm">
          <draw:text-box>
            <text:p text:style-name="P1"><text:span text:style-name="T4">March 1997 and the first shipment of medicines in May 1997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0">19 </text:span></text:p>
          </draw:text-box>
        </draw:frame>
        <draw:frame draw:style-name="gr4" draw:text-style-name="P5" draw:layer="layout" svg:width="6.653cm" svg:height="0.395cm" svg:x="2.532cm" svg:y="26.781cm">
          <draw:text-box>
            <text:p text:style-name="P1"><text:span text:style-name="T11">UN Security Council resolution 986 (1995).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8</text:span></text:p>
          </draw:text-box>
        </draw:frame>
        <draw:frame draw:style-name="gr1" draw:text-style-name="P2" draw:layer="layout" svg:width="16.525cm" svg:height="0.475cm" svg:x="2.2cm" svg:y="2.525cm">
          <draw:text-box>
            <text:p text:style-name="P1"><text:span text:style-name="T6">72. </text:span><text:span text:style-name="T4"><text:s/>Resolution 1153 (1998), adopted on 20 February 1998, increased the amount of oil </text:span></text:p>
          </draw:text-box>
        </draw:frame>
        <draw:frame draw:style-name="gr1" draw:text-style-name="P2" draw:layer="layout" svg:width="16.791cm" svg:height="0.475cm" svg:x="2.2cm" svg:y="3.09cm">
          <draw:text-box>
            <text:p text:style-name="P1"><text:span text:style-name="T4">Iraq could sell from US$2bn every six months to US$5.2bn. The resolution requested the </text:span></text:p>
          </draw:text-box>
        </draw:frame>
        <draw:frame draw:style-name="gr1" draw:text-style-name="P2" draw:layer="layout" svg:width="16.614cm" svg:height="0.475cm" svg:x="2.2cm" svg:y="3.654cm">
          <draw:text-box>
            <text:p text:style-name="P1"><text:span text:style-name="T4">establishment of a group of experts to determine, with the Government of Iraq, “whether </text:span></text:p>
          </draw:text-box>
        </draw:frame>
        <draw:frame draw:style-name="gr1" draw:text-style-name="P2" draw:layer="layout" svg:width="16.156cm" svg:height="0.475cm" svg:x="2.2cm" svg:y="4.218cm">
          <draw:text-box>
            <text:p text:style-name="P1"><text:span text:style-name="T4">Iraq is able to export petroleum or petroleum products sufficient to produce” the funds </text:span></text:p>
          </draw:text-box>
        </draw:frame>
        <draw:frame draw:style-name="gr1" draw:text-style-name="P2" draw:layer="layout" svg:width="11.525cm" svg:height="0.475cm" svg:x="2.2cm" svg:y="4.783cm">
          <draw:text-box>
            <text:p text:style-name="P1"><text:span text:style-name="T4">identified in the resolution as necessary to meet Iraq’s needs.</text:span></text:p>
          </draw:text-box>
        </draw:frame>
        <draw:frame draw:style-name="gr6" draw:text-style-name="P7" draw:layer="layout" svg:width="0.273cm" svg:height="0.276cm" svg:x="13.676cm" svg:y="4.802cm">
          <draw:text-box>
            <text:p text:style-name="P1"><text:span text:style-name="T9">20</text:span></text:p>
          </draw:text-box>
        </draw:frame>
        <draw:frame draw:style-name="gr1" draw:text-style-name="P2" draw:layer="layout" svg:width="4.274cm" svg:height="0.475cm" svg:x="13.95cm" svg:y="4.783cm">
          <draw:text-box>
            <text:p text:style-name="P1"><text:span text:style-name="T4"><text:s/></text:span><text:span text:style-name="T4">They reported in April </text:span></text:p>
          </draw:text-box>
        </draw:frame>
        <draw:frame draw:style-name="gr1" draw:text-style-name="P2" draw:layer="layout" svg:width="15.818cm" svg:height="0.475cm" svg:x="2.2cm" svg:y="5.347cm">
          <draw:text-box>
            <text:p text:style-name="P1"><text:span text:style-name="T4">that it could not, leading to authorisation of the import of oil industry spare parts and </text:span></text:p>
          </draw:text-box>
        </draw:frame>
        <draw:frame draw:style-name="gr1" draw:text-style-name="P2" draw:layer="layout" svg:width="9.121cm" svg:height="0.475cm" svg:x="2.2cm" svg:y="5.912cm">
          <draw:text-box>
            <text:p text:style-name="P1"><text:span text:style-name="T4">equipment in resolution 1175 (1998) on 19 June.</text:span></text:p>
          </draw:text-box>
        </draw:frame>
        <draw:frame draw:style-name="gr1" draw:text-style-name="P2" draw:layer="layout" svg:width="15.149cm" svg:height="0.475cm" svg:x="2.2cm" svg:y="6.826cm">
          <draw:text-box>
            <text:p text:style-name="P1"><text:span text:style-name="T6">73. </text:span><text:span text:style-name="T4"><text:s/>Resolution 1153 also recorded the UN Secretary-General’s observation that </text:span></text:p>
          </draw:text-box>
        </draw:frame>
        <draw:frame draw:style-name="gr1" draw:text-style-name="P2" draw:layer="layout" svg:width="15.136cm" svg:height="0.475cm" svg:x="2.2cm" svg:y="7.391cm">
          <draw:text-box>
            <text:p text:style-name="P1"><text:span text:style-name="T4">the situation in the electricity sector in Iraq was extremely grave. It asked him, in </text:span></text:p>
          </draw:text-box>
        </draw:frame>
        <draw:frame draw:style-name="gr1" draw:text-style-name="P2" draw:layer="layout" svg:width="16.258cm" svg:height="0.475cm" svg:x="2.2cm" svg:y="7.955cm">
          <draw:text-box>
            <text:p text:style-name="P1"><text:span text:style-name="T4">consultation with the Government of Iraq, to submit a report on essential humanitarian </text:span></text:p>
          </draw:text-box>
        </draw:frame>
        <draw:frame draw:style-name="gr1" draw:text-style-name="P2" draw:layer="layout" svg:width="11.377cm" svg:height="0.475cm" svg:x="2.2cm" svg:y="8.52cm">
          <draw:text-box>
            <text:p text:style-name="P1"><text:span text:style-name="T4">needs, “including necessary improvements to infrastructure”.</text:span></text:p>
          </draw:text-box>
        </draw:frame>
        <draw:frame draw:style-name="gr1" draw:text-style-name="P2" draw:layer="layout" svg:width="15.322cm" svg:height="0.475cm" svg:x="2.2cm" svg:y="9.434cm">
          <draw:text-box>
            <text:p text:style-name="P1"><text:span text:style-name="T6">74. </text:span><text:span text:style-name="T4"><text:s/>As a result of Iraq’s decision to suspend co-operation with UNSCOM and the </text:span></text:p>
          </draw:text-box>
        </draw:frame>
        <draw:frame draw:style-name="gr1" draw:text-style-name="P2" draw:layer="layout" svg:width="15.517cm" svg:height="0.475cm" svg:x="2.2cm" svg:y="9.998cm">
          <draw:text-box>
            <text:p text:style-name="P1"><text:span text:style-name="T4">IAEA and resolution 1194 condemning Iraq’s decision, the six-monthly UN reviews </text:span></text:p>
          </draw:text-box>
        </draw:frame>
        <draw:frame draw:style-name="gr1" draw:text-style-name="P2" draw:layer="layout" svg:width="15.289cm" svg:height="0.475cm" svg:x="2.2cm" svg:y="10.563cm">
          <draw:text-box>
            <text:p text:style-name="P1"><text:span text:style-name="T4">of sanctions were suspended. As an incentive, Iraq was offered the prospect of a </text:span></text:p>
          </draw:text-box>
        </draw:frame>
        <draw:frame draw:style-name="gr1" draw:text-style-name="P2" draw:layer="layout" svg:width="16.148cm" svg:height="0.475cm" svg:x="2.2cm" svg:y="11.127cm">
          <draw:text-box>
            <text:p text:style-name="P1"><text:span text:style-name="T4">comprehensive review of Iraqi compliance if co-operation was resumed. Iraq declined.</text:span></text:p>
          </draw:text-box>
        </draw:frame>
        <draw:frame draw:style-name="gr1" draw:text-style-name="P2" draw:layer="layout" svg:width="16.055cm" svg:height="0.475cm" svg:x="2.2cm" svg:y="12.042cm">
          <draw:text-box>
            <text:p text:style-name="P1"><text:span text:style-name="T6">75. </text:span><text:span text:style-name="T4"><text:s/>The Oil-for-Food programme continued to operate, with resolutions renewing the </text:span></text:p>
          </draw:text-box>
        </draw:frame>
        <draw:frame draw:style-name="gr1" draw:text-style-name="P2" draw:layer="layout" svg:width="15.433cm" svg:height="0.475cm" svg:x="2.2cm" svg:y="12.606cm">
          <draw:text-box>
            <text:p text:style-name="P1"><text:span text:style-name="T4">arrangements every six months, until 2003. It helped to alleviate the humanitarian </text:span></text:p>
          </draw:text-box>
        </draw:frame>
        <draw:frame draw:style-name="gr1" draw:text-style-name="P2" draw:layer="layout" svg:width="16.33cm" svg:height="0.475cm" svg:x="2.2cm" svg:y="13.171cm">
          <draw:text-box>
            <text:p text:style-name="P1"><text:span text:style-name="T4">position in Iraq, but there was concern, within the UN and elsewhere, about the impact </text:span></text:p>
          </draw:text-box>
        </draw:frame>
        <draw:frame draw:style-name="gr1" draw:text-style-name="P2" draw:layer="layout" svg:width="15.28cm" svg:height="0.475cm" svg:x="2.2cm" svg:y="13.735cm">
          <draw:text-box>
            <text:p text:style-name="P1"><text:span text:style-name="T4">of sanctions. As well as the humanitarian impact, there were reports of increased </text:span></text:p>
          </draw:text-box>
        </draw:frame>
        <draw:frame draw:style-name="gr1" draw:text-style-name="P2" draw:layer="layout" svg:width="15.318cm" svg:height="0.475cm" svg:x="2.2cm" svg:y="14.3cm">
          <draw:text-box>
            <text:p text:style-name="P1"><text:span text:style-name="T4">corruption in Iraq, misuse of Oil-for-Food, and increased oil smuggling which was </text:span></text:p>
          </draw:text-box>
        </draw:frame>
        <draw:frame draw:style-name="gr1" draw:text-style-name="P2" draw:layer="layout" svg:width="15.276cm" svg:height="0.475cm" svg:x="2.2cm" svg:y="14.864cm">
          <draw:text-box>
            <text:p text:style-name="P1"><text:span text:style-name="T4">benefiting Saddam Hussein’s regime. These concerns led to questions about the </text:span></text:p>
          </draw:text-box>
        </draw:frame>
        <draw:frame draw:style-name="gr1" draw:text-style-name="P2" draw:layer="layout" svg:width="11.758cm" svg:height="0.475cm" svg:x="2.2cm" svg:y="15.428cm">
          <draw:text-box>
            <text:p text:style-name="P1"><text:span text:style-name="T4">sustainability of the policy, which are addressed in Section 1.2.</text:span></text:p>
          </draw:text-box>
        </draw:frame>
        <draw:frame draw:style-name="gr1" draw:text-style-name="P2" draw:layer="layout" svg:width="4.824cm" svg:height="0.475cm" svg:x="2.2cm" svg:y="16.543cm">
          <draw:text-box>
            <text:p text:style-name="P1"><text:span text:style-name="T1">ENFORCEMENT AT SEA</text:span></text:p>
          </draw:text-box>
        </draw:frame>
        <draw:frame draw:style-name="gr1" draw:text-style-name="P2" draw:layer="layout" svg:width="15.678cm" svg:height="0.475cm" svg:x="2.2cm" svg:y="17.307cm">
          <draw:text-box>
            <text:p text:style-name="P1"><text:span text:style-name="T6">76. </text:span><text:span text:style-name="T4"><text:s/>There had been a Royal Navy (RN) presence in the Gulf region since the early </text:span></text:p>
          </draw:text-box>
        </draw:frame>
        <draw:frame draw:style-name="gr1" draw:text-style-name="P2" draw:layer="layout" svg:width="15.221cm" svg:height="0.475cm" svg:x="2.2cm" svg:y="17.872cm">
          <draw:text-box>
            <text:p text:style-name="P1"><text:span text:style-name="T4">1980s, when the Armilla patrol was deployed to defend UK vessels caught in the </text:span></text:p>
          </draw:text-box>
        </draw:frame>
        <draw:frame draw:style-name="gr1" draw:text-style-name="P2" draw:layer="layout" svg:width="16.554cm" svg:height="0.475cm" svg:x="2.2cm" svg:y="18.436cm">
          <draw:text-box>
            <text:p text:style-name="P1"><text:span text:style-name="T4">crossfire of the Iran-Iraq War. After the 1991 Gulf Conflict, a RN frigate or destroyer was </text:span></text:p>
          </draw:text-box>
        </draw:frame>
        <draw:frame draw:style-name="gr1" draw:text-style-name="P2" draw:layer="layout" svg:width="16.728cm" svg:height="0.475cm" svg:x="2.2cm" svg:y="19.001cm">
          <draw:text-box>
            <text:p text:style-name="P1"><text:span text:style-name="T4">permanently deployed in the Gulf as part of a US-led naval force to support the UN arms </text:span></text:p>
          </draw:text-box>
        </draw:frame>
        <draw:frame draw:style-name="gr1" draw:text-style-name="P2" draw:layer="layout" svg:width="16.034cm" svg:height="0.475cm" svg:x="2.2cm" svg:y="19.565cm">
          <draw:text-box>
            <text:p text:style-name="P1"><text:span text:style-name="T4">embargo and controls on the export of oil through the Gulf. It had powers to intercept </text:span></text:p>
          </draw:text-box>
        </draw:frame>
        <draw:frame draw:style-name="gr1" draw:text-style-name="P2" draw:layer="layout" svg:width="8.528cm" svg:height="0.475cm" svg:x="2.2cm" svg:y="20.13cm">
          <draw:text-box>
            <text:p text:style-name="P1"><text:span text:style-name="T4">ships suspected of breaching UN resolutions.</text:span></text:p>
          </draw:text-box>
        </draw:frame>
        <draw:frame draw:style-name="gr1" draw:text-style-name="P2" draw:layer="layout" svg:width="11.25cm" svg:height="0.475cm" svg:x="2.2cm" svg:y="21.244cm">
          <draw:text-box>
            <text:p text:style-name="P1"><text:span text:style-name="T1">DETERRENCE BY FORCES STATIONED IN THE REGION</text:span></text:p>
          </draw:text-box>
        </draw:frame>
        <draw:frame draw:style-name="gr1" draw:text-style-name="P2" draw:layer="layout" svg:width="15.623cm" svg:height="0.475cm" svg:x="2.2cm" svg:y="22.008cm">
          <draw:text-box>
            <text:p text:style-name="P1"><text:span text:style-name="T6">77. </text:span><text:span text:style-name="T4"><text:s/>Concerns about the risk of Saddam Hussein attacking neighbouring countries, </text:span></text:p>
          </draw:text-box>
        </draw:frame>
        <draw:frame draw:style-name="gr1" draw:text-style-name="P2" draw:layer="layout" svg:width="16.288cm" svg:height="0.475cm" svg:x="2.2cm" svg:y="22.573cm">
          <draw:text-box>
            <text:p text:style-name="P1"><text:span text:style-name="T4">particularly Kuwait, remained. Mr Simon Webb, MOD Policy Director from July 2001 to </text:span></text:p>
          </draw:text-box>
        </draw:frame>
        <draw:frame draw:style-name="gr1" draw:text-style-name="P2" draw:layer="layout" svg:width="16.093cm" svg:height="0.475cm" svg:x="2.2cm" svg:y="23.137cm">
          <draw:text-box>
            <text:p text:style-name="P1"><text:span text:style-name="T4">October 2004, told the Inquiry that the deterrent effect of aircraft enforcing the NFZ in </text:span></text:p>
          </draw:text-box>
        </draw:frame>
        <draw:frame draw:style-name="gr1" draw:text-style-name="P2" draw:layer="layout" svg:width="15.949cm" svg:height="0.475cm" svg:x="2.2cm" svg:y="23.702cm">
          <draw:text-box>
            <text:p text:style-name="P1"><text:span text:style-name="T4">southern Iraq was a “side benefit of risk reduction”: it was an alternative to stationing </text:span></text:p>
          </draw:text-box>
        </draw:frame>
        <draw:frame draw:style-name="gr1" draw:text-style-name="P2" draw:layer="layout" svg:width="15.814cm" svg:height="0.475cm" svg:x="2.2cm" svg:y="24.266cm">
          <draw:text-box>
            <text:p text:style-name="P1"><text:span text:style-name="T4">significant ground forces in Kuwait because it enabled the US and UK to know what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15.322cm" svg:height="0.475cm" svg:x="2.2cm" svg:y="24.831cm">
          <draw:text-box>
            <text:p text:style-name="P1"><text:span text:style-name="T4">the military situation was in Iraq. If an Iraqi military build-up was detected it would 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0">20 </text:span></text:p>
          </draw:text-box>
        </draw:frame>
        <draw:frame draw:style-name="gr4" draw:text-style-name="P5" draw:layer="layout" svg:width="6.822cm" svg:height="0.395cm" svg:x="2.532cm" svg:y="26.781cm">
          <draw:text-box>
            <text:p text:style-name="P1"><text:span text:style-name="T11">UN Security Council resolution 1153 (1998)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9</text:span></text:p>
          </draw:text-box>
        </draw:frame>
        <draw:frame draw:style-name="gr1" draw:text-style-name="P2" draw:layer="layout" svg:width="15.246cm" svg:height="0.475cm" svg:x="2.2cm" svg:y="2.525cm">
          <draw:text-box>
            <text:p text:style-name="P1"><text:span text:style-name="T4">give the US and UK time to attack ground forces before they could attack Kuwait.</text:span></text:p>
          </draw:text-box>
        </draw:frame>
        <draw:frame draw:style-name="gr6" draw:text-style-name="P7" draw:layer="layout" svg:width="0.273cm" svg:height="0.276cm" svg:x="17.378cm" svg:y="2.544cm">
          <draw:text-box>
            <text:p text:style-name="P1"><text:span text:style-name="T9">21</text:span></text:p>
          </draw:text-box>
        </draw:frame>
        <draw:frame draw:style-name="gr1" draw:text-style-name="P2" draw:layer="layout" svg:width="0.422cm" svg:height="0.475cm" svg:x="17.652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91cm" svg:height="0.475cm" svg:x="2.2cm" svg:y="3.09cm">
          <draw:text-box>
            <text:p text:style-name="P1"><text:span text:style-name="T4">The US and other allies had forces stationed in countries in the region, in particular </text:span></text:p>
          </draw:text-box>
        </draw:frame>
        <draw:frame draw:style-name="gr1" draw:text-style-name="P2" draw:layer="layout" svg:width="14.946cm" svg:height="0.475cm" svg:x="2.2cm" svg:y="3.654cm">
          <draw:text-box>
            <text:p text:style-name="P1"><text:span text:style-name="T4">Kuwait, Saudi Arabia, Bahrain and Turkey, which could respond at short notice, </text:span></text:p>
          </draw:text-box>
        </draw:frame>
        <draw:frame draw:style-name="gr1" draw:text-style-name="P2" draw:layer="layout" svg:width="4.494cm" svg:height="0.475cm" svg:x="2.2cm" svg:y="4.218cm">
          <draw:text-box>
            <text:p text:style-name="P1"><text:span text:style-name="T4">should a threat emerge.</text:span></text:p>
          </draw:text-box>
        </draw:frame>
        <draw:frame draw:style-name="gr1" draw:text-style-name="P2" draw:layer="layout" svg:width="15.775cm" svg:height="0.475cm" svg:x="2.2cm" svg:y="5.133cm">
          <draw:text-box>
            <text:p text:style-name="P1"><text:span text:style-name="T6">78. </text:span><text:span text:style-name="T4"><text:s/>Following Iraq’s deployment of 80,000 troops towards the border with Kuwait in </text:span></text:p>
          </draw:text-box>
        </draw:frame>
        <draw:frame draw:style-name="gr1" draw:text-style-name="P2" draw:layer="layout" svg:width="16.271cm" svg:height="0.475cm" svg:x="2.2cm" svg:y="5.697cm">
          <draw:text-box>
            <text:p text:style-name="P1"><text:span text:style-name="T4">October 1994, the US and UK rapidly deployed forces to Kuwait. The Security Council </text:span></text:p>
          </draw:text-box>
        </draw:frame>
        <draw:frame draw:style-name="gr1" draw:text-style-name="P2" draw:layer="layout" svg:width="15.699cm" svg:height="0.475cm" svg:x="2.2cm" svg:y="6.262cm">
          <draw:text-box>
            <text:p text:style-name="P1"><text:span text:style-name="T4">adopted resolution 949 (1994), and Iraqi forces withdrew north of the 32nd parallel. </text:span></text:p>
          </draw:text-box>
        </draw:frame>
        <draw:frame draw:style-name="gr1" draw:text-style-name="P2" draw:layer="layout" svg:width="15.589cm" svg:height="0.475cm" svg:x="2.2cm" svg:y="6.826cm">
          <draw:text-box>
            <text:p text:style-name="P1"><text:span text:style-name="T4">The US increased its military personnel based in Saudi Arabia from under 1,000 to </text:span></text:p>
          </draw:text-box>
        </draw:frame>
        <draw:frame draw:style-name="gr1" draw:text-style-name="P2" draw:layer="layout" svg:width="2.631cm" svg:height="0.475cm" svg:x="2.2cm" svg:y="7.391cm">
          <draw:text-box>
            <text:p text:style-name="P1"><text:span text:style-name="T4">around 7,000.</text:span></text:p>
          </draw:text-box>
        </draw:frame>
        <draw:frame draw:style-name="gr3" draw:text-style-name="P4" draw:layer="layout" svg:width="9.54cm" svg:height="0.628cm" svg:x="2.2cm" svg:y="8.418cm">
          <draw:text-box>
            <text:p text:style-name="P1"><text:span text:style-name="T3">Iraq’s weapons of mass destruction</text:span></text:p>
          </draw:text-box>
        </draw:frame>
        <draw:frame draw:style-name="gr5" draw:text-style-name="P6" draw:layer="layout" svg:width="14.696cm" svg:height="0.556cm" svg:x="2.2cm" svg:y="9.517cm">
          <draw:text-box>
            <text:p text:style-name="P1"><text:span text:style-name="T8">Assessments of Iraq’s WMD capability before the Gulf Conflict</text:span></text:p>
          </draw:text-box>
        </draw:frame>
        <draw:frame draw:style-name="gr1" draw:text-style-name="P2" draw:layer="layout" svg:width="15.039cm" svg:height="0.475cm" svg:x="2.2cm" svg:y="10.346cm">
          <draw:text-box>
            <text:p text:style-name="P1"><text:span text:style-name="T6">79. </text:span><text:span text:style-name="T4"><text:s/>The term “weapons of mass destruction” originated as an umbrella concept </text:span></text:p>
          </draw:text-box>
        </draw:frame>
        <draw:frame draw:style-name="gr1" draw:text-style-name="P2" draw:layer="layout" svg:width="16.41cm" svg:height="0.475cm" svg:x="2.2cm" svg:y="10.91cm">
          <draw:text-box>
            <text:p text:style-name="P1"><text:span text:style-name="T4">covering weapons with the capability to cause indiscriminate loss of life and wide-scale </text:span></text:p>
          </draw:text-box>
        </draw:frame>
        <draw:frame draw:style-name="gr1" draw:text-style-name="P2" draw:layer="layout" svg:width="2.199cm" svg:height="0.475cm" svg:x="2.2cm" svg:y="11.475cm">
          <draw:text-box>
            <text:p text:style-name="P1"><text:span text:style-name="T4">destruction.</text:span></text:p>
          </draw:text-box>
        </draw:frame>
        <draw:frame draw:style-name="gr6" draw:text-style-name="P7" draw:layer="layout" svg:width="0.273cm" svg:height="0.276cm" svg:x="4.388cm" svg:y="11.493cm">
          <draw:text-box>
            <text:p text:style-name="P1"><text:span text:style-name="T9">22</text:span></text:p>
          </draw:text-box>
        </draw:frame>
        <draw:frame draw:style-name="gr1" draw:text-style-name="P2" draw:layer="layout" svg:width="14.028cm" svg:height="0.475cm" svg:x="4.663cm" svg:y="11.475cm">
          <draw:text-box>
            <text:p text:style-name="P1"><text:span text:style-name="T4"><text:s/></text:span><text:span text:style-name="T4">All nuclear, chemical and biological weapons are frequently characterised </text:span></text:p>
          </draw:text-box>
        </draw:frame>
        <draw:frame draw:style-name="gr1" draw:text-style-name="P2" draw:layer="layout" svg:width="14.772cm" svg:height="0.475cm" svg:x="2.2cm" svg:y="12.039cm">
          <draw:text-box>
            <text:p text:style-name="P1"><text:span text:style-name="T4">as weapons of mass destruction, and radiological devices have been included </text:span></text:p>
          </draw:text-box>
        </draw:frame>
        <draw:frame draw:style-name="gr1" draw:text-style-name="P2" draw:layer="layout" svg:width="2.656cm" svg:height="0.475cm" svg:x="2.2cm" svg:y="12.603cm">
          <draw:text-box>
            <text:p text:style-name="P1"><text:span text:style-name="T4">more recently.</text:span></text:p>
          </draw:text-box>
        </draw:frame>
        <draw:frame draw:style-name="gr1" draw:text-style-name="P2" draw:layer="layout" svg:width="15.674cm" svg:height="0.475cm" svg:x="2.2cm" svg:y="13.518cm">
          <draw:text-box>
            <text:p text:style-name="P1"><text:span text:style-name="T6">80. </text:span><text:span text:style-name="T4"><text:s/>During the 1970s and 1980s, Iraq had active chemical, biological, nuclear, and </text:span></text:p>
          </draw:text-box>
        </draw:frame>
        <draw:frame draw:style-name="gr1" draw:text-style-name="P2" draw:layer="layout" svg:width="15.229cm" svg:height="0.475cm" svg:x="2.2cm" svg:y="14.082cm">
          <draw:text-box>
            <text:p text:style-name="P1"><text:span text:style-name="T4">missile programmes. It used chemical weapons against Iranian forces during the </text:span></text:p>
          </draw:text-box>
        </draw:frame>
        <draw:frame draw:style-name="gr1" draw:text-style-name="P2" draw:layer="layout" svg:width="11.91cm" svg:height="0.475cm" svg:x="2.2cm" svg:y="14.647cm">
          <draw:text-box>
            <text:p text:style-name="P1"><text:span text:style-name="T4">Iran-Iraq War and against Iraqi Kurds in Halabja in March 1988.</text:span></text:p>
          </draw:text-box>
        </draw:frame>
        <draw:frame draw:style-name="gr1" draw:text-style-name="P2" draw:layer="layout" svg:width="16.169cm" svg:height="0.475cm" svg:x="2.2cm" svg:y="15.561cm">
          <draw:text-box>
            <text:p text:style-name="P1"><text:span text:style-name="T6">81. </text:span><text:span text:style-name="T4"><text:s/>After 1998, Iraq continued to develop its military capability, including programmes </text:span></text:p>
          </draw:text-box>
        </draw:frame>
        <draw:frame draw:style-name="gr1" draw:text-style-name="P2" draw:layer="layout" svg:width="16.233cm" svg:height="0.475cm" svg:x="2.2cm" svg:y="16.126cm">
          <draw:text-box>
            <text:p text:style-name="P1"><text:span text:style-name="T4">to develop chemical, biological and nuclear weapons, and the means for their delivery </text:span></text:p>
          </draw:text-box>
        </draw:frame>
        <draw:frame draw:style-name="gr1" draw:text-style-name="P2" draw:layer="layout" svg:width="4.925cm" svg:height="0.475cm" svg:x="2.2cm" svg:y="16.69cm">
          <draw:text-box>
            <text:p text:style-name="P1"><text:span text:style-name="T4">including ballistic missiles.</text:span></text:p>
          </draw:text-box>
        </draw:frame>
        <draw:frame draw:style-name="gr1" draw:text-style-name="P2" draw:layer="layout" svg:width="16.254cm" svg:height="0.475cm" svg:x="2.2cm" svg:y="17.605cm">
          <draw:text-box>
            <text:p text:style-name="P1"><text:span text:style-name="T6">82. </text:span><text:span text:style-name="T4"><text:s/>Some Western firms were implicated in supplying material to Iraq, as Lord Justice </text:span></text:p>
          </draw:text-box>
        </draw:frame>
        <draw:frame draw:style-name="gr1" draw:text-style-name="P2" draw:layer="layout" svg:width="16.648cm" svg:height="0.475cm" svg:x="2.2cm" svg:y="18.169cm">
          <draw:text-box>
            <text:p text:style-name="P1"><text:span text:style-name="T4">Scott set out in the </text:span><text:span text:style-name="T7">Report of the Inquiry into the Export of Defence Equipment and Dual-</text:span></text:p>
          </draw:text-box>
        </draw:frame>
        <draw:frame draw:style-name="gr1" draw:text-style-name="P2" draw:layer="layout" svg:width="12.012cm" svg:height="0.475cm" svg:x="2.2cm" svg:y="18.733cm">
          <draw:text-box>
            <text:p text:style-name="P1"><text:span text:style-name="T7">Use Goods to Iraq and Related Prosecutions</text:span><text:span text:style-name="T4"> published in 1996.</text:span></text:p>
          </draw:text-box>
        </draw:frame>
        <draw:frame draw:style-name="gr1" draw:text-style-name="P2" draw:layer="layout" svg:width="16.211cm" svg:height="0.475cm" svg:x="2.2cm" svg:y="19.648cm">
          <draw:text-box>
            <text:p text:style-name="P1"><text:span text:style-name="T6">83. </text:span><text:span text:style-name="T4"><text:s/>In March 1990, an attempt to smuggle nuclear-weapons-related components was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5.924cm" svg:height="0.475cm" svg:x="2.2cm" svg:y="20.212cm">
          <draw:text-box>
            <text:p text:style-name="P1"><text:span text:style-name="T4">discovered at Heathrow Airport.</text:span></text:p>
          </draw:text-box>
        </draw:frame>
        <draw:frame draw:style-name="gr8" draw:text-style-name="P9" draw:layer="layout" svg:width="0.29cm" svg:height="0.23cm" svg:x="2.2cm" svg:y="24.256cm">
          <draw:text-box>
            <text:p text:style-name="P1"><text:span text:style-name="T10">21 </text:span></text:p>
          </draw:text-box>
        </draw:frame>
        <draw:frame draw:style-name="gr4" draw:text-style-name="P5" draw:layer="layout" svg:width="7.643cm" svg:height="0.395cm" svg:x="2.532cm" svg:y="24.241cm">
          <draw:text-box>
            <text:p text:style-name="P1"><text:span text:style-name="T11">Public hearing, 24 November 2009, pages 49-50.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0">22 </text:span></text:p>
          </draw:text-box>
        </draw:frame>
        <draw:frame draw:style-name="gr4" draw:text-style-name="P5" draw:layer="layout" svg:width="14.683cm" svg:height="0.395cm" svg:x="2.528cm" svg:y="24.664cm">
          <draw:text-box>
            <text:p text:style-name="P1"><text:span text:style-name="T11">The first official definition was provided by the UN Commission for Conventional Armaments in </text:span></text:p>
          </draw:text-box>
        </draw:frame>
        <draw:frame draw:style-name="gr4" draw:text-style-name="P5" draw:layer="layout" svg:width="15.572cm" svg:height="0.395cm" svg:x="2.2cm" svg:y="25.087cm">
          <draw:text-box>
            <text:p text:style-name="P1"><text:span text:style-name="T11">1948 which defined weapons of mass destruction as “atomic explosive devices, radioactive material </text:span></text:p>
          </draw:text-box>
        </draw:frame>
        <draw:frame draw:style-name="gr4" draw:text-style-name="P5" draw:layer="layout" svg:width="16.216cm" svg:height="0.395cm" svg:x="2.2cm" svg:y="25.511cm">
          <draw:text-box>
            <text:p text:style-name="P1"><text:span text:style-name="T11">weapons, lethal chemical and biological weapons, and any weapons developed in the future which have </text:span></text:p>
          </draw:text-box>
        </draw:frame>
        <draw:frame draw:style-name="gr4" draw:text-style-name="P5" draw:layer="layout" svg:width="16.364cm" svg:height="0.395cm" svg:x="2.2cm" svg:y="25.934cm">
          <draw:text-box>
            <text:p text:style-name="P1"><text:span text:style-name="T11">characteristics comparable in destructive effect to those of the atomic bomb or other weapons mentioned </text:span></text:p>
          </draw:text-box>
        </draw:frame>
        <draw:frame draw:style-name="gr4" draw:text-style-name="P5" draw:layer="layout" svg:width="16.563cm" svg:height="0.395cm" svg:x="2.2cm" svg:y="26.357cm">
          <draw:text-box>
            <text:p text:style-name="P1"><text:span text:style-name="T11">above” (S/C.3/32/Rev.1, August 1948). This definition has been used in successive UN resolutions dealing </text:span></text:p>
          </draw:text-box>
        </draw:frame>
        <draw:frame draw:style-name="gr4" draw:text-style-name="P5" draw:layer="layout" svg:width="2.847cm" svg:height="0.395cm" svg:x="2.2cm" svg:y="26.781cm">
          <draw:text-box>
            <text:p text:style-name="P1"><text:span text:style-name="T11">with disarmament.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0</text:span></text:p>
          </draw:text-box>
        </draw:frame>
        <draw:frame draw:style-name="gr1" draw:text-style-name="P2" draw:layer="layout" svg:width="5.573cm" svg:height="0.475cm" svg:x="2.2cm" svg:y="2.525cm">
          <draw:text-box>
            <text:p text:style-name="P1"><text:span text:style-name="T6">84. </text:span><text:span text:style-name="T4"><text:s/>The Butler Report stated:</text:span></text:p>
          </draw:text-box>
        </draw:frame>
        <draw:frame draw:style-name="gr1" draw:text-style-name="P2" draw:layer="layout" svg:width="15.882cm" svg:height="0.475cm" svg:x="2.95cm" svg:y="3.44cm">
          <draw:text-box>
            <text:p text:style-name="P1"><text:span text:style-name="T4">“</text:span><text:span text:style-name="T4">In the late 1970s, Iraq obtained large quantities of uranium ore from Niger, Portugal </text:span></text:p>
          </draw:text-box>
        </draw:frame>
        <draw:frame draw:style-name="gr1" draw:text-style-name="P2" draw:layer="layout" svg:width="15.483cm" svg:height="0.475cm" svg:x="2.95cm" svg:y="4.004cm">
          <draw:text-box>
            <text:p text:style-name="P1"><text:span text:style-name="T4">and Brazil. By the mid-1980s, however, Iraq had become self-sufficient in uranium </text:span></text:p>
          </draw:text-box>
        </draw:frame>
        <draw:frame draw:style-name="gr1" draw:text-style-name="P2" draw:layer="layout" svg:width="15.856cm" svg:height="0.475cm" svg:x="2.95cm" svg:y="4.568cm">
          <draw:text-box>
            <text:p text:style-name="P1"><text:span text:style-name="T4">ore, which was a by-product of indigenous phosphate mines … which extracted and </text:span></text:p>
          </draw:text-box>
        </draw:frame>
        <draw:frame draw:style-name="gr1" draw:text-style-name="P2" draw:layer="layout" svg:width="14.717cm" svg:height="0.475cm" svg:x="2.95cm" svg:y="5.133cm">
          <draw:text-box>
            <text:p text:style-name="P1"><text:span text:style-name="T4">purified the uranium ore for subsequent use in nuclear enrichment processes.”</text:span></text:p>
          </draw:text-box>
        </draw:frame>
        <draw:frame draw:style-name="gr6" draw:text-style-name="P7" draw:layer="layout" svg:width="0.273cm" svg:height="0.276cm" svg:x="17.61cm" svg:y="5.152cm">
          <draw:text-box>
            <text:p text:style-name="P1"><text:span text:style-name="T9">23</text:span></text:p>
          </draw:text-box>
        </draw:frame>
        <draw:frame draw:style-name="gr1" draw:text-style-name="P2" draw:layer="layout" svg:width="16.326cm" svg:height="0.475cm" svg:x="2.2cm" svg:y="6.047cm">
          <draw:text-box>
            <text:p text:style-name="P1"><text:span text:style-name="T6">85. </text:span><text:span text:style-name="T4"><text:s/>After the invasion of Kuwait in August 1990, the Joint Intelligence Committee (JIC) </text:span></text:p>
          </draw:text-box>
        </draw:frame>
        <draw:frame draw:style-name="gr1" draw:text-style-name="P2" draw:layer="layout" svg:width="14.827cm" svg:height="0.475cm" svg:x="2.2cm" svg:y="6.612cm">
          <draw:text-box>
            <text:p text:style-name="P1"><text:span text:style-name="T4">issued a number of Assessments about Iraq’s possession of weapons of mass </text:span></text:p>
          </draw:text-box>
        </draw:frame>
        <draw:frame draw:style-name="gr1" draw:text-style-name="P2" draw:layer="layout" svg:width="5.51cm" svg:height="0.475cm" svg:x="2.2cm" svg:y="7.176cm">
          <draw:text-box>
            <text:p text:style-name="P1"><text:span text:style-name="T4">destruction and its intentions.</text:span></text:p>
          </draw:text-box>
        </draw:frame>
        <draw:frame draw:style-name="gr1" draw:text-style-name="P2" draw:layer="layout" svg:width="16.063cm" svg:height="0.475cm" svg:x="2.2cm" svg:y="8.091cm">
          <draw:text-box>
            <text:p text:style-name="P1"><text:span text:style-name="T6">86. </text:span><text:span text:style-name="T4"><text:s/>The role and responsibilities of the JIC for providing Ministers and senior officials </text:span></text:p>
          </draw:text-box>
        </draw:frame>
        <draw:frame draw:style-name="gr1" draw:text-style-name="P2" draw:layer="layout" svg:width="16.41cm" svg:height="0.475cm" svg:x="2.2cm" svg:y="8.655cm">
          <draw:text-box>
            <text:p text:style-name="P1"><text:span text:style-name="T4">with regular intelligence Assessments on a range of issues of immediate and long-term </text:span></text:p>
          </draw:text-box>
        </draw:frame>
        <draw:frame draw:style-name="gr1" draw:text-style-name="P2" draw:layer="layout" svg:width="16.148cm" svg:height="0.475cm" svg:x="2.2cm" svg:y="9.22cm">
          <draw:text-box>
            <text:p text:style-name="P1"><text:span text:style-name="T4">importance to national interests, primarily in the fields of security, defence and foreign </text:span></text:p>
          </draw:text-box>
        </draw:frame>
        <draw:frame draw:style-name="gr1" draw:text-style-name="P2" draw:layer="layout" svg:width="5.738cm" svg:height="0.475cm" svg:x="2.2cm" svg:y="9.784cm">
          <draw:text-box>
            <text:p text:style-name="P1"><text:span text:style-name="T4">affairs are set out in Section 2.</text:span></text:p>
          </draw:text-box>
        </draw:frame>
        <draw:frame draw:style-name="gr1" draw:text-style-name="P2" draw:layer="layout" svg:width="16.105cm" svg:height="0.475cm" svg:x="2.2cm" svg:y="10.698cm">
          <draw:text-box>
            <text:p text:style-name="P1"><text:span text:style-name="T6">87. </text:span><text:span text:style-name="T4"><text:s/>The JIC assessed Iraq’s nuclear capabilities in September 1990 and judged that, </text:span></text:p>
          </draw:text-box>
        </draw:frame>
        <draw:frame draw:style-name="gr1" draw:text-style-name="P2" draw:layer="layout" svg:width="10.958cm" svg:height="0.475cm" svg:x="2.2cm" svg:y="11.263cm">
          <draw:text-box>
            <text:p text:style-name="P1"><text:span text:style-name="T4">without “significant external assistance”, it would take Iraq:</text:span></text:p>
          </draw:text-box>
        </draw:frame>
        <draw:frame draw:style-name="gr2" draw:text-style-name="P3" draw:layer="layout" svg:width="0.634cm" svg:height="0.712cm" svg:x="2.95cm" svg:y="12.02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316cm" svg:height="0.475cm" svg:x="3.7cm" svg:y="12.177cm">
          <draw:text-box>
            <text:p text:style-name="P1"><text:span text:style-name="T4">“</text:span><text:span text:style-name="T4">at least three years to establish a production facility for fissile material;</text:span></text:p>
          </draw:text-box>
        </draw:frame>
        <draw:frame draw:style-name="gr2" draw:text-style-name="P3" draw:layer="layout" svg:width="0.634cm" svg:height="0.712cm" svg:x="2.95cm" svg:y="12.68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74cm" svg:height="0.475cm" svg:x="3.7cm" svg:y="12.842cm">
          <draw:text-box>
            <text:p text:style-name="P1"><text:span text:style-name="T4">one more year before sufficient weapons-grade material would be available for </text:span></text:p>
          </draw:text-box>
        </draw:frame>
        <draw:frame draw:style-name="gr1" draw:text-style-name="P2" draw:layer="layout" svg:width="7.808cm" svg:height="0.475cm" svg:x="3.7cm" svg:y="13.406cm">
          <draw:text-box>
            <text:p text:style-name="P1"><text:span text:style-name="T4">the production of one nuclear device; and</text:span></text:p>
          </draw:text-box>
        </draw:frame>
        <draw:frame draw:style-name="gr2" draw:text-style-name="P3" draw:layer="layout" svg:width="0.634cm" svg:height="0.712cm" svg:x="2.95cm" svg:y="13.91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67cm" svg:height="0.475cm" svg:x="3.7cm" svg:y="14.071cm">
          <draw:text-box>
            <text:p text:style-name="P1"><text:span text:style-name="T4">a further year or more (ie 1995 at the earliest) before there would be enough </text:span></text:p>
          </draw:text-box>
        </draw:frame>
        <draw:frame draw:style-name="gr1" draw:text-style-name="P2" draw:layer="layout" svg:width="8.638cm" svg:height="0.475cm" svg:x="3.7cm" svg:y="14.635cm">
          <draw:text-box>
            <text:p text:style-name="P1"><text:span text:style-name="T4">material for a small stockpile of 3-4 weapons.”</text:span></text:p>
          </draw:text-box>
        </draw:frame>
        <draw:frame draw:style-name="gr6" draw:text-style-name="P7" draw:layer="layout" svg:width="0.273cm" svg:height="0.276cm" svg:x="12.311cm" svg:y="14.654cm">
          <draw:text-box>
            <text:p text:style-name="P1"><text:span text:style-name="T9">24</text:span></text:p>
          </draw:text-box>
        </draw:frame>
        <draw:frame draw:style-name="gr1" draw:text-style-name="P2" draw:layer="layout" svg:width="15.834cm" svg:height="0.475cm" svg:x="2.2cm" svg:y="15.55cm">
          <draw:text-box>
            <text:p text:style-name="P1"><text:span text:style-name="T6">88. </text:span><text:span text:style-name="T4"><text:s/>The JIC’s Assessment was based on an assumption that Iraq was “using only a </text:span></text:p>
          </draw:text-box>
        </draw:frame>
        <draw:frame draw:style-name="gr1" draw:text-style-name="P2" draw:layer="layout" svg:width="15.928cm" svg:height="0.475cm" svg:x="2.2cm" svg:y="16.114cm">
          <draw:text-box>
            <text:p text:style-name="P1"><text:span text:style-name="T4">centrifuge route” for enriching fissile material which was “later shown to be incorrect”.</text:span></text:p>
          </draw:text-box>
        </draw:frame>
        <draw:frame draw:style-name="gr1" draw:text-style-name="P2" draw:layer="layout" svg:width="16.436cm" svg:height="0.475cm" svg:x="2.2cm" svg:y="17.028cm">
          <draw:text-box>
            <text:p text:style-name="P1"><text:span text:style-name="T6">89. </text:span><text:span text:style-name="T4"><text:s/>The JIC also examined, “on the basis of intelligence”, the possibility that Iraq might </text:span></text:p>
          </draw:text-box>
        </draw:frame>
        <draw:frame draw:style-name="gr1" draw:text-style-name="P2" draw:layer="layout" svg:width="14.556cm" svg:height="0.475cm" svg:x="2.2cm" svg:y="17.593cm">
          <draw:text-box>
            <text:p text:style-name="P1"><text:span text:style-name="T4">have authorised a “crash programme” to produce an untested nuclear device.</text:span></text:p>
          </draw:text-box>
        </draw:frame>
        <draw:frame draw:style-name="gr1" draw:text-style-name="P2" draw:layer="layout" svg:width="16.808cm" svg:height="0.475cm" svg:x="2.2cm" svg:y="18.507cm">
          <draw:text-box>
            <text:p text:style-name="P1"><text:span text:style-name="T6">90. </text:span><text:span text:style-name="T4"><text:s/>That would have required Iraq to divert nuclear material stored at civil sites in breach </text:span></text:p>
          </draw:text-box>
        </draw:frame>
        <draw:frame draw:style-name="gr1" draw:text-style-name="P2" draw:layer="layout" svg:width="16.169cm" svg:height="0.475cm" svg:x="2.2cm" svg:y="19.072cm">
          <draw:text-box>
            <text:p text:style-name="P1"><text:span text:style-name="T4">of IAEA safeguards, to have recovered unburnt uranium from reactor fuel and to have </text:span></text:p>
          </draw:text-box>
        </draw:frame>
        <draw:frame draw:style-name="gr1" draw:text-style-name="P2" draw:layer="layout" svg:width="16.66cm" svg:height="0.475cm" svg:x="2.2cm" svg:y="19.636cm">
          <draw:text-box>
            <text:p text:style-name="P1"><text:span text:style-name="T4">advanced work on firing systems and high explosive parts to the stage where they could </text:span></text:p>
          </draw:text-box>
        </draw:frame>
        <draw:frame draw:style-name="gr1" draw:text-style-name="P2" draw:layer="layout" svg:width="7.093cm" svg:height="0.475cm" svg:x="2.2cm" svg:y="20.201cm">
          <draw:text-box>
            <text:p text:style-name="P1"><text:span text:style-name="T4">be incorporated into a nuclear device.</text:span></text:p>
          </draw:text-box>
        </draw:frame>
        <draw:frame draw:style-name="gr1" draw:text-style-name="P2" draw:layer="layout" svg:width="4.443cm" svg:height="0.475cm" svg:x="2.2cm" svg:y="21.115cm">
          <draw:text-box>
            <text:p text:style-name="P1"><text:span text:style-name="T6">91. </text:span><text:span text:style-name="T4"><text:s/>The JIC noted that:</text:span></text:p>
          </draw:text-box>
        </draw:frame>
        <draw:frame draw:style-name="gr2" draw:text-style-name="P3" draw:layer="layout" svg:width="0.634cm" svg:height="0.712cm" svg:x="2.95cm" svg:y="21.87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98cm" svg:height="0.475cm" svg:x="3.7cm" svg:y="22.03cm">
          <draw:text-box>
            <text:p text:style-name="P1"><text:span text:style-name="T4">“</text:span><text:span text:style-name="T4">If and only if all of these conditions were met … it is conceivable that Iraq could </text:span></text:p>
          </draw:text-box>
        </draw:frame>
        <draw:frame draw:style-name="gr1" draw:text-style-name="P2" draw:layer="layout" svg:width="13.972cm" svg:height="0.475cm" svg:x="3.7cm" svg:y="22.594cm">
          <draw:text-box>
            <text:p text:style-name="P1"><text:span text:style-name="T4">have the capability to make an untested nuclear weapon … with a yield of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9.806cm" svg:height="0.475cm" svg:x="3.7cm" svg:y="23.158cm">
          <draw:text-box>
            <text:p text:style-name="P1"><text:span text:style-name="T4">approximately 20 kilotonnes by the end of this year.”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0">23 </text:span></text:p>
          </draw:text-box>
        </draw:frame>
        <draw:frame draw:style-name="gr4" draw:text-style-name="P5" draw:layer="layout" svg:width="15.733cm" svg:height="0.395cm" svg:x="2.532cm" svg:y="25.511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44cm" svg:height="0.395cm" svg:x="2.2cm" svg:y="25.934cm">
          <draw:text-box>
            <text:p text:style-name="P1"><text:span text:style-name="T11">pages 121-122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0">24 </text:span></text:p>
          </draw:text-box>
        </draw:frame>
        <draw:frame draw:style-name="gr4" draw:text-style-name="P5" draw:layer="layout" svg:width="15.733cm" svg:height="0.395cm" svg:x="2.532cm" svg:y="26.357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051cm" svg:height="0.395cm" svg:x="2.2cm" svg:y="26.781cm">
          <draw:text-box>
            <text:p text:style-name="P1"><text:span text:style-name="T11">pages 42-43.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cm" svg:height="0.475cm" svg:x="3.7cm" svg:y="2.525cm">
          <draw:text-box>
            <text:p text:style-name="P1"><text:span text:style-name="T4">Saddam Hussein might have authorised a development project on those lines </text:span></text:p>
          </draw:text-box>
        </draw:frame>
        <draw:frame draw:style-name="gr1" draw:text-style-name="P2" draw:layer="layout" svg:width="14.878cm" svg:height="0.475cm" svg:x="3.7cm" svg:y="3.09cm">
          <draw:text-box>
            <text:p text:style-name="P1"><text:span text:style-name="T4">but its conclusion remained that “the technical difficulties would be so great as <text:s/></text:span></text:p>
          </draw:text-box>
        </draw:frame>
        <draw:frame draw:style-name="gr1" draw:text-style-name="P2" draw:layer="layout" svg:width="10.721cm" svg:height="0.475cm" svg:x="3.7cm" svg:y="3.654cm">
          <draw:text-box>
            <text:p text:style-name="P1"><text:span text:style-name="T4">to be virtually insurmountable in the short time available”.</text:span></text:p>
          </draw:text-box>
        </draw:frame>
        <draw:frame draw:style-name="gr1" draw:text-style-name="P2" draw:layer="layout" svg:width="16.69cm" svg:height="0.475cm" svg:x="2.2cm" svg:y="4.568cm">
          <draw:text-box>
            <text:p text:style-name="P1"><text:span text:style-name="T6">92. </text:span><text:span text:style-name="T4"><text:s/>An IAEA inspection of Iraq’s civil nuclear programme on 22 November 1990 showed </text:span></text:p>
          </draw:text-box>
        </draw:frame>
        <draw:frame draw:style-name="gr1" draw:text-style-name="P2" draw:layer="layout" svg:width="7.753cm" svg:height="0.475cm" svg:x="2.2cm" svg:y="5.133cm">
          <draw:text-box>
            <text:p text:style-name="P1"><text:span text:style-name="T4">that no fissile material had been diverted.</text:span></text:p>
          </draw:text-box>
        </draw:frame>
        <draw:frame draw:style-name="gr1" draw:text-style-name="P2" draw:layer="layout" svg:width="16.025cm" svg:height="0.475cm" svg:x="2.2cm" svg:y="6.047cm">
          <draw:text-box>
            <text:p text:style-name="P1"><text:span text:style-name="T6">93. </text:span><text:span text:style-name="T4"><text:s/>In December 1990, the JIC dismissed the option of an outside supplier providing </text:span></text:p>
          </draw:text-box>
        </draw:frame>
        <draw:frame draw:style-name="gr1" draw:text-style-name="P2" draw:layer="layout" svg:width="16.355cm" svg:height="0.475cm" svg:x="2.2cm" svg:y="6.612cm">
          <draw:text-box>
            <text:p text:style-name="P1"><text:span text:style-name="T4">the necessary material or a complete weapon on the grounds that only a few countries </text:span></text:p>
          </draw:text-box>
        </draw:frame>
        <draw:frame draw:style-name="gr1" draw:text-style-name="P2" draw:layer="layout" svg:width="16.588cm" svg:height="0.475cm" svg:x="2.2cm" svg:y="7.176cm">
          <draw:text-box>
            <text:p text:style-name="P1"><text:span text:style-name="T4">might have the motivation to supply the necessary material or weapons, and the JIC did </text:span></text:p>
          </draw:text-box>
        </draw:frame>
        <draw:frame draw:style-name="gr1" draw:text-style-name="P2" draw:layer="layout" svg:width="5.823cm" svg:height="0.475cm" svg:x="2.2cm" svg:y="7.741cm">
          <draw:text-box>
            <text:p text:style-name="P1"><text:span text:style-name="T4">not consider such supply likely.</text:span></text:p>
          </draw:text-box>
        </draw:frame>
        <draw:frame draw:style-name="gr1" draw:text-style-name="P2" draw:layer="layout" svg:width="14.912cm" svg:height="0.475cm" svg:x="2.2cm" svg:y="8.655cm">
          <draw:text-box>
            <text:p text:style-name="P1"><text:span text:style-name="T6">94. </text:span><text:span text:style-name="T4"><text:s/>A JIC Assessment of 20 September 1990, which cautioned that there were </text:span></text:p>
          </draw:text-box>
        </draw:frame>
        <draw:frame draw:style-name="gr1" draw:text-style-name="P2" draw:layer="layout" svg:width="14.603cm" svg:height="0.475cm" svg:x="2.2cm" svg:y="9.22cm">
          <draw:text-box>
            <text:p text:style-name="P1"><text:span text:style-name="T4">“</text:span><text:span text:style-name="T4">considerable uncertainties about Iraq’s current ballistic missile capability and </text:span></text:p>
          </draw:text-box>
        </draw:frame>
        <draw:frame draw:style-name="gr1" draw:text-style-name="P2" draw:layer="layout" svg:width="6.428cm" svg:height="0.475cm" svg:x="2.2cm" svg:y="9.784cm">
          <draw:text-box>
            <text:p text:style-name="P1"><text:span text:style-name="T4">deployments”, estimated that Iraq:</text:span></text:p>
          </draw:text-box>
        </draw:frame>
        <draw:frame draw:style-name="gr2" draw:text-style-name="P3" draw:layer="layout" svg:width="0.634cm" svg:height="0.712cm" svg:x="2.95cm" svg:y="10.54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8.854cm" svg:height="0.475cm" svg:x="3.7cm" svg:y="10.698cm">
          <draw:text-box>
            <text:p text:style-name="P1"><text:span text:style-name="T4">had a stockpile of “about 700” ballistic missiles;</text:span></text:p>
          </draw:text-box>
        </draw:frame>
        <draw:frame draw:style-name="gr2" draw:text-style-name="P3" draw:layer="layout" svg:width="0.634cm" svg:height="0.712cm" svg:x="2.95cm" svg:y="11.20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1.775cm" svg:height="0.475cm" svg:x="3.7cm" svg:y="11.363cm">
          <draw:text-box>
            <text:p text:style-name="P1"><text:span text:style-name="T4">could have “about 300 SCUD-B” short range (300km) missiles;</text:span></text:p>
          </draw:text-box>
        </draw:frame>
        <draw:frame draw:style-name="gr2" draw:text-style-name="P3" draw:layer="layout" svg:width="0.634cm" svg:height="0.712cm" svg:x="2.95cm" svg:y="11.87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55cm" svg:height="0.475cm" svg:x="3.7cm" svg:y="12.027cm">
          <draw:text-box>
            <text:p text:style-name="P1"><text:span text:style-name="T4">“</text:span><text:span text:style-name="T4">may have converted some 250 SCUD-B missiles to the longer range [650km] </text:span></text:p>
          </draw:text-box>
        </draw:frame>
        <draw:frame draw:style-name="gr1" draw:text-style-name="P2" draw:layer="layout" svg:width="4.511cm" svg:height="0.475cm" svg:x="3.7cm" svg:y="12.592cm">
          <draw:text-box>
            <text:p text:style-name="P1"><text:span text:style-name="T4">Al Hussein variant”; and</text:span></text:p>
          </draw:text-box>
        </draw:frame>
        <draw:frame draw:style-name="gr2" draw:text-style-name="P3" draw:layer="layout" svg:width="0.634cm" svg:height="0.712cm" svg:x="2.95cm" svg:y="13.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9.417cm" svg:height="0.475cm" svg:x="3.7cm" svg:y="13.256cm">
          <draw:text-box>
            <text:p text:style-name="P1"><text:span text:style-name="T4">could have “up to 150” (900km) Al Abbas missiles.</text:span></text:p>
          </draw:text-box>
        </draw:frame>
        <draw:frame draw:style-name="gr6" draw:text-style-name="P7" draw:layer="layout" svg:width="0.273cm" svg:height="0.276cm" svg:x="13.089cm" svg:y="13.275cm">
          <draw:text-box>
            <text:p text:style-name="P1"><text:span text:style-name="T9">25</text:span></text:p>
          </draw:text-box>
        </draw:frame>
        <draw:frame draw:style-name="gr1" draw:text-style-name="P2" draw:layer="layout" svg:width="15.729cm" svg:height="0.475cm" svg:x="2.2cm" svg:y="14.171cm">
          <draw:text-box>
            <text:p text:style-name="P1"><text:span text:style-name="T6">95. </text:span><text:span text:style-name="T4"><text:s/>The Butler Report found that a single intelligence report, received in November </text:span></text:p>
          </draw:text-box>
        </draw:frame>
        <draw:frame draw:style-name="gr1" draw:text-style-name="P2" draw:layer="layout" svg:width="15.885cm" svg:height="0.475cm" svg:x="2.2cm" svg:y="14.735cm">
          <draw:text-box>
            <text:p text:style-name="P1"><text:span text:style-name="T4">1990, had had a significant impact on the JIC’s Assessments of Iraq’s biological and </text:span></text:p>
          </draw:text-box>
        </draw:frame>
        <draw:frame draw:style-name="gr1" draw:text-style-name="P2" draw:layer="layout" svg:width="5.831cm" svg:height="0.475cm" svg:x="2.2cm" svg:y="15.3cm">
          <draw:text-box>
            <text:p text:style-name="P1"><text:span text:style-name="T4">chemical weapons capabilities.</text:span></text:p>
          </draw:text-box>
        </draw:frame>
        <draw:frame draw:style-name="gr6" draw:text-style-name="P7" draw:layer="layout" svg:width="0.273cm" svg:height="0.276cm" svg:x="8.012cm" svg:y="15.318cm">
          <draw:text-box>
            <text:p text:style-name="P1"><text:span text:style-name="T9">26</text:span></text:p>
          </draw:text-box>
        </draw:frame>
        <draw:frame draw:style-name="gr1" draw:text-style-name="P2" draw:layer="layout" svg:width="8.299cm" svg:height="0.475cm" svg:x="2.2cm" svg:y="16.214cm">
          <draw:text-box>
            <text:p text:style-name="P1"><text:span text:style-name="T6">96. </text:span><text:span text:style-name="T4"><text:s/>On 9 November 1990, the JIC reported:</text:span></text:p>
          </draw:text-box>
        </draw:frame>
        <draw:frame draw:style-name="gr1" draw:text-style-name="P2" draw:layer="layout" svg:width="14.675cm" svg:height="0.475cm" svg:x="2.95cm" svg:y="17.128cm">
          <draw:text-box>
            <text:p text:style-name="P1"><text:span text:style-name="T4">“</text:span><text:span text:style-name="T4">According to the new intelligence, Iraq possesses the BW agents pneumonic </text:span></text:p>
          </draw:text-box>
        </draw:frame>
        <draw:frame draw:style-name="gr1" draw:text-style-name="P2" draw:layer="layout" svg:width="14.438cm" svg:height="0.475cm" svg:x="2.95cm" svg:y="17.693cm">
          <draw:text-box>
            <text:p text:style-name="P1"><text:span text:style-name="T4">plague and anthrax and has weaponised them … Weapons are available for </text:span></text:p>
          </draw:text-box>
        </draw:frame>
        <draw:frame draw:style-name="gr1" draw:text-style-name="P2" draw:layer="layout" svg:width="3.304cm" svg:height="0.475cm" svg:x="2.95cm" svg:y="18.257cm">
          <draw:text-box>
            <text:p text:style-name="P1"><text:span text:style-name="T4">immediate use …</text:span></text:p>
          </draw:text-box>
        </draw:frame>
        <draw:frame draw:style-name="gr1" draw:text-style-name="P2" draw:layer="layout" svg:width="13.985cm" svg:height="0.475cm" svg:x="2.95cm" svg:y="19.172cm">
          <draw:text-box>
            <text:p text:style-name="P1"><text:span text:style-name="T4">“</text:span><text:span text:style-name="T4">The report that Iraq has weaponised anthrax is consistent with our earlier </text:span></text:p>
          </draw:text-box>
        </draw:frame>
        <draw:frame draw:style-name="gr1" draw:text-style-name="P2" draw:layer="layout" svg:width="15.623cm" svg:height="0.475cm" svg:x="2.95cm" svg:y="19.736cm">
          <draw:text-box>
            <text:p text:style-name="P1"><text:span text:style-name="T4">assessment that it might have done so. But we have no collateral for the claim that </text:span></text:p>
          </draw:text-box>
        </draw:frame>
        <draw:frame draw:style-name="gr1" draw:text-style-name="P2" draw:layer="layout" svg:width="15.843cm" svg:height="0.475cm" svg:x="2.95cm" svg:y="20.301cm">
          <draw:text-box>
            <text:p text:style-name="P1"><text:span text:style-name="T4">it has developed plague to a similar extent. Plague was, however, one of the agents </text:span></text:p>
          </draw:text-box>
        </draw:frame>
        <draw:frame draw:style-name="gr1" draw:text-style-name="P2" draw:layer="layout" svg:width="14.802cm" svg:height="0.475cm" svg:x="2.95cm" svg:y="20.865cm">
          <draw:text-box>
            <text:p text:style-name="P1"><text:span text:style-name="T4">included in the list of those that Iraq had studied or on which it had information </text:span></text:p>
          </draw:text-box>
        </draw:frame>
        <draw:frame draw:style-name="gr1" draw:text-style-name="P2" draw:layer="layout" svg:width="15.276cm" svg:height="0.475cm" svg:x="2.95cm" svg:y="21.43cm">
          <draw:text-box>
            <text:p text:style-name="P1"><text:span text:style-name="T4">… </text:span><text:span text:style-name="T4">We believe that Iraq has the facilities to produce plague in sufficient quantities </text:span></text:p>
          </draw:text-box>
        </draw:frame>
        <draw:frame draw:style-name="gr1" draw:text-style-name="P2" draw:layer="layout" svg:width="3.592cm" svg:height="0.475cm" svg:x="2.95cm" svg:y="21.994cm">
          <draw:text-box>
            <text:p text:style-name="P1"><text:span text:style-name="T4">for weaponisation.”</text:span></text:p>
          </draw:text-box>
        </draw:frame>
        <draw:frame draw:style-name="gr6" draw:text-style-name="P7" draw:layer="layout" svg:width="0.273cm" svg:height="0.276cm" svg:x="6.527cm" svg:y="22.013cm">
          <draw:text-box>
            <text:p text:style-name="P1"><text:span text:style-name="T9">27</text:span></text:p>
          </draw:text-box>
        </draw:frame>
        <draw:frame draw:style-name="gr1" draw:text-style-name="P2" draw:layer="layout" svg:width="14.814cm" svg:height="0.475cm" svg:x="2.2cm" svg:y="22.908cm">
          <draw:text-box>
            <text:p text:style-name="P1"><text:span text:style-name="T6">97. </text:span><text:span text:style-name="T4"><text:s/>Later that November, the Defence Intelligence Staff (DIS) said that plague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8.672cm" svg:height="0.475cm" svg:x="2.2cm" svg:y="23.473cm">
          <draw:text-box>
            <text:p text:style-name="P1"><text:span text:style-name="T4">seedstock was now probably available to Iraq.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0">25 </text:span></text:p>
          </draw:text-box>
        </draw:frame>
        <draw:frame draw:style-name="gr4" draw:text-style-name="P5" draw:layer="layout" svg:width="15.733cm" svg:height="0.395cm" svg:x="2.532cm" svg:y="24.664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5.087cm">
          <draw:text-box>
            <text:p text:style-name="P1"><text:span text:style-name="T11">page 49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0">26 </text:span></text:p>
          </draw:text-box>
        </draw:frame>
        <draw:frame draw:style-name="gr4" draw:text-style-name="P5" draw:layer="layout" svg:width="15.733cm" svg:height="0.395cm" svg:x="2.532cm" svg:y="25.511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5.934cm">
          <draw:text-box>
            <text:p text:style-name="P1"><text:span text:style-name="T11">page 45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0">27 </text:span></text:p>
          </draw:text-box>
        </draw:frame>
        <draw:frame draw:style-name="gr4" draw:text-style-name="P5" draw:layer="layout" svg:width="15.733cm" svg:height="0.395cm" svg:x="2.532cm" svg:y="26.357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56cm" svg:height="0.395cm" svg:x="2.2cm" svg:y="26.781cm">
          <draw:text-box>
            <text:p text:style-name="P1"><text:span text:style-name="T11">page 134.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2</text:span></text:p>
          </draw:text-box>
        </draw:frame>
        <draw:frame draw:style-name="gr1" draw:text-style-name="P2" draw:layer="layout" svg:width="16.605cm" svg:height="0.475cm" svg:x="2.2cm" svg:y="2.525cm">
          <draw:text-box>
            <text:p text:style-name="P1"><text:span text:style-name="T6">98. </text:span><text:span text:style-name="T4"><text:s/>The JIC and DIS judgements on plague were “based on several intelligence reports </text:span></text:p>
          </draw:text-box>
        </draw:frame>
        <draw:frame draw:style-name="gr1" draw:text-style-name="P2" draw:layer="layout" svg:width="16.648cm" svg:height="0.475cm" svg:x="2.2cm" svg:y="3.09cm">
          <draw:text-box>
            <text:p text:style-name="P1"><text:span text:style-name="T4">from a single informant described as ‘</text:span><text:span text:style-name="T7">a new source of unestablished reliability</text:span><text:span text:style-name="T4">’” and who </text:span></text:p>
          </draw:text-box>
        </draw:frame>
        <draw:frame draw:style-name="gr1" draw:text-style-name="P2" draw:layer="layout" svg:width="10.369cm" svg:height="0.475cm" svg:x="2.2cm" svg:y="3.654cm">
          <draw:text-box>
            <text:p text:style-name="P1"><text:span text:style-name="T4">was “felt to be in a position to comment authoritatively”.</text:span></text:p>
          </draw:text-box>
        </draw:frame>
        <draw:frame draw:style-name="gr1" draw:text-style-name="P2" draw:layer="layout" svg:width="15.987cm" svg:height="0.475cm" svg:x="2.2cm" svg:y="4.568cm">
          <draw:text-box>
            <text:p text:style-name="P1"><text:span text:style-name="T6">99. </text:span><text:span text:style-name="T4"><text:s/>The Butler Report observed that, in relation to Iraq’s chemical warfare capability, </text:span></text:p>
          </draw:text-box>
        </draw:frame>
        <draw:frame draw:style-name="gr1" draw:text-style-name="P2" draw:layer="layout" svg:width="1.941cm" svg:height="0.475cm" svg:x="2.2cm" svg:y="5.133cm">
          <draw:text-box>
            <text:p text:style-name="P1"><text:span text:style-name="T4">the report:</text:span></text:p>
          </draw:text-box>
        </draw:frame>
        <draw:frame draw:style-name="gr1" draw:text-style-name="P2" draw:layer="layout" svg:width="15.522cm" svg:height="0.475cm" svg:x="2.95cm" svg:y="6.047cm">
          <draw:text-box>
            <text:p text:style-name="P1"><text:span text:style-name="T4">“… </text:span><text:span text:style-name="T4">added new detail to the JIC’s existing body of knowledge covering the types of </text:span></text:p>
          </draw:text-box>
        </draw:frame>
        <draw:frame draw:style-name="gr1" draw:text-style-name="P2" draw:layer="layout" svg:width="15.128cm" svg:height="0.475cm" svg:x="2.95cm" svg:y="6.612cm">
          <draw:text-box>
            <text:p text:style-name="P1"><text:span text:style-name="T4">chemical agents held in the Iraqi stockpile; the capabilities of those agents; their </text:span></text:p>
          </draw:text-box>
        </draw:frame>
        <draw:frame draw:style-name="gr1" draw:text-style-name="P2" draw:layer="layout" svg:width="15.983cm" svg:height="0.475cm" svg:x="2.95cm" svg:y="7.176cm">
          <draw:text-box>
            <text:p text:style-name="P1"><text:span text:style-name="T4">weaponisation into free-fall bombs; the availability of suitable ballistic missiles for the </text:span></text:p>
          </draw:text-box>
        </draw:frame>
        <draw:frame draw:style-name="gr1" draw:text-style-name="P2" draw:layer="layout" svg:width="15.471cm" svg:height="0.475cm" svg:x="2.95cm" svg:y="7.741cm">
          <draw:text-box>
            <text:p text:style-name="P1"><text:span text:style-name="T4">delivery of particular agents; and the volumes of each type of agent, and hence of </text:span></text:p>
          </draw:text-box>
        </draw:frame>
        <draw:frame draw:style-name="gr1" draw:text-style-name="P2" draw:layer="layout" svg:width="6.521cm" svg:height="0.475cm" svg:x="2.95cm" svg:y="8.305cm">
          <draw:text-box>
            <text:p text:style-name="P1"><text:span text:style-name="T4">the total chemical agent stockpile.”</text:span></text:p>
          </draw:text-box>
        </draw:frame>
        <draw:frame draw:style-name="gr6" draw:text-style-name="P7" draw:layer="layout" svg:width="0.273cm" svg:height="0.276cm" svg:x="9.444cm" svg:y="8.324cm">
          <draw:text-box>
            <text:p text:style-name="P1"><text:span text:style-name="T9">28</text:span></text:p>
          </draw:text-box>
        </draw:frame>
        <draw:frame draw:style-name="gr1" draw:text-style-name="P2" draw:layer="layout" svg:width="16.884cm" svg:height="0.475cm" svg:x="2.2cm" svg:y="9.22cm">
          <draw:text-box>
            <text:p text:style-name="P1"><text:span text:style-name="T6">100. </text:span><text:span text:style-name="T4"><text:s/>On the basis of that report, the JIC “briefly” put “Iraq’s total chemical agent stocks in </text:span></text:p>
          </draw:text-box>
        </draw:frame>
        <draw:frame draw:style-name="gr1" draw:text-style-name="P2" draw:layer="layout" svg:width="6.322cm" svg:height="0.475cm" svg:x="2.2cm" svg:y="9.784cm">
          <draw:text-box>
            <text:p text:style-name="P1"><text:span text:style-name="T4">the range 15,000-22,000 tonnes”.</text:span></text:p>
          </draw:text-box>
        </draw:frame>
        <draw:frame draw:style-name="gr1" draw:text-style-name="P2" draw:layer="layout" svg:width="16.465cm" svg:height="0.475cm" svg:x="2.2cm" svg:y="10.698cm">
          <draw:text-box>
            <text:p text:style-name="P1"><text:span text:style-name="T6">101. </text:span><text:span text:style-name="T4"><text:s/>A JIC Assessment before military action against Iraq in 1991, intended “to provide </text:span></text:p>
          </draw:text-box>
        </draw:frame>
        <draw:frame draw:style-name="gr1" draw:text-style-name="P2" draw:layer="layout" svg:width="16.068cm" svg:height="0.475cm" svg:x="2.2cm" svg:y="11.263cm">
          <draw:text-box>
            <text:p text:style-name="P1"><text:span text:style-name="T4">military commanders with an indication of the possible scale of Iraq’s use of chemical </text:span></text:p>
          </draw:text-box>
        </draw:frame>
        <draw:frame draw:style-name="gr1" draw:text-style-name="P2" draw:layer="layout" svg:width="15.801cm" svg:height="0.475cm" svg:x="2.2cm" svg:y="11.827cm">
          <draw:text-box>
            <text:p text:style-name="P1"><text:span text:style-name="T4">weapons, and of how long such use could be sustained”, subsequently reduced the </text:span></text:p>
          </draw:text-box>
        </draw:frame>
        <draw:frame draw:style-name="gr1" draw:text-style-name="P2" draw:layer="layout" svg:width="14.742cm" svg:height="0.475cm" svg:x="2.2cm" svg:y="12.392cm">
          <draw:text-box>
            <text:p text:style-name="P1"><text:span text:style-name="T4">estimate of the size of the stockpile, to between 6,000-10,000 tonnes of agent.</text:span></text:p>
          </draw:text-box>
        </draw:frame>
        <draw:frame draw:style-name="gr6" draw:text-style-name="P7" draw:layer="layout" svg:width="0.273cm" svg:height="0.276cm" svg:x="16.862cm" svg:y="12.411cm">
          <draw:text-box>
            <text:p text:style-name="P1"><text:span text:style-name="T9">29</text:span></text:p>
          </draw:text-box>
        </draw:frame>
        <draw:frame draw:style-name="gr1" draw:text-style-name="P2" draw:layer="layout" svg:width="14.78cm" svg:height="0.475cm" svg:x="2.2cm" svg:y="13.306cm">
          <draw:text-box>
            <text:p text:style-name="P1"><text:span text:style-name="T6">102. </text:span><text:span text:style-name="T4"><text:s/>The enduring effect of that Assessment is addressed later in this Section.</text:span></text:p>
          </draw:text-box>
        </draw:frame>
        <draw:frame draw:style-name="gr1" draw:text-style-name="P2" draw:layer="layout" svg:width="15.403cm" svg:height="0.475cm" svg:x="2.2cm" svg:y="14.221cm">
          <draw:text-box>
            <text:p text:style-name="P1"><text:span text:style-name="T6">103. </text:span><text:span text:style-name="T4"><text:s/>Iraq fired 86 of its SCUD missiles during the 1991 conflict, 40 against Israel, </text:span></text:p>
          </draw:text-box>
        </draw:frame>
        <draw:frame draw:style-name="gr1" draw:text-style-name="P2" draw:layer="layout" svg:width="13.147cm" svg:height="0.475cm" svg:x="2.2cm" svg:y="14.785cm">
          <draw:text-box>
            <text:p text:style-name="P1"><text:span text:style-name="T4">44 against Saudi Arabia and two in the direction of Bahrain and Qatar.</text:span></text:p>
          </draw:text-box>
        </draw:frame>
        <draw:frame draw:style-name="gr6" draw:text-style-name="P7" draw:layer="layout" svg:width="0.273cm" svg:height="0.276cm" svg:x="15.285cm" svg:y="14.804cm">
          <draw:text-box>
            <text:p text:style-name="P1"><text:span text:style-name="T9">30</text:span></text:p>
          </draw:text-box>
        </draw:frame>
        <draw:frame draw:style-name="gr1" draw:text-style-name="P2" draw:layer="layout" svg:width="2.551cm" svg:height="0.475cm" svg:x="15.56cm" svg:y="14.785cm">
          <draw:text-box>
            <text:p text:style-name="P1"><text:span text:style-name="T4"><text:s/></text:span><text:span text:style-name="T4">No Al Abbas </text:span></text:p>
          </draw:text-box>
        </draw:frame>
        <draw:frame draw:style-name="gr1" draw:text-style-name="P2" draw:layer="layout" svg:width="3.605cm" svg:height="0.475cm" svg:x="2.2cm" svg:y="15.35cm">
          <draw:text-box>
            <text:p text:style-name="P1"><text:span text:style-name="T4">missiles were fired.</text:span></text:p>
          </draw:text-box>
        </draw:frame>
        <draw:frame draw:style-name="gr6" draw:text-style-name="P7" draw:layer="layout" svg:width="0.273cm" svg:height="0.276cm" svg:x="5.799cm" svg:y="15.368cm">
          <draw:text-box>
            <text:p text:style-name="P1"><text:span text:style-name="T9">31</text:span></text:p>
          </draw:text-box>
        </draw:frame>
        <draw:frame draw:style-name="gr1" draw:text-style-name="P2" draw:layer="layout" svg:width="16.478cm" svg:height="0.475cm" svg:x="2.2cm" svg:y="16.264cm">
          <draw:text-box>
            <text:p text:style-name="P1"><text:span text:style-name="T6">104. </text:span><text:span text:style-name="T4"><text:s/>Based on its Assessment in September 1990, the JIC concluded on 17 April 1991 </text:span></text:p>
          </draw:text-box>
        </draw:frame>
        <draw:frame draw:style-name="gr1" draw:text-style-name="P2" draw:layer="layout" svg:width="16.588cm" svg:height="0.475cm" svg:x="2.2cm" svg:y="16.828cm">
          <draw:text-box>
            <text:p text:style-name="P1"><text:span text:style-name="T4">that Iraq might have up to 600 ballistic missiles left, “both standard SCUD and extended </text:span></text:p>
          </draw:text-box>
        </draw:frame>
        <draw:frame draw:style-name="gr1" draw:text-style-name="P2" draw:layer="layout" svg:width="9.447cm" svg:height="0.475cm" svg:x="2.2cm" svg:y="17.393cm">
          <draw:text-box>
            <text:p text:style-name="P1"><text:span text:style-name="T4">range variants”, but the figure was “probably less”.</text:span></text:p>
          </draw:text-box>
        </draw:frame>
        <draw:frame draw:style-name="gr6" draw:text-style-name="P7" draw:layer="layout" svg:width="0.273cm" svg:height="0.276cm" svg:x="11.612cm" svg:y="17.412cm">
          <draw:text-box>
            <text:p text:style-name="P1"><text:span text:style-name="T9">32</text:span></text:p>
          </draw:text-box>
        </draw:frame>
        <draw:frame draw:style-name="gr1" draw:text-style-name="P2" draw:layer="layout" svg:width="16.012cm" svg:height="0.475cm" svg:x="2.2cm" svg:y="18.307cm">
          <draw:text-box>
            <text:p text:style-name="P1"><text:span text:style-name="T6">105. </text:span><text:span text:style-name="T4"><text:s/>The Butler Report commented that JIC Assessments of Iraq’s chemical warfare </text:span></text:p>
          </draw:text-box>
        </draw:frame>
        <draw:frame draw:style-name="gr1" draw:text-style-name="P2" draw:layer="layout" svg:width="16.52cm" svg:height="0.475cm" svg:x="2.2cm" svg:y="18.872cm">
          <draw:text-box>
            <text:p text:style-name="P1"><text:span text:style-name="T4">and ballistic missile programmes before military action in 1991 were “done on what was </text:span></text:p>
          </draw:text-box>
        </draw:frame>
        <draw:frame draw:style-name="gr1" draw:text-style-name="P2" draw:layer="layout" svg:width="12.905cm" svg:height="0.475cm" svg:x="2.2cm" svg:y="19.436cm">
          <draw:text-box>
            <text:p text:style-name="P1"><text:span text:style-name="T4">effectively a worst case basis”, but that was not made explicitly clear.</text:span></text:p>
          </draw:text-box>
        </draw:frame>
        <draw:frame draw:style-name="gr6" draw:text-style-name="P7" draw:layer="layout" svg:width="0.273cm" svg:height="0.276cm" svg:x="15.063cm" svg:y="19.455cm">
          <draw:text-box>
            <text:p text:style-name="P1"><text:span text:style-name="T9">33</text:span></text:p>
          </draw:text-box>
        </draw:frame>
        <draw:frame draw:style-name="gr1" draw:text-style-name="P2" draw:layer="layout" svg:width="15.208cm" svg:height="0.475cm" svg:x="2.2cm" svg:y="20.351cm">
          <draw:text-box>
            <text:p text:style-name="P1"><text:span text:style-name="T6">106. </text:span><text:span text:style-name="T4"><text:s/>Reporting in 2005, the Iraq Survey Group (ISG) concluded that in 1991 the </text:span></text:p>
          </draw:text-box>
        </draw:frame>
        <draw:line draw:style-name="gr7" draw:text-style-name="P8" draw:layer="layout" svg:x1="2.199cm" svg:y1="22.043cm" svg:x2="7.3cm" svg:y2="22.043cm">
          <text:p/>
        </draw:line>
        <draw:frame draw:style-name="gr1" draw:text-style-name="P2" draw:layer="layout" svg:width="5.725cm" svg:height="0.475cm" svg:x="2.2cm" svg:y="20.915cm">
          <draw:text-box>
            <text:p text:style-name="P1"><text:span text:style-name="T4">coalition’s military actions had:</text:span></text:p>
          </draw:text-box>
        </draw:frame>
        <draw:frame draw:style-name="gr8" draw:text-style-name="P9" draw:layer="layout" svg:width="0.29cm" svg:height="0.23cm" svg:x="2.2cm" svg:y="22.563cm">
          <draw:text-box>
            <text:p text:style-name="P1"><text:span text:style-name="T10">28 </text:span></text:p>
          </draw:text-box>
        </draw:frame>
        <draw:frame draw:style-name="gr4" draw:text-style-name="P5" draw:layer="layout" svg:width="15.733cm" svg:height="0.395cm" svg:x="2.532cm" svg:y="22.547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2.971cm">
          <draw:text-box>
            <text:p text:style-name="P1"><text:span text:style-name="T11">page 45.</text:span></text:p>
          </draw:text-box>
        </draw:frame>
        <draw:frame draw:style-name="gr8" draw:text-style-name="P9" draw:layer="layout" svg:width="0.29cm" svg:height="0.23cm" svg:x="2.2cm" svg:y="23.41cm">
          <draw:text-box>
            <text:p text:style-name="P1"><text:span text:style-name="T10">29 </text:span></text:p>
          </draw:text-box>
        </draw:frame>
        <draw:frame draw:style-name="gr4" draw:text-style-name="P5" draw:layer="layout" svg:width="15.733cm" svg:height="0.395cm" svg:x="2.532cm" svg:y="23.394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3.817cm">
          <draw:text-box>
            <text:p text:style-name="P1"><text:span text:style-name="T11">page 46.</text:span></text:p>
          </draw:text-box>
        </draw:frame>
        <draw:frame draw:style-name="gr8" draw:text-style-name="P9" draw:layer="layout" svg:width="0.29cm" svg:height="0.23cm" svg:x="2.2cm" svg:y="24.256cm">
          <draw:text-box>
            <text:p text:style-name="P1"><text:span text:style-name="T10">30 </text:span></text:p>
          </draw:text-box>
        </draw:frame>
        <draw:frame draw:style-name="gr4" draw:text-style-name="P5" draw:layer="layout" svg:width="12.168cm" svg:height="0.395cm" svg:x="2.532cm" svg:y="24.241cm">
          <draw:text-box>
            <text:p text:style-name="P1"><text:span text:style-name="T11">Ministry of Defence, </text:span><text:span text:style-name="T13">Statement on the Defence Estimates</text:span><text:span text:style-name="T11">, July 1991, page 22.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0">31 </text:span></text:p>
          </draw:text-box>
        </draw:frame>
        <draw:frame draw:style-name="gr4" draw:text-style-name="P5" draw:layer="layout" svg:width="15.733cm" svg:height="0.395cm" svg:x="2.532cm" svg:y="24.664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5.087cm">
          <draw:text-box>
            <text:p text:style-name="P1"><text:span text:style-name="T11">page 49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0">32 </text:span></text:p>
          </draw:text-box>
        </draw:frame>
        <draw:frame draw:style-name="gr4" draw:text-style-name="P5" draw:layer="layout" svg:width="15.733cm" svg:height="0.395cm" svg:x="2.532cm" svg:y="25.511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5.934cm">
          <draw:text-box>
            <text:p text:style-name="P1"><text:span text:style-name="T11">page 50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0">33 </text:span></text:p>
          </draw:text-box>
        </draw:frame>
        <draw:frame draw:style-name="gr4" draw:text-style-name="P5" draw:layer="layout" svg:width="15.733cm" svg:height="0.395cm" svg:x="2.532cm" svg:y="26.357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6.781cm">
          <draw:text-box>
            <text:p text:style-name="P1"><text:span text:style-name="T11">page 49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24cm" svg:height="0.475cm" svg:x="3.7cm" svg:y="2.525cm">
          <draw:text-box>
            <text:p text:style-name="P1"><text:span text:style-name="T4">destroyed or damaged most of Iraq’s chemical weapons infrastructure;</text:span></text:p>
          </draw:text-box>
        </draw:frame>
        <draw:frame draw:style-name="gr6" draw:text-style-name="P7" draw:layer="layout" svg:width="0.273cm" svg:height="0.276cm" svg:x="16.893cm" svg:y="2.544cm">
          <draw:text-box>
            <text:p text:style-name="P1"><text:span text:style-name="T9">34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964cm" svg:height="0.475cm" svg:x="3.7cm" svg:y="3.19cm">
          <draw:text-box>
            <text:p text:style-name="P1"><text:span text:style-name="T4">damaged but did not destroy Iraq’s biological weapons infrastructure;</text:span></text:p>
          </draw:text-box>
        </draw:frame>
        <draw:frame draw:style-name="gr6" draw:text-style-name="P7" draw:layer="layout" svg:width="0.273cm" svg:height="0.276cm" svg:x="16.611cm" svg:y="3.208cm">
          <draw:text-box>
            <text:p text:style-name="P1"><text:span text:style-name="T9">35</text:span></text:p>
          </draw:text-box>
        </draw:frame>
        <draw:frame draw:style-name="gr2" draw:text-style-name="P3" draw:layer="layout" svg:width="0.634cm" svg:height="0.712cm" svg:x="2.95cm" svg:y="3.69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71cm" svg:height="0.475cm" svg:x="3.7cm" svg:y="3.854cm">
          <draw:text-box>
            <text:p text:style-name="P1"><text:span text:style-name="T4">successfully bombed most of the key facilities involved in the processing of </text:span></text:p>
          </draw:text-box>
        </draw:frame>
        <draw:frame draw:style-name="gr1" draw:text-style-name="P2" draw:layer="layout" svg:width="12.973cm" svg:height="0.475cm" svg:x="3.7cm" svg:y="4.418cm">
          <draw:text-box>
            <text:p text:style-name="P1"><text:span text:style-name="T4">nuclear material or weapons research which had been identified; and</text:span></text:p>
          </draw:text-box>
        </draw:frame>
        <draw:frame draw:style-name="gr2" draw:text-style-name="P3" draw:layer="layout" svg:width="0.634cm" svg:height="0.712cm" svg:x="2.95cm" svg:y="4.92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304cm" svg:height="0.475cm" svg:x="3.7cm" svg:y="5.083cm">
          <draw:text-box>
            <text:p text:style-name="P1"><text:span text:style-name="T4">effectively targeted much of Iraq’s delivery systems infrastructure.</text:span></text:p>
          </draw:text-box>
        </draw:frame>
        <draw:frame draw:style-name="gr6" draw:text-style-name="P7" draw:layer="layout" svg:width="0.273cm" svg:height="0.276cm" svg:x="15.966cm" svg:y="5.102cm">
          <draw:text-box>
            <text:p text:style-name="P1"><text:span text:style-name="T9">36</text:span></text:p>
          </draw:text-box>
        </draw:frame>
        <draw:frame draw:style-name="gr1" draw:text-style-name="P2" draw:layer="layout" svg:width="6.39cm" svg:height="0.475cm" svg:x="2.2cm" svg:y="5.997cm">
          <draw:text-box>
            <text:p text:style-name="P1"><text:span text:style-name="T6">107. </text:span><text:span text:style-name="T4"><text:s/>In its report, ISG stated that:</text:span></text:p>
          </draw:text-box>
        </draw:frame>
        <draw:frame draw:style-name="gr2" draw:text-style-name="P3" draw:layer="layout" svg:width="0.634cm" svg:height="0.712cm" svg:x="2.95cm" svg:y="6.75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519cm" svg:height="0.475cm" svg:x="3.7cm" svg:y="6.912cm">
          <draw:text-box>
            <text:p text:style-name="P1"><text:span text:style-name="T4">Iraq produced hundreds of tons of a range of chemical agents annually, </text:span></text:p>
          </draw:text-box>
        </draw:frame>
        <draw:frame draw:style-name="gr1" draw:text-style-name="P2" draw:layer="layout" svg:width="14.916cm" svg:height="0.475cm" svg:x="3.7cm" svg:y="7.476cm">
          <draw:text-box>
            <text:p text:style-name="P1"><text:span text:style-name="T4">including mustard, sarin and tabun in the 1980s, and had committed significant </text:span></text:p>
          </draw:text-box>
        </draw:frame>
        <draw:frame draw:style-name="gr1" draw:text-style-name="P2" draw:layer="layout" svg:width="7.008cm" svg:height="0.475cm" svg:x="3.7cm" svg:y="8.041cm">
          <draw:text-box>
            <text:p text:style-name="P1"><text:span text:style-name="T4">resources to a long-term programme.</text:span></text:p>
          </draw:text-box>
        </draw:frame>
        <draw:frame draw:style-name="gr6" draw:text-style-name="P7" draw:layer="layout" svg:width="0.273cm" svg:height="0.276cm" svg:x="10.688cm" svg:y="8.059cm">
          <draw:text-box>
            <text:p text:style-name="P1"><text:span text:style-name="T9">37</text:span></text:p>
          </draw:text-box>
        </draw:frame>
        <draw:frame draw:style-name="gr2" draw:text-style-name="P3" draw:layer="layout" svg:width="0.634cm" svg:height="0.712cm" svg:x="2.95cm" svg:y="8.54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89cm" svg:height="0.475cm" svg:x="3.7cm" svg:y="8.705cm">
          <draw:text-box>
            <text:p text:style-name="P1"><text:span text:style-name="T4">More than 100,000 “chemical munitions” were used against Iranian forces and </text:span></text:p>
          </draw:text-box>
        </draw:frame>
        <draw:frame draw:style-name="gr1" draw:text-style-name="P2" draw:layer="layout" svg:width="8.939cm" svg:height="0.475cm" svg:x="3.7cm" svg:y="9.27cm">
          <draw:text-box>
            <text:p text:style-name="P1"><text:span text:style-name="T4">the Kurdish population during the Iran-Iraq War.</text:span></text:p>
          </draw:text-box>
        </draw:frame>
        <draw:frame draw:style-name="gr6" draw:text-style-name="P7" draw:layer="layout" svg:width="0.273cm" svg:height="0.276cm" svg:x="12.603cm" svg:y="9.288cm">
          <draw:text-box>
            <text:p text:style-name="P1"><text:span text:style-name="T9">38</text:span></text:p>
          </draw:text-box>
        </draw:frame>
        <draw:frame draw:style-name="gr2" draw:text-style-name="P3" draw:layer="layout" svg:width="0.634cm" svg:height="0.712cm" svg:x="2.95cm" svg:y="9.77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77cm" svg:height="0.475cm" svg:x="3.7cm" svg:y="9.934cm">
          <draw:text-box>
            <text:p text:style-name="P1"><text:span text:style-name="T4">Production of chemical agent ceased in 1988 but re-started in 1990.</text:span></text:p>
          </draw:text-box>
        </draw:frame>
        <draw:frame draw:style-name="gr6" draw:text-style-name="P7" draw:layer="layout" svg:width="0.273cm" svg:height="0.276cm" svg:x="16.408cm" svg:y="9.953cm">
          <draw:text-box>
            <text:p text:style-name="P1"><text:span text:style-name="T9">39</text:span></text:p>
          </draw:text-box>
        </draw:frame>
        <draw:frame draw:style-name="gr2" draw:text-style-name="P3" draw:layer="layout" svg:width="0.634cm" svg:height="0.712cm" svg:x="2.95cm" svg:y="10.44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1.059cm" svg:height="0.475cm" svg:x="3.7cm" svg:y="10.598cm">
          <draw:text-box>
            <text:p text:style-name="P1"><text:span text:style-name="T4">A biological weapons programme had started in the 1970s.</text:span></text:p>
          </draw:text-box>
        </draw:frame>
        <draw:frame draw:style-name="gr6" draw:text-style-name="P7" draw:layer="layout" svg:width="0.273cm" svg:height="0.276cm" svg:x="14.713cm" svg:y="10.617cm">
          <draw:text-box>
            <text:p text:style-name="P1"><text:span text:style-name="T9">40</text:span></text:p>
          </draw:text-box>
        </draw:frame>
        <draw:frame draw:style-name="gr2" draw:text-style-name="P3" draw:layer="layout" svg:width="0.634cm" svg:height="0.712cm" svg:x="2.95cm" svg:y="11.10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74cm" svg:height="0.475cm" svg:x="3.7cm" svg:y="11.263cm">
          <draw:text-box>
            <text:p text:style-name="P1"><text:span text:style-name="T4">Between 1979 and 1982 Iraq bought large quantities of uranium in several </text:span></text:p>
          </draw:text-box>
        </draw:frame>
        <draw:frame draw:style-name="gr1" draw:text-style-name="P2" draw:layer="layout" svg:width="14.501cm" svg:height="0.475cm" svg:x="3.7cm" svg:y="11.827cm">
          <draw:text-box>
            <text:p text:style-name="P1"><text:span text:style-name="T4">forms from several countries and, in 1982, began formally to pursue uranium </text:span></text:p>
          </draw:text-box>
        </draw:frame>
        <draw:frame draw:style-name="gr1" draw:text-style-name="P2" draw:layer="layout" svg:width="2.22cm" svg:height="0.475cm" svg:x="3.7cm" svg:y="12.392cm">
          <draw:text-box>
            <text:p text:style-name="P1"><text:span text:style-name="T4">enrichment.</text:span></text:p>
          </draw:text-box>
        </draw:frame>
        <draw:frame draw:style-name="gr6" draw:text-style-name="P7" draw:layer="layout" svg:width="0.273cm" svg:height="0.276cm" svg:x="5.912cm" svg:y="12.411cm">
          <draw:text-box>
            <text:p text:style-name="P1"><text:span text:style-name="T9">41</text:span></text:p>
          </draw:text-box>
        </draw:frame>
        <draw:frame draw:style-name="gr2" draw:text-style-name="P3" draw:layer="layout" svg:width="0.634cm" svg:height="0.712cm" svg:x="2.95cm" svg:y="12.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301cm" svg:height="0.475cm" svg:x="3.7cm" svg:y="13.056cm">
          <draw:text-box>
            <text:p text:style-name="P1"><text:span text:style-name="T4">In 1988 work began on a nuclear weapon research, development and production </text:span></text:p>
          </draw:text-box>
        </draw:frame>
        <draw:frame draw:style-name="gr1" draw:text-style-name="P2" draw:layer="layout" svg:width="3.583cm" svg:height="0.475cm" svg:x="3.7cm" svg:y="13.621cm">
          <draw:text-box>
            <text:p text:style-name="P1"><text:span text:style-name="T4">complex at Al Athir.</text:span></text:p>
          </draw:text-box>
        </draw:frame>
        <draw:frame draw:style-name="gr2" draw:text-style-name="P3" draw:layer="layout" svg:width="0.634cm" svg:height="0.712cm" svg:x="2.95cm" svg:y="14.12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9.997cm" svg:height="0.475cm" svg:x="3.7cm" svg:y="14.285cm">
          <draw:text-box>
            <text:p text:style-name="P1"><text:span text:style-name="T4">In April 1990 orders were given to weaponise agents.</text:span></text:p>
          </draw:text-box>
        </draw:frame>
        <draw:frame draw:style-name="gr6" draw:text-style-name="P7" draw:layer="layout" svg:width="0.273cm" svg:height="0.276cm" svg:x="13.655cm" svg:y="14.304cm">
          <draw:text-box>
            <text:p text:style-name="P1"><text:span text:style-name="T9">42</text:span></text:p>
          </draw:text-box>
        </draw:frame>
        <draw:frame draw:style-name="gr2" draw:text-style-name="P3" draw:layer="layout" svg:width="0.634cm" svg:height="0.712cm" svg:x="2.95cm" svg:y="14.79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41cm" svg:height="0.475cm" svg:x="3.7cm" svg:y="14.95cm">
          <draw:text-box>
            <text:p text:style-name="P1"><text:span text:style-name="T4">By early 1991, Iraq had produced large quantities of agent, including anthrax, </text:span></text:p>
          </draw:text-box>
        </draw:frame>
        <draw:frame draw:style-name="gr1" draw:text-style-name="P2" draw:layer="layout" svg:width="14.637cm" svg:height="0.475cm" svg:x="3.7cm" svg:y="15.514cm">
          <draw:text-box>
            <text:p text:style-name="P1"><text:span text:style-name="T4">botulinum toxin, </text:span><text:span text:style-name="T7">Clostridium perfringens, </text:span><text:span text:style-name="T4">aflatoxin</text:span><text:span text:style-name="T7"> </text:span><text:span text:style-name="T4">and small quantities of ricin </text:span></text:p>
          </draw:text-box>
        </draw:frame>
        <draw:frame draw:style-name="gr1" draw:text-style-name="P2" draw:layer="layout" svg:width="14.683cm" svg:height="0.475cm" svg:x="3.7cm" svg:y="16.078cm">
          <draw:text-box>
            <text:p text:style-name="P1"><text:span text:style-name="T4">and it had successfully weaponised some of them into ballistic missiles, aerial </text:span></text:p>
          </draw:text-box>
        </draw:frame>
        <draw:frame draw:style-name="gr1" draw:text-style-name="P2" draw:layer="layout" svg:width="8.731cm" svg:height="0.475cm" svg:x="3.7cm" svg:y="16.643cm">
          <draw:text-box>
            <text:p text:style-name="P1"><text:span text:style-name="T4">bombs, artillery shells and aircraft spray tanks.</text:span></text:p>
          </draw:text-box>
        </draw:frame>
        <draw:line draw:style-name="gr7" draw:text-style-name="P8" draw:layer="layout" svg:x1="2.199cm" svg:y1="18.233cm" svg:x2="7.3cm" svg:y2="18.233cm">
          <text:p/>
        </draw:line>
        <draw:frame draw:style-name="gr6" draw:text-style-name="P7" draw:layer="layout" svg:width="0.273cm" svg:height="0.276cm" svg:x="12.405cm" svg:y="16.662cm">
          <draw:text-box>
            <text:p text:style-name="P1"><text:span text:style-name="T9">43</text:span></text:p>
          </draw:text-box>
        </draw:frame>
        <draw:frame draw:style-name="gr8" draw:text-style-name="P9" draw:layer="layout" svg:width="0.29cm" svg:height="0.23cm" svg:x="2.2cm" svg:y="18.753cm">
          <draw:text-box>
            <text:p text:style-name="P1"><text:span text:style-name="T10">34 </text:span></text:p>
          </draw:text-box>
        </draw:frame>
        <draw:frame draw:style-name="gr4" draw:text-style-name="P5" draw:layer="layout" svg:width="15.936cm" svg:height="0.395cm" svg:x="2.532cm" svg:y="18.737cm">
          <draw:text-box>
            <text:p text:style-name="P1"><text:span text:style-name="T11">US Government Publishing Office, 25 April 2005, </text:span><text:span text:style-name="T13">The Comprehensive Report of the Special Advisor to </text:span></text:p>
          </draw:text-box>
        </draw:frame>
        <draw:frame draw:style-name="gr4" draw:text-style-name="P5" draw:layer="layout" svg:width="11.221cm" svg:height="0.395cm" svg:x="2.2cm" svg:y="19.161cm">
          <draw:text-box>
            <text:p text:style-name="P1"><text:span text:style-name="T13">the DCI on Iraq’s WMD with Addendums</text:span><text:span text:style-name="T11">. Volume III, ‘Biological’, page 5.</text:span></text:p>
          </draw:text-box>
        </draw:frame>
        <draw:frame draw:style-name="gr8" draw:text-style-name="P9" draw:layer="layout" svg:width="0.29cm" svg:height="0.23cm" svg:x="2.2cm" svg:y="19.6cm">
          <draw:text-box>
            <text:p text:style-name="P1"><text:span text:style-name="T10">35 </text:span></text:p>
          </draw:text-box>
        </draw:frame>
        <draw:frame draw:style-name="gr4" draw:text-style-name="P5" draw:layer="layout" svg:width="15.936cm" svg:height="0.395cm" svg:x="2.532cm" svg:y="19.584cm">
          <draw:text-box>
            <text:p text:style-name="P1"><text:span text:style-name="T11">US Government Publishing Office, 25 April 2005, </text:span><text:span text:style-name="T13">The Comprehensive Report of the Special Advisor to </text:span></text:p>
          </draw:text-box>
        </draw:frame>
        <draw:frame draw:style-name="gr4" draw:text-style-name="P5" draw:layer="layout" svg:width="11.187cm" svg:height="0.395cm" svg:x="2.2cm" svg:y="20.007cm">
          <draw:text-box>
            <text:p text:style-name="P1"><text:span text:style-name="T13">the DCI on Iraq’s WMD with Addendums</text:span><text:span text:style-name="T11">. Volume III, ‘Chemical’, page 7.</text:span></text:p>
          </draw:text-box>
        </draw:frame>
        <draw:frame draw:style-name="gr8" draw:text-style-name="P9" draw:layer="layout" svg:width="0.29cm" svg:height="0.23cm" svg:x="2.2cm" svg:y="20.446cm">
          <draw:text-box>
            <text:p text:style-name="P1"><text:span text:style-name="T10">36 </text:span></text:p>
          </draw:text-box>
        </draw:frame>
        <draw:frame draw:style-name="gr4" draw:text-style-name="P5" draw:layer="layout" svg:width="15.936cm" svg:height="0.395cm" svg:x="2.532cm" svg:y="20.431cm">
          <draw:text-box>
            <text:p text:style-name="P1"><text:span text:style-name="T11">US Government Publishing Office, 25 April 2005, </text:span><text:span text:style-name="T13">The Comprehensive Report of the Special Advisor to </text:span></text:p>
          </draw:text-box>
        </draw:frame>
        <draw:frame draw:style-name="gr4" draw:text-style-name="P5" draw:layer="layout" svg:width="12.347cm" svg:height="0.395cm" svg:x="2.2cm" svg:y="20.854cm">
          <draw:text-box>
            <text:p text:style-name="P1"><text:span text:style-name="T13">the DCI on Iraq’s WMD with Addendums</text:span><text:span text:style-name="T11">. Volume II, ‘Delivery Systems’, page 1.</text:span></text:p>
          </draw:text-box>
        </draw:frame>
        <draw:frame draw:style-name="gr8" draw:text-style-name="P9" draw:layer="layout" svg:width="0.29cm" svg:height="0.23cm" svg:x="2.2cm" svg:y="21.293cm">
          <draw:text-box>
            <text:p text:style-name="P1"><text:span text:style-name="T10">37 </text:span></text:p>
          </draw:text-box>
        </draw:frame>
        <draw:frame draw:style-name="gr4" draw:text-style-name="P5" draw:layer="layout" svg:width="15.936cm" svg:height="0.395cm" svg:x="2.532cm" svg:y="21.277cm">
          <draw:text-box>
            <text:p text:style-name="P1"><text:span text:style-name="T11">US Government Publishing Office, 25 April 2005, </text:span><text:span text:style-name="T13">The Comprehensive Report of the Special Advisor to </text:span></text:p>
          </draw:text-box>
        </draw:frame>
        <draw:frame draw:style-name="gr4" draw:text-style-name="P5" draw:layer="layout" svg:width="11.187cm" svg:height="0.395cm" svg:x="2.2cm" svg:y="21.701cm">
          <draw:text-box>
            <text:p text:style-name="P1"><text:span text:style-name="T13">the DCI on Iraq’s WMD with Addendums</text:span><text:span text:style-name="T11">. Volume III, ‘Chemical’, page 8.</text:span></text:p>
          </draw:text-box>
        </draw:frame>
        <draw:frame draw:style-name="gr8" draw:text-style-name="P9" draw:layer="layout" svg:width="0.29cm" svg:height="0.23cm" svg:x="2.2cm" svg:y="22.14cm">
          <draw:text-box>
            <text:p text:style-name="P1"><text:span text:style-name="T10">38 </text:span></text:p>
          </draw:text-box>
        </draw:frame>
        <draw:frame draw:style-name="gr4" draw:text-style-name="P5" draw:layer="layout" svg:width="15.936cm" svg:height="0.395cm" svg:x="2.532cm" svg:y="22.124cm">
          <draw:text-box>
            <text:p text:style-name="P1"><text:span text:style-name="T11">US Government Publishing Office, 25 April 2005, </text:span><text:span text:style-name="T13">The Comprehensive Report of the Special Advisor to </text:span></text:p>
          </draw:text-box>
        </draw:frame>
        <draw:frame draw:style-name="gr4" draw:text-style-name="P5" draw:layer="layout" svg:width="11.187cm" svg:height="0.395cm" svg:x="2.2cm" svg:y="22.547cm">
          <draw:text-box>
            <text:p text:style-name="P1"><text:span text:style-name="T13">the DCI on Iraq’s WMD with Addendums</text:span><text:span text:style-name="T11">. Volume III, ‘Chemical’, page 9.</text:span></text:p>
          </draw:text-box>
        </draw:frame>
        <draw:frame draw:style-name="gr8" draw:text-style-name="P9" draw:layer="layout" svg:width="0.29cm" svg:height="0.23cm" svg:x="2.2cm" svg:y="22.986cm">
          <draw:text-box>
            <text:p text:style-name="P1"><text:span text:style-name="T10">39 </text:span></text:p>
          </draw:text-box>
        </draw:frame>
        <draw:frame draw:style-name="gr4" draw:text-style-name="P5" draw:layer="layout" svg:width="15.936cm" svg:height="0.395cm" svg:x="2.532cm" svg:y="22.971cm">
          <draw:text-box>
            <text:p text:style-name="P1"><text:span text:style-name="T11">US Government Publishing Office, 25 April 2005, </text:span><text:span text:style-name="T13">The Comprehensive Report of the Special Advisor to </text:span></text:p>
          </draw:text-box>
        </draw:frame>
        <draw:frame draw:style-name="gr4" draw:text-style-name="P5" draw:layer="layout" svg:width="11.187cm" svg:height="0.395cm" svg:x="2.2cm" svg:y="23.394cm">
          <draw:text-box>
            <text:p text:style-name="P1"><text:span text:style-name="T13">the DCI on Iraq’s WMD with Addendums</text:span><text:span text:style-name="T11">. Volume III, ‘Chemical’, page 9.</text:span></text:p>
          </draw:text-box>
        </draw:frame>
        <draw:frame draw:style-name="gr8" draw:text-style-name="P9" draw:layer="layout" svg:width="0.29cm" svg:height="0.23cm" svg:x="2.2cm" svg:y="23.833cm">
          <draw:text-box>
            <text:p text:style-name="P1"><text:span text:style-name="T10">40 </text:span></text:p>
          </draw:text-box>
        </draw:frame>
        <draw:frame draw:style-name="gr4" draw:text-style-name="P5" draw:layer="layout" svg:width="15.936cm" svg:height="0.395cm" svg:x="2.532cm" svg:y="23.817cm">
          <draw:text-box>
            <text:p text:style-name="P1"><text:span text:style-name="T11">US Government Publishing Office, 25 April 2005, </text:span><text:span text:style-name="T13">The Comprehensive Report of the Special Advisor to </text:span></text:p>
          </draw:text-box>
        </draw:frame>
        <draw:frame draw:style-name="gr4" draw:text-style-name="P5" draw:layer="layout" svg:width="11.221cm" svg:height="0.395cm" svg:x="2.2cm" svg:y="24.241cm">
          <draw:text-box>
            <text:p text:style-name="P1"><text:span text:style-name="T13">the DCI on Iraq’s WMD with Addendums</text:span><text:span text:style-name="T11">. Volume III, ‘Biological’, page 1.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0">41 </text:span></text:p>
          </draw:text-box>
        </draw:frame>
        <draw:frame draw:style-name="gr4" draw:text-style-name="P5" draw:layer="layout" svg:width="15.936cm" svg:height="0.395cm" svg:x="2.532cm" svg:y="24.664cm">
          <draw:text-box>
            <text:p text:style-name="P1"><text:span text:style-name="T11">US Government Publishing Office, 25 April 2005, </text:span><text:span text:style-name="T13">The Comprehensive Report of the Special Advisor to </text:span></text:p>
          </draw:text-box>
        </draw:frame>
        <draw:frame draw:style-name="gr4" draw:text-style-name="P5" draw:layer="layout" svg:width="10.848cm" svg:height="0.395cm" svg:x="2.2cm" svg:y="25.087cm">
          <draw:text-box>
            <text:p text:style-name="P1"><text:span text:style-name="T13">the DCI on Iraq’s WMD with Addendums</text:span><text:span text:style-name="T11">. Volume II, ‘Nuclear’, page 3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0">42 </text:span></text:p>
          </draw:text-box>
        </draw:frame>
        <draw:frame draw:style-name="gr4" draw:text-style-name="P5" draw:layer="layout" svg:width="15.936cm" svg:height="0.395cm" svg:x="2.532cm" svg:y="25.511cm">
          <draw:text-box>
            <text:p text:style-name="P1"><text:span text:style-name="T11">US Government Publishing Office, 25 April 2005, </text:span><text:span text:style-name="T13">The Comprehensive Report of the Special Advisor to </text:span></text:p>
          </draw:text-box>
        </draw:frame>
        <draw:frame draw:style-name="gr4" draw:text-style-name="P5" draw:layer="layout" svg:width="11.221cm" svg:height="0.395cm" svg:x="2.2cm" svg:y="25.934cm">
          <draw:text-box>
            <text:p text:style-name="P1"><text:span text:style-name="T13">the DCI on Iraq’s WMD with Addendums</text:span><text:span text:style-name="T11">. Volume III, ‘Biological’, page 9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0">43 </text:span></text:p>
          </draw:text-box>
        </draw:frame>
        <draw:frame draw:style-name="gr4" draw:text-style-name="P5" draw:layer="layout" svg:width="15.936cm" svg:height="0.395cm" svg:x="2.532cm" svg:y="26.357cm">
          <draw:text-box>
            <text:p text:style-name="P1"><text:span text:style-name="T11">US Government Publishing Office, 25 April 2005, </text:span><text:span text:style-name="T13">The Comprehensive Report of the Special Advisor to </text:span></text:p>
          </draw:text-box>
        </draw:frame>
        <draw:frame draw:style-name="gr4" draw:text-style-name="P5" draw:layer="layout" svg:width="11.416cm" svg:height="0.395cm" svg:x="2.2cm" svg:y="26.781cm">
          <draw:text-box>
            <text:p text:style-name="P1"><text:span text:style-name="T13">the DCI on Iraq’s WMD with Addendums</text:span><text:span text:style-name="T11">. Volume III, ‘Biological’, page 10.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4</text:span></text:p>
          </draw:text-box>
        </draw:frame>
        <draw:frame draw:style-name="gr5" draw:text-style-name="P6" draw:layer="layout" svg:width="6.636cm" svg:height="0.556cm" svg:x="2.2cm" svg:y="2.513cm">
          <draw:text-box>
            <text:p text:style-name="P1"><text:span text:style-name="T8">Provisions of resolution 687</text:span></text:p>
          </draw:text-box>
        </draw:frame>
        <draw:frame draw:style-name="gr1" draw:text-style-name="P2" draw:layer="layout" svg:width="15.483cm" svg:height="0.475cm" svg:x="2.2cm" svg:y="3.341cm">
          <draw:text-box>
            <text:p text:style-name="P1"><text:span text:style-name="T6">108. </text:span><text:span text:style-name="T4"><text:s/>Resolution 687, adopted on 3 April 1991, addressed Iraq’s obligations under </text:span></text:p>
          </draw:text-box>
        </draw:frame>
        <draw:frame draw:style-name="gr1" draw:text-style-name="P2" draw:layer="layout" svg:width="15.314cm" svg:height="0.475cm" svg:x="2.2cm" svg:y="3.905cm">
          <draw:text-box>
            <text:p text:style-name="P1"><text:span text:style-name="T4">international law in relation to the possession and use of chemical, biological and </text:span></text:p>
          </draw:text-box>
        </draw:frame>
        <draw:frame draw:style-name="gr1" draw:text-style-name="P2" draw:layer="layout" svg:width="3.334cm" svg:height="0.475cm" svg:x="2.2cm" svg:y="4.47cm">
          <draw:text-box>
            <text:p text:style-name="P1"><text:span text:style-name="T4">nuclear weapons.</text:span></text:p>
          </draw:text-box>
        </draw:frame>
        <draw:frame draw:style-name="gr1" draw:text-style-name="P2" draw:layer="layout" svg:width="10.746cm" svg:height="0.475cm" svg:x="2.2cm" svg:y="5.384cm">
          <draw:text-box>
            <text:p text:style-name="P1"><text:span text:style-name="T6">109. </text:span><text:span text:style-name="T4"><text:s/>The resolution stated that the Security Council was:</text:span></text:p>
          </draw:text-box>
        </draw:frame>
        <draw:frame draw:style-name="gr1" draw:text-style-name="P2" draw:layer="layout" svg:width="15.53cm" svg:height="0.475cm" svg:x="2.95cm" svg:y="6.299cm">
          <draw:text-box>
            <text:p text:style-name="P1"><text:span text:style-name="T4">“</text:span><text:span text:style-name="T4">Conscious … of the statements by Iraq threatening to use weapons in violation of </text:span></text:p>
          </draw:text-box>
        </draw:frame>
        <draw:frame draw:style-name="gr1" draw:text-style-name="P2" draw:layer="layout" svg:width="15.204cm" svg:height="0.475cm" svg:x="2.95cm" svg:y="6.863cm">
          <draw:text-box>
            <text:p text:style-name="P1"><text:span text:style-name="T4">its obligations under the Geneva Protocol for the Prohibition of the Use in War of </text:span></text:p>
          </draw:text-box>
        </draw:frame>
        <draw:frame draw:style-name="gr1" draw:text-style-name="P2" draw:layer="layout" svg:width="15.907cm" svg:height="0.475cm" svg:x="2.95cm" svg:y="7.428cm">
          <draw:text-box>
            <text:p text:style-name="P1"><text:span text:style-name="T4">Asphyxiating, Poisonous or Other Gases, and of Bacteriological Methods of Warfare </text:span></text:p>
          </draw:text-box>
        </draw:frame>
        <draw:frame draw:style-name="gr1" draw:text-style-name="P2" draw:layer="layout" svg:width="15.399cm" svg:height="0.475cm" svg:x="2.95cm" svg:y="7.992cm">
          <draw:text-box>
            <text:p text:style-name="P1"><text:span text:style-name="T4">signed at Geneva on 17 June 1925, and of its prior use of chemical weapons and </text:span></text:p>
          </draw:text-box>
        </draw:frame>
        <draw:frame draw:style-name="gr1" draw:text-style-name="P2" draw:layer="layout" svg:width="14.717cm" svg:height="0.475cm" svg:x="2.95cm" svg:y="8.556cm">
          <draw:text-box>
            <text:p text:style-name="P1"><text:span text:style-name="T4">affirming that grave consequences that would follow any further use by Iraq of </text:span></text:p>
          </draw:text-box>
        </draw:frame>
        <draw:frame draw:style-name="gr1" draw:text-style-name="P2" draw:layer="layout" svg:width="2.978cm" svg:height="0.475cm" svg:x="2.95cm" svg:y="9.121cm">
          <draw:text-box>
            <text:p text:style-name="P1"><text:span text:style-name="T4">such weapons”.</text:span></text:p>
          </draw:text-box>
        </draw:frame>
        <draw:frame draw:style-name="gr6" draw:text-style-name="P7" draw:layer="layout" svg:width="0.273cm" svg:height="0.276cm" svg:x="5.915cm" svg:y="9.14cm">
          <draw:text-box>
            <text:p text:style-name="P1"><text:span text:style-name="T9">44</text:span></text:p>
          </draw:text-box>
        </draw:frame>
        <draw:frame draw:style-name="gr1" draw:text-style-name="P2" draw:layer="layout" svg:width="10.463cm" svg:height="0.475cm" svg:x="2.2cm" svg:y="10.035cm">
          <draw:text-box>
            <text:p text:style-name="P1"><text:span text:style-name="T6">110. </text:span><text:span text:style-name="T4"><text:s/>The preambular paragraphs of the resolution also:</text:span></text:p>
          </draw:text-box>
        </draw:frame>
        <draw:frame draw:style-name="gr2" draw:text-style-name="P3" draw:layer="layout" svg:width="0.634cm" svg:height="0.712cm" svg:x="2.95cm" svg:y="10.79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09cm" svg:height="0.475cm" svg:x="3.7cm" svg:y="10.95cm">
          <draw:text-box>
            <text:p text:style-name="P1"><text:span text:style-name="T4">recalled that Iraq had “subscribed to the Final Declaration adopted by all States </text:span></text:p>
          </draw:text-box>
        </draw:frame>
        <draw:frame draw:style-name="gr1" draw:text-style-name="P2" draw:layer="layout" svg:width="14.662cm" svg:height="0.475cm" svg:x="3.7cm" svg:y="11.514cm">
          <draw:text-box>
            <text:p text:style-name="P1"><text:span text:style-name="T4">participating in the Conference of States Parties to the 1925 Geneva Protocol </text:span></text:p>
          </draw:text-box>
        </draw:frame>
        <draw:frame draw:style-name="gr1" draw:text-style-name="P2" draw:layer="layout" svg:width="14.353cm" svg:height="0.475cm" svg:x="3.7cm" svg:y="12.079cm">
          <draw:text-box>
            <text:p text:style-name="P1"><text:span text:style-name="T4">and Other Interested States, held in Paris … January 1989, establishing the </text:span></text:p>
          </draw:text-box>
        </draw:frame>
        <draw:frame draw:style-name="gr1" draw:text-style-name="P2" draw:layer="layout" svg:width="13.176cm" svg:height="0.475cm" svg:x="3.7cm" svg:y="12.643cm">
          <draw:text-box>
            <text:p text:style-name="P1"><text:span text:style-name="T4">objective of universal elimination of chemical and biological weapons”;</text:span></text:p>
          </draw:text-box>
        </draw:frame>
        <draw:frame draw:style-name="gr2" draw:text-style-name="P3" draw:layer="layout" svg:width="0.634cm" svg:height="0.712cm" svg:x="2.95cm" svg:y="13.15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223cm" svg:height="0.475cm" svg:x="3.7cm" svg:y="13.308cm">
          <draw:text-box>
            <text:p text:style-name="P1"><text:span text:style-name="T4">recalled that Iraq had “signed the Convention on the Prohibition of the </text:span></text:p>
          </draw:text-box>
        </draw:frame>
        <draw:frame draw:style-name="gr1" draw:text-style-name="P2" draw:layer="layout" svg:width="14.29cm" svg:height="0.475cm" svg:x="3.7cm" svg:y="13.872cm">
          <draw:text-box>
            <text:p text:style-name="P1"><text:span text:style-name="T4">Development, Production and Stockpiling of Bacteriological (Biological) and </text:span></text:p>
          </draw:text-box>
        </draw:frame>
        <draw:frame draw:style-name="gr1" draw:text-style-name="P2" draw:layer="layout" svg:width="11.106cm" svg:height="0.475cm" svg:x="3.7cm" svg:y="14.436cm">
          <draw:text-box>
            <text:p text:style-name="P1"><text:span text:style-name="T4">Toxin Weapons and on Their Destruction, of 10 April 1972”;</text:span></text:p>
          </draw:text-box>
        </draw:frame>
        <draw:frame draw:style-name="gr2" draw:text-style-name="P3" draw:layer="layout" svg:width="0.634cm" svg:height="0.712cm" svg:x="2.95cm" svg:y="14.94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03cm" svg:height="0.475cm" svg:x="3.7cm" svg:y="15.101cm">
          <draw:text-box>
            <text:p text:style-name="P1"><text:span text:style-name="T4">noted the “importance of Iraq ratifying this Convention”; and of “all States </text:span></text:p>
          </draw:text-box>
        </draw:frame>
        <draw:frame draw:style-name="gr1" draw:text-style-name="P2" draw:layer="layout" svg:width="5.37cm" svg:height="0.475cm" svg:x="3.7cm" svg:y="15.665cm">
          <draw:text-box>
            <text:p text:style-name="P1"><text:span text:style-name="T4">adhering” to the Convention;</text:span></text:p>
          </draw:text-box>
        </draw:frame>
        <draw:frame draw:style-name="gr2" draw:text-style-name="P3" draw:layer="layout" svg:width="0.634cm" svg:height="0.712cm" svg:x="2.95cm" svg:y="16.17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21cm" svg:height="0.475cm" svg:x="3.7cm" svg:y="16.33cm">
          <draw:text-box>
            <text:p text:style-name="P1"><text:span text:style-name="T4">was aware of Iraq’s use of “ballistic missiles in unprovoked attacks and therefore </text:span></text:p>
          </draw:text-box>
        </draw:frame>
        <draw:frame draw:style-name="gr1" draw:text-style-name="P2" draw:layer="layout" svg:width="15.001cm" svg:height="0.475cm" svg:x="3.7cm" svg:y="16.894cm">
          <draw:text-box>
            <text:p text:style-name="P1"><text:span text:style-name="T4">of the need to take specific measures in regard to such missiles located in Iraq”;</text:span></text:p>
          </draw:text-box>
        </draw:frame>
        <draw:frame draw:style-name="gr2" draw:text-style-name="P3" draw:layer="layout" svg:width="0.634cm" svg:height="0.712cm" svg:x="2.95cm" svg:y="17.40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07cm" svg:height="0.475cm" svg:x="3.7cm" svg:y="17.559cm">
          <draw:text-box>
            <text:p text:style-name="P1"><text:span text:style-name="T4">said that the Security Council was: “Concerned by the reports in the hands </text:span></text:p>
          </draw:text-box>
        </draw:frame>
        <draw:frame draw:style-name="gr1" draw:text-style-name="P2" draw:layer="layout" svg:width="14.319cm" svg:height="0.475cm" svg:x="3.7cm" svg:y="18.123cm">
          <draw:text-box>
            <text:p text:style-name="P1"><text:span text:style-name="T4">of Member States that Iraq had attempted to acquire materials for a nuclear-</text:span></text:p>
          </draw:text-box>
        </draw:frame>
        <draw:frame draw:style-name="gr1" draw:text-style-name="P2" draw:layer="layout" svg:width="13.532cm" svg:height="0.475cm" svg:x="3.7cm" svg:y="18.688cm">
          <draw:text-box>
            <text:p text:style-name="P1"><text:span text:style-name="T4">weapons programme contrary to its obligations under the Treaty of Non-</text:span></text:p>
          </draw:text-box>
        </draw:frame>
        <draw:frame draw:style-name="gr1" draw:text-style-name="P2" draw:layer="layout" svg:width="10.082cm" svg:height="0.475cm" svg:x="3.7cm" svg:y="19.252cm">
          <draw:text-box>
            <text:p text:style-name="P1"><text:span text:style-name="T4">Proliferation of Nuclear Weapons of 1 July 1968”; and</text:span></text:p>
          </draw:text-box>
        </draw:frame>
        <draw:frame draw:style-name="gr2" draw:text-style-name="P3" draw:layer="layout" svg:width="0.634cm" svg:height="0.712cm" svg:x="2.95cm" svg:y="19.76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12cm" svg:height="0.475cm" svg:x="3.7cm" svg:y="19.916cm">
          <draw:text-box>
            <text:p text:style-name="P1"><text:span text:style-name="T4">said that the Security Council was: “Consciou</text:span><text:span text:style-name="T7">s</text:span><text:span text:style-name="T4"> of the threat that all weapons of </text:span></text:p>
          </draw:text-box>
        </draw:frame>
        <draw:frame draw:style-name="gr1" draw:text-style-name="P2" draw:layer="layout" svg:width="14.755cm" svg:height="0.475cm" svg:x="3.7cm" svg:y="20.481cm">
          <draw:text-box>
            <text:p text:style-name="P1"><text:span text:style-name="T4">mass destruction pose to peace and security in the area and the need to work </text:span></text:p>
          </draw:text-box>
        </draw:frame>
        <draw:frame draw:style-name="gr1" draw:text-style-name="P2" draw:layer="layout" svg:width="14.726cm" svg:height="0.475cm" svg:x="3.7cm" svg:y="21.045cm">
          <draw:text-box>
            <text:p text:style-name="P1"><text:span text:style-name="T4">towards the establishment in the Middle East of a zone free of such weapons.”</text:span></text:p>
          </draw:text-box>
        </draw:frame>
        <draw:frame draw:style-name="gr1" draw:text-style-name="P2" draw:layer="layout" svg:width="15.809cm" svg:height="0.475cm" svg:x="2.2cm" svg:y="21.96cm">
          <draw:text-box>
            <text:p text:style-name="P1"><text:span text:style-name="T6">111. </text:span><text:span text:style-name="T4"><text:s/>Acting under Chapter VII of the UN Charter, Section C of the resolution set out </text:span></text:p>
          </draw:text-box>
        </draw:frame>
        <draw:frame draw:style-name="gr1" draw:text-style-name="P2" draw:layer="layout" svg:width="5.869cm" svg:height="0.475cm" svg:x="2.2cm" svg:y="22.524cm">
          <draw:text-box>
            <text:p text:style-name="P1"><text:span text:style-name="T4">Iraq’s disarmament obligations.</text:span></text:p>
          </draw:text-box>
        </draw:frame>
        <draw:frame draw:style-name="gr1" draw:text-style-name="P2" draw:layer="layout" svg:width="16.72cm" svg:height="0.475cm" svg:x="2.2cm" svg:y="23.439cm">
          <draw:text-box>
            <text:p text:style-name="P1"><text:span text:style-name="T6">112. </text:span><text:span text:style-name="T4"><text:s/>Operative paragraph (OP) 7 of the resolution invited Iraq to reaffirm unconditionally </text:span></text:p>
          </draw:text-box>
        </draw:frame>
        <draw:frame draw:style-name="gr1" draw:text-style-name="P2" draw:layer="layout" svg:width="15.352cm" svg:height="0.475cm" svg:x="2.2cm" svg:y="24.003cm">
          <draw:text-box>
            <text:p text:style-name="P1"><text:span text:style-name="T4">its obligations under the 1925 Geneva Protocol and to ratify the 1972 Convention.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6" draw:text-style-name="P7" draw:layer="layout" svg:width="0.273cm" svg:height="0.276cm" svg:x="17.474cm" svg:y="24.022cm">
          <draw:text-box>
            <text:p text:style-name="P1"><text:span text:style-name="T9">45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0">44 </text:span></text:p>
          </draw:text-box>
        </draw:frame>
        <draw:frame draw:style-name="gr4" draw:text-style-name="P5" draw:layer="layout" svg:width="6.653cm" svg:height="0.395cm" svg:x="2.532cm" svg:y="25.511cm">
          <draw:text-box>
            <text:p text:style-name="P1"><text:span text:style-name="T11">UN Security Council resolution 687 (1991)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0">45 </text:span></text:p>
          </draw:text-box>
        </draw:frame>
        <draw:frame draw:style-name="gr4" draw:text-style-name="P5" draw:layer="layout" svg:width="14.937cm" svg:height="0.395cm" svg:x="2.532cm" svg:y="25.934cm">
          <draw:text-box>
            <text:p text:style-name="P1"><text:span text:style-name="T13">Convention on the Prohibition of the Development, Production and Stockpiling of Bacteriological </text:span></text:p>
          </draw:text-box>
        </draw:frame>
        <draw:frame draw:style-name="gr4" draw:text-style-name="P5" draw:layer="layout" svg:width="16.415cm" svg:height="0.395cm" svg:x="2.2cm" svg:y="26.357cm">
          <draw:text-box>
            <text:p text:style-name="P1"><text:span text:style-name="T13">(Biological) and Toxin Weapons and on Their Destruction</text:span><text:span text:style-name="T11">, [signed] London and Moscow and Washington, </text:span></text:p>
          </draw:text-box>
        </draw:frame>
        <draw:frame draw:style-name="gr4" draw:text-style-name="P5" draw:layer="layout" svg:width="2.136cm" svg:height="0.395cm" svg:x="2.2cm" svg:y="26.781cm">
          <draw:text-box>
            <text:p text:style-name="P1"><text:span text:style-name="T11">10 April 1972.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5</text:span></text:p>
          </draw:text-box>
        </draw:frame>
        <draw:frame draw:style-name="gr1" draw:text-style-name="P2" draw:layer="layout" svg:width="16.313cm" svg:height="0.475cm" svg:x="2.2cm" svg:y="2.525cm">
          <draw:text-box>
            <text:p text:style-name="P1"><text:span text:style-name="T6">113. </text:span><text:span text:style-name="T4"><text:s/>In OP8, the Security Council decided that Iraq should “unconditionally accept the </text:span></text:p>
          </draw:text-box>
        </draw:frame>
        <draw:frame draw:style-name="gr1" draw:text-style-name="P2" draw:layer="layout" svg:width="15.606cm" svg:height="0.475cm" svg:x="2.2cm" svg:y="3.09cm">
          <draw:text-box>
            <text:p text:style-name="P1"><text:span text:style-name="T4">destruction, removal, or rendering harmless, under international supervision”, of all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6.331cm" svg:height="0.475cm" svg:x="3.7cm" svg:y="4.004cm">
          <draw:text-box>
            <text:p text:style-name="P1"><text:span text:style-name="T4">chemical and biological weapons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3.194cm" svg:height="0.475cm" svg:x="3.7cm" svg:y="4.668cm">
          <draw:text-box>
            <text:p text:style-name="P1"><text:span text:style-name="T4">stocks of agents;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7.042cm" svg:height="0.475cm" svg:x="3.7cm" svg:y="5.333cm">
          <draw:text-box>
            <text:p text:style-name="P1"><text:span text:style-name="T4">related subsystems and components;</text:span></text:p>
          </draw:text-box>
        </draw:frame>
        <draw:frame draw:style-name="gr2" draw:text-style-name="P3" draw:layer="layout" svg:width="0.634cm" svg:height="0.712cm" svg:x="2.95cm" svg:y="5.84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1.364cm" svg:height="0.475cm" svg:x="3.7cm" svg:y="5.997cm">
          <draw:text-box>
            <text:p text:style-name="P1"><text:span text:style-name="T4">research, development, support and manufacturing facilities;</text:span></text:p>
          </draw:text-box>
        </draw:frame>
        <draw:frame draw:style-name="gr2" draw:text-style-name="P3" draw:layer="layout" svg:width="0.634cm" svg:height="0.712cm" svg:x="2.95cm" svg:y="6.50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0.2cm" svg:height="0.475cm" svg:x="3.7cm" svg:y="6.662cm">
          <draw:text-box>
            <text:p text:style-name="P1"><text:span text:style-name="T4">ballistic missiles with a range greater than 150km; and</text:span></text:p>
          </draw:text-box>
        </draw:frame>
        <draw:frame draw:style-name="gr2" draw:text-style-name="P3" draw:layer="layout" svg:width="0.634cm" svg:height="0.712cm" svg:x="2.95cm" svg:y="7.1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9.54cm" svg:height="0.475cm" svg:x="3.7cm" svg:y="7.326cm">
          <draw:text-box>
            <text:p text:style-name="P1"><text:span text:style-name="T4">related major parts, repair and production facilities.</text:span></text:p>
          </draw:text-box>
        </draw:frame>
        <draw:frame draw:style-name="gr1" draw:text-style-name="P2" draw:layer="layout" svg:width="15.555cm" svg:height="0.475cm" svg:x="2.2cm" svg:y="8.241cm">
          <draw:text-box>
            <text:p text:style-name="P1"><text:span text:style-name="T6">114. </text:span><text:span text:style-name="T4"><text:s/>In OP9, the Security Council decided that Iraq should submit a declaration of </text:span></text:p>
          </draw:text-box>
        </draw:frame>
        <draw:frame draw:style-name="gr1" draw:text-style-name="P2" draw:layer="layout" svg:width="16.008cm" svg:height="0.475cm" svg:x="2.2cm" svg:y="8.805cm">
          <draw:text-box>
            <text:p text:style-name="P1"><text:span text:style-name="T4">locations, amounts and types of all the items specified in OP8 and to agree to urgent </text:span></text:p>
          </draw:text-box>
        </draw:frame>
        <draw:frame draw:style-name="gr1" draw:text-style-name="P2" draw:layer="layout" svg:width="7.207cm" svg:height="0.475cm" svg:x="2.2cm" svg:y="9.37cm">
          <draw:text-box>
            <text:p text:style-name="P1"><text:span text:style-name="T4">on-site inspection. OP9 also specified:</text:span></text:p>
          </draw:text-box>
        </draw:frame>
        <draw:frame draw:style-name="gr2" draw:text-style-name="P3" draw:layer="layout" svg:width="0.634cm" svg:height="0.712cm" svg:x="2.95cm" svg:y="10.12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91cm" svg:height="0.475cm" svg:x="3.7cm" svg:y="10.284cm">
          <draw:text-box>
            <text:p text:style-name="P1"><text:span text:style-name="T4">the formation of a Special Commission to carry out on-site inspections of Iraq’s </text:span></text:p>
          </draw:text-box>
        </draw:frame>
        <draw:frame draw:style-name="gr1" draw:text-style-name="P2" draw:layer="layout" svg:width="9.087cm" svg:height="0.475cm" svg:x="3.7cm" svg:y="10.848cm">
          <draw:text-box>
            <text:p text:style-name="P1"><text:span text:style-name="T4">biological, chemical and missile capabilities; and</text:span></text:p>
          </draw:text-box>
        </draw:frame>
        <draw:frame draw:style-name="gr2" draw:text-style-name="P3" draw:layer="layout" svg:width="0.634cm" svg:height="0.712cm" svg:x="2.95cm" svg:y="11.35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94cm" svg:height="0.475cm" svg:x="3.7cm" svg:y="11.513cm">
          <draw:text-box>
            <text:p text:style-name="P1"><text:span text:style-name="T4">a requirement on Iraq to yield possession to the Commission “for destruction, </text:span></text:p>
          </draw:text-box>
        </draw:frame>
        <draw:frame draw:style-name="gr1" draw:text-style-name="P2" draw:layer="layout" svg:width="11.373cm" svg:height="0.475cm" svg:x="3.7cm" svg:y="12.077cm">
          <draw:text-box>
            <text:p text:style-name="P1"><text:span text:style-name="T4">removal or rendering harmless” of all items specified in OP8.</text:span></text:p>
          </draw:text-box>
        </draw:frame>
        <draw:frame draw:style-name="gr1" draw:text-style-name="P2" draw:layer="layout" svg:width="16.478cm" svg:height="0.475cm" svg:x="2.2cm" svg:y="12.992cm">
          <draw:text-box>
            <text:p text:style-name="P1"><text:span text:style-name="T6">115. </text:span><text:span text:style-name="T4"><text:s/>In OP10, the Security Council decided that Iraq should “unconditionally undertake </text:span></text:p>
          </draw:text-box>
        </draw:frame>
        <draw:frame draw:style-name="gr1" draw:text-style-name="P2" draw:layer="layout" svg:width="15.72cm" svg:height="0.475cm" svg:x="2.2cm" svg:y="13.556cm">
          <draw:text-box>
            <text:p text:style-name="P1"><text:span text:style-name="T4">not to use, develop, construct or acquire any items specified” in OP8 and OP9, and </text:span></text:p>
          </draw:text-box>
        </draw:frame>
        <draw:frame draw:style-name="gr1" draw:text-style-name="P2" draw:layer="layout" svg:width="16.148cm" svg:height="0.475cm" svg:x="2.2cm" svg:y="14.121cm">
          <draw:text-box>
            <text:p text:style-name="P1"><text:span text:style-name="T4">requested the UN Secretary-General “in consultation with the Special Commission, to </text:span></text:p>
          </draw:text-box>
        </draw:frame>
        <draw:frame draw:style-name="gr1" draw:text-style-name="P2" draw:layer="layout" svg:width="15.835cm" svg:height="0.475cm" svg:x="2.2cm" svg:y="14.685cm">
          <draw:text-box>
            <text:p text:style-name="P1"><text:span text:style-name="T4">develop a plan” for future monitoring and verification for the approval of the Security </text:span></text:p>
          </draw:text-box>
        </draw:frame>
        <draw:frame draw:style-name="gr1" draw:text-style-name="P2" draw:layer="layout" svg:width="8.718cm" svg:height="0.475cm" svg:x="2.2cm" svg:y="15.25cm">
          <draw:text-box>
            <text:p text:style-name="P1"><text:span text:style-name="T4">Council “within one hundred and twenty days”.</text:span></text:p>
          </draw:text-box>
        </draw:frame>
        <draw:frame draw:style-name="gr1" draw:text-style-name="P2" draw:layer="layout" svg:width="16.614cm" svg:height="0.475cm" svg:x="2.2cm" svg:y="16.164cm">
          <draw:text-box>
            <text:p text:style-name="P1"><text:span text:style-name="T6">116. </text:span><text:span text:style-name="T4"><text:s/>OP11 invited Iraq to “reaffirm unconditionally” its obligations under the 1968 Treaty </text:span></text:p>
          </draw:text-box>
        </draw:frame>
        <draw:frame draw:style-name="gr1" draw:text-style-name="P2" draw:layer="layout" svg:width="8.566cm" svg:height="0.475cm" svg:x="2.2cm" svg:y="16.728cm">
          <draw:text-box>
            <text:p text:style-name="P1"><text:span text:style-name="T4">on the Non-Proliferation of Nuclear Weapons.</text:span></text:p>
          </draw:text-box>
        </draw:frame>
        <draw:frame draw:style-name="gr1" draw:text-style-name="P2" draw:layer="layout" svg:width="11.398cm" svg:height="0.475cm" svg:x="2.2cm" svg:y="17.643cm">
          <draw:text-box>
            <text:p text:style-name="P1"><text:span text:style-name="T6">117. </text:span><text:span text:style-name="T4"><text:s/>In OP12, the Security Council decided that Iraq should:</text:span></text:p>
          </draw:text-box>
        </draw:frame>
        <draw:frame draw:style-name="gr2" draw:text-style-name="P3" draw:layer="layout" svg:width="0.634cm" svg:height="0.712cm" svg:x="2.95cm" svg:y="18.40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38cm" svg:height="0.475cm" svg:x="3.7cm" svg:y="18.557cm">
          <draw:text-box>
            <text:p text:style-name="P1"><text:span text:style-name="T4">“</text:span><text:span text:style-name="T4">unconditionally agree not to acquire or develop nuclear weapons or nuclear-</text:span></text:p>
          </draw:text-box>
        </draw:frame>
        <draw:frame draw:style-name="gr1" draw:text-style-name="P2" draw:layer="layout" svg:width="14.615cm" svg:height="0.475cm" svg:x="3.7cm" svg:y="19.122cm">
          <draw:text-box>
            <text:p text:style-name="P1"><text:span text:style-name="T4">weapons-usable material or any subsystems or components or any research, </text:span></text:p>
          </draw:text-box>
        </draw:frame>
        <draw:frame draw:style-name="gr1" draw:text-style-name="P2" draw:layer="layout" svg:width="14.505cm" svg:height="0.475cm" svg:x="3.7cm" svg:y="19.686cm">
          <draw:text-box>
            <text:p text:style-name="P1"><text:span text:style-name="T4">development, support or manufacturing facilities related to” nuclear weapons;</text:span></text:p>
          </draw:text-box>
        </draw:frame>
        <draw:frame draw:style-name="gr2" draw:text-style-name="P3" draw:layer="layout" svg:width="0.634cm" svg:height="0.712cm" svg:x="2.95cm" svg:y="20.19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07cm" svg:height="0.475cm" svg:x="3.7cm" svg:y="20.351cm">
          <draw:text-box>
            <text:p text:style-name="P1"><text:span text:style-name="T4">submit a declaration of the locations, amounts and types of specified items to </text:span></text:p>
          </draw:text-box>
        </draw:frame>
        <draw:frame draw:style-name="gr1" draw:text-style-name="P2" draw:layer="layout" svg:width="8.486cm" svg:height="0.475cm" svg:x="3.7cm" svg:y="20.915cm">
          <draw:text-box>
            <text:p text:style-name="P1"><text:span text:style-name="T4">the UN and the Director General of the IAEA;</text:span></text:p>
          </draw:text-box>
        </draw:frame>
        <draw:frame draw:style-name="gr2" draw:text-style-name="P3" draw:layer="layout" svg:width="0.634cm" svg:height="0.712cm" svg:x="2.95cm" svg:y="21.42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7.639cm" svg:height="0.475cm" svg:x="3.7cm" svg:y="21.58cm">
          <draw:text-box>
            <text:p text:style-name="P1"><text:span text:style-name="T4">yield up any such items to the IAEA; and</text:span></text:p>
          </draw:text-box>
        </draw:frame>
        <draw:frame draw:style-name="gr2" draw:text-style-name="P3" draw:layer="layout" svg:width="0.634cm" svg:height="0.712cm" svg:x="2.95cm" svg:y="22.08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152cm" svg:height="0.475cm" svg:x="3.7cm" svg:y="22.244cm">
          <draw:text-box>
            <text:p text:style-name="P1"><text:span text:style-name="T4">accept inspection and future ongoing monitoring and verification.</text:span></text:p>
          </draw:text-box>
        </draw:frame>
        <draw:frame draw:style-name="gr1" draw:text-style-name="P2" draw:layer="layout" svg:width="16.508cm" svg:height="0.475cm" svg:x="2.2cm" svg:y="23.158cm">
          <draw:text-box>
            <text:p text:style-name="P1"><text:span text:style-name="T6">118. </text:span><text:span text:style-name="T4"><text:s/>These requirements were more intrusive than the IAEA’s previous methodology of </text:span></text:p>
          </draw:text-box>
        </draw:frame>
        <draw:frame draw:style-name="gr1" draw:text-style-name="P2" draw:layer="layout" svg:width="7.961cm" svg:height="0.475cm" svg:x="2.2cm" svg:y="23.723cm">
          <draw:text-box>
            <text:p text:style-name="P1"><text:span text:style-name="T4">“</text:span><text:span text:style-name="T4">safeguards inspections” of declared sites.</text:span></text:p>
          </draw:text-box>
        </draw:frame>
        <draw:frame draw:style-name="gr1" draw:text-style-name="P2" draw:layer="layout" svg:width="16.711cm" svg:height="0.475cm" svg:x="2.2cm" svg:y="24.637cm">
          <draw:text-box>
            <text:p text:style-name="P1"><text:span text:style-name="T6">119. </text:span><text:span text:style-name="T4"><text:s/>OP13 requested the Director General of the IAEA, “through the Secretary-General, </text:span></text:p>
          </draw:text-box>
        </draw:frame>
        <draw:frame draw:style-name="gr1" draw:text-style-name="P2" draw:layer="layout" svg:width="12.778cm" svg:height="0.475cm" svg:x="2.2cm" svg:y="25.202cm">
          <draw:text-box>
            <text:p text:style-name="P1"><text:span text:style-name="T4">with the assistance and co-operation of the Special Commission” to:</text:span></text:p>
          </draw:text-box>
        </draw:frame>
        <draw:frame draw:style-name="gr2" draw:text-style-name="P3" draw:layer="layout" svg:width="0.634cm" svg:height="0.712cm" svg:x="2.95cm" svg:y="25.96cm">
          <draw:text-box>
            <text:p text:style-name="P1"><text:span text:style-name="T12">• </text:span></text:p>
          </draw:text-box>
        </draw:frame>
        <draw:frame draw:style-name="gr1" draw:text-style-name="P2" draw:layer="layout" svg:width="7.482cm" svg:height="0.475cm" svg:x="3.7cm" svg:y="26.116cm">
          <draw:text-box>
            <text:p text:style-name="P1"><text:span text:style-name="T4">carry out immediate on-site inspections;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57cm" svg:height="0.475cm" svg:x="3.7cm" svg:y="2.525cm">
          <draw:text-box>
            <text:p text:style-name="P1"><text:span text:style-name="T4">develop a plan for submission to the Council within 45 days “calling for the </text:span></text:p>
          </draw:text-box>
        </draw:frame>
        <draw:frame draw:style-name="gr1" draw:text-style-name="P2" draw:layer="layout" svg:width="14.421cm" svg:height="0.475cm" svg:x="3.7cm" svg:y="3.09cm">
          <draw:text-box>
            <text:p text:style-name="P1"><text:span text:style-name="T4">destruction, removal or rendering harmless as appropriate” of all items listed </text:span></text:p>
          </draw:text-box>
        </draw:frame>
        <draw:frame draw:style-name="gr1" draw:text-style-name="P2" draw:layer="layout" svg:width="1.657cm" svg:height="0.475cm" svg:x="3.7cm" svg:y="3.654cm">
          <draw:text-box>
            <text:p text:style-name="P1"><text:span text:style-name="T4">in OP12;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1.927cm" svg:height="0.475cm" svg:x="3.7cm" svg:y="4.318cm">
          <draw:text-box>
            <text:p text:style-name="P1"><text:span text:style-name="T4">carry out that plan within 45 days of the Council’s approval; and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44cm" svg:height="0.475cm" svg:x="3.7cm" svg:y="4.983cm">
          <draw:text-box>
            <text:p text:style-name="P1"><text:span text:style-name="T4">develop a plan for future monitoring and verification for the approval of the </text:span></text:p>
          </draw:text-box>
        </draw:frame>
        <draw:frame draw:style-name="gr1" draw:text-style-name="P2" draw:layer="layout" svg:width="10.369cm" svg:height="0.475cm" svg:x="3.7cm" svg:y="5.547cm">
          <draw:text-box>
            <text:p text:style-name="P1"><text:span text:style-name="T4">Security Council “within one hundred and twenty days”.</text:span></text:p>
          </draw:text-box>
        </draw:frame>
        <draw:frame draw:style-name="gr1" draw:text-style-name="P2" draw:layer="layout" svg:width="15.817cm" svg:height="0.475cm" svg:x="2.2cm" svg:y="6.462cm">
          <draw:text-box>
            <text:p text:style-name="P1"><text:span text:style-name="T6">120. </text:span><text:span text:style-name="T4"><text:s/>The Special Commission provided for in OP9 subsequently became known as </text:span></text:p>
          </draw:text-box>
        </draw:frame>
        <draw:frame draw:style-name="gr1" draw:text-style-name="P2" draw:layer="layout" svg:width="16.449cm" svg:height="0.475cm" svg:x="2.2cm" svg:y="7.026cm">
          <draw:text-box>
            <text:p text:style-name="P1"><text:span text:style-name="T4">the United Nations Special Commission (UNSCOM), and was a subsidiary organ of the </text:span></text:p>
          </draw:text-box>
        </draw:frame>
        <draw:frame draw:style-name="gr1" draw:text-style-name="P2" draw:layer="layout" svg:width="16.237cm" svg:height="0.475cm" svg:x="2.2cm" svg:y="7.591cm">
          <draw:text-box>
            <text:p text:style-name="P1"><text:span text:style-name="T4">Security Council, reporting to it through the UN Secretary-General. The Council asked </text:span></text:p>
          </draw:text-box>
        </draw:frame>
        <draw:frame draw:style-name="gr1" draw:text-style-name="P2" draw:layer="layout" svg:width="16.393cm" svg:height="0.475cm" svg:x="2.2cm" svg:y="8.155cm">
          <draw:text-box>
            <text:p text:style-name="P1"><text:span text:style-name="T4">the Director General of UNSCOM to carry out inspections, and to develop plans for the </text:span></text:p>
          </draw:text-box>
        </draw:frame>
        <draw:frame draw:style-name="gr1" draw:text-style-name="P2" draw:layer="layout" svg:width="16.614cm" svg:height="0.475cm" svg:x="2.2cm" svg:y="8.72cm">
          <draw:text-box>
            <text:p text:style-name="P1"><text:span text:style-name="T4">future monitoring and verification of both nuclear and other prohibited weapons systems </text:span></text:p>
          </draw:text-box>
        </draw:frame>
        <draw:frame draw:style-name="gr1" draw:text-style-name="P2" draw:layer="layout" svg:width="16.605cm" svg:height="0.475cm" svg:x="2.2cm" svg:y="9.284cm">
          <draw:text-box>
            <text:p text:style-name="P1"><text:span text:style-name="T4">and programmes. Mr Rolf Ekéus, a Swedish diplomat who had been the Ambassador to </text:span></text:p>
          </draw:text-box>
        </draw:frame>
        <draw:frame draw:style-name="gr1" draw:text-style-name="P2" draw:layer="layout" svg:width="16.292cm" svg:height="0.475cm" svg:x="2.2cm" svg:y="9.848cm">
          <draw:text-box>
            <text:p text:style-name="P1"><text:span text:style-name="T4">the Conference on Disarmament in Geneva from 1978 to 1983 and had been involved </text:span></text:p>
          </draw:text-box>
        </draw:frame>
        <draw:frame draw:style-name="gr1" draw:text-style-name="P2" draw:layer="layout" svg:width="16.516cm" svg:height="0.475cm" svg:x="2.2cm" svg:y="10.413cm">
          <draw:text-box>
            <text:p text:style-name="P1"><text:span text:style-name="T4">in international negotiations on the Chemical Weapons Convention and the Control and </text:span></text:p>
          </draw:text-box>
        </draw:frame>
        <draw:frame draw:style-name="gr1" draw:text-style-name="P2" draw:layer="layout" svg:width="16.385cm" svg:height="0.475cm" svg:x="2.2cm" svg:y="10.977cm">
          <draw:text-box>
            <text:p text:style-name="P1"><text:span text:style-name="T4">Verification of the Biological Weapons Convention, was appointed Executive Chairman </text:span></text:p>
          </draw:text-box>
        </draw:frame>
        <draw:frame draw:style-name="gr1" draw:text-style-name="P2" draw:layer="layout" svg:width="10.937cm" svg:height="0.475cm" svg:x="2.2cm" svg:y="11.542cm">
          <draw:text-box>
            <text:p text:style-name="P1"><text:span text:style-name="T4">of UNSCOM on 15 April 1991 and began work on 24 April.</text:span></text:p>
          </draw:text-box>
        </draw:frame>
        <draw:frame draw:style-name="gr5" draw:text-style-name="P6" draw:layer="layout" svg:width="7.749cm" svg:height="0.556cm" svg:x="2.2cm" svg:y="12.663cm">
          <draw:text-box>
            <text:p text:style-name="P1"><text:span text:style-name="T8">Iraq’s response to resolution 687</text:span></text:p>
          </draw:text-box>
        </draw:frame>
        <draw:frame draw:style-name="gr1" draw:text-style-name="P2" draw:layer="layout" svg:width="16.791cm" svg:height="0.475cm" svg:x="2.2cm" svg:y="13.491cm">
          <draw:text-box>
            <text:p text:style-name="P1"><text:span text:style-name="T6">121. </text:span><text:span text:style-name="T4"><text:s/>Iraq’s initial declarations in response to resolution 687 were incomplete and it failed </text:span></text:p>
          </draw:text-box>
        </draw:frame>
        <draw:frame draw:style-name="gr1" draw:text-style-name="P2" draw:layer="layout" svg:width="10.374cm" svg:height="0.475cm" svg:x="2.2cm" svg:y="14.056cm">
          <draw:text-box>
            <text:p text:style-name="P1"><text:span text:style-name="T4">to co-operate with inspections and concealed activities.</text:span></text:p>
          </draw:text-box>
        </draw:frame>
        <draw:frame draw:style-name="gr1" draw:text-style-name="P2" draw:layer="layout" svg:width="15.551cm" svg:height="0.475cm" svg:x="2.2cm" svg:y="14.97cm">
          <draw:text-box>
            <text:p text:style-name="P1"><text:span text:style-name="T6">122. </text:span><text:span text:style-name="T4"><text:s/>In resolution 687, the UN originally expected a three-step inspection process:</text:span></text:p>
          </draw:text-box>
        </draw:frame>
        <draw:frame draw:style-name="gr2" draw:text-style-name="P3" draw:layer="layout" svg:width="0.634cm" svg:height="0.712cm" svg:x="2.95cm" svg:y="15.72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4.108cm" svg:height="0.475cm" svg:x="3.7cm" svg:y="15.885cm">
          <draw:text-box>
            <text:p text:style-name="P1"><text:span text:style-name="T4">full disclosure by Iraq;</text:span></text:p>
          </draw:text-box>
        </draw:frame>
        <draw:frame draw:style-name="gr2" draw:text-style-name="P3" draw:layer="layout" svg:width="0.634cm" svg:height="0.712cm" svg:x="2.95cm" svg:y="16.39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0.577cm" svg:height="0.475cm" svg:x="3.7cm" svg:y="16.549cm">
          <draw:text-box>
            <text:p text:style-name="P1"><text:span text:style-name="T4">verification of those disclosures by the Commission; and</text:span></text:p>
          </draw:text-box>
        </draw:frame>
        <draw:frame draw:style-name="gr2" draw:text-style-name="P3" draw:layer="layout" svg:width="0.634cm" svg:height="0.712cm" svg:x="2.95cm" svg:y="17.05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32cm" svg:height="0.475cm" svg:x="3.7cm" svg:y="17.213cm">
          <draw:text-box>
            <text:p text:style-name="P1"><text:span text:style-name="T4">destruction, removal or rendering harmless under international supervision, <text:s/></text:span></text:p>
          </draw:text-box>
        </draw:frame>
        <draw:frame draw:style-name="gr1" draw:text-style-name="P2" draw:layer="layout" svg:width="9.349cm" svg:height="0.475cm" svg:x="3.7cm" svg:y="17.778cm">
          <draw:text-box>
            <text:p text:style-name="P1"><text:span text:style-name="T4">of all proscribed weapons, materials and facilities.</text:span></text:p>
          </draw:text-box>
        </draw:frame>
        <draw:frame draw:style-name="gr6" draw:text-style-name="P7" draw:layer="layout" svg:width="0.273cm" svg:height="0.276cm" svg:x="13.018cm" svg:y="17.797cm">
          <draw:text-box>
            <text:p text:style-name="P1"><text:span text:style-name="T9">46</text:span></text:p>
          </draw:text-box>
        </draw:frame>
        <draw:frame draw:style-name="gr1" draw:text-style-name="P2" draw:layer="layout" svg:width="15.225cm" svg:height="0.475cm" svg:x="2.2cm" svg:y="18.692cm">
          <draw:text-box>
            <text:p text:style-name="P1"><text:span text:style-name="T6">123. </text:span><text:span text:style-name="T4"><text:s/>UNSCOM’s approach was to establish a “material balance”, for each of the </text:span></text:p>
          </draw:text-box>
        </draw:frame>
        <draw:frame draw:style-name="gr1" draw:text-style-name="P2" draw:layer="layout" svg:width="16.33cm" svg:height="0.475cm" svg:x="2.2cm" svg:y="19.257cm">
          <draw:text-box>
            <text:p text:style-name="P1"><text:span text:style-name="T4">weapons categories, between items acquired by Iraq through import or production and </text:span></text:p>
          </draw:text-box>
        </draw:frame>
        <draw:frame draw:style-name="gr1" draw:text-style-name="P2" draw:layer="layout" svg:width="6.686cm" svg:height="0.475cm" svg:x="2.2cm" svg:y="19.821cm">
          <draw:text-box>
            <text:p text:style-name="P1"><text:span text:style-name="T4">their disposal by use or destruction.</text:span></text:p>
          </draw:text-box>
        </draw:frame>
        <draw:frame draw:style-name="gr6" draw:text-style-name="P7" draw:layer="layout" svg:width="0.273cm" svg:height="0.276cm" svg:x="8.859cm" svg:y="19.84cm">
          <draw:text-box>
            <text:p text:style-name="P1"><text:span text:style-name="T9">47</text:span></text:p>
          </draw:text-box>
        </draw:frame>
        <draw:frame draw:style-name="gr1" draw:text-style-name="P2" draw:layer="layout" svg:width="14.751cm" svg:height="0.475cm" svg:x="2.2cm" svg:y="20.736cm">
          <draw:text-box>
            <text:p text:style-name="P1"><text:span text:style-name="T6">124. </text:span><text:span text:style-name="T4"><text:s/>Iraq provided initial declarations of its holdings of prohibited weapons on </text:span></text:p>
          </draw:text-box>
        </draw:frame>
        <draw:frame draw:style-name="gr1" draw:text-style-name="P2" draw:layer="layout" svg:width="4.024cm" svg:height="0.475cm" svg:x="2.2cm" svg:y="21.3cm">
          <draw:text-box>
            <text:p text:style-name="P1"><text:span text:style-name="T4">18 and 28 April 1991.</text:span></text:p>
          </draw:text-box>
        </draw:frame>
        <draw:frame draw:style-name="gr6" draw:text-style-name="P7" draw:layer="layout" svg:width="0.273cm" svg:height="0.276cm" svg:x="6.201cm" svg:y="21.319cm">
          <draw:text-box>
            <text:p text:style-name="P1"><text:span text:style-name="T9">48</text:span></text:p>
          </draw:text-box>
        </draw:frame>
        <draw:frame draw:style-name="gr1" draw:text-style-name="P2" draw:layer="layout" svg:width="16.279cm" svg:height="0.475cm" svg:x="2.2cm" svg:y="22.215cm">
          <draw:text-box>
            <text:p text:style-name="P1"><text:span text:style-name="T6">125. </text:span><text:span text:style-name="T4"><text:s/>The Butler Review was told that the JIC pre-conflict estimate that Iraq’s stockpile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15.179cm" svg:height="0.475cm" svg:x="2.2cm" svg:y="22.779cm">
          <draw:text-box>
            <text:p text:style-name="P1"><text:span text:style-name="T4">of chemical agent was between 6,000 and10,000 tonnes was “derived from past </text:span></text:p>
          </draw:text-box>
        </draw:frame>
        <draw:frame draw:style-name="gr8" draw:text-style-name="P9" draw:layer="layout" svg:width="0.29cm" svg:height="0.23cm" svg:x="2.2cm" svg:y="24.256cm">
          <draw:text-box>
            <text:p text:style-name="P1"><text:span text:style-name="T10">46 </text:span></text:p>
          </draw:text-box>
        </draw:frame>
        <draw:frame draw:style-name="gr4" draw:text-style-name="P5" draw:layer="layout" svg:width="14.937cm" svg:height="0.395cm" svg:x="2.532cm" svg:y="24.241cm">
          <draw:text-box>
            <text:p text:style-name="P1"><text:span text:style-name="T11">UN Security Council, ‘Letter dated 25 January 1999 from the Executive Chairman of the Special </text:span></text:p>
          </draw:text-box>
        </draw:frame>
        <draw:frame draw:style-name="gr4" draw:text-style-name="P5" draw:layer="layout" svg:width="15.733cm" svg:height="0.395cm" svg:x="2.2cm" svg:y="24.664cm">
          <draw:text-box>
            <text:p text:style-name="P1"><text:span text:style-name="T11">Commission established by the Secretary-General pursuant to paragraph 9 (b) (i) of Security Council </text:span></text:p>
          </draw:text-box>
        </draw:frame>
        <draw:frame draw:style-name="gr4" draw:text-style-name="P5" draw:layer="layout" svg:width="15.39cm" svg:height="0.395cm" svg:x="2.2cm" svg:y="25.087cm">
          <draw:text-box>
            <text:p text:style-name="P1"><text:span text:style-name="T11">resolution 687 (1991) addressed to the President of the Security Council’ (S/1999/94), paragraph 3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0">47 </text:span></text:p>
          </draw:text-box>
        </draw:frame>
        <draw:frame draw:style-name="gr4" draw:text-style-name="P5" draw:layer="layout" svg:width="15.449cm" svg:height="0.395cm" svg:x="2.532cm" svg:y="25.511cm">
          <draw:text-box>
            <text:p text:style-name="P1"><text:span text:style-name="T11">UN Security Council, 11 April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5.934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27cm" svg:height="0.395cm" svg:x="2.2cm" svg:y="26.357cm">
          <draw:text-box>
            <text:p text:style-name="P1"><text:span text:style-name="T11">(S/1996/258)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0">48 </text:span></text:p>
          </draw:text-box>
        </draw:frame>
        <draw:frame draw:style-name="gr4" draw:text-style-name="P5" draw:layer="layout" svg:width="6.653cm" svg:height="0.395cm" svg:x="2.532cm" svg:y="26.781cm">
          <draw:text-box>
            <text:p text:style-name="P1"><text:span text:style-name="T11">UN Security Council resolution 707 (1991).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7</text:span></text:p>
          </draw:text-box>
        </draw:frame>
        <draw:frame draw:style-name="gr1" draw:text-style-name="P2" draw:layer="layout" svg:width="16.457cm" svg:height="0.475cm" svg:x="2.2cm" svg:y="2.525cm">
          <draw:text-box>
            <text:p text:style-name="P1"><text:span text:style-name="T4">intelligence about production at individual plants, pieced together to provide a figure for </text:span></text:p>
          </draw:text-box>
        </draw:frame>
        <draw:frame draw:style-name="gr1" draw:text-style-name="P2" draw:layer="layout" svg:width="16.021cm" svg:height="0.475cm" svg:x="2.2cm" svg:y="3.09cm">
          <draw:text-box>
            <text:p text:style-name="P1"><text:span text:style-name="T4">the combined capacity for Iraq’s production plants of 3,000-5,000 tonnes per annum”.</text:span></text:p>
          </draw:text-box>
        </draw:frame>
        <draw:frame draw:style-name="gr6" draw:text-style-name="P7" draw:layer="layout" svg:width="0.273cm" svg:height="0.276cm" svg:x="18.148cm" svg:y="3.108cm">
          <draw:text-box>
            <text:p text:style-name="P1"><text:span text:style-name="T9">49</text:span></text:p>
          </draw:text-box>
        </draw:frame>
        <draw:frame draw:style-name="gr1" draw:text-style-name="P2" draw:layer="layout" svg:width="0.422cm" svg:height="0.475cm" svg:x="18.422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69cm" svg:height="0.475cm" svg:x="2.2cm" svg:y="3.654cm">
          <draw:text-box>
            <text:p text:style-name="P1"><text:span text:style-name="T4">The estimate was based on two years’ production at full capacity since the end of </text:span></text:p>
          </draw:text-box>
        </draw:frame>
        <draw:frame draw:style-name="gr1" draw:text-style-name="P2" draw:layer="layout" svg:width="16.08cm" svg:height="0.475cm" svg:x="2.2cm" svg:y="4.218cm">
          <draw:text-box>
            <text:p text:style-name="P1"><text:span text:style-name="T4">the Iran-Iraq War, and the range reflected the inherent uncertainties in the calculation.</text:span></text:p>
          </draw:text-box>
        </draw:frame>
        <draw:frame draw:style-name="gr1" draw:text-style-name="P2" draw:layer="layout" svg:width="6.64cm" svg:height="0.475cm" svg:x="2.2cm" svg:y="5.133cm">
          <draw:text-box>
            <text:p text:style-name="P1"><text:span text:style-name="T6">126. </text:span><text:span text:style-name="T4"><text:s/>The Butler Report stated that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36cm" svg:height="0.475cm" svg:x="3.7cm" svg:y="6.047cm">
          <draw:text-box>
            <text:p text:style-name="P1"><text:span text:style-name="T4">the consequence of the methodology adopted was “to leave the intelligence </text:span></text:p>
          </draw:text-box>
        </draw:frame>
        <draw:frame draw:style-name="gr1" draw:text-style-name="P2" draw:layer="layout" svg:width="14.429cm" svg:height="0.475cm" svg:x="3.7cm" svg:y="6.612cm">
          <draw:text-box>
            <text:p text:style-name="P1"><text:span text:style-name="T4">community with an estimate for the size of the Iraqi chemical agent stockpile </text:span></text:p>
          </draw:text-box>
        </draw:frame>
        <draw:frame draw:style-name="gr1" draw:text-style-name="P2" draw:layer="layout" svg:width="11.86cm" svg:height="0.475cm" svg:x="3.7cm" svg:y="7.176cm">
          <draw:text-box>
            <text:p text:style-name="P1"><text:span text:style-name="T4">which was over-cautious, and at its upper end worst case”; and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13cm" svg:height="0.475cm" svg:x="3.7cm" svg:y="7.841cm">
          <draw:text-box>
            <text:p text:style-name="P1"><text:span text:style-name="T4">the estimate was carried forward into subsequent Assessments but, after May </text:span></text:p>
          </draw:text-box>
        </draw:frame>
        <draw:frame draw:style-name="gr1" draw:text-style-name="P2" draw:layer="layout" svg:width="12.833cm" svg:height="0.475cm" svg:x="3.7cm" svg:y="8.405cm">
          <draw:text-box>
            <text:p text:style-name="P1"><text:span text:style-name="T4">1991, the Assessments did not make clear the basis of the estimate.</text:span></text:p>
          </draw:text-box>
        </draw:frame>
        <draw:frame draw:style-name="gr1" draw:text-style-name="P2" draw:layer="layout" svg:width="5.268cm" svg:height="0.475cm" svg:x="2.2cm" svg:y="9.32cm">
          <draw:text-box>
            <text:p text:style-name="P1"><text:span text:style-name="T6">127. </text:span><text:span text:style-name="T4"><text:s/>The Report continued:</text:span></text:p>
          </draw:text-box>
        </draw:frame>
        <draw:frame draw:style-name="gr1" draw:text-style-name="P2" draw:layer="layout" svg:width="15.517cm" svg:height="0.475cm" svg:x="2.95cm" svg:y="10.234cm">
          <draw:text-box>
            <text:p text:style-name="P1"><text:span text:style-name="T4">“</text:span><text:span text:style-name="T4">There will inevitably have been a risk that that estimate, shorn of its assumptions, </text:span></text:p>
          </draw:text-box>
        </draw:frame>
        <draw:frame draw:style-name="gr1" draw:text-style-name="P2" draw:layer="layout" svg:width="15.801cm" svg:height="0.475cm" svg:x="2.95cm" svg:y="10.798cm">
          <draw:text-box>
            <text:p text:style-name="P1"><text:span text:style-name="T4">may have become the ‘prevailing wisdom’, with subsequent Iraqi declarations being </text:span></text:p>
          </draw:text-box>
        </draw:frame>
        <draw:frame draw:style-name="gr1" draw:text-style-name="P2" draw:layer="layout" svg:width="15.797cm" svg:height="0.475cm" svg:x="2.95cm" svg:y="11.363cm">
          <draw:text-box>
            <text:p text:style-name="P1"><text:span text:style-name="T4">tested against it for truthfulness, especially in circumstances where intelligence was </text:span></text:p>
          </draw:text-box>
        </draw:frame>
        <draw:frame draw:style-name="gr1" draw:text-style-name="P2" draw:layer="layout" svg:width="14.971cm" svg:height="0.475cm" svg:x="2.95cm" svg:y="11.927cm">
          <draw:text-box>
            <text:p text:style-name="P1"><text:span text:style-name="T4">sparse. If so, that process would have tended to lead to deductions by analysts </text:span></text:p>
          </draw:text-box>
        </draw:frame>
        <draw:frame draw:style-name="gr1" draw:text-style-name="P2" draw:layer="layout" svg:width="14.823cm" svg:height="0.475cm" svg:x="2.95cm" svg:y="12.492cm">
          <draw:text-box>
            <text:p text:style-name="P1"><text:span text:style-name="T4">and policy-makers that there were shortfalls in Iraqi declarations. Furthermore, </text:span></text:p>
          </draw:text-box>
        </draw:frame>
        <draw:frame draw:style-name="gr1" draw:text-style-name="P2" draw:layer="layout" svg:width="15.047cm" svg:height="0.475cm" svg:x="2.95cm" svg:y="13.056cm">
          <draw:text-box>
            <text:p text:style-name="P1"><text:span text:style-name="T4">suspicions here will have been exacerbated by Iraqi prevarication, concealment </text:span></text:p>
          </draw:text-box>
        </draw:frame>
        <draw:frame draw:style-name="gr1" draw:text-style-name="P2" draw:layer="layout" svg:width="15.695cm" svg:height="0.475cm" svg:x="2.95cm" svg:y="13.621cm">
          <draw:text-box>
            <text:p text:style-name="P1"><text:span text:style-name="T4">and deception in the early- and mid-1990s, reinforcing any suspicions that Iraq had </text:span></text:p>
          </draw:text-box>
        </draw:frame>
        <draw:frame draw:style-name="gr1" draw:text-style-name="P2" draw:layer="layout" svg:width="5.01cm" svg:height="0.475cm" svg:x="2.95cm" svg:y="14.185cm">
          <draw:text-box>
            <text:p text:style-name="P1"><text:span text:style-name="T4">substantial stocks to hide.”</text:span></text:p>
          </draw:text-box>
        </draw:frame>
        <draw:frame draw:style-name="gr1" draw:text-style-name="P2" draw:layer="layout" svg:width="16.241cm" svg:height="0.475cm" svg:x="2.2cm" svg:y="15.1cm">
          <draw:text-box>
            <text:p text:style-name="P1"><text:span text:style-name="T6">128. </text:span><text:span text:style-name="T4"><text:s/>Iraq “consistently and emphatically denied that it had undertaken any proscribed </text:span></text:p>
          </draw:text-box>
        </draw:frame>
        <draw:frame draw:style-name="gr1" draw:text-style-name="P2" draw:layer="layout" svg:width="6.394cm" svg:height="0.475cm" svg:x="2.2cm" svg:y="15.664cm">
          <draw:text-box>
            <text:p text:style-name="P1"><text:span text:style-name="T4">biological warfare related activity”.</text:span></text:p>
          </draw:text-box>
        </draw:frame>
        <draw:frame draw:style-name="gr6" draw:text-style-name="P7" draw:layer="layout" svg:width="0.273cm" svg:height="0.276cm" svg:x="8.576cm" svg:y="15.683cm">
          <draw:text-box>
            <text:p text:style-name="P1"><text:span text:style-name="T9">50</text:span></text:p>
          </draw:text-box>
        </draw:frame>
        <draw:frame draw:style-name="gr1" draw:text-style-name="P2" draw:layer="layout" svg:width="16.402cm" svg:height="0.475cm" svg:x="2.2cm" svg:y="16.578cm">
          <draw:text-box>
            <text:p text:style-name="P1"><text:span text:style-name="T6">129. </text:span><text:span text:style-name="T4"><text:s/>In May 1991, the JIC stated that, while it could not “be precise”, it was “confident” </text:span></text:p>
          </draw:text-box>
        </draw:frame>
        <draw:frame draw:style-name="gr1" draw:text-style-name="P2" draw:layer="layout" svg:width="12.753cm" svg:height="0.475cm" svg:x="2.2cm" svg:y="17.143cm">
          <draw:text-box>
            <text:p text:style-name="P1"><text:span text:style-name="T4">that Iraq had “substantially under-reported the numbers of missiles”.</text:span></text:p>
          </draw:text-box>
        </draw:frame>
        <draw:frame draw:style-name="gr6" draw:text-style-name="P7" draw:layer="layout" svg:width="0.273cm" svg:height="0.276cm" svg:x="14.906cm" svg:y="17.162cm">
          <draw:text-box>
            <text:p text:style-name="P1"><text:span text:style-name="T9">51</text:span></text:p>
          </draw:text-box>
        </draw:frame>
        <draw:frame draw:style-name="gr1" draw:text-style-name="P2" draw:layer="layout" svg:width="16.063cm" svg:height="0.475cm" svg:x="2.2cm" svg:y="18.057cm">
          <draw:text-box>
            <text:p text:style-name="P1"><text:span text:style-name="T6">130. </text:span><text:span text:style-name="T4"><text:s/>The UN Security Council adopted resolution 699 (1991) approving the plans for </text:span></text:p>
          </draw:text-box>
        </draw:frame>
        <draw:frame draw:style-name="gr1" draw:text-style-name="P2" draw:layer="layout" svg:width="9.43cm" svg:height="0.475cm" svg:x="2.2cm" svg:y="18.622cm">
          <draw:text-box>
            <text:p text:style-name="P1"><text:span text:style-name="T4">UNSCOM and IAEA inspections on 17 June 1991.</text:span></text:p>
          </draw:text-box>
        </draw:frame>
        <draw:frame draw:style-name="gr6" draw:text-style-name="P7" draw:layer="layout" svg:width="0.273cm" svg:height="0.276cm" svg:x="11.589cm" svg:y="18.641cm">
          <draw:text-box>
            <text:p text:style-name="P1"><text:span text:style-name="T9">52</text:span></text:p>
          </draw:text-box>
        </draw:frame>
        <draw:frame draw:style-name="gr1" draw:text-style-name="P2" draw:layer="layout" svg:width="14.607cm" svg:height="0.475cm" svg:x="2.2cm" svg:y="19.536cm">
          <draw:text-box>
            <text:p text:style-name="P1"><text:span text:style-name="T6">131. </text:span><text:span text:style-name="T4"><text:s/>In July, UNSCOM supervised the destruction of 48 operational missiles, </text:span></text:p>
          </draw:text-box>
        </draw:frame>
        <draw:frame draw:style-name="gr1" draw:text-style-name="P2" draw:layer="layout" svg:width="15.386cm" svg:height="0.475cm" svg:x="2.2cm" svg:y="20.101cm">
          <draw:text-box>
            <text:p text:style-name="P1"><text:span text:style-name="T4">14 conventional warheads, six operational mobile launchers and other equipment </text:span></text:p>
          </draw:text-box>
        </draw:frame>
        <draw:frame draw:style-name="gr1" draw:text-style-name="P2" draw:layer="layout" svg:width="2.457cm" svg:height="0.475cm" svg:x="2.2cm" svg:y="20.665cm">
          <draw:text-box>
            <text:p text:style-name="P1"><text:span text:style-name="T4">and material.</text:span></text:p>
          </draw:text-box>
        </draw:frame>
        <draw:line draw:style-name="gr7" draw:text-style-name="P8" draw:layer="layout" svg:x1="2.199cm" svg:y1="22.043cm" svg:x2="7.3cm" svg:y2="22.043cm">
          <text:p/>
        </draw:line>
        <draw:frame draw:style-name="gr6" draw:text-style-name="P7" draw:layer="layout" svg:width="0.273cm" svg:height="0.276cm" svg:x="4.647cm" svg:y="20.684cm">
          <draw:text-box>
            <text:p text:style-name="P1"><text:span text:style-name="T9">53</text:span></text:p>
          </draw:text-box>
        </draw:frame>
        <draw:frame draw:style-name="gr8" draw:text-style-name="P9" draw:layer="layout" svg:width="0.29cm" svg:height="0.23cm" svg:x="2.2cm" svg:y="22.563cm">
          <draw:text-box>
            <text:p text:style-name="P1"><text:span text:style-name="T10">49 </text:span></text:p>
          </draw:text-box>
        </draw:frame>
        <draw:frame draw:style-name="gr4" draw:text-style-name="P5" draw:layer="layout" svg:width="15.733cm" svg:height="0.395cm" svg:x="2.532cm" svg:y="22.547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2.971cm">
          <draw:text-box>
            <text:p text:style-name="P1"><text:span text:style-name="T11">page 46.</text:span></text:p>
          </draw:text-box>
        </draw:frame>
        <draw:frame draw:style-name="gr8" draw:text-style-name="P9" draw:layer="layout" svg:width="0.29cm" svg:height="0.23cm" svg:x="2.2cm" svg:y="23.41cm">
          <draw:text-box>
            <text:p text:style-name="P1"><text:span text:style-name="T10">50 </text:span></text:p>
          </draw:text-box>
        </draw:frame>
        <draw:frame draw:style-name="gr4" draw:text-style-name="P5" draw:layer="layout" svg:width="16.029cm" svg:height="0.395cm" svg:x="2.532cm" svg:y="23.394cm">
          <draw:text-box>
            <text:p text:style-name="P1"><text:span text:style-name="T11">UN Security Council, 11 October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3.81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225cm" svg:height="0.395cm" svg:x="2.2cm" svg:y="24.241cm">
          <draw:text-box>
            <text:p text:style-name="P1"><text:span text:style-name="T11">(S/1996/848). 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0">51 </text:span></text:p>
          </draw:text-box>
        </draw:frame>
        <draw:frame draw:style-name="gr4" draw:text-style-name="P5" draw:layer="layout" svg:width="15.733cm" svg:height="0.395cm" svg:x="2.532cm" svg:y="24.664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5.087cm">
          <draw:text-box>
            <text:p text:style-name="P1"><text:span text:style-name="T11">page 50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0">52 </text:span></text:p>
          </draw:text-box>
        </draw:frame>
        <draw:frame draw:style-name="gr4" draw:text-style-name="P5" draw:layer="layout" svg:width="6.653cm" svg:height="0.395cm" svg:x="2.532cm" svg:y="25.511cm">
          <draw:text-box>
            <text:p text:style-name="P1"><text:span text:style-name="T11">UN Security Council resolution 699 (1991)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0">53 </text:span></text:p>
          </draw:text-box>
        </draw:frame>
        <draw:frame draw:style-name="gr4" draw:text-style-name="P5" draw:layer="layout" svg:width="16.029cm" svg:height="0.395cm" svg:x="2.532cm" svg:y="25.934cm">
          <draw:text-box>
            <text:p text:style-name="P1"><text:span text:style-name="T11">UN Security Council, 11 October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6.35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225cm" svg:height="0.395cm" svg:x="2.2cm" svg:y="26.781cm">
          <draw:text-box>
            <text:p text:style-name="P1"><text:span text:style-name="T11">(S/1996/848).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8</text:span></text:p>
          </draw:text-box>
        </draw:frame>
        <draw:frame draw:style-name="gr5" draw:text-style-name="P6" draw:layer="layout" svg:width="10.145cm" svg:height="0.556cm" svg:x="2.2cm" svg:y="2.513cm">
          <draw:text-box>
            <text:p text:style-name="P1"><text:span text:style-name="T8">The discovery of Iraq’s nuclear programme</text:span></text:p>
          </draw:text-box>
        </draw:frame>
        <draw:frame draw:style-name="gr1" draw:text-style-name="P2" draw:layer="layout" svg:width="13.972cm" svg:height="0.475cm" svg:x="2.2cm" svg:y="3.341cm">
          <draw:text-box>
            <text:p text:style-name="P1"><text:span text:style-name="T6">132. </text:span><text:span text:style-name="T4"><text:s/>Following IAEA inspections in May and June 1991, and a meeting in </text:span></text:p>
          </draw:text-box>
        </draw:frame>
        <draw:frame draw:style-name="gr1" draw:text-style-name="P2" draw:layer="layout" svg:width="14.429cm" svg:height="0.475cm" svg:x="2.2cm" svg:y="3.905cm">
          <draw:text-box>
            <text:p text:style-name="P1"><text:span text:style-name="T4">Baghdad, Mr Ahmed Hussein, Iraq’s Minister for Foreign Affairs, wrote to the </text:span></text:p>
          </draw:text-box>
        </draw:frame>
        <draw:frame draw:style-name="gr1" draw:text-style-name="P2" draw:layer="layout" svg:width="14.747cm" svg:height="0.475cm" svg:x="2.2cm" svg:y="4.47cm">
          <draw:text-box>
            <text:p text:style-name="P1"><text:span text:style-name="T4">UN Secretary-General on 7 July stating that Iraq had “decided that it would be </text:span></text:p>
          </draw:text-box>
        </draw:frame>
        <draw:frame draw:style-name="gr1" draw:text-style-name="P2" draw:layer="layout" svg:width="12.804cm" svg:height="0.475cm" svg:x="2.2cm" svg:y="5.034cm">
          <draw:text-box>
            <text:p text:style-name="P1"><text:span text:style-name="T4">appropriate to give an account” of its “peaceful nuclear programme”.</text:span></text:p>
          </draw:text-box>
        </draw:frame>
        <draw:frame draw:style-name="gr6" draw:text-style-name="P7" draw:layer="layout" svg:width="0.273cm" svg:height="0.276cm" svg:x="14.954cm" svg:y="5.053cm">
          <draw:text-box>
            <text:p text:style-name="P1"><text:span text:style-name="T9">54</text:span></text:p>
          </draw:text-box>
        </draw:frame>
        <draw:frame draw:style-name="gr1" draw:text-style-name="P2" draw:layer="layout" svg:width="15.085cm" svg:height="0.475cm" svg:x="2.2cm" svg:y="5.949cm">
          <draw:text-box>
            <text:p text:style-name="P1"><text:span text:style-name="T6">133. </text:span><text:span text:style-name="T4"><text:s/>In an “overview” attached to the letter, Iraq stated that the programme had </text:span></text:p>
          </draw:text-box>
        </draw:frame>
        <draw:frame draw:style-name="gr1" draw:text-style-name="P2" draw:layer="layout" svg:width="15.949cm" svg:height="0.475cm" svg:x="2.2cm" svg:y="6.513cm">
          <draw:text-box>
            <text:p text:style-name="P1"><text:span text:style-name="T4">begun in 1956, after the US had announced that it was launching a peaceful nuclear </text:span></text:p>
          </draw:text-box>
        </draw:frame>
        <draw:frame draw:style-name="gr1" draw:text-style-name="P2" draw:layer="layout" svg:width="10.92cm" svg:height="0.475cm" svg:x="2.2cm" svg:y="7.078cm">
          <draw:text-box>
            <text:p text:style-name="P1"><text:span text:style-name="T4">programme, and it had been implemented in three stages:</text:span></text:p>
          </draw:text-box>
        </draw:frame>
        <draw:frame draw:style-name="gr2" draw:text-style-name="P3" draw:layer="layout" svg:width="0.634cm" svg:height="0.712cm" svg:x="2.95cm" svg:y="7.836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69cm" svg:height="0.475cm" svg:x="3.7cm" svg:y="7.992cm">
          <draw:text-box>
            <text:p text:style-name="P1"><text:span text:style-name="T4">Collaboration with some Western countries and then the Soviet Union with </text:span></text:p>
          </draw:text-box>
        </draw:frame>
        <draw:frame draw:style-name="gr1" draw:text-style-name="P2" draw:layer="layout" svg:width="14.036cm" svg:height="0.475cm" svg:x="3.7cm" svg:y="8.556cm">
          <draw:text-box>
            <text:p text:style-name="P1"><text:span text:style-name="T4">the objective of building a “research reactor and laboratories for producing </text:span></text:p>
          </draw:text-box>
        </draw:frame>
        <draw:frame draw:style-name="gr1" draw:text-style-name="P2" draw:layer="layout" svg:width="11.216cm" svg:height="0.475cm" svg:x="3.7cm" svg:y="9.121cm">
          <draw:text-box>
            <text:p text:style-name="P1"><text:span text:style-name="T4">radioactive isotopes for medical and industrial applications”.</text:span></text:p>
          </draw:text-box>
        </draw:frame>
        <draw:frame draw:style-name="gr2" draw:text-style-name="P3" draw:layer="layout" svg:width="0.634cm" svg:height="0.712cm" svg:x="2.95cm" svg:y="9.62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43cm" svg:height="0.475cm" svg:x="3.7cm" svg:y="9.785cm">
          <draw:text-box>
            <text:p text:style-name="P1"><text:span text:style-name="T4">Accession to the Non-Proliferation Treaty and related system of safeguards </text:span></text:p>
          </draw:text-box>
        </draw:frame>
        <draw:frame draw:style-name="gr1" draw:text-style-name="P2" draw:layer="layout" svg:width="15.119cm" svg:height="0.475cm" svg:x="3.7cm" svg:y="10.35cm">
          <draw:text-box>
            <text:p text:style-name="P1"><text:span text:style-name="T4">followed by “agreements with France, Italy and other countries” in relation to the </text:span></text:p>
          </draw:text-box>
        </draw:frame>
        <draw:frame draw:style-name="gr1" draw:text-style-name="P2" draw:layer="layout" svg:width="7.868cm" svg:height="0.475cm" svg:x="3.7cm" svg:y="10.914cm">
          <draw:text-box>
            <text:p text:style-name="P1"><text:span text:style-name="T4">nuclear fuel cycle allowed Iraq to achieve:</text:span></text:p>
          </draw:text-box>
        </draw:frame>
        <draw:frame draw:style-name="gr10" draw:text-style-name="P11" draw:layer="layout" svg:width="0.317cm" svg:height="0.374cm" svg:x="4.203cm" svg:y="11.632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3.92cm" svg:y="11.632cm">
          <draw:text-box>
            <text:p text:style-name="P1"><text:span text:style-name="T14">{</text:span></text:p>
          </draw:text-box>
        </draw:frame>
        <draw:frame draw:style-name="gr1" draw:text-style-name="P2" draw:layer="layout" svg:width="13.841cm" svg:height="0.475cm" svg:x="4.55cm" svg:y="11.579cm">
          <draw:text-box>
            <text:p text:style-name="P1"><text:span text:style-name="T4">experimental laboratories producing nuclear fuel for nuclear power plants;</text:span></text:p>
          </draw:text-box>
        </draw:frame>
        <draw:frame draw:style-name="gr10" draw:text-style-name="P11" draw:layer="layout" svg:width="0.317cm" svg:height="0.374cm" svg:x="4.203cm" svg:y="12.296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3.92cm" svg:y="12.296cm">
          <draw:text-box>
            <text:p text:style-name="P1"><text:span text:style-name="T14">{</text:span></text:p>
          </draw:text-box>
        </draw:frame>
        <draw:frame draw:style-name="gr1" draw:text-style-name="P2" draw:layer="layout" svg:width="10.369cm" svg:height="0.475cm" svg:x="4.55cm" svg:y="12.243cm">
          <draw:text-box>
            <text:p text:style-name="P1"><text:span text:style-name="T4">research laboratories for processing spent nuclear fuel;</text:span></text:p>
          </draw:text-box>
        </draw:frame>
        <draw:frame draw:style-name="gr10" draw:text-style-name="P11" draw:layer="layout" svg:width="0.317cm" svg:height="0.374cm" svg:x="4.203cm" svg:y="12.961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3.92cm" svg:y="12.961cm">
          <draw:text-box>
            <text:p text:style-name="P1"><text:span text:style-name="T14">{</text:span></text:p>
          </draw:text-box>
        </draw:frame>
        <draw:frame draw:style-name="gr1" draw:text-style-name="P2" draw:layer="layout" svg:width="6.826cm" svg:height="0.475cm" svg:x="4.55cm" svg:y="12.908cm">
          <draw:text-box>
            <text:p text:style-name="P1"><text:span text:style-name="T4">the nuclear power plant programme;</text:span></text:p>
          </draw:text-box>
        </draw:frame>
        <draw:frame draw:style-name="gr10" draw:text-style-name="P11" draw:layer="layout" svg:width="0.317cm" svg:height="0.374cm" svg:x="4.203cm" svg:y="13.625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3.92cm" svg:y="13.625cm">
          <draw:text-box>
            <text:p text:style-name="P1"><text:span text:style-name="T14">{</text:span></text:p>
          </draw:text-box>
        </draw:frame>
        <draw:frame draw:style-name="gr1" draw:text-style-name="P2" draw:layer="layout" svg:width="8.46cm" svg:height="0.475cm" svg:x="4.55cm" svg:y="13.572cm">
          <draw:text-box>
            <text:p text:style-name="P1"><text:span text:style-name="T4">uranium extraction from phosphate ores; and</text:span></text:p>
          </draw:text-box>
        </draw:frame>
        <draw:frame draw:style-name="gr10" draw:text-style-name="P11" draw:layer="layout" svg:width="0.317cm" svg:height="0.374cm" svg:x="4.203cm" svg:y="14.29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3.92cm" svg:y="14.29cm">
          <draw:text-box>
            <text:p text:style-name="P1"><text:span text:style-name="T14">{</text:span></text:p>
          </draw:text-box>
        </draw:frame>
        <draw:frame draw:style-name="gr1" draw:text-style-name="P2" draw:layer="layout" svg:width="6.581cm" svg:height="0.475cm" svg:x="4.55cm" svg:y="14.236cm">
          <draw:text-box>
            <text:p text:style-name="P1"><text:span text:style-name="T4">the establishment of the Tammuz 1</text:span></text:p>
          </draw:text-box>
        </draw:frame>
        <draw:frame draw:style-name="gr6" draw:text-style-name="P7" draw:layer="layout" svg:width="0.273cm" svg:height="0.276cm" svg:x="11.107cm" svg:y="14.255cm">
          <draw:text-box>
            <text:p text:style-name="P1"><text:span text:style-name="T9">55</text:span></text:p>
          </draw:text-box>
        </draw:frame>
        <draw:frame draw:style-name="gr1" draw:text-style-name="P2" draw:layer="layout" svg:width="6.264cm" svg:height="0.475cm" svg:x="11.382cm" svg:y="14.236cm">
          <draw:text-box>
            <text:p text:style-name="P1"><text:span text:style-name="T4"><text:s/></text:span><text:span text:style-name="T4">reactor and related facilities and </text:span></text:p>
          </draw:text-box>
        </draw:frame>
        <draw:frame draw:style-name="gr1" draw:text-style-name="P2" draw:layer="layout" svg:width="10.454cm" svg:height="0.475cm" svg:x="4.55cm" svg:y="14.801cm">
          <draw:text-box>
            <text:p text:style-name="P1"><text:span text:style-name="T4">equipment, which Israel had destroyed on 7 June 1981.</text:span></text:p>
          </draw:text-box>
        </draw:frame>
        <draw:frame draw:style-name="gr2" draw:text-style-name="P3" draw:layer="layout" svg:width="0.634cm" svg:height="0.712cm" svg:x="2.95cm" svg:y="15.30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72cm" svg:height="0.475cm" svg:x="3.7cm" svg:y="15.465cm">
          <draw:text-box>
            <text:p text:style-name="P1"><text:span text:style-name="T4">As a result of the inability of international guarantees and bilateral agreements to </text:span></text:p>
          </draw:text-box>
        </draw:frame>
        <draw:frame draw:style-name="gr1" draw:text-style-name="P2" draw:layer="layout" svg:width="15.221cm" svg:height="0.475cm" svg:x="3.7cm" svg:y="16.03cm">
          <draw:text-box>
            <text:p text:style-name="P1"><text:span text:style-name="T4">protect facilities and personnel from aggression, it had been “necessary to adopt </text:span></text:p>
          </draw:text-box>
        </draw:frame>
        <draw:frame draw:style-name="gr1" draw:text-style-name="P2" draw:layer="layout" svg:width="15.094cm" svg:height="0.475cm" svg:x="3.7cm" svg:y="16.594cm">
          <draw:text-box>
            <text:p text:style-name="P1"><text:span text:style-name="T4">new formulas … to acquire the relevant nuclear know-how … of the nuclear fuel </text:span></text:p>
          </draw:text-box>
        </draw:frame>
        <draw:frame draw:style-name="gr1" draw:text-style-name="P2" draw:layer="layout" svg:width="12.423cm" svg:height="0.475cm" svg:x="3.7cm" svg:y="17.159cm">
          <draw:text-box>
            <text:p text:style-name="P1"><text:span text:style-name="T4">cycle, through self-reliance and the non-disclosure of information.”</text:span></text:p>
          </draw:text-box>
        </draw:frame>
        <draw:frame draw:style-name="gr1" draw:text-style-name="P2" draw:layer="layout" svg:width="8.921cm" svg:height="0.475cm" svg:x="2.2cm" svg:y="18.073cm">
          <draw:text-box>
            <text:p text:style-name="P1"><text:span text:style-name="T6">134. </text:span><text:span text:style-name="T4"><text:s/>Iraq admitted that in the third stage it had:</text:span></text:p>
          </draw:text-box>
        </draw:frame>
        <draw:frame draw:style-name="gr2" draw:text-style-name="P3" draw:layer="layout" svg:width="0.634cm" svg:height="0.712cm" svg:x="2.95cm" svg:y="18.83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7.44cm" svg:height="0.475cm" svg:x="3.7cm" svg:y="18.988cm">
          <draw:text-box>
            <text:p text:style-name="P1"><text:span text:style-name="T4">extracted uranium from carbonate ores;</text:span></text:p>
          </draw:text-box>
        </draw:frame>
        <draw:frame draw:style-name="gr2" draw:text-style-name="P3" draw:layer="layout" svg:width="0.634cm" svg:height="0.712cm" svg:x="2.95cm" svg:y="19.496cm">
          <draw:text-box>
            <text:p text:style-name="P1"><text:span text:style-name="T12">• </text:span></text:p>
          </draw:text-box>
        </draw:frame>
        <draw:frame draw:style-name="gr1" draw:text-style-name="P2" draw:layer="layout" svg:width="9.853cm" svg:height="0.475cm" svg:x="3.7cm" svg:y="19.652cm">
          <draw:text-box>
            <text:p text:style-name="P1"><text:span text:style-name="T4">purified and converted uranium-bearing compounds;</text:span></text:p>
          </draw:text-box>
        </draw:frame>
        <draw:frame draw:style-name="gr2" draw:text-style-name="P3" draw:layer="layout" svg:width="0.634cm" svg:height="0.712cm" svg:x="2.95cm" svg:y="20.16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1.601cm" svg:height="0.475cm" svg:x="3.7cm" svg:y="20.316cm">
          <draw:text-box>
            <text:p text:style-name="P1"><text:span text:style-name="T4">enriched uranium isotopes using the electromagnetic method;</text:span></text:p>
          </draw:text-box>
        </draw:frame>
        <draw:frame draw:style-name="gr2" draw:text-style-name="P3" draw:layer="layout" svg:width="0.634cm" svg:height="0.712cm" svg:x="2.95cm" svg:y="20.82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1.394cm" svg:height="0.475cm" svg:x="3.7cm" svg:y="20.981cm">
          <draw:text-box>
            <text:p text:style-name="P1"><text:span text:style-name="T4">enriched uranium isotopes using the centrifugal method; and</text:span></text:p>
          </draw:text-box>
        </draw:frame>
        <draw:frame draw:style-name="gr2" draw:text-style-name="P3" draw:layer="layout" svg:width="0.634cm" svg:height="0.712cm" svg:x="2.95cm" svg:y="21.48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7.559cm" svg:height="0.475cm" svg:x="3.7cm" svg:y="21.645cm">
          <draw:text-box>
            <text:p text:style-name="P1"><text:span text:style-name="T4">enriched isotopes by chemical methods.</text:span></text:p>
          </draw:text-box>
        </draw:frame>
        <draw:frame draw:style-name="gr1" draw:text-style-name="P2" draw:layer="layout" svg:width="15.839cm" svg:height="0.475cm" svg:x="2.2cm" svg:y="22.56cm">
          <draw:text-box>
            <text:p text:style-name="P1"><text:span text:style-name="T6">135. </text:span><text:span text:style-name="T4"><text:s/>Iraq stated that the US had bombed its declared nuclear facilities and reactors </text:span></text:p>
          </draw:text-box>
        </draw:frame>
        <draw:frame draw:style-name="gr1" draw:text-style-name="P2" draw:layer="layout" svg:width="15.974cm" svg:height="0.475cm" svg:x="2.2cm" svg:y="23.124cm">
          <draw:text-box>
            <text:p text:style-name="P1"><text:span text:style-name="T4">whilst they were in operation and that was “equivalent to a nuclear attack” which had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9.184cm" svg:height="0.475cm" svg:x="2.2cm" svg:y="23.689cm">
          <draw:text-box>
            <text:p text:style-name="P1"><text:span text:style-name="T4">endangered the population and the environment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0">54 </text:span></text:p>
          </draw:text-box>
        </draw:frame>
        <draw:frame draw:style-name="gr4" draw:text-style-name="P5" draw:layer="layout" svg:width="15.085cm" svg:height="0.395cm" svg:x="2.532cm" svg:y="25.934cm">
          <draw:text-box>
            <text:p text:style-name="P1"><text:span text:style-name="T11">Letter Minister for Foreign Affairs of Iraq to Secretary-General of the United Nations, 7 July 1991, </text:span></text:p>
          </draw:text-box>
        </draw:frame>
        <draw:frame draw:style-name="gr4" draw:text-style-name="P5" draw:layer="layout" svg:width="11.347cm" svg:height="0.395cm" svg:x="2.2cm" svg:y="26.357cm">
          <draw:text-box>
            <text:p text:style-name="P1"><text:span text:style-name="T11">[untitled], attaching ‘Overview of the Iraqi nuclear programme’ and tables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0">55 </text:span></text:p>
          </draw:text-box>
        </draw:frame>
        <draw:frame draw:style-name="gr4" draw:text-style-name="P5" draw:layer="layout" svg:width="7.254cm" svg:height="0.395cm" svg:x="2.528cm" svg:y="26.781cm">
          <draw:text-box>
            <text:p text:style-name="P1"><text:span text:style-name="T11">This reactor is frequently referred to as Osirak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9</text:span></text:p>
          </draw:text-box>
        </draw:frame>
        <draw:frame draw:style-name="gr1" draw:text-style-name="P2" draw:layer="layout" svg:width="15.72cm" svg:height="0.475cm" svg:x="2.2cm" svg:y="2.525cm">
          <draw:text-box>
            <text:p text:style-name="P1"><text:span text:style-name="T6">136. </text:span><text:span text:style-name="T4"><text:s/>Iraq also provided detailed tables of its equipment and activities, which stated </text:span></text:p>
          </draw:text-box>
        </draw:frame>
        <draw:frame draw:style-name="gr1" draw:text-style-name="P2" draw:layer="layout" svg:width="16.106cm" svg:height="0.475cm" svg:x="2.2cm" svg:y="3.09cm">
          <draw:text-box>
            <text:p text:style-name="P1"><text:span text:style-name="T4">that it had produced half a kilogram of uranium 235 enriched to 4 percent through the </text:span></text:p>
          </draw:text-box>
        </draw:frame>
        <draw:frame draw:style-name="gr1" draw:text-style-name="P2" draw:layer="layout" svg:width="16.237cm" svg:height="0.475cm" svg:x="2.2cm" svg:y="3.654cm">
          <draw:text-box>
            <text:p text:style-name="P1"><text:span text:style-name="T4">electromagnetic process and the production of an “unappreciable” quantity of uranium </text:span></text:p>
          </draw:text-box>
        </draw:frame>
        <draw:frame draw:style-name="gr1" draw:text-style-name="P2" draw:layer="layout" svg:width="16.017cm" svg:height="0.475cm" svg:x="2.2cm" svg:y="4.218cm">
          <draw:text-box>
            <text:p text:style-name="P1"><text:span text:style-name="T4">enriched through a centrifuge process, and identifying those that had been damaged </text:span></text:p>
          </draw:text-box>
        </draw:frame>
        <draw:frame draw:style-name="gr1" draw:text-style-name="P2" draw:layer="layout" svg:width="2.483cm" svg:height="0.475cm" svg:x="2.2cm" svg:y="4.783cm">
          <draw:text-box>
            <text:p text:style-name="P1"><text:span text:style-name="T4">or destroyed.</text:span></text:p>
          </draw:text-box>
        </draw:frame>
        <draw:frame draw:style-name="gr1" draw:text-style-name="P2" draw:layer="layout" svg:width="16.423cm" svg:height="0.475cm" svg:x="2.2cm" svg:y="5.697cm">
          <draw:text-box>
            <text:p text:style-name="P1"><text:span text:style-name="T6">137. </text:span><text:span text:style-name="T4"><text:s/>Mr Hussein stated that “careful examination” of the details provided would enable </text:span></text:p>
          </draw:text-box>
        </draw:frame>
        <draw:frame draw:style-name="gr1" draw:text-style-name="P2" draw:layer="layout" svg:width="16.563cm" svg:height="0.475cm" svg:x="2.2cm" svg:y="6.262cm">
          <draw:text-box>
            <text:p text:style-name="P1"><text:span text:style-name="T4">the UN Secretary-General to conclude that the programme did “not entail any departure </text:span></text:p>
          </draw:text-box>
        </draw:frame>
        <draw:frame draw:style-name="gr1" draw:text-style-name="P2" draw:layer="layout" svg:width="15.733cm" svg:height="0.475cm" svg:x="2.2cm" svg:y="6.826cm">
          <draw:text-box>
            <text:p text:style-name="P1"><text:span text:style-name="T4">from, or violation of” the NPT and the IAEA safeguards agreement, which had been </text:span></text:p>
          </draw:text-box>
        </draw:frame>
        <draw:frame draw:style-name="gr1" draw:text-style-name="P2" draw:layer="layout" svg:width="4.181cm" svg:height="0.475cm" svg:x="2.2cm" svg:y="7.391cm">
          <draw:text-box>
            <text:p text:style-name="P1"><text:span text:style-name="T4">“</text:span><text:span text:style-name="T4">constantly observed”.</text:span></text:p>
          </draw:text-box>
        </draw:frame>
        <draw:frame draw:style-name="gr1" draw:text-style-name="P2" draw:layer="layout" svg:width="16.19cm" svg:height="0.475cm" svg:x="2.2cm" svg:y="8.305cm">
          <draw:text-box>
            <text:p text:style-name="P1"><text:span text:style-name="T6">138. </text:span><text:span text:style-name="T4"><text:s/>Mr Hussein added that Iraq had been “induced to refrain from declaring some of </text:span></text:p>
          </draw:text-box>
        </draw:frame>
        <draw:frame draw:style-name="gr1" draw:text-style-name="P2" draw:layer="layout" svg:width="16.592cm" svg:height="0.475cm" svg:x="2.2cm" svg:y="8.87cm">
          <draw:text-box>
            <text:p text:style-name="P1"><text:span text:style-name="T4">the stages of the programme though this was not in any way inconsistent with either the </text:span></text:p>
          </draw:text-box>
        </draw:frame>
        <draw:frame draw:style-name="gr1" draw:text-style-name="P2" draw:layer="layout" svg:width="16.084cm" svg:height="0.475cm" svg:x="2.2cm" svg:y="9.434cm">
          <draw:text-box>
            <text:p text:style-name="P1"><text:span text:style-name="T4">Treaty or the agreement” because of a fear of “exaggeration, abuse and aggression”. </text:span></text:p>
          </draw:text-box>
        </draw:frame>
        <draw:frame draw:style-name="gr1" draw:text-style-name="P2" draw:layer="layout" svg:width="16.707cm" svg:height="0.475cm" svg:x="2.2cm" svg:y="9.998cm">
          <draw:text-box>
            <text:p text:style-name="P1"><text:span text:style-name="T4">Iraq therefore believed it was “best to abstain from overt reference to nuclear technology </text:span></text:p>
          </draw:text-box>
        </draw:frame>
        <draw:frame draw:style-name="gr1" draw:text-style-name="P2" draw:layer="layout" svg:width="16.77cm" svg:height="0.475cm" svg:x="2.2cm" svg:y="10.563cm">
          <draw:text-box>
            <text:p text:style-name="P1"><text:span text:style-name="T4">so that such reference might not be taken as a threat to the security of States or be used </text:span></text:p>
          </draw:text-box>
        </draw:frame>
        <draw:frame draw:style-name="gr1" draw:text-style-name="P2" draw:layer="layout" svg:width="12.588cm" svg:height="0.475cm" svg:x="2.2cm" svg:y="11.127cm">
          <draw:text-box>
            <text:p text:style-name="P1"><text:span text:style-name="T4">to hinder the propagation of the peaceful uses of such technology”.</text:span></text:p>
          </draw:text-box>
        </draw:frame>
        <draw:frame draw:style-name="gr1" draw:text-style-name="P2" draw:layer="layout" svg:width="15.894cm" svg:height="0.475cm" svg:x="2.2cm" svg:y="12.042cm">
          <draw:text-box>
            <text:p text:style-name="P1"><text:span text:style-name="T6">139. </text:span><text:span text:style-name="T4"><text:s/>The decision to provide details of the nuclear programme was the result of two </text:span></text:p>
          </draw:text-box>
        </draw:frame>
        <draw:frame draw:style-name="gr1" draw:text-style-name="P2" draw:layer="layout" svg:width="16.072cm" svg:height="0.475cm" svg:x="2.2cm" svg:y="12.606cm">
          <draw:text-box>
            <text:p text:style-name="P1"><text:span text:style-name="T4">factors. First, the “comprehensive destruction” of the programme, and second, “Iraq’s </text:span></text:p>
          </draw:text-box>
        </draw:frame>
        <draw:frame draw:style-name="gr1" draw:text-style-name="P2" draw:layer="layout" svg:width="15.352cm" svg:height="0.475cm" svg:x="2.2cm" svg:y="13.171cm">
          <draw:text-box>
            <text:p text:style-name="P1"><text:span text:style-name="T4">decision to destroy anything which might possibly be interpreted as incompatible” </text:span></text:p>
          </draw:text-box>
        </draw:frame>
        <draw:frame draw:style-name="gr1" draw:text-style-name="P2" draw:layer="layout" svg:width="15.61cm" svg:height="0.475cm" svg:x="2.2cm" svg:y="13.735cm">
          <draw:text-box>
            <text:p text:style-name="P1"><text:span text:style-name="T4">with resolution 687. The UN had “chosen to consider the destruction carried out by </text:span></text:p>
          </draw:text-box>
        </draw:frame>
        <draw:frame draw:style-name="gr1" draw:text-style-name="P2" draw:layer="layout" svg:width="15.83cm" svg:height="0.475cm" svg:x="2.2cm" svg:y="14.3cm">
          <draw:text-box>
            <text:p text:style-name="P1"><text:span text:style-name="T4">Iraq, without prior notification and without your participation, as inconsistent with the </text:span></text:p>
          </draw:text-box>
        </draw:frame>
        <draw:frame draw:style-name="gr1" draw:text-style-name="P2" draw:layer="layout" svg:width="10.323cm" svg:height="0.475cm" svg:x="2.2cm" svg:y="14.864cm">
          <draw:text-box>
            <text:p text:style-name="P1"><text:span text:style-name="T4">requirements for the implementation” of resolution 687.</text:span></text:p>
          </draw:text-box>
        </draw:frame>
        <draw:frame draw:style-name="gr1" draw:text-style-name="P2" draw:layer="layout" svg:width="15.508cm" svg:height="0.475cm" svg:x="2.2cm" svg:y="15.778cm">
          <draw:text-box>
            <text:p text:style-name="P1"><text:span text:style-name="T6">140. </text:span><text:span text:style-name="T4"><text:s/>Mr Hussein stated that he wished to reaffirm Iraq’s “fear of exaggeration and </text:span></text:p>
          </draw:text-box>
        </draw:frame>
        <draw:frame draw:style-name="gr1" draw:text-style-name="P2" draw:layer="layout" svg:width="15.758cm" svg:height="0.475cm" svg:x="2.2cm" svg:y="16.343cm">
          <draw:text-box>
            <text:p text:style-name="P1"><text:span text:style-name="T4">deliberate alarmism in various fields, particularly the nuclear field”. This had caused </text:span></text:p>
          </draw:text-box>
        </draw:frame>
        <draw:frame draw:style-name="gr1" draw:text-style-name="P2" draw:layer="layout" svg:width="5.361cm" svg:height="0.475cm" svg:x="2.2cm" svg:y="16.907cm">
          <draw:text-box>
            <text:p text:style-name="P1"><text:span text:style-name="T4">President George HW Bush:</text:span></text:p>
          </draw:text-box>
        </draw:frame>
        <draw:frame draw:style-name="gr1" draw:text-style-name="P2" draw:layer="layout" svg:width="15.501cm" svg:height="0.475cm" svg:x="2.95cm" svg:y="17.822cm">
          <draw:text-box>
            <text:p text:style-name="P1"><text:span text:style-name="T4">“… </text:span><text:span text:style-name="T4">to declare in November 1990 that Iraq would produce a nuclear weapon within </text:span></text:p>
          </draw:text-box>
        </draw:frame>
        <draw:frame draw:style-name="gr1" draw:text-style-name="P2" draw:layer="layout" svg:width="14.823cm" svg:height="0.475cm" svg:x="2.95cm" svg:y="18.386cm">
          <draw:text-box>
            <text:p text:style-name="P1"><text:span text:style-name="T4">two months and that he was accordingly obliged to expedite launching the war </text:span></text:p>
          </draw:text-box>
        </draw:frame>
        <draw:frame draw:style-name="gr1" draw:text-style-name="P2" draw:layer="layout" svg:width="14.603cm" svg:height="0.475cm" svg:x="2.95cm" svg:y="18.951cm">
          <draw:text-box>
            <text:p text:style-name="P1"><text:span text:style-name="T4">and destroying Iraq’s nuclear capabilities before Iraq could take advantage of </text:span></text:p>
          </draw:text-box>
        </draw:frame>
        <draw:frame draw:style-name="gr1" draw:text-style-name="P2" draw:layer="layout" svg:width="3.16cm" svg:height="0.475cm" svg:x="2.95cm" svg:y="19.515cm">
          <draw:text-box>
            <text:p text:style-name="P1"><text:span text:style-name="T4">that opportunity.”</text:span></text:p>
          </draw:text-box>
        </draw:frame>
        <draw:frame draw:style-name="gr1" draw:text-style-name="P2" draw:layer="layout" svg:width="4.485cm" svg:height="0.475cm" svg:x="2.2cm" svg:y="20.43cm">
          <draw:text-box>
            <text:p text:style-name="P1"><text:span text:style-name="T6">141. </text:span><text:span text:style-name="T4"><text:s/>Mr Hussein wrote:</text:span></text:p>
          </draw:text-box>
        </draw:frame>
        <draw:frame draw:style-name="gr1" draw:text-style-name="P2" draw:layer="layout" svg:width="14.684cm" svg:height="0.475cm" svg:x="2.95cm" svg:y="21.344cm">
          <draw:text-box>
            <text:p text:style-name="P1"><text:span text:style-name="T4">“… </text:span><text:span text:style-name="T4">this alone was sufficient reason for a decision to proceed with destruction.”</text:span></text:p>
          </draw:text-box>
        </draw:frame>
        <draw:frame draw:style-name="gr1" draw:text-style-name="P2" draw:layer="layout" svg:width="16.41cm" svg:height="0.475cm" svg:x="2.2cm" svg:y="22.258cm">
          <draw:text-box>
            <text:p text:style-name="P1"><text:span text:style-name="T6">142. </text:span><text:span text:style-name="T4"><text:s/>The second reason for Iraq’s actions was the decision to make Iraq pay the costs </text:span></text:p>
          </draw:text-box>
        </draw:frame>
        <draw:frame draw:style-name="gr1" draw:text-style-name="P2" draw:layer="layout" svg:width="16.051cm" svg:height="0.475cm" svg:x="2.2cm" svg:y="22.823cm">
          <draw:text-box>
            <text:p text:style-name="P1"><text:span text:style-name="T4">of implementing resolution 687. Iraq had “hastened its decision on destruction before </text:span></text:p>
          </draw:text-box>
        </draw:frame>
        <draw:frame draw:style-name="gr1" draw:text-style-name="P2" draw:layer="layout" svg:width="10.865cm" svg:height="0.475cm" svg:x="2.2cm" svg:y="23.387cm">
          <draw:text-box>
            <text:p text:style-name="P1"><text:span text:style-name="T4">receiving interminable lists of equipment to be destroyed”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0</text:span></text:p>
          </draw:text-box>
        </draw:frame>
        <draw:frame draw:style-name="gr1" draw:text-style-name="P2" draw:layer="layout" svg:width="16.266cm" svg:height="0.475cm" svg:x="2.2cm" svg:y="2.525cm">
          <draw:text-box>
            <text:p text:style-name="P1"><text:span text:style-name="T6">143. </text:span><text:span text:style-name="T4"><text:s/>In an exchange of correspondence with Dr Blix, which followed Iraq’s admission, </text:span></text:p>
          </draw:text-box>
        </draw:frame>
        <draw:frame draw:style-name="gr1" draw:text-style-name="P2" draw:layer="layout" svg:width="12.592cm" svg:height="0.475cm" svg:x="2.2cm" svg:y="3.09cm">
          <draw:text-box>
            <text:p text:style-name="P1"><text:span text:style-name="T4">the IAEA disputed Iraq’s view that it had not violated its obligations.</text:span></text:p>
          </draw:text-box>
        </draw:frame>
        <draw:frame draw:style-name="gr6" draw:text-style-name="P7" draw:layer="layout" svg:width="0.273cm" svg:height="0.276cm" svg:x="14.735cm" svg:y="3.108cm">
          <draw:text-box>
            <text:p text:style-name="P1"><text:span text:style-name="T9">56</text:span></text:p>
          </draw:text-box>
        </draw:frame>
        <draw:frame draw:style-name="gr1" draw:text-style-name="P2" draw:layer="layout" svg:width="8.562cm" svg:height="0.475cm" svg:x="2.2cm" svg:y="4.004cm">
          <draw:text-box>
            <text:p text:style-name="P1"><text:span text:style-name="T6">144. </text:span><text:span text:style-name="T4"><text:s/>Iraq continued to contest the IAEA view.</text:span></text:p>
          </draw:text-box>
        </draw:frame>
        <draw:frame draw:style-name="gr6" draw:text-style-name="P7" draw:layer="layout" svg:width="0.273cm" svg:height="0.276cm" svg:x="10.696cm" svg:y="4.023cm">
          <draw:text-box>
            <text:p text:style-name="P1"><text:span text:style-name="T9">57</text:span></text:p>
          </draw:text-box>
        </draw:frame>
        <draw:frame draw:style-name="gr1" draw:text-style-name="P2" draw:layer="layout" svg:width="2.585cm" svg:height="0.475cm" svg:x="10.97cm" svg:y="4.004cm">
          <draw:text-box>
            <text:p text:style-name="P1"><text:span text:style-name="T4"><text:s/></text:span><text:span text:style-name="T4">It stated that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777cm" svg:height="0.475cm" svg:x="3.7cm" svg:y="4.918cm">
          <draw:text-box>
            <text:p text:style-name="P1"><text:span text:style-name="T4">Research activities had not reached the stage which required notification.</text:span></text:p>
          </draw:text-box>
        </draw:frame>
        <draw:frame draw:style-name="gr2" draw:text-style-name="P3" draw:layer="layout" svg:width="0.634cm" svg:height="0.712cm" svg:x="2.95cm" svg:y="5.42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57cm" svg:height="0.475cm" svg:x="3.7cm" svg:y="5.583cm">
          <draw:text-box>
            <text:p text:style-name="P1"><text:span text:style-name="T4">The amount of enriched uranium produced was far less that the defined </text:span></text:p>
          </draw:text-box>
        </draw:frame>
        <draw:frame draw:style-name="gr1" draw:text-style-name="P2" draw:layer="layout" svg:width="8.219cm" svg:height="0.475cm" svg:x="3.7cm" svg:y="6.147cm">
          <draw:text-box>
            <text:p text:style-name="P1"><text:span text:style-name="T4">threshold for notification of 75 kilogrammes.</text:span></text:p>
          </draw:text-box>
        </draw:frame>
        <draw:frame draw:style-name="gr2" draw:text-style-name="P3" draw:layer="layout" svg:width="0.634cm" svg:height="0.712cm" svg:x="2.95cm" svg:y="6.65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79cm" svg:height="0.475cm" svg:x="3.7cm" svg:y="6.812cm">
          <draw:text-box>
            <text:p text:style-name="P1"><text:span text:style-name="T4">It had experimented on only a “single centrifuge prototype, and not a successive </text:span></text:p>
          </draw:text-box>
        </draw:frame>
        <draw:frame draw:style-name="gr1" draw:text-style-name="P2" draw:layer="layout" svg:width="1.276cm" svg:height="0.475cm" svg:x="3.7cm" svg:y="7.376cm">
          <draw:text-box>
            <text:p text:style-name="P1"><text:span text:style-name="T4">chain”.</text:span></text:p>
          </draw:text-box>
        </draw:frame>
        <draw:frame draw:style-name="gr2" draw:text-style-name="P3" draw:layer="layout" svg:width="0.634cm" svg:height="0.712cm" svg:x="2.95cm" svg:y="7.88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56cm" svg:height="0.475cm" svg:x="3.7cm" svg:y="8.041cm">
          <draw:text-box>
            <text:p text:style-name="P1"><text:span text:style-name="T4">The three enrichment methods were in the early stages of development and did </text:span></text:p>
          </draw:text-box>
        </draw:frame>
        <draw:frame draw:style-name="gr1" draw:text-style-name="P2" draw:layer="layout" svg:width="7.711cm" svg:height="0.475cm" svg:x="3.7cm" svg:y="8.605cm">
          <draw:text-box>
            <text:p text:style-name="P1"><text:span text:style-name="T4">not mean the existence of an installation.</text:span></text:p>
          </draw:text-box>
        </draw:frame>
        <draw:frame draw:style-name="gr2" draw:text-style-name="P3" draw:layer="layout" svg:width="0.634cm" svg:height="0.712cm" svg:x="2.95cm" svg:y="9.11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29cm" svg:height="0.475cm" svg:x="3.7cm" svg:y="9.27cm">
          <draw:text-box>
            <text:p text:style-name="P1"><text:span text:style-name="T4">Iraq was not required to report holdings of yellowcake and uranium dioxide </text:span></text:p>
          </draw:text-box>
        </draw:frame>
        <draw:frame draw:style-name="gr1" draw:text-style-name="P2" draw:layer="layout" svg:width="15.047cm" svg:height="0.475cm" svg:x="3.7cm" svg:y="9.834cm">
          <draw:text-box>
            <text:p text:style-name="P1"><text:span text:style-name="T4">which were being used for non-nuclear purposes, including reinforcing anti-tank </text:span></text:p>
          </draw:text-box>
        </draw:frame>
        <draw:frame draw:style-name="gr1" draw:text-style-name="P2" draw:layer="layout" svg:width="1.962cm" svg:height="0.475cm" svg:x="3.7cm" svg:y="10.398cm">
          <draw:text-box>
            <text:p text:style-name="P1"><text:span text:style-name="T4">warheads.</text:span></text:p>
          </draw:text-box>
        </draw:frame>
        <draw:frame draw:style-name="gr2" draw:text-style-name="P3" draw:layer="layout" svg:width="0.634cm" svg:height="0.712cm" svg:x="2.95cm" svg:y="10.90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45cm" svg:height="0.475cm" svg:x="3.7cm" svg:y="11.063cm">
          <draw:text-box>
            <text:p text:style-name="P1"><text:span text:style-name="T4">IAEA inspectors had had access to stores of such material alongside material </text:span></text:p>
          </draw:text-box>
        </draw:frame>
        <draw:frame draw:style-name="gr1" draw:text-style-name="P2" draw:layer="layout" svg:width="14.091cm" svg:height="0.475cm" svg:x="3.7cm" svg:y="11.627cm">
          <draw:text-box>
            <text:p text:style-name="P1"><text:span text:style-name="T4">they were verifying and had pointed out that yellowcake was not subject to </text:span></text:p>
          </draw:text-box>
        </draw:frame>
        <draw:frame draw:style-name="gr1" draw:text-style-name="P2" draw:layer="layout" svg:width="2.034cm" svg:height="0.475cm" svg:x="3.7cm" svg:y="12.192cm">
          <draw:text-box>
            <text:p text:style-name="P1"><text:span text:style-name="T4">inspection.</text:span></text:p>
          </draw:text-box>
        </draw:frame>
        <draw:frame draw:style-name="gr1" draw:text-style-name="P2" draw:layer="layout" svg:width="11.241cm" svg:height="0.475cm" svg:x="2.2cm" svg:y="13.106cm">
          <draw:text-box>
            <text:p text:style-name="P1"><text:span text:style-name="T6">145. </text:span><text:span text:style-name="T4"><text:s/>On 11 July, the JIC addressed Iraq’s nuclear activities.</text:span></text:p>
          </draw:text-box>
        </draw:frame>
        <draw:frame draw:style-name="gr6" draw:text-style-name="P7" draw:layer="layout" svg:width="0.273cm" svg:height="0.276cm" svg:x="13.377cm" svg:y="13.125cm">
          <draw:text-box>
            <text:p text:style-name="P1"><text:span text:style-name="T9">58</text:span></text:p>
          </draw:text-box>
        </draw:frame>
        <draw:frame draw:style-name="gr1" draw:text-style-name="P2" draw:layer="layout" svg:width="15.475cm" svg:height="0.475cm" svg:x="2.2cm" svg:y="14.021cm">
          <draw:text-box>
            <text:p text:style-name="P1"><text:span text:style-name="T6">146. </text:span><text:span text:style-name="T4"><text:s/>The JIC reported that, on the basis of post-war intelligence, it now knew that:</text:span></text:p>
          </draw:text-box>
        </draw:frame>
        <draw:frame draw:style-name="gr1" draw:text-style-name="P2" draw:layer="layout" svg:width="15.928cm" svg:height="0.475cm" svg:x="2.95cm" svg:y="14.935cm">
          <draw:text-box>
            <text:p text:style-name="P1"><text:span text:style-name="T4">“… </text:span><text:span text:style-name="T4">in the 1980s Iraq investigated four methods of uranium enrichment, including the </text:span></text:p>
          </draw:text-box>
        </draw:frame>
        <draw:frame draw:style-name="gr1" draw:text-style-name="P2" draw:layer="layout" svg:width="15.788cm" svg:height="0.475cm" svg:x="2.95cm" svg:y="15.5cm">
          <draw:text-box>
            <text:p text:style-name="P1"><text:span text:style-name="T4">use of centrifuges. But the route that had made most progress was electromagnetic </text:span></text:p>
          </draw:text-box>
        </draw:frame>
        <draw:frame draw:style-name="gr1" draw:text-style-name="P2" draw:layer="layout" svg:width="5.171cm" svg:height="0.475cm" svg:x="2.95cm" svg:y="16.064cm">
          <draw:text-box>
            <text:p text:style-name="P1"><text:span text:style-name="T4">isotope separation (EMIS).”</text:span></text:p>
          </draw:text-box>
        </draw:frame>
        <draw:frame draw:style-name="gr1" draw:text-style-name="P2" draw:layer="layout" svg:width="15.263cm" svg:height="0.475cm" svg:x="2.2cm" svg:y="16.978cm">
          <draw:text-box>
            <text:p text:style-name="P1"><text:span text:style-name="T6">147. </text:span><text:span text:style-name="T4"><text:s/>The JIC noted there was intelligence that “enough fissile material had been </text:span></text:p>
          </draw:text-box>
        </draw:frame>
        <draw:frame draw:style-name="gr1" draw:text-style-name="P2" draw:layer="layout" svg:width="14.776cm" svg:height="0.475cm" svg:x="2.2cm" svg:y="17.543cm">
          <draw:text-box>
            <text:p text:style-name="P1"><text:span text:style-name="T4">produced before the coalition air attacks to produce one nuclear device”; but it </text:span></text:p>
          </draw:text-box>
        </draw:frame>
        <draw:frame draw:style-name="gr1" draw:text-style-name="P2" draw:layer="layout" svg:width="16.449cm" svg:height="0.475cm" svg:x="2.2cm" svg:y="18.107cm">
          <draw:text-box>
            <text:p text:style-name="P1"><text:span text:style-name="T4">concluded that, whilst the intelligence was generally credible, it did not believe that Iraq </text:span></text:p>
          </draw:text-box>
        </draw:frame>
        <draw:frame draw:style-name="gr1" draw:text-style-name="P2" draw:layer="layout" svg:width="16.195cm" svg:height="0.475cm" svg:x="2.2cm" svg:y="18.672cm">
          <draw:text-box>
            <text:p text:style-name="P1"><text:span text:style-name="T4">could have obtained enough fissile material for a bomb through the route described in </text:span></text:p>
          </draw:text-box>
        </draw:frame>
        <draw:frame draw:style-name="gr1" draw:text-style-name="P2" draw:layer="layout" svg:width="5.975cm" svg:height="0.475cm" svg:x="2.2cm" svg:y="19.236cm">
          <draw:text-box>
            <text:p text:style-name="P1"><text:span text:style-name="T4">the intelligence. The JIC added:</text:span></text:p>
          </draw:text-box>
        </draw:frame>
        <draw:frame draw:style-name="gr1" draw:text-style-name="P2" draw:layer="layout" svg:width="15.615cm" svg:height="0.475cm" svg:x="2.95cm" svg:y="20.151cm">
          <draw:text-box>
            <text:p text:style-name="P1"><text:span text:style-name="T4">“</text:span><text:span text:style-name="T4">Nonetheless, given our lack of intelligence about the Iraqi nuclear programme, we </text:span></text:p>
          </draw:text-box>
        </draw:frame>
        <draw:frame draw:style-name="gr1" draw:text-style-name="P2" draw:layer="layout" svg:width="15.306cm" svg:height="0.475cm" svg:x="2.95cm" svg:y="20.715cm">
          <draw:text-box>
            <text:p text:style-name="P1"><text:span text:style-name="T4">cannot exclude the possibility that Iraq might have produced more fissile material </text:span></text:p>
          </draw:text-box>
        </draw:frame>
        <draw:line draw:style-name="gr7" draw:text-style-name="P8" draw:layer="layout" svg:x1="2.199cm" svg:y1="22.466cm" svg:x2="7.3cm" svg:y2="22.466cm">
          <text:p/>
        </draw:line>
        <draw:frame draw:style-name="gr1" draw:text-style-name="P2" draw:layer="layout" svg:width="6.521cm" svg:height="0.475cm" svg:x="2.95cm" svg:y="21.28cm">
          <draw:text-box>
            <text:p text:style-name="P1"><text:span text:style-name="T4">than we have previously believed.”</text:span></text:p>
          </draw:text-box>
        </draw:frame>
        <draw:frame draw:style-name="gr8" draw:text-style-name="P9" draw:layer="layout" svg:width="0.29cm" svg:height="0.23cm" svg:x="2.2cm" svg:y="22.986cm">
          <draw:text-box>
            <text:p text:style-name="P1"><text:span text:style-name="T10">56 </text:span></text:p>
          </draw:text-box>
        </draw:frame>
        <draw:frame draw:style-name="gr4" draw:text-style-name="P5" draw:layer="layout" svg:width="16.072cm" svg:height="0.395cm" svg:x="2.532cm" svg:y="22.971cm">
          <draw:text-box>
            <text:p text:style-name="P1"><text:span text:style-name="T11">International Atomic Energy Agency, 9 July 1991, ‘Letter dated 9 July 1991 from the Director General to </text:span></text:p>
          </draw:text-box>
        </draw:frame>
        <draw:frame draw:style-name="gr4" draw:text-style-name="P5" draw:layer="layout" svg:width="16.245cm" svg:height="0.395cm" svg:x="2.2cm" svg:y="23.394cm">
          <draw:text-box>
            <text:p text:style-name="P1"><text:span text:style-name="T11">the Minister for Foreign Affairs of Iraq’ (GOV/2530 Annex 2); International Atomic Energy Agency, 11 July </text:span></text:p>
          </draw:text-box>
        </draw:frame>
        <draw:frame draw:style-name="gr4" draw:text-style-name="P5" draw:layer="layout" svg:width="15.445cm" svg:height="0.395cm" svg:x="2.2cm" svg:y="23.817cm">
          <draw:text-box>
            <text:p text:style-name="P1"><text:span text:style-name="T11">1991, ‘Letter dated 11 July 1991 from the Director General to the Minister for Foreign Affairs of Iraq’ </text:span></text:p>
          </draw:text-box>
        </draw:frame>
        <draw:frame draw:style-name="gr4" draw:text-style-name="P5" draw:layer="layout" svg:width="3.355cm" svg:height="0.395cm" svg:x="2.2cm" svg:y="24.241cm">
          <draw:text-box>
            <text:p text:style-name="P1"><text:span text:style-name="T11">(GOV/2530 Annex 3).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0">57 </text:span></text:p>
          </draw:text-box>
        </draw:frame>
        <draw:frame draw:style-name="gr4" draw:text-style-name="P5" draw:layer="layout" svg:width="15.229cm" svg:height="0.395cm" svg:x="2.532cm" svg:y="24.664cm">
          <draw:text-box>
            <text:p text:style-name="P1"><text:span text:style-name="T11">International Atomic Energy Agency, 10 July 1991, ‘Letter dated 10 July 1991 from the Minister for </text:span></text:p>
          </draw:text-box>
        </draw:frame>
        <draw:frame draw:style-name="gr4" draw:text-style-name="P5" draw:layer="layout" svg:width="16.292cm" svg:height="0.395cm" svg:x="2.2cm" svg:y="25.087cm">
          <draw:text-box>
            <text:p text:style-name="P1"><text:span text:style-name="T11">Foreign Affairs of Iraq to the Director General’ (GOV/2530 Annex 4); International Atomic Energy Agency, </text:span></text:p>
          </draw:text-box>
        </draw:frame>
        <draw:frame draw:style-name="gr4" draw:text-style-name="P5" draw:layer="layout" svg:width="15.276cm" svg:height="0.395cm" svg:x="2.2cm" svg:y="25.511cm">
          <draw:text-box>
            <text:p text:style-name="P1"><text:span text:style-name="T11">12 July 1991, ‘Letter dated 12 July 1991 from the Minister for Foreign Affairs of Iraq to the Director </text:span></text:p>
          </draw:text-box>
        </draw:frame>
        <draw:frame draw:style-name="gr4" draw:text-style-name="P5" draw:layer="layout" svg:width="4.76cm" svg:height="0.395cm" svg:x="2.2cm" svg:y="25.934cm">
          <draw:text-box>
            <text:p text:style-name="P1"><text:span text:style-name="T11">General’ (GOV/2530 Annex 5)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0">58 </text:span></text:p>
          </draw:text-box>
        </draw:frame>
        <draw:frame draw:style-name="gr4" draw:text-style-name="P5" draw:layer="layout" svg:width="15.733cm" svg:height="0.395cm" svg:x="2.532cm" svg:y="26.357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6.781cm">
          <draw:text-box>
            <text:p text:style-name="P1"><text:span text:style-name="T11">page 44.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1</text:span></text:p>
          </draw:text-box>
        </draw:frame>
        <draw:frame draw:style-name="gr1" draw:text-style-name="P2" draw:layer="layout" svg:width="13.358cm" svg:height="0.475cm" svg:x="2.2cm" svg:y="2.525cm">
          <draw:text-box>
            <text:p text:style-name="P1"><text:span text:style-name="T6">148. </text:span><text:span text:style-name="T4"><text:s/>Resolution 707 (1991), adopted on 15 August, condemned Iraq’s:</text:span></text:p>
          </draw:text-box>
        </draw:frame>
        <draw:frame draw:style-name="gr1" draw:text-style-name="P2" draw:layer="layout" svg:width="15.759cm" svg:height="0.475cm" svg:x="2.95cm" svg:y="3.44cm">
          <draw:text-box>
            <text:p text:style-name="P1"><text:span text:style-name="T4">“… </text:span><text:span text:style-name="T4">serious violation of a number of its obligations under section C of resolution 687 </text:span></text:p>
          </draw:text-box>
        </draw:frame>
        <draw:frame draw:style-name="gr1" draw:text-style-name="P2" draw:layer="layout" svg:width="15.454cm" svg:height="0.475cm" svg:x="2.95cm" svg:y="4.004cm">
          <draw:text-box>
            <text:p text:style-name="P1"><text:span text:style-name="T4">(1991) and of its undertakings to co-operate with the Special Commission and the </text:span></text:p>
          </draw:text-box>
        </draw:frame>
        <draw:frame draw:style-name="gr1" draw:text-style-name="P2" draw:layer="layout" svg:width="15.238cm" svg:height="0.475cm" svg:x="2.95cm" svg:y="4.568cm">
          <draw:text-box>
            <text:p text:style-name="P1"><text:span text:style-name="T4">IAEA, which constitutes a material breach of the relevant provisions of resolution </text:span></text:p>
          </draw:text-box>
        </draw:frame>
        <draw:frame draw:style-name="gr1" draw:text-style-name="P2" draw:layer="layout" svg:width="14.941cm" svg:height="0.475cm" svg:x="2.95cm" svg:y="5.133cm">
          <draw:text-box>
            <text:p text:style-name="P1"><text:span text:style-name="T4">687 which established a cease-fire and provided the conditions essential to the </text:span></text:p>
          </draw:text-box>
        </draw:frame>
        <draw:frame draw:style-name="gr1" draw:text-style-name="P2" draw:layer="layout" svg:width="8.888cm" svg:height="0.475cm" svg:x="2.95cm" svg:y="5.697cm">
          <draw:text-box>
            <text:p text:style-name="P1"><text:span text:style-name="T4">restoration of peace and security in the region.”</text:span></text:p>
          </draw:text-box>
        </draw:frame>
        <draw:frame draw:style-name="gr6" draw:text-style-name="P7" draw:layer="layout" svg:width="0.273cm" svg:height="0.276cm" svg:x="11.798cm" svg:y="5.716cm">
          <draw:text-box>
            <text:p text:style-name="P1"><text:span text:style-name="T9">59</text:span></text:p>
          </draw:text-box>
        </draw:frame>
        <draw:frame draw:style-name="gr1" draw:text-style-name="P2" draw:layer="layout" svg:width="15.216cm" svg:height="0.475cm" svg:x="2.2cm" svg:y="6.612cm">
          <draw:text-box>
            <text:p text:style-name="P1"><text:span text:style-name="T6">149. </text:span><text:span text:style-name="T4"><text:s/>The resolution also condemned Iraq’s “non-compliance” with its obligations </text:span></text:p>
          </draw:text-box>
        </draw:frame>
        <draw:frame draw:style-name="gr1" draw:text-style-name="P2" draw:layer="layout" svg:width="15.479cm" svg:height="0.475cm" svg:x="2.2cm" svg:y="7.176cm">
          <draw:text-box>
            <text:p text:style-name="P1"><text:span text:style-name="T4">under its safeguards agreement with the IAEA, which constituted a “violation of its </text:span></text:p>
          </draw:text-box>
        </draw:frame>
        <draw:frame draw:style-name="gr1" draw:text-style-name="P2" draw:layer="layout" svg:width="6.864cm" svg:height="0.475cm" svg:x="2.2cm" svg:y="7.741cm">
          <draw:text-box>
            <text:p text:style-name="P1"><text:span text:style-name="T4">commitments” as a party to the NPT.</text:span></text:p>
          </draw:text-box>
        </draw:frame>
        <draw:frame draw:style-name="gr1" draw:text-style-name="P2" draw:layer="layout" svg:width="11.652cm" svg:height="0.475cm" svg:x="2.2cm" svg:y="8.655cm">
          <draw:text-box>
            <text:p text:style-name="P1"><text:span text:style-name="T6">150. </text:span><text:span text:style-name="T4"><text:s/>The demands in the resolution included that Iraq should:</text:span></text:p>
          </draw:text-box>
        </draw:frame>
        <draw:frame draw:style-name="gr2" draw:text-style-name="P3" draw:layer="layout" svg:width="0.634cm" svg:height="0.712cm" svg:x="2.95cm" svg:y="9.41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11cm" svg:height="0.475cm" svg:x="3.7cm" svg:y="9.57cm">
          <draw:text-box>
            <text:p text:style-name="P1"><text:span text:style-name="T4">“</text:span><text:span text:style-name="T4">provide full, final and complete disclosure … of all aspects” of its prohibited </text:span></text:p>
          </draw:text-box>
        </draw:frame>
        <draw:frame draw:style-name="gr1" draw:text-style-name="P2" draw:layer="layout" svg:width="14.006cm" svg:height="0.475cm" svg:x="3.7cm" svg:y="10.134cm">
          <draw:text-box>
            <text:p text:style-name="P1"><text:span text:style-name="T4">programmes and comply with its other obligations and co-operate with the </text:span></text:p>
          </draw:text-box>
        </draw:frame>
        <draw:frame draw:style-name="gr1" draw:text-style-name="P2" draw:layer="layout" svg:width="10.077cm" svg:height="0.475cm" svg:x="3.7cm" svg:y="10.698cm">
          <draw:text-box>
            <text:p text:style-name="P1"><text:span text:style-name="T4">Special Commission and IAEA “without further delay”;</text:span></text:p>
          </draw:text-box>
        </draw:frame>
        <draw:frame draw:style-name="gr2" draw:text-style-name="P3" draw:layer="layout" svg:width="0.634cm" svg:height="0.712cm" svg:x="2.95cm" svg:y="11.20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13cm" svg:height="0.475cm" svg:x="3.7cm" svg:y="11.363cm">
          <draw:text-box>
            <text:p text:style-name="P1"><text:span text:style-name="T4">allow UNSCOM, the IAEA and their inspection teams “immediate, unconditional </text:span></text:p>
          </draw:text-box>
        </draw:frame>
        <draw:frame draw:style-name="gr1" draw:text-style-name="P2" draw:layer="layout" svg:width="4.748cm" svg:height="0.475cm" svg:x="3.7cm" svg:y="11.927cm">
          <draw:text-box>
            <text:p text:style-name="P1"><text:span text:style-name="T4">and unrestricted access”;</text:span></text:p>
          </draw:text-box>
        </draw:frame>
        <draw:frame draw:style-name="gr2" draw:text-style-name="P3" draw:layer="layout" svg:width="0.634cm" svg:height="0.712cm" svg:x="2.95cm" svg:y="12.43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83cm" svg:height="0.475cm" svg:x="3.7cm" svg:y="12.592cm">
          <draw:text-box>
            <text:p text:style-name="P1"><text:span text:style-name="T4">“</text:span><text:span text:style-name="T4">cease immediately any attempt to conceal, or any movement or destruction </text:span></text:p>
          </draw:text-box>
        </draw:frame>
        <draw:frame draw:style-name="gr1" draw:text-style-name="P2" draw:layer="layout" svg:width="14.103cm" svg:height="0.475cm" svg:x="3.7cm" svg:y="13.156cm">
          <draw:text-box>
            <text:p text:style-name="P1"><text:span text:style-name="T4">of any material or equipment” without notification to and prior consent from </text:span></text:p>
          </draw:text-box>
        </draw:frame>
        <draw:frame draw:style-name="gr1" draw:text-style-name="P2" draw:layer="layout" svg:width="2.83cm" svg:height="0.475cm" svg:x="3.7cm" svg:y="13.721cm">
          <draw:text-box>
            <text:p text:style-name="P1"><text:span text:style-name="T4">UNSCOM; and</text:span></text:p>
          </draw:text-box>
        </draw:frame>
        <draw:frame draw:style-name="gr2" draw:text-style-name="P3" draw:layer="layout" svg:width="0.634cm" svg:height="0.712cm" svg:x="2.95cm" svg:y="14.22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7.059cm" svg:height="0.475cm" svg:x="3.7cm" svg:y="14.385cm">
          <draw:text-box>
            <text:p text:style-name="P1"><text:span text:style-name="T4">“</text:span><text:span text:style-name="T4">halt all nuclear activities of any kind”.</text:span></text:p>
          </draw:text-box>
        </draw:frame>
        <draw:frame draw:style-name="gr1" draw:text-style-name="P2" draw:layer="layout" svg:width="15.094cm" svg:height="0.475cm" svg:x="2.2cm" svg:y="15.3cm">
          <draw:text-box>
            <text:p text:style-name="P1"><text:span text:style-name="T6">151. </text:span><text:span text:style-name="T4"><text:s/>In his memoir, Dr Blix wrote that between May and September 1991, IAEA </text:span></text:p>
          </draw:text-box>
        </draw:frame>
        <draw:frame draw:style-name="gr1" draw:text-style-name="P2" draw:layer="layout" svg:width="15.924cm" svg:height="0.475cm" svg:x="2.2cm" svg:y="15.864cm">
          <draw:text-box>
            <text:p text:style-name="P1"><text:span text:style-name="T4">inspections teams had produced “spectacular” results and the documents recovered </text:span></text:p>
          </draw:text-box>
        </draw:frame>
        <draw:frame draw:style-name="gr1" draw:text-style-name="P2" draw:layer="layout" svg:width="14.277cm" svg:height="0.475cm" svg:x="2.2cm" svg:y="16.428cm">
          <draw:text-box>
            <text:p text:style-name="P1"><text:span text:style-name="T4">provided “crucial and convincing evidence” about Iraq’s nuclear programme.</text:span></text:p>
          </draw:text-box>
        </draw:frame>
        <draw:frame draw:style-name="gr6" draw:text-style-name="P7" draw:layer="layout" svg:width="0.273cm" svg:height="0.276cm" svg:x="16.429cm" svg:y="16.447cm">
          <draw:text-box>
            <text:p text:style-name="P1"><text:span text:style-name="T9">60</text:span></text:p>
          </draw:text-box>
        </draw:frame>
        <draw:frame draw:style-name="gr1" draw:text-style-name="P2" draw:layer="layout" svg:width="16.182cm" svg:height="0.475cm" svg:x="2.2cm" svg:y="17.343cm">
          <draw:text-box>
            <text:p text:style-name="P1"><text:span text:style-name="T6">152. </text:span><text:span text:style-name="T4"><text:s/>Dr Blix wrote that “the revelation that Iraq had secretly enriched uranium without </text:span></text:p>
          </draw:text-box>
        </draw:frame>
        <draw:frame draw:style-name="gr1" draw:text-style-name="P2" draw:layer="layout" svg:width="15.767cm" svg:height="0.475cm" svg:x="2.2cm" svg:y="17.907cm">
          <draw:text-box>
            <text:p text:style-name="P1"><text:span text:style-name="T4">being detected shook the world” and resulted in agreement that it was necessary to </text:span></text:p>
          </draw:text-box>
        </draw:frame>
        <draw:frame draw:style-name="gr1" draw:text-style-name="P2" draw:layer="layout" svg:width="7.588cm" svg:height="0.475cm" svg:x="2.2cm" svg:y="18.472cm">
          <draw:text-box>
            <text:p text:style-name="P1"><text:span text:style-name="T4">sharpen the IAEA system of safeguards.</text:span></text:p>
          </draw:text-box>
        </draw:frame>
        <draw:frame draw:style-name="gr1" draw:text-style-name="P2" draw:layer="layout" svg:width="15.716cm" svg:height="0.475cm" svg:x="2.2cm" svg:y="19.386cm">
          <draw:text-box>
            <text:p text:style-name="P1"><text:span text:style-name="T6">153. </text:span><text:span text:style-name="T4"><text:s/>In September 1991, an IAEA inspection team led by Dr David Kay discovered </text:span></text:p>
          </draw:text-box>
        </draw:frame>
        <draw:frame draw:style-name="gr1" draw:text-style-name="P2" draw:layer="layout" svg:width="12.042cm" svg:height="0.475cm" svg:x="2.2cm" svg:y="19.951cm">
          <draw:text-box>
            <text:p text:style-name="P1"><text:span text:style-name="T4">significant volumes of documents about Iraq’s nuclear weapons.</text:span></text:p>
          </draw:text-box>
        </draw:frame>
        <draw:frame draw:style-name="gr1" draw:text-style-name="P2" draw:layer="layout" svg:width="16.448cm" svg:height="0.475cm" svg:x="2.2cm" svg:y="20.865cm">
          <draw:text-box>
            <text:p text:style-name="P1"><text:span text:style-name="T6">154. </text:span><text:span text:style-name="T4"><text:s/>In his statement to the Inquiry, Mr Ekéus said that the identification of the building </text:span></text:p>
          </draw:text-box>
        </draw:frame>
        <draw:frame draw:style-name="gr1" draw:text-style-name="P2" draw:layer="layout" svg:width="16.203cm" svg:height="0.475cm" svg:x="2.2cm" svg:y="21.43cm">
          <draw:text-box>
            <text:p text:style-name="P1"><text:span text:style-name="T4">in central Baghdad containing documentation about Iraq’s nuclear programme was as </text:span></text:p>
          </draw:text-box>
        </draw:frame>
        <draw:frame draw:style-name="gr1" draw:text-style-name="P2" draw:layer="layout" svg:width="6.67cm" svg:height="0.475cm" svg:x="2.2cm" svg:y="21.994cm">
          <draw:text-box>
            <text:p text:style-name="P1"><text:span text:style-name="T4">a result of data provided by the US.</text:span></text:p>
          </draw:text-box>
        </draw:frame>
        <draw:frame draw:style-name="gr6" draw:text-style-name="P7" draw:layer="layout" svg:width="0.273cm" svg:height="0.276cm" svg:x="8.836cm" svg:y="22.013cm">
          <draw:text-box>
            <text:p text:style-name="P1"><text:span text:style-name="T9">61</text:span></text:p>
          </draw:text-box>
        </draw:frame>
        <draw:frame draw:style-name="gr1" draw:text-style-name="P2" draw:layer="layout" svg:width="16.279cm" svg:height="0.475cm" svg:x="2.2cm" svg:y="22.908cm">
          <draw:text-box>
            <text:p text:style-name="P1"><text:span text:style-name="T6">155. </text:span><text:span text:style-name="T4"><text:s/>The </text:span><text:span text:style-name="T7">Review of Intelligence on Weapons of Mass Destruction</text:span><text:span text:style-name="T4"> (The Butler Report) </text:span></text:p>
          </draw:text-box>
        </draw:frame>
        <draw:frame draw:style-name="gr1" draw:text-style-name="P2" draw:layer="layout" svg:width="15.534cm" svg:height="0.475cm" svg:x="2.2cm" svg:y="23.473cm">
          <draw:text-box>
            <text:p text:style-name="P1"><text:span text:style-name="T4">records that, in an Assessment in October 1991, the JIC noted that inspection had </text:span></text:p>
          </draw:text-box>
        </draw:frame>
        <draw:frame draw:style-name="gr1" draw:text-style-name="P2" draw:layer="layout" svg:width="14.882cm" svg:height="0.475cm" svg:x="2.2cm" svg:y="24.037cm">
          <draw:text-box>
            <text:p text:style-name="P1"><text:span text:style-name="T4">confirmed the existence of a comprehensive nuclear weapons programme and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2.059cm" svg:height="0.475cm" svg:x="2.2cm" svg:y="24.602cm">
          <draw:text-box>
            <text:p text:style-name="P1"><text:span text:style-name="T4">concluded: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0">59 </text:span></text:p>
          </draw:text-box>
        </draw:frame>
        <draw:frame draw:style-name="gr4" draw:text-style-name="P5" draw:layer="layout" svg:width="6.653cm" svg:height="0.395cm" svg:x="2.532cm" svg:y="25.934cm">
          <draw:text-box>
            <text:p text:style-name="P1"><text:span text:style-name="T11">UN Security Council resolution 707 (1991)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0">60 </text:span></text:p>
          </draw:text-box>
        </draw:frame>
        <draw:frame draw:style-name="gr4" draw:text-style-name="P5" draw:layer="layout" svg:width="6.488cm" svg:height="0.395cm" svg:x="2.532cm" svg:y="26.357cm">
          <draw:text-box>
            <text:p text:style-name="P1"><text:span text:style-name="T11">Blix H. </text:span><text:span text:style-name="T13">Disarming Iraq</text:span><text:span text:style-name="T11">. Bloomsbury, 2004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0">61 </text:span></text:p>
          </draw:text-box>
        </draw:frame>
        <draw:frame draw:style-name="gr4" draw:text-style-name="P5" draw:layer="layout" svg:width="6.242cm" svg:height="0.395cm" svg:x="2.532cm" svg:y="26.781cm">
          <draw:text-box>
            <text:p text:style-name="P1"><text:span text:style-name="T11">Statement Ekéus, 23 April 2011, page 3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2</text:span></text:p>
          </draw:text-box>
        </draw:frame>
        <draw:frame draw:style-name="gr1" draw:text-style-name="P2" draw:layer="layout" svg:width="15.065cm" svg:height="0.475cm" svg:x="2.95cm" svg:y="2.525cm">
          <draw:text-box>
            <text:p text:style-name="P1"><text:span text:style-name="T4">“</text:span><text:span text:style-name="T4">On the basis of the evidence so far of the programme’s progress before Desert </text:span></text:p>
          </draw:text-box>
        </draw:frame>
        <draw:frame draw:style-name="gr1" draw:text-style-name="P2" draw:layer="layout" svg:width="15.953cm" svg:height="0.475cm" svg:x="2.95cm" svg:y="3.09cm">
          <draw:text-box>
            <text:p text:style-name="P1"><text:span text:style-name="T4">Storm, Iraq could have made its first nuclear weapon by 1993, had its work not been </text:span></text:p>
          </draw:text-box>
        </draw:frame>
        <draw:frame draw:style-name="gr1" draw:text-style-name="P2" draw:layer="layout" svg:width="4.345cm" svg:height="0.475cm" svg:x="2.95cm" svg:y="3.654cm">
          <draw:text-box>
            <text:p text:style-name="P1"><text:span text:style-name="T4">interrupted by the war.”</text:span></text:p>
          </draw:text-box>
        </draw:frame>
        <draw:frame draw:style-name="gr6" draw:text-style-name="P7" draw:layer="layout" svg:width="0.273cm" svg:height="0.276cm" svg:x="7.28cm" svg:y="3.673cm">
          <draw:text-box>
            <text:p text:style-name="P1"><text:span text:style-name="T9">62</text:span></text:p>
          </draw:text-box>
        </draw:frame>
        <draw:frame draw:style-name="gr1" draw:text-style-name="P2" draw:layer="layout" svg:width="16.639cm" svg:height="0.475cm" svg:x="2.2cm" svg:y="4.568cm">
          <draw:text-box>
            <text:p text:style-name="P1"><text:span text:style-name="T6">156. </text:span><text:span text:style-name="T4"><text:s/>That was two years earlier than had been assessed before the 1990-1991 conflict. </text:span></text:p>
          </draw:text-box>
        </draw:frame>
        <draw:frame draw:style-name="gr1" draw:text-style-name="P2" draw:layer="layout" svg:width="16.372cm" svg:height="0.475cm" svg:x="2.2cm" svg:y="5.133cm">
          <draw:text-box>
            <text:p text:style-name="P1"><text:span text:style-name="T4">The unexpected discoveries had a significant impact on subsequent JIC Assessments, </text:span></text:p>
          </draw:text-box>
        </draw:frame>
        <draw:frame draw:style-name="gr1" draw:text-style-name="P2" draw:layer="layout" svg:width="13.718cm" svg:height="0.475cm" svg:x="2.2cm" svg:y="5.697cm">
          <draw:text-box>
            <text:p text:style-name="P1"><text:span text:style-name="T4">which tended to look at Iraq’s potential capability on a “worst case” basis.</text:span></text:p>
          </draw:text-box>
        </draw:frame>
        <draw:frame draw:style-name="gr1" draw:text-style-name="P2" draw:layer="layout" svg:width="15.856cm" svg:height="0.475cm" svg:x="2.2cm" svg:y="6.612cm">
          <draw:text-box>
            <text:p text:style-name="P1"><text:span text:style-name="T6">157. </text:span><text:span text:style-name="T4"><text:s/>By the end of 1992, the processes of transporting Iraq’s fissionable material to </text:span></text:p>
          </draw:text-box>
        </draw:frame>
        <draw:frame draw:style-name="gr1" draw:text-style-name="P2" draw:layer="layout" svg:width="16.355cm" svg:height="0.475cm" svg:x="2.2cm" svg:y="7.176cm">
          <draw:text-box>
            <text:p text:style-name="P1"><text:span text:style-name="T4">Russia and of the IAEA supervising the destruction of many large installations that had </text:span></text:p>
          </draw:text-box>
        </draw:frame>
        <draw:frame draw:style-name="gr1" draw:text-style-name="P2" draw:layer="layout" svg:width="11.868cm" svg:height="0.475cm" svg:x="2.2cm" svg:y="7.741cm">
          <draw:text-box>
            <text:p text:style-name="P1"><text:span text:style-name="T4">been used in Iraq’s weapons programme was mostly complete.</text:span></text:p>
          </draw:text-box>
        </draw:frame>
        <draw:frame draw:style-name="gr6" draw:text-style-name="P7" draw:layer="layout" svg:width="0.273cm" svg:height="0.276cm" svg:x="14.028cm" svg:y="7.759cm">
          <draw:text-box>
            <text:p text:style-name="P1"><text:span text:style-name="T9">63</text:span></text:p>
          </draw:text-box>
        </draw:frame>
        <draw:frame draw:style-name="gr5" draw:text-style-name="P6" draw:layer="layout" svg:width="7.355cm" svg:height="0.556cm" svg:x="2.2cm" svg:y="8.862cm">
          <draw:text-box>
            <text:p text:style-name="P1"><text:span text:style-name="T8">Concealment of WMD activities</text:span></text:p>
          </draw:text-box>
        </draw:frame>
        <draw:frame draw:style-name="gr1" draw:text-style-name="P2" draw:layer="layout" svg:width="16.596cm" svg:height="0.475cm" svg:x="2.2cm" svg:y="9.69cm">
          <draw:text-box>
            <text:p text:style-name="P1"><text:span text:style-name="T6">158. </text:span><text:span text:style-name="T4"><text:s/>Iraq’s actions to conceal the scale and details of its activity, including the unilateral </text:span></text:p>
          </draw:text-box>
        </draw:frame>
        <draw:frame draw:style-name="gr1" draw:text-style-name="P2" draw:layer="layout" svg:width="16.69cm" svg:height="0.475cm" svg:x="2.2cm" svg:y="10.255cm">
          <draw:text-box>
            <text:p text:style-name="P1"><text:span text:style-name="T4">destruction of prohibited weapons and material, created major problems for UNSCOM in </text:span></text:p>
          </draw:text-box>
        </draw:frame>
        <draw:frame draw:style-name="gr1" draw:text-style-name="P2" draw:layer="layout" svg:width="4.654cm" svg:height="0.475cm" svg:x="2.2cm" svg:y="10.819cm">
          <draw:text-box>
            <text:p text:style-name="P1"><text:span text:style-name="T4">carrying out its mandate.</text:span></text:p>
          </draw:text-box>
        </draw:frame>
        <draw:frame draw:style-name="gr1" draw:text-style-name="P2" draw:layer="layout" svg:width="15.716cm" svg:height="0.475cm" svg:x="2.2cm" svg:y="11.733cm">
          <draw:text-box>
            <text:p text:style-name="P1"><text:span text:style-name="T6">159. </text:span><text:span text:style-name="T4"><text:s/>The regime for “ongoing monitoring and verification” (OMV) was authorised in </text:span></text:p>
          </draw:text-box>
        </draw:frame>
        <draw:frame draw:style-name="gr1" draw:text-style-name="P2" draw:layer="layout" svg:width="14.226cm" svg:height="0.475cm" svg:x="2.2cm" svg:y="12.298cm">
          <draw:text-box>
            <text:p text:style-name="P1"><text:span text:style-name="T4">resolution 715 (1991), adopted by the Security Council on 11 October 1991.</text:span></text:p>
          </draw:text-box>
        </draw:frame>
        <draw:frame draw:style-name="gr6" draw:text-style-name="P7" draw:layer="layout" svg:width="0.273cm" svg:height="0.276cm" svg:x="16.359cm" svg:y="12.317cm">
          <draw:text-box>
            <text:p text:style-name="P1"><text:span text:style-name="T9">64</text:span></text:p>
          </draw:text-box>
        </draw:frame>
        <draw:frame draw:style-name="gr1" draw:text-style-name="P2" draw:layer="layout" svg:width="15.805cm" svg:height="0.475cm" svg:x="2.2cm" svg:y="13.212cm">
          <draw:text-box>
            <text:p text:style-name="P1"><text:span text:style-name="T6">160. </text:span><text:span text:style-name="T4"><text:s/>Mr Ekéus wrote that “the monitoring system could not be fully operational until </text:span></text:p>
          </draw:text-box>
        </draw:frame>
        <draw:frame draw:style-name="gr1" draw:text-style-name="P2" draw:layer="layout" svg:width="7.199cm" svg:height="0.475cm" svg:x="2.2cm" svg:y="13.777cm">
          <draw:text-box>
            <text:p text:style-name="P1"><text:span text:style-name="T4">early 1995 due to Iraqi’s obstructions”.</text:span></text:p>
          </draw:text-box>
        </draw:frame>
        <draw:frame draw:style-name="gr6" draw:text-style-name="P7" draw:layer="layout" svg:width="0.273cm" svg:height="0.276cm" svg:x="9.369cm" svg:y="13.796cm">
          <draw:text-box>
            <text:p text:style-name="P1"><text:span text:style-name="T9">65</text:span></text:p>
          </draw:text-box>
        </draw:frame>
        <draw:frame draw:style-name="gr1" draw:text-style-name="P2" draw:layer="layout" svg:width="16.148cm" svg:height="0.475cm" svg:x="2.2cm" svg:y="14.691cm">
          <draw:text-box>
            <text:p text:style-name="P1"><text:span text:style-name="T6">161. </text:span><text:span text:style-name="T4"><text:s/>In January 1992, the JIC significantly revised its assessment of Iraq’s remaining </text:span></text:p>
          </draw:text-box>
        </draw:frame>
        <draw:frame draw:style-name="gr1" draw:text-style-name="P2" draw:layer="layout" svg:width="6.111cm" svg:height="0.475cm" svg:x="2.2cm" svg:y="15.256cm">
          <draw:text-box>
            <text:p text:style-name="P1"><text:span text:style-name="T4">ballistic missile holdings, stating:</text:span></text:p>
          </draw:text-box>
        </draw:frame>
        <draw:frame draw:style-name="gr2" draw:text-style-name="P3" draw:layer="layout" svg:width="0.634cm" svg:height="0.712cm" svg:x="2.95cm" svg:y="16.01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19cm" svg:height="0.475cm" svg:x="3.7cm" svg:y="16.17cm">
          <draw:text-box>
            <text:p text:style-name="P1"><text:span text:style-name="T4">“</text:span><text:span text:style-name="T4">Although we do not know the true figure, we assess that around 100 SCUD-B </text:span></text:p>
          </draw:text-box>
        </draw:frame>
        <draw:frame draw:style-name="gr1" draw:text-style-name="P2" draw:layer="layout" svg:width="3.613cm" svg:height="0.475cm" svg:x="3.7cm" svg:y="16.735cm">
          <draw:text-box>
            <text:p text:style-name="P1"><text:span text:style-name="T4">remain concealed.”</text:span></text:p>
          </draw:text-box>
        </draw:frame>
        <draw:frame draw:style-name="gr2" draw:text-style-name="P3" draw:layer="layout" svg:width="0.634cm" svg:height="0.712cm" svg:x="2.95cm" svg:y="17.24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98cm" svg:height="0.475cm" svg:x="3.7cm" svg:y="17.399cm">
          <draw:text-box>
            <text:p text:style-name="P1"><text:span text:style-name="T4">There might be “as many as 250 complete Soviet build SCUD-B guidance </text:span></text:p>
          </draw:text-box>
        </draw:frame>
        <draw:frame draw:style-name="gr1" draw:text-style-name="P2" draw:layer="layout" svg:width="14.73cm" svg:height="0.475cm" svg:x="3.7cm" svg:y="17.963cm">
          <draw:text-box>
            <text:p text:style-name="P1"><text:span text:style-name="T4">and engine packages which cannot be accounted for, and would be critical for </text:span></text:p>
          </draw:text-box>
        </draw:frame>
        <draw:frame draw:style-name="gr1" draw:text-style-name="P2" draw:layer="layout" svg:width="14.15cm" svg:height="0.475cm" svg:x="3.7cm" svg:y="18.528cm">
          <draw:text-box>
            <text:p text:style-name="P1"><text:span text:style-name="T4">future production. Provided the raw material was available, Iraq could build </text:span></text:p>
          </draw:text-box>
        </draw:frame>
        <draw:frame draw:style-name="gr1" draw:text-style-name="P2" draw:layer="layout" svg:width="14.467cm" svg:height="0.475cm" svg:x="3.7cm" svg:y="19.092cm">
          <draw:text-box>
            <text:p text:style-name="P1"><text:span text:style-name="T4">its own replacement mid-body sections and assemble new material from this </text:span></text:p>
          </draw:text-box>
        </draw:frame>
        <draw:frame draw:style-name="gr1" draw:text-style-name="P2" draw:layer="layout" svg:width="1.954cm" svg:height="0.475cm" svg:x="3.7cm" svg:y="19.657cm">
          <draw:text-box>
            <text:p text:style-name="P1"><text:span text:style-name="T4">stockpile.” </text:span></text:p>
          </draw:text-box>
        </draw:frame>
        <draw:frame draw:style-name="gr6" draw:text-style-name="P7" draw:layer="layout" svg:width="0.273cm" svg:height="0.276cm" svg:x="5.641cm" svg:y="19.676cm">
          <draw:text-box>
            <text:p text:style-name="P1"><text:span text:style-name="T9">66</text:span></text:p>
          </draw:text-box>
        </draw:frame>
        <draw:frame draw:style-name="gr1" draw:text-style-name="P2" draw:layer="layout" svg:width="16.19cm" svg:height="0.475cm" svg:x="2.2cm" svg:y="20.571cm">
          <draw:text-box>
            <text:p text:style-name="P1"><text:span text:style-name="T6">162. </text:span><text:span text:style-name="T4"><text:s/>Iraq told UNSCOM, after 1999, that it produced 17 Al Abbas and 387 Al Hussein </text:span></text:p>
          </draw:text-box>
        </draw:frame>
        <draw:frame draw:style-name="gr1" draw:text-style-name="P2" draw:layer="layout" svg:width="6.314cm" svg:height="0.475cm" svg:x="2.2cm" svg:y="21.136cm">
          <draw:text-box>
            <text:p text:style-name="P1"><text:span text:style-name="T4">missiles between 1987 and 1990.</text:span></text:p>
          </draw:text-box>
        </draw:frame>
        <draw:line draw:style-name="gr7" draw:text-style-name="P8" draw:layer="layout" svg:x1="2.199cm" svg:y1="22.89cm" svg:x2="7.3cm" svg:y2="22.89cm">
          <text:p/>
        </draw:line>
        <draw:frame draw:style-name="gr6" draw:text-style-name="P7" draw:layer="layout" svg:width="0.273cm" svg:height="0.276cm" svg:x="8.484cm" svg:y="21.154cm">
          <draw:text-box>
            <text:p text:style-name="P1"><text:span text:style-name="T9">67</text:span></text:p>
          </draw:text-box>
        </draw:frame>
        <draw:frame draw:style-name="gr8" draw:text-style-name="P9" draw:layer="layout" svg:width="0.29cm" svg:height="0.23cm" svg:x="2.2cm" svg:y="23.41cm">
          <draw:text-box>
            <text:p text:style-name="P1"><text:span text:style-name="T10">62 </text:span></text:p>
          </draw:text-box>
        </draw:frame>
        <draw:frame draw:style-name="gr4" draw:text-style-name="P5" draw:layer="layout" svg:width="15.733cm" svg:height="0.395cm" svg:x="2.532cm" svg:y="23.394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3.817cm">
          <draw:text-box>
            <text:p text:style-name="P1"><text:span text:style-name="T11">page 44.</text:span></text:p>
          </draw:text-box>
        </draw:frame>
        <draw:frame draw:style-name="gr8" draw:text-style-name="P9" draw:layer="layout" svg:width="0.29cm" svg:height="0.23cm" svg:x="2.2cm" svg:y="24.256cm">
          <draw:text-box>
            <text:p text:style-name="P1"><text:span text:style-name="T10">63 </text:span></text:p>
          </draw:text-box>
        </draw:frame>
        <draw:frame draw:style-name="gr4" draw:text-style-name="P5" draw:layer="layout" svg:width="6.585cm" svg:height="0.395cm" svg:x="2.532cm" svg:y="24.241cm">
          <draw:text-box>
            <text:p text:style-name="P1"><text:span text:style-name="T11">Blix H. </text:span><text:span text:style-name="T13">Disarming Iraq</text:span><text:span text:style-name="T11">. Bloomsbury, 2004. 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0">64 </text:span></text:p>
          </draw:text-box>
        </draw:frame>
        <draw:frame draw:style-name="gr4" draw:text-style-name="P5" draw:layer="layout" svg:width="6.653cm" svg:height="0.395cm" svg:x="2.532cm" svg:y="24.664cm">
          <draw:text-box>
            <text:p text:style-name="P1"><text:span text:style-name="T11">UN Security Council resolution 715 (1991)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0">65 </text:span></text:p>
          </draw:text-box>
        </draw:frame>
        <draw:frame draw:style-name="gr4" draw:text-style-name="P5" draw:layer="layout" svg:width="4.976cm" svg:height="0.395cm" svg:x="2.532cm" svg:y="25.087cm">
          <draw:text-box>
            <text:p text:style-name="P1"><text:span text:style-name="T11">Statement Ekéus, 23 April 2011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0">66 </text:span></text:p>
          </draw:text-box>
        </draw:frame>
        <draw:frame draw:style-name="gr4" draw:text-style-name="P5" draw:layer="layout" svg:width="15.733cm" svg:height="0.395cm" svg:x="2.532cm" svg:y="25.511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051cm" svg:height="0.395cm" svg:x="2.2cm" svg:y="25.934cm">
          <draw:text-box>
            <text:p text:style-name="P1"><text:span text:style-name="T11">pages 50-51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0">67 </text:span></text:p>
          </draw:text-box>
        </draw:frame>
        <draw:frame draw:style-name="gr4" draw:text-style-name="P5" draw:layer="layout" svg:width="15.733cm" svg:height="0.395cm" svg:x="2.532cm" svg:y="26.357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051cm" svg:height="0.395cm" svg:x="2.2cm" svg:y="26.781cm">
          <draw:text-box>
            <text:p text:style-name="P1"><text:span text:style-name="T11">pages 49-50.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3</text:span></text:p>
          </draw:text-box>
        </draw:frame>
        <draw:frame draw:style-name="gr1" draw:text-style-name="P2" draw:layer="layout" svg:width="15.987cm" svg:height="0.475cm" svg:x="2.2cm" svg:y="2.525cm">
          <draw:text-box>
            <text:p text:style-name="P1"><text:span text:style-name="T6">163. </text:span><text:span text:style-name="T4"><text:s/>In 1991, Iraq had declared 30 chemical warheads for its ballistic missiles which </text:span></text:p>
          </draw:text-box>
        </draw:frame>
        <draw:frame draw:style-name="gr1" draw:text-style-name="P2" draw:layer="layout" svg:width="5.598cm" svg:height="0.475cm" svg:x="2.2cm" svg:y="3.09cm">
          <draw:text-box>
            <text:p text:style-name="P1"><text:span text:style-name="T4">were destroyed by April 1993.</text:span></text:p>
          </draw:text-box>
        </draw:frame>
        <draw:frame draw:style-name="gr6" draw:text-style-name="P7" draw:layer="layout" svg:width="0.273cm" svg:height="0.276cm" svg:x="7.777cm" svg:y="3.108cm">
          <draw:text-box>
            <text:p text:style-name="P1"><text:span text:style-name="T9">68</text:span></text:p>
          </draw:text-box>
        </draw:frame>
        <draw:frame draw:style-name="gr1" draw:text-style-name="P2" draw:layer="layout" svg:width="16.546cm" svg:height="0.475cm" svg:x="2.2cm" svg:y="4.004cm">
          <draw:text-box>
            <text:p text:style-name="P1"><text:span text:style-name="T6">164. </text:span><text:span text:style-name="T4"><text:s/>Despite the provisions of resolution 687, which stated that prohibited items should </text:span></text:p>
          </draw:text-box>
        </draw:frame>
        <draw:frame draw:style-name="gr1" draw:text-style-name="P2" draw:layer="layout" svg:width="16.334cm" svg:height="0.475cm" svg:x="2.2cm" svg:y="4.568cm">
          <draw:text-box>
            <text:p text:style-name="P1"><text:span text:style-name="T4">be declared and subsequently dealt with under international supervision, Iraq admitted </text:span></text:p>
          </draw:text-box>
        </draw:frame>
        <draw:frame draw:style-name="gr1" draw:text-style-name="P2" draw:layer="layout" svg:width="16.533cm" svg:height="0.475cm" svg:x="2.2cm" svg:y="5.133cm">
          <draw:text-box>
            <text:p text:style-name="P1"><text:span text:style-name="T4">in March 1992 that a decision had been taken in late June 1991 to carry out a unilateral </text:span></text:p>
          </draw:text-box>
        </draw:frame>
        <draw:frame draw:style-name="gr1" draw:text-style-name="P2" draw:layer="layout" svg:width="16.643cm" svg:height="0.475cm" svg:x="2.2cm" svg:y="5.697cm">
          <draw:text-box>
            <text:p text:style-name="P1"><text:span text:style-name="T4">programme to destroy proscribed equipment, including missile launchers, munitions and </text:span></text:p>
          </draw:text-box>
        </draw:frame>
        <draw:frame draw:style-name="gr1" draw:text-style-name="P2" draw:layer="layout" svg:width="3.19cm" svg:height="0.475cm" svg:x="2.2cm" svg:y="6.262cm">
          <draw:text-box>
            <text:p text:style-name="P1"><text:span text:style-name="T4">chemical agents.</text:span></text:p>
          </draw:text-box>
        </draw:frame>
        <draw:frame draw:style-name="gr6" draw:text-style-name="P7" draw:layer="layout" svg:width="0.273cm" svg:height="0.276cm" svg:x="5.377cm" svg:y="6.281cm">
          <draw:text-box>
            <text:p text:style-name="P1"><text:span text:style-name="T9">69</text:span></text:p>
          </draw:text-box>
        </draw:frame>
        <draw:frame draw:style-name="gr1" draw:text-style-name="P2" draw:layer="layout" svg:width="16.732cm" svg:height="0.475cm" svg:x="2.2cm" svg:y="7.176cm">
          <draw:text-box>
            <text:p text:style-name="P1"><text:span text:style-name="T6">165. </text:span><text:span text:style-name="T4"><text:s/>Iraq disclosed that it had concealed “the greater part of its operational missile force </text:span></text:p>
          </draw:text-box>
        </draw:frame>
        <draw:frame draw:style-name="gr1" draw:text-style-name="P2" draw:layer="layout" svg:width="15.64cm" svg:height="0.475cm" svg:x="2.2cm" svg:y="7.741cm">
          <draw:text-box>
            <text:p text:style-name="P1"><text:span text:style-name="T4">(85 … missiles, over 130 warheads, both conventional and chemical, 8 operational </text:span></text:p>
          </draw:text-box>
        </draw:frame>
        <draw:frame draw:style-name="gr1" draw:text-style-name="P2" draw:layer="layout" svg:width="16.292cm" svg:height="0.475cm" svg:x="2.2cm" svg:y="8.305cm">
          <draw:text-box>
            <text:p text:style-name="P1"><text:span text:style-name="T4">launchers …) and a significant amount of other proscribed items and materials”, which </text:span></text:p>
          </draw:text-box>
        </draw:frame>
        <draw:frame draw:style-name="gr1" draw:text-style-name="P2" draw:layer="layout" svg:width="16.161cm" svg:height="0.475cm" svg:x="2.2cm" svg:y="8.87cm">
          <draw:text-box>
            <text:p text:style-name="P1"><text:span text:style-name="T4">it had “unilaterally and secretly destroyed in late July 1991”. Iraq also claimed that the </text:span></text:p>
          </draw:text-box>
        </draw:frame>
        <draw:frame draw:style-name="gr1" draw:text-style-name="P2" draw:layer="layout" svg:width="10.708cm" svg:height="0.475cm" svg:x="2.2cm" svg:y="9.434cm">
          <draw:text-box>
            <text:p text:style-name="P1"><text:span text:style-name="T4">destruction “had not been fully documented or recorded”.</text:span></text:p>
          </draw:text-box>
        </draw:frame>
        <draw:frame draw:style-name="gr1" draw:text-style-name="P2" draw:layer="layout" svg:width="16.279cm" svg:height="0.475cm" svg:x="2.2cm" svg:y="10.348cm">
          <draw:text-box>
            <text:p text:style-name="P1"><text:span text:style-name="T6">166. </text:span><text:span text:style-name="T4"><text:s/>In June 1992, the JIC judged that Iraq retained a “potential BW agent production </text:span></text:p>
          </draw:text-box>
        </draw:frame>
        <draw:frame draw:style-name="gr1" draw:text-style-name="P2" draw:layer="layout" svg:width="7.681cm" svg:height="0.475cm" svg:x="2.2cm" svg:y="10.913cm">
          <draw:text-box>
            <text:p text:style-name="P1"><text:span text:style-name="T4">capability and has hidden BW weapons”.</text:span></text:p>
          </draw:text-box>
        </draw:frame>
        <draw:frame draw:style-name="gr6" draw:text-style-name="P7" draw:layer="layout" svg:width="0.273cm" svg:height="0.276cm" svg:x="9.848cm" svg:y="10.932cm">
          <draw:text-box>
            <text:p text:style-name="P1"><text:span text:style-name="T9">70</text:span></text:p>
          </draw:text-box>
        </draw:frame>
        <draw:frame draw:style-name="gr1" draw:text-style-name="P2" draw:layer="layout" svg:width="16.516cm" svg:height="0.475cm" svg:x="2.2cm" svg:y="11.827cm">
          <draw:text-box>
            <text:p text:style-name="P1"><text:span text:style-name="T6">167. </text:span><text:span text:style-name="T4"><text:s/>UNSCOM subsequently reported that the decision to destroy proscribed weapons </text:span></text:p>
          </draw:text-box>
        </draw:frame>
        <draw:frame draw:style-name="gr1" draw:text-style-name="P2" draw:layer="layout" svg:width="16.554cm" svg:height="0.475cm" svg:x="2.2cm" svg:y="12.392cm">
          <draw:text-box>
            <text:p text:style-name="P1"><text:span text:style-name="T4">and equipment had been taken by a high-level committee, of which Iraq’s Deputy Prime </text:span></text:p>
          </draw:text-box>
        </draw:frame>
        <draw:frame draw:style-name="gr1" draw:text-style-name="P2" draw:layer="layout" svg:width="7.808cm" svg:height="0.475cm" svg:x="2.2cm" svg:y="12.956cm">
          <draw:text-box>
            <text:p text:style-name="P1"><text:span text:style-name="T4">Minister, Mr Tariq Aziz, was a member, to:</text:span></text:p>
          </draw:text-box>
        </draw:frame>
        <draw:frame draw:style-name="gr2" draw:text-style-name="P3" draw:layer="layout" svg:width="0.634cm" svg:height="0.712cm" svg:x="2.95cm" svg:y="13.71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799cm" svg:height="0.475cm" svg:x="3.7cm" svg:y="13.871cm">
          <draw:text-box>
            <text:p text:style-name="P1"><text:span text:style-name="T4">“</text:span><text:span text:style-name="T4">provide only a portion of their extant weapons stocks, with an emphasis <text:s/></text:span></text:p>
          </draw:text-box>
        </draw:frame>
        <draw:frame draw:style-name="gr1" draw:text-style-name="P2" draw:layer="layout" svg:width="6.708cm" svg:height="0.475cm" svg:x="3.7cm" svg:y="14.435cm">
          <draw:text-box>
            <text:p text:style-name="P1"><text:span text:style-name="T4">on those which were least modern”;</text:span></text:p>
          </draw:text-box>
        </draw:frame>
        <draw:frame draw:style-name="gr2" draw:text-style-name="P3" draw:layer="layout" svg:width="0.634cm" svg:height="0.712cm" svg:x="2.95cm" svg:y="14.94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33cm" svg:height="0.475cm" svg:x="3.7cm" svg:y="15.1cm">
          <draw:text-box>
            <text:p text:style-name="P1"><text:span text:style-name="T4">“</text:span><text:span text:style-name="T4">retain production capability and the ‘know-how’ documentation necessary <text:s/></text:span></text:p>
          </draw:text-box>
        </draw:frame>
        <draw:frame draw:style-name="gr1" draw:text-style-name="P2" draw:layer="layout" svg:width="7.173cm" svg:height="0.475cm" svg:x="3.7cm" svg:y="15.664cm">
          <draw:text-box>
            <text:p text:style-name="P1"><text:span text:style-name="T4">to revive programmes when possible”;</text:span></text:p>
          </draw:text-box>
        </draw:frame>
        <draw:frame draw:style-name="gr2" draw:text-style-name="P3" draw:layer="layout" svg:width="0.634cm" svg:height="0.712cm" svg:x="2.95cm" svg:y="16.17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414cm" svg:height="0.475cm" svg:x="3.7cm" svg:y="16.328cm">
          <draw:text-box>
            <text:p text:style-name="P1"><text:span text:style-name="T4">“</text:span><text:span text:style-name="T4">conceal the full extent of chemical weapons programmes, including its </text:span></text:p>
          </draw:text-box>
        </draw:frame>
        <draw:frame draw:style-name="gr1" draw:text-style-name="P2" draw:layer="layout" svg:width="12.025cm" svg:height="0.475cm" svg:x="3.7cm" svg:y="16.893cm">
          <draw:text-box>
            <text:p text:style-name="P1"><text:span text:style-name="T4">VX project, and retain production equipment and raw materials”;</text:span></text:p>
          </draw:text-box>
        </draw:frame>
        <draw:frame draw:style-name="gr2" draw:text-style-name="P3" draw:layer="layout" svg:width="0.634cm" svg:height="0.712cm" svg:x="2.95cm" svg:y="17.40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07cm" svg:height="0.475cm" svg:x="3.7cm" svg:y="17.557cm">
          <draw:text-box>
            <text:p text:style-name="P1"><text:span text:style-name="T4">“</text:span><text:span text:style-name="T4">conceal the number and type of BW and CW warheads for proscribed missiles”;</text:span></text:p>
          </draw:text-box>
        </draw:frame>
        <draw:frame draw:style-name="gr2" draw:text-style-name="P3" draw:layer="layout" svg:width="0.634cm" svg:height="0.712cm" svg:x="2.95cm" svg:y="18.06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799cm" svg:height="0.475cm" svg:x="3.7cm" svg:y="18.222cm">
          <draw:text-box>
            <text:p text:style-name="P1"><text:span text:style-name="T4">“</text:span><text:span text:style-name="T4">conceal indigenous long-range missile production, and retain production </text:span></text:p>
          </draw:text-box>
        </draw:frame>
        <draw:frame draw:style-name="gr1" draw:text-style-name="P2" draw:layer="layout" svg:width="14.988cm" svg:height="0.475cm" svg:x="3.7cm" svg:y="18.786cm">
          <draw:text-box>
            <text:p text:style-name="P1"><text:span text:style-name="T4">capabilities, specifically with respect to guidance systems and missile engines”; </text:span></text:p>
          </draw:text-box>
        </draw:frame>
        <draw:frame draw:style-name="gr1" draw:text-style-name="P2" draw:layer="layout" svg:width="0.713cm" svg:height="0.475cm" svg:x="3.7cm" svg:y="19.351cm">
          <draw:text-box>
            <text:p text:style-name="P1"><text:span text:style-name="T4">and</text:span></text:p>
          </draw:text-box>
        </draw:frame>
        <draw:frame draw:style-name="gr2" draw:text-style-name="P3" draw:layer="layout" svg:width="0.634cm" svg:height="0.712cm" svg:x="2.95cm" svg:y="19.85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32cm" svg:height="0.475cm" svg:x="3.7cm" svg:y="20.015cm">
          <draw:text-box>
            <text:p text:style-name="P1"><text:span text:style-name="T4">“</text:span><text:span text:style-name="T4">conceal the very existence of its offensive biological weapons programmes and </text:span></text:p>
          </draw:text-box>
        </draw:frame>
        <draw:frame draw:style-name="gr1" draw:text-style-name="P2" draw:layer="layout" svg:width="6.187cm" svg:height="0.475cm" svg:x="3.7cm" svg:y="20.58cm">
          <draw:text-box>
            <text:p text:style-name="P1"><text:span text:style-name="T4">retain all production capabilities”.</text:span></text:p>
          </draw:text-box>
        </draw:frame>
        <draw:line draw:style-name="gr7" draw:text-style-name="P8" draw:layer="layout" svg:x1="2.199cm" svg:y1="22.043cm" svg:x2="7.3cm" svg:y2="22.043cm">
          <text:p/>
        </draw:line>
        <draw:frame draw:style-name="gr6" draw:text-style-name="P7" draw:layer="layout" svg:width="0.273cm" svg:height="0.276cm" svg:x="9.865cm" svg:y="20.598cm">
          <draw:text-box>
            <text:p text:style-name="P1"><text:span text:style-name="T9">71</text:span></text:p>
          </draw:text-box>
        </draw:frame>
        <draw:frame draw:style-name="gr8" draw:text-style-name="P9" draw:layer="layout" svg:width="0.29cm" svg:height="0.23cm" svg:x="2.2cm" svg:y="22.563cm">
          <draw:text-box>
            <text:p text:style-name="P1"><text:span text:style-name="T10">68 </text:span></text:p>
          </draw:text-box>
        </draw:frame>
        <draw:frame draw:style-name="gr4" draw:text-style-name="P5" draw:layer="layout" svg:width="16.029cm" svg:height="0.395cm" svg:x="2.532cm" svg:y="22.547cm">
          <draw:text-box>
            <text:p text:style-name="P1"><text:span text:style-name="T11">UN Security Council, 11 October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2.971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225cm" svg:height="0.395cm" svg:x="2.2cm" svg:y="23.394cm">
          <draw:text-box>
            <text:p text:style-name="P1"><text:span text:style-name="T11">(S/1996/848). </text:span></text:p>
          </draw:text-box>
        </draw:frame>
        <draw:frame draw:style-name="gr8" draw:text-style-name="P9" draw:layer="layout" svg:width="0.29cm" svg:height="0.23cm" svg:x="2.2cm" svg:y="23.833cm">
          <draw:text-box>
            <text:p text:style-name="P1"><text:span text:style-name="T10">69 </text:span></text:p>
          </draw:text-box>
        </draw:frame>
        <draw:frame draw:style-name="gr4" draw:text-style-name="P5" draw:layer="layout" svg:width="16.029cm" svg:height="0.395cm" svg:x="2.532cm" svg:y="23.817cm">
          <draw:text-box>
            <text:p text:style-name="P1"><text:span text:style-name="T11">UN Security Council, 11 October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4.241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225cm" svg:height="0.395cm" svg:x="2.2cm" svg:y="24.664cm">
          <draw:text-box>
            <text:p text:style-name="P1"><text:span text:style-name="T11">(S/1996/848). 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0">70 </text:span></text:p>
          </draw:text-box>
        </draw:frame>
        <draw:frame draw:style-name="gr4" draw:text-style-name="P5" draw:layer="layout" svg:width="15.733cm" svg:height="0.395cm" svg:x="2.532cm" svg:y="25.087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5.511cm">
          <draw:text-box>
            <text:p text:style-name="P1"><text:span text:style-name="T11">page 48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0">71 </text:span></text:p>
          </draw:text-box>
        </draw:frame>
        <draw:frame draw:style-name="gr4" draw:text-style-name="P5" draw:layer="layout" svg:width="14.937cm" svg:height="0.395cm" svg:x="2.532cm" svg:y="25.934cm">
          <draw:text-box>
            <text:p text:style-name="P1"><text:span text:style-name="T11">UN Security Council, ‘Letter dated 25 January 1999 from the Executive Chairman of the Special </text:span></text:p>
          </draw:text-box>
        </draw:frame>
        <draw:frame draw:style-name="gr4" draw:text-style-name="P5" draw:layer="layout" svg:width="15.733cm" svg:height="0.395cm" svg:x="2.2cm" svg:y="26.357cm">
          <draw:text-box>
            <text:p text:style-name="P1"><text:span text:style-name="T11">Commission established by the Secretary-General pursuant to paragraph 9 (b) (i) of Security Council </text:span></text:p>
          </draw:text-box>
        </draw:frame>
        <draw:frame draw:style-name="gr4" draw:text-style-name="P5" draw:layer="layout" svg:width="15.424cm" svg:height="0.395cm" svg:x="2.2cm" svg:y="26.781cm">
          <draw:text-box>
            <text:p text:style-name="P1"><text:span text:style-name="T11">resolution 687 (1991) addressed to the President of the Security Council’ (S/1999/94), Appendix IV.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4</text:span></text:p>
          </draw:text-box>
        </draw:frame>
        <draw:frame draw:style-name="gr1" draw:text-style-name="P2" draw:layer="layout" svg:width="16.275cm" svg:height="0.475cm" svg:x="2.2cm" svg:y="2.525cm">
          <draw:text-box>
            <text:p text:style-name="P1"><text:span text:style-name="T6">168. </text:span><text:span text:style-name="T4"><text:s/>Although there were doubts about whether Iraq had revealed the full extent of its </text:span></text:p>
          </draw:text-box>
        </draw:frame>
        <draw:frame draw:style-name="gr1" draw:text-style-name="P2" draw:layer="layout" svg:width="16.051cm" svg:height="0.475cm" svg:x="2.2cm" svg:y="3.09cm">
          <draw:text-box>
            <text:p text:style-name="P1"><text:span text:style-name="T4">activities, the JIC was more sanguine in September 1994 about the size and value of </text:span></text:p>
          </draw:text-box>
        </draw:frame>
        <draw:frame draw:style-name="gr1" draw:text-style-name="P2" draw:layer="layout" svg:width="8.824cm" svg:height="0.475cm" svg:x="2.2cm" svg:y="3.654cm">
          <draw:text-box>
            <text:p text:style-name="P1"><text:span text:style-name="T4">Iraq’s chemical and biological agent stockpiles.</text:span></text:p>
          </draw:text-box>
        </draw:frame>
        <draw:frame draw:style-name="gr1" draw:text-style-name="P2" draw:layer="layout" svg:width="16.016cm" svg:height="0.475cm" svg:x="2.2cm" svg:y="4.568cm">
          <draw:text-box>
            <text:p text:style-name="P1"><text:span text:style-name="T6">169. </text:span><text:span text:style-name="T4"><text:s/>After 1992, UNSCOM “continued to have concerns that not all proscribed items </text:span></text:p>
          </draw:text-box>
        </draw:frame>
        <draw:frame draw:style-name="gr1" draw:text-style-name="P2" draw:layer="layout" svg:width="3.926cm" svg:height="0.475cm" svg:x="2.2cm" svg:y="5.133cm">
          <draw:text-box>
            <text:p text:style-name="P1"><text:span text:style-name="T4">had been disclosed”.</text:span></text:p>
          </draw:text-box>
        </draw:frame>
        <draw:frame draw:style-name="gr6" draw:text-style-name="P7" draw:layer="layout" svg:width="0.273cm" svg:height="0.276cm" svg:x="6.107cm" svg:y="5.152cm">
          <draw:text-box>
            <text:p text:style-name="P1"><text:span text:style-name="T9">72</text:span></text:p>
          </draw:text-box>
        </draw:frame>
        <draw:frame draw:style-name="gr1" draw:text-style-name="P2" draw:layer="layout" svg:width="15.314cm" svg:height="0.475cm" svg:x="2.2cm" svg:y="6.047cm">
          <draw:text-box>
            <text:p text:style-name="P1"><text:span text:style-name="T6">170. </text:span><text:span text:style-name="T4"><text:s/>In January 1993, there were two incidents involving Iraqi incursions into the </text:span></text:p>
          </draw:text-box>
        </draw:frame>
        <draw:frame draw:style-name="gr1" draw:text-style-name="P2" draw:layer="layout" svg:width="15.72cm" svg:height="0.475cm" svg:x="2.2cm" svg:y="6.612cm">
          <draw:text-box>
            <text:p text:style-name="P1"><text:span text:style-name="T4">demilitarised zone between Iraq and Kuwait. On 8 and 11 January, two Presidential </text:span></text:p>
          </draw:text-box>
        </draw:frame>
        <draw:frame draw:style-name="gr1" draw:text-style-name="P2" draw:layer="layout" svg:width="15.712cm" svg:height="0.475cm" svg:x="2.2cm" svg:y="7.176cm">
          <draw:text-box>
            <text:p text:style-name="P1"><text:span text:style-name="T4">Statements were issued, declaring that Iraq’s actions constituted unacceptable and </text:span></text:p>
          </draw:text-box>
        </draw:frame>
        <draw:frame draw:style-name="gr1" draw:text-style-name="P2" draw:layer="layout" svg:width="10.89cm" svg:height="0.475cm" svg:x="2.2cm" svg:y="7.741cm">
          <draw:text-box>
            <text:p text:style-name="P1"><text:span text:style-name="T4">material breaches of relevant provisions of resolution 687.</text:span></text:p>
          </draw:text-box>
        </draw:frame>
        <draw:frame draw:style-name="gr6" draw:text-style-name="P7" draw:layer="layout" svg:width="0.273cm" svg:height="0.276cm" svg:x="13.048cm" svg:y="7.759cm">
          <draw:text-box>
            <text:p text:style-name="P1"><text:span text:style-name="T9">73</text:span></text:p>
          </draw:text-box>
        </draw:frame>
        <draw:frame draw:style-name="gr1" draw:text-style-name="P2" draw:layer="layout" svg:width="5.51cm" svg:height="0.475cm" svg:x="13.322cm" svg:y="7.741cm">
          <draw:text-box>
            <text:p text:style-name="P1"><text:span text:style-name="T4"><text:s/></text:span><text:span text:style-name="T4">Again, Iraq was warned that </text:span></text:p>
          </draw:text-box>
        </draw:frame>
        <draw:frame draw:style-name="gr1" draw:text-style-name="P2" draw:layer="layout" svg:width="16.462cm" svg:height="0.475cm" svg:x="2.2cm" svg:y="8.305cm">
          <draw:text-box>
            <text:p text:style-name="P1"><text:span text:style-name="T4">“</text:span><text:span text:style-name="T4">serious consequences” would flow from such continued defiance. The status and legal </text:span></text:p>
          </draw:text-box>
        </draw:frame>
        <draw:frame draw:style-name="gr1" draw:text-style-name="P2" draw:layer="layout" svg:width="12.287cm" svg:height="0.475cm" svg:x="2.2cm" svg:y="8.87cm">
          <draw:text-box>
            <text:p text:style-name="P1"><text:span text:style-name="T4">significance of Presidential Statements is addressed in Section 5.</text:span></text:p>
          </draw:text-box>
        </draw:frame>
        <draw:frame draw:style-name="gr1" draw:text-style-name="P2" draw:layer="layout" svg:width="15.661cm" svg:height="0.475cm" svg:x="2.2cm" svg:y="9.784cm">
          <draw:text-box>
            <text:p text:style-name="P1"><text:span text:style-name="T6">171. </text:span><text:span text:style-name="T4"><text:s/>On 13, 17 and 18 January, the US, UK and France carried out air and missile </text:span></text:p>
          </draw:text-box>
        </draw:frame>
        <draw:frame draw:style-name="gr1" draw:text-style-name="P2" draw:layer="layout" svg:width="15.907cm" svg:height="0.475cm" svg:x="2.2cm" svg:y="10.348cm">
          <draw:text-box>
            <text:p text:style-name="P1"><text:span text:style-name="T4">strikes against Iraqi targets. Mr Ralph Zacklin, Assistant Secretary-General for Legal </text:span></text:p>
          </draw:text-box>
        </draw:frame>
        <draw:frame draw:style-name="gr1" draw:text-style-name="P2" draw:layer="layout" svg:width="12.876cm" svg:height="0.475cm" svg:x="2.2cm" svg:y="10.913cm">
          <draw:text-box>
            <text:p text:style-name="P1"><text:span text:style-name="T4">Affairs at the United Nations from 1998 to 2005, subsequently wrote:</text:span></text:p>
          </draw:text-box>
        </draw:frame>
        <draw:frame draw:style-name="gr1" draw:text-style-name="P2" draw:layer="layout" svg:width="15.403cm" svg:height="0.475cm" svg:x="2.95cm" svg:y="11.827cm">
          <draw:text-box>
            <text:p text:style-name="P1"><text:span text:style-name="T4">“</text:span><text:span text:style-name="T4">The legitimacy of this limited resumption of the use of force was borne out by the </text:span></text:p>
          </draw:text-box>
        </draw:frame>
        <draw:frame draw:style-name="gr1" draw:text-style-name="P2" draw:layer="layout" svg:width="15.771cm" svg:height="0.475cm" svg:x="2.95cm" svg:y="12.392cm">
          <draw:text-box>
            <text:p text:style-name="P1"><text:span text:style-name="T4">fact that there was a marked absence of protest on the part of Member States even </text:span></text:p>
          </draw:text-box>
        </draw:frame>
        <draw:frame draw:style-name="gr1" draw:text-style-name="P2" draw:layer="layout" svg:width="15.877cm" svg:height="0.475cm" svg:x="2.95cm" svg:y="12.956cm">
          <draw:text-box>
            <text:p text:style-name="P1"><text:span text:style-name="T4">when the air strikes continued for a third wave. By issuing repeated warnings to Iraq </text:span></text:p>
          </draw:text-box>
        </draw:frame>
        <draw:frame draw:style-name="gr1" draw:text-style-name="P2" draw:layer="layout" svg:width="15.149cm" svg:height="0.475cm" svg:x="2.95cm" svg:y="13.521cm">
          <draw:text-box>
            <text:p text:style-name="P1"><text:span text:style-name="T4">in the form of Presidential Statements which conveyed the sense of the Security </text:span></text:p>
          </draw:text-box>
        </draw:frame>
        <draw:frame draw:style-name="gr1" draw:text-style-name="P2" draw:layer="layout" svg:width="15.615cm" svg:height="0.475cm" svg:x="2.95cm" svg:y="14.085cm">
          <draw:text-box>
            <text:p text:style-name="P1"><text:span text:style-name="T4">Council as a collective organ, the Council had clearly signified its agreement to the </text:span></text:p>
          </draw:text-box>
        </draw:frame>
        <draw:frame draw:style-name="gr1" draw:text-style-name="P2" draw:layer="layout" svg:width="7.52cm" svg:height="0.475cm" svg:x="2.95cm" svg:y="14.65cm">
          <draw:text-box>
            <text:p text:style-name="P1"><text:span text:style-name="T4">course of action which had been taken.”</text:span></text:p>
          </draw:text-box>
        </draw:frame>
        <draw:frame draw:style-name="gr6" draw:text-style-name="P7" draw:layer="layout" svg:width="0.273cm" svg:height="0.276cm" svg:x="10.434cm" svg:y="14.668cm">
          <draw:text-box>
            <text:p text:style-name="P1"><text:span text:style-name="T9">74</text:span></text:p>
          </draw:text-box>
        </draw:frame>
        <draw:frame draw:style-name="gr1" draw:text-style-name="P2" draw:layer="layout" svg:width="16.486cm" svg:height="0.475cm" svg:x="2.2cm" svg:y="15.564cm">
          <draw:text-box>
            <text:p text:style-name="P1"><text:span text:style-name="T6">172. </text:span><text:span text:style-name="T4"><text:s/>In April, an Iraqi plot to assassinate former US President George HW Bush during </text:span></text:p>
          </draw:text-box>
        </draw:frame>
        <draw:frame draw:style-name="gr1" draw:text-style-name="P2" draw:layer="layout" svg:width="16.698cm" svg:height="0.475cm" svg:x="2.2cm" svg:y="16.128cm">
          <draw:text-box>
            <text:p text:style-name="P1"><text:span text:style-name="T4">a visit to Kuwait was foiled. On 26 June, his successor, President Bill Clinton, responded </text:span></text:p>
          </draw:text-box>
        </draw:frame>
        <draw:frame draw:style-name="gr1" draw:text-style-name="P2" draw:layer="layout" svg:width="16.11cm" svg:height="0.475cm" svg:x="2.2cm" svg:y="16.693cm">
          <draw:text-box>
            <text:p text:style-name="P1"><text:span text:style-name="T4">with a cruise missile attack against the headquarters of the Iraqi Intelligence Services </text:span></text:p>
          </draw:text-box>
        </draw:frame>
        <draw:line draw:style-name="gr7" draw:text-style-name="P8" draw:layer="layout" svg:x1="2.199cm" svg:y1="22.89cm" svg:x2="7.3cm" svg:y2="22.89cm">
          <text:p/>
        </draw:line>
        <draw:frame draw:style-name="gr1" draw:text-style-name="P2" draw:layer="layout" svg:width="2.275cm" svg:height="0.475cm" svg:x="2.2cm" svg:y="17.257cm">
          <draw:text-box>
            <text:p text:style-name="P1"><text:span text:style-name="T4">in Baghdad.</text:span></text:p>
          </draw:text-box>
        </draw:frame>
        <draw:frame draw:style-name="gr8" draw:text-style-name="P9" draw:layer="layout" svg:width="0.29cm" svg:height="0.23cm" svg:x="2.2cm" svg:y="23.41cm">
          <draw:text-box>
            <text:p text:style-name="P1"><text:span text:style-name="T10">72 </text:span></text:p>
          </draw:text-box>
        </draw:frame>
        <draw:frame draw:style-name="gr4" draw:text-style-name="P5" draw:layer="layout" svg:width="16.029cm" svg:height="0.395cm" svg:x="2.532cm" svg:y="23.394cm">
          <draw:text-box>
            <text:p text:style-name="P1"><text:span text:style-name="T11">UN Security Council, 11 October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3.81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27cm" svg:height="0.395cm" svg:x="2.2cm" svg:y="24.241cm">
          <draw:text-box>
            <text:p text:style-name="P1"><text:span text:style-name="T11">(S/1996/848).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0">73 </text:span></text:p>
          </draw:text-box>
        </draw:frame>
        <draw:frame draw:style-name="gr4" draw:text-style-name="P5" draw:layer="layout" svg:width="15.67cm" svg:height="0.395cm" svg:x="2.532cm" svg:y="24.664cm">
          <draw:text-box>
            <text:p text:style-name="P1"><text:span text:style-name="T11">Statement by the President of the Security Council concerning United Nations flights in Iraqi territory, </text:span></text:p>
          </draw:text-box>
        </draw:frame>
        <draw:frame draw:style-name="gr4" draw:text-style-name="P5" draw:layer="layout" svg:width="15.856cm" svg:height="0.395cm" svg:x="2.2cm" svg:y="25.087cm">
          <draw:text-box>
            <text:p text:style-name="P1"><text:span text:style-name="T11">Document S/25081 of 8 January 1993; Statement by the President of the Security Council concerning </text:span></text:p>
          </draw:text-box>
        </draw:frame>
        <draw:frame draw:style-name="gr4" draw:text-style-name="P5" draw:layer="layout" svg:width="14.894cm" svg:height="0.395cm" svg:x="2.2cm" svg:y="25.511cm">
          <draw:text-box>
            <text:p text:style-name="P1"><text:span text:style-name="T11">various actions by Iraq </text:span><text:span text:style-name="T13">vis a vis </text:span><text:span text:style-name="T11">UNIKOM [United Nations Iraq-Kuwait Observation Mission] and </text:span></text:p>
          </draw:text-box>
        </draw:frame>
        <draw:frame draw:style-name="gr4" draw:text-style-name="P5" draw:layer="layout" svg:width="7.935cm" svg:height="0.395cm" svg:x="2.2cm" svg:y="25.934cm">
          <draw:text-box>
            <text:p text:style-name="P1"><text:span text:style-name="T11">UNSCOM, Document S/25091 of 11 January 1993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0">74 </text:span></text:p>
          </draw:text-box>
        </draw:frame>
        <draw:frame draw:style-name="gr4" draw:text-style-name="P5" draw:layer="layout" svg:width="16.08cm" svg:height="0.395cm" svg:x="2.532cm" svg:y="26.357cm">
          <draw:text-box>
            <text:p text:style-name="P1"><text:span text:style-name="T11">Zacklin R. </text:span><text:span text:style-name="T13">The United Nations Secretariat and the Use of Force in a Unipolar World: Power v. Principle. </text:span></text:p>
          </draw:text-box>
        </draw:frame>
        <draw:frame draw:style-name="gr4" draw:text-style-name="P5" draw:layer="layout" svg:width="5.429cm" svg:height="0.395cm" svg:x="2.2cm" svg:y="26.781cm">
          <draw:text-box>
            <text:p text:style-name="P1"><text:span text:style-name="T11">Cambridge University Press, 2010.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5</text:span></text:p>
          </draw:text-box>
        </draw:frame>
        <draw:frame draw:style-name="gr1" draw:text-style-name="P2" draw:layer="layout" svg:width="6.627cm" svg:height="0.475cm" svg:x="2.2cm" svg:y="2.525cm">
          <draw:text-box>
            <text:p text:style-name="P1"><text:span text:style-name="T6">173. </text:span><text:span text:style-name="T4"><text:s/>On 25 August, the JIC stated:</text:span></text:p>
          </draw:text-box>
        </draw:frame>
        <draw:frame draw:style-name="gr1" draw:text-style-name="P2" draw:layer="layout" svg:width="15.505cm" svg:height="0.475cm" svg:x="2.95cm" svg:y="3.44cm">
          <draw:text-box>
            <text:p text:style-name="P1"><text:span text:style-name="T4">“</text:span><text:span text:style-name="T4">Iraq has admitted to the UN that it conducted research into BW agents from 1986 </text:span></text:p>
          </draw:text-box>
        </draw:frame>
        <draw:frame draw:style-name="gr1" draw:text-style-name="P2" draw:layer="layout" svg:width="15.919cm" svg:height="0.475cm" svg:x="2.95cm" svg:y="4.004cm">
          <draw:text-box>
            <text:p text:style-name="P1"><text:span text:style-name="T4">to 1990, but claims never to have produced agent in quantity nor to have possessed </text:span></text:p>
          </draw:text-box>
        </draw:frame>
        <draw:frame draw:style-name="gr1" draw:text-style-name="P2" draw:layer="layout" svg:width="15.394cm" svg:height="0.475cm" svg:x="2.95cm" svg:y="4.568cm">
          <draw:text-box>
            <text:p text:style-name="P1"><text:span text:style-name="T4">biological weapons. We have information that this claim is untrue and assess that </text:span></text:p>
          </draw:text-box>
        </draw:frame>
        <draw:frame draw:style-name="gr1" draw:text-style-name="P2" draw:layer="layout" svg:width="15.822cm" svg:height="0.475cm" svg:x="2.95cm" svg:y="5.133cm">
          <draw:text-box>
            <text:p text:style-name="P1"><text:span text:style-name="T4">Iraq produced BW weapons containing anthrax and plague … Stocks of agents and </text:span></text:p>
          </draw:text-box>
        </draw:frame>
        <draw:frame draw:style-name="gr1" draw:text-style-name="P2" draw:layer="layout" svg:width="14.374cm" svg:height="0.475cm" svg:x="2.95cm" svg:y="5.697cm">
          <draw:text-box>
            <text:p text:style-name="P1"><text:span text:style-name="T4">weapons have probably been hidden, together with key items of equipment.”</text:span></text:p>
          </draw:text-box>
        </draw:frame>
        <draw:frame draw:style-name="gr6" draw:text-style-name="P7" draw:layer="layout" svg:width="0.273cm" svg:height="0.276cm" svg:x="17.258cm" svg:y="5.716cm">
          <draw:text-box>
            <text:p text:style-name="P1"><text:span text:style-name="T9">75</text:span></text:p>
          </draw:text-box>
        </draw:frame>
        <draw:frame draw:style-name="gr1" draw:text-style-name="P2" draw:layer="layout" svg:width="14.857cm" svg:height="0.475cm" svg:x="2.2cm" svg:y="6.612cm">
          <draw:text-box>
            <text:p text:style-name="P1"><text:span text:style-name="T6">174. </text:span><text:span text:style-name="T4"><text:s/>Commenting on the judgement that Iraq had produced plague, the Butler </text:span></text:p>
          </draw:text-box>
        </draw:frame>
        <draw:frame draw:style-name="gr1" draw:text-style-name="P2" draw:layer="layout" svg:width="15.97cm" svg:height="0.475cm" svg:x="2.2cm" svg:y="7.176cm">
          <draw:text-box>
            <text:p text:style-name="P1"><text:span text:style-name="T4">Report recorded that, after the Gulf Conflict, two further sources had provided “some </text:span></text:p>
          </draw:text-box>
        </draw:frame>
        <draw:frame draw:style-name="gr1" draw:text-style-name="P2" draw:layer="layout" svg:width="16.415cm" svg:height="0.475cm" svg:x="2.2cm" svg:y="7.741cm">
          <draw:text-box>
            <text:p text:style-name="P1"><text:span text:style-name="T4">apparently corroborative intelligence” that Iraq had produced plague. There were some </text:span></text:p>
          </draw:text-box>
        </draw:frame>
        <draw:frame draw:style-name="gr1" draw:text-style-name="P2" draw:layer="layout" svg:width="16.791cm" svg:height="0.475cm" svg:x="2.2cm" svg:y="8.305cm">
          <draw:text-box>
            <text:p text:style-name="P1"><text:span text:style-name="T4">inconsistencies between the knowledge of one of those sources and the source who had </text:span></text:p>
          </draw:text-box>
        </draw:frame>
        <draw:frame draw:style-name="gr1" draw:text-style-name="P2" draw:layer="layout" svg:width="16.068cm" svg:height="0.475cm" svg:x="2.2cm" svg:y="8.87cm">
          <draw:text-box>
            <text:p text:style-name="P1"><text:span text:style-name="T4">provided information in November 1990, which “could have led to questioning of their </text:span></text:p>
          </draw:text-box>
        </draw:frame>
        <draw:frame draw:style-name="gr1" draw:text-style-name="P2" draw:layer="layout" svg:width="1.581cm" svg:height="0.475cm" svg:x="2.2cm" svg:y="9.434cm">
          <draw:text-box>
            <text:p text:style-name="P1"><text:span text:style-name="T4">access”.</text:span></text:p>
          </draw:text-box>
        </draw:frame>
        <draw:frame draw:style-name="gr1" draw:text-style-name="P2" draw:layer="layout" svg:width="16.067cm" svg:height="0.475cm" svg:x="2.2cm" svg:y="10.348cm">
          <draw:text-box>
            <text:p text:style-name="P1"><text:span text:style-name="T6">175. </text:span><text:span text:style-name="T4"><text:s/>By November, there was renewed progress when Iraq accepted resolution 715, </text:span></text:p>
          </draw:text-box>
        </draw:frame>
        <draw:frame draw:style-name="gr1" draw:text-style-name="P2" draw:layer="layout" svg:width="16.77cm" svg:height="0.475cm" svg:x="2.2cm" svg:y="10.913cm">
          <draw:text-box>
            <text:p text:style-name="P1"><text:span text:style-name="T4">and permitted the deployment of OMV systems to ensure former weapons sites were not </text:span></text:p>
          </draw:text-box>
        </draw:frame>
        <draw:frame draw:style-name="gr1" draw:text-style-name="P2" draw:layer="layout" svg:width="2.199cm" svg:height="0.475cm" svg:x="2.2cm" svg:y="11.477cm">
          <draw:text-box>
            <text:p text:style-name="P1"><text:span text:style-name="T4">reactivated.</text:span></text:p>
          </draw:text-box>
        </draw:frame>
        <draw:frame draw:style-name="gr1" draw:text-style-name="P2" draw:layer="layout" svg:width="16.207cm" svg:height="0.475cm" svg:x="2.2cm" svg:y="12.392cm">
          <draw:text-box>
            <text:p text:style-name="P1"><text:span text:style-name="T6">176. </text:span><text:span text:style-name="T4"><text:s/>By May 1994, UNSCOM had supervised the destruction of “480,000 litres of live </text:span></text:p>
          </draw:text-box>
        </draw:frame>
        <draw:frame draw:style-name="gr1" draw:text-style-name="P2" draw:layer="layout" svg:width="16.766cm" svg:height="0.475cm" svg:x="2.2cm" svg:y="12.956cm">
          <draw:text-box>
            <text:p text:style-name="P1"><text:span text:style-name="T4">chemical agent, 28,000 chemical munitions and approximately 1.8 million litres, and over </text:span></text:p>
          </draw:text-box>
        </draw:frame>
        <draw:frame draw:style-name="gr1" draw:text-style-name="P2" draw:layer="layout" svg:width="11.525cm" svg:height="0.475cm" svg:x="2.2cm" svg:y="13.521cm">
          <draw:text-box>
            <text:p text:style-name="P1"><text:span text:style-name="T4">1 million kilograms of some 45 different precursor chemicals”.</text:span></text:p>
          </draw:text-box>
        </draw:frame>
        <draw:frame draw:style-name="gr6" draw:text-style-name="P7" draw:layer="layout" svg:width="0.273cm" svg:height="0.276cm" svg:x="13.697cm" svg:y="13.539cm">
          <draw:text-box>
            <text:p text:style-name="P1"><text:span text:style-name="T9">76</text:span></text:p>
          </draw:text-box>
        </draw:frame>
        <draw:frame draw:style-name="gr1" draw:text-style-name="P2" draw:layer="layout" svg:width="16.787cm" svg:height="0.475cm" svg:x="2.2cm" svg:y="14.435cm">
          <draw:text-box>
            <text:p text:style-name="P1"><text:span text:style-name="T6">177. </text:span><text:span text:style-name="T4"><text:s/>A JIC Assessment of 8 September noted that it did “not believe the full extent of the </text:span></text:p>
          </draw:text-box>
        </draw:frame>
        <draw:frame draw:style-name="gr1" draw:text-style-name="P2" draw:layer="layout" svg:width="6.894cm" svg:height="0.475cm" svg:x="2.2cm" svg:y="15cm">
          <draw:text-box>
            <text:p text:style-name="P1"><text:span text:style-name="T4">CW programme” had been revealed:</text:span></text:p>
          </draw:text-box>
        </draw:frame>
        <draw:frame draw:style-name="gr1" draw:text-style-name="P2" draw:layer="layout" svg:width="14.383cm" svg:height="0.475cm" svg:x="2.95cm" svg:y="15.914cm">
          <draw:text-box>
            <text:p text:style-name="P1"><text:span text:style-name="T4">“</text:span><text:span text:style-name="T4">Although UNSCOM has destroyed the large declared stocks of CW agents, </text:span></text:p>
          </draw:text-box>
        </draw:frame>
        <draw:frame draw:style-name="gr1" draw:text-style-name="P2" draw:layer="layout" svg:width="15.17cm" svg:height="0.475cm" svg:x="2.95cm" svg:y="16.478cm">
          <draw:text-box>
            <text:p text:style-name="P1"><text:span text:style-name="T4">precursors and weapons, Iraq may have retained a secret stockpile but we have </text:span></text:p>
          </draw:text-box>
        </draw:frame>
        <draw:frame draw:style-name="gr1" draw:text-style-name="P2" draw:layer="layout" svg:width="15.187cm" svg:height="0.475cm" svg:x="2.95cm" svg:y="17.043cm">
          <draw:text-box>
            <text:p text:style-name="P1"><text:span text:style-name="T4">no direct evidence. Hidden stockpiles are probably unnecessary as the Iraqi civil </text:span></text:p>
          </draw:text-box>
        </draw:frame>
        <draw:frame draw:style-name="gr1" draw:text-style-name="P2" draw:layer="layout" svg:width="15.238cm" svg:height="0.475cm" svg:x="2.95cm" svg:y="17.607cm">
          <draw:text-box>
            <text:p text:style-name="P1"><text:span text:style-name="T4">chemical industry can produce all the precursors needed to make mustard agent </text:span></text:p>
          </draw:text-box>
        </draw:frame>
        <draw:frame draw:style-name="gr1" draw:text-style-name="P2" draw:layer="layout" svg:width="6.835cm" svg:height="0.475cm" svg:x="2.95cm" svg:y="18.172cm">
          <draw:text-box>
            <text:p text:style-name="P1"><text:span text:style-name="T4">and most of those for nerve agents.”</text:span></text:p>
          </draw:text-box>
        </draw:frame>
        <draw:frame draw:style-name="gr6" draw:text-style-name="P7" draw:layer="layout" svg:width="0.273cm" svg:height="0.276cm" svg:x="9.751cm" svg:y="18.191cm">
          <draw:text-box>
            <text:p text:style-name="P1"><text:span text:style-name="T9">77</text:span></text:p>
          </draw:text-box>
        </draw:frame>
        <draw:frame draw:style-name="gr1" draw:text-style-name="P2" draw:layer="layout" svg:width="16.795cm" svg:height="0.475cm" svg:x="2.2cm" svg:y="19.086cm">
          <draw:text-box>
            <text:p text:style-name="P1"><text:span text:style-name="T6">178. </text:span><text:span text:style-name="T4"><text:s/>In OP22 of resolution 687, the Security Council had decided that, upon approval by </text:span></text:p>
          </draw:text-box>
        </draw:frame>
        <draw:frame draw:style-name="gr1" draw:text-style-name="P2" draw:layer="layout" svg:width="16.533cm" svg:height="0.475cm" svg:x="2.2cm" svg:y="19.651cm">
          <draw:text-box>
            <text:p text:style-name="P1"><text:span text:style-name="T4">the Security Council of the programme called for in OP19 (which would establish a fund </text:span></text:p>
          </draw:text-box>
        </draw:frame>
        <draw:frame draw:style-name="gr1" draw:text-style-name="P2" draw:layer="layout" svg:width="16.207cm" svg:height="0.475cm" svg:x="2.2cm" svg:y="20.215cm">
          <draw:text-box>
            <text:p text:style-name="P1"><text:span text:style-name="T4">to pay compensation for damage caused by Iraq’s invasion and occupation of Kuwait) </text:span></text:p>
          </draw:text-box>
        </draw:frame>
        <draw:frame draw:style-name="gr1" draw:text-style-name="P2" draw:layer="layout" svg:width="16.516cm" svg:height="0.475cm" svg:x="2.2cm" svg:y="20.78cm">
          <draw:text-box>
            <text:p text:style-name="P1"><text:span text:style-name="T4">and “Council agreement that Iraq has completed all actions contemplated” in OPs 8-13, </text:span></text:p>
          </draw:text-box>
        </draw:frame>
        <draw:frame draw:style-name="gr1" draw:text-style-name="P2" draw:layer="layout" svg:width="15.047cm" svg:height="0.475cm" svg:x="2.2cm" svg:y="21.344cm">
          <draw:text-box>
            <text:p text:style-name="P1"><text:span text:style-name="T4">the sanctions imposed by resolution 661 should “have no further force or effect”.</text:span></text:p>
          </draw:text-box>
        </draw:frame>
        <draw:frame draw:style-name="gr1" draw:text-style-name="P2" draw:layer="layout" svg:width="16.537cm" svg:height="0.475cm" svg:x="2.2cm" svg:y="22.258cm">
          <draw:text-box>
            <text:p text:style-name="P1"><text:span text:style-name="T6">179. </text:span><text:span text:style-name="T4"><text:s/>In response to Iraq’s deployment of forces into southern Iraq, the Security Council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16.008cm" svg:height="0.475cm" svg:x="2.2cm" svg:y="22.823cm">
          <draw:text-box>
            <text:p text:style-name="P1"><text:span text:style-name="T4">adopted resolution 949 (1994) on 15 October 1994, which condemned “deployments </text:span></text:p>
          </draw:text-box>
        </draw:frame>
        <draw:frame draw:style-name="gr8" draw:text-style-name="P9" draw:layer="layout" svg:width="0.29cm" svg:height="0.23cm" svg:x="2.2cm" svg:y="24.256cm">
          <draw:text-box>
            <text:p text:style-name="P1"><text:span text:style-name="T10">75 </text:span></text:p>
          </draw:text-box>
        </draw:frame>
        <draw:frame draw:style-name="gr4" draw:text-style-name="P5" draw:layer="layout" svg:width="15.733cm" svg:height="0.395cm" svg:x="2.532cm" svg:y="24.241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56cm" svg:height="0.395cm" svg:x="2.2cm" svg:y="24.664cm">
          <draw:text-box>
            <text:p text:style-name="P1"><text:span text:style-name="T11">page 134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0">76 </text:span></text:p>
          </draw:text-box>
        </draw:frame>
        <draw:frame draw:style-name="gr4" draw:text-style-name="P5" draw:layer="layout" svg:width="16.029cm" svg:height="0.395cm" svg:x="2.532cm" svg:y="25.087cm">
          <draw:text-box>
            <text:p text:style-name="P1"><text:span text:style-name="T11">UN Security Council, 11 October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5.511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225cm" svg:height="0.395cm" svg:x="2.2cm" svg:y="25.934cm">
          <draw:text-box>
            <text:p text:style-name="P1"><text:span text:style-name="T11">(S/1996/848). 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0">77 </text:span></text:p>
          </draw:text-box>
        </draw:frame>
        <draw:frame draw:style-name="gr4" draw:text-style-name="P5" draw:layer="layout" svg:width="15.733cm" svg:height="0.395cm" svg:x="2.532cm" svg:y="26.357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051cm" svg:height="0.395cm" svg:x="2.2cm" svg:y="26.781cm">
          <draw:text-box>
            <text:p text:style-name="P1"><text:span text:style-name="T11">pages 46-47.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6</text:span></text:p>
          </draw:text-box>
        </draw:frame>
        <draw:frame draw:style-name="gr1" draw:text-style-name="P2" draw:layer="layout" svg:width="9.239cm" svg:height="0.475cm" svg:x="2.2cm" svg:y="2.525cm">
          <draw:text-box>
            <text:p text:style-name="P1"><text:span text:style-name="T4">by Iraq in the direction of the border with Kuwait”.</text:span></text:p>
          </draw:text-box>
        </draw:frame>
        <draw:frame draw:style-name="gr6" draw:text-style-name="P7" draw:layer="layout" svg:width="0.273cm" svg:height="0.276cm" svg:x="11.4cm" svg:y="2.544cm">
          <draw:text-box>
            <text:p text:style-name="P1"><text:span text:style-name="T9">78</text:span></text:p>
          </draw:text-box>
        </draw:frame>
        <draw:frame draw:style-name="gr1" draw:text-style-name="P2" draw:layer="layout" svg:width="5.87cm" svg:height="0.475cm" svg:x="11.675cm" svg:y="2.525cm">
          <draw:text-box>
            <text:p text:style-name="P1"><text:span text:style-name="T4"><text:s/></text:span><text:span text:style-name="T4">It included a demand that Iraq </text:span></text:p>
          </draw:text-box>
        </draw:frame>
        <draw:frame draw:style-name="gr1" draw:text-style-name="P2" draw:layer="layout" svg:width="11.75cm" svg:height="0.475cm" svg:x="2.2cm" svg:y="3.09cm">
          <draw:text-box>
            <text:p text:style-name="P1"><text:span text:style-name="T4">“</text:span><text:span text:style-name="T4">co-operate fully with the United Nations Special Commission”.</text:span></text:p>
          </draw:text-box>
        </draw:frame>
        <draw:frame draw:style-name="gr1" draw:text-style-name="P2" draw:layer="layout" svg:width="15.47cm" svg:height="0.475cm" svg:x="2.2cm" svg:y="4.004cm">
          <draw:text-box>
            <text:p text:style-name="P1"><text:span text:style-name="T6">180. </text:span><text:span text:style-name="T4"><text:s text:c="2"/>In autumn 1994, UNSCOM conducted a thorough review of Iraq’s biological </text:span></text:p>
          </draw:text-box>
        </draw:frame>
        <draw:frame draw:style-name="gr1" draw:text-style-name="P2" draw:layer="layout" svg:width="16.233cm" svg:height="0.475cm" svg:x="2.2cm" svg:y="4.568cm">
          <draw:text-box>
            <text:p text:style-name="P1"><text:span text:style-name="T4">weapons programme, including “an attempt to create a material balance of equipment </text:span></text:p>
          </draw:text-box>
        </draw:frame>
        <draw:frame draw:style-name="gr1" draw:text-style-name="P2" draw:layer="layout" svg:width="7.347cm" svg:height="0.475cm" svg:x="2.2cm" svg:y="5.133cm">
          <draw:text-box>
            <text:p text:style-name="P1"><text:span text:style-name="T4">and … growth media acquired by Iraq”.</text:span></text:p>
          </draw:text-box>
        </draw:frame>
        <draw:frame draw:style-name="gr6" draw:text-style-name="P7" draw:layer="layout" svg:width="0.273cm" svg:height="0.276cm" svg:x="9.518cm" svg:y="5.152cm">
          <draw:text-box>
            <text:p text:style-name="P1"><text:span text:style-name="T9">79</text:span></text:p>
          </draw:text-box>
        </draw:frame>
        <draw:frame draw:style-name="gr1" draw:text-style-name="P2" draw:layer="layout" svg:width="8.6cm" svg:height="0.475cm" svg:x="9.793cm" svg:y="5.133cm">
          <draw:text-box>
            <text:p text:style-name="P1"><text:span text:style-name="T4"><text:s/></text:span><text:span text:style-name="T4">The review “reinforced the suspicion that the </text:span></text:p>
          </draw:text-box>
        </draw:frame>
        <draw:frame draw:style-name="gr1" draw:text-style-name="P2" draw:layer="layout" svg:width="16.322cm" svg:height="0.475cm" svg:x="2.2cm" svg:y="5.697cm">
          <draw:text-box>
            <text:p text:style-name="P1"><text:span text:style-name="T4">Al Hakam factory was a biological warfare agent production facility and that other sites </text:span></text:p>
          </draw:text-box>
        </draw:frame>
        <draw:frame draw:style-name="gr1" draw:text-style-name="P2" draw:layer="layout" svg:width="10.907cm" svg:height="0.475cm" svg:x="2.2cm" svg:y="6.262cm">
          <draw:text-box>
            <text:p text:style-name="P1"><text:span text:style-name="T4">were also involved in the biological weapons programme”.</text:span></text:p>
          </draw:text-box>
        </draw:frame>
        <draw:frame draw:style-name="gr1" draw:text-style-name="P2" draw:layer="layout" svg:width="6.999cm" svg:height="0.475cm" svg:x="2.2cm" svg:y="7.176cm">
          <draw:text-box>
            <text:p text:style-name="P1"><text:span text:style-name="T6">181. </text:span><text:span text:style-name="T4"><text:s/>Inspections and interviews had:</text:span></text:p>
          </draw:text-box>
        </draw:frame>
        <draw:frame draw:style-name="gr1" draw:text-style-name="P2" draw:layer="layout" svg:width="15.547cm" svg:height="0.475cm" svg:x="2.95cm" svg:y="8.091cm">
          <draw:text-box>
            <text:p text:style-name="P1"><text:span text:style-name="T4">“… </text:span><text:span text:style-name="T4">enabled the Commission to arrive at a firm assessment that Iraq’s declarations </text:span></text:p>
          </draw:text-box>
        </draw:frame>
        <draw:frame draw:style-name="gr1" draw:text-style-name="P2" draw:layer="layout" svg:width="14.861cm" svg:height="0.475cm" svg:x="2.95cm" svg:y="8.655cm">
          <draw:text-box>
            <text:p text:style-name="P1"><text:span text:style-name="T4">in the biological area at that time were fundamentally wrong and misleading as </text:span></text:p>
          </draw:text-box>
        </draw:frame>
        <draw:frame draw:style-name="gr1" draw:text-style-name="P2" draw:layer="layout" svg:width="14.472cm" svg:height="0.475cm" svg:x="2.95cm" svg:y="9.22cm">
          <draw:text-box>
            <text:p text:style-name="P1"><text:span text:style-name="T4">it was attempting to hide a full-scale biological warfare programme, including </text:span></text:p>
          </draw:text-box>
        </draw:frame>
        <draw:frame draw:style-name="gr1" draw:text-style-name="P2" draw:layer="layout" svg:width="15.61cm" svg:height="0.475cm" svg:x="2.95cm" svg:y="9.784cm">
          <draw:text-box>
            <text:p text:style-name="P1"><text:span text:style-name="T4">weaponization. The Commission came to the unequivocal conclusion that Iraq had </text:span></text:p>
          </draw:text-box>
        </draw:frame>
        <draw:frame draw:style-name="gr1" draw:text-style-name="P2" draw:layer="layout" svg:width="15.204cm" svg:height="0.475cm" svg:x="2.95cm" svg:y="10.348cm">
          <draw:text-box>
            <text:p text:style-name="P1"><text:span text:style-name="T4">in fact produced biological weapons, that its biological programme was offensive </text:span></text:p>
          </draw:text-box>
        </draw:frame>
        <draw:frame draw:style-name="gr1" draw:text-style-name="P2" draw:layer="layout" svg:width="15.174cm" svg:height="0.475cm" svg:x="2.95cm" svg:y="10.913cm">
          <draw:text-box>
            <text:p text:style-name="P1"><text:span text:style-name="T4">in nature, that Al Hakam had been constructed as a dedicated biological warfare </text:span></text:p>
          </draw:text-box>
        </draw:frame>
        <draw:frame draw:style-name="gr1" draw:text-style-name="P2" draw:layer="layout" svg:width="15.09cm" svg:height="0.475cm" svg:x="2.95cm" svg:y="11.477cm">
          <draw:text-box>
            <text:p text:style-name="P1"><text:span text:style-name="T4">agent research and production facility and had been operational before January </text:span></text:p>
          </draw:text-box>
        </draw:frame>
        <draw:frame draw:style-name="gr1" draw:text-style-name="P2" draw:layer="layout" svg:width="15.602cm" svg:height="0.475cm" svg:x="2.95cm" svg:y="12.042cm">
          <draw:text-box>
            <text:p text:style-name="P1"><text:span text:style-name="T4">1991, and that additional sites, including al-Muthanna, a known chemical weapons </text:span></text:p>
          </draw:text-box>
        </draw:frame>
        <draw:frame draw:style-name="gr1" draw:text-style-name="P2" draw:layer="layout" svg:width="9.04cm" svg:height="0.475cm" svg:x="2.95cm" svg:y="12.606cm">
          <draw:text-box>
            <text:p text:style-name="P1"><text:span text:style-name="T4">establishment were involved in the programme.”</text:span></text:p>
          </draw:text-box>
        </draw:frame>
        <draw:frame draw:style-name="gr1" draw:text-style-name="P2" draw:layer="layout" svg:width="13.667cm" svg:height="0.475cm" svg:x="2.2cm" svg:y="13.521cm">
          <draw:text-box>
            <text:p text:style-name="P1"><text:span text:style-name="T6">182. </text:span><text:span text:style-name="T4"><text:s/>UNSCOM “confronted” Iraq with its assessments in February 1995.</text:span></text:p>
          </draw:text-box>
        </draw:frame>
        <draw:frame draw:style-name="gr1" draw:text-style-name="P2" draw:layer="layout" svg:width="15.978cm" svg:height="0.475cm" svg:x="2.2cm" svg:y="14.435cm">
          <draw:text-box>
            <text:p text:style-name="P1"><text:span text:style-name="T6">183. </text:span><text:span text:style-name="T4"><text:s/>Iraq admitted in December that it received proscribed SCUD missile gyroscope </text:span></text:p>
          </draw:text-box>
        </draw:frame>
        <draw:frame draw:style-name="gr1" draw:text-style-name="P2" draw:layer="layout" svg:width="16.089cm" svg:height="0.475cm" svg:x="2.2cm" svg:y="15cm">
          <draw:text-box>
            <text:p text:style-name="P1"><text:span text:style-name="T4">components in 1991 and a shipment of proscribed advanced missile gyroscopes was </text:span></text:p>
          </draw:text-box>
        </draw:frame>
        <draw:frame draw:style-name="gr1" draw:text-style-name="P2" draw:layer="layout" svg:width="3.74cm" svg:height="0.475cm" svg:x="2.2cm" svg:y="15.564cm">
          <draw:text-box>
            <text:p text:style-name="P1"><text:span text:style-name="T4">intercepted in 1995.</text:span></text:p>
          </draw:text-box>
        </draw:frame>
        <draw:frame draw:style-name="gr6" draw:text-style-name="P7" draw:layer="layout" svg:width="0.273cm" svg:height="0.276cm" svg:x="5.919cm" svg:y="15.583cm">
          <draw:text-box>
            <text:p text:style-name="P1"><text:span text:style-name="T9">80</text:span></text:p>
          </draw:text-box>
        </draw:frame>
        <draw:frame draw:style-name="gr1" draw:text-style-name="P2" draw:layer="layout" svg:width="16.05cm" svg:height="0.475cm" svg:x="2.2cm" svg:y="16.478cm">
          <draw:text-box>
            <text:p text:style-name="P1"><text:span text:style-name="T6">184. </text:span><text:span text:style-name="T4"><text:s/>Mr Haass wrote in his memoir that, during the Clinton Administration, there was:</text:span></text:p>
          </draw:text-box>
        </draw:frame>
        <draw:frame draw:style-name="gr1" draw:text-style-name="P2" draw:layer="layout" svg:width="15.056cm" svg:height="0.475cm" svg:x="2.95cm" svg:y="17.393cm">
          <draw:text-box>
            <text:p text:style-name="P1"><text:span text:style-name="T4">“… </text:span><text:span text:style-name="T4">a range of efforts that sought to promote regime change, something that got </text:span></text:p>
          </draw:text-box>
        </draw:frame>
        <draw:frame draw:style-name="gr1" draw:text-style-name="P2" draw:layer="layout" svg:width="15.149cm" svg:height="0.475cm" svg:x="2.95cm" svg:y="17.957cm">
          <draw:text-box>
            <text:p text:style-name="P1"><text:span text:style-name="T4">the CIA and the Clinton administration enmeshed in a disastrous attempt to oust </text:span></text:p>
          </draw:text-box>
        </draw:frame>
        <draw:frame draw:style-name="gr1" draw:text-style-name="P2" draw:layer="layout" svg:width="15.771cm" svg:height="0.475cm" svg:x="2.95cm" svg:y="18.522cm">
          <draw:text-box>
            <text:p text:style-name="P1"><text:span text:style-name="T4">Saddam Hussein by covert means. The coup was uncovered and crushed in March </text:span></text:p>
          </draw:text-box>
        </draw:frame>
        <draw:frame draw:style-name="gr1" draw:text-style-name="P2" draw:layer="layout" svg:width="15.564cm" svg:height="0.475cm" svg:x="2.95cm" svg:y="19.086cm">
          <draw:text-box>
            <text:p text:style-name="P1"><text:span text:style-name="T4">1995. There was as well a parallel overt initiative to strengthen the Iraqi opposition </text:span></text:p>
          </draw:text-box>
        </draw:frame>
        <draw:frame draw:style-name="gr1" draw:text-style-name="P2" draw:layer="layout" svg:width="4.726cm" svg:height="0.475cm" svg:x="2.95cm" svg:y="19.651cm">
          <draw:text-box>
            <text:p text:style-name="P1"><text:span text:style-name="T4">that lived outside Iraq …”</text:span></text:p>
          </draw:text-box>
        </draw:frame>
        <draw:frame draw:style-name="gr6" draw:text-style-name="P7" draw:layer="layout" svg:width="0.273cm" svg:height="0.276cm" svg:x="7.656cm" svg:y="19.669cm">
          <draw:text-box>
            <text:p text:style-name="P1"><text:span text:style-name="T9">81</text:span></text:p>
          </draw:text-box>
        </draw:frame>
        <draw:frame draw:style-name="gr1" draw:text-style-name="P2" draw:layer="layout" svg:width="15.517cm" svg:height="0.475cm" svg:x="2.2cm" svg:y="20.565cm">
          <draw:text-box>
            <text:p text:style-name="P1"><text:span text:style-name="T6">185. </text:span><text:span text:style-name="T4"><text:s/>In April 1995, the Security Council was advised that the Special Commission </text:span></text:p>
          </draw:text-box>
        </draw:frame>
        <draw:frame draw:style-name="gr1" draw:text-style-name="P2" draw:layer="layout" svg:width="16.69cm" svg:height="0.475cm" svg:x="2.2cm" svg:y="21.13cm">
          <draw:text-box>
            <text:p text:style-name="P1"><text:span text:style-name="T4">assessed that Iraq had “obtained or sought to obtain all the items and materials required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1" draw:text-style-name="P2" draw:layer="layout" svg:width="16.012cm" svg:height="0.475cm" svg:x="2.2cm" svg:y="21.694cm">
          <draw:text-box>
            <text:p text:style-name="P1"><text:span text:style-name="T4">to produce biological warfare agents in Iraq”. Given Iraq’s failure to account for those </text:span></text:p>
          </draw:text-box>
        </draw:frame>
        <draw:frame draw:style-name="gr8" draw:text-style-name="P9" draw:layer="layout" svg:width="0.29cm" svg:height="0.23cm" svg:x="2.2cm" svg:y="23.833cm">
          <draw:text-box>
            <text:p text:style-name="P1"><text:span text:style-name="T10">78 </text:span></text:p>
          </draw:text-box>
        </draw:frame>
        <draw:frame draw:style-name="gr4" draw:text-style-name="P5" draw:layer="layout" svg:width="6.653cm" svg:height="0.395cm" svg:x="2.532cm" svg:y="23.817cm">
          <draw:text-box>
            <text:p text:style-name="P1"><text:span text:style-name="T11">UN Security Council resolution 949 (1994).</text:span></text:p>
          </draw:text-box>
        </draw:frame>
        <draw:frame draw:style-name="gr8" draw:text-style-name="P9" draw:layer="layout" svg:width="0.29cm" svg:height="0.23cm" svg:x="2.2cm" svg:y="24.256cm">
          <draw:text-box>
            <text:p text:style-name="P1"><text:span text:style-name="T10">79 </text:span></text:p>
          </draw:text-box>
        </draw:frame>
        <draw:frame draw:style-name="gr4" draw:text-style-name="P5" draw:layer="layout" svg:width="16.029cm" svg:height="0.395cm" svg:x="2.532cm" svg:y="24.241cm">
          <draw:text-box>
            <text:p text:style-name="P1"><text:span text:style-name="T11">UN Security Council, 11 October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4.664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225cm" svg:height="0.395cm" svg:x="2.2cm" svg:y="25.087cm">
          <draw:text-box>
            <text:p text:style-name="P1"><text:span text:style-name="T11">(S/1996/848). 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0">80 </text:span></text:p>
          </draw:text-box>
        </draw:frame>
        <draw:frame draw:style-name="gr4" draw:text-style-name="P5" draw:layer="layout" svg:width="16.029cm" svg:height="0.395cm" svg:x="2.532cm" svg:y="25.511cm">
          <draw:text-box>
            <text:p text:style-name="P1"><text:span text:style-name="T11">UN Security Council, 11 October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5.934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225cm" svg:height="0.395cm" svg:x="2.2cm" svg:y="26.357cm">
          <draw:text-box>
            <text:p text:style-name="P1"><text:span text:style-name="T11">(S/1996/848). 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0">81 </text:span></text:p>
          </draw:text-box>
        </draw:frame>
        <draw:frame draw:style-name="gr4" draw:text-style-name="P5" draw:layer="layout" svg:width="15.292cm" svg:height="0.395cm" svg:x="2.532cm" svg:y="26.781cm">
          <draw:text-box>
            <text:p text:style-name="P1"><text:span text:style-name="T11">Haass RN. </text:span><text:span text:style-name="T13">War of Necessity War of Choice: A Memoir of two Iraqi Wars</text:span><text:span text:style-name="T11">. Simon &amp; Schuster, 2009. 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7</text:span></text:p>
          </draw:text-box>
        </draw:frame>
        <draw:frame draw:style-name="gr1" draw:text-style-name="P2" draw:layer="layout" svg:width="16.592cm" svg:height="0.475cm" svg:x="2.2cm" svg:y="2.525cm">
          <draw:text-box>
            <text:p text:style-name="P1"><text:span text:style-name="T4">items, the only conclusion was that there was “a high risk that they had been purchased </text:span></text:p>
          </draw:text-box>
        </draw:frame>
        <draw:frame draw:style-name="gr1" draw:text-style-name="P2" draw:layer="layout" svg:width="7.77cm" svg:height="0.475cm" svg:x="2.2cm" svg:y="3.09cm">
          <draw:text-box>
            <text:p text:style-name="P1"><text:span text:style-name="T4">and in part used for proscribed activities”.</text:span></text:p>
          </draw:text-box>
        </draw:frame>
        <draw:frame draw:style-name="gr6" draw:text-style-name="P7" draw:layer="layout" svg:width="0.273cm" svg:height="0.276cm" svg:x="9.941cm" svg:y="3.108cm">
          <draw:text-box>
            <text:p text:style-name="P1"><text:span text:style-name="T9">82</text:span></text:p>
          </draw:text-box>
        </draw:frame>
        <draw:frame draw:style-name="gr1" draw:text-style-name="P2" draw:layer="layout" svg:width="16.055cm" svg:height="0.475cm" svg:x="2.2cm" svg:y="4.004cm">
          <draw:text-box>
            <text:p text:style-name="P1"><text:span text:style-name="T6">186. </text:span><text:span text:style-name="T4"><text:s/>Mr Ekéus told the Inquiry that he was able to make that report as a result of the </text:span></text:p>
          </draw:text-box>
        </draw:frame>
        <draw:frame draw:style-name="gr1" draw:text-style-name="P2" draw:layer="layout" svg:width="10.031cm" svg:height="0.475cm" svg:x="2.2cm" svg:y="4.568cm">
          <draw:text-box>
            <text:p text:style-name="P1"><text:span text:style-name="T4">work of UNSCOM scientists, including Dr David Kelly.</text:span></text:p>
          </draw:text-box>
        </draw:frame>
        <draw:frame draw:style-name="gr6" draw:text-style-name="P7" draw:layer="layout" svg:width="0.273cm" svg:height="0.276cm" svg:x="12.214cm" svg:y="4.587cm">
          <draw:text-box>
            <text:p text:style-name="P1"><text:span text:style-name="T9">83</text:span></text:p>
          </draw:text-box>
        </draw:frame>
        <draw:frame draw:style-name="gr1" draw:text-style-name="P2" draw:layer="layout" svg:width="16.533cm" svg:height="0.475cm" svg:x="2.2cm" svg:y="5.483cm">
          <draw:text-box>
            <text:p text:style-name="P1"><text:span text:style-name="T6">187. </text:span><text:span text:style-name="T4"><text:s/>On 1 July 1995, as part of a further “full, final, and complete disclosure (FFCD)” of </text:span></text:p>
          </draw:text-box>
        </draw:frame>
        <draw:frame draw:style-name="gr1" draw:text-style-name="P2" draw:layer="layout" svg:width="16.377cm" svg:height="0.475cm" svg:x="2.2cm" svg:y="6.047cm">
          <draw:text-box>
            <text:p text:style-name="P1"><text:span text:style-name="T4">its capabilities, Iraq admitted for the first time to the production of bulk biological agent, </text:span></text:p>
          </draw:text-box>
        </draw:frame>
        <draw:frame draw:style-name="gr1" draw:text-style-name="P2" draw:layer="layout" svg:width="5.277cm" svg:height="0.475cm" svg:x="2.2cm" svg:y="6.612cm">
          <draw:text-box>
            <text:p text:style-name="P1"><text:span text:style-name="T4">but not to its weaponisation.</text:span></text:p>
          </draw:text-box>
        </draw:frame>
        <draw:frame draw:style-name="gr6" draw:text-style-name="P7" draw:layer="layout" svg:width="0.273cm" svg:height="0.276cm" svg:x="7.448cm" svg:y="6.631cm">
          <draw:text-box>
            <text:p text:style-name="P1"><text:span text:style-name="T9">84</text:span></text:p>
          </draw:text-box>
        </draw:frame>
        <draw:frame draw:style-name="gr1" draw:text-style-name="P2" draw:layer="layout" svg:width="16.419cm" svg:height="0.475cm" svg:x="2.2cm" svg:y="7.526cm">
          <draw:text-box>
            <text:p text:style-name="P1"><text:span text:style-name="T6">188. </text:span><text:span text:style-name="T4"><text:s/>In July 1995, dual-use items were rendered harmless or destroyed, “under strong </text:span></text:p>
          </draw:text-box>
        </draw:frame>
        <draw:frame draw:style-name="gr1" draw:text-style-name="P2" draw:layer="layout" svg:width="15.483cm" svg:height="0.475cm" svg:x="2.2cm" svg:y="8.091cm">
          <draw:text-box>
            <text:p text:style-name="P1"><text:span text:style-name="T4">protest from Iraq”. In November 1995, Iraq acknowledged that the items had been </text:span></text:p>
          </draw:text-box>
        </draw:frame>
        <draw:frame draw:style-name="gr1" draw:text-style-name="P2" draw:layer="layout" svg:width="10.742cm" svg:height="0.475cm" svg:x="2.2cm" svg:y="8.655cm">
          <draw:text-box>
            <text:p text:style-name="P1"><text:span text:style-name="T4">specifically procured for and used in proscribed activities.</text:span></text:p>
          </draw:text-box>
        </draw:frame>
        <draw:frame draw:style-name="gr6" draw:text-style-name="P7" draw:layer="layout" svg:width="0.273cm" svg:height="0.276cm" svg:x="12.906cm" svg:y="8.674cm">
          <draw:text-box>
            <text:p text:style-name="P1"><text:span text:style-name="T9">85</text:span></text:p>
          </draw:text-box>
        </draw:frame>
        <draw:frame draw:style-name="gr1" draw:text-style-name="P2" draw:layer="layout" svg:width="15.221cm" svg:height="0.475cm" svg:x="2.2cm" svg:y="9.57cm">
          <draw:text-box>
            <text:p text:style-name="P1"><text:span text:style-name="T6">189. </text:span><text:span text:style-name="T4"><text:s/>Mr Ekéus told the Inquiry that, in 1995, Mr Aziz had asked him to approach </text:span></text:p>
          </draw:text-box>
        </draw:frame>
        <draw:frame draw:style-name="gr1" draw:text-style-name="P2" draw:layer="layout" svg:width="16.135cm" svg:height="0.475cm" svg:x="2.2cm" svg:y="10.134cm">
          <draw:text-box>
            <text:p text:style-name="P1"><text:span text:style-name="T4">Mr Tony Lake, US National Security Advisor, to offer, on Mr Aziz’s behalf, “high quality </text:span></text:p>
          </draw:text-box>
        </draw:frame>
        <draw:frame draw:style-name="gr1" draw:text-style-name="P2" draw:layer="layout" svg:width="15.733cm" svg:height="0.475cm" svg:x="2.2cm" svg:y="10.698cm">
          <draw:text-box>
            <text:p text:style-name="P1"><text:span text:style-name="T4">information about activity and planning inside terrorist networks” in exchange for an </text:span></text:p>
          </draw:text-box>
        </draw:frame>
        <draw:frame draw:style-name="gr1" draw:text-style-name="P2" draw:layer="layout" svg:width="12.037cm" svg:height="0.475cm" svg:x="2.2cm" svg:y="11.263cm">
          <draw:text-box>
            <text:p text:style-name="P1"><text:span text:style-name="T4">accommodating attitude on the easing of sanctions against Iraq.</text:span></text:p>
          </draw:text-box>
        </draw:frame>
        <draw:frame draw:style-name="gr6" draw:text-style-name="P7" draw:layer="layout" svg:width="0.273cm" svg:height="0.276cm" svg:x="14.178cm" svg:y="11.282cm">
          <draw:text-box>
            <text:p text:style-name="P1"><text:span text:style-name="T9">86</text:span></text:p>
          </draw:text-box>
        </draw:frame>
        <draw:frame draw:style-name="gr1" draw:text-style-name="P2" draw:layer="layout" svg:width="3.474cm" svg:height="0.475cm" svg:x="14.453cm" svg:y="11.263cm">
          <draw:text-box>
            <text:p text:style-name="P1"><text:span text:style-name="T4"><text:s/></text:span><text:span text:style-name="T4">Mr Lake declined.</text:span></text:p>
          </draw:text-box>
        </draw:frame>
        <draw:frame draw:style-name="gr5" draw:text-style-name="P6" draw:layer="layout" svg:width="12.004cm" svg:height="0.556cm" svg:x="2.2cm" svg:y="12.384cm">
          <draw:text-box>
            <text:p text:style-name="P1"><text:span text:style-name="T8">The defection of Lieutenant General Hussein Kamil</text:span></text:p>
          </draw:text-box>
        </draw:frame>
        <draw:frame draw:style-name="gr1" draw:text-style-name="P2" draw:layer="layout" svg:width="15.894cm" svg:height="0.475cm" svg:x="2.2cm" svg:y="13.212cm">
          <draw:text-box>
            <text:p text:style-name="P1"><text:span text:style-name="T6">190. </text:span><text:span text:style-name="T4"><text:s/>On 8 August 1995, Saddam Hussein’s son-in-law, Lieutenant General Hussein </text:span></text:p>
          </draw:text-box>
        </draw:frame>
        <draw:frame draw:style-name="gr1" draw:text-style-name="P2" draw:layer="layout" svg:width="15.166cm" svg:height="0.475cm" svg:x="2.2cm" svg:y="13.777cm">
          <draw:text-box>
            <text:p text:style-name="P1"><text:span text:style-name="T4">Kamil, the former Minister of Industry and Head of Iraq’s Military Industrialisation </text:span></text:p>
          </draw:text-box>
        </draw:frame>
        <draw:frame draw:style-name="gr1" draw:text-style-name="P2" draw:layer="layout" svg:width="15.657cm" svg:height="0.475cm" svg:x="2.2cm" svg:y="14.341cm">
          <draw:text-box>
            <text:p text:style-name="P1"><text:span text:style-name="T4">Corporation defected to Jordan. He had been responsible for the development and </text:span></text:p>
          </draw:text-box>
        </draw:frame>
        <draw:frame draw:style-name="gr1" draw:text-style-name="P2" draw:layer="layout" svg:width="10.522cm" svg:height="0.475cm" svg:x="2.2cm" svg:y="14.906cm">
          <draw:text-box>
            <text:p text:style-name="P1"><text:span text:style-name="T4">manufacture of Iraq’s proscribed weapons programmes.</text:span></text:p>
          </draw:text-box>
        </draw:frame>
        <draw:frame draw:style-name="gr1" draw:text-style-name="P2" draw:layer="layout" svg:width="16.165cm" svg:height="0.475cm" svg:x="2.2cm" svg:y="15.82cm">
          <draw:text-box>
            <text:p text:style-name="P1"><text:span text:style-name="T6">191. </text:span><text:span text:style-name="T4"><text:s/>Lt Gen Kamil met Mr Ekéus and two other officials from the IAEA and UNSCOM </text:span></text:p>
          </draw:text-box>
        </draw:frame>
        <draw:frame draw:style-name="gr1" draw:text-style-name="P2" draw:layer="layout" svg:width="5.48cm" svg:height="0.475cm" svg:x="2.2cm" svg:y="16.385cm">
          <draw:text-box>
            <text:p text:style-name="P1"><text:span text:style-name="T4">and an interpreter in Amman.</text:span></text:p>
          </draw:text-box>
        </draw:frame>
        <draw:frame draw:style-name="gr6" draw:text-style-name="P7" draw:layer="layout" svg:width="0.273cm" svg:height="0.276cm" svg:x="7.659cm" svg:y="16.403cm">
          <draw:text-box>
            <text:p text:style-name="P1"><text:span text:style-name="T9">87</text:span></text:p>
          </draw:text-box>
        </draw:frame>
        <draw:frame draw:style-name="gr1" draw:text-style-name="P2" draw:layer="layout" svg:width="10.12cm" svg:height="0.475cm" svg:x="7.934cm" svg:y="16.385cm">
          <draw:text-box>
            <text:p text:style-name="P1"><text:span text:style-name="T4"><text:s/></text:span><text:span text:style-name="T4">Lt Gen Kamil said that, after inspections had started, </text:span></text:p>
          </draw:text-box>
        </draw:frame>
        <draw:frame draw:style-name="gr1" draw:text-style-name="P2" draw:layer="layout" svg:width="16.597cm" svg:height="0.475cm" svg:x="2.2cm" svg:y="16.949cm">
          <draw:text-box>
            <text:p text:style-name="P1"><text:span text:style-name="T4">Iraq had destroyed its biological weapons and he himself had ordered the destruction of </text:span></text:p>
          </draw:text-box>
        </draw:frame>
        <draw:frame draw:style-name="gr1" draw:text-style-name="P2" draw:layer="layout" svg:width="16.745cm" svg:height="0.475cm" svg:x="2.2cm" svg:y="17.513cm">
          <draw:text-box>
            <text:p text:style-name="P1"><text:span text:style-name="T4">Iraq’s chemical weapons. In addition, all Iraq’s SCUD missiles and their components had </text:span></text:p>
          </draw:text-box>
        </draw:frame>
        <draw:frame draw:style-name="gr1" draw:text-style-name="P2" draw:layer="layout" svg:width="16.652cm" svg:height="0.475cm" svg:x="2.2cm" svg:y="18.078cm">
          <draw:text-box>
            <text:p text:style-name="P1"><text:span text:style-name="T4">been destroyed, although two launchers had been dismantled and hidden. Lt Gen Kamil </text:span></text:p>
          </draw:text-box>
        </draw:frame>
        <draw:frame draw:style-name="gr1" draw:text-style-name="P2" draw:layer="layout" svg:width="16.381cm" svg:height="0.475cm" svg:x="2.2cm" svg:y="18.642cm">
          <draw:text-box>
            <text:p text:style-name="P1"><text:span text:style-name="T4">also referred to a nuclear project that inspectors were not aware of, at the Sodash site, </text:span></text:p>
          </draw:text-box>
        </draw:frame>
        <draw:frame draw:style-name="gr1" draw:text-style-name="P2" draw:layer="layout" svg:width="6.576cm" svg:height="0.475cm" svg:x="2.2cm" svg:y="19.207cm">
          <draw:text-box>
            <text:p text:style-name="P1"><text:span text:style-name="T4">where equipment had been buried.</text:span></text:p>
          </draw:text-box>
        </draw:frame>
        <draw:frame draw:style-name="gr1" draw:text-style-name="P2" draw:layer="layout" svg:width="16.503cm" svg:height="0.475cm" svg:x="2.2cm" svg:y="20.121cm">
          <draw:text-box>
            <text:p text:style-name="P1"><text:span text:style-name="T6">192. </text:span><text:span text:style-name="T4"><text:s/>Mr Tim Dowse, Chief of the Assessments Staff from 2003 to 2009, told the Inquiry </text:span></text:p>
          </draw:text-box>
        </draw:frame>
        <draw:line draw:style-name="gr7" draw:text-style-name="P8" draw:layer="layout" svg:x1="2.199cm" svg:y1="21.62cm" svg:x2="7.3cm" svg:y2="21.62cm">
          <text:p/>
        </draw:line>
        <draw:frame draw:style-name="gr1" draw:text-style-name="P2" draw:layer="layout" svg:width="6.644cm" svg:height="0.475cm" svg:x="2.2cm" svg:y="20.686cm">
          <draw:text-box>
            <text:p text:style-name="P1"><text:span text:style-name="T4">that Lt Gen Kamil had claimed that:</text:span></text:p>
          </draw:text-box>
        </draw:frame>
        <draw:frame draw:style-name="gr8" draw:text-style-name="P9" draw:layer="layout" svg:width="0.29cm" svg:height="0.23cm" svg:x="2.2cm" svg:y="22.14cm">
          <draw:text-box>
            <text:p text:style-name="P1"><text:span text:style-name="T10">82 </text:span></text:p>
          </draw:text-box>
        </draw:frame>
        <draw:frame draw:style-name="gr4" draw:text-style-name="P5" draw:layer="layout" svg:width="13.824cm" svg:height="0.395cm" svg:x="2.532cm" svg:y="22.124cm">
          <draw:text-box>
            <text:p text:style-name="P1"><text:span text:style-name="T11">UN Security Council, 10 April 1995, ‘Report of the Secretary-General on the status of the </text:span></text:p>
          </draw:text-box>
        </draw:frame>
        <draw:frame draw:style-name="gr4" draw:text-style-name="P5" draw:layer="layout" svg:width="15.678cm" svg:height="0.395cm" svg:x="2.2cm" svg:y="22.547cm">
          <draw:text-box>
            <text:p text:style-name="P1"><text:span text:style-name="T11">implementation of the Special Commission’s plan for the ongoing monitoring and verification of Iraq’s </text:span></text:p>
          </draw:text-box>
        </draw:frame>
        <draw:frame draw:style-name="gr4" draw:text-style-name="P5" draw:layer="layout" svg:width="15.488cm" svg:height="0.395cm" svg:x="2.2cm" svg:y="22.971cm">
          <draw:text-box>
            <text:p text:style-name="P1"><text:span text:style-name="T11">compliance with relevant parts of section C of Security Council resolution 687 (1991)’ (S/1995/284). </text:span></text:p>
          </draw:text-box>
        </draw:frame>
        <draw:frame draw:style-name="gr8" draw:text-style-name="P9" draw:layer="layout" svg:width="0.29cm" svg:height="0.23cm" svg:x="2.2cm" svg:y="23.41cm">
          <draw:text-box>
            <text:p text:style-name="P1"><text:span text:style-name="T10">83 </text:span></text:p>
          </draw:text-box>
        </draw:frame>
        <draw:frame draw:style-name="gr4" draw:text-style-name="P5" draw:layer="layout" svg:width="6.242cm" svg:height="0.395cm" svg:x="2.532cm" svg:y="23.394cm">
          <draw:text-box>
            <text:p text:style-name="P1"><text:span text:style-name="T11">Statement Ekéus, 23 April 2011, page 3.</text:span></text:p>
          </draw:text-box>
        </draw:frame>
        <draw:frame draw:style-name="gr8" draw:text-style-name="P9" draw:layer="layout" svg:width="0.29cm" svg:height="0.23cm" svg:x="2.2cm" svg:y="23.833cm">
          <draw:text-box>
            <text:p text:style-name="P1"><text:span text:style-name="T10">84 </text:span></text:p>
          </draw:text-box>
        </draw:frame>
        <draw:frame draw:style-name="gr4" draw:text-style-name="P5" draw:layer="layout" svg:width="14.937cm" svg:height="0.395cm" svg:x="2.532cm" svg:y="23.817cm">
          <draw:text-box>
            <text:p text:style-name="P1"><text:span text:style-name="T11">UN Security Council, ‘Letter dated 25 January 1999 from the Executive Chairman of the Special </text:span></text:p>
          </draw:text-box>
        </draw:frame>
        <draw:frame draw:style-name="gr4" draw:text-style-name="P5" draw:layer="layout" svg:width="15.733cm" svg:height="0.395cm" svg:x="2.2cm" svg:y="24.241cm">
          <draw:text-box>
            <text:p text:style-name="P1"><text:span text:style-name="T11">Commission established by the Secretary-General pursuant to paragraph 9 (b) (i) of Security Council </text:span></text:p>
          </draw:text-box>
        </draw:frame>
        <draw:frame draw:style-name="gr4" draw:text-style-name="P5" draw:layer="layout" svg:width="14.819cm" svg:height="0.395cm" svg:x="2.2cm" svg:y="24.664cm">
          <draw:text-box>
            <text:p text:style-name="P1"><text:span text:style-name="T11">resolution 687 (1991) addressed to the President of the Security Council’ (S/1999/94), Annex C.</text:span></text:p>
          </draw:text-box>
        </draw:frame>
        <draw:frame draw:style-name="gr8" draw:text-style-name="P9" draw:layer="layout" svg:width="0.29cm" svg:height="0.23cm" svg:x="2.2cm" svg:y="25.103cm">
          <draw:text-box>
            <text:p text:style-name="P1"><text:span text:style-name="T10">85 </text:span></text:p>
          </draw:text-box>
        </draw:frame>
        <draw:frame draw:style-name="gr4" draw:text-style-name="P5" draw:layer="layout" svg:width="16.029cm" svg:height="0.395cm" svg:x="2.532cm" svg:y="25.087cm">
          <draw:text-box>
            <text:p text:style-name="P1"><text:span text:style-name="T11">UN Security Council, 11 October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5.511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225cm" svg:height="0.395cm" svg:x="2.2cm" svg:y="25.934cm">
          <draw:text-box>
            <text:p text:style-name="P1"><text:span text:style-name="T11">(S/1996/848). 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0">86 </text:span></text:p>
          </draw:text-box>
        </draw:frame>
        <draw:frame draw:style-name="gr4" draw:text-style-name="P5" draw:layer="layout" svg:width="6.242cm" svg:height="0.395cm" svg:x="2.532cm" svg:y="26.357cm">
          <draw:text-box>
            <text:p text:style-name="P1"><text:span text:style-name="T11">Statement Ekéus, 23 April 2011, page 6.</text:span></text:p>
          </draw:text-box>
        </draw:frame>
        <draw:frame draw:style-name="gr8" draw:text-style-name="P9" draw:layer="layout" svg:width="0.29cm" svg:height="0.23cm" svg:x="2.2cm" svg:y="26.796cm">
          <draw:text-box>
            <text:p text:style-name="P1"><text:span text:style-name="T10">87 </text:span></text:p>
          </draw:text-box>
        </draw:frame>
        <draw:frame draw:style-name="gr4" draw:text-style-name="P5" draw:layer="layout" svg:width="7.051cm" svg:height="0.395cm" svg:x="2.532cm" svg:y="26.781cm">
          <draw:text-box>
            <text:p text:style-name="P1"><text:span text:style-name="T11">Note Smidovich, [undated], ‘Note for the File’.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8" draw:layer="layout" svg:x1="7.447cm" svg:y1="21.636cm" svg:x2="9.047cm" svg:y2="21.636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58</text:span></text:p>
          </draw:text-box>
        </draw:frame>
        <draw:frame draw:style-name="gr1" draw:text-style-name="P2" draw:layer="layout" svg:width="16.042cm" svg:height="0.475cm" svg:x="2.95cm" svg:y="2.525cm">
          <draw:text-box>
            <text:p text:style-name="P1"><text:span text:style-name="T4">“</text:span><text:span text:style-name="T4">CW had been destroyed immediately after the war. But there was some doubt about </text:span></text:p>
          </draw:text-box>
        </draw:frame>
        <draw:frame draw:style-name="gr1" draw:text-style-name="P2" draw:layer="layout" svg:width="15.767cm" svg:height="0.475cm" svg:x="2.95cm" svg:y="3.09cm">
          <draw:text-box>
            <text:p text:style-name="P1"><text:span text:style-name="T4">whether he was in a position to know that in the same way that he was in a position </text:span></text:p>
          </draw:text-box>
        </draw:frame>
        <draw:frame draw:style-name="gr1" draw:text-style-name="P2" draw:layer="layout" svg:width="7.656cm" svg:height="0.475cm" svg:x="2.95cm" svg:y="3.654cm">
          <draw:text-box>
            <text:p text:style-name="P1"><text:span text:style-name="T4">to know about the biological programme.</text:span></text:p>
          </draw:text-box>
        </draw:frame>
        <draw:frame draw:style-name="gr1" draw:text-style-name="P2" draw:layer="layout" svg:width="15.365cm" svg:height="0.475cm" svg:x="2.95cm" svg:y="4.568cm">
          <draw:text-box>
            <text:p text:style-name="P1"><text:span text:style-name="T4">“</text:span><text:span text:style-name="T4">He also exposed an organised Iraqi campaign of deception directed from the top </text:span></text:p>
          </draw:text-box>
        </draw:frame>
        <draw:frame draw:style-name="gr1" draw:text-style-name="P2" draw:layer="layout" svg:width="15.712cm" svg:height="0.475cm" svg:x="2.95cm" svg:y="5.133cm">
          <draw:text-box>
            <text:p text:style-name="P1"><text:span text:style-name="T4">– </text:span><text:span text:style-name="T4">so I think in many ways what he revealed to us very much coloured our approach </text:span></text:p>
          </draw:text-box>
        </draw:frame>
        <draw:frame draw:style-name="gr1" draw:text-style-name="P2" draw:layer="layout" svg:width="2.055cm" svg:height="0.475cm" svg:x="2.95cm" svg:y="5.697cm">
          <draw:text-box>
            <text:p text:style-name="P1"><text:span text:style-name="T4">thereafter.”</text:span></text:p>
          </draw:text-box>
        </draw:frame>
        <draw:frame draw:style-name="gr6" draw:text-style-name="P7" draw:layer="layout" svg:width="0.273cm" svg:height="0.276cm" svg:x="4.997cm" svg:y="5.716cm">
          <draw:text-box>
            <text:p text:style-name="P1"><text:span text:style-name="T9">88</text:span></text:p>
          </draw:text-box>
        </draw:frame>
        <draw:frame draw:style-name="gr1" draw:text-style-name="P2" draw:layer="layout" svg:width="16.609cm" svg:height="0.475cm" svg:x="2.2cm" svg:y="6.612cm">
          <draw:text-box>
            <text:p text:style-name="P1"><text:span text:style-name="T6">193. </text:span><text:span text:style-name="T4"><text:s/>In the aftermath of Lt Gen Kamil’s departure, Iraq admitted that its disclosures had </text:span></text:p>
          </draw:text-box>
        </draw:frame>
        <draw:frame draw:style-name="gr1" draw:text-style-name="P2" draw:layer="layout" svg:width="16.042cm" svg:height="0.475cm" svg:x="2.2cm" svg:y="7.176cm">
          <draw:text-box>
            <text:p text:style-name="P1"><text:span text:style-name="T4">been “deliberately misleading” and released a large amount of information which had </text:span></text:p>
          </draw:text-box>
        </draw:frame>
        <draw:frame draw:style-name="gr1" draw:text-style-name="P2" draw:layer="layout" svg:width="16.156cm" svg:height="0.475cm" svg:x="2.2cm" svg:y="7.741cm">
          <draw:text-box>
            <text:p text:style-name="P1"><text:span text:style-name="T4">both “confirmed” many of UNSCOM’s earlier observations and “brought to light earlier </text:span></text:p>
          </draw:text-box>
        </draw:frame>
        <draw:frame draw:style-name="gr1" draw:text-style-name="P2" draw:layer="layout" svg:width="6.97cm" svg:height="0.475cm" svg:x="2.2cm" svg:y="8.305cm">
          <draw:text-box>
            <text:p text:style-name="P1"><text:span text:style-name="T4">unknown documents of significance”.</text:span></text:p>
          </draw:text-box>
        </draw:frame>
        <draw:frame draw:style-name="gr6" draw:text-style-name="P7" draw:layer="layout" svg:width="0.273cm" svg:height="0.276cm" svg:x="9.142cm" svg:y="8.324cm">
          <draw:text-box>
            <text:p text:style-name="P1"><text:span text:style-name="T9">89</text:span></text:p>
          </draw:text-box>
        </draw:frame>
        <draw:frame draw:style-name="gr1" draw:text-style-name="P2" draw:layer="layout" svg:width="8.473cm" svg:height="0.475cm" svg:x="9.416cm" svg:y="8.305cm">
          <draw:text-box>
            <text:p text:style-name="P1"><text:span text:style-name="T4"><text:s/></text:span><text:span text:style-name="T4">It included “new information related to Iraq’s </text:span></text:p>
          </draw:text-box>
        </draw:frame>
        <draw:frame draw:style-name="gr1" draw:text-style-name="P2" draw:layer="layout" svg:width="15.78cm" svg:height="0.475cm" svg:x="2.2cm" svg:y="8.87cm">
          <draw:text-box>
            <text:p text:style-name="P1"><text:span text:style-name="T4">attempts to acquire advanced chemical and biological weapons capabilities, as well </text:span></text:p>
          </draw:text-box>
        </draw:frame>
        <draw:frame draw:style-name="gr1" draw:text-style-name="P2" draw:layer="layout" svg:width="14.781cm" svg:height="0.475cm" svg:x="2.2cm" svg:y="9.434cm">
          <draw:text-box>
            <text:p text:style-name="P1"><text:span text:style-name="T4">as long-range missile systems with ranges of up to and over 2,000 kilometres”.</text:span></text:p>
          </draw:text-box>
        </draw:frame>
        <draw:frame draw:style-name="gr1" draw:text-style-name="P2" draw:layer="layout" svg:width="16.825cm" svg:height="0.475cm" svg:x="2.2cm" svg:y="10.348cm">
          <draw:text-box>
            <text:p text:style-name="P1"><text:span text:style-name="T6">194. </text:span><text:span text:style-name="T4"><text:s/>Iraq’s disclosures “represented a great step forward in the work of the Commission” </text:span></text:p>
          </draw:text-box>
        </draw:frame>
        <draw:frame draw:style-name="gr1" draw:text-style-name="P2" draw:layer="layout" svg:width="7.144cm" svg:height="0.475cm" svg:x="2.2cm" svg:y="10.913cm">
          <draw:text-box>
            <text:p text:style-name="P1"><text:span text:style-name="T4">and expedited the inspection process.</text:span></text:p>
          </draw:text-box>
        </draw:frame>
        <draw:frame draw:style-name="gr6" draw:text-style-name="P7" draw:layer="layout" svg:width="0.273cm" svg:height="0.276cm" svg:x="9.307cm" svg:y="10.932cm">
          <draw:text-box>
            <text:p text:style-name="P1"><text:span text:style-name="T9">90</text:span></text:p>
          </draw:text-box>
        </draw:frame>
        <draw:frame draw:style-name="gr1" draw:text-style-name="P2" draw:layer="layout" svg:width="8.651cm" svg:height="0.475cm" svg:x="9.582cm" svg:y="10.913cm">
          <draw:text-box>
            <text:p text:style-name="P1"><text:span text:style-name="T4"><text:s/></text:span><text:span text:style-name="T4">In December 1995, Mr Ekéus reported to the </text:span></text:p>
          </draw:text-box>
        </draw:frame>
        <draw:frame draw:style-name="gr1" draw:text-style-name="P2" draw:layer="layout" svg:width="16.559cm" svg:height="0.475cm" svg:x="2.2cm" svg:y="11.477cm">
          <draw:text-box>
            <text:p text:style-name="P1"><text:span text:style-name="T4">Security Council that Iraq had recently submitted new declarations, containing “full, final </text:span></text:p>
          </draw:text-box>
        </draw:frame>
        <draw:frame draw:style-name="gr1" draw:text-style-name="P2" draw:layer="layout" svg:width="16.681cm" svg:height="0.475cm" svg:x="2.2cm" svg:y="12.042cm">
          <draw:text-box>
            <text:p text:style-name="P1"><text:span text:style-name="T4">and complete disclosures” in relation to its chemical, biological and missile programmes, </text:span></text:p>
          </draw:text-box>
        </draw:frame>
        <draw:frame draw:style-name="gr1" draw:text-style-name="P2" draw:layer="layout" svg:width="9.281cm" svg:height="0.475cm" svg:x="2.2cm" svg:y="12.606cm">
          <draw:text-box>
            <text:p text:style-name="P1"><text:span text:style-name="T4">which still did not meet UNSCOM’s requirements.</text:span></text:p>
          </draw:text-box>
        </draw:frame>
        <draw:frame draw:style-name="gr1" draw:text-style-name="P2" draw:layer="layout" svg:width="15.961cm" svg:height="0.475cm" svg:x="2.2cm" svg:y="13.521cm">
          <draw:text-box>
            <text:p text:style-name="P1"><text:span text:style-name="T6">195. </text:span><text:span text:style-name="T4"><text:s/>During a visit by Mr Ekéus to Baghdad, the Iraq delegation had also supplied a </text:span></text:p>
          </draw:text-box>
        </draw:frame>
        <draw:frame draw:style-name="gr1" draw:text-style-name="P2" draw:layer="layout" svg:width="16.487cm" svg:height="0.475cm" svg:x="2.2cm" svg:y="14.085cm">
          <draw:text-box>
            <text:p text:style-name="P1"><text:span text:style-name="T4">“</text:span><text:span text:style-name="T4">personal diary” relating to the destruction of chemical and biological bombs, which had </text:span></text:p>
          </draw:text-box>
        </draw:frame>
        <draw:frame draw:style-name="gr1" draw:text-style-name="P2" draw:layer="layout" svg:width="15.962cm" svg:height="0.475cm" svg:x="2.2cm" svg:y="14.65cm">
          <draw:text-box>
            <text:p text:style-name="P1"><text:span text:style-name="T4">been provided by a junior military engineer, but “the Commission was convinced that </text:span></text:p>
          </draw:text-box>
        </draw:frame>
        <draw:frame draw:style-name="gr1" draw:text-style-name="P2" draw:layer="layout" svg:width="14.332cm" svg:height="0.475cm" svg:x="2.2cm" svg:y="15.214cm">
          <draw:text-box>
            <text:p text:style-name="P1"><text:span text:style-name="T4">certain of the most important documentation had not yet been handed over”.</text:span></text:p>
          </draw:text-box>
        </draw:frame>
        <draw:frame draw:style-name="gr1" draw:text-style-name="P2" draw:layer="layout" svg:width="15.102cm" svg:height="0.475cm" svg:x="2.2cm" svg:y="16.128cm">
          <draw:text-box>
            <text:p text:style-name="P1"><text:span text:style-name="T6">196. </text:span><text:span text:style-name="T4"><text:s/>UNSCOM concluded that the documents disclosed by Iraq in August 1995 </text:span></text:p>
          </draw:text-box>
        </draw:frame>
        <draw:frame draw:style-name="gr1" draw:text-style-name="P2" draw:layer="layout" svg:width="15.907cm" svg:height="0.475cm" svg:x="2.2cm" svg:y="16.693cm">
          <draw:text-box>
            <text:p text:style-name="P1"><text:span text:style-name="T4">showed that Iraq’s chemical weapons programme was more developed and wider in </text:span></text:p>
          </draw:text-box>
        </draw:frame>
        <draw:frame draw:style-name="gr1" draw:text-style-name="P2" draw:layer="layout" svg:width="7.876cm" svg:height="0.475cm" svg:x="2.2cm" svg:y="17.257cm">
          <draw:text-box>
            <text:p text:style-name="P1"><text:span text:style-name="T4">scope than had previously been admitted.</text:span></text:p>
          </draw:text-box>
        </draw:frame>
        <draw:frame draw:style-name="gr6" draw:text-style-name="P7" draw:layer="layout" svg:width="0.273cm" svg:height="0.276cm" svg:x="10.037cm" svg:y="17.276cm">
          <draw:text-box>
            <text:p text:style-name="P1"><text:span text:style-name="T9">91</text:span></text:p>
          </draw:text-box>
        </draw:frame>
        <draw:frame draw:style-name="gr1" draw:text-style-name="P2" draw:layer="layout" svg:width="8.219cm" svg:height="0.475cm" svg:x="10.311cm" svg:y="17.257cm">
          <draw:text-box>
            <text:p text:style-name="P1"><text:span text:style-name="T4"><text:s/></text:span><text:span text:style-name="T4">Iraq had “used chemical weapons facilities </text:span></text:p>
          </draw:text-box>
        </draw:frame>
        <draw:frame draw:style-name="gr1" draw:text-style-name="P2" draw:layer="layout" svg:width="15.991cm" svg:height="0.475cm" svg:x="2.2cm" svg:y="17.822cm">
          <draw:text-box>
            <text:p text:style-name="P1"><text:span text:style-name="T4">to support other weapons of mass destruction programmes”, including “production of </text:span></text:p>
          </draw:text-box>
        </draw:frame>
        <draw:frame draw:style-name="gr1" draw:text-style-name="P2" draw:layer="layout" svg:width="16.283cm" svg:height="0.475cm" svg:x="2.2cm" svg:y="18.386cm">
          <draw:text-box>
            <text:p text:style-name="P1"><text:span text:style-name="T4">casings for radiological bombs, activities for the uranium chemical enrichment process </text:span></text:p>
          </draw:text-box>
        </draw:frame>
        <draw:frame draw:style-name="gr1" draw:text-style-name="P2" draw:layer="layout" svg:width="15.653cm" svg:height="0.475cm" svg:x="2.2cm" svg:y="18.951cm">
          <draw:text-box>
            <text:p text:style-name="P1"><text:span text:style-name="T4">and major support for the biological weapons programme”. They had also provided </text:span></text:p>
          </draw:text-box>
        </draw:frame>
        <draw:frame draw:style-name="gr1" draw:text-style-name="P2" draw:layer="layout" svg:width="16.609cm" svg:height="0.475cm" svg:x="2.2cm" svg:y="19.515cm">
          <draw:text-box>
            <text:p text:style-name="P1"><text:span text:style-name="T4">evidence of “much greater foreign involvement in Iraq’s chemical weapons programme”. </text:span></text:p>
          </draw:text-box>
        </draw:frame>
        <draw:frame draw:style-name="gr1" draw:text-style-name="P2" draw:layer="layout" svg:width="15.107cm" svg:height="0.475cm" svg:x="2.2cm" svg:y="20.08cm">
          <draw:text-box>
            <text:p text:style-name="P1"><text:span text:style-name="T4">Production records had been provided for only seven months in 1988, not for all </text:span></text:p>
          </draw:text-box>
        </draw:frame>
        <draw:frame draw:style-name="gr1" draw:text-style-name="P2" draw:layer="layout" svg:width="15.06cm" svg:height="0.475cm" svg:x="2.2cm" svg:y="20.644cm">
          <draw:text-box>
            <text:p text:style-name="P1"><text:span text:style-name="T4">production including “the most important phase after 1988 when Iraq conducted </text:span></text:p>
          </draw:text-box>
        </draw:frame>
        <draw:frame draw:style-name="gr1" draw:text-style-name="P2" draw:layer="layout" svg:width="16.592cm" svg:height="0.475cm" svg:x="2.2cm" svg:y="21.208cm">
          <draw:text-box>
            <text:p text:style-name="P1"><text:span text:style-name="T4">research and development, inter alia, on more advanced chemical weapons agents and </text:span></text:p>
          </draw:text-box>
        </draw:frame>
        <draw:line draw:style-name="gr7" draw:text-style-name="P8" draw:layer="layout" svg:x1="2.199cm" svg:y1="22.466cm" svg:x2="7.3cm" svg:y2="22.466cm">
          <text:p/>
        </draw:line>
        <draw:frame draw:style-name="gr1" draw:text-style-name="P2" draw:layer="layout" svg:width="3.393cm" svg:height="0.475cm" svg:x="2.2cm" svg:y="21.773cm">
          <draw:text-box>
            <text:p text:style-name="P1"><text:span text:style-name="T4">delivery systems”.</text:span></text:p>
          </draw:text-box>
        </draw:frame>
        <draw:frame draw:style-name="gr8" draw:text-style-name="P9" draw:layer="layout" svg:width="0.29cm" svg:height="0.23cm" svg:x="2.2cm" svg:y="22.986cm">
          <draw:text-box>
            <text:p text:style-name="P1"><text:span text:style-name="T10">88 </text:span></text:p>
          </draw:text-box>
        </draw:frame>
        <draw:frame draw:style-name="gr4" draw:text-style-name="P5" draw:layer="layout" svg:width="6.957cm" svg:height="0.395cm" svg:x="2.532cm" svg:y="22.971cm">
          <draw:text-box>
            <text:p text:style-name="P1"><text:span text:style-name="T11">Public hearing, 25 November 2009, page 45.</text:span></text:p>
          </draw:text-box>
        </draw:frame>
        <draw:frame draw:style-name="gr8" draw:text-style-name="P9" draw:layer="layout" svg:width="0.29cm" svg:height="0.23cm" svg:x="2.2cm" svg:y="23.41cm">
          <draw:text-box>
            <text:p text:style-name="P1"><text:span text:style-name="T10">89 </text:span></text:p>
          </draw:text-box>
        </draw:frame>
        <draw:frame draw:style-name="gr4" draw:text-style-name="P5" draw:layer="layout" svg:width="15.449cm" svg:height="0.395cm" svg:x="2.532cm" svg:y="23.394cm">
          <draw:text-box>
            <text:p text:style-name="P1"><text:span text:style-name="T11">UN Security Council, 11 April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3.81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27cm" svg:height="0.395cm" svg:x="2.2cm" svg:y="24.241cm">
          <draw:text-box>
            <text:p text:style-name="P1"><text:span text:style-name="T11">(S/1996/258).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0">90 </text:span></text:p>
          </draw:text-box>
        </draw:frame>
        <draw:frame draw:style-name="gr4" draw:text-style-name="P5" draw:layer="layout" svg:width="15.128cm" svg:height="0.395cm" svg:x="2.532cm" svg:y="24.664cm">
          <draw:text-box>
            <text:p text:style-name="P1"><text:span text:style-name="T11">UN Security Council, 17 December 1995, ‘Tenth Report of the Executive Chairman of the Special </text:span></text:p>
          </draw:text-box>
        </draw:frame>
        <draw:frame draw:style-name="gr4" draw:text-style-name="P5" draw:layer="layout" svg:width="15.576cm" svg:height="0.395cm" svg:x="2.2cm" svg:y="25.087cm">
          <draw:text-box>
            <text:p text:style-name="P1"><text:span text:style-name="T11">Commissions established by the Secretary-General pursuant to paragraph 9 (b) (i) of resolution 687 </text:span></text:p>
          </draw:text-box>
        </draw:frame>
        <draw:frame draw:style-name="gr4" draw:text-style-name="P5" draw:layer="layout" svg:width="3.495cm" svg:height="0.395cm" svg:x="2.2cm" svg:y="25.511cm">
          <draw:text-box>
            <text:p text:style-name="P1"><text:span text:style-name="T11">(1991)’ (S/1995/1038)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0">91 </text:span></text:p>
          </draw:text-box>
        </draw:frame>
        <draw:frame draw:style-name="gr4" draw:text-style-name="P5" draw:layer="layout" svg:width="15.449cm" svg:height="0.395cm" svg:x="2.532cm" svg:y="25.934cm">
          <draw:text-box>
            <text:p text:style-name="P1"><text:span text:style-name="T11">UN Security Council, 11 April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6.35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27cm" svg:height="0.395cm" svg:x="2.2cm" svg:y="26.781cm">
          <draw:text-box>
            <text:p text:style-name="P1"><text:span text:style-name="T11">(S/1996/258).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9</text:span></text:p>
          </draw:text-box>
        </draw:frame>
        <draw:frame draw:style-name="gr1" draw:text-style-name="P2" draw:layer="layout" svg:width="15.729cm" svg:height="0.475cm" svg:x="2.2cm" svg:y="2.525cm">
          <draw:text-box>
            <text:p text:style-name="P1"><text:span text:style-name="T6">197. </text:span><text:span text:style-name="T4"><text:s/>In an Assessment issued on 24 August, the JIC reassessed Iraq’s capabilities </text:span></text:p>
          </draw:text-box>
        </draw:frame>
        <draw:frame draw:style-name="gr1" draw:text-style-name="P2" draw:layer="layout" svg:width="6.36cm" svg:height="0.475cm" svg:x="2.2cm" svg:y="3.09cm">
          <draw:text-box>
            <text:p text:style-name="P1"><text:span text:style-name="T4">in the light of the new information.</text:span></text:p>
          </draw:text-box>
        </draw:frame>
        <draw:frame draw:style-name="gr6" draw:text-style-name="P7" draw:layer="layout" svg:width="0.273cm" svg:height="0.276cm" svg:x="8.53cm" svg:y="3.108cm">
          <draw:text-box>
            <text:p text:style-name="P1"><text:span text:style-name="T9">92</text:span></text:p>
          </draw:text-box>
        </draw:frame>
        <draw:frame draw:style-name="gr1" draw:text-style-name="P2" draw:layer="layout" svg:width="12.922cm" svg:height="0.475cm" svg:x="2.2cm" svg:y="4.004cm">
          <draw:text-box>
            <text:p text:style-name="P1"><text:span text:style-name="T6">198. </text:span><text:span text:style-name="T4"><text:s/>In relation to Iraq’s nuclear programme, the JIC noted that Iraq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97cm" svg:height="0.475cm" svg:x="3.7cm" svg:y="4.918cm">
          <draw:text-box>
            <text:p text:style-name="P1"><text:span text:style-name="T4">“… </text:span><text:span text:style-name="T4">admits that it previously concealed the full extent of its nuclear programme. <text:s/></text:span></text:p>
          </draw:text-box>
        </draw:frame>
        <draw:frame draw:style-name="gr1" draw:text-style-name="P2" draw:layer="layout" svg:width="13.168cm" svg:height="0.475cm" svg:x="3.7cm" svg:y="5.483cm">
          <draw:text-box>
            <text:p text:style-name="P1"><text:span text:style-name="T4">It has revealed that in August 1990 it began a crash programme, later </text:span></text:p>
          </draw:text-box>
        </draw:frame>
        <draw:frame draw:style-name="gr1" draw:text-style-name="P2" draw:layer="layout" svg:width="11.487cm" svg:height="0.475cm" svg:x="3.7cm" svg:y="6.047cm">
          <draw:text-box>
            <text:p text:style-name="P1"><text:span text:style-name="T4">abandoned, to build a nuclear programme within a year”; and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27cm" svg:height="0.475cm" svg:x="3.7cm" svg:y="6.712cm">
          <draw:text-box>
            <text:p text:style-name="P1"><text:span text:style-name="T4">“… </text:span><text:span text:style-name="T4">intended to use nuclear material held under IAEA safeguards in Iraq. The </text:span></text:p>
          </draw:text-box>
        </draw:frame>
        <draw:frame draw:style-name="gr1" draw:text-style-name="P2" draw:layer="layout" svg:width="14.332cm" svg:height="0.475cm" svg:x="3.7cm" svg:y="7.276cm">
          <draw:text-box>
            <text:p text:style-name="P1"><text:span text:style-name="T4">Iraqis claim the plan was abandoned because they concluded that the IAEA </text:span></text:p>
          </draw:text-box>
        </draw:frame>
        <draw:frame draw:style-name="gr1" draw:text-style-name="P2" draw:layer="layout" svg:width="15.013cm" svg:height="0.475cm" svg:x="3.7cm" svg:y="7.841cm">
          <draw:text-box>
            <text:p text:style-name="P1"><text:span text:style-name="T4">would detect their activities. In fact, they had insufficient fissile material to make </text:span></text:p>
          </draw:text-box>
        </draw:frame>
        <draw:frame draw:style-name="gr1" draw:text-style-name="P2" draw:layer="layout" svg:width="14.4cm" svg:height="0.475cm" svg:x="3.7cm" svg:y="8.405cm">
          <draw:text-box>
            <text:p text:style-name="P1"><text:span text:style-name="T4">a nuclear device. Hussein Kamil’s reported claim that, at the time of the Gulf </text:span></text:p>
          </draw:text-box>
        </draw:frame>
        <draw:frame draw:style-name="gr1" draw:text-style-name="P2" draw:layer="layout" svg:width="15.234cm" svg:height="0.475cm" svg:x="3.7cm" svg:y="8.97cm">
          <draw:text-box>
            <text:p text:style-name="P1"><text:span text:style-name="T4">Conflict, Iraq was only three months from completing a nuclear weapon probably </text:span></text:p>
          </draw:text-box>
        </draw:frame>
        <draw:frame draw:style-name="gr1" draw:text-style-name="P2" draw:layer="layout" svg:width="11.424cm" svg:height="0.475cm" svg:x="3.7cm" svg:y="9.534cm">
          <draw:text-box>
            <text:p text:style-name="P1"><text:span text:style-name="T4">refers to the ‘crash programme’. It is very unlikely to be true.”</text:span></text:p>
          </draw:text-box>
        </draw:frame>
        <draw:frame draw:style-name="gr1" draw:text-style-name="P2" draw:layer="layout" svg:width="10.864cm" svg:height="0.475cm" svg:x="2.2cm" svg:y="10.448cm">
          <draw:text-box>
            <text:p text:style-name="P1"><text:span text:style-name="T6">199. </text:span><text:span text:style-name="T4"><text:s/>In relation to ballistic missiles, the JIC recorded that:</text:span></text:p>
          </draw:text-box>
        </draw:frame>
        <draw:frame draw:style-name="gr1" draw:text-style-name="P2" draw:layer="layout" svg:width="16cm" svg:height="0.475cm" svg:x="2.95cm" svg:y="11.363cm">
          <draw:text-box>
            <text:p text:style-name="P1"><text:span text:style-name="T4">“</text:span><text:span text:style-name="T4">UNSCOM has verified destruction of the declared SCUDs (and the Iraqi derivatives) </text:span></text:p>
          </draw:text-box>
        </draw:frame>
        <draw:frame draw:style-name="gr1" draw:text-style-name="P2" draw:layer="layout" svg:width="15.585cm" svg:height="0.475cm" svg:x="2.95cm" svg:y="11.927cm">
          <draw:text-box>
            <text:p text:style-name="P1"><text:span text:style-name="T4">and their launchers and believes it has a satisfactory account of what happened to </text:span></text:p>
          </draw:text-box>
        </draw:frame>
        <draw:frame draw:style-name="gr1" draw:text-style-name="P2" draw:layer="layout" svg:width="15.805cm" svg:height="0.475cm" svg:x="2.95cm" svg:y="12.492cm">
          <draw:text-box>
            <text:p text:style-name="P1"><text:span text:style-name="T4">the rest. UNSCOM has also supervised destruction of components and much of the </text:span></text:p>
          </draw:text-box>
        </draw:frame>
        <draw:frame draw:style-name="gr1" draw:text-style-name="P2" draw:layer="layout" svg:width="6.009cm" svg:height="0.475cm" svg:x="2.95cm" svg:y="13.056cm">
          <draw:text-box>
            <text:p text:style-name="P1"><text:span text:style-name="T4">missile-related infrastructure …”</text:span></text:p>
          </draw:text-box>
        </draw:frame>
        <draw:frame draw:style-name="gr6" draw:text-style-name="P7" draw:layer="layout" svg:width="0.273cm" svg:height="0.276cm" svg:x="8.949cm" svg:y="13.075cm">
          <draw:text-box>
            <text:p text:style-name="P1"><text:span text:style-name="T9">93</text:span></text:p>
          </draw:text-box>
        </draw:frame>
        <draw:frame draw:style-name="gr1" draw:text-style-name="P2" draw:layer="layout" svg:width="8.693cm" svg:height="0.475cm" svg:x="2.2cm" svg:y="13.971cm">
          <draw:text-box>
            <text:p text:style-name="P1"><text:span text:style-name="T6">200. </text:span><text:span text:style-name="T4"><text:s/>The JIC noted, however, that Iraq would:</text:span></text:p>
          </draw:text-box>
        </draw:frame>
        <draw:frame draw:style-name="gr1" draw:text-style-name="P2" draw:layer="layout" svg:width="14.768cm" svg:height="0.475cm" svg:x="2.95cm" svg:y="14.885cm">
          <draw:text-box>
            <text:p text:style-name="P1"><text:span text:style-name="T4">“… </text:span><text:span text:style-name="T4">retain a technology and production base because UN SCR 687 allows it to </text:span></text:p>
          </draw:text-box>
        </draw:frame>
        <draw:frame draw:style-name="gr1" draw:text-style-name="P2" draw:layer="layout" svg:width="15.284cm" svg:height="0.475cm" svg:x="2.95cm" svg:y="15.45cm">
          <draw:text-box>
            <text:p text:style-name="P1"><text:span text:style-name="T4">develop and manufacture missiles with ranges less than 150 km. But intelligence </text:span></text:p>
          </draw:text-box>
        </draw:frame>
        <draw:frame draw:style-name="gr1" draw:text-style-name="P2" draw:layer="layout" svg:width="15.272cm" svg:height="0.475cm" svg:x="2.95cm" svg:y="16.014cm">
          <draw:text-box>
            <text:p text:style-name="P1"><text:span text:style-name="T4">reports that some current missile R&amp;D [research and development] work is being </text:span></text:p>
          </draw:text-box>
        </draw:frame>
        <draw:frame draw:style-name="gr1" draw:text-style-name="P2" draw:layer="layout" svg:width="14.62cm" svg:height="0.475cm" svg:x="2.95cm" svg:y="16.578cm">
          <draw:text-box>
            <text:p text:style-name="P1"><text:span text:style-name="T4">hidden from UNSCOM inspectors. Iraq has now revealed that it developed … </text:span></text:p>
          </draw:text-box>
        </draw:frame>
        <draw:frame draw:style-name="gr1" draw:text-style-name="P2" draw:layer="layout" svg:width="14.548cm" svg:height="0.475cm" svg:x="2.95cm" svg:y="17.143cm">
          <draw:text-box>
            <text:p text:style-name="P1"><text:span text:style-name="T4">SCUD-type missile motors. This re-introduces uncertainty into an area where </text:span></text:p>
          </draw:text-box>
        </draw:frame>
        <draw:frame draw:style-name="gr1" draw:text-style-name="P2" draw:layer="layout" svg:width="10.81cm" svg:height="0.475cm" svg:x="2.95cm" svg:y="17.707cm">
          <draw:text-box>
            <text:p text:style-name="P1"><text:span text:style-name="T4">UNSCOM had previously expressed itself to be satisfied.”</text:span></text:p>
          </draw:text-box>
        </draw:frame>
        <draw:frame draw:style-name="gr1" draw:text-style-name="P2" draw:layer="layout" svg:width="15.453cm" svg:height="0.475cm" svg:x="2.2cm" svg:y="18.622cm">
          <draw:text-box>
            <text:p text:style-name="P1"><text:span text:style-name="T6">201. </text:span><text:span text:style-name="T4"><text:s/>In relation to chemical weapons, the JIC concluded that it was “unlikely” that </text:span></text:p>
          </draw:text-box>
        </draw:frame>
        <draw:frame draw:style-name="gr1" draw:text-style-name="P2" draw:layer="layout" svg:width="16.211cm" svg:height="0.475cm" svg:x="2.2cm" svg:y="19.186cm">
          <draw:text-box>
            <text:p text:style-name="P1"><text:span text:style-name="T4">Iraq had “a covert stockpile of [chemical] weapons or agent in any significant quantity; </text:span></text:p>
          </draw:text-box>
        </draw:frame>
        <draw:frame draw:style-name="gr1" draw:text-style-name="P2" draw:layer="layout" svg:width="13.151cm" svg:height="0.475cm" svg:x="2.2cm" svg:y="19.751cm">
          <draw:text-box>
            <text:p text:style-name="P1"><text:span text:style-name="T4">Hussein Kamil claims that there are no remaining stockpiles of agent”.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6" draw:text-style-name="P7" draw:layer="layout" svg:width="0.273cm" svg:height="0.276cm" svg:x="15.306cm" svg:y="19.769cm">
          <draw:text-box>
            <text:p text:style-name="P1"><text:span text:style-name="T9">94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0">92 </text:span></text:p>
          </draw:text-box>
        </draw:frame>
        <draw:frame draw:style-name="gr4" draw:text-style-name="P5" draw:layer="layout" svg:width="15.733cm" svg:height="0.395cm" svg:x="2.532cm" svg:y="24.664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5.087cm">
          <draw:text-box>
            <text:p text:style-name="P1"><text:span text:style-name="T11">page 45.</text:span></text:p>
          </draw:text-box>
        </draw:frame>
        <draw:frame draw:style-name="gr8" draw:text-style-name="P9" draw:layer="layout" svg:width="0.29cm" svg:height="0.23cm" svg:x="2.2cm" svg:y="25.526cm">
          <draw:text-box>
            <text:p text:style-name="P1"><text:span text:style-name="T10">93 </text:span></text:p>
          </draw:text-box>
        </draw:frame>
        <draw:frame draw:style-name="gr4" draw:text-style-name="P5" draw:layer="layout" svg:width="15.733cm" svg:height="0.395cm" svg:x="2.532cm" svg:y="25.511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5.934cm">
          <draw:text-box>
            <text:p text:style-name="P1"><text:span text:style-name="T11">page 51.</text:span></text:p>
          </draw:text-box>
        </draw:frame>
        <draw:frame draw:style-name="gr8" draw:text-style-name="P9" draw:layer="layout" svg:width="0.29cm" svg:height="0.23cm" svg:x="2.2cm" svg:y="26.373cm">
          <draw:text-box>
            <text:p text:style-name="P1"><text:span text:style-name="T10">94 </text:span></text:p>
          </draw:text-box>
        </draw:frame>
        <draw:frame draw:style-name="gr4" draw:text-style-name="P5" draw:layer="layout" svg:width="15.733cm" svg:height="0.395cm" svg:x="2.532cm" svg:y="26.357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6.781cm">
          <draw:text-box>
            <text:p text:style-name="P1"><text:span text:style-name="T11">page 47.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0</text:span></text:p>
          </draw:text-box>
        </draw:frame>
        <draw:frame draw:style-name="gr1" draw:text-style-name="P2" draw:layer="layout" svg:width="5.649cm" svg:height="0.475cm" svg:x="2.2cm" svg:y="2.525cm">
          <draw:text-box>
            <text:p text:style-name="P1"><text:span text:style-name="T6">202. </text:span><text:span text:style-name="T4"><text:s/>The JIC added that Iraq:</text:span></text:p>
          </draw:text-box>
        </draw:frame>
        <draw:frame draw:style-name="gr1" draw:text-style-name="P2" draw:layer="layout" svg:width="15.496cm" svg:height="0.475cm" svg:x="2.95cm" svg:y="3.44cm">
          <draw:text-box>
            <text:p text:style-name="P1"><text:span text:style-name="T4">“… </text:span><text:span text:style-name="T4">could begin to make chemical weapons within a matter of weeks, and produce </text:span></text:p>
          </draw:text-box>
        </draw:frame>
        <draw:frame draw:style-name="gr1" draw:text-style-name="P2" draw:layer="layout" svg:width="12.956cm" svg:height="0.475cm" svg:x="2.95cm" svg:y="4.004cm">
          <draw:text-box>
            <text:p text:style-name="P1"><text:span text:style-name="T4">significant quantities within months, if UN constraints were removed.”</text:span></text:p>
          </draw:text-box>
        </draw:frame>
        <draw:frame draw:style-name="gr1" draw:text-style-name="P2" draw:layer="layout" svg:width="10.005cm" svg:height="0.475cm" svg:x="2.2cm" svg:y="4.918cm">
          <draw:text-box>
            <text:p text:style-name="P1"><text:span text:style-name="T6">203. </text:span><text:span text:style-name="T4"><text:s/>In relation to biological weapons, the JIC noted:</text:span></text:p>
          </draw:text-box>
        </draw:frame>
        <draw:frame draw:style-name="gr1" draw:text-style-name="P2" draw:layer="layout" svg:width="15.272cm" svg:height="0.475cm" svg:x="2.95cm" svg:y="5.833cm">
          <draw:text-box>
            <text:p text:style-name="P1"><text:span text:style-name="T4">“</text:span><text:span text:style-name="T4">We have convincing intelligence of a BW programme which started in the 1970s </text:span></text:p>
          </draw:text-box>
        </draw:frame>
        <draw:frame draw:style-name="gr1" draw:text-style-name="P2" draw:layer="layout" svg:width="15.276cm" svg:height="0.475cm" svg:x="2.95cm" svg:y="6.397cm">
          <draw:text-box>
            <text:p text:style-name="P1"><text:span text:style-name="T4">and strong indications that it produced and weaponised anthrax, botulinum toxin, </text:span></text:p>
          </draw:text-box>
        </draw:frame>
        <draw:frame draw:style-name="gr1" draw:text-style-name="P2" draw:layer="layout" svg:width="15.488cm" svg:height="0.475cm" svg:x="2.95cm" svg:y="6.962cm">
          <draw:text-box>
            <text:p text:style-name="P1"><text:span text:style-name="T4">and probably plague. With the exception of plague, Iraq previously admitted doing </text:span></text:p>
          </draw:text-box>
        </draw:frame>
        <draw:frame draw:style-name="gr1" draw:text-style-name="P2" draw:layer="layout" svg:width="14.899cm" svg:height="0.475cm" svg:x="2.95cm" svg:y="7.526cm">
          <draw:text-box>
            <text:p text:style-name="P1"><text:span text:style-name="T4">research on these and other agents but steadfastly denied the work was for an </text:span></text:p>
          </draw:text-box>
        </draw:frame>
        <draw:frame draw:style-name="gr1" draw:text-style-name="P2" draw:layer="layout" svg:width="15.695cm" svg:height="0.475cm" svg:x="2.95cm" svg:y="8.091cm">
          <draw:text-box>
            <text:p text:style-name="P1"><text:span text:style-name="T4">offensive programme. UNSCOM, although suspicious, could find no clear evidence </text:span></text:p>
          </draw:text-box>
        </draw:frame>
        <draw:frame draw:style-name="gr1" draw:text-style-name="P2" draw:layer="layout" svg:width="14.268cm" svg:height="0.475cm" svg:x="2.95cm" svg:y="8.655cm">
          <draw:text-box>
            <text:p text:style-name="P1"><text:span text:style-name="T4">to the contrary … [I]n August 1995 Iraq admitted to a major BW programme </text:span></text:p>
          </draw:text-box>
        </draw:frame>
        <draw:frame draw:style-name="gr1" draw:text-style-name="P2" draw:layer="layout" svg:width="15.115cm" svg:height="0.475cm" svg:x="2.95cm" svg:y="9.22cm">
          <draw:text-box>
            <text:p text:style-name="P1"><text:span text:style-name="T4">under which it had produced huge quantities of anthrax and botulinum toxin, but </text:span></text:p>
          </draw:text-box>
        </draw:frame>
        <draw:frame draw:style-name="gr1" draw:text-style-name="P2" draw:layer="layout" svg:width="15.902cm" svg:height="0.475cm" svg:x="2.95cm" svg:y="9.784cm">
          <draw:text-box>
            <text:p text:style-name="P1"><text:span text:style-name="T4">implausibly denied it had ever considered weaponisation … In the last few days Iraq </text:span></text:p>
          </draw:text-box>
        </draw:frame>
        <draw:frame draw:style-name="gr1" draw:text-style-name="P2" draw:layer="layout" svg:width="15.619cm" svg:height="0.475cm" svg:x="2.95cm" svg:y="10.348cm">
          <draw:text-box>
            <text:p text:style-name="P1"><text:span text:style-name="T4">has admitted to UNSCOM that agent was produced at additional sites, field-testing </text:span></text:p>
          </draw:text-box>
        </draw:frame>
        <draw:frame draw:style-name="gr1" draw:text-style-name="P2" draw:layer="layout" svg:width="15.267cm" svg:height="0.475cm" svg:x="2.95cm" svg:y="10.913cm">
          <draw:text-box>
            <text:p text:style-name="P1"><text:span text:style-name="T4">of weapons took place in 1989, and that bombs and missile warheads were filled </text:span></text:p>
          </draw:text-box>
        </draw:frame>
        <draw:frame draw:style-name="gr1" draw:text-style-name="P2" draw:layer="layout" svg:width="15.449cm" svg:height="0.475cm" svg:x="2.95cm" svg:y="11.477cm">
          <draw:text-box>
            <text:p text:style-name="P1"><text:span text:style-name="T4">with anthrax and botulinum toxin in December 1990 … Many questions remain on </text:span></text:p>
          </draw:text-box>
        </draw:frame>
        <draw:frame draw:style-name="gr1" draw:text-style-name="P2" draw:layer="layout" svg:width="14.433cm" svg:height="0.475cm" svg:x="2.95cm" svg:y="12.042cm">
          <draw:text-box>
            <text:p text:style-name="P1"><text:span text:style-name="T4">the BW programme; Iraq has not, for example admitted any work on plague.”</text:span></text:p>
          </draw:text-box>
        </draw:frame>
        <draw:frame draw:style-name="gr6" draw:text-style-name="P7" draw:layer="layout" svg:width="0.273cm" svg:height="0.276cm" svg:x="17.327cm" svg:y="12.061cm">
          <draw:text-box>
            <text:p text:style-name="P1"><text:span text:style-name="T9">95</text:span></text:p>
          </draw:text-box>
        </draw:frame>
        <draw:frame draw:style-name="gr1" draw:text-style-name="P2" draw:layer="layout" svg:width="16.537cm" svg:height="0.475cm" svg:x="2.2cm" svg:y="12.956cm">
          <draw:text-box>
            <text:p text:style-name="P1"><text:span text:style-name="T6">204. </text:span><text:span text:style-name="T4"><text:s/>After Lt Gen Kamil’s defection, concerns began to grow that Iraq had a systematic </text:span></text:p>
          </draw:text-box>
        </draw:frame>
        <draw:frame draw:style-name="gr1" draw:text-style-name="P2" draw:layer="layout" svg:width="5.289cm" svg:height="0.475cm" svg:x="2.2cm" svg:y="13.521cm">
          <draw:text-box>
            <text:p text:style-name="P1"><text:span text:style-name="T4">programme of concealment.</text:span></text:p>
          </draw:text-box>
        </draw:frame>
        <draw:frame draw:style-name="gr1" draw:text-style-name="P2" draw:layer="layout" svg:width="15.987cm" svg:height="0.475cm" svg:x="2.2cm" svg:y="14.435cm">
          <draw:text-box>
            <text:p text:style-name="P1"><text:span text:style-name="T6">205. </text:span><text:span text:style-name="T4"><text:s/>UNSCOM reported that Iraq’s FFCD on ballistic missiles in November 1995 did </text:span></text:p>
          </draw:text-box>
        </draw:frame>
        <draw:frame draw:style-name="gr1" draw:text-style-name="P2" draw:layer="layout" svg:width="15.949cm" svg:height="0.475cm" svg:x="2.2cm" svg:y="15cm">
          <draw:text-box>
            <text:p text:style-name="P1"><text:span text:style-name="T4">not appear to constitute a firm basis for establishing a definite and verifiable material </text:span></text:p>
          </draw:text-box>
        </draw:frame>
        <draw:frame draw:style-name="gr1" draw:text-style-name="P2" draw:layer="layout" svg:width="8.718cm" svg:height="0.475cm" svg:x="2.2cm" svg:y="15.564cm">
          <draw:text-box>
            <text:p text:style-name="P1"><text:span text:style-name="T4">balance for proscribed weapons and activities.</text:span></text:p>
          </draw:text-box>
        </draw:frame>
        <draw:frame draw:style-name="gr6" draw:text-style-name="P7" draw:layer="layout" svg:width="0.273cm" svg:height="0.276cm" svg:x="10.883cm" svg:y="15.583cm">
          <draw:text-box>
            <text:p text:style-name="P1"><text:span text:style-name="T9">96</text:span></text:p>
          </draw:text-box>
        </draw:frame>
        <draw:frame draw:style-name="gr1" draw:text-style-name="P2" draw:layer="layout" svg:width="16.668cm" svg:height="0.475cm" svg:x="2.2cm" svg:y="16.478cm">
          <draw:text-box>
            <text:p text:style-name="P1"><text:span text:style-name="T6">206. </text:span><text:span text:style-name="T4"><text:s/>From early 1996, UNSCOM undertook a series of inspections specifically targeting </text:span></text:p>
          </draw:text-box>
        </draw:frame>
        <draw:frame draw:style-name="gr1" draw:text-style-name="P2" draw:layer="layout" svg:width="15.602cm" svg:height="0.475cm" svg:x="2.2cm" svg:y="17.043cm">
          <draw:text-box>
            <text:p text:style-name="P1"><text:span text:style-name="T4">sites it “believed to be associated with concealment activities” in response to Iraq’s </text:span></text:p>
          </draw:text-box>
        </draw:frame>
        <draw:frame draw:style-name="gr1" draw:text-style-name="P2" draw:layer="layout" svg:width="13.053cm" svg:height="0.475cm" svg:x="2.2cm" svg:y="17.607cm">
          <draw:text-box>
            <text:p text:style-name="P1"><text:span text:style-name="T4">assertion that “there was no systematic mechanism for concealment”.</text:span></text:p>
          </draw:text-box>
        </draw:frame>
        <draw:frame draw:style-name="gr6" draw:text-style-name="P7" draw:layer="layout" svg:width="0.273cm" svg:height="0.276cm" svg:x="15.211cm" svg:y="17.626cm">
          <draw:text-box>
            <text:p text:style-name="P1"><text:span text:style-name="T9">97</text:span></text:p>
          </draw:text-box>
        </draw:frame>
        <draw:frame draw:style-name="gr1" draw:text-style-name="P2" draw:layer="layout" svg:width="16.309cm" svg:height="0.475cm" svg:x="2.2cm" svg:y="18.522cm">
          <draw:text-box>
            <text:p text:style-name="P1"><text:span text:style-name="T6">207. </text:span><text:span text:style-name="T4"><text:s/>While Iraq complied with its obligations in respect of most inspections, UNSCOM </text:span></text:p>
          </draw:text-box>
        </draw:frame>
        <draw:frame draw:style-name="gr1" draw:text-style-name="P2" draw:layer="layout" svg:width="16.084cm" svg:height="0.475cm" svg:x="2.2cm" svg:y="19.086cm">
          <draw:text-box>
            <text:p text:style-name="P1"><text:span text:style-name="T4">reported encountering difficulties and delays on five occasions in March 1996 when it </text:span></text:p>
          </draw:text-box>
        </draw:frame>
        <draw:frame draw:style-name="gr1" draw:text-style-name="P2" draw:layer="layout" svg:width="16.313cm" svg:height="0.475cm" svg:x="2.2cm" svg:y="19.651cm">
          <draw:text-box>
            <text:p text:style-name="P1"><text:span text:style-name="T4">requested no-notice inspections of sites related to Iraq’s missile programmes, and that </text:span></text:p>
          </draw:text-box>
        </draw:frame>
        <draw:frame draw:style-name="gr1" draw:text-style-name="P2" draw:layer="layout" svg:width="10.577cm" svg:height="0.475cm" svg:x="2.2cm" svg:y="20.215cm">
          <draw:text-box>
            <text:p text:style-name="P1"><text:span text:style-name="T4">Iraq had also imposed restrictions on aerial surveillance.</text:span></text:p>
          </draw:text-box>
        </draw:frame>
        <draw:line draw:style-name="gr7" draw:text-style-name="P8" draw:layer="layout" svg:x1="2.199cm" svg:y1="21.619cm" svg:x2="7.3cm" svg:y2="21.619cm">
          <text:p/>
        </draw:line>
        <draw:frame draw:style-name="gr6" draw:text-style-name="P7" draw:layer="layout" svg:width="0.273cm" svg:height="0.276cm" svg:x="12.742cm" svg:y="20.234cm">
          <draw:text-box>
            <text:p text:style-name="P1"><text:span text:style-name="T9">98</text:span></text:p>
          </draw:text-box>
        </draw:frame>
        <draw:frame draw:style-name="gr8" draw:text-style-name="P9" draw:layer="layout" svg:width="0.29cm" svg:height="0.23cm" svg:x="2.2cm" svg:y="22.14cm">
          <draw:text-box>
            <text:p text:style-name="P1"><text:span text:style-name="T10">95 </text:span></text:p>
          </draw:text-box>
        </draw:frame>
        <draw:frame draw:style-name="gr4" draw:text-style-name="P5" draw:layer="layout" svg:width="15.733cm" svg:height="0.395cm" svg:x="2.532cm" svg:y="22.124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56cm" svg:height="0.395cm" svg:x="2.2cm" svg:y="22.547cm">
          <draw:text-box>
            <text:p text:style-name="P1"><text:span text:style-name="T11">page 134.</text:span></text:p>
          </draw:text-box>
        </draw:frame>
        <draw:frame draw:style-name="gr8" draw:text-style-name="P9" draw:layer="layout" svg:width="0.29cm" svg:height="0.23cm" svg:x="2.2cm" svg:y="22.986cm">
          <draw:text-box>
            <text:p text:style-name="P1"><text:span text:style-name="T10">96 </text:span></text:p>
          </draw:text-box>
        </draw:frame>
        <draw:frame draw:style-name="gr4" draw:text-style-name="P5" draw:layer="layout" svg:width="14.992cm" svg:height="0.395cm" svg:x="2.532cm" svg:y="22.971cm">
          <draw:text-box>
            <text:p text:style-name="P1"><text:span text:style-name="T11">UN Security Council, 17 December 1995, ‘Tenth report of the Executive Chairman of the Special </text:span></text:p>
          </draw:text-box>
        </draw:frame>
        <draw:frame draw:style-name="gr4" draw:text-style-name="P5" draw:layer="layout" svg:width="15.733cm" svg:height="0.395cm" svg:x="2.2cm" svg:y="23.394cm">
          <draw:text-box>
            <text:p text:style-name="P1"><text:span text:style-name="T11">Commission established by the Secretary-General pursuant to paragraph 9 (b) (i) of Security Council </text:span></text:p>
          </draw:text-box>
        </draw:frame>
        <draw:frame draw:style-name="gr4" draw:text-style-name="P5" draw:layer="layout" svg:width="14.717cm" svg:height="0.395cm" svg:x="2.2cm" svg:y="23.817cm">
          <draw:text-box>
            <text:p text:style-name="P1"><text:span text:style-name="T11">resolution 687 (1991), and paragraph 3 of resolution 699 (1991) on the activities of the Special </text:span></text:p>
          </draw:text-box>
        </draw:frame>
        <draw:frame draw:style-name="gr4" draw:text-style-name="P5" draw:layer="layout" svg:width="4.506cm" svg:height="0.395cm" svg:x="2.2cm" svg:y="24.241cm">
          <draw:text-box>
            <text:p text:style-name="P1"><text:span text:style-name="T11">Commission’ (S/1995/1038). </text:span></text:p>
          </draw:text-box>
        </draw:frame>
        <draw:frame draw:style-name="gr8" draw:text-style-name="P9" draw:layer="layout" svg:width="0.29cm" svg:height="0.23cm" svg:x="2.2cm" svg:y="24.68cm">
          <draw:text-box>
            <text:p text:style-name="P1"><text:span text:style-name="T10">97 </text:span></text:p>
          </draw:text-box>
        </draw:frame>
        <draw:frame draw:style-name="gr4" draw:text-style-name="P5" draw:layer="layout" svg:width="16.029cm" svg:height="0.395cm" svg:x="2.532cm" svg:y="24.664cm">
          <draw:text-box>
            <text:p text:style-name="P1"><text:span text:style-name="T11">UN Security Council, 11 October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5.08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225cm" svg:height="0.395cm" svg:x="2.2cm" svg:y="25.511cm">
          <draw:text-box>
            <text:p text:style-name="P1"><text:span text:style-name="T11">(S/1996/848). 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0">98 </text:span></text:p>
          </draw:text-box>
        </draw:frame>
        <draw:frame draw:style-name="gr4" draw:text-style-name="P5" draw:layer="layout" svg:width="15.449cm" svg:height="0.395cm" svg:x="2.532cm" svg:y="25.934cm">
          <draw:text-box>
            <text:p text:style-name="P1"><text:span text:style-name="T11">UN Security Council, 11 April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6.35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225cm" svg:height="0.395cm" svg:x="2.2cm" svg:y="26.781cm">
          <draw:text-box>
            <text:p text:style-name="P1"><text:span text:style-name="T11">(S/1996/258). 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1</text:span></text:p>
          </draw:text-box>
        </draw:frame>
        <draw:frame draw:style-name="gr1" draw:text-style-name="P2" draw:layer="layout" svg:width="15.597cm" svg:height="0.475cm" svg:x="2.2cm" svg:y="2.525cm">
          <draw:text-box>
            <text:p text:style-name="P1"><text:span text:style-name="T6">208. </text:span><text:span text:style-name="T4"><text:s/>In a letter to the President of the Security Council on 17 March 1996, Mr Aziz </text:span></text:p>
          </draw:text-box>
        </draw:frame>
        <draw:frame draw:style-name="gr1" draw:text-style-name="P2" draw:layer="layout" svg:width="15.945cm" svg:height="0.475cm" svg:x="2.2cm" svg:y="3.09cm">
          <draw:text-box>
            <text:p text:style-name="P1"><text:span text:style-name="T4">stated that the problems related to the special nature of the sites and that the delays </text:span></text:p>
          </draw:text-box>
        </draw:frame>
        <draw:frame draw:style-name="gr1" draw:text-style-name="P2" draw:layer="layout" svg:width="12.495cm" svg:height="0.475cm" svg:x="2.2cm" svg:y="3.654cm">
          <draw:text-box>
            <text:p text:style-name="P1"><text:span text:style-name="T4">were “no longer than the time necessitated by … practical factors”.</text:span></text:p>
          </draw:text-box>
        </draw:frame>
        <draw:frame draw:style-name="gr6" draw:text-style-name="P7" draw:layer="layout" svg:width="0.273cm" svg:height="0.276cm" svg:x="14.647cm" svg:y="3.673cm">
          <draw:text-box>
            <text:p text:style-name="P1"><text:span text:style-name="T9">99</text:span></text:p>
          </draw:text-box>
        </draw:frame>
        <draw:frame draw:style-name="gr1" draw:text-style-name="P2" draw:layer="layout" svg:width="3.351cm" svg:height="0.475cm" svg:x="14.922cm" svg:y="3.654cm">
          <draw:text-box>
            <text:p text:style-name="P1"><text:span text:style-name="T4"><text:s/></text:span><text:span text:style-name="T4">Mr Aziz cited the </text:span></text:p>
          </draw:text-box>
        </draw:frame>
        <draw:frame draw:style-name="gr1" draw:text-style-name="P2" draw:layer="layout" svg:width="15.788cm" svg:height="0.475cm" svg:x="2.2cm" svg:y="4.218cm">
          <draw:text-box>
            <text:p text:style-name="P1"><text:span text:style-name="T4">agreement in July 1993, in response to Iraq’s concerns in respect of its sovereignty, </text:span></text:p>
          </draw:text-box>
        </draw:frame>
        <draw:frame draw:style-name="gr1" draw:text-style-name="P2" draw:layer="layout" svg:width="16.317cm" svg:height="0.475cm" svg:x="2.2cm" svg:y="4.783cm">
          <draw:text-box>
            <text:p text:style-name="P1"><text:span text:style-name="T4">internal security and the dignity of the people and State of Iraq, that UNSCOM and the </text:span></text:p>
          </draw:text-box>
        </draw:frame>
        <draw:frame draw:style-name="gr1" draw:text-style-name="P2" draw:layer="layout" svg:width="15.894cm" svg:height="0.475cm" svg:x="2.2cm" svg:y="5.347cm">
          <draw:text-box>
            <text:p text:style-name="P1"><text:span text:style-name="T4">IAEA intention was to implement their plans “in the least intrusive manner consistent </text:span></text:p>
          </draw:text-box>
        </draw:frame>
        <draw:frame draw:style-name="gr1" draw:text-style-name="P2" draw:layer="layout" svg:width="15.928cm" svg:height="0.475cm" svg:x="2.2cm" svg:y="5.912cm">
          <draw:text-box>
            <text:p text:style-name="P1"><text:span text:style-name="T4">with effective monitoring and verification in the circumstances prevailing, with all due </text:span></text:p>
          </draw:text-box>
        </draw:frame>
        <draw:frame draw:style-name="gr1" draw:text-style-name="P2" draw:layer="layout" svg:width="15.242cm" svg:height="0.475cm" svg:x="2.2cm" svg:y="6.476cm">
          <draw:text-box>
            <text:p text:style-name="P1"><text:span text:style-name="T4">regard to the legitimate concerns of Iraq … in accordance with the Charter of the </text:span></text:p>
          </draw:text-box>
        </draw:frame>
        <draw:frame draw:style-name="gr1" draw:text-style-name="P2" draw:layer="layout" svg:width="16.059cm" svg:height="0.475cm" svg:x="2.2cm" svg:y="7.041cm">
          <draw:text-box>
            <text:p text:style-name="P1"><text:span text:style-name="T4">United Nations”. In addition, two of the requests, on 8 and 15 March, had been made </text:span></text:p>
          </draw:text-box>
        </draw:frame>
        <draw:frame draw:style-name="gr1" draw:text-style-name="P2" draw:layer="layout" svg:width="16.254cm" svg:height="0.475cm" svg:x="2.2cm" svg:y="7.605cm">
          <draw:text-box>
            <text:p text:style-name="P1"><text:span text:style-name="T4">on a Friday. Appropriate arrangements had been made for the inspections to proceed, </text:span></text:p>
          </draw:text-box>
        </draw:frame>
        <draw:frame draw:style-name="gr1" draw:text-style-name="P2" draw:layer="layout" svg:width="13.655cm" svg:height="0.475cm" svg:x="2.2cm" svg:y="8.17cm">
          <draw:text-box>
            <text:p text:style-name="P1"><text:span text:style-name="T4">including on two occasions after telephone conversations with Mr Ekéus.</text:span></text:p>
          </draw:text-box>
        </draw:frame>
        <draw:frame draw:style-name="gr1" draw:text-style-name="P2" draw:layer="layout" svg:width="16.385cm" svg:height="0.475cm" svg:x="2.2cm" svg:y="9.084cm">
          <draw:text-box>
            <text:p text:style-name="P1"><text:span text:style-name="T6">209. </text:span><text:span text:style-name="T4"><text:s/>Mr Aziz also stated that the allegations that equipment could have been removed </text:span></text:p>
          </draw:text-box>
        </draw:frame>
        <draw:frame draw:style-name="gr1" draw:text-style-name="P2" draw:layer="layout" svg:width="15.212cm" svg:height="0.475cm" svg:x="2.2cm" svg:y="9.648cm">
          <draw:text-box>
            <text:p text:style-name="P1"><text:span text:style-name="T4">and some documents burnt were “not realistic” given the presence of “more than </text:span></text:p>
          </draw:text-box>
        </draw:frame>
        <draw:frame draw:style-name="gr1" draw:text-style-name="P2" draw:layer="layout" svg:width="15.234cm" svg:height="0.475cm" svg:x="2.2cm" svg:y="10.213cm">
          <draw:text-box>
            <text:p text:style-name="P1"><text:span text:style-name="T4">50 inspectors with 16 vehicles” surrounding the sites, helicopter surveillance and </text:span></text:p>
          </draw:text-box>
        </draw:frame>
        <draw:frame draw:style-name="gr1" draw:text-style-name="P2" draw:layer="layout" svg:width="5.277cm" svg:height="0.475cm" svg:x="2.2cm" svg:y="10.777cm">
          <draw:text-box>
            <text:p text:style-name="P1"><text:span text:style-name="T4">the subsequent inspections.</text:span></text:p>
          </draw:text-box>
        </draw:frame>
        <draw:frame draw:style-name="gr1" draw:text-style-name="P2" draw:layer="layout" svg:width="16.364cm" svg:height="0.475cm" svg:x="2.2cm" svg:y="11.692cm">
          <draw:text-box>
            <text:p text:style-name="P1"><text:span text:style-name="T6">210. </text:span><text:span text:style-name="T4"><text:s/>Mr Aziz reaffirmed that Iraq had “no intention of impeding” UNSCOM’s tasks. “On </text:span></text:p>
          </draw:text-box>
        </draw:frame>
        <draw:frame draw:style-name="gr1" draw:text-style-name="P2" draw:layer="layout" svg:width="16.449cm" svg:height="0.475cm" svg:x="2.2cm" svg:y="12.256cm">
          <draw:text-box>
            <text:p text:style-name="P1"><text:span text:style-name="T4">the contrary”, it was “keen” to continue to work with UNSCOM to fulfil its tasks “as soon </text:span></text:p>
          </draw:text-box>
        </draw:frame>
        <draw:frame draw:style-name="gr1" draw:text-style-name="P2" draw:layer="layout" svg:width="15.941cm" svg:height="0.475cm" svg:x="2.2cm" svg:y="12.821cm">
          <draw:text-box>
            <text:p text:style-name="P1"><text:span text:style-name="T4">as possible”. But Iraq expected UNSCOM, in discharging its duties, “to adhere” to its </text:span></text:p>
          </draw:text-box>
        </draw:frame>
        <draw:frame draw:style-name="gr1" draw:text-style-name="P2" draw:layer="layout" svg:width="16.216cm" svg:height="0.475cm" svg:x="2.2cm" svg:y="13.385cm">
          <draw:text-box>
            <text:p text:style-name="P1"><text:span text:style-name="T4">“</text:span><text:span text:style-name="T4">undertakings towards Iraq by respecting its sovereignty, dignity and national security”.</text:span></text:p>
          </draw:text-box>
        </draw:frame>
        <draw:frame draw:style-name="gr1" draw:text-style-name="P2" draw:layer="layout" svg:width="16.508cm" svg:height="0.475cm" svg:x="2.2cm" svg:y="14.3cm">
          <draw:text-box>
            <text:p text:style-name="P1"><text:span text:style-name="T6">211. </text:span><text:span text:style-name="T4"><text:s/>Mr Aziz also wrote that he expected the Security Council “to deal with this issue in </text:span></text:p>
          </draw:text-box>
        </draw:frame>
        <draw:frame draw:style-name="gr1" draw:text-style-name="P2" draw:layer="layout" svg:width="16.783cm" svg:height="0.475cm" svg:x="2.2cm" svg:y="14.864cm">
          <draw:text-box>
            <text:p text:style-name="P1"><text:span text:style-name="T4">an objective manner which would balance Iraq’s obligations towards the Security Council </text:span></text:p>
          </draw:text-box>
        </draw:frame>
        <draw:frame draw:style-name="gr1" draw:text-style-name="P2" draw:layer="layout" svg:width="16.766cm" svg:height="0.475cm" svg:x="2.2cm" svg:y="15.428cm">
          <draw:text-box>
            <text:p text:style-name="P1"><text:span text:style-name="T4">and the Council’s obligations towards Iraq in accordance with the principles of the United </text:span></text:p>
          </draw:text-box>
        </draw:frame>
        <draw:frame draw:style-name="gr1" draw:text-style-name="P2" draw:layer="layout" svg:width="14.505cm" svg:height="0.475cm" svg:x="2.2cm" svg:y="15.993cm">
          <draw:text-box>
            <text:p text:style-name="P1"><text:span text:style-name="T4">Nations Charter and the provisions of the relevant resolutions of the Council”.</text:span></text:p>
          </draw:text-box>
        </draw:frame>
        <draw:frame draw:style-name="gr1" draw:text-style-name="P2" draw:layer="layout" svg:width="15.17cm" svg:height="0.475cm" svg:x="2.2cm" svg:y="16.907cm">
          <draw:text-box>
            <text:p text:style-name="P1"><text:span text:style-name="T6">212. </text:span><text:span text:style-name="T4"><text:s/>The incidents in which UNSCOM inspection teams were denied immediate </text:span></text:p>
          </draw:text-box>
        </draw:frame>
        <draw:frame draw:style-name="gr1" draw:text-style-name="P2" draw:layer="layout" svg:width="14.992cm" svg:height="0.475cm" svg:x="2.2cm" svg:y="17.472cm">
          <draw:text-box>
            <text:p text:style-name="P1"><text:span text:style-name="T4">and unconditional access to sites prompted a statement by the President of the </text:span></text:p>
          </draw:text-box>
        </draw:frame>
        <draw:frame draw:style-name="gr1" draw:text-style-name="P2" draw:layer="layout" svg:width="15.788cm" svg:height="0.475cm" svg:x="2.2cm" svg:y="18.036cm">
          <draw:text-box>
            <text:p text:style-name="P1"><text:span text:style-name="T4">Security Council that “Iraq’s delays in permitting the inspection team recently in Iraq </text:span></text:p>
          </draw:text-box>
        </draw:frame>
        <draw:frame draw:style-name="gr1" draw:text-style-name="P2" draw:layer="layout" svg:width="15.691cm" svg:height="0.475cm" svg:x="2.2cm" svg:y="18.601cm">
          <draw:text-box>
            <text:p text:style-name="P1"><text:span text:style-name="T4">access to the sites concerned constitute clear violations by Iraq of the provisions of </text:span></text:p>
          </draw:text-box>
        </draw:frame>
        <draw:frame draw:style-name="gr1" draw:text-style-name="P2" draw:layer="layout" svg:width="9.789cm" svg:height="0.475cm" svg:x="2.2cm" svg:y="19.165cm">
          <draw:text-box>
            <text:p text:style-name="P1"><text:span text:style-name="T4">resolutions 687 (1991), 707 (1991) and 715 (1991)”.</text:span></text:p>
          </draw:text-box>
        </draw:frame>
        <draw:frame draw:style-name="gr1" draw:text-style-name="P2" draw:layer="layout" svg:width="16.165cm" svg:height="0.475cm" svg:x="2.2cm" svg:y="20.08cm">
          <draw:text-box>
            <text:p text:style-name="P1"><text:span text:style-name="T6">213. </text:span><text:span text:style-name="T4"><text:s/>On 27 March 1996, as part of developing the OMV system, the Security Council </text:span></text:p>
          </draw:text-box>
        </draw:frame>
        <draw:frame draw:style-name="gr1" draw:text-style-name="P2" draw:layer="layout" svg:width="16.368cm" svg:height="0.475cm" svg:x="2.2cm" svg:y="20.644cm">
          <draw:text-box>
            <text:p text:style-name="P1"><text:span text:style-name="T4">adopted resolution 1051 (1996), which implemented a mechanism for monitoring sales </text:span></text:p>
          </draw:text-box>
        </draw:frame>
        <draw:frame draw:style-name="gr1" draw:text-style-name="P2" draw:layer="layout" svg:width="16.774cm" svg:height="0.475cm" svg:x="2.2cm" svg:y="21.208cm">
          <draw:text-box>
            <text:p text:style-name="P1"><text:span text:style-name="T4">or supplies of items “relevant to the implementation of Section C of resolution 687 (1991) </text:span></text:p>
          </draw:text-box>
        </draw:frame>
        <draw:frame draw:style-name="gr1" draw:text-style-name="P2" draw:layer="layout" svg:width="5.861cm" svg:height="0.475cm" svg:x="2.2cm" svg:y="21.773cm">
          <draw:text-box>
            <text:p text:style-name="P1"><text:span text:style-name="T4">and other relevant resolutions”.</text:span></text:p>
          </draw:text-box>
        </draw:frame>
        <draw:frame draw:style-name="gr6" draw:text-style-name="P7" draw:layer="layout" svg:width="0.408cm" svg:height="0.276cm" svg:x="8.036cm" svg:y="21.792cm">
          <draw:text-box>
            <text:p text:style-name="P1"><text:span text:style-name="T9">100</text:span></text:p>
          </draw:text-box>
        </draw:frame>
        <draw:frame draw:style-name="gr1" draw:text-style-name="P2" draw:layer="layout" svg:width="15.94cm" svg:height="0.475cm" svg:x="2.2cm" svg:y="22.687cm">
          <draw:text-box>
            <text:p text:style-name="P1"><text:span text:style-name="T6">214. </text:span><text:span text:style-name="T4"><text:s/>To replace the previous reporting systems, the resolution also consolidated the </text:span></text:p>
          </draw:text-box>
        </draw:frame>
        <draw:frame draw:style-name="gr1" draw:text-style-name="P2" draw:layer="layout" svg:width="15.983cm" svg:height="0.475cm" svg:x="2.2cm" svg:y="23.252cm">
          <draw:text-box>
            <text:p text:style-name="P1"><text:span text:style-name="T4">progress reports on UNSCOM and the IAEA’s activities into reports every six months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7.152cm" svg:height="0.475cm" svg:x="2.2cm" svg:y="23.816cm">
          <draw:text-box>
            <text:p text:style-name="P1"><text:span text:style-name="T4">from the UN on all aspects of its work.</text:span></text:p>
          </draw:text-box>
        </draw:frame>
        <draw:frame draw:style-name="gr8" draw:text-style-name="P9" draw:layer="layout" svg:width="0.29cm" svg:height="0.23cm" svg:x="2.2cm" svg:y="25.95cm">
          <draw:text-box>
            <text:p text:style-name="P1"><text:span text:style-name="T10">99 </text:span></text:p>
          </draw:text-box>
        </draw:frame>
        <draw:frame draw:style-name="gr4" draw:text-style-name="P5" draw:layer="layout" svg:width="16.262cm" svg:height="0.395cm" svg:x="2.532cm" svg:y="25.934cm">
          <draw:text-box>
            <text:p text:style-name="P1"><text:span text:style-name="T11">UN Security Council, 18 March 1998, ‘Letter dated 17 March 1996 from the Deputy Prime Minister of the </text:span></text:p>
          </draw:text-box>
        </draw:frame>
        <draw:frame draw:style-name="gr4" draw:text-style-name="P5" draw:layer="layout" svg:width="12.639cm" svg:height="0.395cm" svg:x="2.2cm" svg:y="26.357cm">
          <draw:text-box>
            <text:p text:style-name="P1"><text:span text:style-name="T11">Republic of Iraq addressed to the President of the Security Council’ (S/1996/204)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100 </text:span></text:p>
          </draw:text-box>
        </draw:frame>
        <draw:frame draw:style-name="gr4" draw:text-style-name="P5" draw:layer="layout" svg:width="6.847cm" svg:height="0.395cm" svg:x="2.646cm" svg:y="26.781cm">
          <draw:text-box>
            <text:p text:style-name="P1"><text:span text:style-name="T11">UN Security Council resolution 1051 (1996).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2</text:span></text:p>
          </draw:text-box>
        </draw:frame>
        <draw:frame draw:style-name="gr1" draw:text-style-name="P2" draw:layer="layout" svg:width="16.723cm" svg:height="0.475cm" svg:x="2.2cm" svg:y="2.525cm">
          <draw:text-box>
            <text:p text:style-name="P1"><text:span text:style-name="T6">215. </text:span><text:span text:style-name="T4"><text:s/>The first consolidated report to the Security Council, in April, recorded that both the </text:span></text:p>
          </draw:text-box>
        </draw:frame>
        <draw:frame draw:style-name="gr1" draw:text-style-name="P2" draw:layer="layout" svg:width="16.669cm" svg:height="0.475cm" svg:x="2.2cm" svg:y="3.09cm">
          <draw:text-box>
            <text:p text:style-name="P1"><text:span text:style-name="T4">volume and quality of information being provided by Iraq had diminished since February, </text:span></text:p>
          </draw:text-box>
        </draw:frame>
        <draw:frame draw:style-name="gr1" draw:text-style-name="P2" draw:layer="layout" svg:width="2.847cm" svg:height="0.475cm" svg:x="2.2cm" svg:y="3.654cm">
          <draw:text-box>
            <text:p text:style-name="P1"><text:span text:style-name="T4">and found that:</text:span></text:p>
          </draw:text-box>
        </draw:frame>
        <draw:frame draw:style-name="gr1" draw:text-style-name="P2" draw:layer="layout" svg:width="15.098cm" svg:height="0.475cm" svg:x="2.95cm" svg:y="4.568cm">
          <draw:text-box>
            <text:p text:style-name="P1"><text:span text:style-name="T4">“</text:span><text:span text:style-name="T4">In all areas for which the Commission has responsibility, Iraq has yet to provide </text:span></text:p>
          </draw:text-box>
        </draw:frame>
        <draw:frame draw:style-name="gr1" draw:text-style-name="P2" draw:layer="layout" svg:width="15.179cm" svg:height="0.475cm" svg:x="2.95cm" svg:y="5.133cm">
          <draw:text-box>
            <text:p text:style-name="P1"><text:span text:style-name="T4">sufficient evidence that it does not still possess proscribed weapons or materials </text:span></text:p>
          </draw:text-box>
        </draw:frame>
        <draw:frame draw:style-name="gr1" draw:text-style-name="P2" draw:layer="layout" svg:width="15.356cm" svg:height="0.475cm" svg:x="2.95cm" svg:y="5.697cm">
          <draw:text-box>
            <text:p text:style-name="P1"><text:span text:style-name="T4">related to them. The Commission’s concerns stem particularly from the difficulties </text:span></text:p>
          </draw:text-box>
        </draw:frame>
        <draw:frame draw:style-name="gr1" draw:text-style-name="P2" draw:layer="layout" svg:width="15.403cm" svg:height="0.475cm" svg:x="2.95cm" svg:y="6.262cm">
          <draw:text-box>
            <text:p text:style-name="P1"><text:span text:style-name="T4">encountered in substantiating Iraq’s claims that, in 1991, in flagrant violation of its </text:span></text:p>
          </draw:text-box>
        </draw:frame>
        <draw:frame draw:style-name="gr1" draw:text-style-name="P2" draw:layer="layout" svg:width="16.025cm" svg:height="0.475cm" svg:x="2.95cm" svg:y="6.826cm">
          <draw:text-box>
            <text:p text:style-name="P1"><text:span text:style-name="T4">obligations under resolution 687 (1991) it secretly destroyed large quantities of these </text:span></text:p>
          </draw:text-box>
        </draw:frame>
        <draw:frame draw:style-name="gr1" draw:text-style-name="P2" draw:layer="layout" svg:width="15.365cm" svg:height="0.475cm" svg:x="2.95cm" svg:y="7.391cm">
          <draw:text-box>
            <text:p text:style-name="P1"><text:span text:style-name="T4">prohibited weapons and materials instead of declaring and handing them over for </text:span></text:p>
          </draw:text-box>
        </draw:frame>
        <draw:frame draw:style-name="gr1" draw:text-style-name="P2" draw:layer="layout" svg:width="5.742cm" svg:height="0.475cm" svg:x="2.95cm" svg:y="7.955cm">
          <draw:text-box>
            <text:p text:style-name="P1"><text:span text:style-name="T4">the Commission’s verification.”</text:span></text:p>
          </draw:text-box>
        </draw:frame>
        <draw:frame draw:style-name="gr6" draw:text-style-name="P7" draw:layer="layout" svg:width="0.408cm" svg:height="0.276cm" svg:x="8.683cm" svg:y="7.974cm">
          <draw:text-box>
            <text:p text:style-name="P1"><text:span text:style-name="T9">101</text:span></text:p>
          </draw:text-box>
        </draw:frame>
        <draw:frame draw:style-name="gr1" draw:text-style-name="P2" draw:layer="layout" svg:width="16.558cm" svg:height="0.475cm" svg:x="2.2cm" svg:y="8.87cm">
          <draw:text-box>
            <text:p text:style-name="P1"><text:span text:style-name="T6">216. </text:span><text:span text:style-name="T4"><text:s/>The report stated that “large quantities” of prohibited items had been “successfully </text:span></text:p>
          </draw:text-box>
        </draw:frame>
        <draw:frame draw:style-name="gr1" draw:text-style-name="P2" draw:layer="layout" svg:width="16.072cm" svg:height="0.475cm" svg:x="2.2cm" svg:y="9.434cm">
          <draw:text-box>
            <text:p text:style-name="P1"><text:span text:style-name="T4">eliminated”, but “relatively minor, but highly significant, quantities” of proscribed items </text:span></text:p>
          </draw:text-box>
        </draw:frame>
        <draw:frame draw:style-name="gr1" draw:text-style-name="P2" draw:layer="layout" svg:width="5.34cm" svg:height="0.475cm" svg:x="2.2cm" svg:y="9.998cm">
          <draw:text-box>
            <text:p text:style-name="P1"><text:span text:style-name="T4">remained “unaccounted for”.</text:span></text:p>
          </draw:text-box>
        </draw:frame>
        <draw:frame draw:style-name="gr1" draw:text-style-name="P2" draw:layer="layout" svg:width="16.465cm" svg:height="0.475cm" svg:x="2.2cm" svg:y="10.913cm">
          <draw:text-box>
            <text:p text:style-name="P1"><text:span text:style-name="T6">217. </text:span><text:span text:style-name="T4"><text:s/>On the basis of new documents and draft disclosures provided by Iraq, UNSCOM </text:span></text:p>
          </draw:text-box>
        </draw:frame>
        <draw:frame draw:style-name="gr1" draw:text-style-name="P2" draw:layer="layout" svg:width="16.419cm" svg:height="0.475cm" svg:x="2.2cm" svg:y="11.477cm">
          <draw:text-box>
            <text:p text:style-name="P1"><text:span text:style-name="T4">concluded that there had been “considerable progress” in some areas since December </text:span></text:p>
          </draw:text-box>
        </draw:frame>
        <draw:frame draw:style-name="gr1" draw:text-style-name="P2" draw:layer="layout" svg:width="15.17cm" svg:height="0.475cm" svg:x="2.2cm" svg:y="12.042cm">
          <draw:text-box>
            <text:p text:style-name="P1"><text:span text:style-name="T4">1995. Iraq had disclosed information of great significance, especially documents </text:span></text:p>
          </draw:text-box>
        </draw:frame>
        <draw:frame draw:style-name="gr1" draw:text-style-name="P2" draw:layer="layout" svg:width="16.402cm" svg:height="0.475cm" svg:x="2.2cm" svg:y="12.606cm">
          <draw:text-box>
            <text:p text:style-name="P1"><text:span text:style-name="T4">which it earlier said had been destroyed. There were, however, “significant deficiencies </text:span></text:p>
          </draw:text-box>
        </draw:frame>
        <draw:frame draw:style-name="gr1" draw:text-style-name="P2" draw:layer="layout" svg:width="2.013cm" svg:height="0.475cm" svg:x="2.2cm" svg:y="13.171cm">
          <draw:text-box>
            <text:p text:style-name="P1"><text:span text:style-name="T4">and gaps”.</text:span></text:p>
          </draw:text-box>
        </draw:frame>
        <draw:frame draw:style-name="gr1" draw:text-style-name="P2" draw:layer="layout" svg:width="16.448cm" svg:height="0.475cm" svg:x="2.2cm" svg:y="14.085cm">
          <draw:text-box>
            <text:p text:style-name="P1"><text:span text:style-name="T6">218. </text:span><text:span text:style-name="T4"><text:s/>In relation to Iraq’s ballistic missile programme, Iraq had submitted a revised draft </text:span></text:p>
          </draw:text-box>
        </draw:frame>
        <draw:frame draw:style-name="gr1" draw:text-style-name="P2" draw:layer="layout" svg:width="16.47cm" svg:height="0.475cm" svg:x="2.2cm" svg:y="14.65cm">
          <draw:text-box>
            <text:p text:style-name="P1"><text:span text:style-name="T4">declaration on 27 February 1996 which contained significant new information, including </text:span></text:p>
          </draw:text-box>
        </draw:frame>
        <draw:frame draw:style-name="gr1" draw:text-style-name="P2" draw:layer="layout" svg:width="16.516cm" svg:height="0.475cm" svg:x="2.2cm" svg:y="15.214cm">
          <draw:text-box>
            <text:p text:style-name="P1"><text:span text:style-name="T4">confirmation that equipment UNSCOM had decided should be disposed of in April 1995 </text:span></text:p>
          </draw:text-box>
        </draw:frame>
        <draw:frame draw:style-name="gr1" draw:text-style-name="P2" draw:layer="layout" svg:width="16.618cm" svg:height="0.475cm" svg:x="2.2cm" svg:y="15.778cm">
          <draw:text-box>
            <text:p text:style-name="P1"><text:span text:style-name="T4">had been for a major project (Project 1728) for the development and production of liquid </text:span></text:p>
          </draw:text-box>
        </draw:frame>
        <draw:frame draw:style-name="gr1" draw:text-style-name="P2" draw:layer="layout" svg:width="7.982cm" svg:height="0.475cm" svg:x="2.2cm" svg:y="16.343cm">
          <draw:text-box>
            <text:p text:style-name="P1"><text:span text:style-name="T4">propellant engines for long-range missiles.</text:span></text:p>
          </draw:text-box>
        </draw:frame>
        <draw:frame draw:style-name="gr1" draw:text-style-name="P2" draw:layer="layout" svg:width="16.592cm" svg:height="0.475cm" svg:x="2.2cm" svg:y="17.257cm">
          <draw:text-box>
            <text:p text:style-name="P1"><text:span text:style-name="T6">219. </text:span><text:span text:style-name="T4"><text:s/>Iraq had also admitted that it had “carried out an undeclared programme to modify </text:span></text:p>
          </draw:text-box>
        </draw:frame>
        <draw:frame draw:style-name="gr1" draw:text-style-name="P2" draw:layer="layout" svg:width="15.695cm" svg:height="0.475cm" svg:x="2.2cm" svg:y="17.822cm">
          <draw:text-box>
            <text:p text:style-name="P1"><text:span text:style-name="T4">a Volga/SA2 surface-to-air missile system to a surface-to-surface application with a </text:span></text:p>
          </draw:text-box>
        </draw:frame>
        <draw:frame draw:style-name="gr1" draw:text-style-name="P2" draw:layer="layout" svg:width="16.186cm" svg:height="0.475cm" svg:x="2.2cm" svg:y="18.386cm">
          <draw:text-box>
            <text:p text:style-name="P1"><text:span text:style-name="T4">range of over 100 kilometres”, including “flight tests and prototype production of some </text:span></text:p>
          </draw:text-box>
        </draw:frame>
        <draw:frame draw:style-name="gr1" draw:text-style-name="P2" draw:layer="layout" svg:width="16.728cm" svg:height="0.475cm" svg:x="2.2cm" svg:y="18.951cm">
          <draw:text-box>
            <text:p text:style-name="P1"><text:span text:style-name="T4">components”, which should have been declared. As a result, an extensive programme to </text:span></text:p>
          </draw:text-box>
        </draw:frame>
        <draw:frame draw:style-name="gr1" draw:text-style-name="P2" draw:layer="layout" svg:width="8.033cm" svg:height="0.475cm" svg:x="2.2cm" svg:y="19.515cm">
          <draw:text-box>
            <text:p text:style-name="P1"><text:span text:style-name="T4">monitor Iraq’s Volga missiles was required.</text:span></text:p>
          </draw:text-box>
        </draw:frame>
        <draw:frame draw:style-name="gr1" draw:text-style-name="P2" draw:layer="layout" svg:width="16.575cm" svg:height="0.475cm" svg:x="2.2cm" svg:y="20.43cm">
          <draw:text-box>
            <text:p text:style-name="P1"><text:span text:style-name="T6">220. </text:span><text:span text:style-name="T4"><text:s/>UNSCOM remained concerned about Iraq’s undeclared procurement of prohibited </text:span></text:p>
          </draw:text-box>
        </draw:frame>
        <draw:frame draw:style-name="gr1" draw:text-style-name="P2" draw:layer="layout" svg:width="3.71cm" svg:height="0.475cm" svg:x="2.2cm" svg:y="20.994cm">
          <draw:text-box>
            <text:p text:style-name="P1"><text:span text:style-name="T4">and dual-use items.</text:span></text:p>
          </draw:text-box>
        </draw:frame>
        <draw:frame draw:style-name="gr1" draw:text-style-name="P2" draw:layer="layout" svg:width="16.753cm" svg:height="0.475cm" svg:x="2.2cm" svg:y="21.908cm">
          <draw:text-box>
            <text:p text:style-name="P1"><text:span text:style-name="T6">221. </text:span><text:span text:style-name="T4"><text:s/>In January 1996, UNSCOM had investigated the recent delivery of “a large number </text:span></text:p>
          </draw:text-box>
        </draw:frame>
        <draw:frame draw:style-name="gr1" draw:text-style-name="P2" draw:layer="layout" svg:width="15.83cm" svg:height="0.475cm" svg:x="2.2cm" svg:y="22.473cm">
          <draw:text-box>
            <text:p text:style-name="P1"><text:span text:style-name="T4">of sophisticated guidance and control components” which it assessed were “used in </text:span></text:p>
          </draw:text-box>
        </draw:frame>
        <draw:frame draw:style-name="gr1" draw:text-style-name="P2" draw:layer="layout" svg:width="16.482cm" svg:height="0.475cm" svg:x="2.2cm" svg:y="23.037cm">
          <draw:text-box>
            <text:p text:style-name="P1"><text:span text:style-name="T4">missiles with ranges over thousands of kilometres”. Iraq had denied acquiring the items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15.458cm" svg:height="0.475cm" svg:x="2.2cm" svg:y="23.602cm">
          <draw:text-box>
            <text:p text:style-name="P1"><text:span text:style-name="T4">but following official investigations it had confirmed that “its authorities and missile 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101 </text:span></text:p>
          </draw:text-box>
        </draw:frame>
        <draw:frame draw:style-name="gr4" draw:text-style-name="P5" draw:layer="layout" svg:width="15.449cm" svg:height="0.395cm" svg:x="2.646cm" svg:y="25.934cm">
          <draw:text-box>
            <text:p text:style-name="P1"><text:span text:style-name="T11">UN Security Council, 11 April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6.35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27cm" svg:height="0.395cm" svg:x="2.2cm" svg:y="26.781cm">
          <draw:text-box>
            <text:p text:style-name="P1"><text:span text:style-name="T11">(S/1996/258).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3</text:span></text:p>
          </draw:text-box>
        </draw:frame>
        <draw:frame draw:style-name="gr1" draw:text-style-name="P2" draw:layer="layout" svg:width="15.945cm" svg:height="0.475cm" svg:x="2.2cm" svg:y="2.525cm">
          <draw:text-box>
            <text:p text:style-name="P1"><text:span text:style-name="T4">facilities had been involved … through a specific middleman” and some components </text:span></text:p>
          </draw:text-box>
        </draw:frame>
        <draw:frame draw:style-name="gr1" draw:text-style-name="P2" draw:layer="layout" svg:width="15.229cm" svg:height="0.475cm" svg:x="2.2cm" svg:y="3.09cm">
          <draw:text-box>
            <text:p text:style-name="P1"><text:span text:style-name="T4">had been delivered in July 1995. Other components had been stored in transit in </text:span></text:p>
          </draw:text-box>
        </draw:frame>
        <draw:frame draw:style-name="gr1" draw:text-style-name="P2" draw:layer="layout" svg:width="16.063cm" svg:height="0.475cm" svg:x="2.2cm" svg:y="3.654cm">
          <draw:text-box>
            <text:p text:style-name="P1"><text:span text:style-name="T4">Jordan. A Director General of an Iraqi missile facility stated that he had destroyed the </text:span></text:p>
          </draw:text-box>
        </draw:frame>
        <draw:frame draw:style-name="gr1" draw:text-style-name="P2" draw:layer="layout" svg:width="16.478cm" svg:height="0.475cm" svg:x="2.2cm" svg:y="4.218cm">
          <draw:text-box>
            <text:p text:style-name="P1"><text:span text:style-name="T4">components received in August 1995 and informed the Iraqi authorities of the receipt of </text:span></text:p>
          </draw:text-box>
        </draw:frame>
        <draw:frame draw:style-name="gr1" draw:text-style-name="P2" draw:layer="layout" svg:width="16.749cm" svg:height="0.475cm" svg:x="2.2cm" svg:y="4.783cm">
          <draw:text-box>
            <text:p text:style-name="P1"><text:span text:style-name="T4">proscribed items in August and October. There were still “contradictions and ambiguities” </text:span></text:p>
          </draw:text-box>
        </draw:frame>
        <draw:frame draw:style-name="gr1" draw:text-style-name="P2" draw:layer="layout" svg:width="14.696cm" svg:height="0.475cm" svg:x="2.2cm" svg:y="5.347cm">
          <draw:text-box>
            <text:p text:style-name="P1"><text:span text:style-name="T4">about what had happened, but Iraq was reluctant to broaden the investigation.</text:span></text:p>
          </draw:text-box>
        </draw:frame>
        <draw:frame draw:style-name="gr1" draw:text-style-name="P2" draw:layer="layout" svg:width="16.262cm" svg:height="0.475cm" svg:x="2.2cm" svg:y="6.262cm">
          <draw:text-box>
            <text:p text:style-name="P1"><text:span text:style-name="T6">222. </text:span><text:span text:style-name="T4"><text:s/>There were suspicions that items still existed and Iraq was withholding important </text:span></text:p>
          </draw:text-box>
        </draw:frame>
        <draw:frame draw:style-name="gr1" draw:text-style-name="P2" draw:layer="layout" svg:width="16.77cm" svg:height="0.475cm" svg:x="2.2cm" svg:y="6.826cm">
          <draw:text-box>
            <text:p text:style-name="P1"><text:span text:style-name="T4">documents. Although no proscribed items had been found, Iraq’s actions in March meant </text:span></text:p>
          </draw:text-box>
        </draw:frame>
        <draw:frame draw:style-name="gr1" draw:text-style-name="P2" draw:layer="layout" svg:width="9.345cm" svg:height="0.475cm" svg:x="2.2cm" svg:y="7.391cm">
          <draw:text-box>
            <text:p text:style-name="P1"><text:span text:style-name="T4">that UNSCOM’s confidence had been diminished.</text:span></text:p>
          </draw:text-box>
        </draw:frame>
        <draw:frame draw:style-name="gr1" draw:text-style-name="P2" draw:layer="layout" svg:width="15.242cm" svg:height="0.475cm" svg:x="2.2cm" svg:y="8.305cm">
          <draw:text-box>
            <text:p text:style-name="P1"><text:span text:style-name="T6">223. </text:span><text:span text:style-name="T4"><text:s/>Iraq had provided a new draft disclosure in relation to chemical weapons in </text:span></text:p>
          </draw:text-box>
        </draw:frame>
        <draw:frame draw:style-name="gr1" draw:text-style-name="P2" draw:layer="layout" svg:width="16.736cm" svg:height="0.475cm" svg:x="2.2cm" svg:y="8.87cm">
          <draw:text-box>
            <text:p text:style-name="P1"><text:span text:style-name="T4">February 1996. This was an improvement in some areas, but there were important gaps. </text:span></text:p>
          </draw:text-box>
        </draw:frame>
        <draw:frame draw:style-name="gr1" draw:text-style-name="P2" draw:layer="layout" svg:width="3.003cm" svg:height="0.475cm" svg:x="2.2cm" svg:y="9.434cm">
          <draw:text-box>
            <text:p text:style-name="P1"><text:span text:style-name="T4">These included:</text:span></text:p>
          </draw:text-box>
        </draw:frame>
        <draw:frame draw:style-name="gr2" draw:text-style-name="P3" draw:layer="layout" svg:width="0.634cm" svg:height="0.712cm" svg:x="2.95cm" svg:y="10.19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5cm" svg:height="0.475cm" svg:x="3.7cm" svg:y="10.348cm">
          <draw:text-box>
            <text:p text:style-name="P1"><text:span text:style-name="T4">the “level of expertise achieved in research and development activities … large-</text:span></text:p>
          </draw:text-box>
        </draw:frame>
        <draw:frame draw:style-name="gr1" draw:text-style-name="P2" draw:layer="layout" svg:width="12.567cm" svg:height="0.475cm" svg:x="3.7cm" svg:y="10.913cm">
          <draw:text-box>
            <text:p text:style-name="P1"><text:span text:style-name="T4">scale production techniques, weaponisation and delivery systems”;</text:span></text:p>
          </draw:text-box>
        </draw:frame>
        <draw:frame draw:style-name="gr2" draw:text-style-name="P3" draw:layer="layout" svg:width="0.634cm" svg:height="0.712cm" svg:x="2.95cm" svg:y="11.42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56cm" svg:height="0.475cm" svg:x="3.7cm" svg:y="11.577cm">
          <draw:text-box>
            <text:p text:style-name="P1"><text:span text:style-name="T4">the absence of disclosures on precursor production capabilities and dual-use </text:span></text:p>
          </draw:text-box>
        </draw:frame>
        <draw:frame draw:style-name="gr1" draw:text-style-name="P2" draw:layer="layout" svg:width="9.633cm" svg:height="0.475cm" svg:x="3.7cm" svg:y="12.142cm">
          <draw:text-box>
            <text:p text:style-name="P1"><text:span text:style-name="T4">equipment within the civilian chemical industry; and</text:span></text:p>
          </draw:text-box>
        </draw:frame>
        <draw:frame draw:style-name="gr2" draw:text-style-name="P3" draw:layer="layout" svg:width="0.634cm" svg:height="0.712cm" svg:x="2.95cm" svg:y="12.6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8.49cm" svg:height="0.475cm" svg:x="3.7cm" svg:y="12.806cm">
          <draw:text-box>
            <text:p text:style-name="P1"><text:span text:style-name="T4">Iraq’s activities in relation to “V class” agents.</text:span></text:p>
          </draw:text-box>
        </draw:frame>
        <draw:frame draw:style-name="gr1" draw:text-style-name="P2" draw:layer="layout" svg:width="16.241cm" svg:height="0.475cm" svg:x="2.2cm" svg:y="13.721cm">
          <draw:text-box>
            <text:p text:style-name="P1"><text:span text:style-name="T6">224. </text:span><text:span text:style-name="T4"><text:s/>In the new draft disclosure the quantities of precursor chemicals and agents and </text:span></text:p>
          </draw:text-box>
        </draw:frame>
        <draw:frame draw:style-name="gr1" draw:text-style-name="P2" draw:layer="layout" svg:width="16.207cm" svg:height="0.475cm" svg:x="2.2cm" svg:y="14.285cm">
          <draw:text-box>
            <text:p text:style-name="P1"><text:span text:style-name="T4">munitions produced, procured and destroyed had been changed but the source of the </text:span></text:p>
          </draw:text-box>
        </draw:frame>
        <draw:frame draw:style-name="gr1" draw:text-style-name="P2" draw:layer="layout" svg:width="16.343cm" svg:height="0.475cm" svg:x="2.2cm" svg:y="14.85cm">
          <draw:text-box>
            <text:p text:style-name="P1"><text:span text:style-name="T4">new information was not clear. UNSCOM’s “strong presumption” was that it was based </text:span></text:p>
          </draw:text-box>
        </draw:frame>
        <draw:frame draw:style-name="gr1" draw:text-style-name="P2" draw:layer="layout" svg:width="8.295cm" svg:height="0.475cm" svg:x="2.2cm" svg:y="15.414cm">
          <draw:text-box>
            <text:p text:style-name="P1"><text:span text:style-name="T4">on information which Iraq had not disclosed.</text:span></text:p>
          </draw:text-box>
        </draw:frame>
        <draw:frame draw:style-name="gr1" draw:text-style-name="P2" draw:layer="layout" svg:width="14.056cm" svg:height="0.475cm" svg:x="2.2cm" svg:y="16.328cm">
          <draw:text-box>
            <text:p text:style-name="P1"><text:span text:style-name="T6">225. </text:span><text:span text:style-name="T4"><text:s/>Specifically, there were changes in the figures for the production and </text:span></text:p>
          </draw:text-box>
        </draw:frame>
        <draw:frame draw:style-name="gr1" draw:text-style-name="P2" draw:layer="layout" svg:width="3.998cm" svg:height="0.475cm" svg:x="2.2cm" svg:y="16.893cm">
          <draw:text-box>
            <text:p text:style-name="P1"><text:span text:style-name="T4">weaponisation of VX:</text:span></text:p>
          </draw:text-box>
        </draw:frame>
        <draw:frame draw:style-name="gr2" draw:text-style-name="P3" draw:layer="layout" svg:width="0.634cm" svg:height="0.712cm" svg:x="2.95cm" svg:y="17.65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cm" svg:height="0.475cm" svg:x="3.7cm" svg:y="17.807cm">
          <draw:text-box>
            <text:p text:style-name="P1"><text:span text:style-name="T4">“</text:span><text:span text:style-name="T4">Initially Iraq stated that only laboratory scale synthesis had been undertaken.”</text:span></text:p>
          </draw:text-box>
        </draw:frame>
        <draw:frame draw:style-name="gr2" draw:text-style-name="P3" draw:layer="layout" svg:width="0.634cm" svg:height="0.712cm" svg:x="2.95cm" svg:y="18.31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694cm" svg:height="0.475cm" svg:x="3.7cm" svg:y="18.472cm">
          <draw:text-box>
            <text:p text:style-name="P1"><text:span text:style-name="T4">In March 1995, Iraq had admitted “production of 260 kilograms and </text:span></text:p>
          </draw:text-box>
        </draw:frame>
        <draw:frame draw:style-name="gr1" draw:text-style-name="P2" draw:layer="layout" svg:width="9.434cm" svg:height="0.475cm" svg:x="3.7cm" svg:y="19.036cm">
          <draw:text-box>
            <text:p text:style-name="P1"><text:span text:style-name="T4">weaponisation of the agent in three aerial bombs”.</text:span></text:p>
          </draw:text-box>
        </draw:frame>
        <draw:frame draw:style-name="gr2" draw:text-style-name="P3" draw:layer="layout" svg:width="0.634cm" svg:height="0.712cm" svg:x="2.95cm" svg:y="19.54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434cm" svg:height="0.475cm" svg:x="3.7cm" svg:y="19.701cm">
          <draw:text-box>
            <text:p text:style-name="P1"><text:span text:style-name="T4">In November 1995, Iraq had declared that it had produced “3.3 tonnes”.</text:span></text:p>
          </draw:text-box>
        </draw:frame>
        <draw:frame draw:style-name="gr2" draw:text-style-name="P3" draw:layer="layout" svg:width="0.634cm" svg:height="0.712cm" svg:x="2.95cm" svg:y="20.20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58cm" svg:height="0.475cm" svg:x="3.7cm" svg:y="20.365cm">
          <draw:text-box>
            <text:p text:style-name="P1"><text:span text:style-name="T4">In the February disclosure, the figure for production had “increased by a further </text:span></text:p>
          </draw:text-box>
        </draw:frame>
        <draw:frame draw:style-name="gr1" draw:text-style-name="P2" draw:layer="layout" svg:width="2.39cm" svg:height="0.475cm" svg:x="3.7cm" svg:y="20.93cm">
          <draw:text-box>
            <text:p text:style-name="P1"><text:span text:style-name="T4">20 per cent”.</text:span></text:p>
          </draw:text-box>
        </draw:frame>
        <draw:frame draw:style-name="gr2" draw:text-style-name="P3" draw:layer="layout" svg:width="0.634cm" svg:height="0.712cm" svg:x="2.95cm" svg:y="21.43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062cm" svg:height="0.475cm" svg:x="3.7cm" svg:y="21.594cm">
          <draw:text-box>
            <text:p text:style-name="P1"><text:span text:style-name="T4">Iraq had not produced evidence to substantiate its statement that the </text:span></text:p>
          </draw:text-box>
        </draw:frame>
        <draw:frame draw:style-name="gr1" draw:text-style-name="P2" draw:layer="layout" svg:width="13.066cm" svg:height="0.475cm" svg:x="3.7cm" svg:y="22.158cm">
          <draw:text-box>
            <text:p text:style-name="P1"><text:span text:style-name="T4">“</text:span><text:span text:style-name="T4">precursors for the large-scale production of VX” had been destroyed.</text:span></text:p>
          </draw:text-box>
        </draw:frame>
        <draw:frame draw:style-name="gr1" draw:text-style-name="P2" draw:layer="layout" svg:width="15.119cm" svg:height="0.475cm" svg:x="2.2cm" svg:y="23.073cm">
          <draw:text-box>
            <text:p text:style-name="P1"><text:span text:style-name="T6">226. </text:span><text:span text:style-name="T4"><text:s/>Iraq had assisted in excavations of buildings at al-Muthanna, Iraq’s largest </text:span></text:p>
          </draw:text-box>
        </draw:frame>
        <draw:frame draw:style-name="gr1" draw:text-style-name="P2" draw:layer="layout" svg:width="16.186cm" svg:height="0.475cm" svg:x="2.2cm" svg:y="23.637cm">
          <draw:text-box>
            <text:p text:style-name="P1"><text:span text:style-name="T4">chemical weapons research and production facility, which were destroyed in February </text:span></text:p>
          </draw:text-box>
        </draw:frame>
        <draw:frame draw:style-name="gr1" draw:text-style-name="P2" draw:layer="layout" svg:width="16.758cm" svg:height="0.475cm" svg:x="2.2cm" svg:y="24.202cm">
          <draw:text-box>
            <text:p text:style-name="P1"><text:span text:style-name="T4">1991. Records and “some 80 munitions and components” had been recovered, including </text:span></text:p>
          </draw:text-box>
        </draw:frame>
        <draw:frame draw:style-name="gr1" draw:text-style-name="P2" draw:layer="layout" svg:width="15.983cm" svg:height="0.475cm" svg:x="2.2cm" svg:y="24.766cm">
          <draw:text-box>
            <text:p text:style-name="P1"><text:span text:style-name="T4">“</text:span><text:span text:style-name="T4">122 millimetre artillery chemical warheads and 155 millimetre ‘binary’ artillery shells”.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4</text:span></text:p>
          </draw:text-box>
        </draw:frame>
        <draw:frame draw:style-name="gr1" draw:text-style-name="P2" draw:layer="layout" svg:width="16.745cm" svg:height="0.475cm" svg:x="2.2cm" svg:y="2.525cm">
          <draw:text-box>
            <text:p text:style-name="P1"><text:span text:style-name="T6">227. </text:span><text:span text:style-name="T4"><text:s/>There had been “serious deficiencies” in the draft disclosure on biological weapons </text:span></text:p>
          </draw:text-box>
        </draw:frame>
        <draw:frame draw:style-name="gr1" draw:text-style-name="P2" draw:layer="layout" svg:width="16cm" svg:height="0.475cm" svg:x="2.2cm" svg:y="3.09cm">
          <draw:text-box>
            <text:p text:style-name="P1"><text:span text:style-name="T4">submitted in November 1995 but Iraq had produced new documents and disclosures </text:span></text:p>
          </draw:text-box>
        </draw:frame>
        <draw:frame draw:style-name="gr1" draw:text-style-name="P2" draw:layer="layout" svg:width="8.672cm" svg:height="0.475cm" svg:x="2.2cm" svg:y="3.654cm">
          <draw:text-box>
            <text:p text:style-name="P1"><text:span text:style-name="T4">during discussions in January 1996, including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68cm" svg:height="0.475cm" svg:x="3.7cm" svg:y="4.568cm">
          <draw:text-box>
            <text:p text:style-name="P1"><text:span text:style-name="T4">Al Hakam had been intended to be a “specialised filling facility for biological </text:span></text:p>
          </draw:text-box>
        </draw:frame>
        <draw:frame draw:style-name="gr1" draw:text-style-name="P2" draw:layer="layout" svg:width="3.609cm" svg:height="0.475cm" svg:x="3.7cm" svg:y="5.133cm">
          <draw:text-box>
            <text:p text:style-name="P1"><text:span text:style-name="T4">warfare munitions”.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867cm" svg:height="0.475cm" svg:x="3.7cm" svg:y="5.797cm">
          <draw:text-box>
            <text:p text:style-name="P1"><text:span text:style-name="T4">R-400 bombs for biological warfare purposes were assembled there.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29cm" svg:height="0.475cm" svg:x="3.7cm" svg:y="6.462cm">
          <draw:text-box>
            <text:p text:style-name="P1"><text:span text:style-name="T4">Clarification of several issues including “those related to destruction of some </text:span></text:p>
          </draw:text-box>
        </draw:frame>
        <draw:frame draw:style-name="gr1" draw:text-style-name="P2" draw:layer="layout" svg:width="7.106cm" svg:height="0.475cm" svg:x="3.7cm" svg:y="7.026cm">
          <draw:text-box>
            <text:p text:style-name="P1"><text:span text:style-name="T4">types of biological warfare munitions”.</text:span></text:p>
          </draw:text-box>
        </draw:frame>
        <draw:frame draw:style-name="gr2" draw:text-style-name="P3" draw:layer="layout" svg:width="0.634cm" svg:height="0.712cm" svg:x="2.95cm" svg:y="7.53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23cm" svg:height="0.475cm" svg:x="3.7cm" svg:y="7.691cm">
          <draw:text-box>
            <text:p text:style-name="P1"><text:span text:style-name="T4">A “serious attempt” had been made to “resolve the fundamental issue of the </text:span></text:p>
          </draw:text-box>
        </draw:frame>
        <draw:frame draw:style-name="gr1" draw:text-style-name="P2" draw:layer="layout" svg:width="14.044cm" svg:height="0.475cm" svg:x="3.7cm" svg:y="8.255cm">
          <draw:text-box>
            <text:p text:style-name="P1"><text:span text:style-name="T4">filling and … destruction of biological warfare warheads for missiles”; but it </text:span></text:p>
          </draw:text-box>
        </draw:frame>
        <draw:frame draw:style-name="gr1" draw:text-style-name="P2" draw:layer="layout" svg:width="14.654cm" svg:height="0.475cm" svg:x="3.7cm" svg:y="8.82cm">
          <draw:text-box>
            <text:p text:style-name="P1"><text:span text:style-name="T4">had not been possible to do so because “Iraq’s statements did not conform to </text:span></text:p>
          </draw:text-box>
        </draw:frame>
        <draw:frame draw:style-name="gr1" draw:text-style-name="P2" draw:layer="layout" svg:width="7.317cm" svg:height="0.475cm" svg:x="3.7cm" svg:y="9.384cm">
          <draw:text-box>
            <text:p text:style-name="P1"><text:span text:style-name="T4">documentation available” to UNSCOM.</text:span></text:p>
          </draw:text-box>
        </draw:frame>
        <draw:frame draw:style-name="gr1" draw:text-style-name="P2" draw:layer="layout" svg:width="15.64cm" svg:height="0.475cm" svg:x="2.2cm" svg:y="10.298cm">
          <draw:text-box>
            <text:p text:style-name="P1"><text:span text:style-name="T6">228. </text:span><text:span text:style-name="T4"><text:s/>Discussions in February had been less productive. Changes were introduced </text:span></text:p>
          </draw:text-box>
        </draw:frame>
        <draw:frame draw:style-name="gr1" draw:text-style-name="P2" draw:layer="layout" svg:width="14.899cm" svg:height="0.475cm" svg:x="2.2cm" svg:y="10.863cm">
          <draw:text-box>
            <text:p text:style-name="P1"><text:span text:style-name="T4">“</text:span><text:span text:style-name="T4">without any documentary support or convincing explanations”. The view of the </text:span></text:p>
          </draw:text-box>
        </draw:frame>
        <draw:frame draw:style-name="gr1" draw:text-style-name="P2" draw:layer="layout" svg:width="16.465cm" svg:height="0.475cm" svg:x="2.2cm" svg:y="11.427cm">
          <draw:text-box>
            <text:p text:style-name="P1"><text:span text:style-name="T4">UNSCOM team involved was that their Iraqi counterparts “tended to change production </text:span></text:p>
          </draw:text-box>
        </draw:frame>
        <draw:frame draw:style-name="gr1" draw:text-style-name="P2" draw:layer="layout" svg:width="8.74cm" svg:height="0.475cm" svg:x="2.2cm" svg:y="11.992cm">
          <draw:text-box>
            <text:p text:style-name="P1"><text:span text:style-name="T4">data to accommodate newly discovered facts”.</text:span></text:p>
          </draw:text-box>
        </draw:frame>
        <draw:frame draw:style-name="gr1" draw:text-style-name="P2" draw:layer="layout" svg:width="15.022cm" svg:height="0.475cm" svg:x="2.2cm" svg:y="12.906cm">
          <draw:text-box>
            <text:p text:style-name="P1"><text:span text:style-name="T6">229. </text:span><text:span text:style-name="T4"><text:s/>UNSCOM wanted “a substantiated material balance … from production to </text:span></text:p>
          </draw:text-box>
        </draw:frame>
        <draw:frame draw:style-name="gr1" draw:text-style-name="P2" draw:layer="layout" svg:width="15.547cm" svg:height="0.475cm" svg:x="2.2cm" svg:y="13.471cm">
          <draw:text-box>
            <text:p text:style-name="P1"><text:span text:style-name="T4">destruction”, but the draft disclosure submitted in March did not match UNSCOM’s </text:span></text:p>
          </draw:text-box>
        </draw:frame>
        <draw:frame draw:style-name="gr1" draw:text-style-name="P2" draw:layer="layout" svg:width="16.55cm" svg:height="0.475cm" svg:x="2.2cm" svg:y="14.035cm">
          <draw:text-box>
            <text:p text:style-name="P1"><text:span text:style-name="T4">findings. Unless Iraq could rectify that “in a convincing manner” in its formal declaration, </text:span></text:p>
          </draw:text-box>
        </draw:frame>
        <draw:frame draw:style-name="gr1" draw:text-style-name="P2" draw:layer="layout" svg:width="6.043cm" svg:height="0.475cm" svg:x="2.2cm" svg:y="14.6cm">
          <draw:text-box>
            <text:p text:style-name="P1"><text:span text:style-name="T4">it would “cause great problems”.</text:span></text:p>
          </draw:text-box>
        </draw:frame>
        <draw:frame draw:style-name="gr1" draw:text-style-name="P2" draw:layer="layout" svg:width="16.469cm" svg:height="0.475cm" svg:x="2.2cm" svg:y="15.514cm">
          <draw:text-box>
            <text:p text:style-name="P1"><text:span text:style-name="T6">230. </text:span><text:span text:style-name="T4"><text:s/>Iraq had accepted an UNSCOM request to cease all activity at two sites identified </text:span></text:p>
          </draw:text-box>
        </draw:frame>
        <draw:frame draw:style-name="gr1" draw:text-style-name="P2" draw:layer="layout" svg:width="16.334cm" svg:height="0.475cm" svg:x="2.2cm" svg:y="16.078cm">
          <draw:text-box>
            <text:p text:style-name="P1"><text:span text:style-name="T4">with the production of BW agents and assisted in establishing appropriate deactivation </text:span></text:p>
          </draw:text-box>
        </draw:frame>
        <draw:frame draw:style-name="gr1" draw:text-style-name="P2" draw:layer="layout" svg:width="5.171cm" svg:height="0.475cm" svg:x="2.2cm" svg:y="16.643cm">
          <draw:text-box>
            <text:p text:style-name="P1"><text:span text:style-name="T4">and surveillance measures.</text:span></text:p>
          </draw:text-box>
        </draw:frame>
        <draw:frame draw:style-name="gr1" draw:text-style-name="P2" draw:layer="layout" svg:width="15.242cm" svg:height="0.475cm" svg:x="2.2cm" svg:y="17.557cm">
          <draw:text-box>
            <text:p text:style-name="P1"><text:span text:style-name="T6">231. </text:span><text:span text:style-name="T4"><text:s/>Iraq had provided a report on a radiological weapons project by the Military </text:span></text:p>
          </draw:text-box>
        </draw:frame>
        <draw:frame draw:style-name="gr1" draw:text-style-name="P2" draw:layer="layout" svg:width="15.433cm" svg:height="0.475cm" svg:x="2.2cm" svg:y="18.122cm">
          <draw:text-box>
            <text:p text:style-name="P1"><text:span text:style-name="T4">Industrial Corporation and Iraq’s Atomic Energy Commission between August and </text:span></text:p>
          </draw:text-box>
        </draw:frame>
        <draw:frame draw:style-name="gr1" draw:text-style-name="P2" draw:layer="layout" svg:width="16.554cm" svg:height="0.475cm" svg:x="2.2cm" svg:y="18.686cm">
          <draw:text-box>
            <text:p text:style-name="P1"><text:span text:style-name="T4">December 1987, “to combine the effectiveness of conventional aerial munitions with the </text:span></text:p>
          </draw:text-box>
        </draw:frame>
        <draw:frame draw:style-name="gr1" draw:text-style-name="P2" draw:layer="layout" svg:width="16.224cm" svg:height="0.475cm" svg:x="2.2cm" svg:y="19.251cm">
          <draw:text-box>
            <text:p text:style-name="P1"><text:span text:style-name="T4">spreading of radioactive materials”. Four prototypes had been constructed. The report </text:span></text:p>
          </draw:text-box>
        </draw:frame>
        <draw:frame draw:style-name="gr1" draw:text-style-name="P2" draw:layer="layout" svg:width="16.576cm" svg:height="0.475cm" svg:x="2.2cm" svg:y="19.815cm">
          <draw:text-box>
            <text:p text:style-name="P1"><text:span text:style-name="T4">had concluded that Iraq “had the capability to manufacture a bomb containing irradiated </text:span></text:p>
          </draw:text-box>
        </draw:frame>
        <draw:frame draw:style-name="gr1" draw:text-style-name="P2" draw:layer="layout" svg:width="15.928cm" svg:height="0.475cm" svg:x="2.2cm" svg:y="20.38cm">
          <draw:text-box>
            <text:p text:style-name="P1"><text:span text:style-name="T4">materials”, but the Iraqi Air Force suggested that there should be a study to consider </text:span></text:p>
          </draw:text-box>
        </draw:frame>
        <draw:frame draw:style-name="gr1" draw:text-style-name="P2" draw:layer="layout" svg:width="6.174cm" svg:height="0.475cm" svg:x="2.2cm" svg:y="20.944cm">
          <draw:text-box>
            <text:p text:style-name="P1"><text:span text:style-name="T4">reducing the weight of the bomb.</text:span></text:p>
          </draw:text-box>
        </draw:frame>
        <draw:frame draw:style-name="gr1" draw:text-style-name="P2" draw:layer="layout" svg:width="6.521cm" svg:height="0.475cm" svg:x="2.2cm" svg:y="21.858cm">
          <draw:text-box>
            <text:p text:style-name="P1"><text:span text:style-name="T6">232. </text:span><text:span text:style-name="T4"><text:s/>Iraq’s declaration stated that:</text:span></text:p>
          </draw:text-box>
        </draw:frame>
        <draw:frame draw:style-name="gr2" draw:text-style-name="P3" draw:layer="layout" svg:width="0.634cm" svg:height="0.712cm" svg:x="2.95cm" svg:y="22.61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4cm" svg:height="0.475cm" svg:x="3.7cm" svg:y="22.773cm">
          <draw:text-box>
            <text:p text:style-name="P1"><text:span text:style-name="T4">The project had been abandoned and no order to produce radiological weapons </text:span></text:p>
          </draw:text-box>
        </draw:frame>
        <draw:frame draw:style-name="gr1" draw:text-style-name="P2" draw:layer="layout" svg:width="2.009cm" svg:height="0.475cm" svg:x="3.7cm" svg:y="23.337cm">
          <draw:text-box>
            <text:p text:style-name="P1"><text:span text:style-name="T4">was given.</text:span></text:p>
          </draw:text-box>
        </draw:frame>
        <draw:frame draw:style-name="gr2" draw:text-style-name="P3" draw:layer="layout" svg:width="0.634cm" svg:height="0.712cm" svg:x="2.95cm" svg:y="23.84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452cm" svg:height="0.475cm" svg:x="3.7cm" svg:y="24.002cm">
          <draw:text-box>
            <text:p text:style-name="P1"><text:span text:style-name="T4">100 empty casings for a smaller calibre bomb had been produced.</text:span></text:p>
          </draw:text-box>
        </draw:frame>
        <draw:frame draw:style-name="gr2" draw:text-style-name="P3" draw:layer="layout" svg:width="0.634cm" svg:height="0.712cm" svg:x="2.95cm" svg:y="24.5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99cm" svg:height="0.475cm" svg:x="3.7cm" svg:y="24.666cm">
          <draw:text-box>
            <text:p text:style-name="P1"><text:span text:style-name="T4">75 of the casings had been sent to the Al-Qa-Qa State Establishment, but their </text:span></text:p>
          </draw:text-box>
        </draw:frame>
        <draw:frame draw:style-name="gr1" draw:text-style-name="P2" draw:layer="layout" svg:width="4.519cm" svg:height="0.475cm" svg:x="3.7cm" svg:y="25.231cm">
          <draw:text-box>
            <text:p text:style-name="P1"><text:span text:style-name="T4">fate was not addressed.</text:span></text:p>
          </draw:text-box>
        </draw:frame>
        <draw:frame draw:style-name="gr2" draw:text-style-name="P3" draw:layer="layout" svg:width="0.634cm" svg:height="0.712cm" svg:x="2.95cm" svg:y="25.73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01cm" svg:height="0.475cm" svg:x="3.7cm" svg:y="25.895cm">
          <draw:text-box>
            <text:p text:style-name="P1"><text:span text:style-name="T4">25 of those casings which remained at al-Muthanna were unilaterally destroyed </text:span></text:p>
          </draw:text-box>
        </draw:frame>
        <draw:frame draw:style-name="gr1" draw:text-style-name="P2" draw:layer="layout" svg:width="4.35cm" svg:height="0.475cm" svg:x="3.7cm" svg:y="26.46cm">
          <draw:text-box>
            <text:p text:style-name="P1"><text:span text:style-name="T4">in the summer of 1991.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5</text:span></text:p>
          </draw:text-box>
        </draw:frame>
        <draw:frame draw:style-name="gr1" draw:text-style-name="P2" draw:layer="layout" svg:width="16.313cm" svg:height="0.475cm" svg:x="2.2cm" svg:y="2.525cm">
          <draw:text-box>
            <text:p text:style-name="P1"><text:span text:style-name="T6">233. </text:span><text:span text:style-name="T4"><text:s/>UNSCOM hoped that the diminution in the quality of information and the quantity </text:span></text:p>
          </draw:text-box>
        </draw:frame>
        <draw:frame draw:style-name="gr1" draw:text-style-name="P2" draw:layer="layout" svg:width="16.745cm" svg:height="0.475cm" svg:x="2.2cm" svg:y="3.09cm">
          <draw:text-box>
            <text:p text:style-name="P1"><text:span text:style-name="T4">of documents provided since mid-February, and the difficulties with inspections in March, </text:span></text:p>
          </draw:text-box>
        </draw:frame>
        <draw:frame draw:style-name="gr1" draw:text-style-name="P2" draw:layer="layout" svg:width="15.814cm" svg:height="0.475cm" svg:x="2.2cm" svg:y="3.654cm">
          <draw:text-box>
            <text:p text:style-name="P1"><text:span text:style-name="T4">“</text:span><text:span text:style-name="T4">did not indicate a return to the non-co-operative attitude demonstrated by Iraq prior </text:span></text:p>
          </draw:text-box>
        </draw:frame>
        <draw:frame draw:style-name="gr1" draw:text-style-name="P2" draw:layer="layout" svg:width="4.515cm" svg:height="0.475cm" svg:x="2.2cm" svg:y="4.218cm">
          <draw:text-box>
            <text:p text:style-name="P1"><text:span text:style-name="T4">to the summer of 1995”.</text:span></text:p>
          </draw:text-box>
        </draw:frame>
        <draw:frame draw:style-name="gr1" draw:text-style-name="P2" draw:layer="layout" svg:width="15.585cm" svg:height="0.475cm" svg:x="2.2cm" svg:y="5.133cm">
          <draw:text-box>
            <text:p text:style-name="P1"><text:span text:style-name="T6">234. </text:span><text:span text:style-name="T4"><text:s/>Iraq’s biological weapons facilities, and growth media it had purchased, were </text:span></text:p>
          </draw:text-box>
        </draw:frame>
        <draw:frame draw:style-name="gr1" draw:text-style-name="P2" draw:layer="layout" svg:width="11.762cm" svg:height="0.475cm" svg:x="2.2cm" svg:y="5.697cm">
          <draw:text-box>
            <text:p text:style-name="P1"><text:span text:style-name="T4">destroyed under UNSCOM supervision in May and June 1996.</text:span></text:p>
          </draw:text-box>
        </draw:frame>
        <draw:frame draw:style-name="gr6" draw:text-style-name="P7" draw:layer="layout" svg:width="0.408cm" svg:height="0.276cm" svg:x="13.918cm" svg:y="5.716cm">
          <draw:text-box>
            <text:p text:style-name="P1"><text:span text:style-name="T9">102</text:span></text:p>
          </draw:text-box>
        </draw:frame>
        <draw:frame draw:style-name="gr1" draw:text-style-name="P2" draw:layer="layout" svg:width="16.139cm" svg:height="0.475cm" svg:x="2.2cm" svg:y="6.612cm">
          <draw:text-box>
            <text:p text:style-name="P1"><text:span text:style-name="T6">235. </text:span><text:span text:style-name="T4"><text:s/>In May 1996, Iraq admitted that the documents handed over on 20 August 1995 </text:span></text:p>
          </draw:text-box>
        </draw:frame>
        <draw:frame draw:style-name="gr1" draw:text-style-name="P2" draw:layer="layout" svg:width="16.034cm" svg:height="0.475cm" svg:x="2.2cm" svg:y="7.176cm">
          <draw:text-box>
            <text:p text:style-name="P1"><text:span text:style-name="T4">“</text:span><text:span text:style-name="T4">constituted only a portion” of the documentation which had been concealed; the rest </text:span></text:p>
          </draw:text-box>
        </draw:frame>
        <draw:frame draw:style-name="gr1" draw:text-style-name="P2" draw:layer="layout" svg:width="14.154cm" svg:height="0.475cm" svg:x="2.2cm" svg:y="7.741cm">
          <draw:text-box>
            <text:p text:style-name="P1"><text:span text:style-name="T4">had “been burnt just a few days” earlier, “at another farm west of Baghdad”.</text:span></text:p>
          </draw:text-box>
        </draw:frame>
        <draw:frame draw:style-name="gr6" draw:text-style-name="P7" draw:layer="layout" svg:width="0.408cm" svg:height="0.276cm" svg:x="16.295cm" svg:y="7.759cm">
          <draw:text-box>
            <text:p text:style-name="P1"><text:span text:style-name="T9">103</text:span></text:p>
          </draw:text-box>
        </draw:frame>
        <draw:frame draw:style-name="gr1" draw:text-style-name="P2" draw:layer="layout" svg:width="15.635cm" svg:height="0.475cm" svg:x="2.2cm" svg:y="8.655cm">
          <draw:text-box>
            <text:p text:style-name="P1"><text:span text:style-name="T6">236. </text:span><text:span text:style-name="T4"><text:s/>In May, UNSCOM sent a team to Iraq to conduct interviews with Iraqi officials </text:span></text:p>
          </draw:text-box>
        </draw:frame>
        <draw:frame draw:style-name="gr1" draw:text-style-name="P2" draw:layer="layout" svg:width="9.167cm" svg:height="0.475cm" svg:x="2.2cm" svg:y="9.22cm">
          <draw:text-box>
            <text:p text:style-name="P1"><text:span text:style-name="T4">believed to be involved in concealment activities.</text:span></text:p>
          </draw:text-box>
        </draw:frame>
        <draw:frame draw:style-name="gr6" draw:text-style-name="P7" draw:layer="layout" svg:width="0.408cm" svg:height="0.276cm" svg:x="11.33cm" svg:y="9.238cm">
          <draw:text-box>
            <text:p text:style-name="P1"><text:span text:style-name="T9">104</text:span></text:p>
          </draw:text-box>
        </draw:frame>
        <draw:frame draw:style-name="gr1" draw:text-style-name="P2" draw:layer="layout" svg:width="5.548cm" svg:height="0.475cm" svg:x="11.742cm" svg:y="9.22cm">
          <draw:text-box>
            <text:p text:style-name="P1"><text:span text:style-name="T4"><text:s/></text:span><text:span text:style-name="T4">Iraq “abruptly” terminated its </text:span></text:p>
          </draw:text-box>
        </draw:frame>
        <draw:frame draw:style-name="gr1" draw:text-style-name="P2" draw:layer="layout" svg:width="15.433cm" svg:height="0.475cm" svg:x="2.2cm" svg:y="9.784cm">
          <draw:text-box>
            <text:p text:style-name="P1"><text:span text:style-name="T4">co-operation with the inspectors, and claimed that Lt Gen Kamil had been entirely </text:span></text:p>
          </draw:text-box>
        </draw:frame>
        <draw:frame draw:style-name="gr1" draw:text-style-name="P2" draw:layer="layout" svg:width="15.746cm" svg:height="0.475cm" svg:x="2.2cm" svg:y="10.348cm">
          <draw:text-box>
            <text:p text:style-name="P1"><text:span text:style-name="T4">responsible for the concealment programme, a claim which was retracted in August.</text:span></text:p>
          </draw:text-box>
        </draw:frame>
        <draw:frame draw:style-name="gr1" draw:text-style-name="P2" draw:layer="layout" svg:width="14.505cm" svg:height="0.475cm" svg:x="2.2cm" svg:y="11.263cm">
          <draw:text-box>
            <text:p text:style-name="P1"><text:span text:style-name="T6">237. </text:span><text:span text:style-name="T4"><text:s/>A JIC Assessment on 12 June 1996 reflected the concerns about Iraq’s </text:span></text:p>
          </draw:text-box>
        </draw:frame>
        <draw:frame draw:style-name="gr1" draw:text-style-name="P2" draw:layer="layout" svg:width="4.273cm" svg:height="0.475cm" svg:x="2.2cm" svg:y="11.827cm">
          <draw:text-box>
            <text:p text:style-name="P1"><text:span text:style-name="T4">concealment activities.</text:span></text:p>
          </draw:text-box>
        </draw:frame>
        <draw:frame draw:style-name="gr6" draw:text-style-name="P7" draw:layer="layout" svg:width="0.408cm" svg:height="0.276cm" svg:x="6.459cm" svg:y="11.846cm">
          <draw:text-box>
            <text:p text:style-name="P1"><text:span text:style-name="T9">105</text:span></text:p>
          </draw:text-box>
        </draw:frame>
        <draw:frame draw:style-name="gr1" draw:text-style-name="P2" draw:layer="layout" svg:width="9.518cm" svg:height="0.475cm" svg:x="2.2cm" svg:y="12.742cm">
          <draw:text-box>
            <text:p text:style-name="P1"><text:span text:style-name="T6">238. </text:span><text:span text:style-name="T4"><text:s/>In relation to ballistic missiles, the JIC stated:</text:span></text:p>
          </draw:text-box>
        </draw:frame>
        <draw:frame draw:style-name="gr1" draw:text-style-name="P2" draw:layer="layout" svg:width="15.403cm" svg:height="0.475cm" svg:x="2.95cm" svg:y="13.656cm">
          <draw:text-box>
            <text:p text:style-name="P1"><text:span text:style-name="T4">“</text:span><text:span text:style-name="T4">Information obtained in the wake of the … defection has, however, led UNSCOM </text:span></text:p>
          </draw:text-box>
        </draw:frame>
        <draw:frame draw:style-name="gr1" draw:text-style-name="P2" draw:layer="layout" svg:width="15.648cm" svg:height="0.475cm" svg:x="2.95cm" svg:y="14.221cm">
          <draw:text-box>
            <text:p text:style-name="P1"><text:span text:style-name="T4">to judge that missile components, launchers and possibly complete SCUD missiles </text:span></text:p>
          </draw:text-box>
        </draw:frame>
        <draw:frame draw:style-name="gr1" draw:text-style-name="P2" draw:layer="layout" svg:width="15.56cm" svg:height="0.475cm" svg:x="2.95cm" svg:y="14.785cm">
          <draw:text-box>
            <text:p text:style-name="P1"><text:span text:style-name="T4">remain hidden. We doubt whether there are any concealed missiles in Iraq but it is </text:span></text:p>
          </draw:text-box>
        </draw:frame>
        <draw:frame draw:style-name="gr1" draw:text-style-name="P2" draw:layer="layout" svg:width="5.878cm" svg:height="0.475cm" svg:x="2.95cm" svg:y="15.35cm">
          <draw:text-box>
            <text:p text:style-name="P1"><text:span text:style-name="T4">likely that components remain.”</text:span></text:p>
          </draw:text-box>
        </draw:frame>
        <draw:frame draw:style-name="gr1" draw:text-style-name="P2" draw:layer="layout" svg:width="6.305cm" svg:height="0.475cm" svg:x="2.2cm" svg:y="16.264cm">
          <draw:text-box>
            <text:p text:style-name="P1"><text:span text:style-name="T6">239. </text:span><text:span text:style-name="T4"><text:s/>The JIC also assessed that:</text:span></text:p>
          </draw:text-box>
        </draw:frame>
        <draw:frame draw:style-name="gr1" draw:text-style-name="P2" draw:layer="layout" svg:width="14.815cm" svg:height="0.475cm" svg:x="2.95cm" svg:y="17.178cm">
          <draw:text-box>
            <text:p text:style-name="P1"><text:span text:style-name="T4">“</text:span><text:span text:style-name="T4">If all UN controls were to be removed and Iraq could purchase the technology </text:span></text:p>
          </draw:text-box>
        </draw:frame>
        <draw:frame draw:style-name="gr1" draw:text-style-name="P2" draw:layer="layout" svg:width="15.073cm" svg:height="0.475cm" svg:x="2.95cm" svg:y="17.743cm">
          <draw:text-box>
            <text:p text:style-name="P1"><text:span text:style-name="T4">and expertise required … an accurate 1,000km range missile could probably be </text:span></text:p>
          </draw:text-box>
        </draw:frame>
        <draw:frame draw:style-name="gr1" draw:text-style-name="P2" draw:layer="layout" svg:width="15.394cm" svg:height="0.475cm" svg:x="2.95cm" svg:y="18.307cm">
          <draw:text-box>
            <text:p text:style-name="P1"><text:span text:style-name="T4">produced within three to five years. A 300–500km range SCUD type missile could </text:span></text:p>
          </draw:text-box>
        </draw:frame>
        <draw:line draw:style-name="gr7" draw:text-style-name="P8" draw:layer="layout" svg:x1="2.199cm" svg:y1="22.043cm" svg:x2="7.3cm" svg:y2="22.043cm">
          <text:p/>
        </draw:line>
        <draw:frame draw:style-name="gr1" draw:text-style-name="P2" draw:layer="layout" svg:width="9.07cm" svg:height="0.475cm" svg:x="2.95cm" svg:y="18.872cm">
          <draw:text-box>
            <text:p text:style-name="P1"><text:span text:style-name="T4">be indigenously manufactured within two years.”</text:span></text:p>
          </draw:text-box>
        </draw:frame>
        <draw:frame draw:style-name="gr8" draw:text-style-name="P9" draw:layer="layout" svg:width="0.404cm" svg:height="0.23cm" svg:x="2.2cm" svg:y="22.563cm">
          <draw:text-box>
            <text:p text:style-name="P1"><text:span text:style-name="T10">102 </text:span></text:p>
          </draw:text-box>
        </draw:frame>
        <draw:frame draw:style-name="gr4" draw:text-style-name="P5" draw:layer="layout" svg:width="16.029cm" svg:height="0.395cm" svg:x="2.646cm" svg:y="22.547cm">
          <draw:text-box>
            <text:p text:style-name="P1"><text:span text:style-name="T11">UN Security Council, 11 October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2.971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27cm" svg:height="0.395cm" svg:x="2.2cm" svg:y="23.394cm">
          <draw:text-box>
            <text:p text:style-name="P1"><text:span text:style-name="T11">(S/1996/848).</text:span></text:p>
          </draw:text-box>
        </draw:frame>
        <draw:frame draw:style-name="gr8" draw:text-style-name="P9" draw:layer="layout" svg:width="0.404cm" svg:height="0.23cm" svg:x="2.2cm" svg:y="23.833cm">
          <draw:text-box>
            <text:p text:style-name="P1"><text:span text:style-name="T10">103 </text:span></text:p>
          </draw:text-box>
        </draw:frame>
        <draw:frame draw:style-name="gr4" draw:text-style-name="P5" draw:layer="layout" svg:width="16.029cm" svg:height="0.395cm" svg:x="2.646cm" svg:y="23.817cm">
          <draw:text-box>
            <text:p text:style-name="P1"><text:span text:style-name="T11">UN Security Council, 11 October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4.241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27cm" svg:height="0.395cm" svg:x="2.2cm" svg:y="24.664cm">
          <draw:text-box>
            <text:p text:style-name="P1"><text:span text:style-name="T11">(S/1996/848)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0">104 </text:span></text:p>
          </draw:text-box>
        </draw:frame>
        <draw:frame draw:style-name="gr4" draw:text-style-name="P5" draw:layer="layout" svg:width="16.029cm" svg:height="0.395cm" svg:x="2.646cm" svg:y="25.087cm">
          <draw:text-box>
            <text:p text:style-name="P1"><text:span text:style-name="T11">UN Security Council, 11 October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5.511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27cm" svg:height="0.395cm" svg:x="2.2cm" svg:y="25.934cm">
          <draw:text-box>
            <text:p text:style-name="P1"><text:span text:style-name="T11">(S/1996/848)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105 </text:span></text:p>
          </draw:text-box>
        </draw:frame>
        <draw:frame draw:style-name="gr4" draw:text-style-name="P5" draw:layer="layout" svg:width="15.733cm" svg:height="0.395cm" svg:x="2.646cm" svg:y="26.357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6.781cm">
          <draw:text-box>
            <text:p text:style-name="P1"><text:span text:style-name="T11">page 51.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6</text:span></text:p>
          </draw:text-box>
        </draw:frame>
        <draw:frame draw:style-name="gr1" draw:text-style-name="P2" draw:layer="layout" svg:width="13.15cm" svg:height="0.475cm" svg:x="2.2cm" svg:y="2.525cm">
          <draw:text-box>
            <text:p text:style-name="P1"><text:span text:style-name="T6">240. </text:span><text:span text:style-name="T4"><text:s/>In relation to Iraq’s biological warfare programme, the JIC noted:</text:span></text:p>
          </draw:text-box>
        </draw:frame>
        <draw:frame draw:style-name="gr1" draw:text-style-name="P2" draw:layer="layout" svg:width="15.399cm" svg:height="0.475cm" svg:x="2.95cm" svg:y="3.44cm">
          <draw:text-box>
            <text:p text:style-name="P1"><text:span text:style-name="T4">“</text:span><text:span text:style-name="T4">We do not believe Iraqi statements that the BW programme has been destroyed. </text:span></text:p>
          </draw:text-box>
        </draw:frame>
        <draw:frame draw:style-name="gr1" draw:text-style-name="P2" draw:layer="layout" svg:width="13.798cm" svg:height="0.475cm" svg:x="2.95cm" svg:y="4.004cm">
          <draw:text-box>
            <text:p text:style-name="P1"><text:span text:style-name="T4">Possibly substantial elements, including some production equipment and </text:span></text:p>
          </draw:text-box>
        </draw:frame>
        <draw:frame draw:style-name="gr1" draw:text-style-name="P2" draw:layer="layout" svg:width="8.685cm" svg:height="0.475cm" svg:x="2.95cm" svg:y="4.568cm">
          <draw:text-box>
            <text:p text:style-name="P1"><text:span text:style-name="T4">weaponised agent, continue to be concealed.”</text:span></text:p>
          </draw:text-box>
        </draw:frame>
        <draw:frame draw:style-name="gr6" draw:text-style-name="P7" draw:layer="layout" svg:width="0.408cm" svg:height="0.276cm" svg:x="11.588cm" svg:y="4.587cm">
          <draw:text-box>
            <text:p text:style-name="P1"><text:span text:style-name="T9">106</text:span></text:p>
          </draw:text-box>
        </draw:frame>
        <draw:frame draw:style-name="gr1" draw:text-style-name="P2" draw:layer="layout" svg:width="4.84cm" svg:height="0.475cm" svg:x="2.2cm" svg:y="5.483cm">
          <draw:text-box>
            <text:p text:style-name="P1"><text:span text:style-name="T6">241. </text:span><text:span text:style-name="T4"><text:s/>The JIC also stated:</text:span></text:p>
          </draw:text-box>
        </draw:frame>
        <draw:frame draw:style-name="gr1" draw:text-style-name="P2" draw:layer="layout" svg:width="15.2cm" svg:height="0.475cm" svg:x="2.95cm" svg:y="6.397cm">
          <draw:text-box>
            <text:p text:style-name="P1"><text:span text:style-name="T4">“</text:span><text:span text:style-name="T4">Iraq has not yet admitted to work on plague and has played down its success in </text:span></text:p>
          </draw:text-box>
        </draw:frame>
        <draw:frame draw:style-name="gr1" draw:text-style-name="P2" draw:layer="layout" svg:width="7.88cm" svg:height="0.475cm" svg:x="2.95cm" svg:y="6.962cm">
          <draw:text-box>
            <text:p text:style-name="P1"><text:span text:style-name="T4">developing BW aerosol delivery systems.”</text:span></text:p>
          </draw:text-box>
        </draw:frame>
        <draw:frame draw:style-name="gr6" draw:text-style-name="P7" draw:layer="layout" svg:width="0.408cm" svg:height="0.276cm" svg:x="10.808cm" svg:y="6.981cm">
          <draw:text-box>
            <text:p text:style-name="P1"><text:span text:style-name="T9">107</text:span></text:p>
          </draw:text-box>
        </draw:frame>
        <draw:frame draw:style-name="gr1" draw:text-style-name="P2" draw:layer="layout" svg:width="16.359cm" svg:height="0.475cm" svg:x="2.2cm" svg:y="7.876cm">
          <draw:text-box>
            <text:p text:style-name="P1"><text:span text:style-name="T6">242. </text:span><text:span text:style-name="T4"><text:s/>In relation to chemical warfare, the JIC stated that it doubted whether “all agents, </text:span></text:p>
          </draw:text-box>
        </draw:frame>
        <draw:frame draw:style-name="gr1" draw:text-style-name="P2" draw:layer="layout" svg:width="13.845cm" svg:height="0.475cm" svg:x="2.2cm" svg:y="8.441cm">
          <draw:text-box>
            <text:p text:style-name="P1"><text:span text:style-name="T4">munitions, precursor chemicals and equipment have been accounted for”.</text:span></text:p>
          </draw:text-box>
        </draw:frame>
        <draw:frame draw:style-name="gr6" draw:text-style-name="P7" draw:layer="layout" svg:width="0.408cm" svg:height="0.276cm" svg:x="15.99cm" svg:y="8.459cm">
          <draw:text-box>
            <text:p text:style-name="P1"><text:span text:style-name="T9">108</text:span></text:p>
          </draw:text-box>
        </draw:frame>
        <draw:frame draw:style-name="gr1" draw:text-style-name="P2" draw:layer="layout" svg:width="15.957cm" svg:height="0.475cm" svg:x="2.2cm" svg:y="9.355cm">
          <draw:text-box>
            <text:p text:style-name="P1"><text:span text:style-name="T6">243. </text:span><text:span text:style-name="T4"><text:s/>The Butler Report stated that its authors had been informed that the reason for </text:span></text:p>
          </draw:text-box>
        </draw:frame>
        <draw:frame draw:style-name="gr1" draw:text-style-name="P2" draw:layer="layout" svg:width="16.068cm" svg:height="0.475cm" svg:x="2.2cm" svg:y="9.92cm">
          <draw:text-box>
            <text:p text:style-name="P1"><text:span text:style-name="T4">the change in the JIC’s view on Iraq’s biological warfare programme, “in the apparent </text:span></text:p>
          </draw:text-box>
        </draw:frame>
        <draw:frame draw:style-name="gr1" draw:text-style-name="P2" draw:layer="layout" svg:width="9.641cm" svg:height="0.475cm" svg:x="2.2cm" svg:y="10.484cm">
          <draw:text-box>
            <text:p text:style-name="P1"><text:span text:style-name="T4">absence of underpinning reliable intelligence”, was:</text:span></text:p>
          </draw:text-box>
        </draw:frame>
        <draw:frame draw:style-name="gr1" draw:text-style-name="P2" draw:layer="layout" svg:width="15.594cm" svg:height="0.475cm" svg:x="2.95cm" svg:y="11.398cm">
          <draw:text-box>
            <text:p text:style-name="P1"><text:span text:style-name="T4">“… </text:span><text:span text:style-name="T4">the impact of … Kamil’s defection, UNSCOM’s inability to reconcile Iraqi claims </text:span></text:p>
          </draw:text-box>
        </draw:frame>
        <draw:frame draw:style-name="gr1" draw:text-style-name="P2" draw:layer="layout" svg:width="15.179cm" svg:height="0.475cm" svg:x="2.95cm" svg:y="11.963cm">
          <draw:text-box>
            <text:p text:style-name="P1"><text:span text:style-name="T4">for production and destruction, unaccounted-for growth media and a total lack of </text:span></text:p>
          </draw:text-box>
        </draw:frame>
        <draw:frame draw:style-name="gr1" draw:text-style-name="P2" draw:layer="layout" svg:width="5.455cm" svg:height="0.475cm" svg:x="2.95cm" svg:y="12.527cm">
          <draw:text-box>
            <text:p text:style-name="P1"><text:span text:style-name="T4">co-operation from the Iraqis.”</text:span></text:p>
          </draw:text-box>
        </draw:frame>
        <draw:frame draw:style-name="gr6" draw:text-style-name="P7" draw:layer="layout" svg:width="0.408cm" svg:height="0.276cm" svg:x="8.385cm" svg:y="12.546cm">
          <draw:text-box>
            <text:p text:style-name="P1"><text:span text:style-name="T9">109</text:span></text:p>
          </draw:text-box>
        </draw:frame>
        <draw:frame draw:style-name="gr5" draw:text-style-name="P6" draw:layer="layout" svg:width="10.632cm" svg:height="0.556cm" svg:x="2.2cm" svg:y="13.648cm">
          <draw:text-box>
            <text:p text:style-name="P1"><text:span text:style-name="T8">Events leading to the withdrawal of UNSCOM</text:span></text:p>
          </draw:text-box>
        </draw:frame>
        <draw:frame draw:style-name="gr1" draw:text-style-name="P2" draw:layer="layout" svg:width="15.259cm" svg:height="0.475cm" svg:x="2.2cm" svg:y="14.477cm">
          <draw:text-box>
            <text:p text:style-name="P1"><text:span text:style-name="T6">244. </text:span><text:span text:style-name="T4"><text:s/>Following a series of incidents in which the inspectors were denied access, </text:span></text:p>
          </draw:text-box>
        </draw:frame>
        <draw:frame draw:style-name="gr1" draw:text-style-name="P2" draw:layer="layout" svg:width="15.437cm" svg:height="0.475cm" svg:x="2.2cm" svg:y="15.041cm">
          <draw:text-box>
            <text:p text:style-name="P1"><text:span text:style-name="T4">resolution 1060 (1996), adopted on 12 June 1996, deplored Iraq’s refusal to allow </text:span></text:p>
          </draw:text-box>
        </draw:frame>
        <draw:frame draw:style-name="gr1" draw:text-style-name="P2" draw:layer="layout" svg:width="15.255cm" svg:height="0.475cm" svg:x="2.2cm" svg:y="15.606cm">
          <draw:text-box>
            <text:p text:style-name="P1"><text:span text:style-name="T4">UNSCOM access to sites designated for inspections and demanded “immediate, </text:span></text:p>
          </draw:text-box>
        </draw:frame>
        <draw:frame draw:style-name="gr1" draw:text-style-name="P2" draw:layer="layout" svg:width="16.681cm" svg:height="0.475cm" svg:x="2.2cm" svg:y="16.17cm">
          <draw:text-box>
            <text:p text:style-name="P1"><text:span text:style-name="T4">unconditional and unrestricted access to any and all areas, facilities, equipment, records </text:span></text:p>
          </draw:text-box>
        </draw:frame>
        <draw:frame draw:style-name="gr1" draw:text-style-name="P2" draw:layer="layout" svg:width="11.762cm" svg:height="0.475cm" svg:x="2.2cm" svg:y="16.735cm">
          <draw:text-box>
            <text:p text:style-name="P1"><text:span text:style-name="T4">and means of transportation” that UNSCOM wished to inspect.</text:span></text:p>
          </draw:text-box>
        </draw:frame>
        <draw:frame draw:style-name="gr6" draw:text-style-name="P7" draw:layer="layout" svg:width="0.391cm" svg:height="0.276cm" svg:x="13.918cm" svg:y="16.753cm">
          <draw:text-box>
            <text:p text:style-name="P1"><text:span text:style-name="T9">110</text:span></text:p>
          </draw:text-box>
        </draw:frame>
        <draw:frame draw:style-name="gr1" draw:text-style-name="P2" draw:layer="layout" svg:width="16.677cm" svg:height="0.475cm" svg:x="2.2cm" svg:y="17.649cm">
          <draw:text-box>
            <text:p text:style-name="P1"><text:span text:style-name="T6">245. </text:span><text:span text:style-name="T4"><text:s/>After talks in Baghdad between Mr Ekéus and Mr Aziz, a joint programme of action </text:span></text:p>
          </draw:text-box>
        </draw:frame>
        <draw:frame draw:style-name="gr1" draw:text-style-name="P2" draw:layer="layout" svg:width="4.544cm" svg:height="0.475cm" svg:x="2.2cm" svg:y="18.213cm">
          <draw:text-box>
            <text:p text:style-name="P1"><text:span text:style-name="T4">was agreed on 22 June.</text:span></text:p>
          </draw:text-box>
        </draw:frame>
        <draw:frame draw:style-name="gr6" draw:text-style-name="P7" draw:layer="layout" svg:width="0.375cm" svg:height="0.276cm" svg:x="6.719cm" svg:y="18.232cm">
          <draw:text-box>
            <text:p text:style-name="P1"><text:span text:style-name="T9">111</text:span></text:p>
          </draw:text-box>
        </draw:frame>
        <draw:frame draw:style-name="gr1" draw:text-style-name="P2" draw:layer="layout" svg:width="10.755cm" svg:height="0.475cm" svg:x="7.094cm" svg:y="18.213cm">
          <draw:text-box>
            <text:p text:style-name="P1"><text:span text:style-name="T4"><text:s/></text:span><text:span text:style-name="T4">It included Iraq’s intention to submit “official declarations </text:span></text:p>
          </draw:text-box>
        </draw:frame>
        <draw:frame draw:style-name="gr1" draw:text-style-name="P2" draw:layer="layout" svg:width="15.538cm" svg:height="0.475cm" svg:x="2.2cm" svg:y="18.778cm">
          <draw:text-box>
            <text:p text:style-name="P1"><text:span text:style-name="T4">containing full final and complete disclosures on its proscribed programmes in the <text:s/></text:span></text:p>
          </draw:text-box>
        </draw:frame>
        <draw:frame draw:style-name="gr1" draw:text-style-name="P2" draw:layer="layout" svg:width="8.067cm" svg:height="0.475cm" svg:x="2.2cm" svg:y="19.342cm">
          <draw:text-box>
            <text:p text:style-name="P1"><text:span text:style-name="T4">non-nuclear areas” before the end of June.</text:span></text:p>
          </draw:text-box>
        </draw:frame>
        <draw:frame draw:style-name="gr1" draw:text-style-name="P2" draw:layer="layout" svg:width="15.843cm" svg:height="0.475cm" svg:x="2.2cm" svg:y="20.257cm">
          <draw:text-box>
            <text:p text:style-name="P1"><text:span text:style-name="T6">246. </text:span><text:span text:style-name="T4"><text:s/>In the joint statement issued after the agreement, Iraq “undertook to secure … </text:span></text:p>
          </draw:text-box>
        </draw:frame>
        <draw:line draw:style-name="gr7" draw:text-style-name="P8" draw:layer="layout" svg:x1="2.199cm" svg:y1="21.77cm" svg:x2="7.3cm" svg:y2="21.77cm">
          <text:p/>
        </draw:line>
        <draw:frame draw:style-name="gr1" draw:text-style-name="P2" draw:layer="layout" svg:width="15.792cm" svg:height="0.475cm" svg:x="2.2cm" svg:y="20.821cm">
          <draw:text-box>
            <text:p text:style-name="P1"><text:span text:style-name="T4">immediate, unconditional and unrestricted access to all sites which the Commission </text:span></text:p>
          </draw:text-box>
        </draw:frame>
        <draw:frame draw:style-name="gr8" draw:text-style-name="P9" draw:layer="layout" svg:width="0.404cm" svg:height="0.23cm" svg:x="2.2cm" svg:y="22.29cm">
          <draw:text-box>
            <text:p text:style-name="P1"><text:span text:style-name="T10">106 </text:span></text:p>
          </draw:text-box>
        </draw:frame>
        <draw:frame draw:style-name="gr4" draw:text-style-name="P5" draw:layer="layout" svg:width="15.733cm" svg:height="0.395cm" svg:x="2.646cm" svg:y="22.274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2.697cm">
          <draw:text-box>
            <text:p text:style-name="P1"><text:span text:style-name="T11">page 48.</text:span></text:p>
          </draw:text-box>
        </draw:frame>
        <draw:frame draw:style-name="gr8" draw:text-style-name="P9" draw:layer="layout" svg:width="0.404cm" svg:height="0.23cm" svg:x="2.2cm" svg:y="23.136cm">
          <draw:text-box>
            <text:p text:style-name="P1"><text:span text:style-name="T10">107 </text:span></text:p>
          </draw:text-box>
        </draw:frame>
        <draw:frame draw:style-name="gr4" draw:text-style-name="P5" draw:layer="layout" svg:width="15.733cm" svg:height="0.395cm" svg:x="2.646cm" svg:y="23.121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56cm" svg:height="0.395cm" svg:x="2.2cm" svg:y="23.544cm">
          <draw:text-box>
            <text:p text:style-name="P1"><text:span text:style-name="T11">page 135.</text:span></text:p>
          </draw:text-box>
        </draw:frame>
        <draw:frame draw:style-name="gr8" draw:text-style-name="P9" draw:layer="layout" svg:width="0.404cm" svg:height="0.23cm" svg:x="2.2cm" svg:y="23.983cm">
          <draw:text-box>
            <text:p text:style-name="P1"><text:span text:style-name="T10">108 </text:span></text:p>
          </draw:text-box>
        </draw:frame>
        <draw:frame draw:style-name="gr4" draw:text-style-name="P5" draw:layer="layout" svg:width="15.733cm" svg:height="0.395cm" svg:x="2.646cm" svg:y="23.967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4.391cm">
          <draw:text-box>
            <text:p text:style-name="P1"><text:span text:style-name="T11">page 47.</text:span></text:p>
          </draw:text-box>
        </draw:frame>
        <draw:frame draw:style-name="gr8" draw:text-style-name="P9" draw:layer="layout" svg:width="0.404cm" svg:height="0.23cm" svg:x="2.2cm" svg:y="24.83cm">
          <draw:text-box>
            <text:p text:style-name="P1"><text:span text:style-name="T10">109 </text:span></text:p>
          </draw:text-box>
        </draw:frame>
        <draw:frame draw:style-name="gr4" draw:text-style-name="P5" draw:layer="layout" svg:width="15.733cm" svg:height="0.395cm" svg:x="2.646cm" svg:y="24.814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5.237cm">
          <draw:text-box>
            <text:p text:style-name="P1"><text:span text:style-name="T11">page 48.</text:span></text:p>
          </draw:text-box>
        </draw:frame>
        <draw:frame draw:style-name="gr8" draw:text-style-name="P9" draw:layer="layout" svg:width="0.387cm" svg:height="0.23cm" svg:x="2.2cm" svg:y="25.676cm">
          <draw:text-box>
            <text:p text:style-name="P1"><text:span text:style-name="T10">110 </text:span></text:p>
          </draw:text-box>
        </draw:frame>
        <draw:frame draw:style-name="gr4" draw:text-style-name="P5" draw:layer="layout" svg:width="6.847cm" svg:height="0.395cm" svg:x="2.631cm" svg:y="25.661cm">
          <draw:text-box>
            <text:p text:style-name="P1"><text:span text:style-name="T11">UN Security Council resolution 1060 (1996).</text:span></text:p>
          </draw:text-box>
        </draw:frame>
        <draw:frame draw:style-name="gr8" draw:text-style-name="P9" draw:layer="layout" svg:width="0.37cm" svg:height="0.23cm" svg:x="2.2cm" svg:y="26.1cm">
          <draw:text-box>
            <text:p text:style-name="P1"><text:span text:style-name="T10">111 </text:span></text:p>
          </draw:text-box>
        </draw:frame>
        <draw:frame draw:style-name="gr4" draw:text-style-name="P5" draw:layer="layout" svg:width="15.521cm" svg:height="0.395cm" svg:x="2.615cm" svg:y="26.084cm">
          <draw:text-box>
            <text:p text:style-name="P1"><text:span text:style-name="T11">UN Security Council, 24 June 1996, ‘Letter dated 24 June 1997 from the Executive Chairman of the </text:span></text:p>
          </draw:text-box>
        </draw:frame>
        <draw:frame draw:style-name="gr4" draw:text-style-name="P5" draw:layer="layout" svg:width="15.712cm" svg:height="0.395cm" svg:x="2.2cm" svg:y="26.507cm">
          <draw:text-box>
            <text:p text:style-name="P1"><text:span text:style-name="T11">Special Commission established by the Secretary-General pursuant to paragraph 9 (b) (i) of Security </text:span></text:p>
          </draw:text-box>
        </draw:frame>
        <draw:frame draw:style-name="gr4" draw:text-style-name="P5" draw:layer="layout" svg:width="14.764cm" svg:height="0.395cm" svg:x="2.2cm" svg:y="26.931cm">
          <draw:text-box>
            <text:p text:style-name="P1"><text:span text:style-name="T11">Council resolution 687 (1991) addressed to the President of the Security Council’ (S/1996/463).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7</text:span></text:p>
          </draw:text-box>
        </draw:frame>
        <draw:frame draw:style-name="gr1" draw:text-style-name="P2" draw:layer="layout" svg:width="16.195cm" svg:height="0.475cm" svg:x="2.2cm" svg:y="2.525cm">
          <draw:text-box>
            <text:p text:style-name="P1"><text:span text:style-name="T4">or the IAEA may wish to inspect”. UNSCOM undertook “to operate with full respect for </text:span></text:p>
          </draw:text-box>
        </draw:frame>
        <draw:frame draw:style-name="gr1" draw:text-style-name="P2" draw:layer="layout" svg:width="16.207cm" svg:height="0.475cm" svg:x="2.2cm" svg:y="3.09cm">
          <draw:text-box>
            <text:p text:style-name="P1"><text:span text:style-name="T4">the legitimate security concerns of Iraq”. It stated that Iraq and UNSCOM had “agreed </text:span></text:p>
          </draw:text-box>
        </draw:frame>
        <draw:frame draw:style-name="gr1" draw:text-style-name="P2" draw:layer="layout" svg:width="15.932cm" svg:height="0.475cm" svg:x="2.2cm" svg:y="3.654cm">
          <draw:text-box>
            <text:p text:style-name="P1"><text:span text:style-name="T4">to intensify their work with the aim of making it possible for the Commission to report </text:span></text:p>
          </draw:text-box>
        </draw:frame>
        <draw:frame draw:style-name="gr1" draw:text-style-name="P2" draw:layer="layout" svg:width="15.433cm" svg:height="0.475cm" svg:x="2.2cm" svg:y="4.218cm">
          <draw:text-box>
            <text:p text:style-name="P1"><text:span text:style-name="T4">as soon as possible to the Security Council that Iraq has met its obligations under </text:span></text:p>
          </draw:text-box>
        </draw:frame>
        <draw:frame draw:style-name="gr1" draw:text-style-name="P2" draw:layer="layout" svg:width="6.64cm" svg:height="0.475cm" svg:x="2.2cm" svg:y="4.783cm">
          <draw:text-box>
            <text:p text:style-name="P1"><text:span text:style-name="T4">section C of resolution 687 (1991)”.</text:span></text:p>
          </draw:text-box>
        </draw:frame>
        <draw:frame draw:style-name="gr1" draw:text-style-name="P2" draw:layer="layout" svg:width="16.698cm" svg:height="0.475cm" svg:x="2.2cm" svg:y="5.697cm">
          <draw:text-box>
            <text:p text:style-name="P1"><text:span text:style-name="T6">247. </text:span><text:span text:style-name="T4"><text:s/>Mr Ekéus also reported that he had told Mr Aziz that, without an agreement, “Iraq’s </text:span></text:p>
          </draw:text-box>
        </draw:frame>
        <draw:frame draw:style-name="gr1" draw:text-style-name="P2" draw:layer="layout" svg:width="15.648cm" svg:height="0.475cm" svg:x="2.2cm" svg:y="6.262cm">
          <draw:text-box>
            <text:p text:style-name="P1"><text:span text:style-name="T4">isolation would have increased and there would have been the possibility of further </text:span></text:p>
          </draw:text-box>
        </draw:frame>
        <draw:frame draw:style-name="gr1" draw:text-style-name="P2" draw:layer="layout" svg:width="16.118cm" svg:height="0.475cm" svg:x="2.2cm" svg:y="6.826cm">
          <draw:text-box>
            <text:p text:style-name="P1"><text:span text:style-name="T4">actions being taken by the Council to obtain compliance with its resolutions”, and that:</text:span></text:p>
          </draw:text-box>
        </draw:frame>
        <draw:frame draw:style-name="gr1" draw:text-style-name="P2" draw:layer="layout" svg:width="15.898cm" svg:height="0.475cm" svg:x="2.95cm" svg:y="7.741cm">
          <draw:text-box>
            <text:p text:style-name="P1"><text:span text:style-name="T4">“</text:span><text:span text:style-name="T4">Without the right to inspect any site at which the Commission had reason to believe </text:span></text:p>
          </draw:text-box>
        </draw:frame>
        <draw:frame draw:style-name="gr1" draw:text-style-name="P2" draw:layer="layout" svg:width="14.764cm" svg:height="0.475cm" svg:x="2.95cm" svg:y="8.305cm">
          <draw:text-box>
            <text:p text:style-name="P1"><text:span text:style-name="T4">that proscribed weapons or materials were present, the Commission’s utility in </text:span></text:p>
          </draw:text-box>
        </draw:frame>
        <draw:frame draw:style-name="gr1" draw:text-style-name="P2" draw:layer="layout" svg:width="13.616cm" svg:height="0.475cm" svg:x="2.95cm" svg:y="8.87cm">
          <draw:text-box>
            <text:p text:style-name="P1"><text:span text:style-name="T4">achieving the Council’s objectives would have been irreparably harmed.”</text:span></text:p>
          </draw:text-box>
        </draw:frame>
        <draw:frame draw:style-name="gr1" draw:text-style-name="P2" draw:layer="layout" svg:width="15.928cm" svg:height="0.475cm" svg:x="2.2cm" svg:y="9.784cm">
          <draw:text-box>
            <text:p text:style-name="P1"><text:span text:style-name="T6">248. </text:span><text:span text:style-name="T4"><text:s/>The joint programme of action focused on Iraq’s FFCDs of its activities and the </text:span></text:p>
          </draw:text-box>
        </draw:frame>
        <draw:frame draw:style-name="gr1" draw:text-style-name="P2" draw:layer="layout" svg:width="7.635cm" svg:height="0.475cm" svg:x="2.2cm" svg:y="10.348cm">
          <draw:text-box>
            <text:p text:style-name="P1"><text:span text:style-name="T4">means and techniques of verifying them.</text:span></text:p>
          </draw:text-box>
        </draw:frame>
        <draw:frame draw:style-name="gr6" draw:text-style-name="P7" draw:layer="layout" svg:width="0.391cm" svg:height="0.276cm" svg:x="9.801cm" svg:y="10.367cm">
          <draw:text-box>
            <text:p text:style-name="P1"><text:span text:style-name="T9">112</text:span></text:p>
          </draw:text-box>
        </draw:frame>
        <draw:frame draw:style-name="gr1" draw:text-style-name="P2" draw:layer="layout" svg:width="8.126cm" svg:height="0.475cm" svg:x="10.194cm" svg:y="10.348cm">
          <draw:text-box>
            <text:p text:style-name="P1"><text:span text:style-name="T4"><text:s/></text:span><text:span text:style-name="T4">As a priority and to accelerate verification, </text:span></text:p>
          </draw:text-box>
        </draw:frame>
        <draw:frame draw:style-name="gr1" draw:text-style-name="P2" draw:layer="layout" svg:width="14.069cm" svg:height="0.475cm" svg:x="2.2cm" svg:y="10.913cm">
          <draw:text-box>
            <text:p text:style-name="P1"><text:span text:style-name="T4">Iraq and UNSCOM agreed to concentrate on the fundamental areas of the:</text:span></text:p>
          </draw:text-box>
        </draw:frame>
        <draw:frame draw:style-name="gr2" draw:text-style-name="P3" draw:layer="layout" svg:width="0.634cm" svg:height="0.712cm" svg:x="2.95cm" svg:y="11.67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015cm" svg:height="0.475cm" svg:x="3.7cm" svg:y="11.827cm">
          <draw:text-box>
            <text:p text:style-name="P1"><text:span text:style-name="T4">material balance of proscribed weapons and their major components;</text:span></text:p>
          </draw:text-box>
        </draw:frame>
        <draw:frame draw:style-name="gr2" draw:text-style-name="P3" draw:layer="layout" svg:width="0.634cm" svg:height="0.712cm" svg:x="2.95cm" svg:y="12.33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7.745cm" svg:height="0.475cm" svg:x="3.7cm" svg:y="12.492cm">
          <draw:text-box>
            <text:p text:style-name="P1"><text:span text:style-name="T4">unilateral destruction of proscribed items;</text:span></text:p>
          </draw:text-box>
        </draw:frame>
        <draw:frame draw:style-name="gr2" draw:text-style-name="P3" draw:layer="layout" svg:width="0.634cm" svg:height="0.712cm" svg:x="2.95cm" svg:y="1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6.665cm" svg:height="0.475cm" svg:x="3.7cm" svg:y="13.156cm">
          <draw:text-box>
            <text:p text:style-name="P1"><text:span text:style-name="T4">further provision of documentation; </text:span></text:p>
          </draw:text-box>
        </draw:frame>
        <draw:frame draw:style-name="gr2" draw:text-style-name="P3" draw:layer="layout" svg:width="0.634cm" svg:height="0.712cm" svg:x="2.95cm" svg:y="13.66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1.694cm" svg:height="0.475cm" svg:x="3.7cm" svg:y="13.821cm">
          <draw:text-box>
            <text:p text:style-name="P1"><text:span text:style-name="T4">identification of measures used to retain proscribed items; and</text:span></text:p>
          </draw:text-box>
        </draw:frame>
        <draw:frame draw:style-name="gr2" draw:text-style-name="P3" draw:layer="layout" svg:width="0.634cm" svg:height="0.712cm" svg:x="2.95cm" svg:y="14.32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9.565cm" svg:height="0.475cm" svg:x="3.7cm" svg:y="14.485cm">
          <draw:text-box>
            <text:p text:style-name="P1"><text:span text:style-name="T4">immediate, unconditional and unrestricted access”.</text:span></text:p>
          </draw:text-box>
        </draw:frame>
        <draw:frame draw:style-name="gr6" draw:text-style-name="P7" draw:layer="layout" svg:width="0.391cm" svg:height="0.276cm" svg:x="13.23cm" svg:y="14.504cm">
          <draw:text-box>
            <text:p text:style-name="P1"><text:span text:style-name="T9">113</text:span></text:p>
          </draw:text-box>
        </draw:frame>
        <draw:frame draw:style-name="gr1" draw:text-style-name="P2" draw:layer="layout" svg:width="5.886cm" svg:height="0.475cm" svg:x="2.2cm" svg:y="15.4cm">
          <draw:text-box>
            <text:p text:style-name="P1"><text:span text:style-name="T6">249. </text:span><text:span text:style-name="T4"><text:s/>Mr Ekéus told the Inquiry:</text:span></text:p>
          </draw:text-box>
        </draw:frame>
        <draw:frame draw:style-name="gr1" draw:text-style-name="P2" draw:layer="layout" svg:width="15.293cm" svg:height="0.475cm" svg:x="2.95cm" svg:y="16.314cm">
          <draw:text-box>
            <text:p text:style-name="P1"><text:span text:style-name="T4">“… </text:span><text:span text:style-name="T4">in 1996 I developed, together with the Iraqi [deputy] prime minister Tariq Aziz, </text:span></text:p>
          </draw:text-box>
        </draw:frame>
        <draw:frame draw:style-name="gr1" draw:text-style-name="P2" draw:layer="layout" svg:width="14.573cm" svg:height="0.475cm" svg:x="2.95cm" svg:y="16.878cm">
          <draw:text-box>
            <text:p text:style-name="P1"><text:span text:style-name="T4">modalities for functioning access for inspectors, which guaranteed realization </text:span></text:p>
          </draw:text-box>
        </draw:frame>
        <draw:frame draw:style-name="gr1" draw:text-style-name="P2" draw:layer="layout" svg:width="14.941cm" svg:height="0.475cm" svg:x="2.95cm" svg:y="17.443cm">
          <draw:text-box>
            <text:p text:style-name="P1"><text:span text:style-name="T4">of inspections of what Iraq called sensitive sites (Presidential Palaces etc). The </text:span></text:p>
          </draw:text-box>
        </draw:frame>
        <draw:frame draw:style-name="gr1" draw:text-style-name="P2" draw:layer="layout" svg:width="15.204cm" svg:height="0.475cm" svg:x="2.95cm" svg:y="18.007cm">
          <draw:text-box>
            <text:p text:style-name="P1"><text:span text:style-name="T4">modalities implied some delay of access but without compromising control of the </text:span></text:p>
          </draw:text-box>
        </draw:frame>
        <draw:frame draw:style-name="gr1" draw:text-style-name="P2" draw:layer="layout" svg:width="15.166cm" svg:height="0.475cm" svg:x="2.95cm" svg:y="18.572cm">
          <draw:text-box>
            <text:p text:style-name="P1"><text:span text:style-name="T4">facility (entrance/exit and aerial helicopter surveillance). This was welcome[d] by </text:span></text:p>
          </draw:text-box>
        </draw:frame>
        <draw:frame draw:style-name="gr1" draw:text-style-name="P2" draw:layer="layout" svg:width="12.583cm" svg:height="0.475cm" svg:x="2.95cm" svg:y="19.136cm">
          <draw:text-box>
            <text:p text:style-name="P1"><text:span text:style-name="T4">all the Security Council members with the exception of the US/UK.”</text:span></text:p>
          </draw:text-box>
        </draw:frame>
        <draw:frame draw:style-name="gr6" draw:text-style-name="P7" draw:layer="layout" svg:width="0.391cm" svg:height="0.276cm" svg:x="15.491cm" svg:y="19.155cm">
          <draw:text-box>
            <text:p text:style-name="P1"><text:span text:style-name="T9">114</text:span></text:p>
          </draw:text-box>
        </draw:frame>
        <draw:frame draw:style-name="gr1" draw:text-style-name="P2" draw:layer="layout" svg:width="5.103cm" svg:height="0.475cm" svg:x="2.2cm" svg:y="20.051cm">
          <draw:text-box>
            <text:p text:style-name="P1"><text:span text:style-name="T6">250. </text:span><text:span text:style-name="T4"><text:s/>Dr Blix wrote in 2004:</text:span></text:p>
          </draw:text-box>
        </draw:frame>
        <draw:frame draw:style-name="gr1" draw:text-style-name="P2" draw:layer="layout" svg:width="14.315cm" svg:height="0.475cm" svg:x="2.95cm" svg:y="20.965cm">
          <draw:text-box>
            <text:p text:style-name="P1"><text:span text:style-name="T4">“</text:span><text:span text:style-name="T4">The solution was not welcomed by the US and some other members of the </text:span></text:p>
          </draw:text-box>
        </draw:frame>
        <draw:frame draw:style-name="gr1" draw:text-style-name="P2" draw:layer="layout" svg:width="14.645cm" svg:height="0.475cm" svg:x="2.95cm" svg:y="21.53cm">
          <draw:text-box>
            <text:p text:style-name="P1"><text:span text:style-name="T4">Security Council, who felt that it introduced a limitation in the inspection rights </text:span></text:p>
          </draw:text-box>
        </draw:frame>
        <draw:frame draw:style-name="gr1" draw:text-style-name="P2" draw:layer="layout" svg:width="14.713cm" svg:height="0.475cm" svg:x="2.95cm" svg:y="22.094cm">
          <draw:text-box>
            <text:p text:style-name="P1"><text:span text:style-name="T4">that had been laid down by the Council. This was certainly how the Iraqis also </text:span></text:p>
          </draw:text-box>
        </draw:frame>
        <draw:frame draw:style-name="gr1" draw:text-style-name="P2" draw:layer="layout" svg:width="3.778cm" svg:height="0.475cm" svg:x="2.95cm" svg:y="22.658cm">
          <draw:text-box>
            <text:p text:style-name="P1"><text:span text:style-name="T4">saw the instruction.”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6" draw:text-style-name="P7" draw:layer="layout" svg:width="0.391cm" svg:height="0.276cm" svg:x="6.715cm" svg:y="22.677cm">
          <draw:text-box>
            <text:p text:style-name="P1"><text:span text:style-name="T9">115</text:span></text:p>
          </draw:text-box>
        </draw:frame>
        <draw:frame draw:style-name="gr8" draw:text-style-name="P9" draw:layer="layout" svg:width="0.387cm" svg:height="0.23cm" svg:x="2.2cm" svg:y="24.256cm">
          <draw:text-box>
            <text:p text:style-name="P1"><text:span text:style-name="T10">112 </text:span></text:p>
          </draw:text-box>
        </draw:frame>
        <draw:frame draw:style-name="gr4" draw:text-style-name="P5" draw:layer="layout" svg:width="16.029cm" svg:height="0.395cm" svg:x="2.631cm" svg:y="24.241cm">
          <draw:text-box>
            <text:p text:style-name="P1"><text:span text:style-name="T11">UN Security Council, 11 October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4.664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225cm" svg:height="0.395cm" svg:x="2.2cm" svg:y="25.087cm">
          <draw:text-box>
            <text:p text:style-name="P1"><text:span text:style-name="T11">(S/1996/848). </text:span></text:p>
          </draw:text-box>
        </draw:frame>
        <draw:frame draw:style-name="gr8" draw:text-style-name="P9" draw:layer="layout" svg:width="0.387cm" svg:height="0.23cm" svg:x="2.2cm" svg:y="25.526cm">
          <draw:text-box>
            <text:p text:style-name="P1"><text:span text:style-name="T10">113 </text:span></text:p>
          </draw:text-box>
        </draw:frame>
        <draw:frame draw:style-name="gr4" draw:text-style-name="P5" draw:layer="layout" svg:width="14.04cm" svg:height="0.395cm" svg:x="2.631cm" svg:y="25.511cm">
          <draw:text-box>
            <text:p text:style-name="P1"><text:span text:style-name="T11">UN Security Council, 19 March 1996, ‘Statement by the President of the Security Council’ <text:s/></text:span></text:p>
          </draw:text-box>
        </draw:frame>
        <draw:frame draw:style-name="gr4" draw:text-style-name="P5" draw:layer="layout" svg:width="2.94cm" svg:height="0.395cm" svg:x="2.2cm" svg:y="25.934cm">
          <draw:text-box>
            <text:p text:style-name="P1"><text:span text:style-name="T11">(S/PRST/1996/11).</text:span></text:p>
          </draw:text-box>
        </draw:frame>
        <draw:frame draw:style-name="gr8" draw:text-style-name="P9" draw:layer="layout" svg:width="0.387cm" svg:height="0.23cm" svg:x="2.2cm" svg:y="26.373cm">
          <draw:text-box>
            <text:p text:style-name="P1"><text:span text:style-name="T10">114 </text:span></text:p>
          </draw:text-box>
        </draw:frame>
        <draw:frame draw:style-name="gr4" draw:text-style-name="P5" draw:layer="layout" svg:width="6.242cm" svg:height="0.395cm" svg:x="2.631cm" svg:y="26.357cm">
          <draw:text-box>
            <text:p text:style-name="P1"><text:span text:style-name="T11">Statement Ekéus, 23 April 2011, page 4.</text:span></text:p>
          </draw:text-box>
        </draw:frame>
        <draw:frame draw:style-name="gr8" draw:text-style-name="P9" draw:layer="layout" svg:width="0.387cm" svg:height="0.23cm" svg:x="2.2cm" svg:y="26.796cm">
          <draw:text-box>
            <text:p text:style-name="P1"><text:span text:style-name="T10">115 </text:span></text:p>
          </draw:text-box>
        </draw:frame>
        <draw:frame draw:style-name="gr4" draw:text-style-name="P5" draw:layer="layout" svg:width="6.585cm" svg:height="0.395cm" svg:x="2.631cm" svg:y="26.781cm">
          <draw:text-box>
            <text:p text:style-name="P1"><text:span text:style-name="T11">Blix H. </text:span><text:span text:style-name="T13">Disarming Iraq</text:span><text:span text:style-name="T11">. Bloomsbury, 2004. 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9" draw:text-style-name="P10" draw:layer="layout" svg:width="15.083cm" svg:height="6.533cm" svg:x="2.958cm" svg:y="3.958cm" svg:viewBox="0 0 15084 6534" draw:points="0,6534 15084,65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68</text:span></text:p>
          </draw:text-box>
        </draw:frame>
        <draw:frame draw:style-name="gr1" draw:text-style-name="P2" draw:layer="layout" svg:width="15.974cm" svg:height="0.475cm" svg:x="2.2cm" svg:y="2.525cm">
          <draw:text-box>
            <text:p text:style-name="P1"><text:span text:style-name="T6">251. </text:span><text:span text:style-name="T4"><text:s/>Dr Blix added that the problem was that “any concession in the implementation </text:span></text:p>
          </draw:text-box>
        </draw:frame>
        <draw:frame draw:style-name="gr1" draw:text-style-name="P2" draw:layer="layout" svg:width="13.087cm" svg:height="0.475cm" svg:x="2.2cm" svg:y="3.09cm">
          <draw:text-box>
            <text:p text:style-name="P1"><text:span text:style-name="T4">of a Security Council resolution was a step taken on a slippery slope”.</text:span></text:p>
          </draw:text-box>
        </draw:frame>
        <draw:frame draw:style-name="gr5" draw:text-style-name="P6" draw:layer="layout" svg:width="6.974cm" svg:height="0.556cm" svg:x="7.02cm" svg:y="4.411cm">
          <draw:text-box>
            <text:p text:style-name="P1"><text:span text:style-name="T8">Tension in the Kurdish region</text:span></text:p>
          </draw:text-box>
        </draw:frame>
        <draw:frame draw:style-name="gr4" draw:text-style-name="P5" draw:layer="layout" svg:width="13.976cm" svg:height="0.395cm" svg:x="3.45cm" svg:y="5.332cm">
          <draw:text-box>
            <text:p text:style-name="P1"><text:span text:style-name="T11">A dispute between the two main Kurdish parties, the Kurdish Democratic Party (KDP) and </text:span></text:p>
          </draw:text-box>
        </draw:frame>
        <draw:frame draw:style-name="gr4" draw:text-style-name="P5" draw:layer="layout" svg:width="12.774cm" svg:height="0.395cm" svg:x="3.45cm" svg:y="5.826cm">
          <draw:text-box>
            <text:p text:style-name="P1"><text:span text:style-name="T11">the Patriotic Union of Kurdistan (PUK), became increasingly tense from May 1994.</text:span></text:p>
          </draw:text-box>
        </draw:frame>
        <draw:frame draw:style-name="gr4" draw:text-style-name="P5" draw:layer="layout" svg:width="13.684cm" svg:height="0.395cm" svg:x="3.45cm" svg:y="6.52cm">
          <draw:text-box>
            <text:p text:style-name="P1"><text:span text:style-name="T11">In August 1996, the KDP, led by Mr Masoud Barzani, sought Saddam Hussein’s support </text:span></text:p>
          </draw:text-box>
        </draw:frame>
        <draw:frame draw:style-name="gr4" draw:text-style-name="P5" draw:layer="layout" svg:width="13.54cm" svg:height="0.395cm" svg:x="3.45cm" svg:y="7.014cm">
          <draw:text-box>
            <text:p text:style-name="P1"><text:span text:style-name="T11">to retake the city of Erbil from the PUK, led by Mr Jalal Talabani. Saddam Hussein sent </text:span></text:p>
          </draw:text-box>
        </draw:frame>
        <draw:frame draw:style-name="gr4" draw:text-style-name="P5" draw:layer="layout" svg:width="11.157cm" svg:height="0.395cm" svg:x="3.45cm" svg:y="7.508cm">
          <draw:text-box>
            <text:p text:style-name="P1"><text:span text:style-name="T11">thousands of troops and more than 300 tanks to attack the PUK in Erbil.</text:span></text:p>
          </draw:text-box>
        </draw:frame>
        <draw:frame draw:style-name="gr4" draw:text-style-name="P5" draw:layer="layout" svg:width="13.938cm" svg:height="0.395cm" svg:x="3.45cm" svg:y="8.202cm">
          <draw:text-box>
            <text:p text:style-name="P1"><text:span text:style-name="T11">The conflict was eventually ended by the US-mediated “Washington Agreement” between </text:span></text:p>
          </draw:text-box>
        </draw:frame>
        <draw:frame draw:style-name="gr4" draw:text-style-name="P5" draw:layer="layout" svg:width="13.904cm" svg:height="0.395cm" svg:x="3.45cm" svg:y="8.696cm">
          <draw:text-box>
            <text:p text:style-name="P1"><text:span text:style-name="T11">the PUK and the KDP in September 1998. The two parties agreed to share revenues and </text:span></text:p>
          </draw:text-box>
        </draw:frame>
        <draw:frame draw:style-name="gr4" draw:text-style-name="P5" draw:layer="layout" svg:width="13.896cm" svg:height="0.395cm" svg:x="3.45cm" svg:y="9.189cm">
          <draw:text-box>
            <text:p text:style-name="P1"><text:span text:style-name="T11">power and to exclude Iraqi troops from the Kurdish region. The US pledged to protect the </text:span></text:p>
          </draw:text-box>
        </draw:frame>
        <draw:frame draw:style-name="gr4" draw:text-style-name="P5" draw:layer="layout" svg:width="6.873cm" svg:height="0.395cm" svg:x="3.45cm" svg:y="9.683cm">
          <draw:text-box>
            <text:p text:style-name="P1"><text:span text:style-name="T11">Kurds from aggression by Saddam Hussein.</text:span></text:p>
          </draw:text-box>
        </draw:frame>
        <draw:frame draw:style-name="gr1" draw:text-style-name="P2" draw:layer="layout" svg:width="15.551cm" svg:height="0.475cm" svg:x="2.2cm" svg:y="10.984cm">
          <draw:text-box>
            <text:p text:style-name="P1"><text:span text:style-name="T6">252. </text:span><text:span text:style-name="T4"><text:s/>The President of the Security Council issued a statement on 23 August 1996 </text:span></text:p>
          </draw:text-box>
        </draw:frame>
        <draw:frame draw:style-name="gr1" draw:text-style-name="P2" draw:layer="layout" svg:width="15.365cm" svg:height="0.475cm" svg:x="2.2cm" svg:y="11.548cm">
          <draw:text-box>
            <text:p text:style-name="P1"><text:span text:style-name="T4">reinforcing the importance of Iraq’s co-operation with UNSCOM and that it should </text:span></text:p>
          </draw:text-box>
        </draw:frame>
        <draw:frame draw:style-name="gr1" draw:text-style-name="P2" draw:layer="layout" svg:width="16.182cm" svg:height="0.475cm" svg:x="2.2cm" svg:y="12.113cm">
          <draw:text-box>
            <text:p text:style-name="P1"><text:span text:style-name="T4">be given immediate, unconditional and unrestricted access to facilities and individuals </text:span></text:p>
          </draw:text-box>
        </draw:frame>
        <draw:frame draw:style-name="gr1" draw:text-style-name="P2" draw:layer="layout" svg:width="10.543cm" svg:height="0.475cm" svg:x="2.2cm" svg:y="12.677cm">
          <draw:text-box>
            <text:p text:style-name="P1"><text:span text:style-name="T4">to allow it fully to discharge its mandate and stating that:</text:span></text:p>
          </draw:text-box>
        </draw:frame>
        <draw:frame draw:style-name="gr2" draw:text-style-name="P3" draw:layer="layout" svg:width="0.634cm" svg:height="0.712cm" svg:x="2.95cm" svg:y="13.43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1cm" svg:height="0.475cm" svg:x="3.7cm" svg:y="13.592cm">
          <draw:text-box>
            <text:p text:style-name="P1"><text:span text:style-name="T4">The Council remained “gravely concerned” by Iraq’s failure to comply fully with </text:span></text:p>
          </draw:text-box>
        </draw:frame>
        <draw:frame draw:style-name="gr1" draw:text-style-name="P2" draw:layer="layout" svg:width="2.694cm" svg:height="0.475cm" svg:x="3.7cm" svg:y="14.156cm">
          <draw:text-box>
            <text:p text:style-name="P1"><text:span text:style-name="T4">its obligations.</text:span></text:p>
          </draw:text-box>
        </draw:frame>
        <draw:frame draw:style-name="gr2" draw:text-style-name="P3" draw:layer="layout" svg:width="0.634cm" svg:height="0.712cm" svg:x="2.95cm" svg:y="14.66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299cm" svg:height="0.475cm" svg:x="3.7cm" svg:y="14.821cm">
          <draw:text-box>
            <text:p text:style-name="P1"><text:span text:style-name="T4">Iraq’s repeated denial of access to sites and attempts made to impose </text:span></text:p>
          </draw:text-box>
        </draw:frame>
        <draw:frame draw:style-name="gr1" draw:text-style-name="P2" draw:layer="layout" svg:width="14.4cm" svg:height="0.475cm" svg:x="3.7cm" svg:y="15.385cm">
          <draw:text-box>
            <text:p text:style-name="P1"><text:span text:style-name="T4">conditions on interviews were a “gross violation of its obligations” as well as <text:s/></text:span></text:p>
          </draw:text-box>
        </draw:frame>
        <draw:frame draw:style-name="gr1" draw:text-style-name="P2" draw:layer="layout" svg:width="12.689cm" svg:height="0.475cm" svg:x="3.7cm" svg:y="15.95cm">
          <draw:text-box>
            <text:p text:style-name="P1"><text:span text:style-name="T4">a contradiction of its commitments in the joint statement of 22 June.</text:span></text:p>
          </draw:text-box>
        </draw:frame>
        <draw:frame draw:style-name="gr6" draw:text-style-name="P7" draw:layer="layout" svg:width="0.391cm" svg:height="0.276cm" svg:x="16.336cm" svg:y="15.968cm">
          <draw:text-box>
            <text:p text:style-name="P1"><text:span text:style-name="T9">116</text:span></text:p>
          </draw:text-box>
        </draw:frame>
        <draw:frame draw:style-name="gr1" draw:text-style-name="P2" draw:layer="layout" svg:width="15.555cm" svg:height="0.475cm" svg:x="2.2cm" svg:y="16.864cm">
          <draw:text-box>
            <text:p text:style-name="P1"><text:span text:style-name="T6">253. </text:span><text:span text:style-name="T4"><text:s/>On 3 September, Mr Ekéus reported that, during discussions in Baghdad on <text:s/></text:span></text:p>
          </draw:text-box>
        </draw:frame>
        <draw:frame draw:style-name="gr1" draw:text-style-name="P2" draw:layer="layout" svg:width="16.41cm" svg:height="0.475cm" svg:x="2.2cm" svg:y="17.428cm">
          <draw:text-box>
            <text:p text:style-name="P1"><text:span text:style-name="T4">26 to 28 August, Mr Aziz had stated that Iraq “was abiding and would continue to abide </text:span></text:p>
          </draw:text-box>
        </draw:frame>
        <draw:frame draw:style-name="gr1" draw:text-style-name="P2" draw:layer="layout" svg:width="9.442cm" svg:height="0.475cm" svg:x="2.2cm" svg:y="17.993cm">
          <draw:text-box>
            <text:p text:style-name="P1"><text:span text:style-name="T4">sincerely and effectively” by the June agreements.</text:span></text:p>
          </draw:text-box>
        </draw:frame>
        <draw:frame draw:style-name="gr6" draw:text-style-name="P7" draw:layer="layout" svg:width="0.391cm" svg:height="0.276cm" svg:x="11.605cm" svg:y="18.012cm">
          <draw:text-box>
            <text:p text:style-name="P1"><text:span text:style-name="T9">117</text:span></text:p>
          </draw:text-box>
        </draw:frame>
        <draw:frame draw:style-name="gr1" draw:text-style-name="P2" draw:layer="layout" svg:width="16.419cm" svg:height="0.475cm" svg:x="2.2cm" svg:y="18.907cm">
          <draw:text-box>
            <text:p text:style-name="P1"><text:span text:style-name="T6">254. </text:span><text:span text:style-name="T4"><text:s/>Mr Ekéus had stressed that concerns relating to concealment of proscribed items </text:span></text:p>
          </draw:text-box>
        </draw:frame>
        <draw:frame draw:style-name="gr1" draw:text-style-name="P2" draw:layer="layout" svg:width="16.605cm" svg:height="0.475cm" svg:x="2.2cm" svg:y="19.472cm">
          <draw:text-box>
            <text:p text:style-name="P1"><text:span text:style-name="T4">remained a prime objective for UNSCOM. Mr Aziz made a formal statement to the effect </text:span></text:p>
          </draw:text-box>
        </draw:frame>
        <draw:frame draw:style-name="gr1" draw:text-style-name="P2" draw:layer="layout" svg:width="15.911cm" svg:height="0.475cm" svg:x="2.2cm" svg:y="20.036cm">
          <draw:text-box>
            <text:p text:style-name="P1"><text:span text:style-name="T4">that Iraq did not conceal proscribed weapons, components or documents and asked </text:span></text:p>
          </draw:text-box>
        </draw:frame>
        <draw:frame draw:style-name="gr1" draw:text-style-name="P2" draw:layer="layout" svg:width="16.173cm" svg:height="0.475cm" svg:x="2.2cm" svg:y="20.601cm">
          <draw:text-box>
            <text:p text:style-name="P1"><text:span text:style-name="T4">UNSCOM to refrain from conducting further on-site inspections and interviews on that </text:span></text:p>
          </draw:text-box>
        </draw:frame>
        <draw:frame draw:style-name="gr1" draw:text-style-name="P2" draw:layer="layout" svg:width="7.724cm" svg:height="0.475cm" svg:x="2.2cm" svg:y="21.165cm">
          <draw:text-box>
            <text:p text:style-name="P1"><text:span text:style-name="T4">issue. Mr Ekéus said they must continue.</text:span></text:p>
          </draw:text-box>
        </draw:frame>
        <draw:frame draw:style-name="gr1" draw:text-style-name="P2" draw:layer="layout" svg:width="15.657cm" svg:height="0.475cm" svg:x="2.2cm" svg:y="22.08cm">
          <draw:text-box>
            <text:p text:style-name="P1"><text:span text:style-name="T6">255. </text:span><text:span text:style-name="T4"><text:s/>Iraq also stated that it would not accept any new extension or enlargement of </text:span></text:p>
          </draw:text-box>
        </draw:frame>
        <draw:frame draw:style-name="gr1" draw:text-style-name="P2" draw:layer="layout" svg:width="16cm" svg:height="0.475cm" svg:x="2.2cm" svg:y="22.644cm">
          <draw:text-box>
            <text:p text:style-name="P1"><text:span text:style-name="T4">UNSCOM’s rights and privileges and on several occasions “attempted to dictate how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9.955cm" svg:height="0.475cm" svg:x="2.2cm" svg:y="23.208cm">
          <draw:text-box>
            <text:p text:style-name="P1"><text:span text:style-name="T4">and to what extent” those rights should be exercised.</text:span></text:p>
          </draw:text-box>
        </draw:frame>
        <draw:frame draw:style-name="gr8" draw:text-style-name="P9" draw:layer="layout" svg:width="0.387cm" svg:height="0.23cm" svg:x="2.2cm" svg:y="25.103cm">
          <draw:text-box>
            <text:p text:style-name="P1"><text:span text:style-name="T10">116 </text:span></text:p>
          </draw:text-box>
        </draw:frame>
        <draw:frame draw:style-name="gr4" draw:text-style-name="P5" draw:layer="layout" svg:width="14.129cm" svg:height="0.395cm" svg:x="2.631cm" svg:y="25.087cm">
          <draw:text-box>
            <text:p text:style-name="P1"><text:span text:style-name="T11">UN Security Council, 23 August 1996, ‘Statement by the President of the Security Council’ <text:s/></text:span></text:p>
          </draw:text-box>
        </draw:frame>
        <draw:frame draw:style-name="gr4" draw:text-style-name="P5" draw:layer="layout" svg:width="2.965cm" svg:height="0.395cm" svg:x="2.2cm" svg:y="25.511cm">
          <draw:text-box>
            <text:p text:style-name="P1"><text:span text:style-name="T11">(S/PRST/1996/36).</text:span></text:p>
          </draw:text-box>
        </draw:frame>
        <draw:frame draw:style-name="gr8" draw:text-style-name="P9" draw:layer="layout" svg:width="0.387cm" svg:height="0.23cm" svg:x="2.2cm" svg:y="25.95cm">
          <draw:text-box>
            <text:p text:style-name="P1"><text:span text:style-name="T10">117 </text:span></text:p>
          </draw:text-box>
        </draw:frame>
        <draw:frame draw:style-name="gr4" draw:text-style-name="P5" draw:layer="layout" svg:width="16.063cm" svg:height="0.395cm" svg:x="2.631cm" svg:y="25.934cm">
          <draw:text-box>
            <text:p text:style-name="P1"><text:span text:style-name="T11">UN Security Council, 3 September 1996, ‘Letter dated 3 September 1996 from the Executive Chairman </text:span></text:p>
          </draw:text-box>
        </draw:frame>
        <draw:frame draw:style-name="gr4" draw:text-style-name="P5" draw:layer="layout" svg:width="15.318cm" svg:height="0.395cm" svg:x="2.2cm" svg:y="26.357cm">
          <draw:text-box>
            <text:p text:style-name="P1"><text:span text:style-name="T11">of the Special Commission established by the Secretary-General pursuant to paragraph 9 (b) (i) of </text:span></text:p>
          </draw:text-box>
        </draw:frame>
        <draw:frame draw:style-name="gr4" draw:text-style-name="P5" draw:layer="layout" svg:width="16.131cm" svg:height="0.395cm" svg:x="2.2cm" svg:y="26.781cm">
          <draw:text-box>
            <text:p text:style-name="P1"><text:span text:style-name="T11">Security Council resolution 687 (1991) addressed to the President of the Security Council’ (S/1996/714).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9</text:span></text:p>
          </draw:text-box>
        </draw:frame>
        <draw:frame draw:style-name="gr1" draw:text-style-name="P2" draw:layer="layout" svg:width="15.246cm" svg:height="0.475cm" svg:x="2.2cm" svg:y="2.525cm">
          <draw:text-box>
            <text:p text:style-name="P1"><text:span text:style-name="T6">256. </text:span><text:span text:style-name="T4"><text:s/>Mr Ekéus concluded that the visit had been useful, clarifying the respective </text:span></text:p>
          </draw:text-box>
        </draw:frame>
        <draw:frame draw:style-name="gr1" draw:text-style-name="P2" draw:layer="layout" svg:width="15.687cm" svg:height="0.475cm" svg:x="2.2cm" svg:y="3.09cm">
          <draw:text-box>
            <text:p text:style-name="P1"><text:span text:style-name="T4">positions of Iraq and UNSCOM and narrowing certain differences. UNSCOM would </text:span></text:p>
          </draw:text-box>
        </draw:frame>
        <draw:frame draw:style-name="gr1" draw:text-style-name="P2" draw:layer="layout" svg:width="16.25cm" svg:height="0.475cm" svg:x="2.2cm" svg:y="3.654cm">
          <draw:text-box>
            <text:p text:style-name="P1"><text:span text:style-name="T4">continue vigorously to pursue verification of Iraq’s disclosures. He hoped that a repeat </text:span></text:p>
          </draw:text-box>
        </draw:frame>
        <draw:frame draw:style-name="gr1" draw:text-style-name="P2" draw:layer="layout" svg:width="16.444cm" svg:height="0.475cm" svg:x="2.2cm" svg:y="4.218cm">
          <draw:text-box>
            <text:p text:style-name="P1"><text:span text:style-name="T4">of Iraq’s actions over the last few months could be avoided, but that it required “full and </text:span></text:p>
          </draw:text-box>
        </draw:frame>
        <draw:frame draw:style-name="gr1" draw:text-style-name="P2" draw:layer="layout" svg:width="16.279cm" svg:height="0.475cm" svg:x="2.2cm" svg:y="4.783cm">
          <draw:text-box>
            <text:p text:style-name="P1"><text:span text:style-name="T4">unreserved co-operation from the Government of Iraq and a genuine policy … to carry </text:span></text:p>
          </draw:text-box>
        </draw:frame>
        <draw:frame draw:style-name="gr1" draw:text-style-name="P2" draw:layer="layout" svg:width="3.545cm" svg:height="0.475cm" svg:x="2.2cm" svg:y="5.347cm">
          <draw:text-box>
            <text:p text:style-name="P1"><text:span text:style-name="T4">out its obligations”.</text:span></text:p>
          </draw:text-box>
        </draw:frame>
        <draw:frame draw:style-name="gr1" draw:text-style-name="P2" draw:layer="layout" svg:width="16.503cm" svg:height="0.475cm" svg:x="2.2cm" svg:y="6.262cm">
          <draw:text-box>
            <text:p text:style-name="P1"><text:span text:style-name="T6">257. </text:span><text:span text:style-name="T4"><text:s/>In the subsequent press briefing, Mr Ekéus stated that he felt there was “a certain </text:span></text:p>
          </draw:text-box>
        </draw:frame>
        <draw:frame draw:style-name="gr1" draw:text-style-name="P2" draw:layer="layout" svg:width="16.262cm" svg:height="0.475cm" svg:x="2.2cm" svg:y="6.826cm">
          <draw:text-box>
            <text:p text:style-name="P1"><text:span text:style-name="T4">commitment” although UNSCOM suspected “an active policy of concealment”. Its task </text:span></text:p>
          </draw:text-box>
        </draw:frame>
        <draw:frame draw:style-name="gr1" draw:text-style-name="P2" draw:layer="layout" svg:width="16.622cm" svg:height="0.475cm" svg:x="2.2cm" svg:y="7.391cm">
          <draw:text-box>
            <text:p text:style-name="P1"><text:span text:style-name="T4">was to find and destroy prohibited items and to ensure that no new ones were produced </text:span></text:p>
          </draw:text-box>
        </draw:frame>
        <draw:frame draw:style-name="gr1" draw:text-style-name="P2" draw:layer="layout" svg:width="14.984cm" svg:height="0.475cm" svg:x="2.2cm" svg:y="7.955cm">
          <draw:text-box>
            <text:p text:style-name="P1"><text:span text:style-name="T4">but it would now have to “wait until the situation had become a bit more settled”.</text:span></text:p>
          </draw:text-box>
        </draw:frame>
        <draw:frame draw:style-name="gr6" draw:text-style-name="P7" draw:layer="layout" svg:width="0.391cm" svg:height="0.276cm" svg:x="17.119cm" svg:y="7.974cm">
          <draw:text-box>
            <text:p text:style-name="P1"><text:span text:style-name="T9">118</text:span></text:p>
          </draw:text-box>
        </draw:frame>
        <draw:frame draw:style-name="gr1" draw:text-style-name="P2" draw:layer="layout" svg:width="16.131cm" svg:height="0.475cm" svg:x="2.2cm" svg:y="8.87cm">
          <draw:text-box>
            <text:p text:style-name="P1"><text:span text:style-name="T6">258. </text:span><text:span text:style-name="T4"><text:s/>Following a meeting with UNSCOM in September 1996, Iraq admitted in a letter </text:span></text:p>
          </draw:text-box>
        </draw:frame>
        <draw:frame draw:style-name="gr1" draw:text-style-name="P2" draw:layer="layout" svg:width="15.314cm" svg:height="0.475cm" svg:x="2.2cm" svg:y="9.434cm">
          <draw:text-box>
            <text:p text:style-name="P1"><text:span text:style-name="T4">of 3 October that production tools and components for ballistic missiles had been </text:span></text:p>
          </draw:text-box>
        </draw:frame>
        <draw:frame draw:style-name="gr1" draw:text-style-name="P2" draw:layer="layout" svg:width="15.517cm" svg:height="0.475cm" svg:x="2.2cm" svg:y="9.998cm">
          <draw:text-box>
            <text:p text:style-name="P1"><text:span text:style-name="T4">collected and concealed in July 1991, but they had been destroyed in March 1992.</text:span></text:p>
          </draw:text-box>
        </draw:frame>
        <draw:frame draw:style-name="gr6" draw:text-style-name="P7" draw:layer="layout" svg:width="0.391cm" svg:height="0.276cm" svg:x="17.639cm" svg:y="10.017cm">
          <draw:text-box>
            <text:p text:style-name="P1"><text:span text:style-name="T9">119</text:span></text:p>
          </draw:text-box>
        </draw:frame>
        <draw:frame draw:style-name="gr1" draw:text-style-name="P2" draw:layer="layout" svg:width="0.422cm" svg:height="0.475cm" svg:x="18.032cm" svg:y="9.9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46cm" svg:height="0.475cm" svg:x="2.2cm" svg:y="10.563cm">
          <draw:text-box>
            <text:p text:style-name="P1"><text:span text:style-name="T4">Iraq had also declared that three missiles which had been retained in July 1991 were </text:span></text:p>
          </draw:text-box>
        </draw:frame>
        <draw:frame draw:style-name="gr1" draw:text-style-name="P2" draw:layer="layout" svg:width="6.974cm" svg:height="0.475cm" svg:x="2.2cm" svg:y="11.127cm">
          <draw:text-box>
            <text:p text:style-name="P1"><text:span text:style-name="T4">not destroyed until October that year.</text:span></text:p>
          </draw:text-box>
        </draw:frame>
        <draw:frame draw:style-name="gr1" draw:text-style-name="P2" draw:layer="layout" svg:width="13.46cm" svg:height="0.475cm" svg:x="2.2cm" svg:y="12.042cm">
          <draw:text-box>
            <text:p text:style-name="P1"><text:span text:style-name="T6">259. </text:span><text:span text:style-name="T4"><text:s/>In his report of 11 October 1996, the UN Secretary-General wrote:</text:span></text:p>
          </draw:text-box>
        </draw:frame>
        <draw:frame draw:style-name="gr1" draw:text-style-name="P2" draw:layer="layout" svg:width="14.311cm" svg:height="0.475cm" svg:x="2.95cm" svg:y="12.956cm">
          <draw:text-box>
            <text:p text:style-name="P1"><text:span text:style-name="T4">“</text:span><text:span text:style-name="T4">The results of the Commission’s investigations, starting with UNSCOM 143 </text:span></text:p>
          </draw:text-box>
        </draw:frame>
        <draw:frame draw:style-name="gr1" draw:text-style-name="P2" draw:layer="layout" svg:width="14.632cm" svg:height="0.475cm" svg:x="2.95cm" svg:y="13.521cm">
          <draw:text-box>
            <text:p text:style-name="P1"><text:span text:style-name="T4">in March 1996 and continuing through August, clearly show that there was an </text:span></text:p>
          </draw:text-box>
        </draw:frame>
        <draw:frame draw:style-name="gr1" draw:text-style-name="P2" draw:layer="layout" svg:width="15.263cm" svg:height="0.475cm" svg:x="2.95cm" svg:y="14.085cm">
          <draw:text-box>
            <text:p text:style-name="P1"><text:span text:style-name="T4">organized mechanism of concealment used by Iraq to deny access to proscribed </text:span></text:p>
          </draw:text-box>
        </draw:frame>
        <draw:frame draw:style-name="gr1" draw:text-style-name="P2" draw:layer="layout" svg:width="14.611cm" svg:height="0.475cm" svg:x="2.95cm" svg:y="14.65cm">
          <draw:text-box>
            <text:p text:style-name="P1"><text:span text:style-name="T4">documents and material retained since the adoption of resolution 687 (1991). </text:span></text:p>
          </draw:text-box>
        </draw:frame>
        <draw:frame draw:style-name="gr1" draw:text-style-name="P2" draw:layer="layout" svg:width="15.83cm" svg:height="0.475cm" svg:x="2.95cm" svg:y="15.214cm">
          <draw:text-box>
            <text:p text:style-name="P1"><text:span text:style-name="T4">Throughout this investigation Iraq has sought to deflect or minimize the involvement </text:span></text:p>
          </draw:text-box>
        </draw:frame>
        <draw:frame draw:style-name="gr1" draw:text-style-name="P2" draw:layer="layout" svg:width="15.373cm" svg:height="0.475cm" svg:x="2.95cm" svg:y="15.778cm">
          <draw:text-box>
            <text:p text:style-name="P1"><text:span text:style-name="T4">of its special security services in concealment activities. It has acknowledged that </text:span></text:p>
          </draw:text-box>
        </draw:frame>
        <draw:frame draw:style-name="gr1" draw:text-style-name="P2" draw:layer="layout" svg:width="15.297cm" svg:height="0.475cm" svg:x="2.95cm" svg:y="16.343cm">
          <draw:text-box>
            <text:p text:style-name="P1"><text:span text:style-name="T4">officially sanctioned false statements had been made to mislead the Commission </text:span></text:p>
          </draw:text-box>
        </draw:frame>
        <draw:frame draw:style-name="gr1" draw:text-style-name="P2" draw:layer="layout" svg:width="14.768cm" svg:height="0.475cm" svg:x="2.95cm" svg:y="16.907cm">
          <draw:text-box>
            <text:p text:style-name="P1"><text:span text:style-name="T4">in its investigations. It has resorted to delays and denials of access … Despite </text:span></text:p>
          </draw:text-box>
        </draw:frame>
        <draw:frame draw:style-name="gr1" draw:text-style-name="P2" draw:layer="layout" svg:width="15.2cm" svg:height="0.475cm" svg:x="2.95cm" svg:y="17.472cm">
          <draw:text-box>
            <text:p text:style-name="P1"><text:span text:style-name="T4">this behaviour the Commission has accumulated information which reinforces its </text:span></text:p>
          </draw:text-box>
        </draw:frame>
        <draw:frame draw:style-name="gr1" draw:text-style-name="P2" draw:layer="layout" svg:width="15.86cm" svg:height="0.475cm" svg:x="2.95cm" svg:y="18.036cm">
          <draw:text-box>
            <text:p text:style-name="P1"><text:span text:style-name="T4">assessment that the concealment mechanism has been established for the purpose </text:span></text:p>
          </draw:text-box>
        </draw:frame>
        <draw:frame draw:style-name="gr1" draw:text-style-name="P2" draw:layer="layout" svg:width="8.409cm" svg:height="0.475cm" svg:x="2.95cm" svg:y="18.601cm">
          <draw:text-box>
            <text:p text:style-name="P1"><text:span text:style-name="T4">of hiding and protecting proscribed material.”</text:span></text:p>
          </draw:text-box>
        </draw:frame>
        <draw:frame draw:style-name="gr6" draw:text-style-name="P7" draw:layer="layout" svg:width="0.408cm" svg:height="0.276cm" svg:x="11.327cm" svg:y="18.619cm">
          <draw:text-box>
            <text:p text:style-name="P1"><text:span text:style-name="T9">120</text:span></text:p>
          </draw:text-box>
        </draw:frame>
        <draw:frame draw:style-name="gr1" draw:text-style-name="P2" draw:layer="layout" svg:width="3.896cm" svg:height="0.475cm" svg:x="2.2cm" svg:y="19.515cm">
          <draw:text-box>
            <text:p text:style-name="P1"><text:span text:style-name="T6">260. </text:span><text:span text:style-name="T4"><text:s/>UNSCOM had:</text:span></text:p>
          </draw:text-box>
        </draw:frame>
        <draw:frame draw:style-name="gr1" draw:text-style-name="P2" draw:layer="layout" svg:width="14.756cm" svg:height="0.475cm" svg:x="2.95cm" svg:y="20.43cm">
          <draw:text-box>
            <text:p text:style-name="P1"><text:span text:style-name="T4">“… </text:span><text:span text:style-name="T4">succeeded in uncovering the existence of Iraq’s biological programme and </text:span></text:p>
          </draw:text-box>
        </draw:frame>
        <draw:frame draw:style-name="gr1" draw:text-style-name="P2" draw:layer="layout" svg:width="13.955cm" svg:height="0.475cm" svg:x="2.95cm" svg:y="20.994cm">
          <draw:text-box>
            <text:p text:style-name="P1"><text:span text:style-name="T4">believes it has destroyed its major facilities. However, it needs to continue </text:span></text:p>
          </draw:text-box>
        </draw:frame>
        <draw:frame draw:style-name="gr1" draw:text-style-name="P2" draw:layer="layout" svg:width="14.493cm" svg:height="0.475cm" svg:x="2.95cm" svg:y="21.558cm">
          <draw:text-box>
            <text:p text:style-name="P1"><text:span text:style-name="T4">to investigate the scope and extent of the programme to arrive at a complete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1" draw:text-style-name="P2" draw:layer="layout" svg:width="2.339cm" svg:height="0.475cm" svg:x="2.95cm" svg:y="22.123cm">
          <draw:text-box>
            <text:p text:style-name="P1"><text:span text:style-name="T4">picture of it.”</text:span></text:p>
          </draw:text-box>
        </draw:frame>
        <draw:frame draw:style-name="gr8" draw:text-style-name="P9" draw:layer="layout" svg:width="0.387cm" svg:height="0.23cm" svg:x="2.2cm" svg:y="23.833cm">
          <draw:text-box>
            <text:p text:style-name="P1"><text:span text:style-name="T10">118 </text:span></text:p>
          </draw:text-box>
        </draw:frame>
        <draw:frame draw:style-name="gr4" draw:text-style-name="P5" draw:layer="layout" svg:width="14.116cm" svg:height="0.395cm" svg:x="2.631cm" svg:y="23.817cm">
          <draw:text-box>
            <text:p text:style-name="P1"><text:span text:style-name="T11">UN Security Council, 4 September 1996, ‘Press Briefing by Executive Chairman of Special </text:span></text:p>
          </draw:text-box>
        </draw:frame>
        <draw:frame draw:style-name="gr4" draw:text-style-name="P5" draw:layer="layout" svg:width="3.981cm" svg:height="0.395cm" svg:x="2.2cm" svg:y="24.241cm">
          <draw:text-box>
            <text:p text:style-name="P1"><text:span text:style-name="T11">Commission’ (19960904).</text:span></text:p>
          </draw:text-box>
        </draw:frame>
        <draw:frame draw:style-name="gr8" draw:text-style-name="P9" draw:layer="layout" svg:width="0.387cm" svg:height="0.23cm" svg:x="2.2cm" svg:y="24.68cm">
          <draw:text-box>
            <text:p text:style-name="P1"><text:span text:style-name="T10">119 </text:span></text:p>
          </draw:text-box>
        </draw:frame>
        <draw:frame draw:style-name="gr4" draw:text-style-name="P5" draw:layer="layout" svg:width="16.029cm" svg:height="0.395cm" svg:x="2.631cm" svg:y="24.664cm">
          <draw:text-box>
            <text:p text:style-name="P1"><text:span text:style-name="T11">UN Security Council, 11 October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5.08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225cm" svg:height="0.395cm" svg:x="2.2cm" svg:y="25.511cm">
          <draw:text-box>
            <text:p text:style-name="P1"><text:span text:style-name="T11">(S/1996/848). 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120 </text:span></text:p>
          </draw:text-box>
        </draw:frame>
        <draw:frame draw:style-name="gr4" draw:text-style-name="P5" draw:layer="layout" svg:width="16.029cm" svg:height="0.395cm" svg:x="2.646cm" svg:y="25.934cm">
          <draw:text-box>
            <text:p text:style-name="P1"><text:span text:style-name="T11">UN Security Council, 11 October 1996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6.35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27cm" svg:height="0.395cm" svg:x="2.2cm" svg:y="26.781cm">
          <draw:text-box>
            <text:p text:style-name="P1"><text:span text:style-name="T11">(S/1996/848).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0</text:span></text:p>
          </draw:text-box>
        </draw:frame>
        <draw:frame draw:style-name="gr1" draw:text-style-name="P2" draw:layer="layout" svg:width="15.356cm" svg:height="0.475cm" svg:x="2.2cm" svg:y="2.525cm">
          <draw:text-box>
            <text:p text:style-name="P1"><text:span text:style-name="T6">261. </text:span><text:span text:style-name="T4"><text:s/>The report said that Iraq’s sixth version of an FFCD on its biological warfare </text:span></text:p>
          </draw:text-box>
        </draw:frame>
        <draw:frame draw:style-name="gr1" draw:text-style-name="P2" draw:layer="layout" svg:width="15.466cm" svg:height="0.475cm" svg:x="2.2cm" svg:y="3.09cm">
          <draw:text-box>
            <text:p text:style-name="P1"><text:span text:style-name="T4">programme, produced on 22 June 1996, was “not credible”. “Major sections” were </text:span></text:p>
          </draw:text-box>
        </draw:frame>
        <draw:frame draw:style-name="gr1" draw:text-style-name="P2" draw:layer="layout" svg:width="16.627cm" svg:height="0.475cm" svg:x="2.2cm" svg:y="3.654cm">
          <draw:text-box>
            <text:p text:style-name="P1"><text:span text:style-name="T4">“</text:span><text:span text:style-name="T4">incomplete, inaccurate or unsubstantiated”, and the lack of documentation was “difficult </text:span></text:p>
          </draw:text-box>
        </draw:frame>
        <draw:frame draw:style-name="gr1" draw:text-style-name="P2" draw:layer="layout" svg:width="1.987cm" svg:height="0.475cm" svg:x="2.2cm" svg:y="4.218cm">
          <draw:text-box>
            <text:p text:style-name="P1"><text:span text:style-name="T4">to accept”.</text:span></text:p>
          </draw:text-box>
        </draw:frame>
        <draw:frame draw:style-name="gr1" draw:text-style-name="P2" draw:layer="layout" svg:width="15.208cm" svg:height="0.475cm" svg:x="2.2cm" svg:y="5.133cm">
          <draw:text-box>
            <text:p text:style-name="P1"><text:span text:style-name="T6">262. </text:span><text:span text:style-name="T4"><text:s/>UNSCOM had “evidence that chemical warfare agents and munitions were </text:span></text:p>
          </draw:text-box>
        </draw:frame>
        <draw:frame draw:style-name="gr1" draw:text-style-name="P2" draw:layer="layout" svg:width="16.415cm" svg:height="0.475cm" svg:x="2.2cm" svg:y="5.697cm">
          <draw:text-box>
            <text:p text:style-name="P1"><text:span text:style-name="T4">produced in 1989” although Iraq had “consistently denied this”; and that it believed that </text:span></text:p>
          </draw:text-box>
        </draw:frame>
        <draw:frame draw:style-name="gr1" draw:text-style-name="P2" draw:layer="layout" svg:width="16.246cm" svg:height="0.475cm" svg:x="2.2cm" svg:y="6.262cm">
          <draw:text-box>
            <text:p text:style-name="P1"><text:span text:style-name="T4">“</text:span><text:span text:style-name="T4">production of different types of chemical weapons was also carried out in the first half </text:span></text:p>
          </draw:text-box>
        </draw:frame>
        <draw:frame draw:style-name="gr1" draw:text-style-name="P2" draw:layer="layout" svg:width="1.683cm" svg:height="0.475cm" svg:x="2.2cm" svg:y="6.826cm">
          <draw:text-box>
            <text:p text:style-name="P1"><text:span text:style-name="T4">of 1990”.</text:span></text:p>
          </draw:text-box>
        </draw:frame>
        <draw:frame draw:style-name="gr1" draw:text-style-name="P2" draw:layer="layout" svg:width="15.508cm" svg:height="0.475cm" svg:x="2.2cm" svg:y="7.741cm">
          <draw:text-box>
            <text:p text:style-name="P1"><text:span text:style-name="T6">263. </text:span><text:span text:style-name="T4"><text:s/>Iraq’s FFCD on ballistic missiles, submitted on 2 July 1996, had reported the </text:span></text:p>
          </draw:text-box>
        </draw:frame>
        <draw:frame draw:style-name="gr1" draw:text-style-name="P2" draw:layer="layout" svg:width="15.653cm" svg:height="0.475cm" svg:x="2.2cm" svg:y="8.305cm">
          <draw:text-box>
            <text:p text:style-name="P1"><text:span text:style-name="T4">previously undisclosed acquisition of important proscribed missile components, but </text:span></text:p>
          </draw:text-box>
        </draw:frame>
        <draw:frame draw:style-name="gr1" draw:text-style-name="P2" draw:layer="layout" svg:width="14.975cm" svg:height="0.475cm" svg:x="2.2cm" svg:y="8.87cm">
          <draw:text-box>
            <text:p text:style-name="P1"><text:span text:style-name="T4">UNSCOM’s view was that Iraq had “still … not fully accounted for all proscribed </text:span></text:p>
          </draw:text-box>
        </draw:frame>
        <draw:frame draw:style-name="gr1" draw:text-style-name="P2" draw:layer="layout" svg:width="1.962cm" svg:height="0.475cm" svg:x="2.2cm" svg:y="9.434cm">
          <draw:text-box>
            <text:p text:style-name="P1"><text:span text:style-name="T4">weapons”.</text:span></text:p>
          </draw:text-box>
        </draw:frame>
        <draw:frame draw:style-name="gr1" draw:text-style-name="P2" draw:layer="layout" svg:width="4.794cm" svg:height="0.475cm" svg:x="2.2cm" svg:y="10.348cm">
          <draw:text-box>
            <text:p text:style-name="P1"><text:span text:style-name="T6">264. </text:span><text:span text:style-name="T4"><text:s/>UNSCOM also had:</text:span></text:p>
          </draw:text-box>
        </draw:frame>
        <draw:frame draw:style-name="gr1" draw:text-style-name="P2" draw:layer="layout" svg:width="15.141cm" svg:height="0.475cm" svg:x="2.95cm" svg:y="11.263cm">
          <draw:text-box>
            <text:p text:style-name="P1"><text:span text:style-name="T4">“… </text:span><text:span text:style-name="T4">concerns related to undeclared facilities where equipment … was evacuated </text:span></text:p>
          </draw:text-box>
        </draw:frame>
        <draw:frame draw:style-name="gr1" draw:text-style-name="P2" draw:layer="layout" svg:width="15.132cm" svg:height="0.475cm" svg:x="2.95cm" svg:y="11.827cm">
          <draw:text-box>
            <text:p text:style-name="P1"><text:span text:style-name="T4">before January 1991 and the unilateral destruction conducted secretly by Iraq in </text:span></text:p>
          </draw:text-box>
        </draw:frame>
        <draw:frame draw:style-name="gr1" draw:text-style-name="P2" draw:layer="layout" svg:width="15.513cm" svg:height="0.475cm" svg:x="2.95cm" svg:y="12.392cm">
          <draw:text-box>
            <text:p text:style-name="P1"><text:span text:style-name="T4">the summer of 1991, when, among other items, chemical warheads for Al Hussein </text:span></text:p>
          </draw:text-box>
        </draw:frame>
        <draw:frame draw:style-name="gr1" draw:text-style-name="P2" draw:layer="layout" svg:width="12.583cm" svg:height="0.475cm" svg:x="2.95cm" svg:y="12.956cm">
          <draw:text-box>
            <text:p text:style-name="P1"><text:span text:style-name="T4">missiles and nerve agent VX precursors were allegedly destroyed.”</text:span></text:p>
          </draw:text-box>
        </draw:frame>
        <draw:frame draw:style-name="gr1" draw:text-style-name="P2" draw:layer="layout" svg:width="16.021cm" svg:height="0.475cm" svg:x="2.2cm" svg:y="13.871cm">
          <draw:text-box>
            <text:p text:style-name="P1"><text:span text:style-name="T6">265. </text:span><text:span text:style-name="T4"><text:s/>The report concluded by stating that the requirement for full, final and complete </text:span></text:p>
          </draw:text-box>
        </draw:frame>
        <draw:frame draw:style-name="gr1" draw:text-style-name="P2" draw:layer="layout" svg:width="16.554cm" svg:height="0.475cm" svg:x="2.2cm" svg:y="14.435cm">
          <draw:text-box>
            <text:p text:style-name="P1"><text:span text:style-name="T4">disclosures had “not been fully met”. It had “a good understanding” of Iraq’s programme </text:span></text:p>
          </draw:text-box>
        </draw:frame>
        <draw:frame draw:style-name="gr1" draw:text-style-name="P2" draw:layer="layout" svg:width="15.852cm" svg:height="0.475cm" svg:x="2.2cm" svg:y="15cm">
          <draw:text-box>
            <text:p text:style-name="P1"><text:span text:style-name="T4">“</text:span><text:span text:style-name="T4">to create a massive number of tactical chemical weapons” before August 1988. But </text:span></text:p>
          </draw:text-box>
        </draw:frame>
        <draw:frame draw:style-name="gr1" draw:text-style-name="P2" draw:layer="layout" svg:width="16.715cm" svg:height="0.475cm" svg:x="2.2cm" svg:y="15.564cm">
          <draw:text-box>
            <text:p text:style-name="P1"><text:span text:style-name="T4">details of two later phases, to integrate the “programme into Iraq’s chemical industry and </text:span></text:p>
          </draw:text-box>
        </draw:frame>
        <draw:frame draw:style-name="gr1" draw:text-style-name="P2" draw:layer="layout" svg:width="16.69cm" svg:height="0.475cm" svg:x="2.2cm" svg:y="16.128cm">
          <draw:text-box>
            <text:p text:style-name="P1"><text:span text:style-name="T4">production of more stable and storable chemical agents” and “the design and production </text:span></text:p>
          </draw:text-box>
        </draw:frame>
        <draw:frame draw:style-name="gr1" draw:text-style-name="P2" draw:layer="layout" svg:width="16.525cm" svg:height="0.475cm" svg:x="2.2cm" svg:y="16.693cm">
          <draw:text-box>
            <text:p text:style-name="P1"><text:span text:style-name="T4">of strategic chemical weapons”, had not been disclosed. An understanding of those two </text:span></text:p>
          </draw:text-box>
        </draw:frame>
        <draw:frame draw:style-name="gr1" draw:text-style-name="P2" draw:layer="layout" svg:width="16.427cm" svg:height="0.475cm" svg:x="2.2cm" svg:y="17.257cm">
          <draw:text-box>
            <text:p text:style-name="P1"><text:span text:style-name="T4">phases was “absolutely necessary” before UNSCOM could complete its task and verify </text:span></text:p>
          </draw:text-box>
        </draw:frame>
        <draw:frame draw:style-name="gr1" draw:text-style-name="P2" draw:layer="layout" svg:width="4.235cm" svg:height="0.475cm" svg:x="2.2cm" svg:y="17.822cm">
          <draw:text-box>
            <text:p text:style-name="P1"><text:span text:style-name="T4">that nothing remained.</text:span></text:p>
          </draw:text-box>
        </draw:frame>
        <draw:frame draw:style-name="gr1" draw:text-style-name="P2" draw:layer="layout" svg:width="13.798cm" svg:height="0.475cm" svg:x="2.2cm" svg:y="18.736cm">
          <draw:text-box>
            <text:p text:style-name="P1"><text:span text:style-name="T6">266. </text:span><text:span text:style-name="T4"><text:s/>In January 1997, Mr Kofi Annan became the UN Secretary-General.</text:span></text:p>
          </draw:text-box>
        </draw:frame>
        <draw:frame draw:style-name="gr1" draw:text-style-name="P2" draw:layer="layout" svg:width="16.8cm" svg:height="0.475cm" svg:x="2.2cm" svg:y="19.651cm">
          <draw:text-box>
            <text:p text:style-name="P1"><text:span text:style-name="T6">267. </text:span><text:span text:style-name="T4"><text:s/>In his memoir, written in 2012, Mr Annan wrote that, in the six years after the end of </text:span></text:p>
          </draw:text-box>
        </draw:frame>
        <draw:frame draw:style-name="gr1" draw:text-style-name="P2" draw:layer="layout" svg:width="16.681cm" svg:height="0.475cm" svg:x="2.2cm" svg:y="20.215cm">
          <draw:text-box>
            <text:p text:style-name="P1"><text:span text:style-name="T4">the Gulf Conflict in 1991, Iraq “became transformed from an example of the international </text:span></text:p>
          </draw:text-box>
        </draw:frame>
        <draw:frame draw:style-name="gr1" draw:text-style-name="P2" draw:layer="layout" svg:width="15.805cm" svg:height="0.475cm" svg:x="2.2cm" svg:y="20.78cm">
          <draw:text-box>
            <text:p text:style-name="P1"><text:span text:style-name="T4">community’s acting lawfully in pursuit of the highest aims of the UN’s founders to an </text:span></text:p>
          </draw:text-box>
        </draw:frame>
        <draw:frame draw:style-name="gr1" draw:text-style-name="P2" draw:layer="layout" svg:width="16.288cm" svg:height="0.475cm" svg:x="2.2cm" svg:y="21.344cm">
          <draw:text-box>
            <text:p text:style-name="P1"><text:span text:style-name="T4">albatross around the organisation’s neck”. The UN mandate had been only to “reverse </text:span></text:p>
          </draw:text-box>
        </draw:frame>
        <draw:frame draw:style-name="gr1" draw:text-style-name="P2" draw:layer="layout" svg:width="8.82cm" svg:height="0.475cm" svg:x="2.2cm" svg:y="21.908cm">
          <draw:text-box>
            <text:p text:style-name="P1"><text:span text:style-name="T4">the invasion of Kuwait, nothing more”. But that:</text:span></text:p>
          </draw:text-box>
        </draw:frame>
        <draw:frame draw:style-name="gr1" draw:text-style-name="P2" draw:layer="layout" svg:width="15.941cm" svg:height="0.475cm" svg:x="2.95cm" svg:y="22.823cm">
          <draw:text-box>
            <text:p text:style-name="P1"><text:span text:style-name="T4">“… </text:span><text:span text:style-name="T4">left Saddam Hussein in power, the predatory leader of a brutal, tyrannical regime </text:span></text:p>
          </draw:text-box>
        </draw:frame>
        <draw:frame draw:style-name="gr1" draw:text-style-name="P2" draw:layer="layout" svg:width="16.004cm" svg:height="0.475cm" svg:x="2.95cm" svg:y="23.387cm">
          <draw:text-box>
            <text:p text:style-name="P1"><text:span text:style-name="T4">that demonstrated little evidence of intending to comply fully with the demands of the </text:span></text:p>
          </draw:text-box>
        </draw:frame>
        <draw:frame draw:style-name="gr1" draw:text-style-name="P2" draw:layer="layout" svg:width="4.709cm" svg:height="0.475cm" svg:x="2.95cm" svg:y="23.952cm">
          <draw:text-box>
            <text:p text:style-name="P1"><text:span text:style-name="T4">international community.”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6" draw:text-style-name="P7" draw:layer="layout" svg:width="0.408cm" svg:height="0.276cm" svg:x="7.648cm" svg:y="23.971cm">
          <draw:text-box>
            <text:p text:style-name="P1"><text:span text:style-name="T9">121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121 </text:span></text:p>
          </draw:text-box>
        </draw:frame>
        <draw:frame draw:style-name="gr4" draw:text-style-name="P5" draw:layer="layout" svg:width="10.442cm" svg:height="0.395cm" svg:x="2.635cm" svg:y="26.781cm">
          <draw:text-box>
            <text:p text:style-name="P1"><text:span text:style-name="T11">Annan K. </text:span><text:span text:style-name="T13">Interventions: A Life In War And Peace. </text:span><text:span text:style-name="T11">Allen Lane, 2012.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1</text:span></text:p>
          </draw:text-box>
        </draw:frame>
        <draw:frame draw:style-name="gr1" draw:text-style-name="P2" draw:layer="layout" svg:width="16.368cm" svg:height="0.475cm" svg:x="2.2cm" svg:y="2.525cm">
          <draw:text-box>
            <text:p text:style-name="P1"><text:span text:style-name="T6">268. </text:span><text:span text:style-name="T4"><text:s/>Mr Annan added that his predecessor as Secretary-General had offered him only </text:span></text:p>
          </draw:text-box>
        </draw:frame>
        <draw:frame draw:style-name="gr1" draw:text-style-name="P2" draw:layer="layout" svg:width="10.882cm" svg:height="0.475cm" svg:x="2.2cm" svg:y="3.09cm">
          <draw:text-box>
            <text:p text:style-name="P1"><text:span text:style-name="T4">one piece of advice when he left office at the end of 1996:</text:span></text:p>
          </draw:text-box>
        </draw:frame>
        <draw:frame draw:style-name="gr1" draw:text-style-name="P2" draw:layer="layout" svg:width="12.711cm" svg:height="0.475cm" svg:x="2.95cm" svg:y="4.004cm">
          <draw:text-box>
            <text:p text:style-name="P1"><text:span text:style-name="T4">“</text:span><text:span text:style-name="T4">Watch out for the question of Iraq … It will become very important.”</text:span></text:p>
          </draw:text-box>
        </draw:frame>
        <draw:frame draw:style-name="gr5" draw:text-style-name="P6" draw:layer="layout" svg:width="7.842cm" svg:height="0.556cm" svg:x="2.2cm" svg:y="5.125cm">
          <draw:text-box>
            <text:p text:style-name="P1"><text:span text:style-name="T8">Dr Albright’s Georgetown speech</text:span></text:p>
          </draw:text-box>
        </draw:frame>
        <draw:frame draw:style-name="gr1" draw:text-style-name="P2" draw:layer="layout" svg:width="16.232cm" svg:height="0.475cm" svg:x="2.2cm" svg:y="5.953cm">
          <draw:text-box>
            <text:p text:style-name="P1"><text:span text:style-name="T6">269. </text:span><text:span text:style-name="T4"><text:s/>In a speech at Georgetown University on 26 March 1997, Dr Madeleine Albright, </text:span></text:p>
          </draw:text-box>
        </draw:frame>
        <draw:frame draw:style-name="gr1" draw:text-style-name="P2" draw:layer="layout" svg:width="15.915cm" svg:height="0.475cm" svg:x="2.2cm" svg:y="6.518cm">
          <draw:text-box>
            <text:p text:style-name="P1"><text:span text:style-name="T4">the new US Secretary of State, reaffirmed that US policy in Iraq was “part of a broad </text:span></text:p>
          </draw:text-box>
        </draw:frame>
        <draw:frame draw:style-name="gr1" draw:text-style-name="P2" draw:layer="layout" svg:width="15.703cm" svg:height="0.475cm" svg:x="2.2cm" svg:y="7.082cm">
          <draw:text-box>
            <text:p text:style-name="P1"><text:span text:style-name="T4">commitment to protect the security and territory of our friends and allies in the Gulf”.</text:span></text:p>
          </draw:text-box>
        </draw:frame>
        <draw:frame draw:style-name="gr6" draw:text-style-name="P7" draw:layer="layout" svg:width="0.408cm" svg:height="0.276cm" svg:x="17.847cm" svg:y="7.101cm">
          <draw:text-box>
            <text:p text:style-name="P1"><text:span text:style-name="T9">122</text:span></text:p>
          </draw:text-box>
        </draw:frame>
        <draw:frame draw:style-name="gr1" draw:text-style-name="P2" draw:layer="layout" svg:width="16.677cm" svg:height="0.475cm" svg:x="2.2cm" svg:y="7.997cm">
          <draw:text-box>
            <text:p text:style-name="P1"><text:span text:style-name="T6">270. </text:span><text:span text:style-name="T4"><text:s/>Quoting President George HW Bush, Dr Albright stated that, as well as driving Iraq </text:span></text:p>
          </draw:text-box>
        </draw:frame>
        <draw:frame draw:style-name="gr1" draw:text-style-name="P2" draw:layer="layout" svg:width="16.313cm" svg:height="0.475cm" svg:x="2.2cm" svg:y="8.561cm">
          <draw:text-box>
            <text:p text:style-name="P1"><text:span text:style-name="T4">out of Kuwait, the US objective in launching Operation Desert Storm in 1991 had been </text:span></text:p>
          </draw:text-box>
        </draw:frame>
        <draw:frame draw:style-name="gr1" draw:text-style-name="P2" draw:layer="layout" svg:width="16.165cm" svg:height="0.475cm" svg:x="2.2cm" svg:y="9.126cm">
          <draw:text-box>
            <text:p text:style-name="P1"><text:span text:style-name="T4">to cause Iraq once again to “live as a peaceful and co-operative member of the family </text:span></text:p>
          </draw:text-box>
        </draw:frame>
        <draw:frame draw:style-name="gr1" draw:text-style-name="P2" draw:layer="layout" svg:width="16.182cm" svg:height="0.475cm" svg:x="2.2cm" svg:y="9.69cm">
          <draw:text-box>
            <text:p text:style-name="P1"><text:span text:style-name="T4">of nations”. Iraq’s leaders had, however, “continued to defy the will of the international </text:span></text:p>
          </draw:text-box>
        </draw:frame>
        <draw:frame draw:style-name="gr1" draw:text-style-name="P2" draw:layer="layout" svg:width="14.853cm" svg:height="0.475cm" svg:x="2.2cm" svg:y="10.255cm">
          <draw:text-box>
            <text:p text:style-name="P1"><text:span text:style-name="T4">community” and “from the outset”, chosen “denial, delay and deceit”. They had:</text:span></text:p>
          </draw:text-box>
        </draw:frame>
        <draw:frame draw:style-name="gr1" draw:text-style-name="P2" draw:layer="layout" svg:width="14.531cm" svg:height="0.475cm" svg:x="2.95cm" svg:y="11.169cm">
          <draw:text-box>
            <text:p text:style-name="P1"><text:span text:style-name="T4">“… </text:span><text:span text:style-name="T4">lied … blocked inspections, concealed documents, falsified evidence and </text:span></text:p>
          </draw:text-box>
        </draw:frame>
        <draw:frame draw:style-name="gr1" draw:text-style-name="P2" draw:layer="layout" svg:width="10.128cm" svg:height="0.475cm" svg:x="2.95cm" svg:y="11.733cm">
          <draw:text-box>
            <text:p text:style-name="P1"><text:span text:style-name="T4">challenged UNSCOM’s clear and legitimate authority.”</text:span></text:p>
          </draw:text-box>
        </draw:frame>
        <draw:frame draw:style-name="gr1" draw:text-style-name="P2" draw:layer="layout" svg:width="16.74cm" svg:height="0.475cm" svg:x="2.2cm" svg:y="12.648cm">
          <draw:text-box>
            <text:p text:style-name="P1"><text:span text:style-name="T6">271. </text:span><text:span text:style-name="T4"><text:s/>Dr Albright added that, following the defection of Lt Gen Kamil, it had “appeared for </text:span></text:p>
          </draw:text-box>
        </draw:frame>
        <draw:frame draw:style-name="gr1" draw:text-style-name="P2" draw:layer="layout" svg:width="16.711cm" svg:height="0.475cm" svg:x="2.2cm" svg:y="13.212cm">
          <draw:text-box>
            <text:p text:style-name="P1"><text:span text:style-name="T4">a time, as if it would cause Iraq finally to accept the need for full disclosure”, but that had </text:span></text:p>
          </draw:text-box>
        </draw:frame>
        <draw:frame draw:style-name="gr1" draw:text-style-name="P2" draw:layer="layout" svg:width="16.106cm" svg:height="0.475cm" svg:x="2.2cm" svg:y="13.777cm">
          <draw:text-box>
            <text:p text:style-name="P1"><text:span text:style-name="T4">not been the case and Iraq’s “refusal to co-operate fully continued”. The US would be </text:span></text:p>
          </draw:text-box>
        </draw:frame>
        <draw:frame draw:style-name="gr1" draw:text-style-name="P2" draw:layer="layout" svg:width="16.741cm" svg:height="0.475cm" svg:x="2.2cm" svg:y="14.341cm">
          <draw:text-box>
            <text:p text:style-name="P1"><text:span text:style-name="T4">“</text:span><text:span text:style-name="T4">unwavering”; it would “not allow Iraq to regain by stonewalling the Security Council what </text:span></text:p>
          </draw:text-box>
        </draw:frame>
        <draw:frame draw:style-name="gr1" draw:text-style-name="P2" draw:layer="layout" svg:width="16.643cm" svg:height="0.475cm" svg:x="2.2cm" svg:y="14.906cm">
          <draw:text-box>
            <text:p text:style-name="P1"><text:span text:style-name="T4">it forfeited by aggression on the battlefield”. An international consensus “that Iraq should </text:span></text:p>
          </draw:text-box>
        </draw:frame>
        <draw:frame draw:style-name="gr1" draw:text-style-name="P2" draw:layer="layout" svg:width="13.866cm" svg:height="0.475cm" svg:x="2.2cm" svg:y="15.47cm">
          <draw:text-box>
            <text:p text:style-name="P1"><text:span text:style-name="T4">not be allowed again to threaten international peace” had been sustained.</text:span></text:p>
          </draw:text-box>
        </draw:frame>
        <draw:frame draw:style-name="gr1" draw:text-style-name="P2" draw:layer="layout" svg:width="14.725cm" svg:height="0.475cm" svg:x="2.2cm" svg:y="16.385cm">
          <draw:text-box>
            <text:p text:style-name="P1"><text:span text:style-name="T6">272. </text:span><text:span text:style-name="T4"><text:s/>Dr Albright stated that Iraq’s military threat to its neighbours was “greatly </text:span></text:p>
          </draw:text-box>
        </draw:frame>
        <draw:frame draw:style-name="gr1" draw:text-style-name="P2" draw:layer="layout" svg:width="16.499cm" svg:height="0.475cm" svg:x="2.2cm" svg:y="16.949cm">
          <draw:text-box>
            <text:p text:style-name="P1"><text:span text:style-name="T4">diminished”, and, “As long as the apparatus of sanctions, enforcement, inspections and </text:span></text:p>
          </draw:text-box>
        </draw:frame>
        <draw:frame draw:style-name="gr1" draw:text-style-name="P2" draw:layer="layout" svg:width="16.195cm" svg:height="0.475cm" svg:x="2.2cm" svg:y="17.513cm">
          <draw:text-box>
            <text:p text:style-name="P1"><text:span text:style-name="T4">monitoring” was “in place”, Iraq would “remain trapped within a strategic box”. But she </text:span></text:p>
          </draw:text-box>
        </draw:frame>
        <draw:frame draw:style-name="gr1" draw:text-style-name="P2" draw:layer="layout" svg:width="13.35cm" svg:height="0.475cm" svg:x="2.2cm" svg:y="18.078cm">
          <draw:text-box>
            <text:p text:style-name="P1"><text:span text:style-name="T4">warned that it was “essential” that international resolve did not weaken:</text:span></text:p>
          </draw:text-box>
        </draw:frame>
        <draw:frame draw:style-name="gr1" draw:text-style-name="P2" draw:layer="layout" svg:width="14.722cm" svg:height="0.475cm" svg:x="2.95cm" svg:y="18.992cm">
          <draw:text-box>
            <text:p text:style-name="P1"><text:span text:style-name="T4">“</text:span><text:span text:style-name="T4">Containment has worked, but … the future threat has not been erased. Iraq’s </text:span></text:p>
          </draw:text-box>
        </draw:frame>
        <draw:frame draw:style-name="gr1" draw:text-style-name="P2" draw:layer="layout" svg:width="13.358cm" svg:height="0.475cm" svg:x="2.95cm" svg:y="19.557cm">
          <draw:text-box>
            <text:p text:style-name="P1"><text:span text:style-name="T4">behaviour and intentions must change before our policies can change.”</text:span></text:p>
          </draw:text-box>
        </draw:frame>
        <draw:frame draw:style-name="gr1" draw:text-style-name="P2" draw:layer="layout" svg:width="2.749cm" svg:height="0.475cm" svg:x="2.2cm" svg:y="20.471cm">
          <draw:text-box>
            <text:p text:style-name="P1"><text:span text:style-name="T6">273. </text:span><text:span text:style-name="T4"><text:s/>Iraq had:</text:span></text:p>
          </draw:text-box>
        </draw:frame>
        <draw:frame draw:style-name="gr2" draw:text-style-name="P3" draw:layer="layout" svg:width="0.634cm" svg:height="0.712cm" svg:x="2.95cm" svg:y="21.22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52cm" svg:height="0.475cm" svg:x="3.7cm" svg:y="21.386cm">
          <draw:text-box>
            <text:p text:style-name="P1"><text:span text:style-name="T4">“</text:span><text:span text:style-name="T4">yet to provide convincing evidence that it has destroyed all” its chemical and </text:span></text:p>
          </draw:text-box>
        </draw:frame>
        <draw:frame draw:style-name="gr1" draw:text-style-name="P2" draw:layer="layout" svg:width="3.71cm" svg:height="0.475cm" svg:x="3.7cm" svg:y="21.95cm">
          <draw:text-box>
            <text:p text:style-name="P1"><text:span text:style-name="T4">biological weapons;</text:span></text:p>
          </draw:text-box>
        </draw:frame>
        <draw:frame draw:style-name="gr2" draw:text-style-name="P3" draw:layer="layout" svg:width="0.634cm" svg:height="0.712cm" svg:x="2.95cm" svg:y="22.45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435cm" svg:height="0.475cm" svg:x="3.7cm" svg:y="22.615cm">
          <draw:text-box>
            <text:p text:style-name="P1"><text:span text:style-name="T4">“</text:span><text:span text:style-name="T4">admitted loading many … [chemical and biological] agents into missile </text:span></text:p>
          </draw:text-box>
        </draw:frame>
        <draw:frame draw:style-name="gr1" draw:text-style-name="P2" draw:layer="layout" svg:width="6.568cm" svg:height="0.475cm" svg:x="3.7cm" svg:y="23.179cm">
          <draw:text-box>
            <text:p text:style-name="P1"><text:span text:style-name="T4">warheads” before the Gulf Conflict;</text:span></text:p>
          </draw:text-box>
        </draw:frame>
        <draw:frame draw:style-name="gr2" draw:text-style-name="P3" draw:layer="layout" svg:width="0.634cm" svg:height="0.712cm" svg:x="2.95cm" svg:y="23.68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561cm" svg:height="0.475cm" svg:x="3.7cm" svg:y="23.843cm">
          <draw:text-box>
            <text:p text:style-name="P1"><text:span text:style-name="T4">retained “more than 7,500 nuclear scientists and technicians, as well as </text:span></text:p>
          </draw:text-box>
        </draw:frame>
        <draw:frame draw:style-name="gr1" draw:text-style-name="P2" draw:layer="layout" svg:width="13.477cm" svg:height="0.475cm" svg:x="3.7cm" svg:y="24.408cm">
          <draw:text-box>
            <text:p text:style-name="P1"><text:span text:style-name="T4">technical documents related to the production of nuclear weapons”; and</text:span></text:p>
          </draw:text-box>
        </draw:frame>
        <draw:frame draw:style-name="gr2" draw:text-style-name="P3" draw:layer="layout" svg:width="0.634cm" svg:height="0.712cm" svg:x="2.95cm" svg:y="24.916cm">
          <draw:text-box>
            <text:p text:style-name="P1"><text:span text:style-name="T12">•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12.114cm" svg:height="0.475cm" svg:x="3.7cm" svg:y="25.072cm">
          <draw:text-box>
            <text:p text:style-name="P1"><text:span text:style-name="T4">“</text:span><text:span text:style-name="T4">been caught trying to smuggle in missile guidance instruments”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122 </text:span></text:p>
          </draw:text-box>
        </draw:frame>
        <draw:frame draw:style-name="gr4" draw:text-style-name="P5" draw:layer="layout" svg:width="12.02cm" svg:height="0.395cm" svg:x="2.646cm" svg:y="26.781cm">
          <draw:text-box>
            <text:p text:style-name="P1"><text:span text:style-name="T11">Speech, 26 March 1997, ‘SecState Albright Policy Speech on Iraq, March 26’.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2</text:span></text:p>
          </draw:text-box>
        </draw:frame>
        <draw:frame draw:style-name="gr1" draw:text-style-name="P2" draw:layer="layout" svg:width="15.585cm" svg:height="0.475cm" svg:x="2.2cm" svg:y="2.525cm">
          <draw:text-box>
            <text:p text:style-name="P1"><text:span text:style-name="T6">274. </text:span><text:span text:style-name="T4"><text:s/>Dr Albright added that “according to Ambassador Ekéus”, UNSCOM had “not </text:span></text:p>
          </draw:text-box>
        </draw:frame>
        <draw:frame draw:style-name="gr1" draw:text-style-name="P2" draw:layer="layout" svg:width="15.924cm" svg:height="0.475cm" svg:x="2.2cm" svg:y="3.09cm">
          <draw:text-box>
            <text:p text:style-name="P1"><text:span text:style-name="T4">been able to account for all the missiles Iraq acquired over the years”. He believed it </text:span></text:p>
          </draw:text-box>
        </draw:frame>
        <draw:frame draw:style-name="gr1" draw:text-style-name="P2" draw:layer="layout" svg:width="16.258cm" svg:height="0.475cm" svg:x="2.2cm" svg:y="3.654cm">
          <draw:text-box>
            <text:p text:style-name="P1"><text:span text:style-name="T4">was “highly likely” that Iraq retained “an operational SCUD missile force, probably with </text:span></text:p>
          </draw:text-box>
        </draw:frame>
        <draw:frame draw:style-name="gr1" draw:text-style-name="P2" draw:layer="layout" svg:width="8.74cm" svg:height="0.475cm" svg:x="2.2cm" svg:y="4.218cm">
          <draw:text-box>
            <text:p text:style-name="P1"><text:span text:style-name="T4">chemical and biological weapons to go with it”.</text:span></text:p>
          </draw:text-box>
        </draw:frame>
        <draw:frame draw:style-name="gr1" draw:text-style-name="P2" draw:layer="layout" svg:width="15.42cm" svg:height="0.475cm" svg:x="2.2cm" svg:y="5.133cm">
          <draw:text-box>
            <text:p text:style-name="P1"><text:span text:style-name="T6">275. </text:span><text:span text:style-name="T4"><text:s/>Dr Albright stated that, if Iraq was “released from sanctions and scrutiny”, its </text:span></text:p>
          </draw:text-box>
        </draw:frame>
        <draw:frame draw:style-name="gr1" draw:text-style-name="P2" draw:layer="layout" svg:width="15.767cm" svg:height="0.475cm" svg:x="2.2cm" svg:y="5.697cm">
          <draw:text-box>
            <text:p text:style-name="P1"><text:span text:style-name="T4">“</text:span><text:span text:style-name="T4">current government … would pick up where it left off” in 1991. “For those reasons”, </text:span></text:p>
          </draw:text-box>
        </draw:frame>
        <draw:frame draw:style-name="gr1" draw:text-style-name="P2" draw:layer="layout" svg:width="7.999cm" svg:height="0.475cm" svg:x="2.2cm" svg:y="6.262cm">
          <draw:text-box>
            <text:p text:style-name="P1"><text:span text:style-name="T4">US policy would “not change”. The US did:</text:span></text:p>
          </draw:text-box>
        </draw:frame>
        <draw:frame draw:style-name="gr1" draw:text-style-name="P2" draw:layer="layout" svg:width="15.145cm" svg:height="0.475cm" svg:x="2.95cm" svg:y="7.176cm">
          <draw:text-box>
            <text:p text:style-name="P1"><text:span text:style-name="T4">“… </text:span><text:span text:style-name="T4">not agree with the nations who argue that if Iraq complies with its obligations </text:span></text:p>
          </draw:text-box>
        </draw:frame>
        <draw:frame draw:style-name="gr1" draw:text-style-name="P2" draw:layer="layout" svg:width="16.038cm" svg:height="0.475cm" svg:x="2.95cm" svg:y="7.741cm">
          <draw:text-box>
            <text:p text:style-name="P1"><text:span text:style-name="T4">concerning weapons of mass destruction, sanctions should be lifted. Our view, which </text:span></text:p>
          </draw:text-box>
        </draw:frame>
        <draw:frame draw:style-name="gr1" draw:text-style-name="P2" draw:layer="layout" svg:width="15.771cm" svg:height="0.475cm" svg:x="2.95cm" svg:y="8.305cm">
          <draw:text-box>
            <text:p text:style-name="P1"><text:span text:style-name="T4">is unshakeable, is that Iraq must prove its peaceful intentions. It can only do that by </text:span></text:p>
          </draw:text-box>
        </draw:frame>
        <draw:frame draw:style-name="gr1" draw:text-style-name="P2" draw:layer="layout" svg:width="14.019cm" svg:height="0.475cm" svg:x="2.95cm" svg:y="8.87cm">
          <draw:text-box>
            <text:p text:style-name="P1"><text:span text:style-name="T4">complying with all of the Security Council resolutions to which it is subject.”</text:span></text:p>
          </draw:text-box>
        </draw:frame>
        <draw:frame draw:style-name="gr1" draw:text-style-name="P2" draw:layer="layout" svg:width="16.194cm" svg:height="0.475cm" svg:x="2.2cm" svg:y="9.784cm">
          <draw:text-box>
            <text:p text:style-name="P1"><text:span text:style-name="T6">276. </text:span><text:span text:style-name="T4"><text:s/>Dr Albright added that the evidence was “overwhelming” that Saddam Hussein’s </text:span></text:p>
          </draw:text-box>
        </draw:frame>
        <draw:frame draw:style-name="gr1" draw:text-style-name="P2" draw:layer="layout" svg:width="15.636cm" svg:height="0.475cm" svg:x="2.2cm" svg:y="10.348cm">
          <draw:text-box>
            <text:p text:style-name="P1"><text:span text:style-name="T4">intentions would “never be peaceful”. The US looked forward “to the day when Iraq </text:span></text:p>
          </draw:text-box>
        </draw:frame>
        <draw:frame draw:style-name="gr1" draw:text-style-name="P2" draw:layer="layout" svg:width="16.326cm" svg:height="0.475cm" svg:x="2.2cm" svg:y="10.913cm">
          <draw:text-box>
            <text:p text:style-name="P1"><text:span text:style-name="T4">rejoins the family of nations as a responsible and law abiding member”, and “a change </text:span></text:p>
          </draw:text-box>
        </draw:frame>
        <draw:frame draw:style-name="gr1" draw:text-style-name="P2" draw:layer="layout" svg:width="15.543cm" svg:height="0.475cm" svg:x="2.2cm" svg:y="11.477cm">
          <draw:text-box>
            <text:p text:style-name="P1"><text:span text:style-name="T4">in Iraq’s government could lead to a change in US policy”. But until that day came, </text:span></text:p>
          </draw:text-box>
        </draw:frame>
        <draw:frame draw:style-name="gr1" draw:text-style-name="P2" draw:layer="layout" svg:width="15.936cm" svg:height="0.475cm" svg:x="2.2cm" svg:y="12.042cm">
          <draw:text-box>
            <text:p text:style-name="P1"><text:span text:style-name="T4">the US would “insist, with all the diplomatic tools at our command, that UN sanctions </text:span></text:p>
          </draw:text-box>
        </draw:frame>
        <draw:frame draw:style-name="gr1" draw:text-style-name="P2" draw:layer="layout" svg:width="15.377cm" svg:height="0.475cm" svg:x="2.2cm" svg:y="12.606cm">
          <draw:text-box>
            <text:p text:style-name="P1"><text:span text:style-name="T4">remain in place”, while doing what it “responsibly” could to “minimize the suffering </text:span></text:p>
          </draw:text-box>
        </draw:frame>
        <draw:frame draw:style-name="gr1" draw:text-style-name="P2" draw:layer="layout" svg:width="3.092cm" svg:height="0.475cm" svg:x="2.2cm" svg:y="13.171cm">
          <draw:text-box>
            <text:p text:style-name="P1"><text:span text:style-name="T4">of Iraqi citizens”.</text:span></text:p>
          </draw:text-box>
        </draw:frame>
        <draw:frame draw:style-name="gr1" draw:text-style-name="P2" draw:layer="layout" svg:width="11.686cm" svg:height="0.475cm" svg:x="2.2cm" svg:y="14.085cm">
          <draw:text-box>
            <text:p text:style-name="P1"><text:span text:style-name="T6">277. </text:span><text:span text:style-name="T4"><text:s/>Mr Ekéus told the Inquiry that, after Dr Albright’s speech:</text:span></text:p>
          </draw:text-box>
        </draw:frame>
        <draw:frame draw:style-name="gr1" draw:text-style-name="P2" draw:layer="layout" svg:width="14.938cm" svg:height="0.475cm" svg:x="2.95cm" svg:y="15cm">
          <draw:text-box>
            <text:p text:style-name="P1"><text:span text:style-name="T4">“</text:span><text:span text:style-name="T4">Tariq Aziz made it clear to me that from now on it would be close to impossible </text:span></text:p>
          </draw:text-box>
        </draw:frame>
        <draw:frame draw:style-name="gr1" draw:text-style-name="P2" draw:layer="layout" svg:width="14.654cm" svg:height="0.475cm" svg:x="2.95cm" svg:y="15.564cm">
          <draw:text-box>
            <text:p text:style-name="P1"><text:span text:style-name="T4">to convince the President of the value of co-operating with the UN inspectors. </text:span></text:p>
          </draw:text-box>
        </draw:frame>
        <draw:frame draw:style-name="gr1" draw:text-style-name="P2" draw:layer="layout" svg:width="11.233cm" svg:height="0.475cm" svg:x="2.95cm" svg:y="16.128cm">
          <draw:text-box>
            <text:p text:style-name="P1"><text:span text:style-name="T4">This move by the US was from our perspective destructive.”</text:span></text:p>
          </draw:text-box>
        </draw:frame>
        <draw:frame draw:style-name="gr6" draw:text-style-name="P7" draw:layer="layout" svg:width="0.408cm" svg:height="0.276cm" svg:x="14.149cm" svg:y="16.147cm">
          <draw:text-box>
            <text:p text:style-name="P1"><text:span text:style-name="T9">123</text:span></text:p>
          </draw:text-box>
        </draw:frame>
        <draw:frame draw:style-name="gr5" draw:text-style-name="P6" draw:layer="layout" svg:width="4.058cm" svg:height="0.556cm" svg:x="2.2cm" svg:y="17.25cm">
          <draw:text-box>
            <text:p text:style-name="P1"><text:span text:style-name="T8">UNSCOM activity</text:span></text:p>
          </draw:text-box>
        </draw:frame>
        <draw:frame draw:style-name="gr1" draw:text-style-name="P2" draw:layer="layout" svg:width="6.195cm" svg:height="0.475cm" svg:x="2.2cm" svg:y="18.278cm">
          <draw:text-box>
            <text:p text:style-name="P1"><text:span text:style-name="T1">UNSCOM REPORT, APRIL 1997</text:span></text:p>
          </draw:text-box>
        </draw:frame>
        <draw:frame draw:style-name="gr1" draw:text-style-name="P2" draw:layer="layout" svg:width="16.465cm" svg:height="0.475cm" svg:x="2.2cm" svg:y="19.042cm">
          <draw:text-box>
            <text:p text:style-name="P1"><text:span text:style-name="T6">278. </text:span><text:span text:style-name="T4"><text:s/>The Security Council was told in April 1997 that there had been tangible results in </text:span></text:p>
          </draw:text-box>
        </draw:frame>
        <draw:frame draw:style-name="gr1" draw:text-style-name="P2" draw:layer="layout" svg:width="16.216cm" svg:height="0.475cm" svg:x="2.2cm" svg:y="19.607cm">
          <draw:text-box>
            <text:p text:style-name="P1"><text:span text:style-name="T4">some areas of UNSCOM’s activities but the capabilities which could not be accounted </text:span></text:p>
          </draw:text-box>
        </draw:frame>
        <draw:frame draw:style-name="gr1" draw:text-style-name="P2" draw:layer="layout" svg:width="4.591cm" svg:height="0.475cm" svg:x="2.2cm" svg:y="20.171cm">
          <draw:text-box>
            <text:p text:style-name="P1"><text:span text:style-name="T4">for could not be ignored.</text:span></text:p>
          </draw:text-box>
        </draw:frame>
        <draw:frame draw:style-name="gr6" draw:text-style-name="P7" draw:layer="layout" svg:width="0.408cm" svg:height="0.276cm" svg:x="6.766cm" svg:y="20.19cm">
          <draw:text-box>
            <text:p text:style-name="P1"><text:span text:style-name="T9">124</text:span></text:p>
          </draw:text-box>
        </draw:frame>
        <draw:frame draw:style-name="gr1" draw:text-style-name="P2" draw:layer="layout" svg:width="16.791cm" svg:height="0.475cm" svg:x="2.2cm" svg:y="21.086cm">
          <draw:text-box>
            <text:p text:style-name="P1"><text:span text:style-name="T6">279. </text:span><text:span text:style-name="T4"><text:s/>The report of UNSCOM’s activities since 11 October 1996 stated that work over the </text:span></text:p>
          </draw:text-box>
        </draw:frame>
        <draw:frame draw:style-name="gr1" draw:text-style-name="P2" draw:layer="layout" svg:width="8.342cm" svg:height="0.475cm" svg:x="2.2cm" svg:y="21.65cm">
          <draw:text-box>
            <text:p text:style-name="P1"><text:span text:style-name="T4">last two years had “led to the unmasking” of:</text:span></text:p>
          </draw:text-box>
        </draw:frame>
        <draw:frame draw:style-name="gr2" draw:text-style-name="P3" draw:layer="layout" svg:width="0.634cm" svg:height="0.712cm" svg:x="2.95cm" svg:y="22.40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7.144cm" svg:height="0.475cm" svg:x="3.7cm" svg:y="22.565cm">
          <draw:text-box>
            <text:p text:style-name="P1"><text:span text:style-name="T4">Iraq’s biological weapons programme;</text:span></text:p>
          </draw:text-box>
        </draw:frame>
        <draw:frame draw:style-name="gr2" draw:text-style-name="P3" draw:layer="layout" svg:width="0.634cm" svg:height="0.712cm" svg:x="2.95cm" svg:y="23.07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96cm" svg:height="0.475cm" svg:x="3.7cm" svg:y="23.229cm">
          <draw:text-box>
            <text:p text:style-name="P1"><text:span text:style-name="T4">“</text:span><text:span text:style-name="T4">highly sophisticated and advanced work on the extremely lethal chemical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5.556cm" svg:height="0.475cm" svg:x="3.7cm" svg:y="23.793cm">
          <draw:text-box>
            <text:p text:style-name="P1"><text:span text:style-name="T4">warfare nerve agent VX”; and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123 </text:span></text:p>
          </draw:text-box>
        </draw:frame>
        <draw:frame draw:style-name="gr4" draw:text-style-name="P5" draw:layer="layout" svg:width="6.242cm" svg:height="0.395cm" svg:x="2.646cm" svg:y="25.511cm">
          <draw:text-box>
            <text:p text:style-name="P1"><text:span text:style-name="T11">Statement Ekéus, 23 April 2011, page 6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124 </text:span></text:p>
          </draw:text-box>
        </draw:frame>
        <draw:frame draw:style-name="gr4" draw:text-style-name="P5" draw:layer="layout" svg:width="15.449cm" svg:height="0.395cm" svg:x="2.646cm" svg:y="25.934cm">
          <draw:text-box>
            <text:p text:style-name="P1"><text:span text:style-name="T11">UN Security Council, 11 April 1997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6.35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27cm" svg:height="0.395cm" svg:x="2.2cm" svg:y="26.781cm">
          <draw:text-box>
            <text:p text:style-name="P1"><text:span text:style-name="T11">(S/1997/301).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1.953cm" svg:height="0.475cm" svg:x="3.7cm" svg:y="2.525cm">
          <draw:text-box>
            <text:p text:style-name="P1"><text:span text:style-name="T4">the development and production of SCUD-type missile engines.</text:span></text:p>
          </draw:text-box>
        </draw:frame>
        <draw:frame draw:style-name="gr1" draw:text-style-name="P2" draw:layer="layout" svg:width="9.65cm" svg:height="0.475cm" svg:x="2.2cm" svg:y="3.44cm">
          <draw:text-box>
            <text:p text:style-name="P1"><text:span text:style-name="T6">280. </text:span><text:span text:style-name="T4"><text:s/>UNSCOM’s achievements demonstrated that:</text:span></text:p>
          </draw:text-box>
        </draw:frame>
        <draw:frame draw:style-name="gr1" draw:text-style-name="P2" draw:layer="layout" svg:width="13.426cm" svg:height="0.475cm" svg:x="2.95cm" svg:y="4.354cm">
          <draw:text-box>
            <text:p text:style-name="P1"><text:span text:style-name="T4">“… </text:span><text:span text:style-name="T4">international weapons inspections under the auspices of the United </text:span></text:p>
          </draw:text-box>
        </draw:frame>
        <draw:frame draw:style-name="gr1" draw:text-style-name="P2" draw:layer="layout" svg:width="13.337cm" svg:height="0.475cm" svg:x="2.95cm" svg:y="4.918cm">
          <draw:text-box>
            <text:p text:style-name="P1"><text:span text:style-name="T4">Nations, if applied with first-rate expertise and modern technology, can </text:span></text:p>
          </draw:text-box>
        </draw:frame>
        <draw:frame draw:style-name="gr1" draw:text-style-name="P2" draw:layer="layout" svg:width="4.786cm" svg:height="0.475cm" svg:x="2.95cm" svg:y="5.483cm">
          <draw:text-box>
            <text:p text:style-name="P1"><text:span text:style-name="T4">achieve effective results.”</text:span></text:p>
          </draw:text-box>
        </draw:frame>
        <draw:frame draw:style-name="gr1" draw:text-style-name="P2" draw:layer="layout" svg:width="15.762cm" svg:height="0.475cm" svg:x="2.2cm" svg:y="6.397cm">
          <draw:text-box>
            <text:p text:style-name="P1"><text:span text:style-name="T6">281. </text:span><text:span text:style-name="T4"><text:s/>But UNSCOM was continuing its work because it could not state that Iraq had </text:span></text:p>
          </draw:text-box>
        </draw:frame>
        <draw:frame draw:style-name="gr1" draw:text-style-name="P2" draw:layer="layout" svg:width="16.279cm" svg:height="0.475cm" svg:x="2.2cm" svg:y="6.962cm">
          <draw:text-box>
            <text:p text:style-name="P1"><text:span text:style-name="T4">“</text:span><text:span text:style-name="T4">accounted for all weapons, components and capabilities proscribed” in resolution 687 </text:span></text:p>
          </draw:text-box>
        </draw:frame>
        <draw:frame draw:style-name="gr1" draw:text-style-name="P2" draw:layer="layout" svg:width="14.941cm" svg:height="0.475cm" svg:x="2.2cm" svg:y="7.526cm">
          <draw:text-box>
            <text:p text:style-name="P1"><text:span text:style-name="T4">for a number of reasons, including Iraq’s unilateral programme of destruction in </text:span></text:p>
          </draw:text-box>
        </draw:frame>
        <draw:frame draw:style-name="gr1" draw:text-style-name="P2" draw:layer="layout" svg:width="16.025cm" svg:height="0.475cm" svg:x="2.2cm" svg:y="8.091cm">
          <draw:text-box>
            <text:p text:style-name="P1"><text:span text:style-name="T4">contravention of resolution 687 and its policy of concealment “aimed at deceiving the </text:span></text:p>
          </draw:text-box>
        </draw:frame>
        <draw:frame draw:style-name="gr1" draw:text-style-name="P2" draw:layer="layout" svg:width="13.625cm" svg:height="0.475cm" svg:x="2.2cm" svg:y="8.655cm">
          <draw:text-box>
            <text:p text:style-name="P1"><text:span text:style-name="T4">inspectors and at retaining limited but significant proscribed capabilities”.</text:span></text:p>
          </draw:text-box>
        </draw:frame>
        <draw:frame draw:style-name="gr1" draw:text-style-name="P2" draw:layer="layout" svg:width="14.327cm" svg:height="0.475cm" svg:x="2.2cm" svg:y="9.57cm">
          <draw:text-box>
            <text:p text:style-name="P1"><text:span text:style-name="T6">282. </text:span><text:span text:style-name="T4"><text:s/>Because of the “inadequacies, incompleteness and lack of evidentiary </text:span></text:p>
          </draw:text-box>
        </draw:frame>
        <draw:frame draw:style-name="gr1" draw:text-style-name="P2" draw:layer="layout" svg:width="15.843cm" svg:height="0.475cm" svg:x="2.2cm" svg:y="10.134cm">
          <draw:text-box>
            <text:p text:style-name="P1"><text:span text:style-name="T4">documentation” in Iraq’s FFCDs, UNSCOM had been unable credibly to verify Iraq’s </text:span></text:p>
          </draw:text-box>
        </draw:frame>
        <draw:frame draw:style-name="gr1" draw:text-style-name="P2" draw:layer="layout" svg:width="16.419cm" svg:height="0.475cm" svg:x="2.2cm" svg:y="10.698cm">
          <draw:text-box>
            <text:p text:style-name="P1"><text:span text:style-name="T4">declarations. In an effort to expedite that process, Mr Ekéus and Mr Aziz had agreed to </text:span></text:p>
          </draw:text-box>
        </draw:frame>
        <draw:frame draw:style-name="gr1" draw:text-style-name="P2" draw:layer="layout" svg:width="16.305cm" svg:height="0.475cm" svg:x="2.2cm" svg:y="11.263cm">
          <draw:text-box>
            <text:p text:style-name="P1"><text:span text:style-name="T4">adopt an innovative process whereby UNSCOM presented its detailed findings and an </text:span></text:p>
          </draw:text-box>
        </draw:frame>
        <draw:frame draw:style-name="gr1" draw:text-style-name="P2" draw:layer="layout" svg:width="16.647cm" svg:height="0.475cm" svg:x="2.2cm" svg:y="11.827cm">
          <draw:text-box>
            <text:p text:style-name="P1"><text:span text:style-name="T4">assessment of the outstanding problems at the “political level” in Baghdad. This process </text:span></text:p>
          </draw:text-box>
        </draw:frame>
        <draw:frame draw:style-name="gr1" draw:text-style-name="P2" draw:layer="layout" svg:width="16.601cm" svg:height="0.475cm" svg:x="2.2cm" svg:y="12.392cm">
          <draw:text-box>
            <text:p text:style-name="P1"><text:span text:style-name="T4">had started by addressing missile issues in December 1996, followed by discussions on </text:span></text:p>
          </draw:text-box>
        </draw:frame>
        <draw:frame draw:style-name="gr1" draw:text-style-name="P2" draw:layer="layout" svg:width="15.708cm" svg:height="0.475cm" svg:x="2.2cm" svg:y="12.956cm">
          <draw:text-box>
            <text:p text:style-name="P1"><text:span text:style-name="T4">chemical weapons in February and April 1997 and biological weapons in April 1997.</text:span></text:p>
          </draw:text-box>
        </draw:frame>
        <draw:frame draw:style-name="gr1" draw:text-style-name="P2" draw:layer="layout" svg:width="14.772cm" svg:height="0.475cm" svg:x="2.2cm" svg:y="13.871cm">
          <draw:text-box>
            <text:p text:style-name="P1"><text:span text:style-name="T6">283. </text:span><text:span text:style-name="T4"><text:s/>The process had “led to a much clearer understanding” by Iraq’s political </text:span></text:p>
          </draw:text-box>
        </draw:frame>
        <draw:frame draw:style-name="gr1" draw:text-style-name="P2" draw:layer="layout" svg:width="15.572cm" svg:height="0.475cm" svg:x="2.2cm" svg:y="14.435cm">
          <draw:text-box>
            <text:p text:style-name="P1"><text:span text:style-name="T4">leadership of the problems and what Iraq needed to do to resolve them. UNSCOM </text:span></text:p>
          </draw:text-box>
        </draw:frame>
        <draw:frame draw:style-name="gr1" draw:text-style-name="P2" draw:layer="layout" svg:width="15.056cm" svg:height="0.475cm" svg:x="2.2cm" svg:y="15cm">
          <draw:text-box>
            <text:p text:style-name="P1"><text:span text:style-name="T4">hoped that this would help to overcome the lack of progress on technical issues.</text:span></text:p>
          </draw:text-box>
        </draw:frame>
        <draw:frame draw:style-name="gr1" draw:text-style-name="P2" draw:layer="layout" svg:width="5.247cm" svg:height="0.475cm" svg:x="2.2cm" svg:y="15.914cm">
          <draw:text-box>
            <text:p text:style-name="P1"><text:span text:style-name="T6">284. </text:span><text:span text:style-name="T4"><text:s/>The report stated that:</text:span></text:p>
          </draw:text-box>
        </draw:frame>
        <draw:frame draw:style-name="gr2" draw:text-style-name="P3" draw:layer="layout" svg:width="0.634cm" svg:height="0.712cm" svg:x="2.95cm" svg:y="16.67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53cm" svg:height="0.475cm" svg:x="3.7cm" svg:y="16.828cm">
          <draw:text-box>
            <text:p text:style-name="P1"><text:span text:style-name="T4">The new process constituted “a fruitful approach” if Iraq was “fully co-operative </text:span></text:p>
          </draw:text-box>
        </draw:frame>
        <draw:frame draw:style-name="gr1" draw:text-style-name="P2" draw:layer="layout" svg:width="14.56cm" svg:height="0.475cm" svg:x="3.7cm" svg:y="17.393cm">
          <draw:text-box>
            <text:p text:style-name="P1"><text:span text:style-name="T4">and transparent in its response to the Commission’s initiatives and concerns”.</text:span></text:p>
          </draw:text-box>
        </draw:frame>
        <draw:frame draw:style-name="gr2" draw:text-style-name="P3" draw:layer="layout" svg:width="0.634cm" svg:height="0.712cm" svg:x="2.95cm" svg:y="17.90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689cm" svg:height="0.475cm" svg:x="3.7cm" svg:y="18.057cm">
          <draw:text-box>
            <text:p text:style-name="P1"><text:span text:style-name="T4">“</text:span><text:span text:style-name="T4">Tangible results” had “already been achieved” on missiles and chemical </text:span></text:p>
          </draw:text-box>
        </draw:frame>
        <draw:frame draw:style-name="gr1" draw:text-style-name="P2" draw:layer="layout" svg:width="1.822cm" svg:height="0.475cm" svg:x="3.7cm" svg:y="18.622cm">
          <draw:text-box>
            <text:p text:style-name="P1"><text:span text:style-name="T4">weapons.</text:span></text:p>
          </draw:text-box>
        </draw:frame>
        <draw:frame draw:style-name="gr2" draw:text-style-name="P3" draw:layer="layout" svg:width="0.634cm" svg:height="0.712cm" svg:x="2.95cm" svg:y="19.1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83cm" svg:height="0.475cm" svg:x="3.7cm" svg:y="19.286cm">
          <draw:text-box>
            <text:p text:style-name="P1"><text:span text:style-name="T4">Agreement for remnants of missiles unilaterally destroyed by Iraq to be removed </text:span></text:p>
          </draw:text-box>
        </draw:frame>
        <draw:frame draw:style-name="gr1" draw:text-style-name="P2" draw:layer="layout" svg:width="14.4cm" svg:height="0.475cm" svg:x="3.7cm" svg:y="19.851cm">
          <draw:text-box>
            <text:p text:style-name="P1"><text:span text:style-name="T4">and analysed outside Iraq had not been reached until late February, and the </text:span></text:p>
          </draw:text-box>
        </draw:frame>
        <draw:frame draw:style-name="gr1" draw:text-style-name="P2" draw:layer="layout" svg:width="13.379cm" svg:height="0.475cm" svg:x="3.7cm" svg:y="20.415cm">
          <draw:text-box>
            <text:p text:style-name="P1"><text:span text:style-name="T4">work would require “several weeks or months before it was completed”.</text:span></text:p>
          </draw:text-box>
        </draw:frame>
        <draw:frame draw:style-name="gr2" draw:text-style-name="P3" draw:layer="layout" svg:width="0.634cm" svg:height="0.712cm" svg:x="2.95cm" svg:y="20.92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53cm" svg:height="0.475cm" svg:x="3.7cm" svg:y="21.08cm">
          <draw:text-box>
            <text:p text:style-name="P1"><text:span text:style-name="T4">More documentation on Iraq’s proscribed programmes should exist and had </text:span></text:p>
          </draw:text-box>
        </draw:frame>
        <draw:frame draw:style-name="gr1" draw:text-style-name="P2" draw:layer="layout" svg:width="4.68cm" svg:height="0.475cm" svg:x="3.7cm" svg:y="21.644cm">
          <draw:text-box>
            <text:p text:style-name="P1"><text:span text:style-name="T4">been formally requested.</text:span></text:p>
          </draw:text-box>
        </draw:frame>
        <draw:frame draw:style-name="gr2" draw:text-style-name="P3" draw:layer="layout" svg:width="0.634cm" svg:height="0.712cm" svg:x="2.95cm" svg:y="22.15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79cm" svg:height="0.475cm" svg:x="3.7cm" svg:y="22.308cm">
          <draw:text-box>
            <text:p text:style-name="P1"><text:span text:style-name="T4">Iraq had stated that there was no policy to withhold information and when </text:span></text:p>
          </draw:text-box>
        </draw:frame>
        <draw:frame draw:style-name="gr1" draw:text-style-name="P2" draw:layer="layout" svg:width="10.975cm" svg:height="0.475cm" svg:x="3.7cm" svg:y="22.873cm">
          <draw:text-box>
            <text:p text:style-name="P1"><text:span text:style-name="T4">documents were discovered they were given to UNSCOM.</text:span></text:p>
          </draw:text-box>
        </draw:frame>
        <draw:frame draw:style-name="gr2" draw:text-style-name="P3" draw:layer="layout" svg:width="0.634cm" svg:height="0.712cm" svg:x="2.95cm" svg:y="23.38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34cm" svg:height="0.475cm" svg:x="3.7cm" svg:y="23.537cm">
          <draw:text-box>
            <text:p text:style-name="P1"><text:span text:style-name="T4">There were difficulties on biological weapons. Iraq had been asked to reconsider </text:span></text:p>
          </draw:text-box>
        </draw:frame>
        <draw:frame draw:style-name="gr1" draw:text-style-name="P2" draw:layer="layout" svg:width="13.921cm" svg:height="0.475cm" svg:x="3.7cm" svg:y="24.102cm">
          <draw:text-box>
            <text:p text:style-name="P1"><text:span text:style-name="T4">its position and provide a new declaration; and after some discussion had </text:span></text:p>
          </draw:text-box>
        </draw:frame>
        <draw:frame draw:style-name="gr1" draw:text-style-name="P2" draw:layer="layout" svg:width="4.968cm" svg:height="0.475cm" svg:x="3.7cm" svg:y="24.666cm">
          <draw:text-box>
            <text:p text:style-name="P1"><text:span text:style-name="T4">agreed on 5 April to do so.</text:span></text:p>
          </draw:text-box>
        </draw:frame>
        <draw:frame draw:style-name="gr1" draw:text-style-name="P2" draw:layer="layout" svg:width="16.622cm" svg:height="0.475cm" svg:x="2.2cm" svg:y="25.581cm">
          <draw:text-box>
            <text:p text:style-name="P1"><text:span text:style-name="T6">285. </text:span><text:span text:style-name="T4"><text:s/>UNSCOM also reported that the completeness and accuracy of Iraq’s declarations </text:span></text:p>
          </draw:text-box>
        </draw:frame>
        <draw:frame draw:style-name="gr1" draw:text-style-name="P2" draw:layer="layout" svg:width="16.326cm" svg:height="0.475cm" svg:x="2.2cm" svg:y="26.145cm">
          <draw:text-box>
            <text:p text:style-name="P1"><text:span text:style-name="T4">and a clear understanding of the scope and history of its proscribed programmes were </text:span></text:p>
          </draw:text-box>
        </draw:frame>
        <draw:frame draw:style-name="gr1" draw:text-style-name="P2" draw:layer="layout" svg:width="9.083cm" svg:height="0.475cm" svg:x="2.2cm" svg:y="26.71cm">
          <draw:text-box>
            <text:p text:style-name="P1"><text:span text:style-name="T4">essential for an effective monitoring programme.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4</text:span></text:p>
          </draw:text-box>
        </draw:frame>
        <draw:frame draw:style-name="gr1" draw:text-style-name="P2" draw:layer="layout" svg:width="16.025cm" svg:height="0.475cm" svg:x="2.2cm" svg:y="2.525cm">
          <draw:text-box>
            <text:p text:style-name="P1"><text:span text:style-name="T6">286. </text:span><text:span text:style-name="T4"><text:s/>Since October 1996, there had been “a pattern of efforts” by Iraq “to restrict the </text:span></text:p>
          </draw:text-box>
        </draw:frame>
        <draw:frame draw:style-name="gr1" draw:text-style-name="P2" draw:layer="layout" svg:width="15.996cm" svg:height="0.475cm" svg:x="2.2cm" svg:y="3.09cm">
          <draw:text-box>
            <text:p text:style-name="P1"><text:span text:style-name="T4">Commission’s monitoring activities” which had caused “serious problems”. UNSCOM </text:span></text:p>
          </draw:text-box>
        </draw:frame>
        <draw:frame draw:style-name="gr1" draw:text-style-name="P2" draw:layer="layout" svg:width="15.623cm" svg:height="0.475cm" svg:x="2.2cm" svg:y="3.654cm">
          <draw:text-box>
            <text:p text:style-name="P1"><text:span text:style-name="T4">hoped that commitments given by Mr Aziz to Mr Ekéus during their meeting in April </text:span></text:p>
          </draw:text-box>
        </draw:frame>
        <draw:frame draw:style-name="gr1" draw:text-style-name="P2" draw:layer="layout" svg:width="6.145cm" svg:height="0.475cm" svg:x="2.2cm" svg:y="4.218cm">
          <draw:text-box>
            <text:p text:style-name="P1"><text:span text:style-name="T4">would be “translated into action”.</text:span></text:p>
          </draw:text-box>
        </draw:frame>
        <draw:frame draw:style-name="gr1" draw:text-style-name="P2" draw:layer="layout" svg:width="15.221cm" svg:height="0.475cm" svg:x="2.2cm" svg:y="5.133cm">
          <draw:text-box>
            <text:p text:style-name="P1"><text:span text:style-name="T6">287. </text:span><text:span text:style-name="T4"><text:s/>There was “not much” that was unknown about Iraq’s “proscribed weapons </text:span></text:p>
          </draw:text-box>
        </draw:frame>
        <draw:frame draw:style-name="gr1" draw:text-style-name="P2" draw:layer="layout" svg:width="10.374cm" svg:height="0.475cm" svg:x="2.2cm" svg:y="5.697cm">
          <draw:text-box>
            <text:p text:style-name="P1"><text:span text:style-name="T4">capabilities”, but what was “unaccounted for” could not:</text:span></text:p>
          </draw:text-box>
        </draw:frame>
        <draw:frame draw:style-name="gr1" draw:text-style-name="P2" draw:layer="layout" svg:width="15.801cm" svg:height="0.475cm" svg:x="2.95cm" svg:y="6.612cm">
          <draw:text-box>
            <text:p text:style-name="P1"><text:span text:style-name="T4">“… </text:span><text:span text:style-name="T4">be neglected. Even a limited inventory of long-range missiles would be a source </text:span></text:p>
          </draw:text-box>
        </draw:frame>
        <draw:frame draw:style-name="gr1" draw:text-style-name="P2" draw:layer="layout" svg:width="14.806cm" svg:height="0.475cm" svg:x="2.95cm" svg:y="7.176cm">
          <draw:text-box>
            <text:p text:style-name="P1"><text:span text:style-name="T4">of deep concern if those missiles were fitted with warheads filled with the most </text:span></text:p>
          </draw:text-box>
        </draw:frame>
        <draw:frame draw:style-name="gr1" draw:text-style-name="P2" draw:layer="layout" svg:width="14.738cm" svg:height="0.475cm" svg:x="2.95cm" svg:y="7.741cm">
          <draw:text-box>
            <text:p text:style-name="P1"><text:span text:style-name="T4">deadly of chemical nerve agents, VX. If one single missile warhead were filled </text:span></text:p>
          </draw:text-box>
        </draw:frame>
        <draw:frame draw:style-name="gr1" draw:text-style-name="P2" draw:layer="layout" svg:width="15.145cm" svg:height="0.475cm" svg:x="2.95cm" svg:y="8.305cm">
          <draw:text-box>
            <text:p text:style-name="P1"><text:span text:style-name="T4">with the biological agent, Anthrax, many millions of lethal doses could be spread </text:span></text:p>
          </draw:text-box>
        </draw:frame>
        <draw:frame draw:style-name="gr1" draw:text-style-name="P2" draw:layer="layout" svg:width="15.094cm" svg:height="0.475cm" svg:x="2.95cm" svg:y="8.87cm">
          <draw:text-box>
            <text:p text:style-name="P1"><text:span text:style-name="T4">in an attack on any city in the region. With that in mind, the Special Commission </text:span></text:p>
          </draw:text-box>
        </draw:frame>
        <draw:frame draw:style-name="gr1" draw:text-style-name="P2" draw:layer="layout" svg:width="15.068cm" svg:height="0.475cm" svg:x="2.95cm" svg:y="9.434cm">
          <draw:text-box>
            <text:p text:style-name="P1"><text:span text:style-name="T4">has undertaken extraordinary efforts to bring to a satisfactory conclusion the full </text:span></text:p>
          </draw:text-box>
        </draw:frame>
        <draw:frame draw:style-name="gr1" draw:text-style-name="P2" draw:layer="layout" svg:width="15.699cm" svg:height="0.475cm" svg:x="2.95cm" svg:y="9.998cm">
          <draw:text-box>
            <text:p text:style-name="P1"><text:span text:style-name="T4">accounting of Iraq’s weapons of mass destruction and long-range missiles, in order </text:span></text:p>
          </draw:text-box>
        </draw:frame>
        <draw:frame draw:style-name="gr1" draw:text-style-name="P2" draw:layer="layout" svg:width="14.421cm" svg:height="0.475cm" svg:x="2.95cm" svg:y="10.563cm">
          <draw:text-box>
            <text:p text:style-name="P1"><text:span text:style-name="T4">to be able to make sure that all the proscribed items have been disposed of.”</text:span></text:p>
          </draw:text-box>
        </draw:frame>
        <draw:frame draw:style-name="gr1" draw:text-style-name="P2" draw:layer="layout" svg:width="5.124cm" svg:height="0.475cm" svg:x="2.2cm" svg:y="11.477cm">
          <draw:text-box>
            <text:p text:style-name="P1"><text:span text:style-name="T6">288. </text:span><text:span text:style-name="T4"><text:s/>UNSCOM concluded:</text:span></text:p>
          </draw:text-box>
        </draw:frame>
        <draw:frame draw:style-name="gr1" draw:text-style-name="P2" draw:layer="layout" svg:width="15.814cm" svg:height="0.475cm" svg:x="2.95cm" svg:y="12.392cm">
          <draw:text-box>
            <text:p text:style-name="P1"><text:span text:style-name="T4">“</text:span><text:span text:style-name="T4">A solid framework with tested procedures is in place. It is now time for Iraq to make </text:span></text:p>
          </draw:text-box>
        </draw:frame>
        <draw:frame draw:style-name="gr1" draw:text-style-name="P2" draw:layer="layout" svg:width="15.373cm" svg:height="0.475cm" svg:x="2.95cm" svg:y="12.956cm">
          <draw:text-box>
            <text:p text:style-name="P1"><text:span text:style-name="T4">full use of this and to provide the material and data to give substance to its stated </text:span></text:p>
          </draw:text-box>
        </draw:frame>
        <draw:frame draw:style-name="gr1" draw:text-style-name="P2" draw:layer="layout" svg:width="14.726cm" svg:height="0.475cm" svg:x="2.95cm" svg:y="13.521cm">
          <draw:text-box>
            <text:p text:style-name="P1"><text:span text:style-name="T4">commitment of full co-operation. The remaining problems … cannot be solved </text:span></text:p>
          </draw:text-box>
        </draw:frame>
        <draw:frame draw:style-name="gr1" draw:text-style-name="P2" draw:layer="layout" svg:width="15.835cm" svg:height="0.475cm" svg:x="2.95cm" svg:y="14.085cm">
          <draw:text-box>
            <text:p text:style-name="P1"><text:span text:style-name="T4">through a technical process … Their solution requires the major political decision by </text:span></text:p>
          </draw:text-box>
        </draw:frame>
        <draw:frame draw:style-name="gr1" draw:text-style-name="P2" draw:layer="layout" svg:width="15.919cm" svg:height="0.475cm" svg:x="2.95cm" svg:y="14.65cm">
          <draw:text-box>
            <text:p text:style-name="P1"><text:span text:style-name="T4">Iraq’s leadership to give up, once and for all, all capabilities and ambition to retain or </text:span></text:p>
          </draw:text-box>
        </draw:frame>
        <draw:frame draw:style-name="gr1" draw:text-style-name="P2" draw:layer="layout" svg:width="6.708cm" svg:height="0.475cm" svg:x="2.95cm" svg:y="15.214cm">
          <draw:text-box>
            <text:p text:style-name="P1"><text:span text:style-name="T4">acquire the proscribed weapons …”</text:span></text:p>
          </draw:text-box>
        </draw:frame>
        <draw:frame draw:style-name="gr1" draw:text-style-name="P2" draw:layer="layout" svg:width="16.622cm" svg:height="0.475cm" svg:x="2.2cm" svg:y="16.128cm">
          <draw:text-box>
            <text:p text:style-name="P1"><text:span text:style-name="T6">289. </text:span><text:span text:style-name="T4"><text:s/>UNSCOM’s activities between October 1996 and April 1997 and the discrepancies </text:span></text:p>
          </draw:text-box>
        </draw:frame>
        <draw:frame draw:style-name="gr1" draw:text-style-name="P2" draw:layer="layout" svg:width="16.351cm" svg:height="0.475cm" svg:x="2.2cm" svg:y="16.693cm">
          <draw:text-box>
            <text:p text:style-name="P1"><text:span text:style-name="T4">between its findings and Iraq’s declarations were set out in detail in an Appendix to the </text:span></text:p>
          </draw:text-box>
        </draw:frame>
        <draw:frame draw:style-name="gr1" draw:text-style-name="P2" draw:layer="layout" svg:width="1.23cm" svg:height="0.475cm" svg:x="2.2cm" svg:y="17.257cm">
          <draw:text-box>
            <text:p text:style-name="P1"><text:span text:style-name="T4">report.</text:span></text:p>
          </draw:text-box>
        </draw:frame>
        <draw:frame draw:style-name="gr6" draw:text-style-name="P7" draw:layer="layout" svg:width="0.408cm" svg:height="0.276cm" svg:x="3.423cm" svg:y="17.276cm">
          <draw:text-box>
            <text:p text:style-name="P1"><text:span text:style-name="T9">125</text:span></text:p>
          </draw:text-box>
        </draw:frame>
        <draw:frame draw:style-name="gr1" draw:text-style-name="P2" draw:layer="layout" svg:width="4.422cm" svg:height="0.475cm" svg:x="3.835cm" svg:y="17.257cm">
          <draw:text-box>
            <text:p text:style-name="P1"><text:span text:style-name="T4"><text:s/></text:span><text:span text:style-name="T4">Its key points included:</text:span></text:p>
          </draw:text-box>
        </draw:frame>
        <draw:frame draw:style-name="gr2" draw:text-style-name="P3" draw:layer="layout" svg:width="0.634cm" svg:height="0.712cm" svg:x="2.95cm" svg:y="18.01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69cm" svg:height="0.475cm" svg:x="3.7cm" svg:y="18.172cm">
          <draw:text-box>
            <text:p text:style-name="P1"><text:span text:style-name="T4">Iraq had still not provided a credible account of quantities and types of “special </text:span></text:p>
          </draw:text-box>
        </draw:frame>
        <draw:frame draw:style-name="gr1" draw:text-style-name="P2" draw:layer="layout" svg:width="15.204cm" svg:height="0.475cm" svg:x="3.7cm" svg:y="18.736cm">
          <draw:text-box>
            <text:p text:style-name="P1"><text:span text:style-name="T4">warheads” which had been produced for proscribed missiles, and UNSCOM had </text:span></text:p>
          </draw:text-box>
        </draw:frame>
        <draw:frame draw:style-name="gr1" draw:text-style-name="P2" draw:layer="layout" svg:width="10.298cm" svg:height="0.475cm" svg:x="3.7cm" svg:y="19.301cm">
          <draw:text-box>
            <text:p text:style-name="P1"><text:span text:style-name="T4">“</text:span><text:span text:style-name="T4">evidence that Iraq has provided incorrect information”.</text:span></text:p>
          </draw:text-box>
        </draw:frame>
        <draw:frame draw:style-name="gr2" draw:text-style-name="P3" draw:layer="layout" svg:width="0.634cm" svg:height="0.712cm" svg:x="2.95cm" svg:y="19.80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9.569cm" svg:height="0.475cm" svg:x="3.7cm" svg:y="19.965cm">
          <draw:text-box>
            <text:p text:style-name="P1"><text:span text:style-name="T4">Not all chemical bombs had been declared by Iraq.</text:span></text:p>
          </draw:text-box>
        </draw:frame>
        <draw:frame draw:style-name="gr2" draw:text-style-name="P3" draw:layer="layout" svg:width="0.634cm" svg:height="0.712cm" svg:x="2.95cm" svg:y="20.47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45cm" svg:height="0.475cm" svg:x="3.7cm" svg:y="20.63cm">
          <draw:text-box>
            <text:p text:style-name="P1"><text:span text:style-name="T4">The “final disposition of the programme for the production of … VX” remained </text:span></text:p>
          </draw:text-box>
        </draw:frame>
        <draw:frame draw:style-name="gr1" draw:text-style-name="P2" draw:layer="layout" svg:width="13.227cm" svg:height="0.475cm" svg:x="3.7cm" svg:y="21.194cm">
          <draw:text-box>
            <text:p text:style-name="P1"><text:span text:style-name="T4">“</text:span><text:span text:style-name="T4">unresolved”. Iraq claimed that it had only carried out activities “on the </text:span></text:p>
          </draw:text-box>
        </draw:frame>
        <draw:frame draw:style-name="gr1" draw:text-style-name="P2" draw:layer="layout" svg:width="14.709cm" svg:height="0.475cm" svg:x="3.7cm" svg:y="21.758cm">
          <draw:text-box>
            <text:p text:style-name="P1"><text:span text:style-name="T4">laboratory/pilot plant scale”, and that it had destroyed “hundreds of tons of VX </text:span></text:p>
          </draw:text-box>
        </draw:frame>
        <draw:frame draw:style-name="gr1" draw:text-style-name="P2" draw:layer="layout" svg:width="15.145cm" svg:height="0.475cm" svg:x="3.7cm" svg:y="22.323cm">
          <draw:text-box>
            <text:p text:style-name="P1"><text:span text:style-name="T4">precursors in 1991”. UNSCOM had “evidence that Iraq obtained the technology” </text:span></text:p>
          </draw:text-box>
        </draw:frame>
        <draw:frame draw:style-name="gr1" draw:text-style-name="P2" draw:layer="layout" svg:width="11.652cm" svg:height="0.475cm" svg:x="3.7cm" svg:y="22.887cm">
          <draw:text-box>
            <text:p text:style-name="P1"><text:span text:style-name="T4">and retained “equipment for the large-scale production of VX”.</text:span></text:p>
          </draw:text-box>
        </draw:frame>
        <draw:frame draw:style-name="gr2" draw:text-style-name="P3" draw:layer="layout" svg:width="0.634cm" svg:height="0.712cm" svg:x="2.95cm" svg:y="23.39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31cm" svg:height="0.475cm" svg:x="3.7cm" svg:y="23.552cm">
          <draw:text-box>
            <text:p text:style-name="P1"><text:span text:style-name="T4">In December 1996, UNSCOM had presented its concerns that “In an attempt </text:span></text:p>
          </draw:text-box>
        </draw:frame>
        <draw:frame draw:style-name="gr1" draw:text-style-name="P2" draw:layer="layout" svg:width="13.477cm" svg:height="0.475cm" svg:x="3.7cm" svg:y="24.116cm">
          <draw:text-box>
            <text:p text:style-name="P1"><text:span text:style-name="T4">to mislead the Commission, Iraq had tried to falsify evidence” of missile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2.199cm" svg:height="0.475cm" svg:x="3.7cm" svg:y="24.681cm">
          <draw:text-box>
            <text:p text:style-name="P1"><text:span text:style-name="T4">destruction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125 </text:span></text:p>
          </draw:text-box>
        </draw:frame>
        <draw:frame draw:style-name="gr4" draw:text-style-name="P5" draw:layer="layout" svg:width="15.449cm" svg:height="0.395cm" svg:x="2.646cm" svg:y="25.934cm">
          <draw:text-box>
            <text:p text:style-name="P1"><text:span text:style-name="T11">UN Security Council, 11 April 1997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6.35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14.988cm" svg:height="0.395cm" svg:x="2.2cm" svg:y="26.781cm">
          <draw:text-box>
            <text:p text:style-name="P1"><text:span text:style-name="T11">(S/1997/301), ‘Appendix I Inspection activities and operational, administrative and other matters’.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82cm" svg:height="0.475cm" svg:x="3.7cm" svg:y="2.525cm">
          <draw:text-box>
            <text:p text:style-name="P1"><text:span text:style-name="T4">Four complete missile engines which had not been declared were found in </text:span></text:p>
          </draw:text-box>
        </draw:frame>
        <draw:frame draw:style-name="gr1" draw:text-style-name="P2" draw:layer="layout" svg:width="2.106cm" svg:height="0.475cm" svg:x="3.7cm" svg:y="3.09cm">
          <draw:text-box>
            <text:p text:style-name="P1"><text:span text:style-name="T4">early 1997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09cm" svg:height="0.475cm" svg:x="3.7cm" svg:y="3.754cm">
          <draw:text-box>
            <text:p text:style-name="P1"><text:span text:style-name="T4">In March 1997, IAEA excavations at declared burial sites had unearthed an </text:span></text:p>
          </draw:text-box>
        </draw:frame>
        <draw:frame draw:style-name="gr1" draw:text-style-name="P2" draw:layer="layout" svg:width="15.09cm" svg:height="0.475cm" svg:x="3.7cm" svg:y="4.318cm">
          <draw:text-box>
            <text:p text:style-name="P1"><text:span text:style-name="T4">undeclared “highly expensive cache of … valves” for use in uranium enrichment.</text:span></text:p>
          </draw:text-box>
        </draw:frame>
        <draw:frame draw:style-name="gr1" draw:text-style-name="P2" draw:layer="layout" svg:width="4.786cm" svg:height="0.475cm" svg:x="2.2cm" svg:y="5.183cm">
          <draw:text-box>
            <text:p text:style-name="P1"><text:span text:style-name="T1">A CHANGE OF TACTICS</text:span></text:p>
          </draw:text-box>
        </draw:frame>
        <draw:frame draw:style-name="gr1" draw:text-style-name="P2" draw:layer="layout" svg:width="16.055cm" svg:height="0.475cm" svg:x="2.2cm" svg:y="5.947cm">
          <draw:text-box>
            <text:p text:style-name="P1"><text:span text:style-name="T6">290. </text:span><text:span text:style-name="T4"><text:s/>Mr Ekéus told the Inquiry that it had started to become clear in spring 1997 that </text:span></text:p>
          </draw:text-box>
        </draw:frame>
        <draw:frame draw:style-name="gr1" draw:text-style-name="P2" draw:layer="layout" svg:width="1.204cm" svg:height="0.475cm" svg:x="2.2cm" svg:y="6.512cm">
          <draw:text-box>
            <text:p text:style-name="P1"><text:span text:style-name="T4">it was:</text:span></text:p>
          </draw:text-box>
        </draw:frame>
        <draw:frame draw:style-name="gr1" draw:text-style-name="P2" draw:layer="layout" svg:width="14.425cm" svg:height="0.475cm" svg:x="2.95cm" svg:y="7.426cm">
          <draw:text-box>
            <text:p text:style-name="P1"><text:span text:style-name="T4">“… </text:span><text:span text:style-name="T4">a matter of months rather than years before UNSCOM/IAEA could report </text:span></text:p>
          </draw:text-box>
        </draw:frame>
        <draw:frame draw:style-name="gr1" draw:text-style-name="P2" draw:layer="layout" svg:width="14.827cm" svg:height="0.475cm" svg:x="2.95cm" svg:y="7.991cm">
          <draw:text-box>
            <text:p text:style-name="P1"><text:span text:style-name="T4">the accomplishment of the WMD disarmament and the monitoring functionality </text:span></text:p>
          </draw:text-box>
        </draw:frame>
        <draw:frame draw:style-name="gr1" draw:text-style-name="P2" draw:layer="layout" svg:width="1.725cm" svg:height="0.475cm" svg:x="2.95cm" svg:y="8.555cm">
          <draw:text-box>
            <text:p text:style-name="P1"><text:span text:style-name="T4">in place.”</text:span></text:p>
          </draw:text-box>
        </draw:frame>
        <draw:frame draw:style-name="gr6" draw:text-style-name="P7" draw:layer="layout" svg:width="0.408cm" svg:height="0.276cm" svg:x="4.668cm" svg:y="8.574cm">
          <draw:text-box>
            <text:p text:style-name="P1"><text:span text:style-name="T9">126</text:span></text:p>
          </draw:text-box>
        </draw:frame>
        <draw:frame draw:style-name="gr1" draw:text-style-name="P2" draw:layer="layout" svg:width="11.567cm" svg:height="0.475cm" svg:x="2.2cm" svg:y="9.47cm">
          <draw:text-box>
            <text:p text:style-name="P1"><text:span text:style-name="T6">291. </text:span><text:span text:style-name="T4"><text:s/>In May 1997, Mr Blair became Prime Minister of the UK.</text:span></text:p>
          </draw:text-box>
        </draw:frame>
        <draw:frame draw:style-name="gr1" draw:text-style-name="P2" draw:layer="layout" svg:width="16.402cm" svg:height="0.475cm" svg:x="2.2cm" svg:y="10.384cm">
          <draw:text-box>
            <text:p text:style-name="P1"><text:span text:style-name="T6">292. </text:span><text:span text:style-name="T4"><text:s/>From the middle of 1997, Saddam Hussein adopted more sharply confrontational </text:span></text:p>
          </draw:text-box>
        </draw:frame>
        <draw:frame draw:style-name="gr1" draw:text-style-name="P2" draw:layer="layout" svg:width="16.385cm" svg:height="0.475cm" svg:x="2.2cm" svg:y="10.948cm">
          <draw:text-box>
            <text:p text:style-name="P1"><text:span text:style-name="T4">tactics, and the humanitarian situation continued to deteriorate, with the result that Iraq </text:span></text:p>
          </draw:text-box>
        </draw:frame>
        <draw:frame draw:style-name="gr1" draw:text-style-name="P2" draw:layer="layout" svg:width="15.61cm" svg:height="0.475cm" svg:x="2.2cm" svg:y="11.513cm">
          <draw:text-box>
            <text:p text:style-name="P1"><text:span text:style-name="T4">climbed back up the international agenda. The five Permanent Members of the UN </text:span></text:p>
          </draw:text-box>
        </draw:frame>
        <draw:frame draw:style-name="gr1" draw:text-style-name="P2" draw:layer="layout" svg:width="16.322cm" svg:height="0.475cm" svg:x="2.2cm" svg:y="12.077cm">
          <draw:text-box>
            <text:p text:style-name="P1"><text:span text:style-name="T4">Security Council (the “P5”), and the international community more widely, were divided </text:span></text:p>
          </draw:text-box>
        </draw:frame>
        <draw:frame draw:style-name="gr1" draw:text-style-name="P2" draw:layer="layout" svg:width="3.262cm" svg:height="0.475cm" svg:x="2.2cm" svg:y="12.642cm">
          <draw:text-box>
            <text:p text:style-name="P1"><text:span text:style-name="T4">in their response.</text:span></text:p>
          </draw:text-box>
        </draw:frame>
        <draw:frame draw:style-name="gr1" draw:text-style-name="P2" draw:layer="layout" svg:width="15.602cm" svg:height="0.475cm" svg:x="2.2cm" svg:y="13.556cm">
          <draw:text-box>
            <text:p text:style-name="P1"><text:span text:style-name="T6">293. </text:span><text:span text:style-name="T4"><text:s/>Following four incidents in early June 1997, there was an exchange of letters </text:span></text:p>
          </draw:text-box>
        </draw:frame>
        <draw:frame draw:style-name="gr1" draw:text-style-name="P2" draw:layer="layout" svg:width="16.216cm" svg:height="0.475cm" svg:x="2.2cm" svg:y="14.121cm">
          <draw:text-box>
            <text:p text:style-name="P1"><text:span text:style-name="T4">between UNSCOM and Iraq, including two letters on 5 June from Mr Aziz to Mr Ekéus.</text:span></text:p>
          </draw:text-box>
        </draw:frame>
        <draw:frame draw:style-name="gr1" draw:text-style-name="P2" draw:layer="layout" svg:width="15.432cm" svg:height="0.475cm" svg:x="2.2cm" svg:y="15.035cm">
          <draw:text-box>
            <text:p text:style-name="P1"><text:span text:style-name="T6">294. </text:span><text:span text:style-name="T4"><text:s/>In one letter, Mr Aziz stated that UNSCOM’s activities gave “rise to profound </text:span></text:p>
          </draw:text-box>
        </draw:frame>
        <draw:frame draw:style-name="gr1" draw:text-style-name="P2" draw:layer="layout" svg:width="15.894cm" svg:height="0.475cm" svg:x="2.2cm" svg:y="15.6cm">
          <draw:text-box>
            <text:p text:style-name="P1"><text:span text:style-name="T4">disquiet” and raised “serious questions” about UNSCOM’s commitment to “complete </text:span></text:p>
          </draw:text-box>
        </draw:frame>
        <draw:frame draw:style-name="gr1" draw:text-style-name="P2" draw:layer="layout" svg:width="13.98cm" svg:height="0.475cm" svg:x="2.2cm" svg:y="16.164cm">
          <draw:text-box>
            <text:p text:style-name="P1"><text:span text:style-name="T4">its mandate … expeditiously and in an impartial and businesslike manner”.</text:span></text:p>
          </draw:text-box>
        </draw:frame>
        <draw:frame draw:style-name="gr6" draw:text-style-name="P7" draw:layer="layout" svg:width="0.408cm" svg:height="0.276cm" svg:x="16.13cm" svg:y="16.183cm">
          <draw:text-box>
            <text:p text:style-name="P1"><text:span text:style-name="T9">127</text:span></text:p>
          </draw:text-box>
        </draw:frame>
        <draw:frame draw:style-name="gr1" draw:text-style-name="P2" draw:layer="layout" svg:width="16.177cm" svg:height="0.475cm" svg:x="2.2cm" svg:y="17.078cm">
          <draw:text-box>
            <text:p text:style-name="P1"><text:span text:style-name="T6">295. </text:span><text:span text:style-name="T4"><text:s/>In a second letter, Mr Aziz stated that UNSCOM was conducting inspections “on </text:span></text:p>
          </draw:text-box>
        </draw:frame>
        <draw:frame draw:style-name="gr1" draw:text-style-name="P2" draw:layer="layout" svg:width="16.186cm" svg:height="0.475cm" svg:x="2.2cm" svg:y="17.643cm">
          <draw:text-box>
            <text:p text:style-name="P1"><text:span text:style-name="T4">the pretext of alleged concealment” and fabricating “crises and tensions” to “provide a </text:span></text:p>
          </draw:text-box>
        </draw:frame>
        <draw:frame draw:style-name="gr1" draw:text-style-name="P2" draw:layer="layout" svg:width="16.004cm" svg:height="0.475cm" svg:x="2.2cm" svg:y="18.207cm">
          <draw:text-box>
            <text:p text:style-name="P1"><text:span text:style-name="T4">pretext for directing … unfounded accusations against Iraq” and prolonging its duties.</text:span></text:p>
          </draw:text-box>
        </draw:frame>
        <draw:frame draw:style-name="gr6" draw:text-style-name="P7" draw:layer="layout" svg:width="0.408cm" svg:height="0.276cm" svg:x="18.132cm" svg:y="18.226cm">
          <draw:text-box>
            <text:p text:style-name="P1"><text:span text:style-name="T9">128</text:span></text:p>
          </draw:text-box>
        </draw:frame>
        <draw:frame draw:style-name="gr1" draw:text-style-name="P2" draw:layer="layout" svg:width="16.237cm" svg:height="0.475cm" svg:x="2.2cm" svg:y="19.122cm">
          <draw:text-box>
            <text:p text:style-name="P1"><text:span text:style-name="T6">296. </text:span><text:span text:style-name="T4"><text:s/>In response, Mr Ekéus wrote to the President of the Security Council suggesting </text:span></text:p>
          </draw:text-box>
        </draw:frame>
        <draw:frame draw:style-name="gr1" draw:text-style-name="P2" draw:layer="layout" svg:width="11.381cm" svg:height="0.475cm" svg:x="2.2cm" svg:y="19.686cm">
          <draw:text-box>
            <text:p text:style-name="P1"><text:span text:style-name="T4">that the Council “might wish to remind Iraq of its obligations”.</text:span></text:p>
          </draw:text-box>
        </draw:frame>
        <draw:frame draw:style-name="gr6" draw:text-style-name="P7" draw:layer="layout" svg:width="0.408cm" svg:height="0.276cm" svg:x="13.541cm" svg:y="19.705cm">
          <draw:text-box>
            <text:p text:style-name="P1"><text:span text:style-name="T9">129</text:span></text:p>
          </draw:text-box>
        </draw:frame>
        <draw:frame draw:style-name="gr1" draw:text-style-name="P2" draw:layer="layout" svg:width="16.046cm" svg:height="0.475cm" svg:x="2.2cm" svg:y="20.601cm">
          <draw:text-box>
            <text:p text:style-name="P1"><text:span text:style-name="T6">297. </text:span><text:span text:style-name="T4"><text:s/>A Presidential Statement issued on 13 June expressed “serious concern” about </text:span></text:p>
          </draw:text-box>
        </draw:frame>
        <draw:frame draw:style-name="gr1" draw:text-style-name="P2" draw:layer="layout" svg:width="15.826cm" svg:height="0.475cm" svg:x="2.2cm" svg:y="21.165cm">
          <draw:text-box>
            <text:p text:style-name="P1"><text:span text:style-name="T4">the incidents in which “Iraqi personnel unacceptably interfered with helicopter flights </text:span></text:p>
          </draw:text-box>
        </draw:frame>
        <draw:line draw:style-name="gr7" draw:text-style-name="P8" draw:layer="layout" svg:x1="2.199cm" svg:y1="22.466cm" svg:x2="7.3cm" svg:y2="22.466cm">
          <text:p/>
        </draw:line>
        <draw:frame draw:style-name="gr1" draw:text-style-name="P2" draw:layer="layout" svg:width="16.11cm" svg:height="0.475cm" svg:x="2.2cm" svg:y="21.73cm">
          <draw:text-box>
            <text:p text:style-name="P1"><text:span text:style-name="T4">operating in support of inspection” of designated sites. The Security Council deplored </text:span></text:p>
          </draw:text-box>
        </draw:frame>
        <draw:frame draw:style-name="gr8" draw:text-style-name="P9" draw:layer="layout" svg:width="0.404cm" svg:height="0.23cm" svg:x="2.2cm" svg:y="22.986cm">
          <draw:text-box>
            <text:p text:style-name="P1"><text:span text:style-name="T10">126 </text:span></text:p>
          </draw:text-box>
        </draw:frame>
        <draw:frame draw:style-name="gr4" draw:text-style-name="P5" draw:layer="layout" svg:width="6.242cm" svg:height="0.395cm" svg:x="2.646cm" svg:y="22.971cm">
          <draw:text-box>
            <text:p text:style-name="P1"><text:span text:style-name="T11">Statement Ekéus, 23 April 2011, page 6.</text:span></text:p>
          </draw:text-box>
        </draw:frame>
        <draw:frame draw:style-name="gr8" draw:text-style-name="P9" draw:layer="layout" svg:width="0.404cm" svg:height="0.23cm" svg:x="2.2cm" svg:y="23.41cm">
          <draw:text-box>
            <text:p text:style-name="P1"><text:span text:style-name="T10">127 </text:span></text:p>
          </draw:text-box>
        </draw:frame>
        <draw:frame draw:style-name="gr4" draw:text-style-name="P5" draw:layer="layout" svg:width="15.754cm" svg:height="0.395cm" svg:x="2.646cm" svg:y="23.394cm">
          <draw:text-box>
            <text:p text:style-name="P1"><text:span text:style-name="T11">UN Security Council, 16 June 1997, ‘Letter dated 5 June 1997 from the Deputy Prime Minister of Iraq </text:span></text:p>
          </draw:text-box>
        </draw:frame>
        <draw:frame draw:style-name="gr4" draw:text-style-name="P5" draw:layer="layout" svg:width="16.135cm" svg:height="0.395cm" svg:x="2.2cm" svg:y="23.817cm">
          <draw:text-box>
            <text:p text:style-name="P1"><text:span text:style-name="T11">addressed to the Executive Chairman of the Special Commission Established by the Secretary-General </text:span></text:p>
          </draw:text-box>
        </draw:frame>
        <draw:frame draw:style-name="gr4" draw:text-style-name="P5" draw:layer="layout" svg:width="13.405cm" svg:height="0.395cm" svg:x="2.2cm" svg:y="24.241cm">
          <draw:text-box>
            <text:p text:style-name="P1"><text:span text:style-name="T11">pursuant to paragraph 9 (b) (i) of Security Council resolution 687 (1991)’ (S/1997/462).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128 </text:span></text:p>
          </draw:text-box>
        </draw:frame>
        <draw:frame draw:style-name="gr4" draw:text-style-name="P5" draw:layer="layout" svg:width="15.754cm" svg:height="0.395cm" svg:x="2.646cm" svg:y="24.664cm">
          <draw:text-box>
            <text:p text:style-name="P1"><text:span text:style-name="T11">UN Security Council, 13 June 1997, ‘Letter dated 5 June 1997 from the Deputy Prime Minister of Iraq </text:span></text:p>
          </draw:text-box>
        </draw:frame>
        <draw:frame draw:style-name="gr4" draw:text-style-name="P5" draw:layer="layout" svg:width="16.135cm" svg:height="0.395cm" svg:x="2.2cm" svg:y="25.087cm">
          <draw:text-box>
            <text:p text:style-name="P1"><text:span text:style-name="T11">addressed to the Executive Chairman of the Special Commission Established by the Secretary-General </text:span></text:p>
          </draw:text-box>
        </draw:frame>
        <draw:frame draw:style-name="gr4" draw:text-style-name="P5" draw:layer="layout" svg:width="13.405cm" svg:height="0.395cm" svg:x="2.2cm" svg:y="25.511cm">
          <draw:text-box>
            <text:p text:style-name="P1"><text:span text:style-name="T11">pursuant to paragraph 9 (b) (i) of Security Council resolution 687 (1991)’ (S/1997/456)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129 </text:span></text:p>
          </draw:text-box>
        </draw:frame>
        <draw:frame draw:style-name="gr4" draw:text-style-name="P5" draw:layer="layout" svg:width="15.327cm" svg:height="0.395cm" svg:x="2.646cm" svg:y="25.934cm">
          <draw:text-box>
            <text:p text:style-name="P1"><text:span text:style-name="T11">UN Security Council, 13 June 1997, ‘Letter dated 9 June 1997 from the Executive Chairman of the </text:span></text:p>
          </draw:text-box>
        </draw:frame>
        <draw:frame draw:style-name="gr4" draw:text-style-name="P5" draw:layer="layout" svg:width="15.712cm" svg:height="0.395cm" svg:x="2.2cm" svg:y="26.357cm">
          <draw:text-box>
            <text:p text:style-name="P1"><text:span text:style-name="T11">Special Commission established by the Secretary-General pursuant to paragraph 9 (b) (i) of Security </text:span></text:p>
          </draw:text-box>
        </draw:frame>
        <draw:frame draw:style-name="gr4" draw:text-style-name="P5" draw:layer="layout" svg:width="14.764cm" svg:height="0.395cm" svg:x="2.2cm" svg:y="26.781cm">
          <draw:text-box>
            <text:p text:style-name="P1"><text:span text:style-name="T11">Council resolution 687 (1991) addressed to the President of the Security Council’ (S/1997/455).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6</text:span></text:p>
          </draw:text-box>
        </draw:frame>
        <draw:frame draw:style-name="gr1" draw:text-style-name="P2" draw:layer="layout" svg:width="15.733cm" svg:height="0.475cm" svg:x="2.2cm" svg:y="2.525cm">
          <draw:text-box>
            <text:p text:style-name="P1"><text:span text:style-name="T4">the incidents, reminding Iraq of its obligations and its support for UNSCOM’s efforts </text:span></text:p>
          </draw:text-box>
        </draw:frame>
        <draw:frame draw:style-name="gr1" draw:text-style-name="P2" draw:layer="layout" svg:width="4.866cm" svg:height="0.475cm" svg:x="2.2cm" svg:y="3.09cm">
          <draw:text-box>
            <text:p text:style-name="P1"><text:span text:style-name="T4">to implement its mandate.</text:span></text:p>
          </draw:text-box>
        </draw:frame>
        <draw:frame draw:style-name="gr6" draw:text-style-name="P7" draw:layer="layout" svg:width="0.408cm" svg:height="0.276cm" svg:x="7.047cm" svg:y="3.108cm">
          <draw:text-box>
            <text:p text:style-name="P1"><text:span text:style-name="T9">130</text:span></text:p>
          </draw:text-box>
        </draw:frame>
        <draw:frame draw:style-name="gr1" draw:text-style-name="P2" draw:layer="layout" svg:width="16.69cm" svg:height="0.475cm" svg:x="2.2cm" svg:y="4.004cm">
          <draw:text-box>
            <text:p text:style-name="P1"><text:span text:style-name="T6">298. </text:span><text:span text:style-name="T4"><text:s/>Mr Ekéus wrote to the President of the Security Council again on 12 June to report </text:span></text:p>
          </draw:text-box>
        </draw:frame>
        <draw:frame draw:style-name="gr1" draw:text-style-name="P2" draw:layer="layout" svg:width="13.98cm" svg:height="0.475cm" svg:x="2.2cm" svg:y="4.568cm">
          <draw:text-box>
            <text:p text:style-name="P1"><text:span text:style-name="T4">Iraq’s decision to deny UNSCOM access to three sites on 10 and 12 June.</text:span></text:p>
          </draw:text-box>
        </draw:frame>
        <draw:frame draw:style-name="gr6" draw:text-style-name="P7" draw:layer="layout" svg:width="0.408cm" svg:height="0.276cm" svg:x="16.123cm" svg:y="4.587cm">
          <draw:text-box>
            <text:p text:style-name="P1"><text:span text:style-name="T9">131</text:span></text:p>
          </draw:text-box>
        </draw:frame>
        <draw:frame draw:style-name="gr1" draw:text-style-name="P2" draw:layer="layout" svg:width="15.191cm" svg:height="0.475cm" svg:x="2.2cm" svg:y="5.483cm">
          <draw:text-box>
            <text:p text:style-name="P1"><text:span text:style-name="T6">299. </text:span><text:span text:style-name="T4"><text:s/>In a response on 15 June, Mr Aziz set out at length Iraq’s “serious and real </text:span></text:p>
          </draw:text-box>
        </draw:frame>
        <draw:frame draw:style-name="gr1" draw:text-style-name="P2" draw:layer="layout" svg:width="16.453cm" svg:height="0.475cm" svg:x="2.2cm" svg:y="6.047cm">
          <draw:text-box>
            <text:p text:style-name="P1"><text:span text:style-name="T4">concerns relating to Special Commission inspection teams’ access to sites” which were </text:span></text:p>
          </draw:text-box>
        </draw:frame>
        <draw:frame draw:style-name="gr1" draw:text-style-name="P2" draw:layer="layout" svg:width="10.044cm" svg:height="0.475cm" svg:x="2.2cm" svg:y="6.612cm">
          <draw:text-box>
            <text:p text:style-name="P1"><text:span text:style-name="T4">“</text:span><text:span text:style-name="T4">important” to Iraq’s “sovereignty or national security”.</text:span></text:p>
          </draw:text-box>
        </draw:frame>
        <draw:frame draw:style-name="gr6" draw:text-style-name="P7" draw:layer="layout" svg:width="0.408cm" svg:height="0.276cm" svg:x="12.215cm" svg:y="6.631cm">
          <draw:text-box>
            <text:p text:style-name="P1"><text:span text:style-name="T9">132</text:span></text:p>
          </draw:text-box>
        </draw:frame>
        <draw:frame draw:style-name="gr1" draw:text-style-name="P2" draw:layer="layout" svg:width="15.822cm" svg:height="0.475cm" svg:x="2.2cm" svg:y="7.526cm">
          <draw:text-box>
            <text:p text:style-name="P1"><text:span text:style-name="T6">300. </text:span><text:span text:style-name="T4"><text:s/>Mr Aziz stated that, following their agreement of 22 June 1996, he had agreed </text:span></text:p>
          </draw:text-box>
        </draw:frame>
        <draw:frame draw:style-name="gr1" draw:text-style-name="P2" draw:layer="layout" svg:width="16.334cm" svg:height="0.475cm" svg:x="2.2cm" svg:y="8.091cm">
          <draw:text-box>
            <text:p text:style-name="P1"><text:span text:style-name="T4">with Mr Ekéus in October that “joint work should concentrate on reviewing” the missile, </text:span></text:p>
          </draw:text-box>
        </draw:frame>
        <draw:frame draw:style-name="gr1" draw:text-style-name="P2" draw:layer="layout" svg:width="15.2cm" svg:height="0.475cm" svg:x="2.2cm" svg:y="8.655cm">
          <draw:text-box>
            <text:p text:style-name="P1"><text:span text:style-name="T4">chemical and biological files in turn, and “working to close them”. UNSCOM had, </text:span></text:p>
          </draw:text-box>
        </draw:frame>
        <draw:frame draw:style-name="gr1" draw:text-style-name="P2" draw:layer="layout" svg:width="16.656cm" svg:height="0.475cm" svg:x="2.2cm" svg:y="9.22cm">
          <draw:text-box>
            <text:p text:style-name="P1"><text:span text:style-name="T4">however, “altered” that approach when it “began to carry out large-scale inspections, the </text:span></text:p>
          </draw:text-box>
        </draw:frame>
        <draw:frame draw:style-name="gr1" draw:text-style-name="P2" draw:layer="layout" svg:width="16.745cm" svg:height="0.475cm" svg:x="2.2cm" svg:y="9.784cm">
          <draw:text-box>
            <text:p text:style-name="P1"><text:span text:style-name="T4">likes of which had not been conducted for several years” in March 1997. The inspections </text:span></text:p>
          </draw:text-box>
        </draw:frame>
        <draw:frame draw:style-name="gr1" draw:text-style-name="P2" draw:layer="layout" svg:width="16.444cm" svg:height="0.475cm" svg:x="2.2cm" svg:y="10.348cm">
          <draw:text-box>
            <text:p text:style-name="P1"><text:span text:style-name="T4">were based “on the pretext of verifying alleged claims of the concealment of proscribed </text:span></text:p>
          </draw:text-box>
        </draw:frame>
        <draw:frame draw:style-name="gr1" draw:text-style-name="P2" draw:layer="layout" svg:width="15.89cm" svg:height="0.475cm" svg:x="2.2cm" svg:y="10.913cm">
          <draw:text-box>
            <text:p text:style-name="P1"><text:span text:style-name="T4">items and activities” from the “intelligence sources of some States which provide the </text:span></text:p>
          </draw:text-box>
        </draw:frame>
        <draw:frame draw:style-name="gr1" draw:text-style-name="P2" draw:layer="layout" svg:width="16.703cm" svg:height="0.475cm" svg:x="2.2cm" svg:y="11.477cm">
          <draw:text-box>
            <text:p text:style-name="P1"><text:span text:style-name="T4">Special Commission with such fabricated information”. Those sources were “tendentious </text:span></text:p>
          </draw:text-box>
        </draw:frame>
        <draw:frame draw:style-name="gr1" draw:text-style-name="P2" draw:layer="layout" svg:width="3.05cm" svg:height="0.475cm" svg:x="2.2cm" svg:y="12.042cm">
          <draw:text-box>
            <text:p text:style-name="P1"><text:span text:style-name="T4">and inaccurate”.</text:span></text:p>
          </draw:text-box>
        </draw:frame>
        <draw:frame draw:style-name="gr1" draw:text-style-name="P2" draw:layer="layout" svg:width="16.795cm" svg:height="0.475cm" svg:x="2.2cm" svg:y="12.956cm">
          <draw:text-box>
            <text:p text:style-name="P1"><text:span text:style-name="T6">301. </text:span><text:span text:style-name="T4"><text:s/>In addition, Mr Aziz wrote that Iraq had “serious concern” that the facilities available </text:span></text:p>
          </draw:text-box>
        </draw:frame>
        <draw:frame draw:style-name="gr1" draw:text-style-name="P2" draw:layer="layout" svg:width="15.64cm" svg:height="0.475cm" svg:x="2.2cm" svg:y="13.521cm">
          <draw:text-box>
            <text:p text:style-name="P1"><text:span text:style-name="T4">to UNSCOM were being used as “a cover to detect the arrangements made for the </text:span></text:p>
          </draw:text-box>
        </draw:frame>
        <draw:frame draw:style-name="gr1" draw:text-style-name="P2" draw:layer="layout" svg:width="15.648cm" svg:height="0.475cm" svg:x="2.2cm" svg:y="14.085cm">
          <draw:text-box>
            <text:p text:style-name="P1"><text:span text:style-name="T4">security of Iraq, its leadership and the personnel involved”. Mr Aziz was particularly </text:span></text:p>
          </draw:text-box>
        </draw:frame>
        <draw:frame draw:style-name="gr1" draw:text-style-name="P2" draw:layer="layout" svg:width="15.331cm" svg:height="0.475cm" svg:x="2.2cm" svg:y="14.65cm">
          <draw:text-box>
            <text:p text:style-name="P1"><text:span text:style-name="T4">concerned about the activities of Colonel Scott Ritter, a UN inspector and serving </text:span></text:p>
          </draw:text-box>
        </draw:frame>
        <draw:frame draw:style-name="gr1" draw:text-style-name="P2" draw:layer="layout" svg:width="4.612cm" svg:height="0.475cm" svg:x="2.2cm" svg:y="15.214cm">
          <draw:text-box>
            <text:p text:style-name="P1"><text:span text:style-name="T4">member of the US Army.</text:span></text:p>
          </draw:text-box>
        </draw:frame>
        <draw:frame draw:style-name="gr1" draw:text-style-name="P2" draw:layer="layout" svg:width="5.124cm" svg:height="0.475cm" svg:x="2.2cm" svg:y="16.128cm">
          <draw:text-box>
            <text:p text:style-name="P1"><text:span text:style-name="T6">302. </text:span><text:span text:style-name="T4"><text:s/>Mr Aziz stressed that:</text:span></text:p>
          </draw:text-box>
        </draw:frame>
        <draw:frame draw:style-name="gr2" draw:text-style-name="P3" draw:layer="layout" svg:width="0.634cm" svg:height="0.712cm" svg:x="2.95cm" svg:y="16.88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909cm" svg:height="0.475cm" svg:x="3.7cm" svg:y="17.043cm">
          <draw:text-box>
            <text:p text:style-name="P1"><text:span text:style-name="T4">Allegations concerning concealment of proscribed items were “false”, and </text:span></text:p>
          </draw:text-box>
        </draw:frame>
        <draw:frame draw:style-name="gr1" draw:text-style-name="P2" draw:layer="layout" svg:width="11.22cm" svg:height="0.475cm" svg:x="3.7cm" svg:y="17.607cm">
          <draw:text-box>
            <text:p text:style-name="P1"><text:span text:style-name="T4">UNSCOM had “no concrete evidence to substantiate them”.</text:span></text:p>
          </draw:text-box>
        </draw:frame>
        <draw:frame draw:style-name="gr2" draw:text-style-name="P3" draw:layer="layout" svg:width="0.634cm" svg:height="0.712cm" svg:x="2.95cm" svg:y="18.11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17cm" svg:height="0.475cm" svg:x="3.7cm" svg:y="18.272cm">
          <draw:text-box>
            <text:p text:style-name="P1"><text:span text:style-name="T4">Iraq had “pointed out … that limited operations of no practical value were carried </text:span></text:p>
          </draw:text-box>
        </draw:frame>
        <draw:frame draw:style-name="gr1" draw:text-style-name="P2" draw:layer="layout" svg:width="13.104cm" svg:height="0.475cm" svg:x="3.7cm" svg:y="18.836cm">
          <draw:text-box>
            <text:p text:style-name="P1"><text:span text:style-name="T4">out in 1991 by Hussein Kamil and a very small number of individuals”.</text:span></text:p>
          </draw:text-box>
        </draw:frame>
        <draw:frame draw:style-name="gr2" draw:text-style-name="P3" draw:layer="layout" svg:width="0.634cm" svg:height="0.712cm" svg:x="2.95cm" svg:y="19.34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25cm" svg:height="0.475cm" svg:x="3.7cm" svg:y="19.501cm">
          <draw:text-box>
            <text:p text:style-name="P1"><text:span text:style-name="T4">The “facts and information related to those operations” had been made available </text:span></text:p>
          </draw:text-box>
        </draw:frame>
        <draw:frame draw:style-name="gr1" draw:text-style-name="P2" draw:layer="layout" svg:width="15.073cm" svg:height="0.475cm" svg:x="3.7cm" svg:y="20.065cm">
          <draw:text-box>
            <text:p text:style-name="P1"><text:span text:style-name="T4">to UNSCOM, and it had interviewed the personnel involved and visited the sites </text:span></text:p>
          </draw:text-box>
        </draw:frame>
        <draw:frame draw:style-name="gr1" draw:text-style-name="P2" draw:layer="layout" svg:width="9.353cm" svg:height="0.475cm" svg:x="3.7cm" svg:y="20.63cm">
          <draw:text-box>
            <text:p text:style-name="P1"><text:span text:style-name="T4">of concealment “over a period of several months”.</text:span></text:p>
          </draw:text-box>
        </draw:frame>
        <draw:frame draw:style-name="gr2" draw:text-style-name="P3" draw:layer="layout" svg:width="0.634cm" svg:height="0.712cm" svg:x="2.95cm" svg:y="21.13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72cm" svg:height="0.475cm" svg:x="3.7cm" svg:y="21.294cm">
          <draw:text-box>
            <text:p text:style-name="P1"><text:span text:style-name="T4">Iraq suspected that the aim was “to keep matters in a state of flux, and justify the </text:span></text:p>
          </draw:text-box>
        </draw:frame>
        <draw:frame draw:style-name="gr1" draw:text-style-name="P2" draw:layer="layout" svg:width="14.764cm" svg:height="0.475cm" svg:x="3.7cm" svg:y="21.858cm">
          <draw:text-box>
            <text:p text:style-name="P1"><text:span text:style-name="T4">endless continuation of the embargo”, which served “the well-known purposes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3.478cm" svg:height="0.475cm" svg:x="3.7cm" svg:y="22.423cm">
          <draw:text-box>
            <text:p text:style-name="P1"><text:span text:style-name="T4">of a certain State”.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130 </text:span></text:p>
          </draw:text-box>
        </draw:frame>
        <draw:frame draw:style-name="gr4" draw:text-style-name="P5" draw:layer="layout" svg:width="11.254cm" svg:height="0.395cm" svg:x="2.646cm" svg:y="24.664cm">
          <draw:text-box>
            <text:p text:style-name="P1"><text:span text:style-name="T11">UN Security Council, ‘3789th Meeting Friday 13 June 1997’ (S/PV.3789)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0">131 </text:span></text:p>
          </draw:text-box>
        </draw:frame>
        <draw:frame draw:style-name="gr4" draw:text-style-name="P5" draw:layer="layout" svg:width="15.521cm" svg:height="0.395cm" svg:x="2.646cm" svg:y="25.087cm">
          <draw:text-box>
            <text:p text:style-name="P1"><text:span text:style-name="T11">UN Security Council, 19 June 1997, ‘Letter dated 12 June 1997 from the Executive Chairman of the </text:span></text:p>
          </draw:text-box>
        </draw:frame>
        <draw:frame draw:style-name="gr4" draw:text-style-name="P5" draw:layer="layout" svg:width="15.712cm" svg:height="0.395cm" svg:x="2.2cm" svg:y="25.511cm">
          <draw:text-box>
            <text:p text:style-name="P1"><text:span text:style-name="T11">Special Commission established by the Secretary-General pursuant to paragraph 9 (b) (i) of Security </text:span></text:p>
          </draw:text-box>
        </draw:frame>
        <draw:frame draw:style-name="gr4" draw:text-style-name="P5" draw:layer="layout" svg:width="14.764cm" svg:height="0.395cm" svg:x="2.2cm" svg:y="25.934cm">
          <draw:text-box>
            <text:p text:style-name="P1"><text:span text:style-name="T11">Council resolution 687 (1991) addressed to the President of the Security Council’ (S/1997/474)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132 </text:span></text:p>
          </draw:text-box>
        </draw:frame>
        <draw:frame draw:style-name="gr4" draw:text-style-name="P5" draw:layer="layout" svg:width="15.365cm" svg:height="0.395cm" svg:x="2.646cm" svg:y="26.357cm">
          <draw:text-box>
            <text:p text:style-name="P1"><text:span text:style-name="T11">UN Security Council, 16 June 1997, ‘Letter dated 16 June 1997 from Deputy Prime Minister of Iraq </text:span></text:p>
          </draw:text-box>
        </draw:frame>
        <draw:frame draw:style-name="gr4" draw:text-style-name="P5" draw:layer="layout" svg:width="10.086cm" svg:height="0.395cm" svg:x="2.2cm" svg:y="26.781cm">
          <draw:text-box>
            <text:p text:style-name="P1"><text:span text:style-name="T11">addressed to the President of the Security Council’ (S/1997/465).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88cm" svg:height="0.475cm" svg:x="3.7cm" svg:y="2.525cm">
          <draw:text-box>
            <text:p text:style-name="P1"><text:span text:style-name="T4">The agreement that missiles should be analysed outside Iraq, in response to </text:span></text:p>
          </draw:text-box>
        </draw:frame>
        <draw:frame draw:style-name="gr1" draw:text-style-name="P2" draw:layer="layout" svg:width="14.535cm" svg:height="0.475cm" svg:x="3.7cm" svg:y="3.09cm">
          <draw:text-box>
            <text:p text:style-name="P1"><text:span text:style-name="T4">Mr Ekéus’s “allegations” in 1996 “that Iraq might retain an operational missile </text:span></text:p>
          </draw:text-box>
        </draw:frame>
        <draw:frame draw:style-name="gr1" draw:text-style-name="P2" draw:layer="layout" svg:width="6.784cm" svg:height="0.475cm" svg:x="3.7cm" svg:y="3.654cm">
          <draw:text-box>
            <text:p text:style-name="P1"><text:span text:style-name="T4">force”, had not provided any results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92cm" svg:height="0.475cm" svg:x="3.7cm" svg:y="4.318cm">
          <draw:text-box>
            <text:p text:style-name="P1"><text:span text:style-name="T4">Iraq had allowed access to 40 of the 43 sites designated for inspection and </text:span></text:p>
          </draw:text-box>
        </draw:frame>
        <draw:frame draw:style-name="gr1" draw:text-style-name="P2" draw:layer="layout" svg:width="14.421cm" svg:height="0.475cm" svg:x="3.7cm" svg:y="4.883cm">
          <draw:text-box>
            <text:p text:style-name="P1"><text:span text:style-name="T4">its actions “cannot be interpreted as a decision by the Government of Iraq to </text:span></text:p>
          </draw:text-box>
        </draw:frame>
        <draw:frame draw:style-name="gr1" draw:text-style-name="P2" draw:layer="layout" svg:width="11.305cm" svg:height="0.475cm" svg:x="3.7cm" svg:y="5.447cm">
          <draw:text-box>
            <text:p text:style-name="P1"><text:span text:style-name="T4">prevent the Special Commission implementing its mandate”.</text:span></text:p>
          </draw:text-box>
        </draw:frame>
        <draw:frame draw:style-name="gr2" draw:text-style-name="P3" draw:layer="layout" svg:width="0.634cm" svg:height="0.712cm" svg:x="2.95cm" svg:y="5.95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01cm" svg:height="0.475cm" svg:x="3.7cm" svg:y="6.112cm">
          <draw:text-box>
            <text:p text:style-name="P1"><text:span text:style-name="T4">Col Ritter’s aim in gaining access to designated sites was “to achieve other </text:span></text:p>
          </draw:text-box>
        </draw:frame>
        <draw:frame draw:style-name="gr1" draw:text-style-name="P2" draw:layer="layout" svg:width="11.233cm" svg:height="0.475cm" svg:x="3.7cm" svg:y="6.676cm">
          <draw:text-box>
            <text:p text:style-name="P1"><text:span text:style-name="T4">purposes, unrelated to the Special Commission’s mandate”.</text:span></text:p>
          </draw:text-box>
        </draw:frame>
        <draw:frame draw:style-name="gr1" draw:text-style-name="P2" draw:layer="layout" svg:width="5.107cm" svg:height="0.475cm" svg:x="2.2cm" svg:y="7.791cm">
          <draw:text-box>
            <text:p text:style-name="P1"><text:span text:style-name="T1">RESOLUTION 1115 (1997)</text:span></text:p>
          </draw:text-box>
        </draw:frame>
        <draw:frame draw:style-name="gr1" draw:text-style-name="P2" draw:layer="layout" svg:width="15.991cm" svg:height="0.475cm" svg:x="2.2cm" svg:y="8.555cm">
          <draw:text-box>
            <text:p text:style-name="P1"><text:span text:style-name="T6">303. </text:span><text:span text:style-name="T4"><text:s/>On 21 June, the Security Council unanimously adopted resolution 1115 (1997), </text:span></text:p>
          </draw:text-box>
        </draw:frame>
        <draw:frame draw:style-name="gr1" draw:text-style-name="P2" draw:layer="layout" svg:width="16.347cm" svg:height="0.475cm" svg:x="2.2cm" svg:y="9.12cm">
          <draw:text-box>
            <text:p text:style-name="P1"><text:span text:style-name="T4">condemning Iraq’s actions and demanding its full co-operation. Although the resolution </text:span></text:p>
          </draw:text-box>
        </draw:frame>
        <draw:frame draw:style-name="gr1" draw:text-style-name="P2" draw:layer="layout" svg:width="16.597cm" svg:height="0.475cm" svg:x="2.2cm" svg:y="9.684cm">
          <draw:text-box>
            <text:p text:style-name="P1"><text:span text:style-name="T4">was adopted unanimously, there were clear differences between the positions of the US </text:span></text:p>
          </draw:text-box>
        </draw:frame>
        <draw:frame draw:style-name="gr1" draw:text-style-name="P2" draw:layer="layout" svg:width="5.958cm" svg:height="0.475cm" svg:x="2.2cm" svg:y="10.248cm">
          <draw:text-box>
            <text:p text:style-name="P1"><text:span text:style-name="T4">and UK, and China and Russia.</text:span></text:p>
          </draw:text-box>
        </draw:frame>
        <draw:frame draw:style-name="gr1" draw:text-style-name="P2" draw:layer="layout" svg:width="15.132cm" svg:height="0.475cm" svg:x="2.2cm" svg:y="11.163cm">
          <draw:text-box>
            <text:p text:style-name="P1"><text:span text:style-name="T6">304. </text:span><text:span text:style-name="T4"><text:s/>Acting under Chapter VII of the UN Charter, in resolution 1115 the Security </text:span></text:p>
          </draw:text-box>
        </draw:frame>
        <draw:frame draw:style-name="gr1" draw:text-style-name="P2" draw:layer="layout" svg:width="16.588cm" svg:height="0.475cm" svg:x="2.2cm" svg:y="11.727cm">
          <draw:text-box>
            <text:p text:style-name="P1"><text:span text:style-name="T4">Council condemned the “repeated refusal of the Iraqi authorities to allow access to sites </text:span></text:p>
          </draw:text-box>
        </draw:frame>
        <draw:frame draw:style-name="gr1" draw:text-style-name="P2" draw:layer="layout" svg:width="16.791cm" svg:height="0.475cm" svg:x="2.2cm" svg:y="12.292cm">
          <draw:text-box>
            <text:p text:style-name="P1"><text:span text:style-name="T4">designated by the Special Commission”, which constituted a “clear and flagrant violation” </text:span></text:p>
          </draw:text-box>
        </draw:frame>
        <draw:frame draw:style-name="gr1" draw:text-style-name="P2" draw:layer="layout" svg:width="15.725cm" svg:height="0.475cm" svg:x="2.2cm" svg:y="12.856cm">
          <draw:text-box>
            <text:p text:style-name="P1"><text:span text:style-name="T4">of the provisions of previous resolutions. The Council reiterated its the demands for </text:span></text:p>
          </draw:text-box>
        </draw:frame>
        <draw:frame draw:style-name="gr1" draw:text-style-name="P2" draw:layer="layout" svg:width="1.327cm" svg:height="0.475cm" svg:x="2.2cm" svg:y="13.421cm">
          <draw:text-box>
            <text:p text:style-name="P1"><text:span text:style-name="T4">Iraq to:</text:span></text:p>
          </draw:text-box>
        </draw:frame>
        <draw:frame draw:style-name="gr2" draw:text-style-name="P3" draw:layer="layout" svg:width="0.634cm" svg:height="0.712cm" svg:x="2.95cm" svg:y="14.17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3.304cm" svg:height="0.475cm" svg:x="3.7cm" svg:y="14.335cm">
          <draw:text-box>
            <text:p text:style-name="P1"><text:span text:style-name="T4">“</text:span><text:span text:style-name="T4">co-operate fully”;</text:span></text:p>
          </draw:text-box>
        </draw:frame>
        <draw:frame draw:style-name="gr2" draw:text-style-name="P3" draw:layer="layout" svg:width="0.634cm" svg:height="0.712cm" svg:x="2.95cm" svg:y="14.84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96cm" svg:height="0.475cm" svg:x="3.7cm" svg:y="15cm">
          <draw:text-box>
            <text:p text:style-name="P1"><text:span text:style-name="T4">allow “immediate, unconditional and unrestricted access” for the inspectors; and</text:span></text:p>
          </draw:text-box>
        </draw:frame>
        <draw:frame draw:style-name="gr2" draw:text-style-name="P3" draw:layer="layout" svg:width="0.634cm" svg:height="0.712cm" svg:x="2.95cm" svg:y="15.50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61cm" svg:height="0.475cm" svg:x="3.7cm" svg:y="15.664cm">
          <draw:text-box>
            <text:p text:style-name="P1"><text:span text:style-name="T4">“</text:span><text:span text:style-name="T4">give immediate, unconditional and unrestricted access” to officials whom the </text:span></text:p>
          </draw:text-box>
        </draw:frame>
        <draw:frame draw:style-name="gr1" draw:text-style-name="P2" draw:layer="layout" svg:width="7.639cm" svg:height="0.475cm" svg:x="3.7cm" svg:y="16.228cm">
          <draw:text-box>
            <text:p text:style-name="P1"><text:span text:style-name="T4">Special Commission wished to interview.</text:span></text:p>
          </draw:text-box>
        </draw:frame>
        <draw:frame draw:style-name="gr1" draw:text-style-name="P2" draw:layer="layout" svg:width="14.971cm" svg:height="0.475cm" svg:x="2.2cm" svg:y="17.143cm">
          <draw:text-box>
            <text:p text:style-name="P1"><text:span text:style-name="T6">305. </text:span><text:span text:style-name="T4"><text:s/>The resolution requested the Chairman of UNSCOM to include “an annex </text:span></text:p>
          </draw:text-box>
        </draw:frame>
        <draw:frame draw:style-name="gr1" draw:text-style-name="P2" draw:layer="layout" svg:width="14.467cm" svg:height="0.475cm" svg:x="2.2cm" svg:y="17.707cm">
          <draw:text-box>
            <text:p text:style-name="P1"><text:span text:style-name="T4">evaluating Iraq’s compliance” with those requirements in his future reports to </text:span></text:p>
          </draw:text-box>
        </draw:frame>
        <draw:frame draw:style-name="gr1" draw:text-style-name="P2" draw:layer="layout" svg:width="2.246cm" svg:height="0.475cm" svg:x="2.2cm" svg:y="18.272cm">
          <draw:text-box>
            <text:p text:style-name="P1"><text:span text:style-name="T4">the Council.</text:span></text:p>
          </draw:text-box>
        </draw:frame>
        <draw:frame draw:style-name="gr1" draw:text-style-name="P2" draw:layer="layout" svg:width="15.619cm" svg:height="0.475cm" svg:x="2.2cm" svg:y="19.186cm">
          <draw:text-box>
            <text:p text:style-name="P1"><text:span text:style-name="T6">306. </text:span><text:span text:style-name="T4"><text:s/>The resolution expressed the Council’s “firm intention … to impose additional </text:span></text:p>
          </draw:text-box>
        </draw:frame>
        <draw:frame draw:style-name="gr1" draw:text-style-name="P2" draw:layer="layout" svg:width="11.246cm" svg:height="0.475cm" svg:x="2.2cm" svg:y="19.751cm">
          <draw:text-box>
            <text:p text:style-name="P1"><text:span text:style-name="T4">measures” on the officials responsible if Iraq did not comply.</text:span></text:p>
          </draw:text-box>
        </draw:frame>
        <draw:frame draw:style-name="gr1" draw:text-style-name="P2" draw:layer="layout" svg:width="13.921cm" svg:height="0.475cm" svg:x="2.2cm" svg:y="20.665cm">
          <draw:text-box>
            <text:p text:style-name="P1"><text:span text:style-name="T6">307. </text:span><text:span text:style-name="T4"><text:s/>In a statement before the vote, Sir John Weston, the UK Permanent </text:span></text:p>
          </draw:text-box>
        </draw:frame>
        <draw:frame draw:style-name="gr1" draw:text-style-name="P2" draw:layer="layout" svg:width="16.487cm" svg:height="0.475cm" svg:x="2.2cm" svg:y="21.23cm">
          <draw:text-box>
            <text:p text:style-name="P1"><text:span text:style-name="T4">Representative to the UN in New York, stated that the Council was meeting “to respond </text:span></text:p>
          </draw:text-box>
        </draw:frame>
        <draw:frame draw:style-name="gr1" draw:text-style-name="P2" draw:layer="layout" svg:width="15.009cm" svg:height="0.475cm" svg:x="2.2cm" svg:y="21.794cm">
          <draw:text-box>
            <text:p text:style-name="P1"><text:span text:style-name="T4">to the latest in a series of incidents” in which the Iraqi authorities had “sought to </text:span></text:p>
          </draw:text-box>
        </draw:frame>
        <draw:frame draw:style-name="gr1" draw:text-style-name="P2" draw:layer="layout" svg:width="15.97cm" svg:height="0.475cm" svg:x="2.2cm" svg:y="22.358cm">
          <draw:text-box>
            <text:p text:style-name="P1"><text:span text:style-name="T4">impose conditions”, which he described as an “Iraqi campaign to prevent the Special </text:span></text:p>
          </draw:text-box>
        </draw:frame>
        <draw:frame draw:style-name="gr1" draw:text-style-name="P2" draw:layer="layout" svg:width="16.33cm" svg:height="0.475cm" svg:x="2.2cm" svg:y="22.923cm">
          <draw:text-box>
            <text:p text:style-name="P1"><text:span text:style-name="T4">Commission carrying out the mandate given to it by this Council” which was “obviously </text:span></text:p>
          </draw:text-box>
        </draw:frame>
        <draw:frame draw:style-name="gr1" draw:text-style-name="P2" draw:layer="layout" svg:width="8.414cm" svg:height="0.475cm" svg:x="2.2cm" svg:y="23.487cm">
          <draw:text-box>
            <text:p text:style-name="P1"><text:span text:style-name="T4">directed from the highest levels in Baghdad”.</text:span></text:p>
          </draw:text-box>
        </draw:frame>
        <draw:frame draw:style-name="gr6" draw:text-style-name="P7" draw:layer="layout" svg:width="0.408cm" svg:height="0.276cm" svg:x="10.577cm" svg:y="23.506cm">
          <draw:text-box>
            <text:p text:style-name="P1"><text:span text:style-name="T9">133</text:span></text:p>
          </draw:text-box>
        </draw:frame>
        <draw:frame draw:style-name="gr1" draw:text-style-name="P2" draw:layer="layout" svg:width="16.084cm" svg:height="0.475cm" svg:x="2.2cm" svg:y="24.402cm">
          <draw:text-box>
            <text:p text:style-name="P1"><text:span text:style-name="T6">308. </text:span><text:span text:style-name="T4"><text:s/>Sir John added that it was “simply incredible for Iraq to claim that this campaign </text:span></text:p>
          </draw:text-box>
        </draw:frame>
        <draw:frame draw:style-name="gr1" draw:text-style-name="P2" draw:layer="layout" svg:width="15.991cm" svg:height="0.475cm" svg:x="2.2cm" svg:y="24.966cm">
          <draw:text-box>
            <text:p text:style-name="P1"><text:span text:style-name="T4">of concealment was the work of the late Hussein Kamil and a few associates”. It was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12.85cm" svg:height="0.475cm" svg:x="2.2cm" svg:y="25.531cm">
          <draw:text-box>
            <text:p text:style-name="P1"><text:span text:style-name="T4">“</text:span><text:span text:style-name="T4">essential” that the “mechanism of deception and concealment” was: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133 </text:span></text:p>
          </draw:text-box>
        </draw:frame>
        <draw:frame draw:style-name="gr4" draw:text-style-name="P5" draw:layer="layout" svg:width="11.779cm" svg:height="0.395cm" svg:x="2.646cm" svg:y="26.781cm">
          <draw:text-box>
            <text:p text:style-name="P1"><text:span text:style-name="T11">UN Security Council, ‘3792nd Meeting Saturday 21 June 1997’ (S/PV.3792).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8</text:span></text:p>
          </draw:text-box>
        </draw:frame>
        <draw:frame draw:style-name="gr1" draw:text-style-name="P2" draw:layer="layout" svg:width="15.979cm" svg:height="0.475cm" svg:x="2.95cm" svg:y="2.525cm">
          <draw:text-box>
            <text:p text:style-name="P1"><text:span text:style-name="T4">“… </text:span><text:span text:style-name="T4">fully exposed and brought to an end. Otherwise we cannot know whether caches </text:span></text:p>
          </draw:text-box>
        </draw:frame>
        <draw:frame draw:style-name="gr1" draw:text-style-name="P2" draw:layer="layout" svg:width="15.72cm" svg:height="0.475cm" svg:x="2.95cm" svg:y="3.09cm">
          <draw:text-box>
            <text:p text:style-name="P1"><text:span text:style-name="T4">of equipment, documents, facilities, or entire programmes still exist of which we are </text:span></text:p>
          </draw:text-box>
        </draw:frame>
        <draw:frame draw:style-name="gr1" draw:text-style-name="P2" draw:layer="layout" svg:width="11.788cm" svg:height="0.475cm" svg:x="2.95cm" svg:y="3.654cm">
          <draw:text-box>
            <text:p text:style-name="P1"><text:span text:style-name="T4">unaware and which will therefore not be subject to monitoring.”</text:span></text:p>
          </draw:text-box>
        </draw:frame>
        <draw:frame draw:style-name="gr1" draw:text-style-name="P2" draw:layer="layout" svg:width="14.586cm" svg:height="0.475cm" svg:x="2.2cm" svg:y="4.568cm">
          <draw:text-box>
            <text:p text:style-name="P1"><text:span text:style-name="T6">309. </text:span><text:span text:style-name="T4"><text:s/>Sir John concluded that Iraq had “repeatedly assured” the Council of its </text:span></text:p>
          </draw:text-box>
        </draw:frame>
        <draw:frame draw:style-name="gr1" draw:text-style-name="P2" draw:layer="layout" svg:width="16.771cm" svg:height="0.475cm" svg:x="2.2cm" svg:y="5.133cm">
          <draw:text-box>
            <text:p text:style-name="P1"><text:span text:style-name="T4">“</text:span><text:span text:style-name="T4">commitment to furnishing full co-operation” but had “failed to translate these assurances </text:span></text:p>
          </draw:text-box>
        </draw:frame>
        <draw:frame draw:style-name="gr1" draw:text-style-name="P2" draw:layer="layout" svg:width="16.343cm" svg:height="0.475cm" svg:x="2.2cm" svg:y="5.697cm">
          <draw:text-box>
            <text:p text:style-name="P1"><text:span text:style-name="T4">into reality”. The draft resolution was a “reasonable, proportionate and focused” way to </text:span></text:p>
          </draw:text-box>
        </draw:frame>
        <draw:frame draw:style-name="gr1" draw:text-style-name="P2" draw:layer="layout" svg:width="5.433cm" svg:height="0.475cm" svg:x="2.2cm" svg:y="6.262cm">
          <draw:text-box>
            <text:p text:style-name="P1"><text:span text:style-name="T4">remind Iraq of its obligations.</text:span></text:p>
          </draw:text-box>
        </draw:frame>
        <draw:frame draw:style-name="gr1" draw:text-style-name="P2" draw:layer="layout" svg:width="15.932cm" svg:height="0.475cm" svg:x="2.2cm" svg:y="7.176cm">
          <draw:text-box>
            <text:p text:style-name="P1"><text:span text:style-name="T6">310. </text:span><text:span text:style-name="T4"><text:s/>Mr Nabil Elaraby, Egyptian Permanent Representative to the UN, made it clear </text:span></text:p>
          </draw:text-box>
        </draw:frame>
        <draw:frame draw:style-name="gr1" draw:text-style-name="P2" draw:layer="layout" svg:width="16.338cm" svg:height="0.475cm" svg:x="2.2cm" svg:y="7.741cm">
          <draw:text-box>
            <text:p text:style-name="P1"><text:span text:style-name="T4">that an earlier draft of the resolution had proposed “additional sanctions to be imposed </text:span></text:p>
          </draw:text-box>
        </draw:frame>
        <draw:frame draw:style-name="gr1" draw:text-style-name="P2" draw:layer="layout" svg:width="16.093cm" svg:height="0.475cm" svg:x="2.2cm" svg:y="8.305cm">
          <draw:text-box>
            <text:p text:style-name="P1"><text:span text:style-name="T4">on Iraq at a time when the regional Arab, African and Islamic organizations and those </text:span></text:p>
          </draw:text-box>
        </draw:frame>
        <draw:frame draw:style-name="gr1" draw:text-style-name="P2" draw:layer="layout" svg:width="15.771cm" svg:height="0.475cm" svg:x="2.2cm" svg:y="8.87cm">
          <draw:text-box>
            <text:p text:style-name="P1"><text:span text:style-name="T4">associated with the Non-Aligned Movement wish the Special Commission to end its </text:span></text:p>
          </draw:text-box>
        </draw:frame>
        <draw:frame draw:style-name="gr1" draw:text-style-name="P2" draw:layer="layout" svg:width="11.889cm" svg:height="0.475cm" svg:x="2.2cm" svg:y="9.434cm">
          <draw:text-box>
            <text:p text:style-name="P1"><text:span text:style-name="T4">mission so as to put an end to the suffering of the Iraqi people”.</text:span></text:p>
          </draw:text-box>
        </draw:frame>
        <draw:frame draw:style-name="gr1" draw:text-style-name="P2" draw:layer="layout" svg:width="16.444cm" svg:height="0.475cm" svg:x="2.2cm" svg:y="10.348cm">
          <draw:text-box>
            <text:p text:style-name="P1"><text:span text:style-name="T6">311. </text:span><text:span text:style-name="T4"><text:s/>Mr Edward Gnehm, US Deputy Permanent Representative to the UN, stated that, </text:span></text:p>
          </draw:text-box>
        </draw:frame>
        <draw:frame draw:style-name="gr1" draw:text-style-name="P2" draw:layer="layout" svg:width="16.292cm" svg:height="0.475cm" svg:x="2.2cm" svg:y="10.913cm">
          <draw:text-box>
            <text:p text:style-name="P1"><text:span text:style-name="T4">far from complying, Iraq had “expended its best efforts to thwart the will of the Council, </text:span></text:p>
          </draw:text-box>
        </draw:frame>
        <draw:frame draw:style-name="gr1" draw:text-style-name="P2" draw:layer="layout" svg:width="15.521cm" svg:height="0.475cm" svg:x="2.2cm" svg:y="11.477cm">
          <draw:text-box>
            <text:p text:style-name="P1"><text:span text:style-name="T4">particularly in the crucial area of weapons of mass destruction”. Since 1991, it had:</text:span></text:p>
          </draw:text-box>
        </draw:frame>
        <draw:frame draw:style-name="gr1" draw:text-style-name="P2" draw:layer="layout" svg:width="15.513cm" svg:height="0.475cm" svg:x="2.95cm" svg:y="12.392cm">
          <draw:text-box>
            <text:p text:style-name="P1"><text:span text:style-name="T4">“… </text:span><text:span text:style-name="T4">made every effort to conceal its true weapons capabilities, to destroy evidence </text:span></text:p>
          </draw:text-box>
        </draw:frame>
        <draw:frame draw:style-name="gr1" draw:text-style-name="P2" draw:layer="layout" svg:width="15.221cm" svg:height="0.475cm" svg:x="2.95cm" svg:y="12.956cm">
          <draw:text-box>
            <text:p text:style-name="P1"><text:span text:style-name="T4">of its programmes and supply routes and to lie about it to this Council. In the last </text:span></text:p>
          </draw:text-box>
        </draw:frame>
        <draw:frame draw:style-name="gr1" draw:text-style-name="P2" draw:layer="layout" svg:width="15.598cm" svg:height="0.475cm" svg:x="2.95cm" svg:y="13.521cm">
          <draw:text-box>
            <text:p text:style-name="P1"><text:span text:style-name="T4">two years, Iraqi efforts to interfere with the Special Commission … have intensified </text:span></text:p>
          </draw:text-box>
        </draw:frame>
        <draw:frame draw:style-name="gr1" draw:text-style-name="P2" draw:layer="layout" svg:width="15.225cm" svg:height="0.475cm" svg:x="2.95cm" svg:y="14.085cm">
          <draw:text-box>
            <text:p text:style-name="P1"><text:span text:style-name="T4">… </text:span><text:span text:style-name="T4">UNSCOM inspectors have observed blatant efforts to remove documents and </text:span></text:p>
          </draw:text-box>
        </draw:frame>
        <draw:frame draw:style-name="gr1" draw:text-style-name="P2" draw:layer="layout" svg:width="15.098cm" svg:height="0.475cm" svg:x="2.95cm" svg:y="14.65cm">
          <draw:text-box>
            <text:p text:style-name="P1"><text:span text:style-name="T4">other evidence from sites while the inspectors themselves have been prevented </text:span></text:p>
          </draw:text-box>
        </draw:frame>
        <draw:frame draw:style-name="gr1" draw:text-style-name="P2" draw:layer="layout" svg:width="15.699cm" svg:height="0.475cm" svg:x="2.95cm" svg:y="15.214cm">
          <draw:text-box>
            <text:p text:style-name="P1"><text:span text:style-name="T4">from entering; and UNSCOM inspectors have been refused permission to interview </text:span></text:p>
          </draw:text-box>
        </draw:frame>
        <draw:frame draw:style-name="gr1" draw:text-style-name="P2" draw:layer="layout" svg:width="5.196cm" svg:height="0.475cm" svg:x="2.95cm" svg:y="15.778cm">
          <draw:text-box>
            <text:p text:style-name="P1"><text:span text:style-name="T4">knowledgeable individuals.”</text:span></text:p>
          </draw:text-box>
        </draw:frame>
        <draw:frame draw:style-name="gr1" draw:text-style-name="P2" draw:layer="layout" svg:width="15.987cm" svg:height="0.475cm" svg:x="2.2cm" svg:y="16.693cm">
          <draw:text-box>
            <text:p text:style-name="P1"><text:span text:style-name="T6">312. </text:span><text:span text:style-name="T4"><text:s/>Mr Gnehm added that Iraq had abrogated the modalities in the joint agreement </text:span></text:p>
          </draw:text-box>
        </draw:frame>
        <draw:frame draw:style-name="gr1" draw:text-style-name="P2" draw:layer="layout" svg:width="16.017cm" svg:height="0.475cm" svg:x="2.2cm" svg:y="17.257cm">
          <draw:text-box>
            <text:p text:style-name="P1"><text:span text:style-name="T4">and its “obstructionist actions were taken under orders from the highest authorities in </text:span></text:p>
          </draw:text-box>
        </draw:frame>
        <draw:frame draw:style-name="gr1" draw:text-style-name="P2" draw:layer="layout" svg:width="15.89cm" svg:height="0.475cm" svg:x="2.2cm" svg:y="17.822cm">
          <draw:text-box>
            <text:p text:style-name="P1"><text:span text:style-name="T4">Baghdad”. UNSCOM was facing its most serious threat since it was established and </text:span></text:p>
          </draw:text-box>
        </draw:frame>
        <draw:frame draw:style-name="gr1" draw:text-style-name="P2" draw:layer="layout" svg:width="15.416cm" svg:height="0.475cm" svg:x="2.2cm" svg:y="18.386cm">
          <draw:text-box>
            <text:p text:style-name="P1"><text:span text:style-name="T4">Iraq’s failure was “a serious threat to the region’s peace and security”. Mr Ekéus’s </text:span></text:p>
          </draw:text-box>
        </draw:frame>
        <draw:frame draw:style-name="gr1" draw:text-style-name="P2" draw:layer="layout" svg:width="15.894cm" svg:height="0.475cm" svg:x="2.2cm" svg:y="18.951cm">
          <draw:text-box>
            <text:p text:style-name="P1"><text:span text:style-name="T4">briefing to the Council had confirmed that there had been “no improvement” in Iraq’s </text:span></text:p>
          </draw:text-box>
        </draw:frame>
        <draw:frame draw:style-name="gr1" draw:text-style-name="P2" draw:layer="layout" svg:width="16.339cm" svg:height="0.475cm" svg:x="2.2cm" svg:y="19.515cm">
          <draw:text-box>
            <text:p text:style-name="P1"><text:span text:style-name="T4">“</text:span><text:span text:style-name="T4">alarming policies” since his April report and Iraq had “responded with contempt” to the </text:span></text:p>
          </draw:text-box>
        </draw:frame>
        <draw:frame draw:style-name="gr1" draw:text-style-name="P2" draw:layer="layout" svg:width="7.029cm" svg:height="0.475cm" svg:x="2.2cm" svg:y="20.08cm">
          <draw:text-box>
            <text:p text:style-name="P1"><text:span text:style-name="T4">Council’s resolutions and statements.</text:span></text:p>
          </draw:text-box>
        </draw:frame>
        <draw:frame draw:style-name="gr1" draw:text-style-name="P2" draw:layer="layout" svg:width="4.468cm" svg:height="0.475cm" svg:x="2.2cm" svg:y="20.994cm">
          <draw:text-box>
            <text:p text:style-name="P1"><text:span text:style-name="T6">313. </text:span><text:span text:style-name="T4"><text:s/>Mr Gnehm stated:</text:span></text:p>
          </draw:text-box>
        </draw:frame>
        <draw:frame draw:style-name="gr1" draw:text-style-name="P2" draw:layer="layout" svg:width="15.361cm" svg:height="0.475cm" svg:x="2.95cm" svg:y="21.908cm">
          <draw:text-box>
            <text:p text:style-name="P1"><text:span text:style-name="T4">“… </text:span><text:span text:style-name="T4">the time for mere words is over. Iraq has shown us that it will never voluntarily </text:span></text:p>
          </draw:text-box>
        </draw:frame>
        <draw:frame draw:style-name="gr1" draw:text-style-name="P2" draw:layer="layout" svg:width="15.623cm" svg:height="0.475cm" svg:x="2.95cm" svg:y="22.473cm">
          <draw:text-box>
            <text:p text:style-name="P1"><text:span text:style-name="T4">comply with resolutions of the Council unless the Council acts firmly and decisively </text:span></text:p>
          </draw:text-box>
        </draw:frame>
        <draw:frame draw:style-name="gr1" draw:text-style-name="P2" draw:layer="layout" svg:width="15.615cm" svg:height="0.475cm" svg:x="2.95cm" svg:y="23.037cm">
          <draw:text-box>
            <text:p text:style-name="P1"><text:span text:style-name="T4">to enforce its will. That is why we have brought forward this resolution today, which </text:span></text:p>
          </draw:text-box>
        </draw:frame>
        <draw:frame draw:style-name="gr1" draw:text-style-name="P2" draw:layer="layout" svg:width="15.564cm" svg:height="0.475cm" svg:x="2.95cm" svg:y="23.602cm">
          <draw:text-box>
            <text:p text:style-name="P1"><text:span text:style-name="T4">will demonstrate conclusively to Iraq that its actions have serious consequences …</text:span></text:p>
          </draw:text-box>
        </draw:frame>
        <draw:frame draw:style-name="gr1" draw:text-style-name="P2" draw:layer="layout" svg:width="14.337cm" svg:height="0.475cm" svg:x="2.95cm" svg:y="24.516cm">
          <draw:text-box>
            <text:p text:style-name="P1"><text:span text:style-name="T4">“… </text:span><text:span text:style-name="T4">We have chosen these particular steps because they are measured and </text:span></text:p>
          </draw:text-box>
        </draw:frame>
        <draw:frame draw:style-name="gr1" draw:text-style-name="P2" draw:layer="layout" svg:width="2.106cm" svg:height="0.475cm" svg:x="2.95cm" svg:y="25.081cm">
          <draw:text-box>
            <text:p text:style-name="P1"><text:span text:style-name="T4">targeted …</text:span></text:p>
          </draw:text-box>
        </draw:frame>
        <draw:frame draw:style-name="gr1" draw:text-style-name="P2" draw:layer="layout" svg:width="14.578cm" svg:height="0.475cm" svg:x="2.95cm" svg:y="25.995cm">
          <draw:text-box>
            <text:p text:style-name="P1"><text:span text:style-name="T4">“</text:span><text:span text:style-name="T4">Similarly, the Council expresses its intent to impose new measures, targeted </text:span></text:p>
          </draw:text-box>
        </draw:frame>
        <draw:frame draw:style-name="gr1" draw:text-style-name="P2" draw:layer="layout" svg:width="14.438cm" svg:height="0.475cm" svg:x="2.95cm" svg:y="26.56cm">
          <draw:text-box>
            <text:p text:style-name="P1"><text:span text:style-name="T4">precisely at those parties most responsible for the continued concealment of 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9</text:span></text:p>
          </draw:text-box>
        </draw:frame>
        <draw:frame draw:style-name="gr1" draw:text-style-name="P2" draw:layer="layout" svg:width="15.483cm" svg:height="0.475cm" svg:x="2.95cm" svg:y="2.525cm">
          <draw:text-box>
            <text:p text:style-name="P1"><text:span text:style-name="T4">Iraq’s weapons programmes, if Iraq … fails to comply … with the substance of the </text:span></text:p>
          </draw:text-box>
        </draw:frame>
        <draw:frame draw:style-name="gr1" draw:text-style-name="P2" draw:layer="layout" svg:width="15.479cm" svg:height="0.475cm" svg:x="2.95cm" svg:y="3.09cm">
          <draw:text-box>
            <text:p text:style-name="P1"><text:span text:style-name="T4">Commission’s authority to conduct inspections and interviews without interference </text:span></text:p>
          </draw:text-box>
        </draw:frame>
        <draw:frame draw:style-name="gr1" draw:text-style-name="P2" draw:layer="layout" svg:width="2.246cm" svg:height="0.475cm" svg:x="2.95cm" svg:y="3.654cm">
          <draw:text-box>
            <text:p text:style-name="P1"><text:span text:style-name="T4">of any sort.”</text:span></text:p>
          </draw:text-box>
        </draw:frame>
        <draw:frame draw:style-name="gr1" draw:text-style-name="P2" draw:layer="layout" svg:width="16.546cm" svg:height="0.475cm" svg:x="2.2cm" svg:y="4.568cm">
          <draw:text-box>
            <text:p text:style-name="P1"><text:span text:style-name="T6">314. </text:span><text:span text:style-name="T4"><text:s/>In a statement after the vote, Mr Qin Huasun, Chinese Permanent Representative </text:span></text:p>
          </draw:text-box>
        </draw:frame>
        <draw:frame draw:style-name="gr1" draw:text-style-name="P2" draw:layer="layout" svg:width="16.724cm" svg:height="0.475cm" svg:x="2.2cm" svg:y="5.133cm">
          <draw:text-box>
            <text:p text:style-name="P1"><text:span text:style-name="T4">to the UN, stated that Iraq had “basically maintained its co-operation” and that UNSCOM </text:span></text:p>
          </draw:text-box>
        </draw:frame>
        <draw:frame draw:style-name="gr1" draw:text-style-name="P2" draw:layer="layout" svg:width="16.686cm" svg:height="0.475cm" svg:x="2.2cm" svg:y="5.697cm">
          <draw:text-box>
            <text:p text:style-name="P1"><text:span text:style-name="T4">had “made great progress in discharging the mandate entrusted to it”. He added: “Under </text:span></text:p>
          </draw:text-box>
        </draw:frame>
        <draw:frame draw:style-name="gr1" draw:text-style-name="P2" draw:layer="layout" svg:width="16.626cm" svg:height="0.475cm" svg:x="2.2cm" svg:y="6.262cm">
          <draw:text-box>
            <text:p text:style-name="P1"><text:span text:style-name="T4">these circumstances, we should consider gradually lifting sanctions against Iraq in order </text:span></text:p>
          </draw:text-box>
        </draw:frame>
        <draw:frame draw:style-name="gr1" draw:text-style-name="P2" draw:layer="layout" svg:width="7.381cm" svg:height="0.475cm" svg:x="2.2cm" svg:y="6.826cm">
          <draw:text-box>
            <text:p text:style-name="P1"><text:span text:style-name="T4">to alleviate its humanitarian difficulties.”</text:span></text:p>
          </draw:text-box>
        </draw:frame>
        <draw:frame draw:style-name="gr1" draw:text-style-name="P2" draw:layer="layout" svg:width="15.767cm" svg:height="0.475cm" svg:x="2.2cm" svg:y="7.741cm">
          <draw:text-box>
            <text:p text:style-name="P1"><text:span text:style-name="T6">315. </text:span><text:span text:style-name="T4"><text:s/>Mr Sergei Lavrov, Russian Permanent Representative to the UN, emphasised </text:span></text:p>
          </draw:text-box>
        </draw:frame>
        <draw:frame draw:style-name="gr1" draw:text-style-name="P2" draw:layer="layout" svg:width="15.915cm" svg:height="0.475cm" svg:x="2.2cm" svg:y="8.305cm">
          <draw:text-box>
            <text:p text:style-name="P1"><text:span text:style-name="T4">the importance of the Security Council’s consensus on a “balanced”, not “one-sided” </text:span></text:p>
          </draw:text-box>
        </draw:frame>
        <draw:frame draw:style-name="gr1" draw:text-style-name="P2" draw:layer="layout" svg:width="15.746cm" svg:height="0.475cm" svg:x="2.2cm" svg:y="8.87cm">
          <draw:text-box>
            <text:p text:style-name="P1"><text:span text:style-name="T4">response which reflected “both the very core of the problem and the broad range of </text:span></text:p>
          </draw:text-box>
        </draw:frame>
        <draw:frame draw:style-name="gr1" draw:text-style-name="P2" draw:layer="layout" svg:width="15.475cm" svg:height="0.475cm" svg:x="2.2cm" svg:y="9.434cm">
          <draw:text-box>
            <text:p text:style-name="P1"><text:span text:style-name="T4">views of the members of the Security Council”, and was “not based on the logic of </text:span></text:p>
          </draw:text-box>
        </draw:frame>
        <draw:frame draw:style-name="gr1" draw:text-style-name="P2" draw:layer="layout" svg:width="16.051cm" svg:height="0.475cm" svg:x="2.2cm" svg:y="9.998cm">
          <draw:text-box>
            <text:p text:style-name="P1"><text:span text:style-name="T4">punishment but forms part of the Council’s main thrust: to conclude this disarmament </text:span></text:p>
          </draw:text-box>
        </draw:frame>
        <draw:frame draw:style-name="gr1" draw:text-style-name="P2" draw:layer="layout" svg:width="15.547cm" svg:height="0.475cm" svg:x="2.2cm" svg:y="10.563cm">
          <draw:text-box>
            <text:p text:style-name="P1"><text:span text:style-name="T4">issue as quickly as possible and to achieve a lasting post-conflict settlement in the </text:span></text:p>
          </draw:text-box>
        </draw:frame>
        <draw:frame draw:style-name="gr1" draw:text-style-name="P2" draw:layer="layout" svg:width="9.62cm" svg:height="0.475cm" svg:x="2.2cm" svg:y="11.127cm">
          <draw:text-box>
            <text:p text:style-name="P1"><text:span text:style-name="T4">Persian Gulf on the basis of resolution 687 (1991)”.</text:span></text:p>
          </draw:text-box>
        </draw:frame>
        <draw:frame draw:style-name="gr1" draw:text-style-name="P2" draw:layer="layout" svg:width="10.547cm" svg:height="0.475cm" svg:x="2.2cm" svg:y="12.242cm">
          <draw:text-box>
            <text:p text:style-name="P1"><text:span text:style-name="T1">MR RICHARD BUTLER SUCCEEDS MR ROLF EKÉUS</text:span></text:p>
          </draw:text-box>
        </draw:frame>
        <draw:frame draw:style-name="gr1" draw:text-style-name="P2" draw:layer="layout" svg:width="15.242cm" svg:height="0.475cm" svg:x="2.2cm" svg:y="13.006cm">
          <draw:text-box>
            <text:p text:style-name="P1"><text:span text:style-name="T6">316. </text:span><text:span text:style-name="T4"><text:s/>On 1 July, Mr Richard Butler, an Australian diplomat and former Permanent </text:span></text:p>
          </draw:text-box>
        </draw:frame>
        <draw:frame draw:style-name="gr1" draw:text-style-name="P2" draw:layer="layout" svg:width="14.764cm" svg:height="0.475cm" svg:x="2.2cm" svg:y="13.571cm">
          <draw:text-box>
            <text:p text:style-name="P1"><text:span text:style-name="T4">Representative to the UN, succeeded Mr Ekéus as the Executive Chairman of </text:span></text:p>
          </draw:text-box>
        </draw:frame>
        <draw:frame draw:style-name="gr1" draw:text-style-name="P2" draw:layer="layout" svg:width="2cm" svg:height="0.475cm" svg:x="2.2cm" svg:y="14.135cm">
          <draw:text-box>
            <text:p text:style-name="P1"><text:span text:style-name="T4">UNSCOM.</text:span></text:p>
          </draw:text-box>
        </draw:frame>
        <draw:frame draw:style-name="gr6" draw:text-style-name="P7" draw:layer="layout" svg:width="0.408cm" svg:height="0.276cm" svg:x="4.199cm" svg:y="14.154cm">
          <draw:text-box>
            <text:p text:style-name="P1"><text:span text:style-name="T9">134</text:span></text:p>
          </draw:text-box>
        </draw:frame>
        <draw:frame draw:style-name="gr1" draw:text-style-name="P2" draw:layer="layout" svg:width="16.66cm" svg:height="0.475cm" svg:x="2.2cm" svg:y="15.05cm">
          <draw:text-box>
            <text:p text:style-name="P1"><text:span text:style-name="T6">317. </text:span><text:span text:style-name="T4"><text:s/>From mid-September 1997 there were further serious incidents in which UNSCOM </text:span></text:p>
          </draw:text-box>
        </draw:frame>
        <draw:frame draw:style-name="gr1" draw:text-style-name="P2" draw:layer="layout" svg:width="14.814cm" svg:height="0.475cm" svg:x="2.2cm" svg:y="15.614cm">
          <draw:text-box>
            <text:p text:style-name="P1"><text:span text:style-name="T4">access to designated sites was denied or delayed, and material was moved or </text:span></text:p>
          </draw:text-box>
        </draw:frame>
        <draw:frame draw:style-name="gr1" draw:text-style-name="P2" draw:layer="layout" svg:width="10.416cm" svg:height="0.475cm" svg:x="2.2cm" svg:y="16.178cm">
          <draw:text-box>
            <text:p text:style-name="P1"><text:span text:style-name="T4">destroyed, which were reported to the Security Council.</text:span></text:p>
          </draw:text-box>
        </draw:frame>
        <draw:frame draw:style-name="gr1" draw:text-style-name="P2" draw:layer="layout" svg:width="9.654cm" svg:height="0.475cm" svg:x="2.2cm" svg:y="17.093cm">
          <draw:text-box>
            <text:p text:style-name="P1"><text:span text:style-name="T6">318. </text:span><text:span text:style-name="T4"><text:s/>On 3 September, the JIC stated that Iraq had:</text:span></text:p>
          </draw:text-box>
        </draw:frame>
        <draw:frame draw:style-name="gr1" draw:text-style-name="P2" draw:layer="layout" svg:width="15.162cm" svg:height="0.475cm" svg:x="2.95cm" svg:y="18.007cm">
          <draw:text-box>
            <text:p text:style-name="P1"><text:span text:style-name="T4">“… </text:span><text:span text:style-name="T4">claimed, however, that it had terminated the [BW] programme and destroyed </text:span></text:p>
          </draw:text-box>
        </draw:frame>
        <draw:frame draw:style-name="gr1" draw:text-style-name="P2" draw:layer="layout" svg:width="15.936cm" svg:height="0.475cm" svg:x="2.95cm" svg:y="18.572cm">
          <draw:text-box>
            <text:p text:style-name="P1"><text:span text:style-name="T4">its arsenal before UN inspections began in 1991. These admissions, while assessed </text:span></text:p>
          </draw:text-box>
        </draw:frame>
        <draw:frame draw:style-name="gr1" draw:text-style-name="P2" draw:layer="layout" svg:width="15.89cm" svg:height="0.475cm" svg:x="2.95cm" svg:y="19.136cm">
          <draw:text-box>
            <text:p text:style-name="P1"><text:span text:style-name="T4">to be largely accurate, are incomplete. We assess that Iraq has withheld information </text:span></text:p>
          </draw:text-box>
        </draw:frame>
        <draw:frame draw:style-name="gr1" draw:text-style-name="P2" draw:layer="layout" svg:width="14.734cm" svg:height="0.475cm" svg:x="2.95cm" svg:y="19.701cm">
          <draw:text-box>
            <text:p text:style-name="P1"><text:span text:style-name="T4">on key elements of its programme: reliable intelligence has described work on </text:span></text:p>
          </draw:text-box>
        </draw:frame>
        <draw:frame draw:style-name="gr1" draw:text-style-name="P2" draw:layer="layout" svg:width="11.267cm" svg:height="0.475cm" svg:x="2.95cm" svg:y="20.265cm">
          <draw:text-box>
            <text:p text:style-name="P1"><text:span text:style-name="T4">plague and suspicions persist of work on other pox viruses.”</text:span></text:p>
          </draw:text-box>
        </draw:frame>
        <draw:frame draw:style-name="gr6" draw:text-style-name="P7" draw:layer="layout" svg:width="0.408cm" svg:height="0.276cm" svg:x="14.174cm" svg:y="20.284cm">
          <draw:text-box>
            <text:p text:style-name="P1"><text:span text:style-name="T9">135</text:span></text:p>
          </draw:text-box>
        </draw:frame>
        <draw:frame draw:style-name="gr1" draw:text-style-name="P2" draw:layer="layout" svg:width="15.153cm" svg:height="0.475cm" svg:x="2.2cm" svg:y="21.18cm">
          <draw:text-box>
            <text:p text:style-name="P1"><text:span text:style-name="T6">319. </text:span><text:span text:style-name="T4"><text:s/>Following a briefing to Security Council members from Mr Butler about two </text:span></text:p>
          </draw:text-box>
        </draw:frame>
        <draw:frame draw:style-name="gr1" draw:text-style-name="P2" draw:layer="layout" svg:width="15.835cm" svg:height="0.475cm" svg:x="2.2cm" svg:y="21.744cm">
          <draw:text-box>
            <text:p text:style-name="P1"><text:span text:style-name="T4">incidents the previous weekend, the President of the Security Council told the press </text:span></text:p>
          </draw:text-box>
        </draw:frame>
        <draw:frame draw:style-name="gr1" draw:text-style-name="P2" draw:layer="layout" svg:width="16.093cm" svg:height="0.475cm" svg:x="2.2cm" svg:y="22.308cm">
          <draw:text-box>
            <text:p text:style-name="P1"><text:span text:style-name="T4">on 17 September that the Council viewed Iraq’s failure to co-operate and to apply the </text:span></text:p>
          </draw:text-box>
        </draw:frame>
        <draw:frame draw:style-name="gr1" draw:text-style-name="P2" draw:layer="layout" svg:width="16.288cm" svg:height="0.475cm" svg:x="2.2cm" svg:y="22.873cm">
          <draw:text-box>
            <text:p text:style-name="P1"><text:span text:style-name="T4">procedures agreed on 22 June “in the gravest terms”, and called on Iraq to co-operate </text:span></text:p>
          </draw:text-box>
        </draw:frame>
        <draw:frame draw:style-name="gr1" draw:text-style-name="P2" draw:layer="layout" svg:width="3.744cm" svg:height="0.475cm" svg:x="2.2cm" svg:y="23.437cm">
          <draw:text-box>
            <text:p text:style-name="P1"><text:span text:style-name="T4">fully with UNSCOM.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6" draw:text-style-name="P7" draw:layer="layout" svg:width="0.408cm" svg:height="0.276cm" svg:x="5.94cm" svg:y="23.456cm">
          <draw:text-box>
            <text:p text:style-name="P1"><text:span text:style-name="T9">136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134 </text:span></text:p>
          </draw:text-box>
        </draw:frame>
        <draw:frame draw:style-name="gr4" draw:text-style-name="P5" draw:layer="layout" svg:width="15.86cm" svg:height="0.395cm" svg:x="2.646cm" svg:y="24.664cm">
          <draw:text-box>
            <text:p text:style-name="P1"><text:span text:style-name="T11">UN Security Council, 6 October 1997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5.08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225cm" svg:height="0.395cm" svg:x="2.2cm" svg:y="25.511cm">
          <draw:text-box>
            <text:p text:style-name="P1"><text:span text:style-name="T11">(S/1997/774). 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135 </text:span></text:p>
          </draw:text-box>
        </draw:frame>
        <draw:frame draw:style-name="gr4" draw:text-style-name="P5" draw:layer="layout" svg:width="15.733cm" svg:height="0.395cm" svg:x="2.646cm" svg:y="25.934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56cm" svg:height="0.395cm" svg:x="2.2cm" svg:y="26.357cm">
          <draw:text-box>
            <text:p text:style-name="P1"><text:span text:style-name="T11">page 135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136 </text:span></text:p>
          </draw:text-box>
        </draw:frame>
        <draw:frame draw:style-name="gr4" draw:text-style-name="P5" draw:layer="layout" svg:width="8.181cm" svg:height="0.395cm" svg:x="2.646cm" svg:y="26.781cm">
          <draw:text-box>
            <text:p text:style-name="P1"><text:span text:style-name="T11">United Nations Daily Highlights, 17 September 2007.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0</text:span></text:p>
          </draw:text-box>
        </draw:frame>
        <draw:frame draw:style-name="gr1" draw:text-style-name="P2" draw:layer="layout" svg:width="16cm" svg:height="0.475cm" svg:x="2.2cm" svg:y="2.525cm">
          <draw:text-box>
            <text:p text:style-name="P1"><text:span text:style-name="T6">320. </text:span><text:span text:style-name="T4"><text:s/>Despite that statement, inspection teams were prevented from inspecting three </text:span></text:p>
          </draw:text-box>
        </draw:frame>
        <draw:frame draw:style-name="gr1" draw:text-style-name="P2" draw:layer="layout" svg:width="8.299cm" svg:height="0.475cm" svg:x="2.2cm" svg:y="3.09cm">
          <draw:text-box>
            <text:p text:style-name="P1"><text:span text:style-name="T4">sites between 27 September and 1 October.</text:span></text:p>
          </draw:text-box>
        </draw:frame>
        <draw:frame draw:style-name="gr6" draw:text-style-name="P7" draw:layer="layout" svg:width="0.408cm" svg:height="0.276cm" svg:x="10.46cm" svg:y="3.108cm">
          <draw:text-box>
            <text:p text:style-name="P1"><text:span text:style-name="T9">137</text:span></text:p>
          </draw:text-box>
        </draw:frame>
        <draw:frame draw:style-name="gr1" draw:text-style-name="P2" draw:layer="layout" svg:width="6.903cm" svg:height="0.475cm" svg:x="10.872cm" svg:y="3.09cm">
          <draw:text-box>
            <text:p text:style-name="P1"><text:span text:style-name="T4"><text:s/></text:span><text:span text:style-name="T4">Constraints had also been imposed </text:span></text:p>
          </draw:text-box>
        </draw:frame>
        <draw:frame draw:style-name="gr1" draw:text-style-name="P2" draw:layer="layout" svg:width="9.277cm" svg:height="0.475cm" svg:x="2.2cm" svg:y="3.654cm">
          <draw:text-box>
            <text:p text:style-name="P1"><text:span text:style-name="T4">on two occasions on UNSCOM flights inside Iraq.</text:span></text:p>
          </draw:text-box>
        </draw:frame>
        <draw:frame draw:style-name="gr1" draw:text-style-name="P2" draw:layer="layout" svg:width="16.711cm" svg:height="0.475cm" svg:x="2.2cm" svg:y="4.568cm">
          <draw:text-box>
            <text:p text:style-name="P1"><text:span text:style-name="T6">321. </text:span><text:span text:style-name="T4"><text:s/>Mr Butler’s report to the Security Council of 6 October acknowledged that progress </text:span></text:p>
          </draw:text-box>
        </draw:frame>
        <draw:frame draw:style-name="gr1" draw:text-style-name="P2" draw:layer="layout" svg:width="16.753cm" svg:height="0.475cm" svg:x="2.2cm" svg:y="5.133cm">
          <draw:text-box>
            <text:p text:style-name="P1"><text:span text:style-name="T4">had been made in “substantive areas” of UNSCOM’s mandate, “in particular with respect </text:span></text:p>
          </draw:text-box>
        </draw:frame>
        <draw:frame draw:style-name="gr1" draw:text-style-name="P2" draw:layer="layout" svg:width="16.288cm" svg:height="0.475cm" svg:x="2.2cm" svg:y="5.697cm">
          <draw:text-box>
            <text:p text:style-name="P1"><text:span text:style-name="T4">to accounting for Iraq’s proscribed long-range missiles and the destruction of chemical </text:span></text:p>
          </draw:text-box>
        </draw:frame>
        <draw:frame draw:style-name="gr1" draw:text-style-name="P2" draw:layer="layout" svg:width="8.172cm" svg:height="0.475cm" svg:x="2.2cm" svg:y="6.262cm">
          <draw:text-box>
            <text:p text:style-name="P1"><text:span text:style-name="T4">weapons-related equipment and materials”.</text:span></text:p>
          </draw:text-box>
        </draw:frame>
        <draw:frame draw:style-name="gr6" draw:text-style-name="P7" draw:layer="layout" svg:width="0.408cm" svg:height="0.276cm" svg:x="10.342cm" svg:y="6.281cm">
          <draw:text-box>
            <text:p text:style-name="P1"><text:span text:style-name="T9">138</text:span></text:p>
          </draw:text-box>
        </draw:frame>
        <draw:frame draw:style-name="gr1" draw:text-style-name="P2" draw:layer="layout" svg:width="16.169cm" svg:height="0.475cm" svg:x="2.2cm" svg:y="7.176cm">
          <draw:text-box>
            <text:p text:style-name="P1"><text:span text:style-name="T6">322. </text:span><text:span text:style-name="T4"><text:s/>In addition, since April there had been more than 170 site inspections by visiting </text:span></text:p>
          </draw:text-box>
        </draw:frame>
        <draw:frame draw:style-name="gr1" draw:text-style-name="P2" draw:layer="layout" svg:width="16.123cm" svg:height="0.475cm" svg:x="2.2cm" svg:y="7.741cm">
          <draw:text-box>
            <text:p text:style-name="P1"><text:span text:style-name="T4">teams and more than 700 site inspections by resident monitoring teams. The majority </text:span></text:p>
          </draw:text-box>
        </draw:frame>
        <draw:frame draw:style-name="gr1" draw:text-style-name="P2" draw:layer="layout" svg:width="16.487cm" svg:height="0.475cm" svg:x="2.2cm" svg:y="8.305cm">
          <draw:text-box>
            <text:p text:style-name="P1"><text:span text:style-name="T4">had been conducted “without let or hindrance”. The “atmosphere in which consultations </text:span></text:p>
          </draw:text-box>
        </draw:frame>
        <draw:frame draw:style-name="gr1" draw:text-style-name="P2" draw:layer="layout" svg:width="15.674cm" svg:height="0.475cm" svg:x="2.2cm" svg:y="8.87cm">
          <draw:text-box>
            <text:p text:style-name="P1"><text:span text:style-name="T4">with the Government of Iraq had been conducted” had “improved” and a number of </text:span></text:p>
          </draw:text-box>
        </draw:frame>
        <draw:frame draw:style-name="gr1" draw:text-style-name="P2" draw:layer="layout" svg:width="15.801cm" svg:height="0.475cm" svg:x="2.2cm" svg:y="9.434cm">
          <draw:text-box>
            <text:p text:style-name="P1"><text:span text:style-name="T4">problems had been resolved through direct contacts between Mr Butler and Mr Aziz.</text:span></text:p>
          </draw:text-box>
        </draw:frame>
        <draw:frame draw:style-name="gr1" draw:text-style-name="P2" draw:layer="layout" svg:width="12.524cm" svg:height="0.475cm" svg:x="2.2cm" svg:y="10.348cm">
          <draw:text-box>
            <text:p text:style-name="P1"><text:span text:style-name="T6">323. </text:span><text:span text:style-name="T4"><text:s/>A work programme had been agreed with Mr Aziz in late July.</text:span></text:p>
          </draw:text-box>
        </draw:frame>
        <draw:frame draw:style-name="gr1" draw:text-style-name="P2" draw:layer="layout" svg:width="15.009cm" svg:height="0.475cm" svg:x="2.2cm" svg:y="11.263cm">
          <draw:text-box>
            <text:p text:style-name="P1"><text:span text:style-name="T6">324. </text:span><text:span text:style-name="T4"><text:s/>In relation to ballistic missiles, the work programme “put special emphasis </text:span></text:p>
          </draw:text-box>
        </draw:frame>
        <draw:frame draw:style-name="gr1" draw:text-style-name="P2" draw:layer="layout" svg:width="14.361cm" svg:height="0.475cm" svg:x="2.2cm" svg:y="11.827cm">
          <draw:text-box>
            <text:p text:style-name="P1"><text:span text:style-name="T4">on achieving a solid and verifiable material balance”. Mr Butler reported that:</text:span></text:p>
          </draw:text-box>
        </draw:frame>
        <draw:frame draw:style-name="gr2" draw:text-style-name="P3" draw:layer="layout" svg:width="0.634cm" svg:height="0.712cm" svg:x="2.95cm" svg:y="12.58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19cm" svg:height="0.475cm" svg:x="3.7cm" svg:y="12.742cm">
          <draw:text-box>
            <text:p text:style-name="P1"><text:span text:style-name="T4">UNSCOM had been able to account for 817 of the 819 missiles imported by </text:span></text:p>
          </draw:text-box>
        </draw:frame>
        <draw:frame draw:style-name="gr1" draw:text-style-name="P2" draw:layer="layout" svg:width="14.772cm" svg:height="0.475cm" svg:x="3.7cm" svg:y="13.306cm">
          <draw:text-box>
            <text:p text:style-name="P1"><text:span text:style-name="T4">Iraq before 1988, including 83 of the 85 missiles which Iraq had claimed it had </text:span></text:p>
          </draw:text-box>
        </draw:frame>
        <draw:frame draw:style-name="gr1" draw:text-style-name="P2" draw:layer="layout" svg:width="4.134cm" svg:height="0.475cm" svg:x="3.7cm" svg:y="13.871cm">
          <draw:text-box>
            <text:p text:style-name="P1"><text:span text:style-name="T4">unilaterally destroyed.</text:span></text:p>
          </draw:text-box>
        </draw:frame>
        <draw:frame draw:style-name="gr2" draw:text-style-name="P3" draw:layer="layout" svg:width="0.634cm" svg:height="0.712cm" svg:x="2.95cm" svg:y="14.37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28cm" svg:height="0.475cm" svg:x="3.7cm" svg:y="14.535cm">
          <draw:text-box>
            <text:p text:style-name="P1"><text:span text:style-name="T4">Inspections in August and September 1997 had accounted for 14 mobile missile </text:span></text:p>
          </draw:text-box>
        </draw:frame>
        <draw:frame draw:style-name="gr1" draw:text-style-name="P2" draw:layer="layout" svg:width="14.277cm" svg:height="0.475cm" svg:x="3.7cm" svg:y="15.1cm">
          <draw:text-box>
            <text:p text:style-name="P1"><text:span text:style-name="T4">launchers, but there were questions arising from Iraq’s different accounts of </text:span></text:p>
          </draw:text-box>
        </draw:frame>
        <draw:frame draw:style-name="gr1" draw:text-style-name="P2" draw:layer="layout" svg:width="14.886cm" svg:height="0.475cm" svg:x="3.7cm" svg:y="15.664cm">
          <draw:text-box>
            <text:p text:style-name="P1"><text:span text:style-name="T4">what had happened to the launchers and its concealment of the fact that it had </text:span></text:p>
          </draw:text-box>
        </draw:frame>
        <draw:frame draw:style-name="gr1" draw:text-style-name="P2" draw:layer="layout" svg:width="14.505cm" svg:height="0.475cm" svg:x="3.7cm" svg:y="16.228cm">
          <draw:text-box>
            <text:p text:style-name="P1"><text:span text:style-name="T4">initially retained four launchers, which were not destroyed until October 1991.</text:span></text:p>
          </draw:text-box>
        </draw:frame>
        <draw:frame draw:style-name="gr2" draw:text-style-name="P3" draw:layer="layout" svg:width="0.634cm" svg:height="0.712cm" svg:x="2.95cm" svg:y="16.73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83cm" svg:height="0.475cm" svg:x="3.7cm" svg:y="16.893cm">
          <draw:text-box>
            <text:p text:style-name="P1"><text:span text:style-name="T4">UNSCOM had not yet been able to account for proscribed missile warheads </text:span></text:p>
          </draw:text-box>
        </draw:frame>
        <draw:frame draw:style-name="gr1" draw:text-style-name="P2" draw:layer="layout" svg:width="10.852cm" svg:height="0.475cm" svg:x="3.7cm" svg:y="17.457cm">
          <draw:text-box>
            <text:p text:style-name="P1"><text:span text:style-name="T4">or propellants or the destruction of guidance components.</text:span></text:p>
          </draw:text-box>
        </draw:frame>
        <draw:frame draw:style-name="gr2" draw:text-style-name="P3" draw:layer="layout" svg:width="0.634cm" svg:height="0.712cm" svg:x="2.95cm" svg:y="17.96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09cm" svg:height="0.475cm" svg:x="3.7cm" svg:y="18.122cm">
          <draw:text-box>
            <text:p text:style-name="P1"><text:span text:style-name="T4">In September 1997, Iraq had offered a new account of its concealment and </text:span></text:p>
          </draw:text-box>
        </draw:frame>
        <draw:frame draw:style-name="gr1" draw:text-style-name="P2" draw:layer="layout" svg:width="15.035cm" svg:height="0.475cm" svg:x="3.7cm" svg:y="18.686cm">
          <draw:text-box>
            <text:p text:style-name="P1"><text:span text:style-name="T4">destruction of components for indigenous production of missile engines and the </text:span></text:p>
          </draw:text-box>
        </draw:frame>
        <draw:frame draw:style-name="gr1" draw:text-style-name="P2" draw:layer="layout" svg:width="14.899cm" svg:height="0.475cm" svg:x="3.7cm" svg:y="19.251cm">
          <draw:text-box>
            <text:p text:style-name="P1"><text:span text:style-name="T4">means for their production, but had not provided any documentation to support </text:span></text:p>
          </draw:text-box>
        </draw:frame>
        <draw:frame draw:style-name="gr1" draw:text-style-name="P2" draw:layer="layout" svg:width="3.029cm" svg:height="0.475cm" svg:x="3.7cm" svg:y="19.815cm">
          <draw:text-box>
            <text:p text:style-name="P1"><text:span text:style-name="T4">that declaration.</text:span></text:p>
          </draw:text-box>
        </draw:frame>
        <draw:frame draw:style-name="gr2" draw:text-style-name="P3" draw:layer="layout" svg:width="0.634cm" svg:height="0.712cm" svg:x="2.95cm" svg:y="20.32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86cm" svg:height="0.475cm" svg:x="3.7cm" svg:y="20.48cm">
          <draw:text-box>
            <text:p text:style-name="P1"><text:span text:style-name="T4">UNSCOM questioned Iraq’s claims that it was not withholding any relevant </text:span></text:p>
          </draw:text-box>
        </draw:frame>
        <draw:frame draw:style-name="gr1" draw:text-style-name="P2" draw:layer="layout" svg:width="2.199cm" svg:height="0.475cm" svg:x="3.7cm" svg:y="21.044cm">
          <draw:text-box>
            <text:p text:style-name="P1"><text:span text:style-name="T4">documents.</text:span></text:p>
          </draw:text-box>
        </draw:frame>
        <draw:frame draw:style-name="gr2" draw:text-style-name="P3" draw:layer="layout" svg:width="0.634cm" svg:height="0.712cm" svg:x="2.95cm" svg:y="21.55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34cm" svg:height="0.475cm" svg:x="3.7cm" svg:y="21.708cm">
          <draw:text-box>
            <text:p text:style-name="P1"><text:span text:style-name="T4">UNSCOM needed a full understanding of the considerations that had led to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6.843cm" svg:height="0.475cm" svg:x="3.7cm" svg:y="22.273cm">
          <draw:text-box>
            <text:p text:style-name="P1"><text:span text:style-name="T4">Iraq’s retention of proscribed assets.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137 </text:span></text:p>
          </draw:text-box>
        </draw:frame>
        <draw:frame draw:style-name="gr4" draw:text-style-name="P5" draw:layer="layout" svg:width="15.86cm" svg:height="0.395cm" svg:x="2.646cm" svg:y="24.664cm">
          <draw:text-box>
            <text:p text:style-name="P1"><text:span text:style-name="T11">UN Security Council, 6 October 1997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5.08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27cm" svg:height="0.395cm" svg:x="2.2cm" svg:y="25.511cm">
          <draw:text-box>
            <text:p text:style-name="P1"><text:span text:style-name="T11">(S/1997/774)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138 </text:span></text:p>
          </draw:text-box>
        </draw:frame>
        <draw:frame draw:style-name="gr4" draw:text-style-name="P5" draw:layer="layout" svg:width="15.86cm" svg:height="0.395cm" svg:x="2.646cm" svg:y="25.934cm">
          <draw:text-box>
            <text:p text:style-name="P1"><text:span text:style-name="T11">UN Security Council, 6 October 1997, ‘Report of the Secretary-General on the activities of the Special </text:span></text:p>
          </draw:text-box>
        </draw:frame>
        <draw:frame draw:style-name="gr4" draw:text-style-name="P5" draw:layer="layout" svg:width="16.571cm" svg:height="0.395cm" svg:x="2.2cm" svg:y="26.35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27cm" svg:height="0.395cm" svg:x="2.2cm" svg:y="26.781cm">
          <draw:text-box>
            <text:p text:style-name="P1"><text:span text:style-name="T11">(S/1997/774).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54cm" svg:height="0.475cm" svg:x="3.7cm" svg:y="2.525cm">
          <draw:text-box>
            <text:p text:style-name="P1"><text:span text:style-name="T4">Iraq had increased its declarations on the number of special warheads for the </text:span></text:p>
          </draw:text-box>
        </draw:frame>
        <draw:frame draw:style-name="gr1" draw:text-style-name="P2" draw:layer="layout" svg:width="13.964cm" svg:height="0.475cm" svg:x="3.7cm" svg:y="3.09cm">
          <draw:text-box>
            <text:p text:style-name="P1"><text:span text:style-name="T4">Al Hussein missile, filled with chemical or biological agents, several times. </text:span></text:p>
          </draw:text-box>
        </draw:frame>
        <draw:frame draw:style-name="gr1" draw:text-style-name="P2" draw:layer="layout" svg:width="15.166cm" svg:height="0.475cm" svg:x="3.7cm" svg:y="3.654cm">
          <draw:text-box>
            <text:p text:style-name="P1"><text:span text:style-name="T4">UNSCOM had established that the minimum number produced was 75, and that </text:span></text:p>
          </draw:text-box>
        </draw:frame>
        <draw:frame draw:style-name="gr1" draw:text-style-name="P2" draw:layer="layout" svg:width="14.59cm" svg:height="0.475cm" svg:x="3.7cm" svg:y="4.218cm">
          <draw:text-box>
            <text:p text:style-name="P1"><text:span text:style-name="T4">five additional warheads had been used for trials. It also “had evidence of the </text:span></text:p>
          </draw:text-box>
        </draw:frame>
        <draw:frame draw:style-name="gr1" draw:text-style-name="P2" draw:layer="layout" svg:width="12.029cm" svg:height="0.475cm" svg:x="3.7cm" svg:y="4.783cm">
          <draw:text-box>
            <text:p text:style-name="P1"><text:span text:style-name="T4">probable existence of a number of additional special warheads”.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74cm" svg:height="0.475cm" svg:x="3.7cm" svg:y="5.447cm">
          <draw:text-box>
            <text:p text:style-name="P1"><text:span text:style-name="T4">UNSCOM had been unable fully to confirm Iraq’s unilateral destruction of 45 of </text:span></text:p>
          </draw:text-box>
        </draw:frame>
        <draw:frame draw:style-name="gr1" draw:text-style-name="P2" draw:layer="layout" svg:width="3.122cm" svg:height="0.475cm" svg:x="3.7cm" svg:y="6.012cm">
          <draw:text-box>
            <text:p text:style-name="P1"><text:span text:style-name="T4">those warheads.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18cm" svg:height="0.475cm" svg:x="3.7cm" svg:y="6.676cm">
          <draw:text-box>
            <text:p text:style-name="P1"><text:span text:style-name="T4">Accounting for proscribed warheads would “greatly increase” UNSCOM’s ability </text:span></text:p>
          </draw:text-box>
        </draw:frame>
        <draw:frame draw:style-name="gr1" draw:text-style-name="P2" draw:layer="layout" svg:width="14.433cm" svg:height="0.475cm" svg:x="3.7cm" svg:y="7.241cm">
          <draw:text-box>
            <text:p text:style-name="P1"><text:span text:style-name="T4">to report with confidence that Iraq did not possess a proscribed missile force.</text:span></text:p>
          </draw:text-box>
        </draw:frame>
        <draw:frame draw:style-name="gr2" draw:text-style-name="P3" draw:layer="layout" svg:width="0.634cm" svg:height="0.712cm" svg:x="2.95cm" svg:y="7.74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244cm" svg:height="0.475cm" svg:x="3.7cm" svg:y="7.905cm">
          <draw:text-box>
            <text:p text:style-name="P1"><text:span text:style-name="T4">More work was required to account for Iraq’s indigenous production of </text:span></text:p>
          </draw:text-box>
        </draw:frame>
        <draw:frame draw:style-name="gr1" draw:text-style-name="P2" draw:layer="layout" svg:width="5.184cm" svg:height="0.475cm" svg:x="3.7cm" svg:y="8.47cm">
          <draw:text-box>
            <text:p text:style-name="P1"><text:span text:style-name="T4">proscribed missile systems.</text:span></text:p>
          </draw:text-box>
        </draw:frame>
        <draw:frame draw:style-name="gr1" draw:text-style-name="P2" draw:layer="layout" svg:width="14.641cm" svg:height="0.475cm" svg:x="2.2cm" svg:y="9.384cm">
          <draw:text-box>
            <text:p text:style-name="P1"><text:span text:style-name="T6">325. </text:span><text:span text:style-name="T4"><text:s/>In relation to Iraq’s chemical weapons programmes, UNSCOM was “still </text:span></text:p>
          </draw:text-box>
        </draw:frame>
        <draw:frame draw:style-name="gr1" draw:text-style-name="P2" draw:layer="layout" svg:width="15.792cm" svg:height="0.475cm" svg:x="2.2cm" svg:y="9.948cm">
          <draw:text-box>
            <text:p text:style-name="P1"><text:span text:style-name="T4">investigating the veracity” of Iraq’s claims that it had unilaterally destroyed weapons </text:span></text:p>
          </draw:text-box>
        </draw:frame>
        <draw:frame draw:style-name="gr1" draw:text-style-name="P2" draw:layer="layout" svg:width="2.229cm" svg:height="0.475cm" svg:x="2.2cm" svg:y="10.513cm">
          <draw:text-box>
            <text:p text:style-name="P1"><text:span text:style-name="T4">and agents.</text:span></text:p>
          </draw:text-box>
        </draw:frame>
        <draw:frame draw:style-name="gr1" draw:text-style-name="P2" draw:layer="layout" svg:width="16.74cm" svg:height="0.475cm" svg:x="2.2cm" svg:y="11.427cm">
          <draw:text-box>
            <text:p text:style-name="P1"><text:span text:style-name="T6">326. </text:span><text:span text:style-name="T4"><text:s/>Iraq had not declared the removal and concealment of some production equipment </text:span></text:p>
          </draw:text-box>
        </draw:frame>
        <draw:frame draw:style-name="gr1" draw:text-style-name="P2" draw:layer="layout" svg:width="14.599cm" svg:height="0.475cm" svg:x="2.2cm" svg:y="11.992cm">
          <draw:text-box>
            <text:p text:style-name="P1"><text:span text:style-name="T4">from al-Muthanna until August 1997 and its plans required further clarification.</text:span></text:p>
          </draw:text-box>
        </draw:frame>
        <draw:frame draw:style-name="gr1" draw:text-style-name="P2" draw:layer="layout" svg:width="9.793cm" svg:height="0.475cm" svg:x="2.2cm" svg:y="12.906cm">
          <draw:text-box>
            <text:p text:style-name="P1"><text:span text:style-name="T6">327. </text:span><text:span text:style-name="T4"><text:s/>The “most important” outstanding issues were:</text:span></text:p>
          </draw:text-box>
        </draw:frame>
        <draw:frame draw:style-name="gr2" draw:text-style-name="P3" draw:layer="layout" svg:width="0.634cm" svg:height="0.712cm" svg:x="2.95cm" svg:y="13.66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7.881cm" svg:height="0.475cm" svg:x="3.7cm" svg:y="13.821cm">
          <draw:text-box>
            <text:p text:style-name="P1"><text:span text:style-name="T4">“</text:span><text:span text:style-name="T4">accounting for special missile warheads”;</text:span></text:p>
          </draw:text-box>
        </draw:frame>
        <draw:frame draw:style-name="gr2" draw:text-style-name="P3" draw:layer="layout" svg:width="0.634cm" svg:height="0.712cm" svg:x="2.95cm" svg:y="14.32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9.087cm" svg:height="0.475cm" svg:x="3.7cm" svg:y="14.485cm">
          <draw:text-box>
            <text:p text:style-name="P1"><text:span text:style-name="T4">the “material balance of 155mm mustard shells”;</text:span></text:p>
          </draw:text-box>
        </draw:frame>
        <draw:frame draw:style-name="gr2" draw:text-style-name="P3" draw:layer="layout" svg:width="0.634cm" svg:height="0.712cm" svg:x="2.95cm" svg:y="14.99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7.258cm" svg:height="0.475cm" svg:x="3.7cm" svg:y="15.15cm">
          <draw:text-box>
            <text:p text:style-name="P1"><text:span text:style-name="T4">the “extent of the VX programme”; and</text:span></text:p>
          </draw:text-box>
        </draw:frame>
        <draw:frame draw:style-name="gr2" draw:text-style-name="P3" draw:layer="layout" svg:width="0.634cm" svg:height="0.712cm" svg:x="2.95cm" svg:y="15.65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091cm" svg:height="0.475cm" svg:x="3.7cm" svg:y="15.814cm">
          <draw:text-box>
            <text:p text:style-name="P1"><text:span text:style-name="T4">the rationale for the acquisition of various types of chemical weapons.</text:span></text:p>
          </draw:text-box>
        </draw:frame>
        <draw:frame draw:style-name="gr1" draw:text-style-name="P2" draw:layer="layout" svg:width="16.829cm" svg:height="0.475cm" svg:x="2.2cm" svg:y="16.728cm">
          <draw:text-box>
            <text:p text:style-name="P1"><text:span text:style-name="T6">328. </text:span><text:span text:style-name="T4"><text:s/>Iraq had declared in June 1996 that 550 artillery munitions filled with mustard agent </text:span></text:p>
          </draw:text-box>
        </draw:frame>
        <draw:frame draw:style-name="gr1" draw:text-style-name="P2" draw:layer="layout" svg:width="16.372cm" svg:height="0.475cm" svg:x="2.2cm" svg:y="17.293cm">
          <draw:text-box>
            <text:p text:style-name="P1"><text:span text:style-name="T4">had been destroyed during the 1991 Gulf Conflict but had not yet provided evidence of </text:span></text:p>
          </draw:text-box>
        </draw:frame>
        <draw:frame draw:style-name="gr1" draw:text-style-name="P2" draw:layer="layout" svg:width="3.029cm" svg:height="0.475cm" svg:x="2.2cm" svg:y="17.857cm">
          <draw:text-box>
            <text:p text:style-name="P1"><text:span text:style-name="T4">that destruction.</text:span></text:p>
          </draw:text-box>
        </draw:frame>
        <draw:frame draw:style-name="gr1" draw:text-style-name="P2" draw:layer="layout" svg:width="16.198cm" svg:height="0.475cm" svg:x="2.2cm" svg:y="18.772cm">
          <draw:text-box>
            <text:p text:style-name="P1"><text:span text:style-name="T6">329. </text:span><text:span text:style-name="T4"><text:s/>UNSCOM had been unable to verify the destruction of Iraq’s stocks of precursor </text:span></text:p>
          </draw:text-box>
        </draw:frame>
        <draw:frame draw:style-name="gr1" draw:text-style-name="P2" draw:layer="layout" svg:width="16.529cm" svg:height="0.475cm" svg:x="2.2cm" svg:y="19.336cm">
          <draw:text-box>
            <text:p text:style-name="P1"><text:span text:style-name="T4">chemicals for the production of VX. In addition, while Iraq had declared, after 1995, that </text:span></text:p>
          </draw:text-box>
        </draw:frame>
        <draw:frame draw:style-name="gr1" draw:text-style-name="P2" draw:layer="layout" svg:width="15.974cm" svg:height="0.475cm" svg:x="2.2cm" svg:y="19.901cm">
          <draw:text-box>
            <text:p text:style-name="P1"><text:span text:style-name="T4">the project had failed and no large-scale production had ever taken place, UNSCOM </text:span></text:p>
          </draw:text-box>
        </draw:frame>
        <draw:frame draw:style-name="gr1" draw:text-style-name="P2" draw:layer="layout" svg:width="16.537cm" svg:height="0.475cm" svg:x="2.2cm" svg:y="20.465cm">
          <draw:text-box>
            <text:p text:style-name="P1"><text:span text:style-name="T4">had “recently obtained further sufficient evidence” that Iraq had “succeeded in acquiring </text:span></text:p>
          </draw:text-box>
        </draw:frame>
        <draw:frame draw:style-name="gr1" draw:text-style-name="P2" draw:layer="layout" svg:width="5.15cm" svg:height="0.475cm" svg:x="2.2cm" svg:y="21.03cm">
          <draw:text-box>
            <text:p text:style-name="P1"><text:span text:style-name="T4">VX production capabilities”.</text:span></text:p>
          </draw:text-box>
        </draw:frame>
        <draw:frame draw:style-name="gr1" draw:text-style-name="P2" draw:layer="layout" svg:width="16.169cm" svg:height="0.475cm" svg:x="2.2cm" svg:y="21.944cm">
          <draw:text-box>
            <text:p text:style-name="P1"><text:span text:style-name="T6">330. </text:span><text:span text:style-name="T4"><text:s/>Important progress had been made, but Iraq would need to provide “much more </text:span></text:p>
          </draw:text-box>
        </draw:frame>
        <draw:frame draw:style-name="gr1" draw:text-style-name="P2" draw:layer="layout" svg:width="16.804cm" svg:height="0.475cm" svg:x="2.2cm" svg:y="22.508cm">
          <draw:text-box>
            <text:p text:style-name="P1"><text:span text:style-name="T4">and accurate material and related access … relevant to the warheads and VX questions” </text:span></text:p>
          </draw:text-box>
        </draw:frame>
        <draw:frame draw:style-name="gr1" draw:text-style-name="P2" draw:layer="layout" svg:width="13.075cm" svg:height="0.475cm" svg:x="2.2cm" svg:y="23.073cm">
          <draw:text-box>
            <text:p text:style-name="P1"><text:span text:style-name="T4">before UNSCOM would be able to “report positively on disarmament”.</text:span></text:p>
          </draw:text-box>
        </draw:frame>
        <draw:frame draw:style-name="gr1" draw:text-style-name="P2" draw:layer="layout" svg:width="16.719cm" svg:height="0.475cm" svg:x="2.2cm" svg:y="23.987cm">
          <draw:text-box>
            <text:p text:style-name="P1"><text:span text:style-name="T6">331. </text:span><text:span text:style-name="T4"><text:s/>UNSCOM reported to the Security Council on 6 October that Iraq’s total production </text:span></text:p>
          </draw:text-box>
        </draw:frame>
        <draw:frame draw:style-name="gr1" draw:text-style-name="P2" draw:layer="layout" svg:width="9.15cm" svg:height="0.475cm" svg:x="2.2cm" svg:y="24.552cm">
          <draw:text-box>
            <text:p text:style-name="P1"><text:span text:style-name="T4">and holdings of CW agents could not be verified:</text:span></text:p>
          </draw:text-box>
        </draw:frame>
        <draw:frame draw:style-name="gr2" draw:text-style-name="P3" draw:layer="layout" svg:width="0.634cm" svg:height="0.712cm" svg:x="2.95cm" svg:y="25.3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04cm" svg:height="0.475cm" svg:x="3.7cm" svg:y="25.466cm">
          <draw:text-box>
            <text:p text:style-name="P1"><text:span text:style-name="T4">“</text:span><text:span text:style-name="T4">Over a period of seven years Iraq had provided three formal FFCD (full and </text:span></text:p>
          </draw:text-box>
        </draw:frame>
        <draw:frame draw:style-name="gr1" draw:text-style-name="P2" draw:layer="layout" svg:width="12.283cm" svg:height="0.475cm" svg:x="3.7cm" svg:y="26.031cm">
          <draw:text-box>
            <text:p text:style-name="P1"><text:span text:style-name="T4">final complete declarations) and about 20 sets of clarifications …”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684cm" svg:height="0.475cm" svg:x="3.7cm" svg:y="2.525cm">
          <draw:text-box>
            <text:p text:style-name="P1"><text:span text:style-name="T4">Iraq’s acquisition and expenditure of munitions before 1988 could not be </text:span></text:p>
          </draw:text-box>
        </draw:frame>
        <draw:frame draw:style-name="gr1" draw:text-style-name="P2" draw:layer="layout" svg:width="14.738cm" svg:height="0.475cm" svg:x="3.7cm" svg:y="3.09cm">
          <draw:text-box>
            <text:p text:style-name="P1"><text:span text:style-name="T4">verified because of the absence of sufficient evidence from Iraq and its former </text:span></text:p>
          </draw:text-box>
        </draw:frame>
        <draw:frame draw:style-name="gr1" draw:text-style-name="P2" draw:layer="layout" svg:width="14.361cm" svg:height="0.475cm" svg:x="3.7cm" svg:y="3.654cm">
          <draw:text-box>
            <text:p text:style-name="P1"><text:span text:style-name="T4">foreign suppliers of the procurement of precursor chemicals, production and </text:span></text:p>
          </draw:text-box>
        </draw:frame>
        <draw:frame draw:style-name="gr1" draw:text-style-name="P2" draw:layer="layout" svg:width="5.531cm" svg:height="0.475cm" svg:x="3.7cm" svg:y="4.218cm">
          <draw:text-box>
            <text:p text:style-name="P1"><text:span text:style-name="T4">weaponisation of CW agents.</text:span></text:p>
          </draw:text-box>
        </draw:frame>
        <draw:frame draw:style-name="gr2" draw:text-style-name="P3" draw:layer="layout" svg:width="0.634cm" svg:height="0.712cm" svg:x="2.95cm" svg:y="4.72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68cm" svg:height="0.475cm" svg:x="3.7cm" svg:y="4.883cm">
          <draw:text-box>
            <text:p text:style-name="P1"><text:span text:style-name="T4">In trying to determine a material balance of the munitions which had existed in </text:span></text:p>
          </draw:text-box>
        </draw:frame>
        <draw:frame draw:style-name="gr1" draw:text-style-name="P2" draw:layer="layout" svg:width="15.153cm" svg:height="0.475cm" svg:x="3.7cm" svg:y="5.447cm">
          <draw:text-box>
            <text:p text:style-name="P1"><text:span text:style-name="T4">1991, UNSCOM had been unable to account for some 16,000 unfilled munitions </text:span></text:p>
          </draw:text-box>
        </draw:frame>
        <draw:frame draw:style-name="gr1" draw:text-style-name="P2" draw:layer="layout" svg:width="14.133cm" svg:height="0.475cm" svg:x="3.7cm" svg:y="6.012cm">
          <draw:text-box>
            <text:p text:style-name="P1"><text:span text:style-name="T4">and 550 munitions filled with mustard, primarily because of Iraq’s unilateral </text:span></text:p>
          </draw:text-box>
        </draw:frame>
        <draw:frame draw:style-name="gr1" draw:text-style-name="P2" draw:layer="layout" svg:width="4.485cm" svg:height="0.475cm" svg:x="3.7cm" svg:y="6.576cm">
          <draw:text-box>
            <text:p text:style-name="P1"><text:span text:style-name="T4">destruction programme.</text:span></text:p>
          </draw:text-box>
        </draw:frame>
        <draw:frame draw:style-name="gr2" draw:text-style-name="P3" draw:layer="layout" svg:width="0.634cm" svg:height="0.712cm" svg:x="2.95cm" svg:y="7.08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57cm" svg:height="0.475cm" svg:x="3.7cm" svg:y="7.241cm">
          <draw:text-box>
            <text:p text:style-name="P1"><text:span text:style-name="T4">There was also a “material balance” of around 4,000 tons of key precursor </text:span></text:p>
          </draw:text-box>
        </draw:frame>
        <draw:frame draw:style-name="gr1" draw:text-style-name="P2" draw:layer="layout" svg:width="2.004cm" svg:height="0.475cm" svg:x="3.7cm" svg:y="7.805cm">
          <draw:text-box>
            <text:p text:style-name="P1"><text:span text:style-name="T4">chemicals.</text:span></text:p>
          </draw:text-box>
        </draw:frame>
        <draw:frame draw:style-name="gr2" draw:text-style-name="P3" draw:layer="layout" svg:width="0.634cm" svg:height="0.712cm" svg:x="2.95cm" svg:y="8.31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96cm" svg:height="0.475cm" svg:x="3.7cm" svg:y="8.47cm">
          <draw:text-box>
            <text:p text:style-name="P1"><text:span text:style-name="T4">Almost all of Iraq’s production equipment had been destroyed in the 1991 </text:span></text:p>
          </draw:text-box>
        </draw:frame>
        <draw:frame draw:style-name="gr1" draw:text-style-name="P2" draw:layer="layout" svg:width="8.761cm" svg:height="0.475cm" svg:x="3.7cm" svg:y="9.034cm">
          <draw:text-box>
            <text:p text:style-name="P1"><text:span text:style-name="T4">conflict or subsequently under UN supervision.</text:span></text:p>
          </draw:text-box>
        </draw:frame>
        <draw:frame draw:style-name="gr1" draw:text-style-name="P2" draw:layer="layout" svg:width="17.299cm" svg:height="0.475cm" svg:x="2.2cm" svg:y="9.948cm">
          <draw:text-box>
            <text:p text:style-name="P1"><text:span text:style-name="T6">332. </text:span><text:span text:style-name="T4"><text:s/>Iraq’s biological weapons programme was, however, an area which was “unredeemed </text:span></text:p>
          </draw:text-box>
        </draw:frame>
        <draw:frame draw:style-name="gr1" draw:text-style-name="P2" draw:layer="layout" svg:width="16.228cm" svg:height="0.475cm" svg:x="2.2cm" svg:y="10.513cm">
          <draw:text-box>
            <text:p text:style-name="P1"><text:span text:style-name="T4">by progress or any approximation of the known facts of Iraq’s programme”. There was </text:span></text:p>
          </draw:text-box>
        </draw:frame>
        <draw:frame draw:style-name="gr1" draw:text-style-name="P2" draw:layer="layout" svg:width="17.139cm" svg:height="0.475cm" svg:x="2.2cm" svg:y="11.077cm">
          <draw:text-box>
            <text:p text:style-name="P1"><text:span text:style-name="T4">“</text:span><text:span text:style-name="T4">incomprehension” about Iraq’s persistence in “refusing to make the facts known” and why <text:s/></text:span></text:p>
          </draw:text-box>
        </draw:frame>
        <draw:frame draw:style-name="gr1" draw:text-style-name="P2" draw:layer="layout" svg:width="15.471cm" svg:height="0.475cm" svg:x="2.2cm" svg:y="11.642cm">
          <draw:text-box>
            <text:p text:style-name="P1"><text:span text:style-name="T4">it was “so insistent on blocking the Commission’s own efforts to reach those facts”.</text:span></text:p>
          </draw:text-box>
        </draw:frame>
        <draw:frame draw:style-name="gr1" draw:text-style-name="P2" draw:layer="layout" svg:width="15.593cm" svg:height="0.475cm" svg:x="2.2cm" svg:y="12.556cm">
          <draw:text-box>
            <text:p text:style-name="P1"><text:span text:style-name="T6">333. </text:span><text:span text:style-name="T4"><text:s/>A panel of experts drawn from 13 Member States of the Security Council had </text:span></text:p>
          </draw:text-box>
        </draw:frame>
        <draw:frame draw:style-name="gr1" draw:text-style-name="P2" draw:layer="layout" svg:width="16.114cm" svg:height="0.475cm" svg:x="2.2cm" svg:y="13.121cm">
          <draw:text-box>
            <text:p text:style-name="P1"><text:span text:style-name="T4">unanimously concluded that Iraq’s latest FFCD was “not acceptable”. The declaration </text:span></text:p>
          </draw:text-box>
        </draw:frame>
        <draw:frame draw:style-name="gr1" draw:text-style-name="P2" draw:layer="layout" svg:width="16.292cm" svg:height="0.475cm" svg:x="2.2cm" svg:y="13.685cm">
          <draw:text-box>
            <text:p text:style-name="P1"><text:span text:style-name="T4">was “incomplete”, had “significant inaccuracies”, and the outstanding problems with all </text:span></text:p>
          </draw:text-box>
        </draw:frame>
        <draw:frame draw:style-name="gr1" draw:text-style-name="P2" draw:layer="layout" svg:width="16.237cm" svg:height="0.475cm" svg:x="2.2cm" svg:y="14.25cm">
          <draw:text-box>
            <text:p text:style-name="P1"><text:span text:style-name="T4">aspects of proscribed activity were “numerous and grave”. There were no insights into </text:span></text:p>
          </draw:text-box>
        </draw:frame>
        <draw:frame draw:style-name="gr1" draw:text-style-name="P2" draw:layer="layout" svg:width="16.703cm" svg:height="0.475cm" svg:x="2.2cm" svg:y="14.814cm">
          <draw:text-box>
            <text:p text:style-name="P1"><text:span text:style-name="T4">the decisions to commence the biological weapons programme, or to conceal it between </text:span></text:p>
          </draw:text-box>
        </draw:frame>
        <draw:frame draw:style-name="gr1" draw:text-style-name="P2" draw:layer="layout" svg:width="2.965cm" svg:height="0.475cm" svg:x="2.2cm" svg:y="15.378cm">
          <draw:text-box>
            <text:p text:style-name="P1"><text:span text:style-name="T4">1991 and 1995.</text:span></text:p>
          </draw:text-box>
        </draw:frame>
        <draw:frame draw:style-name="gr1" draw:text-style-name="P2" draw:layer="layout" svg:width="16.44cm" svg:height="0.475cm" svg:x="2.2cm" svg:y="16.293cm">
          <draw:text-box>
            <text:p text:style-name="P1"><text:span text:style-name="T6">334. </text:span><text:span text:style-name="T4"><text:s/>In September, Mr Butler and Mr Aziz had agreed that the new FFCD on biological </text:span></text:p>
          </draw:text-box>
        </draw:frame>
        <draw:frame draw:style-name="gr1" draw:text-style-name="P2" draw:layer="layout" svg:width="16.33cm" svg:height="0.475cm" svg:x="2.2cm" svg:y="16.857cm">
          <draw:text-box>
            <text:p text:style-name="P1"><text:span text:style-name="T4">weapons, and all other FFCDs in UNSCOM’s possession, should be regarded as final; </text:span></text:p>
          </draw:text-box>
        </draw:frame>
        <draw:frame draw:style-name="gr1" draw:text-style-name="P2" draw:layer="layout" svg:width="16.161cm" svg:height="0.475cm" svg:x="2.2cm" svg:y="17.422cm">
          <draw:text-box>
            <text:p text:style-name="P1"><text:span text:style-name="T4">and that the Commission would not further assist Iraq in the formulation of its account.</text:span></text:p>
          </draw:text-box>
        </draw:frame>
        <draw:frame draw:style-name="gr1" draw:text-style-name="P2" draw:layer="layout" svg:width="6.144cm" svg:height="0.475cm" svg:x="2.2cm" svg:y="18.336cm">
          <draw:text-box>
            <text:p text:style-name="P1"><text:span text:style-name="T6">335. </text:span><text:span text:style-name="T4"><text:s/>The report also stated that:</text:span></text:p>
          </draw:text-box>
        </draw:frame>
        <draw:frame draw:style-name="gr2" draw:text-style-name="P3" draw:layer="layout" svg:width="0.634cm" svg:height="0.712cm" svg:x="2.95cm" svg:y="19.09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4cm" svg:height="0.475cm" svg:x="3.7cm" svg:y="19.251cm">
          <draw:text-box>
            <text:p text:style-name="P1"><text:span text:style-name="T4">Much greater resources could be required in the future to monitor and verify </text:span></text:p>
          </draw:text-box>
        </draw:frame>
        <draw:frame draw:style-name="gr1" draw:text-style-name="P2" draw:layer="layout" svg:width="13.303cm" svg:height="0.475cm" svg:x="3.7cm" svg:y="19.815cm">
          <draw:text-box>
            <text:p text:style-name="P1"><text:span text:style-name="T4">dual-capable facilities and the export and import of dual-capable items.</text:span></text:p>
          </draw:text-box>
        </draw:frame>
        <draw:frame draw:style-name="gr2" draw:text-style-name="P3" draw:layer="layout" svg:width="0.634cm" svg:height="0.712cm" svg:x="2.95cm" svg:y="20.32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41cm" svg:height="0.475cm" svg:x="3.7cm" svg:y="20.48cm">
          <draw:text-box>
            <text:p text:style-name="P1"><text:span text:style-name="T4">The monitoring system could not be comprehensive until the Security Council </text:span></text:p>
          </draw:text-box>
        </draw:frame>
        <draw:frame draw:style-name="gr1" draw:text-style-name="P2" draw:layer="layout" svg:width="13.824cm" svg:height="0.475cm" svg:x="3.7cm" svg:y="21.044cm">
          <draw:text-box>
            <text:p text:style-name="P1"><text:span text:style-name="T4">had been “able to conclude that Iraq’s prohibited programmes have been </text:span></text:p>
          </draw:text-box>
        </draw:frame>
        <draw:frame draw:style-name="gr1" draw:text-style-name="P2" draw:layer="layout" svg:width="13.549cm" svg:height="0.475cm" svg:x="3.7cm" svg:y="21.608cm">
          <draw:text-box>
            <text:p text:style-name="P1"><text:span text:style-name="T4">destroyed, removed or rendered harmless” and the “full extent” of Iraq’s </text:span></text:p>
          </draw:text-box>
        </draw:frame>
        <draw:frame draw:style-name="gr1" draw:text-style-name="P2" draw:layer="layout" svg:width="6.703cm" svg:height="0.475cm" svg:x="3.7cm" svg:y="22.173cm">
          <draw:text-box>
            <text:p text:style-name="P1"><text:span text:style-name="T4">prohibited programmes was known.</text:span></text:p>
          </draw:text-box>
        </draw:frame>
        <draw:frame draw:style-name="gr2" draw:text-style-name="P3" draw:layer="layout" svg:width="0.634cm" svg:height="0.712cm" svg:x="2.95cm" svg:y="22.68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8cm" svg:height="0.475cm" svg:x="3.7cm" svg:y="22.837cm">
          <draw:text-box>
            <text:p text:style-name="P1"><text:span text:style-name="T4">The Iraqi Government’s stated willingness to comply fully with the requirements </text:span></text:p>
          </draw:text-box>
        </draw:frame>
        <draw:frame draw:style-name="gr1" draw:text-style-name="P2" draw:layer="layout" svg:width="15.098cm" svg:height="0.475cm" svg:x="3.7cm" svg:y="23.402cm">
          <draw:text-box>
            <text:p text:style-name="P1"><text:span text:style-name="T4">for monitoring had “not always been reflected, in practice, on the ground”. While </text:span></text:p>
          </draw:text-box>
        </draw:frame>
        <draw:frame draw:style-name="gr1" draw:text-style-name="P2" draw:layer="layout" svg:width="14.4cm" svg:height="0.475cm" svg:x="3.7cm" svg:y="23.966cm">
          <draw:text-box>
            <text:p text:style-name="P1"><text:span text:style-name="T4">the number of incidents of concealment, deception and interference with the </text:span></text:p>
          </draw:text-box>
        </draw:frame>
        <draw:frame draw:style-name="gr1" draw:text-style-name="P2" draw:layer="layout" svg:width="15.153cm" svg:height="0.475cm" svg:x="3.7cm" svg:y="24.531cm">
          <draw:text-box>
            <text:p text:style-name="P1"><text:span text:style-name="T4">inspections process were “relatively small”, they served to “reduce confidence in </text:span></text:p>
          </draw:text-box>
        </draw:frame>
        <draw:frame draw:style-name="gr1" draw:text-style-name="P2" draw:layer="layout" svg:width="6.36cm" svg:height="0.475cm" svg:x="3.7cm" svg:y="25.095cm">
          <draw:text-box>
            <text:p text:style-name="P1"><text:span text:style-name="T4">Iraq’s commitment to the system”.</text:span></text:p>
          </draw:text-box>
        </draw:frame>
        <draw:frame draw:style-name="gr2" draw:text-style-name="P3" draw:layer="layout" svg:width="0.634cm" svg:height="0.712cm" svg:x="2.95cm" svg:y="25.60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cm" svg:height="0.475cm" svg:x="3.7cm" svg:y="25.76cm">
          <draw:text-box>
            <text:p text:style-name="P1"><text:span text:style-name="T4">There was still “considerable uncertainty” about Iraq’s retention of prohibited </text:span></text:p>
          </draw:text-box>
        </draw:frame>
        <draw:frame draw:style-name="gr1" draw:text-style-name="P2" draw:layer="layout" svg:width="6.657cm" svg:height="0.475cm" svg:x="3.7cm" svg:y="26.324cm">
          <draw:text-box>
            <text:p text:style-name="P1"><text:span text:style-name="T4">material and concealment systems.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71cm" svg:height="0.475cm" svg:x="3.7cm" svg:y="2.525cm">
          <draw:text-box>
            <text:p text:style-name="P1"><text:span text:style-name="T4">UNSCOM’s view was that, “were it to have full access to all relevant sites and </text:span></text:p>
          </draw:text-box>
        </draw:frame>
        <draw:frame draw:style-name="gr1" draw:text-style-name="P2" draw:layer="layout" svg:width="15.128cm" svg:height="0.475cm" svg:x="3.7cm" svg:y="3.09cm">
          <draw:text-box>
            <text:p text:style-name="P1"><text:span text:style-name="T4">persons in Iraq”, it was “highly likely that proscribed items would be discovered”; </text:span></text:p>
          </draw:text-box>
        </draw:frame>
        <draw:frame draw:style-name="gr1" draw:text-style-name="P2" draw:layer="layout" svg:width="13.985cm" svg:height="0.475cm" svg:x="3.7cm" svg:y="3.654cm">
          <draw:text-box>
            <text:p text:style-name="P1"><text:span text:style-name="T4">and that “Iraq’s actions to impede or block the Commission’s concealment </text:span></text:p>
          </draw:text-box>
        </draw:frame>
        <draw:frame draw:style-name="gr1" draw:text-style-name="P2" draw:layer="layout" svg:width="7.923cm" svg:height="0.475cm" svg:x="3.7cm" svg:y="4.218cm">
          <draw:text-box>
            <text:p text:style-name="P1"><text:span text:style-name="T4">investigations” tended to “affirm this view”.</text:span></text:p>
          </draw:text-box>
        </draw:frame>
        <draw:frame draw:style-name="gr2" draw:text-style-name="P3" draw:layer="layout" svg:width="0.634cm" svg:height="0.712cm" svg:x="2.95cm" svg:y="4.72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68cm" svg:height="0.475cm" svg:x="3.7cm" svg:y="4.883cm">
          <draw:text-box>
            <text:p text:style-name="P1"><text:span text:style-name="T4">Iraq had “increasingly failed to apply or behave in conformity with the modalities </text:span></text:p>
          </draw:text-box>
        </draw:frame>
        <draw:frame draw:style-name="gr1" draw:text-style-name="P2" draw:layer="layout" svg:width="14.73cm" svg:height="0.475cm" svg:x="3.7cm" svg:y="5.447cm">
          <draw:text-box>
            <text:p text:style-name="P1"><text:span text:style-name="T4">[agreed on 22 June]” and, “in more recent times”, had “sought both to exclude </text:span></text:p>
          </draw:text-box>
        </draw:frame>
        <draw:frame draw:style-name="gr1" draw:text-style-name="P2" draw:layer="layout" svg:width="15.416cm" svg:height="0.475cm" svg:x="3.7cm" svg:y="6.012cm">
          <draw:text-box>
            <text:p text:style-name="P1"><text:span text:style-name="T4">them altogether with respect to certain sites and to define new categories of often </text:span></text:p>
          </draw:text-box>
        </draw:frame>
        <draw:frame draw:style-name="gr1" draw:text-style-name="P2" draw:layer="layout" svg:width="14.205cm" svg:height="0.475cm" svg:x="3.7cm" svg:y="6.576cm">
          <draw:text-box>
            <text:p text:style-name="P1"><text:span text:style-name="T4">very large sites from which the Commission inspectors would be forbidden”.</text:span></text:p>
          </draw:text-box>
        </draw:frame>
        <draw:frame draw:style-name="gr1" draw:text-style-name="P2" draw:layer="layout" svg:width="12.037cm" svg:height="0.475cm" svg:x="2.2cm" svg:y="7.491cm">
          <draw:text-box>
            <text:p text:style-name="P1"><text:span text:style-name="T6">336. </text:span><text:span text:style-name="T4"><text:s/>The report concluded that UNSCOM was “convinced” that: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53cm" svg:height="0.475cm" svg:x="3.7cm" svg:y="8.405cm">
          <draw:text-box>
            <text:p text:style-name="P1"><text:span text:style-name="T4">The Security Council should “insist that Iraq meet its obligation to disclose fully </text:span></text:p>
          </draw:text-box>
        </draw:frame>
        <draw:frame draw:style-name="gr1" draw:text-style-name="P2" draw:layer="layout" svg:width="14.721cm" svg:height="0.475cm" svg:x="3.7cm" svg:y="8.97cm">
          <draw:text-box>
            <text:p text:style-name="P1"><text:span text:style-name="T4">all of its prohibited weapons and associated programmes”. This was a “crucial </text:span></text:p>
          </draw:text-box>
        </draw:frame>
        <draw:frame draw:style-name="gr1" draw:text-style-name="P2" draw:layer="layout" svg:width="9.112cm" svg:height="0.475cm" svg:x="3.7cm" svg:y="9.534cm">
          <draw:text-box>
            <text:p text:style-name="P1"><text:span text:style-name="T4">requirement” for which there was “no substitute”.</text:span></text:p>
          </draw:text-box>
        </draw:frame>
        <draw:frame draw:style-name="gr2" draw:text-style-name="P3" draw:layer="layout" svg:width="0.634cm" svg:height="0.712cm" svg:x="2.95cm" svg:y="10.04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794cm" svg:height="0.475cm" svg:x="3.7cm" svg:y="10.198cm">
          <draw:text-box>
            <text:p text:style-name="P1"><text:span text:style-name="T4">It was “essential” for the Council to “reaffirm and demand Iraq’s complete </text:span></text:p>
          </draw:text-box>
        </draw:frame>
        <draw:frame draw:style-name="gr1" draw:text-style-name="P2" draw:layer="layout" svg:width="13.837cm" svg:height="0.475cm" svg:x="3.7cm" svg:y="10.763cm">
          <draw:text-box>
            <text:p text:style-name="P1"><text:span text:style-name="T4">co-operation” with UNSCOM’s exercise of “its rights to full access to sites </text:span></text:p>
          </draw:text-box>
        </draw:frame>
        <draw:frame draw:style-name="gr1" draw:text-style-name="P2" draw:layer="layout" svg:width="2.601cm" svg:height="0.475cm" svg:x="3.7cm" svg:y="11.327cm">
          <draw:text-box>
            <text:p text:style-name="P1"><text:span text:style-name="T4">and persons”.</text:span></text:p>
          </draw:text-box>
        </draw:frame>
        <draw:frame draw:style-name="gr1" draw:text-style-name="P2" draw:layer="layout" svg:width="16.685cm" svg:height="0.475cm" svg:x="2.2cm" svg:y="12.242cm">
          <draw:text-box>
            <text:p text:style-name="P1"><text:span text:style-name="T6">337. </text:span><text:span text:style-name="T4"><text:s/>In a letter on 12 October, Mr Aziz set out Iraq’s concerns about UNSCOM activities </text:span></text:p>
          </draw:text-box>
        </draw:frame>
        <draw:frame draw:style-name="gr1" draw:text-style-name="P2" draw:layer="layout" svg:width="13.485cm" svg:height="0.475cm" svg:x="2.2cm" svg:y="12.806cm">
          <draw:text-box>
            <text:p text:style-name="P1"><text:span text:style-name="T4">and the influence of the US and UK on UNSCOM’s approach, including:</text:span></text:p>
          </draw:text-box>
        </draw:frame>
        <draw:frame draw:style-name="gr2" draw:text-style-name="P3" draw:layer="layout" svg:width="0.634cm" svg:height="0.712cm" svg:x="2.95cm" svg:y="13.56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25cm" svg:height="0.475cm" svg:x="3.7cm" svg:y="13.721cm">
          <draw:text-box>
            <text:p text:style-name="P1"><text:span text:style-name="T4">The US “in particular, together with Britain, were doing their utmost … to topple </text:span></text:p>
          </draw:text-box>
        </draw:frame>
        <draw:frame draw:style-name="gr1" draw:text-style-name="P2" draw:layer="layout" svg:width="14.671cm" svg:height="0.475cm" svg:x="3.7cm" svg:y="14.285cm">
          <draw:text-box>
            <text:p text:style-name="P1"><text:span text:style-name="T4">the national Government of Iraq and to eliminate its national leadership”. That </text:span></text:p>
          </draw:text-box>
        </draw:frame>
        <draw:frame draw:style-name="gr1" draw:text-style-name="P2" draw:layer="layout" svg:width="14.015cm" svg:height="0.475cm" svg:x="3.7cm" svg:y="14.85cm">
          <draw:text-box>
            <text:p text:style-name="P1"><text:span text:style-name="T4">“</text:span><text:span text:style-name="T4">seriously affected the composition” of UNSCOM, with the US “leading the </text:span></text:p>
          </draw:text-box>
        </draw:frame>
        <draw:frame draw:style-name="gr1" draw:text-style-name="P2" draw:layer="layout" svg:width="14.666cm" svg:height="0.475cm" svg:x="3.7cm" svg:y="15.414cm">
          <draw:text-box>
            <text:p text:style-name="P1"><text:span text:style-name="T4">hostile work against Iraq”. An activity which was “supposed to be international </text:span></text:p>
          </draw:text-box>
        </draw:frame>
        <draw:frame draw:style-name="gr1" draw:text-style-name="P2" draw:layer="layout" svg:width="5.861cm" svg:height="0.475cm" svg:x="3.7cm" svg:y="15.978cm">
          <draw:text-box>
            <text:p text:style-name="P1"><text:span text:style-name="T4">and neutral” was “unbalanced”.</text:span></text:p>
          </draw:text-box>
        </draw:frame>
        <draw:frame draw:style-name="gr2" draw:text-style-name="P3" draw:layer="layout" svg:width="0.634cm" svg:height="0.712cm" svg:x="2.95cm" svg:y="16.48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08cm" svg:height="0.475cm" svg:x="3.7cm" svg:y="16.643cm">
          <draw:text-box>
            <text:p text:style-name="P1"><text:span text:style-name="T4">The US monopolised the intelligence means. Iraq wanted aerial surveillance </text:span></text:p>
          </draw:text-box>
        </draw:frame>
        <draw:frame draw:style-name="gr1" draw:text-style-name="P2" draw:layer="layout" svg:width="6.432cm" svg:height="0.475cm" svg:x="3.7cm" svg:y="17.207cm">
          <draw:text-box>
            <text:p text:style-name="P1"><text:span text:style-name="T4">using a plane from a neutral state.</text:span></text:p>
          </draw:text-box>
        </draw:frame>
        <draw:frame draw:style-name="gr2" draw:text-style-name="P3" draw:layer="layout" svg:width="0.634cm" svg:height="0.712cm" svg:x="2.95cm" svg:y="17.71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8cm" svg:height="0.475cm" svg:x="3.7cm" svg:y="17.872cm">
          <draw:text-box>
            <text:p text:style-name="P1"><text:span text:style-name="T4">The justification for intrusive inspections was based on allegations of deliberate </text:span></text:p>
          </draw:text-box>
        </draw:frame>
        <draw:frame draw:style-name="gr1" draw:text-style-name="P2" draw:layer="layout" svg:width="15.068cm" svg:height="0.475cm" svg:x="3.7cm" svg:y="18.436cm">
          <draw:text-box>
            <text:p text:style-name="P1"><text:span text:style-name="T4">concealment and inaccurate information which were themselves inaccurate and </text:span></text:p>
          </draw:text-box>
        </draw:frame>
        <draw:frame draw:style-name="gr1" draw:text-style-name="P2" draw:layer="layout" svg:width="15.902cm" svg:height="0.475cm" svg:x="3.7cm" svg:y="19.001cm">
          <draw:text-box>
            <text:p text:style-name="P1"><text:span text:style-name="T4">being deliberately used by UNSCOM to procrastinate and to prolong the inspections </text:span></text:p>
          </draw:text-box>
        </draw:frame>
        <draw:frame draw:style-name="gr1" draw:text-style-name="P2" draw:layer="layout" svg:width="15.331cm" svg:height="0.475cm" svg:x="3.7cm" svg:y="19.565cm">
          <draw:text-box>
            <text:p text:style-name="P1"><text:span text:style-name="T4">process. For example, the delay in analysing missile fragments had been caused </text:span></text:p>
          </draw:text-box>
        </draw:frame>
        <draw:frame draw:style-name="gr1" draw:text-style-name="P2" draw:layer="layout" svg:width="15.462cm" svg:height="0.475cm" svg:x="3.7cm" svg:y="20.13cm">
          <draw:text-box>
            <text:p text:style-name="P1"><text:span text:style-name="T4">by UNSCOM’s original insistence that the analysis should be conducted in the US.</text:span></text:p>
          </draw:text-box>
        </draw:frame>
        <draw:frame draw:style-name="gr2" draw:text-style-name="P3" draw:layer="layout" svg:width="0.634cm" svg:height="0.712cm" svg:x="2.95cm" svg:y="20.63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82cm" svg:height="0.475cm" svg:x="3.7cm" svg:y="20.794cm">
          <draw:text-box>
            <text:p text:style-name="P1"><text:span text:style-name="T4">The reports submitted to the Council were “tendentious”, using a method that </text:span></text:p>
          </draw:text-box>
        </draw:frame>
        <draw:frame draw:style-name="gr1" draw:text-style-name="P2" draw:layer="layout" svg:width="14.188cm" svg:height="0.475cm" svg:x="3.7cm" svg:y="21.358cm">
          <draw:text-box>
            <text:p text:style-name="P1"><text:span text:style-name="T4">was “intended to confuse the past with what has been newly achieved, in a </text:span></text:p>
          </draw:text-box>
        </draw:frame>
        <draw:frame draw:style-name="gr1" draw:text-style-name="P2" draw:layer="layout" svg:width="14.992cm" svg:height="0.475cm" svg:x="3.7cm" svg:y="21.923cm">
          <draw:text-box>
            <text:p text:style-name="P1"><text:span text:style-name="T4">manner that makes it difficult for the reader to differentiate between the positive </text:span></text:p>
          </draw:text-box>
        </draw:frame>
        <draw:frame draw:style-name="gr1" draw:text-style-name="P2" draw:layer="layout" svg:width="14.196cm" svg:height="0.475cm" svg:x="3.7cm" svg:y="22.487cm">
          <draw:text-box>
            <text:p text:style-name="P1"><text:span text:style-name="T4">and negative aspects”; and that many of the reports were “inaccurate”. The </text:span></text:p>
          </draw:text-box>
        </draw:frame>
        <draw:frame draw:style-name="gr1" draw:text-style-name="P2" draw:layer="layout" svg:width="14.586cm" svg:height="0.475cm" svg:x="3.7cm" svg:y="23.052cm">
          <draw:text-box>
            <text:p text:style-name="P1"><text:span text:style-name="T4">Security Council and international community “were being deliberately misled </text:span></text:p>
          </draw:text-box>
        </draw:frame>
        <draw:frame draw:style-name="gr1" draw:text-style-name="P2" draw:layer="layout" svg:width="13.003cm" svg:height="0.475cm" svg:x="3.7cm" svg:y="23.616cm">
          <draw:text-box>
            <text:p text:style-name="P1"><text:span text:style-name="T4">with a view to fostering baseless suspicions about Iraq’s capabilities”.</text:span></text:p>
          </draw:text-box>
        </draw:frame>
        <draw:frame draw:style-name="gr2" draw:text-style-name="P3" draw:layer="layout" svg:width="0.634cm" svg:height="0.712cm" svg:x="2.95cm" svg:y="24.12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697cm" svg:height="0.475cm" svg:x="3.7cm" svg:y="24.281cm">
          <draw:text-box>
            <text:p text:style-name="P1"><text:span text:style-name="T4">Iraq had not been asked in 1992 to preserve the remnants of the special </text:span></text:p>
          </draw:text-box>
        </draw:frame>
        <draw:frame draw:style-name="gr1" draw:text-style-name="P2" draw:layer="layout" svg:width="14.967cm" svg:height="0.475cm" svg:x="3.7cm" svg:y="24.845cm">
          <draw:text-box>
            <text:p text:style-name="P1"><text:span text:style-name="T4">warheads it had destroyed, and the subject had been “considered as closed” in </text:span></text:p>
          </draw:text-box>
        </draw:frame>
        <draw:frame draw:style-name="gr1" draw:text-style-name="P2" draw:layer="layout" svg:width="14.514cm" svg:height="0.475cm" svg:x="3.7cm" svg:y="25.41cm">
          <draw:text-box>
            <text:p text:style-name="P1"><text:span text:style-name="T4">UNSCOM’s report in June 1995. In the absence of any missiles or means for </text:span></text:p>
          </draw:text-box>
        </draw:frame>
        <draw:frame draw:style-name="gr1" draw:text-style-name="P2" draw:layer="layout" svg:width="14.497cm" svg:height="0.475cm" svg:x="3.7cm" svg:y="25.974cm">
          <draw:text-box>
            <text:p text:style-name="P1"><text:span text:style-name="T4">their delivery, the warheads had no operational value. The renewed focus on </text:span></text:p>
          </draw:text-box>
        </draw:frame>
        <draw:frame draw:style-name="gr1" draw:text-style-name="P2" draw:layer="layout" svg:width="9.413cm" svg:height="0.475cm" svg:x="3.7cm" svg:y="26.538cm">
          <draw:text-box>
            <text:p text:style-name="P1"><text:span text:style-name="T4">special warheads was deliberately aimed at delay.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83cm" svg:height="0.475cm" svg:x="3.7cm" svg:y="2.525cm">
          <draw:text-box>
            <text:p text:style-name="P1"><text:span text:style-name="T4">UNSCOM should consider what had been achieved in relation to missiles </text:span></text:p>
          </draw:text-box>
        </draw:frame>
        <draw:frame draw:style-name="gr1" draw:text-style-name="P2" draw:layer="layout" svg:width="14.442cm" svg:height="0.475cm" svg:x="3.7cm" svg:y="3.09cm">
          <draw:text-box>
            <text:p text:style-name="P1"><text:span text:style-name="T4">and chemical weapons as sufficient to meet Iraq’s obligations in section C of </text:span></text:p>
          </draw:text-box>
        </draw:frame>
        <draw:frame draw:style-name="gr1" draw:text-style-name="P2" draw:layer="layout" svg:width="2.792cm" svg:height="0.475cm" svg:x="3.7cm" svg:y="3.654cm">
          <draw:text-box>
            <text:p text:style-name="P1"><text:span text:style-name="T4">resolution 687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08cm" svg:height="0.475cm" svg:x="3.7cm" svg:y="4.318cm">
          <draw:text-box>
            <text:p text:style-name="P1"><text:span text:style-name="T4">Iraq was “ready to start serious and extensive work to address the biological </text:span></text:p>
          </draw:text-box>
        </draw:frame>
        <draw:frame draw:style-name="gr1" draw:text-style-name="P2" draw:layer="layout" svg:width="14.781cm" svg:height="0.475cm" svg:x="3.7cm" svg:y="4.883cm">
          <draw:text-box>
            <text:p text:style-name="P1"><text:span text:style-name="T4">file in order to close it within a short time”. It had “completely destroyed” all the </text:span></text:p>
          </draw:text-box>
        </draw:frame>
        <draw:frame draw:style-name="gr1" draw:text-style-name="P2" draw:layer="layout" svg:width="15.246cm" svg:height="0.475cm" svg:x="3.7cm" svg:y="5.447cm">
          <draw:text-box>
            <text:p text:style-name="P1"><text:span text:style-name="T4">biological agents in its possession and all “the sites, apparatuses and equipment </text:span></text:p>
          </draw:text-box>
        </draw:frame>
        <draw:frame draw:style-name="gr1" draw:text-style-name="P2" draw:layer="layout" svg:width="14.383cm" svg:height="0.475cm" svg:x="3.7cm" svg:y="6.012cm">
          <draw:text-box>
            <text:p text:style-name="P1"><text:span text:style-name="T4">used in the production of biological agents”. All the 87 sites which UNSCOM </text:span></text:p>
          </draw:text-box>
        </draw:frame>
        <draw:frame draw:style-name="gr1" draw:text-style-name="P2" draw:layer="layout" svg:width="14.713cm" svg:height="0.475cm" svg:x="3.7cm" svg:y="6.576cm">
          <draw:text-box>
            <text:p text:style-name="P1"><text:span text:style-name="T4">considered could be capable of dual use for the production of biological agent </text:span></text:p>
          </draw:text-box>
        </draw:frame>
        <draw:frame draw:style-name="gr1" draw:text-style-name="P2" draw:layer="layout" svg:width="5.637cm" svg:height="0.475cm" svg:x="3.7cm" svg:y="7.141cm">
          <draw:text-box>
            <text:p text:style-name="P1"><text:span text:style-name="T4">were “under strict monitoring”.</text:span></text:p>
          </draw:text-box>
        </draw:frame>
        <draw:frame draw:style-name="gr2" draw:text-style-name="P3" draw:layer="layout" svg:width="0.634cm" svg:height="0.712cm" svg:x="2.95cm" svg:y="7.64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83cm" svg:height="0.475cm" svg:x="3.7cm" svg:y="7.805cm">
          <draw:text-box>
            <text:p text:style-name="P1"><text:span text:style-name="T4">Iraq was “ready to continue to work with the Special Commission in a serious, </text:span></text:p>
          </draw:text-box>
        </draw:frame>
        <draw:frame draw:style-name="gr1" draw:text-style-name="P2" draw:layer="layout" svg:width="14.929cm" svg:height="0.475cm" svg:x="3.7cm" svg:y="8.37cm">
          <draw:text-box>
            <text:p text:style-name="P1"><text:span text:style-name="T4">scientific, technical and objective manner” to close the files “so that the Council </text:span></text:p>
          </draw:text-box>
        </draw:frame>
        <draw:frame draw:style-name="gr1" draw:text-style-name="P2" draw:layer="layout" svg:width="14.742cm" svg:height="0.475cm" svg:x="3.7cm" svg:y="8.934cm">
          <draw:text-box>
            <text:p text:style-name="P1"><text:span text:style-name="T4">may proceed to implement its obligations towards Iraq” under paragraph 22 of </text:span></text:p>
          </draw:text-box>
        </draw:frame>
        <draw:frame draw:style-name="gr1" draw:text-style-name="P2" draw:layer="layout" svg:width="14.315cm" svg:height="0.475cm" svg:x="3.7cm" svg:y="9.498cm">
          <draw:text-box>
            <text:p text:style-name="P1"><text:span text:style-name="T4">resolution 687 (1991) (removal of the restrictions on trade in resolution 661).</text:span></text:p>
          </draw:text-box>
        </draw:frame>
        <draw:frame draw:style-name="gr2" draw:text-style-name="P3" draw:layer="layout" svg:width="0.634cm" svg:height="0.712cm" svg:x="2.95cm" svg:y="10.00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75cm" svg:height="0.475cm" svg:x="3.7cm" svg:y="10.163cm">
          <draw:text-box>
            <text:p text:style-name="P1"><text:span text:style-name="T4">The people of Iraq could not “continue suffering this injustice”. Iraq had “fulfilled </text:span></text:p>
          </draw:text-box>
        </draw:frame>
        <draw:frame draw:style-name="gr1" draw:text-style-name="P2" draw:layer="layout" svg:width="14.323cm" svg:height="0.475cm" svg:x="3.7cm" svg:y="10.727cm">
          <draw:text-box>
            <text:p text:style-name="P1"><text:span text:style-name="T4">the obligations imposed on it” and the Security Council should do the same, </text:span></text:p>
          </draw:text-box>
        </draw:frame>
        <draw:frame draw:style-name="gr1" draw:text-style-name="P2" draw:layer="layout" svg:width="14.933cm" svg:height="0.475cm" svg:x="3.7cm" svg:y="11.292cm">
          <draw:text-box>
            <text:p text:style-name="P1"><text:span text:style-name="T4">“</text:span><text:span text:style-name="T4">starting at the earliest date”. If the “imbalance” continued, the “situation” would </text:span></text:p>
          </draw:text-box>
        </draw:frame>
        <draw:frame draw:style-name="gr1" draw:text-style-name="P2" draw:layer="layout" svg:width="6.593cm" svg:height="0.475cm" svg:x="3.7cm" svg:y="11.856cm">
          <draw:text-box>
            <text:p text:style-name="P1"><text:span text:style-name="T4">become “absolutely unacceptable”.</text:span></text:p>
          </draw:text-box>
        </draw:frame>
        <draw:frame draw:style-name="gr6" draw:text-style-name="P7" draw:layer="layout" svg:width="0.408cm" svg:height="0.276cm" svg:x="10.266cm" svg:y="11.875cm">
          <draw:text-box>
            <text:p text:style-name="P1"><text:span text:style-name="T9">139</text:span></text:p>
          </draw:text-box>
        </draw:frame>
        <draw:frame draw:style-name="gr1" draw:text-style-name="P2" draw:layer="layout" svg:width="6.162cm" svg:height="0.475cm" svg:x="2.2cm" svg:y="12.721cm">
          <draw:text-box>
            <text:p text:style-name="P1"><text:span text:style-name="T1">IAEA REPORT, OCTOBER 1997</text:span></text:p>
          </draw:text-box>
        </draw:frame>
        <draw:frame draw:style-name="gr1" draw:text-style-name="P2" draw:layer="layout" svg:width="16.321cm" svg:height="0.475cm" svg:x="2.2cm" svg:y="13.485cm">
          <draw:text-box>
            <text:p text:style-name="P1"><text:span text:style-name="T6">338. </text:span><text:span text:style-name="T4"><text:s/>Dr Blix submitted his final consolidated report as Director General of the IAEA on </text:span></text:p>
          </draw:text-box>
        </draw:frame>
        <draw:frame draw:style-name="gr1" draw:text-style-name="P2" draw:layer="layout" svg:width="16.673cm" svg:height="0.475cm" svg:x="2.2cm" svg:y="14.05cm">
          <draw:text-box>
            <text:p text:style-name="P1"><text:span text:style-name="T4">6 October, which concluded that the IAEA investigation of Iraq’s nuclear programme had </text:span></text:p>
          </draw:text-box>
        </draw:frame>
        <draw:frame draw:style-name="gr1" draw:text-style-name="P2" draw:layer="layout" svg:width="16.368cm" svg:height="0.475cm" svg:x="2.2cm" svg:y="14.614cm">
          <draw:text-box>
            <text:p text:style-name="P1"><text:span text:style-name="T4">reached the point of diminishing returns. The extent to which the remaining uncertainty </text:span></text:p>
          </draw:text-box>
        </draw:frame>
        <draw:frame draw:style-name="gr1" draw:text-style-name="P2" draw:layer="layout" svg:width="7.914cm" svg:height="0.475cm" svg:x="2.2cm" svg:y="15.178cm">
          <draw:text-box>
            <text:p text:style-name="P1"><text:span text:style-name="T4">was acceptable was a political judgement.</text:span></text:p>
          </draw:text-box>
        </draw:frame>
        <draw:frame draw:style-name="gr1" draw:text-style-name="P2" draw:layer="layout" svg:width="16.046cm" svg:height="0.475cm" svg:x="2.2cm" svg:y="16.093cm">
          <draw:text-box>
            <text:p text:style-name="P1"><text:span text:style-name="T6">339. </text:span><text:span text:style-name="T4"><text:s/>The Butler Report stated that, after 1995, the JIC consistently assessed that, “if </text:span></text:p>
          </draw:text-box>
        </draw:frame>
        <draw:frame draw:style-name="gr1" draw:text-style-name="P2" draw:layer="layout" svg:width="16.609cm" svg:height="0.475cm" svg:x="2.2cm" svg:y="16.657cm">
          <draw:text-box>
            <text:p text:style-name="P1"><text:span text:style-name="T4">all United Nations controls on Iraq’s nuclear activities were removed, Iraq could possibly </text:span></text:p>
          </draw:text-box>
        </draw:frame>
        <draw:frame draw:style-name="gr1" draw:text-style-name="P2" draw:layer="layout" svg:width="8.79cm" svg:height="0.475cm" svg:x="2.2cm" svg:y="17.222cm">
          <draw:text-box>
            <text:p text:style-name="P1"><text:span text:style-name="T4">develop a nuclear device in around five years”.</text:span></text:p>
          </draw:text-box>
        </draw:frame>
        <draw:frame draw:style-name="gr6" draw:text-style-name="P7" draw:layer="layout" svg:width="0.408cm" svg:height="0.276cm" svg:x="10.954cm" svg:y="17.241cm">
          <draw:text-box>
            <text:p text:style-name="P1"><text:span text:style-name="T9">140</text:span></text:p>
          </draw:text-box>
        </draw:frame>
        <draw:frame draw:style-name="gr1" draw:text-style-name="P2" draw:layer="layout" svg:width="15.301cm" svg:height="0.475cm" svg:x="2.2cm" svg:y="18.136cm">
          <draw:text-box>
            <text:p text:style-name="P1"><text:span text:style-name="T6">340. </text:span><text:span text:style-name="T4"><text:s/>Dr Blix’s final consolidated report assessed that the IAEA had a “technically </text:span></text:p>
          </draw:text-box>
        </draw:frame>
        <draw:frame draw:style-name="gr1" draw:text-style-name="P2" draw:layer="layout" svg:width="8.9cm" svg:height="0.475cm" svg:x="2.2cm" svg:y="18.701cm">
          <draw:text-box>
            <text:p text:style-name="P1"><text:span text:style-name="T4">coherent picture” which revealed a programme:</text:span></text:p>
          </draw:text-box>
        </draw:frame>
        <draw:frame draw:style-name="gr1" draw:text-style-name="P2" draw:layer="layout" svg:width="15.53cm" svg:height="0.475cm" svg:x="2.95cm" svg:y="19.615cm">
          <draw:text-box>
            <text:p text:style-name="P1"><text:span text:style-name="T4">“… </text:span><text:span text:style-name="T4">aimed at the production of an arsenal of nuclear weapons, based on implosion </text:span></text:p>
          </draw:text-box>
        </draw:frame>
        <draw:frame draw:style-name="gr1" draw:text-style-name="P2" draw:layer="layout" svg:width="5.971cm" svg:height="0.475cm" svg:x="2.95cm" svg:y="20.18cm">
          <draw:text-box>
            <text:p text:style-name="P1"><text:span text:style-name="T4">technology, which had involved:</text:span></text:p>
          </draw:text-box>
        </draw:frame>
        <draw:frame draw:style-name="gr1" draw:text-style-name="P2" draw:layer="layout" svg:width="0.422cm" svg:height="0.475cm" svg:x="3.65cm" svg:y="21.129cm">
          <draw:text-box>
            <text:p text:style-name="P1"><text:span text:style-name="T1">–</text:span></text:p>
          </draw:text-box>
        </draw:frame>
        <draw:frame draw:style-name="gr2" draw:text-style-name="P3" draw:layer="layout" svg:width="0.634cm" svg:height="0.712cm" svg:x="3.885cm" svg:y="20.938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3.375cm" svg:height="0.475cm" svg:x="4.4cm" svg:y="21.094cm">
          <draw:text-box>
            <text:p text:style-name="P1"><text:span text:style-name="T4">Acquisition of non-weapon-usable nuclear material through indigenous </text:span></text:p>
          </draw:text-box>
        </draw:frame>
        <draw:frame draw:style-name="gr1" draw:text-style-name="P2" draw:layer="layout" svg:width="11.584cm" svg:height="0.475cm" svg:x="4.4cm" svg:y="21.658cm">
          <draw:text-box>
            <text:p text:style-name="P1"><text:span text:style-name="T4">production and through overt and covert foreign procurement.</text:span></text:p>
          </draw:text-box>
        </draw:frame>
        <draw:frame draw:style-name="gr1" draw:text-style-name="P2" draw:layer="layout" svg:width="0.422cm" svg:height="0.475cm" svg:x="3.65cm" svg:y="22.358cm">
          <draw:text-box>
            <text:p text:style-name="P1"><text:span text:style-name="T4">–</text:span></text:p>
          </draw:text-box>
        </draw:frame>
        <draw:frame draw:style-name="gr2" draw:text-style-name="P3" draw:layer="layout" svg:width="0.634cm" svg:height="0.712cm" svg:x="3.885cm" svg:y="22.16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3.324cm" svg:height="0.475cm" svg:x="4.4cm" svg:y="22.323cm">
          <draw:text-box>
            <text:p text:style-name="P1"><text:span text:style-name="T4">Research and development programmes into the full range of uranium </text:span></text:p>
          </draw:text-box>
        </draw:frame>
        <draw:frame draw:style-name="gr1" draw:text-style-name="P2" draw:layer="layout" svg:width="14.383cm" svg:height="0.475cm" svg:x="4.4cm" svg:y="22.887cm">
          <draw:text-box>
            <text:p text:style-name="P1"><text:span text:style-name="T4">enrichment technologies culminating in the industrialisation of EMIS [Electro </text:span></text:p>
          </draw:text-box>
        </draw:frame>
        <draw:frame draw:style-name="gr1" draw:text-style-name="P2" draw:layer="layout" svg:width="14.146cm" svg:height="0.475cm" svg:x="4.4cm" svg:y="23.452cm">
          <draw:text-box>
            <text:p text:style-name="P1"><text:span text:style-name="T4">Magnetic Isotope Separation] and the demonstration of a proven prototype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2.792cm" svg:height="0.475cm" svg:x="4.4cm" svg:y="24.016cm">
          <draw:text-box>
            <text:p text:style-name="P1"><text:span text:style-name="T4">gas centrifuge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139 </text:span></text:p>
          </draw:text-box>
        </draw:frame>
        <draw:frame draw:style-name="gr4" draw:text-style-name="P5" draw:layer="layout" svg:width="15.839cm" svg:height="0.395cm" svg:x="2.646cm" svg:y="25.511cm">
          <draw:text-box>
            <text:p text:style-name="P1"><text:span text:style-name="T11">UN Security Council, 13 October 1997, ‘Letter dated 12 October 1997 from the Deputy Prime Minister </text:span></text:p>
          </draw:text-box>
        </draw:frame>
        <draw:frame draw:style-name="gr4" draw:text-style-name="P5" draw:layer="layout" svg:width="11.178cm" svg:height="0.395cm" svg:x="2.2cm" svg:y="25.934cm">
          <draw:text-box>
            <text:p text:style-name="P1"><text:span text:style-name="T11">of Iraq addressed to the President of the Security Council’ (S/1997/789)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140 </text:span></text:p>
          </draw:text-box>
        </draw:frame>
        <draw:frame draw:style-name="gr4" draw:text-style-name="P5" draw:layer="layout" svg:width="15.733cm" svg:height="0.395cm" svg:x="2.646cm" svg:y="26.357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6.781cm">
          <draw:text-box>
            <text:p text:style-name="P1"><text:span text:style-name="T11">page 45.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5</text:span></text:p>
          </draw:text-box>
        </draw:frame>
        <draw:frame draw:style-name="gr1" draw:text-style-name="P2" draw:layer="layout" svg:width="0.422cm" svg:height="0.475cm" svg:x="3.65cm" svg:y="2.714cm">
          <draw:text-box>
            <text:p text:style-name="P1"><text:span text:style-name="T4">–</text:span></text:p>
          </draw:text-box>
        </draw:frame>
        <draw:frame draw:style-name="gr2" draw:text-style-name="P3" draw:layer="layout" svg:width="0.634cm" svg:height="0.712cm" svg:x="3.885cm" svg:y="2.52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4.031cm" svg:height="0.475cm" svg:x="4.4cm" svg:y="2.679cm">
          <draw:text-box>
            <text:p text:style-name="P1"><text:span text:style-name="T4">Development of metallurgical technologies necessary for the fabrication of </text:span></text:p>
          </draw:text-box>
        </draw:frame>
        <draw:frame draw:style-name="gr1" draw:text-style-name="P2" draw:layer="layout" svg:width="8.748cm" svg:height="0.475cm" svg:x="4.4cm" svg:y="3.244cm">
          <draw:text-box>
            <text:p text:style-name="P1"><text:span text:style-name="T4">the uranium components of a nuclear weapon.</text:span></text:p>
          </draw:text-box>
        </draw:frame>
        <draw:frame draw:style-name="gr1" draw:text-style-name="P2" draw:layer="layout" svg:width="0.422cm" svg:height="0.475cm" svg:x="3.65cm" svg:y="3.943cm">
          <draw:text-box>
            <text:p text:style-name="P1"><text:span text:style-name="T4">–</text:span></text:p>
          </draw:text-box>
        </draw:frame>
        <draw:frame draw:style-name="gr2" draw:text-style-name="P3" draw:layer="layout" svg:width="0.634cm" svg:height="0.712cm" svg:x="3.882cm" svg:y="3.752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4.628cm" svg:height="0.475cm" svg:x="4.4cm" svg:y="3.908cm">
          <draw:text-box>
            <text:p text:style-name="P1"><text:span text:style-name="T4">Research and development activities related to the production of plutonium …</text:span></text:p>
          </draw:text-box>
        </draw:frame>
        <draw:frame draw:style-name="gr1" draw:text-style-name="P2" draw:layer="layout" svg:width="0.422cm" svg:height="0.475cm" svg:x="3.65cm" svg:y="4.608cm">
          <draw:text-box>
            <text:p text:style-name="P1"><text:span text:style-name="T4">–</text:span></text:p>
          </draw:text-box>
        </draw:frame>
        <draw:frame draw:style-name="gr2" draw:text-style-name="P3" draw:layer="layout" svg:width="0.634cm" svg:height="0.712cm" svg:x="3.885cm" svg:y="4.416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4.586cm" svg:height="0.475cm" svg:x="4.4cm" svg:y="4.573cm">
          <draw:text-box>
            <text:p text:style-name="P1"><text:span text:style-name="T4">Development of nuclear weapon designs and weaponisation technologies for </text:span></text:p>
          </draw:text-box>
        </draw:frame>
        <draw:frame draw:style-name="gr1" draw:text-style-name="P2" draw:layer="layout" svg:width="14.353cm" svg:height="0.475cm" svg:x="4.4cm" svg:y="5.137cm">
          <draw:text-box>
            <text:p text:style-name="P1"><text:span text:style-name="T4">implosion devices and the establishment of industrial-scale facilities for their </text:span></text:p>
          </draw:text-box>
        </draw:frame>
        <draw:frame draw:style-name="gr1" draw:text-style-name="P2" draw:layer="layout" svg:width="6.835cm" svg:height="0.475cm" svg:x="4.4cm" svg:y="5.701cm">
          <draw:text-box>
            <text:p text:style-name="P1"><text:span text:style-name="T4">further development and production.</text:span></text:p>
          </draw:text-box>
        </draw:frame>
        <draw:frame draw:style-name="gr1" draw:text-style-name="P2" draw:layer="layout" svg:width="0.422cm" svg:height="0.475cm" svg:x="3.65cm" svg:y="6.401cm">
          <draw:text-box>
            <text:p text:style-name="P1"><text:span text:style-name="T4">–</text:span></text:p>
          </draw:text-box>
        </draw:frame>
        <draw:frame draw:style-name="gr2" draw:text-style-name="P3" draw:layer="layout" svg:width="0.634cm" svg:height="0.712cm" svg:x="3.885cm" svg:y="6.2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4.112cm" svg:height="0.475cm" svg:x="4.4cm" svg:y="6.366cm">
          <draw:text-box>
            <text:p text:style-name="P1"><text:span text:style-name="T4">Research and development activities related to the integration of a nuclear </text:span></text:p>
          </draw:text-box>
        </draw:frame>
        <draw:frame draw:style-name="gr1" draw:text-style-name="P2" draw:layer="layout" svg:width="8.93cm" svg:height="0.475cm" svg:x="4.4cm" svg:y="6.93cm">
          <draw:text-box>
            <text:p text:style-name="P1"><text:span text:style-name="T4">weapon system with a missile delivery system.” </text:span></text:p>
          </draw:text-box>
        </draw:frame>
        <draw:frame draw:style-name="gr6" draw:text-style-name="P7" draw:layer="layout" svg:width="0.408cm" svg:height="0.276cm" svg:x="13.304cm" svg:y="6.949cm">
          <draw:text-box>
            <text:p text:style-name="P1"><text:span text:style-name="T9">141</text:span></text:p>
          </draw:text-box>
        </draw:frame>
        <draw:frame draw:style-name="gr1" draw:text-style-name="P2" draw:layer="layout" svg:width="16.08cm" svg:height="0.475cm" svg:x="2.2cm" svg:y="7.845cm">
          <draw:text-box>
            <text:p text:style-name="P1"><text:span text:style-name="T6">341. </text:span><text:span text:style-name="T4"><text:s/>Dr Blix added that the IAEA’s ability to understand the details of the programme </text:span></text:p>
          </draw:text-box>
        </draw:frame>
        <draw:frame draw:style-name="gr1" draw:text-style-name="P2" draw:layer="layout" svg:width="15.61cm" svg:height="0.475cm" svg:x="2.2cm" svg:y="8.409cm">
          <draw:text-box>
            <text:p text:style-name="P1"><text:span text:style-name="T4">had been “severely hampered by Iraq’s persistence in a policy of concealment and </text:span></text:p>
          </draw:text-box>
        </draw:frame>
        <draw:frame draw:style-name="gr1" draw:text-style-name="P2" draw:layer="layout" svg:width="11.805cm" svg:height="0.475cm" svg:x="2.2cm" svg:y="8.974cm">
          <draw:text-box>
            <text:p text:style-name="P1"><text:span text:style-name="T4">understatement of the programme’s scope and achievements”.</text:span></text:p>
          </draw:text-box>
        </draw:frame>
        <draw:frame draw:style-name="gr1" draw:text-style-name="P2" draw:layer="layout" svg:width="15.208cm" svg:height="0.475cm" svg:x="2.2cm" svg:y="9.888cm">
          <draw:text-box>
            <text:p text:style-name="P1"><text:span text:style-name="T6">342. </text:span><text:span text:style-name="T4"><text:s/>The report included a summary of Iraq’s actions since 1991 and the IAEA’s </text:span></text:p>
          </draw:text-box>
        </draw:frame>
        <draw:frame draw:style-name="gr1" draw:text-style-name="P2" draw:layer="layout" svg:width="15.754cm" svg:height="0.475cm" svg:x="2.2cm" svg:y="10.453cm">
          <draw:text-box>
            <text:p text:style-name="P1"><text:span text:style-name="T4">activities illustrating that point. Since May 1997, the IAEA had “received clarification </text:span></text:p>
          </draw:text-box>
        </draw:frame>
        <draw:frame draw:style-name="gr1" draw:text-style-name="P2" draw:layer="layout" svg:width="6.335cm" svg:height="0.475cm" svg:x="2.2cm" svg:y="11.017cm">
          <draw:text-box>
            <text:p text:style-name="P1"><text:span text:style-name="T4">of many matters”, although it had:</text:span></text:p>
          </draw:text-box>
        </draw:frame>
        <draw:frame draw:style-name="gr2" draw:text-style-name="P3" draw:layer="layout" svg:width="0.634cm" svg:height="0.712cm" svg:x="2.95cm" svg:y="11.77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59cm" svg:height="0.475cm" svg:x="3.7cm" svg:y="11.931cm">
          <draw:text-box>
            <text:p text:style-name="P1"><text:span text:style-name="T4">“</text:span><text:span text:style-name="T4">not provided a comprehensive statement of the membership, terms of reference </text:span></text:p>
          </draw:text-box>
        </draw:frame>
        <draw:frame draw:style-name="gr1" draw:text-style-name="P2" draw:layer="layout" svg:width="14.937cm" svg:height="0.475cm" svg:x="3.7cm" svg:y="12.496cm">
          <draw:text-box>
            <text:p text:style-name="P1"><text:span text:style-name="T4">and duration of authority of the Governmental Committee charged, </text:span><text:span text:style-name="T7">inter alia</text:span><text:span text:style-name="T4">, to </text:span></text:p>
          </draw:text-box>
        </draw:frame>
        <draw:frame draw:style-name="gr1" draw:text-style-name="P2" draw:layer="layout" svg:width="9.734cm" svg:height="0.475cm" svg:x="3.7cm" svg:y="13.06cm">
          <draw:text-box>
            <text:p text:style-name="P1"><text:span text:style-name="T4">‘</text:span><text:span text:style-name="T4">reduce the effect of NPT violation to the minimum’”;</text:span></text:p>
          </draw:text-box>
        </draw:frame>
        <draw:frame draw:style-name="gr2" draw:text-style-name="P3" draw:layer="layout" svg:width="0.634cm" svg:height="0.712cm" svg:x="2.95cm" svg:y="13.56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26cm" svg:height="0.475cm" svg:x="3.7cm" svg:y="13.725cm">
          <draw:text-box>
            <text:p text:style-name="P1"><text:span text:style-name="T4">“</text:span><text:span text:style-name="T4">stated that it has no further information regarding external assistance to its </text:span></text:p>
          </draw:text-box>
        </draw:frame>
        <draw:frame draw:style-name="gr1" draw:text-style-name="P2" draw:layer="layout" svg:width="6.208cm" svg:height="0.475cm" svg:x="3.7cm" svg:y="14.289cm">
          <draw:text-box>
            <text:p text:style-name="P1"><text:span text:style-name="T4">clandestine nuclear programme”;</text:span></text:p>
          </draw:text-box>
        </draw:frame>
        <draw:frame draw:style-name="gr2" draw:text-style-name="P3" draw:layer="layout" svg:width="0.634cm" svg:height="0.712cm" svg:x="2.95cm" svg:y="14.79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35cm" svg:height="0.475cm" svg:x="3.7cm" svg:y="14.954cm">
          <draw:text-box>
            <text:p text:style-name="P1"><text:span text:style-name="T4">“</text:span><text:span text:style-name="T4">declared itself unable to describe the motives behind the actions ascribed to </text:span></text:p>
          </draw:text-box>
        </draw:frame>
        <draw:frame draw:style-name="gr1" draw:text-style-name="P2" draw:layer="layout" svg:width="15.174cm" svg:height="0.475cm" svg:x="3.7cm" svg:y="15.518cm">
          <draw:text-box>
            <text:p text:style-name="P1"><text:span text:style-name="T4">the late Lt Gen Hussein Kamil which resulted in the concealment of the cache of </text:span></text:p>
          </draw:text-box>
        </draw:frame>
        <draw:frame draw:style-name="gr1" draw:text-style-name="P2" draw:layer="layout" svg:width="14.933cm" svg:height="0.475cm" svg:x="3.7cm" svg:y="16.083cm">
          <draw:text-box>
            <text:p text:style-name="P1"><text:span text:style-name="T4">documentation, material and equipment ‘discovered’ at the Haider House farm”;</text:span></text:p>
          </draw:text-box>
        </draw:frame>
        <draw:frame draw:style-name="gr2" draw:text-style-name="P3" draw:layer="layout" svg:width="0.634cm" svg:height="0.712cm" svg:x="2.95cm" svg:y="16.59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42cm" svg:height="0.475cm" svg:x="3.7cm" svg:y="16.747cm">
          <draw:text-box>
            <text:p text:style-name="P1"><text:span text:style-name="T4">“</text:span><text:span text:style-name="T4">declined to include, in its FFCD a summary of the practical and theoretical </text:span></text:p>
          </draw:text-box>
        </draw:frame>
        <draw:frame draw:style-name="gr1" draw:text-style-name="P2" draw:layer="layout" svg:width="11.398cm" svg:height="0.475cm" svg:x="3.7cm" svg:y="17.311cm">
          <draw:text-box>
            <text:p text:style-name="P1"><text:span text:style-name="T4">achievements of Iraq’s clandestine nuclear programme”; and</text:span></text:p>
          </draw:text-box>
        </draw:frame>
        <draw:frame draw:style-name="gr2" draw:text-style-name="P3" draw:layer="layout" svg:width="0.634cm" svg:height="0.712cm" svg:x="2.95cm" svg:y="17.8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88cm" svg:height="0.475cm" svg:x="3.7cm" svg:y="17.976cm">
          <draw:text-box>
            <text:p text:style-name="P1"><text:span text:style-name="T4">“</text:span><text:span text:style-name="T4">yet to provide the promised written description of its post-war procurement </text:span></text:p>
          </draw:text-box>
        </draw:frame>
        <draw:frame draw:style-name="gr1" draw:text-style-name="P2" draw:layer="layout" svg:width="1.602cm" svg:height="0.475cm" svg:x="3.7cm" svg:y="18.54cm">
          <draw:text-box>
            <text:p text:style-name="P1"><text:span text:style-name="T4">system”.</text:span></text:p>
          </draw:text-box>
        </draw:frame>
        <draw:frame draw:style-name="gr1" draw:text-style-name="P2" draw:layer="layout" svg:width="10.335cm" svg:height="0.475cm" svg:x="2.2cm" svg:y="19.455cm">
          <draw:text-box>
            <text:p text:style-name="P1"><text:span text:style-name="T6">343. </text:span><text:span text:style-name="T4"><text:s/>Despite those issues, the IAEA report stated that:</text:span></text:p>
          </draw:text-box>
        </draw:frame>
        <draw:frame draw:style-name="gr2" draw:text-style-name="P3" draw:layer="layout" svg:width="0.634cm" svg:height="0.712cm" svg:x="2.95cm" svg:y="20.21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43cm" svg:height="0.475cm" svg:x="3.7cm" svg:y="20.369cm">
          <draw:text-box>
            <text:p text:style-name="P1"><text:span text:style-name="T4">There were “no indications to suggest Iraq was successful in its attempts to </text:span></text:p>
          </draw:text-box>
        </draw:frame>
        <draw:frame draw:style-name="gr1" draw:text-style-name="P2" draw:layer="layout" svg:width="14.184cm" svg:height="0.475cm" svg:x="3.7cm" svg:y="20.934cm">
          <draw:text-box>
            <text:p text:style-name="P1"><text:span text:style-name="T4">produce nuclear weapons”, although there was “no documentation or other </text:span></text:p>
          </draw:text-box>
        </draw:frame>
        <draw:frame draw:style-name="gr1" draw:text-style-name="P2" draw:layer="layout" svg:width="14.116cm" svg:height="0.475cm" svg:x="3.7cm" svg:y="21.498cm">
          <draw:text-box>
            <text:p text:style-name="P1"><text:span text:style-name="T4">evidence” which showed “the actual status of the weapon design when the </text:span></text:p>
          </draw:text-box>
        </draw:frame>
        <draw:frame draw:style-name="gr1" draw:text-style-name="P2" draw:layer="layout" svg:width="5.45cm" svg:height="0.475cm" svg:x="3.7cm" svg:y="22.063cm">
          <draw:text-box>
            <text:p text:style-name="P1"><text:span text:style-name="T4">programme was interrupted”.</text:span></text:p>
          </draw:text-box>
        </draw:frame>
        <draw:frame draw:style-name="gr2" draw:text-style-name="P3" draw:layer="layout" svg:width="0.634cm" svg:height="0.712cm" svg:x="2.95cm" svg:y="22.57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282cm" svg:height="0.475cm" svg:x="3.7cm" svg:y="22.727cm">
          <draw:text-box>
            <text:p text:style-name="P1"><text:span text:style-name="T4">Iraq was “at, or close to, the threshold of success in such areas as the </text:span></text:p>
          </draw:text-box>
        </draw:frame>
        <draw:frame draw:style-name="gr1" draw:text-style-name="P2" draw:layer="layout" svg:width="14.501cm" svg:height="0.475cm" svg:x="3.7cm" svg:y="23.291cm">
          <draw:text-box>
            <text:p text:style-name="P1"><text:span text:style-name="T4">production of HEU [Highly Enriched Uranium] through the EMIS process, the </text:span></text:p>
          </draw:text-box>
        </draw:frame>
        <draw:frame draw:style-name="gr1" draw:text-style-name="P2" draw:layer="layout" svg:width="15.039cm" svg:height="0.475cm" svg:x="3.7cm" svg:y="23.856cm">
          <draw:text-box>
            <text:p text:style-name="P1"><text:span text:style-name="T4">production and pilot … of … gas centrifuge machines, and the fabrication of the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7.846cm" svg:height="0.475cm" svg:x="3.7cm" svg:y="24.42cm">
          <draw:text-box>
            <text:p text:style-name="P1"><text:span text:style-name="T4">explosive package for a nuclear weapon”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141 </text:span></text:p>
          </draw:text-box>
        </draw:frame>
        <draw:frame draw:style-name="gr4" draw:text-style-name="P5" draw:layer="layout" svg:width="14.848cm" svg:height="0.395cm" svg:x="2.646cm" svg:y="25.934cm">
          <draw:text-box>
            <text:p text:style-name="P1"><text:span text:style-name="T11">UN Security Council, 8 October 1997, ‘Fourth consolidated report of the Director General of the </text:span></text:p>
          </draw:text-box>
        </draw:frame>
        <draw:frame draw:style-name="gr4" draw:text-style-name="P5" draw:layer="layout" svg:width="15.492cm" svg:height="0.395cm" svg:x="2.2cm" svg:y="26.357cm">
          <draw:text-box>
            <text:p text:style-name="P1"><text:span text:style-name="T11">International Atomic Energy Agency under paragraph 16 of Security Council resolution 1051 (1996)’ </text:span></text:p>
          </draw:text-box>
        </draw:frame>
        <draw:frame draw:style-name="gr4" draw:text-style-name="P5" draw:layer="layout" svg:width="2.127cm" svg:height="0.395cm" svg:x="2.2cm" svg:y="26.781cm">
          <draw:text-box>
            <text:p text:style-name="P1"><text:span text:style-name="T11">(S/1997/779).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76cm" svg:height="0.475cm" svg:x="3.7cm" svg:y="2.525cm">
          <draw:text-box>
            <text:p text:style-name="P1"><text:span text:style-name="T4">There were “no indications to suggest that Iraq had produced more than a few </text:span></text:p>
          </draw:text-box>
        </draw:frame>
        <draw:frame draw:style-name="gr1" draw:text-style-name="P2" draw:layer="layout" svg:width="14.721cm" svg:height="0.475cm" svg:x="3.7cm" svg:y="3.09cm">
          <draw:text-box>
            <text:p text:style-name="P1"><text:span text:style-name="T4">grams of weapons-usable nuclear material”, and all of that had been removed </text:span></text:p>
          </draw:text-box>
        </draw:frame>
        <draw:frame draw:style-name="gr1" draw:text-style-name="P2" draw:layer="layout" svg:width="1.818cm" svg:height="0.475cm" svg:x="3.7cm" svg:y="3.654cm">
          <draw:text-box>
            <text:p text:style-name="P1"><text:span text:style-name="T4">from Iraq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24cm" svg:height="0.475cm" svg:x="3.7cm" svg:y="4.318cm">
          <draw:text-box>
            <text:p text:style-name="P1"><text:span text:style-name="T4">There were “no indications” that Iraq had acquired other weapons-usable </text:span></text:p>
          </draw:text-box>
        </draw:frame>
        <draw:frame draw:style-name="gr1" draw:text-style-name="P2" draw:layer="layout" svg:width="3.139cm" svg:height="0.475cm" svg:x="3.7cm" svg:y="4.883cm">
          <draw:text-box>
            <text:p text:style-name="P1"><text:span text:style-name="T4">nuclear material.</text:span></text:p>
          </draw:text-box>
        </draw:frame>
        <draw:frame draw:style-name="gr2" draw:text-style-name="P3" draw:layer="layout" svg:width="0.634cm" svg:height="0.712cm" svg:x="2.95cm" svg:y="5.39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91cm" svg:height="0.475cm" svg:x="3.7cm" svg:y="5.547cm">
          <draw:text-box>
            <text:p text:style-name="P1"><text:span text:style-name="T4">All the “safeguarded research reactor fuel, including the HEU fuel that Iraq had </text:span></text:p>
          </draw:text-box>
        </draw:frame>
        <draw:frame draw:style-name="gr1" draw:text-style-name="P2" draw:layer="layout" svg:width="14.785cm" svg:height="0.475cm" svg:x="3.7cm" svg:y="6.112cm">
          <draw:text-box>
            <text:p text:style-name="P1"><text:span text:style-name="T4">planned to divert to its ‘crash programme’, was verified and fully accounted for </text:span></text:p>
          </draw:text-box>
        </draw:frame>
        <draw:frame draw:style-name="gr1" draw:text-style-name="P2" draw:layer="layout" svg:width="6.898cm" svg:height="0.475cm" svg:x="3.7cm" svg:y="6.676cm">
          <draw:text-box>
            <text:p text:style-name="P1"><text:span text:style-name="T4">by the IAEA and removed from Iraq”.</text:span></text:p>
          </draw:text-box>
        </draw:frame>
        <draw:frame draw:style-name="gr2" draw:text-style-name="P3" draw:layer="layout" svg:width="0.634cm" svg:height="0.712cm" svg:x="2.95cm" svg:y="7.18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8cm" svg:height="0.475cm" svg:x="3.7cm" svg:y="7.341cm">
          <draw:text-box>
            <text:p text:style-name="P1"><text:span text:style-name="T4">There were “no indications” that “any physical capability for the production of </text:span></text:p>
          </draw:text-box>
        </draw:frame>
        <draw:frame draw:style-name="gr1" draw:text-style-name="P2" draw:layer="layout" svg:width="14.027cm" svg:height="0.475cm" svg:x="3.7cm" svg:y="7.905cm">
          <draw:text-box>
            <text:p text:style-name="P1"><text:span text:style-name="T4">amounts of weapons-usable nuclear material of any practical significance”.</text:span></text:p>
          </draw:text-box>
        </draw:frame>
        <draw:frame draw:style-name="gr1" draw:text-style-name="P2" draw:layer="layout" svg:width="16.452cm" svg:height="0.475cm" svg:x="2.2cm" svg:y="8.82cm">
          <draw:text-box>
            <text:p text:style-name="P1"><text:span text:style-name="T6">344. </text:span><text:span text:style-name="T4"><text:s/>Dr Blix stated that there were “no indications of significant discrepancies” in Iraq’s </text:span></text:p>
          </draw:text-box>
        </draw:frame>
        <draw:frame draw:style-name="gr1" draw:text-style-name="P2" draw:layer="layout" svg:width="3.334cm" svg:height="0.475cm" svg:x="2.2cm" svg:y="9.384cm">
          <draw:text-box>
            <text:p text:style-name="P1"><text:span text:style-name="T4">latest declaration.</text:span></text:p>
          </draw:text-box>
        </draw:frame>
        <draw:frame draw:style-name="gr1" draw:text-style-name="P2" draw:layer="layout" svg:width="15.445cm" svg:height="0.475cm" svg:x="2.2cm" svg:y="10.298cm">
          <draw:text-box>
            <text:p text:style-name="P1"><text:span text:style-name="T6">345. </text:span><text:span text:style-name="T4"><text:s/>The report stated that a letter of 1 May from Iraq’s Minister of Foreign Affairs </text:span></text:p>
          </draw:text-box>
        </draw:frame>
        <draw:frame draw:style-name="gr1" draw:text-style-name="P2" draw:layer="layout" svg:width="15.83cm" svg:height="0.475cm" svg:x="2.2cm" svg:y="10.863cm">
          <draw:text-box>
            <text:p text:style-name="P1"><text:span text:style-name="T4">reflected “Iraq’s unconditional reaffirmation of its obligations under the NPT” and “its </text:span></text:p>
          </draw:text-box>
        </draw:frame>
        <draw:frame draw:style-name="gr1" draw:text-style-name="P2" draw:layer="layout" svg:width="15.433cm" svg:height="0.475cm" svg:x="2.2cm" svg:y="11.427cm">
          <draw:text-box>
            <text:p text:style-name="P1"><text:span text:style-name="T4">acceptance of its obligations, as interpreted by the IAEA, under Iraq’s Safeguards </text:span></text:p>
          </draw:text-box>
        </draw:frame>
        <draw:frame draw:style-name="gr1" draw:text-style-name="P2" draw:layer="layout" svg:width="5.433cm" svg:height="0.475cm" svg:x="2.2cm" svg:y="11.992cm">
          <draw:text-box>
            <text:p text:style-name="P1"><text:span text:style-name="T4">Agreement with the Agency”.</text:span></text:p>
          </draw:text-box>
        </draw:frame>
        <draw:frame draw:style-name="gr1" draw:text-style-name="P2" draw:layer="layout" svg:width="5.835cm" svg:height="0.475cm" svg:x="2.2cm" svg:y="12.906cm">
          <draw:text-box>
            <text:p text:style-name="P1"><text:span text:style-name="T6">346. </text:span><text:span text:style-name="T4"><text:s/>The report observed that:</text:span></text:p>
          </draw:text-box>
        </draw:frame>
        <draw:frame draw:style-name="gr1" draw:text-style-name="P2" draw:layer="layout" svg:width="15.941cm" svg:height="0.475cm" svg:x="2.95cm" svg:y="13.821cm">
          <draw:text-box>
            <text:p text:style-name="P1"><text:span text:style-name="T4">“… </text:span><text:span text:style-name="T4">taking into account the possibility, albeit remote, of undetected duplicate facilities </text:span></text:p>
          </draw:text-box>
        </draw:frame>
        <draw:frame draw:style-name="gr1" draw:text-style-name="P2" draw:layer="layout" svg:width="15.801cm" svg:height="0.475cm" svg:x="2.95cm" svg:y="14.385cm">
          <draw:text-box>
            <text:p text:style-name="P1"><text:span text:style-name="T4">or the existence of anomalous activities or facilities outside this technically coherent </text:span></text:p>
          </draw:text-box>
        </draw:frame>
        <draw:frame draw:style-name="gr1" draw:text-style-name="P2" draw:layer="layout" svg:width="15.272cm" svg:height="0.475cm" svg:x="2.95cm" svg:y="14.95cm">
          <draw:text-box>
            <text:p text:style-name="P1"><text:span text:style-name="T4">picture, no absolute assurances can be given with regard to the completeness of </text:span></text:p>
          </draw:text-box>
        </draw:frame>
        <draw:frame draw:style-name="gr1" draw:text-style-name="P2" draw:layer="layout" svg:width="15.991cm" svg:height="0.475cm" svg:x="2.95cm" svg:y="15.514cm">
          <draw:text-box>
            <text:p text:style-name="P1"><text:span text:style-name="T4">Iraq’s FFCD. Some uncertainty is inevitable in any country-wide technical verification </text:span></text:p>
          </draw:text-box>
        </draw:frame>
        <draw:frame draw:style-name="gr1" draw:text-style-name="P2" draw:layer="layout" svg:width="15.966cm" svg:height="0.475cm" svg:x="2.95cm" svg:y="16.078cm">
          <draw:text-box>
            <text:p text:style-name="P1"><text:span text:style-name="T4">process which aims to prove the absence of readily concealable objects or activities. </text:span></text:p>
          </draw:text-box>
        </draw:frame>
        <draw:frame draw:style-name="gr1" draw:text-style-name="P2" draw:layer="layout" svg:width="13.845cm" svg:height="0.475cm" svg:x="2.95cm" svg:y="16.643cm">
          <draw:text-box>
            <text:p text:style-name="P1"><text:span text:style-name="T4">The extent to which such uncertainty is acceptable is a policy judgement.”</text:span></text:p>
          </draw:text-box>
        </draw:frame>
        <draw:frame draw:style-name="gr1" draw:text-style-name="P2" draw:layer="layout" svg:width="6.927cm" svg:height="0.475cm" svg:x="2.2cm" svg:y="17.557cm">
          <draw:text-box>
            <text:p text:style-name="P1"><text:span text:style-name="T6">347. </text:span><text:span text:style-name="T4"><text:s/>The report said that the IAEA’s:</text:span></text:p>
          </draw:text-box>
        </draw:frame>
        <draw:frame draw:style-name="gr1" draw:text-style-name="P2" draw:layer="layout" svg:width="15.221cm" svg:height="0.475cm" svg:x="2.95cm" svg:y="18.472cm">
          <draw:text-box>
            <text:p text:style-name="P1"><text:span text:style-name="T4">“… </text:span><text:span text:style-name="T4">activities regarding the investigation of Iraq’s clandestine nuclear programme </text:span></text:p>
          </draw:text-box>
        </draw:frame>
        <draw:frame draw:style-name="gr1" draw:text-style-name="P2" draw:layer="layout" svg:width="15.996cm" svg:height="0.475cm" svg:x="2.95cm" svg:y="19.036cm">
          <draw:text-box>
            <text:p text:style-name="P1"><text:span text:style-name="T4">have reached a point of diminishing returns … The IAEA is not ‘closing the books’ on </text:span></text:p>
          </draw:text-box>
        </draw:frame>
        <draw:frame draw:style-name="gr1" draw:text-style-name="P2" draw:layer="layout" svg:width="15.758cm" svg:height="0.475cm" svg:x="2.95cm" svg:y="19.601cm">
          <draw:text-box>
            <text:p text:style-name="P1"><text:span text:style-name="T4">its investigation … and will continue to exercise its right to investigate any aspect of </text:span></text:p>
          </draw:text-box>
        </draw:frame>
        <draw:frame draw:style-name="gr1" draw:text-style-name="P2" draw:layer="layout" svg:width="16.004cm" svg:height="0.475cm" svg:x="2.95cm" svg:y="20.165cm">
          <draw:text-box>
            <text:p text:style-name="P1"><text:span text:style-name="T4">Iraq’s clandestine nuclear programme, in particular, through the follow-up of any new </text:span></text:p>
          </draw:text-box>
        </draw:frame>
        <draw:frame draw:style-name="gr1" draw:text-style-name="P2" draw:layer="layout" svg:width="2.783cm" svg:height="0.475cm" svg:x="2.95cm" svg:y="20.73cm">
          <draw:text-box>
            <text:p text:style-name="P1"><text:span text:style-name="T4">information …”</text:span></text:p>
          </draw:text-box>
        </draw:frame>
        <draw:frame draw:style-name="gr1" draw:text-style-name="P2" draw:layer="layout" svg:width="6.343cm" svg:height="0.475cm" svg:x="2.2cm" svg:y="21.644cm">
          <draw:text-box>
            <text:p text:style-name="P1"><text:span text:style-name="T6">348. </text:span><text:span text:style-name="T4"><text:s/>In his memoir, Dr Blix wrote:</text:span></text:p>
          </draw:text-box>
        </draw:frame>
        <draw:frame draw:style-name="gr1" draw:text-style-name="P2" draw:layer="layout" svg:width="14.764cm" svg:height="0.475cm" svg:x="2.95cm" svg:y="22.558cm">
          <draw:text-box>
            <text:p text:style-name="P1"><text:span text:style-name="T4">“</text:span><text:span text:style-name="T4">There was general agreement … that there were no significant ‘disarmament’ </text:span></text:p>
          </draw:text-box>
        </draw:frame>
        <draw:frame draw:style-name="gr1" draw:text-style-name="P2" draw:layer="layout" svg:width="13.853cm" svg:height="0.475cm" svg:x="2.95cm" svg:y="23.123cm">
          <draw:text-box>
            <text:p text:style-name="P1"><text:span text:style-name="T4">matters to clear up in the nuclear dossier, only some ‘questions’ to clarify.”</text:span></text:p>
          </draw:text-box>
        </draw:frame>
        <draw:frame draw:style-name="gr6" draw:text-style-name="P7" draw:layer="layout" svg:width="0.408cm" svg:height="0.276cm" svg:x="16.762cm" svg:y="23.142cm">
          <draw:text-box>
            <text:p text:style-name="P1"><text:span text:style-name="T9">142</text:span></text:p>
          </draw:text-box>
        </draw:frame>
        <draw:frame draw:style-name="gr1" draw:text-style-name="P2" draw:layer="layout" svg:width="16.148cm" svg:height="0.475cm" svg:x="2.2cm" svg:y="24.037cm">
          <draw:text-box>
            <text:p text:style-name="P1"><text:span text:style-name="T6">349. </text:span><text:span text:style-name="T4"><text:s/>The Security Council considered the report from Mr Butler and a draft resolution </text:span></text:p>
          </draw:text-box>
        </draw:frame>
        <draw:frame draw:style-name="gr1" draw:text-style-name="P2" draw:layer="layout" svg:width="2.792cm" svg:height="0.475cm" svg:x="2.2cm" svg:y="24.602cm">
          <draw:text-box>
            <text:p text:style-name="P1"><text:span text:style-name="T4">on 23 October.</text:span></text:p>
          </draw:text-box>
        </draw:frame>
        <draw:frame draw:style-name="gr6" draw:text-style-name="P7" draw:layer="layout" svg:width="0.408cm" svg:height="0.276cm" svg:x="4.977cm" svg:y="24.621cm">
          <draw:text-box>
            <text:p text:style-name="P1"><text:span text:style-name="T9">143</text:span></text:p>
          </draw:text-box>
        </draw:frame>
        <draw:frame draw:style-name="gr1" draw:text-style-name="P2" draw:layer="layout" svg:width="12.995cm" svg:height="0.475cm" svg:x="5.389cm" svg:y="24.602cm">
          <draw:text-box>
            <text:p text:style-name="P1"><text:span text:style-name="T4"><text:s/></text:span><text:span text:style-name="T4">Dr Blix’s report was not formally tabled for discussion in the Security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1.534cm" svg:height="0.475cm" svg:x="2.2cm" svg:y="25.166cm">
          <draw:text-box>
            <text:p text:style-name="P1"><text:span text:style-name="T4">Council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142 </text:span></text:p>
          </draw:text-box>
        </draw:frame>
        <draw:frame draw:style-name="gr4" draw:text-style-name="P5" draw:layer="layout" svg:width="6.488cm" svg:height="0.395cm" svg:x="2.646cm" svg:y="26.357cm">
          <draw:text-box>
            <text:p text:style-name="P1"><text:span text:style-name="T11">Blix H. </text:span><text:span text:style-name="T13">Disarming Iraq</text:span><text:span text:style-name="T11">. Bloomsbury, 2004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143 </text:span></text:p>
          </draw:text-box>
        </draw:frame>
        <draw:frame draw:style-name="gr4" draw:text-style-name="P5" draw:layer="layout" svg:width="12.228cm" svg:height="0.395cm" svg:x="2.646cm" svg:y="26.781cm">
          <draw:text-box>
            <text:p text:style-name="P1"><text:span text:style-name="T11">UN Security Council, ‘3826th Meeting Thursday 23 October 1997’ (S/PV.3826).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7</text:span></text:p>
          </draw:text-box>
        </draw:frame>
        <draw:frame draw:style-name="gr1" draw:text-style-name="P2" draw:layer="layout" svg:width="5.137cm" svg:height="0.475cm" svg:x="2.2cm" svg:y="2.525cm">
          <draw:text-box>
            <text:p text:style-name="P1"><text:span text:style-name="T1">RESOLUTION 1134 (1997)</text:span></text:p>
          </draw:text-box>
        </draw:frame>
        <draw:frame draw:style-name="gr1" draw:text-style-name="P2" draw:layer="layout" svg:width="16.745cm" svg:height="0.475cm" svg:x="2.2cm" svg:y="3.29cm">
          <draw:text-box>
            <text:p text:style-name="P1"><text:span text:style-name="T6">350. </text:span><text:span text:style-name="T4"><text:s/>Resolution 1134 (1997), expressing the intention to impose travel restrictions in the </text:span></text:p>
          </draw:text-box>
        </draw:frame>
        <draw:frame draw:style-name="gr1" draw:text-style-name="P2" draw:layer="layout" svg:width="16.495cm" svg:height="0.475cm" svg:x="2.2cm" svg:y="3.854cm">
          <draw:text-box>
            <text:p text:style-name="P1"><text:span text:style-name="T4">event that UNSCOM reported that Iraq was not in compliance with resolution 1115, was </text:span></text:p>
          </draw:text-box>
        </draw:frame>
        <draw:frame draw:style-name="gr1" draw:text-style-name="P2" draw:layer="layout" svg:width="4.451cm" svg:height="0.475cm" svg:x="2.2cm" svg:y="4.418cm">
          <draw:text-box>
            <text:p text:style-name="P1"><text:span text:style-name="T4">adopted on 23 October.</text:span></text:p>
          </draw:text-box>
        </draw:frame>
        <draw:frame draw:style-name="gr6" draw:text-style-name="P7" draw:layer="layout" svg:width="0.408cm" svg:height="0.276cm" svg:x="6.625cm" svg:y="4.437cm">
          <draw:text-box>
            <text:p text:style-name="P1"><text:span text:style-name="T9">144</text:span></text:p>
          </draw:text-box>
        </draw:frame>
        <draw:frame draw:style-name="gr1" draw:text-style-name="P2" draw:layer="layout" svg:width="16.448cm" svg:height="0.475cm" svg:x="2.2cm" svg:y="5.333cm">
          <draw:text-box>
            <text:p text:style-name="P1"><text:span text:style-name="T6">351. </text:span><text:span text:style-name="T4"><text:s/>The draft text which became resolution 1134 was co-sponsored by nine members </text:span></text:p>
          </draw:text-box>
        </draw:frame>
        <draw:frame draw:style-name="gr1" draw:text-style-name="P2" draw:layer="layout" svg:width="15.742cm" svg:height="0.475cm" svg:x="2.2cm" svg:y="5.897cm">
          <draw:text-box>
            <text:p text:style-name="P1"><text:span text:style-name="T4">of the Council and adopted by ten votes. Five members, including three Permanent </text:span></text:p>
          </draw:text-box>
        </draw:frame>
        <draw:frame draw:style-name="gr1" draw:text-style-name="P2" draw:layer="layout" svg:width="12.122cm" svg:height="0.475cm" svg:x="2.2cm" svg:y="6.462cm">
          <draw:text-box>
            <text:p text:style-name="P1"><text:span text:style-name="T4">Members, abstained – China, Egypt, France, Kenya and Russia.</text:span></text:p>
          </draw:text-box>
        </draw:frame>
        <draw:frame draw:style-name="gr1" draw:text-style-name="P2" draw:layer="layout" svg:width="4.227cm" svg:height="0.475cm" svg:x="2.2cm" svg:y="7.376cm">
          <draw:text-box>
            <text:p text:style-name="P1"><text:span text:style-name="T6">352. </text:span><text:span text:style-name="T4"><text:s/>Resolution 1134:</text:span></text:p>
          </draw:text-box>
        </draw:frame>
        <draw:frame draw:style-name="gr2" draw:text-style-name="P3" draw:layer="layout" svg:width="0.634cm" svg:height="0.712cm" svg:x="2.95cm" svg:y="8.13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024cm" svg:height="0.475cm" svg:x="3.7cm" svg:y="8.291cm">
          <draw:text-box>
            <text:p text:style-name="P1"><text:span text:style-name="T4">reaffirmed the Security Council’s “determination to ensure” Iraq’s “full </text:span></text:p>
          </draw:text-box>
        </draw:frame>
        <draw:frame draw:style-name="gr1" draw:text-style-name="P2" draw:layer="layout" svg:width="13.528cm" svg:height="0.475cm" svg:x="3.7cm" svg:y="8.855cm">
          <draw:text-box>
            <text:p text:style-name="P1"><text:span text:style-name="T4">compliance … with all its obligations under all previous resolutions”; and</text:span></text:p>
          </draw:text-box>
        </draw:frame>
        <draw:frame draw:style-name="gr2" draw:text-style-name="P3" draw:layer="layout" svg:width="0.634cm" svg:height="0.712cm" svg:x="2.95cm" svg:y="9.36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62cm" svg:height="0.475cm" svg:x="3.7cm" svg:y="9.52cm">
          <draw:text-box>
            <text:p text:style-name="P1"><text:span text:style-name="T4">reiterated the Council’s “demand that Iraq allow immediate, unconditional and </text:span></text:p>
          </draw:text-box>
        </draw:frame>
        <draw:frame draw:style-name="gr1" draw:text-style-name="P2" draw:layer="layout" svg:width="14.662cm" svg:height="0.475cm" svg:x="3.7cm" svg:y="10.084cm">
          <draw:text-box>
            <text:p text:style-name="P1"><text:span text:style-name="T4">unrestricted access to the Special Commission to any site … and in particular </text:span></text:p>
          </draw:text-box>
        </draw:frame>
        <draw:frame draw:style-name="gr1" draw:text-style-name="P2" draw:layer="layout" svg:width="14.768cm" svg:height="0.475cm" svg:x="3.7cm" svg:y="10.648cm">
          <draw:text-box>
            <text:p text:style-name="P1"><text:span text:style-name="T4">… </text:span><text:span text:style-name="T4">fixed wing and helicopter flights throughout Iraq for all relevant purposes … </text:span></text:p>
          </draw:text-box>
        </draw:frame>
        <draw:frame draw:style-name="gr1" draw:text-style-name="P2" draw:layer="layout" svg:width="15.246cm" svg:height="0.475cm" svg:x="3.7cm" svg:y="11.213cm">
          <draw:text-box>
            <text:p text:style-name="P1"><text:span text:style-name="T4">without interferences of any kind and upon such terms and conditions as may be </text:span></text:p>
          </draw:text-box>
        </draw:frame>
        <draw:frame draw:style-name="gr1" draw:text-style-name="P2" draw:layer="layout" svg:width="7.622cm" svg:height="0.475cm" svg:x="3.7cm" svg:y="11.777cm">
          <draw:text-box>
            <text:p text:style-name="P1"><text:span text:style-name="T4">determined by the Special Commission”.</text:span></text:p>
          </draw:text-box>
        </draw:frame>
        <draw:frame draw:style-name="gr1" draw:text-style-name="P2" draw:layer="layout" svg:width="16.52cm" svg:height="0.475cm" svg:x="2.2cm" svg:y="12.692cm">
          <draw:text-box>
            <text:p text:style-name="P1"><text:span text:style-name="T6">353. </text:span><text:span text:style-name="T4"><text:s/>Acting under Chapter VII of the UN Charter, the measures adopted by the Council </text:span></text:p>
          </draw:text-box>
        </draw:frame>
        <draw:frame draw:style-name="gr1" draw:text-style-name="P2" draw:layer="layout" svg:width="1.704cm" svg:height="0.475cm" svg:x="2.2cm" svg:y="13.256cm">
          <draw:text-box>
            <text:p text:style-name="P1"><text:span text:style-name="T4">included:</text:span></text:p>
          </draw:text-box>
        </draw:frame>
        <draw:frame draw:style-name="gr2" draw:text-style-name="P3" draw:layer="layout" svg:width="0.634cm" svg:height="0.712cm" svg:x="2.95cm" svg:y="14.01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087cm" svg:height="0.475cm" svg:x="3.7cm" svg:y="14.171cm">
          <draw:text-box>
            <text:p text:style-name="P1"><text:span text:style-name="T4">condemning Iraq’s actions detailed in UNSCOM’s report of 6 October;</text:span></text:p>
          </draw:text-box>
        </draw:frame>
        <draw:frame draw:style-name="gr2" draw:text-style-name="P3" draw:layer="layout" svg:width="0.634cm" svg:height="0.712cm" svg:x="2.95cm" svg:y="14.67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38cm" svg:height="0.475cm" svg:x="3.7cm" svg:y="14.835cm">
          <draw:text-box>
            <text:p text:style-name="P1"><text:span text:style-name="T4">deciding that Iraq’s refusal to co-operate constituted a “flagrant violation” of its </text:span></text:p>
          </draw:text-box>
        </draw:frame>
        <draw:frame draw:style-name="gr1" draw:text-style-name="P2" draw:layer="layout" svg:width="8.888cm" svg:height="0.475cm" svg:x="3.7cm" svg:y="15.4cm">
          <draw:text-box>
            <text:p text:style-name="P1"><text:span text:style-name="T4">obligations and demanding its full co-operation;</text:span></text:p>
          </draw:text-box>
        </draw:frame>
        <draw:frame draw:style-name="gr2" draw:text-style-name="P3" draw:layer="layout" svg:width="0.634cm" svg:height="0.712cm" svg:x="2.95cm" svg:y="15.90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29cm" svg:height="0.475cm" svg:x="3.7cm" svg:y="16.064cm">
          <draw:text-box>
            <text:p text:style-name="P1"><text:span text:style-name="T4">demanding that Iraq should “co-operate fully with the Special Commission in </text:span></text:p>
          </draw:text-box>
        </draw:frame>
        <draw:frame draw:style-name="gr1" draw:text-style-name="P2" draw:layer="layout" svg:width="7.842cm" svg:height="0.475cm" svg:x="3.7cm" svg:y="16.628cm">
          <draw:text-box>
            <text:p text:style-name="P1"><text:span text:style-name="T4">accordance with the relevant resolutions”;</text:span></text:p>
          </draw:text-box>
        </draw:frame>
        <draw:frame draw:style-name="gr2" draw:text-style-name="P3" draw:layer="layout" svg:width="0.634cm" svg:height="0.712cm" svg:x="2.95cm" svg:y="17.13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09cm" svg:height="0.475cm" svg:x="3.7cm" svg:y="17.293cm">
          <draw:text-box>
            <text:p text:style-name="P1"><text:span text:style-name="T4">expressing the “firm intention”, if UNSCOM reported Iraq was not in compliance </text:span></text:p>
          </draw:text-box>
        </draw:frame>
        <draw:frame draw:style-name="gr1" draw:text-style-name="P2" draw:layer="layout" svg:width="14.45cm" svg:height="0.475cm" svg:x="3.7cm" svg:y="17.857cm">
          <draw:text-box>
            <text:p text:style-name="P1"><text:span text:style-name="T4">with paragraphs 2 and 3 of resolution 1115, “to adopt measures which would </text:span></text:p>
          </draw:text-box>
        </draw:frame>
        <draw:frame draw:style-name="gr1" draw:text-style-name="P2" draw:layer="layout" svg:width="14.586cm" svg:height="0.475cm" svg:x="3.7cm" svg:y="18.422cm">
          <draw:text-box>
            <text:p text:style-name="P1"><text:span text:style-name="T4">oblige all States to prevent without delay the entry into or transit through their </text:span></text:p>
          </draw:text-box>
        </draw:frame>
        <draw:frame draw:style-name="gr1" draw:text-style-name="P2" draw:layer="layout" svg:width="13.705cm" svg:height="0.475cm" svg:x="3.7cm" svg:y="18.986cm">
          <draw:text-box>
            <text:p text:style-name="P1"><text:span text:style-name="T4">territories of all Iraqi officials and members of the Iraqi armed forces who </text:span></text:p>
          </draw:text-box>
        </draw:frame>
        <draw:frame draw:style-name="gr1" draw:text-style-name="P2" draw:layer="layout" svg:width="13.697cm" svg:height="0.475cm" svg:x="3.7cm" svg:y="19.551cm">
          <draw:text-box>
            <text:p text:style-name="P1"><text:span text:style-name="T4">are responsible for or participate in instances of non-compliance … [with </text:span></text:p>
          </draw:text-box>
        </draw:frame>
        <draw:frame draw:style-name="gr1" draw:text-style-name="P2" draw:layer="layout" svg:width="14.107cm" svg:height="0.475cm" svg:x="3.7cm" svg:y="20.115cm">
          <draw:text-box>
            <text:p text:style-name="P1"><text:span text:style-name="T4">the exception of] persons carrying out bona fide diplomatic assignments or </text:span></text:p>
          </draw:text-box>
        </draw:frame>
        <draw:frame draw:style-name="gr1" draw:text-style-name="P2" draw:layer="layout" svg:width="2.737cm" svg:height="0.475cm" svg:x="3.7cm" svg:y="20.68cm">
          <draw:text-box>
            <text:p text:style-name="P1"><text:span text:style-name="T4">missions”; and</text:span></text:p>
          </draw:text-box>
        </draw:frame>
        <draw:frame draw:style-name="gr2" draw:text-style-name="P3" draw:layer="layout" svg:width="0.634cm" svg:height="0.712cm" svg:x="2.95cm" svg:y="21.18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26cm" svg:height="0.475cm" svg:x="3.7cm" svg:y="21.344cm">
          <draw:text-box>
            <text:p text:style-name="P1"><text:span text:style-name="T4">reaffirming its “full support for the authority of the Special Commission … to </text:span></text:p>
          </draw:text-box>
        </draw:frame>
        <draw:frame draw:style-name="gr1" draw:text-style-name="P2" draw:layer="layout" svg:width="8.058cm" svg:height="0.475cm" svg:x="3.7cm" svg:y="21.908cm">
          <draw:text-box>
            <text:p text:style-name="P1"><text:span text:style-name="T4">ensure the implementation of its mandate”.</text:span></text:p>
          </draw:text-box>
        </draw:frame>
        <draw:frame draw:style-name="gr1" draw:text-style-name="P2" draw:layer="layout" svg:width="16.076cm" svg:height="0.475cm" svg:x="2.2cm" svg:y="22.823cm">
          <draw:text-box>
            <text:p text:style-name="P1"><text:span text:style-name="T6">354. </text:span><text:span text:style-name="T4"><text:s/>The record of the discussion demonstrates serious divisions in the Council over </text:span></text:p>
          </draw:text-box>
        </draw:frame>
        <draw:frame draw:style-name="gr1" draw:text-style-name="P2" draw:layer="layout" svg:width="15.919cm" svg:height="0.475cm" svg:x="2.2cm" svg:y="23.387cm">
          <draw:text-box>
            <text:p text:style-name="P1"><text:span text:style-name="T4">the approach adopted, with the UK and US speaking in strong terms about the need </text:span></text:p>
          </draw:text-box>
        </draw:frame>
        <draw:frame draw:style-name="gr1" draw:text-style-name="P2" draw:layer="layout" svg:width="15.716cm" svg:height="0.475cm" svg:x="2.2cm" svg:y="23.952cm">
          <draw:text-box>
            <text:p text:style-name="P1"><text:span text:style-name="T4">for action while the members who abstained argued that the terms of the resolution </text:span></text:p>
          </draw:text-box>
        </draw:frame>
        <draw:frame draw:style-name="gr1" draw:text-style-name="P2" draw:layer="layout" svg:width="14.967cm" svg:height="0.475cm" svg:x="2.2cm" svg:y="24.516cm">
          <draw:text-box>
            <text:p text:style-name="P1"><text:span text:style-name="T4">were unbalanced and unlikely to bring about a resolution of the problems faced </text:span></text:p>
          </draw:text-box>
        </draw:frame>
        <draw:frame draw:style-name="gr1" draw:text-style-name="P2" draw:layer="layout" svg:width="2.567cm" svg:height="0.475cm" svg:x="2.2cm" svg:y="25.081cm">
          <draw:text-box>
            <text:p text:style-name="P1"><text:span text:style-name="T4">by UNSCOM.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6" draw:text-style-name="P7" draw:layer="layout" svg:width="0.408cm" svg:height="0.276cm" svg:x="4.764cm" svg:y="25.099cm">
          <draw:text-box>
            <text:p text:style-name="P1"><text:span text:style-name="T9">145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144 </text:span></text:p>
          </draw:text-box>
        </draw:frame>
        <draw:frame draw:style-name="gr4" draw:text-style-name="P5" draw:layer="layout" svg:width="6.822cm" svg:height="0.395cm" svg:x="2.646cm" svg:y="26.357cm">
          <draw:text-box>
            <text:p text:style-name="P1"><text:span text:style-name="T11">UN Security Council resolution 1134 (1997)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145 </text:span></text:p>
          </draw:text-box>
        </draw:frame>
        <draw:frame draw:style-name="gr4" draw:text-style-name="P5" draw:layer="layout" svg:width="12.228cm" svg:height="0.395cm" svg:x="2.646cm" svg:y="26.781cm">
          <draw:text-box>
            <text:p text:style-name="P1"><text:span text:style-name="T11">UN Security Council, ‘3826th Meeting Thursday 23 October 1997’ (S/PV.3826).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8</text:span></text:p>
          </draw:text-box>
        </draw:frame>
        <draw:frame draw:style-name="gr1" draw:text-style-name="P2" draw:layer="layout" svg:width="15.449cm" svg:height="0.475cm" svg:x="2.2cm" svg:y="2.525cm">
          <draw:text-box>
            <text:p text:style-name="P1"><text:span text:style-name="T6">355. </text:span><text:span text:style-name="T4"><text:s/>Sir John Weston stated that the “incidents described” in Mr Butler’s report of </text:span></text:p>
          </draw:text-box>
        </draw:frame>
        <draw:frame draw:style-name="gr1" draw:text-style-name="P2" draw:layer="layout" svg:width="16.724cm" svg:height="0.475cm" svg:x="2.2cm" svg:y="3.09cm">
          <draw:text-box>
            <text:p text:style-name="P1"><text:span text:style-name="T4">6 October, and his inability to advise the Council that Iraq was “in substantial compliance </text:span></text:p>
          </draw:text-box>
        </draw:frame>
        <draw:frame draw:style-name="gr1" draw:text-style-name="P2" draw:layer="layout" svg:width="16.567cm" svg:height="0.475cm" svg:x="2.2cm" svg:y="3.654cm">
          <draw:text-box>
            <text:p text:style-name="P1"><text:span text:style-name="T4">with the demands of resolution 1115”, were “adequate justification to move forward from </text:span></text:p>
          </draw:text-box>
        </draw:frame>
        <draw:frame draw:style-name="gr1" draw:text-style-name="P2" draw:layer="layout" svg:width="7.99cm" svg:height="0.475cm" svg:x="2.2cm" svg:y="4.218cm">
          <draw:text-box>
            <text:p text:style-name="P1"><text:span text:style-name="T4">the decision” taken by the Council in June.</text:span></text:p>
          </draw:text-box>
        </draw:frame>
        <draw:frame draw:style-name="gr1" draw:text-style-name="P2" draw:layer="layout" svg:width="4.049cm" svg:height="0.475cm" svg:x="2.2cm" svg:y="5.133cm">
          <draw:text-box>
            <text:p text:style-name="P1"><text:span text:style-name="T6">356. </text:span><text:span text:style-name="T4"><text:s/>Sir John added:</text:span></text:p>
          </draw:text-box>
        </draw:frame>
        <draw:frame draw:style-name="gr1" draw:text-style-name="P2" draw:layer="layout" svg:width="14.954cm" svg:height="0.475cm" svg:x="2.95cm" svg:y="6.047cm">
          <draw:text-box>
            <text:p text:style-name="P1"><text:span text:style-name="T4">“</text:span><text:span text:style-name="T4">We shall regret it if a few Council members, for whatever reasons of their own, </text:span></text:p>
          </draw:text-box>
        </draw:frame>
        <draw:frame draw:style-name="gr1" draw:text-style-name="P2" draw:layer="layout" svg:width="14.836cm" svg:height="0.475cm" svg:x="2.95cm" svg:y="6.612cm">
          <draw:text-box>
            <text:p text:style-name="P1"><text:span text:style-name="T4">are unable to subscribe to this view. We have worked hard and in good faith to </text:span></text:p>
          </draw:text-box>
        </draw:frame>
        <draw:frame draw:style-name="gr1" draw:text-style-name="P2" draw:layer="layout" svg:width="14.954cm" svg:height="0.475cm" svg:x="2.95cm" svg:y="7.176cm">
          <draw:text-box>
            <text:p text:style-name="P1"><text:span text:style-name="T4">accommodate all members’ preoccupations on the text. But we were not willing </text:span></text:p>
          </draw:text-box>
        </draw:frame>
        <draw:frame draw:style-name="gr1" draw:text-style-name="P2" draw:layer="layout" svg:width="14.599cm" svg:height="0.475cm" svg:x="2.95cm" svg:y="7.741cm">
          <draw:text-box>
            <text:p text:style-name="P1"><text:span text:style-name="T4">to compromise the underlying purpose of the resolution or the responsibilities </text:span></text:p>
          </draw:text-box>
        </draw:frame>
        <draw:frame draw:style-name="gr1" draw:text-style-name="P2" draw:layer="layout" svg:width="8.46cm" svg:height="0.475cm" svg:x="2.95cm" svg:y="8.305cm">
          <draw:text-box>
            <text:p text:style-name="P1"><text:span text:style-name="T4">of the … Council in order to appease Iraq …”</text:span></text:p>
          </draw:text-box>
        </draw:frame>
        <draw:frame draw:style-name="gr1" draw:text-style-name="P2" draw:layer="layout" svg:width="15.39cm" svg:height="0.475cm" svg:x="2.2cm" svg:y="9.22cm">
          <draw:text-box>
            <text:p text:style-name="P1"><text:span text:style-name="T6">357. </text:span><text:span text:style-name="T4"><text:s/>Sir John also stated that Saddam Hussein had to take “the political decision </text:span></text:p>
          </draw:text-box>
        </draw:frame>
        <draw:frame draw:style-name="gr1" draw:text-style-name="P2" draw:layer="layout" svg:width="8.287cm" svg:height="0.475cm" svg:x="2.2cm" svg:y="9.784cm">
          <draw:text-box>
            <text:p text:style-name="P1"><text:span text:style-name="T4">to co-operate fully” with UNSCOM, and that:</text:span></text:p>
          </draw:text-box>
        </draw:frame>
        <draw:frame draw:style-name="gr1" draw:text-style-name="P2" draw:layer="layout" svg:width="15.416cm" svg:height="0.475cm" svg:x="2.95cm" svg:y="10.698cm">
          <draw:text-box>
            <text:p text:style-name="P1"><text:span text:style-name="T4">“</text:span><text:span text:style-name="T4">The regularity with which this Council has had to address this issue confirms that </text:span></text:p>
          </draw:text-box>
        </draw:frame>
        <draw:frame draw:style-name="gr1" draw:text-style-name="P2" draw:layer="layout" svg:width="15.877cm" svg:height="0.475cm" svg:x="2.95cm" svg:y="11.263cm">
          <draw:text-box>
            <text:p text:style-name="P1"><text:span text:style-name="T4">this decision has still not been taken. All we have heard from the Iraqi regime for the </text:span></text:p>
          </draw:text-box>
        </draw:frame>
        <draw:frame draw:style-name="gr1" draw:text-style-name="P2" draw:layer="layout" svg:width="15.242cm" svg:height="0.475cm" svg:x="2.95cm" svg:y="11.827cm">
          <draw:text-box>
            <text:p text:style-name="P1"><text:span text:style-name="T4">past six and [a] half years are lies and empty promises, while on the ground they </text:span></text:p>
          </draw:text-box>
        </draw:frame>
        <draw:frame draw:style-name="gr1" draw:text-style-name="P2" draw:layer="layout" svg:width="15.352cm" svg:height="0.475cm" svg:x="2.95cm" svg:y="12.392cm">
          <draw:text-box>
            <text:p text:style-name="P1"><text:span text:style-name="T4">have actively obstructed the Special Commission and concealed from it details of </text:span></text:p>
          </draw:text-box>
        </draw:frame>
        <draw:frame draw:style-name="gr1" draw:text-style-name="P2" draw:layer="layout" svg:width="15.136cm" svg:height="0.475cm" svg:x="2.95cm" svg:y="12.956cm">
          <draw:text-box>
            <text:p text:style-name="P1"><text:span text:style-name="T4">its illegal weapons programmes. These facts are borne out in the latest report of </text:span></text:p>
          </draw:text-box>
        </draw:frame>
        <draw:frame draw:style-name="gr1" draw:text-style-name="P2" draw:layer="layout" svg:width="15.56cm" svg:height="0.475cm" svg:x="2.95cm" svg:y="13.521cm">
          <draw:text-box>
            <text:p text:style-name="P1"><text:span text:style-name="T4">the Special Commission, which clearly states that, while progress has been made, </text:span></text:p>
          </draw:text-box>
        </draw:frame>
        <draw:frame draw:style-name="gr1" draw:text-style-name="P2" draw:layer="layout" svg:width="15.962cm" svg:height="0.475cm" svg:x="2.95cm" svg:y="14.085cm">
          <draw:text-box>
            <text:p text:style-name="P1"><text:span text:style-name="T4">serious deficiencies remain in all three weapons areas, in particular on chemical and </text:span></text:p>
          </draw:text-box>
        </draw:frame>
        <draw:frame draw:style-name="gr1" draw:text-style-name="P2" draw:layer="layout" svg:width="4.959cm" svg:height="0.475cm" svg:x="2.95cm" svg:y="14.65cm">
          <draw:text-box>
            <text:p text:style-name="P1"><text:span text:style-name="T4">biological warfare agents.”</text:span></text:p>
          </draw:text-box>
        </draw:frame>
        <draw:frame draw:style-name="gr1" draw:text-style-name="P2" draw:layer="layout" svg:width="16.055cm" svg:height="0.475cm" svg:x="2.2cm" svg:y="15.564cm">
          <draw:text-box>
            <text:p text:style-name="P1"><text:span text:style-name="T6">358. </text:span><text:span text:style-name="T4"><text:s/>Sir John concluded that, “until and unless” Iraq co-operated and told “the whole </text:span></text:p>
          </draw:text-box>
        </draw:frame>
        <draw:frame draw:style-name="gr1" draw:text-style-name="P2" draw:layer="layout" svg:width="15.742cm" svg:height="0.475cm" svg:x="2.2cm" svg:y="16.128cm">
          <draw:text-box>
            <text:p text:style-name="P1"><text:span text:style-name="T4">truth”, there could be “no prospect of the Council considering whether the demands </text:span></text:p>
          </draw:text-box>
        </draw:frame>
        <draw:frame draw:style-name="gr1" draw:text-style-name="P2" draw:layer="layout" svg:width="16.626cm" svg:height="0.475cm" svg:x="2.2cm" svg:y="16.693cm">
          <draw:text-box>
            <text:p text:style-name="P1"><text:span text:style-name="T4">of Section C of … resolution 687 (1991)” had been met. He also referred to Iraq’s failure </text:span></text:p>
          </draw:text-box>
        </draw:frame>
        <draw:frame draw:style-name="gr1" draw:text-style-name="P2" draw:layer="layout" svg:width="15.314cm" svg:height="0.475cm" svg:x="2.2cm" svg:y="17.257cm">
          <draw:text-box>
            <text:p text:style-name="P1"><text:span text:style-name="T4">to meet its obligations in relation to missing Kuwaiti prisoners of war and property.</text:span></text:p>
          </draw:text-box>
        </draw:frame>
        <draw:frame draw:style-name="gr1" draw:text-style-name="P2" draw:layer="layout" svg:width="15.801cm" svg:height="0.475cm" svg:x="2.2cm" svg:y="18.172cm">
          <draw:text-box>
            <text:p text:style-name="P1"><text:span text:style-name="T6">359. </text:span><text:span text:style-name="T4"><text:s/>Ambassador Bill Richardson, US Permanent Representative to the UN, stated </text:span></text:p>
          </draw:text-box>
        </draw:frame>
        <draw:frame draw:style-name="gr1" draw:text-style-name="P2" draw:layer="layout" svg:width="15.386cm" svg:height="0.475cm" svg:x="2.2cm" svg:y="18.736cm">
          <draw:text-box>
            <text:p text:style-name="P1"><text:span text:style-name="T4">that the Baghdad regime was the only party “responsible for this very sad state of </text:span></text:p>
          </draw:text-box>
        </draw:frame>
        <draw:frame draw:style-name="gr1" draw:text-style-name="P2" draw:layer="layout" svg:width="15.885cm" svg:height="0.475cm" svg:x="2.2cm" svg:y="19.301cm">
          <draw:text-box>
            <text:p text:style-name="P1"><text:span text:style-name="T4">affairs”, and that it was refusing “to meet its most basic obligations, such as allowing </text:span></text:p>
          </draw:text-box>
        </draw:frame>
        <draw:frame draw:style-name="gr1" draw:text-style-name="P2" draw:layer="layout" svg:width="15.86cm" svg:height="0.475cm" svg:x="2.2cm" svg:y="19.865cm">
          <draw:text-box>
            <text:p text:style-name="P1"><text:span text:style-name="T4">UNSCOM inspectors to carry out their Security Council mandate without obstruction </text:span></text:p>
          </draw:text-box>
        </draw:frame>
        <draw:frame draw:style-name="gr1" draw:text-style-name="P2" draw:layer="layout" svg:width="16.156cm" svg:height="0.475cm" svg:x="2.2cm" svg:y="20.43cm">
          <draw:text-box>
            <text:p text:style-name="P1"><text:span text:style-name="T4">or harassment”. Mr Butler’s report recorded “a litany of Iraqi harassment, obfuscation, </text:span></text:p>
          </draw:text-box>
        </draw:frame>
        <draw:frame draw:style-name="gr1" draw:text-style-name="P2" draw:layer="layout" svg:width="16.334cm" svg:height="0.475cm" svg:x="2.2cm" svg:y="20.994cm">
          <draw:text-box>
            <text:p text:style-name="P1"><text:span text:style-name="T4">obstruction and deception”. Iraq had explained its actions by attacking the credibility of </text:span></text:p>
          </draw:text-box>
        </draw:frame>
        <draw:frame draw:style-name="gr1" draw:text-style-name="P2" draw:layer="layout" svg:width="16.512cm" svg:height="0.475cm" svg:x="2.2cm" svg:y="21.558cm">
          <draw:text-box>
            <text:p text:style-name="P1"><text:span text:style-name="T4">UNSCOM and questioning its judgement, and when that did not work, resorting to “time </text:span></text:p>
          </draw:text-box>
        </draw:frame>
        <draw:frame draw:style-name="gr1" draw:text-style-name="P2" draw:layer="layout" svg:width="10.348cm" svg:height="0.475cm" svg:x="2.2cm" svg:y="22.123cm">
          <draw:text-box>
            <text:p text:style-name="P1"><text:span text:style-name="T4">honoured tactics of bullying, burning and blackmailing”.</text:span></text:p>
          </draw:text-box>
        </draw:frame>
        <draw:frame draw:style-name="gr1" draw:text-style-name="P2" draw:layer="layout" svg:width="7.114cm" svg:height="0.475cm" svg:x="2.2cm" svg:y="23.037cm">
          <draw:text-box>
            <text:p text:style-name="P1"><text:span text:style-name="T6">360. </text:span><text:span text:style-name="T4"><text:s/>Ambassador Richardson added:</text:span></text:p>
          </draw:text-box>
        </draw:frame>
        <draw:frame draw:style-name="gr1" draw:text-style-name="P2" draw:layer="layout" svg:width="14.667cm" svg:height="0.475cm" svg:x="2.95cm" svg:y="23.952cm">
          <draw:text-box>
            <text:p text:style-name="P1"><text:span text:style-name="T4">“</text:span><text:span text:style-name="T4">Compliance with international obligations is not a voluntary act. Co-operation </text:span></text:p>
          </draw:text-box>
        </draw:frame>
        <draw:frame draw:style-name="gr1" draw:text-style-name="P2" draw:layer="layout" svg:width="14.196cm" svg:height="0.475cm" svg:x="2.95cm" svg:y="24.516cm">
          <draw:text-box>
            <text:p text:style-name="P1"><text:span text:style-name="T4">is not a matter of degree. Either Iraq is in compliance … or it is in breach of </text:span></text:p>
          </draw:text-box>
        </draw:frame>
        <draw:frame draw:style-name="gr1" draw:text-style-name="P2" draw:layer="layout" svg:width="3.452cm" svg:height="0.475cm" svg:x="2.95cm" svg:y="25.081cm">
          <draw:text-box>
            <text:p text:style-name="P1"><text:span text:style-name="T4">those obligations.”</text:span></text:p>
          </draw:text-box>
        </draw:frame>
        <draw:frame draw:style-name="gr1" draw:text-style-name="P2" draw:layer="layout" svg:width="14.446cm" svg:height="0.475cm" svg:x="2.2cm" svg:y="25.995cm">
          <draw:text-box>
            <text:p text:style-name="P1"><text:span text:style-name="T6">361. </text:span><text:span text:style-name="T4"><text:s/>Ambassador Richardson challenged the description of Iraq’s “so-called </text:span></text:p>
          </draw:text-box>
        </draw:frame>
        <draw:frame draw:style-name="gr1" draw:text-style-name="P2" draw:layer="layout" svg:width="13.036cm" svg:height="0.475cm" svg:x="2.2cm" svg:y="26.56cm">
          <draw:text-box>
            <text:p text:style-name="P1"><text:span text:style-name="T4">co-operation over the past six months”, which was “too little, too late”.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9</text:span></text:p>
          </draw:text-box>
        </draw:frame>
        <draw:frame draw:style-name="gr1" draw:text-style-name="P2" draw:layer="layout" svg:width="15.809cm" svg:height="0.475cm" svg:x="2.2cm" svg:y="2.525cm">
          <draw:text-box>
            <text:p text:style-name="P1"><text:span text:style-name="T6">362. </text:span><text:span text:style-name="T4"><text:s/>Addressing comments by other members of the Council about Dr Blix’s report, </text:span></text:p>
          </draw:text-box>
        </draw:frame>
        <draw:frame draw:style-name="gr1" draw:text-style-name="P2" draw:layer="layout" svg:width="6.047cm" svg:height="0.475cm" svg:x="2.2cm" svg:y="3.09cm">
          <draw:text-box>
            <text:p text:style-name="P1"><text:span text:style-name="T4">Ambassador Richardson stated:</text:span></text:p>
          </draw:text-box>
        </draw:frame>
        <draw:frame draw:style-name="gr1" draw:text-style-name="P2" draw:layer="layout" svg:width="15.691cm" svg:height="0.475cm" svg:x="2.95cm" svg:y="4.004cm">
          <draw:text-box>
            <text:p text:style-name="P1"><text:span text:style-name="T4">“… </text:span><text:span text:style-name="T4">even in this area it is clear that Iraq has not answered all the relevant questions </text:span></text:p>
          </draw:text-box>
        </draw:frame>
        <draw:frame draw:style-name="gr1" draw:text-style-name="P2" draw:layer="layout" svg:width="15.945cm" svg:height="0.475cm" svg:x="2.95cm" svg:y="4.568cm">
          <draw:text-box>
            <text:p text:style-name="P1"><text:span text:style-name="T4">necessary to have a full accounting of its programmes. The books cannot be closed. </text:span></text:p>
          </draw:text-box>
        </draw:frame>
        <draw:frame draw:style-name="gr1" draw:text-style-name="P2" draw:layer="layout" svg:width="15.267cm" svg:height="0.475cm" svg:x="2.95cm" svg:y="5.133cm">
          <draw:text-box>
            <text:p text:style-name="P1"><text:span text:style-name="T4">Furthermore, we now know, thanks to the efforts of Mr Blix and his staff, that Iraq </text:span></text:p>
          </draw:text-box>
        </draw:frame>
        <draw:frame draw:style-name="gr1" draw:text-style-name="P2" draw:layer="layout" svg:width="15.712cm" svg:height="0.475cm" svg:x="2.95cm" svg:y="5.697cm">
          <draw:text-box>
            <text:p text:style-name="P1"><text:span text:style-name="T4">lied and concealed an active weaponization programme for years in direct defiance </text:span></text:p>
          </draw:text-box>
        </draw:frame>
        <draw:frame draw:style-name="gr1" draw:text-style-name="P2" draw:layer="layout" svg:width="15.433cm" svg:height="0.475cm" svg:x="2.95cm" svg:y="6.262cm">
          <draw:text-box>
            <text:p text:style-name="P1"><text:span text:style-name="T4">of its commitments under the Treaty on the Non-Proliferation of Nuclear Weapons </text:span></text:p>
          </draw:text-box>
        </draw:frame>
        <draw:frame draw:style-name="gr1" draw:text-style-name="P2" draw:layer="layout" svg:width="15.631cm" svg:height="0.475cm" svg:x="2.95cm" svg:y="6.826cm">
          <draw:text-box>
            <text:p text:style-name="P1"><text:span text:style-name="T4">(NPT) and its commitments to the IAEA. Iraq has lied about its programmes for too </text:span></text:p>
          </draw:text-box>
        </draw:frame>
        <draw:frame draw:style-name="gr1" draw:text-style-name="P2" draw:layer="layout" svg:width="15.301cm" svg:height="0.475cm" svg:x="2.95cm" svg:y="7.391cm">
          <draw:text-box>
            <text:p text:style-name="P1"><text:span text:style-name="T4">long and too recently for us to settle for anything less than absolute certainty that </text:span></text:p>
          </draw:text-box>
        </draw:frame>
        <draw:frame draw:style-name="gr1" draw:text-style-name="P2" draw:layer="layout" svg:width="11.047cm" svg:height="0.475cm" svg:x="2.95cm" svg:y="7.955cm">
          <draw:text-box>
            <text:p text:style-name="P1"><text:span text:style-name="T4">Iraq’s nuclear ambitions have been completely neutralized.</text:span></text:p>
          </draw:text-box>
        </draw:frame>
        <draw:frame draw:style-name="gr1" draw:text-style-name="P2" draw:layer="layout" svg:width="14.4cm" svg:height="0.475cm" svg:x="2.95cm" svg:y="8.87cm">
          <draw:text-box>
            <text:p text:style-name="P1"><text:span text:style-name="T4">“</text:span><text:span text:style-name="T4">When accounting for nuclear weapons, close is not good enough. If you fail </text:span></text:p>
          </draw:text-box>
        </draw:frame>
        <draw:frame draw:style-name="gr1" draw:text-style-name="P2" draw:layer="layout" svg:width="14.404cm" svg:height="0.475cm" svg:x="2.95cm" svg:y="9.434cm">
          <draw:text-box>
            <text:p text:style-name="P1"><text:span text:style-name="T4">to account for just one nuclear device, that could mean the destruction of an </text:span></text:p>
          </draw:text-box>
        </draw:frame>
        <draw:frame draw:style-name="gr1" draw:text-style-name="P2" draw:layer="layout" svg:width="2.042cm" svg:height="0.475cm" svg:x="2.95cm" svg:y="9.998cm">
          <draw:text-box>
            <text:p text:style-name="P1"><text:span text:style-name="T4">entire city.”</text:span></text:p>
          </draw:text-box>
        </draw:frame>
        <draw:frame draw:style-name="gr1" draw:text-style-name="P2" draw:layer="layout" svg:width="16.541cm" svg:height="0.475cm" svg:x="2.2cm" svg:y="10.913cm">
          <draw:text-box>
            <text:p text:style-name="P1"><text:span text:style-name="T6">363. </text:span><text:span text:style-name="T4"><text:s/>Ambassador Richardson concluded that Baghdad had “a clear and simple choice” </text:span></text:p>
          </draw:text-box>
        </draw:frame>
        <draw:frame draw:style-name="gr1" draw:text-style-name="P2" draw:layer="layout" svg:width="16.377cm" svg:height="0.475cm" svg:x="2.2cm" svg:y="11.477cm">
          <draw:text-box>
            <text:p text:style-name="P1"><text:span text:style-name="T4">while commending the approach of Mr Butler and his team and stating that the Council </text:span></text:p>
          </draw:text-box>
        </draw:frame>
        <draw:frame draw:style-name="gr1" draw:text-style-name="P2" draw:layer="layout" svg:width="16.766cm" svg:height="0.475cm" svg:x="2.2cm" svg:y="12.042cm">
          <draw:text-box>
            <text:p text:style-name="P1"><text:span text:style-name="T4">“</text:span><text:span text:style-name="T4">must do everything” it could to support him. He regretted the decision of some members </text:span></text:p>
          </draw:text-box>
        </draw:frame>
        <draw:frame draw:style-name="gr1" draw:text-style-name="P2" draw:layer="layout" svg:width="15.052cm" svg:height="0.475cm" svg:x="2.2cm" svg:y="12.606cm">
          <draw:text-box>
            <text:p text:style-name="P1"><text:span text:style-name="T4">of the Council not to support the resolution, which would “carry the full weight of </text:span></text:p>
          </draw:text-box>
        </draw:frame>
        <draw:frame draw:style-name="gr1" draw:text-style-name="P2" draw:layer="layout" svg:width="3.329cm" svg:height="0.475cm" svg:x="2.2cm" svg:y="13.171cm">
          <draw:text-box>
            <text:p text:style-name="P1"><text:span text:style-name="T4">international law”.</text:span></text:p>
          </draw:text-box>
        </draw:frame>
        <draw:frame draw:style-name="gr1" draw:text-style-name="P2" draw:layer="layout" svg:width="15.877cm" svg:height="0.475cm" svg:x="2.2cm" svg:y="14.085cm">
          <draw:text-box>
            <text:p text:style-name="P1"><text:span text:style-name="T6">364. </text:span><text:span text:style-name="T4"><text:s/>Japan, Poland, Portugal and Sweden spoke in support of the resolution, but in </text:span></text:p>
          </draw:text-box>
        </draw:frame>
        <draw:frame draw:style-name="gr1" draw:text-style-name="P2" draw:layer="layout" svg:width="8.926cm" svg:height="0.475cm" svg:x="2.2cm" svg:y="14.65cm">
          <draw:text-box>
            <text:p text:style-name="P1"><text:span text:style-name="T4">more moderate terms than either the US or UK.</text:span></text:p>
          </draw:text-box>
        </draw:frame>
        <draw:frame draw:style-name="gr1" draw:text-style-name="P2" draw:layer="layout" svg:width="15.483cm" svg:height="0.475cm" svg:x="2.2cm" svg:y="15.564cm">
          <draw:text-box>
            <text:p text:style-name="P1"><text:span text:style-name="T6">365. </text:span><text:span text:style-name="T4"><text:s/>Mr Elaraby drew attention to Dr Blix’s report and the progress in some areas </text:span></text:p>
          </draw:text-box>
        </draw:frame>
        <draw:frame draw:style-name="gr1" draw:text-style-name="P2" draw:layer="layout" svg:width="15.953cm" svg:height="0.475cm" svg:x="2.2cm" svg:y="16.128cm">
          <draw:text-box>
            <text:p text:style-name="P1"><text:span text:style-name="T4">reported by Mr Butler, and set out conclusions in seven areas that Egypt would have </text:span></text:p>
          </draw:text-box>
        </draw:frame>
        <draw:frame draw:style-name="gr1" draw:text-style-name="P2" draw:layer="layout" svg:width="15.843cm" svg:height="0.475cm" svg:x="2.2cm" svg:y="16.693cm">
          <draw:text-box>
            <text:p text:style-name="P1"><text:span text:style-name="T4">liked to see included in the resolution for the evaluation of the implementation of the </text:span></text:p>
          </draw:text-box>
        </draw:frame>
        <draw:frame draw:style-name="gr1" draw:text-style-name="P2" draw:layer="layout" svg:width="12.49cm" svg:height="0.475cm" svg:x="2.2cm" svg:y="17.257cm">
          <draw:text-box>
            <text:p text:style-name="P1"><text:span text:style-name="T4">Council’s resolutions and the Council’s future actions. These were:</text:span></text:p>
          </draw:text-box>
        </draw:frame>
        <draw:frame draw:style-name="gr2" draw:text-style-name="P3" draw:layer="layout" svg:width="0.634cm" svg:height="0.712cm" svg:x="2.95cm" svg:y="18.01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621cm" svg:height="0.475cm" svg:x="3.7cm" svg:y="18.172cm">
          <draw:text-box>
            <text:p text:style-name="P1"><text:span text:style-name="T4">The draft resolution should have taken into account the positive aspects </text:span></text:p>
          </draw:text-box>
        </draw:frame>
        <draw:frame draw:style-name="gr1" draw:text-style-name="P2" draw:layer="layout" svg:width="6.898cm" svg:height="0.475cm" svg:x="3.7cm" svg:y="18.736cm">
          <draw:text-box>
            <text:p text:style-name="P1"><text:span text:style-name="T4">reported by UNSCOM and the IAEA.</text:span></text:p>
          </draw:text-box>
        </draw:frame>
        <draw:frame draw:style-name="gr2" draw:text-style-name="P3" draw:layer="layout" svg:width="0.634cm" svg:height="0.712cm" svg:x="2.95cm" svg:y="19.24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5cm" svg:height="0.475cm" svg:x="3.7cm" svg:y="19.401cm">
          <draw:text-box>
            <text:p text:style-name="P1"><text:span text:style-name="T4">The Council “must be the only body responsible” for making decisions, “following </text:span></text:p>
          </draw:text-box>
        </draw:frame>
        <draw:frame draw:style-name="gr1" draw:text-style-name="P2" draw:layer="layout" svg:width="14.819cm" svg:height="0.475cm" svg:x="3.7cm" svg:y="19.965cm">
          <draw:text-box>
            <text:p text:style-name="P1"><text:span text:style-name="T4">consultations and discussions on the basis of reports submitted by the Special </text:span></text:p>
          </draw:text-box>
        </draw:frame>
        <draw:frame draw:style-name="gr1" draw:text-style-name="P2" draw:layer="layout" svg:width="2.589cm" svg:height="0.475cm" svg:x="3.7cm" svg:y="20.53cm">
          <draw:text-box>
            <text:p text:style-name="P1"><text:span text:style-name="T4">Commission”.</text:span></text:p>
          </draw:text-box>
        </draw:frame>
        <draw:frame draw:style-name="gr2" draw:text-style-name="P3" draw:layer="layout" svg:width="0.634cm" svg:height="0.712cm" svg:x="2.95cm" svg:y="21.03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53cm" svg:height="0.475cm" svg:x="3.7cm" svg:y="21.194cm">
          <draw:text-box>
            <text:p text:style-name="P1"><text:span text:style-name="T4">The IAEA and Special Commission were responsible for “purely technical </text:span></text:p>
          </draw:text-box>
        </draw:frame>
        <draw:frame draw:style-name="gr1" draw:text-style-name="P2" draw:layer="layout" svg:width="14.484cm" svg:height="0.475cm" svg:x="3.7cm" svg:y="21.758cm">
          <draw:text-box>
            <text:p text:style-name="P1"><text:span text:style-name="T4">matters”. While it was “difficult” for them “to assert that nothing remains to be </text:span></text:p>
          </draw:text-box>
        </draw:frame>
        <draw:frame draw:style-name="gr1" draw:text-style-name="P2" draw:layer="layout" svg:width="14.599cm" svg:height="0.475cm" svg:x="3.7cm" svg:y="22.323cm">
          <draw:text-box>
            <text:p text:style-name="P1"><text:span text:style-name="T4">destroyed” it was “important” for the Council to take the decision “defining the </text:span></text:p>
          </draw:text-box>
        </draw:frame>
        <draw:frame draw:style-name="gr1" draw:text-style-name="P2" draw:layer="layout" svg:width="14.171cm" svg:height="0.475cm" svg:x="3.7cm" svg:y="22.887cm">
          <draw:text-box>
            <text:p text:style-name="P1"><text:span text:style-name="T4">ultimate goal of the activities of those two bodies in order that the Council’s </text:span></text:p>
          </draw:text-box>
        </draw:frame>
        <draw:frame draw:style-name="gr1" draw:text-style-name="P2" draw:layer="layout" svg:width="8.714cm" svg:height="0.475cm" svg:x="3.7cm" svg:y="23.452cm">
          <draw:text-box>
            <text:p text:style-name="P1"><text:span text:style-name="T4">resolutions can be fully implemented in detail”.</text:span></text:p>
          </draw:text-box>
        </draw:frame>
        <draw:frame draw:style-name="gr2" draw:text-style-name="P3" draw:layer="layout" svg:width="0.634cm" svg:height="0.712cm" svg:x="2.95cm" svg:y="23.96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88cm" svg:height="0.475cm" svg:x="3.7cm" svg:y="24.116cm">
          <draw:text-box>
            <text:p text:style-name="P1"><text:span text:style-name="T4">The Council should “take the time … objectively” to study the differences in </text:span></text:p>
          </draw:text-box>
        </draw:frame>
        <draw:frame draw:style-name="gr1" draw:text-style-name="P2" draw:layer="layout" svg:width="14.726cm" svg:height="0.475cm" svg:x="3.7cm" svg:y="24.681cm">
          <draw:text-box>
            <text:p text:style-name="P1"><text:span text:style-name="T4">view between the Special Commission and Iraq about the interpretation of the </text:span></text:p>
          </draw:text-box>
        </draw:frame>
        <draw:frame draw:style-name="gr1" draw:text-style-name="P2" draw:layer="layout" svg:width="14.742cm" svg:height="0.475cm" svg:x="3.7cm" svg:y="25.245cm">
          <draw:text-box>
            <text:p text:style-name="P1"><text:span text:style-name="T4">modalities for inspections. Further co-operation was needed from Iraq, but the </text:span></text:p>
          </draw:text-box>
        </draw:frame>
        <draw:frame draw:style-name="gr1" draw:text-style-name="P2" draw:layer="layout" svg:width="14.755cm" svg:height="0.475cm" svg:x="3.7cm" svg:y="25.81cm">
          <draw:text-box>
            <text:p text:style-name="P1"><text:span text:style-name="T4">Special Commission also had to “make an effort” to co-operate so that it could </text:span></text:p>
          </draw:text-box>
        </draw:frame>
        <draw:frame draw:style-name="gr1" draw:text-style-name="P2" draw:layer="layout" svg:width="5.404cm" svg:height="0.475cm" svg:x="3.7cm" svg:y="26.374cm">
          <draw:text-box>
            <text:p text:style-name="P1"><text:span text:style-name="T4">discharge its responsibilities.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67cm" svg:height="0.475cm" svg:x="3.7cm" svg:y="2.525cm">
          <draw:text-box>
            <text:p text:style-name="P1"><text:span text:style-name="T4">The reports contained sporadic instances of non-co-operation; but the question </text:span></text:p>
          </draw:text-box>
        </draw:frame>
        <draw:frame draw:style-name="gr1" draw:text-style-name="P2" draw:layer="layout" svg:width="15.157cm" svg:height="0.475cm" svg:x="3.7cm" svg:y="3.09cm">
          <draw:text-box>
            <text:p text:style-name="P1"><text:span text:style-name="T4">was whether that was “recurring, systematic non-co-operation” and if it indicated </text:span></text:p>
          </draw:text-box>
        </draw:frame>
        <draw:frame draw:style-name="gr1" draw:text-style-name="P2" draw:layer="layout" svg:width="14.891cm" svg:height="0.475cm" svg:x="3.7cm" svg:y="3.654cm">
          <draw:text-box>
            <text:p text:style-name="P1"><text:span text:style-name="T4">“</text:span><text:span text:style-name="T4">a real pattern of unwillingness to comply” or “isolated instances of differences”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0.306cm" svg:height="0.475cm" svg:x="3.7cm" svg:y="4.318cm">
          <draw:text-box>
            <text:p text:style-name="P1"><text:span text:style-name="T4">Egypt was opposed in principle to additional sanctions.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82cm" svg:height="0.475cm" svg:x="3.7cm" svg:y="4.983cm">
          <draw:text-box>
            <text:p text:style-name="P1"><text:span text:style-name="T4">The Council should have mandated the UN Sanctions Committee to determine </text:span></text:p>
          </draw:text-box>
        </draw:frame>
        <draw:frame draw:style-name="gr1" draw:text-style-name="P2" draw:layer="layout" svg:width="14.645cm" svg:height="0.475cm" svg:x="3.7cm" svg:y="5.547cm">
          <draw:text-box>
            <text:p text:style-name="P1"><text:span text:style-name="T4">clear criteria for the modalities for the implementation of the resolution so that </text:span></text:p>
          </draw:text-box>
        </draw:frame>
        <draw:frame draw:style-name="gr1" draw:text-style-name="P2" draw:layer="layout" svg:width="14.776cm" svg:height="0.475cm" svg:x="3.7cm" svg:y="6.112cm">
          <draw:text-box>
            <text:p text:style-name="P1"><text:span text:style-name="T4">the Council could “avoid contributing to aggravating the tensions between Iraq </text:span></text:p>
          </draw:text-box>
        </draw:frame>
        <draw:frame draw:style-name="gr1" draw:text-style-name="P2" draw:layer="layout" svg:width="14.332cm" svg:height="0.475cm" svg:x="3.7cm" svg:y="6.676cm">
          <draw:text-box>
            <text:p text:style-name="P1"><text:span text:style-name="T4">and the Special Commission, which could complicate the task of eliminating </text:span></text:p>
          </draw:text-box>
        </draw:frame>
        <draw:frame draw:style-name="gr1" draw:text-style-name="P2" draw:layer="layout" svg:width="5.764cm" svg:height="0.475cm" svg:x="3.7cm" svg:y="7.241cm">
          <draw:text-box>
            <text:p text:style-name="P1"><text:span text:style-name="T4">weapons of mass destruction”.</text:span></text:p>
          </draw:text-box>
        </draw:frame>
        <draw:frame draw:style-name="gr1" draw:text-style-name="P2" draw:layer="layout" svg:width="16.563cm" svg:height="0.475cm" svg:x="2.2cm" svg:y="8.155cm">
          <draw:text-box>
            <text:p text:style-name="P1"><text:span text:style-name="T6">366. </text:span><text:span text:style-name="T4"><text:s/>Mr Elaraby concluded by stating that Egypt had asked for more time for “calm and </text:span></text:p>
          </draw:text-box>
        </draw:frame>
        <draw:frame draw:style-name="gr1" draw:text-style-name="P2" draw:layer="layout" svg:width="10.78cm" svg:height="0.475cm" svg:x="2.2cm" svg:y="8.72cm">
          <draw:text-box>
            <text:p text:style-name="P1"><text:span text:style-name="T4">constructive dialogue”, but the sponsors of the resolution:</text:span></text:p>
          </draw:text-box>
        </draw:frame>
        <draw:frame draw:style-name="gr1" draw:text-style-name="P2" draw:layer="layout" svg:width="15.958cm" svg:height="0.475cm" svg:x="2.95cm" svg:y="9.634cm">
          <draw:text-box>
            <text:p text:style-name="P1"><text:span text:style-name="T4">“… </text:span><text:span text:style-name="T4">had insisted on it being put to the vote … without taking into account the majority </text:span></text:p>
          </draw:text-box>
        </draw:frame>
        <draw:frame draw:style-name="gr1" draw:text-style-name="P2" draw:layer="layout" svg:width="14.963cm" svg:height="0.475cm" svg:x="2.95cm" svg:y="10.198cm">
          <draw:text-box>
            <text:p text:style-name="P1"><text:span text:style-name="T4">of the proposals put forward in recent days … so that the draft resolution would </text:span></text:p>
          </draw:text-box>
        </draw:frame>
        <draw:frame draw:style-name="gr1" draw:text-style-name="P2" draw:layer="layout" svg:width="16.004cm" svg:height="0.475cm" svg:x="2.95cm" svg:y="10.763cm">
          <draw:text-box>
            <text:p text:style-name="P1"><text:span text:style-name="T4">respect logic, legality and the provisions of resolution 1115 … and … inspire the Iraqi </text:span></text:p>
          </draw:text-box>
        </draw:frame>
        <draw:frame draw:style-name="gr1" draw:text-style-name="P2" draw:layer="layout" svg:width="12.719cm" svg:height="0.475cm" svg:x="2.95cm" svg:y="11.327cm">
          <draw:text-box>
            <text:p text:style-name="P1"><text:span text:style-name="T4">Government to co-operate more fully with the Special Commission.”</text:span></text:p>
          </draw:text-box>
        </draw:frame>
        <draw:frame draw:style-name="gr1" draw:text-style-name="P2" draw:layer="layout" svg:width="16.461cm" svg:height="0.475cm" svg:x="2.2cm" svg:y="12.242cm">
          <draw:text-box>
            <text:p text:style-name="P1"><text:span text:style-name="T6">367. </text:span><text:span text:style-name="T4"><text:s/>Mr Kipkorir Aly Azad Rana, Kenyan Deputy Permanent Representative to the UN, </text:span></text:p>
          </draw:text-box>
        </draw:frame>
        <draw:frame draw:style-name="gr1" draw:text-style-name="P2" draw:layer="layout" svg:width="15.818cm" svg:height="0.475cm" svg:x="2.2cm" svg:y="12.806cm">
          <draw:text-box>
            <text:p text:style-name="P1"><text:span text:style-name="T4">stated that he would abstain because the draft resolution did not “clearly portray the </text:span></text:p>
          </draw:text-box>
        </draw:frame>
        <draw:frame draw:style-name="gr1" draw:text-style-name="P2" draw:layer="layout" svg:width="11.72cm" svg:height="0.475cm" svg:x="2.2cm" svg:y="13.371cm">
          <draw:text-box>
            <text:p text:style-name="P1"><text:span text:style-name="T4">balance and tone of the reports” from the IAEA and UNSCOM.</text:span></text:p>
          </draw:text-box>
        </draw:frame>
        <draw:frame draw:style-name="gr1" draw:text-style-name="P2" draw:layer="layout" svg:width="15.991cm" svg:height="0.475cm" svg:x="2.2cm" svg:y="14.285cm">
          <draw:text-box>
            <text:p text:style-name="P1"><text:span text:style-name="T6">368. </text:span><text:span text:style-name="T4"><text:s/>Mr Liu Jieyi, Counsellor, Permanent Mission of China to the UN, stated that the </text:span></text:p>
          </draw:text-box>
        </draw:frame>
        <draw:frame draw:style-name="gr1" draw:text-style-name="P2" draw:layer="layout" svg:width="16.432cm" svg:height="0.475cm" svg:x="2.2cm" svg:y="14.85cm">
          <draw:text-box>
            <text:p text:style-name="P1"><text:span text:style-name="T4">priority should be to enhance the co-operation between Iraq and UNSCOM and that he </text:span></text:p>
          </draw:text-box>
        </draw:frame>
        <draw:frame draw:style-name="gr1" draw:text-style-name="P2" draw:layer="layout" svg:width="16.292cm" svg:height="0.475cm" svg:x="2.2cm" svg:y="15.414cm">
          <draw:text-box>
            <text:p text:style-name="P1"><text:span text:style-name="T4">would abstain because the draft resolution was “not conducive to the settlement of the </text:span></text:p>
          </draw:text-box>
        </draw:frame>
        <draw:frame draw:style-name="gr1" draw:text-style-name="P2" draw:layer="layout" svg:width="15.974cm" svg:height="0.475cm" svg:x="2.2cm" svg:y="15.978cm">
          <draw:text-box>
            <text:p text:style-name="P1"><text:span text:style-name="T4">problems concerned” and amendments proposed by “quite a number of delegations” </text:span></text:p>
          </draw:text-box>
        </draw:frame>
        <draw:frame draw:style-name="gr1" draw:text-style-name="P2" draw:layer="layout" svg:width="4.455cm" svg:height="0.475cm" svg:x="2.2cm" svg:y="16.543cm">
          <draw:text-box>
            <text:p text:style-name="P1"><text:span text:style-name="T4">had not been accepted.</text:span></text:p>
          </draw:text-box>
        </draw:frame>
        <draw:frame draw:style-name="gr1" draw:text-style-name="P2" draw:layer="layout" svg:width="16.512cm" svg:height="0.475cm" svg:x="2.2cm" svg:y="17.457cm">
          <draw:text-box>
            <text:p text:style-name="P1"><text:span text:style-name="T6">369. </text:span><text:span text:style-name="T4"><text:s/>Mr Lavrov stated that the IAEA and UNSCOM had recently produced “voluminous </text:span></text:p>
          </draw:text-box>
        </draw:frame>
        <draw:frame draw:style-name="gr1" draw:text-style-name="P2" draw:layer="layout" svg:width="16.423cm" svg:height="0.475cm" svg:x="2.2cm" svg:y="18.022cm">
          <draw:text-box>
            <text:p text:style-name="P1"><text:span text:style-name="T4">comprehensive reports on the significant work done on filling in the blank spaces in the </text:span></text:p>
          </draw:text-box>
        </draw:frame>
        <draw:frame draw:style-name="gr1" draw:text-style-name="P2" draw:layer="layout" svg:width="16.533cm" svg:height="0.475cm" svg:x="2.2cm" svg:y="18.586cm">
          <draw:text-box>
            <text:p text:style-name="P1"><text:span text:style-name="T4">Iraq disarmament dossier”. The UNSCOM report had noted “significant” and “important” </text:span></text:p>
          </draw:text-box>
        </draw:frame>
        <draw:frame draw:style-name="gr1" draw:text-style-name="P2" draw:layer="layout" svg:width="15.348cm" svg:height="0.475cm" svg:x="2.2cm" svg:y="19.151cm">
          <draw:text-box>
            <text:p text:style-name="P1"><text:span text:style-name="T4">progress, particularly in the missile and chemical areas, and the IAEA report “had </text:span></text:p>
          </draw:text-box>
        </draw:frame>
        <draw:frame draw:style-name="gr1" draw:text-style-name="P2" draw:layer="layout" svg:width="15.623cm" svg:height="0.475cm" svg:x="2.2cm" svg:y="19.715cm">
          <draw:text-box>
            <text:p text:style-name="P1"><text:span text:style-name="T4">a positive tone”. Iraq had not accounted for all the items proscribed by section C of </text:span></text:p>
          </draw:text-box>
        </draw:frame>
        <draw:frame draw:style-name="gr1" draw:text-style-name="P2" draw:layer="layout" svg:width="15.788cm" svg:height="0.475cm" svg:x="2.2cm" svg:y="20.28cm">
          <draw:text-box>
            <text:p text:style-name="P1"><text:span text:style-name="T4">resolution 687, and a number of questions remained “to be clarified in the biological </text:span></text:p>
          </draw:text-box>
        </draw:frame>
        <draw:frame draw:style-name="gr1" draw:text-style-name="P2" draw:layer="layout" svg:width="15.729cm" svg:height="0.475cm" svg:x="2.2cm" svg:y="20.844cm">
          <draw:text-box>
            <text:p text:style-name="P1"><text:span text:style-name="T4">sphere”. There were “deficiencies” in Iraq’s compliance and “isolated incidents”, but </text:span></text:p>
          </draw:text-box>
        </draw:frame>
        <draw:frame draw:style-name="gr1" draw:text-style-name="P2" draw:layer="layout" svg:width="15.847cm" svg:height="0.475cm" svg:x="2.2cm" svg:y="21.408cm">
          <draw:text-box>
            <text:p text:style-name="P1"><text:span text:style-name="T4">that could not “justify the immediate adoption of additional sanctions”. The problems </text:span></text:p>
          </draw:text-box>
        </draw:frame>
        <draw:frame draw:style-name="gr1" draw:text-style-name="P2" draw:layer="layout" svg:width="16.351cm" svg:height="0.475cm" svg:x="2.2cm" svg:y="21.973cm">
          <draw:text-box>
            <text:p text:style-name="P1"><text:span text:style-name="T4">should be addressed within the framework of planned consultations between Mr Butler </text:span></text:p>
          </draw:text-box>
        </draw:frame>
        <draw:frame draw:style-name="gr1" draw:text-style-name="P2" draw:layer="layout" svg:width="2.656cm" svg:height="0.475cm" svg:x="2.2cm" svg:y="22.537cm">
          <draw:text-box>
            <text:p text:style-name="P1"><text:span text:style-name="T4">and Baghdad.</text:span></text:p>
          </draw:text-box>
        </draw:frame>
        <draw:frame draw:style-name="gr1" draw:text-style-name="P2" draw:layer="layout" svg:width="16.664cm" svg:height="0.475cm" svg:x="2.2cm" svg:y="23.452cm">
          <draw:text-box>
            <text:p text:style-name="P1"><text:span text:style-name="T6">370. </text:span><text:span text:style-name="T4"><text:s/>Mr Lavrov added that there was “an obvious lack of balance” in the draft resolution </text:span></text:p>
          </draw:text-box>
        </draw:frame>
        <draw:frame draw:style-name="gr1" draw:text-style-name="P2" draw:layer="layout" svg:width="15.449cm" svg:height="0.475cm" svg:x="2.2cm" svg:y="24.016cm">
          <draw:text-box>
            <text:p text:style-name="P1"><text:span text:style-name="T4">which “Ignored … various substantial elements of the fulfilment by Iraq of relevant </text:span></text:p>
          </draw:text-box>
        </draw:frame>
        <draw:frame draw:style-name="gr1" draw:text-style-name="P2" draw:layer="layout" svg:width="5.433cm" svg:height="0.475cm" svg:x="2.2cm" svg:y="24.581cm">
          <draw:text-box>
            <text:p text:style-name="P1"><text:span text:style-name="T4">provisions of resolution 687”.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1</text:span></text:p>
          </draw:text-box>
        </draw:frame>
        <draw:frame draw:style-name="gr1" draw:text-style-name="P2" draw:layer="layout" svg:width="16.215cm" svg:height="0.475cm" svg:x="2.2cm" svg:y="2.525cm">
          <draw:text-box>
            <text:p text:style-name="P1"><text:span text:style-name="T6">371. </text:span><text:span text:style-name="T4"><text:s/>Russia could not understand why there was “no mention of the IAEA report” and </text:span></text:p>
          </draw:text-box>
        </draw:frame>
        <draw:frame draw:style-name="gr1" draw:text-style-name="P2" draw:layer="layout" svg:width="16.508cm" svg:height="0.475cm" svg:x="2.2cm" svg:y="3.09cm">
          <draw:text-box>
            <text:p text:style-name="P1"><text:span text:style-name="T4">the significant progress on the Iraqi nuclear dossier, which could be “viewed as closed”. </text:span></text:p>
          </draw:text-box>
        </draw:frame>
        <draw:frame draw:style-name="gr1" draw:text-style-name="P2" draw:layer="layout" svg:width="3.283cm" svg:height="0.475cm" svg:x="2.2cm" svg:y="3.654cm">
          <draw:text-box>
            <text:p text:style-name="P1"><text:span text:style-name="T4">Mr Lavrov stated:</text:span></text:p>
          </draw:text-box>
        </draw:frame>
        <draw:frame draw:style-name="gr1" draw:text-style-name="P2" draw:layer="layout" svg:width="15.505cm" svg:height="0.475cm" svg:x="2.95cm" svg:y="4.568cm">
          <draw:text-box>
            <text:p text:style-name="P1"><text:span text:style-name="T4">“</text:span><text:span text:style-name="T4">The sponsors’ categorical refusal to refer to the IAEA report in the draft resolution </text:span></text:p>
          </draw:text-box>
        </draw:frame>
        <draw:frame draw:style-name="gr1" draw:text-style-name="P2" draw:layer="layout" svg:width="10.797cm" svg:height="0.475cm" svg:x="2.95cm" svg:y="5.133cm">
          <draw:text-box>
            <text:p text:style-name="P1"><text:span text:style-name="T4">raises most serious questions and is unacceptable to us.”</text:span></text:p>
          </draw:text-box>
        </draw:frame>
        <draw:frame draw:style-name="gr1" draw:text-style-name="P2" draw:layer="layout" svg:width="14.785cm" svg:height="0.475cm" svg:x="2.2cm" svg:y="6.047cm">
          <draw:text-box>
            <text:p text:style-name="P1"><text:span text:style-name="T6">372. </text:span><text:span text:style-name="T4"><text:s/>Mr Lavrov also pointed out that resolution 1115 had required “substantial </text:span></text:p>
          </draw:text-box>
        </draw:frame>
        <draw:frame draw:style-name="gr1" draw:text-style-name="P2" draw:layer="layout" svg:width="15.83cm" svg:height="0.475cm" svg:x="2.2cm" svg:y="6.612cm">
          <draw:text-box>
            <text:p text:style-name="P1"><text:span text:style-name="T4">compliance” by Iraq with UNSCOM’s requirements for access; and that continued in </text:span></text:p>
          </draw:text-box>
        </draw:frame>
        <draw:frame draw:style-name="gr1" draw:text-style-name="P2" draw:layer="layout" svg:width="15.957cm" svg:height="0.475cm" svg:x="2.2cm" svg:y="7.176cm">
          <draw:text-box>
            <text:p text:style-name="P1"><text:span text:style-name="T4">effect. The new resolution’s requirements would “confuse the criteria” for compliance </text:span></text:p>
          </draw:text-box>
        </draw:frame>
        <draw:frame draw:style-name="gr1" draw:text-style-name="P2" draw:layer="layout" svg:width="4.781cm" svg:height="0.475cm" svg:x="2.2cm" svg:y="7.741cm">
          <draw:text-box>
            <text:p text:style-name="P1"><text:span text:style-name="T4">with the UN’s resolutions.</text:span></text:p>
          </draw:text-box>
        </draw:frame>
        <draw:frame draw:style-name="gr1" draw:text-style-name="P2" draw:layer="layout" svg:width="16.313cm" svg:height="0.475cm" svg:x="2.2cm" svg:y="8.655cm">
          <draw:text-box>
            <text:p text:style-name="P1"><text:span text:style-name="T6">373. </text:span><text:span text:style-name="T4"><text:s/>Mr Lavrov concluded that Russia had been “prepared to continue working on the </text:span></text:p>
          </draw:text-box>
        </draw:frame>
        <draw:frame draw:style-name="gr1" draw:text-style-name="P2" draw:layer="layout" svg:width="16.161cm" svg:height="0.475cm" svg:x="2.2cm" svg:y="9.22cm">
          <draw:text-box>
            <text:p text:style-name="P1"><text:span text:style-name="T4">draft in order to make it more balanced and acceptable to all members of the Security </text:span></text:p>
          </draw:text-box>
        </draw:frame>
        <draw:frame draw:style-name="gr1" draw:text-style-name="P2" draw:layer="layout" svg:width="16.322cm" svg:height="0.475cm" svg:x="2.2cm" svg:y="9.784cm">
          <draw:text-box>
            <text:p text:style-name="P1"><text:span text:style-name="T4">Council”, but the sponsors were “unfortunately” not ready to do so. Russia was “forced </text:span></text:p>
          </draw:text-box>
        </draw:frame>
        <draw:frame draw:style-name="gr1" draw:text-style-name="P2" draw:layer="layout" svg:width="2.106cm" svg:height="0.475cm" svg:x="2.2cm" svg:y="10.348cm">
          <draw:text-box>
            <text:p text:style-name="P1"><text:span text:style-name="T4">to abstain”.</text:span></text:p>
          </draw:text-box>
        </draw:frame>
        <draw:frame draw:style-name="gr1" draw:text-style-name="P2" draw:layer="layout" svg:width="15.635cm" svg:height="0.475cm" svg:x="2.2cm" svg:y="11.263cm">
          <draw:text-box>
            <text:p text:style-name="P1"><text:span text:style-name="T6">374. </text:span><text:span text:style-name="T4"><text:s/>Mr Alain Dejammet, French Permanent Representative to the UN, stated that </text:span></text:p>
          </draw:text-box>
        </draw:frame>
        <draw:frame draw:style-name="gr1" draw:text-style-name="P2" draw:layer="layout" svg:width="16.529cm" svg:height="0.475cm" svg:x="2.2cm" svg:y="11.827cm">
          <draw:text-box>
            <text:p text:style-name="P1"><text:span text:style-name="T4">France had abstained “on a consideration of the merits of the text of the resolution” and </text:span></text:p>
          </draw:text-box>
        </draw:frame>
        <draw:frame draw:style-name="gr1" draw:text-style-name="P2" draw:layer="layout" svg:width="16.161cm" svg:height="0.475cm" svg:x="2.2cm" svg:y="12.392cm">
          <draw:text-box>
            <text:p text:style-name="P1"><text:span text:style-name="T4">the importance of the principle of “seeking unity within the Council”, both to “underline </text:span></text:p>
          </draw:text-box>
        </draw:frame>
        <draw:frame draw:style-name="gr1" draw:text-style-name="P2" draw:layer="layout" svg:width="15.703cm" svg:height="0.475cm" svg:x="2.2cm" svg:y="12.956cm">
          <draw:text-box>
            <text:p text:style-name="P1"><text:span text:style-name="T4">the authority” of UNSCOM’s actions and because France considered that unity had </text:span></text:p>
          </draw:text-box>
        </draw:frame>
        <draw:frame draw:style-name="gr1" draw:text-style-name="P2" draw:layer="layout" svg:width="16.453cm" svg:height="0.475cm" svg:x="2.2cm" svg:y="13.521cm">
          <draw:text-box>
            <text:p text:style-name="P1"><text:span text:style-name="T4">“</text:span><text:span text:style-name="T4">contributed to the achievement of the significant progress” noted in UNSCOM’s report. </text:span></text:p>
          </draw:text-box>
        </draw:frame>
        <draw:frame draw:style-name="gr1" draw:text-style-name="P2" draw:layer="layout" svg:width="15.17cm" svg:height="0.475cm" svg:x="2.2cm" svg:y="14.085cm">
          <draw:text-box>
            <text:p text:style-name="P1"><text:span text:style-name="T4">France also thought that Mr Butler “should have received some encouragement, </text:span></text:p>
          </draw:text-box>
        </draw:frame>
        <draw:frame draw:style-name="gr1" draw:text-style-name="P2" draw:layer="layout" svg:width="15.61cm" svg:height="0.475cm" svg:x="2.2cm" svg:y="14.65cm">
          <draw:text-box>
            <text:p text:style-name="P1"><text:span text:style-name="T4">however modest, to continue with his efforts and enhance further the effectiveness </text:span></text:p>
          </draw:text-box>
        </draw:frame>
        <draw:frame draw:style-name="gr1" draw:text-style-name="P2" draw:layer="layout" svg:width="9.785cm" svg:height="0.475cm" svg:x="2.2cm" svg:y="15.214cm">
          <draw:text-box>
            <text:p text:style-name="P1"><text:span text:style-name="T4">of the Special Commission’s co-operation with Iraq”.</text:span></text:p>
          </draw:text-box>
        </draw:frame>
        <draw:frame draw:style-name="gr1" draw:text-style-name="P2" draw:layer="layout" svg:width="8.227cm" svg:height="0.475cm" svg:x="2.2cm" svg:y="16.328cm">
          <draw:text-box>
            <text:p text:style-name="P1"><text:span text:style-name="T1">CONTINUED IRAQI NON-CO-OPERATION</text:span></text:p>
          </draw:text-box>
        </draw:frame>
        <draw:frame draw:style-name="gr1" draw:text-style-name="P2" draw:layer="layout" svg:width="15.741cm" svg:height="0.475cm" svg:x="2.2cm" svg:y="17.093cm">
          <draw:text-box>
            <text:p text:style-name="P1"><text:span text:style-name="T6">375. </text:span><text:span text:style-name="T4"><text:s/>Iraqi concerns about US intentions, and its decision to refuse US participation </text:span></text:p>
          </draw:text-box>
        </draw:frame>
        <draw:frame draw:style-name="gr1" draw:text-style-name="P2" draw:layer="layout" svg:width="14.615cm" svg:height="0.475cm" svg:x="2.2cm" svg:y="17.657cm">
          <draw:text-box>
            <text:p text:style-name="P1"><text:span text:style-name="T4">in UNSCOM activities in Iraq, were set out in a letter to the UN on 29 October.</text:span></text:p>
          </draw:text-box>
        </draw:frame>
        <draw:frame draw:style-name="gr1" draw:text-style-name="P2" draw:layer="layout" svg:width="15.652cm" svg:height="0.475cm" svg:x="2.2cm" svg:y="18.572cm">
          <draw:text-box>
            <text:p text:style-name="P1"><text:span text:style-name="T6">376. </text:span><text:span text:style-name="T4"><text:s/>Reflecting the concerns about US intentions and actions, set out in his letters </text:span></text:p>
          </draw:text-box>
        </draw:frame>
        <draw:frame draw:style-name="gr1" draw:text-style-name="P2" draw:layer="layout" svg:width="15.826cm" svg:height="0.475cm" svg:x="2.2cm" svg:y="19.136cm">
          <draw:text-box>
            <text:p text:style-name="P1"><text:span text:style-name="T4">of 15 June and 12 October, and the effect of resolution 1134, which clearly reflected </text:span></text:p>
          </draw:text-box>
        </draw:frame>
        <draw:frame draw:style-name="gr1" draw:text-style-name="P2" draw:layer="layout" svg:width="15.974cm" svg:height="0.475cm" svg:x="2.2cm" svg:y="19.701cm">
          <draw:text-box>
            <text:p text:style-name="P1"><text:span text:style-name="T4">the “arbitrary position imposed by the United States against Iraq, using pressure and </text:span></text:p>
          </draw:text-box>
        </draw:frame>
        <draw:frame draw:style-name="gr1" draw:text-style-name="P2" draw:layer="layout" svg:width="16.529cm" svg:height="0.475cm" svg:x="2.2cm" svg:y="20.265cm">
          <draw:text-box>
            <text:p text:style-name="P1"><text:span text:style-name="T4">blackmail”, Mr Aziz informed the President of the Security Council that Iraq had decided </text:span></text:p>
          </draw:text-box>
        </draw:frame>
        <draw:frame draw:style-name="gr1" draw:text-style-name="P2" draw:layer="layout" svg:width="7.554cm" svg:height="0.475cm" svg:x="2.2cm" svg:y="20.83cm">
          <draw:text-box>
            <text:p text:style-name="P1"><text:span text:style-name="T4">to continue co-operation with UNSCOM:</text:span></text:p>
          </draw:text-box>
        </draw:frame>
        <draw:frame draw:style-name="gr1" draw:text-style-name="P2" draw:layer="layout" svg:width="13.837cm" svg:height="0.475cm" svg:x="2.95cm" svg:y="21.744cm">
          <draw:text-box>
            <text:p text:style-name="P1"><text:span text:style-name="T4">“… </text:span><text:span text:style-name="T4">provided no individuals of American nationality shall participate in any </text:span></text:p>
          </draw:text-box>
        </draw:frame>
        <draw:frame draw:style-name="gr1" draw:text-style-name="P2" draw:layer="layout" svg:width="15.064cm" svg:height="0.475cm" svg:x="2.95cm" svg:y="22.308cm">
          <draw:text-box>
            <text:p text:style-name="P1"><text:span text:style-name="T4">activity … inside Iraq, particularly inspections, interviews, and aerial and ground </text:span></text:p>
          </draw:text-box>
        </draw:frame>
        <draw:frame draw:style-name="gr1" draw:text-style-name="P2" draw:layer="layout" svg:width="2.5cm" svg:height="0.475cm" svg:x="2.95cm" svg:y="22.873cm">
          <draw:text-box>
            <text:p text:style-name="P1"><text:span text:style-name="T4">surveillance.”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6" draw:text-style-name="P7" draw:layer="layout" svg:width="0.408cm" svg:height="0.276cm" svg:x="5.444cm" svg:y="22.892cm">
          <draw:text-box>
            <text:p text:style-name="P1"><text:span text:style-name="T9">146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146 </text:span></text:p>
          </draw:text-box>
        </draw:frame>
        <draw:frame draw:style-name="gr4" draw:text-style-name="P5" draw:layer="layout" svg:width="16.123cm" svg:height="0.395cm" svg:x="2.646cm" svg:y="26.357cm">
          <draw:text-box>
            <text:p text:style-name="P1"><text:span text:style-name="T11">UN Security Council, 29 October 1997, ‘Letter dated 29 October 1997 from Mr Tariq Aziz, Deputy Prime </text:span></text:p>
          </draw:text-box>
        </draw:frame>
        <draw:frame draw:style-name="gr4" draw:text-style-name="P5" draw:layer="layout" svg:width="12.6cm" svg:height="0.395cm" svg:x="2.2cm" svg:y="26.781cm">
          <draw:text-box>
            <text:p text:style-name="P1"><text:span text:style-name="T11">Minister of Iraq, addressed to the President of the Security Council’ (S/1997/829).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2</text:span></text:p>
          </draw:text-box>
        </draw:frame>
        <draw:frame draw:style-name="gr1" draw:text-style-name="P2" draw:layer="layout" svg:width="15.322cm" svg:height="0.475cm" svg:x="2.2cm" svg:y="2.525cm">
          <draw:text-box>
            <text:p text:style-name="P1"><text:span text:style-name="T6">377. </text:span><text:span text:style-name="T4"><text:s/>Mr Aziz added that the decision would take effect the following day. He also </text:span></text:p>
          </draw:text-box>
        </draw:frame>
        <draw:frame draw:style-name="gr1" draw:text-style-name="P2" draw:layer="layout" svg:width="16.762cm" svg:height="0.475cm" svg:x="2.2cm" svg:y="3.09cm">
          <draw:text-box>
            <text:p text:style-name="P1"><text:span text:style-name="T4">requested UNSCOM to withdraw its cover for U-2 flights, which “had been spying on Iraq </text:span></text:p>
          </draw:text-box>
        </draw:frame>
        <draw:frame draw:style-name="gr1" draw:text-style-name="P2" draw:layer="layout" svg:width="16.762cm" svg:height="0.475cm" svg:x="2.2cm" svg:y="3.654cm">
          <draw:text-box>
            <text:p text:style-name="P1"><text:span text:style-name="T4">and its leadership in order to execute America’s hostile policy against Iraq under cover of </text:span></text:p>
          </draw:text-box>
        </draw:frame>
        <draw:frame draw:style-name="gr1" draw:text-style-name="P2" draw:layer="layout" svg:width="7.211cm" svg:height="0.475cm" svg:x="2.2cm" svg:y="4.218cm">
          <draw:text-box>
            <text:p text:style-name="P1"><text:span text:style-name="T4">the Special Commission’s operations”.</text:span></text:p>
          </draw:text-box>
        </draw:frame>
        <draw:frame draw:style-name="gr1" draw:text-style-name="P2" draw:layer="layout" svg:width="16.791cm" svg:height="0.475cm" svg:x="2.2cm" svg:y="5.133cm">
          <draw:text-box>
            <text:p text:style-name="P1"><text:span text:style-name="T6">378. </text:span><text:span text:style-name="T4"><text:s/>Mr Aziz wrote that Iraq was “confident” that it was “free of proscribed weapons” and </text:span></text:p>
          </draw:text-box>
        </draw:frame>
        <draw:frame draw:style-name="gr1" draw:text-style-name="P2" draw:layer="layout" svg:width="16.161cm" svg:height="0.475cm" svg:x="2.2cm" svg:y="5.697cm">
          <draw:text-box>
            <text:p text:style-name="P1"><text:span text:style-name="T4">had “no apprehension of actions to verify that by all practical means”. He emphasised </text:span></text:p>
          </draw:text-box>
        </draw:frame>
        <draw:frame draw:style-name="gr1" draw:text-style-name="P2" draw:layer="layout" svg:width="15.593cm" svg:height="0.475cm" svg:x="2.2cm" svg:y="6.262cm">
          <draw:text-box>
            <text:p text:style-name="P1"><text:span text:style-name="T4">Iraq’s “sincere desire for continuing the co-operation with the Special Commission” </text:span></text:p>
          </draw:text-box>
        </draw:frame>
        <draw:frame draw:style-name="gr1" draw:text-style-name="P2" draw:layer="layout" svg:width="15.407cm" svg:height="0.475cm" svg:x="2.2cm" svg:y="6.826cm">
          <draw:text-box>
            <text:p text:style-name="P1"><text:span text:style-name="T4">to fulfil its obligations, and demanded that the Security Council fulfil its obligations.</text:span></text:p>
          </draw:text-box>
        </draw:frame>
        <draw:frame draw:style-name="gr1" draw:text-style-name="P2" draw:layer="layout" svg:width="16.681cm" svg:height="0.475cm" svg:x="2.2cm" svg:y="7.741cm">
          <draw:text-box>
            <text:p text:style-name="P1"><text:span text:style-name="T6">379. </text:span><text:span text:style-name="T4"><text:s/>A Presidential Statement issued after a meeting of the Security Council to consider </text:span></text:p>
          </draw:text-box>
        </draw:frame>
        <draw:frame draw:style-name="gr1" draw:text-style-name="P2" draw:layer="layout" svg:width="16.127cm" svg:height="0.475cm" svg:x="2.2cm" svg:y="8.305cm">
          <draw:text-box>
            <text:p text:style-name="P1"><text:span text:style-name="T4">Iraq’s “unacceptable decision … to seek to impose conditions on its co-operation with </text:span></text:p>
          </draw:text-box>
        </draw:frame>
        <draw:frame draw:style-name="gr1" draw:text-style-name="P2" draw:layer="layout" svg:width="16.355cm" svg:height="0.475cm" svg:x="2.2cm" svg:y="8.87cm">
          <draw:text-box>
            <text:p text:style-name="P1"><text:span text:style-name="T4">the Special Commission, thereby preventing the Special Commission from discharging </text:span></text:p>
          </draw:text-box>
        </draw:frame>
        <draw:frame draw:style-name="gr1" draw:text-style-name="P2" draw:layer="layout" svg:width="3.583cm" svg:height="0.475cm" svg:x="2.2cm" svg:y="9.434cm">
          <draw:text-box>
            <text:p text:style-name="P1"><text:span text:style-name="T4">its responsibilities”:</text:span></text:p>
          </draw:text-box>
        </draw:frame>
        <draw:frame draw:style-name="gr2" draw:text-style-name="P3" draw:layer="layout" svg:width="0.634cm" svg:height="0.712cm" svg:x="2.95cm" svg:y="10.19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81cm" svg:height="0.475cm" svg:x="3.7cm" svg:y="10.348cm">
          <draw:text-box>
            <text:p text:style-name="P1"><text:span text:style-name="T4">recalled the Security Council demands in resolution 1134 “that Iraq co-operate </text:span></text:p>
          </draw:text-box>
        </draw:frame>
        <draw:frame draw:style-name="gr1" draw:text-style-name="P2" draw:layer="layout" svg:width="14.704cm" svg:height="0.475cm" svg:x="3.7cm" svg:y="10.913cm">
          <draw:text-box>
            <text:p text:style-name="P1"><text:span text:style-name="T4">fully with the Special Commission in accordance with the relevant resolutions”;</text:span></text:p>
          </draw:text-box>
        </draw:frame>
        <draw:frame draw:style-name="gr2" draw:text-style-name="P3" draw:layer="layout" svg:width="0.634cm" svg:height="0.712cm" svg:x="2.95cm" svg:y="11.42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03cm" svg:height="0.475cm" svg:x="3.7cm" svg:y="11.577cm">
          <draw:text-box>
            <text:p text:style-name="P1"><text:span text:style-name="T4">condemned “the decision … to try to dictate the terms of its compliance with its </text:span></text:p>
          </draw:text-box>
        </draw:frame>
        <draw:frame draw:style-name="gr1" draw:text-style-name="P2" draw:layer="layout" svg:width="4.705cm" svg:height="0.475cm" svg:x="3.7cm" svg:y="12.142cm">
          <draw:text-box>
            <text:p text:style-name="P1"><text:span text:style-name="T4">obligation to co-operate”;</text:span></text:p>
          </draw:text-box>
        </draw:frame>
        <draw:frame draw:style-name="gr2" draw:text-style-name="P3" draw:layer="layout" svg:width="0.634cm" svg:height="0.712cm" svg:x="2.95cm" svg:y="12.6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15cm" svg:height="0.475cm" svg:x="3.7cm" svg:y="12.806cm">
          <draw:text-box>
            <text:p text:style-name="P1"><text:span text:style-name="T4">demanded that “Iraq co-operate fully … without conditions or restrictions”;</text:span></text:p>
          </draw:text-box>
        </draw:frame>
        <draw:frame draw:style-name="gr2" draw:text-style-name="P3" draw:layer="layout" svg:width="0.634cm" svg:height="0.712cm" svg:x="2.95cm" svg:y="13.31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65cm" svg:height="0.475cm" svg:x="3.7cm" svg:y="13.471cm">
          <draw:text-box>
            <text:p text:style-name="P1"><text:span text:style-name="T4">reminded Iraq “of its responsibility for the safety and security” of UNSCOM </text:span></text:p>
          </draw:text-box>
        </draw:frame>
        <draw:frame draw:style-name="gr1" draw:text-style-name="P2" draw:layer="layout" svg:width="2.817cm" svg:height="0.475cm" svg:x="3.7cm" svg:y="14.035cm">
          <draw:text-box>
            <text:p text:style-name="P1"><text:span text:style-name="T4">personnel; and</text:span></text:p>
          </draw:text-box>
        </draw:frame>
        <draw:frame draw:style-name="gr2" draw:text-style-name="P3" draw:layer="layout" svg:width="0.634cm" svg:height="0.712cm" svg:x="2.95cm" svg:y="14.54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25cm" svg:height="0.475cm" svg:x="3.7cm" svg:y="14.7cm">
          <draw:text-box>
            <text:p text:style-name="P1"><text:span text:style-name="T4">warned “of the serious consequences of Iraq’s failure to comply immediately and </text:span></text:p>
          </draw:text-box>
        </draw:frame>
        <draw:frame draw:style-name="gr1" draw:text-style-name="P2" draw:layer="layout" svg:width="10.297cm" svg:height="0.475cm" svg:x="3.7cm" svg:y="15.264cm">
          <draw:text-box>
            <text:p text:style-name="P1"><text:span text:style-name="T4">fully with its obligations under the relevant resolutions”.</text:span></text:p>
          </draw:text-box>
        </draw:frame>
        <draw:frame draw:style-name="gr6" draw:text-style-name="P7" draw:layer="layout" svg:width="0.408cm" svg:height="0.276cm" svg:x="13.959cm" svg:y="15.283cm">
          <draw:text-box>
            <text:p text:style-name="P1"><text:span text:style-name="T9">147</text:span></text:p>
          </draw:text-box>
        </draw:frame>
        <draw:frame draw:style-name="gr1" draw:text-style-name="P2" draw:layer="layout" svg:width="16.728cm" svg:height="0.475cm" svg:x="2.2cm" svg:y="16.178cm">
          <draw:text-box>
            <text:p text:style-name="P1"><text:span text:style-name="T6">380. </text:span><text:span text:style-name="T4"><text:s/>The statement concluded that the Council was “determined to ensure rapid and full </text:span></text:p>
          </draw:text-box>
        </draw:frame>
        <draw:frame draw:style-name="gr1" draw:text-style-name="P2" draw:layer="layout" svg:width="16.385cm" svg:height="0.475cm" svg:x="2.2cm" svg:y="16.743cm">
          <draw:text-box>
            <text:p text:style-name="P1"><text:span text:style-name="T4">Iraqi compliance with the relevant resolutions” and that it would “remain actively seized </text:span></text:p>
          </draw:text-box>
        </draw:frame>
        <draw:frame draw:style-name="gr1" draw:text-style-name="P2" draw:layer="layout" svg:width="2.648cm" svg:height="0.475cm" svg:x="2.2cm" svg:y="17.307cm">
          <draw:text-box>
            <text:p text:style-name="P1"><text:span text:style-name="T4">of the matter”.</text:span></text:p>
          </draw:text-box>
        </draw:frame>
        <draw:frame draw:style-name="gr1" draw:text-style-name="P2" draw:layer="layout" svg:width="16.165cm" svg:height="0.475cm" svg:x="2.2cm" svg:y="18.222cm">
          <draw:text-box>
            <text:p text:style-name="P1"><text:span text:style-name="T6">381. </text:span><text:span text:style-name="T4"><text:s/>On 30 October, Mr Butler advised the President of the Security Council that Iraq </text:span></text:p>
          </draw:text-box>
        </draw:frame>
        <draw:frame draw:style-name="gr1" draw:text-style-name="P2" draw:layer="layout" svg:width="15.797cm" svg:height="0.475cm" svg:x="2.2cm" svg:y="18.786cm">
          <draw:text-box>
            <text:p text:style-name="P1"><text:span text:style-name="T4">had refused entry for two UNSCOM officials, and one IAEA official, of US nationality.</text:span></text:p>
          </draw:text-box>
        </draw:frame>
        <draw:frame draw:style-name="gr6" draw:text-style-name="P7" draw:layer="layout" svg:width="0.408cm" svg:height="0.276cm" svg:x="17.957cm" svg:y="18.805cm">
          <draw:text-box>
            <text:p text:style-name="P1"><text:span text:style-name="T9">148</text:span></text:p>
          </draw:text-box>
        </draw:frame>
        <draw:frame draw:style-name="gr1" draw:text-style-name="P2" draw:layer="layout" svg:width="16.452cm" svg:height="0.475cm" svg:x="2.2cm" svg:y="19.701cm">
          <draw:text-box>
            <text:p text:style-name="P1"><text:span text:style-name="T6">382. </text:span><text:span text:style-name="T4"><text:s/>In a letter of 31 October, Dr Blix informed Mr Annan that the IAEA had suspended </text:span></text:p>
          </draw:text-box>
        </draw:frame>
        <draw:frame draw:style-name="gr1" draw:text-style-name="P2" draw:layer="layout" svg:width="8.477cm" svg:height="0.475cm" svg:x="2.2cm" svg:y="20.265cm">
          <draw:text-box>
            <text:p text:style-name="P1"><text:span text:style-name="T4">its monitoring activities in Iraq on 29 October.</text:span></text:p>
          </draw:text-box>
        </draw:frame>
        <draw:frame draw:style-name="gr6" draw:text-style-name="P7" draw:layer="layout" svg:width="0.408cm" svg:height="0.276cm" svg:x="10.647cm" svg:y="20.284cm">
          <draw:text-box>
            <text:p text:style-name="P1"><text:span text:style-name="T9">149</text:span></text:p>
          </draw:text-box>
        </draw:frame>
        <draw:frame draw:style-name="gr1" draw:text-style-name="P2" draw:layer="layout" svg:width="5.696cm" svg:height="0.475cm" svg:x="11.059cm" svg:y="20.265cm">
          <draw:text-box>
            <text:p text:style-name="P1"><text:span text:style-name="T4"><text:s/></text:span><text:span text:style-name="T4">Dr Blix reported that Iraq had </text:span></text:p>
          </draw:text-box>
        </draw:frame>
        <draw:frame draw:style-name="gr1" draw:text-style-name="P2" draw:layer="layout" svg:width="15.928cm" svg:height="0.475cm" svg:x="2.2cm" svg:y="20.83cm">
          <draw:text-box>
            <text:p text:style-name="P1"><text:span text:style-name="T4">subsequently informed the IAEA that it wished its work to continue and that “all IAEA </text:span></text:p>
          </draw:text-box>
        </draw:frame>
        <draw:frame draw:style-name="gr1" draw:text-style-name="P2" draw:layer="layout" svg:width="15.627cm" svg:height="0.475cm" svg:x="2.2cm" svg:y="21.394cm">
          <draw:text-box>
            <text:p text:style-name="P1"><text:span text:style-name="T4">staff, inspectors and experts” would be “welcomed as usual”, there was “no reason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9.544cm" svg:height="0.475cm" svg:x="2.2cm" svg:y="21.958cm">
          <draw:text-box>
            <text:p text:style-name="P1"><text:span text:style-name="T4">whatsoever to suspend any IAEA activities in Iraq”.</text:span></text:p>
          </draw:text-box>
        </draw:frame>
        <draw:frame draw:style-name="gr8" draw:text-style-name="P9" draw:layer="layout" svg:width="0.404cm" svg:height="0.23cm" svg:x="2.2cm" svg:y="24.256cm">
          <draw:text-box>
            <text:p text:style-name="P1"><text:span text:style-name="T10">147 </text:span></text:p>
          </draw:text-box>
        </draw:frame>
        <draw:frame draw:style-name="gr4" draw:text-style-name="P5" draw:layer="layout" svg:width="14.315cm" svg:height="0.395cm" svg:x="2.646cm" svg:y="24.241cm">
          <draw:text-box>
            <text:p text:style-name="P1"><text:span text:style-name="T11">UN Security Council, 29 October 1997, ‘Statement by the President of the Security Council’ <text:s/></text:span></text:p>
          </draw:text-box>
        </draw:frame>
        <draw:frame draw:style-name="gr4" draw:text-style-name="P5" draw:layer="layout" svg:width="2.965cm" svg:height="0.395cm" svg:x="2.2cm" svg:y="24.664cm">
          <draw:text-box>
            <text:p text:style-name="P1"><text:span text:style-name="T11">(S/PRST/1997/49)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0">148 </text:span></text:p>
          </draw:text-box>
        </draw:frame>
        <draw:frame draw:style-name="gr4" draw:text-style-name="P5" draw:layer="layout" svg:width="15.919cm" svg:height="0.395cm" svg:x="2.646cm" svg:y="25.087cm">
          <draw:text-box>
            <text:p text:style-name="P1"><text:span text:style-name="T11">UN Security Council, 30 October 1997, ‘Letter dated 30 October 1997 from the Executive Chairman of </text:span></text:p>
          </draw:text-box>
        </draw:frame>
        <draw:frame draw:style-name="gr4" draw:text-style-name="P5" draw:layer="layout" svg:width="16.296cm" svg:height="0.395cm" svg:x="2.2cm" svg:y="25.511cm">
          <draw:text-box>
            <text:p text:style-name="P1"><text:span text:style-name="T11">the Special Commission established by the Secretary-General pursuant to paragraph 9 (b) (i) of Security </text:span></text:p>
          </draw:text-box>
        </draw:frame>
        <draw:frame draw:style-name="gr4" draw:text-style-name="P5" draw:layer="layout" svg:width="14.764cm" svg:height="0.395cm" svg:x="2.2cm" svg:y="25.934cm">
          <draw:text-box>
            <text:p text:style-name="P1"><text:span text:style-name="T11">Council resolution 687 (1991) addressed to the President of the Security Council’ (S/1997/830)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149 </text:span></text:p>
          </draw:text-box>
        </draw:frame>
        <draw:frame draw:style-name="gr4" draw:text-style-name="P5" draw:layer="layout" svg:width="15.941cm" svg:height="0.395cm" svg:x="2.646cm" svg:y="26.357cm">
          <draw:text-box>
            <text:p text:style-name="P1"><text:span text:style-name="T11">UN Security Council, 31 October 1997, ‘Letter dated 31 October 1997 from the Director General of the </text:span></text:p>
          </draw:text-box>
        </draw:frame>
        <draw:frame draw:style-name="gr4" draw:text-style-name="P5" draw:layer="layout" svg:width="13.494cm" svg:height="0.395cm" svg:x="2.2cm" svg:y="26.781cm">
          <draw:text-box>
            <text:p text:style-name="P1"><text:span text:style-name="T11">International Atomic Energy Agency addressed to the Secretary-General’ (S/1997/833).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3</text:span></text:p>
          </draw:text-box>
        </draw:frame>
        <draw:frame draw:style-name="gr1" draw:text-style-name="P2" draw:layer="layout" svg:width="15.47cm" svg:height="0.475cm" svg:x="2.2cm" svg:y="2.525cm">
          <draw:text-box>
            <text:p text:style-name="P1"><text:span text:style-name="T6">383. </text:span><text:span text:style-name="T4"><text:s/>Dr Blix added that it was his view that, as the IAEA and Special Commission </text:span></text:p>
          </draw:text-box>
        </draw:frame>
        <draw:frame draw:style-name="gr1" draw:text-style-name="P2" draw:layer="layout" svg:width="16.152cm" svg:height="0.475cm" svg:x="2.2cm" svg:y="3.09cm">
          <draw:text-box>
            <text:p text:style-name="P1"><text:span text:style-name="T4">were acting “as organs of the Security Council” to contribute to “a common objective”, </text:span></text:p>
          </draw:text-box>
        </draw:frame>
        <draw:frame draw:style-name="gr1" draw:text-style-name="P2" draw:layer="layout" svg:width="15.864cm" svg:height="0.475cm" svg:x="2.2cm" svg:y="3.654cm">
          <draw:text-box>
            <text:p text:style-name="P1"><text:span text:style-name="T4">it was “essential” that they had a “common approach”. The IAEA would continue “for </text:span></text:p>
          </draw:text-box>
        </draw:frame>
        <draw:frame draw:style-name="gr1" draw:text-style-name="P2" draw:layer="layout" svg:width="16.52cm" svg:height="0.475cm" svg:x="2.2cm" svg:y="4.218cm">
          <draw:text-box>
            <text:p text:style-name="P1"><text:span text:style-name="T4">the time being … to suspend the practical implementation of its ongoing monitoring and </text:span></text:p>
          </draw:text-box>
        </draw:frame>
        <draw:frame draw:style-name="gr1" draw:text-style-name="P2" draw:layer="layout" svg:width="3.211cm" svg:height="0.475cm" svg:x="2.2cm" svg:y="4.783cm">
          <draw:text-box>
            <text:p text:style-name="P1"><text:span text:style-name="T4">verification plan”.</text:span></text:p>
          </draw:text-box>
        </draw:frame>
        <draw:frame draw:style-name="gr1" draw:text-style-name="P2" draw:layer="layout" svg:width="16.22cm" svg:height="0.475cm" svg:x="2.2cm" svg:y="5.697cm">
          <draw:text-box>
            <text:p text:style-name="P1"><text:span text:style-name="T6">384. </text:span><text:span text:style-name="T4"><text:s/>On 2 November, Mr Nizar Hamdoon, Iraqi Permanent Representative to the UN, </text:span></text:p>
          </draw:text-box>
        </draw:frame>
        <draw:frame draw:style-name="gr1" draw:text-style-name="P2" draw:layer="layout" svg:width="11.512cm" svg:height="0.475cm" svg:x="2.2cm" svg:y="6.262cm">
          <draw:text-box>
            <text:p text:style-name="P1"><text:span text:style-name="T4">reiterated Iraq’s decision on U-2 flights in a letter to Mr Butler.</text:span></text:p>
          </draw:text-box>
        </draw:frame>
        <draw:frame draw:style-name="gr6" draw:text-style-name="P7" draw:layer="layout" svg:width="0.408cm" svg:height="0.276cm" svg:x="13.675cm" svg:y="6.281cm">
          <draw:text-box>
            <text:p text:style-name="P1"><text:span text:style-name="T9">150</text:span></text:p>
          </draw:text-box>
        </draw:frame>
        <draw:frame draw:style-name="gr1" draw:text-style-name="P2" draw:layer="layout" svg:width="1.937cm" svg:height="0.475cm" svg:x="14.086cm" svg:y="6.262cm">
          <draw:text-box>
            <text:p text:style-name="P1"><text:span text:style-name="T4"><text:s/></text:span><text:span text:style-name="T4">He wrote:</text:span></text:p>
          </draw:text-box>
        </draw:frame>
        <draw:frame draw:style-name="gr1" draw:text-style-name="P2" draw:layer="layout" svg:width="14.938cm" svg:height="0.475cm" svg:x="2.95cm" svg:y="7.176cm">
          <draw:text-box>
            <text:p text:style-name="P1"><text:span text:style-name="T4">“</text:span><text:span text:style-name="T4">In the light of current developments, Iraq anticipates that the United States will </text:span></text:p>
          </draw:text-box>
        </draw:frame>
        <draw:frame draw:style-name="gr1" draw:text-style-name="P2" draw:layer="layout" svg:width="15.767cm" svg:height="0.475cm" svg:x="2.95cm" svg:y="7.741cm">
          <draw:text-box>
            <text:p text:style-name="P1"><text:span text:style-name="T4">engage in military aggression … as it has done on previous occasions. Accordingly, </text:span></text:p>
          </draw:text-box>
        </draw:frame>
        <draw:frame draw:style-name="gr1" draw:text-style-name="P2" draw:layer="layout" svg:width="15.386cm" svg:height="0.475cm" svg:x="2.95cm" svg:y="8.305cm">
          <draw:text-box>
            <text:p text:style-name="P1"><text:span text:style-name="T4">the entry of a United States spy plane into Iraqi airspace cannot be accepted. We </text:span></text:p>
          </draw:text-box>
        </draw:frame>
        <draw:frame draw:style-name="gr1" draw:text-style-name="P2" draw:layer="layout" svg:width="15.102cm" svg:height="0.475cm" svg:x="2.95cm" svg:y="8.87cm">
          <draw:text-box>
            <text:p text:style-name="P1"><text:span text:style-name="T4">therefore urge you to cancel the overflights scheduled … on 5 and 7 November.”</text:span></text:p>
          </draw:text-box>
        </draw:frame>
        <draw:frame draw:style-name="gr1" draw:text-style-name="P2" draw:layer="layout" svg:width="16.486cm" svg:height="0.475cm" svg:x="2.2cm" svg:y="9.784cm">
          <draw:text-box>
            <text:p text:style-name="P1"><text:span text:style-name="T6">385. </text:span><text:span text:style-name="T4"><text:s/>On 2 November, Mr Butler informed the President of the Security Council that two </text:span></text:p>
          </draw:text-box>
        </draw:frame>
        <draw:frame draw:style-name="gr1" draw:text-style-name="P2" draw:layer="layout" svg:width="16.093cm" svg:height="0.475cm" svg:x="2.2cm" svg:y="10.348cm">
          <draw:text-box>
            <text:p text:style-name="P1"><text:span text:style-name="T4">UNSCOM personnel of US nationality had the previous day again been refused entry </text:span></text:p>
          </draw:text-box>
        </draw:frame>
        <draw:frame draw:style-name="gr1" draw:text-style-name="P2" draw:layer="layout" svg:width="1.42cm" svg:height="0.475cm" svg:x="2.2cm" svg:y="10.913cm">
          <draw:text-box>
            <text:p text:style-name="P1"><text:span text:style-name="T4">by Iraq.</text:span></text:p>
          </draw:text-box>
        </draw:frame>
        <draw:frame draw:style-name="gr6" draw:text-style-name="P7" draw:layer="layout" svg:width="0.408cm" svg:height="0.276cm" svg:x="3.612cm" svg:y="10.932cm">
          <draw:text-box>
            <text:p text:style-name="P1"><text:span text:style-name="T9">151</text:span></text:p>
          </draw:text-box>
        </draw:frame>
        <draw:frame draw:style-name="gr1" draw:text-style-name="P2" draw:layer="layout" svg:width="15.974cm" svg:height="0.475cm" svg:x="2.2cm" svg:y="11.827cm">
          <draw:text-box>
            <text:p text:style-name="P1"><text:span text:style-name="T6">386. </text:span><text:span text:style-name="T4"><text:s/>In further letters on 4 and 5 November, Mr Butler reported that US personnel in </text:span></text:p>
          </draw:text-box>
        </draw:frame>
        <draw:frame draw:style-name="gr1" draw:text-style-name="P2" draw:layer="layout" svg:width="16.609cm" svg:height="0.475cm" svg:x="2.2cm" svg:y="12.392cm">
          <draw:text-box>
            <text:p text:style-name="P1"><text:span text:style-name="T4">UNSCOM inspection teams had been denied access to Iraqi facilities, and that dual-use </text:span></text:p>
          </draw:text-box>
        </draw:frame>
        <draw:frame draw:style-name="gr1" draw:text-style-name="P2" draw:layer="layout" svg:width="9.413cm" svg:height="0.475cm" svg:x="2.2cm" svg:y="12.956cm">
          <draw:text-box>
            <text:p text:style-name="P1"><text:span text:style-name="T4">equipment had been moved without authorisation.</text:span></text:p>
          </draw:text-box>
        </draw:frame>
        <draw:frame draw:style-name="gr6" draw:text-style-name="P7" draw:layer="layout" svg:width="0.408cm" svg:height="0.276cm" svg:x="11.567cm" svg:y="12.975cm">
          <draw:text-box>
            <text:p text:style-name="P1"><text:span text:style-name="T9">152</text:span></text:p>
          </draw:text-box>
        </draw:frame>
        <draw:frame draw:style-name="gr1" draw:text-style-name="P2" draw:layer="layout" svg:width="16.584cm" svg:height="0.475cm" svg:x="2.2cm" svg:y="13.871cm">
          <draw:text-box>
            <text:p text:style-name="P1"><text:span text:style-name="T6">387. </text:span><text:span text:style-name="T4"><text:s/>In his memoir, Mr Annan wrote that in November 1997 he had “personally stepped </text:span></text:p>
          </draw:text-box>
        </draw:frame>
        <draw:frame draw:style-name="gr1" draw:text-style-name="P2" draw:layer="layout" svg:width="7.44cm" svg:height="0.475cm" svg:x="2.2cm" svg:y="14.435cm">
          <draw:text-box>
            <text:p text:style-name="P1"><text:span text:style-name="T4">into the Iraq quagmire for the first time”.</text:span></text:p>
          </draw:text-box>
        </draw:frame>
        <draw:frame draw:style-name="gr6" draw:text-style-name="P7" draw:layer="layout" svg:width="0.408cm" svg:height="0.276cm" svg:x="9.611cm" svg:y="14.454cm">
          <draw:text-box>
            <text:p text:style-name="P1"><text:span text:style-name="T9">153</text:span></text:p>
          </draw:text-box>
        </draw:frame>
        <draw:frame draw:style-name="gr1" draw:text-style-name="P2" draw:layer="layout" svg:width="8.901cm" svg:height="0.475cm" svg:x="10.023cm" svg:y="14.435cm">
          <draw:text-box>
            <text:p text:style-name="P1"><text:span text:style-name="T4"><text:s/></text:span><text:span text:style-name="T4">He had known “full well” that his “interventions </text:span></text:p>
          </draw:text-box>
        </draw:frame>
        <draw:frame draw:style-name="gr1" draw:text-style-name="P2" draw:layer="layout" svg:width="15.881cm" svg:height="0.475cm" svg:x="2.2cm" svg:y="15cm">
          <draw:text-box>
            <text:p text:style-name="P1"><text:span text:style-name="T4">would be met with suspicion and manoeuvring on all sides”. He had appointed three </text:span></text:p>
          </draw:text-box>
        </draw:frame>
        <draw:frame draw:style-name="gr1" draw:text-style-name="P2" draw:layer="layout" svg:width="7.093cm" svg:height="0.475cm" svg:x="2.2cm" svg:y="15.564cm">
          <draw:text-box>
            <text:p text:style-name="P1"><text:span text:style-name="T4">senior diplomats to engage the Iraqis:</text:span></text:p>
          </draw:text-box>
        </draw:frame>
        <draw:frame draw:style-name="gr1" draw:text-style-name="P2" draw:layer="layout" svg:width="15.636cm" svg:height="0.475cm" svg:x="2.95cm" svg:y="16.478cm">
          <draw:text-box>
            <text:p text:style-name="P1"><text:span text:style-name="T4">“</text:span><text:span text:style-name="T4">Baghdad … was clearly determined to re-engage the UN at a senior level, namely </text:span></text:p>
          </draw:text-box>
        </draw:frame>
        <draw:frame draw:style-name="gr1" draw:text-style-name="P2" draw:layer="layout" svg:width="14.836cm" svg:height="0.475cm" svg:x="2.95cm" svg:y="17.043cm">
          <draw:text-box>
            <text:p text:style-name="P1"><text:span text:style-name="T4">with me as Secretary-General, and it had made its negotiating position clear: it </text:span></text:p>
          </draw:text-box>
        </draw:frame>
        <draw:frame draw:style-name="gr1" draw:text-style-name="P2" draw:layer="layout" svg:width="15.471cm" svg:height="0.475cm" svg:x="2.95cm" svg:y="17.607cm">
          <draw:text-box>
            <text:p text:style-name="P1"><text:span text:style-name="T4">was not seeking confrontation; it had implemented all Security Council resolutions </text:span></text:p>
          </draw:text-box>
        </draw:frame>
        <draw:frame draw:style-name="gr1" draw:text-style-name="P2" draw:layer="layout" svg:width="14.438cm" svg:height="0.475cm" svg:x="2.95cm" svg:y="18.172cm">
          <draw:text-box>
            <text:p text:style-name="P1"><text:span text:style-name="T4">without receiving adequate respect for its sovereignty, integrity, and security; </text:span></text:p>
          </draw:text-box>
        </draw:frame>
        <draw:frame draw:style-name="gr1" draw:text-style-name="P2" draw:layer="layout" svg:width="14.459cm" svg:height="0.475cm" svg:x="2.95cm" svg:y="18.736cm">
          <draw:text-box>
            <text:p text:style-name="P1"><text:span text:style-name="T4">and that one member state – the United States – was using UNSCOM for its </text:span></text:p>
          </draw:text-box>
        </draw:frame>
        <draw:line draw:style-name="gr7" draw:text-style-name="P8" draw:layer="layout" svg:x1="2.199cm" svg:y1="20.773cm" svg:x2="7.3cm" svg:y2="20.773cm">
          <text:p/>
        </draw:line>
        <draw:frame draw:style-name="gr1" draw:text-style-name="P2" draw:layer="layout" svg:width="2.906cm" svg:height="0.475cm" svg:x="2.95cm" svg:y="19.301cm">
          <draw:text-box>
            <text:p text:style-name="P1"><text:span text:style-name="T4">own purposes.”</text:span></text:p>
          </draw:text-box>
        </draw:frame>
        <draw:frame draw:style-name="gr8" draw:text-style-name="P9" draw:layer="layout" svg:width="0.404cm" svg:height="0.23cm" svg:x="2.2cm" svg:y="21.293cm">
          <draw:text-box>
            <text:p text:style-name="P1"><text:span text:style-name="T10">150 </text:span></text:p>
          </draw:text-box>
        </draw:frame>
        <draw:frame draw:style-name="gr4" draw:text-style-name="P5" draw:layer="layout" svg:width="14.45cm" svg:height="0.395cm" svg:x="2.646cm" svg:y="21.277cm">
          <draw:text-box>
            <text:p text:style-name="P1"><text:span text:style-name="T11">UN Security Council, 2 November 1997, ‘Letter dated 2 November 1997 from the Permanent </text:span></text:p>
          </draw:text-box>
        </draw:frame>
        <draw:frame draw:style-name="gr4" draw:text-style-name="P5" draw:layer="layout" svg:width="15.094cm" svg:height="0.395cm" svg:x="2.2cm" svg:y="21.701cm">
          <draw:text-box>
            <text:p text:style-name="P1"><text:span text:style-name="T11">Representative of Iraq to the United Nations addressed to the Executive Chairman of the Special </text:span></text:p>
          </draw:text-box>
        </draw:frame>
        <draw:frame draw:style-name="gr4" draw:text-style-name="P5" draw:layer="layout" svg:width="15.733cm" svg:height="0.395cm" svg:x="2.2cm" svg:y="22.124cm">
          <draw:text-box>
            <text:p text:style-name="P1"><text:span text:style-name="T11">Commission established by the Secretary-General pursuant to paragraph 9 (b) (i) of Security Council </text:span></text:p>
          </draw:text-box>
        </draw:frame>
        <draw:frame draw:style-name="gr4" draw:text-style-name="P5" draw:layer="layout" svg:width="5.598cm" svg:height="0.395cm" svg:x="2.2cm" svg:y="22.547cm">
          <draw:text-box>
            <text:p text:style-name="P1"><text:span text:style-name="T11">resolution 689 (1991)’ (S/1997/837).</text:span></text:p>
          </draw:text-box>
        </draw:frame>
        <draw:frame draw:style-name="gr8" draw:text-style-name="P9" draw:layer="layout" svg:width="0.404cm" svg:height="0.23cm" svg:x="2.2cm" svg:y="22.986cm">
          <draw:text-box>
            <text:p text:style-name="P1"><text:span text:style-name="T10">151 </text:span></text:p>
          </draw:text-box>
        </draw:frame>
        <draw:frame draw:style-name="gr4" draw:text-style-name="P5" draw:layer="layout" svg:width="15.877cm" svg:height="0.395cm" svg:x="2.646cm" svg:y="22.971cm">
          <draw:text-box>
            <text:p text:style-name="P1"><text:span text:style-name="T11">UN Security Council, 3 November 1997, ‘Letter dated 2 November 1997 from the Executive Chairman </text:span></text:p>
          </draw:text-box>
        </draw:frame>
        <draw:frame draw:style-name="gr4" draw:text-style-name="P5" draw:layer="layout" svg:width="15.318cm" svg:height="0.395cm" svg:x="2.2cm" svg:y="23.394cm">
          <draw:text-box>
            <text:p text:style-name="P1"><text:span text:style-name="T11">of the Special Commission established by the Secretary-General pursuant to paragraph 9 (b) (i) of </text:span></text:p>
          </draw:text-box>
        </draw:frame>
        <draw:frame draw:style-name="gr4" draw:text-style-name="P5" draw:layer="layout" svg:width="16.131cm" svg:height="0.395cm" svg:x="2.2cm" svg:y="23.817cm">
          <draw:text-box>
            <text:p text:style-name="P1"><text:span text:style-name="T11">Security Council resolution 687 (1991) addressed to the President of the Security Council’ (S/1997/836).</text:span></text:p>
          </draw:text-box>
        </draw:frame>
        <draw:frame draw:style-name="gr8" draw:text-style-name="P9" draw:layer="layout" svg:width="0.404cm" svg:height="0.23cm" svg:x="2.2cm" svg:y="24.256cm">
          <draw:text-box>
            <text:p text:style-name="P1"><text:span text:style-name="T10">152 </text:span></text:p>
          </draw:text-box>
        </draw:frame>
        <draw:frame draw:style-name="gr4" draw:text-style-name="P5" draw:layer="layout" svg:width="15.877cm" svg:height="0.395cm" svg:x="2.646cm" svg:y="24.241cm">
          <draw:text-box>
            <text:p text:style-name="P1"><text:span text:style-name="T11">UN Security Council, 4 November 1997, ‘Letter dated 4 November 1997 from the Executive Chairman </text:span></text:p>
          </draw:text-box>
        </draw:frame>
        <draw:frame draw:style-name="gr4" draw:text-style-name="P5" draw:layer="layout" svg:width="15.318cm" svg:height="0.395cm" svg:x="2.2cm" svg:y="24.664cm">
          <draw:text-box>
            <text:p text:style-name="P1"><text:span text:style-name="T11">of the Special Commission established by the Secretary-General pursuant to paragraph 9 (b) (i) of </text:span></text:p>
          </draw:text-box>
        </draw:frame>
        <draw:frame draw:style-name="gr4" draw:text-style-name="P5" draw:layer="layout" svg:width="16.228cm" svg:height="0.395cm" svg:x="2.2cm" svg:y="25.087cm">
          <draw:text-box>
            <text:p text:style-name="P1"><text:span text:style-name="T11">Security Council resolution 687 (1991) addressed to the President of the Security Council’ (S/1997/843); </text:span></text:p>
          </draw:text-box>
        </draw:frame>
        <draw:frame draw:style-name="gr4" draw:text-style-name="P5" draw:layer="layout" svg:width="15.974cm" svg:height="0.395cm" svg:x="2.2cm" svg:y="25.511cm">
          <draw:text-box>
            <text:p text:style-name="P1"><text:span text:style-name="T11">UN Security Council, 5 November 1997, ‘Letter dated 5 November from the Executive Chairman of the </text:span></text:p>
          </draw:text-box>
        </draw:frame>
        <draw:frame draw:style-name="gr4" draw:text-style-name="P5" draw:layer="layout" svg:width="15.712cm" svg:height="0.395cm" svg:x="2.2cm" svg:y="25.934cm">
          <draw:text-box>
            <text:p text:style-name="P1"><text:span text:style-name="T11">Special Commission established by the Secretary-General pursuant to paragraph 9 (b) (i) of Security </text:span></text:p>
          </draw:text-box>
        </draw:frame>
        <draw:frame draw:style-name="gr4" draw:text-style-name="P5" draw:layer="layout" svg:width="14.764cm" svg:height="0.395cm" svg:x="2.2cm" svg:y="26.357cm">
          <draw:text-box>
            <text:p text:style-name="P1"><text:span text:style-name="T11">Council resolution 687 (1991) addressed to the President of the Security Council’ (S/1997/851)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153 </text:span></text:p>
          </draw:text-box>
        </draw:frame>
        <draw:frame draw:style-name="gr4" draw:text-style-name="P5" draw:layer="layout" svg:width="10.442cm" svg:height="0.395cm" svg:x="2.635cm" svg:y="26.781cm">
          <draw:text-box>
            <text:p text:style-name="P1"><text:span text:style-name="T11">Annan K. </text:span><text:span text:style-name="T13">Interventions: A Life In War And Peace. </text:span><text:span text:style-name="T11">Allen Lane, 2012.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4</text:span></text:p>
          </draw:text-box>
        </draw:frame>
        <draw:frame draw:style-name="gr1" draw:text-style-name="P2" draw:layer="layout" svg:width="15.809cm" svg:height="0.475cm" svg:x="2.2cm" svg:y="2.525cm">
          <draw:text-box>
            <text:p text:style-name="P1"><text:span text:style-name="T6">388. </text:span><text:span text:style-name="T4"><text:s/>Mr Butler sent a separate letter on 5 November, informing the President of the </text:span></text:p>
          </draw:text-box>
        </draw:frame>
        <draw:frame draw:style-name="gr1" draw:text-style-name="P2" draw:layer="layout" svg:width="16.347cm" svg:height="0.475cm" svg:x="2.2cm" svg:y="3.09cm">
          <draw:text-box>
            <text:p text:style-name="P1"><text:span text:style-name="T4">Security Council that, in response to a request from the UN Secretary-General, he had </text:span></text:p>
          </draw:text-box>
        </draw:frame>
        <draw:frame draw:style-name="gr1" draw:text-style-name="P2" draw:layer="layout" svg:width="16.012cm" svg:height="0.475cm" svg:x="2.2cm" svg:y="3.654cm">
          <draw:text-box>
            <text:p text:style-name="P1"><text:span text:style-name="T4">decided to postpone the U-2 flights on 5 and 7 November while Mr Annan’s Personal </text:span></text:p>
          </draw:text-box>
        </draw:frame>
        <draw:frame draw:style-name="gr1" draw:text-style-name="P2" draw:layer="layout" svg:width="15.077cm" svg:height="0.475cm" svg:x="2.2cm" svg:y="4.218cm">
          <draw:text-box>
            <text:p text:style-name="P1"><text:span text:style-name="T4">Envoys were delivering a message to Iraq; but that the flights would resume the </text:span></text:p>
          </draw:text-box>
        </draw:frame>
        <draw:frame draw:style-name="gr1" draw:text-style-name="P2" draw:layer="layout" svg:width="2.881cm" svg:height="0.475cm" svg:x="2.2cm" svg:y="4.783cm">
          <draw:text-box>
            <text:p text:style-name="P1"><text:span text:style-name="T4">following week.</text:span></text:p>
          </draw:text-box>
        </draw:frame>
        <draw:frame draw:style-name="gr6" draw:text-style-name="P7" draw:layer="layout" svg:width="0.408cm" svg:height="0.276cm" svg:x="5.071cm" svg:y="4.802cm">
          <draw:text-box>
            <text:p text:style-name="P1"><text:span text:style-name="T9">154</text:span></text:p>
          </draw:text-box>
        </draw:frame>
        <draw:frame draw:style-name="gr1" draw:text-style-name="P2" draw:layer="layout" svg:width="15.881cm" svg:height="0.475cm" svg:x="2.2cm" svg:y="5.697cm">
          <draw:text-box>
            <text:p text:style-name="P1"><text:span text:style-name="T6">389. </text:span><text:span text:style-name="T4"><text:s/>On 6 November, Iraq informed the President of the Security Council that it had </text:span></text:p>
          </draw:text-box>
        </draw:frame>
        <draw:frame draw:style-name="gr1" draw:text-style-name="P2" draw:layer="layout" svg:width="15.504cm" svg:height="0.475cm" svg:x="2.2cm" svg:y="6.262cm">
          <draw:text-box>
            <text:p text:style-name="P1"><text:span text:style-name="T4">requested US personnel not to enter a site, but UNSCOM had instructed the team </text:span></text:p>
          </draw:text-box>
        </draw:frame>
        <draw:frame draw:style-name="gr1" draw:text-style-name="P2" draw:layer="layout" svg:width="2.241cm" svg:height="0.475cm" svg:x="2.2cm" svg:y="6.826cm">
          <draw:text-box>
            <text:p text:style-name="P1"><text:span text:style-name="T4">to withdraw.</text:span></text:p>
          </draw:text-box>
        </draw:frame>
        <draw:frame draw:style-name="gr6" draw:text-style-name="P7" draw:layer="layout" svg:width="0.408cm" svg:height="0.276cm" svg:x="4.435cm" svg:y="6.845cm">
          <draw:text-box>
            <text:p text:style-name="P1"><text:span text:style-name="T9">155</text:span></text:p>
          </draw:text-box>
        </draw:frame>
        <draw:frame draw:style-name="gr1" draw:text-style-name="P2" draw:layer="layout" svg:width="12.652cm" svg:height="0.475cm" svg:x="4.847cm" svg:y="6.826cm">
          <draw:text-box>
            <text:p text:style-name="P1"><text:span text:style-name="T4"><text:s/></text:span><text:span text:style-name="T4">The letter added that, as a precaution against the possibility of US </text:span></text:p>
          </draw:text-box>
        </draw:frame>
        <draw:frame draw:style-name="gr1" draw:text-style-name="P2" draw:layer="layout" svg:width="15.483cm" svg:height="0.475cm" svg:x="2.2cm" svg:y="7.391cm">
          <draw:text-box>
            <text:p text:style-name="P1"><text:span text:style-name="T4">attacks, Iraq had moved equipment but the items would be returned for inspection </text:span></text:p>
          </draw:text-box>
        </draw:frame>
        <draw:frame draw:style-name="gr1" draw:text-style-name="P2" draw:layer="layout" svg:width="12.791cm" svg:height="0.475cm" svg:x="2.2cm" svg:y="7.955cm">
          <draw:text-box>
            <text:p text:style-name="P1"><text:span text:style-name="T4">and authentication and it would not be used for proscribed activities.</text:span></text:p>
          </draw:text-box>
        </draw:frame>
        <draw:frame draw:style-name="gr1" draw:text-style-name="P2" draw:layer="layout" svg:width="15.762cm" svg:height="0.475cm" svg:x="2.2cm" svg:y="8.87cm">
          <draw:text-box>
            <text:p text:style-name="P1"><text:span text:style-name="T6">390. </text:span><text:span text:style-name="T4"><text:s/>The letter concluded by stating that Iraq was “honouring our obligations under </text:span></text:p>
          </draw:text-box>
        </draw:frame>
        <draw:frame draw:style-name="gr1" draw:text-style-name="P2" draw:layer="layout" svg:width="7.114cm" svg:height="0.475cm" svg:x="2.2cm" svg:y="9.434cm">
          <draw:text-box>
            <text:p text:style-name="P1"><text:span text:style-name="T4">the monitoring plan” in resolution 715.</text:span></text:p>
          </draw:text-box>
        </draw:frame>
        <draw:frame draw:style-name="gr1" draw:text-style-name="P2" draw:layer="layout" svg:width="16.745cm" svg:height="0.475cm" svg:x="2.2cm" svg:y="10.348cm">
          <draw:text-box>
            <text:p text:style-name="P1"><text:span text:style-name="T6">391. </text:span><text:span text:style-name="T4"><text:s/>On 7 November, Mr Butler reported further incidents on 6 November and also drew </text:span></text:p>
          </draw:text-box>
        </draw:frame>
        <draw:frame draw:style-name="gr1" draw:text-style-name="P2" draw:layer="layout" svg:width="16.432cm" svg:height="0.475cm" svg:x="2.2cm" svg:y="10.913cm">
          <draw:text-box>
            <text:p text:style-name="P1"><text:span text:style-name="T4">attention to a further Iraqi request for cancellations of U-2 flights and to concerns about </text:span></text:p>
          </draw:text-box>
        </draw:frame>
        <draw:frame draw:style-name="gr1" draw:text-style-name="P2" draw:layer="layout" svg:width="14.565cm" svg:height="0.475cm" svg:x="2.2cm" svg:y="11.477cm">
          <draw:text-box>
            <text:p text:style-name="P1"><text:span text:style-name="T4">the visibility or absence of equipment being monitored by UNSCOM cameras.</text:span></text:p>
          </draw:text-box>
        </draw:frame>
        <draw:frame draw:style-name="gr6" draw:text-style-name="P7" draw:layer="layout" svg:width="0.408cm" svg:height="0.276cm" svg:x="16.718cm" svg:y="11.496cm">
          <draw:text-box>
            <text:p text:style-name="P1"><text:span text:style-name="T9">156</text:span></text:p>
          </draw:text-box>
        </draw:frame>
        <draw:frame draw:style-name="gr1" draw:text-style-name="P2" draw:layer="layout" svg:width="15.72cm" svg:height="0.475cm" svg:x="2.2cm" svg:y="12.392cm">
          <draw:text-box>
            <text:p text:style-name="P1"><text:span text:style-name="T6">392. </text:span><text:span text:style-name="T4"><text:s/>On 10 November, Mr Mohammed Said Al-Sahaf, the Iraqi Minister for Foreign </text:span></text:p>
          </draw:text-box>
        </draw:frame>
        <draw:frame draw:style-name="gr1" draw:text-style-name="P2" draw:layer="layout" svg:width="16.08cm" svg:height="0.475cm" svg:x="2.2cm" svg:y="12.956cm">
          <draw:text-box>
            <text:p text:style-name="P1"><text:span text:style-name="T4">Affairs, wrote to Mr Annan reporting that a “United States U-2 spy plane together with </text:span></text:p>
          </draw:text-box>
        </draw:frame>
        <draw:frame draw:style-name="gr1" draw:text-style-name="P2" draw:layer="layout" svg:width="15.475cm" svg:height="0.475cm" svg:x="2.2cm" svg:y="13.521cm">
          <draw:text-box>
            <text:p text:style-name="P1"><text:span text:style-name="T4">several formations of United States warplanes fitted with all kinds of weapons and </text:span></text:p>
          </draw:text-box>
        </draw:frame>
        <draw:frame draw:style-name="gr1" draw:text-style-name="P2" draw:layer="layout" svg:width="15.61cm" svg:height="0.475cm" svg:x="2.2cm" svg:y="14.085cm">
          <draw:text-box>
            <text:p text:style-name="P1"><text:span text:style-name="T4">espionage equipment” had “violated” Iraq’s airspace and sovereignty that morning. </text:span></text:p>
          </draw:text-box>
        </draw:frame>
        <draw:frame draw:style-name="gr1" draw:text-style-name="P2" draw:layer="layout" svg:width="15.746cm" svg:height="0.475cm" svg:x="2.2cm" svg:y="14.65cm">
          <draw:text-box>
            <text:p text:style-name="P1"><text:span text:style-name="T4">As a result it was “no longer to be considered, even nominally or formally, as one of </text:span></text:p>
          </draw:text-box>
        </draw:frame>
        <draw:frame draw:style-name="gr1" draw:text-style-name="P2" draw:layer="layout" svg:width="15.809cm" svg:height="0.475cm" svg:x="2.2cm" svg:y="15.214cm">
          <draw:text-box>
            <text:p text:style-name="P1"><text:span text:style-name="T4">the means used by the United Nations to conduct so-called inspections”. Iraq would </text:span></text:p>
          </draw:text-box>
        </draw:frame>
        <draw:frame draw:style-name="gr1" draw:text-style-name="P2" draw:layer="layout" svg:width="11.991cm" svg:height="0.475cm" svg:x="2.2cm" svg:y="15.778cm">
          <draw:text-box>
            <text:p text:style-name="P1"><text:span text:style-name="T4">act against US aircraft to safeguard its sovereignty and security.</text:span></text:p>
          </draw:text-box>
        </draw:frame>
        <draw:frame draw:style-name="gr6" draw:text-style-name="P7" draw:layer="layout" svg:width="0.408cm" svg:height="0.276cm" svg:x="14.145cm" svg:y="15.797cm">
          <draw:text-box>
            <text:p text:style-name="P1"><text:span text:style-name="T9">157</text:span></text:p>
          </draw:text-box>
        </draw:frame>
        <draw:frame draw:style-name="gr1" draw:text-style-name="P2" draw:layer="layout" svg:width="16.139cm" svg:height="0.475cm" svg:x="2.2cm" svg:y="16.693cm">
          <draw:text-box>
            <text:p text:style-name="P1"><text:span text:style-name="T6">393. </text:span><text:span text:style-name="T4"><text:s/>In a briefing for members of the Council on 10 November, Mr Annan stated that, </text:span></text:p>
          </draw:text-box>
        </draw:frame>
        <draw:frame draw:style-name="gr1" draw:text-style-name="P2" draw:layer="layout" svg:width="15.644cm" svg:height="0.475cm" svg:x="2.2cm" svg:y="17.257cm">
          <draw:text-box>
            <text:p text:style-name="P1"><text:span text:style-name="T4">“</text:span><text:span text:style-name="T4">Had Iraq agreed to return to full compliance”, he would have had “no hesitation” in </text:span></text:p>
          </draw:text-box>
        </draw:frame>
        <draw:frame draw:style-name="gr1" draw:text-style-name="P2" draw:layer="layout" svg:width="10.306cm" svg:height="0.475cm" svg:x="2.2cm" svg:y="17.822cm">
          <draw:text-box>
            <text:p text:style-name="P1"><text:span text:style-name="T4">recommending that Iraq should be “granted a hearing”.</text:span></text:p>
          </draw:text-box>
        </draw:frame>
        <draw:frame draw:style-name="gr6" draw:text-style-name="P7" draw:layer="layout" svg:width="0.408cm" svg:height="0.276cm" svg:x="12.46cm" svg:y="17.841cm">
          <draw:text-box>
            <text:p text:style-name="P1"><text:span text:style-name="T9">158</text:span></text:p>
          </draw:text-box>
        </draw:frame>
        <draw:frame draw:style-name="gr1" draw:text-style-name="P2" draw:layer="layout" svg:width="15.631cm" svg:height="0.475cm" svg:x="2.2cm" svg:y="18.736cm">
          <draw:text-box>
            <text:p text:style-name="P1"><text:span text:style-name="T6">394. </text:span><text:span text:style-name="T4"><text:s/>Despite diplomatic efforts by a number of Member States and Mr Annan, Iraq </text:span></text:p>
          </draw:text-box>
        </draw:frame>
        <draw:frame draw:style-name="gr1" draw:text-style-name="P2" draw:layer="layout" svg:width="8.388cm" svg:height="0.475cm" svg:x="2.2cm" svg:y="19.301cm">
          <draw:text-box>
            <text:p text:style-name="P1"><text:span text:style-name="T4">refused to rescind its decision of 29 October.</text:span></text:p>
          </draw:text-box>
        </draw:frame>
        <draw:frame draw:style-name="gr1" draw:text-style-name="P2" draw:layer="layout" svg:width="14.988cm" svg:height="0.475cm" svg:x="2.2cm" svg:y="20.215cm">
          <draw:text-box>
            <text:p text:style-name="P1"><text:span text:style-name="T6">395. </text:span><text:span text:style-name="T4"><text:s/>Significant differences in position remained within the Council, particularly </text:span></text:p>
          </draw:text-box>
        </draw:frame>
        <draw:line draw:style-name="gr7" draw:text-style-name="P8" draw:layer="layout" svg:x1="2.199cm" svg:y1="22.043cm" svg:x2="7.3cm" svg:y2="22.043cm">
          <text:p/>
        </draw:line>
        <draw:frame draw:style-name="gr1" draw:text-style-name="P2" draw:layer="layout" svg:width="7.309cm" svg:height="0.475cm" svg:x="2.2cm" svg:y="20.78cm">
          <draw:text-box>
            <text:p text:style-name="P1"><text:span text:style-name="T4">in relation to any potential use of force.</text:span></text:p>
          </draw:text-box>
        </draw:frame>
        <draw:frame draw:style-name="gr8" draw:text-style-name="P9" draw:layer="layout" svg:width="0.404cm" svg:height="0.23cm" svg:x="2.2cm" svg:y="22.563cm">
          <draw:text-box>
            <text:p text:style-name="P1"><text:span text:style-name="T10">154 </text:span></text:p>
          </draw:text-box>
        </draw:frame>
        <draw:frame draw:style-name="gr4" draw:text-style-name="P5" draw:layer="layout" svg:width="15.877cm" svg:height="0.395cm" svg:x="2.646cm" svg:y="22.547cm">
          <draw:text-box>
            <text:p text:style-name="P1"><text:span text:style-name="T11">UN Security Council, 5 November 1997, ‘Letter dated 5 November 1997 from the Executive Chairman </text:span></text:p>
          </draw:text-box>
        </draw:frame>
        <draw:frame draw:style-name="gr4" draw:text-style-name="P5" draw:layer="layout" svg:width="15.318cm" svg:height="0.395cm" svg:x="2.2cm" svg:y="22.971cm">
          <draw:text-box>
            <text:p text:style-name="P1"><text:span text:style-name="T11">of the Special Commission established by the Secretary-General pursuant to paragraph 9 (b) (i) of </text:span></text:p>
          </draw:text-box>
        </draw:frame>
        <draw:frame draw:style-name="gr4" draw:text-style-name="P5" draw:layer="layout" svg:width="16.131cm" svg:height="0.395cm" svg:x="2.2cm" svg:y="23.394cm">
          <draw:text-box>
            <text:p text:style-name="P1"><text:span text:style-name="T11">Security Council resolution 687 (1991) addressed to the President of the Security Council’ (S/1997/848).</text:span></text:p>
          </draw:text-box>
        </draw:frame>
        <draw:frame draw:style-name="gr8" draw:text-style-name="P9" draw:layer="layout" svg:width="0.404cm" svg:height="0.23cm" svg:x="2.2cm" svg:y="23.833cm">
          <draw:text-box>
            <text:p text:style-name="P1"><text:span text:style-name="T10">155 </text:span></text:p>
          </draw:text-box>
        </draw:frame>
        <draw:frame draw:style-name="gr4" draw:text-style-name="P5" draw:layer="layout" svg:width="15.758cm" svg:height="0.395cm" svg:x="2.646cm" svg:y="23.817cm">
          <draw:text-box>
            <text:p text:style-name="P1"><text:span text:style-name="T11">UN Security Council, 6 November 1997, ‘Letter dated 6 November 1997 from the Minister for Foreign </text:span></text:p>
          </draw:text-box>
        </draw:frame>
        <draw:frame draw:style-name="gr4" draw:text-style-name="P5" draw:layer="layout" svg:width="12.262cm" svg:height="0.395cm" svg:x="2.2cm" svg:y="24.241cm">
          <draw:text-box>
            <text:p text:style-name="P1"><text:span text:style-name="T11">Affairs of Iraq addressed to the President of the Security Council’ (S/1997/855).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156 </text:span></text:p>
          </draw:text-box>
        </draw:frame>
        <draw:frame draw:style-name="gr4" draw:text-style-name="P5" draw:layer="layout" svg:width="15.877cm" svg:height="0.395cm" svg:x="2.646cm" svg:y="24.664cm">
          <draw:text-box>
            <text:p text:style-name="P1"><text:span text:style-name="T11">UN Security Council, 7 November 1997, ‘Letter dated 7 November 1997 from the Executive Chairman </text:span></text:p>
          </draw:text-box>
        </draw:frame>
        <draw:frame draw:style-name="gr4" draw:text-style-name="P5" draw:layer="layout" svg:width="15.318cm" svg:height="0.395cm" svg:x="2.2cm" svg:y="25.087cm">
          <draw:text-box>
            <text:p text:style-name="P1"><text:span text:style-name="T11">of the Special Commission established by the Secretary-General pursuant to paragraph 9 (b) (i) of </text:span></text:p>
          </draw:text-box>
        </draw:frame>
        <draw:frame draw:style-name="gr4" draw:text-style-name="P5" draw:layer="layout" svg:width="16.131cm" svg:height="0.395cm" svg:x="2.2cm" svg:y="25.511cm">
          <draw:text-box>
            <text:p text:style-name="P1"><text:span text:style-name="T11">Security Council resolution 687 (1991) addressed to the President of the Security Council’ (S/1997/864)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157 </text:span></text:p>
          </draw:text-box>
        </draw:frame>
        <draw:frame draw:style-name="gr4" draw:text-style-name="P5" draw:layer="layout" svg:width="16.148cm" svg:height="0.395cm" svg:x="2.646cm" svg:y="25.934cm">
          <draw:text-box>
            <text:p text:style-name="P1"><text:span text:style-name="T11">UN Security Council, 10 November 1997, ‘Letter dated 10 November 1997 from the Minister for Foreign </text:span></text:p>
          </draw:text-box>
        </draw:frame>
        <draw:frame draw:style-name="gr4" draw:text-style-name="P5" draw:layer="layout" svg:width="10.048cm" svg:height="0.395cm" svg:x="2.2cm" svg:y="26.357cm">
          <draw:text-box>
            <text:p text:style-name="P1"><text:span text:style-name="T11">Affairs of Iraq addressed to the Secretary-General’ (S/1997/867)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158 </text:span></text:p>
          </draw:text-box>
        </draw:frame>
        <draw:frame draw:style-name="gr4" draw:text-style-name="P5" draw:layer="layout" svg:width="12.964cm" svg:height="0.395cm" svg:x="2.646cm" svg:y="26.781cm">
          <draw:text-box>
            <text:p text:style-name="P1"><text:span text:style-name="T11">UN Security Council, ‘3831st Meeting Wednesday 12 November 1997’ (S/PV.3831).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5</text:span></text:p>
          </draw:text-box>
        </draw:frame>
        <draw:frame draw:style-name="gr1" draw:text-style-name="P2" draw:layer="layout" svg:width="5.137cm" svg:height="0.475cm" svg:x="2.2cm" svg:y="2.525cm">
          <draw:text-box>
            <text:p text:style-name="P1"><text:span text:style-name="T1">RESOLUTION 1137 (1997)</text:span></text:p>
          </draw:text-box>
        </draw:frame>
        <draw:frame draw:style-name="gr1" draw:text-style-name="P2" draw:layer="layout" svg:width="15.563cm" svg:height="0.475cm" svg:x="2.2cm" svg:y="3.29cm">
          <draw:text-box>
            <text:p text:style-name="P1"><text:span text:style-name="T6">396. </text:span><text:span text:style-name="T4"><text:s/>On 12 November, the Security Council unanimously adopted resolution 1137 </text:span></text:p>
          </draw:text-box>
        </draw:frame>
        <draw:frame draw:style-name="gr1" draw:text-style-name="P2" draw:layer="layout" svg:width="2.669cm" svg:height="0.475cm" svg:x="2.2cm" svg:y="3.854cm">
          <draw:text-box>
            <text:p text:style-name="P1"><text:span text:style-name="T4">(1997), which:</text:span></text:p>
          </draw:text-box>
        </draw:frame>
        <draw:frame draw:style-name="gr2" draw:text-style-name="P3" draw:layer="layout" svg:width="0.634cm" svg:height="0.712cm" svg:x="2.95cm" svg:y="4.61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8.041cm" svg:height="0.475cm" svg:x="3.7cm" svg:y="4.768cm">
          <draw:text-box>
            <text:p text:style-name="P1"><text:span text:style-name="T4">recalled the Council’s previous resolutions;</text:span></text:p>
          </draw:text-box>
        </draw:frame>
        <draw:frame draw:style-name="gr2" draw:text-style-name="P3" draw:layer="layout" svg:width="0.634cm" svg:height="0.712cm" svg:x="2.95cm" svg:y="5.27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0.162cm" svg:height="0.475cm" svg:x="3.7cm" svg:y="5.433cm">
          <draw:text-box>
            <text:p text:style-name="P1"><text:span text:style-name="T4">stated its “grave concern” about recent developments;</text:span></text:p>
          </draw:text-box>
        </draw:frame>
        <draw:frame draw:style-name="gr2" draw:text-style-name="P3" draw:layer="layout" svg:width="0.634cm" svg:height="0.712cm" svg:x="2.95cm" svg:y="5.94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893cm" svg:height="0.475cm" svg:x="3.7cm" svg:y="6.097cm">
          <draw:text-box>
            <text:p text:style-name="P1"><text:span text:style-name="T4">condemned Iraq’s continued violation of its obligations, “including its </text:span></text:p>
          </draw:text-box>
        </draw:frame>
        <draw:frame draw:style-name="gr1" draw:text-style-name="P2" draw:layer="layout" svg:width="14.438cm" svg:height="0.475cm" svg:x="3.7cm" svg:y="6.662cm">
          <draw:text-box>
            <text:p text:style-name="P1"><text:span text:style-name="T4">unacceptable decision … to seek to impose conditions on co-operation” with </text:span></text:p>
          </draw:text-box>
        </draw:frame>
        <draw:frame draw:style-name="gr1" draw:text-style-name="P2" draw:layer="layout" svg:width="2cm" svg:height="0.475cm" svg:x="3.7cm" svg:y="7.226cm">
          <draw:text-box>
            <text:p text:style-name="P1"><text:span text:style-name="T4">UNSCOM;</text:span></text:p>
          </draw:text-box>
        </draw:frame>
        <draw:frame draw:style-name="gr2" draw:text-style-name="P3" draw:layer="layout" svg:width="0.634cm" svg:height="0.712cm" svg:x="2.95cm" svg:y="7.73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0.213cm" svg:height="0.475cm" svg:x="3.7cm" svg:y="7.891cm">
          <draw:text-box>
            <text:p text:style-name="P1"><text:span text:style-name="T4">demanded Iraq rescind its decision of 29 October; and</text:span></text:p>
          </draw:text-box>
        </draw:frame>
        <draw:frame draw:style-name="gr2" draw:text-style-name="P3" draw:layer="layout" svg:width="0.634cm" svg:height="0.712cm" svg:x="2.95cm" svg:y="8.39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98cm" svg:height="0.475cm" svg:x="3.7cm" svg:y="8.555cm">
          <draw:text-box>
            <text:p text:style-name="P1"><text:span text:style-name="T4">decided to impose a travel ban on designated Iraqi officials, as foreshadowed in </text:span></text:p>
          </draw:text-box>
        </draw:frame>
        <draw:frame draw:style-name="gr1" draw:text-style-name="P2" draw:layer="layout" svg:width="2.995cm" svg:height="0.475cm" svg:x="3.7cm" svg:y="9.12cm">
          <draw:text-box>
            <text:p text:style-name="P1"><text:span text:style-name="T4">resolution 1134.</text:span></text:p>
          </draw:text-box>
        </draw:frame>
        <draw:frame draw:style-name="gr6" draw:text-style-name="P7" draw:layer="layout" svg:width="0.408cm" svg:height="0.276cm" svg:x="6.681cm" svg:y="9.138cm">
          <draw:text-box>
            <text:p text:style-name="P1"><text:span text:style-name="T9">159</text:span></text:p>
          </draw:text-box>
        </draw:frame>
        <draw:frame draw:style-name="gr1" draw:text-style-name="P2" draw:layer="layout" svg:width="16.8cm" svg:height="0.475cm" svg:x="2.2cm" svg:y="10.034cm">
          <draw:text-box>
            <text:p text:style-name="P1"><text:span text:style-name="T6">397. </text:span><text:span text:style-name="T4"><text:s/>The resolution also expressed the Council’s “firm intention to take further measures </text:span></text:p>
          </draw:text-box>
        </draw:frame>
        <draw:frame draw:style-name="gr1" draw:text-style-name="P2" draw:layer="layout" svg:width="11.432cm" svg:height="0.475cm" svg:x="2.2cm" svg:y="10.598cm">
          <draw:text-box>
            <text:p text:style-name="P1"><text:span text:style-name="T4">as may be required for the implementation of this resolution”.</text:span></text:p>
          </draw:text-box>
        </draw:frame>
        <draw:frame draw:style-name="gr1" draw:text-style-name="P2" draw:layer="layout" svg:width="16.478cm" svg:height="0.475cm" svg:x="2.2cm" svg:y="11.513cm">
          <draw:text-box>
            <text:p text:style-name="P1"><text:span text:style-name="T6">398. </text:span><text:span text:style-name="T4"><text:s/>In statements to the Council before and after the vote, all members of the Council </text:span></text:p>
          </draw:text-box>
        </draw:frame>
        <draw:frame draw:style-name="gr1" draw:text-style-name="P2" draw:layer="layout" svg:width="16.664cm" svg:height="0.475cm" svg:x="2.2cm" svg:y="12.077cm">
          <draw:text-box>
            <text:p text:style-name="P1"><text:span text:style-name="T4">supported united action and targeted sanctions in response to Iraq’s defiance of the UN, </text:span></text:p>
          </draw:text-box>
        </draw:frame>
        <draw:frame draw:style-name="gr1" draw:text-style-name="P2" draw:layer="layout" svg:width="8.829cm" svg:height="0.475cm" svg:x="2.2cm" svg:y="12.642cm">
          <draw:text-box>
            <text:p text:style-name="P1"><text:span text:style-name="T4">but significant differences in position remained.</text:span></text:p>
          </draw:text-box>
        </draw:frame>
        <draw:frame draw:style-name="gr1" draw:text-style-name="P2" draw:layer="layout" svg:width="16.152cm" svg:height="0.475cm" svg:x="2.2cm" svg:y="13.556cm">
          <draw:text-box>
            <text:p text:style-name="P1"><text:span text:style-name="T6">399. </text:span><text:span text:style-name="T4"><text:s/>Mr Elaraby drew attention to the impact of sanctions on the Iraqi people and the </text:span></text:p>
          </draw:text-box>
        </draw:frame>
        <draw:frame draw:style-name="gr1" draw:text-style-name="P2" draw:layer="layout" svg:width="7.004cm" svg:height="0.475cm" svg:x="2.2cm" svg:y="14.121cm">
          <draw:text-box>
            <text:p text:style-name="P1"><text:span text:style-name="T4">lack of hope that they would be lifted.</text:span></text:p>
          </draw:text-box>
        </draw:frame>
        <draw:frame draw:style-name="gr6" draw:text-style-name="P7" draw:layer="layout" svg:width="0.408cm" svg:height="0.276cm" svg:x="9.166cm" svg:y="14.139cm">
          <draw:text-box>
            <text:p text:style-name="P1"><text:span text:style-name="T9">160</text:span></text:p>
          </draw:text-box>
        </draw:frame>
        <draw:frame draw:style-name="gr1" draw:text-style-name="P2" draw:layer="layout" svg:width="8.812cm" svg:height="0.475cm" svg:x="9.578cm" svg:y="14.121cm">
          <draw:text-box>
            <text:p text:style-name="P1"><text:span text:style-name="T4"><text:s/></text:span><text:span text:style-name="T4">Iraq’s co-operation had “not been ideal”, but it </text:span></text:p>
          </draw:text-box>
        </draw:frame>
        <draw:frame draw:style-name="gr1" draw:text-style-name="P2" draw:layer="layout" svg:width="16.161cm" svg:height="0.475cm" svg:x="2.2cm" svg:y="14.685cm">
          <draw:text-box>
            <text:p text:style-name="P1"><text:span text:style-name="T4">had gone a long way. Iraq’s defiance and failure to respond to attempts to persuade it </text:span></text:p>
          </draw:text-box>
        </draw:frame>
        <draw:frame draw:style-name="gr1" draw:text-style-name="P2" draw:layer="layout" svg:width="16cm" svg:height="0.475cm" svg:x="2.2cm" svg:y="15.25cm">
          <draw:text-box>
            <text:p text:style-name="P1"><text:span text:style-name="T4">to change its position were unwise because it meant “squandering the achievements </text:span></text:p>
          </draw:text-box>
        </draw:frame>
        <draw:frame draw:style-name="gr1" draw:text-style-name="P2" draw:layer="layout" svg:width="14.789cm" svg:height="0.475cm" svg:x="2.2cm" svg:y="15.814cm">
          <draw:text-box>
            <text:p text:style-name="P1"><text:span text:style-name="T4">made on Iraq’s long road of co-operation with the Special Commission”. There </text:span></text:p>
          </draw:text-box>
        </draw:frame>
        <draw:frame draw:style-name="gr1" draw:text-style-name="P2" draw:layer="layout" svg:width="15.627cm" svg:height="0.475cm" svg:x="2.2cm" svg:y="16.378cm">
          <draw:text-box>
            <text:p text:style-name="P1"><text:span text:style-name="T4">were lessons from the crisis, including that the Council should “review” UNSCOM’s </text:span></text:p>
          </draw:text-box>
        </draw:frame>
        <draw:frame draw:style-name="gr1" draw:text-style-name="P2" draw:layer="layout" svg:width="15.492cm" svg:height="0.475cm" svg:x="2.2cm" svg:y="16.943cm">
          <draw:text-box>
            <text:p text:style-name="P1"><text:span text:style-name="T4">methods. Iraq should not be pushed “into believing that it has nothing to gain from </text:span></text:p>
          </draw:text-box>
        </draw:frame>
        <draw:frame draw:style-name="gr1" draw:text-style-name="P2" draw:layer="layout" svg:width="15.97cm" svg:height="0.475cm" svg:x="2.2cm" svg:y="17.507cm">
          <draw:text-box>
            <text:p text:style-name="P1"><text:span text:style-name="T4">its continued co-operation with the Commission and nothing to lose from a cessation </text:span></text:p>
          </draw:text-box>
        </draw:frame>
        <draw:frame draw:style-name="gr1" draw:text-style-name="P2" draw:layer="layout" svg:width="3.926cm" svg:height="0.475cm" svg:x="2.2cm" svg:y="18.072cm">
          <draw:text-box>
            <text:p text:style-name="P1"><text:span text:style-name="T4">of that co-operation”.</text:span></text:p>
          </draw:text-box>
        </draw:frame>
        <draw:frame draw:style-name="gr1" draw:text-style-name="P2" draw:layer="layout" svg:width="16.029cm" svg:height="0.475cm" svg:x="2.2cm" svg:y="18.986cm">
          <draw:text-box>
            <text:p text:style-name="P1"><text:span text:style-name="T6">400. </text:span><text:span text:style-name="T4"><text:s/>Mr Njuguna Mahugu, Kenyan Permanent Representative to the UN, stated that </text:span></text:p>
          </draw:text-box>
        </draw:frame>
        <draw:frame draw:style-name="gr1" draw:text-style-name="P2" draw:layer="layout" svg:width="13.612cm" svg:height="0.475cm" svg:x="2.2cm" svg:y="19.551cm">
          <draw:text-box>
            <text:p text:style-name="P1"><text:span text:style-name="T4">the current level of tension “must not be allowed to escalate any further”.</text:span></text:p>
          </draw:text-box>
        </draw:frame>
        <draw:frame draw:style-name="gr1" draw:text-style-name="P2" draw:layer="layout" svg:width="15.623cm" svg:height="0.475cm" svg:x="2.2cm" svg:y="20.465cm">
          <draw:text-box>
            <text:p text:style-name="P1"><text:span text:style-name="T6">401. </text:span><text:span text:style-name="T4"><text:s/>Mr Dejammet stated that he had believed reason would prevail and regretted </text:span></text:p>
          </draw:text-box>
        </draw:frame>
        <draw:frame draw:style-name="gr1" draw:text-style-name="P2" draw:layer="layout" svg:width="16.093cm" svg:height="0.475cm" svg:x="2.2cm" svg:y="21.03cm">
          <draw:text-box>
            <text:p text:style-name="P1"><text:span text:style-name="T4">Iraq’s refusal to rescind its decision. A “strong and unanimous reaction” was required, </text:span></text:p>
          </draw:text-box>
        </draw:frame>
        <draw:frame draw:style-name="gr1" draw:text-style-name="P2" draw:layer="layout" svg:width="15.83cm" svg:height="0.475cm" svg:x="2.2cm" svg:y="21.594cm">
          <draw:text-box>
            <text:p text:style-name="P1"><text:span text:style-name="T4">but it had to be “balanced and commensurate with the realities of the situation”. The </text:span></text:p>
          </draw:text-box>
        </draw:frame>
        <draw:frame draw:style-name="gr1" draw:text-style-name="P2" draw:layer="layout" svg:width="16.381cm" svg:height="0.475cm" svg:x="2.2cm" svg:y="22.158cm">
          <draw:text-box>
            <text:p text:style-name="P1"><text:span text:style-name="T4">“</text:span><text:span text:style-name="T4">search for a peaceful solution” would not be hampered by the travel bans, and France </text:span></text:p>
          </draw:text-box>
        </draw:frame>
        <draw:frame draw:style-name="gr1" draw:text-style-name="P2" draw:layer="layout" svg:width="16.19cm" svg:height="0.475cm" svg:x="2.2cm" svg:y="22.723cm">
          <draw:text-box>
            <text:p text:style-name="P1"><text:span text:style-name="T4">continued “to advocate strongly that any action” should be “considered and led strictly </text:span></text:p>
          </draw:text-box>
        </draw:frame>
        <draw:frame draw:style-name="gr1" draw:text-style-name="P2" draw:layer="layout" svg:width="15.107cm" svg:height="0.475cm" svg:x="2.2cm" svg:y="23.287cm">
          <draw:text-box>
            <text:p text:style-name="P1"><text:span text:style-name="T4">within the framework of the Security Council”. The resolution did not “encourage </text:span></text:p>
          </draw:text-box>
        </draw:frame>
        <draw:frame draw:style-name="gr1" draw:text-style-name="P2" draw:layer="layout" svg:width="15.242cm" svg:height="0.475cm" svg:x="2.2cm" svg:y="23.852cm">
          <draw:text-box>
            <text:p text:style-name="P1"><text:span text:style-name="T4">or justify any escalation”. The Council should “persevere” in an “active search for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4.108cm" svg:height="0.475cm" svg:x="2.2cm" svg:y="24.416cm">
          <draw:text-box>
            <text:p text:style-name="P1"><text:span text:style-name="T4">a diplomatic solution”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159 </text:span></text:p>
          </draw:text-box>
        </draw:frame>
        <draw:frame draw:style-name="gr4" draw:text-style-name="P5" draw:layer="layout" svg:width="6.822cm" svg:height="0.395cm" svg:x="2.646cm" svg:y="26.357cm">
          <draw:text-box>
            <text:p text:style-name="P1"><text:span text:style-name="T11">UN Security Council resolution 1137 (1997)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160 </text:span></text:p>
          </draw:text-box>
        </draw:frame>
        <draw:frame draw:style-name="gr4" draw:text-style-name="P5" draw:layer="layout" svg:width="12.964cm" svg:height="0.395cm" svg:x="2.646cm" svg:y="26.781cm">
          <draw:text-box>
            <text:p text:style-name="P1"><text:span text:style-name="T11">UN Security Council, ‘3831st Meeting Wednesday 12 November 1997’ (S/PV.3831).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6</text:span></text:p>
          </draw:text-box>
        </draw:frame>
        <draw:frame draw:style-name="gr1" draw:text-style-name="P2" draw:layer="layout" svg:width="14.721cm" svg:height="0.475cm" svg:x="2.2cm" svg:y="2.525cm">
          <draw:text-box>
            <text:p text:style-name="P1"><text:span text:style-name="T6">402. </text:span><text:span text:style-name="T4"><text:s/>Mr Dejammet added that the “basic goal” was continuing the work of the </text:span></text:p>
          </draw:text-box>
        </draw:frame>
        <draw:frame draw:style-name="gr1" draw:text-style-name="P2" draw:layer="layout" svg:width="2.449cm" svg:height="0.475cm" svg:x="2.2cm" svg:y="3.09cm">
          <draw:text-box>
            <text:p text:style-name="P1"><text:span text:style-name="T4">Commission:</text:span></text:p>
          </draw:text-box>
        </draw:frame>
        <draw:frame draw:style-name="gr1" draw:text-style-name="P2" draw:layer="layout" svg:width="15.34cm" svg:height="0.475cm" svg:x="2.95cm" svg:y="4.004cm">
          <draw:text-box>
            <text:p text:style-name="P1"><text:span text:style-name="T4">“</text:span><text:span text:style-name="T4">Nothing would be worse than to call into question the main strength of resolution </text:span></text:p>
          </draw:text-box>
        </draw:frame>
        <draw:frame draw:style-name="gr1" draw:text-style-name="P2" draw:layer="layout" svg:width="16.034cm" svg:height="0.475cm" svg:x="2.95cm" svg:y="4.568cm">
          <draw:text-box>
            <text:p text:style-name="P1"><text:span text:style-name="T4">687 (1991) and United Nations relations with Iraq. The system of ongoing verification </text:span></text:p>
          </draw:text-box>
        </draw:frame>
        <draw:frame draw:style-name="gr1" draw:text-style-name="P2" draw:layer="layout" svg:width="14.188cm" svg:height="0.475cm" svg:x="2.95cm" svg:y="5.133cm">
          <draw:text-box>
            <text:p text:style-name="P1"><text:span text:style-name="T4">and monitoring cannot be suspended; the security of the region is at stake.”</text:span></text:p>
          </draw:text-box>
        </draw:frame>
        <draw:frame draw:style-name="gr1" draw:text-style-name="P2" draw:layer="layout" svg:width="16.165cm" svg:height="0.475cm" svg:x="2.2cm" svg:y="6.047cm">
          <draw:text-box>
            <text:p text:style-name="P1"><text:span text:style-name="T6">403. </text:span><text:span text:style-name="T4"><text:s/>Mr Dejammet said that unanimity of the Council in a crisis was a “very important </text:span></text:p>
          </draw:text-box>
        </draw:frame>
        <draw:frame draw:style-name="gr1" draw:text-style-name="P2" draw:layer="layout" svg:width="16.609cm" svg:height="0.475cm" svg:x="2.2cm" svg:y="6.612cm">
          <draw:text-box>
            <text:p text:style-name="P1"><text:span text:style-name="T4">condition” for France. If Iraq heeded the message from the Council it would “be possible </text:span></text:p>
          </draw:text-box>
        </draw:frame>
        <draw:frame draw:style-name="gr1" draw:text-style-name="P2" draw:layer="layout" svg:width="16.719cm" svg:height="0.475cm" svg:x="2.2cm" svg:y="7.176cm">
          <draw:text-box>
            <text:p text:style-name="P1"><text:span text:style-name="T4">to discuss their concerns regarding the working methods of the Special Commission and </text:span></text:p>
          </draw:text-box>
        </draw:frame>
        <draw:frame draw:style-name="gr1" draw:text-style-name="P2" draw:layer="layout" svg:width="16.279cm" svg:height="0.475cm" svg:x="2.2cm" svg:y="7.741cm">
          <draw:text-box>
            <text:p text:style-name="P1"><text:span text:style-name="T4">the manner in which it discharges its responsibilities”. There could also be discussions </text:span></text:p>
          </draw:text-box>
        </draw:frame>
        <draw:frame draw:style-name="gr1" draw:text-style-name="P2" draw:layer="layout" svg:width="15.665cm" svg:height="0.475cm" svg:x="2.2cm" svg:y="8.305cm">
          <draw:text-box>
            <text:p text:style-name="P1"><text:span text:style-name="T4">to “explore prospects for resolving the crisis and to take into account the significant </text:span></text:p>
          </draw:text-box>
        </draw:frame>
        <draw:frame draw:style-name="gr1" draw:text-style-name="P2" draw:layer="layout" svg:width="15.661cm" svg:height="0.475cm" svg:x="2.2cm" svg:y="8.87cm">
          <draw:text-box>
            <text:p text:style-name="P1"><text:span text:style-name="T4">progress … on the substance, notably on the nuclear and ballistic areas”. The Iraqi </text:span></text:p>
          </draw:text-box>
        </draw:frame>
        <draw:frame draw:style-name="gr1" draw:text-style-name="P2" draw:layer="layout" svg:width="15.564cm" svg:height="0.475cm" svg:x="2.2cm" svg:y="9.434cm">
          <draw:text-box>
            <text:p text:style-name="P1"><text:span text:style-name="T4">population had paid an “exorbitant price”, which could not “go on rising indefinitely, </text:span></text:p>
          </draw:text-box>
        </draw:frame>
        <draw:frame draw:style-name="gr1" draw:text-style-name="P2" draw:layer="layout" svg:width="5.353cm" svg:height="0.475cm" svg:x="2.2cm" svg:y="9.998cm">
          <draw:text-box>
            <text:p text:style-name="P1"><text:span text:style-name="T4">amidst general indifference”.</text:span></text:p>
          </draw:text-box>
        </draw:frame>
        <draw:frame draw:style-name="gr1" draw:text-style-name="P2" draw:layer="layout" svg:width="15.978cm" svg:height="0.475cm" svg:x="2.2cm" svg:y="10.913cm">
          <draw:text-box>
            <text:p text:style-name="P1"><text:span text:style-name="T6">404. </text:span><text:span text:style-name="T4"><text:s/>Ambassador Richardson stated that the “unambiguous message to the leaders </text:span></text:p>
          </draw:text-box>
        </draw:frame>
        <draw:frame draw:style-name="gr1" draw:text-style-name="P2" draw:layer="layout" svg:width="15.754cm" svg:height="0.475cm" svg:x="2.2cm" svg:y="11.477cm">
          <draw:text-box>
            <text:p text:style-name="P1"><text:span text:style-name="T4">of Iraq” was that the Security Council was “united in its determination that Iraq must </text:span></text:p>
          </draw:text-box>
        </draw:frame>
        <draw:frame draw:style-name="gr1" draw:text-style-name="P2" draw:layer="layout" svg:width="16.377cm" svg:height="0.475cm" svg:x="2.2cm" svg:y="12.042cm">
          <draw:text-box>
            <text:p text:style-name="P1"><text:span text:style-name="T4">comply with the resolutions of the Council”; and that there would be “consequences for </text:span></text:p>
          </draw:text-box>
        </draw:frame>
        <draw:frame draw:style-name="gr1" draw:text-style-name="P2" draw:layer="layout" svg:width="16.461cm" svg:height="0.475cm" svg:x="2.2cm" svg:y="12.606cm">
          <draw:text-box>
            <text:p text:style-name="P1"><text:span text:style-name="T4">Iraq if it fails to do so”. Mr Aziz had been in New York lobbying for sanctions to be lifted, </text:span></text:p>
          </draw:text-box>
        </draw:frame>
        <draw:frame draw:style-name="gr1" draw:text-style-name="P2" draw:layer="layout" svg:width="16.317cm" svg:height="0.475cm" svg:x="2.2cm" svg:y="13.171cm">
          <draw:text-box>
            <text:p text:style-name="P1"><text:span text:style-name="T4">but Iraq did not “seem to understand that its objective can only be reached through full </text:span></text:p>
          </draw:text-box>
        </draw:frame>
        <draw:frame draw:style-name="gr1" draw:text-style-name="P2" draw:layer="layout" svg:width="2.407cm" svg:height="0.475cm" svg:x="2.2cm" svg:y="13.735cm">
          <draw:text-box>
            <text:p text:style-name="P1"><text:span text:style-name="T4">compliance”.</text:span></text:p>
          </draw:text-box>
        </draw:frame>
        <draw:frame draw:style-name="gr1" draw:text-style-name="P2" draw:layer="layout" svg:width="16.042cm" svg:height="0.475cm" svg:x="2.2cm" svg:y="14.65cm">
          <draw:text-box>
            <text:p text:style-name="P1"><text:span text:style-name="T6">405. </text:span><text:span text:style-name="T4"><text:s/>Ambassador Richardson added that Iraq had, for years, been “trying every trick </text:span></text:p>
          </draw:text-box>
        </draw:frame>
        <draw:frame draw:style-name="gr1" draw:text-style-name="P2" draw:layer="layout" svg:width="15.674cm" svg:height="0.475cm" svg:x="2.2cm" svg:y="15.214cm">
          <draw:text-box>
            <text:p text:style-name="P1"><text:span text:style-name="T4">to deceive” UNSCOM. Its actions were “gross violations” of its obligations. Iraq had:</text:span></text:p>
          </draw:text-box>
        </draw:frame>
        <draw:frame draw:style-name="gr1" draw:text-style-name="P2" draw:layer="layout" svg:width="14.777cm" svg:height="0.475cm" svg:x="2.95cm" svg:y="16.128cm">
          <draw:text-box>
            <text:p text:style-name="P1"><text:span text:style-name="T4">“… </text:span><text:span text:style-name="T4">failed in other areas mandated by the Council and it has given no sign that </text:span></text:p>
          </draw:text-box>
        </draw:frame>
        <draw:frame draw:style-name="gr1" draw:text-style-name="P2" draw:layer="layout" svg:width="15.056cm" svg:height="0.475cm" svg:x="2.95cm" svg:y="16.693cm">
          <draw:text-box>
            <text:p text:style-name="P1"><text:span text:style-name="T4">it will cease activities and policies intended to threaten its neighbours. Indeed, it </text:span></text:p>
          </draw:text-box>
        </draw:frame>
        <draw:frame draw:style-name="gr1" draw:text-style-name="P2" draw:layer="layout" svg:width="15.111cm" svg:height="0.475cm" svg:x="2.95cm" svg:y="17.257cm">
          <draw:text-box>
            <text:p text:style-name="P1"><text:span text:style-name="T4">gives every indication that it intends to continue to develop a dangerous arsenal </text:span></text:p>
          </draw:text-box>
        </draw:frame>
        <draw:frame draw:style-name="gr1" draw:text-style-name="P2" draw:layer="layout" svg:width="12.02cm" svg:height="0.475cm" svg:x="2.95cm" svg:y="17.822cm">
          <draw:text-box>
            <text:p text:style-name="P1"><text:span text:style-name="T4">of weapons of mass destruction. Which is what this is all about.”</text:span></text:p>
          </draw:text-box>
        </draw:frame>
        <draw:frame draw:style-name="gr1" draw:text-style-name="P2" draw:layer="layout" svg:width="16.66cm" svg:height="0.475cm" svg:x="2.2cm" svg:y="18.736cm">
          <draw:text-box>
            <text:p text:style-name="P1"><text:span text:style-name="T6">406. </text:span><text:span text:style-name="T4"><text:s/>Ambassador Richardson said that the US felt “compassion for the Iraqi people and </text:span></text:p>
          </draw:text-box>
        </draw:frame>
        <draw:frame draw:style-name="gr1" draw:text-style-name="P2" draw:layer="layout" svg:width="16.783cm" svg:height="0.475cm" svg:x="2.2cm" svg:y="19.301cm">
          <draw:text-box>
            <text:p text:style-name="P1"><text:span text:style-name="T4">empathy for their plight”, and looked forward to sanctions being lifted, but Iraq had first to </text:span></text:p>
          </draw:text-box>
        </draw:frame>
        <draw:frame draw:style-name="gr1" draw:text-style-name="P2" draw:layer="layout" svg:width="12.131cm" svg:height="0.475cm" svg:x="2.2cm" svg:y="19.865cm">
          <draw:text-box>
            <text:p text:style-name="P1"><text:span text:style-name="T4">“</text:span><text:span text:style-name="T4">comply fully and unconditionally with … relevant … resolutions”.</text:span></text:p>
          </draw:text-box>
        </draw:frame>
        <draw:frame draw:style-name="gr1" draw:text-style-name="P2" draw:layer="layout" svg:width="16.177cm" svg:height="0.475cm" svg:x="2.2cm" svg:y="20.78cm">
          <draw:text-box>
            <text:p text:style-name="P1"><text:span text:style-name="T6">407. </text:span><text:span text:style-name="T4"><text:s/>Referring to a statement by Mr Robin Cook (the Foreign Secretary), Mr Stephen </text:span></text:p>
          </draw:text-box>
        </draw:frame>
        <draw:frame draw:style-name="gr1" draw:text-style-name="P2" draw:layer="layout" svg:width="16.051cm" svg:height="0.475cm" svg:x="2.2cm" svg:y="21.344cm">
          <draw:text-box>
            <text:p text:style-name="P1"><text:span text:style-name="T4">Gomersall (UK Deputy Permanent Representative to the UN in New York) stated that </text:span></text:p>
          </draw:text-box>
        </draw:frame>
        <draw:frame draw:style-name="gr1" draw:text-style-name="P2" draw:layer="layout" svg:width="16.216cm" svg:height="0.475cm" svg:x="2.2cm" svg:y="21.908cm">
          <draw:text-box>
            <text:p text:style-name="P1"><text:span text:style-name="T4">the UN had responded “swiftly, strongly and unanimously” to “provocation”. If Saddam </text:span></text:p>
          </draw:text-box>
        </draw:frame>
        <draw:frame draw:style-name="gr1" draw:text-style-name="P2" draw:layer="layout" svg:width="16.148cm" svg:height="0.475cm" svg:x="2.2cm" svg:y="22.473cm">
          <draw:text-box>
            <text:p text:style-name="P1"><text:span text:style-name="T4">Hussein returned to his senses and let UNSCOM resume its work, and then complied </text:span></text:p>
          </draw:text-box>
        </draw:frame>
        <draw:frame draw:style-name="gr1" draw:text-style-name="P2" draw:layer="layout" svg:width="16.233cm" svg:height="0.475cm" svg:x="2.2cm" svg:y="23.037cm">
          <draw:text-box>
            <text:p text:style-name="P1"><text:span text:style-name="T4">with all relevant resolutions, the process for lifting sanctions could be started. But if he </text:span></text:p>
          </draw:text-box>
        </draw:frame>
        <draw:frame draw:style-name="gr1" draw:text-style-name="P2" draw:layer="layout" svg:width="13.396cm" svg:height="0.475cm" svg:x="2.2cm" svg:y="23.602cm">
          <draw:text-box>
            <text:p text:style-name="P1"><text:span text:style-name="T4">continued to defy the will of the UN, “further measures” would be taken.</text:span></text:p>
          </draw:text-box>
        </draw:frame>
        <draw:frame draw:style-name="gr1" draw:text-style-name="P2" draw:layer="layout" svg:width="15.339cm" svg:height="0.475cm" svg:x="2.2cm" svg:y="24.516cm">
          <draw:text-box>
            <text:p text:style-name="P1"><text:span text:style-name="T6">408. </text:span><text:span text:style-name="T4"><text:s/>The Council was facing “the most serious challenge” from Saddam Hussein </text:span></text:p>
          </draw:text-box>
        </draw:frame>
        <draw:frame draw:style-name="gr1" draw:text-style-name="P2" draw:layer="layout" svg:width="16.152cm" svg:height="0.475cm" svg:x="2.2cm" svg:y="25.081cm">
          <draw:text-box>
            <text:p text:style-name="P1"><text:span text:style-name="T4">since the end of the Gulf Conflict. The successful completion of UNSCOM’s work was </text:span></text:p>
          </draw:text-box>
        </draw:frame>
        <draw:frame draw:style-name="gr1" draw:text-style-name="P2" draw:layer="layout" svg:width="16.186cm" svg:height="0.475cm" svg:x="2.2cm" svg:y="25.645cm">
          <draw:text-box>
            <text:p text:style-name="P1"><text:span text:style-name="T4">“</text:span><text:span text:style-name="T4">essential for maintaining regional and international peace and security”, and its latest 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7</text:span></text:p>
          </draw:text-box>
        </draw:frame>
        <draw:frame draw:style-name="gr1" draw:text-style-name="P2" draw:layer="layout" svg:width="15.119cm" svg:height="0.475cm" svg:x="2.2cm" svg:y="2.525cm">
          <draw:text-box>
            <text:p text:style-name="P1"><text:span text:style-name="T4">report made clear that there was much to be done, “especially” on chemical and </text:span></text:p>
          </draw:text-box>
        </draw:frame>
        <draw:frame draw:style-name="gr1" draw:text-style-name="P2" draw:layer="layout" svg:width="3.71cm" svg:height="0.475cm" svg:x="2.2cm" svg:y="3.09cm">
          <draw:text-box>
            <text:p text:style-name="P1"><text:span text:style-name="T4">biological weapons.</text:span></text:p>
          </draw:text-box>
        </draw:frame>
        <draw:frame draw:style-name="gr1" draw:text-style-name="P2" draw:layer="layout" svg:width="16.355cm" svg:height="0.475cm" svg:x="2.2cm" svg:y="4.004cm">
          <draw:text-box>
            <text:p text:style-name="P1"><text:span text:style-name="T6">409. </text:span><text:span text:style-name="T4"><text:s/>There had been a lot of “special pleading from Iraq on the damage caused by six </text:span></text:p>
          </draw:text-box>
        </draw:frame>
        <draw:frame draw:style-name="gr1" draw:text-style-name="P2" draw:layer="layout" svg:width="7.588cm" svg:height="0.475cm" svg:x="2.2cm" svg:y="4.568cm">
          <draw:text-box>
            <text:p text:style-name="P1"><text:span text:style-name="T4">and a half years of sanctions” but it was:</text:span></text:p>
          </draw:text-box>
        </draw:frame>
        <draw:frame draw:style-name="gr1" draw:text-style-name="P2" draw:layer="layout" svg:width="15.386cm" svg:height="0.475cm" svg:x="2.95cm" svg:y="5.483cm">
          <draw:text-box>
            <text:p text:style-name="P1"><text:span text:style-name="T4">“… </text:span><text:span text:style-name="T4">clear that the humanitarian interests of the Iraqi people and their welfare have </text:span></text:p>
          </draw:text-box>
        </draw:frame>
        <draw:frame draw:style-name="gr1" draw:text-style-name="P2" draw:layer="layout" svg:width="15.255cm" svg:height="0.475cm" svg:x="2.95cm" svg:y="6.047cm">
          <draw:text-box>
            <text:p text:style-name="P1"><text:span text:style-name="T4">been subordinated to the misguided policies of the leadership and that it is these </text:span></text:p>
          </draw:text-box>
        </draw:frame>
        <draw:frame draw:style-name="gr1" draw:text-style-name="P2" draw:layer="layout" svg:width="8.431cm" svg:height="0.475cm" svg:x="2.95cm" svg:y="6.612cm">
          <draw:text-box>
            <text:p text:style-name="P1"><text:span text:style-name="T4">policies which are the fundamental problem.”</text:span></text:p>
          </draw:text-box>
        </draw:frame>
        <draw:frame draw:style-name="gr1" draw:text-style-name="P2" draw:layer="layout" svg:width="14.619cm" svg:height="0.475cm" svg:x="2.2cm" svg:y="7.526cm">
          <draw:text-box>
            <text:p text:style-name="P1"><text:span text:style-name="T6">410. </text:span><text:span text:style-name="T4"><text:s/>Mr Lavrov stated that Russia had been “working intensively” with others </text:span></text:p>
          </draw:text-box>
        </draw:frame>
        <draw:frame draw:style-name="gr1" draw:text-style-name="P2" draw:layer="layout" svg:width="14.886cm" svg:height="0.475cm" svg:x="2.2cm" svg:y="8.091cm">
          <draw:text-box>
            <text:p text:style-name="P1"><text:span text:style-name="T4">to “de-escalate the situation”, but had failed to achieve the desired results. The </text:span></text:p>
          </draw:text-box>
        </draw:frame>
        <draw:frame draw:style-name="gr1" draw:text-style-name="P2" draw:layer="layout" svg:width="15.06cm" svg:height="0.475cm" svg:x="2.2cm" svg:y="8.655cm">
          <draw:text-box>
            <text:p text:style-name="P1"><text:span text:style-name="T4">Security Council had “no other way out than to adopt concrete measures on the </text:span></text:p>
          </draw:text-box>
        </draw:frame>
        <draw:frame draw:style-name="gr1" draw:text-style-name="P2" draw:layer="layout" svg:width="12.842cm" svg:height="0.475cm" svg:x="2.2cm" svg:y="9.22cm">
          <draw:text-box>
            <text:p text:style-name="P1"><text:span text:style-name="T4">basis of the consensus … established in June … in resolution 1115”.</text:span></text:p>
          </draw:text-box>
        </draw:frame>
        <draw:frame draw:style-name="gr1" draw:text-style-name="P2" draw:layer="layout" svg:width="12.965cm" svg:height="0.475cm" svg:x="2.2cm" svg:y="10.134cm">
          <draw:text-box>
            <text:p text:style-name="P1"><text:span text:style-name="T6">411. </text:span><text:span text:style-name="T4"><text:s/>But Russia was “convinced” that any “complications” should be:</text:span></text:p>
          </draw:text-box>
        </draw:frame>
        <draw:frame draw:style-name="gr1" draw:text-style-name="P2" draw:layer="layout" svg:width="15.408cm" svg:height="0.475cm" svg:x="2.95cm" svg:y="11.048cm">
          <draw:text-box>
            <text:p text:style-name="P1"><text:span text:style-name="T4">“… </text:span><text:span text:style-name="T4">resolved exclusively by political means and strictly within the framework of the </text:span></text:p>
          </draw:text-box>
        </draw:frame>
        <draw:frame draw:style-name="gr1" draw:text-style-name="P2" draw:layer="layout" svg:width="14.831cm" svg:height="0.475cm" svg:x="2.95cm" svg:y="11.613cm">
          <draw:text-box>
            <text:p text:style-name="P1"><text:span text:style-name="T4">relevant resolutions of the Security Council. Any other approaches, particularly </text:span></text:p>
          </draw:text-box>
        </draw:frame>
        <draw:frame draw:style-name="gr1" draw:text-style-name="P2" draw:layer="layout" svg:width="13.968cm" svg:height="0.475cm" svg:x="2.95cm" svg:y="12.177cm">
          <draw:text-box>
            <text:p text:style-name="P1"><text:span text:style-name="T4">actions involving force or the threat of the use of force, could nullify all our </text:span></text:p>
          </draw:text-box>
        </draw:frame>
        <draw:frame draw:style-name="gr1" draw:text-style-name="P2" draw:layer="layout" svg:width="15.945cm" svg:height="0.475cm" svg:x="2.95cm" svg:y="12.742cm">
          <draw:text-box>
            <text:p text:style-name="P1"><text:span text:style-name="T4">achievements so far in reaching a post-crisis settlement in the Persian Gulf and take </text:span></text:p>
          </draw:text-box>
        </draw:frame>
        <draw:frame draw:style-name="gr1" draw:text-style-name="P2" draw:layer="layout" svg:width="15.847cm" svg:height="0.475cm" svg:x="2.95cm" svg:y="13.306cm">
          <draw:text-box>
            <text:p text:style-name="P1"><text:span text:style-name="T4">us all a long way back from the goal, already coming within our reach, of eliminating </text:span></text:p>
          </draw:text-box>
        </draw:frame>
        <draw:frame draw:style-name="gr1" draw:text-style-name="P2" draw:layer="layout" svg:width="8.799cm" svg:height="0.475cm" svg:x="2.95cm" svg:y="13.871cm">
          <draw:text-box>
            <text:p text:style-name="P1"><text:span text:style-name="T4">the threat to peace and security in that region.”</text:span></text:p>
          </draw:text-box>
        </draw:frame>
        <draw:frame draw:style-name="gr1" draw:text-style-name="P2" draw:layer="layout" svg:width="16.524cm" svg:height="0.475cm" svg:x="2.2cm" svg:y="14.785cm">
          <draw:text-box>
            <text:p text:style-name="P1"><text:span text:style-name="T6">412. </text:span><text:span text:style-name="T4"><text:s/>Mr Lavrov added that the resolution ruled out “the possibility of using the authority </text:span></text:p>
          </draw:text-box>
        </draw:frame>
        <draw:frame draw:style-name="gr1" draw:text-style-name="P2" draw:layer="layout" svg:width="15.526cm" svg:height="0.475cm" svg:x="2.2cm" svg:y="15.35cm">
          <draw:text-box>
            <text:p text:style-name="P1"><text:span text:style-name="T4">of the Security Council and the United Nations to justify any attempts to use force”.</text:span></text:p>
          </draw:text-box>
        </draw:frame>
        <draw:frame draw:style-name="gr1" draw:text-style-name="P2" draw:layer="layout" svg:width="9.031cm" svg:height="0.475cm" svg:x="2.2cm" svg:y="16.264cm">
          <draw:text-box>
            <text:p text:style-name="P1"><text:span text:style-name="T6">413. </text:span><text:span text:style-name="T4"><text:s/>Mr Lavrov concluded that inspections had:</text:span></text:p>
          </draw:text-box>
        </draw:frame>
        <draw:frame draw:style-name="gr1" draw:text-style-name="P2" draw:layer="layout" svg:width="14.62cm" svg:height="0.475cm" svg:x="2.95cm" svg:y="17.178cm">
          <draw:text-box>
            <text:p text:style-name="P1"><text:span text:style-name="T4">“… </text:span><text:span text:style-name="T4">confirmed that Iraq has no proscribed activities going on involving nuclear </text:span></text:p>
          </draw:text-box>
        </draw:frame>
        <draw:frame draw:style-name="gr1" draw:text-style-name="P2" draw:layer="layout" svg:width="15.742cm" svg:height="0.475cm" svg:x="2.95cm" svg:y="17.743cm">
          <draw:text-box>
            <text:p text:style-name="P1"><text:span text:style-name="T4">weapons, and the facilities and dual-use equipment are being reliably monitored. In </text:span></text:p>
          </draw:text-box>
        </draw:frame>
        <draw:frame draw:style-name="gr1" draw:text-style-name="P2" draw:layer="layout" svg:width="15.979cm" svg:height="0.475cm" svg:x="2.95cm" svg:y="18.307cm">
          <draw:text-box>
            <text:p text:style-name="P1"><text:span text:style-name="T4">this connection, the nuclear dossier can be deemed to be closed. The balance sheet </text:span></text:p>
          </draw:text-box>
        </draw:frame>
        <draw:frame draw:style-name="gr1" draw:text-style-name="P2" draw:layer="layout" svg:width="15.318cm" svg:height="0.475cm" svg:x="2.95cm" svg:y="18.872cm">
          <draw:text-box>
            <text:p text:style-name="P1"><text:span text:style-name="T4">is virtually completed on proscribed missiles. All capacity and components for the </text:span></text:p>
          </draw:text-box>
        </draw:frame>
        <draw:frame draw:style-name="gr1" draw:text-style-name="P2" draw:layer="layout" svg:width="10.353cm" svg:height="0.475cm" svg:x="2.95cm" svg:y="19.436cm">
          <draw:text-box>
            <text:p text:style-name="P1"><text:span text:style-name="T4">production of chemical weapons have been eliminated.</text:span></text:p>
          </draw:text-box>
        </draw:frame>
        <draw:frame draw:style-name="gr1" draw:text-style-name="P2" draw:layer="layout" svg:width="15.412cm" svg:height="0.475cm" svg:x="2.95cm" svg:y="20.351cm">
          <draw:text-box>
            <text:p text:style-name="P1"><text:span text:style-name="T4">“</text:span><text:span text:style-name="T4">Such serious results cannot pass by without adequate evaluation by the Security </text:span></text:p>
          </draw:text-box>
        </draw:frame>
        <draw:frame draw:style-name="gr1" draw:text-style-name="P2" draw:layer="layout" svg:width="14.912cm" svg:height="0.475cm" svg:x="2.95cm" svg:y="20.915cm">
          <draw:text-box>
            <text:p text:style-name="P1"><text:span text:style-name="T4">Council. We intend to revert to this question immediately after the current crisis </text:span></text:p>
          </draw:text-box>
        </draw:frame>
        <draw:frame draw:style-name="gr1" draw:text-style-name="P2" draw:layer="layout" svg:width="7.732cm" svg:height="0.475cm" svg:x="2.95cm" svg:y="21.48cm">
          <draw:text-box>
            <text:p text:style-name="P1"><text:span text:style-name="T4">situation around Iraq has been resolved.”</text:span></text:p>
          </draw:text-box>
        </draw:frame>
        <draw:frame draw:style-name="gr1" draw:text-style-name="P2" draw:layer="layout" svg:width="16.237cm" svg:height="0.475cm" svg:x="2.2cm" svg:y="22.394cm">
          <draw:text-box>
            <text:p text:style-name="P1"><text:span text:style-name="T6">414. </text:span><text:span text:style-name="T4"><text:s/>Mr Qin Huasun stated that China had called on Iraq to resume co-operation with </text:span></text:p>
          </draw:text-box>
        </draw:frame>
        <draw:frame draw:style-name="gr1" draw:text-style-name="P2" draw:layer="layout" svg:width="16.046cm" svg:height="0.475cm" svg:x="2.2cm" svg:y="22.958cm">
          <draw:text-box>
            <text:p text:style-name="P1"><text:span text:style-name="T4">the United Nations but had “always been of the view that Iraq’s sovereignty, territorial </text:span></text:p>
          </draw:text-box>
        </draw:frame>
        <draw:frame draw:style-name="gr1" draw:text-style-name="P2" draw:layer="layout" svg:width="16.58cm" svg:height="0.475cm" svg:x="2.2cm" svg:y="23.523cm">
          <draw:text-box>
            <text:p text:style-name="P1"><text:span text:style-name="T4">integrity and legitimate concerns for its own security should be respected”. He observed </text:span></text:p>
          </draw:text-box>
        </draw:frame>
        <draw:frame draw:style-name="gr1" draw:text-style-name="P2" draw:layer="layout" svg:width="16.554cm" svg:height="0.475cm" svg:x="2.2cm" svg:y="24.087cm">
          <draw:text-box>
            <text:p text:style-name="P1"><text:span text:style-name="T4">that the “causes of the current crisis” were “multifaceted and complex”: “three feet of ice </text:span></text:p>
          </draw:text-box>
        </draw:frame>
        <draw:frame draw:style-name="gr1" draw:text-style-name="P2" draw:layer="layout" svg:width="12.567cm" svg:height="0.475cm" svg:x="2.2cm" svg:y="24.652cm">
          <draw:text-box>
            <text:p text:style-name="P1"><text:span text:style-name="T4">could not have accumulated as a result of one day’s cold weather”.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8</text:span></text:p>
          </draw:text-box>
        </draw:frame>
        <draw:frame draw:style-name="gr1" draw:text-style-name="P2" draw:layer="layout" svg:width="6.123cm" svg:height="0.475cm" svg:x="2.2cm" svg:y="2.525cm">
          <draw:text-box>
            <text:p text:style-name="P1"><text:span text:style-name="T6">415. </text:span><text:span text:style-name="T4"><text:s/>Mr Qin Huasun suggested:</text:span></text:p>
          </draw:text-box>
        </draw:frame>
        <draw:frame draw:style-name="gr1" draw:text-style-name="P2" draw:layer="layout" svg:width="15.589cm" svg:height="0.475cm" svg:x="2.95cm" svg:y="3.44cm">
          <draw:text-box>
            <text:p text:style-name="P1"><text:span text:style-name="T4">“</text:span><text:span text:style-name="T4">The Security Council should hear the views of UNSCOM and Iraq on the question </text:span></text:p>
          </draw:text-box>
        </draw:frame>
        <draw:frame draw:style-name="gr1" draw:text-style-name="P2" draw:layer="layout" svg:width="14.488cm" svg:height="0.475cm" svg:x="2.95cm" svg:y="4.004cm">
          <draw:text-box>
            <text:p text:style-name="P1"><text:span text:style-name="T4">of inspections in order to make a fair and reasonable judgement on progress </text:span></text:p>
          </draw:text-box>
        </draw:frame>
        <draw:frame draw:style-name="gr1" draw:text-style-name="P2" draw:layer="layout" svg:width="14.556cm" svg:height="0.475cm" svg:x="2.95cm" svg:y="4.568cm">
          <draw:text-box>
            <text:p text:style-name="P1"><text:span text:style-name="T4">achieved in inspections. Problems … should be appropriately settled through </text:span></text:p>
          </draw:text-box>
        </draw:frame>
        <draw:frame draw:style-name="gr1" draw:text-style-name="P2" draw:layer="layout" svg:width="15.627cm" svg:height="0.475cm" svg:x="2.95cm" svg:y="5.133cm">
          <draw:text-box>
            <text:p text:style-name="P1"><text:span text:style-name="T4">dialogue and co-operation. We are opposed to the use or the threat of force or any </text:span></text:p>
          </draw:text-box>
        </draw:frame>
        <draw:frame draw:style-name="gr1" draw:text-style-name="P2" draw:layer="layout" svg:width="15.691cm" svg:height="0.475cm" svg:x="2.95cm" svg:y="5.697cm">
          <draw:text-box>
            <text:p text:style-name="P1"><text:span text:style-name="T4">actions that might further exacerbate tensions. We hope that the parties concerned </text:span></text:p>
          </draw:text-box>
        </draw:frame>
        <draw:frame draw:style-name="gr1" draw:text-style-name="P2" draw:layer="layout" svg:width="15.852cm" svg:height="0.475cm" svg:x="2.95cm" svg:y="6.262cm">
          <draw:text-box>
            <text:p text:style-name="P1"><text:span text:style-name="T4">will exercise restraint and find a proper solution to the problem through co-operation </text:span></text:p>
          </draw:text-box>
        </draw:frame>
        <draw:frame draw:style-name="gr1" draw:text-style-name="P2" draw:layer="layout" svg:width="15.394cm" svg:height="0.475cm" svg:x="2.95cm" svg:y="6.826cm">
          <draw:text-box>
            <text:p text:style-name="P1"><text:span text:style-name="T4">and dialogue and avoid the escalation of tensions. In particular, the occurrence of </text:span></text:p>
          </draw:text-box>
        </draw:frame>
        <draw:frame draw:style-name="gr1" draw:text-style-name="P2" draw:layer="layout" svg:width="6.14cm" svg:height="0.475cm" svg:x="2.95cm" svg:y="7.391cm">
          <draw:text-box>
            <text:p text:style-name="P1"><text:span text:style-name="T4">armed conflict must be avoided.”</text:span></text:p>
          </draw:text-box>
        </draw:frame>
        <draw:frame draw:style-name="gr1" draw:text-style-name="P2" draw:layer="layout" svg:width="6.915cm" svg:height="0.475cm" svg:x="2.2cm" svg:y="8.305cm">
          <draw:text-box>
            <text:p text:style-name="P1"><text:span text:style-name="T6">416. </text:span><text:span text:style-name="T4"><text:s/>In his memoir, Mr Annan wrote:</text:span></text:p>
          </draw:text-box>
        </draw:frame>
        <draw:frame draw:style-name="gr1" draw:text-style-name="P2" draw:layer="layout" svg:width="15.39cm" svg:height="0.475cm" svg:x="2.95cm" svg:y="9.22cm">
          <draw:text-box>
            <text:p text:style-name="P1"><text:span text:style-name="T4">“</text:span><text:span text:style-name="T4">In late 1997, it was clear the United States had lost patience with the inspections </text:span></text:p>
          </draw:text-box>
        </draw:frame>
        <draw:frame draw:style-name="gr1" draw:text-style-name="P2" draw:layer="layout" svg:width="15.623cm" svg:height="0.475cm" svg:x="2.95cm" svg:y="9.784cm">
          <draw:text-box>
            <text:p text:style-name="P1"><text:span text:style-name="T4">process and was agitating for military action or full Iraqi compliance. UN inspectors </text:span></text:p>
          </draw:text-box>
        </draw:frame>
        <draw:frame draw:style-name="gr1" draw:text-style-name="P2" draw:layer="layout" svg:width="15.411cm" svg:height="0.475cm" svg:x="2.95cm" svg:y="10.348cm">
          <draw:text-box>
            <text:p text:style-name="P1"><text:span text:style-name="T4">… </text:span><text:span text:style-name="T4">destroyed more weapons of mass destruction than the coalition had during the </text:span></text:p>
          </draw:text-box>
        </draw:frame>
        <draw:frame draw:style-name="gr1" draw:text-style-name="P2" draw:layer="layout" svg:width="15.115cm" svg:height="0.475cm" svg:x="2.95cm" svg:y="10.913cm">
          <draw:text-box>
            <text:p text:style-name="P1"><text:span text:style-name="T4">Gulf War … despite … the regime’s attitude … By this time, Iraq had identified a </text:span></text:p>
          </draw:text-box>
        </draw:frame>
        <draw:frame draw:style-name="gr1" draw:text-style-name="P2" draw:layer="layout" svg:width="15.183cm" svg:height="0.475cm" svg:x="2.95cm" svg:y="11.477cm">
          <draw:text-box>
            <text:p text:style-name="P1"><text:span text:style-name="T4">new reason to resist co-operation; namely, the national security and dignity of its </text:span></text:p>
          </draw:text-box>
        </draw:frame>
        <draw:frame draw:style-name="gr1" draw:text-style-name="P2" draw:layer="layout" svg:width="15.699cm" svg:height="0.475cm" svg:x="2.95cm" svg:y="12.042cm">
          <draw:text-box>
            <text:p text:style-name="P1"><text:span text:style-name="T4">Presidential sites … I knew Saddam had to open these … [to inspection], but I also </text:span></text:p>
          </draw:text-box>
        </draw:frame>
        <draw:frame draw:style-name="gr1" draw:text-style-name="P2" draw:layer="layout" svg:width="12.617cm" svg:height="0.475cm" svg:x="2.95cm" svg:y="12.606cm">
          <draw:text-box>
            <text:p text:style-name="P1"><text:span text:style-name="T4">felt deeply uneasy that the world could go to war over this issue …”</text:span></text:p>
          </draw:text-box>
        </draw:frame>
        <draw:frame draw:style-name="gr6" draw:text-style-name="P7" draw:layer="layout" svg:width="0.408cm" svg:height="0.276cm" svg:x="15.515cm" svg:y="12.625cm">
          <draw:text-box>
            <text:p text:style-name="P1"><text:span text:style-name="T9">161</text:span></text:p>
          </draw:text-box>
        </draw:frame>
        <draw:frame draw:style-name="gr1" draw:text-style-name="P2" draw:layer="layout" svg:width="14.912cm" svg:height="0.475cm" svg:x="2.2cm" svg:y="13.521cm">
          <draw:text-box>
            <text:p text:style-name="P1"><text:span text:style-name="T6">417. </text:span><text:span text:style-name="T4"><text:s/>In response to Russian diplomatic activity, Iraq agreed to allow UNSCOM </text:span></text:p>
          </draw:text-box>
        </draw:frame>
        <draw:frame draw:style-name="gr1" draw:text-style-name="P2" draw:layer="layout" svg:width="5.594cm" svg:height="0.475cm" svg:x="2.2cm" svg:y="14.085cm">
          <draw:text-box>
            <text:p text:style-name="P1"><text:span text:style-name="T4">to resume its activities in Iraq.</text:span></text:p>
          </draw:text-box>
        </draw:frame>
        <draw:frame draw:style-name="gr1" draw:text-style-name="P2" draw:layer="layout" svg:width="14.869cm" svg:height="0.475cm" svg:x="2.2cm" svg:y="15cm">
          <draw:text-box>
            <text:p text:style-name="P1"><text:span text:style-name="T6">418. </text:span><text:span text:style-name="T4"><text:s/>During a visit to Moscow on 18 to 19 November, Mr Aziz and Mr Yevgeny </text:span></text:p>
          </draw:text-box>
        </draw:frame>
        <draw:frame draw:style-name="gr1" draw:text-style-name="P2" draw:layer="layout" svg:width="14.958cm" svg:height="0.475cm" svg:x="2.2cm" svg:y="15.564cm">
          <draw:text-box>
            <text:p text:style-name="P1"><text:span text:style-name="T4">Primakov, the Russian Foreign Minister, agreed that Iraq would allow the return </text:span></text:p>
          </draw:text-box>
        </draw:frame>
        <draw:frame draw:style-name="gr1" draw:text-style-name="P2" draw:layer="layout" svg:width="6.081cm" svg:height="0.475cm" svg:x="2.2cm" svg:y="16.128cm">
          <draw:text-box>
            <text:p text:style-name="P1"><text:span text:style-name="T4">of UNSCOM from 20 November.</text:span></text:p>
          </draw:text-box>
        </draw:frame>
        <draw:frame draw:style-name="gr6" draw:text-style-name="P7" draw:layer="layout" svg:width="0.408cm" svg:height="0.276cm" svg:x="8.269cm" svg:y="16.147cm">
          <draw:text-box>
            <text:p text:style-name="P1"><text:span text:style-name="T9">162</text:span></text:p>
          </draw:text-box>
        </draw:frame>
        <draw:frame draw:style-name="gr1" draw:text-style-name="P2" draw:layer="layout" svg:width="10.318cm" svg:height="0.475cm" svg:x="2.2cm" svg:y="17.043cm">
          <draw:text-box>
            <text:p text:style-name="P1"><text:span text:style-name="T6">419. </text:span><text:span text:style-name="T4"><text:s/>The Joint Communiqué stated that Russia would:</text:span></text:p>
          </draw:text-box>
        </draw:frame>
        <draw:frame draw:style-name="gr1" draw:text-style-name="P2" draw:layer="layout" svg:width="15.818cm" svg:height="0.475cm" svg:x="2.95cm" svg:y="17.957cm">
          <draw:text-box>
            <text:p text:style-name="P1"><text:span text:style-name="T4">“… </text:span><text:span text:style-name="T4">actively contribute, on the basis of Iraq’s implementation of the relevant Security </text:span></text:p>
          </draw:text-box>
        </draw:frame>
        <draw:frame draw:style-name="gr1" draw:text-style-name="P2" draw:layer="layout" svg:width="14.387cm" svg:height="0.475cm" svg:x="2.95cm" svg:y="18.522cm">
          <draw:text-box>
            <text:p text:style-name="P1"><text:span text:style-name="T4">Council resolutions, towards a quick lifting of the sanctions imposed on Iraq, </text:span></text:p>
          </draw:text-box>
        </draw:frame>
        <draw:frame draw:style-name="gr1" draw:text-style-name="P2" draw:layer="layout" svg:width="15.276cm" svg:height="0.475cm" svg:x="2.95cm" svg:y="19.086cm">
          <draw:text-box>
            <text:p text:style-name="P1"><text:span text:style-name="T4">especially the implementation of paragraph 22 of resolution 687, to the letter and </text:span></text:p>
          </draw:text-box>
        </draw:frame>
        <draw:frame draw:style-name="gr1" draw:text-style-name="P2" draw:layer="layout" svg:width="5.577cm" svg:height="0.475cm" svg:x="2.95cm" svg:y="19.651cm">
          <draw:text-box>
            <text:p text:style-name="P1"><text:span text:style-name="T4">without additional conditions.”</text:span></text:p>
          </draw:text-box>
        </draw:frame>
        <draw:frame draw:style-name="gr1" draw:text-style-name="P2" draw:layer="layout" svg:width="16.19cm" svg:height="0.475cm" svg:x="2.2cm" svg:y="20.565cm">
          <draw:text-box>
            <text:p text:style-name="P1"><text:span text:style-name="T6">420. </text:span><text:span text:style-name="T7"><text:s/>The</text:span><text:span text:style-name="T4"> </text:span><text:span text:style-name="T7">Moscow Times</text:span><text:span text:style-name="T4"> reported that Mr Primakov had been very careful to observe </text:span></text:p>
          </draw:text-box>
        </draw:frame>
        <draw:frame draw:style-name="gr1" draw:text-style-name="P2" draw:layer="layout" svg:width="16.161cm" svg:height="0.475cm" svg:x="2.2cm" svg:y="21.13cm">
          <draw:text-box>
            <text:p text:style-name="P1"><text:span text:style-name="T4">the substance of UN policy on Iraq, and that he had warned Iraq not to expect an end </text:span></text:p>
          </draw:text-box>
        </draw:frame>
        <draw:frame draw:style-name="gr1" draw:text-style-name="P2" draw:layer="layout" svg:width="15.733cm" svg:height="0.475cm" svg:x="2.2cm" svg:y="21.694cm">
          <draw:text-box>
            <text:p text:style-name="P1"><text:span text:style-name="T4">to economic sanctions until it had closed down its chemical and biological weapons </text:span></text:p>
          </draw:text-box>
        </draw:frame>
        <draw:frame draw:style-name="gr1" draw:text-style-name="P2" draw:layer="layout" svg:width="2.5cm" svg:height="0.475cm" svg:x="2.2cm" svg:y="22.258cm">
          <draw:text-box>
            <text:p text:style-name="P1"><text:span text:style-name="T4">programmes.</text:span></text:p>
          </draw:text-box>
        </draw:frame>
        <draw:frame draw:style-name="gr6" draw:text-style-name="P7" draw:layer="layout" svg:width="0.408cm" svg:height="0.276cm" svg:x="4.694cm" svg:y="22.277cm">
          <draw:text-box>
            <text:p text:style-name="P1"><text:span text:style-name="T9">163</text:span></text:p>
          </draw:text-box>
        </draw:frame>
        <draw:frame draw:style-name="gr1" draw:text-style-name="P2" draw:layer="layout" svg:width="13.155cm" svg:height="0.475cm" svg:x="5.105cm" svg:y="22.258cm">
          <draw:text-box>
            <text:p text:style-name="P1"><text:span text:style-name="T4"><text:s/></text:span><text:span text:style-name="T4">The composition of UN inspections teams would be slightly adjusted, </text:span></text:p>
          </draw:text-box>
        </draw:frame>
        <draw:line draw:style-name="gr7" draw:text-style-name="P8" draw:layer="layout" svg:x1="2.199cm" svg:y1="23.505cm" svg:x2="7.3cm" svg:y2="23.505cm">
          <text:p/>
        </draw:line>
        <draw:frame draw:style-name="gr1" draw:text-style-name="P2" draw:layer="layout" svg:width="7.038cm" svg:height="0.475cm" svg:x="2.2cm" svg:y="22.823cm">
          <draw:text-box>
            <text:p text:style-name="P1"><text:span text:style-name="T4">but would retain many US inspectors.</text:span></text:p>
          </draw:text-box>
        </draw:frame>
        <draw:frame draw:style-name="gr8" draw:text-style-name="P9" draw:layer="layout" svg:width="0.404cm" svg:height="0.23cm" svg:x="2.2cm" svg:y="24.026cm">
          <draw:text-box>
            <text:p text:style-name="P1"><text:span text:style-name="T10">161 </text:span></text:p>
          </draw:text-box>
        </draw:frame>
        <draw:frame draw:style-name="gr4" draw:text-style-name="P5" draw:layer="layout" svg:width="10.442cm" svg:height="0.395cm" svg:x="2.635cm" svg:y="24.01cm">
          <draw:text-box>
            <text:p text:style-name="P1"><text:span text:style-name="T11">Annan K. </text:span><text:span text:style-name="T13">Interventions: A Life In War And Peace. </text:span><text:span text:style-name="T11">Allen Lane, 2012.</text:span></text:p>
          </draw:text-box>
        </draw:frame>
        <draw:frame draw:style-name="gr8" draw:text-style-name="P9" draw:layer="layout" svg:width="0.404cm" svg:height="0.23cm" svg:x="2.2cm" svg:y="24.449cm">
          <draw:text-box>
            <text:p text:style-name="P1"><text:span text:style-name="T10">162 </text:span></text:p>
          </draw:text-box>
        </draw:frame>
        <draw:frame draw:style-name="gr4" draw:text-style-name="P5" draw:layer="layout" svg:width="14.684cm" svg:height="0.395cm" svg:x="2.646cm" svg:y="24.433cm">
          <draw:text-box>
            <text:p text:style-name="P1"><text:span text:style-name="T13">BBC News</text:span><text:span text:style-name="T11">, 20 November 1997, </text:span><text:span text:style-name="T13">Text of Iraqi-Russian communiqué on return of UN inspectors.</text:span></text:p>
          </draw:text-box>
        </draw:frame>
        <draw:frame draw:style-name="gr8" draw:text-style-name="P9" draw:layer="layout" svg:width="0.404cm" svg:height="0.23cm" svg:x="2.2cm" svg:y="24.872cm">
          <draw:text-box>
            <text:p text:style-name="P1"><text:span text:style-name="T10">163 </text:span></text:p>
          </draw:text-box>
        </draw:frame>
        <draw:frame draw:style-name="gr4" draw:text-style-name="P5" draw:layer="layout" svg:width="12.22cm" svg:height="0.395cm" svg:x="2.646cm" svg:y="24.857cm">
          <draw:text-box>
            <text:p text:style-name="P1"><text:span text:style-name="T13">The Moscow Times</text:span><text:span text:style-name="T11">, 20 November 1997, </text:span><text:span text:style-name="T13">Russia can score points in Iraq crisis.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9</text:span></text:p>
          </draw:text-box>
        </draw:frame>
        <draw:frame draw:style-name="gr5" draw:text-style-name="P6" draw:layer="layout" svg:width="5.73cm" svg:height="0.556cm" svg:x="2.2cm" svg:y="2.513cm">
          <draw:text-box>
            <text:p text:style-name="P1"><text:span text:style-name="T8">Inspectors return to Iraq</text:span></text:p>
          </draw:text-box>
        </draw:frame>
        <draw:frame draw:style-name="gr1" draw:text-style-name="P2" draw:layer="layout" svg:width="14.365cm" svg:height="0.475cm" svg:x="2.2cm" svg:y="3.341cm">
          <draw:text-box>
            <text:p text:style-name="P1"><text:span text:style-name="T6">421. </text:span><text:span text:style-name="T4"><text:s/>UNSCOM and IAEA inspectors returned to Iraq on 21 November 1997.</text:span></text:p>
          </draw:text-box>
        </draw:frame>
        <draw:frame draw:style-name="gr6" draw:text-style-name="P7" draw:layer="layout" svg:width="0.408cm" svg:height="0.276cm" svg:x="16.483cm" svg:y="3.36cm">
          <draw:text-box>
            <text:p text:style-name="P1"><text:span text:style-name="T9">164</text:span></text:p>
          </draw:text-box>
        </draw:frame>
        <draw:frame draw:style-name="gr1" draw:text-style-name="P2" draw:layer="layout" svg:width="15.923cm" svg:height="0.475cm" svg:x="2.2cm" svg:y="4.255cm">
          <draw:text-box>
            <text:p text:style-name="P1"><text:span text:style-name="T6">422. </text:span><text:span text:style-name="T4"><text:s/>At the request of the Security Council, the members of UNSCOM convened an </text:span></text:p>
          </draw:text-box>
        </draw:frame>
        <draw:frame draw:style-name="gr1" draw:text-style-name="P2" draw:layer="layout" svg:width="16.389cm" svg:height="0.475cm" svg:x="2.2cm" svg:y="4.82cm">
          <draw:text-box>
            <text:p text:style-name="P1"><text:span text:style-name="T4">emergency session on 21 November to discuss and advise on “ways to make the work </text:span></text:p>
          </draw:text-box>
        </draw:frame>
        <draw:frame draw:style-name="gr1" draw:text-style-name="P2" draw:layer="layout" svg:width="6.551cm" svg:height="0.475cm" svg:x="2.2cm" svg:y="5.384cm">
          <draw:text-box>
            <text:p text:style-name="P1"><text:span text:style-name="T4">of the Commission more effective”.</text:span></text:p>
          </draw:text-box>
        </draw:frame>
        <draw:frame draw:style-name="gr6" draw:text-style-name="P7" draw:layer="layout" svg:width="0.408cm" svg:height="0.276cm" svg:x="8.733cm" svg:y="5.403cm">
          <draw:text-box>
            <text:p text:style-name="P1"><text:span text:style-name="T9">165</text:span></text:p>
          </draw:text-box>
        </draw:frame>
        <draw:frame draw:style-name="gr1" draw:text-style-name="P2" draw:layer="layout" svg:width="9.765cm" svg:height="0.475cm" svg:x="9.145cm" svg:y="5.384cm">
          <draw:text-box>
            <text:p text:style-name="P1"><text:span text:style-name="T4"><text:s/></text:span><text:span text:style-name="T4">The outcome of the discussion was reported to the </text:span></text:p>
          </draw:text-box>
        </draw:frame>
        <draw:frame draw:style-name="gr1" draw:text-style-name="P2" draw:layer="layout" svg:width="9.535cm" svg:height="0.475cm" svg:x="2.2cm" svg:y="5.949cm">
          <draw:text-box>
            <text:p text:style-name="P1"><text:span text:style-name="T4">President of the Security Council the following day.</text:span></text:p>
          </draw:text-box>
        </draw:frame>
        <draw:frame draw:style-name="gr1" draw:text-style-name="P2" draw:layer="layout" svg:width="16.537cm" svg:height="0.475cm" svg:x="2.2cm" svg:y="6.863cm">
          <draw:text-box>
            <text:p text:style-name="P1"><text:span text:style-name="T6">423. </text:span><text:span text:style-name="T4"><text:s/>In relation to nuclear weapons, the members of the Commission understood, from </text:span></text:p>
          </draw:text-box>
        </draw:frame>
        <draw:frame draw:style-name="gr1" draw:text-style-name="P2" draw:layer="layout" svg:width="7.313cm" svg:height="0.475cm" svg:x="2.2cm" svg:y="7.428cm">
          <draw:text-box>
            <text:p text:style-name="P1"><text:span text:style-name="T4">a presentation made by the IAEA, that:</text:span></text:p>
          </draw:text-box>
        </draw:frame>
        <draw:frame draw:style-name="gr1" draw:text-style-name="P2" draw:layer="layout" svg:width="15.022cm" svg:height="0.475cm" svg:x="2.95cm" svg:y="8.342cm">
          <draw:text-box>
            <text:p text:style-name="P1"><text:span text:style-name="T4">“… </text:span><text:span text:style-name="T4">if the few clarifications required from Iraq in paragraph 75 of the IAEA report </text:span></text:p>
          </draw:text-box>
        </draw:frame>
        <draw:frame draw:style-name="gr1" draw:text-style-name="P2" draw:layer="layout" svg:width="15.386cm" svg:height="0.475cm" svg:x="2.95cm" svg:y="8.906cm">
          <draw:text-box>
            <text:p text:style-name="P1"><text:span text:style-name="T4">[of 8 October] are satisfactorily provided, and if Iraq were to co-operate in the use </text:span></text:p>
          </draw:text-box>
        </draw:frame>
        <draw:frame draw:style-name="gr1" draw:text-style-name="P2" draw:layer="layout" svg:width="15.466cm" svg:height="0.475cm" svg:x="2.95cm" svg:y="9.471cm">
          <draw:text-box>
            <text:p text:style-name="P1"><text:span text:style-name="T4">of fixed-wing aircraft within Iraq for monitoring purposes, IAEA would have a basis </text:span></text:p>
          </draw:text-box>
        </draw:frame>
        <draw:frame draw:style-name="gr1" draw:text-style-name="P2" draw:layer="layout" svg:width="10.086cm" svg:height="0.475cm" svg:x="2.95cm" svg:y="10.035cm">
          <draw:text-box>
            <text:p text:style-name="P1"><text:span text:style-name="T4">for an early favourable report to the Security Council.”</text:span></text:p>
          </draw:text-box>
        </draw:frame>
        <draw:frame draw:style-name="gr1" draw:text-style-name="P2" draw:layer="layout" svg:width="14.975cm" svg:height="0.475cm" svg:x="2.2cm" svg:y="10.95cm">
          <draw:text-box>
            <text:p text:style-name="P1"><text:span text:style-name="T6">424. </text:span><text:span text:style-name="T4"><text:s/>In relation to ballistic missiles and chemical weapons, the report identified </text:span></text:p>
          </draw:text-box>
        </draw:frame>
        <draw:frame draw:style-name="gr1" draw:text-style-name="P2" draw:layer="layout" svg:width="2.288cm" svg:height="0.475cm" svg:x="2.2cm" svg:y="11.514cm">
          <draw:text-box>
            <text:p text:style-name="P1"><text:span text:style-name="T4">priorities as:</text:span></text:p>
          </draw:text-box>
        </draw:frame>
        <draw:frame draw:style-name="gr2" draw:text-style-name="P3" draw:layer="layout" svg:width="0.634cm" svg:height="0.712cm" svg:x="2.95cm" svg:y="12.27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36cm" svg:height="0.475cm" svg:x="3.7cm" svg:y="12.429cm">
          <draw:text-box>
            <text:p text:style-name="P1"><text:span text:style-name="T4">clarification of and accounting for Iraq’s indigenous production of proscribed </text:span></text:p>
          </draw:text-box>
        </draw:frame>
        <draw:frame draw:style-name="gr1" draw:text-style-name="P2" draw:layer="layout" svg:width="14.484cm" svg:height="0.475cm" svg:x="3.7cm" svg:y="12.993cm">
          <draw:text-box>
            <text:p text:style-name="P1"><text:span text:style-name="T4">missiles, conventional and special missile warheads, and major missile parts;</text:span></text:p>
          </draw:text-box>
        </draw:frame>
        <draw:frame draw:style-name="gr2" draw:text-style-name="P3" draw:layer="layout" svg:width="0.634cm" svg:height="0.712cm" svg:x="2.95cm" svg:y="13.50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0.7cm" svg:height="0.475cm" svg:x="3.7cm" svg:y="13.658cm">
          <draw:text-box>
            <text:p text:style-name="P1"><text:span text:style-name="T4">the extent of Iraq’s efforts to produce and weaponise VX;</text:span></text:p>
          </draw:text-box>
        </draw:frame>
        <draw:frame draw:style-name="gr2" draw:text-style-name="P3" draw:layer="layout" svg:width="0.634cm" svg:height="0.712cm" svg:x="2.95cm" svg:y="14.166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45cm" svg:height="0.475cm" svg:x="3.7cm" svg:y="14.322cm">
          <draw:text-box>
            <text:p text:style-name="P1"><text:span text:style-name="T4">the material balance of chemical munitions which Iraq declared had been </text:span></text:p>
          </draw:text-box>
        </draw:frame>
        <draw:frame draw:style-name="gr1" draw:text-style-name="P2" draw:layer="layout" svg:width="8.325cm" svg:height="0.475cm" svg:x="3.7cm" svg:y="14.886cm">
          <draw:text-box>
            <text:p text:style-name="P1"><text:span text:style-name="T4">destroyed during the 1991 Gulf Conflict; and</text:span></text:p>
          </draw:text-box>
        </draw:frame>
        <draw:frame draw:style-name="gr2" draw:text-style-name="P3" draw:layer="layout" svg:width="0.634cm" svg:height="0.712cm" svg:x="2.95cm" svg:y="15.39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21cm" svg:height="0.475cm" svg:x="3.7cm" svg:y="15.551cm">
          <draw:text-box>
            <text:p text:style-name="P1"><text:span text:style-name="T4">the material balance of equipment procured by Iraq for production of chemical </text:span></text:p>
          </draw:text-box>
        </draw:frame>
        <draw:frame draw:style-name="gr1" draw:text-style-name="P2" draw:layer="layout" svg:width="1.822cm" svg:height="0.475cm" svg:x="3.7cm" svg:y="16.115cm">
          <draw:text-box>
            <text:p text:style-name="P1"><text:span text:style-name="T4">weapons.</text:span></text:p>
          </draw:text-box>
        </draw:frame>
        <draw:frame draw:style-name="gr1" draw:text-style-name="P2" draw:layer="layout" svg:width="16cm" svg:height="0.475cm" svg:x="2.2cm" svg:y="17.03cm">
          <draw:text-box>
            <text:p text:style-name="P1"><text:span text:style-name="T6">425. </text:span><text:span text:style-name="T4"><text:s/>In relation to biological weapons, the Security Council was advised to urge Iraq </text:span></text:p>
          </draw:text-box>
        </draw:frame>
        <draw:frame draw:style-name="gr1" draw:text-style-name="P2" draw:layer="layout" svg:width="16.195cm" svg:height="0.475cm" svg:x="2.2cm" svg:y="17.594cm">
          <draw:text-box>
            <text:p text:style-name="P1"><text:span text:style-name="T4">to overcome the deficiencies in its declarations that had been identified in UNSCOM’s </text:span></text:p>
          </draw:text-box>
        </draw:frame>
        <draw:frame draw:style-name="gr1" draw:text-style-name="P2" draw:layer="layout" svg:width="2.86cm" svg:height="0.475cm" svg:x="2.2cm" svg:y="18.159cm">
          <draw:text-box>
            <text:p text:style-name="P1"><text:span text:style-name="T4">October report.</text:span></text:p>
          </draw:text-box>
        </draw:frame>
        <draw:frame draw:style-name="gr1" draw:text-style-name="P2" draw:layer="layout" svg:width="8.324cm" svg:height="0.475cm" svg:x="2.2cm" svg:y="19.073cm">
          <draw:text-box>
            <text:p text:style-name="P1"><text:span text:style-name="T6">426. </text:span><text:span text:style-name="T4"><text:s/>The members of the Commission also:</text:span></text:p>
          </draw:text-box>
        </draw:frame>
        <draw:frame draw:style-name="gr2" draw:text-style-name="P3" draw:layer="layout" svg:width="0.634cm" svg:height="0.712cm" svg:x="2.95cm" svg:y="19.83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74cm" svg:height="0.475cm" svg:x="3.7cm" svg:y="19.988cm">
          <draw:text-box>
            <text:p text:style-name="P1"><text:span text:style-name="T4">took note of Iraq’s systematic concealment activities which had a direct effect on </text:span></text:p>
          </draw:text-box>
        </draw:frame>
        <draw:frame draw:style-name="gr1" draw:text-style-name="P2" draw:layer="layout" svg:width="10.962cm" svg:height="0.475cm" svg:x="3.7cm" svg:y="20.552cm">
          <draw:text-box>
            <text:p text:style-name="P1"><text:span text:style-name="T4">its ability to fulfil its mandate, but no details were provided;</text:span></text:p>
          </draw:text-box>
        </draw:frame>
        <draw:frame draw:style-name="gr2" draw:text-style-name="P3" draw:layer="layout" svg:width="0.634cm" svg:height="0.712cm" svg:x="2.95cm" svg:y="21.06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94cm" svg:height="0.475cm" svg:x="3.7cm" svg:y="21.216cm">
          <draw:text-box>
            <text:p text:style-name="P1"><text:span text:style-name="T4">emphasised that access was fundamental to its ability to accomplish its tasks </text:span></text:p>
          </draw:text-box>
        </draw:frame>
        <draw:frame draw:style-name="gr1" draw:text-style-name="P2" draw:layer="layout" svg:width="14.074cm" svg:height="0.475cm" svg:x="3.7cm" svg:y="21.781cm">
          <draw:text-box>
            <text:p text:style-name="P1"><text:span text:style-name="T4">and that greater clarity was needed in the reconciliation of Iraq’s legitimate </text:span></text:p>
          </draw:text-box>
        </draw:frame>
        <draw:frame draw:style-name="gr1" draw:text-style-name="P2" draw:layer="layout" svg:width="14.218cm" svg:height="0.475cm" svg:x="3.7cm" svg:y="22.345cm">
          <draw:text-box>
            <text:p text:style-name="P1"><text:span text:style-name="T4">concerns in respect of national security, sovereignty and dignity and the full </text:span></text:p>
          </draw:text-box>
        </draw:frame>
        <draw:frame draw:style-name="gr1" draw:text-style-name="P2" draw:layer="layout" svg:width="8.392cm" svg:height="0.475cm" svg:x="3.7cm" svg:y="22.91cm">
          <draw:text-box>
            <text:p text:style-name="P1"><text:span text:style-name="T4">practical application of UNSCOM’s mandate;</text:span></text:p>
          </draw:text-box>
        </draw:frame>
        <draw:frame draw:style-name="gr2" draw:text-style-name="P3" draw:layer="layout" svg:width="0.634cm" svg:height="0.712cm" svg:x="2.95cm" svg:y="23.41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8cm" svg:height="0.475cm" svg:x="3.7cm" svg:y="23.574cm">
          <draw:text-box>
            <text:p text:style-name="P1"><text:span text:style-name="T4">suggested that UNSCOM staff should continue to document all examples of Iraqi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5.4cm" svg:height="0.475cm" svg:x="3.7cm" svg:y="24.139cm">
          <draw:text-box>
            <text:p text:style-name="P1"><text:span text:style-name="T4">efforts to frustrate their work;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164 </text:span></text:p>
          </draw:text-box>
        </draw:frame>
        <draw:frame draw:style-name="gr4" draw:text-style-name="P5" draw:layer="layout" svg:width="14.374cm" svg:height="0.395cm" svg:x="2.646cm" svg:y="25.511cm">
          <draw:text-box>
            <text:p text:style-name="P1"><text:span text:style-name="T11">UN Security Council, 24 November 1997, ‘Emergency session of the United Nations Special </text:span></text:p>
          </draw:text-box>
        </draw:frame>
        <draw:frame draw:style-name="gr4" draw:text-style-name="P5" draw:layer="layout" svg:width="16.444cm" svg:height="0.395cm" svg:x="2.2cm" svg:y="25.934cm">
          <draw:text-box>
            <text:p text:style-name="P1"><text:span text:style-name="T11">Commission established under paragraph 9 (b) (i) of Security Council resolution 687 (1991)’ (S/1997/922)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165 </text:span></text:p>
          </draw:text-box>
        </draw:frame>
        <draw:frame draw:style-name="gr4" draw:text-style-name="P5" draw:layer="layout" svg:width="14.374cm" svg:height="0.395cm" svg:x="2.646cm" svg:y="26.357cm">
          <draw:text-box>
            <text:p text:style-name="P1"><text:span text:style-name="T11">UN Security Council, 24 November 1997, ‘Emergency session of the United Nations Special </text:span></text:p>
          </draw:text-box>
        </draw:frame>
        <draw:frame draw:style-name="gr4" draw:text-style-name="P5" draw:layer="layout" svg:width="16.444cm" svg:height="0.395cm" svg:x="2.2cm" svg:y="26.781cm">
          <draw:text-box>
            <text:p text:style-name="P1"><text:span text:style-name="T11">Commission established under paragraph 9 (b) (i) of Security Council resolution 687 (1991)’ (S/1997/922).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3cm" svg:height="0.475cm" svg:x="3.7cm" svg:y="2.525cm">
          <draw:text-box>
            <text:p text:style-name="P1"><text:span text:style-name="T4">suggested that the Executive Chairman should assess the extent to which the </text:span></text:p>
          </draw:text-box>
        </draw:frame>
        <draw:frame draw:style-name="gr1" draw:text-style-name="P2" draw:layer="layout" svg:width="15.111cm" svg:height="0.475cm" svg:x="3.7cm" svg:y="3.09cm">
          <draw:text-box>
            <text:p text:style-name="P1"><text:span text:style-name="T4">temporary cessation of UNSCOM operations had set back its ability to complete </text:span></text:p>
          </draw:text-box>
        </draw:frame>
        <draw:frame draw:style-name="gr1" draw:text-style-name="P2" draw:layer="layout" svg:width="2.318cm" svg:height="0.475cm" svg:x="3.7cm" svg:y="3.654cm">
          <draw:text-box>
            <text:p text:style-name="P1"><text:span text:style-name="T4">its mandate;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604cm" svg:height="0.475cm" svg:x="3.7cm" svg:y="4.318cm">
          <draw:text-box>
            <text:p text:style-name="P1"><text:span text:style-name="T4">recommended a review of additional equipment which could facilitate its </text:span></text:p>
          </draw:text-box>
        </draw:frame>
        <draw:frame draw:style-name="gr1" draw:text-style-name="P2" draw:layer="layout" svg:width="2.246cm" svg:height="0.475cm" svg:x="3.7cm" svg:y="4.883cm">
          <draw:text-box>
            <text:p text:style-name="P1"><text:span text:style-name="T4">inspections;</text:span></text:p>
          </draw:text-box>
        </draw:frame>
        <draw:frame draw:style-name="gr2" draw:text-style-name="P3" draw:layer="layout" svg:width="0.634cm" svg:height="0.712cm" svg:x="2.95cm" svg:y="5.39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08cm" svg:height="0.475cm" svg:x="3.7cm" svg:y="5.547cm">
          <draw:text-box>
            <text:p text:style-name="P1"><text:span text:style-name="T4">noted that additional aerial surveillance, including night surveillance if possible, </text:span></text:p>
          </draw:text-box>
        </draw:frame>
        <draw:frame draw:style-name="gr1" draw:text-style-name="P2" draw:layer="layout" svg:width="7.478cm" svg:height="0.475cm" svg:x="3.7cm" svg:y="6.112cm">
          <draw:text-box>
            <text:p text:style-name="P1"><text:span text:style-name="T4">could enhance UNSCOM effectiveness;</text:span></text:p>
          </draw:text-box>
        </draw:frame>
        <draw:frame draw:style-name="gr2" draw:text-style-name="P3" draw:layer="layout" svg:width="0.634cm" svg:height="0.712cm" svg:x="2.95cm" svg:y="6.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1.881cm" svg:height="0.475cm" svg:x="3.7cm" svg:y="6.776cm">
          <draw:text-box>
            <text:p text:style-name="P1"><text:span text:style-name="T4">recommended a review of the modalities for air operations; and</text:span></text:p>
          </draw:text-box>
        </draw:frame>
        <draw:frame draw:style-name="gr2" draw:text-style-name="P3" draw:layer="layout" svg:width="0.634cm" svg:height="0.712cm" svg:x="2.95cm" svg:y="7.28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68cm" svg:height="0.475cm" svg:x="3.7cm" svg:y="7.441cm">
          <draw:text-box>
            <text:p text:style-name="P1"><text:span text:style-name="T4">recommended Governments should be encouraged to make experts available.</text:span></text:p>
          </draw:text-box>
        </draw:frame>
        <draw:frame draw:style-name="gr1" draw:text-style-name="P2" draw:layer="layout" svg:width="16.351cm" svg:height="0.475cm" svg:x="2.2cm" svg:y="8.355cm">
          <draw:text-box>
            <text:p text:style-name="P1"><text:span text:style-name="T6">427. </text:span><text:span text:style-name="T4"><text:s/>In response, and following consultations between members, the Security Council </text:span></text:p>
          </draw:text-box>
        </draw:frame>
        <draw:frame draw:style-name="gr1" draw:text-style-name="P2" draw:layer="layout" svg:width="11.174cm" svg:height="0.475cm" svg:x="2.2cm" svg:y="8.92cm">
          <draw:text-box>
            <text:p text:style-name="P1"><text:span text:style-name="T4">authorised a Presidential Statement on 3 December, which:</text:span></text:p>
          </draw:text-box>
        </draw:frame>
        <draw:frame draw:style-name="gr2" draw:text-style-name="P3" draw:layer="layout" svg:width="0.634cm" svg:height="0.712cm" svg:x="2.95cm" svg:y="9.67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008cm" svg:height="0.475cm" svg:x="3.7cm" svg:y="9.834cm">
          <draw:text-box>
            <text:p text:style-name="P1"><text:span text:style-name="T4">endorsed the Commission’s conclusions and recommendations;</text:span></text:p>
          </draw:text-box>
        </draw:frame>
        <draw:frame draw:style-name="gr2" draw:text-style-name="P3" draw:layer="layout" svg:width="0.634cm" svg:height="0.712cm" svg:x="2.95cm" svg:y="10.34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93cm" svg:height="0.475cm" svg:x="3.7cm" svg:y="10.498cm">
          <draw:text-box>
            <text:p text:style-name="P1"><text:span text:style-name="T4">reiterated the demand that Iraq fulfil all its obligations and co-operate fully with </text:span></text:p>
          </draw:text-box>
        </draw:frame>
        <draw:frame draw:style-name="gr1" draw:text-style-name="P2" draw:layer="layout" svg:width="10.623cm" svg:height="0.475cm" svg:x="3.7cm" svg:y="11.063cm">
          <draw:text-box>
            <text:p text:style-name="P1"><text:span text:style-name="T4">UNSCOM and the IAEA in implementing their mandates;</text:span></text:p>
          </draw:text-box>
        </draw:frame>
        <draw:frame draw:style-name="gr2" draw:text-style-name="P3" draw:layer="layout" svg:width="0.634cm" svg:height="0.712cm" svg:x="2.95cm" svg:y="11.57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096cm" svg:height="0.475cm" svg:x="3.7cm" svg:y="11.727cm">
          <draw:text-box>
            <text:p text:style-name="P1"><text:span text:style-name="T4">stressed that the “effectiveness and speed with which UNSCOM may </text:span></text:p>
          </draw:text-box>
        </draw:frame>
        <draw:frame draw:style-name="gr1" draw:text-style-name="P2" draw:layer="layout" svg:width="14.213cm" svg:height="0.475cm" svg:x="3.7cm" svg:y="12.292cm">
          <draw:text-box>
            <text:p text:style-name="P1"><text:span text:style-name="T4">accomplish its responsibilities” was “above all, determined by the degree to </text:span></text:p>
          </draw:text-box>
        </draw:frame>
        <draw:frame draw:style-name="gr1" draw:text-style-name="P2" draw:layer="layout" svg:width="13.968cm" svg:height="0.475cm" svg:x="3.7cm" svg:y="12.856cm">
          <draw:text-box>
            <text:p text:style-name="P1"><text:span text:style-name="T4">which the Government of Iraq co-operates in disclosing the full extent and </text:span></text:p>
          </draw:text-box>
        </draw:frame>
        <draw:frame draw:style-name="gr1" draw:text-style-name="P2" draw:layer="layout" svg:width="14.895cm" svg:height="0.475cm" svg:x="3.7cm" svg:y="13.421cm">
          <draw:text-box>
            <text:p text:style-name="P1"><text:span text:style-name="T4">disposition of its proscribed programmes and in granting UNSCOM unimpeded </text:span></text:p>
          </draw:text-box>
        </draw:frame>
        <draw:frame draw:style-name="gr1" draw:text-style-name="P2" draw:layer="layout" svg:width="10.154cm" svg:height="0.475cm" svg:x="3.7cm" svg:y="13.985cm">
          <draw:text-box>
            <text:p text:style-name="P1"><text:span text:style-name="T4">access to all sites, document records and individuals”;</text:span></text:p>
          </draw:text-box>
        </draw:frame>
        <draw:frame draw:style-name="gr2" draw:text-style-name="P3" draw:layer="layout" svg:width="0.634cm" svg:height="0.712cm" svg:x="2.95cm" svg:y="14.49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56cm" svg:height="0.475cm" svg:x="3.7cm" svg:y="14.65cm">
          <draw:text-box>
            <text:p text:style-name="P1"><text:span text:style-name="T4">acknowledged UNSCOM’s conclusion to respect the legitimate concerns of Iraq </text:span></text:p>
          </draw:text-box>
        </draw:frame>
        <draw:frame draw:style-name="gr1" draw:text-style-name="P2" draw:layer="layout" svg:width="6.102cm" svg:height="0.475cm" svg:x="3.7cm" svg:y="15.214cm">
          <draw:text-box>
            <text:p text:style-name="P1"><text:span text:style-name="T4">in the application of its mandate;</text:span></text:p>
          </draw:text-box>
        </draw:frame>
        <draw:frame draw:style-name="gr2" draw:text-style-name="P3" draw:layer="layout" svg:width="0.634cm" svg:height="0.712cm" svg:x="2.95cm" svg:y="15.72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5.692cm" svg:height="0.475cm" svg:x="3.7cm" svg:y="15.878cm">
          <draw:text-box>
            <text:p text:style-name="P1"><text:span text:style-name="T4">welcomed the progress made;</text:span></text:p>
          </draw:text-box>
        </draw:frame>
        <draw:frame draw:style-name="gr2" draw:text-style-name="P3" draw:layer="layout" svg:width="0.634cm" svg:height="0.712cm" svg:x="2.95cm" svg:y="16.38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61cm" svg:height="0.475cm" svg:x="3.7cm" svg:y="16.543cm">
          <draw:text-box>
            <text:p text:style-name="P1"><text:span text:style-name="T4">encouraged intensified efforts, in line with the conclusions of the emergency </text:span></text:p>
          </draw:text-box>
        </draw:frame>
        <draw:frame draw:style-name="gr1" draw:text-style-name="P2" draw:layer="layout" svg:width="10.103cm" svg:height="0.475cm" svg:x="3.7cm" svg:y="17.107cm">
          <draw:text-box>
            <text:p text:style-name="P1"><text:span text:style-name="T4">session, to implement UNSCOM and IAEA mandates;</text:span></text:p>
          </draw:text-box>
        </draw:frame>
        <draw:frame draw:style-name="gr2" draw:text-style-name="P3" draw:layer="layout" svg:width="0.634cm" svg:height="0.712cm" svg:x="2.95cm" svg:y="17.61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21cm" svg:height="0.475cm" svg:x="3.7cm" svg:y="17.772cm">
          <draw:text-box>
            <text:p text:style-name="P1"><text:span text:style-name="T4">acknowledged that, as Iraq complied with its obligations and the Council agreed, </text:span></text:p>
          </draw:text-box>
        </draw:frame>
        <draw:frame draw:style-name="gr1" draw:text-style-name="P2" draw:layer="layout" svg:width="15.441cm" svg:height="0.475cm" svg:x="3.7cm" svg:y="18.336cm">
          <draw:text-box>
            <text:p text:style-name="P1"><text:span text:style-name="T4">UNSCOM and the IAEA would make the transition from inspections to monitoring; </text:span></text:p>
          </draw:text-box>
        </draw:frame>
        <draw:frame draw:style-name="gr1" draw:text-style-name="P2" draw:layer="layout" svg:width="0.713cm" svg:height="0.475cm" svg:x="3.7cm" svg:y="18.901cm">
          <draw:text-box>
            <text:p text:style-name="P1"><text:span text:style-name="T4">and</text:span></text:p>
          </draw:text-box>
        </draw:frame>
        <draw:frame draw:style-name="gr2" draw:text-style-name="P3" draw:layer="layout" svg:width="0.634cm" svg:height="0.712cm" svg:x="2.95cm" svg:y="19.40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71cm" svg:height="0.475cm" svg:x="3.7cm" svg:y="19.565cm">
          <draw:text-box>
            <text:p text:style-name="P1"><text:span text:style-name="T4">urged Member States to respond positively to UNSCOM requests for additional </text:span></text:p>
          </draw:text-box>
        </draw:frame>
        <draw:frame draw:style-name="gr1" draw:text-style-name="P2" draw:layer="layout" svg:width="7.258cm" svg:height="0.475cm" svg:x="3.7cm" svg:y="20.13cm">
          <draw:text-box>
            <text:p text:style-name="P1"><text:span text:style-name="T4">personnel, equipment and information.</text:span></text:p>
          </draw:text-box>
        </draw:frame>
        <draw:frame draw:style-name="gr6" draw:text-style-name="P7" draw:layer="layout" svg:width="0.408cm" svg:height="0.276cm" svg:x="10.925cm" svg:y="20.148cm">
          <draw:text-box>
            <text:p text:style-name="P1"><text:span text:style-name="T9">166</text:span></text:p>
          </draw:text-box>
        </draw:frame>
        <draw:frame draw:style-name="gr1" draw:text-style-name="P2" draw:layer="layout" svg:width="16.055cm" svg:height="0.475cm" svg:x="2.2cm" svg:y="21.044cm">
          <draw:text-box>
            <text:p text:style-name="P1"><text:span text:style-name="T6">428. </text:span><text:span text:style-name="T4"><text:s/>Mr Butler, accompanied by his Deputy, Mr Charles Duelfer, and Commissioners </text:span></text:p>
          </draw:text-box>
        </draw:frame>
        <draw:frame draw:style-name="gr1" draw:text-style-name="P2" draw:layer="layout" svg:width="15.119cm" svg:height="0.475cm" svg:x="2.2cm" svg:y="21.608cm">
          <draw:text-box>
            <text:p text:style-name="P1"><text:span text:style-name="T4">from France, Russia and the UK, held talks to discuss the implementation of the </text:span></text:p>
          </draw:text-box>
        </draw:frame>
        <draw:frame draw:style-name="gr1" draw:text-style-name="P2" draw:layer="layout" svg:width="16.123cm" svg:height="0.475cm" svg:x="2.2cm" svg:y="22.173cm">
          <draw:text-box>
            <text:p text:style-name="P1"><text:span text:style-name="T4">mandate set out in the Presidential Statement of 3 December with an Iraqi delegation </text:span></text:p>
          </draw:text-box>
        </draw:frame>
        <draw:frame draw:style-name="gr1" draw:text-style-name="P2" draw:layer="layout" svg:width="3.782cm" svg:height="0.475cm" svg:x="2.2cm" svg:y="22.737cm">
          <draw:text-box>
            <text:p text:style-name="P1"><text:span text:style-name="T4">led by Mr Tariq Aziz.</text:span></text:p>
          </draw:text-box>
        </draw:frame>
        <draw:frame draw:style-name="gr6" draw:text-style-name="P7" draw:layer="layout" svg:width="0.408cm" svg:height="0.276cm" svg:x="5.98cm" svg:y="22.756cm">
          <draw:text-box>
            <text:p text:style-name="P1"><text:span text:style-name="T9">167</text:span></text:p>
          </draw:text-box>
        </draw:frame>
        <draw:frame draw:style-name="gr1" draw:text-style-name="P2" draw:layer="layout" svg:width="16.351cm" svg:height="0.475cm" svg:x="2.2cm" svg:y="23.652cm">
          <draw:text-box>
            <text:p text:style-name="P1"><text:span text:style-name="T6">429. </text:span><text:span text:style-name="T4"><text:s/>Mr Butler reported that discussions on access for inspections had addressed five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6.784cm" svg:height="0.475cm" svg:x="2.2cm" svg:y="24.216cm">
          <draw:text-box>
            <text:p text:style-name="P1"><text:span text:style-name="T4">categories of sites identified by Iraq: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166 </text:span></text:p>
          </draw:text-box>
        </draw:frame>
        <draw:frame draw:style-name="gr4" draw:text-style-name="P5" draw:layer="layout" svg:width="12.787cm" svg:height="0.395cm" svg:x="2.646cm" svg:y="25.511cm">
          <draw:text-box>
            <text:p text:style-name="P1"><text:span text:style-name="T11">UN Security Council, ‘3838th Meeting Wednesday 3 December 1997’ (S/PV.3838)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167 </text:span></text:p>
          </draw:text-box>
        </draw:frame>
        <draw:frame draw:style-name="gr4" draw:text-style-name="P5" draw:layer="layout" svg:width="14.649cm" svg:height="0.395cm" svg:x="2.646cm" svg:y="25.934cm">
          <draw:text-box>
            <text:p text:style-name="P1"><text:span text:style-name="T11">UN Security Council, 17 December 1997, ‘Letter dated 17 December 1997 from the Executive </text:span></text:p>
          </draw:text-box>
        </draw:frame>
        <draw:frame draw:style-name="gr4" draw:text-style-name="P5" draw:layer="layout" svg:width="16.546cm" svg:height="0.395cm" svg:x="2.2cm" svg:y="26.357cm">
          <draw:text-box>
            <text:p text:style-name="P1"><text:span text:style-name="T11">Chairman of the Special Commission established by the Secretary-General pursuant to paragraph 9 (b) (i) </text:span></text:p>
          </draw:text-box>
        </draw:frame>
        <draw:frame draw:style-name="gr4" draw:text-style-name="P5" draw:layer="layout" svg:width="15.153cm" svg:height="0.395cm" svg:x="2.2cm" svg:y="26.781cm">
          <draw:text-box>
            <text:p text:style-name="P1"><text:span text:style-name="T11">of Security Council resolution 687 (1991) addressed to the President of the Council’ (S/1997/987).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9.51cm" svg:height="0.475cm" svg:x="3.7cm" svg:y="2.525cm">
          <draw:text-box>
            <text:p text:style-name="P1"><text:span text:style-name="T4">Normal</text:span><text:span text:style-name="T15"> </text:span><text:span text:style-name="T4">– which could be visited without restriction.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18cm" svg:height="0.475cm" svg:x="3.7cm" svg:y="3.19cm">
          <draw:text-box>
            <text:p text:style-name="P1"><text:span text:style-name="T4">National Security</text:span><text:span text:style-name="T15"> </text:span><text:span text:style-name="T4">– where the modalities for inspections of sensitive sites would </text:span></text:p>
          </draw:text-box>
        </draw:frame>
        <draw:frame draw:style-name="gr1" draw:text-style-name="P2" draw:layer="layout" svg:width="15.555cm" svg:height="0.475cm" svg:x="3.7cm" svg:y="3.754cm">
          <draw:text-box>
            <text:p text:style-name="P1"><text:span text:style-name="T4">apply, “except for the most secret rooms … to which no access would be granted”. </text:span></text:p>
          </draw:text-box>
        </draw:frame>
        <draw:frame draw:style-name="gr1" draw:text-style-name="P2" draw:layer="layout" svg:width="14.082cm" svg:height="0.475cm" svg:x="3.7cm" svg:y="4.318cm">
          <draw:text-box>
            <text:p text:style-name="P1"><text:span text:style-name="T4">Mr Aziz had agreed to an improvement of the arrangements, including that:</text:span></text:p>
          </draw:text-box>
        </draw:frame>
        <draw:frame draw:style-name="gr10" draw:text-style-name="P11" draw:layer="layout" svg:width="0.317cm" svg:height="0.374cm" svg:x="4.383cm" svg:y="5.036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5.036cm">
          <draw:text-box>
            <text:p text:style-name="P1"><text:span text:style-name="T14">{</text:span></text:p>
          </draw:text-box>
        </draw:frame>
        <draw:frame draw:style-name="gr1" draw:text-style-name="P2" draw:layer="layout" svg:width="13.337cm" svg:height="0.475cm" svg:x="4.73cm" svg:y="4.983cm">
          <draw:text-box>
            <text:p text:style-name="P1"><text:span text:style-name="T4">The size of the inspection team would be proportionate to the size and </text:span></text:p>
          </draw:text-box>
        </draw:frame>
        <draw:frame draw:style-name="gr1" draw:text-style-name="P2" draw:layer="layout" svg:width="11.059cm" svg:height="0.475cm" svg:x="4.73cm" svg:y="5.547cm">
          <draw:text-box>
            <text:p text:style-name="P1"><text:span text:style-name="T4">complexity of the site and agreed on a case-by-case basis.</text:span></text:p>
          </draw:text-box>
        </draw:frame>
        <draw:frame draw:style-name="gr10" draw:text-style-name="P11" draw:layer="layout" svg:width="0.317cm" svg:height="0.374cm" svg:x="4.383cm" svg:y="6.265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6.265cm">
          <draw:text-box>
            <text:p text:style-name="P1"><text:span text:style-name="T14">{</text:span></text:p>
          </draw:text-box>
        </draw:frame>
        <draw:frame draw:style-name="gr1" draw:text-style-name="P2" draw:layer="layout" svg:width="11.665cm" svg:height="0.475cm" svg:x="4.73cm" svg:y="6.212cm">
          <draw:text-box>
            <text:p text:style-name="P1"><text:span text:style-name="T4">Iraq would take steps significantly to reduce the delay in entry.</text:span></text:p>
          </draw:text-box>
        </draw:frame>
        <draw:frame draw:style-name="gr10" draw:text-style-name="P11" draw:layer="layout" svg:width="0.317cm" svg:height="0.374cm" svg:x="4.383cm" svg:y="6.929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6.929cm">
          <draw:text-box>
            <text:p text:style-name="P1"><text:span text:style-name="T14">{</text:span></text:p>
          </draw:text-box>
        </draw:frame>
        <draw:frame draw:style-name="gr1" draw:text-style-name="P2" draw:layer="layout" svg:width="13.159cm" svg:height="0.475cm" svg:x="4.73cm" svg:y="6.876cm">
          <draw:text-box>
            <text:p text:style-name="P1"><text:span text:style-name="T4">Immediately a site was declared sensitive, the Chief Inspector and an </text:span></text:p>
          </draw:text-box>
        </draw:frame>
        <draw:frame draw:style-name="gr1" draw:text-style-name="P2" draw:layer="layout" svg:width="13.235cm" svg:height="0.475cm" svg:x="4.73cm" svg:y="7.441cm">
          <draw:text-box>
            <text:p text:style-name="P1"><text:span text:style-name="T4">Iraqi minder could enter to ensure that movement was frozen and that </text:span></text:p>
          </draw:text-box>
        </draw:frame>
        <draw:frame draw:style-name="gr1" draw:text-style-name="P2" draw:layer="layout" svg:width="8.299cm" svg:height="0.475cm" svg:x="4.73cm" svg:y="8.005cm">
          <draw:text-box>
            <text:p text:style-name="P1"><text:span text:style-name="T4">documents would not be burnt or destroyed.</text:span></text:p>
          </draw:text-box>
        </draw:frame>
        <draw:frame draw:style-name="gr2" draw:text-style-name="P3" draw:layer="layout" svg:width="0.634cm" svg:height="0.712cm" svg:x="2.95cm" svg:y="8.51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3cm" svg:height="0.475cm" svg:x="3.7cm" svg:y="8.67cm">
          <draw:text-box>
            <text:p text:style-name="P1"><text:span text:style-name="T4">Presidential and sovereign</text:span><text:span text:style-name="T15"> </text:span><text:span text:style-name="T4">– in relation to which Iraq’s “absolute” position was </text:span></text:p>
          </draw:text-box>
        </draw:frame>
        <draw:frame draw:style-name="gr1" draw:text-style-name="P2" draw:layer="layout" svg:width="15.284cm" svg:height="0.475cm" svg:x="3.7cm" svg:y="9.234cm">
          <draw:text-box>
            <text:p text:style-name="P1"><text:span text:style-name="T4">that inspections and overflights would not be allowed “under any circumstances”, </text:span></text:p>
          </draw:text-box>
        </draw:frame>
        <draw:frame draw:style-name="gr1" draw:text-style-name="P2" draw:layer="layout" svg:width="13.066cm" svg:height="0.475cm" svg:x="3.7cm" svg:y="9.798cm">
          <draw:text-box>
            <text:p text:style-name="P1"><text:span text:style-name="T4">which Mr Butler doubted would be acceptable to the Security Council.</text:span></text:p>
          </draw:text-box>
        </draw:frame>
        <draw:frame draw:style-name="gr2" draw:text-style-name="P3" draw:layer="layout" svg:width="0.634cm" svg:height="0.712cm" svg:x="2.95cm" svg:y="10.30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83cm" svg:height="0.475cm" svg:x="3.7cm" svg:y="10.463cm">
          <draw:text-box>
            <text:p text:style-name="P1"><text:span text:style-name="T4">Civilian sites/private residences</text:span><text:span text:style-name="T15"> </text:span><text:span text:style-name="T4">– in which the Government had no authority </text:span></text:p>
          </draw:text-box>
        </draw:frame>
        <draw:frame draw:style-name="gr1" draw:text-style-name="P2" draw:layer="layout" svg:width="14.404cm" svg:height="0.475cm" svg:x="3.7cm" svg:y="11.027cm">
          <draw:text-box>
            <text:p text:style-name="P1"><text:span text:style-name="T4">and UNSCOM would need the owner’s permission for inspections. Mr Butler </text:span></text:p>
          </draw:text-box>
        </draw:frame>
        <draw:frame draw:style-name="gr1" draw:text-style-name="P2" draw:layer="layout" svg:width="8.426cm" svg:height="0.475cm" svg:x="3.7cm" svg:y="11.592cm">
          <draw:text-box>
            <text:p text:style-name="P1"><text:span text:style-name="T4">expressed reservations about Iraq’s position.</text:span></text:p>
          </draw:text-box>
        </draw:frame>
        <draw:frame draw:style-name="gr2" draw:text-style-name="P3" draw:layer="layout" svg:width="0.634cm" svg:height="0.712cm" svg:x="2.95cm" svg:y="12.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384cm" svg:height="0.475cm" svg:x="3.7cm" svg:y="12.256cm">
          <draw:text-box>
            <text:p text:style-name="P1"><text:span text:style-name="T4">Foreign</text:span><text:span text:style-name="T15"> </text:span><text:span text:style-name="T4">– where UNSCOM would have to deal directly with the owners.</text:span></text:p>
          </draw:text-box>
        </draw:frame>
        <draw:frame draw:style-name="gr6" draw:text-style-name="P7" draw:layer="layout" svg:width="0.408cm" svg:height="0.276cm" svg:x="17.041cm" svg:y="12.275cm">
          <draw:text-box>
            <text:p text:style-name="P1"><text:span text:style-name="T9">168</text:span></text:p>
          </draw:text-box>
        </draw:frame>
        <draw:frame draw:style-name="gr1" draw:text-style-name="P2" draw:layer="layout" svg:width="16.046cm" svg:height="0.475cm" svg:x="2.2cm" svg:y="13.171cm">
          <draw:text-box>
            <text:p text:style-name="P1"><text:span text:style-name="T6">430. </text:span><text:span text:style-name="T4"><text:s/>Iraq asked again whether the U-2 surveillance flights could be replaced by Iraqi </text:span></text:p>
          </draw:text-box>
        </draw:frame>
        <draw:frame draw:style-name="gr1" draw:text-style-name="P2" draw:layer="layout" svg:width="6.318cm" svg:height="0.475cm" svg:x="2.2cm" svg:y="13.735cm">
          <draw:text-box>
            <text:p text:style-name="P1"><text:span text:style-name="T4">assets or those of another nation.</text:span></text:p>
          </draw:text-box>
        </draw:frame>
        <draw:frame draw:style-name="gr1" draw:text-style-name="P2" draw:layer="layout" svg:width="16.186cm" svg:height="0.475cm" svg:x="2.2cm" svg:y="14.65cm">
          <draw:text-box>
            <text:p text:style-name="P1"><text:span text:style-name="T6">431. </text:span><text:span text:style-name="T4"><text:s/>Iraq continued to state that it had “destroyed and/or no longer had any weapons </text:span></text:p>
          </draw:text-box>
        </draw:frame>
        <draw:frame draw:style-name="gr1" draw:text-style-name="P2" draw:layer="layout" svg:width="16.203cm" svg:height="0.475cm" svg:x="2.2cm" svg:y="15.214cm">
          <draw:text-box>
            <text:p text:style-name="P1"><text:span text:style-name="T4">of mass destruction” and had proposed technical “seminars” to address disagreement </text:span></text:p>
          </draw:text-box>
        </draw:frame>
        <draw:frame draw:style-name="gr1" draw:text-style-name="P2" draw:layer="layout" svg:width="16.326cm" svg:height="0.475cm" svg:x="2.2cm" svg:y="15.778cm">
          <draw:text-box>
            <text:p text:style-name="P1"><text:span text:style-name="T4">on issues of substance. Mr Aziz had stated “for the public record” that the Government </text:span></text:p>
          </draw:text-box>
        </draw:frame>
        <draw:frame draw:style-name="gr1" draw:text-style-name="P2" draw:layer="layout" svg:width="15.631cm" svg:height="0.475cm" svg:x="2.2cm" svg:y="16.343cm">
          <draw:text-box>
            <text:p text:style-name="P1"><text:span text:style-name="T4">of Iraq had decided in 1991 to “deny and obliterate traces of its biological weapons </text:span></text:p>
          </draw:text-box>
        </draw:frame>
        <draw:frame draw:style-name="gr1" draw:text-style-name="P2" draw:layer="layout" svg:width="11.711cm" svg:height="0.475cm" svg:x="2.2cm" svg:y="16.907cm">
          <draw:text-box>
            <text:p text:style-name="P1"><text:span text:style-name="T4">programme” on the grounds of “national security and survival”.</text:span></text:p>
          </draw:text-box>
        </draw:frame>
        <draw:frame draw:style-name="gr1" draw:text-style-name="P2" draw:layer="layout" svg:width="15.064cm" svg:height="0.475cm" svg:x="2.2cm" svg:y="17.822cm">
          <draw:text-box>
            <text:p text:style-name="P1"><text:span text:style-name="T6">432. </text:span><text:span text:style-name="T4"><text:s/>Iraq had declined UNSCOM’s invitation to develop an additional joint work </text:span></text:p>
          </draw:text-box>
        </draw:frame>
        <draw:frame draw:style-name="gr1" draw:text-style-name="P2" draw:layer="layout" svg:width="16.207cm" svg:height="0.475cm" svg:x="2.2cm" svg:y="18.386cm">
          <draw:text-box>
            <text:p text:style-name="P1"><text:span text:style-name="T4">programme, but agreed to technical evaluation meetings on missile warheads and VX </text:span></text:p>
          </draw:text-box>
        </draw:frame>
        <draw:frame draw:style-name="gr1" draw:text-style-name="P2" draw:layer="layout" svg:width="15.627cm" svg:height="0.475cm" svg:x="2.2cm" svg:y="18.951cm">
          <draw:text-box>
            <text:p text:style-name="P1"><text:span text:style-name="T4">in January, with a meeting on biological weapons to follow “as soon as practicable”.</text:span></text:p>
          </draw:text-box>
        </draw:frame>
        <draw:frame draw:style-name="gr1" draw:text-style-name="P2" draw:layer="layout" svg:width="16.156cm" svg:height="0.475cm" svg:x="2.2cm" svg:y="19.865cm">
          <draw:text-box>
            <text:p text:style-name="P1"><text:span text:style-name="T6">433. </text:span><text:span text:style-name="T4"><text:s/>The report confirmed that, where facilities had been visited, dual-use equipment </text:span></text:p>
          </draw:text-box>
        </draw:frame>
        <draw:frame draw:style-name="gr1" draw:text-style-name="P2" draw:layer="layout" svg:width="16.334cm" svg:height="0.475cm" svg:x="2.2cm" svg:y="20.43cm">
          <draw:text-box>
            <text:p text:style-name="P1"><text:span text:style-name="T4">had been returned and the Commission had found no evidence of proscribed activities.</text:span></text:p>
          </draw:text-box>
        </draw:frame>
        <draw:frame draw:style-name="gr1" draw:text-style-name="P2" draw:layer="layout" svg:width="16.389cm" svg:height="0.475cm" svg:x="2.2cm" svg:y="21.344cm">
          <draw:text-box>
            <text:p text:style-name="P1"><text:span text:style-name="T6">434. </text:span><text:span text:style-name="T4"><text:s/>In December 1997, the JIC noted that Iraq “may have retained hidden production </text:span></text:p>
          </draw:text-box>
        </draw:frame>
        <draw:frame draw:style-name="gr1" draw:text-style-name="P2" draw:layer="layout" svg:width="15.974cm" svg:height="0.475cm" svg:x="2.2cm" svg:y="21.908cm">
          <draw:text-box>
            <text:p text:style-name="P1"><text:span text:style-name="T4">equipment, agent and delivery systems” and that it “could … regenerate a significant </text:span></text:p>
          </draw:text-box>
        </draw:frame>
        <draw:frame draw:style-name="gr1" draw:text-style-name="P2" draw:layer="layout" svg:width="7.355cm" svg:height="0.475cm" svg:x="2.2cm" svg:y="22.473cm">
          <draw:text-box>
            <text:p text:style-name="P1"><text:span text:style-name="T4">offensive BW capability within months”.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6" draw:text-style-name="P7" draw:layer="layout" svg:width="0.408cm" svg:height="0.276cm" svg:x="9.533cm" svg:y="22.492cm">
          <draw:text-box>
            <text:p text:style-name="P1"><text:span text:style-name="T9">169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0">168 </text:span></text:p>
          </draw:text-box>
        </draw:frame>
        <draw:frame draw:style-name="gr4" draw:text-style-name="P5" draw:layer="layout" svg:width="15.289cm" svg:height="0.395cm" svg:x="2.646cm" svg:y="25.087cm">
          <draw:text-box>
            <text:p text:style-name="P1"><text:span text:style-name="T11">UN Security Council, 17 December 1997, ‘Report on the visit to Baghdad from 12 to 16 December </text:span></text:p>
          </draw:text-box>
        </draw:frame>
        <draw:frame draw:style-name="gr4" draw:text-style-name="P5" draw:layer="layout" svg:width="16.309cm" svg:height="0.395cm" svg:x="2.2cm" svg:y="25.511cm">
          <draw:text-box>
            <text:p text:style-name="P1"><text:span text:style-name="T11">1997 by the Executive Chairman of the Special Commission established by the Secretary-General under </text:span></text:p>
          </draw:text-box>
        </draw:frame>
        <draw:frame draw:style-name="gr4" draw:text-style-name="P5" draw:layer="layout" svg:width="11.551cm" svg:height="0.395cm" svg:x="2.2cm" svg:y="25.934cm">
          <draw:text-box>
            <text:p text:style-name="P1"><text:span text:style-name="T11">paragraph 9 (b) (i) of Security Council resolution 687 (1991)’ (S/1997/987)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169 </text:span></text:p>
          </draw:text-box>
        </draw:frame>
        <draw:frame draw:style-name="gr4" draw:text-style-name="P5" draw:layer="layout" svg:width="15.733cm" svg:height="0.395cm" svg:x="2.646cm" svg:y="26.357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6.781cm">
          <draw:text-box>
            <text:p text:style-name="P1"><text:span text:style-name="T11">page 48.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2</text:span></text:p>
          </draw:text-box>
        </draw:frame>
        <draw:frame draw:style-name="gr1" draw:text-style-name="P2" draw:layer="layout" svg:width="16.55cm" svg:height="0.475cm" svg:x="2.2cm" svg:y="2.525cm">
          <draw:text-box>
            <text:p text:style-name="P1"><text:span text:style-name="T6">435. </text:span><text:span text:style-name="T4"><text:s/>In a Statement by the President of the Security Council, issued after consultations </text:span></text:p>
          </draw:text-box>
        </draw:frame>
        <draw:frame draw:style-name="gr1" draw:text-style-name="P2" draw:layer="layout" svg:width="15.361cm" svg:height="0.475cm" svg:x="2.2cm" svg:y="3.09cm">
          <draw:text-box>
            <text:p text:style-name="P1"><text:span text:style-name="T4">on Mr Butler’s report on 22 December, the Council reiterated its demand that Iraq </text:span></text:p>
          </draw:text-box>
        </draw:frame>
        <draw:frame draw:style-name="gr1" draw:text-style-name="P2" draw:layer="layout" svg:width="16.072cm" svg:height="0.475cm" svg:x="2.2cm" svg:y="3.654cm">
          <draw:text-box>
            <text:p text:style-name="P1"><text:span text:style-name="T4">co-operate fully with UNSCOM and allow inspection teams “immediate, unconditional </text:span></text:p>
          </draw:text-box>
        </draw:frame>
        <draw:frame draw:style-name="gr1" draw:text-style-name="P2" draw:layer="layout" svg:width="15.183cm" svg:height="0.475cm" svg:x="2.2cm" svg:y="4.218cm">
          <draw:text-box>
            <text:p text:style-name="P1"><text:span text:style-name="T4">access”, and stated that any failure to do so would be “unacceptable and a clear </text:span></text:p>
          </draw:text-box>
        </draw:frame>
        <draw:frame draw:style-name="gr1" draw:text-style-name="P2" draw:layer="layout" svg:width="16.766cm" svg:height="0.475cm" svg:x="2.2cm" svg:y="4.783cm">
          <draw:text-box>
            <text:p text:style-name="P1"><text:span text:style-name="T4">violation of the relevant resolutions”. The Council also acknowledged that discussions on </text:span></text:p>
          </draw:text-box>
        </draw:frame>
        <draw:frame draw:style-name="gr1" draw:text-style-name="P2" draw:layer="layout" svg:width="16.787cm" svg:height="0.475cm" svg:x="2.2cm" svg:y="5.347cm">
          <draw:text-box>
            <text:p text:style-name="P1"><text:span text:style-name="T4">the practical arrangements were continuing, reiterated its full support for the Commission </text:span></text:p>
          </draw:text-box>
        </draw:frame>
        <draw:frame draw:style-name="gr1" draw:text-style-name="P2" draw:layer="layout" svg:width="13.367cm" svg:height="0.475cm" svg:x="2.2cm" svg:y="5.912cm">
          <draw:text-box>
            <text:p text:style-name="P1"><text:span text:style-name="T4">and Mr Butler, and called on the Government of Iraq to co-operate fully.</text:span></text:p>
          </draw:text-box>
        </draw:frame>
        <draw:frame draw:style-name="gr6" draw:text-style-name="P7" draw:layer="layout" svg:width="0.408cm" svg:height="0.276cm" svg:x="15.511cm" svg:y="5.931cm">
          <draw:text-box>
            <text:p text:style-name="P1"><text:span text:style-name="T9">170</text:span></text:p>
          </draw:text-box>
        </draw:frame>
        <draw:frame draw:style-name="gr1" draw:text-style-name="P2" draw:layer="layout" svg:width="15.716cm" svg:height="0.475cm" svg:x="2.2cm" svg:y="6.826cm">
          <draw:text-box>
            <text:p text:style-name="P1"><text:span text:style-name="T6">436. </text:span><text:span text:style-name="T4"><text:s/>On 12 January 1998, the Government of Iraq announced that, on the basis of </text:span></text:p>
          </draw:text-box>
        </draw:frame>
        <draw:frame draw:style-name="gr1" draw:text-style-name="P2" draw:layer="layout" svg:width="16.241cm" svg:height="0.475cm" svg:x="2.2cm" svg:y="7.391cm">
          <draw:text-box>
            <text:p text:style-name="P1"><text:span text:style-name="T4">the nationalities present, a team would not be permitted to conduct further inspections </text:span></text:p>
          </draw:text-box>
        </draw:frame>
        <draw:frame draw:style-name="gr1" draw:text-style-name="P2" draw:layer="layout" svg:width="1.302cm" svg:height="0.475cm" svg:x="2.2cm" svg:y="7.955cm">
          <draw:text-box>
            <text:p text:style-name="P1"><text:span text:style-name="T4">in Iraq.</text:span></text:p>
          </draw:text-box>
        </draw:frame>
        <draw:frame draw:style-name="gr6" draw:text-style-name="P7" draw:layer="layout" svg:width="0.408cm" svg:height="0.276cm" svg:x="3.494cm" svg:y="7.974cm">
          <draw:text-box>
            <text:p text:style-name="P1"><text:span text:style-name="T9">171</text:span></text:p>
          </draw:text-box>
        </draw:frame>
        <draw:frame draw:style-name="gr1" draw:text-style-name="P2" draw:layer="layout" svg:width="16.088cm" svg:height="0.475cm" svg:x="2.2cm" svg:y="8.87cm">
          <draw:text-box>
            <text:p text:style-name="P1"><text:span text:style-name="T6">437. </text:span><text:span text:style-name="T4"><text:s/>On 14 January, the President of the Security Council issued a further statement </text:span></text:p>
          </draw:text-box>
        </draw:frame>
        <draw:frame draw:style-name="gr1" draw:text-style-name="P2" draw:layer="layout" svg:width="15.2cm" svg:height="0.475cm" svg:x="2.2cm" svg:y="9.434cm">
          <draw:text-box>
            <text:p text:style-name="P1"><text:span text:style-name="T4">deploring the Iraqi statement of 12 January and its “subsequent failure to fulfil its </text:span></text:p>
          </draw:text-box>
        </draw:frame>
        <draw:frame draw:style-name="gr1" draw:text-style-name="P2" draw:layer="layout" svg:width="16.106cm" svg:height="0.475cm" svg:x="2.2cm" svg:y="9.998cm">
          <draw:text-box>
            <text:p text:style-name="P1"><text:span text:style-name="T4">obligations to provide the Special Commission with full, unconditional, and immediate </text:span></text:p>
          </draw:text-box>
        </draw:frame>
        <draw:frame draw:style-name="gr1" draw:text-style-name="P2" draw:layer="layout" svg:width="16.592cm" svg:height="0.475cm" svg:x="2.2cm" svg:y="10.563cm">
          <draw:text-box>
            <text:p text:style-name="P1"><text:span text:style-name="T4">access to all sites”. The Council determined that “failure” was “unacceptable and a clear </text:span></text:p>
          </draw:text-box>
        </draw:frame>
        <draw:frame draw:style-name="gr1" draw:text-style-name="P2" draw:layer="layout" svg:width="6.805cm" svg:height="0.475cm" svg:x="2.2cm" svg:y="11.127cm">
          <draw:text-box>
            <text:p text:style-name="P1"><text:span text:style-name="T4">violation of the relevant resolutions”.</text:span></text:p>
          </draw:text-box>
        </draw:frame>
        <draw:frame draw:style-name="gr6" draw:text-style-name="P7" draw:layer="layout" svg:width="0.408cm" svg:height="0.276cm" svg:x="8.977cm" svg:y="11.146cm">
          <draw:text-box>
            <text:p text:style-name="P1"><text:span text:style-name="T9">172</text:span></text:p>
          </draw:text-box>
        </draw:frame>
        <draw:frame draw:style-name="gr1" draw:text-style-name="P2" draw:layer="layout" svg:width="4.341cm" svg:height="0.475cm" svg:x="2.2cm" svg:y="12.042cm">
          <draw:text-box>
            <text:p text:style-name="P1"><text:span text:style-name="T6">438. </text:span><text:span text:style-name="T4"><text:s/>The Council also:</text:span></text:p>
          </draw:text-box>
        </draw:frame>
        <draw:frame draw:style-name="gr2" draw:text-style-name="P3" draw:layer="layout" svg:width="0.634cm" svg:height="0.712cm" svg:x="2.95cm" svg:y="12.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92cm" svg:height="0.475cm" svg:x="3.7cm" svg:y="12.956cm">
          <draw:text-box>
            <text:p text:style-name="P1"><text:span text:style-name="T4">recalled its statement of 29 October 1997 condemning Iraq’s decision to try to </text:span></text:p>
          </draw:text-box>
        </draw:frame>
        <draw:frame draw:style-name="gr1" draw:text-style-name="P2" draw:layer="layout" svg:width="15.602cm" svg:height="0.475cm" svg:x="3.7cm" svg:y="13.521cm">
          <draw:text-box>
            <text:p text:style-name="P1"><text:span text:style-name="T4">dictate the terms of its compliance with its obligations to co-operate with UNSCOM;</text:span></text:p>
          </draw:text-box>
        </draw:frame>
        <draw:frame draw:style-name="gr2" draw:text-style-name="P3" draw:layer="layout" svg:width="0.634cm" svg:height="0.712cm" svg:x="2.95cm" svg:y="14.02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0.649cm" svg:height="0.475cm" svg:x="3.7cm" svg:y="14.185cm">
          <draw:text-box>
            <text:p text:style-name="P1"><text:span text:style-name="T4">reiterated its demand in resolution 1137 for co-operation;</text:span></text:p>
          </draw:text-box>
        </draw:frame>
        <draw:frame draw:style-name="gr2" draw:text-style-name="P3" draw:layer="layout" svg:width="0.634cm" svg:height="0.712cm" svg:x="2.95cm" svg:y="14.69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434cm" svg:height="0.475cm" svg:x="3.7cm" svg:y="14.85cm">
          <draw:text-box>
            <text:p text:style-name="P1"><text:span text:style-name="T4">expressed its full support for the Special Commission and its Executive </text:span></text:p>
          </draw:text-box>
        </draw:frame>
        <draw:frame draw:style-name="gr1" draw:text-style-name="P2" draw:layer="layout" svg:width="2.788cm" svg:height="0.475cm" svg:x="3.7cm" svg:y="15.414cm">
          <draw:text-box>
            <text:p text:style-name="P1"><text:span text:style-name="T4">Chairman; and</text:span></text:p>
          </draw:text-box>
        </draw:frame>
        <draw:frame draw:style-name="gr2" draw:text-style-name="P3" draw:layer="layout" svg:width="0.634cm" svg:height="0.712cm" svg:x="2.95cm" svg:y="15.92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96cm" svg:height="0.475cm" svg:x="3.7cm" svg:y="16.078cm">
          <draw:text-box>
            <text:p text:style-name="P1"><text:span text:style-name="T4">requested a “full briefing” from Mr Butler after his planned talks with Iraq so that </text:span></text:p>
          </draw:text-box>
        </draw:frame>
        <draw:frame draw:style-name="gr1" draw:text-style-name="P2" draw:layer="layout" svg:width="11.178cm" svg:height="0.475cm" svg:x="3.7cm" svg:y="16.643cm">
          <draw:text-box>
            <text:p text:style-name="P1"><text:span text:style-name="T4">it could “decide as necessary on the appropriate response”.</text:span></text:p>
          </draw:text-box>
        </draw:frame>
        <draw:frame draw:style-name="gr1" draw:text-style-name="P2" draw:layer="layout" svg:width="15.115cm" svg:height="0.475cm" svg:x="2.2cm" svg:y="17.557cm">
          <draw:text-box>
            <text:p text:style-name="P1"><text:span text:style-name="T6">439. </text:span><text:span text:style-name="T4"><text:s/>On 15 January, the IAEA’s report of its visit to Iraq in December was made </text:span></text:p>
          </draw:text-box>
        </draw:frame>
        <draw:frame draw:style-name="gr1" draw:text-style-name="P2" draw:layer="layout" svg:width="6.166cm" svg:height="0.475cm" svg:x="2.2cm" svg:y="18.122cm">
          <draw:text-box>
            <text:p text:style-name="P1"><text:span text:style-name="T4">available to the Security Council.</text:span></text:p>
          </draw:text-box>
        </draw:frame>
        <draw:frame draw:style-name="gr6" draw:text-style-name="P7" draw:layer="layout" svg:width="0.408cm" svg:height="0.276cm" svg:x="8.342cm" svg:y="18.141cm">
          <draw:text-box>
            <text:p text:style-name="P1"><text:span text:style-name="T9">173</text:span></text:p>
          </draw:text-box>
        </draw:frame>
        <draw:frame draw:style-name="gr1" draw:text-style-name="P2" draw:layer="layout" svg:width="9.032cm" svg:height="0.475cm" svg:x="8.753cm" svg:y="18.122cm">
          <draw:text-box>
            <text:p text:style-name="P1"><text:span text:style-name="T4"><text:s/></text:span><text:span text:style-name="T4">The purpose of the visit had been to clarify five </text:span></text:p>
          </draw:text-box>
        </draw:frame>
        <draw:frame draw:style-name="gr1" draw:text-style-name="P2" draw:layer="layout" svg:width="12.169cm" svg:height="0.475cm" svg:x="2.2cm" svg:y="18.686cm">
          <draw:text-box>
            <text:p text:style-name="P1"><text:span text:style-name="T4">points identified in paragraph 75 of the earlier report, specifically:</text:span></text:p>
          </draw:text-box>
        </draw:frame>
        <draw:frame draw:style-name="gr2" draw:text-style-name="P3" draw:layer="layout" svg:width="0.634cm" svg:height="0.712cm" svg:x="2.95cm" svg:y="19.44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535cm" svg:height="0.475cm" svg:x="3.7cm" svg:y="19.601cm">
          <draw:text-box>
            <text:p text:style-name="P1"><text:span text:style-name="T4">“… </text:span><text:span text:style-name="T4">information provided by Iraq in respect of its post-war procurement procedures </text:span></text:p>
          </draw:text-box>
        </draw:frame>
        <draw:frame draw:style-name="gr1" draw:text-style-name="P2" draw:layer="layout" svg:width="14.734cm" svg:height="0.475cm" svg:x="3.7cm" svg:y="20.165cm">
          <draw:text-box>
            <text:p text:style-name="P1"><text:span text:style-name="T4">will contribute to the ability of IAEA to identify actions that might indicate Iraq’s </text:span></text:p>
          </draw:text-box>
        </draw:frame>
        <draw:frame draw:style-name="gr1" draw:text-style-name="P2" draw:layer="layout" svg:width="14.501cm" svg:height="0.475cm" svg:x="3.7cm" svg:y="20.73cm">
          <draw:text-box>
            <text:p text:style-name="P1"><text:span text:style-name="T4">clandestine procurement of proscribed or dual-use equipment and materials.”</text:span></text:p>
          </draw:text-box>
        </draw:frame>
        <draw:frame draw:style-name="gr2" draw:text-style-name="P3" draw:layer="layout" svg:width="0.634cm" svg:height="0.712cm" svg:x="2.95cm" svg:y="21.23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96cm" svg:height="0.475cm" svg:x="3.7cm" svg:y="21.394cm">
          <draw:text-box>
            <text:p text:style-name="P1"><text:span text:style-name="T4">“</text:span><text:span text:style-name="T4">The specification of the scope and content for the summary of the technical </text:span></text:p>
          </draw:text-box>
        </draw:frame>
        <draw:line draw:style-name="gr7" draw:text-style-name="P8" draw:layer="layout" svg:x1="2.199cm" svg:y1="22.89cm" svg:x2="7.3cm" svg:y2="22.89cm">
          <text:p/>
        </draw:line>
        <draw:frame draw:style-name="gr1" draw:text-style-name="P2" draw:layer="layout" svg:width="14.336cm" svg:height="0.475cm" svg:x="3.7cm" svg:y="21.958cm">
          <draw:text-box>
            <text:p text:style-name="P1"><text:span text:style-name="T4">achievements of Iraq’s clandestine nuclear programme that IAEA handed to </text:span></text:p>
          </draw:text-box>
        </draw:frame>
        <draw:frame draw:style-name="gr8" draw:text-style-name="P9" draw:layer="layout" svg:width="0.404cm" svg:height="0.23cm" svg:x="2.2cm" svg:y="23.41cm">
          <draw:text-box>
            <text:p text:style-name="P1"><text:span text:style-name="T10">170 </text:span></text:p>
          </draw:text-box>
        </draw:frame>
        <draw:frame draw:style-name="gr4" draw:text-style-name="P5" draw:layer="layout" svg:width="14.683cm" svg:height="0.395cm" svg:x="2.646cm" svg:y="23.394cm">
          <draw:text-box>
            <text:p text:style-name="P1"><text:span text:style-name="T11">UN Security Council, 22 December 1997, ‘Statement by the President of the Security Council’ <text:s/></text:span></text:p>
          </draw:text-box>
        </draw:frame>
        <draw:frame draw:style-name="gr4" draw:text-style-name="P5" draw:layer="layout" svg:width="2.965cm" svg:height="0.395cm" svg:x="2.2cm" svg:y="23.817cm">
          <draw:text-box>
            <text:p text:style-name="P1"><text:span text:style-name="T11">(S/PRST/1997/56).</text:span></text:p>
          </draw:text-box>
        </draw:frame>
        <draw:frame draw:style-name="gr8" draw:text-style-name="P9" draw:layer="layout" svg:width="0.404cm" svg:height="0.23cm" svg:x="2.2cm" svg:y="24.256cm">
          <draw:text-box>
            <text:p text:style-name="P1"><text:span text:style-name="T10">171 </text:span></text:p>
          </draw:text-box>
        </draw:frame>
        <draw:frame draw:style-name="gr4" draw:text-style-name="P5" draw:layer="layout" svg:width="15.742cm" svg:height="0.395cm" svg:x="2.646cm" svg:y="24.241cm">
          <draw:text-box>
            <text:p text:style-name="P1"><text:span text:style-name="T11">UN Security Council, 16 April 1998, ‘Report of the Executive Chairman on the activities of the Special </text:span></text:p>
          </draw:text-box>
        </draw:frame>
        <draw:frame draw:style-name="gr4" draw:text-style-name="P5" draw:layer="layout" svg:width="16.571cm" svg:height="0.395cm" svg:x="2.2cm" svg:y="24.664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27cm" svg:height="0.395cm" svg:x="2.2cm" svg:y="25.087cm">
          <draw:text-box>
            <text:p text:style-name="P1"><text:span text:style-name="T11">(S/1998/332)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172 </text:span></text:p>
          </draw:text-box>
        </draw:frame>
        <draw:frame draw:style-name="gr4" draw:text-style-name="P5" draw:layer="layout" svg:width="14.315cm" svg:height="0.395cm" svg:x="2.646cm" svg:y="25.511cm">
          <draw:text-box>
            <text:p text:style-name="P1"><text:span text:style-name="T11">UN Security Council, 14 January 1998, ‘Statement by the President of the Security Council’ <text:s/></text:span></text:p>
          </draw:text-box>
        </draw:frame>
        <draw:frame draw:style-name="gr4" draw:text-style-name="P5" draw:layer="layout" svg:width="2.771cm" svg:height="0.395cm" svg:x="2.2cm" svg:y="25.934cm">
          <draw:text-box>
            <text:p text:style-name="P1"><text:span text:style-name="T11">(S/PRST/1998/1)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173 </text:span></text:p>
          </draw:text-box>
        </draw:frame>
        <draw:frame draw:style-name="gr4" draw:text-style-name="P5" draw:layer="layout" svg:width="15.551cm" svg:height="0.395cm" svg:x="2.646cm" svg:y="26.357cm">
          <draw:text-box>
            <text:p text:style-name="P1"><text:span text:style-name="T11">UN Security Council, 15 January 1998, ‘Report on the International Atomic Energy Agency technical </text:span></text:p>
          </draw:text-box>
        </draw:frame>
        <draw:frame draw:style-name="gr4" draw:text-style-name="P5" draw:layer="layout" svg:width="8.718cm" svg:height="0.395cm" svg:x="2.2cm" svg:y="26.781cm">
          <draw:text-box>
            <text:p text:style-name="P1"><text:span text:style-name="T11">team visit to Iraq, 19 to 31 December 1997’ (S/1998/38).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polygon draw:style-name="gr9" draw:text-style-name="P10" draw:layer="layout" svg:width="15.083cm" svg:height="5.916cm" svg:x="2.958cm" svg:y="18.108cm" svg:viewBox="0 0 15084 5917" draw:points="0,5917 15084,5917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03</text:span></text:p>
          </draw:text-box>
        </draw:frame>
        <draw:frame draw:style-name="gr1" draw:text-style-name="P2" draw:layer="layout" svg:width="14.853cm" svg:height="0.475cm" svg:x="3.7cm" svg:y="2.525cm">
          <draw:text-box>
            <text:p text:style-name="P1"><text:span text:style-name="T4">the Iraqi counterpart should facilitate the production by Iraq of a document that </text:span></text:p>
          </draw:text-box>
        </draw:frame>
        <draw:frame draw:style-name="gr1" draw:text-style-name="P2" draw:layer="layout" svg:width="14.069cm" svg:height="0.475cm" svg:x="3.7cm" svg:y="3.09cm">
          <draw:text-box>
            <text:p text:style-name="P1"><text:span text:style-name="T4">will provide further assurance that the technically coherent picture of Iraq’s </text:span></text:p>
          </draw:text-box>
        </draw:frame>
        <draw:frame draw:style-name="gr1" draw:text-style-name="P2" draw:layer="layout" svg:width="9.629cm" svg:height="0.475cm" svg:x="3.7cm" svg:y="3.654cm">
          <draw:text-box>
            <text:p text:style-name="P1"><text:span text:style-name="T4">clandestine nuclear programme is comprehensive.”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701cm" svg:height="0.475cm" svg:x="3.7cm" svg:y="4.318cm">
          <draw:text-box>
            <text:p text:style-name="P1"><text:span text:style-name="T4">It had not been possible to verify Iraq’s statement in relation to a specific </text:span></text:p>
          </draw:text-box>
        </draw:frame>
        <draw:frame draw:style-name="gr1" draw:text-style-name="P2" draw:layer="layout" svg:width="15.064cm" svg:height="0.475cm" svg:x="3.7cm" svg:y="4.883cm">
          <draw:text-box>
            <text:p text:style-name="P1"><text:span text:style-name="T4">instance of external assistance offered to its clandestine nuclear programme, or </text:span></text:p>
          </draw:text-box>
        </draw:frame>
        <draw:frame draw:style-name="gr1" draw:text-style-name="P2" draw:layer="layout" svg:width="15.119cm" svg:height="0.475cm" svg:x="3.7cm" svg:y="5.447cm">
          <draw:text-box>
            <text:p text:style-name="P1"><text:span text:style-name="T4">its statements regarding the “government committee” or of the actions attributed </text:span></text:p>
          </draw:text-box>
        </draw:frame>
        <draw:frame draw:style-name="gr1" draw:text-style-name="P2" draw:layer="layout" svg:width="3.05cm" svg:height="0.475cm" svg:x="3.7cm" svg:y="6.012cm">
          <draw:text-box>
            <text:p text:style-name="P1"><text:span text:style-name="T4">to Lt Gen Kamil.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2cm" svg:height="0.475cm" svg:x="3.7cm" svg:y="6.676cm">
          <draw:text-box>
            <text:p text:style-name="P1"><text:span text:style-name="T4">The IAEA had “no information that contradicts Iraq’s statement that it had </text:span></text:p>
          </draw:text-box>
        </draw:frame>
        <draw:frame draw:style-name="gr1" draw:text-style-name="P2" draw:layer="layout" svg:width="13.849cm" svg:height="0.475cm" svg:x="3.7cm" svg:y="7.241cm">
          <draw:text-box>
            <text:p text:style-name="P1"><text:span text:style-name="T4">never identified nuclear weapon design options beyond those preliminary </text:span></text:p>
          </draw:text-box>
        </draw:frame>
        <draw:frame draw:style-name="gr1" draw:text-style-name="P2" draw:layer="layout" svg:width="14.395cm" svg:height="0.475cm" svg:x="3.7cm" svg:y="7.805cm">
          <draw:text-box>
            <text:p text:style-name="P1"><text:span text:style-name="T4">concepts described in its report”, but ongoing monitoring would be based on </text:span></text:p>
          </draw:text-box>
        </draw:frame>
        <draw:frame draw:style-name="gr1" draw:text-style-name="P2" draw:layer="layout" svg:width="14.937cm" svg:height="0.475cm" svg:x="3.7cm" svg:y="8.37cm">
          <draw:text-box>
            <text:p text:style-name="P1"><text:span text:style-name="T4">the assumption that Iraq retained “the technical capability to exploit, for nuclear </text:span></text:p>
          </draw:text-box>
        </draw:frame>
        <draw:frame draw:style-name="gr1" draw:text-style-name="P2" draw:layer="layout" svg:width="13.532cm" svg:height="0.475cm" svg:x="3.7cm" svg:y="8.934cm">
          <draw:text-box>
            <text:p text:style-name="P1"><text:span text:style-name="T4">weapons purposes, any relevant material to which it might gain access”.</text:span></text:p>
          </draw:text-box>
        </draw:frame>
        <draw:frame draw:style-name="gr2" draw:text-style-name="P3" draw:layer="layout" svg:width="0.634cm" svg:height="0.712cm" svg:x="2.95cm" svg:y="9.44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7cm" svg:height="0.475cm" svg:x="3.7cm" svg:y="9.598cm">
          <draw:text-box>
            <text:p text:style-name="P1"><text:span text:style-name="T4">The IAEA intended to implement an aerial radiation survey in Iraq, based on </text:span></text:p>
          </draw:text-box>
        </draw:frame>
        <draw:frame draw:style-name="gr1" draw:text-style-name="P2" draw:layer="layout" svg:width="9.73cm" svg:height="0.475cm" svg:x="3.7cm" svg:y="10.163cm">
          <draw:text-box>
            <text:p text:style-name="P1"><text:span text:style-name="T4">Iraqi co-operation with the use of fixed-wing aircraft.</text:span></text:p>
          </draw:text-box>
        </draw:frame>
        <draw:frame draw:style-name="gr1" draw:text-style-name="P2" draw:layer="layout" svg:width="16.11cm" svg:height="0.475cm" svg:x="2.2cm" svg:y="11.077cm">
          <draw:text-box>
            <text:p text:style-name="P1"><text:span text:style-name="T6">440. </text:span><text:span text:style-name="T4"><text:s/>On 22 January, Mr Butler sent a report of his recent visit to Iraq to the President </text:span></text:p>
          </draw:text-box>
        </draw:frame>
        <draw:frame draw:style-name="gr1" draw:text-style-name="P2" draw:layer="layout" svg:width="4.371cm" svg:height="0.475cm" svg:x="2.2cm" svg:y="11.642cm">
          <draw:text-box>
            <text:p text:style-name="P1"><text:span text:style-name="T4">of the Security Council.</text:span></text:p>
          </draw:text-box>
        </draw:frame>
        <draw:frame draw:style-name="gr6" draw:text-style-name="P7" draw:layer="layout" svg:width="0.408cm" svg:height="0.276cm" svg:x="6.553cm" svg:y="11.661cm">
          <draw:text-box>
            <text:p text:style-name="P1"><text:span text:style-name="T9">174</text:span></text:p>
          </draw:text-box>
        </draw:frame>
        <draw:frame draw:style-name="gr1" draw:text-style-name="P2" draw:layer="layout" svg:width="16.16cm" svg:height="0.475cm" svg:x="2.2cm" svg:y="12.556cm">
          <draw:text-box>
            <text:p text:style-name="P1"><text:span text:style-name="T6">441. </text:span><text:span text:style-name="T4"><text:s/>During his visit, Iraq had proposed a three-month moratorium on any attempt by </text:span></text:p>
          </draw:text-box>
        </draw:frame>
        <draw:frame draw:style-name="gr1" draw:text-style-name="P2" draw:layer="layout" svg:width="16.525cm" svg:height="0.475cm" svg:x="2.2cm" svg:y="13.121cm">
          <draw:text-box>
            <text:p text:style-name="P1"><text:span text:style-name="T4">UNSCOM to visit Presidential and sensitive sites, pending completion of initial technical </text:span></text:p>
          </draw:text-box>
        </draw:frame>
        <draw:frame draw:style-name="gr1" draw:text-style-name="P2" draw:layer="layout" svg:width="3.901cm" svg:height="0.475cm" svg:x="2.2cm" svg:y="13.685cm">
          <draw:text-box>
            <text:p text:style-name="P1"><text:span text:style-name="T4">evaluation meetings.</text:span></text:p>
          </draw:text-box>
        </draw:frame>
        <draw:frame draw:style-name="gr1" draw:text-style-name="P2" draw:layer="layout" svg:width="15.267cm" svg:height="0.475cm" svg:x="2.2cm" svg:y="14.6cm">
          <draw:text-box>
            <text:p text:style-name="P1"><text:span text:style-name="T6">442. </text:span><text:span text:style-name="T4"><text:s/>Iraq also rejected a request to allow the Commission’s fixed-wing aircraft to </text:span></text:p>
          </draw:text-box>
        </draw:frame>
        <draw:frame draw:style-name="gr1" draw:text-style-name="P2" draw:layer="layout" svg:width="12.706cm" svg:height="0.475cm" svg:x="2.2cm" svg:y="15.164cm">
          <draw:text-box>
            <text:p text:style-name="P1"><text:span text:style-name="T4">exercise their right to use airbases throughout Iraq. Mr Butler wrote:</text:span></text:p>
          </draw:text-box>
        </draw:frame>
        <draw:frame draw:style-name="gr1" draw:text-style-name="P2" draw:layer="layout" svg:width="13.977cm" svg:height="0.475cm" svg:x="2.95cm" svg:y="16.078cm">
          <draw:text-box>
            <text:p text:style-name="P1"><text:span text:style-name="T4">“</text:span><text:span text:style-name="T4">I must remind the Security Council that full access is required not only for </text:span></text:p>
          </draw:text-box>
        </draw:frame>
        <draw:frame draw:style-name="gr1" draw:text-style-name="P2" draw:layer="layout" svg:width="16cm" svg:height="0.475cm" svg:x="2.95cm" svg:y="16.643cm">
          <draw:text-box>
            <text:p text:style-name="P1"><text:span text:style-name="T4">disarmament purposes but also in the context of ongoing monitoring and verification. </text:span></text:p>
          </draw:text-box>
        </draw:frame>
        <draw:frame draw:style-name="gr1" draw:text-style-name="P2" draw:layer="layout" svg:width="13.989cm" svg:height="0.475cm" svg:x="2.95cm" svg:y="17.207cm">
          <draw:text-box>
            <text:p text:style-name="P1"><text:span text:style-name="T4">Access relinquished now could be needed in important ways in the future.”</text:span></text:p>
          </draw:text-box>
        </draw:frame>
        <draw:frame draw:style-name="gr5" draw:text-style-name="P6" draw:layer="layout" svg:width="5.455cm" svg:height="0.556cm" svg:x="7.783cm" svg:y="18.528cm">
          <draw:text-box>
            <text:p text:style-name="P1"><text:span text:style-name="T8">Liberal interventionism</text:span></text:p>
          </draw:text-box>
        </draw:frame>
        <draw:frame draw:style-name="gr4" draw:text-style-name="P5" draw:layer="layout" svg:width="12.744cm" svg:height="0.395cm" svg:x="3.45cm" svg:y="19.45cm">
          <draw:text-box>
            <text:p text:style-name="P1"><text:span text:style-name="T11">Sir Christopher Meyer, British Ambassador to the US from 1997 to 2003, drew the </text:span></text:p>
          </draw:text-box>
        </draw:frame>
        <draw:frame draw:style-name="gr4" draw:text-style-name="P5" draw:layer="layout" svg:width="12.685cm" svg:height="0.395cm" svg:x="3.45cm" svg:y="19.944cm">
          <draw:text-box>
            <text:p text:style-name="P1"><text:span text:style-name="T11">Inquiry’s attention to a speech made by Mr Blair in January 1998 in which he said:</text:span></text:p>
          </draw:text-box>
        </draw:frame>
        <draw:frame draw:style-name="gr4" draw:text-style-name="P5" draw:layer="layout" svg:width="13.291cm" svg:height="0.395cm" svg:x="4.2cm" svg:y="20.638cm">
          <draw:text-box>
            <text:p text:style-name="P1"><text:span text:style-name="T11">“</text:span><text:span text:style-name="T11">We have a clear responsibility in the interests of long term peace in the world to stop </text:span></text:p>
          </draw:text-box>
        </draw:frame>
        <draw:frame draw:style-name="gr4" draw:text-style-name="P5" draw:layer="layout" svg:width="12.541cm" svg:height="0.395cm" svg:x="4.2cm" svg:y="21.132cm">
          <draw:text-box>
            <text:p text:style-name="P1"><text:span text:style-name="T11">Saddam Hussein from defying the judgement of the world’s community. He must </text:span></text:p>
          </draw:text-box>
        </draw:frame>
        <draw:frame draw:style-name="gr4" draw:text-style-name="P5" draw:layer="layout" svg:width="12.719cm" svg:height="0.395cm" svg:x="4.2cm" svg:y="21.626cm">
          <draw:text-box>
            <text:p text:style-name="P1"><text:span text:style-name="T11">be either persuaded by diplomacy or made by force to yield up his long cherished </text:span></text:p>
          </draw:text-box>
        </draw:frame>
        <draw:frame draw:style-name="gr4" draw:text-style-name="P5" draw:layer="layout" svg:width="12.27cm" svg:height="0.395cm" svg:x="4.2cm" svg:y="22.119cm">
          <draw:text-box>
            <text:p text:style-name="P1"><text:span text:style-name="T11">ambition to develop nuclear, chemical and biological weapons; weapons which </text:span></text:p>
          </draw:text-box>
        </draw:frame>
        <draw:frame draw:style-name="gr4" draw:text-style-name="P5" draw:layer="layout" svg:width="13.151cm" svg:height="0.395cm" svg:x="4.2cm" svg:y="22.613cm">
          <draw:text-box>
            <text:p text:style-name="P1"><text:span text:style-name="T11">threaten not only his immediate neighbours in the Middle East, but pose a direct and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4" draw:text-style-name="P5" draw:layer="layout" svg:width="6.001cm" svg:height="0.395cm" svg:x="4.2cm" svg:y="23.107cm">
          <draw:text-box>
            <text:p text:style-name="P1"><text:span text:style-name="T11">fundamental challenge to world peace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174 </text:span></text:p>
          </draw:text-box>
        </draw:frame>
        <draw:frame draw:style-name="gr4" draw:text-style-name="P5" draw:layer="layout" svg:width="15.805cm" svg:height="0.395cm" svg:x="2.646cm" svg:y="25.934cm">
          <draw:text-box>
            <text:p text:style-name="P1"><text:span text:style-name="T11">UN Security Council, 22 January 1998, ‘Report of the visit to Baghdad from 19 January to 21 January </text:span></text:p>
          </draw:text-box>
        </draw:frame>
        <draw:frame draw:style-name="gr4" draw:text-style-name="P5" draw:layer="layout" svg:width="15.97cm" svg:height="0.395cm" svg:x="2.2cm" svg:y="26.357cm">
          <draw:text-box>
            <text:p text:style-name="P1"><text:span text:style-name="T11">1998 by the Executive Chairman of the Special Commission established by the Security Council under </text:span></text:p>
          </draw:text-box>
        </draw:frame>
        <draw:frame draw:style-name="gr4" draw:text-style-name="P5" draw:layer="layout" svg:width="11.356cm" svg:height="0.395cm" svg:x="2.2cm" svg:y="26.781cm">
          <draw:text-box>
            <text:p text:style-name="P1"><text:span text:style-name="T11">paragraph 9 (b) (i) of Security Council resolution 687 (1991)’ (S/1998/58).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9" draw:text-style-name="P10" draw:layer="layout" svg:width="15.083cm" svg:height="6.283cm" svg:x="2.958cm" svg:y="2.608cm" svg:viewBox="0 0 15084 6284" draw:points="0,6284 15084,62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04</text:span></text:p>
          </draw:text-box>
        </draw:frame>
        <draw:frame draw:style-name="gr4" draw:text-style-name="P5" draw:layer="layout" svg:width="12.952cm" svg:height="0.395cm" svg:x="4.2cm" svg:y="3.055cm">
          <draw:text-box>
            <text:p text:style-name="P1"><text:span text:style-name="T11">“</text:span><text:span text:style-name="T11">All our experience of him teaches us that it is sometimes hard to succeed with him </text:span></text:p>
          </draw:text-box>
        </draw:frame>
        <draw:frame draw:style-name="gr4" draw:text-style-name="P5" draw:layer="layout" svg:width="13.286cm" svg:height="0.395cm" svg:x="4.2cm" svg:y="3.549cm">
          <draw:text-box>
            <text:p text:style-name="P1"><text:span text:style-name="T11">via diplomacy, but one thing is for sure: diplomacy stands no chance of success at all </text:span></text:p>
          </draw:text-box>
        </draw:frame>
        <draw:frame draw:style-name="gr4" draw:text-style-name="P5" draw:layer="layout" svg:width="12.833cm" svg:height="0.395cm" svg:x="4.2cm" svg:y="4.043cm">
          <draw:text-box>
            <text:p text:style-name="P1"><text:span text:style-name="T11">unless he knows that if he fails to listen to reason, we have the force to back it up.” </text:span></text:p>
          </draw:text-box>
        </draw:frame>
        <draw:frame draw:style-name="gr8" draw:text-style-name="P9" draw:layer="layout" svg:width="0.345cm" svg:height="0.23cm" svg:x="17.093cm" svg:y="4.059cm">
          <draw:text-box>
            <text:p text:style-name="P1"><text:span text:style-name="T10">175</text:span></text:p>
          </draw:text-box>
        </draw:frame>
        <draw:frame draw:style-name="gr4" draw:text-style-name="P5" draw:layer="layout" svg:width="9.447cm" svg:height="0.395cm" svg:x="3.45cm" svg:y="4.887cm">
          <draw:text-box>
            <text:p text:style-name="P1"><text:span text:style-name="T11">In his press conference on 20 December 1998, Mr Blair said:</text:span></text:p>
          </draw:text-box>
        </draw:frame>
        <draw:frame draw:style-name="gr4" draw:text-style-name="P5" draw:layer="layout" svg:width="12.896cm" svg:height="0.395cm" svg:x="4.2cm" svg:y="5.581cm">
          <draw:text-box>
            <text:p text:style-name="P1"><text:span text:style-name="T11">“… </text:span><text:span text:style-name="T11">the patience of the international community cannot be tried indefinitely … when </text:span></text:p>
          </draw:text-box>
        </draw:frame>
        <draw:frame draw:style-name="gr4" draw:text-style-name="P5" draw:layer="layout" svg:width="12.719cm" svg:height="0.395cm" svg:x="4.2cm" svg:y="6.075cm">
          <draw:text-box>
            <text:p text:style-name="P1"><text:span text:style-name="T11">it is right and when the will of the international community is at stake we will act to </text:span></text:p>
          </draw:text-box>
        </draw:frame>
        <draw:frame draw:style-name="gr4" draw:text-style-name="P5" draw:layer="layout" svg:width="12.888cm" svg:height="0.395cm" svg:x="4.2cm" svg:y="6.569cm">
          <draw:text-box>
            <text:p text:style-name="P1"><text:span text:style-name="T11">enforce it because the first stirrings of a new global reality are upon us. Those who </text:span></text:p>
          </draw:text-box>
        </draw:frame>
        <draw:frame draw:style-name="gr4" draw:text-style-name="P5" draw:layer="layout" svg:width="13.244cm" svg:height="0.395cm" svg:x="4.2cm" svg:y="7.062cm">
          <draw:text-box>
            <text:p text:style-name="P1"><text:span text:style-name="T11">abuse force to wage war must be confronted by those willing to use force to maintain </text:span></text:p>
          </draw:text-box>
        </draw:frame>
        <draw:frame draw:style-name="gr4" draw:text-style-name="P5" draw:layer="layout" svg:width="12.567cm" svg:height="0.395cm" svg:x="4.2cm" svg:y="7.556cm">
          <draw:text-box>
            <text:p text:style-name="P1"><text:span text:style-name="T11">peace, otherwise the simple truth is that war becomes more likely. We cannot do </text:span></text:p>
          </draw:text-box>
        </draw:frame>
        <draw:frame draw:style-name="gr4" draw:text-style-name="P5" draw:layer="layout" svg:width="10.903cm" svg:height="0.395cm" svg:x="4.2cm" svg:y="8.05cm">
          <draw:text-box>
            <text:p text:style-name="P1"><text:span text:style-name="T11">everything, that is true, but what we can do reasonably we should do.” </text:span></text:p>
          </draw:text-box>
        </draw:frame>
        <draw:frame draw:style-name="gr8" draw:text-style-name="P9" draw:layer="layout" svg:width="0.345cm" svg:height="0.23cm" svg:x="15.152cm" svg:y="8.066cm">
          <draw:text-box>
            <text:p text:style-name="P1"><text:span text:style-name="T10">176</text:span></text:p>
          </draw:text-box>
        </draw:frame>
        <draw:frame draw:style-name="gr1" draw:text-style-name="P2" draw:layer="layout" svg:width="16.313cm" svg:height="0.475cm" svg:x="2.2cm" svg:y="9.351cm">
          <draw:text-box>
            <text:p text:style-name="P1"><text:span text:style-name="T6">443. </text:span><text:span text:style-name="T4"><text:s/>Lord Wilson of Dinton, Cabinet Secretary from 1998 to 2002, told the Inquiry that </text:span></text:p>
          </draw:text-box>
        </draw:frame>
        <draw:frame draw:style-name="gr1" draw:text-style-name="P2" draw:layer="layout" svg:width="15.784cm" svg:height="0.475cm" svg:x="2.2cm" svg:y="9.915cm">
          <draw:text-box>
            <text:p text:style-name="P1"><text:span text:style-name="T4">between January 1998 and January 1999 he had attended and noted 21 Ministerial </text:span></text:p>
          </draw:text-box>
        </draw:frame>
        <draw:frame draw:style-name="gr1" draw:text-style-name="P2" draw:layer="layout" svg:width="15.928cm" svg:height="0.475cm" svg:x="2.2cm" svg:y="10.48cm">
          <draw:text-box>
            <text:p text:style-name="P1"><text:span text:style-name="T4">discussions on Iraq; 10 in Cabinet, of which seven had “some substance”; five in the </text:span></text:p>
          </draw:text-box>
        </draw:frame>
        <draw:frame draw:style-name="gr1" draw:text-style-name="P2" draw:layer="layout" svg:width="15.936cm" svg:height="0.475cm" svg:x="2.2cm" svg:y="11.044cm">
          <draw:text-box>
            <text:p text:style-name="P1"><text:span text:style-name="T4">Defence and Overseas Policy Committee (DOP); and six ad hoc meetings, including </text:span></text:p>
          </draw:text-box>
        </draw:frame>
        <draw:frame draw:style-name="gr1" draw:text-style-name="P2" draw:layer="layout" svg:width="3.097cm" svg:height="0.475cm" svg:x="2.2cm" svg:y="11.609cm">
          <draw:text-box>
            <text:p text:style-name="P1"><text:span text:style-name="T4">one JIC briefing.</text:span></text:p>
          </draw:text-box>
        </draw:frame>
        <draw:frame draw:style-name="gr6" draw:text-style-name="P7" draw:layer="layout" svg:width="0.408cm" svg:height="0.276cm" svg:x="5.283cm" svg:y="11.627cm">
          <draw:text-box>
            <text:p text:style-name="P1"><text:span text:style-name="T9">177</text:span></text:p>
          </draw:text-box>
        </draw:frame>
        <draw:frame draw:style-name="gr1" draw:text-style-name="P2" draw:layer="layout" svg:width="16.245cm" svg:height="0.475cm" svg:x="2.2cm" svg:y="12.523cm">
          <draw:text-box>
            <text:p text:style-name="P1"><text:span text:style-name="T6">444. </text:span><text:span text:style-name="T4"><text:s/>Iraq was discussed in one of Lord Wilson’s first Cabinet meetings on 28 January </text:span></text:p>
          </draw:text-box>
        </draw:frame>
        <draw:frame draw:style-name="gr1" draw:text-style-name="P2" draw:layer="layout" svg:width="1.069cm" svg:height="0.475cm" svg:x="2.2cm" svg:y="13.087cm">
          <draw:text-box>
            <text:p text:style-name="P1"><text:span text:style-name="T4">1998.</text:span></text:p>
          </draw:text-box>
        </draw:frame>
        <draw:frame draw:style-name="gr6" draw:text-style-name="P7" draw:layer="layout" svg:width="0.408cm" svg:height="0.276cm" svg:x="3.259cm" svg:y="13.106cm">
          <draw:text-box>
            <text:p text:style-name="P1"><text:span text:style-name="T9">178</text:span></text:p>
          </draw:text-box>
        </draw:frame>
        <draw:frame draw:style-name="gr1" draw:text-style-name="P2" draw:layer="layout" svg:width="13.74cm" svg:height="0.475cm" svg:x="3.671cm" svg:y="13.087cm">
          <draw:text-box>
            <text:p text:style-name="P1"><text:span text:style-name="T4"><text:s/></text:span><text:span text:style-name="T4">Lord Wilson recalled that Mr Cook told his colleagues things which were </text:span></text:p>
          </draw:text-box>
        </draw:frame>
        <draw:frame draw:style-name="gr1" draw:text-style-name="P2" draw:layer="layout" svg:width="10.124cm" svg:height="0.475cm" svg:x="2.2cm" svg:y="13.652cm">
          <draw:text-box>
            <text:p text:style-name="P1"><text:span text:style-name="T4">“</text:span><text:span text:style-name="T4">entirely recognisable four or five years later”, namely:</text:span></text:p>
          </draw:text-box>
        </draw:frame>
        <draw:frame draw:style-name="gr1" draw:text-style-name="P2" draw:layer="layout" svg:width="14.823cm" svg:height="0.475cm" svg:x="2.95cm" svg:y="14.566cm">
          <draw:text-box>
            <text:p text:style-name="P1"><text:span text:style-name="T4">“… </text:span><text:span text:style-name="T4">a serious situation is building; we would be ready to use force if necessary, </text:span></text:p>
          </draw:text-box>
        </draw:frame>
        <draw:frame draw:style-name="gr1" draw:text-style-name="P2" draw:layer="layout" svg:width="15.602cm" svg:height="0.475cm" svg:x="2.95cm" svg:y="15.131cm">
          <draw:text-box>
            <text:p text:style-name="P1"><text:span text:style-name="T4">because not being ready to use force would undermine our leverage over Saddam </text:span></text:p>
          </draw:text-box>
        </draw:frame>
        <draw:frame draw:style-name="gr1" draw:text-style-name="P2" draw:layer="layout" svg:width="15.212cm" svg:height="0.475cm" svg:x="2.95cm" svg:y="15.695cm">
          <draw:text-box>
            <text:p text:style-name="P1"><text:span text:style-name="T4">Hussein; and thirdly, the United States were clear that they had legal authority to </text:span></text:p>
          </draw:text-box>
        </draw:frame>
        <draw:frame draw:style-name="gr1" draw:text-style-name="P2" draw:layer="layout" svg:width="10.844cm" svg:height="0.475cm" svg:x="2.95cm" svg:y="16.26cm">
          <draw:text-box>
            <text:p text:style-name="P1"><text:span text:style-name="T4">take action whereas our legal advice was more nuanced.”</text:span></text:p>
          </draw:text-box>
        </draw:frame>
        <draw:frame draw:style-name="gr1" draw:text-style-name="P2" draw:layer="layout" svg:width="15.792cm" svg:height="0.475cm" svg:x="2.2cm" svg:y="17.174cm">
          <draw:text-box>
            <text:p text:style-name="P1"><text:span text:style-name="T6">445. </text:span><text:span text:style-name="T4"><text:s/>Lord Wilson commented that those points could be transposed to March 2002.</text:span></text:p>
          </draw:text-box>
        </draw:frame>
        <draw:frame draw:style-name="gr1" draw:text-style-name="P2" draw:layer="layout" svg:width="16.647cm" svg:height="0.475cm" svg:x="2.2cm" svg:y="18.089cm">
          <draw:text-box>
            <text:p text:style-name="P1"><text:span text:style-name="T6">446. </text:span><text:span text:style-name="T4"><text:s/>The Cabinet Office has informed the Inquiry that there was no discussion of Iraq in </text:span></text:p>
          </draw:text-box>
        </draw:frame>
        <draw:frame draw:style-name="gr1" draw:text-style-name="P2" draw:layer="layout" svg:width="16.567cm" svg:height="0.475cm" svg:x="2.2cm" svg:y="18.653cm">
          <draw:text-box>
            <text:p text:style-name="P1"><text:span text:style-name="T4">DOP in 1999 or 2000, and that the four discussions in Cabinet in early 1999 (the last on </text:span></text:p>
          </draw:text-box>
        </draw:frame>
        <draw:frame draw:style-name="gr1" draw:text-style-name="P2" draw:layer="layout" svg:width="16.601cm" svg:height="0.475cm" svg:x="2.2cm" svg:y="19.217cm">
          <draw:text-box>
            <text:p text:style-name="P1"><text:span text:style-name="T4">7 March) were confined to brief updates on the NFZs. There is no record of any Cabinet </text:span></text:p>
          </draw:text-box>
        </draw:frame>
        <draw:frame draw:style-name="gr1" draw:text-style-name="P2" draw:layer="layout" svg:width="4.942cm" svg:height="0.475cm" svg:x="2.2cm" svg:y="19.782cm">
          <draw:text-box>
            <text:p text:style-name="P1"><text:span text:style-name="T4">discussion of Iraq in 2000.</text:span></text:p>
          </draw:text-box>
        </draw:frame>
        <draw:frame draw:style-name="gr6" draw:text-style-name="P7" draw:layer="layout" svg:width="0.408cm" svg:height="0.276cm" svg:x="7.118cm" svg:y="19.801cm">
          <draw:text-box>
            <text:p text:style-name="P1"><text:span text:style-name="T9">179</text:span></text:p>
          </draw:text-box>
        </draw:frame>
        <draw:frame draw:style-name="gr1" draw:text-style-name="P2" draw:layer="layout" svg:width="15.758cm" svg:height="0.475cm" svg:x="2.2cm" svg:y="20.696cm">
          <draw:text-box>
            <text:p text:style-name="P1"><text:span text:style-name="T6">447. </text:span><text:span text:style-name="T4"><text:s/>In a joint press conference with Dr Albright on 31 January 1998, Mr Cook said:</text:span></text:p>
          </draw:text-box>
        </draw:frame>
        <draw:frame draw:style-name="gr1" draw:text-style-name="P2" draw:layer="layout" svg:width="15.86cm" svg:height="0.475cm" svg:x="2.95cm" svg:y="21.611cm">
          <draw:text-box>
            <text:p text:style-name="P1"><text:span text:style-name="T4">“</text:span><text:span text:style-name="T4">No option is ruled out but the best prospect of us achieving a solution by diplomatic </text:span></text:p>
          </draw:text-box>
        </draw:frame>
        <draw:frame draw:style-name="gr1" draw:text-style-name="P2" draw:layer="layout" svg:width="15.005cm" svg:height="0.475cm" svg:x="2.95cm" svg:y="22.175cm">
          <draw:text-box>
            <text:p text:style-name="P1"><text:span text:style-name="T4">measures is to leave Saddam Hussein in no doubt about our resolve to win this </text:span></text:p>
          </draw:text-box>
        </draw:frame>
        <draw:frame draw:style-name="gr1" draw:text-style-name="P2" draw:layer="layout" svg:width="12.228cm" svg:height="0.475cm" svg:x="2.95cm" svg:y="22.74cm">
          <draw:text-box>
            <text:p text:style-name="P1"><text:span text:style-name="T4">struggle and no doubt in his mind that all options are open to us.”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6" draw:text-style-name="P7" draw:layer="layout" svg:width="0.408cm" svg:height="0.276cm" svg:x="15.117cm" svg:y="22.758cm">
          <draw:text-box>
            <text:p text:style-name="P1"><text:span text:style-name="T9">180</text:span></text:p>
          </draw:text-box>
        </draw:frame>
        <draw:frame draw:style-name="gr8" draw:text-style-name="P9" draw:layer="layout" svg:width="0.404cm" svg:height="0.23cm" svg:x="2.2cm" svg:y="24.256cm">
          <draw:text-box>
            <text:p text:style-name="P1"><text:span text:style-name="T10">175 </text:span></text:p>
          </draw:text-box>
        </draw:frame>
        <draw:frame draw:style-name="gr4" draw:text-style-name="P5" draw:layer="layout" svg:width="6.957cm" svg:height="0.395cm" svg:x="2.646cm" svg:y="24.241cm">
          <draw:text-box>
            <text:p text:style-name="P1"><text:span text:style-name="T11">Public hearing, 26 November 2009, page 43.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176 </text:span></text:p>
          </draw:text-box>
        </draw:frame>
        <draw:frame draw:style-name="gr4" draw:text-style-name="P5" draw:layer="layout" svg:width="9.802cm" svg:height="0.395cm" svg:x="2.642cm" svg:y="24.664cm">
          <draw:text-box>
            <text:p text:style-name="P1"><text:span text:style-name="T11">Transcript of Press conference by Mr Blair, 20 December 1998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0">177 </text:span></text:p>
          </draw:text-box>
        </draw:frame>
        <draw:frame draw:style-name="gr4" draw:text-style-name="P5" draw:layer="layout" svg:width="6.538cm" svg:height="0.395cm" svg:x="2.646cm" svg:y="25.087cm">
          <draw:text-box>
            <text:p text:style-name="P1"><text:span text:style-name="T11">Public hearing, 25 January 2011, page 11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178 </text:span></text:p>
          </draw:text-box>
        </draw:frame>
        <draw:frame draw:style-name="gr4" draw:text-style-name="P5" draw:layer="layout" svg:width="7.249cm" svg:height="0.395cm" svg:x="2.646cm" svg:y="25.511cm">
          <draw:text-box>
            <text:p text:style-name="P1"><text:span text:style-name="T11">Public hearing, 25 January 2011, pages 73-74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179 </text:span></text:p>
          </draw:text-box>
        </draw:frame>
        <draw:frame draw:style-name="gr4" draw:text-style-name="P5" draw:layer="layout" svg:width="14.116cm" svg:height="0.395cm" svg:x="2.646cm" svg:y="25.934cm">
          <draw:text-box>
            <text:p text:style-name="P1"><text:span text:style-name="T11">Email Cabinet Office to Aldred, 5 July 2011, ‘FOI request for joint MOD/FCO memo on Iraq </text:span></text:p>
          </draw:text-box>
        </draw:frame>
        <draw:frame draw:style-name="gr4" draw:text-style-name="P5" draw:layer="layout" svg:width="1.987cm" svg:height="0.395cm" svg:x="2.2cm" svg:y="26.357cm">
          <draw:text-box>
            <text:p text:style-name="P1"><text:span text:style-name="T11">Policy 1999’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180 </text:span></text:p>
          </draw:text-box>
        </draw:frame>
        <draw:frame draw:style-name="gr4" draw:text-style-name="P5" draw:layer="layout" svg:width="13.587cm" svg:height="0.395cm" svg:x="2.646cm" svg:y="26.781cm">
          <draw:text-box>
            <text:p text:style-name="P1"><text:span text:style-name="T11">House of Commons Library Research Paper 98/28, 16 February 1998, ‘The Iraq Crisis’.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5</text:span></text:p>
          </draw:text-box>
        </draw:frame>
        <draw:frame draw:style-name="gr1" draw:text-style-name="P2" draw:layer="layout" svg:width="16.342cm" svg:height="0.475cm" svg:x="2.2cm" svg:y="2.525cm">
          <draw:text-box>
            <text:p text:style-name="P1"><text:span text:style-name="T6">448. </text:span><text:span text:style-name="T4"><text:s text:c="2"/>Mr Alastair Campbell, Mr Blair’s Director of Communications and Strategy, wrote </text:span></text:p>
          </draw:text-box>
        </draw:frame>
        <draw:frame draw:style-name="gr1" draw:text-style-name="P2" draw:layer="layout" svg:width="4.913cm" svg:height="0.475cm" svg:x="2.2cm" svg:y="3.09cm">
          <draw:text-box>
            <text:p text:style-name="P1"><text:span text:style-name="T4">in his diary on 2 February:</text:span></text:p>
          </draw:text-box>
        </draw:frame>
        <draw:frame draw:style-name="gr1" draw:text-style-name="P2" draw:layer="layout" svg:width="15.187cm" svg:height="0.475cm" svg:x="2.95cm" svg:y="4.004cm">
          <draw:text-box>
            <text:p text:style-name="P1"><text:span text:style-name="T4">“</text:span><text:span text:style-name="T4">Iraq was the main focus with the French and Russians trying to get a diplomatic </text:span></text:p>
          </draw:text-box>
        </draw:frame>
        <draw:frame draw:style-name="gr1" draw:text-style-name="P2" draw:layer="layout" svg:width="10.408cm" svg:height="0.475cm" svg:x="2.95cm" svg:y="4.568cm">
          <draw:text-box>
            <text:p text:style-name="P1"><text:span text:style-name="T4">solution, but TB was pretty clear where it was heading.”</text:span></text:p>
          </draw:text-box>
        </draw:frame>
        <draw:frame draw:style-name="gr6" draw:text-style-name="P7" draw:layer="layout" svg:width="0.408cm" svg:height="0.276cm" svg:x="13.319cm" svg:y="4.587cm">
          <draw:text-box>
            <text:p text:style-name="P1"><text:span text:style-name="T9">181</text:span></text:p>
          </draw:text-box>
        </draw:frame>
        <draw:frame draw:style-name="gr1" draw:text-style-name="P2" draw:layer="layout" svg:width="13.756cm" svg:height="0.475cm" svg:x="2.2cm" svg:y="5.483cm">
          <draw:text-box>
            <text:p text:style-name="P1"><text:span text:style-name="T6">449. </text:span><text:span text:style-name="T4"><text:s/>The Butler Report stated that the JIC concluded on 4 February that:</text:span></text:p>
          </draw:text-box>
        </draw:frame>
        <draw:frame draw:style-name="gr1" draw:text-style-name="P2" draw:layer="layout" svg:width="14.645cm" svg:height="0.475cm" svg:x="2.95cm" svg:y="6.397cm">
          <draw:text-box>
            <text:p text:style-name="P1"><text:span text:style-name="T4">“</text:span><text:span text:style-name="T4">UNSCOM and the IAEA have succeeded in destroying or controlling the vast </text:span></text:p>
          </draw:text-box>
        </draw:frame>
        <draw:frame draw:style-name="gr1" draw:text-style-name="P2" draw:layer="layout" svg:width="13.866cm" svg:height="0.475cm" svg:x="2.95cm" svg:y="6.962cm">
          <draw:text-box>
            <text:p text:style-name="P1"><text:span text:style-name="T4">majority of Saddam Hussein’s 1991 weapons of mass destruction (WMD) </text:span></text:p>
          </draw:text-box>
        </draw:frame>
        <draw:frame draw:style-name="gr1" draw:text-style-name="P2" draw:layer="layout" svg:width="2.428cm" svg:height="0.475cm" svg:x="2.95cm" svg:y="7.526cm">
          <draw:text-box>
            <text:p text:style-name="P1"><text:span text:style-name="T4">programme.”</text:span></text:p>
          </draw:text-box>
        </draw:frame>
        <draw:frame draw:style-name="gr6" draw:text-style-name="P7" draw:layer="layout" svg:width="0.408cm" svg:height="0.276cm" svg:x="5.373cm" svg:y="7.545cm">
          <draw:text-box>
            <text:p text:style-name="P1"><text:span text:style-name="T9">182</text:span></text:p>
          </draw:text-box>
        </draw:frame>
        <draw:frame draw:style-name="gr1" draw:text-style-name="P2" draw:layer="layout" svg:width="15.729cm" svg:height="0.475cm" svg:x="2.2cm" svg:y="8.441cm">
          <draw:text-box>
            <text:p text:style-name="P1"><text:span text:style-name="T6">450. </text:span><text:span text:style-name="T4"><text:s/>On the same date, Mr Campbell recorded: “We turned the factual briefing into </text:span></text:p>
          </draw:text-box>
        </draw:frame>
        <draw:frame draw:style-name="gr1" draw:text-style-name="P2" draw:layer="layout" svg:width="15.386cm" svg:height="0.475cm" svg:x="2.2cm" svg:y="9.005cm">
          <draw:text-box>
            <text:p text:style-name="P1"><text:span text:style-name="T4">a paper for the media showing the extent of Saddam’s capability and the damage </text:span></text:p>
          </draw:text-box>
        </draw:frame>
        <draw:frame draw:style-name="gr1" draw:text-style-name="P2" draw:layer="layout" svg:width="2.462cm" svg:height="0.475cm" svg:x="2.2cm" svg:y="9.57cm">
          <draw:text-box>
            <text:p text:style-name="P1"><text:span text:style-name="T4">he could do.”</text:span></text:p>
          </draw:text-box>
        </draw:frame>
        <draw:frame draw:style-name="gr6" draw:text-style-name="P7" draw:layer="layout" svg:width="0.408cm" svg:height="0.276cm" svg:x="4.648cm" svg:y="9.588cm">
          <draw:text-box>
            <text:p text:style-name="P1"><text:span text:style-name="T9">183</text:span></text:p>
          </draw:text-box>
        </draw:frame>
        <draw:frame draw:style-name="gr1" draw:text-style-name="P2" draw:layer="layout" svg:width="15.775cm" svg:height="0.475cm" svg:x="2.2cm" svg:y="10.484cm">
          <draw:text-box>
            <text:p text:style-name="P1"><text:span text:style-name="T6">451. </text:span><text:span text:style-name="T4"><text:s/>During Defence Questions on 9 February, Mr George Robertson, the Defence </text:span></text:p>
          </draw:text-box>
        </draw:frame>
        <draw:frame draw:style-name="gr1" draw:text-style-name="P2" draw:layer="layout" svg:width="16.097cm" svg:height="0.475cm" svg:x="2.2cm" svg:y="11.048cm">
          <draw:text-box>
            <text:p text:style-name="P1"><text:span text:style-name="T4">Secretary, told the House of Commons that he was making available new information </text:span></text:p>
          </draw:text-box>
        </draw:frame>
        <draw:frame draw:style-name="gr1" draw:text-style-name="P2" draw:layer="layout" svg:width="16.338cm" svg:height="0.475cm" svg:x="2.2cm" svg:y="11.613cm">
          <draw:text-box>
            <text:p text:style-name="P1"><text:span text:style-name="T4">on Iraq’s chemical weapons capability at the time of the Gulf War, concerning “recently </text:span></text:p>
          </draw:text-box>
        </draw:frame>
        <draw:frame draw:style-name="gr1" draw:text-style-name="P2" draw:layer="layout" svg:width="15.382cm" svg:height="0.475cm" svg:x="2.2cm" svg:y="12.177cm">
          <draw:text-box>
            <text:p text:style-name="P1"><text:span text:style-name="T4">received intelligence that Iraq may have possessed large quantities of a chemical </text:span></text:p>
          </draw:text-box>
        </draw:frame>
        <draw:frame draw:style-name="gr1" draw:text-style-name="P2" draw:layer="layout" svg:width="9.959cm" svg:height="0.475cm" svg:x="2.2cm" svg:y="12.742cm">
          <draw:text-box>
            <text:p text:style-name="P1"><text:span text:style-name="T4">weapons agent known as Agent 15 since the 1980s”.</text:span></text:p>
          </draw:text-box>
        </draw:frame>
        <draw:frame draw:style-name="gr6" draw:text-style-name="P7" draw:layer="layout" svg:width="0.408cm" svg:height="0.276cm" svg:x="12.108cm" svg:y="12.761cm">
          <draw:text-box>
            <text:p text:style-name="P1"><text:span text:style-name="T9">184</text:span></text:p>
          </draw:text-box>
        </draw:frame>
        <draw:frame draw:style-name="gr1" draw:text-style-name="P2" draw:layer="layout" svg:width="5.976cm" svg:height="0.475cm" svg:x="12.52cm" svg:y="12.742cm">
          <draw:text-box>
            <text:p text:style-name="P1"><text:span text:style-name="T4"><text:s/></text:span><text:span text:style-name="T4">Mr Robertson described Agent </text:span></text:p>
          </draw:text-box>
        </draw:frame>
        <draw:frame draw:style-name="gr1" draw:text-style-name="P2" draw:layer="layout" svg:width="5.577cm" svg:height="0.475cm" svg:x="2.2cm" svg:y="13.306cm">
          <draw:text-box>
            <text:p text:style-name="P1"><text:span text:style-name="T4">15 as “a mental incapacitant”.</text:span></text:p>
          </draw:text-box>
        </draw:frame>
        <draw:frame draw:style-name="gr1" draw:text-style-name="P2" draw:layer="layout" svg:width="15.75cm" svg:height="0.475cm" svg:x="2.2cm" svg:y="14.221cm">
          <draw:text-box>
            <text:p text:style-name="P1"><text:span text:style-name="T6">452. </text:span><text:span text:style-name="T4"><text:s/>Mr Campbell recorded that Mr Blair chaired the first meeting of the Iraq media </text:span></text:p>
          </draw:text-box>
        </draw:frame>
        <draw:frame draw:style-name="gr1" draw:text-style-name="P2" draw:layer="layout" svg:width="15.555cm" svg:height="0.475cm" svg:x="2.2cm" svg:y="14.785cm">
          <draw:text-box>
            <text:p text:style-name="P1"><text:span text:style-name="T4">management group on 16 February, and was “alarmed at how poor the FCO/MOD </text:span></text:p>
          </draw:text-box>
        </draw:frame>
        <draw:frame draw:style-name="gr1" draw:text-style-name="P2" draw:layer="layout" svg:width="4.485cm" svg:height="0.475cm" svg:x="2.2cm" svg:y="15.35cm">
          <draw:text-box>
            <text:p text:style-name="P1"><text:span text:style-name="T4">propaganda effort was”.</text:span></text:p>
          </draw:text-box>
        </draw:frame>
        <draw:frame draw:style-name="gr6" draw:text-style-name="P7" draw:layer="layout" svg:width="0.408cm" svg:height="0.276cm" svg:x="6.664cm" svg:y="15.368cm">
          <draw:text-box>
            <text:p text:style-name="P1"><text:span text:style-name="T9">185</text:span></text:p>
          </draw:text-box>
        </draw:frame>
        <draw:frame draw:style-name="gr1" draw:text-style-name="P2" draw:layer="layout" svg:width="16.685cm" svg:height="0.475cm" svg:x="2.2cm" svg:y="16.264cm">
          <draw:text-box>
            <text:p text:style-name="P1"><text:span text:style-name="T6">453. </text:span><text:span text:style-name="T4"><text:s/>On 19 February, Mr Campbell recorded that Cabinet was “mainly Iraq and Ireland”, </text:span></text:p>
          </draw:text-box>
        </draw:frame>
        <draw:frame draw:style-name="gr1" draw:text-style-name="P2" draw:layer="layout" svg:width="16.609cm" svg:height="0.475cm" svg:x="2.2cm" svg:y="16.828cm">
          <draw:text-box>
            <text:p text:style-name="P1"><text:span text:style-name="T4">and that Mr Blair said “it was not an option to do nothing. We either got the inspectors in </text:span></text:p>
          </draw:text-box>
        </draw:frame>
        <draw:frame draw:style-name="gr1" draw:text-style-name="P2" draw:layer="layout" svg:width="16.584cm" svg:height="0.475cm" svg:x="2.2cm" svg:y="17.393cm">
          <draw:text-box>
            <text:p text:style-name="P1"><text:span text:style-name="T4">or we had to take action.” Mr Blair was concerned that “Saddam would pitch a response </text:span></text:p>
          </draw:text-box>
        </draw:frame>
        <draw:frame draw:style-name="gr1" draw:text-style-name="P2" draw:layer="layout" svg:width="16.495cm" svg:height="0.475cm" svg:x="2.2cm" svg:y="17.957cm">
          <draw:text-box>
            <text:p text:style-name="P1"><text:span text:style-name="T4">perfectly to Kofi … to get the French and Russians into a different position to the rest of </text:span></text:p>
          </draw:text-box>
        </draw:frame>
        <draw:frame draw:style-name="gr1" draw:text-style-name="P2" draw:layer="layout" svg:width="16.626cm" svg:height="0.475cm" svg:x="2.2cm" svg:y="18.522cm">
          <draw:text-box>
            <text:p text:style-name="P1"><text:span text:style-name="T4">us.” That concern was also discussed in a call with President Bill Clinton on 22 February.</text:span></text:p>
          </draw:text-box>
        </draw:frame>
        <draw:frame draw:style-name="gr1" draw:text-style-name="P2" draw:layer="layout" svg:width="15.343cm" svg:height="0.475cm" svg:x="2.2cm" svg:y="19.436cm">
          <draw:text-box>
            <text:p text:style-name="P1"><text:span text:style-name="T6">454. </text:span><text:span text:style-name="T4"><text:s/>On 20 February, the Security Council adopted resolution 1153 (1998) which </text:span></text:p>
          </draw:text-box>
        </draw:frame>
        <draw:frame draw:style-name="gr1" draw:text-style-name="P2" draw:layer="layout" svg:width="15.894cm" svg:height="0.475cm" svg:x="2.2cm" svg:y="20.001cm">
          <draw:text-box>
            <text:p text:style-name="P1"><text:span text:style-name="T4">increased the size of the Oil-for-Food programme, “to avoid any further deterioration </text:span></text:p>
          </draw:text-box>
        </draw:frame>
        <draw:frame draw:style-name="gr1" draw:text-style-name="P2" draw:layer="layout" svg:width="7.042cm" svg:height="0.475cm" svg:x="2.2cm" svg:y="20.565cm">
          <draw:text-box>
            <text:p text:style-name="P1"><text:span text:style-name="T4">of the current humanitarian situation”.</text:span></text:p>
          </draw:text-box>
        </draw:frame>
        <draw:frame draw:style-name="gr6" draw:text-style-name="P7" draw:layer="layout" svg:width="0.408cm" svg:height="0.276cm" svg:x="9.212cm" svg:y="20.584cm">
          <draw:text-box>
            <text:p text:style-name="P1"><text:span text:style-name="T9">186</text:span></text:p>
          </draw:text-box>
        </draw:frame>
        <draw:frame draw:style-name="gr1" draw:text-style-name="P2" draw:layer="layout" svg:width="15.944cm" svg:height="0.475cm" svg:x="2.2cm" svg:y="21.48cm">
          <draw:text-box>
            <text:p text:style-name="P1"><text:span text:style-name="T6">455. </text:span><text:span text:style-name="T4"><text:s/>On 23 February, Mr Annan obtained an undertaking from the Iraqi Government </text:span></text:p>
          </draw:text-box>
        </draw:frame>
        <draw:frame draw:style-name="gr1" draw:text-style-name="P2" draw:layer="layout" svg:width="16.271cm" svg:height="0.475cm" svg:x="2.2cm" svg:y="22.044cm">
          <draw:text-box>
            <text:p text:style-name="P1"><text:span text:style-name="T4">to resume co-operation. In an MOU signed by Mr Annan and Mr Aziz, the Government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15.987cm" svg:height="0.475cm" svg:x="2.2cm" svg:y="22.608cm">
          <draw:text-box>
            <text:p text:style-name="P1"><text:span text:style-name="T4">of Iraq reconfirmed “its acceptance of all relevant resolutions of the Security Council” </text:span></text:p>
          </draw:text-box>
        </draw:frame>
        <draw:frame draw:style-name="gr8" draw:text-style-name="P9" draw:layer="layout" svg:width="0.404cm" svg:height="0.23cm" svg:x="2.2cm" svg:y="24.256cm">
          <draw:text-box>
            <text:p text:style-name="P1"><text:span text:style-name="T10">181 </text:span></text:p>
          </draw:text-box>
        </draw:frame>
        <draw:frame draw:style-name="gr4" draw:text-style-name="P5" draw:layer="layout" svg:width="15.733cm" svg:height="0.395cm" svg:x="2.646cm" svg:y="24.241cm">
          <draw:text-box>
            <text:p text:style-name="P1"><text:span text:style-name="T11">Campbell A &amp; Stott R. </text:span><text:span text:style-name="T13">The Blair Years: Extracts from the Alastair Campbell Diaries</text:span><text:span text:style-name="T11">. Hutchinson, 2007.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182 </text:span></text:p>
          </draw:text-box>
        </draw:frame>
        <draw:frame draw:style-name="gr4" draw:text-style-name="P5" draw:layer="layout" svg:width="15.733cm" svg:height="0.395cm" svg:x="2.646cm" svg:y="24.664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5.087cm">
          <draw:text-box>
            <text:p text:style-name="P1"><text:span text:style-name="T11">page 45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183 </text:span></text:p>
          </draw:text-box>
        </draw:frame>
        <draw:frame draw:style-name="gr4" draw:text-style-name="P5" draw:layer="layout" svg:width="15.733cm" svg:height="0.395cm" svg:x="2.646cm" svg:y="25.511cm">
          <draw:text-box>
            <text:p text:style-name="P1"><text:span text:style-name="T11">Campbell A &amp; Stott R. </text:span><text:span text:style-name="T13">The Blair Years: Extracts from the Alastair Campbell Diaries</text:span><text:span text:style-name="T11">. Hutchinson, 2007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184 </text:span></text:p>
          </draw:text-box>
        </draw:frame>
        <draw:frame draw:style-name="gr4" draw:text-style-name="P5" draw:layer="layout" svg:width="10.18cm" svg:height="0.395cm" svg:x="2.646cm" svg:y="25.934cm">
          <draw:text-box>
            <text:p text:style-name="P1"><text:span text:style-name="T11">House of Commons, </text:span><text:span text:style-name="T13">Official Report</text:span><text:span text:style-name="T11">, 9 February 1998, column 11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185 </text:span></text:p>
          </draw:text-box>
        </draw:frame>
        <draw:frame draw:style-name="gr4" draw:text-style-name="P5" draw:layer="layout" svg:width="15.733cm" svg:height="0.395cm" svg:x="2.646cm" svg:y="26.357cm">
          <draw:text-box>
            <text:p text:style-name="P1"><text:span text:style-name="T11">Campbell A &amp; Stott R. </text:span><text:span text:style-name="T13">The Blair Years: Extracts from the Alastair Campbell Diaries</text:span><text:span text:style-name="T11">. Hutchinson, 2007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186 </text:span></text:p>
          </draw:text-box>
        </draw:frame>
        <draw:frame draw:style-name="gr4" draw:text-style-name="P5" draw:layer="layout" svg:width="6.822cm" svg:height="0.395cm" svg:x="2.646cm" svg:y="26.781cm">
          <draw:text-box>
            <text:p text:style-name="P1"><text:span text:style-name="T11">UN Security Council resolution 1153 (1998).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6</text:span></text:p>
          </draw:text-box>
        </draw:frame>
        <draw:frame draw:style-name="gr1" draw:text-style-name="P2" draw:layer="layout" svg:width="15.098cm" svg:height="0.475cm" svg:x="2.2cm" svg:y="2.525cm">
          <draw:text-box>
            <text:p text:style-name="P1"><text:span text:style-name="T4">and undertook “to accord UNSCOM and the IAEA immediate, unconditional and </text:span></text:p>
          </draw:text-box>
        </draw:frame>
        <draw:frame draw:style-name="gr1" draw:text-style-name="P2" draw:layer="layout" svg:width="3.918cm" svg:height="0.475cm" svg:x="2.2cm" svg:y="3.09cm">
          <draw:text-box>
            <text:p text:style-name="P1"><text:span text:style-name="T4">unrestricted access”.</text:span></text:p>
          </draw:text-box>
        </draw:frame>
        <draw:frame draw:style-name="gr1" draw:text-style-name="P2" draw:layer="layout" svg:width="15.026cm" svg:height="0.475cm" svg:x="2.2cm" svg:y="4.004cm">
          <draw:text-box>
            <text:p text:style-name="P1"><text:span text:style-name="T6">456. </text:span><text:span text:style-name="T4"><text:s/>The MOU contained details of special procedures for the inspection of the </text:span></text:p>
          </draw:text-box>
        </draw:frame>
        <draw:frame draw:style-name="gr1" draw:text-style-name="P2" draw:layer="layout" svg:width="15.784cm" svg:height="0.475cm" svg:x="2.2cm" svg:y="4.568cm">
          <draw:text-box>
            <text:p text:style-name="P1"><text:span text:style-name="T4">eight Presidential sites, including having diplomats, not just technical experts, in the </text:span></text:p>
          </draw:text-box>
        </draw:frame>
        <draw:frame draw:style-name="gr1" draw:text-style-name="P2" draw:layer="layout" svg:width="3.308cm" svg:height="0.475cm" svg:x="2.2cm" svg:y="5.133cm">
          <draw:text-box>
            <text:p text:style-name="P1"><text:span text:style-name="T4">inspection teams.</text:span></text:p>
          </draw:text-box>
        </draw:frame>
        <draw:frame draw:style-name="gr6" draw:text-style-name="P7" draw:layer="layout" svg:width="0.408cm" svg:height="0.276cm" svg:x="5.494cm" svg:y="5.152cm">
          <draw:text-box>
            <text:p text:style-name="P1"><text:span text:style-name="T9">187</text:span></text:p>
          </draw:text-box>
        </draw:frame>
        <draw:frame draw:style-name="gr1" draw:text-style-name="P2" draw:layer="layout" svg:width="16.389cm" svg:height="0.475cm" svg:x="2.2cm" svg:y="6.047cm">
          <draw:text-box>
            <text:p text:style-name="P1"><text:span text:style-name="T6">457. </text:span><text:span text:style-name="T4"><text:s/>Mr Annan wrote that Secretary Albright had travelled to New York on 22 February </text:span></text:p>
          </draw:text-box>
        </draw:frame>
        <draw:frame draw:style-name="gr1" draw:text-style-name="P2" draw:layer="layout" svg:width="16.216cm" svg:height="0.475cm" svg:x="2.2cm" svg:y="6.612cm">
          <draw:text-box>
            <text:p text:style-name="P1"><text:span text:style-name="T4">to set out “red lines” before he left for Baghdad. He had “had to remind her” of his role </text:span></text:p>
          </draw:text-box>
        </draw:frame>
        <draw:frame draw:style-name="gr1" draw:text-style-name="P2" draw:layer="layout" svg:width="16.305cm" svg:height="0.475cm" svg:x="2.2cm" svg:y="7.176cm">
          <draw:text-box>
            <text:p text:style-name="P1"><text:span text:style-name="T4">and that, as Secretary-General, he was “answerable to 191 other Member States” and </text:span></text:p>
          </draw:text-box>
        </draw:frame>
        <draw:frame draw:style-name="gr1" draw:text-style-name="P2" draw:layer="layout" svg:width="16.262cm" svg:height="0.475cm" svg:x="2.2cm" svg:y="7.741cm">
          <draw:text-box>
            <text:p text:style-name="P1"><text:span text:style-name="T4">that it was his “duty to seek peaceful resolution of disputes”. His objective had been to </text:span></text:p>
          </draw:text-box>
        </draw:frame>
        <draw:frame draw:style-name="gr1" draw:text-style-name="P2" draw:layer="layout" svg:width="14.929cm" svg:height="0.475cm" svg:x="2.2cm" svg:y="8.305cm">
          <draw:text-box>
            <text:p text:style-name="P1"><text:span text:style-name="T4">give Saddam Hussein a ladder to climb down so that inspections could resume.</text:span></text:p>
          </draw:text-box>
        </draw:frame>
        <draw:frame draw:style-name="gr1" draw:text-style-name="P2" draw:layer="layout" svg:width="16.512cm" svg:height="0.475cm" svg:x="2.2cm" svg:y="9.22cm">
          <draw:text-box>
            <text:p text:style-name="P1"><text:span text:style-name="T6">458. </text:span><text:span text:style-name="T4"><text:s/>Mr Annan wrote that he considered it “critical” that Iraq was “given a sense of light </text:span></text:p>
          </draw:text-box>
        </draw:frame>
        <draw:frame draw:style-name="gr1" draw:text-style-name="P2" draw:layer="layout" svg:width="16.152cm" svg:height="0.475cm" svg:x="2.2cm" svg:y="9.784cm">
          <draw:text-box>
            <text:p text:style-name="P1"><text:span text:style-name="T4">at the end of the tunnel” as an incentive to co-operate with an inspections regime that </text:span></text:p>
          </draw:text-box>
        </draw:frame>
        <draw:frame draw:style-name="gr1" draw:text-style-name="P2" draw:layer="layout" svg:width="15.822cm" svg:height="0.475cm" svg:x="2.2cm" svg:y="10.348cm">
          <draw:text-box>
            <text:p text:style-name="P1"><text:span text:style-name="T4">required “a degree of scrutiny without precedent”, and that the talk in Washington of </text:span></text:p>
          </draw:text-box>
        </draw:frame>
        <draw:frame draw:style-name="gr1" draw:text-style-name="P2" draw:layer="layout" svg:width="7.161cm" svg:height="0.475cm" svg:x="2.2cm" svg:y="10.913cm">
          <draw:text-box>
            <text:p text:style-name="P1"><text:span text:style-name="T4">never lifting sanctions was not helpful:</text:span></text:p>
          </draw:text-box>
        </draw:frame>
        <draw:frame draw:style-name="gr1" draw:text-style-name="P2" draw:layer="layout" svg:width="14.768cm" svg:height="0.475cm" svg:x="2.95cm" svg:y="11.827cm">
          <draw:text-box>
            <text:p text:style-name="P1"><text:span text:style-name="T4">“</text:span><text:span text:style-name="T4">The United States and its allies were entitled to state this position as a matter </text:span></text:p>
          </draw:text-box>
        </draw:frame>
        <draw:frame draw:style-name="gr1" draw:text-style-name="P2" draw:layer="layout" svg:width="14.514cm" svg:height="0.475cm" svg:x="2.95cm" svg:y="12.392cm">
          <draw:text-box>
            <text:p text:style-name="P1"><text:span text:style-name="T4">of national interest. However, they could not expect to have a United Nations </text:span></text:p>
          </draw:text-box>
        </draw:frame>
        <draw:frame draw:style-name="gr1" draw:text-style-name="P2" draw:layer="layout" svg:width="15.708cm" svg:height="0.475cm" svg:x="2.95cm" svg:y="12.956cm">
          <draw:text-box>
            <text:p text:style-name="P1"><text:span text:style-name="T4">committed to the peaceful disarmament of Iraq to simply play along. Nor could they </text:span></text:p>
          </draw:text-box>
        </draw:frame>
        <draw:frame draw:style-name="gr1" draw:text-style-name="P2" draw:layer="layout" svg:width="15.373cm" svg:height="0.475cm" svg:x="2.95cm" svg:y="13.521cm">
          <draw:text-box>
            <text:p text:style-name="P1"><text:span text:style-name="T4">have been unaware that this gave Saddam the excuse to tell the rest of the world </text:span></text:p>
          </draw:text-box>
        </draw:frame>
        <draw:frame draw:style-name="gr1" draw:text-style-name="P2" draw:layer="layout" svg:width="15.191cm" svg:height="0.475cm" svg:x="2.95cm" svg:y="14.085cm">
          <draw:text-box>
            <text:p text:style-name="P1"><text:span text:style-name="T4">that the game was fixed no matter what he did. We need the inspections to work </text:span></text:p>
          </draw:text-box>
        </draw:frame>
        <draw:frame draw:style-name="gr1" draw:text-style-name="P2" draw:layer="layout" svg:width="15.428cm" svg:height="0.475cm" svg:x="2.95cm" svg:y="14.65cm">
          <draw:text-box>
            <text:p text:style-name="P1"><text:span text:style-name="T4">toward resolving the ongoing crisis in Iraq. Until then, the Gulf War would not truly </text:span></text:p>
          </draw:text-box>
        </draw:frame>
        <draw:frame draw:style-name="gr1" draw:text-style-name="P2" draw:layer="layout" svg:width="1.653cm" svg:height="0.475cm" svg:x="2.95cm" svg:y="15.214cm">
          <draw:text-box>
            <text:p text:style-name="P1"><text:span text:style-name="T4">be over.”</text:span></text:p>
          </draw:text-box>
        </draw:frame>
        <draw:frame draw:style-name="gr1" draw:text-style-name="P2" draw:layer="layout" svg:width="15.208cm" svg:height="0.475cm" svg:x="2.2cm" svg:y="16.128cm">
          <draw:text-box>
            <text:p text:style-name="P1"><text:span text:style-name="T6">459. </text:span><text:span text:style-name="T4"><text:s/>In a statement to the House of Commons on 24 February, Mr Blair said the </text:span></text:p>
          </draw:text-box>
        </draw:frame>
        <draw:frame draw:style-name="gr1" draw:text-style-name="P2" draw:layer="layout" svg:width="15.873cm" svg:height="0.475cm" svg:x="2.2cm" svg:y="16.693cm">
          <draw:text-box>
            <text:p text:style-name="P1"><text:span text:style-name="T4">UN inspectors had found and destroyed “horrific amounts of chemical and biological </text:span></text:p>
          </draw:text-box>
        </draw:frame>
        <draw:frame draw:style-name="gr1" draw:text-style-name="P2" draw:layer="layout" svg:width="15.17cm" svg:height="0.475cm" svg:x="2.2cm" svg:y="17.257cm">
          <draw:text-box>
            <text:p text:style-name="P1"><text:span text:style-name="T4">weapons … despite systematic obstruction, deceit and concealment by Saddam </text:span></text:p>
          </draw:text-box>
        </draw:frame>
        <draw:frame draw:style-name="gr1" draw:text-style-name="P2" draw:layer="layout" svg:width="15.504cm" svg:height="0.475cm" svg:x="2.2cm" svg:y="17.822cm">
          <draw:text-box>
            <text:p text:style-name="P1"><text:span text:style-name="T4">Hussein”. The crisis over access to Presidential palaces had “not been an artificial </text:span></text:p>
          </draw:text-box>
        </draw:frame>
        <draw:frame draw:style-name="gr1" draw:text-style-name="P2" draw:layer="layout" svg:width="16.288cm" svg:height="0.475cm" svg:x="2.2cm" svg:y="18.386cm">
          <draw:text-box>
            <text:p text:style-name="P1"><text:span text:style-name="T4">argument about some theoretical threat, but a reflection of real alarm … about the use </text:span></text:p>
          </draw:text-box>
        </draw:frame>
        <draw:frame draw:style-name="gr1" draw:text-style-name="P2" draw:layer="layout" svg:width="11.496cm" svg:height="0.475cm" svg:x="2.2cm" svg:y="18.951cm">
          <draw:text-box>
            <text:p text:style-name="P1"><text:span text:style-name="T4">of those sites to conceal both evidence and actual weapons”.</text:span></text:p>
          </draw:text-box>
        </draw:frame>
        <draw:frame draw:style-name="gr6" draw:text-style-name="P7" draw:layer="layout" svg:width="0.408cm" svg:height="0.276cm" svg:x="13.637cm" svg:y="18.969cm">
          <draw:text-box>
            <text:p text:style-name="P1"><text:span text:style-name="T9">188</text:span></text:p>
          </draw:text-box>
        </draw:frame>
        <draw:frame draw:style-name="gr1" draw:text-style-name="P2" draw:layer="layout" svg:width="3.947cm" svg:height="0.475cm" svg:x="2.2cm" svg:y="19.865cm">
          <draw:text-box>
            <text:p text:style-name="P1"><text:span text:style-name="T6">460. </text:span><text:span text:style-name="T4"><text:s/>Mr Blair added:</text:span></text:p>
          </draw:text-box>
        </draw:frame>
        <draw:frame draw:style-name="gr1" draw:text-style-name="P2" draw:layer="layout" svg:width="15.166cm" svg:height="0.475cm" svg:x="2.95cm" svg:y="20.78cm">
          <draw:text-box>
            <text:p text:style-name="P1"><text:span text:style-name="T4">“</text:span><text:span text:style-name="T4">We should never forget that if we do not stop Saddam Hussein acting in breach </text:span></text:p>
          </draw:text-box>
        </draw:frame>
        <draw:frame draw:style-name="gr1" draw:text-style-name="P2" draw:layer="layout" svg:width="15.526cm" svg:height="0.475cm" svg:x="2.95cm" svg:y="21.344cm">
          <draw:text-box>
            <text:p text:style-name="P1"><text:span text:style-name="T4">of his agreement on weapons of mass destruction, the losers will not just be those </text:span></text:p>
          </draw:text-box>
        </draw:frame>
        <draw:frame draw:style-name="gr1" draw:text-style-name="P2" draw:layer="layout" svg:width="12.837cm" svg:height="0.475cm" svg:x="2.95cm" svg:y="21.908cm">
          <draw:text-box>
            <text:p text:style-name="P1"><text:span text:style-name="T4">threatened by him, but the authority and standing of the UN itself …”</text:span></text:p>
          </draw:text-box>
        </draw:frame>
        <draw:frame draw:style-name="gr6" draw:text-style-name="P7" draw:layer="layout" svg:width="0.408cm" svg:height="0.276cm" svg:x="15.728cm" svg:y="21.927cm">
          <draw:text-box>
            <text:p text:style-name="P1"><text:span text:style-name="T9">189</text:span></text:p>
          </draw:text-box>
        </draw:frame>
        <draw:frame draw:style-name="gr1" draw:text-style-name="P2" draw:layer="layout" svg:width="14.746cm" svg:height="0.475cm" svg:x="2.2cm" svg:y="22.823cm">
          <draw:text-box>
            <text:p text:style-name="P1"><text:span text:style-name="T6">461. </text:span><text:span text:style-name="T4"><text:s/>In Mr Blair’s view, “nothing else” apart from “effective diplomacy and firm </text:span></text:p>
          </draw:text-box>
        </draw:frame>
        <draw:frame draw:style-name="gr1" draw:text-style-name="P2" draw:layer="layout" svg:width="16.08cm" svg:height="0.475cm" svg:x="2.2cm" svg:y="23.387cm">
          <draw:text-box>
            <text:p text:style-name="P1"><text:span text:style-name="T4">willingness to use force” would have changed Saddam Hussein’s mind and produced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6.191cm" svg:height="0.475cm" svg:x="2.2cm" svg:y="23.952cm">
          <draw:text-box>
            <text:p text:style-name="P1"><text:span text:style-name="T4">a signed agreement with the UN: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187 </text:span></text:p>
          </draw:text-box>
        </draw:frame>
        <draw:frame draw:style-name="gr4" draw:text-style-name="P5" draw:layer="layout" svg:width="10.442cm" svg:height="0.395cm" svg:x="2.635cm" svg:y="25.934cm">
          <draw:text-box>
            <text:p text:style-name="P1"><text:span text:style-name="T11">Annan K. </text:span><text:span text:style-name="T13">Interventions: A Life In War And Peace. </text:span><text:span text:style-name="T11">Allen Lane, 2012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188 </text:span></text:p>
          </draw:text-box>
        </draw:frame>
        <draw:frame draw:style-name="gr4" draw:text-style-name="P5" draw:layer="layout" svg:width="10.595cm" svg:height="0.395cm" svg:x="2.646cm" svg:y="26.357cm">
          <draw:text-box>
            <text:p text:style-name="P1"><text:span text:style-name="T11">House of Commons, </text:span><text:span text:style-name="T13">Official Report</text:span><text:span text:style-name="T11">, 24 February 1998, column 173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189 </text:span></text:p>
          </draw:text-box>
        </draw:frame>
        <draw:frame draw:style-name="gr4" draw:text-style-name="P5" draw:layer="layout" svg:width="10.595cm" svg:height="0.395cm" svg:x="2.646cm" svg:y="26.781cm">
          <draw:text-box>
            <text:p text:style-name="P1"><text:span text:style-name="T11">House of Commons, </text:span><text:span text:style-name="T13">Official Report</text:span><text:span text:style-name="T11">, 24 February 1998, column 174.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7</text:span></text:p>
          </draw:text-box>
        </draw:frame>
        <draw:frame draw:style-name="gr1" draw:text-style-name="P2" draw:layer="layout" svg:width="15.805cm" svg:height="0.475cm" svg:x="2.95cm" svg:y="2.525cm">
          <draw:text-box>
            <text:p text:style-name="P1"><text:span text:style-name="T4">“</text:span><text:span text:style-name="T4">Throughout the dispute, our aim has been a peaceful, diplomatic settlement. There </text:span></text:p>
          </draw:text-box>
        </draw:frame>
        <draw:frame draw:style-name="gr1" draw:text-style-name="P2" draw:layer="layout" svg:width="15.433cm" svg:height="0.475cm" svg:x="2.95cm" svg:y="3.09cm">
          <draw:text-box>
            <text:p text:style-name="P1"><text:span text:style-name="T4">was no desire on either side of the Atlantic to use force, but it was also clear to us </text:span></text:p>
          </draw:text-box>
        </draw:frame>
        <draw:frame draw:style-name="gr1" draw:text-style-name="P2" draw:layer="layout" svg:width="13.735cm" svg:height="0.475cm" svg:x="2.95cm" svg:y="3.654cm">
          <draw:text-box>
            <text:p text:style-name="P1"><text:span text:style-name="T4">throughout that Saddam Hussein only understands and respects force …</text:span></text:p>
          </draw:text-box>
        </draw:frame>
        <draw:frame draw:style-name="gr1" draw:text-style-name="P2" draw:layer="layout" svg:width="15.429cm" svg:height="0.475cm" svg:x="2.95cm" svg:y="4.568cm">
          <draw:text-box>
            <text:p text:style-name="P1"><text:span text:style-name="T4">“… </text:span><text:span text:style-name="T4">As Kofi Annan said in Baghdad: ‘You can achieve much by diplomacy, but you </text:span></text:p>
          </draw:text-box>
        </draw:frame>
        <draw:frame draw:style-name="gr1" draw:text-style-name="P2" draw:layer="layout" svg:width="13.743cm" svg:height="0.475cm" svg:x="2.95cm" svg:y="5.133cm">
          <draw:text-box>
            <text:p text:style-name="P1"><text:span text:style-name="T4">can achieve a lot more when diplomacy is backed by firmness and force.’</text:span></text:p>
          </draw:text-box>
        </draw:frame>
        <draw:frame draw:style-name="gr1" draw:text-style-name="P2" draw:layer="layout" svg:width="14.26cm" svg:height="0.475cm" svg:x="2.95cm" svg:y="6.047cm">
          <draw:text-box>
            <text:p text:style-name="P1"><text:span text:style-name="T4">“</text:span><text:span text:style-name="T4">I would put it this way: with Saddam, diplomacy plus force equals success.”</text:span></text:p>
          </draw:text-box>
        </draw:frame>
        <draw:frame draw:style-name="gr6" draw:text-style-name="P7" draw:layer="layout" svg:width="0.408cm" svg:height="0.276cm" svg:x="17.161cm" svg:y="6.066cm">
          <draw:text-box>
            <text:p text:style-name="P1"><text:span text:style-name="T9">190</text:span></text:p>
          </draw:text-box>
        </draw:frame>
        <draw:frame draw:style-name="gr1" draw:text-style-name="P2" draw:layer="layout" svg:width="4.701cm" svg:height="0.475cm" svg:x="2.2cm" svg:y="6.962cm">
          <draw:text-box>
            <text:p text:style-name="P1"><text:span text:style-name="T6">462. </text:span><text:span text:style-name="T4"><text:s/>Mr Blair concluded:</text:span></text:p>
          </draw:text-box>
        </draw:frame>
        <draw:frame draw:style-name="gr1" draw:text-style-name="P2" draw:layer="layout" svg:width="15.314cm" svg:height="0.475cm" svg:x="2.95cm" svg:y="7.876cm">
          <draw:text-box>
            <text:p text:style-name="P1"><text:span text:style-name="T4">“</text:span><text:span text:style-name="T4">Saddam Hussein has spent seven years playing for time, but has been thwarted </text:span></text:p>
          </draw:text-box>
        </draw:frame>
        <draw:frame draw:style-name="gr1" draw:text-style-name="P2" draw:layer="layout" svg:width="15.111cm" svg:height="0.475cm" svg:x="2.95cm" svg:y="8.441cm">
          <draw:text-box>
            <text:p text:style-name="P1"><text:span text:style-name="T4">by the resolve of the international community. It is now clearer than ever that his </text:span></text:p>
          </draw:text-box>
        </draw:frame>
        <draw:frame draw:style-name="gr1" draw:text-style-name="P2" draw:layer="layout" svg:width="15.217cm" svg:height="0.475cm" svg:x="2.95cm" svg:y="9.005cm">
          <draw:text-box>
            <text:p text:style-name="P1"><text:span text:style-name="T4">games have to stop once and for all. If they do not, the consequences should be </text:span></text:p>
          </draw:text-box>
        </draw:frame>
        <draw:frame draw:style-name="gr1" draw:text-style-name="P2" draw:layer="layout" svg:width="2.195cm" svg:height="0.475cm" svg:x="2.95cm" svg:y="9.57cm">
          <draw:text-box>
            <text:p text:style-name="P1"><text:span text:style-name="T4">clear to all.”</text:span></text:p>
          </draw:text-box>
        </draw:frame>
        <draw:frame draw:style-name="gr6" draw:text-style-name="P7" draw:layer="layout" svg:width="0.408cm" svg:height="0.276cm" svg:x="5.138cm" svg:y="9.588cm">
          <draw:text-box>
            <text:p text:style-name="P1"><text:span text:style-name="T9">191</text:span></text:p>
          </draw:text-box>
        </draw:frame>
        <draw:frame draw:style-name="gr1" draw:text-style-name="P2" draw:layer="layout" svg:width="14.992cm" svg:height="0.475cm" svg:x="2.2cm" svg:y="10.484cm">
          <draw:text-box>
            <text:p text:style-name="P1"><text:span text:style-name="T6">463. </text:span><text:span text:style-name="T4"><text:s/>Mr Campbell recorded that, when Cabinet discussed Iraq on 26 February, </text:span></text:p>
          </draw:text-box>
        </draw:frame>
        <draw:frame draw:style-name="gr1" draw:text-style-name="P2" draw:layer="layout" svg:width="16.338cm" svg:height="0.475cm" svg:x="2.2cm" svg:y="11.048cm">
          <draw:text-box>
            <text:p text:style-name="P1"><text:span text:style-name="T4">Mr Cook said there were “really worrying signs about what UNSCOM can do. We were </text:span></text:p>
          </draw:text-box>
        </draw:frame>
        <draw:frame draw:style-name="gr1" draw:text-style-name="P2" draw:layer="layout" svg:width="15.847cm" svg:height="0.475cm" svg:x="2.2cm" svg:y="11.613cm">
          <draw:text-box>
            <text:p text:style-name="P1"><text:span text:style-name="T4">pursuing a twin track approach – light at the end of the tunnel on sanctions, allied to </text:span></text:p>
          </draw:text-box>
        </draw:frame>
        <draw:frame draw:style-name="gr1" draw:text-style-name="P2" draw:layer="layout" svg:width="9.281cm" svg:height="0.475cm" svg:x="2.2cm" svg:y="12.177cm">
          <draw:text-box>
            <text:p text:style-name="P1"><text:span text:style-name="T4">clear warnings if Saddam breaks the agreement.”</text:span></text:p>
          </draw:text-box>
        </draw:frame>
        <draw:frame draw:style-name="gr6" draw:text-style-name="P7" draw:layer="layout" svg:width="0.408cm" svg:height="0.276cm" svg:x="11.447cm" svg:y="12.196cm">
          <draw:text-box>
            <text:p text:style-name="P1"><text:span text:style-name="T9">192</text:span></text:p>
          </draw:text-box>
        </draw:frame>
        <draw:frame draw:style-name="gr1" draw:text-style-name="P2" draw:layer="layout" svg:width="5.828cm" svg:height="0.475cm" svg:x="11.859cm" svg:y="12.177cm">
          <draw:text-box>
            <text:p text:style-name="P1"><text:span text:style-name="T4"><text:s/></text:span><text:span text:style-name="T4">Mr Blair said “he was assured </text:span></text:p>
          </draw:text-box>
        </draw:frame>
        <draw:frame draw:style-name="gr1" draw:text-style-name="P2" draw:layer="layout" svg:width="16.004cm" svg:height="0.475cm" svg:x="2.2cm" svg:y="12.742cm">
          <draw:text-box>
            <text:p text:style-name="P1"><text:span text:style-name="T4">by [President] Chirac he agrees the language makes clear military action will follow if </text:span></text:p>
          </draw:text-box>
        </draw:frame>
        <draw:frame draw:style-name="gr1" draw:text-style-name="P2" draw:layer="layout" svg:width="6.098cm" svg:height="0.475cm" svg:x="2.2cm" svg:y="13.306cm">
          <draw:text-box>
            <text:p text:style-name="P1"><text:span text:style-name="T4">Saddam breaks the agreement.”</text:span></text:p>
          </draw:text-box>
        </draw:frame>
        <draw:frame draw:style-name="gr1" draw:text-style-name="P2" draw:layer="layout" svg:width="5.137cm" svg:height="0.475cm" svg:x="2.2cm" svg:y="14.421cm">
          <draw:text-box>
            <text:p text:style-name="P1"><text:span text:style-name="T1">RESOLUTION 1154 (1998)</text:span></text:p>
          </draw:text-box>
        </draw:frame>
        <draw:frame draw:style-name="gr1" draw:text-style-name="P2" draw:layer="layout" svg:width="15.919cm" svg:height="0.475cm" svg:x="2.2cm" svg:y="15.185cm">
          <draw:text-box>
            <text:p text:style-name="P1"><text:span text:style-name="T6">464. </text:span><text:span text:style-name="T4"><text:s/>On 2 March, the Security Council unanimously adopted resolution 1154 (1998).</text:span></text:p>
          </draw:text-box>
        </draw:frame>
        <draw:frame draw:style-name="gr6" draw:text-style-name="P7" draw:layer="layout" svg:width="0.408cm" svg:height="0.276cm" svg:x="17.924cm" svg:y="15.204cm">
          <draw:text-box>
            <text:p text:style-name="P1"><text:span text:style-name="T9">193</text:span></text:p>
          </draw:text-box>
        </draw:frame>
        <draw:frame draw:style-name="gr1" draw:text-style-name="P2" draw:layer="layout" svg:width="0.477cm" svg:height="0.475cm" svg:x="18.334cm" svg:y="15.185cm">
          <draw:text-box>
            <text:p text:style-name="P1"><text:span text:style-name="T4"><text:s/></text:span><text:span text:style-name="T4">It:</text:span></text:p>
          </draw:text-box>
        </draw:frame>
        <draw:frame draw:style-name="gr2" draw:text-style-name="P3" draw:layer="layout" svg:width="0.634cm" svg:height="0.712cm" svg:x="2.95cm" svg:y="15.94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01cm" svg:height="0.475cm" svg:x="3.7cm" svg:y="16.1cm">
          <draw:text-box>
            <text:p text:style-name="P1"><text:span text:style-name="T4">endorsed the MOU of 23 February and looked forward to its full implementation;</text:span></text:p>
          </draw:text-box>
        </draw:frame>
        <draw:frame draw:style-name="gr2" draw:text-style-name="P3" draw:layer="layout" svg:width="0.634cm" svg:height="0.712cm" svg:x="2.95cm" svg:y="16.60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92cm" svg:height="0.475cm" svg:x="3.7cm" svg:y="16.764cm">
          <draw:text-box>
            <text:p text:style-name="P1"><text:span text:style-name="T4">stressed the need for Iraq to comply with its obligations to provide access </text:span></text:p>
          </draw:text-box>
        </draw:frame>
        <draw:frame draw:style-name="gr1" draw:text-style-name="P2" draw:layer="layout" svg:width="14.002cm" svg:height="0.475cm" svg:x="3.7cm" svg:y="17.328cm">
          <draw:text-box>
            <text:p text:style-name="P1"><text:span text:style-name="T4">to UNSCOM and the IAEA which was necessary for the implementation of </text:span></text:p>
          </draw:text-box>
        </draw:frame>
        <draw:frame draw:style-name="gr1" draw:text-style-name="P2" draw:layer="layout" svg:width="2.792cm" svg:height="0.475cm" svg:x="3.7cm" svg:y="17.893cm">
          <draw:text-box>
            <text:p text:style-name="P1"><text:span text:style-name="T4">resolution 687;</text:span></text:p>
          </draw:text-box>
        </draw:frame>
        <draw:frame draw:style-name="gr2" draw:text-style-name="P3" draw:layer="layout" svg:width="0.634cm" svg:height="0.712cm" svg:x="2.95cm" svg:y="18.40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189cm" svg:height="0.475cm" svg:x="3.7cm" svg:y="18.557cm">
          <draw:text-box>
            <text:p text:style-name="P1"><text:span text:style-name="T4">stated that “any violation would have severest consequences for Iraq”;</text:span></text:p>
          </draw:text-box>
        </draw:frame>
        <draw:frame draw:style-name="gr2" draw:text-style-name="P3" draw:layer="layout" svg:width="0.634cm" svg:height="0.712cm" svg:x="2.95cm" svg:y="19.06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93cm" svg:height="0.475cm" svg:x="3.7cm" svg:y="19.222cm">
          <draw:text-box>
            <text:p text:style-name="P1"><text:span text:style-name="T4">reaffirmed its intention to act in accordance with the relevant provisions of </text:span></text:p>
          </draw:text-box>
        </draw:frame>
        <draw:frame draw:style-name="gr1" draw:text-style-name="P2" draw:layer="layout" svg:width="10.708cm" svg:height="0.475cm" svg:x="3.7cm" svg:y="19.786cm">
          <draw:text-box>
            <text:p text:style-name="P1"><text:span text:style-name="T4">resolution 687 on the duration of prohibitions (sanctions);</text:span></text:p>
          </draw:text-box>
        </draw:frame>
        <draw:frame draw:style-name="gr2" draw:text-style-name="P3" draw:layer="layout" svg:width="0.634cm" svg:height="0.712cm" svg:x="2.95cm" svg:y="20.29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05cm" svg:height="0.475cm" svg:x="3.7cm" svg:y="20.451cm">
          <draw:text-box>
            <text:p text:style-name="P1"><text:span text:style-name="T4">noted that Iraq’s failure to comply with the relevant obligations had delayed that </text:span></text:p>
          </draw:text-box>
        </draw:frame>
        <draw:frame draw:style-name="gr1" draw:text-style-name="P2" draw:layer="layout" svg:width="2.085cm" svg:height="0.475cm" svg:x="3.7cm" svg:y="21.015cm">
          <draw:text-box>
            <text:p text:style-name="P1"><text:span text:style-name="T4">action; and</text:span></text:p>
          </draw:text-box>
        </draw:frame>
        <draw:frame draw:style-name="gr2" draw:text-style-name="P3" draw:layer="layout" svg:width="0.634cm" svg:height="0.712cm" svg:x="2.95cm" svg:y="21.52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48cm" svg:height="0.475cm" svg:x="3.7cm" svg:y="21.68cm">
          <draw:text-box>
            <text:p text:style-name="P1"><text:span text:style-name="T4">decided, “in accordance with its responsibility under the Charter, to remain </text:span></text:p>
          </draw:text-box>
        </draw:frame>
        <draw:frame draw:style-name="gr1" draw:text-style-name="P2" draw:layer="layout" svg:width="13.892cm" svg:height="0.475cm" svg:x="3.7cm" svg:y="22.244cm">
          <draw:text-box>
            <text:p text:style-name="P1"><text:span text:style-name="T4">actively seized of the matter, in order to ensure the implementation of this </text:span></text:p>
          </draw:text-box>
        </draw:frame>
        <draw:frame draw:style-name="gr1" draw:text-style-name="P2" draw:layer="layout" svg:width="10.734cm" svg:height="0.475cm" svg:x="3.7cm" svg:y="22.808cm">
          <draw:text-box>
            <text:p text:style-name="P1"><text:span text:style-name="T4">resolution, and to secure peace and security in the area”.</text:span></text:p>
          </draw:text-box>
        </draw:frame>
        <draw:frame draw:style-name="gr1" draw:text-style-name="P2" draw:layer="layout" svg:width="16.778cm" svg:height="0.475cm" svg:x="2.2cm" svg:y="23.723cm">
          <draw:text-box>
            <text:p text:style-name="P1"><text:span text:style-name="T6">465. </text:span><text:span text:style-name="T4"><text:s/>It is clear from the statements in the Council meeting on 2 March, made before and </text:span></text:p>
          </draw:text-box>
        </draw:frame>
        <draw:line draw:style-name="gr7" draw:text-style-name="P8" draw:layer="layout" svg:x1="2.2cm" svg:y1="25.006cm" svg:x2="7.3cm" svg:y2="25.006cm">
          <text:p/>
        </draw:line>
        <draw:frame draw:style-name="gr1" draw:text-style-name="P2" draw:layer="layout" svg:width="16.258cm" svg:height="0.475cm" svg:x="2.2cm" svg:y="24.287cm">
          <draw:text-box>
            <text:p text:style-name="P1"><text:span text:style-name="T4">after the vote, including from seven States who were not members of the Council, that 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190 </text:span></text:p>
          </draw:text-box>
        </draw:frame>
        <draw:frame draw:style-name="gr4" draw:text-style-name="P5" draw:layer="layout" svg:width="11.475cm" svg:height="0.395cm" svg:x="2.646cm" svg:y="25.511cm">
          <draw:text-box>
            <text:p text:style-name="P1"><text:span text:style-name="T11">House of Commons, </text:span><text:span text:style-name="T13">Official Report</text:span><text:span text:style-name="T11">, 24 February 1998, columns 174-175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191 </text:span></text:p>
          </draw:text-box>
        </draw:frame>
        <draw:frame draw:style-name="gr4" draw:text-style-name="P5" draw:layer="layout" svg:width="10.595cm" svg:height="0.395cm" svg:x="2.646cm" svg:y="25.934cm">
          <draw:text-box>
            <text:p text:style-name="P1"><text:span text:style-name="T11">House of Commons, </text:span><text:span text:style-name="T13">Official Report</text:span><text:span text:style-name="T11">, 24 February 1998, column 176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192 </text:span></text:p>
          </draw:text-box>
        </draw:frame>
        <draw:frame draw:style-name="gr4" draw:text-style-name="P5" draw:layer="layout" svg:width="15.733cm" svg:height="0.395cm" svg:x="2.646cm" svg:y="26.357cm">
          <draw:text-box>
            <text:p text:style-name="P1"><text:span text:style-name="T11">Campbell A &amp; Stott R. </text:span><text:span text:style-name="T13">The Blair Years: Extracts from the Alastair Campbell Diaries</text:span><text:span text:style-name="T11">. Hutchinson, 2007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193 </text:span></text:p>
          </draw:text-box>
        </draw:frame>
        <draw:frame draw:style-name="gr4" draw:text-style-name="P5" draw:layer="layout" svg:width="6.822cm" svg:height="0.395cm" svg:x="2.646cm" svg:y="26.781cm">
          <draw:text-box>
            <text:p text:style-name="P1"><text:span text:style-name="T11">UN Security Council resolution 1154 (1998).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8</text:span></text:p>
          </draw:text-box>
        </draw:frame>
        <draw:frame draw:style-name="gr1" draw:text-style-name="P2" draw:layer="layout" svg:width="16.372cm" svg:height="0.475cm" svg:x="2.2cm" svg:y="2.525cm">
          <draw:text-box>
            <text:p text:style-name="P1"><text:span text:style-name="T4">there had been significant tensions about the Secretary-General’s mission and the text </text:span></text:p>
          </draw:text-box>
        </draw:frame>
        <draw:frame draw:style-name="gr1" draw:text-style-name="P2" draw:layer="layout" svg:width="10.903cm" svg:height="0.475cm" svg:x="2.2cm" svg:y="3.09cm">
          <draw:text-box>
            <text:p text:style-name="P1"><text:span text:style-name="T4">of the draft resolution co-sponsored by the UK and Japan.</text:span></text:p>
          </draw:text-box>
        </draw:frame>
        <draw:frame draw:style-name="gr6" draw:text-style-name="P7" draw:layer="layout" svg:width="0.408cm" svg:height="0.276cm" svg:x="13.049cm" svg:y="3.108cm">
          <draw:text-box>
            <text:p text:style-name="P1"><text:span text:style-name="T9">194</text:span></text:p>
          </draw:text-box>
        </draw:frame>
        <draw:frame draw:style-name="gr1" draw:text-style-name="P2" draw:layer="layout" svg:width="4.752cm" svg:height="0.475cm" svg:x="13.461cm" svg:y="3.09cm">
          <draw:text-box>
            <text:p text:style-name="P1"><text:span text:style-name="T4"><text:s/></text:span><text:span text:style-name="T4">Tensions centred on the </text:span></text:p>
          </draw:text-box>
        </draw:frame>
        <draw:frame draw:style-name="gr1" draw:text-style-name="P2" draw:layer="layout" svg:width="16.372cm" svg:height="0.475cm" svg:x="2.2cm" svg:y="3.654cm">
          <draw:text-box>
            <text:p text:style-name="P1"><text:span text:style-name="T4">Security Council determining whether the use of force was appropriate and authorising </text:span></text:p>
          </draw:text-box>
        </draw:frame>
        <draw:frame draw:style-name="gr1" draw:text-style-name="P2" draw:layer="layout" svg:width="7.986cm" svg:height="0.475cm" svg:x="2.2cm" svg:y="4.218cm">
          <draw:text-box>
            <text:p text:style-name="P1"><text:span text:style-name="T4">such action, not individual Member States.</text:span></text:p>
          </draw:text-box>
        </draw:frame>
        <draw:frame draw:style-name="gr1" draw:text-style-name="P2" draw:layer="layout" svg:width="15.75cm" svg:height="0.475cm" svg:x="2.2cm" svg:y="5.133cm">
          <draw:text-box>
            <text:p text:style-name="P1"><text:span text:style-name="T6">466. </text:span><text:span text:style-name="T4"><text:s/>In his statement to the Council, Mr Annan stated that, in travelling to Baghdad </text:span></text:p>
          </draw:text-box>
        </draw:frame>
        <draw:frame draw:style-name="gr1" draw:text-style-name="P2" draw:layer="layout" svg:width="12.131cm" svg:height="0.475cm" svg:x="2.2cm" svg:y="5.697cm">
          <draw:text-box>
            <text:p text:style-name="P1"><text:span text:style-name="T4">to seek a peaceful solution to the crisis, he had acted to fulfil his:</text:span></text:p>
          </draw:text-box>
        </draw:frame>
        <draw:frame draw:style-name="gr1" draw:text-style-name="P2" draw:layer="layout" svg:width="15.374cm" svg:height="0.475cm" svg:x="2.95cm" svg:y="6.612cm">
          <draw:text-box>
            <text:p text:style-name="P1"><text:span text:style-name="T4">“… </text:span><text:span text:style-name="T4">constitutional obligation under the United Nations Charter and … commitment </text:span></text:p>
          </draw:text-box>
        </draw:frame>
        <draw:frame draw:style-name="gr1" draw:text-style-name="P2" draw:layer="layout" svg:width="15.61cm" svg:height="0.475cm" svg:x="2.95cm" svg:y="7.176cm">
          <draw:text-box>
            <text:p text:style-name="P1"><text:span text:style-name="T4">to the General Assembly … a sacred, moral obligation and commitment to act, any </text:span></text:p>
          </draw:text-box>
        </draw:frame>
        <draw:frame draw:style-name="gr1" draw:text-style-name="P2" draw:layer="layout" svg:width="15.208cm" svg:height="0.475cm" svg:x="2.95cm" svg:y="7.741cm">
          <draw:text-box>
            <text:p text:style-name="P1"><text:span text:style-name="T4">time, anywhere, without seeking or accepting instructions from any Government, </text:span></text:p>
          </draw:text-box>
        </draw:frame>
        <draw:frame draw:style-name="gr1" draw:text-style-name="P2" draw:layer="layout" svg:width="16.055cm" svg:height="0.475cm" svg:x="2.95cm" svg:y="8.305cm">
          <draw:text-box>
            <text:p text:style-name="P1"><text:span text:style-name="T4">whenever that action may be helpful in reducing a grave threat to international peace </text:span></text:p>
          </draw:text-box>
        </draw:frame>
        <draw:frame draw:style-name="gr1" draw:text-style-name="P2" draw:layer="layout" svg:width="2.517cm" svg:height="0.475cm" svg:x="2.95cm" svg:y="8.87cm">
          <draw:text-box>
            <text:p text:style-name="P1"><text:span text:style-name="T4">and security.”</text:span></text:p>
          </draw:text-box>
        </draw:frame>
        <draw:frame draw:style-name="gr1" draw:text-style-name="P2" draw:layer="layout" svg:width="15.779cm" svg:height="0.475cm" svg:x="2.2cm" svg:y="9.784cm">
          <draw:text-box>
            <text:p text:style-name="P1"><text:span text:style-name="T6">467. </text:span><text:span text:style-name="T4"><text:s/>Mr Annan added that Iraq’s refusal to honour its commitments had constituted </text:span></text:p>
          </draw:text-box>
        </draw:frame>
        <draw:frame draw:style-name="gr1" draw:text-style-name="P2" draw:layer="layout" svg:width="15.081cm" svg:height="0.475cm" svg:x="2.2cm" svg:y="10.348cm">
          <draw:text-box>
            <text:p text:style-name="P1"><text:span text:style-name="T4">such a threat which had been averted by the agreement of 23 February. But the </text:span></text:p>
          </draw:text-box>
        </draw:frame>
        <draw:frame draw:style-name="gr1" draw:text-style-name="P2" draw:layer="layout" svg:width="15.593cm" svg:height="0.475cm" svg:x="2.2cm" svg:y="10.913cm">
          <draw:text-box>
            <text:p text:style-name="P1"><text:span text:style-name="T4">agreement would be “empty words unless both parties now implement it fully, fairly </text:span></text:p>
          </draw:text-box>
        </draw:frame>
        <draw:frame draw:style-name="gr1" draw:text-style-name="P2" draw:layer="layout" svg:width="3.571cm" svg:height="0.475cm" svg:x="2.2cm" svg:y="11.477cm">
          <draw:text-box>
            <text:p text:style-name="P1"><text:span text:style-name="T4">and without delay”.</text:span></text:p>
          </draw:text-box>
        </draw:frame>
        <draw:frame draw:style-name="gr1" draw:text-style-name="P2" draw:layer="layout" svg:width="16.342cm" svg:height="0.475cm" svg:x="2.2cm" svg:y="12.392cm">
          <draw:text-box>
            <text:p text:style-name="P1"><text:span text:style-name="T6">468. </text:span><text:span text:style-name="T4"><text:s/>Iraq’s “complete fulfilment” of those obligations was “the one and only aim” of the </text:span></text:p>
          </draw:text-box>
        </draw:frame>
        <draw:frame draw:style-name="gr1" draw:text-style-name="P2" draw:layer="layout" svg:width="15.648cm" svg:height="0.475cm" svg:x="2.2cm" svg:y="12.956cm">
          <draw:text-box>
            <text:p text:style-name="P1"><text:span text:style-name="T4">agreement, and “nothing more and nothing less” would make the completion of the </text:span></text:p>
          </draw:text-box>
        </draw:frame>
        <draw:frame draw:style-name="gr1" draw:text-style-name="P2" draw:layer="layout" svg:width="13.371cm" svg:height="0.475cm" svg:x="2.2cm" svg:y="13.521cm">
          <draw:text-box>
            <text:p text:style-name="P1"><text:span text:style-name="T4">disarmament process possible and “thus speed the lifting of sanctions”.</text:span></text:p>
          </draw:text-box>
        </draw:frame>
        <draw:frame draw:style-name="gr1" draw:text-style-name="P2" draw:layer="layout" svg:width="15.923cm" svg:height="0.475cm" svg:x="2.2cm" svg:y="14.435cm">
          <draw:text-box>
            <text:p text:style-name="P1"><text:span text:style-name="T6">469. </text:span><text:span text:style-name="T4"><text:s/>The agreement was also a call for the UN to look to the future and its “inherent </text:span></text:p>
          </draw:text-box>
        </draw:frame>
        <draw:frame draw:style-name="gr1" draw:text-style-name="P2" draw:layer="layout" svg:width="15.839cm" svg:height="0.475cm" svg:x="2.2cm" svg:y="15cm">
          <draw:text-box>
            <text:p text:style-name="P1"><text:span text:style-name="T4">obligation to remember that even the bitterest of enmities among nations do not last </text:span></text:p>
          </draw:text-box>
        </draw:frame>
        <draw:frame draw:style-name="gr1" draw:text-style-name="P2" draw:layer="layout" svg:width="1.7cm" svg:height="0.475cm" svg:x="2.2cm" svg:y="15.564cm">
          <draw:text-box>
            <text:p text:style-name="P1"><text:span text:style-name="T4">for ever”.</text:span></text:p>
          </draw:text-box>
        </draw:frame>
        <draw:frame draw:style-name="gr1" draw:text-style-name="P2" draw:layer="layout" svg:width="16.19cm" svg:height="0.475cm" svg:x="2.2cm" svg:y="16.478cm">
          <draw:text-box>
            <text:p text:style-name="P1"><text:span text:style-name="T6">470. </text:span><text:span text:style-name="T4"><text:s/>Mr Annan said that the agreement was also a reminder of why the UN had been </text:span></text:p>
          </draw:text-box>
        </draw:frame>
        <draw:frame draw:style-name="gr1" draw:text-style-name="P2" draw:layer="layout" svg:width="2.271cm" svg:height="0.475cm" svg:x="2.2cm" svg:y="17.043cm">
          <draw:text-box>
            <text:p text:style-name="P1"><text:span text:style-name="T4">established:</text:span></text:p>
          </draw:text-box>
        </draw:frame>
        <draw:frame draw:style-name="gr1" draw:text-style-name="P2" draw:layer="layout" svg:width="15.789cm" svg:height="0.475cm" svg:x="2.95cm" svg:y="17.957cm">
          <draw:text-box>
            <text:p text:style-name="P1"><text:span text:style-name="T4">“… </text:span><text:span text:style-name="T4">to prevent the outbreak of unnecessary conflict when the will of the international </text:span></text:p>
          </draw:text-box>
        </draw:frame>
        <draw:frame draw:style-name="gr1" draw:text-style-name="P2" draw:layer="layout" svg:width="14.654cm" svg:height="0.475cm" svg:x="2.95cm" svg:y="18.522cm">
          <draw:text-box>
            <text:p text:style-name="P1"><text:span text:style-name="T4">community can be achieved through diplomacy; to seek and find international </text:span></text:p>
          </draw:text-box>
        </draw:frame>
        <draw:frame draw:style-name="gr1" draw:text-style-name="P2" draw:layer="layout" svg:width="14.582cm" svg:height="0.475cm" svg:x="2.95cm" svg:y="19.086cm">
          <draw:text-box>
            <text:p text:style-name="P1"><text:span text:style-name="T4">solutions to international problems; to obtain respect for international law and </text:span></text:p>
          </draw:text-box>
        </draw:frame>
        <draw:frame draw:style-name="gr1" draw:text-style-name="P2" draw:layer="layout" svg:width="15.576cm" svg:height="0.475cm" svg:x="2.95cm" svg:y="19.651cm">
          <draw:text-box>
            <text:p text:style-name="P1"><text:span text:style-name="T4">agreements from a recalcitrant party without destroying for ever that party’s dignity </text:span></text:p>
          </draw:text-box>
        </draw:frame>
        <draw:frame draw:style-name="gr1" draw:text-style-name="P2" draw:layer="layout" svg:width="15.289cm" svg:height="0.475cm" svg:x="2.95cm" svg:y="20.215cm">
          <draw:text-box>
            <text:p text:style-name="P1"><text:span text:style-name="T4">and willingness to co-operate; to secure, in this case, through on-site inspections </text:span></text:p>
          </draw:text-box>
        </draw:frame>
        <draw:frame draw:style-name="gr1" draw:text-style-name="P2" draw:layer="layout" svg:width="15.983cm" svg:height="0.475cm" svg:x="2.95cm" svg:y="20.78cm">
          <draw:text-box>
            <text:p text:style-name="P1"><text:span text:style-name="T4">and negotiations, the assured destruction of weapons of mass destruction that aerial </text:span></text:p>
          </draw:text-box>
        </draw:frame>
        <draw:frame draw:style-name="gr1" draw:text-style-name="P2" draw:layer="layout" svg:width="6.449cm" svg:height="0.475cm" svg:x="2.95cm" svg:y="21.344cm">
          <draw:text-box>
            <text:p text:style-name="P1"><text:span text:style-name="T4">bombardment can never achieve.”</text:span></text:p>
          </draw:text-box>
        </draw:frame>
        <draw:frame draw:style-name="gr1" draw:text-style-name="P2" draw:layer="layout" svg:width="16.292cm" svg:height="0.475cm" svg:x="2.2cm" svg:y="22.258cm">
          <draw:text-box>
            <text:p text:style-name="P1"><text:span text:style-name="T6">471. </text:span><text:span text:style-name="T4"><text:s/>In conclusion, Mr Annan pledged “to strive, to seek to find and not to yield” in the </text:span></text:p>
          </draw:text-box>
        </draw:frame>
        <draw:frame draw:style-name="gr1" draw:text-style-name="P2" draw:layer="layout" svg:width="3.842cm" svg:height="0.475cm" svg:x="2.2cm" svg:y="22.823cm">
          <draw:text-box>
            <text:p text:style-name="P1"><text:span text:style-name="T4">fulfilment of his duty.</text:span></text:p>
          </draw:text-box>
        </draw:frame>
        <draw:frame draw:style-name="gr1" draw:text-style-name="P2" draw:layer="layout" svg:width="16.482cm" svg:height="0.475cm" svg:x="2.2cm" svg:y="23.737cm">
          <draw:text-box>
            <text:p text:style-name="P1"><text:span text:style-name="T6">472. </text:span><text:span text:style-name="T4"><text:s/>Sir John Weston described the crisis which had led to Mr Annan’s “last ditch effort </text:span></text:p>
          </draw:text-box>
        </draw:frame>
        <draw:frame draw:style-name="gr1" draw:text-style-name="P2" draw:layer="layout" svg:width="16.254cm" svg:height="0.475cm" svg:x="2.2cm" svg:y="24.302cm">
          <draw:text-box>
            <text:p text:style-name="P1"><text:span text:style-name="T4">to find a diplomatic solution” as “just the latest and the most serious in a series of Iraqi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16.029cm" svg:height="0.475cm" svg:x="2.2cm" svg:y="24.866cm">
          <draw:text-box>
            <text:p text:style-name="P1"><text:span text:style-name="T4">provocations”. His success was “not a success for diplomacy alone but a success for 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194 </text:span></text:p>
          </draw:text-box>
        </draw:frame>
        <draw:frame draw:style-name="gr4" draw:text-style-name="P5" draw:layer="layout" svg:width="11.546cm" svg:height="0.395cm" svg:x="2.646cm" svg:y="26.781cm">
          <draw:text-box>
            <text:p text:style-name="P1"><text:span text:style-name="T11">UN Security Council, ‘3858th Meeting Monday 2 March 1998’ (S/PV.3858).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9</text:span></text:p>
          </draw:text-box>
        </draw:frame>
        <draw:frame draw:style-name="gr1" draw:text-style-name="P2" draw:layer="layout" svg:width="15.911cm" svg:height="0.475cm" svg:x="2.2cm" svg:y="2.525cm">
          <draw:text-box>
            <text:p text:style-name="P1"><text:span text:style-name="T4">diplomacy firmly backed by the willingness to use force if diplomacy should fail”, and </text:span></text:p>
          </draw:text-box>
        </draw:frame>
        <draw:frame draw:style-name="gr1" draw:text-style-name="P2" draw:layer="layout" svg:width="11.551cm" svg:height="0.475cm" svg:x="2.2cm" svg:y="3.09cm">
          <draw:text-box>
            <text:p text:style-name="P1"><text:span text:style-name="T4">no one could “seriously imagine” the same result without that.</text:span></text:p>
          </draw:text-box>
        </draw:frame>
        <draw:frame draw:style-name="gr1" draw:text-style-name="P2" draw:layer="layout" svg:width="14.437cm" svg:height="0.475cm" svg:x="2.2cm" svg:y="4.004cm">
          <draw:text-box>
            <text:p text:style-name="P1"><text:span text:style-name="T6">473. </text:span><text:span text:style-name="T4"><text:s/>Sir John said that there were two important messages in the resolution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12cm" svg:height="0.475cm" svg:x="3.7cm" svg:y="4.918cm">
          <draw:text-box>
            <text:p text:style-name="P1"><text:span text:style-name="T4">Iraq was obliged to provide access at all sites, “not just in the eight so-called </text:span></text:p>
          </draw:text-box>
        </draw:frame>
        <draw:frame draw:style-name="gr1" draw:text-style-name="P2" draw:layer="layout" svg:width="15.035cm" svg:height="0.475cm" svg:x="3.7cm" svg:y="5.483cm">
          <draw:text-box>
            <text:p text:style-name="P1"><text:span text:style-name="T4">Presidential sites which have up to now been the pretext for so much delay and </text:span></text:p>
          </draw:text-box>
        </draw:frame>
        <draw:frame draw:style-name="gr1" draw:text-style-name="P2" draw:layer="layout" svg:width="2.339cm" svg:height="0.475cm" svg:x="3.7cm" svg:y="6.047cm">
          <draw:text-box>
            <text:p text:style-name="P1"><text:span text:style-name="T4">obstruction”.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95cm" svg:height="0.475cm" svg:x="3.7cm" svg:y="6.712cm">
          <draw:text-box>
            <text:p text:style-name="P1"><text:span text:style-name="T4">The Iraqi regime had a choice. If it fulfilled its commitments, the way would </text:span></text:p>
          </draw:text-box>
        </draw:frame>
        <draw:frame draw:style-name="gr1" draw:text-style-name="P2" draw:layer="layout" svg:width="14.315cm" svg:height="0.475cm" svg:x="3.7cm" svg:y="7.276cm">
          <draw:text-box>
            <text:p text:style-name="P1"><text:span text:style-name="T4">“</text:span><text:span text:style-name="T4">be open for the lifting of sanctions”; but if it failed to comply, that would “not </text:span></text:p>
          </draw:text-box>
        </draw:frame>
        <draw:frame draw:style-name="gr1" draw:text-style-name="P2" draw:layer="layout" svg:width="14.586cm" svg:height="0.475cm" svg:x="3.7cm" svg:y="7.841cm">
          <draw:text-box>
            <text:p text:style-name="P1"><text:span text:style-name="T4">be tolerated”. The Council was “determined that any violation will result in the </text:span></text:p>
          </draw:text-box>
        </draw:frame>
        <draw:frame draw:style-name="gr1" draw:text-style-name="P2" draw:layer="layout" svg:width="4.726cm" svg:height="0.475cm" svg:x="3.7cm" svg:y="8.405cm">
          <draw:text-box>
            <text:p text:style-name="P1"><text:span text:style-name="T4">severest consequences”.</text:span></text:p>
          </draw:text-box>
        </draw:frame>
        <draw:frame draw:style-name="gr1" draw:text-style-name="P2" draw:layer="layout" svg:width="15.877cm" svg:height="0.475cm" svg:x="2.2cm" svg:y="9.32cm">
          <draw:text-box>
            <text:p text:style-name="P1"><text:span text:style-name="T6">474. </text:span><text:span text:style-name="T4"><text:s/>Sir John concluded that, if Iraq doubted the will of the international community, </text:span></text:p>
          </draw:text-box>
        </draw:frame>
        <draw:frame draw:style-name="gr1" draw:text-style-name="P2" draw:layer="layout" svg:width="1.56cm" svg:height="0.475cm" svg:x="2.2cm" svg:y="9.884cm">
          <draw:text-box>
            <text:p text:style-name="P1"><text:span text:style-name="T4">it would:</text:span></text:p>
          </draw:text-box>
        </draw:frame>
        <draw:frame draw:style-name="gr1" draw:text-style-name="P2" draw:layer="layout" svg:width="9.752cm" svg:height="0.475cm" svg:x="2.95cm" svg:y="10.798cm">
          <draw:text-box>
            <text:p text:style-name="P1"><text:span text:style-name="T4">“… </text:span><text:span text:style-name="T4">not for the first time, be making a grave mistake.</text:span></text:p>
          </draw:text-box>
        </draw:frame>
        <draw:frame draw:style-name="gr1" draw:text-style-name="P2" draw:layer="layout" svg:width="15.128cm" svg:height="0.475cm" svg:x="2.95cm" svg:y="11.713cm">
          <draw:text-box>
            <text:p text:style-name="P1"><text:span text:style-name="T4">“</text:span><text:span text:style-name="T4">There is a great need at such moments to face up with courage and intellectual </text:span></text:p>
          </draw:text-box>
        </draw:frame>
        <draw:frame draw:style-name="gr1" draw:text-style-name="P2" draw:layer="layout" svg:width="14.742cm" svg:height="0.475cm" svg:x="2.95cm" svg:y="12.277cm">
          <draw:text-box>
            <text:p text:style-name="P1"><text:span text:style-name="T4">honesty to unpalatable truths. Regional security, the future of non-proliferation </text:span></text:p>
          </draw:text-box>
        </draw:frame>
        <draw:frame draw:style-name="gr1" draw:text-style-name="P2" draw:layer="layout" svg:width="14.306cm" svg:height="0.475cm" svg:x="2.95cm" svg:y="12.842cm">
          <draw:text-box>
            <text:p text:style-name="P1"><text:span text:style-name="T4">under international auspices, and the authority of the United Nations and its </text:span></text:p>
          </draw:text-box>
        </draw:frame>
        <draw:frame draw:style-name="gr1" draw:text-style-name="P2" draw:layer="layout" svg:width="14.823cm" svg:height="0.475cm" svg:x="2.95cm" svg:y="13.406cm">
          <draw:text-box>
            <text:p text:style-name="P1"><text:span text:style-name="T4">Secretary-General are all involved, and are all at stake, in our collective efforts </text:span></text:p>
          </draw:text-box>
        </draw:frame>
        <draw:frame draw:style-name="gr1" draw:text-style-name="P2" draw:layer="layout" svg:width="5.323cm" svg:height="0.475cm" svg:x="2.95cm" svg:y="13.971cm">
          <draw:text-box>
            <text:p text:style-name="P1"><text:span text:style-name="T4">to get the case of Iraq right.”</text:span></text:p>
          </draw:text-box>
        </draw:frame>
        <draw:frame draw:style-name="gr1" draw:text-style-name="P2" draw:layer="layout" svg:width="16.283cm" svg:height="0.475cm" svg:x="2.2cm" svg:y="14.885cm">
          <draw:text-box>
            <text:p text:style-name="P1"><text:span text:style-name="T6">475. </text:span><text:span text:style-name="T4"><text:s/>Welcoming Mr Annan’s success and the text of the draft resolution, Mr Fernando </text:span></text:p>
          </draw:text-box>
        </draw:frame>
        <draw:frame draw:style-name="gr1" draw:text-style-name="P2" draw:layer="layout" svg:width="16.487cm" svg:height="0.475cm" svg:x="2.2cm" svg:y="15.45cm">
          <draw:text-box>
            <text:p text:style-name="P1"><text:span text:style-name="T4">Berrocal Soto, Costa Rican Permanent Representative to the UN, emphasised the “key </text:span></text:p>
          </draw:text-box>
        </draw:frame>
        <draw:frame draw:style-name="gr1" draw:text-style-name="P2" draw:layer="layout" svg:width="15.974cm" svg:height="0.475cm" svg:x="2.2cm" svg:y="16.014cm">
          <draw:text-box>
            <text:p text:style-name="P1"><text:span text:style-name="T4">concept of international legality and the primacy of the provisions of the Charter over </text:span></text:p>
          </draw:text-box>
        </draw:frame>
        <draw:frame draw:style-name="gr1" draw:text-style-name="P2" draw:layer="layout" svg:width="15.924cm" svg:height="0.475cm" svg:x="2.2cm" svg:y="16.578cm">
          <draw:text-box>
            <text:p text:style-name="P1"><text:span text:style-name="T4">any political considerations”. Bringing the MOU agreed on 23 February into the legal </text:span></text:p>
          </draw:text-box>
        </draw:frame>
        <draw:frame draw:style-name="gr1" draw:text-style-name="P2" draw:layer="layout" svg:width="16.161cm" svg:height="0.475cm" svg:x="2.2cm" svg:y="17.143cm">
          <draw:text-box>
            <text:p text:style-name="P1"><text:span text:style-name="T4">framework authorised by Chapter VII left “no political or legal doubt whatsoever about </text:span></text:p>
          </draw:text-box>
        </draw:frame>
        <draw:frame draw:style-name="gr1" draw:text-style-name="P2" draw:layer="layout" svg:width="16.309cm" svg:height="0.475cm" svg:x="2.2cm" svg:y="17.707cm">
          <draw:text-box>
            <text:p text:style-name="P1"><text:span text:style-name="T4">the seriousness and gravity of this warning by the Security Council”. The “prerogatives </text:span></text:p>
          </draw:text-box>
        </draw:frame>
        <draw:frame draw:style-name="gr1" draw:text-style-name="P2" draw:layer="layout" svg:width="15.754cm" svg:height="0.475cm" svg:x="2.2cm" svg:y="18.272cm">
          <draw:text-box>
            <text:p text:style-name="P1"><text:span text:style-name="T4">and legal competences” were “exclusively of the Security Council” and could not be </text:span></text:p>
          </draw:text-box>
        </draw:frame>
        <draw:frame draw:style-name="gr1" draw:text-style-name="P2" draw:layer="layout" svg:width="1.992cm" svg:height="0.475cm" svg:x="2.2cm" svg:y="18.836cm">
          <draw:text-box>
            <text:p text:style-name="P1"><text:span text:style-name="T4">delegated.</text:span></text:p>
          </draw:text-box>
        </draw:frame>
        <draw:frame draw:style-name="gr1" draw:text-style-name="P2" draw:layer="layout" svg:width="15.102cm" svg:height="0.475cm" svg:x="2.2cm" svg:y="19.751cm">
          <draw:text-box>
            <text:p text:style-name="P1"><text:span text:style-name="T6">476. </text:span><text:span text:style-name="T4"><text:s/>Mr Celso Amorim, Brazilian Permanent Representative to the UN, referred </text:span></text:p>
          </draw:text-box>
        </draw:frame>
        <draw:frame draw:style-name="gr1" draw:text-style-name="P2" draw:layer="layout" svg:width="14.925cm" svg:height="0.475cm" svg:x="2.2cm" svg:y="20.315cm">
          <draw:text-box>
            <text:p text:style-name="P1"><text:span text:style-name="T4">to the strain the crisis had placed on a multilateral system “still learning to cope </text:span></text:p>
          </draw:text-box>
        </draw:frame>
        <draw:frame draw:style-name="gr1" draw:text-style-name="P2" draw:layer="layout" svg:width="15.479cm" svg:height="0.475cm" svg:x="2.2cm" svg:y="20.88cm">
          <draw:text-box>
            <text:p text:style-name="P1"><text:span text:style-name="T4">with the challenges of the post-cold-war era” and the Security Council’s wisdom in </text:span></text:p>
          </draw:text-box>
        </draw:frame>
        <draw:frame draw:style-name="gr1" draw:text-style-name="P2" draw:layer="layout" svg:width="16.063cm" svg:height="0.475cm" svg:x="2.2cm" svg:y="21.444cm">
          <draw:text-box>
            <text:p text:style-name="P1"><text:span text:style-name="T4">encouraging the Secretary-General to “undertake a personal mission”. Mr Annan had </text:span></text:p>
          </draw:text-box>
        </draw:frame>
        <draw:frame draw:style-name="gr1" draw:text-style-name="P2" draw:layer="layout" svg:width="16.208cm" svg:height="0.475cm" svg:x="2.2cm" svg:y="22.008cm">
          <draw:text-box>
            <text:p text:style-name="P1"><text:span text:style-name="T4">“</text:span><text:span text:style-name="T4">succeeded in a mission that sceptics had considered doomed from the start”; and his </text:span></text:p>
          </draw:text-box>
        </draw:frame>
        <draw:frame draw:style-name="gr1" draw:text-style-name="P2" draw:layer="layout" svg:width="16.246cm" svg:height="0.475cm" svg:x="2.2cm" svg:y="22.573cm">
          <draw:text-box>
            <text:p text:style-name="P1"><text:span text:style-name="T4">“</text:span><text:span text:style-name="T4">determination … to keep this matter under his close personal supervision … provides </text:span></text:p>
          </draw:text-box>
        </draw:frame>
        <draw:frame draw:style-name="gr1" draw:text-style-name="P2" draw:layer="layout" svg:width="16.355cm" svg:height="0.475cm" svg:x="2.2cm" svg:y="23.137cm">
          <draw:text-box>
            <text:p text:style-name="P1"><text:span text:style-name="T4">the Security Council with a fair chance to put the problem of the relations between Iraq </text:span></text:p>
          </draw:text-box>
        </draw:frame>
        <draw:frame draw:style-name="gr1" draw:text-style-name="P2" draw:layer="layout" svg:width="9.98cm" svg:height="0.475cm" svg:x="2.2cm" svg:y="23.702cm">
          <draw:text-box>
            <text:p text:style-name="P1"><text:span text:style-name="T4">and the United Nations on a more stable foundation”.</text:span></text:p>
          </draw:text-box>
        </draw:frame>
        <draw:frame draw:style-name="gr1" draw:text-style-name="P2" draw:layer="layout" svg:width="15.381cm" svg:height="0.475cm" svg:x="2.2cm" svg:y="24.616cm">
          <draw:text-box>
            <text:p text:style-name="P1"><text:span text:style-name="T6">477. </text:span><text:span text:style-name="T4"><text:s/>Mr Amorim also pointed out that, in resolution 687, the Security Council had </text:span></text:p>
          </draw:text-box>
        </draw:frame>
        <draw:frame draw:style-name="gr1" draw:text-style-name="P2" draw:layer="layout" svg:width="15.907cm" svg:height="0.475cm" svg:x="2.2cm" svg:y="25.181cm">
          <draw:text-box>
            <text:p text:style-name="P1"><text:span text:style-name="T4">decided “to take such further steps as may be required for the implementation of the </text:span></text:p>
          </draw:text-box>
        </draw:frame>
        <draw:frame draw:style-name="gr1" draw:text-style-name="P2" draw:layer="layout" svg:width="16.228cm" svg:height="0.475cm" svg:x="2.2cm" svg:y="25.745cm">
          <draw:text-box>
            <text:p text:style-name="P1"><text:span text:style-name="T4">present resolution”, rather than the “ritual formula” of deciding to “remain seized of the </text:span></text:p>
          </draw:text-box>
        </draw:frame>
        <draw:frame draw:style-name="gr1" draw:text-style-name="P2" draw:layer="layout" svg:width="7.279cm" svg:height="0.475cm" svg:x="2.2cm" svg:y="26.31cm">
          <draw:text-box>
            <text:p text:style-name="P1"><text:span text:style-name="T4">matter”. As a result, he concluded that: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0</text:span></text:p>
          </draw:text-box>
        </draw:frame>
        <draw:frame draw:style-name="gr1" draw:text-style-name="P2" draw:layer="layout" svg:width="15.407cm" svg:height="0.475cm" svg:x="2.95cm" svg:y="2.525cm">
          <draw:text-box>
            <text:p text:style-name="P1"><text:span text:style-name="T4">“</text:span><text:span text:style-name="T4">Only the Security Council has the authority to determine if, when and under what </text:span></text:p>
          </draw:text-box>
        </draw:frame>
        <draw:frame draw:style-name="gr1" draw:text-style-name="P2" draw:layer="layout" svg:width="13.536cm" svg:height="0.475cm" svg:x="2.95cm" svg:y="3.09cm">
          <draw:text-box>
            <text:p text:style-name="P1"><text:span text:style-name="T4">conditions the formal cease-fire it declared on 3 April 1991 holds or not.”</text:span></text:p>
          </draw:text-box>
        </draw:frame>
        <draw:frame draw:style-name="gr1" draw:text-style-name="P2" draw:layer="layout" svg:width="16.719cm" svg:height="0.475cm" svg:x="2.2cm" svg:y="4.004cm">
          <draw:text-box>
            <text:p text:style-name="P1"><text:span text:style-name="T6">478. </text:span><text:span text:style-name="T4"><text:s/>Mr Amorim added that members of the Council had been “assured by its sponsors” </text:span></text:p>
          </draw:text-box>
        </draw:frame>
        <draw:frame draw:style-name="gr1" draw:text-style-name="P2" draw:layer="layout" svg:width="16.69cm" svg:height="0.475cm" svg:x="2.2cm" svg:y="4.568cm">
          <draw:text-box>
            <text:p text:style-name="P1"><text:span text:style-name="T4">that they did not intend the draft resolution “to imply any automaticity in the authorisation </text:span></text:p>
          </draw:text-box>
        </draw:frame>
        <draw:frame draw:style-name="gr1" draw:text-style-name="P2" draw:layer="layout" svg:width="15.407cm" svg:height="0.475cm" svg:x="2.2cm" svg:y="5.133cm">
          <draw:text-box>
            <text:p text:style-name="P1"><text:span text:style-name="T4">of the use of force in case of a possible violation by Iraq”. Brazil was satisfied that </text:span></text:p>
          </draw:text-box>
        </draw:frame>
        <draw:frame draw:style-name="gr1" draw:text-style-name="P2" draw:layer="layout" svg:width="16.436cm" svg:height="0.475cm" svg:x="2.2cm" svg:y="5.697cm">
          <draw:text-box>
            <text:p text:style-name="P1"><text:span text:style-name="T4">nothing in the resolution delegated the “authority” that belonged to the Security Council.</text:span></text:p>
          </draw:text-box>
        </draw:frame>
        <draw:frame draw:style-name="gr1" draw:text-style-name="P2" draw:layer="layout" svg:width="16.114cm" svg:height="0.475cm" svg:x="2.2cm" svg:y="6.612cm">
          <draw:text-box>
            <text:p text:style-name="P1"><text:span text:style-name="T6">479. </text:span><text:span text:style-name="T4"><text:s/>Mr Hans Dahlgren, Swedish Permanent Representative to the UN, stated that it </text:span></text:p>
          </draw:text-box>
        </draw:frame>
        <draw:frame draw:style-name="gr1" draw:text-style-name="P2" draw:layer="layout" svg:width="16.635cm" svg:height="0.475cm" svg:x="2.2cm" svg:y="7.176cm">
          <draw:text-box>
            <text:p text:style-name="P1"><text:span text:style-name="T4">was “very important” that the Council’s responsibility for international peace and security </text:span></text:p>
          </draw:text-box>
        </draw:frame>
        <draw:frame draw:style-name="gr1" draw:text-style-name="P2" draw:layer="layout" svg:width="15.551cm" svg:height="0.475cm" svg:x="2.2cm" svg:y="7.741cm">
          <draw:text-box>
            <text:p text:style-name="P1"><text:span text:style-name="T4">was “not circumvented”, and that the last paragraph of the draft resolution was “an </text:span></text:p>
          </draw:text-box>
        </draw:frame>
        <draw:frame draw:style-name="gr1" draw:text-style-name="P2" draw:layer="layout" svg:width="10.399cm" svg:height="0.475cm" svg:x="2.2cm" svg:y="8.305cm">
          <draw:text-box>
            <text:p text:style-name="P1"><text:span text:style-name="T4">expression of the need to safeguard this responsibility”.</text:span></text:p>
          </draw:text-box>
        </draw:frame>
        <draw:frame draw:style-name="gr1" draw:text-style-name="P2" draw:layer="layout" svg:width="16.347cm" svg:height="0.475cm" svg:x="2.2cm" svg:y="9.22cm">
          <draw:text-box>
            <text:p text:style-name="P1"><text:span text:style-name="T6">480. </text:span><text:span text:style-name="T4"><text:s/>Mr Hisashi Owada, Japanese Permanent Representative to the UN, emphasised </text:span></text:p>
          </draw:text-box>
        </draw:frame>
        <draw:frame draw:style-name="gr1" draw:text-style-name="P2" draw:layer="layout" svg:width="16.639cm" svg:height="0.475cm" svg:x="2.2cm" svg:y="9.784cm">
          <draw:text-box>
            <text:p text:style-name="P1"><text:span text:style-name="T4">that paragraph 3 of the resolution reflected the Council’s wish “to register its firm resolve </text:span></text:p>
          </draw:text-box>
        </draw:frame>
        <draw:frame draw:style-name="gr1" draw:text-style-name="P2" draw:layer="layout" svg:width="15.932cm" svg:height="0.475cm" svg:x="2.2cm" svg:y="10.348cm">
          <draw:text-box>
            <text:p text:style-name="P1"><text:span text:style-name="T4">that violation …. would have the severest consequences for Iraq” but that it was “not </text:span></text:p>
          </draw:text-box>
        </draw:frame>
        <draw:frame draw:style-name="gr1" draw:text-style-name="P2" draw:layer="layout" svg:width="15.521cm" svg:height="0.475cm" svg:x="2.2cm" svg:y="10.913cm">
          <draw:text-box>
            <text:p text:style-name="P1"><text:span text:style-name="T4">meant to address the issue of so-called automaticity”; the draft resolution was “not </text:span></text:p>
          </draw:text-box>
        </draw:frame>
        <draw:frame draw:style-name="gr1" draw:text-style-name="P2" draw:layer="layout" svg:width="8.659cm" svg:height="0.475cm" svg:x="2.2cm" svg:y="11.477cm">
          <draw:text-box>
            <text:p text:style-name="P1"><text:span text:style-name="T4">designed to prejudge the issues of the future”.</text:span></text:p>
          </draw:text-box>
        </draw:frame>
        <draw:frame draw:style-name="gr1" draw:text-style-name="P2" draw:layer="layout" svg:width="15.784cm" svg:height="0.475cm" svg:x="2.2cm" svg:y="12.392cm">
          <draw:text-box>
            <text:p text:style-name="P1"><text:span text:style-name="T6">481. </text:span><text:span text:style-name="T4"><text:s/>Mr Qin Huasun stated that China greatly appreciated “the wise decision made </text:span></text:p>
          </draw:text-box>
        </draw:frame>
        <draw:frame draw:style-name="gr1" draw:text-style-name="P2" draw:layer="layout" svg:width="15.763cm" svg:height="0.475cm" svg:x="2.2cm" svg:y="12.956cm">
          <draw:text-box>
            <text:p text:style-name="P1"><text:span text:style-name="T4">by the Secretary-General at the critical juncture between war and peace” and that it </text:span></text:p>
          </draw:text-box>
        </draw:frame>
        <draw:frame draw:style-name="gr1" draw:text-style-name="P2" draw:layer="layout" svg:width="8.075cm" svg:height="0.475cm" svg:x="2.2cm" svg:y="13.521cm">
          <draw:text-box>
            <text:p text:style-name="P1"><text:span text:style-name="T4">supported his diplomatic efforts. He added:</text:span></text:p>
          </draw:text-box>
        </draw:frame>
        <draw:frame draw:style-name="gr1" draw:text-style-name="P2" draw:layer="layout" svg:width="13.913cm" svg:height="0.475cm" svg:x="2.95cm" svg:y="14.435cm">
          <draw:text-box>
            <text:p text:style-name="P1"><text:span text:style-name="T4">“</text:span><text:span text:style-name="T4">The situation in the Gulf region is complex and sensitive. If it is dealt with </text:span></text:p>
          </draw:text-box>
        </draw:frame>
        <draw:frame draw:style-name="gr1" draw:text-style-name="P2" draw:layer="layout" svg:width="14.941cm" svg:height="0.475cm" svg:x="2.95cm" svg:y="15cm">
          <draw:text-box>
            <text:p text:style-name="P1"><text:span text:style-name="T4">appropriately there will be peace. Any imprudence, however, may trigger a war, </text:span></text:p>
          </draw:text-box>
        </draw:frame>
        <draw:frame draw:style-name="gr1" draw:text-style-name="P2" draw:layer="layout" svg:width="15.246cm" svg:height="0.475cm" svg:x="2.95cm" svg:y="15.564cm">
          <draw:text-box>
            <text:p text:style-name="P1"><text:span text:style-name="T4">which is in no one’s interest … We are not in favour of resorting to or threatening </text:span></text:p>
          </draw:text-box>
        </draw:frame>
        <draw:frame draw:style-name="gr1" draw:text-style-name="P2" draw:layer="layout" svg:width="15.873cm" svg:height="0.475cm" svg:x="2.95cm" svg:y="16.128cm">
          <draw:text-box>
            <text:p text:style-name="P1"><text:span text:style-name="T4">to use force … It would only cause heavy civilian casualties and possibly even more </text:span></text:p>
          </draw:text-box>
        </draw:frame>
        <draw:frame draw:style-name="gr1" draw:text-style-name="P2" draw:layer="layout" svg:width="4.396cm" svg:height="0.475cm" svg:x="2.95cm" svg:y="16.693cm">
          <draw:text-box>
            <text:p text:style-name="P1"><text:span text:style-name="T4">severe consequences.”</text:span></text:p>
          </draw:text-box>
        </draw:frame>
        <draw:frame draw:style-name="gr1" draw:text-style-name="P2" draw:layer="layout" svg:width="14.547cm" svg:height="0.475cm" svg:x="2.2cm" svg:y="17.607cm">
          <draw:text-box>
            <text:p text:style-name="P1"><text:span text:style-name="T6">482. </text:span><text:span text:style-name="T4"><text:s/>Mr Qin Huasun added that the Chinese delegation had “repeatedly and </text:span></text:p>
          </draw:text-box>
        </draw:frame>
        <draw:frame draw:style-name="gr1" draw:text-style-name="P2" draw:layer="layout" svg:width="14.992cm" svg:height="0.475cm" svg:x="2.2cm" svg:y="18.172cm">
          <draw:text-box>
            <text:p text:style-name="P1"><text:span text:style-name="T4">unambiguously demanded that the draft resolution should contain no automatic </text:span></text:p>
          </draw:text-box>
        </draw:frame>
        <draw:frame draw:style-name="gr1" draw:text-style-name="P2" draw:layer="layout" svg:width="15.695cm" svg:height="0.475cm" svg:x="2.2cm" svg:y="18.736cm">
          <draw:text-box>
            <text:p text:style-name="P1"><text:span text:style-name="T4">authorisation of the use of force against Iraq”. He had “listened very carefully to the </text:span></text:p>
          </draw:text-box>
        </draw:frame>
        <draw:frame draw:style-name="gr1" draw:text-style-name="P2" draw:layer="layout" svg:width="16.664cm" svg:height="0.475cm" svg:x="2.2cm" svg:y="19.301cm">
          <draw:text-box>
            <text:p text:style-name="P1"><text:span text:style-name="T4">explanations offered by the sponsors of the draft resolution”, but they had not eliminated </text:span></text:p>
          </draw:text-box>
        </draw:frame>
        <draw:frame draw:style-name="gr1" draw:text-style-name="P2" draw:layer="layout" svg:width="12.004cm" svg:height="0.475cm" svg:x="2.2cm" svg:y="19.865cm">
          <draw:text-box>
            <text:p text:style-name="P1"><text:span text:style-name="T4">his “misgivings about the possible abuse of the draft resolution”.</text:span></text:p>
          </draw:text-box>
        </draw:frame>
        <draw:frame draw:style-name="gr1" draw:text-style-name="P2" draw:layer="layout" svg:width="12.719cm" svg:height="0.475cm" svg:x="2.2cm" svg:y="20.78cm">
          <draw:text-box>
            <text:p text:style-name="P1"><text:span text:style-name="T6">483. </text:span><text:span text:style-name="T4"><text:s/>Mr Qin Huasun stressed that adoption of the resolution would:</text:span></text:p>
          </draw:text-box>
        </draw:frame>
        <draw:frame draw:style-name="gr1" draw:text-style-name="P2" draw:layer="layout" svg:width="15.636cm" svg:height="0.475cm" svg:x="2.95cm" svg:y="21.694cm">
          <draw:text-box>
            <text:p text:style-name="P1"><text:span text:style-name="T4">“… </text:span><text:span text:style-name="T4">in no way mean that the Security Council is automatically authorising any State </text:span></text:p>
          </draw:text-box>
        </draw:frame>
        <draw:frame draw:style-name="gr1" draw:text-style-name="P2" draw:layer="layout" svg:width="15.742cm" svg:height="0.475cm" svg:x="2.95cm" svg:y="22.258cm">
          <draw:text-box>
            <text:p text:style-name="P1"><text:span text:style-name="T4">to use force against Iraq. The Council cannot and should not prejudge whether Iraq </text:span></text:p>
          </draw:text-box>
        </draw:frame>
        <draw:frame draw:style-name="gr1" draw:text-style-name="P2" draw:layer="layout" svg:width="15.61cm" svg:height="0.475cm" svg:x="2.95cm" svg:y="22.823cm">
          <draw:text-box>
            <text:p text:style-name="P1"><text:span text:style-name="T4">will violate its resolutions; even less should the Council predetermine the course of </text:span></text:p>
          </draw:text-box>
        </draw:frame>
        <draw:frame draw:style-name="gr1" draw:text-style-name="P2" draw:layer="layout" svg:width="15.801cm" svg:height="0.475cm" svg:x="2.95cm" svg:y="23.387cm">
          <draw:text-box>
            <text:p text:style-name="P1"><text:span text:style-name="T4">future action. The Security Council can make judgements and decisions only on the </text:span></text:p>
          </draw:text-box>
        </draw:frame>
        <draw:frame draw:style-name="gr1" draw:text-style-name="P2" draw:layer="layout" svg:width="6.487cm" svg:height="0.475cm" svg:x="2.95cm" svg:y="23.952cm">
          <draw:text-box>
            <text:p text:style-name="P1"><text:span text:style-name="T4">basis of prevailing circumstances.”</text:span></text:p>
          </draw:text-box>
        </draw:frame>
        <draw:frame draw:style-name="gr1" draw:text-style-name="P2" draw:layer="layout" svg:width="15.966cm" svg:height="0.475cm" svg:x="2.2cm" svg:y="24.866cm">
          <draw:text-box>
            <text:p text:style-name="P1"><text:span text:style-name="T6">484. </text:span><text:span text:style-name="T4"><text:s/>Mr Qin Huasun concluded that Iraq was “a sovereign State and its sovereignty, </text:span></text:p>
          </draw:text-box>
        </draw:frame>
        <draw:frame draw:style-name="gr1" draw:text-style-name="P2" draw:layer="layout" svg:width="15.132cm" svg:height="0.475cm" svg:x="2.2cm" svg:y="25.431cm">
          <draw:text-box>
            <text:p text:style-name="P1"><text:span text:style-name="T4">dignity and legitimate security concerns should also be respected”. The Security </text:span></text:p>
          </draw:text-box>
        </draw:frame>
        <draw:frame draw:style-name="gr1" draw:text-style-name="P2" draw:layer="layout" svg:width="16.423cm" svg:height="0.475cm" svg:x="2.2cm" svg:y="25.995cm">
          <draw:text-box>
            <text:p text:style-name="P1"><text:span text:style-name="T4">Council should “make a timely and objective assessment of Iraq’s implementation of its </text:span></text:p>
          </draw:text-box>
        </draw:frame>
        <draw:frame draw:style-name="gr1" draw:text-style-name="P2" draw:layer="layout" svg:width="16.601cm" svg:height="0.475cm" svg:x="2.2cm" svg:y="26.56cm">
          <draw:text-box>
            <text:p text:style-name="P1"><text:span text:style-name="T4">resolutions”. China hoped that UNSCOM would “complete its task of verification and the 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65cm" svg:height="0.475cm" svg:x="10.178cm" svg:y="28.2cm">
          <draw:text-box>
            <text:p text:style-name="P1"><text:span text:style-name="T1">111</text:span></text:p>
          </draw:text-box>
        </draw:frame>
        <draw:frame draw:style-name="gr1" draw:text-style-name="P2" draw:layer="layout" svg:width="16.542cm" svg:height="0.475cm" svg:x="2.2cm" svg:y="2.525cm">
          <draw:text-box>
            <text:p text:style-name="P1"><text:span text:style-name="T4">destruction of Iraq’s weapons of mass destruction at an early date, so that steps can be </text:span></text:p>
          </draw:text-box>
        </draw:frame>
        <draw:frame draw:style-name="gr1" draw:text-style-name="P2" draw:layer="layout" svg:width="12.579cm" svg:height="0.475cm" svg:x="2.2cm" svg:y="3.09cm">
          <draw:text-box>
            <text:p text:style-name="P1"><text:span text:style-name="T4">taken to lift the sanctions against Iraq at the earliest possible date”.</text:span></text:p>
          </draw:text-box>
        </draw:frame>
        <draw:frame draw:style-name="gr1" draw:text-style-name="P2" draw:layer="layout" svg:width="16.3cm" svg:height="0.475cm" svg:x="2.2cm" svg:y="4.004cm">
          <draw:text-box>
            <text:p text:style-name="P1"><text:span text:style-name="T6">485. </text:span><text:span text:style-name="T4"><text:s/>Mr Dejammet welcomed the draft resolution and the confirmation of the authority </text:span></text:p>
          </draw:text-box>
        </draw:frame>
        <draw:frame draw:style-name="gr1" draw:text-style-name="P2" draw:layer="layout" svg:width="16.173cm" svg:height="0.475cm" svg:x="2.2cm" svg:y="4.568cm">
          <draw:text-box>
            <text:p text:style-name="P1"><text:span text:style-name="T4">of the MOU. The resolution addressed a serious warning to Iraq about complying with </text:span></text:p>
          </draw:text-box>
        </draw:frame>
        <draw:frame draw:style-name="gr1" draw:text-style-name="P2" draw:layer="layout" svg:width="16.584cm" svg:height="0.475cm" svg:x="2.2cm" svg:y="5.133cm">
          <draw:text-box>
            <text:p text:style-name="P1"><text:span text:style-name="T4">its obligations, but it also underscored “the prerogatives of the Security Council in a way </text:span></text:p>
          </draw:text-box>
        </draw:frame>
        <draw:frame draw:style-name="gr1" draw:text-style-name="P2" draw:layer="layout" svg:width="9.502cm" svg:height="0.475cm" svg:x="2.2cm" svg:y="5.697cm">
          <draw:text-box>
            <text:p text:style-name="P1"><text:span text:style-name="T4">that excludes any question of automaticity”. It was:</text:span></text:p>
          </draw:text-box>
        </draw:frame>
        <draw:frame draw:style-name="gr1" draw:text-style-name="P2" draw:layer="layout" svg:width="15.678cm" svg:height="0.475cm" svg:x="2.95cm" svg:y="6.612cm">
          <draw:text-box>
            <text:p text:style-name="P1"><text:span text:style-name="T4">“… </text:span><text:span text:style-name="T4">the Security Council that must evaluate the behaviour of a country, if necessary </text:span></text:p>
          </draw:text-box>
        </draw:frame>
        <draw:frame draw:style-name="gr1" draw:text-style-name="P2" draw:layer="layout" svg:width="14.205cm" svg:height="0.475cm" svg:x="2.95cm" svg:y="7.176cm">
          <draw:text-box>
            <text:p text:style-name="P1"><text:span text:style-name="T4">to determine any possible violations, and to take the appropriate decisions.”</text:span></text:p>
          </draw:text-box>
        </draw:frame>
        <draw:frame draw:style-name="gr1" draw:text-style-name="P2" draw:layer="layout" svg:width="15.957cm" svg:height="0.475cm" svg:x="2.2cm" svg:y="8.091cm">
          <draw:text-box>
            <text:p text:style-name="P1"><text:span text:style-name="T6">486. </text:span><text:span text:style-name="T4"><text:s/>Mr Dejammet concluded by paying tribute to Mr Annan’s achievements, stating:</text:span></text:p>
          </draw:text-box>
        </draw:frame>
        <draw:frame draw:style-name="gr1" draw:text-style-name="P2" draw:layer="layout" svg:width="15.755cm" svg:height="0.475cm" svg:x="2.95cm" svg:y="9.005cm">
          <draw:text-box>
            <text:p text:style-name="P1"><text:span text:style-name="T4">“</text:span><text:span text:style-name="T4">Nothing will be possible without the constant involvement of the Secretary-General </text:span></text:p>
          </draw:text-box>
        </draw:frame>
        <draw:frame draw:style-name="gr1" draw:text-style-name="P2" draw:layer="layout" svg:width="6.873cm" svg:height="0.475cm" svg:x="2.95cm" svg:y="9.57cm">
          <draw:text-box>
            <text:p text:style-name="P1"><text:span text:style-name="T4">in our work and in our deliberations.”</text:span></text:p>
          </draw:text-box>
        </draw:frame>
        <draw:frame draw:style-name="gr1" draw:text-style-name="P2" draw:layer="layout" svg:width="16.334cm" svg:height="0.475cm" svg:x="2.2cm" svg:y="10.484cm">
          <draw:text-box>
            <text:p text:style-name="P1"><text:span text:style-name="T6">487. </text:span><text:span text:style-name="T4"><text:s/>Speaking after the vote, Ambassador Richardson stated that the US was “deeply </text:span></text:p>
          </draw:text-box>
        </draw:frame>
        <draw:frame draw:style-name="gr1" draw:text-style-name="P2" draw:layer="layout" svg:width="5.361cm" svg:height="0.475cm" svg:x="2.2cm" svg:y="11.048cm">
          <draw:text-box>
            <text:p text:style-name="P1"><text:span text:style-name="T4">grateful” to Mr Annan for his:</text:span></text:p>
          </draw:text-box>
        </draw:frame>
        <draw:frame draw:style-name="gr1" draw:text-style-name="P2" draw:layer="layout" svg:width="15.196cm" svg:height="0.475cm" svg:x="2.95cm" svg:y="11.963cm">
          <draw:text-box>
            <text:p text:style-name="P1"><text:span text:style-name="T4">“… </text:span><text:span text:style-name="T4">courageous and diligent efforts. Through his diplomacy, backed by America’s </text:span></text:p>
          </draw:text-box>
        </draw:frame>
        <draw:frame draw:style-name="gr1" draw:text-style-name="P2" draw:layer="layout" svg:width="15.996cm" svg:height="0.475cm" svg:x="2.95cm" svg:y="12.527cm">
          <draw:text-box>
            <text:p text:style-name="P1"><text:span text:style-name="T4">willingness to use force, he has achieved what could be, if implemented fully by Iraq, </text:span></text:p>
          </draw:text-box>
        </draw:frame>
        <draw:frame draw:style-name="gr1" draw:text-style-name="P2" draw:layer="layout" svg:width="3.122cm" svg:height="0.475cm" svg:x="2.95cm" svg:y="13.092cm">
          <draw:text-box>
            <text:p text:style-name="P1"><text:span text:style-name="T4">a breakthrough.”</text:span></text:p>
          </draw:text-box>
        </draw:frame>
        <draw:frame draw:style-name="gr1" draw:text-style-name="P2" draw:layer="layout" svg:width="16.69cm" svg:height="0.475cm" svg:x="2.2cm" svg:y="14.006cm">
          <draw:text-box>
            <text:p text:style-name="P1"><text:span text:style-name="T6">488. </text:span><text:span text:style-name="T4"><text:s/>Ambassador Richardson also expressed scepticism about whether, “after six years </text:span></text:p>
          </draw:text-box>
        </draw:frame>
        <draw:frame draw:style-name="gr1" draw:text-style-name="P2" draw:layer="layout" svg:width="16.351cm" svg:height="0.475cm" svg:x="2.2cm" svg:y="14.571cm">
          <draw:text-box>
            <text:p text:style-name="P1"><text:span text:style-name="T4">of broken promises”, Iraq would live up to its words or the Security Council’s demands. </text:span></text:p>
          </draw:text-box>
        </draw:frame>
        <draw:frame draw:style-name="gr1" draw:text-style-name="P2" draw:layer="layout" svg:width="15.322cm" svg:height="0.475cm" svg:x="2.2cm" svg:y="15.135cm">
          <draw:text-box>
            <text:p text:style-name="P1"><text:span text:style-name="T4">The resolution provided “for a new beginning for Iraq”; but the “choice” was Iraq’s.</text:span></text:p>
          </draw:text-box>
        </draw:frame>
        <draw:frame draw:style-name="gr1" draw:text-style-name="P2" draw:layer="layout" svg:width="15.369cm" svg:height="0.475cm" svg:x="2.2cm" svg:y="16.05cm">
          <draw:text-box>
            <text:p text:style-name="P1"><text:span text:style-name="T6">489. </text:span><text:span text:style-name="T4"><text:s/>Mr Lavrov stated that Russia had “unswervingly striven to bring about Iraq’s </text:span></text:p>
          </draw:text-box>
        </draw:frame>
        <draw:frame draw:style-name="gr1" draw:text-style-name="P2" draw:layer="layout" svg:width="15.547cm" svg:height="0.475cm" svg:x="2.2cm" svg:y="16.614cm">
          <draw:text-box>
            <text:p text:style-name="P1"><text:span text:style-name="T4">complete fulfilment of its obligations”, and that “the first step” would be to lift the oil </text:span></text:p>
          </draw:text-box>
        </draw:frame>
        <draw:frame draw:style-name="gr1" draw:text-style-name="P2" draw:layer="layout" svg:width="16.474cm" svg:height="0.475cm" svg:x="2.2cm" svg:y="17.178cm">
          <draw:text-box>
            <text:p text:style-name="P1"><text:span text:style-name="T4">embargo once all Iraq’s “‘disarmament dossier’ issues have been dealt with and moved </text:span></text:p>
          </draw:text-box>
        </draw:frame>
        <draw:frame draw:style-name="gr1" draw:text-style-name="P2" draw:layer="layout" svg:width="16.393cm" svg:height="0.475cm" svg:x="2.2cm" svg:y="17.743cm">
          <draw:text-box>
            <text:p text:style-name="P1"><text:span text:style-name="T4">to the long-term-monitoring stage”. As a result of Mr Annan’s mission, there was “a real </text:span></text:p>
          </draw:text-box>
        </draw:frame>
        <draw:frame draw:style-name="gr1" draw:text-style-name="P2" draw:layer="layout" svg:width="14.844cm" svg:height="0.475cm" svg:x="2.2cm" svg:y="18.307cm">
          <draw:text-box>
            <text:p text:style-name="P1"><text:span text:style-name="T4">opportunity to speed up the process of achieving a comprehensive settlement”.</text:span></text:p>
          </draw:text-box>
        </draw:frame>
        <draw:frame draw:style-name="gr1" draw:text-style-name="P2" draw:layer="layout" svg:width="5.988cm" svg:height="0.475cm" svg:x="2.2cm" svg:y="19.222cm">
          <draw:text-box>
            <text:p text:style-name="P1"><text:span text:style-name="T6">490. </text:span><text:span text:style-name="T4"><text:s/>Russia’s main goals were:</text:span></text:p>
          </draw:text-box>
        </draw:frame>
        <draw:frame draw:style-name="gr1" draw:text-style-name="P2" draw:layer="layout" svg:width="15.535cm" svg:height="0.475cm" svg:x="2.95cm" svg:y="20.136cm">
          <draw:text-box>
            <text:p text:style-name="P1"><text:span text:style-name="T4">“… </text:span><text:span text:style-name="T4">the need for full elimination of Iraq’s weapons of mass destruction, maintaining </text:span></text:p>
          </draw:text-box>
        </draw:frame>
        <draw:frame draw:style-name="gr1" draw:text-style-name="P2" draw:layer="layout" svg:width="14.459cm" svg:height="0.475cm" svg:x="2.95cm" svg:y="20.701cm">
          <draw:text-box>
            <text:p text:style-name="P1"><text:span text:style-name="T4">United Nations monitoring in this field and avoiding the extremely dangerous </text:span></text:p>
          </draw:text-box>
        </draw:frame>
        <draw:frame draw:style-name="gr1" draw:text-style-name="P2" draw:layer="layout" svg:width="15.043cm" svg:height="0.475cm" svg:x="2.95cm" svg:y="21.265cm">
          <draw:text-box>
            <text:p text:style-name="P1"><text:span text:style-name="T4">consequences for the entire region in the event of an uncontrolled development </text:span></text:p>
          </draw:text-box>
        </draw:frame>
        <draw:frame draw:style-name="gr1" draw:text-style-name="P2" draw:layer="layout" svg:width="3.029cm" svg:height="0.475cm" svg:x="2.95cm" svg:y="21.83cm">
          <draw:text-box>
            <text:p text:style-name="P1"><text:span text:style-name="T4">of the situation.”</text:span></text:p>
          </draw:text-box>
        </draw:frame>
        <draw:frame draw:style-name="gr1" draw:text-style-name="P2" draw:layer="layout" svg:width="16.512cm" svg:height="0.475cm" svg:x="2.2cm" svg:y="22.744cm">
          <draw:text-box>
            <text:p text:style-name="P1"><text:span text:style-name="T6">491. </text:span><text:span text:style-name="T4"><text:s/>Mr Lavrov said that the resolution contained “a political warning to Iraq”, “whereby </text:span></text:p>
          </draw:text-box>
        </draw:frame>
        <draw:frame draw:style-name="gr1" draw:text-style-name="P2" draw:layer="layout" svg:width="14.713cm" svg:height="0.475cm" svg:x="2.2cm" svg:y="23.308cm">
          <draw:text-box>
            <text:p text:style-name="P1"><text:span text:style-name="T4">new violations by that country will have extremely serious consequences”, but:</text:span></text:p>
          </draw:text-box>
        </draw:frame>
        <draw:frame draw:style-name="gr1" draw:text-style-name="P2" draw:layer="layout" svg:width="15.344cm" svg:height="0.475cm" svg:x="2.95cm" svg:y="24.223cm">
          <draw:text-box>
            <text:p text:style-name="P1"><text:span text:style-name="T4">“</text:span><text:span text:style-name="T4">At the same time, there has been full observance of the legal prerogatives of the </text:span></text:p>
          </draw:text-box>
        </draw:frame>
        <draw:frame draw:style-name="gr1" draw:text-style-name="P2" draw:layer="layout" svg:width="14.861cm" svg:height="0.475cm" svg:x="2.95cm" svg:y="24.787cm">
          <draw:text-box>
            <text:p text:style-name="P1"><text:span text:style-name="T4">Security Council … The resolution clearly states that it is precisely the Security </text:span></text:p>
          </draw:text-box>
        </draw:frame>
        <draw:frame draw:style-name="gr1" draw:text-style-name="P2" draw:layer="layout" svg:width="14.234cm" svg:height="0.475cm" svg:x="2.95cm" svg:y="25.352cm">
          <draw:text-box>
            <text:p text:style-name="P1"><text:span text:style-name="T4">Council which will directly ensure its implementation, including the adoption </text:span></text:p>
          </draw:text-box>
        </draw:frame>
        <draw:frame draw:style-name="gr1" draw:text-style-name="P2" draw:layer="layout" svg:width="14.692cm" svg:height="0.475cm" svg:x="2.95cm" svg:y="25.916cm">
          <draw:text-box>
            <text:p text:style-name="P1"><text:span text:style-name="T4">of appropriate decisions. Therefore, any hint of automaticity with regard to the 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2</text:span></text:p>
          </draw:text-box>
        </draw:frame>
        <draw:frame draw:style-name="gr1" draw:text-style-name="P2" draw:layer="layout" svg:width="15.962cm" svg:height="0.475cm" svg:x="2.95cm" svg:y="2.525cm">
          <draw:text-box>
            <text:p text:style-name="P1"><text:span text:style-name="T4">application of force has been excluded; that would not be acceptable for the majority </text:span></text:p>
          </draw:text-box>
        </draw:frame>
        <draw:frame draw:style-name="gr1" draw:text-style-name="P2" draw:layer="layout" svg:width="5.04cm" svg:height="0.475cm" svg:x="2.95cm" svg:y="3.09cm">
          <draw:text-box>
            <text:p text:style-name="P1"><text:span text:style-name="T4">of the Council’s members.”</text:span></text:p>
          </draw:text-box>
        </draw:frame>
        <draw:frame draw:style-name="gr1" draw:text-style-name="P2" draw:layer="layout" svg:width="15.288cm" svg:height="0.475cm" svg:x="2.2cm" svg:y="4.004cm">
          <draw:text-box>
            <text:p text:style-name="P1"><text:span text:style-name="T6">492. </text:span><text:span text:style-name="T4"><text:s/>Argentina, Egypt, Kuwait, Malaysia, Mexico, Pakistan and Peru all asked to </text:span></text:p>
          </draw:text-box>
        </draw:frame>
        <draw:frame draw:style-name="gr1" draw:text-style-name="P2" draw:layer="layout" svg:width="16.169cm" svg:height="0.475cm" svg:x="2.2cm" svg:y="4.568cm">
          <draw:text-box>
            <text:p text:style-name="P1"><text:span text:style-name="T4">participate in the discussion. With the exception of Kuwait, the statements focused on </text:span></text:p>
          </draw:text-box>
        </draw:frame>
        <draw:frame draw:style-name="gr1" draw:text-style-name="P2" draw:layer="layout" svg:width="16.038cm" svg:height="0.475cm" svg:x="2.2cm" svg:y="5.133cm">
          <draw:text-box>
            <text:p text:style-name="P1"><text:span text:style-name="T4">the peaceful resolution of disputes as opposed to the use of force and their concerns </text:span></text:p>
          </draw:text-box>
        </draw:frame>
        <draw:frame draw:style-name="gr1" draw:text-style-name="P2" draw:layer="layout" svg:width="16.461cm" svg:height="0.475cm" svg:x="2.2cm" svg:y="5.697cm">
          <draw:text-box>
            <text:p text:style-name="P1"><text:span text:style-name="T4">about the adverse consequences of military action for the people of Iraq, and for peace </text:span></text:p>
          </draw:text-box>
        </draw:frame>
        <draw:frame draw:style-name="gr1" draw:text-style-name="P2" draw:layer="layout" svg:width="4.87cm" svg:height="0.475cm" svg:x="2.2cm" svg:y="6.262cm">
          <draw:text-box>
            <text:p text:style-name="P1"><text:span text:style-name="T4">and security in the region.</text:span></text:p>
          </draw:text-box>
        </draw:frame>
        <draw:frame draw:style-name="gr12" draw:text-style-name="P2" draw:layer="layout" svg:width="16.898cm" svg:height="0.475cm" svg:x="2.2cm" svg:y="7.176cm">
          <draw:text-box>
            <text:p text:style-name="P1"><text:span text:style-name="T16">493. </text:span><text:span text:style-name="T17"><text:s/>Kuwait welcomed Mr Annan’s achievements but asked the Security Council to attach </text:span></text:p>
          </draw:text-box>
        </draw:frame>
        <draw:frame draw:style-name="gr12" draw:text-style-name="P2" draw:layer="layout" svg:width="17.117cm" svg:height="0.475cm" svg:x="2.2cm" svg:y="7.741cm">
          <draw:text-box>
            <text:p text:style-name="P1"><text:span text:style-name="T17">the same importance to Kuwaiti issues, including the destiny of the detainees and prisoners </text:span></text:p>
          </draw:text-box>
        </draw:frame>
        <draw:frame draw:style-name="gr12" draw:text-style-name="P2" draw:layer="layout" svg:width="16.868cm" svg:height="0.475cm" svg:x="2.2cm" svg:y="8.305cm">
          <draw:text-box>
            <text:p text:style-name="P1"><text:span text:style-name="T17">taken by Iraq in 1990-1991 who constituted one percent of the population of Iraq, as it had </text:span></text:p>
          </draw:text-box>
        </draw:frame>
        <draw:frame draw:style-name="gr12" draw:text-style-name="P2" draw:layer="layout" svg:width="16.631cm" svg:height="0.475cm" svg:x="2.2cm" svg:y="8.87cm">
          <draw:text-box>
            <text:p text:style-name="P1"><text:span text:style-name="T17">attached to saving others in the region from the threat from weapons of mass destruction.</text:span></text:p>
          </draw:text-box>
        </draw:frame>
        <draw:frame draw:style-name="gr1" draw:text-style-name="P2" draw:layer="layout" svg:width="16.317cm" svg:height="0.475cm" svg:x="2.2cm" svg:y="9.784cm">
          <draw:text-box>
            <text:p text:style-name="P1"><text:span text:style-name="T6">494. </text:span><text:span text:style-name="T4"><text:s/>On 5 March, UNSCOM inspectors returned to Iraq and successfully carried out a </text:span></text:p>
          </draw:text-box>
        </draw:frame>
        <draw:frame draw:style-name="gr1" draw:text-style-name="P2" draw:layer="layout" svg:width="5.057cm" svg:height="0.475cm" svg:x="2.2cm" svg:y="10.348cm">
          <draw:text-box>
            <text:p text:style-name="P1"><text:span text:style-name="T4">number of site inspections.</text:span></text:p>
          </draw:text-box>
        </draw:frame>
        <draw:frame draw:style-name="gr6" draw:text-style-name="P7" draw:layer="layout" svg:width="0.408cm" svg:height="0.276cm" svg:x="7.236cm" svg:y="10.367cm">
          <draw:text-box>
            <text:p text:style-name="P1"><text:span text:style-name="T9">195</text:span></text:p>
          </draw:text-box>
        </draw:frame>
        <draw:frame draw:style-name="gr1" draw:text-style-name="P2" draw:layer="layout" svg:width="11.107cm" svg:height="0.475cm" svg:x="7.647cm" svg:y="10.348cm">
          <draw:text-box>
            <text:p text:style-name="P1"><text:span text:style-name="T4"><text:s/></text:span><text:span text:style-name="T4">A baseline survey of the eight Presidential sites by a team </text:span></text:p>
          </draw:text-box>
        </draw:frame>
        <draw:frame draw:style-name="gr1" draw:text-style-name="P2" draw:layer="layout" svg:width="16.148cm" svg:height="0.475cm" svg:x="2.2cm" svg:y="10.913cm">
          <draw:text-box>
            <text:p text:style-name="P1"><text:span text:style-name="T4">including senior diplomats was successfully carried out between 25 March and 4 April.</text:span></text:p>
          </draw:text-box>
        </draw:frame>
        <draw:frame draw:style-name="gr1" draw:text-style-name="P2" draw:layer="layout" svg:width="15.792cm" svg:height="0.475cm" svg:x="2.2cm" svg:y="11.827cm">
          <draw:text-box>
            <text:p text:style-name="P1"><text:span text:style-name="T6">495. </text:span><text:span text:style-name="T4"><text:s/>During a visit by Mr Blair to Paris on 24 March, Mr Campbell recorded that, on </text:span></text:p>
          </draw:text-box>
        </draw:frame>
        <draw:frame draw:style-name="gr1" draw:text-style-name="P2" draw:layer="layout" svg:width="16.313cm" svg:height="0.475cm" svg:x="2.2cm" svg:y="12.392cm">
          <draw:text-box>
            <text:p text:style-name="P1"><text:span text:style-name="T4">Iraq, Mr Blair and President Jacques Chirac were “in very different places, TB claiming </text:span></text:p>
          </draw:text-box>
        </draw:frame>
        <draw:frame draw:style-name="gr1" draw:text-style-name="P2" draw:layer="layout" svg:width="15.195cm" svg:height="0.475cm" svg:x="2.2cm" svg:y="12.956cm">
          <draw:text-box>
            <text:p text:style-name="P1"><text:span text:style-name="T4">a success for diplomacy backed by force, Chirac basically saying we were killing </text:span></text:p>
          </draw:text-box>
        </draw:frame>
        <draw:frame draw:style-name="gr1" draw:text-style-name="P2" draw:layer="layout" svg:width="5.222cm" svg:height="0.475cm" svg:x="2.2cm" svg:y="13.521cm">
          <draw:text-box>
            <text:p text:style-name="P1"><text:span text:style-name="T4">children through sanctions”.</text:span></text:p>
          </draw:text-box>
        </draw:frame>
        <draw:frame draw:style-name="gr6" draw:text-style-name="P7" draw:layer="layout" svg:width="0.408cm" svg:height="0.276cm" svg:x="7.401cm" svg:y="13.539cm">
          <draw:text-box>
            <text:p text:style-name="P1"><text:span text:style-name="T9">196</text:span></text:p>
          </draw:text-box>
        </draw:frame>
        <draw:frame draw:style-name="gr1" draw:text-style-name="P2" draw:layer="layout" svg:width="15.826cm" svg:height="0.475cm" svg:x="2.2cm" svg:y="14.435cm">
          <draw:text-box>
            <text:p text:style-name="P1"><text:span text:style-name="T6">496. </text:span><text:span text:style-name="T4"><text:s/>In his report of 3 April, Mr Butler set out UNSCOM’s responsibility for reporting </text:span></text:p>
          </draw:text-box>
        </draw:frame>
        <draw:frame draw:style-name="gr1" draw:text-style-name="P2" draw:layer="layout" svg:width="16.364cm" svg:height="0.475cm" svg:x="2.2cm" svg:y="15cm">
          <draw:text-box>
            <text:p text:style-name="P1"><text:span text:style-name="T4">whether Iraq had met the requirements set out in paragraphs 8 to 10 of resolution 687, </text:span></text:p>
          </draw:text-box>
        </draw:frame>
        <draw:frame draw:style-name="gr1" draw:text-style-name="P2" draw:layer="layout" svg:width="15.792cm" svg:height="0.475cm" svg:x="2.2cm" svg:y="15.564cm">
          <draw:text-box>
            <text:p text:style-name="P1"><text:span text:style-name="T4">and that those reports were the “sole criteria” for assessing Iraq’s actions to provide </text:span></text:p>
          </draw:text-box>
        </draw:frame>
        <draw:frame draw:style-name="gr1" draw:text-style-name="P2" draw:layer="layout" svg:width="16.355cm" svg:height="0.475cm" svg:x="2.2cm" svg:y="16.128cm">
          <draw:text-box>
            <text:p text:style-name="P1"><text:span text:style-name="T4">the basis for a Council decision on lifting the provisions of paragraph 22 prohibiting the </text:span></text:p>
          </draw:text-box>
        </draw:frame>
        <draw:frame draw:style-name="gr1" draw:text-style-name="P2" draw:layer="layout" svg:width="10.437cm" svg:height="0.475cm" svg:x="2.2cm" svg:y="16.693cm">
          <draw:text-box>
            <text:p text:style-name="P1"><text:span text:style-name="T4">imports of commodities and products originating in Iraq.</text:span></text:p>
          </draw:text-box>
        </draw:frame>
        <draw:frame draw:style-name="gr6" draw:text-style-name="P7" draw:layer="layout" svg:width="0.408cm" svg:height="0.276cm" svg:x="12.6cm" svg:y="16.712cm">
          <draw:text-box>
            <text:p text:style-name="P1"><text:span text:style-name="T9">197</text:span></text:p>
          </draw:text-box>
        </draw:frame>
        <draw:frame draw:style-name="gr1" draw:text-style-name="P2" draw:layer="layout" svg:width="15.674cm" svg:height="0.475cm" svg:x="2.2cm" svg:y="17.607cm">
          <draw:text-box>
            <text:p text:style-name="P1"><text:span text:style-name="T6">497. </text:span><text:span text:style-name="T4"><text:s/>Describing them as the “indispensible context” for the Council’s consideration </text:span></text:p>
          </draw:text-box>
        </draw:frame>
        <draw:frame draw:style-name="gr1" draw:text-style-name="P2" draw:layer="layout" svg:width="7.241cm" svg:height="0.475cm" svg:x="2.2cm" svg:y="18.172cm">
          <draw:text-box>
            <text:p text:style-name="P1"><text:span text:style-name="T4">of Iraq’s compliance, Mr Butler set out:</text:span></text:p>
          </draw:text-box>
        </draw:frame>
        <draw:frame draw:style-name="gr2" draw:text-style-name="P3" draw:layer="layout" svg:width="0.634cm" svg:height="0.712cm" svg:x="2.95cm" svg:y="18.9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672cm" svg:height="0.475cm" svg:x="3.7cm" svg:y="19.086cm">
          <draw:text-box>
            <text:p text:style-name="P1"><text:span text:style-name="T4">“</text:span><text:span text:style-name="T4">Iraq’s claim that it has no more prohibited weapons ‘in the control of the </text:span></text:p>
          </draw:text-box>
        </draw:frame>
        <draw:frame draw:style-name="gr1" draw:text-style-name="P2" draw:layer="layout" svg:width="14.226cm" svg:height="0.475cm" svg:x="3.7cm" svg:y="19.651cm">
          <draw:text-box>
            <text:p text:style-name="P1"><text:span text:style-name="T4">Government of Iraq, in the territory of Iraq’”; and that it had “made available </text:span></text:p>
          </draw:text-box>
        </draw:frame>
        <draw:frame draw:style-name="gr1" draw:text-style-name="P2" draw:layer="layout" svg:width="14.62cm" svg:height="0.475cm" svg:x="3.7cm" svg:y="20.215cm">
          <draw:text-box>
            <text:p text:style-name="P1"><text:span text:style-name="T4">… </text:span><text:span text:style-name="T4">all that is necessary to enable the Commission to verify that claim and that </text:span></text:p>
          </draw:text-box>
        </draw:frame>
        <draw:frame draw:style-name="gr1" draw:text-style-name="P2" draw:layer="layout" svg:width="11.297cm" svg:height="0.475cm" svg:x="3.7cm" svg:y="20.78cm">
          <draw:text-box>
            <text:p text:style-name="P1"><text:span text:style-name="T4">nothing further, of substance, will be made available by Iraq.</text:span></text:p>
          </draw:text-box>
        </draw:frame>
        <draw:frame draw:style-name="gr2" draw:text-style-name="P3" draw:layer="layout" svg:width="0.634cm" svg:height="0.712cm" svg:x="2.95cm" svg:y="21.28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47cm" svg:height="0.475cm" svg:x="3.7cm" svg:y="21.444cm">
          <draw:text-box>
            <text:p text:style-name="P1"><text:span text:style-name="T4">Iraq’s claim, which it had not been possible for the Commission to verify, did not </text:span></text:p>
          </draw:text-box>
        </draw:frame>
        <draw:frame draw:style-name="gr1" draw:text-style-name="P2" draw:layer="layout" svg:width="14.912cm" svg:height="0.475cm" svg:x="3.7cm" svg:y="22.008cm">
          <draw:text-box>
            <text:p text:style-name="P1"><text:span text:style-name="T4">“</text:span><text:span text:style-name="T4">satisfy the three step system the Council established in order to enable Iraq to </text:span></text:p>
          </draw:text-box>
        </draw:frame>
        <draw:frame draw:style-name="gr1" draw:text-style-name="P2" draw:layer="layout" svg:width="12.622cm" svg:height="0.475cm" svg:x="3.7cm" svg:y="22.573cm">
          <draw:text-box>
            <text:p text:style-name="P1"><text:span text:style-name="T4">fulfil its obligations”. Those steps, which were “not separable” were:</text:span></text:p>
          </draw:text-box>
        </draw:frame>
        <draw:frame draw:style-name="gr10" draw:text-style-name="P11" draw:layer="layout" svg:width="0.317cm" svg:height="0.374cm" svg:x="4.383cm" svg:y="23.291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3.291cm">
          <draw:text-box>
            <text:p text:style-name="P1"><text:span text:style-name="T14">{</text:span></text:p>
          </draw:text-box>
        </draw:frame>
        <draw:line draw:style-name="gr7" draw:text-style-name="P8" draw:layer="layout" svg:x1="2.199cm" svg:y1="23.936cm" svg:x2="7.3cm" svg:y2="23.936cm">
          <text:p/>
        </draw:line>
        <draw:frame draw:style-name="gr1" draw:text-style-name="P2" draw:layer="layout" svg:width="4.278cm" svg:height="0.475cm" svg:x="4.73cm" svg:y="23.237cm">
          <draw:text-box>
            <text:p text:style-name="P1"><text:span text:style-name="T4">full declaration by Iraq;</text:span></text:p>
          </draw:text-box>
        </draw:frame>
        <draw:frame draw:style-name="gr8" draw:text-style-name="P9" draw:layer="layout" svg:width="0.404cm" svg:height="0.23cm" svg:x="2.2cm" svg:y="24.456cm">
          <draw:text-box>
            <text:p text:style-name="P1"><text:span text:style-name="T10">195 </text:span></text:p>
          </draw:text-box>
        </draw:frame>
        <draw:frame draw:style-name="gr4" draw:text-style-name="P5" draw:layer="layout" svg:width="15.742cm" svg:height="0.395cm" svg:x="2.646cm" svg:y="24.441cm">
          <draw:text-box>
            <text:p text:style-name="P1"><text:span text:style-name="T11">UN Security Council, 16 April 1998, ‘Report of the Executive Chairman on the activities of the Special </text:span></text:p>
          </draw:text-box>
        </draw:frame>
        <draw:frame draw:style-name="gr4" draw:text-style-name="P5" draw:layer="layout" svg:width="16.571cm" svg:height="0.395cm" svg:x="2.2cm" svg:y="24.864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27cm" svg:height="0.395cm" svg:x="2.2cm" svg:y="25.287cm">
          <draw:text-box>
            <text:p text:style-name="P1"><text:span text:style-name="T11">(S/1998/332).</text:span></text:p>
          </draw:text-box>
        </draw:frame>
        <draw:frame draw:style-name="gr8" draw:text-style-name="P9" draw:layer="layout" svg:width="0.404cm" svg:height="0.23cm" svg:x="2.2cm" svg:y="25.726cm">
          <draw:text-box>
            <text:p text:style-name="P1"><text:span text:style-name="T10">196 </text:span></text:p>
          </draw:text-box>
        </draw:frame>
        <draw:frame draw:style-name="gr4" draw:text-style-name="P5" draw:layer="layout" svg:width="15.733cm" svg:height="0.395cm" svg:x="2.646cm" svg:y="25.711cm">
          <draw:text-box>
            <text:p text:style-name="P1"><text:span text:style-name="T11">Campbell A &amp; Stott R. </text:span><text:span text:style-name="T13">The Blair Years: Extracts from the Alastair Campbell Diaries</text:span><text:span text:style-name="T11">. Hutchinson, 2007.</text:span></text:p>
          </draw:text-box>
        </draw:frame>
        <draw:frame draw:style-name="gr8" draw:text-style-name="P9" draw:layer="layout" svg:width="0.404cm" svg:height="0.23cm" svg:x="2.2cm" svg:y="26.15cm">
          <draw:text-box>
            <text:p text:style-name="P1"><text:span text:style-name="T10">197 </text:span></text:p>
          </draw:text-box>
        </draw:frame>
        <draw:frame draw:style-name="gr4" draw:text-style-name="P5" draw:layer="layout" svg:width="15.742cm" svg:height="0.395cm" svg:x="2.646cm" svg:y="26.134cm">
          <draw:text-box>
            <text:p text:style-name="P1"><text:span text:style-name="T11">UN Security Council, 16 April 1998, ‘Report of the Executive Chairman on the activities of the Special </text:span></text:p>
          </draw:text-box>
        </draw:frame>
        <draw:frame draw:style-name="gr4" draw:text-style-name="P5" draw:layer="layout" svg:width="16.571cm" svg:height="0.395cm" svg:x="2.2cm" svg:y="26.55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27cm" svg:height="0.395cm" svg:x="2.2cm" svg:y="26.981cm">
          <draw:text-box>
            <text:p text:style-name="P1"><text:span text:style-name="T11">(S/1998/332).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line draw:style-name="gr11" draw:text-style-name="P8" draw:layer="layout" svg:x1="16.312cm" svg:y1="13.748cm" svg:x2="17.441cm" svg:y2="13.748cm">
          <text:p/>
        </draw:line>
        <draw:line draw:style-name="gr11" draw:text-style-name="P8" draw:layer="layout" svg:x1="3.7cm" svg:y1="14.313cm" svg:x2="5.441cm" svg:y2="14.313cm">
          <text:p/>
        </draw:line>
        <draw:line draw:style-name="gr11" draw:text-style-name="P8" draw:layer="layout" svg:x1="8.852cm" svg:y1="15.541cm" svg:x2="11.887cm" svg:y2="15.541cm">
          <text:p/>
        </draw:line>
        <draw:frame draw:style-name="gr1" draw:text-style-name="P2" draw:layer="layout" svg:width="0.679cm" svg:height="0.475cm" svg:x="10.163cm" svg:y="28.2cm">
          <draw:text-box>
            <text:p text:style-name="P1"><text:span text:style-name="T1">113</text:span></text:p>
          </draw:text-box>
        </draw:frame>
        <draw:frame draw:style-name="gr10" draw:text-style-name="P11" draw:layer="layout" svg:width="0.317cm" svg:height="0.374cm" svg:x="4.383cm" svg:y="2.578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.578cm">
          <draw:text-box>
            <text:p text:style-name="P1"><text:span text:style-name="T14">{</text:span></text:p>
          </draw:text-box>
        </draw:frame>
        <draw:frame draw:style-name="gr1" draw:text-style-name="P2" draw:layer="layout" svg:width="6.703cm" svg:height="0.475cm" svg:x="4.73cm" svg:y="2.525cm">
          <draw:text-box>
            <text:p text:style-name="P1"><text:span text:style-name="T4">verification by the Commission; and</text:span></text:p>
          </draw:text-box>
        </draw:frame>
        <draw:frame draw:style-name="gr10" draw:text-style-name="P11" draw:layer="layout" svg:width="0.317cm" svg:height="0.374cm" svg:x="4.383cm" svg:y="3.243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3.243cm">
          <draw:text-box>
            <text:p text:style-name="P1"><text:span text:style-name="T14">{</text:span></text:p>
          </draw:text-box>
        </draw:frame>
        <draw:frame draw:style-name="gr1" draw:text-style-name="P2" draw:layer="layout" svg:width="14.095cm" svg:height="0.475cm" svg:x="4.73cm" svg:y="3.19cm">
          <draw:text-box>
            <text:p text:style-name="P1"><text:span text:style-name="T4">destruction, removal or rendering harmless under international supervision.</text:span></text:p>
          </draw:text-box>
        </draw:frame>
        <draw:frame draw:style-name="gr2" draw:text-style-name="P3" draw:layer="layout" svg:width="0.634cm" svg:height="0.712cm" svg:x="2.95cm" svg:y="3.69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9cm" svg:height="0.475cm" svg:x="3.7cm" svg:y="3.854cm">
          <draw:text-box>
            <text:p text:style-name="P1"><text:span text:style-name="T4">Iraq’s “consistent refusal” to provide “the information and materials needed to </text:span></text:p>
          </draw:text-box>
        </draw:frame>
        <draw:frame draw:style-name="gr1" draw:text-style-name="P2" draw:layer="layout" svg:width="14.785cm" svg:height="0.475cm" svg:x="3.7cm" svg:y="4.418cm">
          <draw:text-box>
            <text:p text:style-name="P1"><text:span text:style-name="T4">verify its claim, clearly fails to satisfy the second step”; and that made the third </text:span></text:p>
          </draw:text-box>
        </draw:frame>
        <draw:frame draw:style-name="gr1" draw:text-style-name="P2" draw:layer="layout" svg:width="3.325cm" svg:height="0.475cm" svg:x="3.7cm" svg:y="4.983cm">
          <draw:text-box>
            <text:p text:style-name="P1"><text:span text:style-name="T4">step “impossible”.</text:span></text:p>
          </draw:text-box>
        </draw:frame>
        <draw:frame draw:style-name="gr2" draw:text-style-name="P3" draw:layer="layout" svg:width="0.634cm" svg:height="0.712cm" svg:x="2.95cm" svg:y="5.49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87cm" svg:height="0.475cm" svg:x="3.7cm" svg:y="5.647cm">
          <draw:text-box>
            <text:p text:style-name="P1"><text:span text:style-name="T4">This “difficult circumstance” had been made “even more complicated by Iraq’s </text:span></text:p>
          </draw:text-box>
        </draw:frame>
        <draw:frame draw:style-name="gr1" draw:text-style-name="P2" draw:layer="layout" svg:width="15.119cm" svg:height="0.475cm" svg:x="3.7cm" svg:y="6.212cm">
          <draw:text-box>
            <text:p text:style-name="P1"><text:span text:style-name="T4">claim that it has unilaterally destroyed those prohibited weapons which were not </text:span></text:p>
          </draw:text-box>
        </draw:frame>
        <draw:frame draw:style-name="gr1" draw:text-style-name="P2" draw:layer="layout" svg:width="14.442cm" svg:height="0.475cm" svg:x="3.7cm" svg:y="6.776cm">
          <draw:text-box>
            <text:p text:style-name="P1"><text:span text:style-name="T4">destroyed under international supervision”; and the Commission’s inability to </text:span></text:p>
          </draw:text-box>
        </draw:frame>
        <draw:frame draw:style-name="gr1" draw:text-style-name="P2" draw:layer="layout" svg:width="4.43cm" svg:height="0.475cm" svg:x="3.7cm" svg:y="7.341cm">
          <draw:text-box>
            <text:p text:style-name="P1"><text:span text:style-name="T4">verify “all” those claims.</text:span></text:p>
          </draw:text-box>
        </draw:frame>
        <draw:frame draw:style-name="gr2" draw:text-style-name="P3" draw:layer="layout" svg:width="0.634cm" svg:height="0.712cm" svg:x="2.95cm" svg:y="7.84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05cm" svg:height="0.475cm" svg:x="3.7cm" svg:y="8.005cm">
          <draw:text-box>
            <text:p text:style-name="P1"><text:span text:style-name="T4">Mr Aziz’s view was that UNSCOM’s “lack of technical competence and bias </text:span></text:p>
          </draw:text-box>
        </draw:frame>
        <draw:frame draw:style-name="gr1" draw:text-style-name="P2" draw:layer="layout" svg:width="13.354cm" svg:height="0.475cm" svg:x="3.7cm" svg:y="8.57cm">
          <draw:text-box>
            <text:p text:style-name="P1"><text:span text:style-name="T4">against Iraq” was the “main reason” why Iraq’s claim was not accepted.</text:span></text:p>
          </draw:text-box>
        </draw:frame>
        <draw:frame draw:style-name="gr2" draw:text-style-name="P3" draw:layer="layout" svg:width="0.634cm" svg:height="0.712cm" svg:x="2.95cm" svg:y="9.07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786cm" svg:height="0.475cm" svg:x="3.7cm" svg:y="9.234cm">
          <draw:text-box>
            <text:p text:style-name="P1"><text:span text:style-name="T4">The Commission’s view was that Iraq’s “basic declarations of its holdings </text:span></text:p>
          </draw:text-box>
        </draw:frame>
        <draw:frame draw:style-name="gr1" draw:text-style-name="P2" draw:layer="layout" svg:width="14.107cm" svg:height="0.475cm" svg:x="3.7cm" svg:y="9.798cm">
          <draw:text-box>
            <text:p text:style-name="P1"><text:span text:style-name="T4">and capabilities in prohibited weapons areas” had “never been ‘full, final or </text:span></text:p>
          </draw:text-box>
        </draw:frame>
        <draw:frame draw:style-name="gr1" draw:text-style-name="P2" draw:layer="layout" svg:width="15.013cm" svg:height="0.475cm" svg:x="3.7cm" svg:y="10.363cm">
          <draw:text-box>
            <text:p text:style-name="P1"><text:span text:style-name="T4">complete’”, and that Iraq’s failure to “fill in the gaps” in its declarations and “acts </text:span></text:p>
          </draw:text-box>
        </draw:frame>
        <draw:frame draw:style-name="gr1" draw:text-style-name="P2" draw:layer="layout" svg:width="12.689cm" svg:height="0.475cm" svg:x="3.7cm" svg:y="10.927cm">
          <draw:text-box>
            <text:p text:style-name="P1"><text:span text:style-name="T4">of unilateral destruction” had “significantly obfuscated the situation”.</text:span></text:p>
          </draw:text-box>
        </draw:frame>
        <draw:frame draw:style-name="gr1" draw:text-style-name="P2" draw:layer="layout" svg:width="16.309cm" svg:height="0.475cm" svg:x="2.2cm" svg:y="11.842cm">
          <draw:text-box>
            <text:p text:style-name="P1"><text:span text:style-name="T6">498. </text:span><text:span text:style-name="T4"><text:s/>Addressing the standard of verification needed for credible reports to the Council </text:span></text:p>
          </draw:text-box>
        </draw:frame>
        <draw:frame draw:style-name="gr1" draw:text-style-name="P2" draw:layer="layout" svg:width="11.186cm" svg:height="0.475cm" svg:x="2.2cm" svg:y="12.406cm">
          <draw:text-box>
            <text:p text:style-name="P1"><text:span text:style-name="T4">under paragraph 22 of resolution 687, Mr Butler stated that:</text:span></text:p>
          </draw:text-box>
        </draw:frame>
        <draw:frame draw:style-name="gr2" draw:text-style-name="P3" draw:layer="layout" svg:width="0.634cm" svg:height="0.712cm" svg:x="2.95cm" svg:y="13.16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79cm" svg:height="0.475cm" svg:x="3.7cm" svg:y="13.321cm">
          <draw:text-box>
            <text:p text:style-name="P1"><text:span text:style-name="T4">where prohibited weapons had existed, UNSCOM “must be able to verify </text:span></text:p>
          </draw:text-box>
        </draw:frame>
        <draw:frame draw:style-name="gr1" draw:text-style-name="P2" draw:layer="layout" svg:width="14.721cm" svg:height="0.475cm" svg:x="3.7cm" svg:y="13.885cm">
          <draw:text-box>
            <text:p text:style-name="P1"><text:span text:style-name="T4">positively that they have been destroyed, removed or rendered harmless”; and</text:span></text:p>
          </draw:text-box>
        </draw:frame>
        <draw:frame draw:style-name="gr2" draw:text-style-name="P3" draw:layer="layout" svg:width="0.634cm" svg:height="0.712cm" svg:x="2.95cm" svg:y="14.39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12cm" svg:height="0.475cm" svg:x="3.7cm" svg:y="14.55cm">
          <draw:text-box>
            <text:p text:style-name="P1"><text:span text:style-name="T4">where items and facilities for the potential production of such weapons existed, </text:span></text:p>
          </draw:text-box>
        </draw:frame>
        <draw:frame draw:style-name="gr1" draw:text-style-name="P2" draw:layer="layout" svg:width="14.408cm" svg:height="0.475cm" svg:x="3.7cm" svg:y="15.114cm">
          <draw:text-box>
            <text:p text:style-name="P1"><text:span text:style-name="T4">UNSCOM “must be able to verify negatively that prohibited weapons are not </text:span></text:p>
          </draw:text-box>
        </draw:frame>
        <draw:frame draw:style-name="gr1" draw:text-style-name="P2" draw:layer="layout" svg:width="2.838cm" svg:height="0.475cm" svg:x="3.7cm" svg:y="15.678cm">
          <draw:text-box>
            <text:p text:style-name="P1"><text:span text:style-name="T4">being created”.</text:span></text:p>
          </draw:text-box>
        </draw:frame>
        <draw:frame draw:style-name="gr1" draw:text-style-name="P2" draw:layer="layout" svg:width="16.685cm" svg:height="0.475cm" svg:x="2.2cm" svg:y="16.593cm">
          <draw:text-box>
            <text:p text:style-name="P1"><text:span text:style-name="T6">499. </text:span><text:span text:style-name="T4"><text:s/>The remainder of the report set out UNSCOM’s concerns about lack of substantive </text:span></text:p>
          </draw:text-box>
        </draw:frame>
        <draw:frame draw:style-name="gr1" draw:text-style-name="P2" draw:layer="layout" svg:width="16.774cm" svg:height="0.475cm" svg:x="2.2cm" svg:y="17.157cm">
          <draw:text-box>
            <text:p text:style-name="P1"><text:span text:style-name="T4">progress on the priority issues set out in its previous report, including concerns about the </text:span></text:p>
          </draw:text-box>
        </draw:frame>
        <draw:frame draw:style-name="gr1" draw:text-style-name="P2" draw:layer="layout" svg:width="16.402cm" svg:height="0.475cm" svg:x="2.2cm" svg:y="17.722cm">
          <draw:text-box>
            <text:p text:style-name="P1"><text:span text:style-name="T4">impact of the technical evaluation meetings requested by Iraq, which were attributed to </text:span></text:p>
          </draw:text-box>
        </draw:frame>
        <draw:frame draw:style-name="gr1" draw:text-style-name="P2" draw:layer="layout" svg:width="12.232cm" svg:height="0.475cm" svg:x="2.2cm" svg:y="18.286cm">
          <draw:text-box>
            <text:p text:style-name="P1"><text:span text:style-name="T4">Iraq’s failure to deliver the information and documents requested.</text:span></text:p>
          </draw:text-box>
        </draw:frame>
        <draw:frame draw:style-name="gr1" draw:text-style-name="P2" draw:layer="layout" svg:width="8.773cm" svg:height="0.475cm" svg:x="2.2cm" svg:y="19.201cm">
          <draw:text-box>
            <text:p text:style-name="P1"><text:span text:style-name="T6">500. </text:span><text:span text:style-name="T4"><text:s/>In three areas, new concerns had arisen:</text:span></text:p>
          </draw:text-box>
        </draw:frame>
        <draw:frame draw:style-name="gr2" draw:text-style-name="P3" draw:layer="layout" svg:width="0.634cm" svg:height="0.712cm" svg:x="2.95cm" svg:y="19.95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78cm" svg:height="0.475cm" svg:x="3.7cm" svg:y="20.115cm">
          <draw:text-box>
            <text:p text:style-name="P1"><text:span text:style-name="T4">Following Iraq’s insistence that it was not necessary to account for all extant </text:span></text:p>
          </draw:text-box>
        </draw:frame>
        <draw:frame draw:style-name="gr1" draw:text-style-name="P2" draw:layer="layout" svg:width="14.734cm" svg:height="0.475cm" svg:x="3.7cm" svg:y="20.68cm">
          <draw:text-box>
            <text:p text:style-name="P1"><text:span text:style-name="T4">munitions on the grounds that any CW agent would have degraded to an inert </text:span></text:p>
          </draw:text-box>
        </draw:frame>
        <draw:frame draw:style-name="gr1" draw:text-style-name="P2" draw:layer="layout" svg:width="14.683cm" svg:height="0.475cm" svg:x="3.7cm" svg:y="21.244cm">
          <draw:text-box>
            <text:p text:style-name="P1"><text:span text:style-name="T4">state, analysis of four 155mm artillery shells “filled with mustard of the highest </text:span></text:p>
          </draw:text-box>
        </draw:frame>
        <draw:frame draw:style-name="gr1" draw:text-style-name="P2" draw:layer="layout" svg:width="14.065cm" svg:height="0.475cm" svg:x="3.7cm" svg:y="21.808cm">
          <draw:text-box>
            <text:p text:style-name="P1"><text:span text:style-name="T4">quality”, showed that they “could be stored for decades without any loss of </text:span></text:p>
          </draw:text-box>
        </draw:frame>
        <draw:frame draw:style-name="gr1" draw:text-style-name="P2" draw:layer="layout" svg:width="1.488cm" svg:height="0.475cm" svg:x="3.7cm" svg:y="22.373cm">
          <draw:text-box>
            <text:p text:style-name="P1"><text:span text:style-name="T4">quality”.</text:span></text:p>
          </draw:text-box>
        </draw:frame>
        <draw:frame draw:style-name="gr2" draw:text-style-name="P3" draw:layer="layout" svg:width="0.634cm" svg:height="0.712cm" svg:x="2.95cm" svg:y="22.88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49cm" svg:height="0.475cm" svg:x="3.7cm" svg:y="23.037cm">
          <draw:text-box>
            <text:p text:style-name="P1"><text:span text:style-name="T4">In March 1998, the Commission had discovered a document, dated 1994, which </text:span></text:p>
          </draw:text-box>
        </draw:frame>
        <draw:frame draw:style-name="gr1" draw:text-style-name="P2" draw:layer="layout" svg:width="14.713cm" svg:height="0.475cm" svg:x="3.7cm" svg:y="23.602cm">
          <draw:text-box>
            <text:p text:style-name="P1"><text:span text:style-name="T4">“</text:span><text:span text:style-name="T4">indicated the existence, at a site monitored by … [a] missile monitoring team, </text:span></text:p>
          </draw:text-box>
        </draw:frame>
        <draw:frame draw:style-name="gr1" draw:text-style-name="P2" draw:layer="layout" svg:width="14.929cm" svg:height="0.475cm" svg:x="3.7cm" svg:y="24.166cm">
          <draw:text-box>
            <text:p text:style-name="P1"><text:span text:style-name="T4">of a programme for the manufacture of nozzles for spray dryers to be delivered </text:span></text:p>
          </draw:text-box>
        </draw:frame>
        <draw:frame draw:style-name="gr1" draw:text-style-name="P2" draw:layer="layout" svg:width="12.617cm" svg:height="0.475cm" svg:x="3.7cm" svg:y="24.731cm">
          <draw:text-box>
            <text:p text:style-name="P1"><text:span text:style-name="T4">to Al Hakam, Iraq’s principal biological weapons production facility”.</text:span></text:p>
          </draw:text-box>
        </draw:frame>
        <draw:frame draw:style-name="gr2" draw:text-style-name="P3" draw:layer="layout" svg:width="0.634cm" svg:height="0.712cm" svg:x="2.95cm" svg:y="25.23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92cm" svg:height="0.475cm" svg:x="3.7cm" svg:y="25.395cm">
          <draw:text-box>
            <text:p text:style-name="P1"><text:span text:style-name="T4">Also in March 1998, the Commission discovered documents, dated 1993, </text:span></text:p>
          </draw:text-box>
        </draw:frame>
        <draw:frame draw:style-name="gr1" draw:text-style-name="P2" draw:layer="layout" svg:width="14.15cm" svg:height="0.475cm" svg:x="3.7cm" svg:y="25.96cm">
          <draw:text-box>
            <text:p text:style-name="P1"><text:span text:style-name="T4">that reflected a systematic attempt to deceive the Commission at that time, </text:span></text:p>
          </draw:text-box>
        </draw:frame>
        <draw:frame draw:style-name="gr1" draw:text-style-name="P2" draw:layer="layout" svg:width="14.831cm" svg:height="0.475cm" svg:x="3.7cm" svg:y="26.524cm">
          <draw:text-box>
            <text:p text:style-name="P1"><text:span text:style-name="T4">contrary to Iraq’s claim that it had ended its concealment activities in 1991 and 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4</text:span></text:p>
          </draw:text-box>
        </draw:frame>
        <draw:frame draw:style-name="gr1" draw:text-style-name="P2" draw:layer="layout" svg:width="14.793cm" svg:height="0.475cm" svg:x="3.7cm" svg:y="2.525cm">
          <draw:text-box>
            <text:p text:style-name="P1"><text:span text:style-name="T4">dismantled its concealment mechanisms. This underscored “the importance of </text:span></text:p>
          </draw:text-box>
        </draw:frame>
        <draw:frame draw:style-name="gr1" draw:text-style-name="P2" draw:layer="layout" svg:width="12.075cm" svg:height="0.475cm" svg:x="3.7cm" svg:y="3.09cm">
          <draw:text-box>
            <text:p text:style-name="P1"><text:span text:style-name="T4">continued vigilance and activity … on the issue of concealment”.</text:span></text:p>
          </draw:text-box>
        </draw:frame>
        <draw:frame draw:style-name="gr1" draw:text-style-name="P2" draw:layer="layout" svg:width="16.381cm" svg:height="0.475cm" svg:x="2.2cm" svg:y="4.004cm">
          <draw:text-box>
            <text:p text:style-name="P1"><text:span text:style-name="T6">501. </text:span><text:span text:style-name="T4"><text:s/>Mr Butler also expressed concern about the dangers of producing a list for action </text:span></text:p>
          </draw:text-box>
        </draw:frame>
        <draw:frame draw:style-name="gr1" draw:text-style-name="P2" draw:layer="layout" svg:width="16.034cm" svg:height="0.475cm" svg:x="2.2cm" svg:y="4.568cm">
          <draw:text-box>
            <text:p text:style-name="P1"><text:span text:style-name="T4">by Iraq, on the grounds that it was “not unreasonable to consider that Iraq might take </text:span></text:p>
          </draw:text-box>
        </draw:frame>
        <draw:frame draw:style-name="gr1" draw:text-style-name="P2" draw:layer="layout" svg:width="16.25cm" svg:height="0.475cm" svg:x="2.2cm" svg:y="5.133cm">
          <draw:text-box>
            <text:p text:style-name="P1"><text:span text:style-name="T4">action to satisfy that list positively” but not address any issues the Commission did not </text:span></text:p>
          </draw:text-box>
        </draw:frame>
        <draw:frame draw:style-name="gr1" draw:text-style-name="P2" draw:layer="layout" svg:width="16.639cm" svg:height="0.475cm" svg:x="2.2cm" svg:y="5.697cm">
          <draw:text-box>
            <text:p text:style-name="P1"><text:span text:style-name="T4">know about. This would “effectively transfer the onus of establishing the basic facts from </text:span></text:p>
          </draw:text-box>
        </draw:frame>
        <draw:frame draw:style-name="gr1" draw:text-style-name="P2" draw:layer="layout" svg:width="16.127cm" svg:height="0.475cm" svg:x="2.2cm" svg:y="6.262cm">
          <draw:text-box>
            <text:p text:style-name="P1"><text:span text:style-name="T4">Iraq to the Commission”. The Commission’s list “would become the standard of proof, </text:span></text:p>
          </draw:text-box>
        </draw:frame>
        <draw:frame draw:style-name="gr1" draw:text-style-name="P2" draw:layer="layout" svg:width="13.997cm" svg:height="0.475cm" svg:x="2.2cm" svg:y="6.826cm">
          <draw:text-box>
            <text:p text:style-name="P1"><text:span text:style-name="T4">not Iraq’s … compliance with the resolutions and decisions of the Council”.</text:span></text:p>
          </draw:text-box>
        </draw:frame>
        <draw:frame draw:style-name="gr1" draw:text-style-name="P2" draw:layer="layout" svg:width="5.793cm" svg:height="0.475cm" svg:x="2.2cm" svg:y="7.741cm">
          <draw:text-box>
            <text:p text:style-name="P1"><text:span text:style-name="T6">502. </text:span><text:span text:style-name="T4"><text:s/>Mr Butler concluded that:</text:span></text:p>
          </draw:text-box>
        </draw:frame>
        <draw:frame draw:style-name="gr1" draw:text-style-name="P2" draw:layer="layout" svg:width="15.484cm" svg:height="0.475cm" svg:x="2.95cm" svg:y="8.655cm">
          <draw:text-box>
            <text:p text:style-name="P1"><text:span text:style-name="T4">“</text:span><text:span text:style-name="T4">Iraq’s heightened policy of disarmament by declaration, no matter how vigorously </text:span></text:p>
          </draw:text-box>
        </draw:frame>
        <draw:frame draw:style-name="gr1" draw:text-style-name="P2" draw:layer="layout" svg:width="14.958cm" svg:height="0.475cm" svg:x="2.95cm" svg:y="9.22cm">
          <draw:text-box>
            <text:p text:style-name="P1"><text:span text:style-name="T4">pursued or stridently voiced, cannot remove the need for verification as the key </text:span></text:p>
          </draw:text-box>
        </draw:frame>
        <draw:frame draw:style-name="gr1" draw:text-style-name="P2" draw:layer="layout" svg:width="12.681cm" svg:height="0.475cm" svg:x="2.95cm" svg:y="9.784cm">
          <draw:text-box>
            <text:p text:style-name="P1"><text:span text:style-name="T4">means through which the credibility of its claim can be established.”</text:span></text:p>
          </draw:text-box>
        </draw:frame>
        <draw:frame draw:style-name="gr1" draw:text-style-name="P2" draw:layer="layout" svg:width="16.059cm" svg:height="0.475cm" svg:x="2.2cm" svg:y="10.698cm">
          <draw:text-box>
            <text:p text:style-name="P1"><text:span text:style-name="T6">503. </text:span><text:span text:style-name="T4"><text:s/>On 7 April, Dr Mohamed ElBaradei, Director General of the IAEA, submitted his </text:span></text:p>
          </draw:text-box>
        </draw:frame>
        <draw:frame draw:style-name="gr1" draw:text-style-name="P2" draw:layer="layout" svg:width="16.046cm" svg:height="0.475cm" svg:x="2.2cm" svg:y="11.263cm">
          <draw:text-box>
            <text:p text:style-name="P1"><text:span text:style-name="T4">first report to the Security Council on Iraq. He stated that there were no indications of </text:span></text:p>
          </draw:text-box>
        </draw:frame>
        <draw:frame draw:style-name="gr1" draw:text-style-name="P2" draw:layer="layout" svg:width="16.601cm" svg:height="0.475cm" svg:x="2.2cm" svg:y="11.827cm">
          <draw:text-box>
            <text:p text:style-name="P1"><text:span text:style-name="T4">prohibited activities at any of the sites inspected by the IAEA and that all equipment and </text:span></text:p>
          </draw:text-box>
        </draw:frame>
        <draw:frame draw:style-name="gr1" draw:text-style-name="P2" draw:layer="layout" svg:width="16.021cm" svg:height="0.475cm" svg:x="2.2cm" svg:y="12.392cm">
          <draw:text-box>
            <text:p text:style-name="P1"><text:span text:style-name="T4">materials which had been moved by Iraq had been returned to their former locations. </text:span></text:p>
          </draw:text-box>
        </draw:frame>
        <draw:frame draw:style-name="gr1" draw:text-style-name="P2" draw:layer="layout" svg:width="15.733cm" svg:height="0.475cm" svg:x="2.2cm" svg:y="12.956cm">
          <draw:text-box>
            <text:p text:style-name="P1"><text:span text:style-name="T4">Initial inspections of the designated “Presidential sites” had “revealed no immediate </text:span></text:p>
          </draw:text-box>
        </draw:frame>
        <draw:frame draw:style-name="gr1" draw:text-style-name="P2" draw:layer="layout" svg:width="11.026cm" svg:height="0.475cm" svg:x="2.2cm" svg:y="13.521cm">
          <draw:text-box>
            <text:p text:style-name="P1"><text:span text:style-name="T4">indications” of prohibited materials, equipment or activities.</text:span></text:p>
          </draw:text-box>
        </draw:frame>
        <draw:frame draw:style-name="gr6" draw:text-style-name="P7" draw:layer="layout" svg:width="0.408cm" svg:height="0.276cm" svg:x="13.188cm" svg:y="13.539cm">
          <draw:text-box>
            <text:p text:style-name="P1"><text:span text:style-name="T9">198</text:span></text:p>
          </draw:text-box>
        </draw:frame>
        <draw:frame draw:style-name="gr1" draw:text-style-name="P2" draw:layer="layout" svg:width="16.402cm" svg:height="0.475cm" svg:x="2.2cm" svg:y="14.435cm">
          <draw:text-box>
            <text:p text:style-name="P1"><text:span text:style-name="T6">504. </text:span><text:span text:style-name="T4"><text:s/>Dr ElBaradei reported that the IAEA had “no independently verifiable information” </text:span></text:p>
          </draw:text-box>
        </draw:frame>
        <draw:frame draw:style-name="gr1" draw:text-style-name="P2" draw:layer="layout" svg:width="4.697cm" svg:height="0.475cm" svg:x="2.2cm" svg:y="15cm">
          <draw:text-box>
            <text:p text:style-name="P1"><text:span text:style-name="T4">to verify Iraqi claims that:</text:span></text:p>
          </draw:text-box>
        </draw:frame>
        <draw:frame draw:style-name="gr2" draw:text-style-name="P3" draw:layer="layout" svg:width="0.634cm" svg:height="0.712cm" svg:x="2.95cm" svg:y="15.75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998cm" svg:height="0.475cm" svg:x="3.7cm" svg:y="15.914cm">
          <draw:text-box>
            <text:p text:style-name="P1"><text:span text:style-name="T4">Lt Gen Kamil had taken actions on the nuclear programme that were </text:span></text:p>
          </draw:text-box>
        </draw:frame>
        <draw:frame draw:style-name="gr1" draw:text-style-name="P2" draw:layer="layout" svg:width="14.573cm" svg:height="0.475cm" svg:x="3.7cm" svg:y="16.478cm">
          <draw:text-box>
            <text:p text:style-name="P1"><text:span text:style-name="T4">“</text:span><text:span text:style-name="T4">independent, unauthorized and without the knowledge of the Government of </text:span></text:p>
          </draw:text-box>
        </draw:frame>
        <draw:frame draw:style-name="gr1" draw:text-style-name="P2" draw:layer="layout" svg:width="0.993cm" svg:height="0.475cm" svg:x="3.7cm" svg:y="17.043cm">
          <draw:text-box>
            <text:p text:style-name="P1"><text:span text:style-name="T4">Iraq”.</text:span></text:p>
          </draw:text-box>
        </draw:frame>
        <draw:frame draw:style-name="gr2" draw:text-style-name="P3" draw:layer="layout" svg:width="0.634cm" svg:height="0.712cm" svg:x="2.95cm" svg:y="17.55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64cm" svg:height="0.475cm" svg:x="3.7cm" svg:y="17.707cm">
          <draw:text-box>
            <text:p text:style-name="P1"><text:span text:style-name="T4">It had not followed up any offer of foreign assistance to its nuclear programme </text:span></text:p>
          </draw:text-box>
        </draw:frame>
        <draw:frame draw:style-name="gr1" draw:text-style-name="P2" draw:layer="layout" svg:width="13.329cm" svg:height="0.475cm" svg:x="3.7cm" svg:y="18.272cm">
          <draw:text-box>
            <text:p text:style-name="P1"><text:span text:style-name="T4">other than the declared foreign assistance to its centrifuge programme.</text:span></text:p>
          </draw:text-box>
        </draw:frame>
        <draw:frame draw:style-name="gr2" draw:text-style-name="P3" draw:layer="layout" svg:width="0.634cm" svg:height="0.712cm" svg:x="2.95cm" svg:y="18.7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955cm" svg:height="0.475cm" svg:x="3.7cm" svg:y="18.936cm">
          <draw:text-box>
            <text:p text:style-name="P1"><text:span text:style-name="T4">The “high governmental committee”, which had initially been described as </text:span></text:p>
          </draw:text-box>
        </draw:frame>
        <draw:frame draw:style-name="gr1" draw:text-style-name="P2" draw:layer="layout" svg:width="14.996cm" svg:height="0.475cm" svg:x="3.7cm" svg:y="19.501cm">
          <draw:text-box>
            <text:p text:style-name="P1"><text:span text:style-name="T4">having been established in June 1991 and headed by Mr Aziz, “had not, in fact, </text:span></text:p>
          </draw:text-box>
        </draw:frame>
        <draw:frame draw:style-name="gr1" draw:text-style-name="P2" draw:layer="layout" svg:width="5.205cm" svg:height="0.475cm" svg:x="3.7cm" svg:y="20.065cm">
          <draw:text-box>
            <text:p text:style-name="P1"><text:span text:style-name="T4">been an established entity”.</text:span></text:p>
          </draw:text-box>
        </draw:frame>
        <draw:frame draw:style-name="gr1" draw:text-style-name="P2" draw:layer="layout" svg:width="16.254cm" svg:height="0.475cm" svg:x="2.2cm" svg:y="20.98cm">
          <draw:text-box>
            <text:p text:style-name="P1"><text:span text:style-name="T6">505. </text:span><text:span text:style-name="T4"><text:s/>Dr ElBaradei also reported that Iraq had “satisfactorily completed its undertaking </text:span></text:p>
          </draw:text-box>
        </draw:frame>
        <draw:frame draw:style-name="gr1" draw:text-style-name="P2" draw:layer="layout" svg:width="15.056cm" svg:height="0.475cm" svg:x="2.2cm" svg:y="21.544cm">
          <draw:text-box>
            <text:p text:style-name="P1"><text:span text:style-name="T4">to produce a consolidated version of its full, final and complete declaration of its </text:span></text:p>
          </draw:text-box>
        </draw:frame>
        <draw:frame draw:style-name="gr1" draw:text-style-name="P2" draw:layer="layout" svg:width="16.457cm" svg:height="0.475cm" svg:x="2.2cm" svg:y="22.108cm">
          <draw:text-box>
            <text:p text:style-name="P1"><text:span text:style-name="T4">clandestine nuclear programme” and “fulfilled its obligation to produce … a summary of </text:span></text:p>
          </draw:text-box>
        </draw:frame>
        <draw:frame draw:style-name="gr1" draw:text-style-name="P2" draw:layer="layout" svg:width="16.55cm" svg:height="0.475cm" svg:x="2.2cm" svg:y="22.673cm">
          <draw:text-box>
            <text:p text:style-name="P1"><text:span text:style-name="T4">the technical achievements”. The latter document was regarded as “consistent with” the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9.595cm" svg:height="0.475cm" svg:x="2.2cm" svg:y="23.237cm">
          <draw:text-box>
            <text:p text:style-name="P1"><text:span text:style-name="T4">“</text:span><text:span text:style-name="T4">picture” of the programme developed by the IAEA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198 </text:span></text:p>
          </draw:text-box>
        </draw:frame>
        <draw:frame draw:style-name="gr4" draw:text-style-name="P5" draw:layer="layout" svg:width="14.391cm" svg:height="0.395cm" svg:x="2.646cm" svg:y="26.357cm">
          <draw:text-box>
            <text:p text:style-name="P1"><text:span text:style-name="T11">UN Security Council, 9 April 1998, ‘Letter dated 7 April 1998 from the Director General of the </text:span></text:p>
          </draw:text-box>
        </draw:frame>
        <draw:frame draw:style-name="gr4" draw:text-style-name="P5" draw:layer="layout" svg:width="13.494cm" svg:height="0.395cm" svg:x="2.2cm" svg:y="26.781cm">
          <draw:text-box>
            <text:p text:style-name="P1"><text:span text:style-name="T11">International Atomic Energy Agency addressed to the Secretary-General’ (S/1998/312).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5</text:span></text:p>
          </draw:text-box>
        </draw:frame>
        <draw:frame draw:style-name="gr1" draw:text-style-name="P2" draw:layer="layout" svg:width="15.572cm" svg:height="0.475cm" svg:x="2.2cm" svg:y="2.525cm">
          <draw:text-box>
            <text:p text:style-name="P1"><text:span text:style-name="T6">506. </text:span><text:span text:style-name="T4"><text:s/>Following consultations between the members of the Security Council on the </text:span></text:p>
          </draw:text-box>
        </draw:frame>
        <draw:frame draw:style-name="gr1" draw:text-style-name="P2" draw:layer="layout" svg:width="16.351cm" svg:height="0.475cm" svg:x="2.2cm" svg:y="3.09cm">
          <draw:text-box>
            <text:p text:style-name="P1"><text:span text:style-name="T4">UNSCOM and IAEA reports, the President issued a statement on behalf of the Council </text:span></text:p>
          </draw:text-box>
        </draw:frame>
        <draw:frame draw:style-name="gr1" draw:text-style-name="P2" draw:layer="layout" svg:width="3.308cm" svg:height="0.475cm" svg:x="2.2cm" svg:y="3.654cm">
          <draw:text-box>
            <text:p text:style-name="P1"><text:span text:style-name="T4">on 14 May which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1.284cm" svg:height="0.475cm" svg:x="3.7cm" svg:y="4.568cm">
          <draw:text-box>
            <text:p text:style-name="P1"><text:span text:style-name="T4">welcomed the improved access for UNSCOM and the IAEA;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515cm" svg:height="0.475cm" svg:x="3.7cm" svg:y="5.233cm">
          <draw:text-box>
            <text:p text:style-name="P1"><text:span text:style-name="T4">expressed the hope that the Government of Iraq’s agreement to fulfil its </text:span></text:p>
          </draw:text-box>
        </draw:frame>
        <draw:frame draw:style-name="gr1" draw:text-style-name="P2" draw:layer="layout" svg:width="15.115cm" svg:height="0.475cm" svg:x="3.7cm" svg:y="5.797cm">
          <draw:text-box>
            <text:p text:style-name="P1"><text:span text:style-name="T4">obligations would “reflect a new Iraqi spirit with regard to providing accurate and </text:span></text:p>
          </draw:text-box>
        </draw:frame>
        <draw:frame draw:style-name="gr1" draw:text-style-name="P2" draw:layer="layout" svg:width="8.244cm" svg:height="0.475cm" svg:x="3.7cm" svg:y="6.362cm">
          <draw:text-box>
            <text:p text:style-name="P1"><text:span text:style-name="T4">detailed information in all areas of concern”;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81cm" svg:height="0.475cm" svg:x="3.7cm" svg:y="7.026cm">
          <draw:text-box>
            <text:p text:style-name="P1"><text:span text:style-name="T4">expressed concern that the reports indicated that Iraq had “not provided full </text:span></text:p>
          </draw:text-box>
        </draw:frame>
        <draw:frame draw:style-name="gr1" draw:text-style-name="P2" draw:layer="layout" svg:width="14.645cm" svg:height="0.475cm" svg:x="3.7cm" svg:y="7.591cm">
          <draw:text-box>
            <text:p text:style-name="P1"><text:span text:style-name="T4">disclosure in a number of critical areas, in spite of repeated requests from the </text:span></text:p>
          </draw:text-box>
        </draw:frame>
        <draw:frame draw:style-name="gr1" draw:text-style-name="P2" draw:layer="layout" svg:width="4.1cm" svg:height="0.475cm" svg:x="3.7cm" svg:y="8.155cm">
          <draw:text-box>
            <text:p text:style-name="P1"><text:span text:style-name="T4">Special Commission”;</text:span></text:p>
          </draw:text-box>
        </draw:frame>
        <draw:frame draw:style-name="gr2" draw:text-style-name="P3" draw:layer="layout" svg:width="0.634cm" svg:height="0.712cm" svg:x="2.95cm" svg:y="8.66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663cm" svg:height="0.475cm" svg:x="3.7cm" svg:y="8.82cm">
          <draw:text-box>
            <text:p text:style-name="P1"><text:span text:style-name="T4">noted that discharge of UNSCOM and the IAEA’s mandates required full </text:span></text:p>
          </draw:text-box>
        </draw:frame>
        <draw:frame draw:style-name="gr1" draw:text-style-name="P2" draw:layer="layout" svg:width="14.738cm" svg:height="0.475cm" svg:x="3.7cm" svg:y="9.384cm">
          <draw:text-box>
            <text:p text:style-name="P1"><text:span text:style-name="T4">co-operation from Iraq, “including fulfilment by Iraq of its obligations to provide </text:span></text:p>
          </draw:text-box>
        </draw:frame>
        <draw:frame draw:style-name="gr1" draw:text-style-name="P2" draw:layer="layout" svg:width="14.996cm" svg:height="0.475cm" svg:x="3.7cm" svg:y="9.948cm">
          <draw:text-box>
            <text:p text:style-name="P1"><text:span text:style-name="T4">full, final and complete declarations of all aspects of its prohibited programmes”;</text:span></text:p>
          </draw:text-box>
        </draw:frame>
        <draw:frame draw:style-name="gr2" draw:text-style-name="P3" draw:layer="layout" svg:width="0.634cm" svg:height="0.712cm" svg:x="2.95cm" svg:y="10.45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147cm" svg:height="0.475cm" svg:x="3.7cm" svg:y="10.613cm">
          <draw:text-box>
            <text:p text:style-name="P1"><text:span text:style-name="T4">noted that the IAEA’s investigations over several years had “yielded a </text:span></text:p>
          </draw:text-box>
        </draw:frame>
        <draw:frame draw:style-name="gr1" draw:text-style-name="P2" draw:layer="layout" svg:width="14.827cm" svg:height="0.475cm" svg:x="3.7cm" svg:y="11.177cm">
          <draw:text-box>
            <text:p text:style-name="P1"><text:span text:style-name="T4">technically coherent picture of Iraq’s clandestine nuclear programme, although </text:span></text:p>
          </draw:text-box>
        </draw:frame>
        <draw:frame draw:style-name="gr1" draw:text-style-name="P2" draw:layer="layout" svg:width="14.095cm" svg:height="0.475cm" svg:x="3.7cm" svg:y="11.742cm">
          <draw:text-box>
            <text:p text:style-name="P1"><text:span text:style-name="T4">Iraq has not supplied full responses to all of the questions and concerns of </text:span></text:p>
          </draw:text-box>
        </draw:frame>
        <draw:frame draw:style-name="gr1" draw:text-style-name="P2" draw:layer="layout" svg:width="14.488cm" svg:height="0.475cm" svg:x="3.7cm" svg:y="12.306cm">
          <draw:text-box>
            <text:p text:style-name="P1"><text:span text:style-name="T4">the IAEA”, including enacting penal laws on prohibited activities and whether </text:span></text:p>
          </draw:text-box>
        </draw:frame>
        <draw:frame draw:style-name="gr1" draw:text-style-name="P2" draw:layer="layout" svg:width="14.48cm" svg:height="0.475cm" svg:x="3.7cm" svg:y="12.871cm">
          <draw:text-box>
            <text:p text:style-name="P1"><text:span text:style-name="T4">any Government document existed recording a government-level decision to </text:span></text:p>
          </draw:text-box>
        </draw:frame>
        <draw:frame draw:style-name="gr1" draw:text-style-name="P2" draw:layer="layout" svg:width="7.118cm" svg:height="0.475cm" svg:x="3.7cm" svg:y="13.435cm">
          <draw:text-box>
            <text:p text:style-name="P1"><text:span text:style-name="T4">abandon the nuclear programme; and</text:span></text:p>
          </draw:text-box>
        </draw:frame>
        <draw:frame draw:style-name="gr2" draw:text-style-name="P3" draw:layer="layout" svg:width="0.634cm" svg:height="0.712cm" svg:x="2.95cm" svg:y="13.94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05cm" svg:height="0.475cm" svg:x="3.7cm" svg:y="14.1cm">
          <draw:text-box>
            <text:p text:style-name="P1"><text:span text:style-name="T4">affirmed its intention “upon receipt of a report (in October) from the Director </text:span></text:p>
          </draw:text-box>
        </draw:frame>
        <draw:frame draw:style-name="gr1" draw:text-style-name="P2" draw:layer="layout" svg:width="13.739cm" svg:height="0.475cm" svg:x="3.7cm" svg:y="14.664cm">
          <draw:text-box>
            <text:p text:style-name="P1"><text:span text:style-name="T4">General of the IAEA stating that the necessary technical and substantive </text:span></text:p>
          </draw:text-box>
        </draw:frame>
        <draw:frame draw:style-name="gr1" draw:text-style-name="P2" draw:layer="layout" svg:width="14.129cm" svg:height="0.475cm" svg:x="3.7cm" svg:y="15.228cm">
          <draw:text-box>
            <text:p text:style-name="P1"><text:span text:style-name="T4">clarifications have been made, including provision by Iraq of the necessary </text:span></text:p>
          </draw:text-box>
        </draw:frame>
        <draw:frame draw:style-name="gr1" draw:text-style-name="P2" draw:layer="layout" svg:width="14.776cm" svg:height="0.475cm" svg:x="3.7cm" svg:y="15.793cm">
          <draw:text-box>
            <text:p text:style-name="P1"><text:span text:style-name="T4">responses to all IAEA questions and concerns”, to adopt a resolution agreeing </text:span></text:p>
          </draw:text-box>
        </draw:frame>
        <draw:frame draw:style-name="gr1" draw:text-style-name="P2" draw:layer="layout" svg:width="13.265cm" svg:height="0.475cm" svg:x="3.7cm" svg:y="16.357cm">
          <draw:text-box>
            <text:p text:style-name="P1"><text:span text:style-name="T4">that the IAEA should dedicate its resources to ongoing monitoring and </text:span></text:p>
          </draw:text-box>
        </draw:frame>
        <draw:frame draw:style-name="gr1" draw:text-style-name="P2" draw:layer="layout" svg:width="2.148cm" svg:height="0.475cm" svg:x="3.7cm" svg:y="16.922cm">
          <draw:text-box>
            <text:p text:style-name="P1"><text:span text:style-name="T4">verification.</text:span></text:p>
          </draw:text-box>
        </draw:frame>
        <draw:frame draw:style-name="gr6" draw:text-style-name="P7" draw:layer="layout" svg:width="0.408cm" svg:height="0.276cm" svg:x="5.841cm" svg:y="16.941cm">
          <draw:text-box>
            <text:p text:style-name="P1"><text:span text:style-name="T9">199</text:span></text:p>
          </draw:text-box>
        </draw:frame>
        <draw:frame draw:style-name="gr1" draw:text-style-name="P2" draw:layer="layout" svg:width="15.394cm" svg:height="0.475cm" svg:x="2.2cm" svg:y="17.836cm">
          <draw:text-box>
            <text:p text:style-name="P1"><text:span text:style-name="T6">507. </text:span><text:span text:style-name="T4"><text:s/>Mr Ekéus explained to the Inquiry that he had had “little belief” that Saddam </text:span></text:p>
          </draw:text-box>
        </draw:frame>
        <draw:frame draw:style-name="gr1" draw:text-style-name="P2" draw:layer="layout" svg:width="16.724cm" svg:height="0.475cm" svg:x="2.2cm" svg:y="18.401cm">
          <draw:text-box>
            <text:p text:style-name="P1"><text:span text:style-name="T4">Hussein would have been attracted by the idea of keeping WMD sensitive material in his </text:span></text:p>
          </draw:text-box>
        </draw:frame>
        <draw:frame draw:style-name="gr1" draw:text-style-name="P2" draw:layer="layout" svg:width="13.278cm" svg:height="0.475cm" svg:x="2.2cm" svg:y="18.965cm">
          <draw:text-box>
            <text:p text:style-name="P1"><text:span text:style-name="T4">private residence; and that events proved this assumption was correct.</text:span></text:p>
          </draw:text-box>
        </draw:frame>
        <draw:frame draw:style-name="gr6" draw:text-style-name="P7" draw:layer="layout" svg:width="0.408cm" svg:height="0.276cm" svg:x="15.424cm" svg:y="18.984cm">
          <draw:text-box>
            <text:p text:style-name="P1"><text:span text:style-name="T9">200</text:span></text:p>
          </draw:text-box>
        </draw:frame>
        <draw:frame draw:style-name="gr1" draw:text-style-name="P2" draw:layer="layout" svg:width="16.783cm" svg:height="0.475cm" svg:x="2.2cm" svg:y="19.88cm">
          <draw:text-box>
            <text:p text:style-name="P1"><text:span text:style-name="T6">508. </text:span><text:span text:style-name="T4"><text:s/>In response to a meeting of the Security Council on 27 April at which sanctions had </text:span></text:p>
          </draw:text-box>
        </draw:frame>
        <draw:frame draw:style-name="gr1" draw:text-style-name="P2" draw:layer="layout" svg:width="16.567cm" svg:height="0.475cm" svg:x="2.2cm" svg:y="20.444cm">
          <draw:text-box>
            <text:p text:style-name="P1"><text:span text:style-name="T4">been discussed, Mr Al-Sahaf forwarded an open letter from Iraq’s Revolution Command </text:span></text:p>
          </draw:text-box>
        </draw:frame>
        <draw:frame draw:style-name="gr1" draw:text-style-name="P2" draw:layer="layout" svg:width="15.009cm" svg:height="0.475cm" svg:x="2.2cm" svg:y="21.008cm">
          <draw:text-box>
            <text:p text:style-name="P1"><text:span text:style-name="T4">Council and the leadership of the Iraqi branch of the Arab Socialist Ba’ath Party </text:span></text:p>
          </draw:text-box>
        </draw:frame>
        <draw:frame draw:style-name="gr1" draw:text-style-name="P2" draw:layer="layout" svg:width="10.285cm" svg:height="0.475cm" svg:x="2.2cm" svg:y="21.573cm">
          <draw:text-box>
            <text:p text:style-name="P1"><text:span text:style-name="T4">complaining about the injustice of continued sanctions.</text:span></text:p>
          </draw:text-box>
        </draw:frame>
        <draw:frame draw:style-name="gr6" draw:text-style-name="P7" draw:layer="layout" svg:width="0.408cm" svg:height="0.276cm" svg:x="12.437cm" svg:y="21.592cm">
          <draw:text-box>
            <text:p text:style-name="P1"><text:span text:style-name="T9">201</text:span></text:p>
          </draw:text-box>
        </draw:frame>
        <draw:frame draw:style-name="gr1" draw:text-style-name="P2" draw:layer="layout" svg:width="5.421cm" svg:height="0.475cm" svg:x="12.849cm" svg:y="21.573cm">
          <draw:text-box>
            <text:p text:style-name="P1"><text:span text:style-name="T4"><text:s/></text:span><text:span text:style-name="T4">It asserted that the purpose </text:span></text:p>
          </draw:text-box>
        </draw:frame>
        <draw:frame draw:style-name="gr1" draw:text-style-name="P2" draw:layer="layout" svg:width="15.928cm" svg:height="0.475cm" svg:x="2.2cm" svg:y="22.137cm">
          <draw:text-box>
            <text:p text:style-name="P1"><text:span text:style-name="T4">of sanctions was to “hurt the Iraqi people and to force the Security Council to remain </text:span></text:p>
          </draw:text-box>
        </draw:frame>
        <draw:frame draw:style-name="gr1" draw:text-style-name="P2" draw:layer="layout" svg:width="16.347cm" svg:height="0.475cm" svg:x="2.2cm" svg:y="22.702cm">
          <draw:text-box>
            <text:p text:style-name="P1"><text:span text:style-name="T4">the pawn of a single member [the US], assisted by the old imperialist devil, the English </text:span></text:p>
          </draw:text-box>
        </draw:frame>
        <draw:frame draw:style-name="gr1" draw:text-style-name="P2" draw:layer="layout" svg:width="16.347cm" svg:height="0.475cm" svg:x="2.2cm" svg:y="23.266cm">
          <draw:text-box>
            <text:p text:style-name="P1"><text:span text:style-name="T4">policeman”. The letter also complained about “unfounded accusations and blatant lies”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6.758cm" svg:height="0.475cm" svg:x="2.2cm" svg:y="23.831cm">
          <draw:text-box>
            <text:p text:style-name="P1"><text:span text:style-name="T4">in Mr Butler’s reports to the Council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199 </text:span></text:p>
          </draw:text-box>
        </draw:frame>
        <draw:frame draw:style-name="gr4" draw:text-style-name="P5" draw:layer="layout" svg:width="11.639cm" svg:height="0.395cm" svg:x="2.646cm" svg:y="25.511cm">
          <draw:text-box>
            <text:p text:style-name="P1"><text:span text:style-name="T11">UN Security Council, ‘3880th Meeting Thursday 14 May 1998’ (S/PV.3880)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00 </text:span></text:p>
          </draw:text-box>
        </draw:frame>
        <draw:frame draw:style-name="gr4" draw:text-style-name="P5" draw:layer="layout" svg:width="6.242cm" svg:height="0.395cm" svg:x="2.646cm" svg:y="25.934cm">
          <draw:text-box>
            <text:p text:style-name="P1"><text:span text:style-name="T11">Statement Ekéus, 23 April 2011, page 4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01 </text:span></text:p>
          </draw:text-box>
        </draw:frame>
        <draw:frame draw:style-name="gr4" draw:text-style-name="P5" draw:layer="layout" svg:width="15.996cm" svg:height="0.395cm" svg:x="2.646cm" svg:y="26.357cm">
          <draw:text-box>
            <text:p text:style-name="P1"><text:span text:style-name="T11">UN Security Council, 1 May 1998, ‘Letter dated 1 May 1998 from the Minister for Foreign Affairs of Iraq </text:span></text:p>
          </draw:text-box>
        </draw:frame>
        <draw:frame draw:style-name="gr4" draw:text-style-name="P5" draw:layer="layout" svg:width="10.086cm" svg:height="0.395cm" svg:x="2.2cm" svg:y="26.781cm">
          <draw:text-box>
            <text:p text:style-name="P1"><text:span text:style-name="T11">addressed to the President of the Security Council’ (S/1998/368).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6</text:span></text:p>
          </draw:text-box>
        </draw:frame>
        <draw:frame draw:style-name="gr1" draw:text-style-name="P2" draw:layer="layout" svg:width="16.182cm" svg:height="0.475cm" svg:x="2.2cm" svg:y="2.525cm">
          <draw:text-box>
            <text:p text:style-name="P1"><text:span text:style-name="T6">509. </text:span><text:span text:style-name="T4"><text:s/>Following informal discussions in the Security Council on 27 April in which Iraq’s </text:span></text:p>
          </draw:text-box>
        </draw:frame>
        <draw:frame draw:style-name="gr1" draw:text-style-name="P2" draw:layer="layout" svg:width="16.52cm" svg:height="0.475cm" svg:x="2.2cm" svg:y="3.09cm">
          <draw:text-box>
            <text:p text:style-name="P1"><text:span text:style-name="T4">compliance with resolution 1137 was raised, Mr Butler reported to the Council on 6 May </text:span></text:p>
          </draw:text-box>
        </draw:frame>
        <draw:frame draw:style-name="gr1" draw:text-style-name="P2" draw:layer="layout" svg:width="6.758cm" svg:height="0.475cm" svg:x="2.2cm" svg:y="3.654cm">
          <draw:text-box>
            <text:p text:style-name="P1"><text:span text:style-name="T4">that, since the MOU of 23 February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59cm" svg:height="0.475cm" svg:x="3.7cm" svg:y="4.568cm">
          <draw:text-box>
            <text:p text:style-name="P1"><text:span text:style-name="T4">Iraq had “granted unrestricted and unconditional access” to all sites UNSCOM </text:span></text:p>
          </draw:text-box>
        </draw:frame>
        <draw:frame draw:style-name="gr1" draw:text-style-name="P2" draw:layer="layout" svg:width="13.853cm" svg:height="0.475cm" svg:x="3.7cm" svg:y="5.133cm">
          <draw:text-box>
            <text:p text:style-name="P1"><text:span text:style-name="T4">had wished to inspect and also granted unrestricted access to equipment.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cm" svg:height="0.475cm" svg:x="3.7cm" svg:y="5.797cm">
          <draw:text-box>
            <text:p text:style-name="P1"><text:span text:style-name="T4">The issue of access to means of transportation and to officials UNSCOM wished </text:span></text:p>
          </draw:text-box>
        </draw:frame>
        <draw:frame draw:style-name="gr1" draw:text-style-name="P2" draw:layer="layout" svg:width="5.361cm" svg:height="0.475cm" svg:x="3.7cm" svg:y="6.362cm">
          <draw:text-box>
            <text:p text:style-name="P1"><text:span text:style-name="T4">to interview had “not arisen”.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45cm" svg:height="0.475cm" svg:x="3.7cm" svg:y="7.026cm">
          <draw:text-box>
            <text:p text:style-name="P1"><text:span text:style-name="T4">Mr Butler hoped that Iraq would provide the records UNSCOM had requested.</text:span></text:p>
          </draw:text-box>
        </draw:frame>
        <draw:frame draw:style-name="gr6" draw:text-style-name="P7" draw:layer="layout" svg:width="0.408cm" svg:height="0.276cm" svg:x="18.289cm" svg:y="7.045cm">
          <draw:text-box>
            <text:p text:style-name="P1"><text:span text:style-name="T9">202</text:span></text:p>
          </draw:text-box>
        </draw:frame>
        <draw:frame draw:style-name="gr1" draw:text-style-name="P2" draw:layer="layout" svg:width="16.016cm" svg:height="0.475cm" svg:x="2.2cm" svg:y="7.941cm">
          <draw:text-box>
            <text:p text:style-name="P1"><text:span text:style-name="T6">510. </text:span><text:span text:style-name="T4"><text:s/>Mr Butler stated that, “under the circumstances”, the requirements of resolution </text:span></text:p>
          </draw:text-box>
        </draw:frame>
        <draw:frame draw:style-name="gr1" draw:text-style-name="P2" draw:layer="layout" svg:width="15.115cm" svg:height="0.475cm" svg:x="2.2cm" svg:y="8.505cm">
          <draw:text-box>
            <text:p text:style-name="P1"><text:span text:style-name="T4">1137 were being “sufficiently implemented” to allow travel restrictions to be lifted.</text:span></text:p>
          </draw:text-box>
        </draw:frame>
        <draw:frame draw:style-name="gr1" draw:text-style-name="P2" draw:layer="layout" svg:width="16.004cm" svg:height="0.475cm" svg:x="2.2cm" svg:y="9.42cm">
          <draw:text-box>
            <text:p text:style-name="P1"><text:span text:style-name="T6">511. </text:span><text:span text:style-name="T4"><text:s/>On 1 May, the President of the Security Council provided members with a letter </text:span></text:p>
          </draw:text-box>
        </draw:frame>
        <draw:frame draw:style-name="gr1" draw:text-style-name="P2" draw:layer="layout" svg:width="7.762cm" svg:height="0.475cm" svg:x="2.2cm" svg:y="9.984cm">
          <draw:text-box>
            <text:p text:style-name="P1"><text:span text:style-name="T4">written to him by Mr Al-Sahaf, which said:</text:span></text:p>
          </draw:text-box>
        </draw:frame>
        <draw:frame draw:style-name="gr1" draw:text-style-name="P2" draw:layer="layout" svg:width="14.832cm" svg:height="0.475cm" svg:x="2.95cm" svg:y="10.898cm">
          <draw:text-box>
            <text:p text:style-name="P1"><text:span text:style-name="T4">“</text:span><text:span text:style-name="T4">The fact that, after eight years, the sanctions against Iraq have not been lifted </text:span></text:p>
          </draw:text-box>
        </draw:frame>
        <draw:frame draw:style-name="gr1" draw:text-style-name="P2" draw:layer="layout" svg:width="13.964cm" svg:height="0.475cm" svg:x="2.95cm" svg:y="11.463cm">
          <draw:text-box>
            <text:p text:style-name="P1"><text:span text:style-name="T4">demonstrates the Security Council’s lack of impartiality in dealing with this </text:span></text:p>
          </draw:text-box>
        </draw:frame>
        <draw:frame draw:style-name="gr1" draw:text-style-name="P2" draw:layer="layout" svg:width="15.174cm" svg:height="0.475cm" svg:x="2.95cm" svg:y="12.027cm">
          <draw:text-box>
            <text:p text:style-name="P1"><text:span text:style-name="T4">matter. The Security Council has failed to discharge its responsibilities under the </text:span></text:p>
          </draw:text-box>
        </draw:frame>
        <draw:frame draw:style-name="gr1" draw:text-style-name="P2" draw:layer="layout" svg:width="14.645cm" svg:height="0.475cm" svg:x="2.95cm" svg:y="12.592cm">
          <draw:text-box>
            <text:p text:style-name="P1"><text:span text:style-name="T4">Charter of the United Nations, whereas Iraq has satisfied all the requirements </text:span></text:p>
          </draw:text-box>
        </draw:frame>
        <draw:frame draw:style-name="gr1" draw:text-style-name="P2" draw:layer="layout" svg:width="14.412cm" svg:height="0.475cm" svg:x="2.95cm" svg:y="13.156cm">
          <draw:text-box>
            <text:p text:style-name="P1"><text:span text:style-name="T4">and conditions set forth in Security Council resolution 687 (1991), section C. </text:span></text:p>
          </draw:text-box>
        </draw:frame>
        <draw:frame draw:style-name="gr1" draw:text-style-name="P2" draw:layer="layout" svg:width="14.853cm" svg:height="0.475cm" svg:x="2.95cm" svg:y="13.721cm">
          <draw:text-box>
            <text:p text:style-name="P1"><text:span text:style-name="T4">The Security Council must now do its part, meeting its obligations towards Iraq </text:span></text:p>
          </draw:text-box>
        </draw:frame>
        <draw:frame draw:style-name="gr1" draw:text-style-name="P2" draw:layer="layout" svg:width="14.285cm" svg:height="0.475cm" svg:x="2.95cm" svg:y="14.285cm">
          <draw:text-box>
            <text:p text:style-name="P1"><text:span text:style-name="T4">by implementing resolution 687 (1991), paragraph 22, without further delay.”</text:span></text:p>
          </draw:text-box>
        </draw:frame>
        <draw:frame draw:style-name="gr6" draw:text-style-name="P7" draw:layer="layout" svg:width="0.408cm" svg:height="0.276cm" svg:x="17.179cm" svg:y="14.304cm">
          <draw:text-box>
            <text:p text:style-name="P1"><text:span text:style-name="T9">203</text:span></text:p>
          </draw:text-box>
        </draw:frame>
        <draw:frame draw:style-name="gr1" draw:text-style-name="P2" draw:layer="layout" svg:width="15.06cm" svg:height="0.475cm" svg:x="2.2cm" svg:y="15.2cm">
          <draw:text-box>
            <text:p text:style-name="P1"><text:span text:style-name="T6">512. </text:span><text:span text:style-name="T4"><text:s/>An UNSCOM “informal paper” providing a “statement of specific tasks and </text:span></text:p>
          </draw:text-box>
        </draw:frame>
        <draw:frame draw:style-name="gr1" draw:text-style-name="P2" draw:layer="layout" svg:width="15.953cm" svg:height="0.475cm" svg:x="2.2cm" svg:y="15.764cm">
          <draw:text-box>
            <text:p text:style-name="P1"><text:span text:style-name="T4">information” which would need to be completed and verified before a report could be </text:span></text:p>
          </draw:text-box>
        </draw:frame>
        <draw:frame draw:style-name="gr1" draw:text-style-name="P2" draw:layer="layout" svg:width="15.674cm" svg:height="0.475cm" svg:x="2.2cm" svg:y="16.328cm">
          <draw:text-box>
            <text:p text:style-name="P1"><text:span text:style-name="T4">made, pursuant to resolution 687 (1991), that Iraq had completed the disarmament </text:span></text:p>
          </draw:text-box>
        </draw:frame>
        <draw:frame draw:style-name="gr1" draw:text-style-name="P2" draw:layer="layout" svg:width="12.503cm" svg:height="0.475cm" svg:x="2.2cm" svg:y="16.893cm">
          <draw:text-box>
            <text:p text:style-name="P1"><text:span text:style-name="T4">actions required, was presented to the Security Council on 4 June.</text:span></text:p>
          </draw:text-box>
        </draw:frame>
        <draw:frame draw:style-name="gr6" draw:text-style-name="P7" draw:layer="layout" svg:width="0.408cm" svg:height="0.276cm" svg:x="14.648cm" svg:y="16.912cm">
          <draw:text-box>
            <text:p text:style-name="P1"><text:span text:style-name="T9">204</text:span></text:p>
          </draw:text-box>
        </draw:frame>
        <draw:frame draw:style-name="gr1" draw:text-style-name="P2" draw:layer="layout" svg:width="3.034cm" svg:height="0.475cm" svg:x="15.06cm" svg:y="16.893cm">
          <draw:text-box>
            <text:p text:style-name="P1"><text:span text:style-name="T4"><text:s/></text:span><text:span text:style-name="T4">In addition, the </text:span></text:p>
          </draw:text-box>
        </draw:frame>
        <draw:frame draw:style-name="gr1" draw:text-style-name="P2" draw:layer="layout" svg:width="16.139cm" svg:height="0.475cm" svg:x="2.2cm" svg:y="17.457cm">
          <draw:text-box>
            <text:p text:style-name="P1"><text:span text:style-name="T4">Commission would need to conclude that Iraq had ceased concealment of proscribed </text:span></text:p>
          </draw:text-box>
        </draw:frame>
        <draw:frame draw:style-name="gr1" draw:text-style-name="P2" draw:layer="layout" svg:width="2.5cm" svg:height="0.475cm" svg:x="2.2cm" svg:y="18.022cm">
          <draw:text-box>
            <text:p text:style-name="P1"><text:span text:style-name="T4">programmes.</text:span></text:p>
          </draw:text-box>
        </draw:frame>
        <draw:frame draw:style-name="gr1" draw:text-style-name="P2" draw:layer="layout" svg:width="4.722cm" svg:height="0.475cm" svg:x="2.2cm" svg:y="18.936cm">
          <draw:text-box>
            <text:p text:style-name="P1"><text:span text:style-name="T6">513. </text:span><text:span text:style-name="T4"><text:s/>The tasks included:</text:span></text:p>
          </draw:text-box>
        </draw:frame>
        <draw:frame draw:style-name="gr2" draw:text-style-name="P3" draw:layer="layout" svg:width="0.634cm" svg:height="0.712cm" svg:x="2.95cm" svg:y="19.69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7.224cm" svg:height="0.475cm" svg:x="3.7cm" svg:y="19.851cm">
          <draw:text-box>
            <text:p text:style-name="P1"><text:span text:style-name="T4">Completion of a “material balance” for:</text:span></text:p>
          </draw:text-box>
        </draw:frame>
        <draw:frame draw:style-name="gr10" draw:text-style-name="P11" draw:layer="layout" svg:width="0.317cm" svg:height="0.374cm" svg:x="4.383cm" svg:y="20.568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0.568cm">
          <draw:text-box>
            <text:p text:style-name="P1"><text:span text:style-name="T14">{</text:span></text:p>
          </draw:text-box>
        </draw:frame>
        <draw:frame draw:style-name="gr1" draw:text-style-name="P2" draw:layer="layout" svg:width="3.372cm" svg:height="0.475cm" svg:x="4.73cm" svg:y="20.515cm">
          <draw:text-box>
            <text:p text:style-name="P1"><text:span text:style-name="T4">missile warheads;</text:span></text:p>
          </draw:text-box>
        </draw:frame>
        <draw:frame draw:style-name="gr10" draw:text-style-name="P11" draw:layer="layout" svg:width="0.317cm" svg:height="0.374cm" svg:x="4.383cm" svg:y="21.233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1.233cm">
          <draw:text-box>
            <text:p text:style-name="P1"><text:span text:style-name="T14">{</text:span></text:p>
          </draw:text-box>
        </draw:frame>
        <draw:frame draw:style-name="gr1" draw:text-style-name="P2" draw:layer="layout" svg:width="13.85cm" svg:height="0.475cm" svg:x="4.73cm" svg:y="21.18cm">
          <draw:text-box>
            <text:p text:style-name="P1"><text:span text:style-name="T4">“</text:span><text:span text:style-name="T4">special munitions”, including 155mm mustard shells and R-400 chemical/</text:span></text:p>
          </draw:text-box>
        </draw:frame>
        <draw:line draw:style-name="gr7" draw:text-style-name="P8" draw:layer="layout" svg:x1="2.199cm" svg:y1="22.89cm" svg:x2="7.3cm" svg:y2="22.89cm">
          <text:p/>
        </draw:line>
        <draw:frame draw:style-name="gr1" draw:text-style-name="P2" draw:layer="layout" svg:width="4.439cm" svg:height="0.475cm" svg:x="4.73cm" svg:y="21.744cm">
          <draw:text-box>
            <text:p text:style-name="P1"><text:span text:style-name="T4">biological aerial bombs;</text:span></text:p>
          </draw:text-box>
        </draw:frame>
        <draw:frame draw:style-name="gr8" draw:text-style-name="P9" draw:layer="layout" svg:width="0.404cm" svg:height="0.23cm" svg:x="2.2cm" svg:y="23.41cm">
          <draw:text-box>
            <text:p text:style-name="P1"><text:span text:style-name="T10">202 </text:span></text:p>
          </draw:text-box>
        </draw:frame>
        <draw:frame draw:style-name="gr4" draw:text-style-name="P5" draw:layer="layout" svg:width="14.937cm" svg:height="0.395cm" svg:x="2.646cm" svg:y="23.394cm">
          <draw:text-box>
            <text:p text:style-name="P1"><text:span text:style-name="T11">UN Security Council, 6 May 1998, ‘Letter dated 6 May 1998 from the Executive Chairman of the </text:span></text:p>
          </draw:text-box>
        </draw:frame>
        <draw:frame draw:style-name="gr4" draw:text-style-name="P5" draw:layer="layout" svg:width="15.712cm" svg:height="0.395cm" svg:x="2.2cm" svg:y="23.817cm">
          <draw:text-box>
            <text:p text:style-name="P1"><text:span text:style-name="T11">Special Commission established by the Secretary-General pursuant to paragraph 9 (b) (i) of Security </text:span></text:p>
          </draw:text-box>
        </draw:frame>
        <draw:frame draw:style-name="gr4" draw:text-style-name="P5" draw:layer="layout" svg:width="14.764cm" svg:height="0.395cm" svg:x="2.2cm" svg:y="24.241cm">
          <draw:text-box>
            <text:p text:style-name="P1"><text:span text:style-name="T11">Council resolution 687 (1991) addressed to the President of the Security Council’ (S/1888/377).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203 </text:span></text:p>
          </draw:text-box>
        </draw:frame>
        <draw:frame draw:style-name="gr4" draw:text-style-name="P5" draw:layer="layout" svg:width="16.089cm" svg:height="0.395cm" svg:x="2.646cm" svg:y="24.664cm">
          <draw:text-box>
            <text:p text:style-name="P1"><text:span text:style-name="T11">UN Security Council, 4 May 1998, ‘Letter dated 1 May 1998 from the Permanent Representative of Iraq </text:span></text:p>
          </draw:text-box>
        </draw:frame>
        <draw:frame draw:style-name="gr4" draw:text-style-name="P5" draw:layer="layout" svg:width="13.456cm" svg:height="0.395cm" svg:x="2.2cm" svg:y="25.087cm">
          <draw:text-box>
            <text:p text:style-name="P1"><text:span text:style-name="T11">to the United Nations addressed to the President of the Security Council’ (S/1998/368)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204 </text:span></text:p>
          </draw:text-box>
        </draw:frame>
        <draw:frame draw:style-name="gr4" draw:text-style-name="P5" draw:layer="layout" svg:width="15.424cm" svg:height="0.395cm" svg:x="2.646cm" svg:y="25.511cm">
          <draw:text-box>
            <text:p text:style-name="P1"><text:span text:style-name="T11">UN Security Council, 17 June 1998, ‘Report by the Executive Chairman of the Special Commission </text:span></text:p>
          </draw:text-box>
        </draw:frame>
        <draw:frame draw:style-name="gr4" draw:text-style-name="P5" draw:layer="layout" svg:width="16.004cm" svg:height="0.395cm" svg:x="2.2cm" svg:y="25.934cm">
          <draw:text-box>
            <text:p text:style-name="P1"><text:span text:style-name="T11">established by the Secretary-General pursuant to paragraph 9 (b) (i) of Security Council resolution 687 </text:span></text:p>
          </draw:text-box>
        </draw:frame>
        <draw:frame draw:style-name="gr4" draw:text-style-name="P5" draw:layer="layout" svg:width="15.509cm" svg:height="0.395cm" svg:x="2.2cm" svg:y="26.357cm">
          <draw:text-box>
            <text:p text:style-name="P1"><text:span text:style-name="T11">(1991), on his mission to Baghdad, 11-15 June 1998’, ‘Appendix I – Informal paper presented to the </text:span></text:p>
          </draw:text-box>
        </draw:frame>
        <draw:frame draw:style-name="gr4" draw:text-style-name="P5" draw:layer="layout" svg:width="7.334cm" svg:height="0.395cm" svg:x="2.2cm" svg:y="26.781cm">
          <draw:text-box>
            <text:p text:style-name="P1"><text:span text:style-name="T11">Security Council on 4 June 1998’ (S/1998/529).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7</text:span></text:p>
          </draw:text-box>
        </draw:frame>
        <draw:frame draw:style-name="gr10" draw:text-style-name="P11" draw:layer="layout" svg:width="0.317cm" svg:height="0.374cm" svg:x="4.383cm" svg:y="2.578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.578cm">
          <draw:text-box>
            <text:p text:style-name="P1"><text:span text:style-name="T14">{</text:span></text:p>
          </draw:text-box>
        </draw:frame>
        <draw:frame draw:style-name="gr1" draw:text-style-name="P2" draw:layer="layout" svg:width="12.355cm" svg:height="0.475cm" svg:x="4.73cm" svg:y="2.525cm">
          <draw:text-box>
            <text:p text:style-name="P1"><text:span text:style-name="T4">major components used for the indigenous production of missiles;</text:span></text:p>
          </draw:text-box>
        </draw:frame>
        <draw:frame draw:style-name="gr10" draw:text-style-name="P11" draw:layer="layout" svg:width="0.317cm" svg:height="0.374cm" svg:x="4.383cm" svg:y="3.243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3.243cm">
          <draw:text-box>
            <text:p text:style-name="P1"><text:span text:style-name="T14">{</text:span></text:p>
          </draw:text-box>
        </draw:frame>
        <draw:frame draw:style-name="gr1" draw:text-style-name="P2" draw:layer="layout" svg:width="8.651cm" svg:height="0.475cm" svg:x="4.73cm" svg:y="3.19cm">
          <draw:text-box>
            <text:p text:style-name="P1"><text:span text:style-name="T4">chemical weapons production equipment; and</text:span></text:p>
          </draw:text-box>
        </draw:frame>
        <draw:frame draw:style-name="gr10" draw:text-style-name="P11" draw:layer="layout" svg:width="0.317cm" svg:height="0.374cm" svg:x="4.383cm" svg:y="3.907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3.907cm">
          <draw:text-box>
            <text:p text:style-name="P1"><text:span text:style-name="T14">{</text:span></text:p>
          </draw:text-box>
        </draw:frame>
        <draw:frame draw:style-name="gr1" draw:text-style-name="P2" draw:layer="layout" svg:width="14.137cm" svg:height="0.475cm" svg:x="4.73cm" svg:y="3.854cm">
          <draw:text-box>
            <text:p text:style-name="P1"><text:span text:style-name="T4">acquisition, production and destruction of materials and equipment, agents </text:span></text:p>
          </draw:text-box>
        </draw:frame>
        <draw:frame draw:style-name="gr1" draw:text-style-name="P2" draw:layer="layout" svg:width="7.089cm" svg:height="0.475cm" svg:x="4.73cm" svg:y="4.418cm">
          <draw:text-box>
            <text:p text:style-name="P1"><text:span text:style-name="T4">and munitions for biological weapons.</text:span></text:p>
          </draw:text-box>
        </draw:frame>
        <draw:frame draw:style-name="gr2" draw:text-style-name="P3" draw:layer="layout" svg:width="0.634cm" svg:height="0.712cm" svg:x="2.95cm" svg:y="4.92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9.569cm" svg:height="0.475cm" svg:x="3.7cm" svg:y="5.083cm">
          <draw:text-box>
            <text:p text:style-name="P1"><text:span text:style-name="T4">Provision of information and documents relating to:</text:span></text:p>
          </draw:text-box>
        </draw:frame>
        <draw:frame draw:style-name="gr10" draw:text-style-name="P11" draw:layer="layout" svg:width="0.317cm" svg:height="0.374cm" svg:x="4.383cm" svg:y="5.801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5.801cm">
          <draw:text-box>
            <text:p text:style-name="P1"><text:span text:style-name="T14">{</text:span></text:p>
          </draw:text-box>
        </draw:frame>
        <draw:frame draw:style-name="gr1" draw:text-style-name="P2" draw:layer="layout" svg:width="11.737cm" svg:height="0.475cm" svg:x="4.73cm" svg:y="5.747cm">
          <draw:text-box>
            <text:p text:style-name="P1"><text:span text:style-name="T4">production, filling and deployment of special missile warheads;</text:span></text:p>
          </draw:text-box>
        </draw:frame>
        <draw:frame draw:style-name="gr10" draw:text-style-name="P11" draw:layer="layout" svg:width="0.317cm" svg:height="0.374cm" svg:x="4.383cm" svg:y="6.465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6.465cm">
          <draw:text-box>
            <text:p text:style-name="P1"><text:span text:style-name="T14">{</text:span></text:p>
          </draw:text-box>
        </draw:frame>
        <draw:frame draw:style-name="gr1" draw:text-style-name="P2" draw:layer="layout" svg:width="4.836cm" svg:height="0.475cm" svg:x="4.73cm" svg:y="6.412cm">
          <draw:text-box>
            <text:p text:style-name="P1"><text:span text:style-name="T4">Iraq’s declarations on VX;</text:span></text:p>
          </draw:text-box>
        </draw:frame>
        <draw:frame draw:style-name="gr10" draw:text-style-name="P11" draw:layer="layout" svg:width="0.317cm" svg:height="0.374cm" svg:x="4.383cm" svg:y="7.129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7.129cm">
          <draw:text-box>
            <text:p text:style-name="P1"><text:span text:style-name="T14">{</text:span></text:p>
          </draw:text-box>
        </draw:frame>
        <draw:frame draw:style-name="gr1" draw:text-style-name="P2" draw:layer="layout" svg:width="13.752cm" svg:height="0.475cm" svg:x="4.73cm" svg:y="7.076cm">
          <draw:text-box>
            <text:p text:style-name="P1"><text:span text:style-name="T4">use and status of equipment evacuated from chemical weapons facilities </text:span></text:p>
          </draw:text-box>
        </draw:frame>
        <draw:frame draw:style-name="gr1" draw:text-style-name="P2" draw:layer="layout" svg:width="7.884cm" svg:height="0.475cm" svg:x="4.73cm" svg:y="7.641cm">
          <draw:text-box>
            <text:p text:style-name="P1"><text:span text:style-name="T4">before the adoption of resolution 687; and</text:span></text:p>
          </draw:text-box>
        </draw:frame>
        <draw:frame draw:style-name="gr10" draw:text-style-name="P11" draw:layer="layout" svg:width="0.317cm" svg:height="0.374cm" svg:x="4.383cm" svg:y="8.358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8.358cm">
          <draw:text-box>
            <text:p text:style-name="P1"><text:span text:style-name="T14">{</text:span></text:p>
          </draw:text-box>
        </draw:frame>
        <draw:frame draw:style-name="gr1" draw:text-style-name="P2" draw:layer="layout" svg:width="6.28cm" svg:height="0.475cm" svg:x="4.73cm" svg:y="8.305cm">
          <draw:text-box>
            <text:p text:style-name="P1"><text:span text:style-name="T4">destruction of missile propellants.</text:span></text:p>
          </draw:text-box>
        </draw:frame>
        <draw:frame draw:style-name="gr1" draw:text-style-name="P2" draw:layer="layout" svg:width="16.639cm" svg:height="0.475cm" svg:x="2.2cm" svg:y="9.22cm">
          <draw:text-box>
            <text:p text:style-name="P1"><text:span text:style-name="T6">514. </text:span><text:span text:style-name="T4"><text:s/>On 16 June, following a visit to Baghdad, Mr Butler reported that, although Mr Aziz </text:span></text:p>
          </draw:text-box>
        </draw:frame>
        <draw:frame draw:style-name="gr1" draw:text-style-name="P2" draw:layer="layout" svg:width="15.653cm" svg:height="0.475cm" svg:x="2.2cm" svg:y="9.784cm">
          <draw:text-box>
            <text:p text:style-name="P1"><text:span text:style-name="T4">did not accept all the tasks listed in the UNSCOM paper were disarmament issues, </text:span></text:p>
          </draw:text-box>
        </draw:frame>
        <draw:frame draw:style-name="gr1" draw:text-style-name="P2" draw:layer="layout" svg:width="16.449cm" svg:height="0.475cm" svg:x="2.2cm" svg:y="10.348cm">
          <draw:text-box>
            <text:p text:style-name="P1"><text:span text:style-name="T4">they had agreed a schedule of work to be carried out over two months to “try to resolve </text:span></text:p>
          </draw:text-box>
        </draw:frame>
        <draw:frame draw:style-name="gr1" draw:text-style-name="P2" draw:layer="layout" svg:width="7.063cm" svg:height="0.475cm" svg:x="2.2cm" svg:y="10.913cm">
          <draw:text-box>
            <text:p text:style-name="P1"><text:span text:style-name="T4">the outstanding disarmament issues”.</text:span></text:p>
          </draw:text-box>
        </draw:frame>
        <draw:frame draw:style-name="gr6" draw:text-style-name="P7" draw:layer="layout" svg:width="0.408cm" svg:height="0.276cm" svg:x="9.236cm" svg:y="10.932cm">
          <draw:text-box>
            <text:p text:style-name="P1"><text:span text:style-name="T9">205</text:span></text:p>
          </draw:text-box>
        </draw:frame>
        <draw:frame draw:style-name="gr1" draw:text-style-name="P2" draw:layer="layout" svg:width="8.524cm" svg:height="0.475cm" svg:x="9.647cm" svg:y="10.913cm">
          <draw:text-box>
            <text:p text:style-name="P1"><text:span text:style-name="T4"><text:s/></text:span><text:span text:style-name="T4">Mr Butler described the talks as “cordial and </text:span></text:p>
          </draw:text-box>
        </draw:frame>
        <draw:frame draw:style-name="gr1" draw:text-style-name="P2" draw:layer="layout" svg:width="15.919cm" svg:height="0.475cm" svg:x="2.2cm" svg:y="11.477cm">
          <draw:text-box>
            <text:p text:style-name="P1"><text:span text:style-name="T4">professional”, reflecting “the new spirit of co-operation between both sides” following </text:span></text:p>
          </draw:text-box>
        </draw:frame>
        <draw:frame draw:style-name="gr1" draw:text-style-name="P2" draw:layer="layout" svg:width="15.729cm" svg:height="0.475cm" svg:x="2.2cm" svg:y="12.042cm">
          <draw:text-box>
            <text:p text:style-name="P1"><text:span text:style-name="T4">the signature of the MOU on 23 February. If Iraq met its undertakings to provide full </text:span></text:p>
          </draw:text-box>
        </draw:frame>
        <draw:frame draw:style-name="gr1" draw:text-style-name="P2" draw:layer="layout" svg:width="16.576cm" svg:height="0.475cm" svg:x="2.2cm" svg:y="12.606cm">
          <draw:text-box>
            <text:p text:style-name="P1"><text:span text:style-name="T4">co-operation, it “should be possible for the Commission to resolve remaining issues and </text:span></text:p>
          </draw:text-box>
        </draw:frame>
        <draw:frame draw:style-name="gr1" draw:text-style-name="P2" draw:layer="layout" svg:width="15.153cm" svg:height="0.475cm" svg:x="2.2cm" svg:y="13.171cm">
          <draw:text-box>
            <text:p text:style-name="P1"><text:span text:style-name="T4">begin to formulate reports … pursuant to paragraph 22 of resolution 687 (1991)”.</text:span></text:p>
          </draw:text-box>
        </draw:frame>
        <draw:frame draw:style-name="gr1" draw:text-style-name="P2" draw:layer="layout" svg:width="16.605cm" svg:height="0.475cm" svg:x="2.2cm" svg:y="14.085cm">
          <draw:text-box>
            <text:p text:style-name="P1"><text:span text:style-name="T6">515. </text:span><text:span text:style-name="T4"><text:s/>It is clear from the detailed record of the discussions, however, that there were still </text:span></text:p>
          </draw:text-box>
        </draw:frame>
        <draw:frame draw:style-name="gr1" draw:text-style-name="P2" draw:layer="layout" svg:width="9.603cm" svg:height="0.475cm" svg:x="2.2cm" svg:y="14.65cm">
          <draw:text-box>
            <text:p text:style-name="P1"><text:span text:style-name="T4">significant differences between UNSCOM and Iraq.</text:span></text:p>
          </draw:text-box>
        </draw:frame>
        <draw:frame draw:style-name="gr1" draw:text-style-name="P2" draw:layer="layout" svg:width="16.029cm" svg:height="0.475cm" svg:x="2.2cm" svg:y="15.564cm">
          <draw:text-box>
            <text:p text:style-name="P1"><text:span text:style-name="T6">516. </text:span><text:span text:style-name="T4"><text:s/>During the talks, Mr Aziz challenged UNSCOM’s pursuit of “many trivial matters </text:span></text:p>
          </draw:text-box>
        </draw:frame>
        <draw:frame draw:style-name="gr1" draw:text-style-name="P2" draw:layer="layout" svg:width="16.707cm" svg:height="0.475cm" svg:x="2.2cm" svg:y="16.128cm">
          <draw:text-box>
            <text:p text:style-name="P1"><text:span text:style-name="T4">not related to disarmament”: “Iraq had destroyed its proscribed weapons, and the details </text:span></text:p>
          </draw:text-box>
        </draw:frame>
        <draw:frame draw:style-name="gr1" draw:text-style-name="P2" draw:layer="layout" svg:width="3.541cm" svg:height="0.475cm" svg:x="2.2cm" svg:y="16.693cm">
          <draw:text-box>
            <text:p text:style-name="P1"><text:span text:style-name="T4">were unimportant.”</text:span></text:p>
          </draw:text-box>
        </draw:frame>
        <draw:frame draw:style-name="gr1" draw:text-style-name="P2" draw:layer="layout" svg:width="6.428cm" svg:height="0.475cm" svg:x="2.2cm" svg:y="17.607cm">
          <draw:text-box>
            <text:p text:style-name="P1"><text:span text:style-name="T6">517. </text:span><text:span text:style-name="T4"><text:s/>Mr Aziz also stated that Iraq:</text:span></text:p>
          </draw:text-box>
        </draw:frame>
        <draw:frame draw:style-name="gr2" draw:text-style-name="P3" draw:layer="layout" svg:width="0.634cm" svg:height="0.712cm" svg:x="2.95cm" svg:y="18.36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301cm" svg:height="0.475cm" svg:x="3.7cm" svg:y="18.522cm">
          <draw:text-box>
            <text:p text:style-name="P1"><text:span text:style-name="T4">had not achieved the capability indigenously to produce engines and gyroscopes </text:span></text:p>
          </draw:text-box>
        </draw:frame>
        <draw:frame draw:style-name="gr1" draw:text-style-name="P2" draw:layer="layout" svg:width="14.476cm" svg:height="0.475cm" svg:x="3.7cm" svg:y="19.086cm">
          <draw:text-box>
            <text:p text:style-name="P1"><text:span text:style-name="T4">for proscribed missiles and, therefore, “accounting fully for such components </text:span></text:p>
          </draw:text-box>
        </draw:frame>
        <draw:frame draw:style-name="gr1" draw:text-style-name="P2" draw:layer="layout" svg:width="3.541cm" svg:height="0.475cm" svg:x="3.7cm" svg:y="19.651cm">
          <draw:text-box>
            <text:p text:style-name="P1"><text:span text:style-name="T4">was unnecessary”;</text:span></text:p>
          </draw:text-box>
        </draw:frame>
        <draw:frame draw:style-name="gr2" draw:text-style-name="P3" draw:layer="layout" svg:width="0.634cm" svg:height="0.712cm" svg:x="2.95cm" svg:y="20.15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7cm" svg:height="0.475cm" svg:x="3.7cm" svg:y="20.315cm">
          <draw:text-box>
            <text:p text:style-name="P1"><text:span text:style-name="T4">would not clarify the extent of its attempts to produce VX: the issue was “closed” </text:span></text:p>
          </draw:text-box>
        </draw:frame>
        <draw:frame draw:style-name="gr1" draw:text-style-name="P2" draw:layer="layout" svg:width="13.913cm" svg:height="0.475cm" svg:x="3.7cm" svg:y="20.88cm">
          <draw:text-box>
            <text:p text:style-name="P1"><text:span text:style-name="T4">and Iraq was only ready to discuss the evidence available to UNSCOM of </text:span></text:p>
          </draw:text-box>
        </draw:frame>
        <draw:frame draw:style-name="gr1" draw:text-style-name="P2" draw:layer="layout" svg:width="4.155cm" svg:height="0.475cm" svg:x="3.7cm" svg:y="21.444cm">
          <draw:text-box>
            <text:p text:style-name="P1"><text:span text:style-name="T4">incorrect declarations;</text:span></text:p>
          </draw:text-box>
        </draw:frame>
        <draw:frame draw:style-name="gr2" draw:text-style-name="P3" draw:layer="layout" svg:width="0.634cm" svg:height="0.712cm" svg:x="2.95cm" svg:y="21.95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46cm" svg:height="0.475cm" svg:x="3.7cm" svg:y="22.108cm">
          <draw:text-box>
            <text:p text:style-name="P1"><text:span text:style-name="T4">had already presented all the evidence available on biological weapons and no </text:span></text:p>
          </draw:text-box>
        </draw:frame>
        <draw:frame draw:style-name="gr1" draw:text-style-name="P2" draw:layer="layout" svg:width="11.961cm" svg:height="0.475cm" svg:x="3.7cm" svg:y="22.673cm">
          <draw:text-box>
            <text:p text:style-name="P1"><text:span text:style-name="T4">additional information or documentation would be provided; and</text:span></text:p>
          </draw:text-box>
        </draw:frame>
        <draw:frame draw:style-name="gr2" draw:text-style-name="P3" draw:layer="layout" svg:width="0.634cm" svg:height="0.712cm" svg:x="2.95cm" svg:y="23.18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91cm" svg:height="0.475cm" svg:x="3.7cm" svg:y="23.337cm">
          <draw:text-box>
            <text:p text:style-name="P1"><text:span text:style-name="T4">refused to provide access to one document previously seen by the UNSCOM on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8.321cm" svg:height="0.475cm" svg:x="3.7cm" svg:y="23.902cm">
          <draw:text-box>
            <text:p text:style-name="P1"><text:span text:style-name="T4">the grounds that it was unrelated to its work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05 </text:span></text:p>
          </draw:text-box>
        </draw:frame>
        <draw:frame draw:style-name="gr4" draw:text-style-name="P5" draw:layer="layout" svg:width="15.424cm" svg:height="0.395cm" svg:x="2.646cm" svg:y="25.934cm">
          <draw:text-box>
            <text:p text:style-name="P1"><text:span text:style-name="T11">UN Security Council, 17 June 1998, ‘Report by the Executive Chairman of the Special Commission </text:span></text:p>
          </draw:text-box>
        </draw:frame>
        <draw:frame draw:style-name="gr4" draw:text-style-name="P5" draw:layer="layout" svg:width="16.004cm" svg:height="0.395cm" svg:x="2.2cm" svg:y="26.357cm">
          <draw:text-box>
            <text:p text:style-name="P1"><text:span text:style-name="T11">established by the Secretary-General pursuant to paragraph 9 (b) (i) of Security Council resolution 687 </text:span></text:p>
          </draw:text-box>
        </draw:frame>
        <draw:frame draw:style-name="gr4" draw:text-style-name="P5" draw:layer="layout" svg:width="10.408cm" svg:height="0.395cm" svg:x="2.2cm" svg:y="26.781cm">
          <draw:text-box>
            <text:p text:style-name="P1"><text:span text:style-name="T11">(1991), on his mission to Baghdad, 11-15 June 1998’ (S/1998/529).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8</text:span></text:p>
          </draw:text-box>
        </draw:frame>
        <draw:frame draw:style-name="gr1" draw:text-style-name="P2" draw:layer="layout" svg:width="15.987cm" svg:height="0.475cm" svg:x="2.2cm" svg:y="2.525cm">
          <draw:text-box>
            <text:p text:style-name="P1"><text:span text:style-name="T6">518. </text:span><text:span text:style-name="T4"><text:s/>UNSCOM made clear it did not accept those positions, stressing the “particular </text:span></text:p>
          </draw:text-box>
        </draw:frame>
        <draw:frame draw:style-name="gr1" draw:text-style-name="P2" draw:layer="layout" svg:width="16.749cm" svg:height="0.475cm" svg:x="2.2cm" svg:y="3.09cm">
          <draw:text-box>
            <text:p text:style-name="P1"><text:span text:style-name="T4">importance” of trying “to verify the total amount of proscribed weapons produced by Iraq” </text:span></text:p>
          </draw:text-box>
        </draw:frame>
        <draw:frame draw:style-name="gr1" draw:text-style-name="P2" draw:layer="layout" svg:width="15.06cm" svg:height="0.475cm" svg:x="2.2cm" svg:y="3.654cm">
          <draw:text-box>
            <text:p text:style-name="P1"><text:span text:style-name="T4">and a shift in methodology in the biological weapons area to focus on munitions.</text:span></text:p>
          </draw:text-box>
        </draw:frame>
        <draw:frame draw:style-name="gr1" draw:text-style-name="P2" draw:layer="layout" svg:width="15.479cm" svg:height="0.475cm" svg:x="2.2cm" svg:y="4.568cm">
          <draw:text-box>
            <text:p text:style-name="P1"><text:span text:style-name="T6">519. </text:span><text:span text:style-name="T4"><text:s/>The report also stated that Iraq had been informed that France was initiating </text:span></text:p>
          </draw:text-box>
        </draw:frame>
        <draw:frame draw:style-name="gr1" draw:text-style-name="P2" draw:layer="layout" svg:width="15.962cm" svg:height="0.475cm" svg:x="2.2cm" svg:y="5.133cm">
          <draw:text-box>
            <text:p text:style-name="P1"><text:span text:style-name="T4">additional aerial surveillance and further capability was being discussed with Russia, </text:span></text:p>
          </draw:text-box>
        </draw:frame>
        <draw:frame draw:style-name="gr1" draw:text-style-name="P2" draw:layer="layout" svg:width="15.996cm" svg:height="0.475cm" svg:x="2.2cm" svg:y="5.697cm">
          <draw:text-box>
            <text:p text:style-name="P1"><text:span text:style-name="T4">but that this activity would complement the U-2 flights not replace them as requested </text:span></text:p>
          </draw:text-box>
        </draw:frame>
        <draw:frame draw:style-name="gr1" draw:text-style-name="P2" draw:layer="layout" svg:width="1.42cm" svg:height="0.475cm" svg:x="2.2cm" svg:y="6.262cm">
          <draw:text-box>
            <text:p text:style-name="P1"><text:span text:style-name="T4">by Iraq.</text:span></text:p>
          </draw:text-box>
        </draw:frame>
        <draw:frame draw:style-name="gr1" draw:text-style-name="P2" draw:layer="layout" svg:width="16.038cm" svg:height="0.475cm" svg:x="2.2cm" svg:y="7.176cm">
          <draw:text-box>
            <text:p text:style-name="P1"><text:span text:style-name="T6">520. </text:span><text:span text:style-name="T4"><text:s/>Mr Butler and Mr Aziz agreed that the results of the work programme should be </text:span></text:p>
          </draw:text-box>
        </draw:frame>
        <draw:frame draw:style-name="gr1" draw:text-style-name="P2" draw:layer="layout" svg:width="16.745cm" svg:height="0.475cm" svg:x="2.2cm" svg:y="7.741cm">
          <draw:text-box>
            <text:p text:style-name="P1"><text:span text:style-name="T4">assessed during their next round of talks, to be held in Baghdad during the second week </text:span></text:p>
          </draw:text-box>
        </draw:frame>
        <draw:frame draw:style-name="gr1" draw:text-style-name="P2" draw:layer="layout" svg:width="15.991cm" svg:height="0.475cm" svg:x="2.2cm" svg:y="8.305cm">
          <draw:text-box>
            <text:p text:style-name="P1"><text:span text:style-name="T4">of August. Mr Aziz declined Mr Butler’s invitation to hold a special meeting to discuss </text:span></text:p>
          </draw:text-box>
        </draw:frame>
        <draw:frame draw:style-name="gr1" draw:text-style-name="P2" draw:layer="layout" svg:width="4.273cm" svg:height="0.475cm" svg:x="2.2cm" svg:y="8.87cm">
          <draw:text-box>
            <text:p text:style-name="P1"><text:span text:style-name="T4">concealment activities.</text:span></text:p>
          </draw:text-box>
        </draw:frame>
        <draw:frame draw:style-name="gr1" draw:text-style-name="P2" draw:layer="layout" svg:width="12.689cm" svg:height="0.475cm" svg:x="2.2cm" svg:y="9.784cm">
          <draw:text-box>
            <text:p text:style-name="P1"><text:span text:style-name="T6">521. </text:span><text:span text:style-name="T4"><text:s/>UNSCOM later described the method it had used as focusing:</text:span></text:p>
          </draw:text-box>
        </draw:frame>
        <draw:frame draw:style-name="gr1" draw:text-style-name="P2" draw:layer="layout" svg:width="15.132cm" svg:height="0.475cm" svg:x="2.95cm" svg:y="10.698cm">
          <draw:text-box>
            <text:p text:style-name="P1"><text:span text:style-name="T4">“… </text:span><text:span text:style-name="T4">on unaccounted proscribed weapons and to set aside other aspects such as </text:span></text:p>
          </draw:text-box>
        </draw:frame>
        <draw:frame draw:style-name="gr1" draw:text-style-name="P2" draw:layer="layout" svg:width="15.534cm" svg:height="0.475cm" svg:x="2.95cm" svg:y="11.263cm">
          <draw:text-box>
            <text:p text:style-name="P1"><text:span text:style-name="T4">fully verifying production capacities, research activities, etc. Satisfactory resolution </text:span></text:p>
          </draw:text-box>
        </draw:frame>
        <draw:frame draw:style-name="gr1" draw:text-style-name="P2" draw:layer="layout" svg:width="15.682cm" svg:height="0.475cm" svg:x="2.95cm" svg:y="11.827cm">
          <draw:text-box>
            <text:p text:style-name="P1"><text:span text:style-name="T4">of the specific ‘priority issues would make it easier to conclude that other unverified </text:span></text:p>
          </draw:text-box>
        </draw:frame>
        <draw:frame draw:style-name="gr1" draw:text-style-name="P2" draw:layer="layout" svg:width="15.576cm" svg:height="0.475cm" svg:x="2.95cm" svg:y="12.392cm">
          <draw:text-box>
            <text:p text:style-name="P1"><text:span text:style-name="T4">elements were of lesser substantive importance. Conversely, the inability of Iraq to </text:span></text:p>
          </draw:text-box>
        </draw:frame>
        <draw:frame draw:style-name="gr1" draw:text-style-name="P2" draw:layer="layout" svg:width="15.521cm" svg:height="0.475cm" svg:x="2.95cm" svg:y="12.956cm">
          <draw:text-box>
            <text:p text:style-name="P1"><text:span text:style-name="T4">satisfy these issues would point to more ominous explanations for other unverified </text:span></text:p>
          </draw:text-box>
        </draw:frame>
        <draw:frame draw:style-name="gr1" draw:text-style-name="P2" draw:layer="layout" svg:width="15.555cm" svg:height="0.475cm" svg:x="2.95cm" svg:y="13.521cm">
          <draw:text-box>
            <text:p text:style-name="P1"><text:span text:style-name="T4">parts of Iraq’s declarations. Whether these other parts will ultimately be addressed </text:span></text:p>
          </draw:text-box>
        </draw:frame>
        <draw:frame draw:style-name="gr1" draw:text-style-name="P2" draw:layer="layout" svg:width="15.424cm" svg:height="0.475cm" svg:x="2.95cm" svg:y="14.085cm">
          <draw:text-box>
            <text:p text:style-name="P1"><text:span text:style-name="T4">is an open question, but one which has a direct bearing upon confidence in future </text:span></text:p>
          </draw:text-box>
        </draw:frame>
        <draw:frame draw:style-name="gr1" draw:text-style-name="P2" draw:layer="layout" svg:width="2.241cm" svg:height="0.475cm" svg:x="2.95cm" svg:y="14.65cm">
          <draw:text-box>
            <text:p text:style-name="P1"><text:span text:style-name="T4">monitoring.”</text:span></text:p>
          </draw:text-box>
        </draw:frame>
        <draw:frame draw:style-name="gr6" draw:text-style-name="P7" draw:layer="layout" svg:width="0.408cm" svg:height="0.276cm" svg:x="5.185cm" svg:y="14.668cm">
          <draw:text-box>
            <text:p text:style-name="P1"><text:span text:style-name="T9">206</text:span></text:p>
          </draw:text-box>
        </draw:frame>
        <draw:frame draw:style-name="gr1" draw:text-style-name="P2" draw:layer="layout" svg:width="15.263cm" svg:height="0.475cm" svg:x="2.2cm" svg:y="15.564cm">
          <draw:text-box>
            <text:p text:style-name="P1"><text:span text:style-name="T6">522. </text:span><text:span text:style-name="T4"><text:s/>This approach became the method for establishing whether an “acceptable </text:span></text:p>
          </draw:text-box>
        </draw:frame>
        <draw:frame draw:style-name="gr1" draw:text-style-name="P2" draw:layer="layout" svg:width="13.985cm" svg:height="0.475cm" svg:x="2.2cm" svg:y="16.128cm">
          <draw:text-box>
            <text:p text:style-name="P1"><text:span text:style-name="T4">material balance” could be produced for weapons within UNSCOM’s remit.</text:span></text:p>
          </draw:text-box>
        </draw:frame>
        <draw:frame draw:style-name="gr1" draw:text-style-name="P2" draw:layer="layout" svg:width="15.597cm" svg:height="0.475cm" svg:x="2.2cm" svg:y="17.043cm">
          <draw:text-box>
            <text:p text:style-name="P1"><text:span text:style-name="T6">523. </text:span><text:span text:style-name="T4"><text:s/>The Butler Report records that there were two meetings between UK officials </text:span></text:p>
          </draw:text-box>
        </draw:frame>
        <draw:frame draw:style-name="gr1" draw:text-style-name="P2" draw:layer="layout" svg:width="15.725cm" svg:height="0.475cm" svg:x="2.2cm" svg:y="17.607cm">
          <draw:text-box>
            <text:p text:style-name="P1"><text:span text:style-name="T4">and UNSCOM representatives, including Col Ritter, in May and June 1998 at which </text:span></text:p>
          </draw:text-box>
        </draw:frame>
        <draw:frame draw:style-name="gr1" draw:text-style-name="P2" draw:layer="layout" svg:width="15.555cm" svg:height="0.475cm" svg:x="2.2cm" svg:y="18.172cm">
          <draw:text-box>
            <text:p text:style-name="P1"><text:span text:style-name="T4">discussions took place about how to make public the traces of VX which had been </text:span></text:p>
          </draw:text-box>
        </draw:frame>
        <draw:frame draw:style-name="gr1" draw:text-style-name="P2" draw:layer="layout" svg:width="6.136cm" svg:height="0.475cm" svg:x="2.2cm" svg:y="18.736cm">
          <draw:text-box>
            <text:p text:style-name="P1"><text:span text:style-name="T4">discovered on missile warheads.</text:span></text:p>
          </draw:text-box>
        </draw:frame>
        <draw:frame draw:style-name="gr6" draw:text-style-name="P7" draw:layer="layout" svg:width="0.408cm" svg:height="0.276cm" svg:x="8.318cm" svg:y="18.755cm">
          <draw:text-box>
            <text:p text:style-name="P1"><text:span text:style-name="T9">207</text:span></text:p>
          </draw:text-box>
        </draw:frame>
        <draw:frame draw:style-name="gr1" draw:text-style-name="P2" draw:layer="layout" svg:width="8.74cm" svg:height="0.475cm" svg:x="8.729cm" svg:y="18.736cm">
          <draw:text-box>
            <text:p text:style-name="P1"><text:span text:style-name="T4"><text:s/></text:span><text:span text:style-name="T4">A Secret Intelligence Service (SIS) operation, </text:span></text:p>
          </draw:text-box>
        </draw:frame>
        <draw:frame draw:style-name="gr1" draw:text-style-name="P2" draw:layer="layout" svg:width="15.7cm" svg:height="0.475cm" svg:x="2.2cm" svg:y="19.301cm">
          <draw:text-box>
            <text:p text:style-name="P1"><text:span text:style-name="T4">“</text:span><text:span text:style-name="T4">Operation Mass Appeal” was set up for that purpose, but was abandoned after the </text:span></text:p>
          </draw:text-box>
        </draw:frame>
        <draw:frame draw:style-name="gr1" draw:text-style-name="P2" draw:layer="layout" svg:width="10.607cm" svg:height="0.475cm" svg:x="2.2cm" svg:y="19.865cm">
          <draw:text-box>
            <text:p text:style-name="P1"><text:span text:style-name="T4">UNSCOM report was leaked to the press in Washington.</text:span></text:p>
          </draw:text-box>
        </draw:frame>
        <draw:frame draw:style-name="gr1" draw:text-style-name="P2" draw:layer="layout" svg:width="14.954cm" svg:height="0.475cm" svg:x="2.2cm" svg:y="20.78cm">
          <draw:text-box>
            <text:p text:style-name="P1"><text:span text:style-name="T6">524. </text:span><text:span text:style-name="T4"><text:s/>On 17 July, in a speech marking the thirtieth anniversary of the 1968 Iraqi </text:span></text:p>
          </draw:text-box>
        </draw:frame>
        <draw:frame draw:style-name="gr1" draw:text-style-name="P2" draw:layer="layout" svg:width="16.673cm" svg:height="0.475cm" svg:x="2.2cm" svg:y="21.344cm">
          <draw:text-box>
            <text:p text:style-name="P1"><text:span text:style-name="T4">revolution, Saddam Hussein drew attention to the letter to the Security Council of 1 May, </text:span></text:p>
          </draw:text-box>
        </draw:frame>
        <draw:frame draw:style-name="gr1" draw:text-style-name="P2" draw:layer="layout" svg:width="15.78cm" svg:height="0.475cm" svg:x="2.2cm" svg:y="21.908cm">
          <draw:text-box>
            <text:p text:style-name="P1"><text:span text:style-name="T4">which he described as “not just a protest cry”, but evidence of “a will and alternative </text:span></text:p>
          </draw:text-box>
        </draw:frame>
        <draw:frame draw:style-name="gr1" draw:text-style-name="P2" draw:layer="layout" svg:width="14.687cm" svg:height="0.475cm" svg:x="2.2cm" svg:y="22.473cm">
          <draw:text-box>
            <text:p text:style-name="P1"><text:span text:style-name="T4">strategy” if “other means and methods” failed “to return life to its natural track”.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6" draw:text-style-name="P7" draw:layer="layout" svg:width="0.408cm" svg:height="0.276cm" svg:x="16.835cm" svg:y="22.492cm">
          <draw:text-box>
            <text:p text:style-name="P1"><text:span text:style-name="T9">208</text:span></text:p>
          </draw:text-box>
        </draw:frame>
        <draw:frame draw:style-name="gr8" draw:text-style-name="P9" draw:layer="layout" svg:width="0.404cm" svg:height="0.23cm" svg:x="2.2cm" svg:y="24.256cm">
          <draw:text-box>
            <text:p text:style-name="P1"><text:span text:style-name="T10">206 </text:span></text:p>
          </draw:text-box>
        </draw:frame>
        <draw:frame draw:style-name="gr4" draw:text-style-name="P5" draw:layer="layout" svg:width="15.919cm" svg:height="0.395cm" svg:x="2.646cm" svg:y="24.241cm">
          <draw:text-box>
            <text:p text:style-name="P1"><text:span text:style-name="T11">UN Security Council, 29 January 1999, ‘Letter dated 25 January 1999 from the Executive Chairman of </text:span></text:p>
          </draw:text-box>
        </draw:frame>
        <draw:frame draw:style-name="gr4" draw:text-style-name="P5" draw:layer="layout" svg:width="16.296cm" svg:height="0.395cm" svg:x="2.2cm" svg:y="24.664cm">
          <draw:text-box>
            <text:p text:style-name="P1"><text:span text:style-name="T11">the Special Commission established by the Secretary-General pursuant to paragraph 9 (b) (i) of Security </text:span></text:p>
          </draw:text-box>
        </draw:frame>
        <draw:frame draw:style-name="gr4" draw:text-style-name="P5" draw:layer="layout" svg:width="14.569cm" svg:height="0.395cm" svg:x="2.2cm" svg:y="25.087cm">
          <draw:text-box>
            <text:p text:style-name="P1"><text:span text:style-name="T11">Council resolution 687 (1991) addressed to the President of the Security Council’ (S/1999/94)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207 </text:span></text:p>
          </draw:text-box>
        </draw:frame>
        <draw:frame draw:style-name="gr4" draw:text-style-name="P5" draw:layer="layout" svg:width="15.733cm" svg:height="0.395cm" svg:x="2.646cm" svg:y="25.511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56cm" svg:height="0.395cm" svg:x="2.2cm" svg:y="25.934cm">
          <draw:text-box>
            <text:p text:style-name="P1"><text:span text:style-name="T11">page 121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08 </text:span></text:p>
          </draw:text-box>
        </draw:frame>
        <draw:frame draw:style-name="gr4" draw:text-style-name="P5" draw:layer="layout" svg:width="16.195cm" svg:height="0.395cm" svg:x="2.642cm" svg:y="26.357cm">
          <draw:text-box>
            <text:p text:style-name="P1"><text:span text:style-name="T11">Transcript, 17 July 1998, ‘Speech of His Excellency President Saddam Hussein on the 30th Anniversary </text:span></text:p>
          </draw:text-box>
        </draw:frame>
        <draw:frame draw:style-name="gr4" draw:text-style-name="P5" draw:layer="layout" svg:width="8.223cm" svg:height="0.395cm" svg:x="2.2cm" svg:y="26.781cm">
          <draw:text-box>
            <text:p text:style-name="P1"><text:span text:style-name="T11">of 17-30 July 1968 Revolution’ (www.al-moharer.net).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9</text:span></text:p>
          </draw:text-box>
        </draw:frame>
        <draw:frame draw:style-name="gr1" draw:text-style-name="P2" draw:layer="layout" svg:width="16.677cm" svg:height="0.475cm" svg:x="2.2cm" svg:y="2.525cm">
          <draw:text-box>
            <text:p text:style-name="P1"><text:span text:style-name="T6">525. </text:span><text:span text:style-name="T4"><text:s/>On 18 July, a document relating to expenditure of four types of “special” munitions, </text:span></text:p>
          </draw:text-box>
        </draw:frame>
        <draw:frame draw:style-name="gr1" draw:text-style-name="P2" draw:layer="layout" svg:width="16.478cm" svg:height="0.475cm" svg:x="2.2cm" svg:y="3.09cm">
          <draw:text-box>
            <text:p text:style-name="P1"><text:span text:style-name="T4">a term which denoted chemical and biological agent delivery, was discovered during an </text:span></text:p>
          </draw:text-box>
        </draw:frame>
        <draw:frame draw:style-name="gr1" draw:text-style-name="P2" draw:layer="layout" svg:width="9.785cm" svg:height="0.475cm" svg:x="2.2cm" svg:y="3.654cm">
          <draw:text-box>
            <text:p text:style-name="P1"><text:span text:style-name="T4">inspection of the headquarters of the Iraqi Air Force.</text:span></text:p>
          </draw:text-box>
        </draw:frame>
        <draw:frame draw:style-name="gr6" draw:text-style-name="P7" draw:layer="layout" svg:width="0.408cm" svg:height="0.276cm" svg:x="11.942cm" svg:y="3.673cm">
          <draw:text-box>
            <text:p text:style-name="P1"><text:span text:style-name="T9">209</text:span></text:p>
          </draw:text-box>
        </draw:frame>
        <draw:frame draw:style-name="gr1" draw:text-style-name="P2" draw:layer="layout" svg:width="5.734cm" svg:height="0.475cm" svg:x="12.354cm" svg:y="3.654cm">
          <draw:text-box>
            <text:p text:style-name="P1"><text:span text:style-name="T4"><text:s/></text:span><text:span text:style-name="T4">UNSCOM was not allowed to </text:span></text:p>
          </draw:text-box>
        </draw:frame>
        <draw:frame draw:style-name="gr1" draw:text-style-name="P2" draw:layer="layout" svg:width="16.783cm" svg:height="0.475cm" svg:x="2.2cm" svg:y="4.218cm">
          <draw:text-box>
            <text:p text:style-name="P1"><text:span text:style-name="T4">copy or remove the document but it was agreed that it would be jointly sealed and stored </text:span></text:p>
          </draw:text-box>
        </draw:frame>
        <draw:frame draw:style-name="gr1" draw:text-style-name="P2" draw:layer="layout" svg:width="10.336cm" svg:height="0.475cm" svg:x="2.2cm" svg:y="4.783cm">
          <draw:text-box>
            <text:p text:style-name="P1"><text:span text:style-name="T4">in the custody of Iraq’s National Monitoring Directorate.</text:span></text:p>
          </draw:text-box>
        </draw:frame>
        <draw:frame draw:style-name="gr1" draw:text-style-name="P2" draw:layer="layout" svg:width="15.817cm" svg:height="0.475cm" svg:x="2.2cm" svg:y="5.697cm">
          <draw:text-box>
            <text:p text:style-name="P1"><text:span text:style-name="T6">526. </text:span><text:span text:style-name="T4"><text:s/>In a letter to Mr Butler on 23 July, Mr Aziz wrote that the meetings of biological </text:span></text:p>
          </draw:text-box>
        </draw:frame>
        <draw:frame draw:style-name="gr1" draw:text-style-name="P2" draw:layer="layout" svg:width="16.135cm" svg:height="0.475cm" svg:x="2.2cm" svg:y="6.262cm">
          <draw:text-box>
            <text:p text:style-name="P1"><text:span text:style-name="T4">experts in Baghdad on 17 to 22 July had not succeeded in “closing the gaps between </text:span></text:p>
          </draw:text-box>
        </draw:frame>
        <draw:frame draw:style-name="gr1" draw:text-style-name="P2" draw:layer="layout" svg:width="15.89cm" svg:height="0.475cm" svg:x="2.2cm" svg:y="6.826cm">
          <draw:text-box>
            <text:p text:style-name="P1"><text:span text:style-name="T4">the two sides”. Iraq deemed it “highly important to devote sufficient time to this issue </text:span></text:p>
          </draw:text-box>
        </draw:frame>
        <draw:frame draw:style-name="gr1" draw:text-style-name="P2" draw:layer="layout" svg:width="15.195cm" svg:height="0.475cm" svg:x="2.2cm" svg:y="7.391cm">
          <draw:text-box>
            <text:p text:style-name="P1"><text:span text:style-name="T4">during our next meeting … to be able to study it intensively from the political and </text:span></text:p>
          </draw:text-box>
        </draw:frame>
        <draw:frame draw:style-name="gr1" draw:text-style-name="P2" draw:layer="layout" svg:width="16.017cm" svg:height="0.475cm" svg:x="2.2cm" svg:y="7.955cm">
          <draw:text-box>
            <text:p text:style-name="P1"><text:span text:style-name="T4">technical angles”. That might require a longer visit than planned and the participation </text:span></text:p>
          </draw:text-box>
        </draw:frame>
        <draw:frame draw:style-name="gr1" draw:text-style-name="P2" draw:layer="layout" svg:width="7.8cm" svg:height="0.475cm" svg:x="2.2cm" svg:y="8.52cm">
          <draw:text-box>
            <text:p text:style-name="P1"><text:span text:style-name="T4">of the largest possible number of experts.</text:span></text:p>
          </draw:text-box>
        </draw:frame>
        <draw:frame draw:style-name="gr6" draw:text-style-name="P7" draw:layer="layout" svg:width="0.408cm" svg:height="0.276cm" svg:x="9.965cm" svg:y="8.538cm">
          <draw:text-box>
            <text:p text:style-name="P1"><text:span text:style-name="T9">210</text:span></text:p>
          </draw:text-box>
        </draw:frame>
        <draw:frame draw:style-name="gr1" draw:text-style-name="P2" draw:layer="layout" svg:width="15.784cm" svg:height="0.475cm" svg:x="2.2cm" svg:y="9.434cm">
          <draw:text-box>
            <text:p text:style-name="P1"><text:span text:style-name="T6">527. </text:span><text:span text:style-name="T4"><text:s/>Mr Butler responded on 24 July that he had not yet seen the Chief Inspector’s </text:span></text:p>
          </draw:text-box>
        </draw:frame>
        <draw:frame draw:style-name="gr1" draw:text-style-name="P2" draw:layer="layout" svg:width="4.968cm" svg:height="0.475cm" svg:x="2.2cm" svg:y="9.998cm">
          <draw:text-box>
            <text:p text:style-name="P1"><text:span text:style-name="T4">report of the meetings but:</text:span></text:p>
          </draw:text-box>
        </draw:frame>
        <draw:frame draw:style-name="gr2" draw:text-style-name="P3" draw:layer="layout" svg:width="0.634cm" svg:height="0.712cm" svg:x="2.95cm" svg:y="10.75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39cm" svg:height="0.475cm" svg:x="3.7cm" svg:y="10.913cm">
          <draw:text-box>
            <text:p text:style-name="P1"><text:span text:style-name="T4">He had “a problem with the notion of ‘gaps’ between the two sides because </text:span></text:p>
          </draw:text-box>
        </draw:frame>
        <draw:frame draw:style-name="gr1" draw:text-style-name="P2" draw:layer="layout" svg:width="14.408cm" svg:height="0.475cm" svg:x="3.7cm" svg:y="11.477cm">
          <draw:text-box>
            <text:p text:style-name="P1"><text:span text:style-name="T4">it, fundamentally, misrepresents both the nature of the relationship” between </text:span></text:p>
          </draw:text-box>
        </draw:frame>
        <draw:frame draw:style-name="gr1" draw:text-style-name="P2" draw:layer="layout" svg:width="14.345cm" svg:height="0.475cm" svg:x="3.7cm" svg:y="12.042cm">
          <draw:text-box>
            <text:p text:style-name="P1"><text:span text:style-name="T4">UNSCOM and Iraq and the terms of reference for the meetings in Baghdad. </text:span></text:p>
          </draw:text-box>
        </draw:frame>
        <draw:frame draw:style-name="gr1" draw:text-style-name="P2" draw:layer="layout" svg:width="12.922cm" svg:height="0.475cm" svg:x="3.7cm" svg:y="12.606cm">
          <draw:text-box>
            <text:p text:style-name="P1"><text:span text:style-name="T4">The relationship was that “Iraq should declare in full and truthfully all </text:span></text:p>
          </draw:text-box>
        </draw:frame>
        <draw:frame draw:style-name="gr1" draw:text-style-name="P2" draw:layer="layout" svg:width="14.488cm" svg:height="0.475cm" svg:x="3.7cm" svg:y="13.171cm">
          <draw:text-box>
            <text:p text:style-name="P1"><text:span text:style-name="T4">relevant proscribed programmes” and UNSCOM “should seek to verify those </text:span></text:p>
          </draw:text-box>
        </draw:frame>
        <draw:frame draw:style-name="gr1" draw:text-style-name="P2" draw:layer="layout" svg:width="2.55cm" svg:height="0.475cm" svg:x="3.7cm" svg:y="13.735cm">
          <draw:text-box>
            <text:p text:style-name="P1"><text:span text:style-name="T4">declarations”.</text:span></text:p>
          </draw:text-box>
        </draw:frame>
        <draw:frame draw:style-name="gr2" draw:text-style-name="P3" draw:layer="layout" svg:width="0.634cm" svg:height="0.712cm" svg:x="2.95cm" svg:y="14.24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48cm" svg:height="0.475cm" svg:x="3.7cm" svg:y="14.4cm">
          <draw:text-box>
            <text:p text:style-name="P1"><text:span text:style-name="T4">Describing UNSCOM’s inability to carry out its work as “a mere ‘gap’” departed </text:span></text:p>
          </draw:text-box>
        </draw:frame>
        <draw:frame draw:style-name="gr1" draw:text-style-name="P2" draw:layer="layout" svg:width="12.728cm" svg:height="0.475cm" svg:x="3.7cm" svg:y="14.964cm">
          <draw:text-box>
            <text:p text:style-name="P1"><text:span text:style-name="T4">“</text:span><text:span text:style-name="T4">very far from the fact of the inadequacy of Iraq’s past declarations”.</text:span></text:p>
          </draw:text-box>
        </draw:frame>
        <draw:frame draw:style-name="gr2" draw:text-style-name="P3" draw:layer="layout" svg:width="0.634cm" svg:height="0.712cm" svg:x="2.95cm" svg:y="15.47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39cm" svg:height="0.475cm" svg:x="3.7cm" svg:y="15.628cm">
          <draw:text-box>
            <text:p text:style-name="P1"><text:span text:style-name="T4">The proposal was similar to one Mr Aziz had made in June, when Mr Butler had </text:span></text:p>
          </draw:text-box>
        </draw:frame>
        <draw:frame draw:style-name="gr1" draw:text-style-name="P2" draw:layer="layout" svg:width="15.272cm" svg:height="0.475cm" svg:x="3.7cm" svg:y="16.193cm">
          <draw:text-box>
            <text:p text:style-name="P1"><text:span text:style-name="T4">made clear that the issue was “establishing facts, not of negotiation between two </text:span></text:p>
          </draw:text-box>
        </draw:frame>
        <draw:frame draw:style-name="gr1" draw:text-style-name="P2" draw:layer="layout" svg:width="1.937cm" svg:height="0.475cm" svg:x="3.7cm" svg:y="16.757cm">
          <draw:text-box>
            <text:p text:style-name="P1"><text:span text:style-name="T4">positions”.</text:span></text:p>
          </draw:text-box>
        </draw:frame>
        <draw:frame draw:style-name="gr2" draw:text-style-name="P3" draw:layer="layout" svg:width="0.634cm" svg:height="0.712cm" svg:x="2.95cm" svg:y="17.26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09cm" svg:height="0.475cm" svg:x="3.7cm" svg:y="17.422cm">
          <draw:text-box>
            <text:p text:style-name="P1"><text:span text:style-name="T4">If the team’s report was “unsatisfactory”, they would “need to analyse why”. </text:span></text:p>
          </draw:text-box>
        </draw:frame>
        <draw:frame draw:style-name="gr1" draw:text-style-name="P2" draw:layer="layout" svg:width="14.425cm" svg:height="0.475cm" svg:x="3.7cm" svg:y="17.986cm">
          <draw:text-box>
            <text:p text:style-name="P1"><text:span text:style-name="T4">But it was “premature … to conclude that political level discussions … would </text:span></text:p>
          </draw:text-box>
        </draw:frame>
        <draw:frame draw:style-name="gr1" draw:text-style-name="P2" draw:layer="layout" svg:width="15.128cm" svg:height="0.475cm" svg:x="3.7cm" svg:y="18.551cm">
          <draw:text-box>
            <text:p text:style-name="P1"><text:span text:style-name="T4">correct a problem which has been long-standing, repeatedly addressed and has </text:span></text:p>
          </draw:text-box>
        </draw:frame>
        <draw:frame draw:style-name="gr1" draw:text-style-name="P2" draw:layer="layout" svg:width="14.793cm" svg:height="0.475cm" svg:x="3.7cm" svg:y="19.115cm">
          <draw:text-box>
            <text:p text:style-name="P1"><text:span text:style-name="T4">always rested on the failure of Iraq to provide concrete and verifiable technical </text:span></text:p>
          </draw:text-box>
        </draw:frame>
        <draw:frame draw:style-name="gr1" draw:text-style-name="P2" draw:layer="layout" svg:width="2.36cm" svg:height="0.475cm" svg:x="3.7cm" svg:y="19.68cm">
          <draw:text-box>
            <text:p text:style-name="P1"><text:span text:style-name="T4">information”.</text:span></text:p>
          </draw:text-box>
        </draw:frame>
        <draw:frame draw:style-name="gr2" draw:text-style-name="P3" draw:layer="layout" svg:width="0.634cm" svg:height="0.712cm" svg:x="2.95cm" svg:y="20.18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75cm" svg:height="0.475cm" svg:x="3.7cm" svg:y="20.344cm">
          <draw:text-box>
            <text:p text:style-name="P1"><text:span text:style-name="T4">UNSCOM’s “firm position” continued to be that resolution of the biological </text:span></text:p>
          </draw:text-box>
        </draw:frame>
        <draw:frame draw:style-name="gr1" draw:text-style-name="P2" draw:layer="layout" svg:width="15.14cm" svg:height="0.475cm" svg:x="3.7cm" svg:y="20.908cm">
          <draw:text-box>
            <text:p text:style-name="P1"><text:span text:style-name="T4">weapons issues could “be accomplished with the provision of further documents </text:span></text:p>
          </draw:text-box>
        </draw:frame>
        <draw:frame draw:style-name="gr1" draw:text-style-name="P2" draw:layer="layout" svg:width="10.297cm" svg:height="0.475cm" svg:x="3.7cm" svg:y="21.473cm">
          <draw:text-box>
            <text:p text:style-name="P1"><text:span text:style-name="T4">and other verifiable information” which Iraq possessed.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6" draw:text-style-name="P7" draw:layer="layout" svg:width="0.391cm" svg:height="0.276cm" svg:x="13.959cm" svg:y="21.492cm">
          <draw:text-box>
            <text:p text:style-name="P1"><text:span text:style-name="T9">211</text:span></text:p>
          </draw:text-box>
        </draw:frame>
        <draw:frame draw:style-name="gr8" draw:text-style-name="P9" draw:layer="layout" svg:width="0.404cm" svg:height="0.23cm" svg:x="2.2cm" svg:y="23.833cm">
          <draw:text-box>
            <text:p text:style-name="P1"><text:span text:style-name="T10">209 </text:span></text:p>
          </draw:text-box>
        </draw:frame>
        <draw:frame draw:style-name="gr4" draw:text-style-name="P5" draw:layer="layout" svg:width="15.64cm" svg:height="0.395cm" svg:x="2.646cm" svg:y="23.817cm">
          <draw:text-box>
            <text:p text:style-name="P1"><text:span text:style-name="T11">Federation of American Scientists, 22 July 1998, ‘Text of Amb. Butler letter to UNSC protesting latest </text:span></text:p>
          </draw:text-box>
        </draw:frame>
        <draw:frame draw:style-name="gr4" draw:text-style-name="P5" draw:layer="layout" svg:width="11.936cm" svg:height="0.395cm" svg:x="2.2cm" svg:y="24.241cm">
          <draw:text-box>
            <text:p text:style-name="P1"><text:span text:style-name="T11">Iraqi obstruction’. Letter Butler to Lavrov [President of Council], 22 July 1998.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210 </text:span></text:p>
          </draw:text-box>
        </draw:frame>
        <draw:frame draw:style-name="gr4" draw:text-style-name="P5" draw:layer="layout" svg:width="16.118cm" svg:height="0.395cm" svg:x="2.646cm" svg:y="24.664cm">
          <draw:text-box>
            <text:p text:style-name="P1"><text:span text:style-name="T11">UN Security Council, 14 August 1998, ‘Letter dated 23 July 1998 from the Deputy Prime Minister of Iraq </text:span></text:p>
          </draw:text-box>
        </draw:frame>
        <draw:frame draw:style-name="gr4" draw:text-style-name="P5" draw:layer="layout" svg:width="16.097cm" svg:height="0.395cm" svg:x="2.2cm" svg:y="25.087cm">
          <draw:text-box>
            <text:p text:style-name="P1"><text:span text:style-name="T11">addressed to the Executive Chairman of the Special Commission established by the Secretary-General </text:span></text:p>
          </draw:text-box>
        </draw:frame>
        <draw:frame draw:style-name="gr4" draw:text-style-name="P5" draw:layer="layout" svg:width="13.502cm" svg:height="0.395cm" svg:x="2.2cm" svg:y="25.511cm">
          <draw:text-box>
            <text:p text:style-name="P1"><text:span text:style-name="T11">pursuant to paragraph 9 (b) (i) of Security Council resolution 687 (1991)’ ( S/1998/718).</text:span></text:p>
          </draw:text-box>
        </draw:frame>
        <draw:frame draw:style-name="gr8" draw:text-style-name="P9" draw:layer="layout" svg:width="0.387cm" svg:height="0.23cm" svg:x="2.2cm" svg:y="25.95cm">
          <draw:text-box>
            <text:p text:style-name="P1"><text:span text:style-name="T10">211 </text:span></text:p>
          </draw:text-box>
        </draw:frame>
        <draw:frame draw:style-name="gr4" draw:text-style-name="P5" draw:layer="layout" svg:width="15.691cm" svg:height="0.395cm" svg:x="2.631cm" svg:y="25.934cm">
          <draw:text-box>
            <text:p text:style-name="P1"><text:span text:style-name="T11">UN Security Council, 14 August 1998, ‘Letter dated 24 July 1998 from the Executive Chairman of the </text:span></text:p>
          </draw:text-box>
        </draw:frame>
        <draw:frame draw:style-name="gr4" draw:text-style-name="P5" draw:layer="layout" svg:width="15.712cm" svg:height="0.395cm" svg:x="2.2cm" svg:y="26.357cm">
          <draw:text-box>
            <text:p text:style-name="P1"><text:span text:style-name="T11">Special Commission established by the Secretary-General pursuant to paragraph 9 (b) (i) of Security </text:span></text:p>
          </draw:text-box>
        </draw:frame>
        <draw:frame draw:style-name="gr4" draw:text-style-name="P5" draw:layer="layout" svg:width="14.218cm" svg:height="0.395cm" svg:x="2.2cm" svg:y="26.781cm">
          <draw:text-box>
            <text:p text:style-name="P1"><text:span text:style-name="T11">Council resolution 687 (1991) addressed to the Deputy Prime Minister of Iraq’ (S/1998/718).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0</text:span></text:p>
          </draw:text-box>
        </draw:frame>
        <draw:frame draw:style-name="gr1" draw:text-style-name="P2" draw:layer="layout" svg:width="15.796cm" svg:height="0.475cm" svg:x="2.2cm" svg:y="2.525cm">
          <draw:text-box>
            <text:p text:style-name="P1"><text:span text:style-name="T6">528. </text:span><text:span text:style-name="T4"><text:s/>UNSCOM subsequently reported that its team had concluded that none of the </text:span></text:p>
          </draw:text-box>
        </draw:frame>
        <draw:frame draw:style-name="gr1" draw:text-style-name="P2" draw:layer="layout" svg:width="14.391cm" svg:height="0.475cm" svg:x="2.2cm" svg:y="3.09cm">
          <draw:text-box>
            <text:p text:style-name="P1"><text:span text:style-name="T4">components of the material balance for biological weapons could be verified.</text:span></text:p>
          </draw:text-box>
        </draw:frame>
        <draw:frame draw:style-name="gr6" draw:text-style-name="P7" draw:layer="layout" svg:width="0.408cm" svg:height="0.276cm" svg:x="16.531cm" svg:y="3.108cm">
          <draw:text-box>
            <text:p text:style-name="P1"><text:span text:style-name="T9">212</text:span></text:p>
          </draw:text-box>
        </draw:frame>
        <draw:frame draw:style-name="gr1" draw:text-style-name="P2" draw:layer="layout" svg:width="16.368cm" svg:height="0.475cm" svg:x="2.2cm" svg:y="4.004cm">
          <draw:text-box>
            <text:p text:style-name="P1"><text:span text:style-name="T6">529. </text:span><text:span text:style-name="T4"><text:s/>As requested in the Presidential Statement of 14 May, Dr ElBaradei submitted an </text:span></text:p>
          </draw:text-box>
        </draw:frame>
        <draw:frame draw:style-name="gr1" draw:text-style-name="P2" draw:layer="layout" svg:width="6.175cm" svg:height="0.475cm" svg:x="2.2cm" svg:y="4.568cm">
          <draw:text-box>
            <text:p text:style-name="P1"><text:span text:style-name="T4">“</text:span><text:span text:style-name="T4">interim status report” on 27 July.</text:span></text:p>
          </draw:text-box>
        </draw:frame>
        <draw:frame draw:style-name="gr6" draw:text-style-name="P7" draw:layer="layout" svg:width="0.408cm" svg:height="0.276cm" svg:x="8.356cm" svg:y="4.587cm">
          <draw:text-box>
            <text:p text:style-name="P1"><text:span text:style-name="T9">213</text:span></text:p>
          </draw:text-box>
        </draw:frame>
        <draw:frame draw:style-name="gr1" draw:text-style-name="P2" draw:layer="layout" svg:width="10.023cm" svg:height="0.475cm" svg:x="8.768cm" svg:y="4.568cm">
          <draw:text-box>
            <text:p text:style-name="P1"><text:span text:style-name="T4"><text:s/></text:span><text:span text:style-name="T4">The report contained little new information, although </text:span></text:p>
          </draw:text-box>
        </draw:frame>
        <draw:frame draw:style-name="gr1" draw:text-style-name="P2" draw:layer="layout" svg:width="15.598cm" svg:height="0.475cm" svg:x="2.2cm" svg:y="5.133cm">
          <draw:text-box>
            <text:p text:style-name="P1"><text:span text:style-name="T4">it did state that Iraq had been unable to locate any additional documents about the </text:span></text:p>
          </draw:text-box>
        </draw:frame>
        <draw:frame draw:style-name="gr1" draw:text-style-name="P2" draw:layer="layout" svg:width="8.439cm" svg:height="0.475cm" svg:x="2.2cm" svg:y="5.697cm">
          <draw:text-box>
            <text:p text:style-name="P1"><text:span text:style-name="T4">decision to abandon the nuclear programme.</text:span></text:p>
          </draw:text-box>
        </draw:frame>
        <draw:frame draw:style-name="gr13" draw:text-style-name="P2" draw:layer="layout" svg:width="16.508cm" svg:height="0.475cm" svg:x="2.2cm" svg:y="6.612cm">
          <draw:text-box>
            <text:p text:style-name="P1"><text:span text:style-name="T18">530. </text:span><text:span text:style-name="T19"><text:s/>In addition, Dr ElBaradei reported that Mr Aziz had reiterated that Iraq’s programme </text:span></text:p>
          </draw:text-box>
        </draw:frame>
        <draw:frame draw:style-name="gr13" draw:text-style-name="P2" draw:layer="layout" svg:width="16.732cm" svg:height="0.475cm" svg:x="2.2cm" svg:y="7.176cm">
          <draw:text-box>
            <text:p text:style-name="P1"><text:span text:style-name="T19">of declarations and unilateral destruction had been “an undocumented ad hoc progression </text:span></text:p>
          </draw:text-box>
        </draw:frame>
        <draw:frame draw:style-name="gr13" draw:text-style-name="P2" draw:layer="layout" svg:width="15.665cm" svg:height="0.475cm" svg:x="2.2cm" svg:y="7.741cm">
          <draw:text-box>
            <text:p text:style-name="P1"><text:span text:style-name="T19">of activities undertaken in reaction to events”; and he had stated “unequivocally” that </text:span></text:p>
          </draw:text-box>
        </draw:frame>
        <draw:frame draw:style-name="gr13" draw:text-style-name="P2" draw:layer="layout" svg:width="15.454cm" svg:height="0.475cm" svg:x="2.2cm" svg:y="8.305cm">
          <draw:text-box>
            <text:p text:style-name="P1"><text:span text:style-name="T19">“</text:span><text:span text:style-name="T19">no Government decree existed which formalised Iraq’s abandonment of its nuclear </text:span></text:p>
          </draw:text-box>
        </draw:frame>
        <draw:frame draw:style-name="gr13" draw:text-style-name="P2" draw:layer="layout" svg:width="16.101cm" svg:height="0.475cm" svg:x="2.2cm" svg:y="8.87cm">
          <draw:text-box>
            <text:p text:style-name="P1"><text:span text:style-name="T19">programme”. Mr Aziz had added that, “had such a decree existed, it would clearly have </text:span></text:p>
          </draw:text-box>
        </draw:frame>
        <draw:frame draw:style-name="gr13" draw:text-style-name="P2" draw:layer="layout" svg:width="12.101cm" svg:height="0.475cm" svg:x="2.2cm" svg:y="9.434cm">
          <draw:text-box>
            <text:p text:style-name="P1"><text:span text:style-name="T19">been in the best interests of Iraq to make it available to the IAEA”.</text:span></text:p>
          </draw:text-box>
        </draw:frame>
        <draw:frame draw:style-name="gr1" draw:text-style-name="P2" draw:layer="layout" svg:width="5.459cm" svg:height="0.475cm" svg:x="2.2cm" svg:y="10.348cm">
          <draw:text-box>
            <text:p text:style-name="P1"><text:span text:style-name="T6">531. </text:span><text:span text:style-name="T4"><text:s/>Dr ElBaradei observed:</text:span></text:p>
          </draw:text-box>
        </draw:frame>
        <draw:frame draw:style-name="gr1" draw:text-style-name="P2" draw:layer="layout" svg:width="15.136cm" svg:height="0.475cm" svg:x="2.95cm" svg:y="11.263cm">
          <draw:text-box>
            <text:p text:style-name="P1"><text:span text:style-name="T4">“</text:span><text:span text:style-name="T4">It is perhaps of little practical significance whether a so-called ‘high government </text:span></text:p>
          </draw:text-box>
        </draw:frame>
        <draw:frame draw:style-name="gr1" draw:text-style-name="P2" draw:layer="layout" svg:width="13.866cm" svg:height="0.475cm" svg:x="2.95cm" svg:y="11.827cm">
          <draw:text-box>
            <text:p text:style-name="P1"><text:span text:style-name="T4">committee’ was formally constituted or was … an ad hoc group of varying </text:span></text:p>
          </draw:text-box>
        </draw:frame>
        <draw:frame draw:style-name="gr1" draw:text-style-name="P2" draw:layer="layout" svg:width="12.571cm" svg:height="0.475cm" svg:x="2.95cm" svg:y="12.392cm">
          <draw:text-box>
            <text:p text:style-name="P1"><text:span text:style-name="T4">composition brought together to deal with problems as they arose.”</text:span></text:p>
          </draw:text-box>
        </draw:frame>
        <draw:frame draw:style-name="gr1" draw:text-style-name="P2" draw:layer="layout" svg:width="16.008cm" svg:height="0.475cm" svg:x="2.2cm" svg:y="13.306cm">
          <draw:text-box>
            <text:p text:style-name="P1"><text:span text:style-name="T6">532. </text:span><text:span text:style-name="T4"><text:s/>In relation to the actions attributed by Iraq to Lt Gen Kamil, Dr ElBaradei added </text:span></text:p>
          </draw:text-box>
        </draw:frame>
        <draw:frame draw:style-name="gr1" draw:text-style-name="P2" draw:layer="layout" svg:width="15.267cm" svg:height="0.475cm" svg:x="2.2cm" svg:y="13.871cm">
          <draw:text-box>
            <text:p text:style-name="P1"><text:span text:style-name="T4">that it was “beyond debate that concealment of components of Iraq’s clandestine </text:span></text:p>
          </draw:text-box>
        </draw:frame>
        <draw:frame draw:style-name="gr1" draw:text-style-name="P2" draw:layer="layout" svg:width="16.127cm" svg:height="0.475cm" svg:x="2.2cm" svg:y="14.435cm">
          <draw:text-box>
            <text:p text:style-name="P1"><text:span text:style-name="T4">nuclear programme continued until at least August 1995”, and it remained “difficult for </text:span></text:p>
          </draw:text-box>
        </draw:frame>
        <draw:frame draw:style-name="gr1" draw:text-style-name="P2" draw:layer="layout" svg:width="15.708cm" svg:height="0.475cm" svg:x="2.2cm" svg:y="15cm">
          <draw:text-box>
            <text:p text:style-name="P1"><text:span text:style-name="T4">IAEA to distinguish the actions of such a senior Government official from that of the </text:span></text:p>
          </draw:text-box>
        </draw:frame>
        <draw:frame draw:style-name="gr1" draw:text-style-name="P2" draw:layer="layout" svg:width="3.588cm" svg:height="0.475cm" svg:x="2.2cm" svg:y="15.564cm">
          <draw:text-box>
            <text:p text:style-name="P1"><text:span text:style-name="T4">Government itself”.</text:span></text:p>
          </draw:text-box>
        </draw:frame>
        <draw:frame draw:style-name="gr1" draw:text-style-name="P2" draw:layer="layout" svg:width="15.479cm" svg:height="0.475cm" svg:x="2.2cm" svg:y="16.478cm">
          <draw:text-box>
            <text:p text:style-name="P1"><text:span text:style-name="T6">533. </text:span><text:span text:style-name="T4"><text:s/>Dr ElBaradei also reiterated the importance, given the inherent uncertainties </text:span></text:p>
          </draw:text-box>
        </draw:frame>
        <draw:frame draw:style-name="gr1" draw:text-style-name="P2" draw:layer="layout" svg:width="15.09cm" svg:height="0.475cm" svg:x="2.2cm" svg:y="17.043cm">
          <draw:text-box>
            <text:p text:style-name="P1"><text:span text:style-name="T4">arising from a verification process with the aim of proving the absence of readily </text:span></text:p>
          </draw:text-box>
        </draw:frame>
        <draw:frame draw:style-name="gr1" draw:text-style-name="P2" draw:layer="layout" svg:width="16.449cm" svg:height="0.475cm" svg:x="2.2cm" svg:y="17.607cm">
          <draw:text-box>
            <text:p text:style-name="P1"><text:span text:style-name="T4">concealable items, of continuing intrusive inspections as part of the ongoing monitoring </text:span></text:p>
          </draw:text-box>
        </draw:frame>
        <draw:frame draw:style-name="gr1" draw:text-style-name="P2" draw:layer="layout" svg:width="14.785cm" svg:height="0.475cm" svg:x="2.2cm" svg:y="18.172cm">
          <draw:text-box>
            <text:p text:style-name="P1"><text:span text:style-name="T4">and verification of Iraq’s activities. This was necessary to “provide a significant </text:span></text:p>
          </draw:text-box>
        </draw:frame>
        <draw:frame draw:style-name="gr1" draw:text-style-name="P2" draw:layer="layout" svg:width="16.156cm" svg:height="0.475cm" svg:x="2.2cm" svg:y="18.736cm">
          <draw:text-box>
            <text:p text:style-name="P1"><text:span text:style-name="T4">probability of detecting prohibited equipment, materials or activities at other locations” </text:span></text:p>
          </draw:text-box>
        </draw:frame>
        <draw:frame draw:style-name="gr1" draw:text-style-name="P2" draw:layer="layout" svg:width="15.67cm" svg:height="0.475cm" svg:x="2.2cm" svg:y="19.301cm">
          <draw:text-box>
            <text:p text:style-name="P1"><text:span text:style-name="T4">as well as assurance of the absence of those items at routinely inspected locations.</text:span></text:p>
          </draw:text-box>
        </draw:frame>
        <draw:frame draw:style-name="gr1" draw:text-style-name="P2" draw:layer="layout" svg:width="14.73cm" svg:height="0.475cm" svg:x="2.2cm" svg:y="20.215cm">
          <draw:text-box>
            <text:p text:style-name="P1"><text:span text:style-name="T6">534. </text:span><text:span text:style-name="T4"><text:s/>After its visit to Iraq in April 1998, the IAEA reported that it had “found no </text:span></text:p>
          </draw:text-box>
        </draw:frame>
        <draw:frame draw:style-name="gr1" draw:text-style-name="P2" draw:layer="layout" svg:width="15.691cm" svg:height="0.475cm" svg:x="2.2cm" svg:y="20.78cm">
          <draw:text-box>
            <text:p text:style-name="P1"><text:span text:style-name="T4">indications that Iraq has retained the physical capability – in terms of hardware and </text:span></text:p>
          </draw:text-box>
        </draw:frame>
        <draw:frame draw:style-name="gr1" draw:text-style-name="P2" draw:layer="layout" svg:width="16.131cm" svg:height="0.475cm" svg:x="2.2cm" svg:y="21.344cm">
          <draw:text-box>
            <text:p text:style-name="P1"><text:span text:style-name="T4">facilities – to produce weapons-usable nuclear material. Nor are there any indications </text:span></text:p>
          </draw:text-box>
        </draw:frame>
        <draw:frame draw:style-name="gr1" draw:text-style-name="P2" draw:layer="layout" svg:width="14.201cm" svg:height="0.475cm" svg:x="2.2cm" svg:y="21.908cm">
          <draw:text-box>
            <text:p text:style-name="P1"><text:span text:style-name="T4">of Iraq having achieved its programme goal of producing nuclear weapons”.</text:span></text:p>
          </draw:text-box>
        </draw:frame>
        <draw:frame draw:style-name="gr6" draw:text-style-name="P7" draw:layer="layout" svg:width="0.476cm" svg:height="0.276cm" svg:x="16.343cm" svg:y="21.927cm">
          <draw:text-box>
            <text:p text:style-name="P1"><text:span text:style-name="T9">214 </text:span></text:p>
          </draw:text-box>
        </draw:frame>
        <draw:frame draw:style-name="gr1" draw:text-style-name="P2" draw:layer="layout" svg:width="0.853cm" svg:height="0.475cm" svg:x="16.819cm" svg:y="21.908cm">
          <draw:text-box>
            <text:p text:style-name="P1"><text:span text:style-name="T4">The </text:span></text:p>
          </draw:text-box>
        </draw:frame>
        <draw:frame draw:style-name="gr1" draw:text-style-name="P2" draw:layer="layout" svg:width="16.3cm" svg:height="0.475cm" svg:x="2.2cm" svg:y="22.473cm">
          <draw:text-box>
            <text:p text:style-name="P1"><text:span text:style-name="T4">IAEA could not provide assurances that there were no “readily concealable items such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15.369cm" svg:height="0.475cm" svg:x="2.2cm" svg:y="23.037cm">
          <draw:text-box>
            <text:p text:style-name="P1"><text:span text:style-name="T4">as components of centrifuge machines”. In addition, because of the progress that 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212 </text:span></text:p>
          </draw:text-box>
        </draw:frame>
        <draw:frame draw:style-name="gr4" draw:text-style-name="P5" draw:layer="layout" svg:width="16.029cm" svg:height="0.395cm" svg:x="2.646cm" svg:y="24.664cm">
          <draw:text-box>
            <text:p text:style-name="P1"><text:span text:style-name="T11">UN Security Council, 6 October 1998, ‘Report of the Executive Chairman of the activities of the Special </text:span></text:p>
          </draw:text-box>
        </draw:frame>
        <draw:frame draw:style-name="gr4" draw:text-style-name="P5" draw:layer="layout" svg:width="16.571cm" svg:height="0.395cm" svg:x="2.2cm" svg:y="25.08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27cm" svg:height="0.395cm" svg:x="2.2cm" svg:y="25.511cm">
          <draw:text-box>
            <text:p text:style-name="P1"><text:span text:style-name="T11">(S/1998/920)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13 </text:span></text:p>
          </draw:text-box>
        </draw:frame>
        <draw:frame draw:style-name="gr4" draw:text-style-name="P5" draw:layer="layout" svg:width="15.466cm" svg:height="0.395cm" svg:x="2.646cm" svg:y="25.934cm">
          <draw:text-box>
            <text:p text:style-name="P1"><text:span text:style-name="T11">UN Security Council, 27 July 1998, ‘Interim status report of the Director General of the International </text:span></text:p>
          </draw:text-box>
        </draw:frame>
        <draw:frame draw:style-name="gr4" draw:text-style-name="P5" draw:layer="layout" svg:width="15.966cm" svg:height="0.395cm" svg:x="2.2cm" svg:y="26.357cm">
          <draw:text-box>
            <text:p text:style-name="P1"><text:span text:style-name="T11">Atomic Energy Agency in response to the Presidential statement on Iraq of 14 May 1998’ (S/1998/694)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214 </text:span></text:p>
          </draw:text-box>
        </draw:frame>
        <draw:frame draw:style-name="gr4" draw:text-style-name="P5" draw:layer="layout" svg:width="15.246cm" svg:height="0.395cm" svg:x="2.646cm" svg:y="26.781cm">
          <draw:text-box>
            <text:p text:style-name="P1"><text:span text:style-name="T11">Interim Status Report on Nuclear Inspections in Iraq, IAEA Press Release PR 98/12, 28 July 1998.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1</text:span></text:p>
          </draw:text-box>
        </draw:frame>
        <draw:frame draw:style-name="gr1" draw:text-style-name="P2" draw:layer="layout" svg:width="14.81cm" svg:height="0.475cm" svg:x="2.2cm" svg:y="2.525cm">
          <draw:text-box>
            <text:p text:style-name="P1"><text:span text:style-name="T4">it had made in weaponisation technologies before 1991 and the existence of a </text:span></text:p>
          </draw:text-box>
        </draw:frame>
        <draw:frame draw:style-name="gr1" draw:text-style-name="P2" draw:layer="layout" svg:width="15.052cm" svg:height="0.475cm" svg:x="2.2cm" svg:y="3.09cm">
          <draw:text-box>
            <text:p text:style-name="P1"><text:span text:style-name="T4">“</text:span><text:span text:style-name="T4">cadre of experienced personnel who were employed in the clandestine nuclear </text:span></text:p>
          </draw:text-box>
        </draw:frame>
        <draw:frame draw:style-name="gr1" draw:text-style-name="P2" draw:layer="layout" svg:width="15.217cm" svg:height="0.475cm" svg:x="2.2cm" svg:y="3.654cm">
          <draw:text-box>
            <text:p text:style-name="P1"><text:span text:style-name="T4">programmes”, Iraq had the “knowledge and the technical capability to exploit, for </text:span></text:p>
          </draw:text-box>
        </draw:frame>
        <draw:frame draw:style-name="gr1" draw:text-style-name="P2" draw:layer="layout" svg:width="16.11cm" svg:height="0.475cm" svg:x="2.2cm" svg:y="4.218cm">
          <draw:text-box>
            <text:p text:style-name="P1"><text:span text:style-name="T4">nuclear weapons purposes, any relevant materials or technology to which it may gain </text:span></text:p>
          </draw:text-box>
        </draw:frame>
        <draw:frame draw:style-name="gr1" draw:text-style-name="P2" draw:layer="layout" svg:width="3.947cm" svg:height="0.475cm" svg:x="2.2cm" svg:y="4.783cm">
          <draw:text-box>
            <text:p text:style-name="P1"><text:span text:style-name="T4">access in the future”.</text:span></text:p>
          </draw:text-box>
        </draw:frame>
        <draw:frame draw:style-name="gr1" draw:text-style-name="P2" draw:layer="layout" svg:width="15.767cm" svg:height="0.475cm" svg:x="2.2cm" svg:y="5.697cm">
          <draw:text-box>
            <text:p text:style-name="P1"><text:span text:style-name="T6">535. </text:span><text:span text:style-name="T4"><text:s/>Sir Jeremy Greenstock, UK Permanent Representative to the UN in New York </text:span></text:p>
          </draw:text-box>
        </draw:frame>
        <draw:frame draw:style-name="gr1" draw:text-style-name="P2" draw:layer="layout" svg:width="16.148cm" svg:height="0.475cm" svg:x="2.2cm" svg:y="6.262cm">
          <draw:text-box>
            <text:p text:style-name="P1"><text:span text:style-name="T4">from July 1998 to 2003, told the Inquiry that in July/August 1998, the Security Council </text:span></text:p>
          </draw:text-box>
        </draw:frame>
        <draw:frame draw:style-name="gr1" draw:text-style-name="P2" draw:layer="layout" svg:width="1.899cm" svg:height="0.475cm" svg:x="2.2cm" svg:y="6.826cm">
          <draw:text-box>
            <text:p text:style-name="P1"><text:span text:style-name="T4">had been:</text:span></text:p>
          </draw:text-box>
        </draw:frame>
        <draw:frame draw:style-name="gr1" draw:text-style-name="P2" draw:layer="layout" svg:width="15.539cm" svg:height="0.475cm" svg:x="2.95cm" svg:y="7.741cm">
          <draw:text-box>
            <text:p text:style-name="P1"><text:span text:style-name="T4">“… </text:span><text:span text:style-name="T4">close to agreeing that Iraq was no longer pursuing nuclear weapons capability, </text:span></text:p>
          </draw:text-box>
        </draw:frame>
        <draw:frame draw:style-name="gr1" draw:text-style-name="P2" draw:layer="layout" svg:width="15.936cm" svg:height="0.475cm" svg:x="2.95cm" svg:y="8.305cm">
          <draw:text-box>
            <text:p text:style-name="P1"><text:span text:style-name="T4">but the United States blocked a certification of that status because Saddam Hussein </text:span></text:p>
          </draw:text-box>
        </draw:frame>
        <draw:frame draw:style-name="gr1" draw:text-style-name="P2" draw:layer="layout" svg:width="15.229cm" svg:height="0.475cm" svg:x="2.95cm" svg:y="8.87cm">
          <draw:text-box>
            <text:p text:style-name="P1"><text:span text:style-name="T4">had not fulfilled absolutely all the detailed requirements. The chemical, biological </text:span></text:p>
          </draw:text-box>
        </draw:frame>
        <draw:frame draw:style-name="gr1" draw:text-style-name="P2" draw:layer="layout" svg:width="8.596cm" svg:height="0.475cm" svg:x="2.95cm" svg:y="9.434cm">
          <draw:text-box>
            <text:p text:style-name="P1"><text:span text:style-name="T4">and missile development files were left open.”</text:span></text:p>
          </draw:text-box>
        </draw:frame>
        <draw:frame draw:style-name="gr6" draw:text-style-name="P7" draw:layer="layout" svg:width="0.408cm" svg:height="0.276cm" svg:x="11.515cm" svg:y="9.453cm">
          <draw:text-box>
            <text:p text:style-name="P1"><text:span text:style-name="T9">215</text:span></text:p>
          </draw:text-box>
        </draw:frame>
        <draw:frame draw:style-name="gr1" draw:text-style-name="P2" draw:layer="layout" svg:width="15.428cm" svg:height="0.475cm" svg:x="2.2cm" svg:y="10.348cm">
          <draw:text-box>
            <text:p text:style-name="P1"><text:span text:style-name="T6">536. </text:span><text:span text:style-name="T4"><text:s/>The </text:span><text:span text:style-name="T7">Strategic Defence Review</text:span><text:span text:style-name="T4">, published in July 1998, stated that “Saddam </text:span></text:p>
          </draw:text-box>
        </draw:frame>
        <draw:frame draw:style-name="gr1" draw:text-style-name="P2" draw:layer="layout" svg:width="11.004cm" svg:height="0.475cm" svg:x="2.2cm" svg:y="10.913cm">
          <draw:text-box>
            <text:p text:style-name="P1"><text:span text:style-name="T4">Hussein’s Iraq” represented a “continuing threat”; and that:</text:span></text:p>
          </draw:text-box>
        </draw:frame>
        <draw:frame draw:style-name="gr1" draw:text-style-name="P2" draw:layer="layout" svg:width="15.433cm" svg:height="0.475cm" svg:x="2.95cm" svg:y="11.827cm">
          <draw:text-box>
            <text:p text:style-name="P1"><text:span text:style-name="T4">“</text:span><text:span text:style-name="T4">The size of the military forces available and the presence and potential spread of </text:span></text:p>
          </draw:text-box>
        </draw:frame>
        <draw:frame draw:style-name="gr1" draw:text-style-name="P2" draw:layer="layout" svg:width="15.61cm" svg:height="0.475cm" svg:x="2.95cm" svg:y="12.392cm">
          <draw:text-box>
            <text:p text:style-name="P1"><text:span text:style-name="T4">ballistic missiles, chemical and biological weapons and even nuclear weapons add </text:span></text:p>
          </draw:text-box>
        </draw:frame>
        <draw:frame draw:style-name="gr1" draw:text-style-name="P2" draw:layer="layout" svg:width="12.973cm" svg:height="0.475cm" svg:x="2.95cm" svg:y="12.956cm">
          <draw:text-box>
            <text:p text:style-name="P1"><text:span text:style-name="T4">to the risks. These dangers seem unlikely to diminish and may grow.”</text:span></text:p>
          </draw:text-box>
        </draw:frame>
        <draw:frame draw:style-name="gr6" draw:text-style-name="P7" draw:layer="layout" svg:width="0.408cm" svg:height="0.276cm" svg:x="15.883cm" svg:y="12.975cm">
          <draw:text-box>
            <text:p text:style-name="P1"><text:span text:style-name="T9">216</text:span></text:p>
          </draw:text-box>
        </draw:frame>
        <draw:frame draw:style-name="gr1" draw:text-style-name="P2" draw:layer="layout" svg:width="16.186cm" svg:height="0.475cm" svg:x="2.2cm" svg:y="13.871cm">
          <draw:text-box>
            <text:p text:style-name="P1"><text:span text:style-name="T6">537. </text:span><text:span text:style-name="T4"><text:s/>On 30 July, the Iraqi leadership made a statement which set out concerns about </text:span></text:p>
          </draw:text-box>
        </draw:frame>
        <draw:frame draw:style-name="gr1" draw:text-style-name="P2" draw:layer="layout" svg:width="16.131cm" svg:height="0.475cm" svg:x="2.2cm" svg:y="14.435cm">
          <draw:text-box>
            <text:p text:style-name="P1"><text:span text:style-name="T4">the deliberations on the “nuclear file” currently under way in the Security Council, “the </text:span></text:p>
          </draw:text-box>
        </draw:frame>
        <draw:frame draw:style-name="gr1" draw:text-style-name="P2" draw:layer="layout" svg:width="16.207cm" svg:height="0.475cm" svg:x="2.2cm" svg:y="15cm">
          <draw:text-box>
            <text:p text:style-name="P1"><text:span text:style-name="T4">arbitrary and aggressive position” of the US, and the “failure of the Security Council to </text:span></text:p>
          </draw:text-box>
        </draw:frame>
        <draw:frame draw:style-name="gr1" draw:text-style-name="P2" draw:layer="layout" svg:width="7.025cm" svg:height="0.475cm" svg:x="2.2cm" svg:y="15.564cm">
          <draw:text-box>
            <text:p text:style-name="P1"><text:span text:style-name="T4">adopt a fair and equitable resolution”.</text:span></text:p>
          </draw:text-box>
        </draw:frame>
        <draw:frame draw:style-name="gr6" draw:text-style-name="P7" draw:layer="layout" svg:width="0.408cm" svg:height="0.276cm" svg:x="9.19cm" svg:y="15.583cm">
          <draw:text-box>
            <text:p text:style-name="P1"><text:span text:style-name="T9">217</text:span></text:p>
          </draw:text-box>
        </draw:frame>
        <draw:frame draw:style-name="gr1" draw:text-style-name="P2" draw:layer="layout" svg:width="15.758cm" svg:height="0.475cm" svg:x="2.2cm" svg:y="16.478cm">
          <draw:text-box>
            <text:p text:style-name="P1"><text:span text:style-name="T6">538. </text:span><text:span text:style-name="T4"><text:s/>The statement concluded that, “As a result of the way in which the nuclear file </text:span></text:p>
          </draw:text-box>
        </draw:frame>
        <draw:frame draw:style-name="gr1" draw:text-style-name="P2" draw:layer="layout" svg:width="16.211cm" svg:height="0.475cm" svg:x="2.2cm" svg:y="17.043cm">
          <draw:text-box>
            <text:p text:style-name="P1"><text:span text:style-name="T4">has been dealt with … and of the manoeuvres of the Special Commission”, Iraq faced </text:span></text:p>
          </draw:text-box>
        </draw:frame>
        <draw:frame draw:style-name="gr1" draw:text-style-name="P2" draw:layer="layout" svg:width="15.204cm" svg:height="0.475cm" svg:x="2.2cm" svg:y="17.607cm">
          <draw:text-box>
            <text:p text:style-name="P1"><text:span text:style-name="T4">the prospect of the embargo continuing for “an unknown and unspecified period” </text:span></text:p>
          </draw:text-box>
        </draw:frame>
        <draw:frame draw:style-name="gr1" draw:text-style-name="P2" draw:layer="layout" svg:width="15.407cm" svg:height="0.475cm" svg:x="2.2cm" svg:y="18.172cm">
          <draw:text-box>
            <text:p text:style-name="P1"><text:span text:style-name="T4">and the Special Commission continuing to “destroy and squander” the property of </text:span></text:p>
          </draw:text-box>
        </draw:frame>
        <draw:frame draw:style-name="gr1" draw:text-style-name="P2" draw:layer="layout" svg:width="15.001cm" svg:height="0.475cm" svg:x="2.2cm" svg:y="18.736cm">
          <draw:text-box>
            <text:p text:style-name="P1"><text:span text:style-name="T4">Iraq. Iraq had agreed arrangements for access to Presidential sites with the UN </text:span></text:p>
          </draw:text-box>
        </draw:frame>
        <draw:frame draw:style-name="gr1" draw:text-style-name="P2" draw:layer="layout" svg:width="15.521cm" svg:height="0.475cm" svg:x="2.2cm" svg:y="19.301cm">
          <draw:text-box>
            <text:p text:style-name="P1"><text:span text:style-name="T4">Secretary-General with the objective of awakening “the conscience of the Security </text:span></text:p>
          </draw:text-box>
        </draw:frame>
        <draw:frame draw:style-name="gr1" draw:text-style-name="P2" draw:layer="layout" svg:width="15.716cm" svg:height="0.475cm" svg:x="2.2cm" svg:y="19.865cm">
          <draw:text-box>
            <text:p text:style-name="P1"><text:span text:style-name="T4">Council and the international community regarding the facts”, and that it would lead </text:span></text:p>
          </draw:text-box>
        </draw:frame>
        <draw:frame draw:style-name="gr1" draw:text-style-name="P2" draw:layer="layout" svg:width="14.285cm" svg:height="0.475cm" svg:x="2.2cm" svg:y="20.43cm">
          <draw:text-box>
            <text:p text:style-name="P1"><text:span text:style-name="T4">to the lifting of the embargo. But there had not been “any perceptible result”.</text:span></text:p>
          </draw:text-box>
        </draw:frame>
        <draw:frame draw:style-name="gr1" draw:text-style-name="P2" draw:layer="layout" svg:width="15.462cm" svg:height="0.475cm" svg:x="2.2cm" svg:y="21.344cm">
          <draw:text-box>
            <text:p text:style-name="P1"><text:span text:style-name="T6">539. </text:span><text:span text:style-name="T4"><text:s/>The statement declared Iraq’s intention to “call for a comprehensive national </text:span></text:p>
          </draw:text-box>
        </draw:frame>
        <draw:frame draw:style-name="gr1" draw:text-style-name="P2" draw:layer="layout" svg:width="16.101cm" svg:height="0.475cm" svg:x="2.2cm" svg:y="21.908cm">
          <draw:text-box>
            <text:p text:style-name="P1"><text:span text:style-name="T4">debate … and on the position that should be adopted” in the near future; and that the </text:span></text:p>
          </draw:text-box>
        </draw:frame>
        <draw:frame draw:style-name="gr1" draw:text-style-name="P2" draw:layer="layout" svg:width="15.911cm" svg:height="0.475cm" svg:x="2.2cm" svg:y="22.473cm">
          <draw:text-box>
            <text:p text:style-name="P1"><text:span text:style-name="T4">forthcoming meeting with the Special Commission would be “an essential indication”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2.534cm" svg:height="0.475cm" svg:x="2.2cm" svg:y="23.037cm">
          <draw:text-box>
            <text:p text:style-name="P1"><text:span text:style-name="T4">of its attitude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215 </text:span></text:p>
          </draw:text-box>
        </draw:frame>
        <draw:frame draw:style-name="gr4" draw:text-style-name="P5" draw:layer="layout" svg:width="5.654cm" svg:height="0.395cm" svg:x="2.646cm" svg:y="25.511cm">
          <draw:text-box>
            <text:p text:style-name="P1"><text:span text:style-name="T11">Statement, November 2009, page 1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16 </text:span></text:p>
          </draw:text-box>
        </draw:frame>
        <draw:frame draw:style-name="gr4" draw:text-style-name="P5" draw:layer="layout" svg:width="9.036cm" svg:height="0.395cm" svg:x="2.646cm" svg:y="25.934cm">
          <draw:text-box>
            <text:p text:style-name="P1"><text:span text:style-name="T11">Ministry of Defence, </text:span><text:span text:style-name="T13">Strategic Defence Review</text:span><text:span text:style-name="T11">, July 1998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17 </text:span></text:p>
          </draw:text-box>
        </draw:frame>
        <draw:frame draw:style-name="gr4" draw:text-style-name="P5" draw:layer="layout" svg:width="15.699cm" svg:height="0.395cm" svg:x="2.646cm" svg:y="26.357cm">
          <draw:text-box>
            <text:p text:style-name="P1"><text:span text:style-name="T11">UN Security Council, 30 July 1998, ‘Letter dated 30 July 1998 from the Permanent Representative of </text:span></text:p>
          </draw:text-box>
        </draw:frame>
        <draw:frame draw:style-name="gr4" draw:text-style-name="P5" draw:layer="layout" svg:width="14.158cm" svg:height="0.395cm" svg:x="2.2cm" svg:y="26.781cm">
          <draw:text-box>
            <text:p text:style-name="P1"><text:span text:style-name="T11">Iraq to the United Nations addressed to the President of the Security Council’ (S/1998/703).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2</text:span></text:p>
          </draw:text-box>
        </draw:frame>
        <draw:frame draw:style-name="gr1" draw:text-style-name="P2" draw:layer="layout" svg:width="16.254cm" svg:height="0.475cm" svg:x="2.2cm" svg:y="2.525cm">
          <draw:text-box>
            <text:p text:style-name="P1"><text:span text:style-name="T6">540. </text:span><text:span text:style-name="T4"><text:s/>During his visit to Baghdad in early August to assess implementation of the work </text:span></text:p>
          </draw:text-box>
        </draw:frame>
        <draw:frame draw:style-name="gr1" draw:text-style-name="P2" draw:layer="layout" svg:width="16.025cm" svg:height="0.475cm" svg:x="2.2cm" svg:y="3.09cm">
          <draw:text-box>
            <text:p text:style-name="P1"><text:span text:style-name="T4">schedule agreed in June, Mr Butler had also proposed to address substantive issues </text:span></text:p>
          </draw:text-box>
        </draw:frame>
        <draw:frame draw:style-name="gr1" draw:text-style-name="P2" draw:layer="layout" svg:width="16.063cm" svg:height="0.475cm" svg:x="2.2cm" svg:y="3.654cm">
          <draw:text-box>
            <text:p text:style-name="P1"><text:span text:style-name="T4">outside the agreed work programme, including VX, concealment and the implications </text:span></text:p>
          </draw:text-box>
        </draw:frame>
        <draw:frame draw:style-name="gr1" draw:text-style-name="P2" draw:layer="layout" svg:width="15.716cm" svg:height="0.475cm" svg:x="2.2cm" svg:y="4.218cm">
          <draw:text-box>
            <text:p text:style-name="P1"><text:span text:style-name="T4">of the document found on 18 July, and to propose a further programme of intensive </text:span></text:p>
          </draw:text-box>
        </draw:frame>
        <draw:frame draw:style-name="gr1" draw:text-style-name="P2" draw:layer="layout" svg:width="16.148cm" svg:height="0.475cm" svg:x="2.2cm" svg:y="4.783cm">
          <draw:text-box>
            <text:p text:style-name="P1"><text:span text:style-name="T4">work “directed at bringing [the] remaining issues in the missile and chemical weapons </text:span></text:p>
          </draw:text-box>
        </draw:frame>
        <draw:frame draw:style-name="gr1" draw:text-style-name="P2" draw:layer="layout" svg:width="15.475cm" svg:height="0.475cm" svg:x="2.2cm" svg:y="5.347cm">
          <draw:text-box>
            <text:p text:style-name="P1"><text:span text:style-name="T4">areas to closure” before UNSCOM’s next report to the Security Council in October.</text:span></text:p>
          </draw:text-box>
        </draw:frame>
        <draw:frame draw:style-name="gr6" draw:text-style-name="P7" draw:layer="layout" svg:width="0.408cm" svg:height="0.276cm" svg:x="17.627cm" svg:y="5.366cm">
          <draw:text-box>
            <text:p text:style-name="P1"><text:span text:style-name="T9">218</text:span></text:p>
          </draw:text-box>
        </draw:frame>
        <draw:frame draw:style-name="gr1" draw:text-style-name="P2" draw:layer="layout" svg:width="15.779cm" svg:height="0.475cm" svg:x="2.2cm" svg:y="6.262cm">
          <draw:text-box>
            <text:p text:style-name="P1"><text:span text:style-name="T6">541. </text:span><text:span text:style-name="T4"><text:s/>Mr Aziz had rejected both proposals and “insisted” that he should immediately </text:span></text:p>
          </draw:text-box>
        </draw:frame>
        <draw:frame draw:style-name="gr1" draw:text-style-name="P2" draw:layer="layout" svg:width="16.774cm" svg:height="0.475cm" svg:x="2.2cm" svg:y="6.826cm">
          <draw:text-box>
            <text:p text:style-name="P1"><text:span text:style-name="T4">report to the Security Council that “there were no more proscribed weapons and [related] </text:span></text:p>
          </draw:text-box>
        </draw:frame>
        <draw:frame draw:style-name="gr1" draw:text-style-name="P2" draw:layer="layout" svg:width="3.279cm" svg:height="0.475cm" svg:x="2.2cm" svg:y="7.391cm">
          <draw:text-box>
            <text:p text:style-name="P1"><text:span text:style-name="T4">materials in Iraq”.</text:span></text:p>
          </draw:text-box>
        </draw:frame>
        <draw:frame draw:style-name="gr1" draw:text-style-name="P2" draw:layer="layout" svg:width="15.894cm" svg:height="0.475cm" svg:x="2.2cm" svg:y="8.305cm">
          <draw:text-box>
            <text:p text:style-name="P1"><text:span text:style-name="T6">542. </text:span><text:span text:style-name="T4"><text:s/>Mr Aziz also stated that Iraq would “never” give UNSCOM the document found </text:span></text:p>
          </draw:text-box>
        </draw:frame>
        <draw:frame draw:style-name="gr1" draw:text-style-name="P2" draw:layer="layout" svg:width="15.991cm" svg:height="0.475cm" svg:x="2.2cm" svg:y="8.87cm">
          <draw:text-box>
            <text:p text:style-name="P1"><text:span text:style-name="T4">on 18 July and, since Mr Butler was not prepared to report immediately that Iraq was </text:span></text:p>
          </draw:text-box>
        </draw:frame>
        <draw:frame draw:style-name="gr1" draw:text-style-name="P2" draw:layer="layout" svg:width="15.306cm" svg:height="0.475cm" svg:x="2.2cm" svg:y="9.434cm">
          <draw:text-box>
            <text:p text:style-name="P1"><text:span text:style-name="T4">in compliance with its obligations, engaging further with the programme would be </text:span></text:p>
          </draw:text-box>
        </draw:frame>
        <draw:frame draw:style-name="gr1" draw:text-style-name="P2" draw:layer="layout" svg:width="14.019cm" svg:height="0.475cm" svg:x="2.2cm" svg:y="9.998cm">
          <draw:text-box>
            <text:p text:style-name="P1"><text:span text:style-name="T4">“</text:span><text:span text:style-name="T4">useless”. As a result, the discussions were terminated. Mr Butler reported:</text:span></text:p>
          </draw:text-box>
        </draw:frame>
        <draw:frame draw:style-name="gr1" draw:text-style-name="P2" draw:layer="layout" svg:width="14.866cm" svg:height="0.475cm" svg:x="2.95cm" svg:y="10.913cm">
          <draw:text-box>
            <text:p text:style-name="P1"><text:span text:style-name="T4">“</text:span><text:span text:style-name="T4">Under the circumstances, I judged that the best course of action was to report </text:span></text:p>
          </draw:text-box>
        </draw:frame>
        <draw:frame draw:style-name="gr1" draw:text-style-name="P2" draw:layer="layout" svg:width="5.239cm" svg:height="0.475cm" svg:x="2.95cm" svg:y="11.477cm">
          <draw:text-box>
            <text:p text:style-name="P1"><text:span text:style-name="T4">immediately to the Council.”</text:span></text:p>
          </draw:text-box>
        </draw:frame>
        <draw:frame draw:style-name="gr1" draw:text-style-name="P2" draw:layer="layout" svg:width="16.681cm" svg:height="0.475cm" svg:x="2.2cm" svg:y="12.392cm">
          <draw:text-box>
            <text:p text:style-name="P1"><text:span text:style-name="T6">543. </text:span><text:span text:style-name="T4"><text:s/>Mr Annan wrote that Iraq had “clearly taken a strategic decision to force the issue”, </text:span></text:p>
          </draw:text-box>
        </draw:frame>
        <draw:frame draw:style-name="gr1" draw:text-style-name="P2" draw:layer="layout" svg:width="15.881cm" svg:height="0.475cm" svg:x="2.2cm" svg:y="12.956cm">
          <draw:text-box>
            <text:p text:style-name="P1"><text:span text:style-name="T4">demanding that UNSCOM should report Iraq had fully disarmed or lose the regime’s </text:span></text:p>
          </draw:text-box>
        </draw:frame>
        <draw:frame draw:style-name="gr1" draw:text-style-name="P2" draw:layer="layout" svg:width="2.483cm" svg:height="0.475cm" svg:x="2.2cm" svg:y="13.521cm">
          <draw:text-box>
            <text:p text:style-name="P1"><text:span text:style-name="T4">co-operation.</text:span></text:p>
          </draw:text-box>
        </draw:frame>
        <draw:frame draw:style-name="gr6" draw:text-style-name="P7" draw:layer="layout" svg:width="0.408cm" svg:height="0.276cm" svg:x="4.671cm" svg:y="13.539cm">
          <draw:text-box>
            <text:p text:style-name="P1"><text:span text:style-name="T9">219</text:span></text:p>
          </draw:text-box>
        </draw:frame>
        <draw:frame draw:style-name="gr1" draw:text-style-name="P2" draw:layer="layout" svg:width="7.846cm" svg:height="0.475cm" svg:x="2.2cm" svg:y="14.435cm">
          <draw:text-box>
            <text:p text:style-name="P1"><text:span text:style-name="T6">544. </text:span><text:span text:style-name="T4"><text:s/>Mr Annan added that Mr Butler was:</text:span></text:p>
          </draw:text-box>
        </draw:frame>
        <draw:frame draw:style-name="gr1" draw:text-style-name="P2" draw:layer="layout" svg:width="15.75cm" svg:height="0.475cm" svg:x="2.95cm" svg:y="15.35cm">
          <draw:text-box>
            <text:p text:style-name="P1"><text:span text:style-name="T4">“… </text:span><text:span text:style-name="T4">of course … not able to do this – but his position had been weakened further by </text:span></text:p>
          </draw:text-box>
        </draw:frame>
        <draw:frame draw:style-name="gr1" draw:text-style-name="P2" draw:layer="layout" svg:width="15.318cm" svg:height="0.475cm" svg:x="2.95cm" svg:y="15.914cm">
          <draw:text-box>
            <text:p text:style-name="P1"><text:span text:style-name="T4">increasing allegations, including from within UNSCOM itself, that the mission had </text:span></text:p>
          </draw:text-box>
        </draw:frame>
        <draw:frame draw:style-name="gr1" draw:text-style-name="P2" draw:layer="layout" svg:width="15.581cm" svg:height="0.475cm" svg:x="2.95cm" svg:y="16.478cm">
          <draw:text-box>
            <text:p text:style-name="P1"><text:span text:style-name="T4">been used by national intelligence agencies for information gathering un-related to </text:span></text:p>
          </draw:text-box>
        </draw:frame>
        <draw:frame draw:style-name="gr1" draw:text-style-name="P2" draw:layer="layout" svg:width="15.593cm" svg:height="0.475cm" svg:x="2.95cm" svg:y="17.043cm">
          <draw:text-box>
            <text:p text:style-name="P1"><text:span text:style-name="T4">its disarmament mission. The Iraqis seized on this and won support from Russia in </text:span></text:p>
          </draw:text-box>
        </draw:frame>
        <draw:frame draw:style-name="gr1" draw:text-style-name="P2" draw:layer="layout" svg:width="12.147cm" svg:height="0.475cm" svg:x="2.95cm" svg:y="17.607cm">
          <draw:text-box>
            <text:p text:style-name="P1"><text:span text:style-name="T4">denouncing UNSCOM, and Butler in particular as untrustworthy.”</text:span></text:p>
          </draw:text-box>
        </draw:frame>
        <draw:frame draw:style-name="gr1" draw:text-style-name="P2" draw:layer="layout" svg:width="14.958cm" svg:height="0.475cm" svg:x="2.2cm" svg:y="18.522cm">
          <draw:text-box>
            <text:p text:style-name="P1"><text:span text:style-name="T6">545. </text:span><text:span text:style-name="T4"><text:s/>On 5 August, the Revolutionary Command Council and the Iraqi Regional </text:span></text:p>
          </draw:text-box>
        </draw:frame>
        <draw:frame draw:style-name="gr1" draw:text-style-name="P2" draw:layer="layout" svg:width="16.347cm" svg:height="0.475cm" svg:x="2.2cm" svg:y="19.086cm">
          <draw:text-box>
            <text:p text:style-name="P1"><text:span text:style-name="T4">Command of the Arab Ba’ath Socialist Party issued a statement recording the decision </text:span></text:p>
          </draw:text-box>
        </draw:frame>
        <draw:frame draw:style-name="gr1" draw:text-style-name="P2" draw:layer="layout" svg:width="15.602cm" svg:height="0.475cm" svg:x="2.2cm" svg:y="19.651cm">
          <draw:text-box>
            <text:p text:style-name="P1"><text:span text:style-name="T4">to suspend “co-operation with the Special Commission in its current form” and with </text:span></text:p>
          </draw:text-box>
        </draw:frame>
        <draw:frame draw:style-name="gr1" draw:text-style-name="P2" draw:layer="layout" svg:width="1.801cm" svg:height="0.475cm" svg:x="2.2cm" svg:y="20.215cm">
          <draw:text-box>
            <text:p text:style-name="P1"><text:span text:style-name="T4">the IAEA.</text:span></text:p>
          </draw:text-box>
        </draw:frame>
        <draw:frame draw:style-name="gr6" draw:text-style-name="P7" draw:layer="layout" svg:width="0.408cm" svg:height="0.276cm" svg:x="3.988cm" svg:y="20.234cm">
          <draw:text-box>
            <text:p text:style-name="P1"><text:span text:style-name="T9">220</text:span></text:p>
          </draw:text-box>
        </draw:frame>
        <draw:frame draw:style-name="gr1" draw:text-style-name="P2" draw:layer="layout" svg:width="4.485cm" svg:height="0.475cm" svg:x="2.2cm" svg:y="21.13cm">
          <draw:text-box>
            <text:p text:style-name="P1"><text:span text:style-name="T6">546. </text:span><text:span text:style-name="T4"><text:s/>The decision also:</text:span></text:p>
          </draw:text-box>
        </draw:frame>
        <draw:frame draw:style-name="gr2" draw:text-style-name="P3" draw:layer="layout" svg:width="0.634cm" svg:height="0.712cm" svg:x="2.95cm" svg:y="21.88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02cm" svg:height="0.475cm" svg:x="3.7cm" svg:y="22.044cm">
          <draw:text-box>
            <text:p text:style-name="P1"><text:span text:style-name="T4">called on the Security Council to apply paragraph 22 of resolution 687 “as a first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13.104cm" svg:height="0.475cm" svg:x="3.7cm" svg:y="22.608cm">
          <draw:text-box>
            <text:p text:style-name="P1"><text:span text:style-name="T4">step on the road leading to the complete and total lifting of sanctions”;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218 </text:span></text:p>
          </draw:text-box>
        </draw:frame>
        <draw:frame draw:style-name="gr4" draw:text-style-name="P5" draw:layer="layout" svg:width="15.742cm" svg:height="0.395cm" svg:x="2.646cm" svg:y="24.664cm">
          <draw:text-box>
            <text:p text:style-name="P1"><text:span text:style-name="T11">UN Security Council, 5 August 1998, ‘Letter dated 5 August 1998 from the Executive Chairman of the </text:span></text:p>
          </draw:text-box>
        </draw:frame>
        <draw:frame draw:style-name="gr4" draw:text-style-name="P5" draw:layer="layout" svg:width="15.712cm" svg:height="0.395cm" svg:x="2.2cm" svg:y="25.087cm">
          <draw:text-box>
            <text:p text:style-name="P1"><text:span text:style-name="T11">Special Commission established by the Secretary-General pursuant to paragraph 9 (b) (i) of Security </text:span></text:p>
          </draw:text-box>
        </draw:frame>
        <draw:frame draw:style-name="gr4" draw:text-style-name="P5" draw:layer="layout" svg:width="14.764cm" svg:height="0.395cm" svg:x="2.2cm" svg:y="25.511cm">
          <draw:text-box>
            <text:p text:style-name="P1"><text:span text:style-name="T11">Council resolution 687 (1991) addressed to the President of the Security Council’ (S/1998/719)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19 </text:span></text:p>
          </draw:text-box>
        </draw:frame>
        <draw:frame draw:style-name="gr4" draw:text-style-name="P5" draw:layer="layout" svg:width="10.442cm" svg:height="0.395cm" svg:x="2.635cm" svg:y="25.934cm">
          <draw:text-box>
            <text:p text:style-name="P1"><text:span text:style-name="T11">Annan K. </text:span><text:span text:style-name="T13">Interventions: A Life In War And Peace. </text:span><text:span text:style-name="T11">Allen Lane, 2012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20 </text:span></text:p>
          </draw:text-box>
        </draw:frame>
        <draw:frame draw:style-name="gr4" draw:text-style-name="P5" draw:layer="layout" svg:width="15.898cm" svg:height="0.395cm" svg:x="2.646cm" svg:y="26.357cm">
          <draw:text-box>
            <text:p text:style-name="P1"><text:span text:style-name="T11">UN Security Council, 14 August 1998, ‘Statement issued by the Revolution Command Council and the </text:span></text:p>
          </draw:text-box>
        </draw:frame>
        <draw:frame draw:style-name="gr4" draw:text-style-name="P5" draw:layer="layout" svg:width="11.352cm" svg:height="0.395cm" svg:x="2.2cm" svg:y="26.781cm">
          <draw:text-box>
            <text:p text:style-name="P1"><text:span text:style-name="T11">Iraqi Regional Command of the Arab Ba’ath Socialist Party’ (S/1998/718).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481cm" svg:height="0.475cm" svg:x="3.7cm" svg:y="2.525cm">
          <draw:text-box>
            <text:p text:style-name="P1"><text:span text:style-name="T4">requested the Security Council to re-establish the Special Commission, </text:span></text:p>
          </draw:text-box>
        </draw:frame>
        <draw:frame draw:style-name="gr1" draw:text-style-name="P2" draw:layer="layout" svg:width="1.797cm" svg:height="0.475cm" svg:x="3.7cm" svg:y="3.09cm">
          <draw:text-box>
            <text:p text:style-name="P1"><text:span text:style-name="T4">including:</text:span></text:p>
          </draw:text-box>
        </draw:frame>
        <draw:frame draw:style-name="gr10" draw:text-style-name="P11" draw:layer="layout" svg:width="0.317cm" svg:height="0.374cm" svg:x="4.383cm" svg:y="3.807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3.807cm">
          <draw:text-box>
            <text:p text:style-name="P1"><text:span text:style-name="T14">{</text:span></text:p>
          </draw:text-box>
        </draw:frame>
        <draw:frame draw:style-name="gr1" draw:text-style-name="P2" draw:layer="layout" svg:width="13.591cm" svg:height="0.475cm" svg:x="4.73cm" svg:y="3.754cm">
          <draw:text-box>
            <text:p text:style-name="P1"><text:span text:style-name="T4">creating a “new executive bureau to lead and direct all the activities and </text:span></text:p>
          </draw:text-box>
        </draw:frame>
        <draw:frame draw:style-name="gr1" draw:text-style-name="P2" draw:layer="layout" svg:width="13.176cm" svg:height="0.475cm" svg:x="4.73cm" svg:y="4.318cm">
          <draw:text-box>
            <text:p text:style-name="P1"><text:span text:style-name="T4">functions” of the Commission: it should comprise “an equal number of </text:span></text:p>
          </draw:text-box>
        </draw:frame>
        <draw:frame draw:style-name="gr1" draw:text-style-name="P2" draw:layer="layout" svg:width="13.726cm" svg:height="0.475cm" svg:x="4.73cm" svg:y="4.883cm">
          <draw:text-box>
            <text:p text:style-name="P1"><text:span text:style-name="T4">members who represent the nations that are Permanent Members of the </text:span></text:p>
          </draw:text-box>
        </draw:frame>
        <draw:frame draw:style-name="gr1" draw:text-style-name="P2" draw:layer="layout" svg:width="13.773cm" svg:height="0.475cm" svg:x="4.73cm" svg:y="5.447cm">
          <draw:text-box>
            <text:p text:style-name="P1"><text:span text:style-name="T4">Security Council”, with the chairmanship of the bureau filled on a rotation </text:span></text:p>
          </draw:text-box>
        </draw:frame>
        <draw:frame draw:style-name="gr1" draw:text-style-name="P2" draw:layer="layout" svg:width="12.651cm" svg:height="0.475cm" svg:x="4.73cm" svg:y="6.012cm">
          <draw:text-box>
            <text:p text:style-name="P1"><text:span text:style-name="T4">basis. “Iraq should participate as an observer in the bureau’s work”;</text:span></text:p>
          </draw:text-box>
        </draw:frame>
        <draw:frame draw:style-name="gr10" draw:text-style-name="P11" draw:layer="layout" svg:width="0.317cm" svg:height="0.374cm" svg:x="4.383cm" svg:y="6.729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6.729cm">
          <draw:text-box>
            <text:p text:style-name="P1"><text:span text:style-name="T14">{</text:span></text:p>
          </draw:text-box>
        </draw:frame>
        <draw:frame draw:style-name="gr1" draw:text-style-name="P2" draw:layer="layout" svg:width="13.98cm" svg:height="0.475cm" svg:x="4.73cm" svg:y="6.676cm">
          <draw:text-box>
            <text:p text:style-name="P1"><text:span text:style-name="T4">restructuring the Commission’s offices in New York, Bahrain and Baghdad </text:span></text:p>
          </draw:text-box>
        </draw:frame>
        <draw:frame draw:style-name="gr1" draw:text-style-name="P2" draw:layer="layout" svg:width="4.4cm" svg:height="0.475cm" svg:x="4.73cm" svg:y="7.241cm">
          <draw:text-box>
            <text:p text:style-name="P1"><text:span text:style-name="T4">on the same basis; and</text:span></text:p>
          </draw:text-box>
        </draw:frame>
        <draw:frame draw:style-name="gr10" draw:text-style-name="P11" draw:layer="layout" svg:width="0.317cm" svg:height="0.374cm" svg:x="4.383cm" svg:y="7.958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7.958cm">
          <draw:text-box>
            <text:p text:style-name="P1"><text:span text:style-name="T14">{</text:span></text:p>
          </draw:text-box>
        </draw:frame>
        <draw:frame draw:style-name="gr1" draw:text-style-name="P2" draw:layer="layout" svg:width="13.735cm" svg:height="0.475cm" svg:x="4.73cm" svg:y="7.905cm">
          <draw:text-box>
            <text:p text:style-name="P1"><text:span text:style-name="T4">moving the Commission’s main office from New York to either Geneva or </text:span></text:p>
          </draw:text-box>
        </draw:frame>
        <draw:frame draw:style-name="gr1" draw:text-style-name="P2" draw:layer="layout" svg:width="10.649cm" svg:height="0.475cm" svg:x="4.73cm" svg:y="8.47cm">
          <draw:text-box>
            <text:p text:style-name="P1"><text:span text:style-name="T4">Vienna “to insulate it from the direct influence” of the US;</text:span></text:p>
          </draw:text-box>
        </draw:frame>
        <draw:frame draw:style-name="gr2" draw:text-style-name="P3" draw:layer="layout" svg:width="0.634cm" svg:height="0.712cm" svg:x="2.95cm" svg:y="8.97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76cm" svg:height="0.475cm" svg:x="3.7cm" svg:y="9.134cm">
          <draw:text-box>
            <text:p text:style-name="P1"><text:span text:style-name="T4">stated that “The Security Council and all its members, particularly the Permanent </text:span></text:p>
          </draw:text-box>
        </draw:frame>
        <draw:frame draw:style-name="gr1" draw:text-style-name="P2" draw:layer="layout" svg:width="14.726cm" svg:height="0.475cm" svg:x="3.7cm" svg:y="9.698cm">
          <draw:text-box>
            <text:p text:style-name="P1"><text:span text:style-name="T4">Members, should observe – legally, politically and in practice – the resolutions </text:span></text:p>
          </draw:text-box>
        </draw:frame>
        <draw:frame draw:style-name="gr1" draw:text-style-name="P2" draw:layer="layout" svg:width="14.988cm" svg:height="0.475cm" svg:x="3.7cm" svg:y="10.263cm">
          <draw:text-box>
            <text:p text:style-name="P1"><text:span text:style-name="T4">of the Council which stipulate that the sovereignty of Iraq should be respected”. </text:span></text:p>
          </draw:text-box>
        </draw:frame>
        <draw:frame draw:style-name="gr1" draw:text-style-name="P2" draw:layer="layout" svg:width="14.273cm" svg:height="0.475cm" svg:x="3.7cm" svg:y="10.827cm">
          <draw:text-box>
            <text:p text:style-name="P1"><text:span text:style-name="T4">They should also abide by the Charter of the UN and the 23 February MOU;</text:span></text:p>
          </draw:text-box>
        </draw:frame>
        <draw:frame draw:style-name="gr2" draw:text-style-name="P3" draw:layer="layout" svg:width="0.634cm" svg:height="0.712cm" svg:x="2.95cm" svg:y="11.33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57cm" svg:height="0.475cm" svg:x="3.7cm" svg:y="11.492cm">
          <draw:text-box>
            <text:p text:style-name="P1"><text:span text:style-name="T4">stated that the Security Council should “call to account” members who violated </text:span></text:p>
          </draw:text-box>
        </draw:frame>
        <draw:frame draw:style-name="gr1" draw:text-style-name="P2" draw:layer="layout" svg:width="15.009cm" svg:height="0.475cm" svg:x="3.7cm" svg:y="12.056cm">
          <draw:text-box>
            <text:p text:style-name="P1"><text:span text:style-name="T4">those principles, including banning “flights over the northern and southern parts </text:span></text:p>
          </draw:text-box>
        </draw:frame>
        <draw:frame draw:style-name="gr1" draw:text-style-name="P2" draw:layer="layout" svg:width="11.055cm" svg:height="0.475cm" svg:x="3.7cm" svg:y="12.621cm">
          <draw:text-box>
            <text:p text:style-name="P1"><text:span text:style-name="T4">of Iraq by certain Permanent Members of the Council”; and</text:span></text:p>
          </draw:text-box>
        </draw:frame>
        <draw:frame draw:style-name="gr2" draw:text-style-name="P3" draw:layer="layout" svg:width="0.634cm" svg:height="0.712cm" svg:x="2.95cm" svg:y="13.12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79cm" svg:height="0.475cm" svg:x="3.7cm" svg:y="13.285cm">
          <draw:text-box>
            <text:p text:style-name="P1"><text:span text:style-name="T4">stated that, to express “its good intentions” and its desire that “its decisions </text:span></text:p>
          </draw:text-box>
        </draw:frame>
        <draw:frame draw:style-name="gr1" draw:text-style-name="P2" draw:layer="layout" svg:width="13.358cm" svg:height="0.475cm" svg:x="3.7cm" svg:y="13.85cm">
          <draw:text-box>
            <text:p text:style-name="P1"><text:span text:style-name="T4">should be correctly interpreted and not tendentiously explained as non-</text:span></text:p>
          </draw:text-box>
        </draw:frame>
        <draw:frame draw:style-name="gr1" draw:text-style-name="P2" draw:layer="layout" svg:width="15.234cm" svg:height="0.475cm" svg:x="3.7cm" svg:y="14.414cm">
          <draw:text-box>
            <text:p text:style-name="P1"><text:span text:style-name="T4">compliance”, Iraq would permit monitoring activities to continue provided that the </text:span></text:p>
          </draw:text-box>
        </draw:frame>
        <draw:frame draw:style-name="gr1" draw:text-style-name="P2" draw:layer="layout" svg:width="14.869cm" svg:height="0.475cm" svg:x="3.7cm" svg:y="14.978cm">
          <draw:text-box>
            <text:p text:style-name="P1"><text:span text:style-name="T4">individuals responsible strictly respected provisions of the 23 February MOU in </text:span></text:p>
          </draw:text-box>
        </draw:frame>
        <draw:frame draw:style-name="gr1" draw:text-style-name="P2" draw:layer="layout" svg:width="10.154cm" svg:height="0.475cm" svg:x="3.7cm" svg:y="15.543cm">
          <draw:text-box>
            <text:p text:style-name="P1"><text:span text:style-name="T4">relation to the sovereignty, security and dignity of Iraq.</text:span></text:p>
          </draw:text-box>
        </draw:frame>
        <draw:frame draw:style-name="gr1" draw:text-style-name="P2" draw:layer="layout" svg:width="14.92cm" svg:height="0.475cm" svg:x="2.2cm" svg:y="16.457cm">
          <draw:text-box>
            <text:p text:style-name="P1"><text:span text:style-name="T6">547. </text:span><text:span text:style-name="T4"><text:s/>Providing the context for its decision, Iraq stated that it had fulfilled all the </text:span></text:p>
          </draw:text-box>
        </draw:frame>
        <draw:frame draw:style-name="gr1" draw:text-style-name="P2" draw:layer="layout" svg:width="14.946cm" svg:height="0.475cm" svg:x="2.2cm" svg:y="17.022cm">
          <draw:text-box>
            <text:p text:style-name="P1"><text:span text:style-name="T4">obligations imposed on it in the hope that this would lead to the lifting of “unjust </text:span></text:p>
          </draw:text-box>
        </draw:frame>
        <draw:frame draw:style-name="gr1" draw:text-style-name="P2" draw:layer="layout" svg:width="5.014cm" svg:height="0.475cm" svg:x="2.2cm" svg:y="17.586cm">
          <draw:text-box>
            <text:p text:style-name="P1"><text:span text:style-name="T4">sanctions” but the US had:</text:span></text:p>
          </draw:text-box>
        </draw:frame>
        <draw:frame draw:style-name="gr1" draw:text-style-name="P2" draw:layer="layout" svg:width="14.603cm" svg:height="0.475cm" svg:x="2.95cm" svg:y="18.501cm">
          <draw:text-box>
            <text:p text:style-name="P1"><text:span text:style-name="T4">“… </text:span><text:span text:style-name="T4">resorted to all ways and means to maintain the unjust sanctions … and to </text:span></text:p>
          </draw:text-box>
        </draw:frame>
        <draw:frame draw:style-name="gr1" draw:text-style-name="P2" draw:layer="layout" svg:width="15.551cm" svg:height="0.475cm" svg:x="2.95cm" svg:y="19.065cm">
          <draw:text-box>
            <text:p text:style-name="P1"><text:span text:style-name="T4">obstruct and prevent any action by the Security Council that would recognize what </text:span></text:p>
          </draw:text-box>
        </draw:frame>
        <draw:frame draw:style-name="gr1" draw:text-style-name="P2" draw:layer="layout" svg:width="13.697cm" svg:height="0.475cm" svg:x="2.95cm" svg:y="19.63cm">
          <draw:text-box>
            <text:p text:style-name="P1"><text:span text:style-name="T4">Iraq has achieved in fulfilling the requirements of the Security Council …”</text:span></text:p>
          </draw:text-box>
        </draw:frame>
        <draw:frame draw:style-name="gr1" draw:text-style-name="P2" draw:layer="layout" svg:width="16.059cm" svg:height="0.475cm" svg:x="2.2cm" svg:y="20.544cm">
          <draw:text-box>
            <text:p text:style-name="P1"><text:span text:style-name="T6">548. </text:span><text:span text:style-name="T4"><text:s/>Iraq stated that the Special Commission was “foremost” among the instruments </text:span></text:p>
          </draw:text-box>
        </draw:frame>
        <draw:frame draw:style-name="gr1" draw:text-style-name="P2" draw:layer="layout" svg:width="15.293cm" svg:height="0.475cm" svg:x="2.2cm" svg:y="21.108cm">
          <draw:text-box>
            <text:p text:style-name="P1"><text:span text:style-name="T4">used by the US, and that the US controlled its “leadership, activities and mode of </text:span></text:p>
          </draw:text-box>
        </draw:frame>
        <draw:frame draw:style-name="gr1" draw:text-style-name="P2" draw:layer="layout" svg:width="9.535cm" svg:height="0.475cm" svg:x="2.2cm" svg:y="21.673cm">
          <draw:text-box>
            <text:p text:style-name="P1"><text:span text:style-name="T4">operation”. This had turned the Commission into a:</text:span></text:p>
          </draw:text-box>
        </draw:frame>
        <draw:frame draw:style-name="gr1" draw:text-style-name="P2" draw:layer="layout" svg:width="14.861cm" svg:height="0.475cm" svg:x="2.95cm" svg:y="22.587cm">
          <draw:text-box>
            <text:p text:style-name="P1"><text:span text:style-name="T4">“… </text:span><text:span text:style-name="T4">disgraced instrument for implementing the criminal American policy against </text:span></text:p>
          </draw:text-box>
        </draw:frame>
        <draw:frame draw:style-name="gr1" draw:text-style-name="P2" draw:layer="layout" svg:width="15.403cm" svg:height="0.475cm" svg:x="2.95cm" svg:y="23.152cm">
          <draw:text-box>
            <text:p text:style-name="P1"><text:span text:style-name="T4">Iraq either by finding pretexts and fabricating crises with a view to maintaining the </text:span></text:p>
          </draw:text-box>
        </draw:frame>
        <draw:frame draw:style-name="gr1" draw:text-style-name="P2" draw:layer="layout" svg:width="15.801cm" svg:height="0.475cm" svg:x="2.95cm" svg:y="23.716cm">
          <draw:text-box>
            <text:p text:style-name="P1"><text:span text:style-name="T4">sanctions or by spying on Iraq and threatening its national security and sovereignty.”</text:span></text:p>
          </draw:text-box>
        </draw:frame>
        <draw:frame draw:style-name="gr1" draw:text-style-name="P2" draw:layer="layout" svg:width="4.925cm" svg:height="0.475cm" svg:x="2.2cm" svg:y="24.631cm">
          <draw:text-box>
            <text:p text:style-name="P1"><text:span text:style-name="T6">549. </text:span><text:span text:style-name="T4"><text:s/>Iraq also stated that:</text:span></text:p>
          </draw:text-box>
        </draw:frame>
        <draw:frame draw:style-name="gr2" draw:text-style-name="P3" draw:layer="layout" svg:width="0.634cm" svg:height="0.712cm" svg:x="2.95cm" svg:y="25.38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84cm" svg:height="0.475cm" svg:x="3.7cm" svg:y="25.545cm">
          <draw:text-box>
            <text:p text:style-name="P1"><text:span text:style-name="T4">The Commission continued “to fabricate false pretexts and to perpetuate its work </text:span></text:p>
          </draw:text-box>
        </draw:frame>
        <draw:frame draw:style-name="gr1" draw:text-style-name="P2" draw:layer="layout" svg:width="2.267cm" svg:height="0.475cm" svg:x="3.7cm" svg:y="26.11cm">
          <draw:text-box>
            <text:p text:style-name="P1"><text:span text:style-name="T4">indefinitely”.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55cm" svg:height="0.475cm" svg:x="3.7cm" svg:y="2.525cm">
          <draw:text-box>
            <text:p text:style-name="P1"><text:span text:style-name="T4">The US had “committed flagrant and gross violations of Iraq’s sovereignty and </text:span></text:p>
          </draw:text-box>
        </draw:frame>
        <draw:frame draw:style-name="gr1" draw:text-style-name="P2" draw:layer="layout" svg:width="15.081cm" svg:height="0.475cm" svg:x="3.7cm" svg:y="3.09cm">
          <draw:text-box>
            <text:p text:style-name="P1"><text:span text:style-name="T4">territorial integrity”, including “imposing an illegal air siege” and openly declaring </text:span></text:p>
          </draw:text-box>
        </draw:frame>
        <draw:frame draw:style-name="gr1" draw:text-style-name="P2" draw:layer="layout" svg:width="14.425cm" svg:height="0.475cm" svg:x="3.7cm" svg:y="3.654cm">
          <draw:text-box>
            <text:p text:style-name="P1"><text:span text:style-name="T4">“</text:span><text:span text:style-name="T4">criminal schemes against Iraq by allocating funds to finance illegal activities </text:span></text:p>
          </draw:text-box>
        </draw:frame>
        <draw:frame draw:style-name="gr1" draw:text-style-name="P2" draw:layer="layout" svg:width="14.349cm" svg:height="0.475cm" svg:x="3.7cm" svg:y="4.218cm">
          <draw:text-box>
            <text:p text:style-name="P1"><text:span text:style-name="T4">aimed at intervening in Iraq’s internal affairs to commit acts of sabotage and </text:span></text:p>
          </draw:text-box>
        </draw:frame>
        <draw:frame draw:style-name="gr1" draw:text-style-name="P2" draw:layer="layout" svg:width="1.928cm" svg:height="0.475cm" svg:x="3.7cm" svg:y="4.783cm">
          <draw:text-box>
            <text:p text:style-name="P1"><text:span text:style-name="T4">terrorism”.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28cm" svg:height="0.475cm" svg:x="3.7cm" svg:y="5.447cm">
          <draw:text-box>
            <text:p text:style-name="P1"><text:span text:style-name="T4">Since May 1998, Iraq had been calling on the Security Council, the Secretary-</text:span></text:p>
          </draw:text-box>
        </draw:frame>
        <draw:frame draw:style-name="gr1" draw:text-style-name="P2" draw:layer="layout" svg:width="14.01cm" svg:height="0.475cm" svg:x="3.7cm" svg:y="6.012cm">
          <draw:text-box>
            <text:p text:style-name="P1"><text:span text:style-name="T4">General and the international community to “adopt a fair and firm position”.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98cm" svg:height="0.475cm" svg:x="3.7cm" svg:y="6.676cm">
          <draw:text-box>
            <text:p text:style-name="P1"><text:span text:style-name="T4">Iraq’s “serious and sincere statements” had remained “unheeded” and the </text:span></text:p>
          </draw:text-box>
        </draw:frame>
        <draw:frame draw:style-name="gr1" draw:text-style-name="P2" draw:layer="layout" svg:width="14.209cm" svg:height="0.475cm" svg:x="3.7cm" svg:y="7.241cm">
          <draw:text-box>
            <text:p text:style-name="P1"><text:span text:style-name="T4">Special Commission had “refused to endorse officially the substantive facts </text:span></text:p>
          </draw:text-box>
        </draw:frame>
        <draw:frame draw:style-name="gr1" draw:text-style-name="P2" draw:layer="layout" svg:width="4.739cm" svg:height="0.475cm" svg:x="3.7cm" svg:y="7.805cm">
          <draw:text-box>
            <text:p text:style-name="P1"><text:span text:style-name="T4">about Iraq’s compliance”.</text:span></text:p>
          </draw:text-box>
        </draw:frame>
        <draw:frame draw:style-name="gr2" draw:text-style-name="P3" draw:layer="layout" svg:width="0.634cm" svg:height="0.712cm" svg:x="2.95cm" svg:y="8.31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19cm" svg:height="0.475cm" svg:x="3.7cm" svg:y="8.47cm">
          <draw:text-box>
            <text:p text:style-name="P1"><text:span text:style-name="T4">The US had “rejected” the recent proposals to the Security Council to “move the </text:span></text:p>
          </draw:text-box>
        </draw:frame>
        <draw:frame draw:style-name="gr1" draw:text-style-name="P2" draw:layer="layout" svg:width="12.423cm" svg:height="0.475cm" svg:x="3.7cm" svg:y="9.034cm">
          <draw:text-box>
            <text:p text:style-name="P1"><text:span text:style-name="T4">nuclear item from the status of disarmament to that of monitoring”.</text:span></text:p>
          </draw:text-box>
        </draw:frame>
        <draw:frame draw:style-name="gr1" draw:text-style-name="P2" draw:layer="layout" svg:width="16.508cm" svg:height="0.475cm" svg:x="2.2cm" svg:y="9.948cm">
          <draw:text-box>
            <text:p text:style-name="P1"><text:span text:style-name="T6">550. </text:span><text:span text:style-name="T4"><text:s/>Iraq concluded that the “current circumstances” confirmed that Iraq would “always </text:span></text:p>
          </draw:text-box>
        </draw:frame>
        <draw:frame draw:style-name="gr1" draw:text-style-name="P2" draw:layer="layout" svg:width="16.614cm" svg:height="0.475cm" svg:x="2.2cm" svg:y="10.513cm">
          <draw:text-box>
            <text:p text:style-name="P1"><text:span text:style-name="T4">be under siege regardless of what it does, and regardless of its fulfilment of the Security </text:span></text:p>
          </draw:text-box>
        </draw:frame>
        <draw:frame draw:style-name="gr1" draw:text-style-name="P2" draw:layer="layout" svg:width="4.566cm" svg:height="0.475cm" svg:x="2.2cm" svg:y="11.077cm">
          <draw:text-box>
            <text:p text:style-name="P1"><text:span text:style-name="T4">Council’s requirements”.</text:span></text:p>
          </draw:text-box>
        </draw:frame>
        <draw:frame draw:style-name="gr1" draw:text-style-name="P2" draw:layer="layout" svg:width="16.3cm" svg:height="0.475cm" svg:x="2.2cm" svg:y="11.992cm">
          <draw:text-box>
            <text:p text:style-name="P1"><text:span text:style-name="T6">551. </text:span><text:span text:style-name="T4"><text:s/>Mr Aziz forwarded the decision in a letter to the President of the Security Council </text:span></text:p>
          </draw:text-box>
        </draw:frame>
        <draw:frame draw:style-name="gr1" draw:text-style-name="P2" draw:layer="layout" svg:width="2.368cm" svg:height="0.475cm" svg:x="2.2cm" svg:y="12.556cm">
          <draw:text-box>
            <text:p text:style-name="P1"><text:span text:style-name="T4">on 5 August.</text:span></text:p>
          </draw:text-box>
        </draw:frame>
        <draw:frame draw:style-name="gr6" draw:text-style-name="P7" draw:layer="layout" svg:width="0.408cm" svg:height="0.276cm" svg:x="4.554cm" svg:y="12.575cm">
          <draw:text-box>
            <text:p text:style-name="P1"><text:span text:style-name="T9">221</text:span></text:p>
          </draw:text-box>
        </draw:frame>
        <draw:frame draw:style-name="gr1" draw:text-style-name="P2" draw:layer="layout" svg:width="9.349cm" svg:height="0.475cm" svg:x="2.2cm" svg:y="13.471cm">
          <draw:text-box>
            <text:p text:style-name="P1"><text:span text:style-name="T6">552. </text:span><text:span text:style-name="T4"><text:s/>Mr Aziz stated that the Special Commission:</text:span></text:p>
          </draw:text-box>
        </draw:frame>
        <draw:frame draw:style-name="gr1" draw:text-style-name="P2" draw:layer="layout" svg:width="15.361cm" svg:height="0.475cm" svg:x="2.95cm" svg:y="14.385cm">
          <draw:text-box>
            <text:p text:style-name="P1"><text:span text:style-name="T4">“… </text:span><text:span text:style-name="T4">had refused to inform the Security Council of the substantive facts … Instead, </text:span></text:p>
          </draw:text-box>
        </draw:frame>
        <draw:frame draw:style-name="gr1" draw:text-style-name="P2" draw:layer="layout" svg:width="13.934cm" svg:height="0.475cm" svg:x="2.95cm" svg:y="14.95cm">
          <draw:text-box>
            <text:p text:style-name="P1"><text:span text:style-name="T4">the Special Commission has continued its old and well-known methods of </text:span></text:p>
          </draw:text-box>
        </draw:frame>
        <draw:frame draw:style-name="gr1" draw:text-style-name="P2" draw:layer="layout" svg:width="15.339cm" svg:height="0.475cm" svg:x="2.95cm" svg:y="15.514cm">
          <draw:text-box>
            <text:p text:style-name="P1"><text:span text:style-name="T4">concentrating on details of no value with respect to the requirements of section C </text:span></text:p>
          </draw:text-box>
        </draw:frame>
        <draw:frame draw:style-name="gr1" draw:text-style-name="P2" draw:layer="layout" svg:width="15.5cm" svg:height="0.475cm" svg:x="2.95cm" svg:y="16.078cm">
          <draw:text-box>
            <text:p text:style-name="P1"><text:span text:style-name="T4">of resolution 687 (1991). It has also continued with its methods of raising marginal </text:span></text:p>
          </draw:text-box>
        </draw:frame>
        <draw:frame draw:style-name="gr1" draw:text-style-name="P2" draw:layer="layout" svg:width="15.242cm" svg:height="0.475cm" svg:x="2.95cm" svg:y="16.643cm">
          <draw:text-box>
            <text:p text:style-name="P1"><text:span text:style-name="T4">issues, to confuse and mislead the Council and world public opinion into thinking </text:span></text:p>
          </draw:text-box>
        </draw:frame>
        <draw:frame draw:style-name="gr1" draw:text-style-name="P2" draw:layer="layout" svg:width="14.531cm" svg:height="0.475cm" svg:x="2.95cm" svg:y="17.207cm">
          <draw:text-box>
            <text:p text:style-name="P1"><text:span text:style-name="T4">that those issues are of some importance with respect to the requirements of </text:span></text:p>
          </draw:text-box>
        </draw:frame>
        <draw:frame draw:style-name="gr1" draw:text-style-name="P2" draw:layer="layout" svg:width="15.907cm" svg:height="0.475cm" svg:x="2.95cm" svg:y="17.772cm">
          <draw:text-box>
            <text:p text:style-name="P1"><text:span text:style-name="T4">disarmament. In addition, it has attempted to conjure up the crises and provocations </text:span></text:p>
          </draw:text-box>
        </draw:frame>
        <draw:frame draw:style-name="gr1" draw:text-style-name="P2" draw:layer="layout" svg:width="15.801cm" svg:height="0.475cm" svg:x="2.95cm" svg:y="18.336cm">
          <draw:text-box>
            <text:p text:style-name="P1"><text:span text:style-name="T4">which characterized the work of the Special Commission throughout the past years. </text:span></text:p>
          </draw:text-box>
        </draw:frame>
        <draw:frame draw:style-name="gr1" draw:text-style-name="P2" draw:layer="layout" svg:width="15.644cm" svg:height="0.475cm" svg:x="2.95cm" svg:y="18.901cm">
          <draw:text-box>
            <text:p text:style-name="P1"><text:span text:style-name="T4">The purpose of this was entirely clear, namely to perpetuate the embargo pursuant </text:span></text:p>
          </draw:text-box>
        </draw:frame>
        <draw:frame draw:style-name="gr1" draw:text-style-name="P2" draw:layer="layout" svg:width="8.507cm" svg:height="0.475cm" svg:x="2.95cm" svg:y="19.465cm">
          <draw:text-box>
            <text:p text:style-name="P1"><text:span text:style-name="T4">to the policy of the United States of America.”</text:span></text:p>
          </draw:text-box>
        </draw:frame>
        <draw:frame draw:style-name="gr1" draw:text-style-name="P2" draw:layer="layout" svg:width="16.702cm" svg:height="0.475cm" svg:x="2.2cm" svg:y="20.38cm">
          <draw:text-box>
            <text:p text:style-name="P1"><text:span text:style-name="T6">553. </text:span><text:span text:style-name="T4"><text:s/>Mr Aziz set out in detail Iraq’s position on UNSCOM’s approach to the agreed work </text:span></text:p>
          </draw:text-box>
        </draw:frame>
        <draw:frame draw:style-name="gr1" draw:text-style-name="P2" draw:layer="layout" svg:width="15.949cm" svg:height="0.475cm" svg:x="2.2cm" svg:y="20.944cm">
          <draw:text-box>
            <text:p text:style-name="P1"><text:span text:style-name="T4">programme and his meeting with Mr Butler on 3 August. The points made by Mr Aziz </text:span></text:p>
          </draw:text-box>
        </draw:frame>
        <draw:frame draw:style-name="gr1" draw:text-style-name="P2" draw:layer="layout" svg:width="1.704cm" svg:height="0.475cm" svg:x="2.2cm" svg:y="21.508cm">
          <draw:text-box>
            <text:p text:style-name="P1"><text:span text:style-name="T4">included:</text:span></text:p>
          </draw:text-box>
        </draw:frame>
        <draw:frame draw:style-name="gr2" draw:text-style-name="P3" draw:layer="layout" svg:width="0.634cm" svg:height="0.712cm" svg:x="2.95cm" svg:y="22.26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295cm" svg:height="0.475cm" svg:x="3.7cm" svg:y="22.423cm">
          <draw:text-box>
            <text:p text:style-name="P1"><text:span text:style-name="T4">The Special Commission teams discussing missiles had raised “trivial” </text:span></text:p>
          </draw:text-box>
        </draw:frame>
        <draw:frame draw:style-name="gr1" draw:text-style-name="P2" draw:layer="layout" svg:width="13.688cm" svg:height="0.475cm" svg:x="3.7cm" svg:y="22.987cm">
          <draw:text-box>
            <text:p text:style-name="P1"><text:span text:style-name="T4">or “marginal” additional questions, rather than focusing on the fact of the </text:span></text:p>
          </draw:text-box>
        </draw:frame>
        <draw:frame draw:style-name="gr1" draw:text-style-name="P2" draw:layer="layout" svg:width="15.09cm" svg:height="0.475cm" svg:x="3.7cm" svg:y="23.552cm">
          <draw:text-box>
            <text:p text:style-name="P1"><text:span text:style-name="T4">destruction of special warheads and Iraq’s lack of success in producing engines </text:span></text:p>
          </draw:text-box>
        </draw:frame>
        <draw:frame draw:style-name="gr1" draw:text-style-name="P2" draw:layer="layout" svg:width="6.864cm" svg:height="0.475cm" svg:x="3.7cm" svg:y="24.116cm">
          <draw:text-box>
            <text:p text:style-name="P1"><text:span text:style-name="T4">and gyroscopes for ballistic missiles.</text:span></text:p>
          </draw:text-box>
        </draw:frame>
        <draw:frame draw:style-name="gr2" draw:text-style-name="P3" draw:layer="layout" svg:width="0.634cm" svg:height="0.712cm" svg:x="2.95cm" svg:y="24.624cm">
          <draw:text-box>
            <text:p text:style-name="P1"><text:span text:style-name="T12">•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14.01cm" svg:height="0.475cm" svg:x="3.7cm" svg:y="24.781cm">
          <draw:text-box>
            <text:p text:style-name="P1"><text:span text:style-name="T4">Iraq had “proved that the material balance for R400 bombs was complete”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21 </text:span></text:p>
          </draw:text-box>
        </draw:frame>
        <draw:frame draw:style-name="gr4" draw:text-style-name="P5" draw:layer="layout" svg:width="15.661cm" svg:height="0.395cm" svg:x="2.646cm" svg:y="26.357cm">
          <draw:text-box>
            <text:p text:style-name="P1"><text:span text:style-name="T11">UN Security Council, 14 August 1998, ‘Letter dated 5 August 1998 from the Deputy Prime Minister of </text:span></text:p>
          </draw:text-box>
        </draw:frame>
        <draw:frame draw:style-name="gr4" draw:text-style-name="P5" draw:layer="layout" svg:width="10.789cm" svg:height="0.395cm" svg:x="2.2cm" svg:y="26.781cm">
          <draw:text-box>
            <text:p text:style-name="P1"><text:span text:style-name="T11">Iraq addressed to the President of the Security Council’ (S/1998/718).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86cm" svg:height="0.475cm" svg:x="3.7cm" svg:y="2.525cm">
          <draw:text-box>
            <text:p text:style-name="P1"><text:span text:style-name="T4">The missing 155mm shells were less than 5 percent of the total stock, and had </text:span></text:p>
          </draw:text-box>
        </draw:frame>
        <draw:frame draw:style-name="gr1" draw:text-style-name="P2" draw:layer="layout" svg:width="14.878cm" svg:height="0.475cm" svg:x="3.7cm" svg:y="3.09cm">
          <draw:text-box>
            <text:p text:style-name="P1"><text:span text:style-name="T4">been destroyed in early 1991 when a truck was set on fire. The remnants were </text:span></text:p>
          </draw:text-box>
        </draw:frame>
        <draw:frame draw:style-name="gr1" draw:text-style-name="P2" draw:layer="layout" svg:width="15.111cm" svg:height="0.475cm" svg:x="3.7cm" svg:y="3.654cm">
          <draw:text-box>
            <text:p text:style-name="P1"><text:span text:style-name="T4">still being investigated and they should not be regarded as a serious obstacle to </text:span></text:p>
          </draw:text-box>
        </draw:frame>
        <draw:frame draw:style-name="gr1" draw:text-style-name="P2" draw:layer="layout" svg:width="4.604cm" svg:height="0.475cm" svg:x="3.7cm" svg:y="4.218cm">
          <draw:text-box>
            <text:p text:style-name="P1"><text:span text:style-name="T4">closing the chemical file.</text:span></text:p>
          </draw:text-box>
        </draw:frame>
        <draw:frame draw:style-name="gr2" draw:text-style-name="P3" draw:layer="layout" svg:width="0.634cm" svg:height="0.712cm" svg:x="2.95cm" svg:y="4.72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917cm" svg:height="0.475cm" svg:x="3.7cm" svg:y="4.883cm">
          <draw:text-box>
            <text:p text:style-name="P1"><text:span text:style-name="T4">The Special Commission could have found traces of VX, but there were a </text:span></text:p>
          </draw:text-box>
        </draw:frame>
        <draw:frame draw:style-name="gr1" draw:text-style-name="P2" draw:layer="layout" svg:width="13.688cm" svg:height="0.475cm" svg:x="3.7cm" svg:y="5.447cm">
          <draw:text-box>
            <text:p text:style-name="P1"><text:span text:style-name="T4">number of possible explanations which could be investigated. If Iraq had </text:span></text:p>
          </draw:text-box>
        </draw:frame>
        <draw:frame draw:style-name="gr1" draw:text-style-name="P2" draw:layer="layout" svg:width="14.565cm" svg:height="0.475cm" svg:x="3.7cm" svg:y="6.012cm">
          <draw:text-box>
            <text:p text:style-name="P1"><text:span text:style-name="T4">weaponised VX, there would have been “no reason why it should not declare </text:span></text:p>
          </draw:text-box>
        </draw:frame>
        <draw:frame draw:style-name="gr1" draw:text-style-name="P2" draw:layer="layout" svg:width="9.044cm" svg:height="0.475cm" svg:x="3.7cm" svg:y="6.576cm">
          <draw:text-box>
            <text:p text:style-name="P1"><text:span text:style-name="T4">this”; concealment would have been “a silly act”.</text:span></text:p>
          </draw:text-box>
        </draw:frame>
        <draw:frame draw:style-name="gr2" draw:text-style-name="P3" draw:layer="layout" svg:width="0.634cm" svg:height="0.712cm" svg:x="2.95cm" svg:y="7.08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8cm" svg:height="0.475cm" svg:x="3.7cm" svg:y="7.241cm">
          <draw:text-box>
            <text:p text:style-name="P1"><text:span text:style-name="T4">The Special Commission had, since 1996, “been giving a distorted and falsified </text:span></text:p>
          </draw:text-box>
        </draw:frame>
        <draw:frame draw:style-name="gr1" draw:text-style-name="P2" draw:layer="layout" svg:width="15.234cm" svg:height="0.475cm" svg:x="3.7cm" svg:y="7.805cm">
          <draw:text-box>
            <text:p text:style-name="P1"><text:span text:style-name="T4">picture of the biological programme” which “deliberately ignored the fundamental </text:span></text:p>
          </draw:text-box>
        </draw:frame>
        <draw:frame draw:style-name="gr1" draw:text-style-name="P2" draw:layer="layout" svg:width="13.439cm" svg:height="0.475cm" svg:x="3.7cm" svg:y="8.37cm">
          <draw:text-box>
            <text:p text:style-name="P1"><text:span text:style-name="T4">facts” and “raised lies and fabrications using intelligence methods in co-</text:span></text:p>
          </draw:text-box>
        </draw:frame>
        <draw:frame draw:style-name="gr1" draw:text-style-name="P2" draw:layer="layout" svg:width="6.276cm" svg:height="0.475cm" svg:x="3.7cm" svg:y="8.934cm">
          <draw:text-box>
            <text:p text:style-name="P1"><text:span text:style-name="T4">ordination with American parties”.</text:span></text:p>
          </draw:text-box>
        </draw:frame>
        <draw:frame draw:style-name="gr2" draw:text-style-name="P3" draw:layer="layout" svg:width="0.634cm" svg:height="0.712cm" svg:x="2.95cm" svg:y="9.44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21cm" svg:height="0.475cm" svg:x="3.7cm" svg:y="9.598cm">
          <draw:text-box>
            <text:p text:style-name="P1"><text:span text:style-name="T4">The biological weapons programme had been “newly established”, had not been </text:span></text:p>
          </draw:text-box>
        </draw:frame>
        <draw:frame draw:style-name="gr1" draw:text-style-name="P2" draw:layer="layout" svg:width="14.345cm" svg:height="0.475cm" svg:x="3.7cm" svg:y="10.163cm">
          <draw:text-box>
            <text:p text:style-name="P1"><text:span text:style-name="T4">completed, and “remained without a specialised top management”. Iraq had </text:span></text:p>
          </draw:text-box>
        </draw:frame>
        <draw:frame draw:style-name="gr1" draw:text-style-name="P2" draw:layer="layout" svg:width="15.153cm" svg:height="0.475cm" svg:x="3.7cm" svg:y="10.727cm">
          <draw:text-box>
            <text:p text:style-name="P1"><text:span text:style-name="T4">been unable to import any specialised equipment for the production of biological </text:span></text:p>
          </draw:text-box>
        </draw:frame>
        <draw:frame draw:style-name="gr1" draw:text-style-name="P2" draw:layer="layout" svg:width="12.19cm" svg:height="0.475cm" svg:x="3.7cm" svg:y="11.292cm">
          <draw:text-box>
            <text:p text:style-name="P1"><text:span text:style-name="T4">agents. Iraq had “destroyed this programme completely in 1991”.</text:span></text:p>
          </draw:text-box>
        </draw:frame>
        <draw:frame draw:style-name="gr2" draw:text-style-name="P3" draw:layer="layout" svg:width="0.634cm" svg:height="0.712cm" svg:x="2.95cm" svg:y="11.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07cm" svg:height="0.475cm" svg:x="3.7cm" svg:y="11.956cm">
          <draw:text-box>
            <text:p text:style-name="P1"><text:span text:style-name="T4">Since 1995, monitoring teams had interviewed 256 personnel and carried out </text:span></text:p>
          </draw:text-box>
        </draw:frame>
        <draw:frame draw:style-name="gr1" draw:text-style-name="P2" draw:layer="layout" svg:width="14.967cm" svg:height="0.475cm" svg:x="3.7cm" svg:y="12.521cm">
          <draw:text-box>
            <text:p text:style-name="P1"><text:span text:style-name="T4">1,048 inspections at 334 sites without finding any biological weapons or agents </text:span></text:p>
          </draw:text-box>
        </draw:frame>
        <draw:frame draw:style-name="gr1" draw:text-style-name="P2" draw:layer="layout" svg:width="14.472cm" svg:height="0.475cm" svg:x="3.7cm" svg:y="13.085cm">
          <draw:text-box>
            <text:p text:style-name="P1"><text:span text:style-name="T4">and had not found “any proof on the existence of biological activities, current </text:span></text:p>
          </draw:text-box>
        </draw:frame>
        <draw:frame draw:style-name="gr1" draw:text-style-name="P2" draw:layer="layout" svg:width="14.624cm" svg:height="0.475cm" svg:x="3.7cm" svg:y="13.65cm">
          <draw:text-box>
            <text:p text:style-name="P1"><text:span text:style-name="T4">or previous, in sites other than those declared by Iraq which were destroyed”. </text:span></text:p>
          </draw:text-box>
        </draw:frame>
        <draw:frame draw:style-name="gr1" draw:text-style-name="P2" draw:layer="layout" svg:width="11.394cm" svg:height="0.475cm" svg:x="3.7cm" svg:y="14.214cm">
          <draw:text-box>
            <text:p text:style-name="P1"><text:span text:style-name="T4">95 sites were still under “strict and very intrusive monitoring”.</text:span></text:p>
          </draw:text-box>
        </draw:frame>
        <draw:frame draw:style-name="gr2" draw:text-style-name="P3" draw:layer="layout" svg:width="0.634cm" svg:height="0.712cm" svg:x="2.95cm" svg:y="14.72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4cm" svg:height="0.475cm" svg:x="3.7cm" svg:y="14.878cm">
          <draw:text-box>
            <text:p text:style-name="P1"><text:span text:style-name="T4">Iraq had “accepted the sacrifice” involved in the destruction of the Al Hakam </text:span></text:p>
          </draw:text-box>
        </draw:frame>
        <draw:frame draw:style-name="gr1" draw:text-style-name="P2" draw:layer="layout" svg:width="14.349cm" svg:height="0.475cm" svg:x="3.7cm" svg:y="15.443cm">
          <draw:text-box>
            <text:p text:style-name="P1"><text:span text:style-name="T4">plant, including facilities for civilian purposes, “after the Special Commission </text:span></text:p>
          </draw:text-box>
        </draw:frame>
        <draw:frame draw:style-name="gr1" draw:text-style-name="P2" draw:layer="layout" svg:width="14.662cm" svg:height="0.475cm" svg:x="3.7cm" svg:y="16.007cm">
          <draw:text-box>
            <text:p text:style-name="P1"><text:span text:style-name="T4">promised … that … was the most important step for closing the biological file”.</text:span></text:p>
          </draw:text-box>
        </draw:frame>
        <draw:frame draw:style-name="gr2" draw:text-style-name="P3" draw:layer="layout" svg:width="0.634cm" svg:height="0.712cm" svg:x="2.95cm" svg:y="16.51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93cm" svg:height="0.475cm" svg:x="3.7cm" svg:y="16.672cm">
          <draw:text-box>
            <text:p text:style-name="P1"><text:span text:style-name="T4">When Iraq had given examples of the verification procedures adopted by the </text:span></text:p>
          </draw:text-box>
        </draw:frame>
        <draw:frame draw:style-name="gr1" draw:text-style-name="P2" draw:layer="layout" svg:width="14.628cm" svg:height="0.475cm" svg:x="3.7cm" svg:y="17.236cm">
          <draw:text-box>
            <text:p text:style-name="P1"><text:span text:style-name="T4">US individual in charge of the biological file to a delegation led by Mr Lakhdar </text:span></text:p>
          </draw:text-box>
        </draw:frame>
        <draw:frame draw:style-name="gr1" draw:text-style-name="P2" draw:layer="layout" svg:width="13.862cm" svg:height="0.475cm" svg:x="3.7cm" svg:y="17.801cm">
          <draw:text-box>
            <text:p text:style-name="P1"><text:span text:style-name="T4">Brahimi on 5 November 1997, they had produced “surprise and sarcasm”.</text:span></text:p>
          </draw:text-box>
        </draw:frame>
        <draw:frame draw:style-name="gr2" draw:text-style-name="P3" draw:layer="layout" svg:width="0.634cm" svg:height="0.712cm" svg:x="2.95cm" svg:y="18.30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cm" svg:height="0.475cm" svg:x="3.7cm" svg:y="18.465cm">
          <draw:text-box>
            <text:p text:style-name="P1"><text:span text:style-name="T4">In the technical evaluation meetings in March and July, the Commission had </text:span></text:p>
          </draw:text-box>
        </draw:frame>
        <draw:frame draw:style-name="gr1" draw:text-style-name="P2" draw:layer="layout" svg:width="14.069cm" svg:height="0.475cm" svg:x="3.7cm" svg:y="19.03cm">
          <draw:text-box>
            <text:p text:style-name="P1"><text:span text:style-name="T4">pursued questions which “bore no relation to the fundamental questions of </text:span></text:p>
          </draw:text-box>
        </draw:frame>
        <draw:frame draw:style-name="gr1" draw:text-style-name="P2" draw:layer="layout" svg:width="2.711cm" svg:height="0.475cm" svg:x="3.7cm" svg:y="19.594cm">
          <draw:text-box>
            <text:p text:style-name="P1"><text:span text:style-name="T4">disarmament”.</text:span></text:p>
          </draw:text-box>
        </draw:frame>
        <draw:frame draw:style-name="gr2" draw:text-style-name="P3" draw:layer="layout" svg:width="0.634cm" svg:height="0.712cm" svg:x="2.95cm" svg:y="20.10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21cm" svg:height="0.475cm" svg:x="3.7cm" svg:y="20.258cm">
          <draw:text-box>
            <text:p text:style-name="P1"><text:span text:style-name="T4">In response to the “vicious circle created by the Special Commission”, Mr Aziz </text:span></text:p>
          </draw:text-box>
        </draw:frame>
        <draw:frame draw:style-name="gr1" draw:text-style-name="P2" draw:layer="layout" svg:width="15.039cm" svg:height="0.475cm" svg:x="3.7cm" svg:y="20.823cm">
          <draw:text-box>
            <text:p text:style-name="P1"><text:span text:style-name="T4">had proposed on 23 July that he and Mr Butler should supervise the file, but his </text:span></text:p>
          </draw:text-box>
        </draw:frame>
        <draw:frame draw:style-name="gr1" draw:text-style-name="P2" draw:layer="layout" svg:width="5.277cm" svg:height="0.475cm" svg:x="3.7cm" svg:y="21.387cm">
          <draw:text-box>
            <text:p text:style-name="P1"><text:span text:style-name="T4">proposal had been rejected.</text:span></text:p>
          </draw:text-box>
        </draw:frame>
        <draw:frame draw:style-name="gr1" draw:text-style-name="P2" draw:layer="layout" svg:width="15.314cm" svg:height="0.475cm" svg:x="2.2cm" svg:y="22.302cm">
          <draw:text-box>
            <text:p text:style-name="P1"><text:span text:style-name="T6">554. </text:span><text:span text:style-name="T4"><text:s/>In the concluding section of his letter, Mr Aziz wrote that Iraq had raised the </text:span></text:p>
          </draw:text-box>
        </draw:frame>
        <draw:frame draw:style-name="gr1" draw:text-style-name="P2" draw:layer="layout" svg:width="15.674cm" svg:height="0.475cm" svg:x="2.2cm" svg:y="22.866cm">
          <draw:text-box>
            <text:p text:style-name="P1"><text:span text:style-name="T4">working methods of the Special Commission many times, and some measures had </text:span></text:p>
          </draw:text-box>
        </draw:frame>
        <draw:frame draw:style-name="gr1" draw:text-style-name="P2" draw:layer="layout" svg:width="15.898cm" svg:height="0.475cm" svg:x="2.2cm" svg:y="23.431cm">
          <draw:text-box>
            <text:p text:style-name="P1"><text:span text:style-name="T4">recently been taken, including the participation of experts from Permanent Members </text:span></text:p>
          </draw:text-box>
        </draw:frame>
        <draw:frame draw:style-name="gr1" draw:text-style-name="P2" draw:layer="layout" svg:width="5.823cm" svg:height="0.475cm" svg:x="2.2cm" svg:y="23.995cm">
          <draw:text-box>
            <text:p text:style-name="P1"><text:span text:style-name="T4">other than the US and UK, but:</text:span></text:p>
          </draw:text-box>
        </draw:frame>
        <draw:frame draw:style-name="gr2" draw:text-style-name="P3" draw:layer="layout" svg:width="0.634cm" svg:height="0.712cm" svg:x="2.95cm" svg:y="24.75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1cm" svg:height="0.475cm" svg:x="3.7cm" svg:y="24.91cm">
          <draw:text-box>
            <text:p text:style-name="P1"><text:span text:style-name="T4">The “real situation” had “not changed”, as the US and UK were “still leading all </text:span></text:p>
          </draw:text-box>
        </draw:frame>
        <draw:frame draw:style-name="gr1" draw:text-style-name="P2" draw:layer="layout" svg:width="13.244cm" svg:height="0.475cm" svg:x="3.7cm" svg:y="25.474cm">
          <draw:text-box>
            <text:p text:style-name="P1"><text:span text:style-name="T4">its activities and define all the discussions of the Special Commission”.</text:span></text:p>
          </draw:text-box>
        </draw:frame>
        <draw:frame draw:style-name="gr2" draw:text-style-name="P3" draw:layer="layout" svg:width="0.634cm" svg:height="0.712cm" svg:x="2.95cm" svg:y="25.98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15cm" svg:height="0.475cm" svg:x="3.7cm" svg:y="26.138cm">
          <draw:text-box>
            <text:p text:style-name="P1"><text:span text:style-name="T4">It was “well known” that the US and UK had “tendentious political objectives </text:span></text:p>
          </draw:text-box>
        </draw:frame>
        <draw:frame draw:style-name="gr1" draw:text-style-name="P2" draw:layer="layout" svg:width="2.483cm" svg:height="0.475cm" svg:x="3.7cm" svg:y="26.703cm">
          <draw:text-box>
            <text:p text:style-name="P1"><text:span text:style-name="T4">against Iraq”.</text:span></text:p>
          </draw:text-box>
        </draw:frame>
      </draw:page>
      <draw:page draw:name="page10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86cm" svg:height="0.475cm" svg:x="3.7cm" svg:y="2.525cm">
          <draw:text-box>
            <text:p text:style-name="P1"><text:span text:style-name="T4">The Special Commission was “not prepared to tell the truth by announcing that </text:span></text:p>
          </draw:text-box>
        </draw:frame>
        <draw:frame draw:style-name="gr1" draw:text-style-name="P2" draw:layer="layout" svg:width="9.976cm" svg:height="0.475cm" svg:x="3.7cm" svg:y="3.09cm">
          <draw:text-box>
            <text:p text:style-name="P1"><text:span text:style-name="T4">the main task entrusted to it … has been completed”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59cm" svg:height="0.475cm" svg:x="3.7cm" svg:y="3.754cm">
          <draw:text-box>
            <text:p text:style-name="P1"><text:span text:style-name="T4">That was “an illegal” and “tendentious political position” which was “not based on </text:span></text:p>
          </draw:text-box>
        </draw:frame>
        <draw:frame draw:style-name="gr1" draw:text-style-name="P2" draw:layer="layout" svg:width="7.089cm" svg:height="0.475cm" svg:x="3.7cm" svg:y="4.318cm">
          <draw:text-box>
            <text:p text:style-name="P1"><text:span text:style-name="T4">any scientific or technical foundation”.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91cm" svg:height="0.475cm" svg:x="3.7cm" svg:y="4.983cm">
          <draw:text-box>
            <text:p text:style-name="P1"><text:span text:style-name="T4">The US and UK had refused to acknowledge when there was a technical basis </text:span></text:p>
          </draw:text-box>
        </draw:frame>
        <draw:frame draw:style-name="gr1" draw:text-style-name="P2" draw:layer="layout" svg:width="14.268cm" svg:height="0.475cm" svg:x="3.7cm" svg:y="5.547cm">
          <draw:text-box>
            <text:p text:style-name="P1"><text:span text:style-name="T4">for closing a file and had “obstructed practically any step which the Security </text:span></text:p>
          </draw:text-box>
        </draw:frame>
        <draw:frame draw:style-name="gr1" draw:text-style-name="P2" draw:layer="layout" svg:width="13.756cm" svg:height="0.475cm" svg:x="3.7cm" svg:y="6.112cm">
          <draw:text-box>
            <text:p text:style-name="P1"><text:span text:style-name="T4">Council attempted to take in the direction of achieving justice and equity”.</text:span></text:p>
          </draw:text-box>
        </draw:frame>
        <draw:frame draw:style-name="gr2" draw:text-style-name="P3" draw:layer="layout" svg:width="0.634cm" svg:height="0.712cm" svg:x="2.95cm" svg:y="6.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0.454cm" svg:height="0.475cm" svg:x="3.7cm" svg:y="6.776cm">
          <draw:text-box>
            <text:p text:style-name="P1"><text:span text:style-name="T4">That had happened in July in relation to the nuclear file.</text:span></text:p>
          </draw:text-box>
        </draw:frame>
        <draw:frame draw:style-name="gr2" draw:text-style-name="P3" draw:layer="layout" svg:width="0.634cm" svg:height="0.712cm" svg:x="2.95cm" svg:y="7.28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825cm" svg:height="0.475cm" svg:x="3.7cm" svg:y="7.441cm">
          <draw:text-box>
            <text:p text:style-name="P1"><text:span text:style-name="T4">Iraq’s warnings on 1 May, 17 July and 30 July had not been heeded.</text:span></text:p>
          </draw:text-box>
        </draw:frame>
        <draw:frame draw:style-name="gr1" draw:text-style-name="P2" draw:layer="layout" svg:width="16.474cm" svg:height="0.475cm" svg:x="2.2cm" svg:y="8.355cm">
          <draw:text-box>
            <text:p text:style-name="P1"><text:span text:style-name="T6">555. </text:span><text:span text:style-name="T4"><text:s/>Mr Annan wrote that he had been contacted by Secretary Albright and Mr Samuel </text:span></text:p>
          </draw:text-box>
        </draw:frame>
        <draw:frame draw:style-name="gr1" draw:text-style-name="P2" draw:layer="layout" svg:width="16.114cm" svg:height="0.475cm" svg:x="2.2cm" svg:y="8.92cm">
          <draw:text-box>
            <text:p text:style-name="P1"><text:span text:style-name="T4">(Sandy) Berger, the US National Security Advisor, who insisted that Iraq’s stance was </text:span></text:p>
          </draw:text-box>
        </draw:frame>
        <draw:frame draw:style-name="gr1" draw:text-style-name="P2" draw:layer="layout" svg:width="16.275cm" svg:height="0.475cm" svg:x="2.2cm" svg:y="9.484cm">
          <draw:text-box>
            <text:p text:style-name="P1"><text:span text:style-name="T4">an attack on the UN and on Mr Annan’s own position as it was his MOU that had been </text:span></text:p>
          </draw:text-box>
        </draw:frame>
        <draw:frame draw:style-name="gr1" draw:text-style-name="P2" draw:layer="layout" svg:width="1.585cm" svg:height="0.475cm" svg:x="2.2cm" svg:y="10.048cm">
          <draw:text-box>
            <text:p text:style-name="P1"><text:span text:style-name="T4">violated.</text:span></text:p>
          </draw:text-box>
        </draw:frame>
        <draw:frame draw:style-name="gr6" draw:text-style-name="P7" draw:layer="layout" svg:width="0.408cm" svg:height="0.276cm" svg:x="3.777cm" svg:y="10.067cm">
          <draw:text-box>
            <text:p text:style-name="P1"><text:span text:style-name="T9">222</text:span></text:p>
          </draw:text-box>
        </draw:frame>
        <draw:frame draw:style-name="gr1" draw:text-style-name="P2" draw:layer="layout" svg:width="14.116cm" svg:height="0.475cm" svg:x="4.189cm" svg:y="10.048cm">
          <draw:text-box>
            <text:p text:style-name="P1"><text:span text:style-name="T4"><text:s/></text:span><text:span text:style-name="T4">His response to the “standoff” was to propose “a comprehensive review of </text:span></text:p>
          </draw:text-box>
        </draw:frame>
        <draw:frame draw:style-name="gr1" draw:text-style-name="P2" draw:layer="layout" svg:width="16.063cm" svg:height="0.475cm" svg:x="2.2cm" svg:y="10.613cm">
          <draw:text-box>
            <text:p text:style-name="P1"><text:span text:style-name="T4">the UN’s relationship with Iraq, including the role of UNSCOM”. The US had opposed </text:span></text:p>
          </draw:text-box>
        </draw:frame>
        <draw:frame draw:style-name="gr1" draw:text-style-name="P2" draw:layer="layout" svg:width="14.958cm" svg:height="0.475cm" svg:x="2.2cm" svg:y="11.177cm">
          <draw:text-box>
            <text:p text:style-name="P1"><text:span text:style-name="T4">such a move on the grounds that it was “bargaining” with Saddam Hussein, but:</text:span></text:p>
          </draw:text-box>
        </draw:frame>
        <draw:frame draw:style-name="gr1" draw:text-style-name="P2" draw:layer="layout" svg:width="15.111cm" svg:height="0.475cm" svg:x="2.95cm" svg:y="12.092cm">
          <draw:text-box>
            <text:p text:style-name="P1"><text:span text:style-name="T4">“… </text:span><text:span text:style-name="T4">the broader Council, including the UK, understood the value of engaging the </text:span></text:p>
          </draw:text-box>
        </draw:frame>
        <draw:frame draw:style-name="gr1" draw:text-style-name="P2" draw:layer="layout" svg:width="15.399cm" svg:height="0.475cm" svg:x="2.95cm" svg:y="12.656cm">
          <draw:text-box>
            <text:p text:style-name="P1"><text:span text:style-name="T4">Iraqis in a process whereby they would come back into compliance and we would </text:span></text:p>
          </draw:text-box>
        </draw:frame>
        <draw:frame draw:style-name="gr1" draw:text-style-name="P2" draw:layer="layout" svg:width="11.796cm" svg:height="0.475cm" svg:x="2.95cm" svg:y="13.221cm">
          <draw:text-box>
            <text:p text:style-name="P1"><text:span text:style-name="T4">set out on a path to a conclusion rather than permanent crisis.”</text:span></text:p>
          </draw:text-box>
        </draw:frame>
        <draw:frame draw:style-name="gr1" draw:text-style-name="P2" draw:layer="layout" svg:width="15.508cm" svg:height="0.475cm" svg:x="2.2cm" svg:y="14.135cm">
          <draw:text-box>
            <text:p text:style-name="P1"><text:span text:style-name="T6">556. </text:span><text:span text:style-name="T4"><text:s/>On 11 August, Dr ElBaradei confirmed that, as a result of Iraq’s decision, the </text:span></text:p>
          </draw:text-box>
        </draw:frame>
        <draw:frame draw:style-name="gr1" draw:text-style-name="P2" draw:layer="layout" svg:width="15.479cm" svg:height="0.475cm" svg:x="2.2cm" svg:y="14.7cm">
          <draw:text-box>
            <text:p text:style-name="P1"><text:span text:style-name="T4">IAEA was carrying out limited monitoring and verification tasks which fell “far short </text:span></text:p>
          </draw:text-box>
        </draw:frame>
        <draw:frame draw:style-name="gr1" draw:text-style-name="P2" draw:layer="layout" svg:width="15.826cm" svg:height="0.475cm" svg:x="2.2cm" svg:y="15.264cm">
          <draw:text-box>
            <text:p text:style-name="P1"><text:span text:style-name="T4">of full implementation of the OMV plan” and resulted in a “significantly reduced level </text:span></text:p>
          </draw:text-box>
        </draw:frame>
        <draw:frame draw:style-name="gr1" draw:text-style-name="P2" draw:layer="layout" svg:width="10.23cm" svg:height="0.475cm" svg:x="2.2cm" svg:y="15.828cm">
          <draw:text-box>
            <text:p text:style-name="P1"><text:span text:style-name="T4">of assurance” which could be provided for the Council.</text:span></text:p>
          </draw:text-box>
        </draw:frame>
        <draw:frame draw:style-name="gr6" draw:text-style-name="P7" draw:layer="layout" svg:width="0.408cm" svg:height="0.276cm" svg:x="12.389cm" svg:y="15.847cm">
          <draw:text-box>
            <text:p text:style-name="P1"><text:span text:style-name="T9">223</text:span></text:p>
          </draw:text-box>
        </draw:frame>
        <draw:frame draw:style-name="gr1" draw:text-style-name="P2" draw:layer="layout" svg:width="15.923cm" svg:height="0.475cm" svg:x="2.2cm" svg:y="16.743cm">
          <draw:text-box>
            <text:p text:style-name="P1"><text:span text:style-name="T6">557. </text:span><text:span text:style-name="T4"><text:s/>On 12 August, Mr Butler reported that Iraq’s decision had brought “to a halt” all </text:span></text:p>
          </draw:text-box>
        </draw:frame>
        <draw:frame draw:style-name="gr1" draw:text-style-name="P2" draw:layer="layout" svg:width="16.178cm" svg:height="0.475cm" svg:x="2.2cm" svg:y="17.307cm">
          <draw:text-box>
            <text:p text:style-name="P1"><text:span text:style-name="T4">UNSCOM’s disarmament activities, including discussions at the political and technical </text:span></text:p>
          </draw:text-box>
        </draw:frame>
        <draw:frame draw:style-name="gr1" draw:text-style-name="P2" draw:layer="layout" svg:width="15.458cm" svg:height="0.475cm" svg:x="2.2cm" svg:y="17.872cm">
          <draw:text-box>
            <text:p text:style-name="P1"><text:span text:style-name="T4">level, and monitoring activities were “limited to sites previously declared by Iraq or </text:span></text:p>
          </draw:text-box>
        </draw:frame>
        <draw:frame draw:style-name="gr1" draw:text-style-name="P2" draw:layer="layout" svg:width="16.178cm" svg:height="0.475cm" svg:x="2.2cm" svg:y="18.436cm">
          <draw:text-box>
            <text:p text:style-name="P1"><text:span text:style-name="T4">designated by the Commission”. UNSCOM fully shared the IAEA’s conclusions on the </text:span></text:p>
          </draw:text-box>
        </draw:frame>
        <draw:frame draw:style-name="gr1" draw:text-style-name="P2" draw:layer="layout" svg:width="7.77cm" svg:height="0.475cm" svg:x="2.2cm" svg:y="19.001cm">
          <draw:text-box>
            <text:p text:style-name="P1"><text:span text:style-name="T4">impact on its ability to provide assurance.</text:span></text:p>
          </draw:text-box>
        </draw:frame>
        <draw:frame draw:style-name="gr6" draw:text-style-name="P7" draw:layer="layout" svg:width="0.408cm" svg:height="0.276cm" svg:x="9.941cm" svg:y="19.019cm">
          <draw:text-box>
            <text:p text:style-name="P1"><text:span text:style-name="T9">224</text:span></text:p>
          </draw:text-box>
        </draw:frame>
        <draw:frame draw:style-name="gr1" draw:text-style-name="P2" draw:layer="layout" svg:width="15.741cm" svg:height="0.475cm" svg:x="2.2cm" svg:y="19.915cm">
          <draw:text-box>
            <text:p text:style-name="P1"><text:span text:style-name="T6">558. </text:span><text:span text:style-name="T4"><text:s/>The President of the Security Council responded to both letters on 18 August,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15.471cm" svg:height="0.475cm" svg:x="2.2cm" svg:y="20.48cm">
          <draw:text-box>
            <text:p text:style-name="P1"><text:span text:style-name="T4">stating that the members of the Council noted “with concern that Iraq’s decision to 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222 </text:span></text:p>
          </draw:text-box>
        </draw:frame>
        <draw:frame draw:style-name="gr4" draw:text-style-name="P5" draw:layer="layout" svg:width="10.442cm" svg:height="0.395cm" svg:x="2.635cm" svg:y="24.664cm">
          <draw:text-box>
            <text:p text:style-name="P1"><text:span text:style-name="T11">Annan K. </text:span><text:span text:style-name="T13">Interventions: A Life In War And Peace. </text:span><text:span text:style-name="T11">Allen Lane, 2012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0">223 </text:span></text:p>
          </draw:text-box>
        </draw:frame>
        <draw:frame draw:style-name="gr4" draw:text-style-name="P5" draw:layer="layout" svg:width="15.543cm" svg:height="0.395cm" svg:x="2.646cm" svg:y="25.087cm">
          <draw:text-box>
            <text:p text:style-name="P1"><text:span text:style-name="T11">UN Security Council, 18 August 1998, ‘Letter dated 11 August 1998 from the Director General of the </text:span></text:p>
          </draw:text-box>
        </draw:frame>
        <draw:frame draw:style-name="gr4" draw:text-style-name="P5" draw:layer="layout" svg:width="15.708cm" svg:height="0.395cm" svg:x="2.2cm" svg:y="25.511cm">
          <draw:text-box>
            <text:p text:style-name="P1"><text:span text:style-name="T11">International Atomic Energy Agency addressed to the President of the Security Council’ (S/1998/766)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24 </text:span></text:p>
          </draw:text-box>
        </draw:frame>
        <draw:frame draw:style-name="gr4" draw:text-style-name="P5" draw:layer="layout" svg:width="15.547cm" svg:height="0.395cm" svg:x="2.646cm" svg:y="25.934cm">
          <draw:text-box>
            <text:p text:style-name="P1"><text:span text:style-name="T11">UN Security Council, 18 August 1998, ‘Letter dated 12 August 1988 from the Executive Chairman of </text:span></text:p>
          </draw:text-box>
        </draw:frame>
        <draw:frame draw:style-name="gr4" draw:text-style-name="P5" draw:layer="layout" svg:width="16.296cm" svg:height="0.395cm" svg:x="2.2cm" svg:y="26.357cm">
          <draw:text-box>
            <text:p text:style-name="P1"><text:span text:style-name="T11">the Special Commission established by the Secretary-General pursuant to paragraph 9 (b) (i) of Security </text:span></text:p>
          </draw:text-box>
        </draw:frame>
        <draw:frame draw:style-name="gr4" draw:text-style-name="P5" draw:layer="layout" svg:width="14.764cm" svg:height="0.395cm" svg:x="2.2cm" svg:y="26.781cm">
          <draw:text-box>
            <text:p text:style-name="P1"><text:span text:style-name="T11">Council resolution 687 (1991) addressed to the President of the Security Council’ (S/1998/767).</text:span></text:p>
          </draw:text-box>
        </draw:frame>
      </draw:page>
      <draw:page draw:name="page107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7</text:span></text:p>
          </draw:text-box>
        </draw:frame>
        <draw:frame draw:style-name="gr1" draw:text-style-name="P2" draw:layer="layout" svg:width="15.636cm" svg:height="0.475cm" svg:x="2.2cm" svg:y="2.525cm">
          <draw:text-box>
            <text:p text:style-name="P1"><text:span text:style-name="T4">suspend co-operation” prevented the IAEA and UNSCOM from carrying out the full </text:span></text:p>
          </draw:text-box>
        </draw:frame>
        <draw:frame draw:style-name="gr1" draw:text-style-name="P2" draw:layer="layout" svg:width="15.31cm" svg:height="0.475cm" svg:x="2.2cm" svg:y="3.09cm">
          <draw:text-box>
            <text:p text:style-name="P1"><text:span text:style-name="T4">range of its mandated activities and the “significantly reduced level of assurance”.</text:span></text:p>
          </draw:text-box>
        </draw:frame>
        <draw:frame draw:style-name="gr6" draw:text-style-name="P7" draw:layer="layout" svg:width="0.408cm" svg:height="0.276cm" svg:x="17.448cm" svg:y="3.108cm">
          <draw:text-box>
            <text:p text:style-name="P1"><text:span text:style-name="T9">225</text:span></text:p>
          </draw:text-box>
        </draw:frame>
        <draw:frame draw:style-name="gr1" draw:text-style-name="P2" draw:layer="layout" svg:width="14.912cm" svg:height="0.475cm" svg:x="2.2cm" svg:y="4.004cm">
          <draw:text-box>
            <text:p text:style-name="P1"><text:span text:style-name="T6">559. </text:span><text:span text:style-name="T4"><text:s/>The initial reaction of the members of the Security Council was that Iraq’s </text:span></text:p>
          </draw:text-box>
        </draw:frame>
        <draw:frame draw:style-name="gr1" draw:text-style-name="P2" draw:layer="layout" svg:width="15.602cm" svg:height="0.475cm" svg:x="2.2cm" svg:y="4.568cm">
          <draw:text-box>
            <text:p text:style-name="P1"><text:span text:style-name="T4">announcement was “totally unacceptable” and that it contravened the MOU signed </text:span></text:p>
          </draw:text-box>
        </draw:frame>
        <draw:frame draw:style-name="gr1" draw:text-style-name="P2" draw:layer="layout" svg:width="15.962cm" svg:height="0.475cm" svg:x="2.2cm" svg:y="5.133cm">
          <draw:text-box>
            <text:p text:style-name="P1"><text:span text:style-name="T4">on 23 February. They also noted “with regret that the announcement was made after </text:span></text:p>
          </draw:text-box>
        </draw:frame>
        <draw:frame draw:style-name="gr1" draw:text-style-name="P2" draw:layer="layout" svg:width="14.577cm" svg:height="0.475cm" svg:x="2.2cm" svg:y="5.697cm">
          <draw:text-box>
            <text:p text:style-name="P1"><text:span text:style-name="T4">a period of improved co-operation and achievement of some tangible results”.</text:span></text:p>
          </draw:text-box>
        </draw:frame>
        <draw:frame draw:style-name="gr1" draw:text-style-name="P2" draw:layer="layout" svg:width="15.563cm" svg:height="0.475cm" svg:x="2.2cm" svg:y="6.612cm">
          <draw:text-box>
            <text:p text:style-name="P1"><text:span text:style-name="T6">560. </text:span><text:span text:style-name="T4"><text:s/>Members of the Council expressed their support for the IAEA and UNSCOM, </text:span></text:p>
          </draw:text-box>
        </draw:frame>
        <draw:frame draw:style-name="gr1" draw:text-style-name="P2" draw:layer="layout" svg:width="16.029cm" svg:height="0.475cm" svg:x="2.2cm" svg:y="7.176cm">
          <draw:text-box>
            <text:p text:style-name="P1"><text:span text:style-name="T4">and “for the continuing efforts of the Secretary-General and his Special Envoy”. They </text:span></text:p>
          </draw:text-box>
        </draw:frame>
        <draw:frame draw:style-name="gr1" draw:text-style-name="P2" draw:layer="layout" svg:width="15.674cm" svg:height="0.475cm" svg:x="2.2cm" svg:y="7.741cm">
          <draw:text-box>
            <text:p text:style-name="P1"><text:span text:style-name="T4">emphasised the “need for an early resumption of dialogue” and that they would “be </text:span></text:p>
          </draw:text-box>
        </draw:frame>
        <draw:frame draw:style-name="gr1" draw:text-style-name="P2" draw:layer="layout" svg:width="15.496cm" svg:height="0.475cm" svg:x="2.2cm" svg:y="8.305cm">
          <draw:text-box>
            <text:p text:style-name="P1"><text:span text:style-name="T4">ready to respond favourably to future progress made in the disarmament process”.</text:span></text:p>
          </draw:text-box>
        </draw:frame>
        <draw:frame draw:style-name="gr1" draw:text-style-name="P2" draw:layer="layout" svg:width="15.779cm" svg:height="0.475cm" svg:x="2.2cm" svg:y="9.22cm">
          <draw:text-box>
            <text:p text:style-name="P1"><text:span text:style-name="T6">561. </text:span><text:span text:style-name="T4"><text:s/>In a letter to Mr Aziz of 19 August, Mr Butler proposed that Iraq and UNSCOM </text:span></text:p>
          </draw:text-box>
        </draw:frame>
        <draw:frame draw:style-name="gr1" draw:text-style-name="P2" draw:layer="layout" svg:width="14.649cm" svg:height="0.475cm" svg:x="2.2cm" svg:y="9.784cm">
          <draw:text-box>
            <text:p text:style-name="P1"><text:span text:style-name="T4">should resume the full range of activities and that Iraq should confirm it would </text:span></text:p>
          </draw:text-box>
        </draw:frame>
        <draw:frame draw:style-name="gr1" draw:text-style-name="P2" draw:layer="layout" svg:width="2.153cm" svg:height="0.475cm" svg:x="2.2cm" svg:y="10.348cm">
          <draw:text-box>
            <text:p text:style-name="P1"><text:span text:style-name="T4">co-operate.</text:span></text:p>
          </draw:text-box>
        </draw:frame>
        <draw:frame draw:style-name="gr6" draw:text-style-name="P7" draw:layer="layout" svg:width="0.408cm" svg:height="0.276cm" svg:x="4.341cm" svg:y="10.367cm">
          <draw:text-box>
            <text:p text:style-name="P1"><text:span text:style-name="T9">226</text:span></text:p>
          </draw:text-box>
        </draw:frame>
        <draw:frame draw:style-name="gr1" draw:text-style-name="P2" draw:layer="layout" svg:width="5.976cm" svg:height="0.475cm" svg:x="4.753cm" svg:y="10.348cm">
          <draw:text-box>
            <text:p text:style-name="P1"><text:span text:style-name="T4"><text:s/></text:span><text:span text:style-name="T4">There was no formal response.</text:span></text:p>
          </draw:text-box>
        </draw:frame>
        <draw:frame draw:style-name="gr1" draw:text-style-name="P2" draw:layer="layout" svg:width="16.317cm" svg:height="0.475cm" svg:x="2.2cm" svg:y="11.263cm">
          <draw:text-box>
            <text:p text:style-name="P1"><text:span text:style-name="T6">562. </text:span><text:span text:style-name="T4"><text:s/>Following discussions in the Council on 1 September, Mr Butler provided briefing </text:span></text:p>
          </draw:text-box>
        </draw:frame>
        <draw:frame draw:style-name="gr1" draw:text-style-name="P2" draw:layer="layout" svg:width="1.755cm" svg:height="0.475cm" svg:x="2.2cm" svg:y="11.827cm">
          <draw:text-box>
            <text:p text:style-name="P1"><text:span text:style-name="T4">notes on:</text:span></text:p>
          </draw:text-box>
        </draw:frame>
        <draw:frame draw:style-name="gr2" draw:text-style-name="P3" draw:layer="layout" svg:width="0.634cm" svg:height="0.712cm" svg:x="2.95cm" svg:y="12.58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02cm" svg:height="0.475cm" svg:x="3.7cm" svg:y="12.742cm">
          <draw:text-box>
            <text:p text:style-name="P1"><text:span text:style-name="T4">the discovery of VX degradation products and degradation products of VX </text:span></text:p>
          </draw:text-box>
        </draw:frame>
        <draw:frame draw:style-name="gr1" draw:text-style-name="P2" draw:layer="layout" svg:width="6.233cm" svg:height="0.475cm" svg:x="3.7cm" svg:y="13.306cm">
          <draw:text-box>
            <text:p text:style-name="P1"><text:span text:style-name="T4">stabilisers on warhead remnants;</text:span></text:p>
          </draw:text-box>
        </draw:frame>
        <draw:frame draw:style-name="gr2" draw:text-style-name="P3" draw:layer="layout" svg:width="0.634cm" svg:height="0.712cm" svg:x="2.95cm" svg:y="13.81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8.625cm" svg:height="0.475cm" svg:x="3.7cm" svg:y="13.971cm">
          <draw:text-box>
            <text:p text:style-name="P1"><text:span text:style-name="T4">the material balance of special munitions; and</text:span></text:p>
          </draw:text-box>
        </draw:frame>
        <draw:frame draw:style-name="gr2" draw:text-style-name="P3" draw:layer="layout" svg:width="0.634cm" svg:height="0.712cm" svg:x="2.95cm" svg:y="14.47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02cm" svg:height="0.475cm" svg:x="3.7cm" svg:y="14.635cm">
          <draw:text-box>
            <text:p text:style-name="P1"><text:span text:style-name="T4">“</text:span><text:span text:style-name="T4">a change in the accounting of the weaponization of biological warfare agents”.</text:span></text:p>
          </draw:text-box>
        </draw:frame>
        <draw:frame draw:style-name="gr1" draw:text-style-name="P2" draw:layer="layout" svg:width="16.651cm" svg:height="0.475cm" svg:x="2.2cm" svg:y="15.55cm">
          <draw:text-box>
            <text:p text:style-name="P1"><text:span text:style-name="T6">563. </text:span><text:span text:style-name="T4"><text:s/>On 3 September, Mr Butler briefed members of the Security Council on the current </text:span></text:p>
          </draw:text-box>
        </draw:frame>
        <draw:frame draw:style-name="gr1" draw:text-style-name="P2" draw:layer="layout" svg:width="14.463cm" svg:height="0.475cm" svg:x="2.2cm" svg:y="16.114cm">
          <draw:text-box>
            <text:p text:style-name="P1"><text:span text:style-name="T4">position, including three instances when Iraq blocked UNSCOM’s monitoring.</text:span></text:p>
          </draw:text-box>
        </draw:frame>
        <draw:frame draw:style-name="gr1" draw:text-style-name="P2" draw:layer="layout" svg:width="5.137cm" svg:height="0.475cm" svg:x="2.2cm" svg:y="17.228cm">
          <draw:text-box>
            <text:p text:style-name="P1"><text:span text:style-name="T1">RESOLUTION 1194 (1998)</text:span></text:p>
          </draw:text-box>
        </draw:frame>
        <draw:frame draw:style-name="gr1" draw:text-style-name="P2" draw:layer="layout" svg:width="15.449cm" svg:height="0.475cm" svg:x="2.2cm" svg:y="17.993cm">
          <draw:text-box>
            <text:p text:style-name="P1"><text:span text:style-name="T6">564. </text:span><text:span text:style-name="T4"><text:s/>On 9 September, the Security Council unanimously adopted resolution 1194 </text:span></text:p>
          </draw:text-box>
        </draw:frame>
        <draw:frame draw:style-name="gr1" draw:text-style-name="P2" draw:layer="layout" svg:width="2.669cm" svg:height="0.475cm" svg:x="2.2cm" svg:y="18.557cm">
          <draw:text-box>
            <text:p text:style-name="P1"><text:span text:style-name="T4">(1998), which:</text:span></text:p>
          </draw:text-box>
        </draw:frame>
        <draw:frame draw:style-name="gr2" draw:text-style-name="P3" draw:layer="layout" svg:width="0.634cm" svg:height="0.712cm" svg:x="2.95cm" svg:y="19.31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1.919cm" svg:height="0.475cm" svg:x="3.7cm" svg:y="19.472cm">
          <draw:text-box>
            <text:p text:style-name="P1"><text:span text:style-name="T4">reiterated the points in the Presidential Statement of 18 August;</text:span></text:p>
          </draw:text-box>
        </draw:frame>
        <draw:frame draw:style-name="gr2" draw:text-style-name="P3" draw:layer="layout" svg:width="0.634cm" svg:height="0.712cm" svg:x="2.95cm" svg:y="19.9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12cm" svg:height="0.475cm" svg:x="3.7cm" svg:y="20.136cm">
          <draw:text-box>
            <text:p text:style-name="P1"><text:span text:style-name="T4">reaffirmed its commitment to comprehensive implementation of its resolutions, in </text:span></text:p>
          </draw:text-box>
        </draw:frame>
        <draw:frame draw:style-name="gr1" draw:text-style-name="P2" draw:layer="layout" svg:width="4.654cm" svg:height="0.475cm" svg:x="3.7cm" svg:y="20.701cm">
          <draw:text-box>
            <text:p text:style-name="P1"><text:span text:style-name="T4">particular resolution 687;</text:span></text:p>
          </draw:text-box>
        </draw:frame>
        <draw:frame draw:style-name="gr2" draw:text-style-name="P3" draw:layer="layout" svg:width="0.634cm" svg:height="0.712cm" svg:x="2.95cm" svg:y="21.20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23cm" svg:height="0.475cm" svg:x="3.7cm" svg:y="21.365cm">
          <draw:text-box>
            <text:p text:style-name="P1"><text:span text:style-name="T4">stressed the unacceptability of any attempts by Iraq to deny access to any site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1" draw:text-style-name="P2" draw:layer="layout" svg:width="10.331cm" svg:height="0.475cm" svg:x="3.7cm" svg:y="21.93cm">
          <draw:text-box>
            <text:p text:style-name="P1"><text:span text:style-name="T4">or to refuse to provide the necessary co-operation; and</text:span></text:p>
          </draw:text-box>
        </draw:frame>
        <draw:frame draw:style-name="gr8" draw:text-style-name="P9" draw:layer="layout" svg:width="0.404cm" svg:height="0.23cm" svg:x="2.2cm" svg:y="23.833cm">
          <draw:text-box>
            <text:p text:style-name="P1"><text:span text:style-name="T10">225 </text:span></text:p>
          </draw:text-box>
        </draw:frame>
        <draw:frame draw:style-name="gr4" draw:text-style-name="P5" draw:layer="layout" svg:width="15.839cm" svg:height="0.395cm" svg:x="2.646cm" svg:y="23.817cm">
          <draw:text-box>
            <text:p text:style-name="P1"><text:span text:style-name="T11">UN Security Council, 18 August 1998, ‘Letter dated 18 August 1998 from the President of the Security </text:span></text:p>
          </draw:text-box>
        </draw:frame>
        <draw:frame draw:style-name="gr4" draw:text-style-name="P5" draw:layer="layout" svg:width="16.139cm" svg:height="0.395cm" svg:x="2.2cm" svg:y="24.241cm">
          <draw:text-box>
            <text:p text:style-name="P1"><text:span text:style-name="T11">Council addressed to the Director General of the International Atomic Energy Agency’ (S/1998/768); UN </text:span></text:p>
          </draw:text-box>
        </draw:frame>
        <draw:frame draw:style-name="gr4" draw:text-style-name="P5" draw:layer="layout" svg:width="16.499cm" svg:height="0.395cm" svg:x="2.2cm" svg:y="24.664cm">
          <draw:text-box>
            <text:p text:style-name="P1"><text:span text:style-name="T11">Security Council, 18 August 1998, ‘Letter dated 18 August 1998 from the President of the Security Council </text:span></text:p>
          </draw:text-box>
        </draw:frame>
        <draw:frame draw:style-name="gr4" draw:text-style-name="P5" draw:layer="layout" svg:width="16.097cm" svg:height="0.395cm" svg:x="2.2cm" svg:y="25.087cm">
          <draw:text-box>
            <text:p text:style-name="P1"><text:span text:style-name="T11">addressed to the Executive Chairman of the Special Commission established by the Secretary-General </text:span></text:p>
          </draw:text-box>
        </draw:frame>
        <draw:frame draw:style-name="gr4" draw:text-style-name="P5" draw:layer="layout" svg:width="13.405cm" svg:height="0.395cm" svg:x="2.2cm" svg:y="25.511cm">
          <draw:text-box>
            <text:p text:style-name="P1"><text:span text:style-name="T11">pursuant to paragraph 9 (b) (i) of Security Council resolution 687 (1991)’ (S/1998/769)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26 </text:span></text:p>
          </draw:text-box>
        </draw:frame>
        <draw:frame draw:style-name="gr4" draw:text-style-name="P5" draw:layer="layout" svg:width="16.127cm" svg:height="0.395cm" svg:x="2.646cm" svg:y="25.934cm">
          <draw:text-box>
            <text:p text:style-name="P1"><text:span text:style-name="T11">UN Security Council, 6 October 1998, ‘Report of the Executive Chairman on the activities of the Special </text:span></text:p>
          </draw:text-box>
        </draw:frame>
        <draw:frame draw:style-name="gr4" draw:text-style-name="P5" draw:layer="layout" svg:width="16.571cm" svg:height="0.395cm" svg:x="2.2cm" svg:y="26.35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27cm" svg:height="0.395cm" svg:x="2.2cm" svg:y="26.781cm">
          <draw:text-box>
            <text:p text:style-name="P1"><text:span text:style-name="T11">(S/1998/920).</text:span></text:p>
          </draw:text-box>
        </draw:frame>
      </draw:page>
      <draw:page draw:name="page10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68cm" svg:height="0.475cm" svg:x="3.7cm" svg:y="2.525cm">
          <draw:text-box>
            <text:p text:style-name="P1"><text:span text:style-name="T4">welcomed the Secretary-General’s proposal for a comprehensive review </text:span></text:p>
          </draw:text-box>
        </draw:frame>
        <draw:frame draw:style-name="gr1" draw:text-style-name="P2" draw:layer="layout" svg:width="14.226cm" svg:height="0.475cm" svg:x="3.7cm" svg:y="3.09cm">
          <draw:text-box>
            <text:p text:style-name="P1"><text:span text:style-name="T4">and expressed “its readiness to consider, in a comprehensive review, Iraq’s </text:span></text:p>
          </draw:text-box>
        </draw:frame>
        <draw:frame draw:style-name="gr1" draw:text-style-name="P2" draw:layer="layout" svg:width="14.62cm" svg:height="0.475cm" svg:x="3.7cm" svg:y="3.654cm">
          <draw:text-box>
            <text:p text:style-name="P1"><text:span text:style-name="T4">compliance with its obligations … once Iraq has rescinded its … decision and </text:span></text:p>
          </draw:text-box>
        </draw:frame>
        <draw:frame draw:style-name="gr1" draw:text-style-name="P2" draw:layer="layout" svg:width="10.844cm" svg:height="0.475cm" svg:x="3.7cm" svg:y="4.218cm">
          <draw:text-box>
            <text:p text:style-name="P1"><text:span text:style-name="T4">demonstrated that it is prepared to fulfil all its obligations”.</text:span></text:p>
          </draw:text-box>
        </draw:frame>
        <draw:frame draw:style-name="gr6" draw:text-style-name="P7" draw:layer="layout" svg:width="0.408cm" svg:height="0.276cm" svg:x="14.501cm" svg:y="4.237cm">
          <draw:text-box>
            <text:p text:style-name="P1"><text:span text:style-name="T9">227</text:span></text:p>
          </draw:text-box>
        </draw:frame>
        <draw:frame draw:style-name="gr1" draw:text-style-name="P2" draw:layer="layout" svg:width="10.873cm" svg:height="0.475cm" svg:x="2.2cm" svg:y="5.133cm">
          <draw:text-box>
            <text:p text:style-name="P1"><text:span text:style-name="T6">565. </text:span><text:span text:style-name="T4"><text:s/>Acting under Chapter VII of the Charter, the Council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59cm" svg:height="0.475cm" svg:x="3.7cm" svg:y="6.047cm">
          <draw:text-box>
            <text:p text:style-name="P1"><text:span text:style-name="T4">condemned Iraq’s decision which was a “totally unacceptable contravention of </text:span></text:p>
          </draw:text-box>
        </draw:frame>
        <draw:frame draw:style-name="gr1" draw:text-style-name="P2" draw:layer="layout" svg:width="2.834cm" svg:height="0.475cm" svg:x="3.7cm" svg:y="6.612cm">
          <draw:text-box>
            <text:p text:style-name="P1"><text:span text:style-name="T4">its obligations”;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306cm" svg:height="0.475cm" svg:x="3.7cm" svg:y="7.276cm">
          <draw:text-box>
            <text:p text:style-name="P1"><text:span text:style-name="T4">demanded that the decision should be rescinded and that Iraq should co-operate </text:span></text:p>
          </draw:text-box>
        </draw:frame>
        <draw:frame draw:style-name="gr1" draw:text-style-name="P2" draw:layer="layout" svg:width="14.501cm" svg:height="0.475cm" svg:x="3.7cm" svg:y="7.841cm">
          <draw:text-box>
            <text:p text:style-name="P1"><text:span text:style-name="T4">fully with its obligations and resume a dialogue with UNSCOM and the IAEA; </text:span></text:p>
          </draw:text-box>
        </draw:frame>
        <draw:frame draw:style-name="gr1" draw:text-style-name="P2" draw:layer="layout" svg:width="0.713cm" svg:height="0.475cm" svg:x="3.7cm" svg:y="8.405cm">
          <draw:text-box>
            <text:p text:style-name="P1"><text:span text:style-name="T4">and</text:span></text:p>
          </draw:text-box>
        </draw:frame>
        <draw:frame draw:style-name="gr2" draw:text-style-name="P3" draw:layer="layout" svg:width="0.634cm" svg:height="0.712cm" svg:x="2.95cm" svg:y="8.91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87cm" svg:height="0.475cm" svg:x="3.7cm" svg:y="9.07cm">
          <draw:text-box>
            <text:p text:style-name="P1"><text:span text:style-name="T4">decided not to conduct the review of sanctions scheduled for October and not </text:span></text:p>
          </draw:text-box>
        </draw:frame>
        <draw:frame draw:style-name="gr1" draw:text-style-name="P2" draw:layer="layout" svg:width="14.391cm" svg:height="0.475cm" svg:x="3.7cm" svg:y="9.634cm">
          <draw:text-box>
            <text:p text:style-name="P1"><text:span text:style-name="T4">to conduct any further such reviews until Iraq had rescinded its decision and </text:span></text:p>
          </draw:text-box>
        </draw:frame>
        <draw:frame draw:style-name="gr1" draw:text-style-name="P2" draw:layer="layout" svg:width="15.047cm" svg:height="0.475cm" svg:x="3.7cm" svg:y="10.198cm">
          <draw:text-box>
            <text:p text:style-name="P1"><text:span text:style-name="T4">UNSCOM and the IAEA reported to the Council that they were “able to exercise </text:span></text:p>
          </draw:text-box>
        </draw:frame>
        <draw:frame draw:style-name="gr1" draw:text-style-name="P2" draw:layer="layout" svg:width="14.836cm" svg:height="0.475cm" svg:x="3.7cm" svg:y="10.763cm">
          <draw:text-box>
            <text:p text:style-name="P1"><text:span text:style-name="T4">the full range of activities provided for in their mandates, including inspections”.</text:span></text:p>
          </draw:text-box>
        </draw:frame>
        <draw:frame draw:style-name="gr1" draw:text-style-name="P2" draw:layer="layout" svg:width="8.989cm" svg:height="0.475cm" svg:x="2.2cm" svg:y="11.677cm">
          <draw:text-box>
            <text:p text:style-name="P1"><text:span text:style-name="T6">566. </text:span><text:span text:style-name="T4"><text:s/>On 20 September, the JIC concluded that:</text:span></text:p>
          </draw:text-box>
        </draw:frame>
        <draw:frame draw:style-name="gr1" draw:text-style-name="P2" draw:layer="layout" svg:width="15.259cm" svg:height="0.475cm" svg:x="2.95cm" svg:y="12.592cm">
          <draw:text-box>
            <text:p text:style-name="P1"><text:span text:style-name="T4">“</text:span><text:span text:style-name="T4">Some biological warfare (BW) production equipment, stocks of agents and even </text:span></text:p>
          </draw:text-box>
        </draw:frame>
        <draw:frame draw:style-name="gr1" draw:text-style-name="P2" draw:layer="layout" svg:width="7.516cm" svg:height="0.475cm" svg:x="2.95cm" svg:y="13.156cm">
          <draw:text-box>
            <text:p text:style-name="P1"><text:span text:style-name="T4">weapons are probably retained by Iraq.”</text:span></text:p>
          </draw:text-box>
        </draw:frame>
        <draw:frame draw:style-name="gr6" draw:text-style-name="P7" draw:layer="layout" svg:width="0.408cm" svg:height="0.276cm" svg:x="10.433cm" svg:y="13.175cm">
          <draw:text-box>
            <text:p text:style-name="P1"><text:span text:style-name="T9">228</text:span></text:p>
          </draw:text-box>
        </draw:frame>
        <draw:frame draw:style-name="gr1" draw:text-style-name="P2" draw:layer="layout" svg:width="15.991cm" svg:height="0.475cm" svg:x="2.2cm" svg:y="14.071cm">
          <draw:text-box>
            <text:p text:style-name="P1"><text:span text:style-name="T6">567. </text:span><text:span text:style-name="T4"><text:s/>Mr Annan wrote that Sir Jeremy Greenstock, in his capacity as President of the </text:span></text:p>
          </draw:text-box>
        </draw:frame>
        <draw:frame draw:style-name="gr1" draw:text-style-name="P2" draw:layer="layout" svg:width="16.381cm" svg:height="0.475cm" svg:x="2.2cm" svg:y="14.635cm">
          <draw:text-box>
            <text:p text:style-name="P1"><text:span text:style-name="T4">Security Council, was authorised “by all members of the Council” to engage Mr Aziz on </text:span></text:p>
          </draw:text-box>
        </draw:frame>
        <draw:frame draw:style-name="gr1" draw:text-style-name="P2" draw:layer="layout" svg:width="16.686cm" svg:height="0.475cm" svg:x="2.2cm" svg:y="15.2cm">
          <draw:text-box>
            <text:p text:style-name="P1"><text:span text:style-name="T4">the terms proposed by Mr Annan but because of the “fundamental mistrust between Iraq </text:span></text:p>
          </draw:text-box>
        </draw:frame>
        <draw:frame draw:style-name="gr1" draw:text-style-name="P2" draw:layer="layout" svg:width="11.144cm" svg:height="0.475cm" svg:x="2.2cm" svg:y="15.764cm">
          <draw:text-box>
            <text:p text:style-name="P1"><text:span text:style-name="T4">and UNSCOM”, the “standoff continued for another month”.</text:span></text:p>
          </draw:text-box>
        </draw:frame>
        <draw:frame draw:style-name="gr6" draw:text-style-name="P7" draw:layer="layout" svg:width="0.408cm" svg:height="0.276cm" svg:x="13.299cm" svg:y="15.783cm">
          <draw:text-box>
            <text:p text:style-name="P1"><text:span text:style-name="T9">229</text:span></text:p>
          </draw:text-box>
        </draw:frame>
        <draw:frame draw:style-name="gr1" draw:text-style-name="P2" draw:layer="layout" svg:width="9.48cm" svg:height="0.475cm" svg:x="2.2cm" svg:y="16.878cm">
          <draw:text-box>
            <text:p text:style-name="P1"><text:span text:style-name="T1">UNSCOM AND IAEA REPORTS, OCTOBER 1998</text:span></text:p>
          </draw:text-box>
        </draw:frame>
        <draw:frame draw:style-name="gr1" draw:text-style-name="P2" draw:layer="layout" svg:width="14.154cm" svg:height="0.475cm" svg:x="2.2cm" svg:y="17.643cm">
          <draw:text-box>
            <text:p text:style-name="P1"><text:span text:style-name="T6">568. </text:span><text:span text:style-name="T4"><text:s/>Mr Butler’s consolidated UNSCOM report of 6 October rehearsed the </text:span></text:p>
          </draw:text-box>
        </draw:frame>
        <draw:frame draw:style-name="gr1" draw:text-style-name="P2" draw:layer="layout" svg:width="8.553cm" svg:height="0.475cm" svg:x="2.2cm" svg:y="18.207cm">
          <draw:text-box>
            <text:p text:style-name="P1"><text:span text:style-name="T4">developments over the preceding six months.</text:span></text:p>
          </draw:text-box>
        </draw:frame>
        <draw:frame draw:style-name="gr6" draw:text-style-name="P7" draw:layer="layout" svg:width="0.408cm" svg:height="0.276cm" svg:x="10.718cm" svg:y="18.226cm">
          <draw:text-box>
            <text:p text:style-name="P1"><text:span text:style-name="T9">230</text:span></text:p>
          </draw:text-box>
        </draw:frame>
        <draw:frame draw:style-name="gr1" draw:text-style-name="P2" draw:layer="layout" svg:width="16.631cm" svg:height="0.475cm" svg:x="2.2cm" svg:y="19.122cm">
          <draw:text-box>
            <text:p text:style-name="P1"><text:span text:style-name="T6">569. </text:span><text:span text:style-name="T4"><text:s/>Mr Butler reported that the outstanding issues in relation to missile warheads</text:span><text:span text:style-name="T15"> </text:span><text:span text:style-name="T4">were:</text:span></text:p>
          </draw:text-box>
        </draw:frame>
        <draw:frame draw:style-name="gr2" draw:text-style-name="P3" draw:layer="layout" svg:width="0.634cm" svg:height="0.712cm" svg:x="2.95cm" svg:y="19.8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41cm" svg:height="0.475cm" svg:x="3.7cm" svg:y="20.036cm">
          <draw:text-box>
            <text:p text:style-name="P1"><text:span text:style-name="T4">UNSCOM was “able to account for the destruction of between 43 and 45 of the </text:span></text:p>
          </draw:text-box>
        </draw:frame>
        <draw:frame draw:style-name="gr1" draw:text-style-name="P2" draw:layer="layout" svg:width="14.535cm" svg:height="0.475cm" svg:x="3.7cm" svg:y="20.601cm">
          <draw:text-box>
            <text:p text:style-name="P1"><text:span text:style-name="T4">45 operational special warheads declared by Iraq as having been unilaterally </text:span></text:p>
          </draw:text-box>
        </draw:frame>
        <draw:frame draw:style-name="gr1" draw:text-style-name="P2" draw:layer="layout" svg:width="9.074cm" svg:height="0.475cm" svg:x="3.7cm" svg:y="21.165cm">
          <draw:text-box>
            <text:p text:style-name="P1"><text:span text:style-name="T4">destroyed”. That was a “major accomplishment”.</text:span></text:p>
          </draw:text-box>
        </draw:frame>
        <draw:frame draw:style-name="gr2" draw:text-style-name="P3" draw:layer="layout" svg:width="0.634cm" svg:height="0.712cm" svg:x="2.95cm" svg:y="21.673cm">
          <draw:text-box>
            <text:p text:style-name="P1"><text:span text:style-name="T12">•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6.979cm" svg:height="0.475cm" svg:x="3.7cm" svg:y="21.83cm">
          <draw:text-box>
            <text:p text:style-name="P1"><text:span text:style-name="T4">The VX issue needed to be resolved.</text:span></text:p>
          </draw:text-box>
        </draw:frame>
        <draw:frame draw:style-name="gr8" draw:text-style-name="P9" draw:layer="layout" svg:width="0.404cm" svg:height="0.23cm" svg:x="2.2cm" svg:y="24.256cm">
          <draw:text-box>
            <text:p text:style-name="P1"><text:span text:style-name="T10">227 </text:span></text:p>
          </draw:text-box>
        </draw:frame>
        <draw:frame draw:style-name="gr4" draw:text-style-name="P5" draw:layer="layout" svg:width="6.822cm" svg:height="0.395cm" svg:x="2.646cm" svg:y="24.241cm">
          <draw:text-box>
            <text:p text:style-name="P1"><text:span text:style-name="T11">UN Security Council resolution 1194 (1998).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228 </text:span></text:p>
          </draw:text-box>
        </draw:frame>
        <draw:frame draw:style-name="gr4" draw:text-style-name="P5" draw:layer="layout" svg:width="15.733cm" svg:height="0.395cm" svg:x="2.646cm" svg:y="24.664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5.087cm">
          <draw:text-box>
            <text:p text:style-name="P1"><text:span text:style-name="T11">page 49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229 </text:span></text:p>
          </draw:text-box>
        </draw:frame>
        <draw:frame draw:style-name="gr4" draw:text-style-name="P5" draw:layer="layout" svg:width="10.442cm" svg:height="0.395cm" svg:x="2.635cm" svg:y="25.511cm">
          <draw:text-box>
            <text:p text:style-name="P1"><text:span text:style-name="T11">Annan K. </text:span><text:span text:style-name="T13">Interventions: A Life In War And Peace. </text:span><text:span text:style-name="T11">Allen Lane, 2012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30 </text:span></text:p>
          </draw:text-box>
        </draw:frame>
        <draw:frame draw:style-name="gr4" draw:text-style-name="P5" draw:layer="layout" svg:width="16.127cm" svg:height="0.395cm" svg:x="2.646cm" svg:y="25.934cm">
          <draw:text-box>
            <text:p text:style-name="P1"><text:span text:style-name="T11">UN Security Council, 6 October 1998, ‘Report of the Executive Chairman on the activities of the Special </text:span></text:p>
          </draw:text-box>
        </draw:frame>
        <draw:frame draw:style-name="gr4" draw:text-style-name="P5" draw:layer="layout" svg:width="16.571cm" svg:height="0.395cm" svg:x="2.2cm" svg:y="26.357cm">
          <draw:text-box>
            <text:p text:style-name="P1"><text:span text:style-name="T11">Commission established by the Secretary-General pursuant to paragraph 9 (b) (i) of resolution 687 (1991)’ </text:span></text:p>
          </draw:text-box>
        </draw:frame>
        <draw:frame draw:style-name="gr4" draw:text-style-name="P5" draw:layer="layout" svg:width="2.102cm" svg:height="0.395cm" svg:x="2.2cm" svg:y="26.781cm">
          <draw:text-box>
            <text:p text:style-name="P1"><text:span text:style-name="T11">(S/1198/920).</text:span></text:p>
          </draw:text-box>
        </draw:frame>
      </draw:page>
      <draw:page draw:name="page109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65cm" svg:height="0.475cm" svg:x="3.7cm" svg:y="2.525cm">
          <draw:text-box>
            <text:p text:style-name="P1"><text:span text:style-name="T4">UNSCOM had “arrived at an assessment … that Iraq’s declarations on the </text:span></text:p>
          </draw:text-box>
        </draw:frame>
        <draw:frame draw:style-name="gr1" draw:text-style-name="P2" draw:layer="layout" svg:width="14.201cm" svg:height="0.475cm" svg:x="3.7cm" svg:y="3.09cm">
          <draw:text-box>
            <text:p text:style-name="P1"><text:span text:style-name="T4">unilateral destruction of the special warheads did not match all the physical </text:span></text:p>
          </draw:text-box>
        </draw:frame>
        <draw:frame draw:style-name="gr1" draw:text-style-name="P2" draw:layer="layout" svg:width="11.25cm" svg:height="0.475cm" svg:x="3.7cm" svg:y="3.654cm">
          <draw:text-box>
            <text:p text:style-name="P1"><text:span text:style-name="T4">evidence”. Iraq was asked to discuss the issue on 3 August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54cm" svg:height="0.475cm" svg:x="3.7cm" svg:y="4.318cm">
          <draw:text-box>
            <text:p text:style-name="P1"><text:span text:style-name="T4">UNSCOM and Iraq had been “able to identify jointly steps to clarify some of the </text:span></text:p>
          </draw:text-box>
        </draw:frame>
        <draw:frame draw:style-name="gr1" draw:text-style-name="P2" draw:layer="layout" svg:width="14.387cm" svg:height="0.475cm" svg:x="3.7cm" svg:y="4.883cm">
          <draw:text-box>
            <text:p text:style-name="P1"><text:span text:style-name="T4">problems related to Iraq’s actions of 1991 to hide special warheads”, but the </text:span></text:p>
          </draw:text-box>
        </draw:frame>
        <draw:frame draw:style-name="gr1" draw:text-style-name="P2" draw:layer="layout" svg:width="14.455cm" svg:height="0.475cm" svg:x="3.7cm" svg:y="5.447cm">
          <draw:text-box>
            <text:p text:style-name="P1"><text:span text:style-name="T4">effort was terminated by Iraq on 30 July when it refused to provide access to </text:span></text:p>
          </draw:text-box>
        </draw:frame>
        <draw:frame draw:style-name="gr1" draw:text-style-name="P2" draw:layer="layout" svg:width="9.07cm" svg:height="0.475cm" svg:x="3.7cm" svg:y="6.012cm">
          <draw:text-box>
            <text:p text:style-name="P1"><text:span text:style-name="T4">relevant sites or to discuss the issue any further.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854cm" svg:height="0.475cm" svg:x="3.7cm" svg:y="6.676cm">
          <draw:text-box>
            <text:p text:style-name="P1"><text:span text:style-name="T4">There were outstanding issues relating to the remnants of “some 50 </text:span></text:p>
          </draw:text-box>
        </draw:frame>
        <draw:frame draw:style-name="gr1" draw:text-style-name="P2" draw:layer="layout" svg:width="15.208cm" svg:height="0.475cm" svg:x="3.7cm" svg:y="7.241cm">
          <draw:text-box>
            <text:p text:style-name="P1"><text:span text:style-name="T4">conventional warheads … that have not been recovered”. Some 30 of those had </text:span></text:p>
          </draw:text-box>
        </draw:frame>
        <draw:frame draw:style-name="gr1" draw:text-style-name="P2" draw:layer="layout" svg:width="5.442cm" svg:height="0.475cm" svg:x="3.7cm" svg:y="7.805cm">
          <draw:text-box>
            <text:p text:style-name="P1"><text:span text:style-name="T4">been indigenously produced.</text:span></text:p>
          </draw:text-box>
        </draw:frame>
        <draw:frame draw:style-name="gr1" draw:text-style-name="P2" draw:layer="layout" svg:width="10.657cm" svg:height="0.475cm" svg:x="2.2cm" svg:y="8.72cm">
          <draw:text-box>
            <text:p text:style-name="P1"><text:span text:style-name="T6">570. </text:span><text:span text:style-name="T4"><text:s/>In relation to missiles, the outstanding issues were: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08cm" svg:height="0.475cm" svg:x="3.7cm" svg:y="9.634cm">
          <draw:text-box>
            <text:p text:style-name="P1"><text:span text:style-name="T4">Iraq’s missile force was in possession of seven indigenously produced missiles </text:span></text:p>
          </draw:text-box>
        </draw:frame>
        <draw:frame draw:style-name="gr1" draw:text-style-name="P2" draw:layer="layout" svg:width="13.705cm" svg:height="0.475cm" svg:x="3.7cm" svg:y="10.198cm">
          <draw:text-box>
            <text:p text:style-name="P1"><text:span text:style-name="T4">in 1991. Iraq maintained that they were training missiles which had been </text:span></text:p>
          </draw:text-box>
        </draw:frame>
        <draw:frame draw:style-name="gr1" draw:text-style-name="P2" draw:layer="layout" svg:width="14.129cm" svg:height="0.475cm" svg:x="3.7cm" svg:y="10.763cm">
          <draw:text-box>
            <text:p text:style-name="P1"><text:span text:style-name="T4">unilaterally destroyed, but no remnants of the missiles or their engines had </text:span></text:p>
          </draw:text-box>
        </draw:frame>
        <draw:frame draw:style-name="gr1" draw:text-style-name="P2" draw:layer="layout" svg:width="2.254cm" svg:height="0.475cm" svg:x="3.7cm" svg:y="11.327cm">
          <draw:text-box>
            <text:p text:style-name="P1"><text:span text:style-name="T4">been found.</text:span></text:p>
          </draw:text-box>
        </draw:frame>
        <draw:frame draw:style-name="gr2" draw:text-style-name="P3" draw:layer="layout" svg:width="0.634cm" svg:height="0.712cm" svg:x="2.95cm" svg:y="11.83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456cm" svg:height="0.475cm" svg:x="3.7cm" svg:y="11.992cm">
          <draw:text-box>
            <text:p text:style-name="P1"><text:span text:style-name="T4">A team of international experts had assessed in July that, by the end of </text:span></text:p>
          </draw:text-box>
        </draw:frame>
        <draw:frame draw:style-name="gr1" draw:text-style-name="P2" draw:layer="layout" svg:width="14.37cm" svg:height="0.475cm" svg:x="3.7cm" svg:y="12.556cm">
          <draw:text-box>
            <text:p text:style-name="P1"><text:span text:style-name="T4">1990, Iraq had the capability to assemble a limited number of engines for its </text:span></text:p>
          </draw:text-box>
        </draw:frame>
        <draw:frame draw:style-name="gr1" draw:text-style-name="P2" draw:layer="layout" svg:width="14.082cm" svg:height="0.475cm" svg:x="3.7cm" svg:y="13.121cm">
          <draw:text-box>
            <text:p text:style-name="P1"><text:span text:style-name="T4">indigenously produced proscribed missiles and Iraq should account for the </text:span></text:p>
          </draw:text-box>
        </draw:frame>
        <draw:frame draw:style-name="gr1" draw:text-style-name="P2" draw:layer="layout" svg:width="14.383cm" svg:height="0.475cm" svg:x="3.7cm" svg:y="13.685cm">
          <draw:text-box>
            <text:p text:style-name="P1"><text:span text:style-name="T4">key components from that programme. A “rough material balance” had been </text:span></text:p>
          </draw:text-box>
        </draw:frame>
        <draw:frame draw:style-name="gr1" draw:text-style-name="P2" draw:layer="layout" svg:width="11.597cm" svg:height="0.475cm" svg:x="3.7cm" svg:y="14.25cm">
          <draw:text-box>
            <text:p text:style-name="P1"><text:span text:style-name="T4">developed but additional verification work was recommended.</text:span></text:p>
          </draw:text-box>
        </draw:frame>
        <draw:frame draw:style-name="gr2" draw:text-style-name="P3" draw:layer="layout" svg:width="0.634cm" svg:height="0.712cm" svg:x="2.95cm" svg:y="14.75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139cm" svg:height="0.475cm" svg:x="3.7cm" svg:y="14.914cm">
          <draw:text-box>
            <text:p text:style-name="P1"><text:span text:style-name="T4">Iraq had refused to address proscribed liquid missile propellants.</text:span></text:p>
          </draw:text-box>
        </draw:frame>
        <draw:frame draw:style-name="gr2" draw:text-style-name="P3" draw:layer="layout" svg:width="0.634cm" svg:height="0.712cm" svg:x="2.95cm" svg:y="15.42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27cm" svg:height="0.475cm" svg:x="3.7cm" svg:y="15.578cm">
          <draw:text-box>
            <text:p text:style-name="P1"><text:span text:style-name="T4">Iraq continued its development of the Al Samoud missile system which had a </text:span></text:p>
          </draw:text-box>
        </draw:frame>
        <draw:frame draw:style-name="gr1" draw:text-style-name="P2" draw:layer="layout" svg:width="14.755cm" svg:height="0.475cm" svg:x="3.7cm" svg:y="16.143cm">
          <draw:text-box>
            <text:p text:style-name="P1"><text:span text:style-name="T4">declared range of less than 150km, but the issue of its reuse of Volga engines </text:span></text:p>
          </draw:text-box>
        </draw:frame>
        <draw:frame draw:style-name="gr1" draw:text-style-name="P2" draw:layer="layout" svg:width="8.511cm" svg:height="0.475cm" svg:x="3.7cm" svg:y="16.707cm">
          <draw:text-box>
            <text:p text:style-name="P1"><text:span text:style-name="T4">from surface to air missiles was “unresolved”.</text:span></text:p>
          </draw:text-box>
        </draw:frame>
        <draw:frame draw:style-name="gr1" draw:text-style-name="P2" draw:layer="layout" svg:width="11.936cm" svg:height="0.475cm" svg:x="2.2cm" svg:y="17.622cm">
          <draw:text-box>
            <text:p text:style-name="P1"><text:span text:style-name="T6">571. </text:span><text:span text:style-name="T4"><text:s/>In relation to chemical weapons, outstanding issues were:</text:span></text:p>
          </draw:text-box>
        </draw:frame>
        <draw:frame draw:style-name="gr2" draw:text-style-name="P3" draw:layer="layout" svg:width="0.634cm" svg:height="0.712cm" svg:x="2.95cm" svg:y="18.3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45cm" svg:height="0.475cm" svg:x="3.7cm" svg:y="18.536cm">
          <draw:text-box>
            <text:p text:style-name="P1"><text:span text:style-name="T4">Iraq had provided “only preliminary information” on its investigation of the 550 </text:span></text:p>
          </draw:text-box>
        </draw:frame>
        <draw:frame draw:style-name="gr1" draw:text-style-name="P2" draw:layer="layout" svg:width="7.804cm" svg:height="0.475cm" svg:x="3.7cm" svg:y="19.101cm">
          <draw:text-box>
            <text:p text:style-name="P1"><text:span text:style-name="T4">missing 155mm shells filled with mustard.</text:span></text:p>
          </draw:text-box>
        </draw:frame>
        <draw:frame draw:style-name="gr2" draw:text-style-name="P3" draw:layer="layout" svg:width="0.634cm" svg:height="0.712cm" svg:x="2.95cm" svg:y="19.60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72cm" svg:height="0.475cm" svg:x="3.7cm" svg:y="19.765cm">
          <draw:text-box>
            <text:p text:style-name="P1"><text:span text:style-name="T4">Accounting for about 500 of the 1,000 bombs unilaterally destroyed was “not </text:span></text:p>
          </draw:text-box>
        </draw:frame>
        <draw:frame draw:style-name="gr1" draw:text-style-name="P2" draw:layer="layout" svg:width="15.263cm" svg:height="0.475cm" svg:x="3.7cm" svg:y="20.33cm">
          <draw:text-box>
            <text:p text:style-name="P1"><text:span text:style-name="T4">possible owing to the state and extent of destruction”. UNSCOM wanted to verify </text:span></text:p>
          </draw:text-box>
        </draw:frame>
        <draw:frame draw:style-name="gr1" draw:text-style-name="P2" draw:layer="layout" svg:width="14.455cm" svg:height="0.475cm" svg:x="3.7cm" svg:y="20.894cm">
          <draw:text-box>
            <text:p text:style-name="P1"><text:span text:style-name="T4">the maximum number of R-400 aerial bombs to facilitate the final accounting </text:span></text:p>
          </draw:text-box>
        </draw:frame>
        <draw:frame draw:style-name="gr1" draw:text-style-name="P2" draw:layer="layout" svg:width="14.937cm" svg:height="0.475cm" svg:x="3.7cm" svg:y="21.458cm">
          <draw:text-box>
            <text:p text:style-name="P1"><text:span text:style-name="T4">for chemical bombs. The quantity and composition of biological bombs was still </text:span></text:p>
          </draw:text-box>
        </draw:frame>
        <draw:frame draw:style-name="gr1" draw:text-style-name="P2" draw:layer="layout" svg:width="1.704cm" svg:height="0.475cm" svg:x="3.7cm" svg:y="22.023cm">
          <draw:text-box>
            <text:p text:style-name="P1"><text:span text:style-name="T4">an issue.</text:span></text:p>
          </draw:text-box>
        </draw:frame>
        <draw:frame draw:style-name="gr2" draw:text-style-name="P3" draw:layer="layout" svg:width="0.634cm" svg:height="0.712cm" svg:x="2.95cm" svg:y="22.53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72cm" svg:height="0.475cm" svg:x="3.7cm" svg:y="22.687cm">
          <draw:text-box>
            <text:p text:style-name="P1"><text:span text:style-name="T4">There were “serious discrepancies” between Iraq’s declarations and the report of </text:span></text:p>
          </draw:text-box>
        </draw:frame>
        <draw:frame draw:style-name="gr1" draw:text-style-name="P2" draw:layer="layout" svg:width="9.358cm" svg:height="0.475cm" svg:x="3.7cm" svg:y="23.252cm">
          <draw:text-box>
            <text:p text:style-name="P1"><text:span text:style-name="T4">its consumption of special munitions in the 1980s.</text:span></text:p>
          </draw:text-box>
        </draw:frame>
        <draw:frame draw:style-name="gr2" draw:text-style-name="P3" draw:layer="layout" svg:width="0.634cm" svg:height="0.712cm" svg:x="2.95cm" svg:y="23.76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58cm" svg:height="0.475cm" svg:x="3.7cm" svg:y="23.916cm">
          <draw:text-box>
            <text:p text:style-name="P1"><text:span text:style-name="T4">UNSCOM’s view was that Iraq was “certainly able to produce VX, and probably </text:span></text:p>
          </draw:text-box>
        </draw:frame>
        <draw:frame draw:style-name="gr1" draw:text-style-name="P2" draw:layer="layout" svg:width="14.7cm" svg:height="0.475cm" svg:x="3.7cm" svg:y="24.481cm">
          <draw:text-box>
            <text:p text:style-name="P1"><text:span text:style-name="T4">produced it in quantity”. There was “significant doubt” about Iraq’s claim that it </text:span></text:p>
          </draw:text-box>
        </draw:frame>
        <draw:frame draw:style-name="gr1" draw:text-style-name="P2" draw:layer="layout" svg:width="4.616cm" svg:height="0.475cm" svg:x="3.7cm" svg:y="25.045cm">
          <draw:text-box>
            <text:p text:style-name="P1"><text:span text:style-name="T4">had not weaponised VX.</text:span></text:p>
          </draw:text-box>
        </draw:frame>
        <draw:frame draw:style-name="gr2" draw:text-style-name="P3" draw:layer="layout" svg:width="0.634cm" svg:height="0.712cm" svg:x="2.95cm" svg:y="25.55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68cm" svg:height="0.475cm" svg:x="3.7cm" svg:y="25.71cm">
          <draw:text-box>
            <text:p text:style-name="P1"><text:span text:style-name="T4">Iraq had provided clarification of the production equipment removed from al-</text:span></text:p>
          </draw:text-box>
        </draw:frame>
        <draw:frame draw:style-name="gr1" draw:text-style-name="P2" draw:layer="layout" svg:width="14.798cm" svg:height="0.475cm" svg:x="3.7cm" svg:y="26.274cm">
          <draw:text-box>
            <text:p text:style-name="P1"><text:span text:style-name="T4">Muthanna in July 1998 but field verification had been “blocked” since 5 August.</text:span></text:p>
          </draw:text-box>
        </draw:frame>
      </draw:page>
      <draw:page draw:name="page1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0</text:span></text:p>
          </draw:text-box>
        </draw:frame>
        <draw:frame draw:style-name="gr1" draw:text-style-name="P2" draw:layer="layout" svg:width="7.237cm" svg:height="0.475cm" svg:x="2.2cm" svg:y="2.525cm">
          <draw:text-box>
            <text:p text:style-name="P1"><text:span text:style-name="T6">572. </text:span><text:span text:style-name="T4"><text:s/>In relation to biological weapons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cm" svg:height="0.475cm" svg:x="3.7cm" svg:y="3.44cm">
          <draw:text-box>
            <text:p text:style-name="P1"><text:span text:style-name="T4">UNSCOM had been unable to verify the production and destruction warheads </text:span></text:p>
          </draw:text-box>
        </draw:frame>
        <draw:frame draw:style-name="gr1" draw:text-style-name="P2" draw:layer="layout" svg:width="13.87cm" svg:height="0.475cm" svg:x="3.7cm" svg:y="4.004cm">
          <draw:text-box>
            <text:p text:style-name="P1"><text:span text:style-name="T4">for the Al Hussein missile. Iraq had declared that five warheads had been </text:span></text:p>
          </draw:text-box>
        </draw:frame>
        <draw:frame draw:style-name="gr1" draw:text-style-name="P2" draw:layer="layout" svg:width="14.433cm" svg:height="0.475cm" svg:x="3.7cm" svg:y="4.568cm">
          <draw:text-box>
            <text:p text:style-name="P1"><text:span text:style-name="T4">filled with anthrax and 16 with botulinum toxin. A week after the July meeting </text:span></text:p>
          </draw:text-box>
        </draw:frame>
        <draw:frame draw:style-name="gr1" draw:text-style-name="P2" draw:layer="layout" svg:width="14.188cm" svg:height="0.475cm" svg:x="3.7cm" svg:y="5.133cm">
          <draw:text-box>
            <text:p text:style-name="P1"><text:span text:style-name="T4">of experts in Baghdad, a senior Iraqi official had stated that there had been </text:span></text:p>
          </draw:text-box>
        </draw:frame>
        <draw:frame draw:style-name="gr1" draw:text-style-name="P2" draw:layer="layout" svg:width="14.4cm" svg:height="0.475cm" svg:x="3.7cm" svg:y="5.697cm">
          <draw:text-box>
            <text:p text:style-name="P1"><text:span text:style-name="T4">16 warheads filled with anthrax and five filled with botulinum toxin. The “new </text:span></text:p>
          </draw:text-box>
        </draw:frame>
        <draw:frame draw:style-name="gr1" draw:text-style-name="P2" draw:layer="layout" svg:width="14.23cm" svg:height="0.475cm" svg:x="3.7cm" svg:y="6.262cm">
          <draw:text-box>
            <text:p text:style-name="P1"><text:span text:style-name="T4">explanation contradicted all accounts of the unilateral destruction of special </text:span></text:p>
          </draw:text-box>
        </draw:frame>
        <draw:frame draw:style-name="gr1" draw:text-style-name="P2" draw:layer="layout" svg:width="14.569cm" svg:height="0.475cm" svg:x="3.7cm" svg:y="6.826cm">
          <draw:text-box>
            <text:p text:style-name="P1"><text:span text:style-name="T4">warheads” provided over “the previous three years by Iraqi personnel directly </text:span></text:p>
          </draw:text-box>
        </draw:frame>
        <draw:frame draw:style-name="gr1" draw:text-style-name="P2" draw:layer="layout" svg:width="9.87cm" svg:height="0.475cm" svg:x="3.7cm" svg:y="7.391cm">
          <draw:text-box>
            <text:p text:style-name="P1"><text:span text:style-name="T4">involved in warhead filling and destruction activities”.</text:span></text:p>
          </draw:text-box>
        </draw:frame>
        <draw:frame draw:style-name="gr2" draw:text-style-name="P3" draw:layer="layout" svg:width="0.634cm" svg:height="0.712cm" svg:x="2.95cm" svg:y="7.89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94cm" svg:height="0.475cm" svg:x="3.7cm" svg:y="8.055cm">
          <draw:text-box>
            <text:p text:style-name="P1"><text:span text:style-name="T4">No evidence existed about the number of R-400 bombs filled with biological </text:span></text:p>
          </draw:text-box>
        </draw:frame>
        <draw:frame draw:style-name="gr1" draw:text-style-name="P2" draw:layer="layout" svg:width="14.476cm" svg:height="0.475cm" svg:x="3.7cm" svg:y="8.62cm">
          <draw:text-box>
            <text:p text:style-name="P1"><text:span text:style-name="T4">agent, and Iraq had provided “no consistent explanation” for the allocation of </text:span></text:p>
          </draw:text-box>
        </draw:frame>
        <draw:frame draw:style-name="gr1" draw:text-style-name="P2" draw:layer="layout" svg:width="5.582cm" svg:height="0.475cm" svg:x="3.7cm" svg:y="9.184cm">
          <draw:text-box>
            <text:p text:style-name="P1"><text:span text:style-name="T4">biological agents to weapons.</text:span></text:p>
          </draw:text-box>
        </draw:frame>
        <draw:frame draw:style-name="gr2" draw:text-style-name="P3" draw:layer="layout" svg:width="0.634cm" svg:height="0.712cm" svg:x="2.95cm" svg:y="9.69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69cm" svg:height="0.475cm" svg:x="3.7cm" svg:y="9.848cm">
          <draw:text-box>
            <text:p text:style-name="P1"><text:span text:style-name="T4">Iraq had pursued the development of drop tanks for dissemination of biological </text:span></text:p>
          </draw:text-box>
        </draw:frame>
        <draw:frame draw:style-name="gr1" draw:text-style-name="P2" draw:layer="layout" svg:width="13.57cm" svg:height="0.475cm" svg:x="3.7cm" svg:y="10.413cm">
          <draw:text-box>
            <text:p text:style-name="P1"><text:span text:style-name="T4">agent “with the utmost vigour”, but the team of international experts had </text:span></text:p>
          </draw:text-box>
        </draw:frame>
        <draw:frame draw:style-name="gr1" draw:text-style-name="P2" draw:layer="layout" svg:width="12.004cm" svg:height="0.475cm" svg:x="3.7cm" svg:y="10.977cm">
          <draw:text-box>
            <text:p text:style-name="P1"><text:span text:style-name="T4">assessed that Iraq’s account of the project could not be verified.</text:span></text:p>
          </draw:text-box>
        </draw:frame>
        <draw:frame draw:style-name="gr2" draw:text-style-name="P3" draw:layer="layout" svg:width="0.634cm" svg:height="0.712cm" svg:x="2.95cm" svg:y="11.48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765cm" svg:height="0.475cm" svg:x="3.7cm" svg:y="11.642cm">
          <draw:text-box>
            <text:p text:style-name="P1"><text:span text:style-name="T4">Iraq had modified commercial chemical insecticide equipment to develop </text:span></text:p>
          </draw:text-box>
        </draw:frame>
        <draw:frame draw:style-name="gr1" draw:text-style-name="P2" draw:layer="layout" svg:width="14.789cm" svg:height="0.475cm" svg:x="3.7cm" svg:y="12.206cm">
          <draw:text-box>
            <text:p text:style-name="P1"><text:span text:style-name="T4">aerosol generators to disseminate biological agents. A document submitted by </text:span></text:p>
          </draw:text-box>
        </draw:frame>
        <draw:frame draw:style-name="gr1" draw:text-style-name="P2" draw:layer="layout" svg:width="14.518cm" svg:height="0.475cm" svg:x="3.7cm" svg:y="12.771cm">
          <draw:text-box>
            <text:p text:style-name="P1"><text:span text:style-name="T4">Iraq reported successful testing of such devices in August 1998. Iraq had not </text:span></text:p>
          </draw:text-box>
        </draw:frame>
        <draw:frame draw:style-name="gr1" draw:text-style-name="P2" draw:layer="layout" svg:width="11.347cm" svg:height="0.475cm" svg:x="3.7cm" svg:y="13.335cm">
          <draw:text-box>
            <text:p text:style-name="P1"><text:span text:style-name="T4">accounted for the “final disposition” of the devices produced.</text:span></text:p>
          </draw:text-box>
        </draw:frame>
        <draw:frame draw:style-name="gr2" draw:text-style-name="P3" draw:layer="layout" svg:width="0.634cm" svg:height="0.712cm" svg:x="2.95cm" svg:y="13.84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21cm" svg:height="0.475cm" svg:x="3.7cm" svg:y="14cm">
          <draw:text-box>
            <text:p text:style-name="P1"><text:span text:style-name="T4">The level of production of biological agents remained unverifiable, and it was not </text:span></text:p>
          </draw:text-box>
        </draw:frame>
        <draw:frame draw:style-name="gr1" draw:text-style-name="P2" draw:layer="layout" svg:width="14.107cm" svg:height="0.475cm" svg:x="3.7cm" svg:y="14.564cm">
          <draw:text-box>
            <text:p text:style-name="P1"><text:span text:style-name="T4">possible to determine if agents had been dried to enhance storage stability.</text:span></text:p>
          </draw:text-box>
        </draw:frame>
        <draw:frame draw:style-name="gr2" draw:text-style-name="P3" draw:layer="layout" svg:width="0.634cm" svg:height="0.712cm" svg:x="2.95cm" svg:y="15.07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45cm" svg:height="0.475cm" svg:x="3.7cm" svg:y="15.228cm">
          <draw:text-box>
            <text:p text:style-name="P1"><text:span text:style-name="T4">The material balance of biological growth media acquired and consumed was </text:span></text:p>
          </draw:text-box>
        </draw:frame>
        <draw:frame draw:style-name="gr1" draw:text-style-name="P2" draw:layer="layout" svg:width="3.944cm" svg:height="0.475cm" svg:x="3.7cm" svg:y="15.793cm">
          <draw:text-box>
            <text:p text:style-name="P1"><text:span text:style-name="T4">“</text:span><text:span text:style-name="T4">full of uncertainties”.</text:span></text:p>
          </draw:text-box>
        </draw:frame>
        <draw:frame draw:style-name="gr1" draw:text-style-name="P2" draw:layer="layout" svg:width="16.74cm" svg:height="0.475cm" svg:x="2.2cm" svg:y="16.707cm">
          <draw:text-box>
            <text:p text:style-name="P1"><text:span text:style-name="T6">573. </text:span><text:span text:style-name="T4"><text:s/>Mr Butler stated that, after Lt Gen Kamil’s departure from Iraq, UNSCOM had been </text:span></text:p>
          </draw:text-box>
        </draw:frame>
        <draw:frame draw:style-name="gr1" draw:text-style-name="P2" draw:layer="layout" svg:width="16.66cm" svg:height="0.475cm" svg:x="2.2cm" svg:y="17.272cm">
          <draw:text-box>
            <text:p text:style-name="P1"><text:span text:style-name="T4">“</text:span><text:span text:style-name="T4">confronted with the fact that Iraq had successfully implemented concealment on a large </text:span></text:p>
          </draw:text-box>
        </draw:frame>
        <draw:frame draw:style-name="gr1" draw:text-style-name="P2" draw:layer="layout" svg:width="15.822cm" svg:height="0.475cm" svg:x="2.2cm" svg:y="17.836cm">
          <draw:text-box>
            <text:p text:style-name="P1"><text:span text:style-name="T4">scale”. UNSCOM’s understanding of Iraq’s programmes had been achieved “largely </text:span></text:p>
          </draw:text-box>
        </draw:frame>
        <draw:frame draw:style-name="gr1" draw:text-style-name="P2" draw:layer="layout" svg:width="16.025cm" svg:height="0.475cm" svg:x="2.2cm" svg:y="18.401cm">
          <draw:text-box>
            <text:p text:style-name="P1"><text:span text:style-name="T4">through forensic methods”. The verification of Iraq’s declarations had been made “far </text:span></text:p>
          </draw:text-box>
        </draw:frame>
        <draw:frame draw:style-name="gr1" draw:text-style-name="P2" draw:layer="layout" svg:width="12.512cm" svg:height="0.475cm" svg:x="2.2cm" svg:y="18.965cm">
          <draw:text-box>
            <text:p text:style-name="P1"><text:span text:style-name="T4">more difficult than should have been the case” as a result of Iraq’s:</text:span></text:p>
          </draw:text-box>
        </draw:frame>
        <draw:frame draw:style-name="gr2" draw:text-style-name="P3" draw:layer="layout" svg:width="0.634cm" svg:height="0.712cm" svg:x="2.95cm" svg:y="19.72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6.92cm" svg:height="0.475cm" svg:x="3.7cm" svg:y="19.88cm">
          <draw:text-box>
            <text:p text:style-name="P1"><text:span text:style-name="T4">“</text:span><text:span text:style-name="T4">policy and practice of concealment”;</text:span></text:p>
          </draw:text-box>
        </draw:frame>
        <draw:frame draw:style-name="gr2" draw:text-style-name="P3" draw:layer="layout" svg:width="0.634cm" svg:height="0.712cm" svg:x="2.95cm" svg:y="20.38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1.53cm" svg:height="0.475cm" svg:x="3.7cm" svg:y="20.544cm">
          <draw:text-box>
            <text:p text:style-name="P1"><text:span text:style-name="T4">“</text:span><text:span text:style-name="T4">unilateral destruction” of weapons and related materials; and</text:span></text:p>
          </draw:text-box>
        </draw:frame>
        <draw:frame draw:style-name="gr2" draw:text-style-name="P3" draw:layer="layout" svg:width="0.634cm" svg:height="0.712cm" svg:x="2.95cm" svg:y="21.05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49cm" svg:height="0.475cm" svg:x="3.7cm" svg:y="21.208cm">
          <draw:text-box>
            <text:p text:style-name="P1"><text:span text:style-name="T4">“</text:span><text:span text:style-name="T4">repeated denial of the existence of relevant documents on proscribed activities, </text:span></text:p>
          </draw:text-box>
        </draw:frame>
        <draw:frame draw:style-name="gr1" draw:text-style-name="P2" draw:layer="layout" svg:width="11.982cm" svg:height="0.475cm" svg:x="3.7cm" svg:y="21.773cm">
          <draw:text-box>
            <text:p text:style-name="P1"><text:span text:style-name="T4">with the exception of those Iraq unilaterally chooses to provide”.</text:span></text:p>
          </draw:text-box>
        </draw:frame>
        <draw:frame draw:style-name="gr1" draw:text-style-name="P2" draw:layer="layout" svg:width="16.368cm" svg:height="0.475cm" svg:x="2.2cm" svg:y="22.687cm">
          <draw:text-box>
            <text:p text:style-name="P1"><text:span text:style-name="T6">574. </text:span><text:span text:style-name="T4"><text:s/>UNSCOM also continued to find dual-use items and materials which should have </text:span></text:p>
          </draw:text-box>
        </draw:frame>
        <draw:frame draw:style-name="gr1" draw:text-style-name="P2" draw:layer="layout" svg:width="4.235cm" svg:height="0.475cm" svg:x="2.2cm" svg:y="23.252cm">
          <draw:text-box>
            <text:p text:style-name="P1"><text:span text:style-name="T4">been declared by Iraq.</text:span></text:p>
          </draw:text-box>
        </draw:frame>
        <draw:frame draw:style-name="gr1" draw:text-style-name="P2" draw:layer="layout" svg:width="15.521cm" svg:height="0.475cm" svg:x="2.2cm" svg:y="24.166cm">
          <draw:text-box>
            <text:p text:style-name="P1"><text:span text:style-name="T6">575. </text:span><text:span text:style-name="T4"><text:s/>The report stated that Iraq had rejected a request for a Russian AN-30 aerial </text:span></text:p>
          </draw:text-box>
        </draw:frame>
        <draw:frame draw:style-name="gr1" draw:text-style-name="P2" draw:layer="layout" svg:width="16.52cm" svg:height="0.475cm" svg:x="2.2cm" svg:y="24.731cm">
          <draw:text-box>
            <text:p text:style-name="P1"><text:span text:style-name="T4">surveillance aircraft and its support unit to be based at the Rasheed airbase on security </text:span></text:p>
          </draw:text-box>
        </draw:frame>
        <draw:frame draw:style-name="gr1" draw:text-style-name="P2" draw:layer="layout" svg:width="16.063cm" svg:height="0.475cm" svg:x="2.2cm" svg:y="25.295cm">
          <draw:text-box>
            <text:p text:style-name="P1"><text:span text:style-name="T4">grounds. The Commission had rejected an Iraqi suggestion that the aircraft be based </text:span></text:p>
          </draw:text-box>
        </draw:frame>
        <draw:frame draw:style-name="gr1" draw:text-style-name="P2" draw:layer="layout" svg:width="7.165cm" svg:height="0.475cm" svg:x="2.2cm" svg:y="25.86cm">
          <draw:text-box>
            <text:p text:style-name="P1"><text:span text:style-name="T4">at Habbaniyah, 120km from Baghdad.</text:span></text:p>
          </draw:text-box>
        </draw:frame>
      </draw:page>
      <draw:page draw:name="page111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1</text:span></text:p>
          </draw:text-box>
        </draw:frame>
        <draw:frame draw:style-name="gr1" draw:text-style-name="P2" draw:layer="layout" svg:width="5.793cm" svg:height="0.475cm" svg:x="2.2cm" svg:y="2.525cm">
          <draw:text-box>
            <text:p text:style-name="P1"><text:span text:style-name="T6">576. </text:span><text:span text:style-name="T4"><text:s/>Mr Butler concluded that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74cm" svg:height="0.475cm" svg:x="3.7cm" svg:y="3.44cm">
          <draw:text-box>
            <text:p text:style-name="P1"><text:span text:style-name="T4">Disarmament of Iraq’s proscribed missile and chemical weapons was “possibly </text:span></text:p>
          </draw:text-box>
        </draw:frame>
        <draw:frame draw:style-name="gr1" draw:text-style-name="P2" draw:layer="layout" svg:width="14.395cm" svg:height="0.475cm" svg:x="3.7cm" svg:y="4.004cm">
          <draw:text-box>
            <text:p text:style-name="P1"><text:span text:style-name="T4">near its end”, but a “satisfactory resolution” of the questions on VX would be </text:span></text:p>
          </draw:text-box>
        </draw:frame>
        <draw:frame draw:style-name="gr1" draw:text-style-name="P2" draw:layer="layout" svg:width="2.021cm" svg:height="0.475cm" svg:x="3.7cm" svg:y="4.568cm">
          <draw:text-box>
            <text:p text:style-name="P1"><text:span text:style-name="T4">necessary.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21cm" svg:height="0.475cm" svg:x="3.7cm" svg:y="5.233cm">
          <draw:text-box>
            <text:p text:style-name="P1"><text:span text:style-name="T4">This was not the case for biological weapons where Iraq’s declarations were </text:span></text:p>
          </draw:text-box>
        </draw:frame>
        <draw:frame draw:style-name="gr1" draw:text-style-name="P2" draw:layer="layout" svg:width="14.061cm" svg:height="0.475cm" svg:x="3.7cm" svg:y="5.797cm">
          <draw:text-box>
            <text:p text:style-name="P1"><text:span text:style-name="T4">“</text:span><text:span text:style-name="T4">neither credible nor verifiable” and it had “failed to take” the opportunity to </text:span></text:p>
          </draw:text-box>
        </draw:frame>
        <draw:frame draw:style-name="gr1" draw:text-style-name="P2" draw:layer="layout" svg:width="3.939cm" svg:height="0.475cm" svg:x="3.7cm" svg:y="6.362cm">
          <draw:text-box>
            <text:p text:style-name="P1"><text:span text:style-name="T4">disclose its activities.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46cm" svg:height="0.475cm" svg:x="3.7cm" svg:y="7.026cm">
          <draw:text-box>
            <text:p text:style-name="P1"><text:span text:style-name="T4">Development of monitoring was “vital to the future”, but Iraq was permitting </text:span></text:p>
          </draw:text-box>
        </draw:frame>
        <draw:frame draw:style-name="gr1" draw:text-style-name="P2" draw:layer="layout" svg:width="14.704cm" svg:height="0.475cm" svg:x="3.7cm" svg:y="7.591cm">
          <draw:text-box>
            <text:p text:style-name="P1"><text:span text:style-name="T4">activity “only at a less than satisfactory level”. Monitoring would be particularly </text:span></text:p>
          </draw:text-box>
        </draw:frame>
        <draw:frame draw:style-name="gr1" draw:text-style-name="P2" draw:layer="layout" svg:width="14.709cm" svg:height="0.475cm" svg:x="3.7cm" svg:y="8.155cm">
          <draw:text-box>
            <text:p text:style-name="P1"><text:span text:style-name="T4">important if UNSCOM was unable to provide 100 per cent verification of items </text:span></text:p>
          </draw:text-box>
        </draw:frame>
        <draw:frame draw:style-name="gr1" draw:text-style-name="P2" draw:layer="layout" svg:width="5.552cm" svg:height="0.475cm" svg:x="3.7cm" svg:y="8.72cm">
          <draw:text-box>
            <text:p text:style-name="P1"><text:span text:style-name="T4">unilaterally destroyed by Iraq.</text:span></text:p>
          </draw:text-box>
        </draw:frame>
        <draw:frame draw:style-name="gr2" draw:text-style-name="P3" draw:layer="layout" svg:width="0.634cm" svg:height="0.712cm" svg:x="2.95cm" svg:y="9.22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02cm" svg:height="0.475cm" svg:x="3.7cm" svg:y="9.384cm">
          <draw:text-box>
            <text:p text:style-name="P1"><text:span text:style-name="T4">Full disclosure of materials and information was the “crucial ingredient for both </text:span></text:p>
          </draw:text-box>
        </draw:frame>
        <draw:frame draw:style-name="gr1" draw:text-style-name="P2" draw:layer="layout" svg:width="15.022cm" svg:height="0.475cm" svg:x="3.7cm" svg:y="9.948cm">
          <draw:text-box>
            <text:p text:style-name="P1"><text:span text:style-name="T4">an end to the disarmament process and future monitoring”. Iraq’s demands that </text:span></text:p>
          </draw:text-box>
        </draw:frame>
        <draw:frame draw:style-name="gr1" draw:text-style-name="P2" draw:layer="layout" svg:width="14.984cm" svg:height="0.475cm" svg:x="3.7cm" svg:y="10.513cm">
          <draw:text-box>
            <text:p text:style-name="P1"><text:span text:style-name="T4">UNSCOM should prove that Iraq continued to possess prohibited weapons and </text:span></text:p>
          </draw:text-box>
        </draw:frame>
        <draw:frame draw:style-name="gr1" draw:text-style-name="P2" draw:layer="layout" svg:width="15.28cm" svg:height="0.475cm" svg:x="3.7cm" svg:y="11.077cm">
          <draw:text-box>
            <text:p text:style-name="P1"><text:span text:style-name="T4">associated capabilities would, if accepted, “reverse the onus of disclosure clearly </text:span></text:p>
          </draw:text-box>
        </draw:frame>
        <draw:frame draw:style-name="gr1" draw:text-style-name="P2" draw:layer="layout" svg:width="7.419cm" svg:height="0.475cm" svg:x="3.7cm" svg:y="11.642cm">
          <draw:text-box>
            <text:p text:style-name="P1"><text:span text:style-name="T4">placed on Iraq by the Security Council”.</text:span></text:p>
          </draw:text-box>
        </draw:frame>
        <draw:frame draw:style-name="gr1" draw:text-style-name="P2" draw:layer="layout" svg:width="15.69cm" svg:height="0.475cm" svg:x="2.2cm" svg:y="12.556cm">
          <draw:text-box>
            <text:p text:style-name="P1"><text:span text:style-name="T6">577. </text:span><text:span text:style-name="T4"><text:s/>In his report of 7 October, Dr ElBaradei confirmed that there was no evidence </text:span></text:p>
          </draw:text-box>
        </draw:frame>
        <draw:frame draw:style-name="gr1" draw:text-style-name="P2" draw:layer="layout" svg:width="16.296cm" svg:height="0.475cm" svg:x="2.2cm" svg:y="13.121cm">
          <draw:text-box>
            <text:p text:style-name="P1"><text:span text:style-name="T4">or indications of prohibited activity at sites inspected before Iraq’s decision of 5 August </text:span></text:p>
          </draw:text-box>
        </draw:frame>
        <draw:frame draw:style-name="gr1" draw:text-style-name="P2" draw:layer="layout" svg:width="4.21cm" svg:height="0.475cm" svg:x="2.2cm" svg:y="13.685cm">
          <draw:text-box>
            <text:p text:style-name="P1"><text:span text:style-name="T4">to cease co-operation.</text:span></text:p>
          </draw:text-box>
        </draw:frame>
        <draw:frame draw:style-name="gr6" draw:text-style-name="P7" draw:layer="layout" svg:width="0.408cm" svg:height="0.276cm" svg:x="6.389cm" svg:y="13.704cm">
          <draw:text-box>
            <text:p text:style-name="P1"><text:span text:style-name="T9">231</text:span></text:p>
          </draw:text-box>
        </draw:frame>
        <draw:frame draw:style-name="gr1" draw:text-style-name="P2" draw:layer="layout" svg:width="11.568cm" svg:height="0.475cm" svg:x="6.801cm" svg:y="13.685cm">
          <draw:text-box>
            <text:p text:style-name="P1"><text:span text:style-name="T4"><text:s/></text:span><text:span text:style-name="T4">There were still some difficulties, including Iraq’s instructions </text:span></text:p>
          </draw:text-box>
        </draw:frame>
        <draw:frame draw:style-name="gr1" draw:text-style-name="P2" draw:layer="layout" svg:width="15.885cm" svg:height="0.475cm" svg:x="2.2cm" svg:y="14.25cm">
          <draw:text-box>
            <text:p text:style-name="P1"><text:span text:style-name="T4">that personnel should not respond to any questions about Iraq’s clandestine nuclear </text:span></text:p>
          </draw:text-box>
        </draw:frame>
        <draw:frame draw:style-name="gr1" draw:text-style-name="P2" draw:layer="layout" svg:width="16.097cm" svg:height="0.475cm" svg:x="2.2cm" svg:y="14.814cm">
          <draw:text-box>
            <text:p text:style-name="P1"><text:span text:style-name="T4">programme, the quality of Iraq’s declarations. Greater transparency “would contribute </text:span></text:p>
          </draw:text-box>
        </draw:frame>
        <draw:frame draw:style-name="gr1" draw:text-style-name="P2" draw:layer="layout" svg:width="12.99cm" svg:height="0.475cm" svg:x="2.2cm" svg:y="15.378cm">
          <draw:text-box>
            <text:p text:style-name="P1"><text:span text:style-name="T4">considerably to clarifying the few remaining questions and concerns”.</text:span></text:p>
          </draw:text-box>
        </draw:frame>
        <draw:frame draw:style-name="gr1" draw:text-style-name="P2" draw:layer="layout" svg:width="15.729cm" svg:height="0.475cm" svg:x="2.2cm" svg:y="16.293cm">
          <draw:text-box>
            <text:p text:style-name="P1"><text:span text:style-name="T6">578. </text:span><text:span text:style-name="T4"><text:s/>These issues “would not of themselves prevent the full implementation” of the </text:span></text:p>
          </draw:text-box>
        </draw:frame>
        <draw:frame draw:style-name="gr1" draw:text-style-name="P2" draw:layer="layout" svg:width="13.396cm" svg:height="0.475cm" svg:x="2.2cm" svg:y="16.857cm">
          <draw:text-box>
            <text:p text:style-name="P1"><text:span text:style-name="T4">Agency’s plan for ongoing monitoring and verification (OMV). That was:</text:span></text:p>
          </draw:text-box>
        </draw:frame>
        <draw:frame draw:style-name="gr1" draw:text-style-name="P2" draw:layer="layout" svg:width="14.353cm" svg:height="0.475cm" svg:x="2.95cm" svg:y="17.772cm">
          <draw:text-box>
            <text:p text:style-name="P1"><text:span text:style-name="T4">“… </text:span><text:span text:style-name="T4">predicated on the assumption that Iraq has the knowledge and technical </text:span></text:p>
          </draw:text-box>
        </draw:frame>
        <draw:frame draw:style-name="gr1" draw:text-style-name="P2" draw:layer="layout" svg:width="14.48cm" svg:height="0.475cm" svg:x="2.95cm" svg:y="18.336cm">
          <draw:text-box>
            <text:p text:style-name="P1"><text:span text:style-name="T4">expertise to exploit, for nuclear weapons purposes, any relevant materials or </text:span></text:p>
          </draw:text-box>
        </draw:frame>
        <draw:frame draw:style-name="gr1" draw:text-style-name="P2" draw:layer="layout" svg:width="14.51cm" svg:height="0.475cm" svg:x="2.95cm" svg:y="18.901cm">
          <draw:text-box>
            <text:p text:style-name="P1"><text:span text:style-name="T4">technology to which it may gain access in the future. Nonetheless, it must be </text:span></text:p>
          </draw:text-box>
        </draw:frame>
        <draw:frame draw:style-name="gr1" draw:text-style-name="P2" draw:layer="layout" svg:width="15.322cm" svg:height="0.475cm" svg:x="2.95cm" svg:y="19.465cm">
          <draw:text-box>
            <text:p text:style-name="P1"><text:span text:style-name="T4">recognised that Iraq’s direct acquisition of weapon-usable material would present </text:span></text:p>
          </draw:text-box>
        </draw:frame>
        <draw:frame draw:style-name="gr1" draw:text-style-name="P2" draw:layer="layout" svg:width="15.521cm" svg:height="0.475cm" svg:x="2.95cm" svg:y="20.03cm">
          <draw:text-box>
            <text:p text:style-name="P1"><text:span text:style-name="T4">a serious technical challenge to OMV measures, and great reliance must continue </text:span></text:p>
          </draw:text-box>
        </draw:frame>
        <draw:frame draw:style-name="gr1" draw:text-style-name="P2" draw:layer="layout" svg:width="7.211cm" svg:height="0.475cm" svg:x="2.95cm" svg:y="20.594cm">
          <draw:text-box>
            <text:p text:style-name="P1"><text:span text:style-name="T4">to be placed on international controls.”</text:span></text:p>
          </draw:text-box>
        </draw:frame>
        <draw:frame draw:style-name="gr1" draw:text-style-name="P2" draw:layer="layout" svg:width="16.292cm" svg:height="0.475cm" svg:x="2.2cm" svg:y="21.508cm">
          <draw:text-box>
            <text:p text:style-name="P1"><text:span text:style-name="T6">579. </text:span><text:span text:style-name="T4"><text:s/>Following informal consultations in the Security Council on 13 October, Mr Butler </text:span></text:p>
          </draw:text-box>
        </draw:frame>
        <draw:frame draw:style-name="gr1" draw:text-style-name="P2" draw:layer="layout" svg:width="15.826cm" svg:height="0.475cm" svg:x="2.2cm" svg:y="22.073cm">
          <draw:text-box>
            <text:p text:style-name="P1"><text:span text:style-name="T4">submitted an experts’ report of the findings from analysis of special missile warhead </text:span></text:p>
          </draw:text-box>
        </draw:frame>
        <draw:frame draw:style-name="gr1" draw:text-style-name="P2" draw:layer="layout" svg:width="15.623cm" svg:height="0.475cm" svg:x="2.2cm" svg:y="22.637cm">
          <draw:text-box>
            <text:p text:style-name="P1"><text:span text:style-name="T4">fragments excavated in Iraq to the President of the Security Council on 26 October.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6" draw:text-style-name="P7" draw:layer="layout" svg:width="0.408cm" svg:height="0.276cm" svg:x="17.754cm" svg:y="22.656cm">
          <draw:text-box>
            <text:p text:style-name="P1"><text:span text:style-name="T9">232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231 </text:span></text:p>
          </draw:text-box>
        </draw:frame>
        <draw:frame draw:style-name="gr4" draw:text-style-name="P5" draw:layer="layout" svg:width="14.611cm" svg:height="0.395cm" svg:x="2.646cm" svg:y="24.664cm">
          <draw:text-box>
            <text:p text:style-name="P1"><text:span text:style-name="T11">UN Security Council, 7 October 1998, ‘Sixth consolidated report of the Director General of the </text:span></text:p>
          </draw:text-box>
        </draw:frame>
        <draw:frame draw:style-name="gr4" draw:text-style-name="P5" draw:layer="layout" svg:width="15.492cm" svg:height="0.395cm" svg:x="2.2cm" svg:y="25.087cm">
          <draw:text-box>
            <text:p text:style-name="P1"><text:span text:style-name="T11">International Atomic Energy Agency under paragraph 16 of Security Council resolution 1051 (1996)’ </text:span></text:p>
          </draw:text-box>
        </draw:frame>
        <draw:frame draw:style-name="gr4" draw:text-style-name="P5" draw:layer="layout" svg:width="2.127cm" svg:height="0.395cm" svg:x="2.2cm" svg:y="25.511cm">
          <draw:text-box>
            <text:p text:style-name="P1"><text:span text:style-name="T11">(S/1998/927)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32 </text:span></text:p>
          </draw:text-box>
        </draw:frame>
        <draw:frame draw:style-name="gr4" draw:text-style-name="P5" draw:layer="layout" svg:width="15.919cm" svg:height="0.395cm" svg:x="2.646cm" svg:y="25.934cm">
          <draw:text-box>
            <text:p text:style-name="P1"><text:span text:style-name="T11">UN Security Council, 26 October 1998, ‘Letter dated 26 October 1998 from the Executive Chairman of </text:span></text:p>
          </draw:text-box>
        </draw:frame>
        <draw:frame draw:style-name="gr4" draw:text-style-name="P5" draw:layer="layout" svg:width="16.296cm" svg:height="0.395cm" svg:x="2.2cm" svg:y="26.357cm">
          <draw:text-box>
            <text:p text:style-name="P1"><text:span text:style-name="T11">the Special Commission established by the Secretary-General pursuant to paragraph 9 (b) (i) of Security </text:span></text:p>
          </draw:text-box>
        </draw:frame>
        <draw:frame draw:style-name="gr4" draw:text-style-name="P5" draw:layer="layout" svg:width="14.179cm" svg:height="0.395cm" svg:x="2.2cm" svg:y="26.781cm">
          <draw:text-box>
            <text:p text:style-name="P1"><text:span text:style-name="T11">Council resolution 687 (1991) addressed to President of the Security Council’ (S/1998/995).</text:span></text:p>
          </draw:text-box>
        </draw:frame>
      </draw:page>
      <draw:page draw:name="page1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9" draw:text-style-name="P10" draw:layer="layout" svg:width="15.083cm" svg:height="16.316cm" svg:x="2.958cm" svg:y="9.225cm" svg:viewBox="0 0 15084 16317" draw:points="0,16317 15084,16317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32</text:span></text:p>
          </draw:text-box>
        </draw:frame>
        <draw:frame draw:style-name="gr1" draw:text-style-name="P2" draw:layer="layout" svg:width="15.309cm" svg:height="0.475cm" svg:x="2.2cm" svg:y="2.525cm">
          <draw:text-box>
            <text:p text:style-name="P1"><text:span text:style-name="T6">580. </text:span><text:span text:style-name="T4"><text:s/>Mr Butler stated that he would also be giving the report to Iraq’s Permanent </text:span></text:p>
          </draw:text-box>
        </draw:frame>
        <draw:frame draw:style-name="gr1" draw:text-style-name="P2" draw:layer="layout" svg:width="15.653cm" svg:height="0.475cm" svg:x="2.2cm" svg:y="3.09cm">
          <draw:text-box>
            <text:p text:style-name="P1"><text:span text:style-name="T4">Representative to the UN in New York, asking him to transmit it to the authorities in </text:span></text:p>
          </draw:text-box>
        </draw:frame>
        <draw:frame draw:style-name="gr1" draw:text-style-name="P2" draw:layer="layout" svg:width="16.072cm" svg:height="0.475cm" svg:x="2.2cm" svg:y="3.654cm">
          <draw:text-box>
            <text:p text:style-name="P1"><text:span text:style-name="T4">Baghdad. Mr Butler also wrote that the Commission would be willing “to resume work </text:span></text:p>
          </draw:text-box>
        </draw:frame>
        <draw:frame draw:style-name="gr1" draw:text-style-name="P2" draw:layer="layout" svg:width="16.372cm" svg:height="0.475cm" svg:x="2.2cm" svg:y="4.218cm">
          <draw:text-box>
            <text:p text:style-name="P1"><text:span text:style-name="T4">at the earliest possible moment with competent Iraqi authorities in order to address the </text:span></text:p>
          </draw:text-box>
        </draw:frame>
        <draw:frame draw:style-name="gr1" draw:text-style-name="P2" draw:layer="layout" svg:width="5.865cm" svg:height="0.475cm" svg:x="2.2cm" svg:y="4.783cm">
          <draw:text-box>
            <text:p text:style-name="P1"><text:span text:style-name="T4">questions posed by the report”.</text:span></text:p>
          </draw:text-box>
        </draw:frame>
        <draw:frame draw:style-name="gr1" draw:text-style-name="P2" draw:layer="layout" svg:width="11.529cm" svg:height="0.475cm" svg:x="2.2cm" svg:y="5.697cm">
          <draw:text-box>
            <text:p text:style-name="P1"><text:span text:style-name="T6">581. </text:span><text:span text:style-name="T4"><text:s/>The report recommended that Iraq be invited to explain:</text:span></text:p>
          </draw:text-box>
        </draw:frame>
        <draw:frame draw:style-name="gr1" draw:text-style-name="P2" draw:layer="layout" svg:width="14.874cm" svg:height="0.475cm" svg:x="2.95cm" svg:y="6.612cm">
          <draw:text-box>
            <text:p text:style-name="P1"><text:span text:style-name="T4">“… </text:span><text:span text:style-name="T4">the presence of degradation products of nerve agents … [T]he presence of </text:span></text:p>
          </draw:text-box>
        </draw:frame>
        <draw:frame draw:style-name="gr1" draw:text-style-name="P2" draw:layer="layout" svg:width="15.788cm" svg:height="0.475cm" svg:x="2.95cm" svg:y="7.176cm">
          <draw:text-box>
            <text:p text:style-name="P1"><text:span text:style-name="T4">compound known as VX stabiliser and its degradation product, and to provide more </text:span></text:p>
          </draw:text-box>
        </draw:frame>
        <draw:frame draw:style-name="gr1" draw:text-style-name="P2" draw:layer="layout" svg:width="15.953cm" svg:height="0.475cm" svg:x="2.95cm" svg:y="7.741cm">
          <draw:text-box>
            <text:p text:style-name="P1"><text:span text:style-name="T4">information on the Iraqi efforts during the period from mid-1998 to the end of 1990 to </text:span></text:p>
          </draw:text-box>
        </draw:frame>
        <draw:frame draw:style-name="gr1" draw:text-style-name="P2" draw:layer="layout" svg:width="10.446cm" svg:height="0.475cm" svg:x="2.95cm" svg:y="8.305cm">
          <draw:text-box>
            <text:p text:style-name="P1"><text:span text:style-name="T4">develop and produce VX by improved synthetic routes.”</text:span></text:p>
          </draw:text-box>
        </draw:frame>
        <draw:frame draw:style-name="gr6" draw:text-style-name="P7" draw:layer="layout" svg:width="0.408cm" svg:height="0.276cm" svg:x="13.351cm" svg:y="8.324cm">
          <draw:text-box>
            <text:p text:style-name="P1"><text:span text:style-name="T9">233</text:span></text:p>
          </draw:text-box>
        </draw:frame>
        <draw:frame draw:style-name="gr5" draw:text-style-name="P6" draw:layer="layout" svg:width="2.728cm" svg:height="0.556cm" svg:x="9.141cm" svg:y="9.626cm">
          <draw:text-box>
            <text:p text:style-name="P1"><text:span text:style-name="T8">Iraq and VX</text:span></text:p>
          </draw:text-box>
        </draw:frame>
        <draw:frame draw:style-name="gr4" draw:text-style-name="P5" draw:layer="layout" svg:width="13.447cm" svg:height="0.395cm" svg:x="3.45cm" svg:y="10.548cm">
          <draw:text-box>
            <text:p text:style-name="P1"><text:span text:style-name="T11">Mr Butler’s report included a report of a meeting of international experts on VX, held in </text:span></text:p>
          </draw:text-box>
        </draw:frame>
        <draw:frame draw:style-name="gr4" draw:text-style-name="P5" draw:layer="layout" svg:width="13.993cm" svg:height="0.395cm" svg:x="3.45cm" svg:y="11.042cm">
          <draw:text-box>
            <text:p text:style-name="P1"><text:span text:style-name="T11">New York on 22 and 23 October. The report revisited the sequence of events in relation to </text:span></text:p>
          </draw:text-box>
        </draw:frame>
        <draw:frame draw:style-name="gr4" draw:text-style-name="P5" draw:layer="layout" svg:width="3.702cm" svg:height="0.395cm" svg:x="3.45cm" svg:y="11.536cm">
          <draw:text-box>
            <text:p text:style-name="P1"><text:span text:style-name="T11">VX sampling as follows.</text:span></text:p>
          </draw:text-box>
        </draw:frame>
        <draw:frame draw:style-name="gr4" draw:text-style-name="P5" draw:layer="layout" svg:width="12.994cm" svg:height="0.395cm" svg:x="3.45cm" svg:y="12.23cm">
          <draw:text-box>
            <text:p text:style-name="P1"><text:span text:style-name="T11">In April 1997, following Iraq’s declaration of a VX production facility and a dump site </text:span></text:p>
          </draw:text-box>
        </draw:frame>
        <draw:frame draw:style-name="gr4" draw:text-style-name="P5" draw:layer="layout" svg:width="13.76cm" svg:height="0.395cm" svg:x="3.45cm" svg:y="12.723cm">
          <draw:text-box>
            <text:p text:style-name="P1"><text:span text:style-name="T11">where agent had been disposed of, samples of equipment and soil at the site, taken and </text:span></text:p>
          </draw:text-box>
        </draw:frame>
        <draw:frame draw:style-name="gr4" draw:text-style-name="P5" draw:layer="layout" svg:width="14.099cm" svg:height="0.395cm" svg:x="3.45cm" svg:y="13.217cm">
          <draw:text-box>
            <text:p text:style-name="P1"><text:span text:style-name="T11">analysed in the US, were found to contain VX degradation products as well as compounds </text:span></text:p>
          </draw:text-box>
        </draw:frame>
        <draw:frame draw:style-name="gr4" draw:text-style-name="P5" draw:layer="layout" svg:width="12.85cm" svg:height="0.395cm" svg:x="3.45cm" svg:y="13.711cm">
          <draw:text-box>
            <text:p text:style-name="P1"><text:span text:style-name="T11">known as VX stabiliser and its degradation products. This was confirmed in further </text:span></text:p>
          </draw:text-box>
        </draw:frame>
        <draw:frame draw:style-name="gr4" draw:text-style-name="P5" draw:layer="layout" svg:width="8.9cm" svg:height="0.395cm" svg:x="3.45cm" svg:y="14.205cm">
          <draw:text-box>
            <text:p text:style-name="P1"><text:span text:style-name="T11">analysis of samples from the same site in February 1998.</text:span></text:p>
          </draw:text-box>
        </draw:frame>
        <draw:frame draw:style-name="gr4" draw:text-style-name="P5" draw:layer="layout" svg:width="13.684cm" svg:height="0.395cm" svg:x="3.45cm" svg:y="14.899cm">
          <draw:text-box>
            <text:p text:style-name="P1"><text:span text:style-name="T11">The US laboratory was also asked to analyse samples of 46 fragments from 45 “special </text:span></text:p>
          </draw:text-box>
        </draw:frame>
        <draw:frame draw:style-name="gr4" draw:text-style-name="P5" draw:layer="layout" svg:width="13.786cm" svg:height="0.395cm" svg:x="3.45cm" svg:y="15.393cm">
          <draw:text-box>
            <text:p text:style-name="P1"><text:span text:style-name="T11">warheads” to verify Iraq’s declaration that 25 had been filled with biological agent and 20 </text:span></text:p>
          </draw:text-box>
        </draw:frame>
        <draw:frame draw:style-name="gr4" draw:text-style-name="P5" draw:layer="layout" svg:width="9.231cm" svg:height="0.395cm" svg:x="3.45cm" svg:y="15.887cm">
          <draw:text-box>
            <text:p text:style-name="P1"><text:span text:style-name="T11">with a mixture of “alcohols” (isopropanol and cyclohexanol).</text:span></text:p>
          </draw:text-box>
        </draw:frame>
        <draw:frame draw:style-name="gr4" draw:text-style-name="P5" draw:layer="layout" svg:width="13.688cm" svg:height="0.395cm" svg:x="3.45cm" svg:y="16.581cm">
          <draw:text-box>
            <text:p text:style-name="P1"><text:span text:style-name="T11">In June 1998, the laboratory reported to UNSCOM that it had found chemicals similar to </text:span></text:p>
          </draw:text-box>
        </draw:frame>
        <draw:frame draw:style-name="gr4" draw:text-style-name="P5" draw:layer="layout" svg:width="5.086cm" svg:height="0.395cm" svg:x="3.45cm" svg:y="17.074cm">
          <draw:text-box>
            <text:p text:style-name="P1"><text:span text:style-name="T11">those found at the VX dump site.</text:span></text:p>
          </draw:text-box>
        </draw:frame>
        <draw:frame draw:style-name="gr4" draw:text-style-name="P5" draw:layer="layout" svg:width="12.871cm" svg:height="0.395cm" svg:x="3.45cm" svg:y="17.768cm">
          <draw:text-box>
            <text:p text:style-name="P1"><text:span text:style-name="T11">In July 1998, UNSCOM asked the US laboratory to analyse samples from different </text:span></text:p>
          </draw:text-box>
        </draw:frame>
        <draw:frame draw:style-name="gr4" draw:text-style-name="P5" draw:layer="layout" svg:width="12.554cm" svg:height="0.395cm" svg:x="3.45cm" svg:y="18.262cm">
          <draw:text-box>
            <text:p text:style-name="P1"><text:span text:style-name="T11">fragments from the 20 warheads Iraq had declared had been filled with alcohols. </text:span></text:p>
          </draw:text-box>
        </draw:frame>
        <draw:frame draw:style-name="gr4" draw:text-style-name="P5" draw:layer="layout" svg:width="12.215cm" svg:height="0.395cm" svg:x="3.45cm" svg:y="18.756cm">
          <draw:text-box>
            <text:p text:style-name="P1"><text:span text:style-name="T11">No chemical warfare compounds were found, but degradation products from a </text:span></text:p>
          </draw:text-box>
        </draw:frame>
        <draw:frame draw:style-name="gr4" draw:text-style-name="P5" draw:layer="layout" svg:width="12.689cm" svg:height="0.395cm" svg:x="3.45cm" svg:y="19.25cm">
          <draw:text-box>
            <text:p text:style-name="P1"><text:span text:style-name="T11">decontamination compound were found in five samples. In addition “signatures of </text:span></text:p>
          </draw:text-box>
        </draw:frame>
        <draw:frame draw:style-name="gr4" draw:text-style-name="P5" draw:layer="layout" svg:width="11.313cm" svg:height="0.395cm" svg:x="3.45cm" svg:y="19.744cm">
          <draw:text-box>
            <text:p text:style-name="P1"><text:span text:style-name="T11">unidentified non-phosphorous compounds were found in many samples”.</text:span></text:p>
          </draw:text-box>
        </draw:frame>
        <draw:frame draw:style-name="gr4" draw:text-style-name="P5" draw:layer="layout" svg:width="13.274cm" svg:height="0.395cm" svg:x="3.45cm" svg:y="20.438cm">
          <draw:text-box>
            <text:p text:style-name="P1"><text:span text:style-name="T11">A French laboratory analysing samples from 40 different fragments from the same 20 </text:span></text:p>
          </draw:text-box>
        </draw:frame>
        <draw:frame draw:style-name="gr4" draw:text-style-name="P5" draw:layer="layout" svg:width="14.031cm" svg:height="0.395cm" svg:x="3.45cm" svg:y="20.932cm">
          <draw:text-box>
            <text:p text:style-name="P1"><text:span text:style-name="T11">warheads reported the presence of a degradation product from a “G- or V-” nerve agent in </text:span></text:p>
          </draw:text-box>
        </draw:frame>
        <draw:frame draw:style-name="gr4" draw:text-style-name="P5" draw:layer="layout" svg:width="1.911cm" svg:height="0.395cm" svg:x="3.45cm" svg:y="21.426cm">
          <draw:text-box>
            <text:p text:style-name="P1"><text:span text:style-name="T11">one sample.</text:span></text:p>
          </draw:text-box>
        </draw:frame>
        <draw:frame draw:style-name="gr4" draw:text-style-name="P5" draw:layer="layout" svg:width="12.926cm" svg:height="0.395cm" svg:x="3.45cm" svg:y="22.119cm">
          <draw:text-box>
            <text:p text:style-name="P1"><text:span text:style-name="T11">A Swiss laboratory analysing samples from the same 40 fragments did not find any </text:span></text:p>
          </draw:text-box>
        </draw:frame>
        <draw:frame draw:style-name="gr4" draw:text-style-name="P5" draw:layer="layout" svg:width="5.624cm" svg:height="0.395cm" svg:x="3.45cm" svg:y="22.613cm">
          <draw:text-box>
            <text:p text:style-name="P1"><text:span text:style-name="T11">chemical-warfare-related chemicals.</text:span></text:p>
          </draw:text-box>
        </draw:frame>
        <draw:frame draw:style-name="gr4" draw:text-style-name="P5" draw:layer="layout" svg:width="13.9cm" svg:height="0.395cm" svg:x="3.45cm" svg:y="23.307cm">
          <draw:text-box>
            <text:p text:style-name="P1"><text:span text:style-name="T11">Both the French and Swiss laboratories identified chemicals known to be the degradation </text:span></text:p>
          </draw:text-box>
        </draw:frame>
        <draw:frame draw:style-name="gr4" draw:text-style-name="P5" draw:layer="layout" svg:width="13.705cm" svg:height="0.395cm" svg:x="3.45cm" svg:y="23.801cm">
          <draw:text-box>
            <text:p text:style-name="P1"><text:span text:style-name="T11">products of a decontamination compound and found that a large number of the samples </text:span></text:p>
          </draw:text-box>
        </draw:frame>
        <draw:frame draw:style-name="gr4" draw:text-style-name="P5" draw:layer="layout" svg:width="13.769cm" svg:height="0.395cm" svg:x="3.45cm" svg:y="24.295cm">
          <draw:text-box>
            <text:p text:style-name="P1"><text:span text:style-name="T11">contained the same unidentified non-phosphorous compounds as the US laboratory had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4" draw:text-style-name="P5" draw:layer="layout" svg:width="1.496cm" svg:height="0.395cm" svg:x="3.45cm" svg:y="24.789cm">
          <draw:text-box>
            <text:p text:style-name="P1"><text:span text:style-name="T11">identified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33 </text:span></text:p>
          </draw:text-box>
        </draw:frame>
        <draw:frame draw:style-name="gr4" draw:text-style-name="P5" draw:layer="layout" svg:width="14.239cm" svg:height="0.395cm" svg:x="2.646cm" svg:y="26.357cm">
          <draw:text-box>
            <text:p text:style-name="P1"><text:span text:style-name="T11">UN Security Council, 26 October 1998, ‘Report of the Group of International Experts on VX’ </text:span></text:p>
          </draw:text-box>
        </draw:frame>
        <draw:frame draw:style-name="gr4" draw:text-style-name="P5" draw:layer="layout" svg:width="2.127cm" svg:height="0.395cm" svg:x="2.2cm" svg:y="26.781cm">
          <draw:text-box>
            <text:p text:style-name="P1"><text:span text:style-name="T11">(S/1998/995).</text:span></text:p>
          </draw:text-box>
        </draw:frame>
      </draw:page>
      <draw:page draw:name="page113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polygon draw:style-name="gr9" draw:text-style-name="P10" draw:layer="layout" svg:width="15.083cm" svg:height="5.399cm" svg:x="2.958cm" svg:y="2.608cm" svg:viewBox="0 0 15084 5400" draw:points="0,5400 15084,5400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33</text:span></text:p>
          </draw:text-box>
        </draw:frame>
        <draw:frame draw:style-name="gr4" draw:text-style-name="P5" draw:layer="layout" svg:width="13.134cm" svg:height="0.395cm" svg:x="3.45cm" svg:y="3.055cm">
          <draw:text-box>
            <text:p text:style-name="P1"><text:span text:style-name="T11">The French experts “noted that the decontaminant could also have been used for … </text:span></text:p>
          </draw:text-box>
        </draw:frame>
        <draw:frame draw:style-name="gr4" draw:text-style-name="P5" draw:layer="layout" svg:width="7.783cm" svg:height="0.395cm" svg:x="3.45cm" svg:y="3.549cm">
          <draw:text-box>
            <text:p text:style-name="P1"><text:span text:style-name="T11">chemical destruction of biological warfare agents”.</text:span></text:p>
          </draw:text-box>
        </draw:frame>
        <draw:frame draw:style-name="gr4" draw:text-style-name="P5" draw:layer="layout" svg:width="13.138cm" svg:height="0.395cm" svg:x="3.45cm" svg:y="4.243cm">
          <draw:text-box>
            <text:p text:style-name="P1"><text:span text:style-name="T11">There was “no obvious explanation” for the presence of compounds in the June/July </text:span></text:p>
          </draw:text-box>
        </draw:frame>
        <draw:frame draw:style-name="gr4" draw:text-style-name="P5" draw:layer="layout" svg:width="9.984cm" svg:height="0.395cm" svg:x="3.45cm" svg:y="4.737cm">
          <draw:text-box>
            <text:p text:style-name="P1"><text:span text:style-name="T11">samples which were “completely absent” from the April samples.</text:span></text:p>
          </draw:text-box>
        </draw:frame>
        <draw:frame draw:style-name="gr4" draw:text-style-name="P5" draw:layer="layout" svg:width="13.697cm" svg:height="0.395cm" svg:x="3.45cm" svg:y="5.431cm">
          <draw:text-box>
            <text:p text:style-name="P1"><text:span text:style-name="T11">The US laboratory reported that it had re-evaluated all activities to confirm that no cross-</text:span></text:p>
          </draw:text-box>
        </draw:frame>
        <draw:frame draw:style-name="gr4" draw:text-style-name="P5" draw:layer="layout" svg:width="7.224cm" svg:height="0.395cm" svg:x="3.45cm" svg:y="5.925cm">
          <draw:text-box>
            <text:p text:style-name="P1"><text:span text:style-name="T11">contamination or other mistakes had occurred.</text:span></text:p>
          </draw:text-box>
        </draw:frame>
        <draw:frame draw:style-name="gr4" draw:text-style-name="P5" draw:layer="layout" svg:width="13.561cm" svg:height="0.395cm" svg:x="3.45cm" svg:y="6.619cm">
          <draw:text-box>
            <text:p text:style-name="P1"><text:span text:style-name="T11">As a result of further French investigation, ethyl – and methyl – phosphoric compounds </text:span></text:p>
          </draw:text-box>
        </draw:frame>
        <draw:frame draw:style-name="gr4" draw:text-style-name="P5" draw:layer="layout" svg:width="7.038cm" svg:height="0.395cm" svg:x="3.45cm" svg:y="7.112cm">
          <draw:text-box>
            <text:p text:style-name="P1"><text:span text:style-name="T11">could no longer be confirmed in two samples.</text:span></text:p>
          </draw:text-box>
        </draw:frame>
        <draw:frame draw:style-name="gr1" draw:text-style-name="P2" draw:layer="layout" svg:width="15.949cm" svg:height="0.475cm" svg:x="2.2cm" svg:y="8.413cm">
          <draw:text-box>
            <text:p text:style-name="P1"><text:span text:style-name="T6">582. </text:span><text:span text:style-name="T4"><text:s/>After intensive consultations, a letter from the President of the Security Council </text:span></text:p>
          </draw:text-box>
        </draw:frame>
        <draw:frame draw:style-name="gr1" draw:text-style-name="P2" draw:layer="layout" svg:width="16.072cm" svg:height="0.475cm" svg:x="2.2cm" svg:y="8.977cm">
          <draw:text-box>
            <text:p text:style-name="P1"><text:span text:style-name="T4">to Mr Annan was agreed on 30 October, “describing the Council’s initial views” on the </text:span></text:p>
          </draw:text-box>
        </draw:frame>
        <draw:frame draw:style-name="gr1" draw:text-style-name="P2" draw:layer="layout" svg:width="16.228cm" svg:height="0.475cm" svg:x="2.2cm" svg:y="9.542cm">
          <draw:text-box>
            <text:p text:style-name="P1"><text:span text:style-name="T4">proposed comprehensive review of Iraqi compliance in two phases: the first dedicated </text:span></text:p>
          </draw:text-box>
        </draw:frame>
        <draw:frame draw:style-name="gr1" draw:text-style-name="P2" draw:layer="layout" svg:width="16.305cm" svg:height="0.475cm" svg:x="2.2cm" svg:y="10.106cm">
          <draw:text-box>
            <text:p text:style-name="P1"><text:span text:style-name="T4">to disarmament and the second other requirements, including those relating to Kuwaiti </text:span></text:p>
          </draw:text-box>
        </draw:frame>
        <draw:frame draw:style-name="gr1" draw:text-style-name="P2" draw:layer="layout" svg:width="5.658cm" svg:height="0.475cm" svg:x="2.2cm" svg:y="10.671cm">
          <draw:text-box>
            <text:p text:style-name="P1"><text:span text:style-name="T4">missing persons and property.</text:span></text:p>
          </draw:text-box>
        </draw:frame>
        <draw:frame draw:style-name="gr6" draw:text-style-name="P7" draw:layer="layout" svg:width="0.408cm" svg:height="0.276cm" svg:x="7.839cm" svg:y="10.69cm">
          <draw:text-box>
            <text:p text:style-name="P1"><text:span text:style-name="T9">234</text:span></text:p>
          </draw:text-box>
        </draw:frame>
        <draw:frame draw:style-name="gr1" draw:text-style-name="P2" draw:layer="layout" svg:width="10.213cm" svg:height="0.475cm" svg:x="8.251cm" svg:y="10.671cm">
          <draw:text-box>
            <text:p text:style-name="P1"><text:span text:style-name="T4"><text:s/></text:span><text:span text:style-name="T4">The letter reflected a consensus that the assessment </text:span></text:p>
          </draw:text-box>
        </draw:frame>
        <draw:frame draw:style-name="gr1" draw:text-style-name="P2" draw:layer="layout" svg:width="16.516cm" svg:height="0.475cm" svg:x="2.2cm" svg:y="11.235cm">
          <draw:text-box>
            <text:p text:style-name="P1"><text:span text:style-name="T4">should be designed to lead to the definition of an agreed course of action and timetable </text:span></text:p>
          </draw:text-box>
        </draw:frame>
        <draw:frame draw:style-name="gr1" draw:text-style-name="P2" draw:layer="layout" svg:width="9.163cm" svg:height="0.475cm" svg:x="2.2cm" svg:y="11.8cm">
          <draw:text-box>
            <text:p text:style-name="P1"><text:span text:style-name="T4">which, if followed, would allow the Council to act.</text:span></text:p>
          </draw:text-box>
        </draw:frame>
        <draw:frame draw:style-name="gr1" draw:text-style-name="P2" draw:layer="layout" svg:width="16.228cm" svg:height="0.475cm" svg:x="2.2cm" svg:y="12.714cm">
          <draw:text-box>
            <text:p text:style-name="P1"><text:span text:style-name="T6">583. </text:span><text:span text:style-name="T4"><text:s/>On the evening of 31 October, the National Monitoring Directorate of Iraq (NMD) </text:span></text:p>
          </draw:text-box>
        </draw:frame>
        <draw:frame draw:style-name="gr1" draw:text-style-name="P2" draw:layer="layout" svg:width="15.479cm" svg:height="0.475cm" svg:x="2.2cm" svg:y="13.279cm">
          <draw:text-box>
            <text:p text:style-name="P1"><text:span text:style-name="T4">informed UNSCOM’s representative in Baghdad that the Revolutionary Command </text:span></text:p>
          </draw:text-box>
        </draw:frame>
        <draw:frame draw:style-name="gr1" draw:text-style-name="P2" draw:layer="layout" svg:width="15.839cm" svg:height="0.475cm" svg:x="2.2cm" svg:y="13.843cm">
          <draw:text-box>
            <text:p text:style-name="P1"><text:span text:style-name="T4">Council and the Ba’ath Party had decided “to suspend, stop or cease all activities of </text:span></text:p>
          </draw:text-box>
        </draw:frame>
        <draw:frame draw:style-name="gr1" draw:text-style-name="P2" draw:layer="layout" svg:width="8.824cm" svg:height="0.475cm" svg:x="2.2cm" svg:y="14.407cm">
          <draw:text-box>
            <text:p text:style-name="P1"><text:span text:style-name="T4">the Special Commission, including monitoring”.</text:span></text:p>
          </draw:text-box>
        </draw:frame>
        <draw:frame draw:style-name="gr6" draw:text-style-name="P7" draw:layer="layout" svg:width="0.408cm" svg:height="0.276cm" svg:x="11cm" svg:y="14.426cm">
          <draw:text-box>
            <text:p text:style-name="P1"><text:span text:style-name="T9">235</text:span></text:p>
          </draw:text-box>
        </draw:frame>
        <draw:frame draw:style-name="gr1" draw:text-style-name="P2" draw:layer="layout" svg:width="7.28cm" svg:height="0.475cm" svg:x="11.412cm" svg:y="14.407cm">
          <draw:text-box>
            <text:p text:style-name="P1"><text:span text:style-name="T4"><text:s/></text:span><text:span text:style-name="T4">Iraq made clear that it was not asking </text:span></text:p>
          </draw:text-box>
        </draw:frame>
        <draw:frame draw:style-name="gr1" draw:text-style-name="P2" draw:layer="layout" svg:width="16.326cm" svg:height="0.475cm" svg:x="2.2cm" svg:y="14.972cm">
          <draw:text-box>
            <text:p text:style-name="P1"><text:span text:style-name="T4">the monitoring teams to leave Iraq and its cameras and other equipment would remain </text:span></text:p>
          </draw:text-box>
        </draw:frame>
        <draw:frame draw:style-name="gr1" draw:text-style-name="P2" draw:layer="layout" svg:width="16.364cm" svg:height="0.475cm" svg:x="2.2cm" svg:y="15.536cm">
          <draw:text-box>
            <text:p text:style-name="P1"><text:span text:style-name="T4">in place. The IAEA would be allowed to continue its monitoring activities, provided they </text:span></text:p>
          </draw:text-box>
        </draw:frame>
        <draw:frame draw:style-name="gr1" draw:text-style-name="P2" draw:layer="layout" svg:width="5.975cm" svg:height="0.475cm" svg:x="2.2cm" svg:y="16.101cm">
          <draw:text-box>
            <text:p text:style-name="P1"><text:span text:style-name="T4">were independent of UNSCOM.</text:span></text:p>
          </draw:text-box>
        </draw:frame>
        <draw:frame draw:style-name="gr1" draw:text-style-name="P2" draw:layer="layout" svg:width="16.127cm" svg:height="0.475cm" svg:x="2.2cm" svg:y="17.015cm">
          <draw:text-box>
            <text:p text:style-name="P1"><text:span text:style-name="T6">584. </text:span><text:span text:style-name="T4"><text:s/>In a statement to the press on 31 October, the President of the Security Council </text:span></text:p>
          </draw:text-box>
        </draw:frame>
        <draw:frame draw:style-name="gr1" draw:text-style-name="P2" draw:layer="layout" svg:width="14.734cm" svg:height="0.475cm" svg:x="2.2cm" svg:y="17.58cm">
          <draw:text-box>
            <text:p text:style-name="P1"><text:span text:style-name="T4">reported that the members had “unanimously condemned” Iraq’s decision and </text:span></text:p>
          </draw:text-box>
        </draw:frame>
        <draw:frame draw:style-name="gr1" draw:text-style-name="P2" draw:layer="layout" svg:width="13.633cm" svg:height="0.475cm" svg:x="2.2cm" svg:y="18.144cm">
          <draw:text-box>
            <text:p text:style-name="P1"><text:span text:style-name="T4">demanded that it should be rescinded “immediately and unconditionally”.</text:span></text:p>
          </draw:text-box>
        </draw:frame>
        <draw:frame draw:style-name="gr6" draw:text-style-name="P7" draw:layer="layout" svg:width="0.408cm" svg:height="0.276cm" svg:x="15.778cm" svg:y="18.163cm">
          <draw:text-box>
            <text:p text:style-name="P1"><text:span text:style-name="T9">236</text:span></text:p>
          </draw:text-box>
        </draw:frame>
        <draw:frame draw:style-name="gr1" draw:text-style-name="P2" draw:layer="layout" svg:width="2.106cm" svg:height="0.475cm" svg:x="16.19cm" svg:y="18.144cm">
          <draw:text-box>
            <text:p text:style-name="P1"><text:span text:style-name="T4"><text:s/></text:span><text:span text:style-name="T4">Once Iraq </text:span></text:p>
          </draw:text-box>
        </draw:frame>
        <draw:frame draw:style-name="gr1" draw:text-style-name="P2" draw:layer="layout" svg:width="15.314cm" svg:height="0.475cm" svg:x="2.2cm" svg:y="18.709cm">
          <draw:text-box>
            <text:p text:style-name="P1"><text:span text:style-name="T4">had rescinded this decision, and its decision of 5 August to limit co-operation, the </text:span></text:p>
          </draw:text-box>
        </draw:frame>
        <draw:frame draw:style-name="gr1" draw:text-style-name="P2" draw:layer="layout" svg:width="16.677cm" svg:height="0.475cm" svg:x="2.2cm" svg:y="19.273cm">
          <draw:text-box>
            <text:p text:style-name="P1"><text:span text:style-name="T4">members of the Council remained ready “to implement a comprehensive review of Iraq’s </text:span></text:p>
          </draw:text-box>
        </draw:frame>
        <draw:frame draw:style-name="gr1" draw:text-style-name="P2" draw:layer="layout" svg:width="2.407cm" svg:height="0.475cm" svg:x="2.2cm" svg:y="19.837cm">
          <draw:text-box>
            <text:p text:style-name="P1"><text:span text:style-name="T4">compliance”.</text:span></text:p>
          </draw:text-box>
        </draw:frame>
        <draw:frame draw:style-name="gr1" draw:text-style-name="P2" draw:layer="layout" svg:width="16.762cm" svg:height="0.475cm" svg:x="2.2cm" svg:y="20.752cm">
          <draw:text-box>
            <text:p text:style-name="P1"><text:span text:style-name="T6">585. </text:span><text:span text:style-name="T4"><text:s/>The statement described Iraq’s decision and the continuing restrictions on the work </text:span></text:p>
          </draw:text-box>
        </draw:frame>
        <draw:frame draw:style-name="gr1" draw:text-style-name="P2" draw:layer="layout" svg:width="15.835cm" svg:height="0.475cm" svg:x="2.2cm" svg:y="21.316cm">
          <draw:text-box>
            <text:p text:style-name="P1"><text:span text:style-name="T4">of the IAEA as “deeply disturbing”. The Council would “remain actively seized of this </text:span></text:p>
          </draw:text-box>
        </draw:frame>
        <draw:frame draw:style-name="gr1" draw:text-style-name="P2" draw:layer="layout" svg:width="16.444cm" svg:height="0.475cm" svg:x="2.2cm" svg:y="21.881cm">
          <draw:text-box>
            <text:p text:style-name="P1"><text:span text:style-name="T4">matter, in order to ensure the full implementation of the relevant resolutions and secure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6.289cm" svg:height="0.475cm" svg:x="2.2cm" svg:y="22.445cm">
          <draw:text-box>
            <text:p text:style-name="P1"><text:span text:style-name="T4">peace and security in the region”.</text:span></text:p>
          </draw:text-box>
        </draw:frame>
        <draw:frame draw:style-name="gr8" draw:text-style-name="P9" draw:layer="layout" svg:width="0.404cm" svg:height="0.23cm" svg:x="2.2cm" svg:y="24.256cm">
          <draw:text-box>
            <text:p text:style-name="P1"><text:span text:style-name="T10">234 </text:span></text:p>
          </draw:text-box>
        </draw:frame>
        <draw:frame draw:style-name="gr4" draw:text-style-name="P5" draw:layer="layout" svg:width="12.401cm" svg:height="0.395cm" svg:x="2.646cm" svg:y="24.241cm">
          <draw:text-box>
            <text:p text:style-name="P1"><text:span text:style-name="T11">UN Security Council, ‘3939th Meeting Thursday 5 November 1998’ (S/PV.3939).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235 </text:span></text:p>
          </draw:text-box>
        </draw:frame>
        <draw:frame draw:style-name="gr4" draw:text-style-name="P5" draw:layer="layout" svg:width="15.123cm" svg:height="0.395cm" svg:x="2.646cm" svg:y="24.664cm">
          <draw:text-box>
            <text:p text:style-name="P1"><text:span text:style-name="T11">UN Security Council, 31 October 1998, ‘Letter dated 31 October 1998 from the Deputy Executive </text:span></text:p>
          </draw:text-box>
        </draw:frame>
        <draw:frame draw:style-name="gr4" draw:text-style-name="P5" draw:layer="layout" svg:width="15.314cm" svg:height="0.395cm" svg:x="2.2cm" svg:y="25.087cm">
          <draw:text-box>
            <text:p text:style-name="P1"><text:span text:style-name="T11">Chairman of the Special Commission established by the Secretary-General pursuant to paragraph </text:span></text:p>
          </draw:text-box>
        </draw:frame>
        <draw:frame draw:style-name="gr4" draw:text-style-name="P5" draw:layer="layout" svg:width="15.509cm" svg:height="0.395cm" svg:x="2.2cm" svg:y="25.511cm">
          <draw:text-box>
            <text:p text:style-name="P1"><text:span text:style-name="T11">9 (b) (i) of Security Council resolution 687 (1991 addressed to the President of the Security Council’ </text:span></text:p>
          </draw:text-box>
        </draw:frame>
        <draw:frame draw:style-name="gr4" draw:text-style-name="P5" draw:layer="layout" svg:width="2.322cm" svg:height="0.395cm" svg:x="2.2cm" svg:y="25.934cm">
          <draw:text-box>
            <text:p text:style-name="P1"><text:span text:style-name="T11">(S/1998/1023)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36 </text:span></text:p>
          </draw:text-box>
        </draw:frame>
        <draw:frame draw:style-name="gr4" draw:text-style-name="P5" draw:layer="layout" svg:width="15.462cm" svg:height="0.395cm" svg:x="2.646cm" svg:y="26.357cm">
          <draw:text-box>
            <text:p text:style-name="P1"><text:span text:style-name="T11">UN Security Council Press Statement, 31 October 1998, ‘Text: UNSC Condemns Iraq’s decision on </text:span></text:p>
          </draw:text-box>
        </draw:frame>
        <draw:frame draw:style-name="gr4" draw:text-style-name="P5" draw:layer="layout" svg:width="3.283cm" svg:height="0.395cm" svg:x="2.2cm" svg:y="26.781cm">
          <draw:text-box>
            <text:p text:style-name="P1"><text:span text:style-name="T11">weapons inspectors’.</text:span></text:p>
          </draw:text-box>
        </draw:frame>
      </draw:page>
      <draw:page draw:name="page1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9" draw:text-style-name="P10" draw:layer="layout" svg:width="15.083cm" svg:height="13.883cm" svg:x="2.958cm" svg:y="8.058cm" svg:viewBox="0 0 15084 13884" draw:points="0,13884 15084,138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34</text:span></text:p>
          </draw:text-box>
        </draw:frame>
        <draw:frame draw:style-name="gr1" draw:text-style-name="P2" draw:layer="layout" svg:width="16.135cm" svg:height="0.475cm" svg:x="2.2cm" svg:y="2.525cm">
          <draw:text-box>
            <text:p text:style-name="P1"><text:span text:style-name="T6">586. </text:span><text:span text:style-name="T4"><text:s/>In response to a request from the Security Council, Mr Butler submitted a report </text:span></text:p>
          </draw:text-box>
        </draw:frame>
        <draw:frame draw:style-name="gr1" draw:text-style-name="P2" draw:layer="layout" svg:width="13.252cm" svg:height="0.475cm" svg:x="2.2cm" svg:y="3.09cm">
          <draw:text-box>
            <text:p text:style-name="P1"><text:span text:style-name="T4">on the consequences of Iraq’s decision of 31 October, on 2 November.</text:span></text:p>
          </draw:text-box>
        </draw:frame>
        <draw:frame draw:style-name="gr6" draw:text-style-name="P7" draw:layer="layout" svg:width="0.408cm" svg:height="0.276cm" svg:x="15.394cm" svg:y="3.108cm">
          <draw:text-box>
            <text:p text:style-name="P1"><text:span text:style-name="T9">237</text:span></text:p>
          </draw:text-box>
        </draw:frame>
        <draw:frame draw:style-name="gr1" draw:text-style-name="P2" draw:layer="layout" svg:width="14.861cm" svg:height="0.475cm" svg:x="2.2cm" svg:y="4.004cm">
          <draw:text-box>
            <text:p text:style-name="P1"><text:span text:style-name="T6">587. </text:span><text:span text:style-name="T4"><text:s/>Mr Butler stated that Iraq’s decisions of 5 August and 31 October made it </text:span></text:p>
          </draw:text-box>
        </draw:frame>
        <draw:frame draw:style-name="gr1" draw:text-style-name="P2" draw:layer="layout" svg:width="16.61cm" svg:height="0.475cm" svg:x="2.2cm" svg:y="4.568cm">
          <draw:text-box>
            <text:p text:style-name="P1"><text:span text:style-name="T4">“</text:span><text:span text:style-name="T4">impossible for the Commission to implement its disarmament and monitoring rights and </text:span></text:p>
          </draw:text-box>
        </draw:frame>
        <draw:frame draw:style-name="gr1" draw:text-style-name="P2" draw:layer="layout" svg:width="16.512cm" svg:height="0.475cm" svg:x="2.2cm" svg:y="5.133cm">
          <draw:text-box>
            <text:p text:style-name="P1"><text:span text:style-name="T4">responsibilities” and that it was “not in a position to provide the Council with any level of </text:span></text:p>
          </draw:text-box>
        </draw:frame>
        <draw:frame draw:style-name="gr1" draw:text-style-name="P2" draw:layer="layout" svg:width="11.11cm" svg:height="0.475cm" svg:x="2.2cm" svg:y="5.697cm">
          <draw:text-box>
            <text:p text:style-name="P1"><text:span text:style-name="T4">assurance regarding Iraq’s compliance with its obligations”.</text:span></text:p>
          </draw:text-box>
        </draw:frame>
        <draw:frame draw:style-name="gr1" draw:text-style-name="P2" draw:layer="layout" svg:width="16.211cm" svg:height="0.475cm" svg:x="2.2cm" svg:y="6.612cm">
          <draw:text-box>
            <text:p text:style-name="P1"><text:span text:style-name="T6">588. </text:span><text:span text:style-name="T4"><text:s/>Mr Butler’s report also confirmed that routine logistic and maintenance work had </text:span></text:p>
          </draw:text-box>
        </draw:frame>
        <draw:frame draw:style-name="gr1" draw:text-style-name="P2" draw:layer="layout" svg:width="3.765cm" svg:height="0.475cm" svg:x="2.2cm" svg:y="7.176cm">
          <draw:text-box>
            <text:p text:style-name="P1"><text:span text:style-name="T4">not been prohibited.</text:span></text:p>
          </draw:text-box>
        </draw:frame>
        <draw:frame draw:style-name="gr5" draw:text-style-name="P6" draw:layer="layout" svg:width="7.69cm" svg:height="0.556cm" svg:x="6.671cm" svg:y="8.497cm">
          <draw:text-box>
            <text:p text:style-name="P1"><text:span text:style-name="T8">US policy: regime change in Iraq</text:span></text:p>
          </draw:text-box>
        </draw:frame>
        <draw:frame draw:style-name="gr4" draw:text-style-name="P5" draw:layer="layout" svg:width="13.921cm" svg:height="0.395cm" svg:x="3.45cm" svg:y="9.419cm">
          <draw:text-box>
            <text:p text:style-name="P1"><text:span text:style-name="T11">On 26 January 1998, a Washington think tank, the Project for the New American Century, </text:span></text:p>
          </draw:text-box>
        </draw:frame>
        <draw:frame draw:style-name="gr4" draw:text-style-name="P5" draw:layer="layout" svg:width="11.83cm" svg:height="0.395cm" svg:x="3.45cm" svg:y="9.913cm">
          <draw:text-box>
            <text:p text:style-name="P1"><text:span text:style-name="T11">published an open letter to President Clinton calling for a stronger approach:</text:span></text:p>
          </draw:text-box>
        </draw:frame>
        <draw:frame draw:style-name="gr4" draw:text-style-name="P5" draw:layer="layout" svg:width="12.749cm" svg:height="0.395cm" svg:x="4.2cm" svg:y="10.607cm">
          <draw:text-box>
            <text:p text:style-name="P1"><text:span text:style-name="T11">“</text:span><text:span text:style-name="T11">The only acceptable strategy is one that eliminates the possibility that Iraq will be </text:span></text:p>
          </draw:text-box>
        </draw:frame>
        <draw:frame draw:style-name="gr4" draw:text-style-name="P5" draw:layer="layout" svg:width="12.723cm" svg:height="0.395cm" svg:x="4.2cm" svg:y="11.101cm">
          <draw:text-box>
            <text:p text:style-name="P1"><text:span text:style-name="T11">able to use or threaten to use weapons of mass destruction. In the near term, this </text:span></text:p>
          </draw:text-box>
        </draw:frame>
        <draw:frame draw:style-name="gr4" draw:text-style-name="P5" draw:layer="layout" svg:width="13.214cm" svg:height="0.395cm" svg:x="4.2cm" svg:y="11.595cm">
          <draw:text-box>
            <text:p text:style-name="P1"><text:span text:style-name="T11">means a willingness to undertake military action as diplomacy is clearly failing. In the </text:span></text:p>
          </draw:text-box>
        </draw:frame>
        <draw:frame draw:style-name="gr4" draw:text-style-name="P5" draw:layer="layout" svg:width="11.766cm" svg:height="0.395cm" svg:x="4.2cm" svg:y="12.088cm">
          <draw:text-box>
            <text:p text:style-name="P1"><text:span text:style-name="T11">long term, it means removing Saddam Hussein and his regime from power.” </text:span></text:p>
          </draw:text-box>
        </draw:frame>
        <draw:frame draw:style-name="gr8" draw:text-style-name="P9" draw:layer="layout" svg:width="0.345cm" svg:height="0.23cm" svg:x="16.033cm" svg:y="12.104cm">
          <draw:text-box>
            <text:p text:style-name="P1"><text:span text:style-name="T10">238</text:span></text:p>
          </draw:text-box>
        </draw:frame>
        <draw:frame draw:style-name="gr4" draw:text-style-name="P5" draw:layer="layout" svg:width="13.32cm" svg:height="0.395cm" svg:x="3.45cm" svg:y="12.932cm">
          <draw:text-box>
            <text:p text:style-name="P1"><text:span text:style-name="T11">The 18 signatories included Mr Donald Rumsfeld, Mr Paul Wolfowitz, Mr John Bolton, </text:span></text:p>
          </draw:text-box>
        </draw:frame>
        <draw:frame draw:style-name="gr4" draw:text-style-name="P5" draw:layer="layout" svg:width="13.862cm" svg:height="0.395cm" svg:x="3.45cm" svg:y="13.426cm">
          <draw:text-box>
            <text:p text:style-name="P1"><text:span text:style-name="T11">Mr Richard Armitage and Mr Robert Zoellick, each of whom became prominent members </text:span></text:p>
          </draw:text-box>
        </draw:frame>
        <draw:frame draw:style-name="gr4" draw:text-style-name="P5" draw:layer="layout" svg:width="7.817cm" svg:height="0.395cm" svg:x="3.45cm" svg:y="13.92cm">
          <draw:text-box>
            <text:p text:style-name="P1"><text:span text:style-name="T11">of the administration of President George W Bush.</text:span></text:p>
          </draw:text-box>
        </draw:frame>
        <draw:frame draw:style-name="gr4" draw:text-style-name="P5" draw:layer="layout" svg:width="13.659cm" svg:height="0.395cm" svg:x="3.45cm" svg:y="14.614cm">
          <draw:text-box>
            <text:p text:style-name="P1"><text:span text:style-name="T11">In February, a wider, bipartisan US group, the “Committee for Peace and Security in the </text:span></text:p>
          </draw:text-box>
        </draw:frame>
        <draw:frame draw:style-name="gr4" draw:text-style-name="P5" draw:layer="layout" svg:width="10.7cm" svg:height="0.395cm" svg:x="3.45cm" svg:y="15.108cm">
          <draw:text-box>
            <text:p text:style-name="P1"><text:span text:style-name="T11">Gulf”, published a further open letter to President Clinton, which said:</text:span></text:p>
          </draw:text-box>
        </draw:frame>
        <draw:frame draw:style-name="gr4" draw:text-style-name="P5" draw:layer="layout" svg:width="12.631cm" svg:height="0.395cm" svg:x="4.2cm" svg:y="15.802cm">
          <draw:text-box>
            <text:p text:style-name="P1"><text:span text:style-name="T11">“</text:span><text:span text:style-name="T11">For years, the United States has tried to remove Saddam by encouraging coups </text:span></text:p>
          </draw:text-box>
        </draw:frame>
        <draw:frame draw:style-name="gr4" draw:text-style-name="P5" draw:layer="layout" svg:width="12.02cm" svg:height="0.395cm" svg:x="4.2cm" svg:y="16.296cm">
          <draw:text-box>
            <text:p text:style-name="P1"><text:span text:style-name="T11">and internal conspiracies. These attempts have all failed … Saddam must be </text:span></text:p>
          </draw:text-box>
        </draw:frame>
        <draw:frame draw:style-name="gr4" draw:text-style-name="P5" draw:layer="layout" svg:width="13.104cm" svg:height="0.395cm" svg:x="4.2cm" svg:y="16.789cm">
          <draw:text-box>
            <text:p text:style-name="P1"><text:span text:style-name="T11">overpowered; he will not be brought down by a coup d’état … Iraq today is ripe for a </text:span></text:p>
          </draw:text-box>
        </draw:frame>
        <draw:frame draw:style-name="gr4" draw:text-style-name="P5" draw:layer="layout" svg:width="4.138cm" svg:height="0.395cm" svg:x="4.2cm" svg:y="17.283cm">
          <draw:text-box>
            <text:p text:style-name="P1"><text:span text:style-name="T11">broad-based insurrection.” </text:span></text:p>
          </draw:text-box>
        </draw:frame>
        <draw:frame draw:style-name="gr8" draw:text-style-name="P9" draw:layer="layout" svg:width="0.345cm" svg:height="0.23cm" svg:x="8.347cm" svg:y="17.299cm">
          <draw:text-box>
            <text:p text:style-name="P1"><text:span text:style-name="T10">239</text:span></text:p>
          </draw:text-box>
        </draw:frame>
        <draw:frame draw:style-name="gr4" draw:text-style-name="P5" draw:layer="layout" svg:width="13.756cm" svg:height="0.395cm" svg:x="3.45cm" svg:y="18.127cm">
          <draw:text-box>
            <text:p text:style-name="P1"><text:span text:style-name="T11">A bipartisan group of members of Congress drafted a bill, which made it the policy of the </text:span></text:p>
          </draw:text-box>
        </draw:frame>
        <draw:frame draw:style-name="gr4" draw:text-style-name="P5" draw:layer="layout" svg:width="13.451cm" svg:height="0.395cm" svg:x="3.45cm" svg:y="18.621cm">
          <draw:text-box>
            <text:p text:style-name="P1"><text:span text:style-name="T11">US to support efforts to remove the regime headed by Saddam Hussein from power in </text:span></text:p>
          </draw:text-box>
        </draw:frame>
        <draw:frame draw:style-name="gr4" draw:text-style-name="P5" draw:layer="layout" svg:width="13.633cm" svg:height="0.395cm" svg:x="3.45cm" svg:y="19.115cm">
          <draw:text-box>
            <text:p text:style-name="P1"><text:span text:style-name="T11">Iraq and to promote the emergence of a democratic government to replace that regime. </text:span></text:p>
          </draw:text-box>
        </draw:frame>
        <draw:frame draw:style-name="gr4" draw:text-style-name="P5" draw:layer="layout" svg:width="13.468cm" svg:height="0.395cm" svg:x="3.45cm" svg:y="19.609cm">
          <draw:text-box>
            <text:p text:style-name="P1"><text:span text:style-name="T11">It authorised expenditure of US$97m to provide military support to the Iraqi opposition. </text:span></text:p>
          </draw:text-box>
        </draw:frame>
        <draw:frame draw:style-name="gr4" draw:text-style-name="P5" draw:layer="layout" svg:width="13.587cm" svg:height="0.395cm" svg:x="3.45cm" svg:y="20.103cm">
          <draw:text-box>
            <text:p text:style-name="P1"><text:span text:style-name="T11">It was approved by the House of Representatives by 360 votes to 38, and unanimously </text:span></text:p>
          </draw:text-box>
        </draw:frame>
        <draw:frame draw:style-name="gr4" draw:text-style-name="P5" draw:layer="layout" svg:width="13.98cm" svg:height="0.395cm" svg:x="3.45cm" svg:y="20.597cm">
          <draw:text-box>
            <text:p text:style-name="P1"><text:span text:style-name="T11">by the Senate. It was signed into law by President Clinton on 31 October 1998 as the Iraq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4" draw:text-style-name="P5" draw:layer="layout" svg:width="12.046cm" svg:height="0.395cm" svg:x="3.45cm" svg:y="21.091cm">
          <draw:text-box>
            <text:p text:style-name="P1"><text:span text:style-name="T11">Liberation Act, and regime change in Iraq became the official policy of the US.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237 </text:span></text:p>
          </draw:text-box>
        </draw:frame>
        <draw:frame draw:style-name="gr4" draw:text-style-name="P5" draw:layer="layout" svg:width="15.877cm" svg:height="0.395cm" svg:x="2.646cm" svg:y="24.664cm">
          <draw:text-box>
            <text:p text:style-name="P1"><text:span text:style-name="T11">UN Security Council, 4 November 1998, ‘Letter dated 2 November 1998 from the Executive Chairman </text:span></text:p>
          </draw:text-box>
        </draw:frame>
        <draw:frame draw:style-name="gr4" draw:text-style-name="P5" draw:layer="layout" svg:width="15.318cm" svg:height="0.395cm" svg:x="2.2cm" svg:y="25.087cm">
          <draw:text-box>
            <text:p text:style-name="P1"><text:span text:style-name="T11">of the Special Commission established by the Secretary-General pursuant to paragraph 9 (b) (i) of </text:span></text:p>
          </draw:text-box>
        </draw:frame>
        <draw:frame draw:style-name="gr4" draw:text-style-name="P5" draw:layer="layout" svg:width="16.326cm" svg:height="0.395cm" svg:x="2.2cm" svg:y="25.511cm">
          <draw:text-box>
            <text:p text:style-name="P1"><text:span text:style-name="T11">Security Council resolution 687 (1991) addressed to the President of the Security Council’ (S/1998/1032)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38 </text:span></text:p>
          </draw:text-box>
        </draw:frame>
        <draw:frame draw:style-name="gr4" draw:text-style-name="P5" draw:layer="layout" svg:width="11.347cm" svg:height="0.395cm" svg:x="2.646cm" svg:y="25.934cm">
          <draw:text-box>
            <text:p text:style-name="P1"><text:span text:style-name="T11">Letter Project for the New American Century to Clinton, 26 January 1998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39 </text:span></text:p>
          </draw:text-box>
        </draw:frame>
        <draw:frame draw:style-name="gr4" draw:text-style-name="P5" draw:layer="layout" svg:width="14.675cm" svg:height="0.395cm" svg:x="2.646cm" svg:y="26.357cm">
          <draw:text-box>
            <text:p text:style-name="P1"><text:span text:style-name="T11">Feith DJ. </text:span><text:span text:style-name="T13">War and Decision: Inside the Pentagon at the Dawn of the War on Terrorism. </text:span><text:span text:style-name="T11">Harper </text:span></text:p>
          </draw:text-box>
        </draw:frame>
        <draw:frame draw:style-name="gr4" draw:text-style-name="P5" draw:layer="layout" svg:width="2.123cm" svg:height="0.395cm" svg:x="2.2cm" svg:y="26.781cm">
          <draw:text-box>
            <text:p text:style-name="P1"><text:span text:style-name="T11">Collins, 2008.</text:span></text:p>
          </draw:text-box>
        </draw:frame>
      </draw:page>
      <draw:page draw:name="page115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5</text:span></text:p>
          </draw:text-box>
        </draw:frame>
        <draw:frame draw:style-name="gr1" draw:text-style-name="P2" draw:layer="layout" svg:width="5.171cm" svg:height="0.475cm" svg:x="2.2cm" svg:y="2.525cm">
          <draw:text-box>
            <text:p text:style-name="P1"><text:span text:style-name="T1">RESOLUTION 1205 (1998)</text:span></text:p>
          </draw:text-box>
        </draw:frame>
        <draw:frame draw:style-name="gr1" draw:text-style-name="P2" draw:layer="layout" svg:width="16.182cm" svg:height="0.475cm" svg:x="2.2cm" svg:y="3.29cm">
          <draw:text-box>
            <text:p text:style-name="P1"><text:span text:style-name="T6">589. </text:span><text:span text:style-name="T4"><text:s/>The Security Council unanimously adopted resolution 1205 (1998), condemning </text:span></text:p>
          </draw:text-box>
        </draw:frame>
        <draw:frame draw:style-name="gr1" draw:text-style-name="P2" draw:layer="layout" svg:width="13.02cm" svg:height="0.475cm" svg:x="2.2cm" svg:y="3.854cm">
          <draw:text-box>
            <text:p text:style-name="P1"><text:span text:style-name="T4">Iraq’s decision to cease co-operation with UNSCOM, on 5 November.</text:span></text:p>
          </draw:text-box>
        </draw:frame>
        <draw:frame draw:style-name="gr6" draw:text-style-name="P7" draw:layer="layout" svg:width="0.408cm" svg:height="0.276cm" svg:x="15.181cm" svg:y="3.873cm">
          <draw:text-box>
            <text:p text:style-name="P1"><text:span text:style-name="T9">240</text:span></text:p>
          </draw:text-box>
        </draw:frame>
        <draw:frame draw:style-name="gr1" draw:text-style-name="P2" draw:layer="layout" svg:width="3.871cm" svg:height="0.475cm" svg:x="2.2cm" svg:y="4.768cm">
          <draw:text-box>
            <text:p text:style-name="P1"><text:span text:style-name="T6">590. </text:span><text:span text:style-name="T4"><text:s/>The resolution:</text:span></text:p>
          </draw:text-box>
        </draw:frame>
        <draw:frame draw:style-name="gr2" draw:text-style-name="P3" draw:layer="layout" svg:width="0.634cm" svg:height="0.712cm" svg:x="2.95cm" svg:y="5.52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0.687cm" svg:height="0.475cm" svg:x="3.7cm" svg:y="5.683cm">
          <draw:text-box>
            <text:p text:style-name="P1"><text:span text:style-name="T4">noted “with alarm” Iraq’s decision to cease co-operation”;</text:span></text:p>
          </draw:text-box>
        </draw:frame>
        <draw:frame draw:style-name="gr2" draw:text-style-name="P3" draw:layer="layout" svg:width="0.634cm" svg:height="0.712cm" svg:x="2.95cm" svg:y="6.19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16cm" svg:height="0.475cm" svg:x="3.7cm" svg:y="6.347cm">
          <draw:text-box>
            <text:p text:style-name="P1"><text:span text:style-name="T4">stated that the Council was determined to ensure Iraq’s “full compliance … </text:span></text:p>
          </draw:text-box>
        </draw:frame>
        <draw:frame draw:style-name="gr1" draw:text-style-name="P2" draw:layer="layout" svg:width="15.068cm" svg:height="0.475cm" svg:x="3.7cm" svg:y="6.912cm">
          <draw:text-box>
            <text:p text:style-name="P1"><text:span text:style-name="T4">without conditions or restrictions with its obligations under resolution 687 (1991) </text:span></text:p>
          </draw:text-box>
        </draw:frame>
        <draw:frame draw:style-name="gr1" draw:text-style-name="P2" draw:layer="layout" svg:width="7.233cm" svg:height="0.475cm" svg:x="3.7cm" svg:y="7.476cm">
          <draw:text-box>
            <text:p text:style-name="P1"><text:span text:style-name="T4">… </text:span><text:span text:style-name="T4">and other relevant resolutions”; and</text:span></text:p>
          </draw:text-box>
        </draw:frame>
        <draw:frame draw:style-name="gr2" draw:text-style-name="P3" draw:layer="layout" svg:width="0.634cm" svg:height="0.712cm" svg:x="2.95cm" svg:y="7.98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214cm" svg:height="0.475cm" svg:x="3.7cm" svg:y="8.141cm">
          <draw:text-box>
            <text:p text:style-name="P1"><text:span text:style-name="T4">reaffirmed the Council’s “readiness to consider” Iraq’s compliance in a </text:span></text:p>
          </draw:text-box>
        </draw:frame>
        <draw:frame draw:style-name="gr1" draw:text-style-name="P2" draw:layer="layout" svg:width="14.26cm" svg:height="0.475cm" svg:x="3.7cm" svg:y="8.705cm">
          <draw:text-box>
            <text:p text:style-name="P1"><text:span text:style-name="T4">“</text:span><text:span text:style-name="T4">comprehensive review” once Iraq had “rescinded” its decisions of 5 August </text:span></text:p>
          </draw:text-box>
        </draw:frame>
        <draw:frame draw:style-name="gr1" draw:text-style-name="P2" draw:layer="layout" svg:width="14.844cm" svg:height="0.475cm" svg:x="3.7cm" svg:y="9.27cm">
          <draw:text-box>
            <text:p text:style-name="P1"><text:span text:style-name="T4">and 31 October and “demonstrated that it is prepared to fulfil all its obligations, </text:span></text:p>
          </draw:text-box>
        </draw:frame>
        <draw:frame draw:style-name="gr1" draw:text-style-name="P2" draw:layer="layout" svg:width="6.602cm" svg:height="0.475cm" svg:x="3.7cm" svg:y="9.834cm">
          <draw:text-box>
            <text:p text:style-name="P1"><text:span text:style-name="T4">including” the MOU of 23 February.</text:span></text:p>
          </draw:text-box>
        </draw:frame>
        <draw:frame draw:style-name="gr6" draw:text-style-name="P7" draw:layer="layout" svg:width="0.408cm" svg:height="0.276cm" svg:x="10.28cm" svg:y="9.853cm">
          <draw:text-box>
            <text:p text:style-name="P1"><text:span text:style-name="T9">241</text:span></text:p>
          </draw:text-box>
        </draw:frame>
        <draw:frame draw:style-name="gr1" draw:text-style-name="P2" draw:layer="layout" svg:width="10.873cm" svg:height="0.475cm" svg:x="2.2cm" svg:y="10.748cm">
          <draw:text-box>
            <text:p text:style-name="P1"><text:span text:style-name="T6">591. </text:span><text:span text:style-name="T4"><text:s/>Acting under Chapter VII of the Charter, the Council:</text:span></text:p>
          </draw:text-box>
        </draw:frame>
        <draw:frame draw:style-name="gr2" draw:text-style-name="P3" draw:layer="layout" svg:width="0.634cm" svg:height="0.712cm" svg:x="2.95cm" svg:y="11.50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44cm" svg:height="0.475cm" svg:x="3.7cm" svg:y="11.663cm">
          <draw:text-box>
            <text:p text:style-name="P1"><text:span text:style-name="T4">condemned Iraq’s decision to cease co-operation with UNSCOM “as a flagrant </text:span></text:p>
          </draw:text-box>
        </draw:frame>
        <draw:frame draw:style-name="gr1" draw:text-style-name="P2" draw:layer="layout" svg:width="10.801cm" svg:height="0.475cm" svg:x="3.7cm" svg:y="12.227cm">
          <draw:text-box>
            <text:p text:style-name="P1"><text:span text:style-name="T4">violation” of resolution 687 and other relevant resolutions;</text:span></text:p>
          </draw:text-box>
        </draw:frame>
        <draw:frame draw:style-name="gr2" draw:text-style-name="P3" draw:layer="layout" svg:width="0.634cm" svg:height="0.712cm" svg:x="2.95cm" svg:y="12.73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028cm" svg:height="0.475cm" svg:x="3.7cm" svg:y="12.892cm">
          <draw:text-box>
            <text:p text:style-name="P1"><text:span text:style-name="T4">demanded that Iraq rescind its decisions of 5 August and 31 October;</text:span></text:p>
          </draw:text-box>
        </draw:frame>
        <draw:frame draw:style-name="gr2" draw:text-style-name="P3" draw:layer="layout" svg:width="0.634cm" svg:height="0.712cm" svg:x="2.95cm" svg:y="13.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515cm" svg:height="0.475cm" svg:x="3.7cm" svg:y="13.556cm">
          <draw:text-box>
            <text:p text:style-name="P1"><text:span text:style-name="T4">reaffirmed its full support for UNSCOM and the IAEA and their efforts to </text:span></text:p>
          </draw:text-box>
        </draw:frame>
        <draw:frame draw:style-name="gr1" draw:text-style-name="P2" draw:layer="layout" svg:width="5.006cm" svg:height="0.475cm" svg:x="3.7cm" svg:y="14.121cm">
          <draw:text-box>
            <text:p text:style-name="P1"><text:span text:style-name="T4">implement their mandates;</text:span></text:p>
          </draw:text-box>
        </draw:frame>
        <draw:frame draw:style-name="gr2" draw:text-style-name="P3" draw:layer="layout" svg:width="0.634cm" svg:height="0.712cm" svg:x="2.95cm" svg:y="14.62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15cm" svg:height="0.475cm" svg:x="3.7cm" svg:y="14.785cm">
          <draw:text-box>
            <text:p text:style-name="P1"><text:span text:style-name="T4">expressed full support for the efforts of the Secretary-General to seek full </text:span></text:p>
          </draw:text-box>
        </draw:frame>
        <draw:frame draw:style-name="gr1" draw:text-style-name="P2" draw:layer="layout" svg:width="7.698cm" svg:height="0.475cm" svg:x="3.7cm" svg:y="15.35cm">
          <draw:text-box>
            <text:p text:style-name="P1"><text:span text:style-name="T4">implementation of the 23 February MOU;</text:span></text:p>
          </draw:text-box>
        </draw:frame>
        <draw:frame draw:style-name="gr2" draw:text-style-name="P3" draw:layer="layout" svg:width="0.634cm" svg:height="0.712cm" svg:x="2.95cm" svg:y="15.85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93cm" svg:height="0.475cm" svg:x="3.7cm" svg:y="16.014cm">
          <draw:text-box>
            <text:p text:style-name="P1"><text:span text:style-name="T4">reaffirmed its intention to act in accordance with the relevant provisions of </text:span></text:p>
          </draw:text-box>
        </draw:frame>
        <draw:frame draw:style-name="gr1" draw:text-style-name="P2" draw:layer="layout" svg:width="14.759cm" svg:height="0.475cm" svg:x="3.7cm" svg:y="16.578cm">
          <draw:text-box>
            <text:p text:style-name="P1"><text:span text:style-name="T4">resolution 687 “on the duration of the prohibitions” in that resolution and noted </text:span></text:p>
          </draw:text-box>
        </draw:frame>
        <draw:frame draw:style-name="gr1" draw:text-style-name="P2" draw:layer="layout" svg:width="15.17cm" svg:height="0.475cm" svg:x="3.7cm" svg:y="17.143cm">
          <draw:text-box>
            <text:p text:style-name="P1"><text:span text:style-name="T4">that by failing to comply with its obligations, Iraq had “delayed the moment when </text:span></text:p>
          </draw:text-box>
        </draw:frame>
        <draw:frame draw:style-name="gr1" draw:text-style-name="P2" draw:layer="layout" svg:width="5.179cm" svg:height="0.475cm" svg:x="3.7cm" svg:y="17.707cm">
          <draw:text-box>
            <text:p text:style-name="P1"><text:span text:style-name="T4">the Council can do so”; and</text:span></text:p>
          </draw:text-box>
        </draw:frame>
        <draw:frame draw:style-name="gr2" draw:text-style-name="P3" draw:layer="layout" svg:width="0.634cm" svg:height="0.712cm" svg:x="2.95cm" svg:y="18.21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02cm" svg:height="0.475cm" svg:x="3.7cm" svg:y="18.372cm">
          <draw:text-box>
            <text:p text:style-name="P1"><text:span text:style-name="T4">decided “in accordance with its primary responsibility under the Charter for the </text:span></text:p>
          </draw:text-box>
        </draw:frame>
        <draw:frame draw:style-name="gr1" draw:text-style-name="P2" draw:layer="layout" svg:width="14.476cm" svg:height="0.475cm" svg:x="3.7cm" svg:y="18.936cm">
          <draw:text-box>
            <text:p text:style-name="P1"><text:span text:style-name="T4">maintenance of international peace and security, to remain actively seized of </text:span></text:p>
          </draw:text-box>
        </draw:frame>
        <draw:frame draw:style-name="gr1" draw:text-style-name="P2" draw:layer="layout" svg:width="2.174cm" svg:height="0.475cm" svg:x="3.7cm" svg:y="19.501cm">
          <draw:text-box>
            <text:p text:style-name="P1"><text:span text:style-name="T4">the matter”.</text:span></text:p>
          </draw:text-box>
        </draw:frame>
        <draw:frame draw:style-name="gr1" draw:text-style-name="P2" draw:layer="layout" svg:width="15.856cm" svg:height="0.475cm" svg:x="2.2cm" svg:y="20.415cm">
          <draw:text-box>
            <text:p text:style-name="P1"><text:span text:style-name="T6">592. </text:span><text:span text:style-name="T4"><text:s/>The record of the Security Council’s discussion demonstrates the surprise and </text:span></text:p>
          </draw:text-box>
        </draw:frame>
        <draw:frame draw:style-name="gr1" draw:text-style-name="P2" draw:layer="layout" svg:width="15.932cm" svg:height="0.475cm" svg:x="2.2cm" svg:y="20.98cm">
          <draw:text-box>
            <text:p text:style-name="P1"><text:span text:style-name="T4">incomprehension which Iraq’s decision caused amongst the members of the Council.</text:span></text:p>
          </draw:text-box>
        </draw:frame>
        <draw:frame draw:style-name="gr1" draw:text-style-name="P2" draw:layer="layout" svg:width="16.186cm" svg:height="0.475cm" svg:x="2.2cm" svg:y="21.894cm">
          <draw:text-box>
            <text:p text:style-name="P1"><text:span text:style-name="T6">593. </text:span><text:span text:style-name="T4"><text:s/>Russia and other members of the Council explicitly stated that the resolution did </text:span></text:p>
          </draw:text-box>
        </draw:frame>
        <draw:frame draw:style-name="gr1" draw:text-style-name="P2" draw:layer="layout" svg:width="5.632cm" svg:height="0.475cm" svg:x="2.2cm" svg:y="22.458cm">
          <draw:text-box>
            <text:p text:style-name="P1"><text:span text:style-name="T4">not authorise the use of force.</text:span></text:p>
          </draw:text-box>
        </draw:frame>
        <draw:frame draw:style-name="gr1" draw:text-style-name="P2" draw:layer="layout" svg:width="16.808cm" svg:height="0.475cm" svg:x="2.2cm" svg:y="23.373cm">
          <draw:text-box>
            <text:p text:style-name="P1"><text:span text:style-name="T6">594. </text:span><text:span text:style-name="T4"><text:s/>Mr Dejammet stated that the Security Council’s decision demonstrated its unity and </text:span></text:p>
          </draw:text-box>
        </draw:frame>
        <draw:frame draw:style-name="gr1" draw:text-style-name="P2" draw:layer="layout" svg:width="15.78cm" svg:height="0.475cm" svg:x="2.2cm" svg:y="23.937cm">
          <draw:text-box>
            <text:p text:style-name="P1"><text:span text:style-name="T4">sent a firm message to Iraq in response to its “unacceptable and irrational” decision.</text:span></text:p>
          </draw:text-box>
        </draw:frame>
        <draw:frame draw:style-name="gr6" draw:text-style-name="P7" draw:layer="layout" svg:width="0.408cm" svg:height="0.276cm" svg:x="17.919cm" svg:y="23.956cm">
          <draw:text-box>
            <text:p text:style-name="P1"><text:span text:style-name="T9">242</text:span></text:p>
          </draw:text-box>
        </draw:frame>
        <draw:frame draw:style-name="gr1" draw:text-style-name="P2" draw:layer="layout" svg:width="0.422cm" svg:height="0.475cm" svg:x="18.33cm" svg:y="23.937cm">
          <draw:text-box>
            <text:p text:style-name="P1"><text:span text:style-name="T4"><text:s/>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16.715cm" svg:height="0.475cm" svg:x="2.2cm" svg:y="24.502cm">
          <draw:text-box>
            <text:p text:style-name="P1"><text:span text:style-name="T4">Iraq was “turning its back on the Council’s clearly expressed intention to proceed without 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40 </text:span></text:p>
          </draw:text-box>
        </draw:frame>
        <draw:frame draw:style-name="gr4" draw:text-style-name="P5" draw:layer="layout" svg:width="12.401cm" svg:height="0.395cm" svg:x="2.646cm" svg:y="25.934cm">
          <draw:text-box>
            <text:p text:style-name="P1"><text:span text:style-name="T11">UN Security Council, ‘3939th Meeting Thursday 5 November 1998’ (S/PV.3939)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41 </text:span></text:p>
          </draw:text-box>
        </draw:frame>
        <draw:frame draw:style-name="gr4" draw:text-style-name="P5" draw:layer="layout" svg:width="6.847cm" svg:height="0.395cm" svg:x="2.646cm" svg:y="26.357cm">
          <draw:text-box>
            <text:p text:style-name="P1"><text:span text:style-name="T11">UN Security Council resolution 1205 (1998)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242 </text:span></text:p>
          </draw:text-box>
        </draw:frame>
        <draw:frame draw:style-name="gr4" draw:text-style-name="P5" draw:layer="layout" svg:width="12.401cm" svg:height="0.395cm" svg:x="2.646cm" svg:y="26.781cm">
          <draw:text-box>
            <text:p text:style-name="P1"><text:span text:style-name="T11">UN Security Council, ‘3939th Meeting Thursday 5 November 1998’ (S/PV.3939).</text:span></text:p>
          </draw:text-box>
        </draw:frame>
      </draw:page>
      <draw:page draw:name="page1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6</text:span></text:p>
          </draw:text-box>
        </draw:frame>
        <draw:frame draw:style-name="gr1" draw:text-style-name="P2" draw:layer="layout" svg:width="16.563cm" svg:height="0.475cm" svg:x="2.2cm" svg:y="2.525cm">
          <draw:text-box>
            <text:p text:style-name="P1"><text:span text:style-name="T4">delay to a comprehensive review of the implementation of its resolutions as soon as the </text:span></text:p>
          </draw:text-box>
        </draw:frame>
        <draw:frame draw:style-name="gr1" draw:text-style-name="P2" draw:layer="layout" svg:width="8.994cm" svg:height="0.475cm" svg:x="2.2cm" svg:y="3.09cm">
          <draw:text-box>
            <text:p text:style-name="P1"><text:span text:style-name="T4">restrictions imposed … on 5 August were lifted”.</text:span></text:p>
          </draw:text-box>
        </draw:frame>
        <draw:frame draw:style-name="gr1" draw:text-style-name="P2" draw:layer="layout" svg:width="16.372cm" svg:height="0.475cm" svg:x="2.2cm" svg:y="4.004cm">
          <draw:text-box>
            <text:p text:style-name="P1"><text:span text:style-name="T6">595. </text:span><text:span text:style-name="T4"><text:s/>Mr Danilo Türk, Slovenian Permanent Representative to the UN, described Iraq’s </text:span></text:p>
          </draw:text-box>
        </draw:frame>
        <draw:frame draw:style-name="gr1" draw:text-style-name="P2" draw:layer="layout" svg:width="5.878cm" svg:height="0.475cm" svg:x="2.2cm" svg:y="4.568cm">
          <draw:text-box>
            <text:p text:style-name="P1"><text:span text:style-name="T4">reaction as “really astonishing”:</text:span></text:p>
          </draw:text-box>
        </draw:frame>
        <draw:frame draw:style-name="gr1" draw:text-style-name="P2" draw:layer="layout" svg:width="15.865cm" svg:height="0.475cm" svg:x="2.95cm" svg:y="5.483cm">
          <draw:text-box>
            <text:p text:style-name="P1"><text:span text:style-name="T4">“</text:span><text:span text:style-name="T4">While the Council was patiently moving towards meeting Iraqi concerns, Iraq chose </text:span></text:p>
          </draw:text-box>
        </draw:frame>
        <draw:frame draw:style-name="gr1" draw:text-style-name="P2" draw:layer="layout" svg:width="14.975cm" svg:height="0.475cm" svg:x="2.95cm" svg:y="6.047cm">
          <draw:text-box>
            <text:p text:style-name="P1"><text:span text:style-name="T4">to move in the opposite direction. It is difficult to understand the motives for this </text:span></text:p>
          </draw:text-box>
        </draw:frame>
        <draw:frame draw:style-name="gr1" draw:text-style-name="P2" draw:layer="layout" svg:width="15.695cm" svg:height="0.475cm" svg:x="2.95cm" svg:y="6.612cm">
          <draw:text-box>
            <text:p text:style-name="P1"><text:span text:style-name="T4">reaction. It is also difficult to see how this grave challenge to the Council’s authority </text:span></text:p>
          </draw:text-box>
        </draw:frame>
        <draw:frame draw:style-name="gr1" draw:text-style-name="P2" draw:layer="layout" svg:width="13.384cm" svg:height="0.475cm" svg:x="2.95cm" svg:y="7.176cm">
          <draw:text-box>
            <text:p text:style-name="P1"><text:span text:style-name="T4">can result in anything other than a serious aggravation of the situation.”</text:span></text:p>
          </draw:text-box>
        </draw:frame>
        <draw:frame draw:style-name="gr1" draw:text-style-name="P2" draw:layer="layout" svg:width="16.677cm" svg:height="0.475cm" svg:x="2.2cm" svg:y="8.091cm">
          <draw:text-box>
            <text:p text:style-name="P1"><text:span text:style-name="T6">596. </text:span><text:span text:style-name="T4"><text:s/>Mr Lavrov stated that Iraq’s decision had “jeopardised the search of recent months </text:span></text:p>
          </draw:text-box>
        </draw:frame>
        <draw:frame draw:style-name="gr1" draw:text-style-name="P2" draw:layer="layout" svg:width="15.928cm" svg:height="0.475cm" svg:x="2.2cm" svg:y="8.655cm">
          <draw:text-box>
            <text:p text:style-name="P1"><text:span text:style-name="T4">for a solution to the Iraqi problem” and ran “counter to the agreements” reached with </text:span></text:p>
          </draw:text-box>
        </draw:frame>
        <draw:frame draw:style-name="gr1" draw:text-style-name="P2" draw:layer="layout" svg:width="15.932cm" svg:height="0.475cm" svg:x="2.2cm" svg:y="9.22cm">
          <draw:text-box>
            <text:p text:style-name="P1"><text:span text:style-name="T4">Mr Annan that Baghdad “would rescind its decision of 5 August and that the Security </text:span></text:p>
          </draw:text-box>
        </draw:frame>
        <draw:frame draw:style-name="gr1" draw:text-style-name="P2" draw:layer="layout" svg:width="15.805cm" svg:height="0.475cm" svg:x="2.2cm" svg:y="9.784cm">
          <draw:text-box>
            <text:p text:style-name="P1"><text:span text:style-name="T4">Council would conduct a comprehensive review”, which had “opened the way to the </text:span></text:p>
          </draw:text-box>
        </draw:frame>
        <draw:frame draw:style-name="gr1" draw:text-style-name="P2" draw:layer="layout" svg:width="5.082cm" svg:height="0.475cm" svg:x="2.2cm" svg:y="10.348cm">
          <draw:text-box>
            <text:p text:style-name="P1"><text:span text:style-name="T4">lifting of sanctions on Iraq”.</text:span></text:p>
          </draw:text-box>
        </draw:frame>
        <draw:frame draw:style-name="gr1" draw:text-style-name="P2" draw:layer="layout" svg:width="4.375cm" svg:height="0.475cm" svg:x="2.2cm" svg:y="11.263cm">
          <draw:text-box>
            <text:p text:style-name="P1"><text:span text:style-name="T6">597. </text:span><text:span text:style-name="T4"><text:s/>Mr Lavrov added:</text:span></text:p>
          </draw:text-box>
        </draw:frame>
        <draw:frame draw:style-name="gr1" draw:text-style-name="P2" draw:layer="layout" svg:width="15.378cm" svg:height="0.475cm" svg:x="2.95cm" svg:y="12.177cm">
          <draw:text-box>
            <text:p text:style-name="P1"><text:span text:style-name="T4">“</text:span><text:span text:style-name="T4">The way to overcome this new crisis lies … exclusively in political and diplomatic </text:span></text:p>
          </draw:text-box>
        </draw:frame>
        <draw:frame draw:style-name="gr1" draw:text-style-name="P2" draw:layer="layout" svg:width="15.919cm" svg:height="0.475cm" svg:x="2.95cm" svg:y="12.742cm">
          <draw:text-box>
            <text:p text:style-name="P1"><text:span text:style-name="T4">efforts alongside the active role of the Secretary-General. Any attempt to resolve the </text:span></text:p>
          </draw:text-box>
        </draw:frame>
        <draw:frame draw:style-name="gr1" draw:text-style-name="P2" draw:layer="layout" svg:width="15.39cm" svg:height="0.475cm" svg:x="2.95cm" svg:y="13.306cm">
          <draw:text-box>
            <text:p text:style-name="P1"><text:span text:style-name="T4">problem by force would have highly unpredictable and dangerous consequences, </text:span></text:p>
          </draw:text-box>
        </draw:frame>
        <draw:frame draw:style-name="gr1" draw:text-style-name="P2" draw:layer="layout" svg:width="15.56cm" svg:height="0.475cm" svg:x="2.95cm" svg:y="13.871cm">
          <draw:text-box>
            <text:p text:style-name="P1"><text:span text:style-name="T4">both for the United Nations ability to continue to monitor proscribed military activity </text:span></text:p>
          </draw:text-box>
        </draw:frame>
        <draw:frame draw:style-name="gr1" draw:text-style-name="P2" draw:layer="layout" svg:width="15.322cm" svg:height="0.475cm" svg:x="2.95cm" svg:y="14.435cm">
          <draw:text-box>
            <text:p text:style-name="P1"><text:span text:style-name="T4">in Iraq and for peace and stability in the region and in the Middle East as a whole.</text:span></text:p>
          </draw:text-box>
        </draw:frame>
        <draw:frame draw:style-name="gr1" draw:text-style-name="P2" draw:layer="layout" svg:width="14.569cm" svg:height="0.475cm" svg:x="2.95cm" svg:y="15.35cm">
          <draw:text-box>
            <text:p text:style-name="P1"><text:span text:style-name="T4">“</text:span><text:span text:style-name="T4">We are pleased to note that the draft resolution … seeks precisely a political </text:span></text:p>
          </draw:text-box>
        </draw:frame>
        <draw:frame draw:style-name="gr1" draw:text-style-name="P2" draw:layer="layout" svg:width="15.411cm" svg:height="0.475cm" svg:x="2.95cm" svg:y="15.914cm">
          <draw:text-box>
            <text:p text:style-name="P1"><text:span text:style-name="T4">solution … and contains no language that could be arbitrarily interpreted as some </text:span></text:p>
          </draw:text-box>
        </draw:frame>
        <draw:frame draw:style-name="gr1" draw:text-style-name="P2" draw:layer="layout" svg:width="6.305cm" svg:height="0.475cm" svg:x="2.95cm" svg:y="16.478cm">
          <draw:text-box>
            <text:p text:style-name="P1"><text:span text:style-name="T4">kind of permission to use force …</text:span></text:p>
          </draw:text-box>
        </draw:frame>
        <draw:frame draw:style-name="gr1" draw:text-style-name="P2" draw:layer="layout" svg:width="13.972cm" svg:height="0.475cm" svg:x="2.95cm" svg:y="17.393cm">
          <draw:text-box>
            <text:p text:style-name="P1"><text:span text:style-name="T4">“</text:span><text:span text:style-name="T4">Without in any way attempting to justify Iraq’s actions, I wish to stress the </text:span></text:p>
          </draw:text-box>
        </draw:frame>
        <draw:frame draw:style-name="gr1" draw:text-style-name="P2" draw:layer="layout" svg:width="15.932cm" svg:height="0.475cm" svg:x="2.95cm" svg:y="17.957cm">
          <draw:text-box>
            <text:p text:style-name="P1"><text:span text:style-name="T4">exceptional importance of total clarity with regard to the Security Council’s intentions </text:span></text:p>
          </draw:text-box>
        </draw:frame>
        <draw:frame draw:style-name="gr1" draw:text-style-name="P2" draw:layer="layout" svg:width="15.691cm" svg:height="0.475cm" svg:x="2.95cm" svg:y="18.522cm">
          <draw:text-box>
            <text:p text:style-name="P1"><text:span text:style-name="T4">to implement its own resolutions. The draft resolution clearly reaffirms the Council’s </text:span></text:p>
          </draw:text-box>
        </draw:frame>
        <draw:frame draw:style-name="gr1" draw:text-style-name="P2" draw:layer="layout" svg:width="15.792cm" svg:height="0.475cm" svg:x="2.95cm" svg:y="19.086cm">
          <draw:text-box>
            <text:p text:style-name="P1"><text:span text:style-name="T4">intention to take a decision on the current sanctions in accordance with the relevant </text:span></text:p>
          </draw:text-box>
        </draw:frame>
        <draw:frame draw:style-name="gr1" draw:text-style-name="P2" draw:layer="layout" svg:width="6.78cm" svg:height="0.475cm" svg:x="2.95cm" svg:y="19.651cm">
          <draw:text-box>
            <text:p text:style-name="P1"><text:span text:style-name="T4">provisions of resolution 687 (1991).”</text:span></text:p>
          </draw:text-box>
        </draw:frame>
        <draw:frame draw:style-name="gr1" draw:text-style-name="P2" draw:layer="layout" svg:width="16.474cm" svg:height="0.475cm" svg:x="2.2cm" svg:y="20.565cm">
          <draw:text-box>
            <text:p text:style-name="P1"><text:span text:style-name="T6">598. </text:span><text:span text:style-name="T4"><text:s/>Mr Antonio Monteiro, Portugese Permanent Representative to the UN, stated that </text:span></text:p>
          </draw:text-box>
        </draw:frame>
        <draw:frame draw:style-name="gr1" draw:text-style-name="P2" draw:layer="layout" svg:width="13.079cm" svg:height="0.475cm" svg:x="2.2cm" svg:y="21.13cm">
          <draw:text-box>
            <text:p text:style-name="P1"><text:span text:style-name="T4">Iraq’s decision had been greeted with “dismay and incomprehension”.</text:span></text:p>
          </draw:text-box>
        </draw:frame>
        <draw:frame draw:style-name="gr1" draw:text-style-name="P2" draw:layer="layout" svg:width="16.207cm" svg:height="0.475cm" svg:x="2.2cm" svg:y="22.044cm">
          <draw:text-box>
            <text:p text:style-name="P1"><text:span text:style-name="T6">599. </text:span><text:span text:style-name="T4"><text:s/>Mr Dahlgren stated that it was Sweden’s “sincere hope” that Baghdad would not </text:span></text:p>
          </draw:text-box>
        </draw:frame>
        <draw:frame draw:style-name="gr1" draw:text-style-name="P2" draw:layer="layout" svg:width="16.288cm" svg:height="0.475cm" svg:x="2.2cm" svg:y="22.608cm">
          <draw:text-box>
            <text:p text:style-name="P1"><text:span text:style-name="T4">miss the “exit sign … for the route out of sanctions”. He added that the final paragraph </text:span></text:p>
          </draw:text-box>
        </draw:frame>
        <draw:frame draw:style-name="gr1" draw:text-style-name="P2" draw:layer="layout" svg:width="11.22cm" svg:height="0.475cm" svg:x="2.2cm" svg:y="23.173cm">
          <draw:text-box>
            <text:p text:style-name="P1"><text:span text:style-name="T4">of the resolution reflected the “very important principle” that:</text:span></text:p>
          </draw:text-box>
        </draw:frame>
        <draw:frame draw:style-name="gr1" draw:text-style-name="P2" draw:layer="layout" svg:width="15.357cm" svg:height="0.475cm" svg:x="2.95cm" svg:y="24.087cm">
          <draw:text-box>
            <text:p text:style-name="P1"><text:span text:style-name="T4">“</text:span><text:span text:style-name="T4">The Security Council’s primary responsibility for the maintenance of international </text:span></text:p>
          </draw:text-box>
        </draw:frame>
        <draw:frame draw:style-name="gr1" draw:text-style-name="P2" draw:layer="layout" svg:width="14.878cm" svg:height="0.475cm" svg:x="2.95cm" svg:y="24.652cm">
          <draw:text-box>
            <text:p text:style-name="P1"><text:span text:style-name="T4">peace and security … must not be circumvented. We see this paragraph as an </text:span></text:p>
          </draw:text-box>
        </draw:frame>
        <draw:frame draw:style-name="gr1" draw:text-style-name="P2" draw:layer="layout" svg:width="12.981cm" svg:height="0.475cm" svg:x="2.95cm" svg:y="25.216cm">
          <draw:text-box>
            <text:p text:style-name="P1"><text:span text:style-name="T4">expression of the desire of members to safeguard that responsibility.”</text:span></text:p>
          </draw:text-box>
        </draw:frame>
        <draw:frame draw:style-name="gr1" draw:text-style-name="P2" draw:layer="layout" svg:width="16.3cm" svg:height="0.475cm" svg:x="2.2cm" svg:y="26.131cm">
          <draw:text-box>
            <text:p text:style-name="P1"><text:span text:style-name="T6">600. </text:span><text:span text:style-name="T4"><text:s/>Mr Amorim stated that Mr Annan’s “possible concept of a comprehensive review” </text:span></text:p>
          </draw:text-box>
        </draw:frame>
        <draw:frame draw:style-name="gr1" draw:text-style-name="P2" draw:layer="layout" svg:width="16.004cm" svg:height="0.475cm" svg:x="2.2cm" svg:y="26.695cm">
          <draw:text-box>
            <text:p text:style-name="P1"><text:span text:style-name="T4">constituted a “thoughtful and balanced approach which could allow for progress” and </text:span></text:p>
          </draw:text-box>
        </draw:frame>
      </draw:page>
      <draw:page draw:name="page117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7</text:span></text:p>
          </draw:text-box>
        </draw:frame>
        <draw:frame draw:style-name="gr1" draw:text-style-name="P2" draw:layer="layout" svg:width="16.148cm" svg:height="0.475cm" svg:x="2.2cm" svg:y="2.525cm">
          <draw:text-box>
            <text:p text:style-name="P1"><text:span text:style-name="T4">that Brazil had learned of Iraq’s decision “with a deep sense of dismay”. He also drew </text:span></text:p>
          </draw:text-box>
        </draw:frame>
        <draw:frame draw:style-name="gr1" draw:text-style-name="P2" draw:layer="layout" svg:width="16.135cm" svg:height="0.475cm" svg:x="2.2cm" svg:y="3.09cm">
          <draw:text-box>
            <text:p text:style-name="P1"><text:span text:style-name="T4">attention to the “special importance” of the provisions in the resolution which stressed </text:span></text:p>
          </draw:text-box>
        </draw:frame>
        <draw:frame draw:style-name="gr1" draw:text-style-name="P2" draw:layer="layout" svg:width="16.368cm" svg:height="0.475cm" svg:x="2.2cm" svg:y="3.654cm">
          <draw:text-box>
            <text:p text:style-name="P1"><text:span text:style-name="T4">“</text:span><text:span text:style-name="T4">that the Security Council will continue to be seized of this issue, in accordance with its </text:span></text:p>
          </draw:text-box>
        </draw:frame>
        <draw:frame draw:style-name="gr1" draw:text-style-name="P2" draw:layer="layout" svg:width="15.255cm" svg:height="0.475cm" svg:x="2.2cm" svg:y="4.218cm">
          <draw:text-box>
            <text:p text:style-name="P1"><text:span text:style-name="T4">primary responsibility … for the maintenance of international peace and security”.</text:span></text:p>
          </draw:text-box>
        </draw:frame>
        <draw:frame draw:style-name="gr1" draw:text-style-name="P2" draw:layer="layout" svg:width="16.444cm" svg:height="0.475cm" svg:x="2.2cm" svg:y="5.133cm">
          <draw:text-box>
            <text:p text:style-name="P1"><text:span text:style-name="T6">601. </text:span><text:span text:style-name="T4"><text:s/>Mr Mahugu stated that the resolution contained “nothing that could open the door </text:span></text:p>
          </draw:text-box>
        </draw:frame>
        <draw:frame draw:style-name="gr1" draw:text-style-name="P2" draw:layer="layout" svg:width="15.911cm" svg:height="0.475cm" svg:x="2.2cm" svg:y="5.697cm">
          <draw:text-box>
            <text:p text:style-name="P1"><text:span text:style-name="T4">in any eventuality for any kind of action without the clear and precise authority of the </text:span></text:p>
          </draw:text-box>
        </draw:frame>
        <draw:frame draw:style-name="gr1" draw:text-style-name="P2" draw:layer="layout" svg:width="3.325cm" svg:height="0.475cm" svg:x="2.2cm" svg:y="6.262cm">
          <draw:text-box>
            <text:p text:style-name="P1"><text:span text:style-name="T4">Security Council”.</text:span></text:p>
          </draw:text-box>
        </draw:frame>
        <draw:frame draw:style-name="gr1" draw:text-style-name="P2" draw:layer="layout" svg:width="16.588cm" svg:height="0.475cm" svg:x="2.2cm" svg:y="7.176cm">
          <draw:text-box>
            <text:p text:style-name="P1"><text:span text:style-name="T6">602. </text:span><text:span text:style-name="T4"><text:s/>Mr Qin Huasun stated that the Council “should seriously reflect on the root causes </text:span></text:p>
          </draw:text-box>
        </draw:frame>
        <draw:frame draw:style-name="gr1" draw:text-style-name="P2" draw:layer="layout" svg:width="16.186cm" svg:height="0.475cm" svg:x="2.2cm" svg:y="7.741cm">
          <draw:text-box>
            <text:p text:style-name="P1"><text:span text:style-name="T4">of the present situation”. There was “no doubt” that Iraq had to fulfil its obligations in a </text:span></text:p>
          </draw:text-box>
        </draw:frame>
        <draw:frame draw:style-name="gr1" draw:text-style-name="P2" draw:layer="layout" svg:width="16.275cm" svg:height="0.475cm" svg:x="2.2cm" svg:y="8.305cm">
          <draw:text-box>
            <text:p text:style-name="P1"><text:span text:style-name="T4">comprehensive manner, but the Council also had “the responsibility to make a fair and </text:span></text:p>
          </draw:text-box>
        </draw:frame>
        <draw:frame draw:style-name="gr1" draw:text-style-name="P2" draw:layer="layout" svg:width="16.364cm" svg:height="0.475cm" svg:x="2.2cm" svg:y="8.87cm">
          <draw:text-box>
            <text:p text:style-name="P1"><text:span text:style-name="T4">objective assessment” of Iraq’s compliance. China’s view was that some weapons files </text:span></text:p>
          </draw:text-box>
        </draw:frame>
        <draw:frame draw:style-name="gr1" draw:text-style-name="P2" draw:layer="layout" svg:width="16.017cm" svg:height="0.475cm" svg:x="2.2cm" svg:y="9.434cm">
          <draw:text-box>
            <text:p text:style-name="P1"><text:span text:style-name="T4">were “ripe to move” to the next phase of monitoring and verification. The fact that the </text:span></text:p>
          </draw:text-box>
        </draw:frame>
        <draw:frame draw:style-name="gr1" draw:text-style-name="P2" draw:layer="layout" svg:width="16.271cm" svg:height="0.475cm" svg:x="2.2cm" svg:y="9.998cm">
          <draw:text-box>
            <text:p text:style-name="P1"><text:span text:style-name="T4">Security Council had been “unable to make such a political decision” was “regrettable”.</text:span></text:p>
          </draw:text-box>
        </draw:frame>
        <draw:frame draw:style-name="gr1" draw:text-style-name="P2" draw:layer="layout" svg:width="15.547cm" svg:height="0.475cm" svg:x="2.2cm" svg:y="10.913cm">
          <draw:text-box>
            <text:p text:style-name="P1"><text:span text:style-name="T6">603. </text:span><text:span text:style-name="T4"><text:s/>Mr Qin Huasun added that Mr Annan’s proposals and ideas, which had been </text:span></text:p>
          </draw:text-box>
        </draw:frame>
        <draw:frame draw:style-name="gr1" draw:text-style-name="P2" draw:layer="layout" svg:width="16.517cm" svg:height="0.475cm" svg:x="2.2cm" svg:y="11.477cm">
          <draw:text-box>
            <text:p text:style-name="P1"><text:span text:style-name="T4">“</text:span><text:span text:style-name="T4">warmly received and supported by an overwhelming majority of the Council members”. </text:span></text:p>
          </draw:text-box>
        </draw:frame>
        <draw:frame draw:style-name="gr1" draw:text-style-name="P2" draw:layer="layout" svg:width="15.496cm" svg:height="0.475cm" svg:x="2.2cm" svg:y="12.042cm">
          <draw:text-box>
            <text:p text:style-name="P1"><text:span text:style-name="T4">China believed that conducting a comprehensive review was “still a way out of the </text:span></text:p>
          </draw:text-box>
        </draw:frame>
        <draw:frame draw:style-name="gr1" draw:text-style-name="P2" draw:layer="layout" svg:width="16.567cm" svg:height="0.475cm" svg:x="2.2cm" svg:y="12.606cm">
          <draw:text-box>
            <text:p text:style-name="P1"><text:span text:style-name="T4">present impasse”. Dialogue, consultation and confidence building was the only way out. </text:span></text:p>
          </draw:text-box>
        </draw:frame>
        <draw:frame draw:style-name="gr1" draw:text-style-name="P2" draw:layer="layout" svg:width="16.745cm" svg:height="0.475cm" svg:x="2.2cm" svg:y="13.171cm">
          <draw:text-box>
            <text:p text:style-name="P1"><text:span text:style-name="T4">He appealed “to all sides to exercise restraint” and to “refrain from any actions that might </text:span></text:p>
          </draw:text-box>
        </draw:frame>
        <draw:frame draw:style-name="gr1" draw:text-style-name="P2" draw:layer="layout" svg:width="8.702cm" svg:height="0.475cm" svg:x="2.2cm" svg:y="13.735cm">
          <draw:text-box>
            <text:p text:style-name="P1"><text:span text:style-name="T4">sharpen the conflict and exacerbate tensions”.</text:span></text:p>
          </draw:text-box>
        </draw:frame>
        <draw:frame draw:style-name="gr1" draw:text-style-name="P2" draw:layer="layout" svg:width="15.991cm" svg:height="0.475cm" svg:x="2.2cm" svg:y="14.65cm">
          <draw:text-box>
            <text:p text:style-name="P1"><text:span text:style-name="T6">604. </text:span><text:span text:style-name="T4"><text:s/>Mr Qin Huasun concluded that there were “still elements” in the draft resolution </text:span></text:p>
          </draw:text-box>
        </draw:frame>
        <draw:frame draw:style-name="gr1" draw:text-style-name="P2" draw:layer="layout" svg:width="14.958cm" svg:height="0.475cm" svg:x="2.2cm" svg:y="15.214cm">
          <draw:text-box>
            <text:p text:style-name="P1"><text:span text:style-name="T4">which were “not totally to our liking”, but he would vote in favour because it had:</text:span></text:p>
          </draw:text-box>
        </draw:frame>
        <draw:frame draw:style-name="gr1" draw:text-style-name="P2" draw:layer="layout" svg:width="15.522cm" svg:height="0.475cm" svg:x="2.95cm" svg:y="16.128cm">
          <draw:text-box>
            <text:p text:style-name="P1"><text:span text:style-name="T4">“… </text:span><text:span text:style-name="T4">incorporated amendments put forward by China and other interested countries </text:span></text:p>
          </draw:text-box>
        </draw:frame>
        <draw:frame draw:style-name="gr1" draw:text-style-name="P2" draw:layer="layout" svg:width="15.348cm" svg:height="0.475cm" svg:x="2.95cm" svg:y="16.693cm">
          <draw:text-box>
            <text:p text:style-name="P1"><text:span text:style-name="T4">by taking out the part which determines that the situation in Iraq poses a threat to </text:span></text:p>
          </draw:text-box>
        </draw:frame>
        <draw:frame draw:style-name="gr1" draw:text-style-name="P2" draw:layer="layout" svg:width="15.394cm" svg:height="0.475cm" svg:x="2.95cm" svg:y="17.257cm">
          <draw:text-box>
            <text:p text:style-name="P1"><text:span text:style-name="T4">international peace and security, and by adding that it is the primary responsibility </text:span></text:p>
          </draw:text-box>
        </draw:frame>
        <draw:frame draw:style-name="gr1" draw:text-style-name="P2" draw:layer="layout" svg:width="15.322cm" svg:height="0.475cm" svg:x="2.95cm" svg:y="17.822cm">
          <draw:text-box>
            <text:p text:style-name="P1"><text:span text:style-name="T4">of the Security Council to maintain international peace and security, reiterating its </text:span></text:p>
          </draw:text-box>
        </draw:frame>
        <draw:frame draw:style-name="gr1" draw:text-style-name="P2" draw:layer="layout" svg:width="15.636cm" svg:height="0.475cm" svg:x="2.95cm" svg:y="18.386cm">
          <draw:text-box>
            <text:p text:style-name="P1"><text:span text:style-name="T4">support for the Secretary-General in his efforts to ensure the implementation of the </text:span></text:p>
          </draw:text-box>
        </draw:frame>
        <draw:frame draw:style-name="gr1" draw:text-style-name="P2" draw:layer="layout" svg:width="6.517cm" svg:height="0.475cm" svg:x="2.95cm" svg:y="18.951cm">
          <draw:text-box>
            <text:p text:style-name="P1"><text:span text:style-name="T4">Memorandum of Understanding …</text:span></text:p>
          </draw:text-box>
        </draw:frame>
        <draw:frame draw:style-name="gr1" draw:text-style-name="P2" draw:layer="layout" svg:width="14.328cm" svg:height="0.475cm" svg:x="2.95cm" svg:y="19.865cm">
          <draw:text-box>
            <text:p text:style-name="P1"><text:span text:style-name="T4">“… </text:span><text:span text:style-name="T4">We hope that this resolution will facilitate the resumption of co-operation </text:span></text:p>
          </draw:text-box>
        </draw:frame>
        <draw:frame draw:style-name="gr1" draw:text-style-name="P2" draw:layer="layout" svg:width="15.517cm" svg:height="0.475cm" svg:x="2.95cm" svg:y="20.43cm">
          <draw:text-box>
            <text:p text:style-name="P1"><text:span text:style-name="T4">between Iraq, on the one hand, and UNSCOM and IAEA, on the other, to allow an </text:span></text:p>
          </draw:text-box>
        </draw:frame>
        <draw:frame draw:style-name="gr1" draw:text-style-name="P2" draw:layer="layout" svg:width="15.504cm" svg:height="0.475cm" svg:x="2.95cm" svg:y="20.994cm">
          <draw:text-box>
            <text:p text:style-name="P1"><text:span text:style-name="T4">early comprehensive review which will in turn free the Iraqi people from sanctions.”</text:span></text:p>
          </draw:text-box>
        </draw:frame>
        <draw:frame draw:style-name="gr1" draw:text-style-name="P2" draw:layer="layout" svg:width="15.733cm" svg:height="0.475cm" svg:x="2.2cm" svg:y="21.908cm">
          <draw:text-box>
            <text:p text:style-name="P1"><text:span text:style-name="T6">605. </text:span><text:span text:style-name="T4"><text:s/>Speaking after the vote, Sir Jeremy Greenstock stated that Iraq’s decisions of </text:span></text:p>
          </draw:text-box>
        </draw:frame>
        <draw:frame draw:style-name="gr1" draw:text-style-name="P2" draw:layer="layout" svg:width="15.839cm" svg:height="0.475cm" svg:x="2.2cm" svg:y="22.473cm">
          <draw:text-box>
            <text:p text:style-name="P1"><text:span text:style-name="T4">5 August and 31 October had put it “in flagrant violation of its obligations” and it was </text:span></text:p>
          </draw:text-box>
        </draw:frame>
        <draw:frame draw:style-name="gr1" draw:text-style-name="P2" draw:layer="layout" svg:width="15.924cm" svg:height="0.475cm" svg:x="2.2cm" svg:y="23.037cm">
          <draw:text-box>
            <text:p text:style-name="P1"><text:span text:style-name="T4">“</text:span><text:span text:style-name="T4">right that the Council should react formally and unanimously to this latest attempt to </text:span></text:p>
          </draw:text-box>
        </draw:frame>
        <draw:frame draw:style-name="gr1" draw:text-style-name="P2" draw:layer="layout" svg:width="15.814cm" svg:height="0.475cm" svg:x="2.2cm" svg:y="23.602cm">
          <draw:text-box>
            <text:p text:style-name="P1"><text:span text:style-name="T4">challenge its authority and that of the United Nations as a whole”. “Co-operation not </text:span></text:p>
          </draw:text-box>
        </draw:frame>
        <draw:frame draw:style-name="gr1" draw:text-style-name="P2" draw:layer="layout" svg:width="11.407cm" svg:height="0.475cm" svg:x="2.2cm" svg:y="24.166cm">
          <draw:text-box>
            <text:p text:style-name="P1"><text:span text:style-name="T4">confrontation” was “the only way out from sanctions for Iraq”.</text:span></text:p>
          </draw:text-box>
        </draw:frame>
        <draw:frame draw:style-name="gr1" draw:text-style-name="P2" draw:layer="layout" svg:width="15.953cm" svg:height="0.475cm" svg:x="2.2cm" svg:y="25.081cm">
          <draw:text-box>
            <text:p text:style-name="P1"><text:span text:style-name="T6">606. </text:span><text:span text:style-name="T4"><text:s/>Commenting on the views expressed by other speakers on the meaning of this </text:span></text:p>
          </draw:text-box>
        </draw:frame>
        <draw:frame draw:style-name="gr1" draw:text-style-name="P2" draw:layer="layout" svg:width="16.072cm" svg:height="0.475cm" svg:x="2.2cm" svg:y="25.645cm">
          <draw:text-box>
            <text:p text:style-name="P1"><text:span text:style-name="T4">resolution as regards the possible use of force, Sir Jeremy added that the view of the </text:span></text:p>
          </draw:text-box>
        </draw:frame>
        <draw:frame draw:style-name="gr1" draw:text-style-name="P2" draw:layer="layout" svg:width="3.613cm" svg:height="0.475cm" svg:x="2.2cm" svg:y="26.21cm">
          <draw:text-box>
            <text:p text:style-name="P1"><text:span text:style-name="T4">UK was that it was:</text:span></text:p>
          </draw:text-box>
        </draw:frame>
      </draw:page>
      <draw:page draw:name="page1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8</text:span></text:p>
          </draw:text-box>
        </draw:frame>
        <draw:frame draw:style-name="gr1" draw:text-style-name="P2" draw:layer="layout" svg:width="15.831cm" svg:height="0.475cm" svg:x="2.95cm" svg:y="2.525cm">
          <draw:text-box>
            <text:p text:style-name="P1"><text:span text:style-name="T4">“… </text:span><text:span text:style-name="T4">well established that the authorisation to use force given by the Security Council </text:span></text:p>
          </draw:text-box>
        </draw:frame>
        <draw:frame draw:style-name="gr1" draw:text-style-name="P2" draw:layer="layout" svg:width="14.908cm" svg:height="0.475cm" svg:x="2.95cm" svg:y="3.09cm">
          <draw:text-box>
            <text:p text:style-name="P1"><text:span text:style-name="T4">in 1990 may be revived if the Council decides that there has been a sufficiently </text:span></text:p>
          </draw:text-box>
        </draw:frame>
        <draw:frame draw:style-name="gr1" draw:text-style-name="P2" draw:layer="layout" svg:width="14.154cm" svg:height="0.475cm" svg:x="2.95cm" svg:y="3.654cm">
          <draw:text-box>
            <text:p text:style-name="P1"><text:span text:style-name="T4">serious breach of the conditions laid down by the Council for the cease-fire.</text:span></text:p>
          </draw:text-box>
        </draw:frame>
        <draw:frame draw:style-name="gr1" draw:text-style-name="P2" draw:layer="layout" svg:width="14.59cm" svg:height="0.475cm" svg:x="2.95cm" svg:y="4.568cm">
          <draw:text-box>
            <text:p text:style-name="P1"><text:span text:style-name="T4">“</text:span><text:span text:style-name="T4">In the resolution we have just adopted, the Council has condemned the Iraqi </text:span></text:p>
          </draw:text-box>
        </draw:frame>
        <draw:frame draw:style-name="gr1" draw:text-style-name="P2" draw:layer="layout" svg:width="13.731cm" svg:height="0.475cm" svg:x="2.95cm" svg:y="5.133cm">
          <draw:text-box>
            <text:p text:style-name="P1"><text:span text:style-name="T4">decision to cease all co-operation as a flagrant violation of its obligations.</text:span></text:p>
          </draw:text-box>
        </draw:frame>
        <draw:frame draw:style-name="gr1" draw:text-style-name="P2" draw:layer="layout" svg:width="15.162cm" svg:height="0.475cm" svg:x="2.95cm" svg:y="6.047cm">
          <draw:text-box>
            <text:p text:style-name="P1"><text:span text:style-name="T4">“</text:span><text:span text:style-name="T4">This resolution sends a clear message to Iraq: resume co-operation now. If Iraq </text:span></text:p>
          </draw:text-box>
        </draw:frame>
        <draw:frame draw:style-name="gr1" draw:text-style-name="P2" draw:layer="layout" svg:width="15.276cm" svg:height="0.475cm" svg:x="2.95cm" svg:y="6.612cm">
          <draw:text-box>
            <text:p text:style-name="P1"><text:span text:style-name="T4">does so, the Council has spelt out unambiguously that it stands ready to conduct </text:span></text:p>
          </draw:text-box>
        </draw:frame>
        <draw:frame draw:style-name="gr1" draw:text-style-name="P2" draw:layer="layout" svg:width="14.535cm" svg:height="0.475cm" svg:x="2.95cm" svg:y="7.176cm">
          <draw:text-box>
            <text:p text:style-name="P1"><text:span text:style-name="T4">a comprehensive review of Iraq’s compliance with its obligations … and what </text:span></text:p>
          </draw:text-box>
        </draw:frame>
        <draw:frame draw:style-name="gr1" draw:text-style-name="P2" draw:layer="layout" svg:width="15.631cm" svg:height="0.475cm" svg:x="2.95cm" svg:y="7.741cm">
          <draw:text-box>
            <text:p text:style-name="P1"><text:span text:style-name="T4">steps remain to be taken. We hope that Iraq will respond positively and resume full </text:span></text:p>
          </draw:text-box>
        </draw:frame>
        <draw:frame draw:style-name="gr1" draw:text-style-name="P2" draw:layer="layout" svg:width="3.664cm" svg:height="0.475cm" svg:x="2.95cm" svg:y="8.305cm">
          <draw:text-box>
            <text:p text:style-name="P1"><text:span text:style-name="T4">co-operation soon.”</text:span></text:p>
          </draw:text-box>
        </draw:frame>
        <draw:frame draw:style-name="gr1" draw:text-style-name="P2" draw:layer="layout" svg:width="16.093cm" svg:height="0.475cm" svg:x="2.2cm" svg:y="9.22cm">
          <draw:text-box>
            <text:p text:style-name="P1"><text:span text:style-name="T6">607. </text:span><text:span text:style-name="T4"><text:s/>Mr Peter Burleigh, US Deputy Permanent Representative to the UN, stated that </text:span></text:p>
          </draw:text-box>
        </draw:frame>
        <draw:frame draw:style-name="gr1" draw:text-style-name="P2" draw:layer="layout" svg:width="16.372cm" svg:height="0.475cm" svg:x="2.2cm" svg:y="9.784cm">
          <draw:text-box>
            <text:p text:style-name="P1"><text:span text:style-name="T4">the Council had “sent a clear and unmistakable message to Iraq” that “non-compliance </text:span></text:p>
          </draw:text-box>
        </draw:frame>
        <draw:frame draw:style-name="gr1" draw:text-style-name="P2" draw:layer="layout" svg:width="16.631cm" svg:height="0.475cm" svg:x="2.2cm" svg:y="10.348cm">
          <draw:text-box>
            <text:p text:style-name="P1"><text:span text:style-name="T4">will not be rewarded or tolerated”. The restrictions which Iraq had imposed on UNSCOM </text:span></text:p>
          </draw:text-box>
        </draw:frame>
        <draw:frame draw:style-name="gr1" draw:text-style-name="P2" draw:layer="layout" svg:width="15.742cm" svg:height="0.475cm" svg:x="2.2cm" svg:y="10.913cm">
          <draw:text-box>
            <text:p text:style-name="P1"><text:span text:style-name="T4">and the IAEA were “intolerable”. Mr Annan had “expressed his own view” that Iraq’s </text:span></text:p>
          </draw:text-box>
        </draw:frame>
        <draw:frame draw:style-name="gr1" draw:text-style-name="P2" draw:layer="layout" svg:width="16.063cm" svg:height="0.475cm" svg:x="2.2cm" svg:y="11.477cm">
          <draw:text-box>
            <text:p text:style-name="P1"><text:span text:style-name="T4">decision of 31 October was a “serious breach and major violation” of the 23 February </text:span></text:p>
          </draw:text-box>
        </draw:frame>
        <draw:frame draw:style-name="gr1" draw:text-style-name="P2" draw:layer="layout" svg:width="15.847cm" svg:height="0.475cm" svg:x="2.2cm" svg:y="12.042cm">
          <draw:text-box>
            <text:p text:style-name="P1"><text:span text:style-name="T4">MOU. President Clinton and Secretary Albright had “emphasized that all options are </text:span></text:p>
          </draw:text-box>
        </draw:frame>
        <draw:frame draw:style-name="gr1" draw:text-style-name="P2" draw:layer="layout" svg:width="9.582cm" svg:height="0.475cm" svg:x="2.2cm" svg:y="12.606cm">
          <draw:text-box>
            <text:p text:style-name="P1"><text:span text:style-name="T4">on the table”, and the US had “the authority to act”.</text:span></text:p>
          </draw:text-box>
        </draw:frame>
        <draw:frame draw:style-name="gr1" draw:text-style-name="P2" draw:layer="layout" svg:width="5.412cm" svg:height="0.475cm" svg:x="2.2cm" svg:y="13.521cm">
          <draw:text-box>
            <text:p text:style-name="P1"><text:span text:style-name="T6">608. </text:span><text:span text:style-name="T4"><text:s/>Mr Burleigh concluded:</text:span></text:p>
          </draw:text-box>
        </draw:frame>
        <draw:frame draw:style-name="gr1" draw:text-style-name="P2" draw:layer="layout" svg:width="15.835cm" svg:height="0.475cm" svg:x="2.95cm" svg:y="14.435cm">
          <draw:text-box>
            <text:p text:style-name="P1"><text:span text:style-name="T4">“</text:span><text:span text:style-name="T4">Iraq should recognise the gravity of the situation it has created. Iraq must turn back </text:span></text:p>
          </draw:text-box>
        </draw:frame>
        <draw:frame draw:style-name="gr1" draw:text-style-name="P2" draw:layer="layout" svg:width="14.958cm" svg:height="0.475cm" svg:x="2.95cm" svg:y="15cm">
          <draw:text-box>
            <text:p text:style-name="P1"><text:span text:style-name="T4">from the dangerous and self-defeating course it has chosen. The United States </text:span></text:p>
          </draw:text-box>
        </draw:frame>
        <draw:frame draw:style-name="gr1" draw:text-style-name="P2" draw:layer="layout" svg:width="15.788cm" svg:height="0.475cm" svg:x="2.95cm" svg:y="15.564cm">
          <draw:text-box>
            <text:p text:style-name="P1"><text:span text:style-name="T4">sincerely hopes that Iraq will heed the clear message of this resolution and take the </text:span></text:p>
          </draw:text-box>
        </draw:frame>
        <draw:frame draw:style-name="gr1" draw:text-style-name="P2" draw:layer="layout" svg:width="5.895cm" svg:height="0.475cm" svg:x="2.95cm" svg:y="16.128cm">
          <draw:text-box>
            <text:p text:style-name="P1"><text:span text:style-name="T4">necessary steps without delay.”</text:span></text:p>
          </draw:text-box>
        </draw:frame>
        <draw:frame draw:style-name="gr1" draw:text-style-name="P2" draw:layer="layout" svg:width="15.301cm" svg:height="0.475cm" svg:x="2.2cm" svg:y="17.043cm">
          <draw:text-box>
            <text:p text:style-name="P1"><text:span text:style-name="T6">609. </text:span><text:span text:style-name="T4"><text:s/>On the evening of 10 November, Mr Butler decided to remove all UNSCOM </text:span></text:p>
          </draw:text-box>
        </draw:frame>
        <draw:frame draw:style-name="gr1" draw:text-style-name="P2" draw:layer="layout" svg:width="3.804cm" svg:height="0.475cm" svg:x="2.2cm" svg:y="17.607cm">
          <draw:text-box>
            <text:p text:style-name="P1"><text:span text:style-name="T4">personnel from Iraq.</text:span></text:p>
          </draw:text-box>
        </draw:frame>
        <draw:frame draw:style-name="gr6" draw:text-style-name="P7" draw:layer="layout" svg:width="0.408cm" svg:height="0.276cm" svg:x="5.988cm" svg:y="17.626cm">
          <draw:text-box>
            <text:p text:style-name="P1"><text:span text:style-name="T9">243</text:span></text:p>
          </draw:text-box>
        </draw:frame>
        <draw:frame draw:style-name="gr1" draw:text-style-name="P2" draw:layer="layout" svg:width="12.224cm" svg:height="0.475cm" svg:x="6.4cm" svg:y="17.607cm">
          <draw:text-box>
            <text:p text:style-name="P1"><text:span text:style-name="T4"><text:s/></text:span><text:span text:style-name="T4">He stated, in a letter to the President of the Security Council the </text:span></text:p>
          </draw:text-box>
        </draw:frame>
        <draw:frame draw:style-name="gr1" draw:text-style-name="P2" draw:layer="layout" svg:width="16.652cm" svg:height="0.475cm" svg:x="2.2cm" svg:y="18.172cm">
          <draw:text-box>
            <text:p text:style-name="P1"><text:span text:style-name="T4">following day, that the “prime consideration which motivated the decision, and the speed </text:span></text:p>
          </draw:text-box>
        </draw:frame>
        <draw:frame draw:style-name="gr1" draw:text-style-name="P2" draw:layer="layout" svg:width="16.211cm" svg:height="0.475cm" svg:x="2.2cm" svg:y="18.736cm">
          <draw:text-box>
            <text:p text:style-name="P1"><text:span text:style-name="T4">at which it was executed, was the safety of the Commission’s staff”. He had consulted </text:span></text:p>
          </draw:text-box>
        </draw:frame>
        <draw:frame draw:style-name="gr1" draw:text-style-name="P2" draw:layer="layout" svg:width="16.207cm" svg:height="0.475cm" svg:x="2.2cm" svg:y="19.301cm">
          <draw:text-box>
            <text:p text:style-name="P1"><text:span text:style-name="T4">the President of the Security Council, Dr ElBaradei and the Chilean Acting Permanent </text:span></text:p>
          </draw:text-box>
        </draw:frame>
        <draw:frame draw:style-name="gr1" draw:text-style-name="P2" draw:layer="layout" svg:width="15.983cm" svg:height="0.475cm" svg:x="2.2cm" svg:y="19.865cm">
          <draw:text-box>
            <text:p text:style-name="P1"><text:span text:style-name="T4">Representative to the UN in New York. “Discussions were also held” with Mr Annan’s </text:span></text:p>
          </draw:text-box>
        </draw:frame>
        <draw:frame draw:style-name="gr1" draw:text-style-name="P2" draw:layer="layout" svg:width="15.475cm" svg:height="0.475cm" svg:x="2.2cm" svg:y="20.43cm">
          <draw:text-box>
            <text:p text:style-name="P1"><text:span text:style-name="T4">office. Mr Butler regretted that it had not been possible to hold wider consultations.</text:span></text:p>
          </draw:text-box>
        </draw:frame>
        <draw:frame draw:style-name="gr1" draw:text-style-name="P2" draw:layer="layout" svg:width="15.944cm" svg:height="0.475cm" svg:x="2.2cm" svg:y="21.344cm">
          <draw:text-box>
            <text:p text:style-name="P1"><text:span text:style-name="T6">610. </text:span><text:span text:style-name="T4"><text:s/>In his memoir, Mr Annan recounts learning of UNSCOM’s withdrawal through a </text:span></text:p>
          </draw:text-box>
        </draw:frame>
        <draw:frame draw:style-name="gr1" draw:text-style-name="P2" draw:layer="layout" svg:width="16.533cm" svg:height="0.475cm" svg:x="2.2cm" svg:y="21.908cm">
          <draw:text-box>
            <text:p text:style-name="P1"><text:span text:style-name="T4">telephone call from Dr ElBaradei at 0330 on the morning of 11 November and his anger </text:span></text:p>
          </draw:text-box>
        </draw:frame>
        <draw:frame draw:style-name="gr1" draw:text-style-name="P2" draw:layer="layout" svg:width="14.019cm" svg:height="0.475cm" svg:x="2.2cm" svg:y="22.473cm">
          <draw:text-box>
            <text:p text:style-name="P1"><text:span text:style-name="T4">at what he considered to be Mr Butler’s “deeply unprofessional behaviour”.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6" draw:text-style-name="P7" draw:layer="layout" svg:width="0.408cm" svg:height="0.276cm" svg:x="16.162cm" svg:y="22.492cm">
          <draw:text-box>
            <text:p text:style-name="P1"><text:span text:style-name="T9">244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0">243 </text:span></text:p>
          </draw:text-box>
        </draw:frame>
        <draw:frame draw:style-name="gr4" draw:text-style-name="P5" draw:layer="layout" svg:width="14.599cm" svg:height="0.395cm" svg:x="2.646cm" svg:y="25.087cm">
          <draw:text-box>
            <text:p text:style-name="P1"><text:span text:style-name="T11">UN Security Council, 11 November 1998, ‘Letter dated 11 November 1998 from the Executive </text:span></text:p>
          </draw:text-box>
        </draw:frame>
        <draw:frame draw:style-name="gr4" draw:text-style-name="P5" draw:layer="layout" svg:width="15.314cm" svg:height="0.395cm" svg:x="2.2cm" svg:y="25.511cm">
          <draw:text-box>
            <text:p text:style-name="P1"><text:span text:style-name="T11">Chairman of the Special Commission established by the Secretary-General pursuant to paragraph </text:span></text:p>
          </draw:text-box>
        </draw:frame>
        <draw:frame draw:style-name="gr4" draw:text-style-name="P5" draw:layer="layout" svg:width="15.551cm" svg:height="0.395cm" svg:x="2.2cm" svg:y="25.934cm">
          <draw:text-box>
            <text:p text:style-name="P1"><text:span text:style-name="T11">9 (b) (i) of Security council resolution 687 (1991) addressed to the President of the Security Council’ </text:span></text:p>
          </draw:text-box>
        </draw:frame>
        <draw:frame draw:style-name="gr4" draw:text-style-name="P5" draw:layer="layout" svg:width="2.322cm" svg:height="0.395cm" svg:x="2.2cm" svg:y="26.357cm">
          <draw:text-box>
            <text:p text:style-name="P1"><text:span text:style-name="T11">(S/1998/1059)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244 </text:span></text:p>
          </draw:text-box>
        </draw:frame>
        <draw:frame draw:style-name="gr4" draw:text-style-name="P5" draw:layer="layout" svg:width="10.442cm" svg:height="0.395cm" svg:x="2.635cm" svg:y="26.781cm">
          <draw:text-box>
            <text:p text:style-name="P1"><text:span text:style-name="T11">Annan K. </text:span><text:span text:style-name="T13">Interventions: A Life In War And Peace. </text:span><text:span text:style-name="T11">Allen Lane, 2012.</text:span></text:p>
          </draw:text-box>
        </draw:frame>
      </draw:page>
      <draw:page draw:name="page119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9</text:span></text:p>
          </draw:text-box>
        </draw:frame>
        <draw:frame draw:style-name="gr1" draw:text-style-name="P2" draw:layer="layout" svg:width="16.792cm" svg:height="0.475cm" svg:x="2.2cm" svg:y="2.525cm">
          <draw:text-box>
            <text:p text:style-name="P1"><text:span text:style-name="T6">611. </text:span><text:span text:style-name="T4"><text:s/>On 11 November, Mr Annan issued a press statement containing a personal appeal </text:span></text:p>
          </draw:text-box>
        </draw:frame>
        <draw:frame draw:style-name="gr1" draw:text-style-name="P2" draw:layer="layout" svg:width="15.97cm" svg:height="0.475cm" svg:x="2.2cm" svg:y="3.09cm">
          <draw:text-box>
            <text:p text:style-name="P1"><text:span text:style-name="T4">to Saddam Hussein to take the necessary steps for a diplomatic solution to the crisis.</text:span></text:p>
          </draw:text-box>
        </draw:frame>
        <draw:frame draw:style-name="gr6" draw:text-style-name="P7" draw:layer="layout" svg:width="0.408cm" svg:height="0.276cm" svg:x="18.106cm" svg:y="3.108cm">
          <draw:text-box>
            <text:p text:style-name="P1"><text:span text:style-name="T9">245</text:span></text:p>
          </draw:text-box>
        </draw:frame>
        <draw:frame draw:style-name="gr1" draw:text-style-name="P2" draw:layer="layout" svg:width="0.422cm" svg:height="0.475cm" svg:x="18.518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09cm" svg:height="0.475cm" svg:x="2.2cm" svg:y="3.654cm">
          <draw:text-box>
            <text:p text:style-name="P1"><text:span text:style-name="T4">It expressed “surprise” at Iraq’s decision when the Security Council had “agreed a way </text:span></text:p>
          </draw:text-box>
        </draw:frame>
        <draw:frame draw:style-name="gr1" draw:text-style-name="P2" draw:layer="layout" svg:width="6.962cm" svg:height="0.475cm" svg:x="2.2cm" svg:y="4.218cm">
          <draw:text-box>
            <text:p text:style-name="P1"><text:span text:style-name="T4">forward on a comprehensive review”.</text:span></text:p>
          </draw:text-box>
        </draw:frame>
        <draw:frame draw:style-name="gr1" draw:text-style-name="P2" draw:layer="layout" svg:width="16.224cm" svg:height="0.475cm" svg:x="2.2cm" svg:y="5.133cm">
          <draw:text-box>
            <text:p text:style-name="P1"><text:span text:style-name="T6">612. </text:span><text:span text:style-name="T4"><text:s/>Mr Blair wrote in his memoir that Saddam Hussein had “thrown out the weapons </text:span></text:p>
          </draw:text-box>
        </draw:frame>
        <draw:frame draw:style-name="gr1" draw:text-style-name="P2" draw:layer="layout" svg:width="15.17cm" svg:height="0.475cm" svg:x="2.2cm" svg:y="5.697cm">
          <draw:text-box>
            <text:p text:style-name="P1"><text:span text:style-name="T4">inspectors, who had written a damming report on the outstanding issues relating </text:span></text:p>
          </draw:text-box>
        </draw:frame>
        <draw:frame draw:style-name="gr1" draw:text-style-name="P2" draw:layer="layout" svg:width="15.356cm" svg:height="0.475cm" svg:x="2.2cm" svg:y="6.262cm">
          <draw:text-box>
            <text:p text:style-name="P1"><text:span text:style-name="T4">to weapons of mass destruction and Saddam’s continuing ambitions to develop a </text:span></text:p>
          </draw:text-box>
        </draw:frame>
        <draw:frame draw:style-name="gr1" draw:text-style-name="P2" draw:layer="layout" svg:width="15.145cm" svg:height="0.475cm" svg:x="2.2cm" svg:y="6.826cm">
          <draw:text-box>
            <text:p text:style-name="P1"><text:span text:style-name="T4">programme for them” and “President Clinton was contemplating a military strike”.</text:span></text:p>
          </draw:text-box>
        </draw:frame>
        <draw:frame draw:style-name="gr6" draw:text-style-name="P7" draw:layer="layout" svg:width="0.408cm" svg:height="0.276cm" svg:x="17.305cm" svg:y="6.845cm">
          <draw:text-box>
            <text:p text:style-name="P1"><text:span text:style-name="T9">246</text:span></text:p>
          </draw:text-box>
        </draw:frame>
        <draw:frame draw:style-name="gr1" draw:text-style-name="P2" draw:layer="layout" svg:width="0.422cm" svg:height="0.475cm" svg:x="17.716cm" svg:y="6.8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92cm" svg:height="0.475cm" svg:x="2.2cm" svg:y="7.391cm">
          <draw:text-box>
            <text:p text:style-name="P1"><text:span text:style-name="T4">At a meeting with Mr Robertson, Mr Cook and General Sir Charles Guthrie, Chief of </text:span></text:p>
          </draw:text-box>
        </draw:frame>
        <draw:frame draw:style-name="gr1" draw:text-style-name="P2" draw:layer="layout" svg:width="16.097cm" svg:height="0.475cm" svg:x="2.2cm" svg:y="7.955cm">
          <draw:text-box>
            <text:p text:style-name="P1"><text:span text:style-name="T4">the Defence Staff, on 11 November, Mr Blair had been briefed on the military options. </text:span></text:p>
          </draw:text-box>
        </draw:frame>
        <draw:frame draw:style-name="gr1" draw:text-style-name="P2" draw:layer="layout" svg:width="16.559cm" svg:height="0.475cm" svg:x="2.2cm" svg:y="8.52cm">
          <draw:text-box>
            <text:p text:style-name="P1"><text:span text:style-name="T4">Cabinet had been taken through the issue the following day, with Mr Robertson warning </text:span></text:p>
          </draw:text-box>
        </draw:frame>
        <draw:frame draw:style-name="gr1" draw:text-style-name="P2" draw:layer="layout" svg:width="12.351cm" svg:height="0.475cm" svg:x="2.2cm" svg:y="9.084cm">
          <draw:text-box>
            <text:p text:style-name="P1"><text:span text:style-name="T4">that it was “the most serious development” since the Gulf Conflict.</text:span></text:p>
          </draw:text-box>
        </draw:frame>
        <draw:frame draw:style-name="gr1" draw:text-style-name="P2" draw:layer="layout" svg:width="16.491cm" svg:height="0.475cm" svg:x="2.2cm" svg:y="9.998cm">
          <draw:text-box>
            <text:p text:style-name="P1"><text:span text:style-name="T6">613. </text:span><text:span text:style-name="T4"><text:s/>Mr Campbell wrote that Mr Robertson had told Cabinet that Saddam Hussein had </text:span></text:p>
          </draw:text-box>
        </draw:frame>
        <draw:frame draw:style-name="gr1" draw:text-style-name="P2" draw:layer="layout" svg:width="15.687cm" svg:height="0.475cm" svg:x="2.2cm" svg:y="10.563cm">
          <draw:text-box>
            <text:p text:style-name="P1"><text:span text:style-name="T4">broken the cease-fire agreement, broken his word to Mr Annan, and was rebuilding </text:span></text:p>
          </draw:text-box>
        </draw:frame>
        <draw:frame draw:style-name="gr1" draw:text-style-name="P2" draw:layer="layout" svg:width="8.829cm" svg:height="0.475cm" svg:x="2.2cm" svg:y="11.127cm">
          <draw:text-box>
            <text:p text:style-name="P1"><text:span text:style-name="T4">chemical and biological weapons programmes.</text:span></text:p>
          </draw:text-box>
        </draw:frame>
        <draw:frame draw:style-name="gr6" draw:text-style-name="P7" draw:layer="layout" svg:width="0.408cm" svg:height="0.276cm" svg:x="11cm" svg:y="11.146cm">
          <draw:text-box>
            <text:p text:style-name="P1"><text:span text:style-name="T9">247</text:span></text:p>
          </draw:text-box>
        </draw:frame>
        <draw:frame draw:style-name="gr1" draw:text-style-name="P2" draw:layer="layout" svg:width="5.315cm" svg:height="0.475cm" svg:x="11.412cm" svg:y="11.127cm">
          <draw:text-box>
            <text:p text:style-name="P1"><text:span text:style-name="T4"><text:s/></text:span><text:span text:style-name="T4">He was weaponising nerve </text:span></text:p>
          </draw:text-box>
        </draw:frame>
        <draw:frame draw:style-name="gr1" draw:text-style-name="P2" draw:layer="layout" svg:width="16.034cm" svg:height="0.475cm" svg:x="2.2cm" svg:y="11.692cm">
          <draw:text-box>
            <text:p text:style-name="P1"><text:span text:style-name="T4">agents. These were “ferocious weapons” and “his neighbours believe there is intent”. </text:span></text:p>
          </draw:text-box>
        </draw:frame>
        <draw:frame draw:style-name="gr1" draw:text-style-name="P2" draw:layer="layout" svg:width="16.36cm" svg:height="0.475cm" svg:x="2.2cm" svg:y="12.256cm">
          <draw:text-box>
            <text:p text:style-name="P1"><text:span text:style-name="T4">Mr Campbell wrote: “TB made clear this was the US demanding and us complying, but </text:span></text:p>
          </draw:text-box>
        </draw:frame>
        <draw:frame draw:style-name="gr1" draw:text-style-name="P2" draw:layer="layout" svg:width="16.317cm" svg:height="0.475cm" svg:x="2.2cm" svg:y="12.821cm">
          <draw:text-box>
            <text:p text:style-name="P1"><text:span text:style-name="T4">that our own independent judgement was that he [Saddam Hussein] must be forced to </text:span></text:p>
          </draw:text-box>
        </draw:frame>
        <draw:frame draw:style-name="gr1" draw:text-style-name="P2" draw:layer="layout" svg:width="12.202cm" svg:height="0.475cm" svg:x="2.2cm" svg:y="13.385cm">
          <draw:text-box>
            <text:p text:style-name="P1"><text:span text:style-name="T4">comply. He said there was a real breach, not a technical breach.”</text:span></text:p>
          </draw:text-box>
        </draw:frame>
        <draw:frame draw:style-name="gr1" draw:text-style-name="P2" draw:layer="layout" svg:width="16.482cm" svg:height="0.475cm" svg:x="2.2cm" svg:y="14.3cm">
          <draw:text-box>
            <text:p text:style-name="P1"><text:span text:style-name="T6">614. </text:span><text:span text:style-name="T4"><text:s/>On 12 November, the Iraqi Permanent Representative to the UN in New York was </text:span></text:p>
          </draw:text-box>
        </draw:frame>
        <draw:frame draw:style-name="gr1" draw:text-style-name="P2" draw:layer="layout" svg:width="16.533cm" svg:height="0.475cm" svg:x="2.2cm" svg:y="14.864cm">
          <draw:text-box>
            <text:p text:style-name="P1"><text:span text:style-name="T4">given a private warning that, if Iraq did not return to full compliance very quickly it would </text:span></text:p>
          </draw:text-box>
        </draw:frame>
        <draw:frame draw:style-name="gr1" draw:text-style-name="P2" draw:layer="layout" svg:width="6.018cm" svg:height="0.475cm" svg:x="2.2cm" svg:y="15.428cm">
          <draw:text-box>
            <text:p text:style-name="P1"><text:span text:style-name="T4">face a substantial military strike.</text:span></text:p>
          </draw:text-box>
        </draw:frame>
        <draw:frame draw:style-name="gr6" draw:text-style-name="P7" draw:layer="layout" svg:width="0.408cm" svg:height="0.276cm" svg:x="8.199cm" svg:y="15.447cm">
          <draw:text-box>
            <text:p text:style-name="P1"><text:span text:style-name="T9">248</text:span></text:p>
          </draw:text-box>
        </draw:frame>
        <draw:frame draw:style-name="gr1" draw:text-style-name="P2" draw:layer="layout" svg:width="15.102cm" svg:height="0.475cm" svg:x="2.2cm" svg:y="16.343cm">
          <draw:text-box>
            <text:p text:style-name="P1"><text:span text:style-name="T6">615. </text:span><text:span text:style-name="T4"><text:s/>Following discussions in the Security Council in which “all the members … </text:span></text:p>
          </draw:text-box>
        </draw:frame>
        <draw:frame draw:style-name="gr1" draw:text-style-name="P2" draw:layer="layout" svg:width="15.987cm" svg:height="0.475cm" svg:x="2.2cm" svg:y="16.907cm">
          <draw:text-box>
            <text:p text:style-name="P1"><text:span text:style-name="T4">expressed preference for a diplomatic solution”, Mr Annan wrote to Saddam Hussein </text:span></text:p>
          </draw:text-box>
        </draw:frame>
        <draw:frame draw:style-name="gr1" draw:text-style-name="P2" draw:layer="layout" svg:width="15.83cm" svg:height="0.475cm" svg:x="2.2cm" svg:y="17.472cm">
          <draw:text-box>
            <text:p text:style-name="P1"><text:span text:style-name="T4">on 13 November asking for “an early response” to the appeal in his press statement </text:span></text:p>
          </draw:text-box>
        </draw:frame>
        <draw:frame draw:style-name="gr1" draw:text-style-name="P2" draw:layer="layout" svg:width="15.437cm" svg:height="0.475cm" svg:x="2.2cm" svg:y="18.036cm">
          <draw:text-box>
            <text:p text:style-name="P1"><text:span text:style-name="T4">of 11 November, which had been “unanimously endorsed” by the Security Council.</text:span></text:p>
          </draw:text-box>
        </draw:frame>
        <draw:frame draw:style-name="gr6" draw:text-style-name="P7" draw:layer="layout" svg:width="0.408cm" svg:height="0.276cm" svg:x="17.582cm" svg:y="18.055cm">
          <draw:text-box>
            <text:p text:style-name="P1"><text:span text:style-name="T9">249</text:span></text:p>
          </draw:text-box>
        </draw:frame>
        <draw:frame draw:style-name="gr1" draw:text-style-name="P2" draw:layer="layout" svg:width="16.364cm" svg:height="0.475cm" svg:x="2.2cm" svg:y="18.951cm">
          <draw:text-box>
            <text:p text:style-name="P1"><text:span text:style-name="T6">616. </text:span><text:span text:style-name="T4"><text:s/>Mr Aziz’s response on 14 November stated that Iraq had put its trust in Mr Annan </text:span></text:p>
          </draw:text-box>
        </draw:frame>
        <draw:frame draw:style-name="gr1" draw:text-style-name="P2" draw:layer="layout" svg:width="15.445cm" svg:height="0.475cm" svg:x="2.2cm" svg:y="19.515cm">
          <draw:text-box>
            <text:p text:style-name="P1"><text:span text:style-name="T4">and his good faith but, because of US objections, the deliberations of the Security </text:span></text:p>
          </draw:text-box>
        </draw:frame>
        <draw:frame draw:style-name="gr1" draw:text-style-name="P2" draw:layer="layout" svg:width="15.428cm" svg:height="0.475cm" svg:x="2.2cm" svg:y="20.08cm">
          <draw:text-box>
            <text:p text:style-name="P1"><text:span text:style-name="T4">Council on the procedures for the comprehensive review had not provided a clear </text:span></text:p>
          </draw:text-box>
        </draw:frame>
        <draw:frame draw:style-name="gr1" draw:text-style-name="P2" draw:layer="layout" svg:width="1.395cm" svg:height="0.475cm" svg:x="2.2cm" svg:y="20.644cm">
          <draw:text-box>
            <text:p text:style-name="P1"><text:span text:style-name="T4">picture.</text:span></text:p>
          </draw:text-box>
        </draw:frame>
        <draw:frame draw:style-name="gr6" draw:text-style-name="P7" draw:layer="layout" svg:width="0.408cm" svg:height="0.276cm" svg:x="3.588cm" svg:y="20.663cm">
          <draw:text-box>
            <text:p text:style-name="P1"><text:span text:style-name="T9">250</text:span></text:p>
          </draw:text-box>
        </draw:frame>
        <draw:frame draw:style-name="gr1" draw:text-style-name="P2" draw:layer="layout" svg:width="13.456cm" svg:height="0.475cm" svg:x="4cm" svg:y="20.644cm">
          <draw:text-box>
            <text:p text:style-name="P1"><text:span text:style-name="T4"><text:s/></text:span><text:span text:style-name="T4">On the basis of Mr Annan’s appeal and messages from Russia, China, </text:span></text:p>
          </draw:text-box>
        </draw:frame>
        <draw:frame draw:style-name="gr1" draw:text-style-name="P2" draw:layer="layout" svg:width="16.207cm" svg:height="0.475cm" svg:x="2.2cm" svg:y="21.208cm">
          <draw:text-box>
            <text:p text:style-name="P1"><text:span text:style-name="T4">France, Brazil and other States, Iraq had “decided to resume working with the Special </text:span></text:p>
          </draw:text-box>
        </draw:frame>
        <draw:line draw:style-name="gr7" draw:text-style-name="P8" draw:layer="layout" svg:x1="2.199cm" svg:y1="23.313cm" svg:x2="7.3cm" svg:y2="23.313cm">
          <text:p/>
        </draw:line>
        <draw:frame draw:style-name="gr1" draw:text-style-name="P2" draw:layer="layout" svg:width="15.983cm" svg:height="0.475cm" svg:x="2.2cm" svg:y="21.773cm">
          <draw:text-box>
            <text:p text:style-name="P1"><text:span text:style-name="T4">Commission and the IAEA and to allow them to perform their normal duties”. He also </text:span></text:p>
          </draw:text-box>
        </draw:frame>
        <draw:frame draw:style-name="gr8" draw:text-style-name="P9" draw:layer="layout" svg:width="0.404cm" svg:height="0.23cm" svg:x="2.2cm" svg:y="23.833cm">
          <draw:text-box>
            <text:p text:style-name="P1"><text:span text:style-name="T10">245 </text:span></text:p>
          </draw:text-box>
        </draw:frame>
        <draw:frame draw:style-name="gr4" draw:text-style-name="P5" draw:layer="layout" svg:width="16cm" svg:height="0.395cm" svg:x="2.646cm" svg:y="23.817cm">
          <draw:text-box>
            <text:p text:style-name="P1"><text:span text:style-name="T11">UN Security Council, 14 November 1998, ‘Letter dated 13 November 1998 from the Secretary-General </text:span></text:p>
          </draw:text-box>
        </draw:frame>
        <draw:frame draw:style-name="gr4" draw:text-style-name="P5" draw:layer="layout" svg:width="10.2cm" svg:height="0.395cm" svg:x="2.2cm" svg:y="24.241cm">
          <draw:text-box>
            <text:p text:style-name="P1"><text:span text:style-name="T11">addressed to the President of the Republic of Iraq’ (S/1998/1077).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246 </text:span></text:p>
          </draw:text-box>
        </draw:frame>
        <draw:frame draw:style-name="gr4" draw:text-style-name="P5" draw:layer="layout" svg:width="5.751cm" svg:height="0.395cm" svg:x="2.646cm" svg:y="24.664cm">
          <draw:text-box>
            <text:p text:style-name="P1"><text:span text:style-name="T11">Blair T. </text:span><text:span text:style-name="T13">A Journey</text:span><text:span text:style-name="T11">. Hutchinson, 2010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0">247 </text:span></text:p>
          </draw:text-box>
        </draw:frame>
        <draw:frame draw:style-name="gr4" draw:text-style-name="P5" draw:layer="layout" svg:width="15.733cm" svg:height="0.395cm" svg:x="2.646cm" svg:y="25.087cm">
          <draw:text-box>
            <text:p text:style-name="P1"><text:span text:style-name="T11">Campbell A &amp; Stott R. </text:span><text:span text:style-name="T13">The Blair Years: Extracts from the Alastair Campbell Diaries</text:span><text:span text:style-name="T11">. Hutchinson, 2007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248 </text:span></text:p>
          </draw:text-box>
        </draw:frame>
        <draw:frame draw:style-name="gr4" draw:text-style-name="P5" draw:layer="layout" svg:width="10.806cm" svg:height="0.395cm" svg:x="2.646cm" svg:y="25.511cm">
          <draw:text-box>
            <text:p text:style-name="P1"><text:span text:style-name="T11">House of Commons, </text:span><text:span text:style-name="T13">Official Report</text:span><text:span text:style-name="T11">, 16 November 1998, column 609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49 </text:span></text:p>
          </draw:text-box>
        </draw:frame>
        <draw:frame draw:style-name="gr4" draw:text-style-name="P5" draw:layer="layout" svg:width="16cm" svg:height="0.395cm" svg:x="2.646cm" svg:y="25.934cm">
          <draw:text-box>
            <text:p text:style-name="P1"><text:span text:style-name="T11">UN Security Council, 14 November 1998, ‘Letter dated 13 November 1998 from the Secretary-General </text:span></text:p>
          </draw:text-box>
        </draw:frame>
        <draw:frame draw:style-name="gr4" draw:text-style-name="P5" draw:layer="layout" svg:width="10.2cm" svg:height="0.395cm" svg:x="2.2cm" svg:y="26.357cm">
          <draw:text-box>
            <text:p text:style-name="P1"><text:span text:style-name="T11">addressed to the President of the Republic of Iraq’ (S/1998/1077)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250 </text:span></text:p>
          </draw:text-box>
        </draw:frame>
        <draw:frame draw:style-name="gr4" draw:text-style-name="P5" draw:layer="layout" svg:width="10.357cm" svg:height="0.395cm" svg:x="2.646cm" svg:y="26.781cm">
          <draw:text-box>
            <text:p text:style-name="P1"><text:span text:style-name="T11">UN Security Council, 14 November 1998, ‘Annex II’ (S/1998/1077).</text:span></text:p>
          </draw:text-box>
        </draw:frame>
      </draw:page>
      <draw:page draw:name="page1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0</text:span></text:p>
          </draw:text-box>
        </draw:frame>
        <draw:frame draw:style-name="gr1" draw:text-style-name="P2" draw:layer="layout" svg:width="15.297cm" svg:height="0.475cm" svg:x="2.2cm" svg:y="2.525cm">
          <draw:text-box>
            <text:p text:style-name="P1"><text:span text:style-name="T4">provided points which had been passed to Russia, France and China on how the </text:span></text:p>
          </draw:text-box>
        </draw:frame>
        <draw:frame draw:style-name="gr1" draw:text-style-name="P2" draw:layer="layout" svg:width="8.388cm" svg:height="0.475cm" svg:x="2.2cm" svg:y="3.09cm">
          <draw:text-box>
            <text:p text:style-name="P1"><text:span text:style-name="T4">comprehensive review should be conducted.</text:span></text:p>
          </draw:text-box>
        </draw:frame>
        <draw:frame draw:style-name="gr1" draw:text-style-name="P2" draw:layer="layout" svg:width="16.571cm" svg:height="0.475cm" svg:x="2.2cm" svg:y="4.004cm">
          <draw:text-box>
            <text:p text:style-name="P1"><text:span text:style-name="T6">617. </text:span><text:span text:style-name="T4"><text:s/>In a press statement on 15 November, the President of the Security Council noted </text:span></text:p>
          </draw:text-box>
        </draw:frame>
        <draw:frame draw:style-name="gr1" draw:text-style-name="P2" draw:layer="layout" svg:width="14.836cm" svg:height="0.475cm" svg:x="2.2cm" svg:y="4.568cm">
          <draw:text-box>
            <text:p text:style-name="P1"><text:span text:style-name="T4">Mr Aziz and the Iraqi Permanent Representative had informed the Council that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79cm" svg:height="0.475cm" svg:x="3.7cm" svg:y="5.483cm">
          <draw:text-box>
            <text:p text:style-name="P1"><text:span text:style-name="T4">“</text:span><text:span text:style-name="T4">Iraq has decided, clearly and unconditionally, to co-operate fully with the </text:span></text:p>
          </draw:text-box>
        </draw:frame>
        <draw:frame draw:style-name="gr1" draw:text-style-name="P2" draw:layer="layout" svg:width="13.832cm" svg:height="0.475cm" svg:x="3.7cm" svg:y="6.047cm">
          <draw:text-box>
            <text:p text:style-name="P1"><text:span text:style-name="T4">Special Commission and the International Atomic Energy Agency (IAEA)”.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405cm" svg:height="0.475cm" svg:x="3.7cm" svg:y="6.712cm">
          <draw:text-box>
            <text:p text:style-name="P1"><text:span text:style-name="T4">The decision constituted “a rescinding of the decisions of 5 August and </text:span></text:p>
          </draw:text-box>
        </draw:frame>
        <draw:frame draw:style-name="gr1" draw:text-style-name="P2" draw:layer="layout" svg:width="13.976cm" svg:height="0.475cm" svg:x="3.7cm" svg:y="7.276cm">
          <draw:text-box>
            <text:p text:style-name="P1"><text:span text:style-name="T4">31 October, and that Iraq’s co-operation with the Special Commission and </text:span></text:p>
          </draw:text-box>
        </draw:frame>
        <draw:frame draw:style-name="gr1" draw:text-style-name="P2" draw:layer="layout" svg:width="14.45cm" svg:height="0.475cm" svg:x="3.7cm" svg:y="7.841cm">
          <draw:text-box>
            <text:p text:style-name="P1"><text:span text:style-name="T4">the IAEA will allow the return of inspectors to resume all their activities on an </text:span></text:p>
          </draw:text-box>
        </draw:frame>
        <draw:frame draw:style-name="gr1" draw:text-style-name="P2" draw:layer="layout" svg:width="12.85cm" svg:height="0.475cm" svg:x="3.7cm" svg:y="8.405cm">
          <draw:text-box>
            <text:p text:style-name="P1"><text:span text:style-name="T4">immediate, unconditional and unrestricted basis, in accordance with </text:span></text:p>
          </draw:text-box>
        </draw:frame>
        <draw:frame draw:style-name="gr1" draw:text-style-name="P2" draw:layer="layout" svg:width="13.494cm" svg:height="0.475cm" svg:x="3.7cm" svg:y="8.97cm">
          <draw:text-box>
            <text:p text:style-name="P1"><text:span text:style-name="T4">the relevant resolutions and with the Memorandum of Understanding of </text:span></text:p>
          </draw:text-box>
        </draw:frame>
        <draw:frame draw:style-name="gr1" draw:text-style-name="P2" draw:layer="layout" svg:width="3.617cm" svg:height="0.475cm" svg:x="3.7cm" svg:y="9.534cm">
          <draw:text-box>
            <text:p text:style-name="P1"><text:span text:style-name="T4">23 February 1998.”</text:span></text:p>
          </draw:text-box>
        </draw:frame>
        <draw:frame draw:style-name="gr6" draw:text-style-name="P7" draw:layer="layout" svg:width="0.408cm" svg:height="0.276cm" svg:x="7.3cm" svg:y="9.553cm">
          <draw:text-box>
            <text:p text:style-name="P1"><text:span text:style-name="T9">251</text:span></text:p>
          </draw:text-box>
        </draw:frame>
        <draw:frame draw:style-name="gr1" draw:text-style-name="P2" draw:layer="layout" svg:width="15.492cm" svg:height="0.475cm" svg:x="2.2cm" svg:y="10.448cm">
          <draw:text-box>
            <text:p text:style-name="P1"><text:span text:style-name="T6">618. </text:span><text:span text:style-name="T4"><text:s/>The press statement also said that “Taking note of past experience”, Council </text:span></text:p>
          </draw:text-box>
        </draw:frame>
        <draw:frame draw:style-name="gr1" draw:text-style-name="P2" draw:layer="layout" svg:width="15.191cm" svg:height="0.475cm" svg:x="2.2cm" svg:y="11.013cm">
          <draw:text-box>
            <text:p text:style-name="P1"><text:span text:style-name="T4">members had “underlined that their confidence in Iraq’s intentions” needed to be </text:span></text:p>
          </draw:text-box>
        </draw:frame>
        <draw:frame draw:style-name="gr1" draw:text-style-name="P2" draw:layer="layout" svg:width="11.94cm" svg:height="0.475cm" svg:x="2.2cm" svg:y="11.577cm">
          <draw:text-box>
            <text:p text:style-name="P1"><text:span text:style-name="T4">“</text:span><text:span text:style-name="T4">established by unconditional and sustained co-operation”, and:</text:span></text:p>
          </draw:text-box>
        </draw:frame>
        <draw:frame draw:style-name="gr1" draw:text-style-name="P2" draw:layer="layout" svg:width="14.438cm" svg:height="0.475cm" svg:x="2.95cm" svg:y="12.492cm">
          <draw:text-box>
            <text:p text:style-name="P1"><text:span text:style-name="T4">“… </text:span><text:span text:style-name="T4">reaffirmed their readiness to proceed with a comprehensive review, once </text:span></text:p>
          </draw:text-box>
        </draw:frame>
        <draw:frame draw:style-name="gr1" draw:text-style-name="P2" draw:layer="layout" svg:width="14.717cm" svg:height="0.475cm" svg:x="2.95cm" svg:y="13.056cm">
          <draw:text-box>
            <text:p text:style-name="P1"><text:span text:style-name="T4">the Secretary-General has confirmed, on the basis of reports from the Special </text:span></text:p>
          </draw:text-box>
        </draw:frame>
        <draw:frame draw:style-name="gr1" draw:text-style-name="P2" draw:layer="layout" svg:width="15.53cm" svg:height="0.475cm" svg:x="2.95cm" svg:y="13.621cm">
          <draw:text-box>
            <text:p text:style-name="P1"><text:span text:style-name="T4">Commission and the IAEA, that Iraq has returned to full co-operation, on the basis </text:span></text:p>
          </draw:text-box>
        </draw:frame>
        <draw:frame draw:style-name="gr1" draw:text-style-name="P2" draw:layer="layout" svg:width="15.043cm" svg:height="0.475cm" svg:x="2.95cm" svg:y="14.185cm">
          <draw:text-box>
            <text:p text:style-name="P1"><text:span text:style-name="T4">of resolution 1194 (1998) and the Council President’s letter of 30 October to the </text:span></text:p>
          </draw:text-box>
        </draw:frame>
        <draw:frame draw:style-name="gr1" draw:text-style-name="P2" draw:layer="layout" svg:width="3.727cm" svg:height="0.475cm" svg:x="2.95cm" svg:y="14.75cm">
          <draw:text-box>
            <text:p text:style-name="P1"><text:span text:style-name="T4">Secretary-General.”</text:span></text:p>
          </draw:text-box>
        </draw:frame>
        <draw:frame draw:style-name="gr1" draw:text-style-name="P2" draw:layer="layout" svg:width="15.238cm" svg:height="0.475cm" svg:x="2.2cm" svg:y="15.664cm">
          <draw:text-box>
            <text:p text:style-name="P1"><text:span text:style-name="T6">619. </text:span><text:span text:style-name="T4"><text:s/>The US and the UK had already authorised air strikes when Mr Aziz’s letter </text:span></text:p>
          </draw:text-box>
        </draw:frame>
        <draw:frame draw:style-name="gr1" draw:text-style-name="P2" draw:layer="layout" svg:width="2.597cm" svg:height="0.475cm" svg:x="2.2cm" svg:y="16.228cm">
          <draw:text-box>
            <text:p text:style-name="P1"><text:span text:style-name="T4">was received.</text:span></text:p>
          </draw:text-box>
        </draw:frame>
        <draw:frame draw:style-name="gr1" draw:text-style-name="P2" draw:layer="layout" svg:width="16.283cm" svg:height="0.475cm" svg:x="2.2cm" svg:y="17.143cm">
          <draw:text-box>
            <text:p text:style-name="P1"><text:span text:style-name="T6">620. </text:span><text:span text:style-name="T4"><text:s/>Mr Blair wrote that air strikes had been due to begin at 4.30pm on 14 November, </text:span></text:p>
          </draw:text-box>
        </draw:frame>
        <draw:frame draw:style-name="gr1" draw:text-style-name="P2" draw:layer="layout" svg:width="16.169cm" svg:height="0.475cm" svg:x="2.2cm" svg:y="17.707cm">
          <draw:text-box>
            <text:p text:style-name="P1"><text:span text:style-name="T4">but President Clinton “had decided to pause” when Iraq’s letter was received. Mr Blair </text:span></text:p>
          </draw:text-box>
        </draw:frame>
        <draw:frame draw:style-name="gr1" draw:text-style-name="P2" draw:layer="layout" svg:width="15.204cm" svg:height="0.475cm" svg:x="2.2cm" svg:y="18.272cm">
          <draw:text-box>
            <text:p text:style-name="P1"><text:span text:style-name="T4">described Iraq’s response as “full of holes, typical Saddam rubbish”, but early on </text:span></text:p>
          </draw:text-box>
        </draw:frame>
        <draw:frame draw:style-name="gr1" draw:text-style-name="P2" draw:layer="layout" svg:width="6.995cm" svg:height="0.475cm" svg:x="2.2cm" svg:y="18.836cm">
          <draw:text-box>
            <text:p text:style-name="P1"><text:span text:style-name="T4">15 November action was suspended.</text:span></text:p>
          </draw:text-box>
        </draw:frame>
        <draw:frame draw:style-name="gr6" draw:text-style-name="P7" draw:layer="layout" svg:width="0.408cm" svg:height="0.276cm" svg:x="9.166cm" svg:y="18.855cm">
          <draw:text-box>
            <text:p text:style-name="P1"><text:span text:style-name="T9">252</text:span></text:p>
          </draw:text-box>
        </draw:frame>
        <draw:frame draw:style-name="gr1" draw:text-style-name="P2" draw:layer="layout" svg:width="16.042cm" svg:height="0.475cm" svg:x="2.2cm" svg:y="19.751cm">
          <draw:text-box>
            <text:p text:style-name="P1"><text:span text:style-name="T6">621. </text:span><text:span text:style-name="T4"><text:s/>Mr Blair wrote that Mr Cook was relieved, but he had been “determined to keep </text:span></text:p>
          </draw:text-box>
        </draw:frame>
        <draw:frame draw:style-name="gr1" draw:text-style-name="P2" draw:layer="layout" svg:width="12.969cm" svg:height="0.475cm" svg:x="2.2cm" svg:y="20.315cm">
          <draw:text-box>
            <text:p text:style-name="P1"><text:span text:style-name="T4">the US alliance intact and functioning at what was a crucial moment”.</text:span></text:p>
          </draw:text-box>
        </draw:frame>
        <draw:frame draw:style-name="gr1" draw:text-style-name="P2" draw:layer="layout" svg:width="16.059cm" svg:height="0.475cm" svg:x="2.2cm" svg:y="21.23cm">
          <draw:text-box>
            <text:p text:style-name="P1"><text:span text:style-name="T6">622. </text:span><text:span text:style-name="T4"><text:s/>Mr Campbell wrote that Mr Blair understood why President Clinton had decided </text:span></text:p>
          </draw:text-box>
        </draw:frame>
        <draw:frame draw:style-name="gr1" draw:text-style-name="P2" draw:layer="layout" svg:width="13.244cm" svg:height="0.475cm" svg:x="2.2cm" svg:y="21.794cm">
          <draw:text-box>
            <text:p text:style-name="P1"><text:span text:style-name="T4">to pause, “but our general view was that we should have gone ahead”.</text:span></text:p>
          </draw:text-box>
        </draw:frame>
        <draw:frame draw:style-name="gr6" draw:text-style-name="P7" draw:layer="layout" svg:width="0.408cm" svg:height="0.276cm" svg:x="15.379cm" svg:y="21.813cm">
          <draw:text-box>
            <text:p text:style-name="P1"><text:span text:style-name="T9">253</text:span></text:p>
          </draw:text-box>
        </draw:frame>
        <draw:frame draw:style-name="gr1" draw:text-style-name="P2" draw:layer="layout" svg:width="2.056cm" svg:height="0.475cm" svg:x="15.791cm" svg:y="21.794cm">
          <draw:text-box>
            <text:p text:style-name="P1"><text:span text:style-name="T4"><text:s/></text:span><text:span text:style-name="T4">He wrote: </text:span></text:p>
          </draw:text-box>
        </draw:frame>
        <draw:frame draw:style-name="gr1" draw:text-style-name="P2" draw:layer="layout" svg:width="16.301cm" svg:height="0.475cm" svg:x="2.2cm" svg:y="22.358cm">
          <draw:text-box>
            <text:p text:style-name="P1"><text:span text:style-name="T4">“</text:span><text:span text:style-name="T4">TB was worried we would end up diluting the support we had. Clear breach would get </text:span></text:p>
          </draw:text-box>
        </draw:frame>
        <draw:frame draw:style-name="gr1" draw:text-style-name="P2" draw:layer="layout" svg:width="16.432cm" svg:height="0.475cm" svg:x="2.2cm" svg:y="22.923cm">
          <draw:text-box>
            <text:p text:style-name="P1"><text:span text:style-name="T4">us support. If we were signalling we weren’t sure, or it didn’t matter, we would dissipate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4.192cm" svg:height="0.475cm" svg:x="2.2cm" svg:y="23.487cm">
          <draw:text-box>
            <text:p text:style-name="P1"><text:span text:style-name="T4">it.” Mr Blair and President Clinton spoke eight times over an 18-hour period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251 </text:span></text:p>
          </draw:text-box>
        </draw:frame>
        <draw:frame draw:style-name="gr4" draw:text-style-name="P5" draw:layer="layout" svg:width="15.492cm" svg:height="0.395cm" svg:x="2.646cm" svg:y="25.511cm">
          <draw:text-box>
            <text:p text:style-name="P1"><text:span text:style-name="T11">UN Press Release, 15 November 1998, ‘Security Council notes agreement of Iraq to rescind earlier </text:span></text:p>
          </draw:text-box>
        </draw:frame>
        <draw:frame draw:style-name="gr4" draw:text-style-name="P5" draw:layer="layout" svg:width="12.296cm" svg:height="0.395cm" svg:x="2.2cm" svg:y="25.934cm">
          <draw:text-box>
            <text:p text:style-name="P1"><text:span text:style-name="T11">decisions, allow resumption of UNSCOM and IAEA activities’ (SC/6596 IK/258)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52 </text:span></text:p>
          </draw:text-box>
        </draw:frame>
        <draw:frame draw:style-name="gr4" draw:text-style-name="P5" draw:layer="layout" svg:width="5.751cm" svg:height="0.395cm" svg:x="2.646cm" svg:y="26.357cm">
          <draw:text-box>
            <text:p text:style-name="P1"><text:span text:style-name="T11">Blair T. </text:span><text:span text:style-name="T13">A Journey</text:span><text:span text:style-name="T11">. Hutchinson, 2010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253 </text:span></text:p>
          </draw:text-box>
        </draw:frame>
        <draw:frame draw:style-name="gr4" draw:text-style-name="P5" draw:layer="layout" svg:width="15.733cm" svg:height="0.395cm" svg:x="2.646cm" svg:y="26.781cm">
          <draw:text-box>
            <text:p text:style-name="P1"><text:span text:style-name="T11">Campbell A &amp; Stott R. </text:span><text:span text:style-name="T13">The Blair Years: Extracts from the Alastair Campbell Diaries</text:span><text:span text:style-name="T11">. Hutchinson, 2007.</text:span></text:p>
          </draw:text-box>
        </draw:frame>
      </draw:page>
      <draw:page draw:name="page121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1</text:span></text:p>
          </draw:text-box>
        </draw:frame>
        <draw:frame draw:style-name="gr1" draw:text-style-name="P2" draw:layer="layout" svg:width="15.813cm" svg:height="0.475cm" svg:x="2.2cm" svg:y="2.525cm">
          <draw:text-box>
            <text:p text:style-name="P1"><text:span text:style-name="T6">623. </text:span><text:span text:style-name="T4"><text:s/>Mr Campbell recorded in his diary a conversation with Mr Blair on the morning </text:span></text:p>
          </draw:text-box>
        </draw:frame>
        <draw:frame draw:style-name="gr1" draw:text-style-name="P2" draw:layer="layout" svg:width="15.915cm" svg:height="0.475cm" svg:x="2.2cm" svg:y="3.09cm">
          <draw:text-box>
            <text:p text:style-name="P1"><text:span text:style-name="T4">of 15 November, in which he said that “the US were still talking about going in today. </text:span></text:p>
          </draw:text-box>
        </draw:frame>
        <draw:frame draw:style-name="gr1" draw:text-style-name="P2" draw:layer="layout" svg:width="5.903cm" svg:height="0.475cm" svg:x="2.2cm" svg:y="3.654cm">
          <draw:text-box>
            <text:p text:style-name="P1"><text:span text:style-name="T4">This was a nightmare, he said.”</text:span></text:p>
          </draw:text-box>
        </draw:frame>
        <draw:frame draw:style-name="gr1" draw:text-style-name="P2" draw:layer="layout" svg:width="15.805cm" svg:height="0.475cm" svg:x="2.2cm" svg:y="4.568cm">
          <draw:text-box>
            <text:p text:style-name="P1"><text:span text:style-name="T6">624. </text:span><text:span text:style-name="T4"><text:s/>In a statement to the House of Commons on 16 November, Mr Blair explained </text:span></text:p>
          </draw:text-box>
        </draw:frame>
        <draw:frame draw:style-name="gr1" draw:text-style-name="P2" draw:layer="layout" svg:width="16.093cm" svg:height="0.475cm" svg:x="2.2cm" svg:y="5.133cm">
          <draw:text-box>
            <text:p text:style-name="P1"><text:span text:style-name="T4">why the UK Government had been prepared to take military action, why it had stayed </text:span></text:p>
          </draw:text-box>
        </draw:frame>
        <draw:frame draw:style-name="gr1" draw:text-style-name="P2" draw:layer="layout" svg:width="15.132cm" svg:height="0.475cm" svg:x="2.2cm" svg:y="5.697cm">
          <draw:text-box>
            <text:p text:style-name="P1"><text:span text:style-name="T4">its hand and why it remained “ready to strike” if Iraq failed to comply fully with its </text:span></text:p>
          </draw:text-box>
        </draw:frame>
        <draw:frame draw:style-name="gr1" draw:text-style-name="P2" draw:layer="layout" svg:width="2.153cm" svg:height="0.475cm" svg:x="2.2cm" svg:y="6.262cm">
          <draw:text-box>
            <text:p text:style-name="P1"><text:span text:style-name="T4">obligations.</text:span></text:p>
          </draw:text-box>
        </draw:frame>
        <draw:frame draw:style-name="gr6" draw:text-style-name="P7" draw:layer="layout" svg:width="0.408cm" svg:height="0.276cm" svg:x="4.342cm" svg:y="6.281cm">
          <draw:text-box>
            <text:p text:style-name="P1"><text:span text:style-name="T9">254</text:span></text:p>
          </draw:text-box>
        </draw:frame>
        <draw:frame draw:style-name="gr1" draw:text-style-name="P2" draw:layer="layout" svg:width="14.725cm" svg:height="0.475cm" svg:x="2.2cm" svg:y="7.176cm">
          <draw:text-box>
            <text:p text:style-name="P1"><text:span text:style-name="T6">625. </text:span><text:span text:style-name="T4"><text:s/>Mr Blair stated that Iraq had “built up a vast arsenal of weapons of mass </text:span></text:p>
          </draw:text-box>
        </draw:frame>
        <draw:frame draw:style-name="gr1" draw:text-style-name="P2" draw:layer="layout" svg:width="15.941cm" svg:height="0.475cm" svg:x="2.2cm" svg:y="7.741cm">
          <draw:text-box>
            <text:p text:style-name="P1"><text:span text:style-name="T4">destruction” before the Gulf Conflict and that, since then, he had “been trying to hide </text:span></text:p>
          </draw:text-box>
        </draw:frame>
        <draw:frame draw:style-name="gr1" draw:text-style-name="P2" draw:layer="layout" svg:width="15.784cm" svg:height="0.475cm" svg:x="2.2cm" svg:y="8.305cm">
          <draw:text-box>
            <text:p text:style-name="P1"><text:span text:style-name="T4">them, and to acquire more”. After the agreement of the MOU in February 1998, Iraq </text:span></text:p>
          </draw:text-box>
        </draw:frame>
        <draw:frame draw:style-name="gr1" draw:text-style-name="P2" draw:layer="layout" svg:width="16.11cm" svg:height="0.475cm" svg:x="2.2cm" svg:y="8.87cm">
          <draw:text-box>
            <text:p text:style-name="P1"><text:span text:style-name="T4">had “resumed superficial co-operation”, but that changed on 5 August. The issue was </text:span></text:p>
          </draw:text-box>
        </draw:frame>
        <draw:frame draw:style-name="gr1" draw:text-style-name="P2" draw:layer="layout" svg:width="16.453cm" svg:height="0.475cm" svg:x="2.2cm" svg:y="9.434cm">
          <draw:text-box>
            <text:p text:style-name="P1"><text:span text:style-name="T4">not “technical breaches of UN resolutions, but … a pattern of behaviour” that continued </text:span></text:p>
          </draw:text-box>
        </draw:frame>
        <draw:frame draw:style-name="gr1" draw:text-style-name="P2" draw:layer="layout" svg:width="5.103cm" svg:height="0.475cm" svg:x="2.2cm" svg:y="9.998cm">
          <draw:text-box>
            <text:p text:style-name="P1"><text:span text:style-name="T4">“</text:span><text:span text:style-name="T4">to pose actual huge risks”.</text:span></text:p>
          </draw:text-box>
        </draw:frame>
        <draw:frame draw:style-name="gr1" draw:text-style-name="P2" draw:layer="layout" svg:width="15.483cm" svg:height="0.475cm" svg:x="2.2cm" svg:y="10.913cm">
          <draw:text-box>
            <text:p text:style-name="P1"><text:span text:style-name="T6">626. </text:span><text:span text:style-name="T4"><text:s/>Mr Blair stated that two hours before the attacks were due to start, word had </text:span></text:p>
          </draw:text-box>
        </draw:frame>
        <draw:frame draw:style-name="gr1" draw:text-style-name="P2" draw:layer="layout" svg:width="16.173cm" svg:height="0.475cm" svg:x="2.2cm" svg:y="11.477cm">
          <draw:text-box>
            <text:p text:style-name="P1"><text:span text:style-name="T4">been received that Iraq had told Mr Annan that they would be responding positively to </text:span></text:p>
          </draw:text-box>
        </draw:frame>
        <draw:frame draw:style-name="gr1" draw:text-style-name="P2" draw:layer="layout" svg:width="16.266cm" svg:height="0.475cm" svg:x="2.2cm" svg:y="12.042cm">
          <draw:text-box>
            <text:p text:style-name="P1"><text:span text:style-name="T4">his appeal. The US and UK had decided to put the attack “on hold for 24 hours to give </text:span></text:p>
          </draw:text-box>
        </draw:frame>
        <draw:frame draw:style-name="gr1" draw:text-style-name="P2" draw:layer="layout" svg:width="10.217cm" svg:height="0.475cm" svg:x="2.2cm" svg:y="12.606cm">
          <draw:text-box>
            <text:p text:style-name="P1"><text:span text:style-name="T4">us a chance to study the details of the Iraqi response”.</text:span></text:p>
          </draw:text-box>
        </draw:frame>
        <draw:frame draw:style-name="gr1" draw:text-style-name="P2" draw:layer="layout" svg:width="3.947cm" svg:height="0.475cm" svg:x="2.2cm" svg:y="13.521cm">
          <draw:text-box>
            <text:p text:style-name="P1"><text:span text:style-name="T6">627. </text:span><text:span text:style-name="T4"><text:s/>Mr Blair added:</text:span></text:p>
          </draw:text-box>
        </draw:frame>
        <draw:frame draw:style-name="gr1" draw:text-style-name="P2" draw:layer="layout" svg:width="15.585cm" svg:height="0.475cm" svg:x="2.95cm" svg:y="14.435cm">
          <draw:text-box>
            <text:p text:style-name="P1"><text:span text:style-name="T4">“</text:span><text:span text:style-name="T4">The first Iraqi letter appeared to agree to resume co-operation with UNSCOM and </text:span></text:p>
          </draw:text-box>
        </draw:frame>
        <draw:frame draw:style-name="gr1" draw:text-style-name="P2" draw:layer="layout" svg:width="15.581cm" svg:height="0.475cm" svg:x="2.95cm" svg:y="15cm">
          <draw:text-box>
            <text:p text:style-name="P1"><text:span text:style-name="T4">the IAEA. It was described as unconditional by Iraqi spokesmen, but the full text of </text:span></text:p>
          </draw:text-box>
        </draw:frame>
        <draw:frame draw:style-name="gr1" draw:text-style-name="P2" draw:layer="layout" svg:width="15.437cm" svg:height="0.475cm" svg:x="2.95cm" svg:y="15.564cm">
          <draw:text-box>
            <text:p text:style-name="P1"><text:span text:style-name="T4">the letter, and in particular nine assurances that the Iraqis were seeking about the </text:span></text:p>
          </draw:text-box>
        </draw:frame>
        <draw:frame draw:style-name="gr1" draw:text-style-name="P2" draw:layer="layout" svg:width="15.39cm" svg:height="0.475cm" svg:x="2.95cm" svg:y="16.128cm">
          <draw:text-box>
            <text:p text:style-name="P1"><text:span text:style-name="T4">comprehensive review … left that unclear. We and the Americans spelled out that </text:span></text:p>
          </draw:text-box>
        </draw:frame>
        <draw:frame draw:style-name="gr1" draw:text-style-name="P2" draw:layer="layout" svg:width="14.577cm" svg:height="0.475cm" svg:x="2.95cm" svg:y="16.693cm">
          <draw:text-box>
            <text:p text:style-name="P1"><text:span text:style-name="T4">that was unacceptable, and that there could be no question of any conditions.</text:span></text:p>
          </draw:text-box>
        </draw:frame>
        <draw:frame draw:style-name="gr1" draw:text-style-name="P2" draw:layer="layout" svg:width="14.768cm" svg:height="0.475cm" svg:x="2.95cm" svg:y="17.607cm">
          <draw:text-box>
            <text:p text:style-name="P1"><text:span text:style-name="T4">“</text:span><text:span text:style-name="T4">During the course of Saturday night and Sunday morning, the Iraqis offered a </text:span></text:p>
          </draw:text-box>
        </draw:frame>
        <draw:frame draw:style-name="gr1" draw:text-style-name="P2" draw:layer="layout" svg:width="15.72cm" svg:height="0.475cm" svg:x="2.95cm" svg:y="18.172cm">
          <draw:text-box>
            <text:p text:style-name="P1"><text:span text:style-name="T4">stream of further written and oral clarifications, making it clear that their compliance </text:span></text:p>
          </draw:text-box>
        </draw:frame>
        <draw:frame draw:style-name="gr1" draw:text-style-name="P2" draw:layer="layout" svg:width="3.922cm" svg:height="0.475cm" svg:x="2.95cm" svg:y="18.736cm">
          <draw:text-box>
            <text:p text:style-name="P1"><text:span text:style-name="T4">was unconditional …</text:span></text:p>
          </draw:text-box>
        </draw:frame>
        <draw:frame draw:style-name="gr1" draw:text-style-name="P2" draw:layer="layout" svg:width="14.811cm" svg:height="0.475cm" svg:x="2.95cm" svg:y="19.651cm">
          <draw:text-box>
            <text:p text:style-name="P1"><text:span text:style-name="T4">“</text:span><text:span text:style-name="T4">The clarifications, taken together, mean that Saddam Hussein has completely </text:span></text:p>
          </draw:text-box>
        </draw:frame>
        <draw:frame draw:style-name="gr1" draw:text-style-name="P2" draw:layer="layout" svg:width="15.259cm" svg:height="0.475cm" svg:x="2.95cm" svg:y="20.215cm">
          <draw:text-box>
            <text:p text:style-name="P1"><text:span text:style-name="T4">withdrawn his positions of August and October. No concessions of any kind were </text:span></text:p>
          </draw:text-box>
        </draw:frame>
        <draw:frame draw:style-name="gr1" draw:text-style-name="P2" draw:layer="layout" svg:width="15.445cm" svg:height="0.475cm" svg:x="2.95cm" svg:y="20.78cm">
          <draw:text-box>
            <text:p text:style-name="P1"><text:span text:style-name="T4">offered to him in exchange. There was no negotiation of any kind. Nor could there </text:span></text:p>
          </draw:text-box>
        </draw:frame>
        <draw:frame draw:style-name="gr1" draw:text-style-name="P2" draw:layer="layout" svg:width="7.207cm" svg:height="0.475cm" svg:x="2.95cm" svg:y="21.344cm">
          <draw:text-box>
            <text:p text:style-name="P1"><text:span text:style-name="T4">have been. Nor will there be in future.”</text:span></text:p>
          </draw:text-box>
        </draw:frame>
        <draw:frame draw:style-name="gr1" draw:text-style-name="P2" draw:layer="layout" svg:width="4.608cm" svg:height="0.475cm" svg:x="2.2cm" svg:y="22.258cm">
          <draw:text-box>
            <text:p text:style-name="P1"><text:span text:style-name="T6">628. </text:span><text:span text:style-name="T4"><text:s/>Mr Blair cautioned:</text:span></text:p>
          </draw:text-box>
        </draw:frame>
        <draw:frame draw:style-name="gr1" draw:text-style-name="P2" draw:layer="layout" svg:width="15.674cm" svg:height="0.475cm" svg:x="2.95cm" svg:y="23.173cm">
          <draw:text-box>
            <text:p text:style-name="P1"><text:span text:style-name="T4">“</text:span><text:span text:style-name="T4">We do not take Iraqi words at face value. Long experience has taught us to do the </text:span></text:p>
          </draw:text-box>
        </draw:frame>
        <draw:frame draw:style-name="gr1" draw:text-style-name="P2" draw:layer="layout" svg:width="15.61cm" svg:height="0.475cm" svg:x="2.95cm" svg:y="23.737cm">
          <draw:text-box>
            <text:p text:style-name="P1"><text:span text:style-name="T4">opposite … we and the Americans have suspended further military action while we </text:span></text:p>
          </draw:text-box>
        </draw:frame>
        <draw:frame draw:style-name="gr1" draw:text-style-name="P2" draw:layer="layout" svg:width="15.433cm" svg:height="0.475cm" svg:x="2.95cm" svg:y="24.302cm">
          <draw:text-box>
            <text:p text:style-name="P1"><text:span text:style-name="T4">bolt down every detail of what the Iraqis have said, and while we test the words in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2.03cm" svg:height="0.475cm" svg:x="2.95cm" svg:y="24.866cm">
          <draw:text-box>
            <text:p text:style-name="P1"><text:span text:style-name="T4">practice …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254 </text:span></text:p>
          </draw:text-box>
        </draw:frame>
        <draw:frame draw:style-name="gr4" draw:text-style-name="P5" draw:layer="layout" svg:width="11.687cm" svg:height="0.395cm" svg:x="2.646cm" svg:y="26.781cm">
          <draw:text-box>
            <text:p text:style-name="P1"><text:span text:style-name="T11">House of Commons, </text:span><text:span text:style-name="T13">Official Report</text:span><text:span text:style-name="T11">, 16 November 1998, columns 607-623.</text:span></text:p>
          </draw:text-box>
        </draw:frame>
      </draw:page>
      <draw:page draw:name="page1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2</text:span></text:p>
          </draw:text-box>
        </draw:frame>
        <draw:frame draw:style-name="gr1" draw:text-style-name="P2" draw:layer="layout" svg:width="15.192cm" svg:height="0.475cm" svg:x="2.95cm" svg:y="2.525cm">
          <draw:text-box>
            <text:p text:style-name="P1"><text:span text:style-name="T4">“</text:span><text:span text:style-name="T4">As ever, we do not rely on the good faith of Saddam Hussein. He has none. We </text:span></text:p>
          </draw:text-box>
        </draw:frame>
        <draw:frame draw:style-name="gr1" draw:text-style-name="P2" draw:layer="layout" svg:width="15.365cm" svg:height="0.475cm" svg:x="2.95cm" svg:y="3.09cm">
          <draw:text-box>
            <text:p text:style-name="P1"><text:span text:style-name="T4">know, however, that under the threat of force, we can make him move. We will be </text:span></text:p>
          </draw:text-box>
        </draw:frame>
        <draw:frame draw:style-name="gr1" draw:text-style-name="P2" draw:layer="layout" svg:width="14.929cm" svg:height="0.475cm" svg:x="2.95cm" svg:y="3.654cm">
          <draw:text-box>
            <text:p text:style-name="P1"><text:span text:style-name="T4">watching him with extreme care and a high degree of scepticism … we and the </text:span></text:p>
          </draw:text-box>
        </draw:frame>
        <draw:frame draw:style-name="gr1" draw:text-style-name="P2" draw:layer="layout" svg:width="15.75cm" svg:height="0.475cm" svg:x="2.95cm" svg:y="4.218cm">
          <draw:text-box>
            <text:p text:style-name="P1"><text:span text:style-name="T4">Americans remain ready, willing and able to go back to the use of force at any time. </text:span></text:p>
          </draw:text-box>
        </draw:frame>
        <draw:frame draw:style-name="gr1" draw:text-style-name="P2" draw:layer="layout" svg:width="14.759cm" svg:height="0.475cm" svg:x="2.95cm" svg:y="4.783cm">
          <draw:text-box>
            <text:p text:style-name="P1"><text:span text:style-name="T4">There will be no further warnings. The inspectors will now carry out their work.”</text:span></text:p>
          </draw:text-box>
        </draw:frame>
        <draw:frame draw:style-name="gr1" draw:text-style-name="P2" draw:layer="layout" svg:width="15.94cm" svg:height="0.475cm" svg:x="2.2cm" svg:y="5.697cm">
          <draw:text-box>
            <text:p text:style-name="P1"><text:span text:style-name="T6">629. </text:span><text:span text:style-name="T4"><text:s/>Mr Blair emphasised that the position was different from that in February 1998. </text:span></text:p>
          </draw:text-box>
        </draw:frame>
        <draw:frame draw:style-name="gr1" draw:text-style-name="P2" draw:layer="layout" svg:width="15.869cm" svg:height="0.475cm" svg:x="2.2cm" svg:y="6.262cm">
          <draw:text-box>
            <text:p text:style-name="P1"><text:span text:style-name="T4">There was “now a very clear diplomatic basis for action without further need for long </text:span></text:p>
          </draw:text-box>
        </draw:frame>
        <draw:frame draw:style-name="gr1" draw:text-style-name="P2" draw:layer="layout" svg:width="16.313cm" svg:height="0.475cm" svg:x="2.2cm" svg:y="6.826cm">
          <draw:text-box>
            <text:p text:style-name="P1"><text:span text:style-name="T4">discussion in the Security Council or elsewhere”. If there was “a next time … everyone </text:span></text:p>
          </draw:text-box>
        </draw:frame>
        <draw:frame draw:style-name="gr1" draw:text-style-name="P2" draw:layer="layout" svg:width="15.335cm" svg:height="0.475cm" svg:x="2.2cm" svg:y="7.391cm">
          <draw:text-box>
            <text:p text:style-name="P1"><text:span text:style-name="T4">will know what to expect … I shall have no hesitation in ordering the use of force.”</text:span></text:p>
          </draw:text-box>
        </draw:frame>
        <draw:frame draw:style-name="gr1" draw:text-style-name="P2" draw:layer="layout" svg:width="4.701cm" svg:height="0.475cm" svg:x="2.2cm" svg:y="8.305cm">
          <draw:text-box>
            <text:p text:style-name="P1"><text:span text:style-name="T6">630. </text:span><text:span text:style-name="T4"><text:s/>Mr Blair concluded:</text:span></text:p>
          </draw:text-box>
        </draw:frame>
        <draw:frame draw:style-name="gr1" draw:text-style-name="P2" draw:layer="layout" svg:width="15.403cm" svg:height="0.475cm" svg:x="2.95cm" svg:y="9.22cm">
          <draw:text-box>
            <text:p text:style-name="P1"><text:span text:style-name="T4">“</text:span><text:span text:style-name="T4">This is far from over. It is merely in a different phase. Our course is set: complete </text:span></text:p>
          </draw:text-box>
        </draw:frame>
        <draw:frame draw:style-name="gr1" draw:text-style-name="P2" draw:layer="layout" svg:width="14.107cm" svg:height="0.475cm" svg:x="2.95cm" svg:y="9.784cm">
          <draw:text-box>
            <text:p text:style-name="P1"><text:span text:style-name="T4">compliance and nothing less, and we shall not be moved from that course.”</text:span></text:p>
          </draw:text-box>
        </draw:frame>
        <draw:frame draw:style-name="gr1" draw:text-style-name="P2" draw:layer="layout" svg:width="16.067cm" svg:height="0.475cm" svg:x="2.2cm" svg:y="10.698cm">
          <draw:text-box>
            <text:p text:style-name="P1"><text:span text:style-name="T6">631. </text:span><text:span text:style-name="T4"><text:s/>Mr William Hague, the Leader of the Opposition, asked whether, given Saddam </text:span></text:p>
          </draw:text-box>
        </draw:frame>
        <draw:frame draw:style-name="gr1" draw:text-style-name="P2" draw:layer="layout" svg:width="15.416cm" svg:height="0.475cm" svg:x="2.2cm" svg:y="11.263cm">
          <draw:text-box>
            <text:p text:style-name="P1"><text:span text:style-name="T4">Hussein’s “continued breaches of faith, and the continuing threat to peace that he </text:span></text:p>
          </draw:text-box>
        </draw:frame>
        <draw:frame draw:style-name="gr1" draw:text-style-name="P2" draw:layer="layout" svg:width="14.878cm" svg:height="0.475cm" svg:x="2.2cm" svg:y="11.827cm">
          <draw:text-box>
            <text:p text:style-name="P1"><text:span text:style-name="T4">presents to the whole of the Middle East and thus to the interests of the United </text:span></text:p>
          </draw:text-box>
        </draw:frame>
        <draw:frame draw:style-name="gr1" draw:text-style-name="P2" draw:layer="layout" svg:width="15.462cm" svg:height="0.475cm" svg:x="2.2cm" svg:y="12.392cm">
          <draw:text-box>
            <text:p text:style-name="P1"><text:span text:style-name="T4">Kingdom”, meant that, although there would be “formidable difficulties”, the “prime </text:span></text:p>
          </draw:text-box>
        </draw:frame>
        <draw:frame draw:style-name="gr1" draw:text-style-name="P2" draw:layer="layout" svg:width="14.95cm" svg:height="0.475cm" svg:x="2.2cm" svg:y="12.956cm">
          <draw:text-box>
            <text:p text:style-name="P1"><text:span text:style-name="T4">objective of western policy should now be the removal of Saddam from power?”</text:span></text:p>
          </draw:text-box>
        </draw:frame>
        <draw:frame draw:style-name="gr1" draw:text-style-name="P2" draw:layer="layout" svg:width="4.773cm" svg:height="0.475cm" svg:x="2.2cm" svg:y="13.871cm">
          <draw:text-box>
            <text:p text:style-name="P1"><text:span text:style-name="T6">632. </text:span><text:span text:style-name="T4"><text:s/>Mr Blair responded:</text:span></text:p>
          </draw:text-box>
        </draw:frame>
        <draw:frame draw:style-name="gr1" draw:text-style-name="P2" draw:layer="layout" svg:width="15.204cm" svg:height="0.475cm" svg:x="2.95cm" svg:y="14.785cm">
          <draw:text-box>
            <text:p text:style-name="P1"><text:span text:style-name="T4">“</text:span><text:span text:style-name="T4">Of course we want to see the Iraqi people governed by a regime other than that </text:span></text:p>
          </draw:text-box>
        </draw:frame>
        <draw:frame draw:style-name="gr1" draw:text-style-name="P2" draw:layer="layout" svg:width="15.242cm" svg:height="0.475cm" svg:x="2.95cm" svg:y="15.35cm">
          <draw:text-box>
            <text:p text:style-name="P1"><text:span text:style-name="T4">of Saddam Hussein. We are looking with the Americans at ways in which we can </text:span></text:p>
          </draw:text-box>
        </draw:frame>
        <draw:frame draw:style-name="gr1" draw:text-style-name="P2" draw:layer="layout" svg:width="14.975cm" svg:height="0.475cm" svg:x="2.95cm" svg:y="15.914cm">
          <draw:text-box>
            <text:p text:style-name="P1"><text:span text:style-name="T4">bolster the opposition and improve the possibility of removing Saddam Hussein </text:span></text:p>
          </draw:text-box>
        </draw:frame>
        <draw:frame draw:style-name="gr1" draw:text-style-name="P2" draw:layer="layout" svg:width="14.747cm" svg:height="0.475cm" svg:x="2.95cm" svg:y="16.478cm">
          <draw:text-box>
            <text:p text:style-name="P1"><text:span text:style-name="T4">altogether. I entirely share the sentiments that President Clinton expressed on </text:span></text:p>
          </draw:text-box>
        </draw:frame>
        <draw:frame draw:style-name="gr1" draw:text-style-name="P2" draw:layer="layout" svg:width="2.013cm" svg:height="0.475cm" svg:x="2.95cm" svg:y="17.043cm">
          <draw:text-box>
            <text:p text:style-name="P1"><text:span text:style-name="T4">that point.”</text:span></text:p>
          </draw:text-box>
        </draw:frame>
        <draw:frame draw:style-name="gr1" draw:text-style-name="P2" draw:layer="layout" svg:width="15.089cm" svg:height="0.475cm" svg:x="2.2cm" svg:y="17.957cm">
          <draw:text-box>
            <text:p text:style-name="P1"><text:span text:style-name="T6">633. </text:span><text:span text:style-name="T4"><text:s/>In a press conference on 14 December looking at the challenges ahead in </text:span></text:p>
          </draw:text-box>
        </draw:frame>
        <draw:frame draw:style-name="gr1" draw:text-style-name="P2" draw:layer="layout" svg:width="15.56cm" svg:height="0.475cm" svg:x="2.2cm" svg:y="18.522cm">
          <draw:text-box>
            <text:p text:style-name="P1"><text:span text:style-name="T4">the coming year, asked whether Iraq deserved a comprehensive review, Mr Annan </text:span></text:p>
          </draw:text-box>
        </draw:frame>
        <draw:frame draw:style-name="gr1" draw:text-style-name="P2" draw:layer="layout" svg:width="15.547cm" svg:height="0.475cm" svg:x="2.2cm" svg:y="19.086cm">
          <draw:text-box>
            <text:p text:style-name="P1"><text:span text:style-name="T4">responded that the Security Council itself “would want to know, after eight years of </text:span></text:p>
          </draw:text-box>
        </draw:frame>
        <draw:frame draw:style-name="gr1" draw:text-style-name="P2" draw:layer="layout" svg:width="16.533cm" svg:height="0.475cm" svg:x="2.2cm" svg:y="19.651cm">
          <draw:text-box>
            <text:p text:style-name="P1"><text:span text:style-name="T4">sanctions, where it stands, what has been achieved, what needs to be done, and within </text:span></text:p>
          </draw:text-box>
        </draw:frame>
        <draw:frame draw:style-name="gr1" draw:text-style-name="P2" draw:layer="layout" svg:width="8.295cm" svg:height="0.475cm" svg:x="2.2cm" svg:y="20.215cm">
          <draw:text-box>
            <text:p text:style-name="P1"><text:span text:style-name="T4">what reasonable time frame it can be done”.</text:span></text:p>
          </draw:text-box>
        </draw:frame>
        <draw:frame draw:style-name="gr6" draw:text-style-name="P7" draw:layer="layout" svg:width="0.408cm" svg:height="0.276cm" svg:x="10.46cm" svg:y="20.234cm">
          <draw:text-box>
            <text:p text:style-name="P1"><text:span text:style-name="T9">255</text:span></text:p>
          </draw:text-box>
        </draw:frame>
        <draw:frame draw:style-name="gr1" draw:text-style-name="P2" draw:layer="layout" svg:width="16.469cm" svg:height="0.475cm" svg:x="2.2cm" svg:y="21.13cm">
          <draw:text-box>
            <text:p text:style-name="P1"><text:span text:style-name="T6">634. </text:span><text:span text:style-name="T4"><text:s/>Asked about “any inherent conflict of interest” between multilateral interests in the </text:span></text:p>
          </draw:text-box>
        </draw:frame>
        <draw:frame draw:style-name="gr1" draw:text-style-name="P2" draw:layer="layout" svg:width="16.173cm" svg:height="0.475cm" svg:x="2.2cm" svg:y="21.694cm">
          <draw:text-box>
            <text:p text:style-name="P1"><text:span text:style-name="T4">UN and the US, Mr Annan stated that there were “areas” where Washington’s policies </text:span></text:p>
          </draw:text-box>
        </draw:frame>
        <draw:frame draw:style-name="gr1" draw:text-style-name="P2" draw:layer="layout" svg:width="6.068cm" svg:height="0.475cm" svg:x="2.2cm" svg:y="22.258cm">
          <draw:text-box>
            <text:p text:style-name="P1"><text:span text:style-name="T4">diverged from the UN, including:</text:span></text:p>
          </draw:text-box>
        </draw:frame>
        <draw:frame draw:style-name="gr1" draw:text-style-name="P2" draw:layer="layout" svg:width="15.285cm" svg:height="0.475cm" svg:x="2.95cm" svg:y="23.173cm">
          <draw:text-box>
            <text:p text:style-name="P1"><text:span text:style-name="T4">“… </text:span><text:span text:style-name="T4">Iraq, where the Council has made it clear that we should disarm Iraq, and the </text:span></text:p>
          </draw:text-box>
        </draw:frame>
        <draw:frame draw:style-name="gr1" draw:text-style-name="P2" draw:layer="layout" svg:width="15.454cm" svg:height="0.475cm" svg:x="2.95cm" svg:y="23.737cm">
          <draw:text-box>
            <text:p text:style-name="P1"><text:span text:style-name="T4">moment we get the indication from the inspectors … that Iraq has been disarmed, </text:span></text:p>
          </draw:text-box>
        </draw:frame>
        <draw:frame draw:style-name="gr1" draw:text-style-name="P2" draw:layer="layout" svg:width="15.454cm" svg:height="0.475cm" svg:x="2.95cm" svg:y="24.302cm">
          <draw:text-box>
            <text:p text:style-name="P1"><text:span text:style-name="T4">sanctions will be lifted. American policy goes beyond that, but I am guided only by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4.925cm" svg:height="0.475cm" svg:x="2.95cm" svg:y="24.866cm">
          <draw:text-box>
            <text:p text:style-name="P1"><text:span text:style-name="T4">the United Nations policy.”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55 </text:span></text:p>
          </draw:text-box>
        </draw:frame>
        <draw:frame draw:style-name="gr4" draw:text-style-name="P5" draw:layer="layout" svg:width="15.433cm" svg:height="0.395cm" svg:x="2.646cm" svg:y="26.357cm">
          <draw:text-box>
            <text:p text:style-name="P1"><text:span text:style-name="T11">UN Press Release, 14 December 1998, ‘Transcript of Press Conference by Secretary-General Kofi </text:span></text:p>
          </draw:text-box>
        </draw:frame>
        <draw:frame draw:style-name="gr4" draw:text-style-name="P5" draw:layer="layout" svg:width="8.443cm" svg:height="0.395cm" svg:x="2.2cm" svg:y="26.781cm">
          <draw:text-box>
            <text:p text:style-name="P1"><text:span text:style-name="T11">Annan at Headquarters, 14 December’ (SG/SM/6837).</text:span></text:p>
          </draw:text-box>
        </draw:frame>
      </draw:page>
      <draw:page draw:name="page123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3</text:span></text:p>
          </draw:text-box>
        </draw:frame>
        <draw:frame draw:style-name="gr1" draw:text-style-name="P2" draw:layer="layout" svg:width="15.703cm" svg:height="0.475cm" svg:x="2.2cm" svg:y="2.525cm">
          <draw:text-box>
            <text:p text:style-name="P1"><text:span text:style-name="T6">635. </text:span><text:span text:style-name="T4"><text:s/>Mr Annan submitted reports from the IAEA and UNSCOM covering the period </text:span></text:p>
          </draw:text-box>
        </draw:frame>
        <draw:frame draw:style-name="gr1" draw:text-style-name="P2" draw:layer="layout" svg:width="14.48cm" svg:height="0.475cm" svg:x="2.2cm" svg:y="3.09cm">
          <draw:text-box>
            <text:p text:style-name="P1"><text:span text:style-name="T4">since 17 November to the President of the Security Council on 15 December.</text:span></text:p>
          </draw:text-box>
        </draw:frame>
        <draw:frame draw:style-name="gr6" draw:text-style-name="P7" draw:layer="layout" svg:width="0.408cm" svg:height="0.276cm" svg:x="16.625cm" svg:y="3.108cm">
          <draw:text-box>
            <text:p text:style-name="P1"><text:span text:style-name="T9">256</text:span></text:p>
          </draw:text-box>
        </draw:frame>
        <draw:frame draw:style-name="gr1" draw:text-style-name="P2" draw:layer="layout" svg:width="15.47cm" svg:height="0.475cm" svg:x="2.2cm" svg:y="4.004cm">
          <draw:text-box>
            <text:p text:style-name="P1"><text:span text:style-name="T6">636. </text:span><text:span text:style-name="T4"><text:s/>The report from Dr ElBaradei, of 14 December, was very short, simply listing </text:span></text:p>
          </draw:text-box>
        </draw:frame>
        <draw:frame draw:style-name="gr1" draw:text-style-name="P2" draw:layer="layout" svg:width="14.586cm" svg:height="0.475cm" svg:x="2.2cm" svg:y="4.568cm">
          <draw:text-box>
            <text:p text:style-name="P1"><text:span text:style-name="T4">the IAEA’s activities and reporting that Iraq had “provided the necessary level </text:span></text:p>
          </draw:text-box>
        </draw:frame>
        <draw:frame draw:style-name="gr1" draw:text-style-name="P2" draw:layer="layout" svg:width="14.539cm" svg:height="0.475cm" svg:x="2.2cm" svg:y="5.133cm">
          <draw:text-box>
            <text:p text:style-name="P1"><text:span text:style-name="T4">of co-operation” to enable it to complete the tasks “efficiently and effectively”. </text:span></text:p>
          </draw:text-box>
        </draw:frame>
        <draw:frame draw:style-name="gr1" draw:text-style-name="P2" draw:layer="layout" svg:width="14.641cm" svg:height="0.475cm" svg:x="2.2cm" svg:y="5.697cm">
          <draw:text-box>
            <text:p text:style-name="P1"><text:span text:style-name="T4">In discussions on “the few remaining questions and concerns related to Iraq’s </text:span></text:p>
          </draw:text-box>
        </draw:frame>
        <draw:frame draw:style-name="gr1" draw:text-style-name="P2" draw:layer="layout" svg:width="14.696cm" svg:height="0.475cm" svg:x="2.2cm" svg:y="6.262cm">
          <draw:text-box>
            <text:p text:style-name="P1"><text:span text:style-name="T4">clandestine nuclear programme”, Iraq had “expressed its intention to continue </text:span></text:p>
          </draw:text-box>
        </draw:frame>
        <draw:frame draw:style-name="gr1" draw:text-style-name="P2" draw:layer="layout" svg:width="11.182cm" svg:height="0.475cm" svg:x="2.2cm" svg:y="6.826cm">
          <draw:text-box>
            <text:p text:style-name="P1"><text:span text:style-name="T4">to co-operate with the IAEA on the resolution of the issues”.</text:span></text:p>
          </draw:text-box>
        </draw:frame>
        <draw:frame draw:style-name="gr6" draw:text-style-name="P7" draw:layer="layout" svg:width="0.408cm" svg:height="0.276cm" svg:x="13.331cm" svg:y="6.845cm">
          <draw:text-box>
            <text:p text:style-name="P1"><text:span text:style-name="T9">257</text:span></text:p>
          </draw:text-box>
        </draw:frame>
        <draw:frame draw:style-name="gr1" draw:text-style-name="P2" draw:layer="layout" svg:width="15.445cm" svg:height="0.475cm" svg:x="2.2cm" svg:y="7.741cm">
          <draw:text-box>
            <text:p text:style-name="P1"><text:span text:style-name="T6">637. </text:span><text:span text:style-name="T4"><text:s/>Mr Annan told the Security Council that the report from UNSCOM presented </text:span></text:p>
          </draw:text-box>
        </draw:frame>
        <draw:frame draw:style-name="gr1" draw:text-style-name="P2" draw:layer="layout" svg:width="14.806cm" svg:height="0.475cm" svg:x="2.2cm" svg:y="8.305cm">
          <draw:text-box>
            <text:p text:style-name="P1"><text:span text:style-name="T4">“</text:span><text:span text:style-name="T4">a mixed picture” and concluded that “UNSCOM did not enjoy full co-operation </text:span></text:p>
          </draw:text-box>
        </draw:frame>
        <draw:frame draw:style-name="gr1" draw:text-style-name="P2" draw:layer="layout" svg:width="1.958cm" svg:height="0.475cm" svg:x="2.2cm" svg:y="8.87cm">
          <draw:text-box>
            <text:p text:style-name="P1"><text:span text:style-name="T4">from Iraq”.</text:span></text:p>
          </draw:text-box>
        </draw:frame>
        <draw:frame draw:style-name="gr6" draw:text-style-name="P7" draw:layer="layout" svg:width="0.408cm" svg:height="0.276cm" svg:x="4.152cm" svg:y="8.888cm">
          <draw:text-box>
            <text:p text:style-name="P1"><text:span text:style-name="T9">258</text:span></text:p>
          </draw:text-box>
        </draw:frame>
        <draw:frame draw:style-name="gr1" draw:text-style-name="P2" draw:layer="layout" svg:width="15.483cm" svg:height="0.475cm" svg:x="2.2cm" svg:y="9.784cm">
          <draw:text-box>
            <text:p text:style-name="P1"><text:span text:style-name="T6">638. </text:span><text:span text:style-name="T4"><text:s/>In his report of 15 December, Mr Butler briefly rehearsed the impact of Iraq’s </text:span></text:p>
          </draw:text-box>
        </draw:frame>
        <draw:frame draw:style-name="gr1" draw:text-style-name="P2" draw:layer="layout" svg:width="15.949cm" svg:height="0.475cm" svg:x="2.2cm" svg:y="10.348cm">
          <draw:text-box>
            <text:p text:style-name="P1"><text:span text:style-name="T4">policies on UNSCOM’s ability to carry out its tasks before 17 November, adding that, </text:span></text:p>
          </draw:text-box>
        </draw:frame>
        <draw:frame draw:style-name="gr1" draw:text-style-name="P2" draw:layer="layout" svg:width="14.332cm" svg:height="0.475cm" svg:x="2.2cm" svg:y="10.913cm">
          <draw:text-box>
            <text:p text:style-name="P1"><text:span text:style-name="T4">since its return on 17 November, UNSCOM had focused on four main areas:</text:span></text:p>
          </draw:text-box>
        </draw:frame>
        <draw:frame draw:style-name="gr2" draw:text-style-name="P3" draw:layer="layout" svg:width="0.634cm" svg:height="0.712cm" svg:x="2.95cm" svg:y="11.67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05cm" svg:height="0.475cm" svg:x="3.7cm" svg:y="11.827cm">
          <draw:text-box>
            <text:p text:style-name="P1"><text:span text:style-name="T4">requests for information through access to documents and interviews of Iraqi </text:span></text:p>
          </draw:text-box>
        </draw:frame>
        <draw:frame draw:style-name="gr1" draw:text-style-name="P2" draw:layer="layout" svg:width="1.987cm" svg:height="0.475cm" svg:x="3.7cm" svg:y="12.392cm">
          <draw:text-box>
            <text:p text:style-name="P1"><text:span text:style-name="T4">personnel;</text:span></text:p>
          </draw:text-box>
        </draw:frame>
        <draw:frame draw:style-name="gr2" draw:text-style-name="P3" draw:layer="layout" svg:width="0.634cm" svg:height="0.712cm" svg:x="2.95cm" svg:y="12.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4.345cm" svg:height="0.475cm" svg:x="3.7cm" svg:y="13.056cm">
          <draw:text-box>
            <text:p text:style-name="P1"><text:span text:style-name="T4">monitoring inspections;</text:span></text:p>
          </draw:text-box>
        </draw:frame>
        <draw:frame draw:style-name="gr2" draw:text-style-name="P3" draw:layer="layout" svg:width="0.634cm" svg:height="0.712cm" svg:x="2.95cm" svg:y="13.56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5.937cm" svg:height="0.475cm" svg:x="3.7cm" svg:y="13.721cm">
          <draw:text-box>
            <text:p text:style-name="P1"><text:span text:style-name="T4">inspection of capable sites; and</text:span></text:p>
          </draw:text-box>
        </draw:frame>
        <draw:frame draw:style-name="gr2" draw:text-style-name="P3" draw:layer="layout" svg:width="0.634cm" svg:height="0.712cm" svg:x="2.95cm" svg:y="14.22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295cm" svg:height="0.475cm" svg:x="3.7cm" svg:y="14.385cm">
          <draw:text-box>
            <text:p text:style-name="P1"><text:span text:style-name="T4">disarmament inspections relating to proscribed weapons and activities.</text:span></text:p>
          </draw:text-box>
        </draw:frame>
        <draw:frame draw:style-name="gr6" draw:text-style-name="P7" draw:layer="layout" svg:width="0.408cm" svg:height="0.276cm" svg:x="16.948cm" svg:y="14.404cm">
          <draw:text-box>
            <text:p text:style-name="P1"><text:span text:style-name="T9">259</text:span></text:p>
          </draw:text-box>
        </draw:frame>
        <draw:frame draw:style-name="gr1" draw:text-style-name="P2" draw:layer="layout" svg:width="16.186cm" svg:height="0.475cm" svg:x="2.2cm" svg:y="15.3cm">
          <draw:text-box>
            <text:p text:style-name="P1"><text:span text:style-name="T6">639. </text:span><text:span text:style-name="T4"><text:s/>Mr Butler reported that UNSCOM had asked for 12 sets of documents related to </text:span></text:p>
          </draw:text-box>
        </draw:frame>
        <draw:frame draw:style-name="gr1" draw:text-style-name="P2" draw:layer="layout" svg:width="16.588cm" svg:height="0.475cm" svg:x="2.2cm" svg:y="15.864cm">
          <draw:text-box>
            <text:p text:style-name="P1"><text:span text:style-name="T4">chemical weapons and missiles and access to the archives of Iraq’s Ministry of Defence </text:span></text:p>
          </draw:text-box>
        </draw:frame>
        <draw:frame draw:style-name="gr1" draw:text-style-name="P2" draw:layer="layout" svg:width="16.139cm" svg:height="0.475cm" svg:x="2.2cm" svg:y="16.428cm">
          <draw:text-box>
            <text:p text:style-name="P1"><text:span text:style-name="T4">and the Military Industrialisation Corporation. In response, Iraq had provided only one </text:span></text:p>
          </draw:text-box>
        </draw:frame>
        <draw:frame draw:style-name="gr1" draw:text-style-name="P2" draw:layer="layout" svg:width="16.406cm" svg:height="0.475cm" svg:x="2.2cm" svg:y="16.993cm">
          <draw:text-box>
            <text:p text:style-name="P1"><text:span text:style-name="T4">set of documents, and a preliminary assessment indicated that they did not contain the </text:span></text:p>
          </draw:text-box>
        </draw:frame>
        <draw:frame draw:style-name="gr1" draw:text-style-name="P2" draw:layer="layout" svg:width="3.617cm" svg:height="0.475cm" svg:x="2.2cm" svg:y="17.557cm">
          <draw:text-box>
            <text:p text:style-name="P1"><text:span text:style-name="T4">information sought.</text:span></text:p>
          </draw:text-box>
        </draw:frame>
        <draw:frame draw:style-name="gr1" draw:text-style-name="P2" draw:layer="layout" svg:width="5.205cm" svg:height="0.475cm" svg:x="2.2cm" svg:y="18.472cm">
          <draw:text-box>
            <text:p text:style-name="P1"><text:span text:style-name="T6">640. </text:span><text:span text:style-name="T4"><text:s/>Other points included:</text:span></text:p>
          </draw:text-box>
        </draw:frame>
        <draw:frame draw:style-name="gr2" draw:text-style-name="P3" draw:layer="layout" svg:width="0.634cm" svg:height="0.712cm" svg:x="2.95cm" svg:y="19.2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63cm" svg:height="0.475cm" svg:x="3.7cm" svg:y="19.386cm">
          <draw:text-box>
            <text:p text:style-name="P1"><text:span text:style-name="T4">UNSCOM had repeated its request for the return of the document seized at the </text:span></text:p>
          </draw:text-box>
        </draw:frame>
        <draw:frame draw:style-name="gr1" draw:text-style-name="P2" draw:layer="layout" svg:width="14.374cm" svg:height="0.475cm" svg:x="3.7cm" svg:y="19.951cm">
          <draw:text-box>
            <text:p text:style-name="P1"><text:span text:style-name="T4">Iraqi Air Force headquarters in July 1998, which detailed Iraq’s consumption </text:span></text:p>
          </draw:text-box>
        </draw:frame>
        <draw:frame draw:style-name="gr1" draw:text-style-name="P2" draw:layer="layout" svg:width="14.493cm" svg:height="0.475cm" svg:x="3.7cm" svg:y="20.515cm">
          <draw:text-box>
            <text:p text:style-name="P1"><text:span text:style-name="T4">of special warheads in the 1980s. Iraq had refused, stating that it was “ready </text:span></text:p>
          </draw:text-box>
        </draw:frame>
        <draw:frame draw:style-name="gr1" draw:text-style-name="P2" draw:layer="layout" svg:width="14.607cm" svg:height="0.475cm" svg:x="3.7cm" svg:y="21.08cm">
          <draw:text-box>
            <text:p text:style-name="P1"><text:span text:style-name="T4">only to ‘consider’ … relevant portions of the document” in the presence of the </text:span></text:p>
          </draw:text-box>
        </draw:frame>
        <draw:line draw:style-name="gr7" draw:text-style-name="P8" draw:layer="layout" svg:x1="2.199cm" svg:y1="22.89cm" svg:x2="7.3cm" svg:y2="22.89cm">
          <text:p/>
        </draw:line>
        <draw:frame draw:style-name="gr1" draw:text-style-name="P2" draw:layer="layout" svg:width="8.371cm" svg:height="0.475cm" svg:x="3.7cm" svg:y="21.644cm">
          <draw:text-box>
            <text:p text:style-name="P1"><text:span text:style-name="T4">Secretary-General’s Special Representative.</text:span></text:p>
          </draw:text-box>
        </draw:frame>
        <draw:frame draw:style-name="gr8" draw:text-style-name="P9" draw:layer="layout" svg:width="0.404cm" svg:height="0.23cm" svg:x="2.2cm" svg:y="23.41cm">
          <draw:text-box>
            <text:p text:style-name="P1"><text:span text:style-name="T10">256 </text:span></text:p>
          </draw:text-box>
        </draw:frame>
        <draw:frame draw:style-name="gr4" draw:text-style-name="P5" draw:layer="layout" svg:width="16cm" svg:height="0.395cm" svg:x="2.646cm" svg:y="23.394cm">
          <draw:text-box>
            <text:p text:style-name="P1"><text:span text:style-name="T11">UN Security Council, 15 December 1998, ‘Letter dated 15 December 1998 from the Secretary-General </text:span></text:p>
          </draw:text-box>
        </draw:frame>
        <draw:frame draw:style-name="gr4" draw:text-style-name="P5" draw:layer="layout" svg:width="10.255cm" svg:height="0.395cm" svg:x="2.2cm" svg:y="23.817cm">
          <draw:text-box>
            <text:p text:style-name="P1"><text:span text:style-name="T11">addressed to the President of the Security Council’ (S/1998/1172).</text:span></text:p>
          </draw:text-box>
        </draw:frame>
        <draw:frame draw:style-name="gr8" draw:text-style-name="P9" draw:layer="layout" svg:width="0.404cm" svg:height="0.23cm" svg:x="2.2cm" svg:y="24.256cm">
          <draw:text-box>
            <text:p text:style-name="P1"><text:span text:style-name="T10">257 </text:span></text:p>
          </draw:text-box>
        </draw:frame>
        <draw:frame draw:style-name="gr4" draw:text-style-name="P5" draw:layer="layout" svg:width="16.093cm" svg:height="0.395cm" svg:x="2.646cm" svg:y="24.241cm">
          <draw:text-box>
            <text:p text:style-name="P1"><text:span text:style-name="T11">UN Security Council, 15 December 1998, ‘Letter dated 14 December 1998 from the Director General of </text:span></text:p>
          </draw:text-box>
        </draw:frame>
        <draw:frame draw:style-name="gr4" draw:text-style-name="P5" draw:layer="layout" svg:width="14.247cm" svg:height="0.395cm" svg:x="2.2cm" svg:y="24.664cm">
          <draw:text-box>
            <text:p text:style-name="P1"><text:span text:style-name="T11">the International Atomic Energy Agency addressed to the Secretary-General’ (S/1998/1172)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0">258 </text:span></text:p>
          </draw:text-box>
        </draw:frame>
        <draw:frame draw:style-name="gr4" draw:text-style-name="P5" draw:layer="layout" svg:width="16cm" svg:height="0.395cm" svg:x="2.646cm" svg:y="25.087cm">
          <draw:text-box>
            <text:p text:style-name="P1"><text:span text:style-name="T11">UN Security Council, 15 December 1998, ‘Letter dated 15 December 1998 from the Secretary-General </text:span></text:p>
          </draw:text-box>
        </draw:frame>
        <draw:frame draw:style-name="gr4" draw:text-style-name="P5" draw:layer="layout" svg:width="10.255cm" svg:height="0.395cm" svg:x="2.2cm" svg:y="25.511cm">
          <draw:text-box>
            <text:p text:style-name="P1"><text:span text:style-name="T11">addressed to the President of the Security Council’ (S/1998/1172)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59 </text:span></text:p>
          </draw:text-box>
        </draw:frame>
        <draw:frame draw:style-name="gr4" draw:text-style-name="P5" draw:layer="layout" svg:width="14.649cm" svg:height="0.395cm" svg:x="2.646cm" svg:y="25.934cm">
          <draw:text-box>
            <text:p text:style-name="P1"><text:span text:style-name="T11">UN Security Council, 15 December 1998, ‘Letter dated 15 December 1998 from the Executive </text:span></text:p>
          </draw:text-box>
        </draw:frame>
        <draw:frame draw:style-name="gr4" draw:text-style-name="P5" draw:layer="layout" svg:width="16.546cm" svg:height="0.395cm" svg:x="2.2cm" svg:y="26.357cm">
          <draw:text-box>
            <text:p text:style-name="P1"><text:span text:style-name="T11">Chairman of the Special Commission established by the Secretary-General pursuant to paragraph 9 (b) (i) </text:span></text:p>
          </draw:text-box>
        </draw:frame>
        <draw:frame draw:style-name="gr4" draw:text-style-name="P5" draw:layer="layout" svg:width="14.476cm" svg:height="0.395cm" svg:x="2.2cm" svg:y="26.781cm">
          <draw:text-box>
            <text:p text:style-name="P1"><text:span text:style-name="T11">of Security Council resolution 687 (1991) addressed to the Secretary-General’ (S/1998/1172).</text:span></text:p>
          </draw:text-box>
        </draw:frame>
      </draw:page>
      <draw:page draw:name="page1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24cm" svg:height="0.475cm" svg:x="3.7cm" svg:y="2.525cm">
          <draw:text-box>
            <text:p text:style-name="P1"><text:span text:style-name="T4">Iraq had provided a report on its analysis of samples from special warhead </text:span></text:p>
          </draw:text-box>
        </draw:frame>
        <draw:frame draw:style-name="gr1" draw:text-style-name="P2" draw:layer="layout" svg:width="2.009cm" svg:height="0.475cm" svg:x="3.7cm" svg:y="3.09cm">
          <draw:text-box>
            <text:p text:style-name="P1"><text:span text:style-name="T4">fragments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37cm" svg:height="0.475cm" svg:x="3.7cm" svg:y="3.754cm">
          <draw:text-box>
            <text:p text:style-name="P1"><text:span text:style-name="T4">Iraq had claimed that VX contamination of missile fragments from special </text:span></text:p>
          </draw:text-box>
        </draw:frame>
        <draw:frame draw:style-name="gr1" draw:text-style-name="P2" draw:layer="layout" svg:width="13.701cm" svg:height="0.475cm" svg:x="3.7cm" svg:y="4.318cm">
          <draw:text-box>
            <text:p text:style-name="P1"><text:span text:style-name="T4">warheads, found by a US laboratory, was the result of a deliberate act of </text:span></text:p>
          </draw:text-box>
        </draw:frame>
        <draw:frame draw:style-name="gr1" draw:text-style-name="P2" draw:layer="layout" svg:width="5.289cm" svg:height="0.475cm" svg:x="3.7cm" svg:y="4.883cm">
          <draw:text-box>
            <text:p text:style-name="P1"><text:span text:style-name="T4">tampering with the samples.</text:span></text:p>
          </draw:text-box>
        </draw:frame>
        <draw:frame draw:style-name="gr2" draw:text-style-name="P3" draw:layer="layout" svg:width="0.634cm" svg:height="0.712cm" svg:x="2.95cm" svg:y="5.39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19cm" svg:height="0.475cm" svg:x="3.7cm" svg:y="5.547cm">
          <draw:text-box>
            <text:p text:style-name="P1"><text:span text:style-name="T4">Iraq had refused to allow missile engine components to be removed for analysis.</text:span></text:p>
          </draw:text-box>
        </draw:frame>
        <draw:frame draw:style-name="gr2" draw:text-style-name="P3" draw:layer="layout" svg:width="0.634cm" svg:height="0.712cm" svg:x="2.95cm" svg:y="6.05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56cm" svg:height="0.475cm" svg:x="3.7cm" svg:y="6.212cm">
          <draw:text-box>
            <text:p text:style-name="P1"><text:span text:style-name="T4">Iraq did not provide specific documents requested by a biological inspections </text:span></text:p>
          </draw:text-box>
        </draw:frame>
        <draw:frame draw:style-name="gr1" draw:text-style-name="P2" draw:layer="layout" svg:width="15.039cm" svg:height="0.475cm" svg:x="3.7cm" svg:y="6.776cm">
          <draw:text-box>
            <text:p text:style-name="P1"><text:span text:style-name="T4">team and had not responded to a request for new, substantial information on its </text:span></text:p>
          </draw:text-box>
        </draw:frame>
        <draw:frame draw:style-name="gr1" draw:text-style-name="P2" draw:layer="layout" svg:width="6.208cm" svg:height="0.475cm" svg:x="3.7cm" svg:y="7.341cm">
          <draw:text-box>
            <text:p text:style-name="P1"><text:span text:style-name="T4">biological weapons programmes.</text:span></text:p>
          </draw:text-box>
        </draw:frame>
        <draw:frame draw:style-name="gr2" draw:text-style-name="P3" draw:layer="layout" svg:width="0.634cm" svg:height="0.712cm" svg:x="2.95cm" svg:y="7.84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19cm" svg:height="0.475cm" svg:x="3.7cm" svg:y="8.005cm">
          <draw:text-box>
            <text:p text:style-name="P1"><text:span text:style-name="T4">There had been some difficulties in interviews with students in a university </text:span></text:p>
          </draw:text-box>
        </draw:frame>
        <draw:frame draw:style-name="gr1" draw:text-style-name="P2" draw:layer="layout" svg:width="12.55cm" svg:height="0.475cm" svg:x="3.7cm" svg:y="8.57cm">
          <draw:text-box>
            <text:p text:style-name="P1"><text:span text:style-name="T4">where declarable research on biological weapons had taken place.</text:span></text:p>
          </draw:text-box>
        </draw:frame>
        <draw:frame draw:style-name="gr1" draw:text-style-name="P2" draw:layer="layout" svg:width="7.872cm" svg:height="0.475cm" svg:x="2.2cm" svg:y="9.484cm">
          <draw:text-box>
            <text:p text:style-name="P1"><text:span text:style-name="T6">641. </text:span><text:span text:style-name="T4"><text:s/>In relation to monitoring inspections:</text:span></text:p>
          </draw:text-box>
        </draw:frame>
        <draw:frame draw:style-name="gr2" draw:text-style-name="P3" draw:layer="layout" svg:width="0.634cm" svg:height="0.712cm" svg:x="2.95cm" svg:y="10.24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05cm" svg:height="0.475cm" svg:x="3.7cm" svg:y="10.398cm">
          <draw:text-box>
            <text:p text:style-name="P1"><text:span text:style-name="T4">Iraq was reconsidering its refusal since 5 August to provide data collected by </text:span></text:p>
          </draw:text-box>
        </draw:frame>
        <draw:frame draw:style-name="gr1" draw:text-style-name="P2" draw:layer="layout" svg:width="13.468cm" svg:height="0.475cm" svg:x="3.7cm" svg:y="10.963cm">
          <draw:text-box>
            <text:p text:style-name="P1"><text:span text:style-name="T4">Iraq during tests on indigenously produced missiles and rocket engines.</text:span></text:p>
          </draw:text-box>
        </draw:frame>
        <draw:frame draw:style-name="gr2" draw:text-style-name="P3" draw:layer="layout" svg:width="0.634cm" svg:height="0.712cm" svg:x="2.95cm" svg:y="11.47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6cm" svg:height="0.475cm" svg:x="3.7cm" svg:y="11.627cm">
          <draw:text-box>
            <text:p text:style-name="P1"><text:span text:style-name="T4">Iraq had placed unacceptable conditions on photographs during a chemical </text:span></text:p>
          </draw:text-box>
        </draw:frame>
        <draw:frame draw:style-name="gr1" draw:text-style-name="P2" draw:layer="layout" svg:width="5.031cm" svg:height="0.475cm" svg:x="3.7cm" svg:y="12.192cm">
          <draw:text-box>
            <text:p text:style-name="P1"><text:span text:style-name="T4">inspection on 5 December.</text:span></text:p>
          </draw:text-box>
        </draw:frame>
        <draw:frame draw:style-name="gr2" draw:text-style-name="P3" draw:layer="layout" svg:width="0.634cm" svg:height="0.712cm" svg:x="2.95cm" svg:y="12.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9cm" svg:height="0.475cm" svg:x="3.7cm" svg:y="12.856cm">
          <draw:text-box>
            <text:p text:style-name="P1"><text:span text:style-name="T4">Undeclared dual-capable items and materials subject to chemical and biological </text:span></text:p>
          </draw:text-box>
        </draw:frame>
        <draw:frame draw:style-name="gr1" draw:text-style-name="P2" draw:layer="layout" svg:width="6.17cm" svg:height="0.475cm" svg:x="3.7cm" svg:y="13.421cm">
          <draw:text-box>
            <text:p text:style-name="P1"><text:span text:style-name="T4">monitoring had been discovered.</text:span></text:p>
          </draw:text-box>
        </draw:frame>
        <draw:frame draw:style-name="gr2" draw:text-style-name="P3" draw:layer="layout" svg:width="0.634cm" svg:height="0.712cm" svg:x="2.95cm" svg:y="13.92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63cm" svg:height="0.475cm" svg:x="3.7cm" svg:y="14.085cm">
          <draw:text-box>
            <text:p text:style-name="P1"><text:span text:style-name="T4">A team had been refused access on 11 December in line with Iraq’s policy of </text:span></text:p>
          </draw:text-box>
        </draw:frame>
        <draw:frame draw:style-name="gr1" draw:text-style-name="P2" draw:layer="layout" svg:width="13.248cm" svg:height="0.475cm" svg:x="3.7cm" svg:y="14.65cm">
          <draw:text-box>
            <text:p text:style-name="P1"><text:span text:style-name="T4">facilitating entry “during the working days of the week, except Fridays”.</text:span></text:p>
          </draw:text-box>
        </draw:frame>
        <draw:frame draw:style-name="gr1" draw:text-style-name="P2" draw:layer="layout" svg:width="16.681cm" svg:height="0.475cm" svg:x="2.2cm" svg:y="15.564cm">
          <draw:text-box>
            <text:p text:style-name="P1"><text:span text:style-name="T6">642. </text:span><text:span text:style-name="T4"><text:s/>In relation to disarmament inspections, Mr Butler reported that, “In the light of clear </text:span></text:p>
          </draw:text-box>
        </draw:frame>
        <draw:frame draw:style-name="gr1" draw:text-style-name="P2" draw:layer="layout" svg:width="15.78cm" svg:height="0.475cm" svg:x="2.2cm" svg:y="16.128cm">
          <draw:text-box>
            <text:p text:style-name="P1"><text:span text:style-name="T4">evidence that Iraq had taken advance actions at certain of the locations planned for </text:span></text:p>
          </draw:text-box>
        </draw:frame>
        <draw:frame draw:style-name="gr1" draw:text-style-name="P2" draw:layer="layout" svg:width="16.156cm" svg:height="0.475cm" svg:x="2.2cm" svg:y="16.693cm">
          <draw:text-box>
            <text:p text:style-name="P1"><text:span text:style-name="T4">inspection”, he had “decided not to conduct the full range of inspections the team had </text:span></text:p>
          </draw:text-box>
        </draw:frame>
        <draw:frame draw:style-name="gr1" draw:text-style-name="P2" draw:layer="layout" svg:width="7.508cm" svg:height="0.475cm" svg:x="2.2cm" svg:y="17.257cm">
          <draw:text-box>
            <text:p text:style-name="P1"><text:span text:style-name="T4">planned”. The examples given included:</text:span></text:p>
          </draw:text-box>
        </draw:frame>
        <draw:frame draw:style-name="gr2" draw:text-style-name="P3" draw:layer="layout" svg:width="0.634cm" svg:height="0.712cm" svg:x="2.95cm" svg:y="18.01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47cm" svg:height="0.475cm" svg:x="3.7cm" svg:y="18.172cm">
          <draw:text-box>
            <text:p text:style-name="P1"><text:span text:style-name="T4">There had been some difficulties negotiating access at one site designated as </text:span></text:p>
          </draw:text-box>
        </draw:frame>
        <draw:frame draw:style-name="gr1" draw:text-style-name="P2" draw:layer="layout" svg:width="14.751cm" svg:height="0.475cm" svg:x="3.7cm" svg:y="18.736cm">
          <draw:text-box>
            <text:p text:style-name="P1"><text:span text:style-name="T4">sensitive which resulted in Iraq’s introduction of new requirements, including a </text:span></text:p>
          </draw:text-box>
        </draw:frame>
        <draw:frame draw:style-name="gr1" draw:text-style-name="P2" draw:layer="layout" svg:width="12.694cm" svg:height="0.475cm" svg:x="3.7cm" svg:y="19.301cm">
          <draw:text-box>
            <text:p text:style-name="P1"><text:span text:style-name="T4">formal letter of request indicating what was being sought at the site.</text:span></text:p>
          </draw:text-box>
        </draw:frame>
        <draw:frame draw:style-name="gr2" draw:text-style-name="P3" draw:layer="layout" svg:width="0.634cm" svg:height="0.712cm" svg:x="2.95cm" svg:y="19.80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88cm" svg:height="0.475cm" svg:x="3.7cm" svg:y="19.965cm">
          <draw:text-box>
            <text:p text:style-name="P1"><text:span text:style-name="T4">At the former headquarters of the Special Security Organisation, the building </text:span></text:p>
          </draw:text-box>
        </draw:frame>
        <draw:frame draw:style-name="gr1" draw:text-style-name="P2" draw:layer="layout" svg:width="14.582cm" svg:height="0.475cm" svg:x="3.7cm" svg:y="20.53cm">
          <draw:text-box>
            <text:p text:style-name="P1"><text:span text:style-name="T4">had been emptied and Iraq would not disclose where the materials were held.</text:span></text:p>
          </draw:text-box>
        </draw:frame>
        <draw:frame draw:style-name="gr2" draw:text-style-name="P3" draw:layer="layout" svg:width="0.634cm" svg:height="0.712cm" svg:x="2.95cm" svg:y="21.03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27cm" svg:height="0.475cm" svg:x="3.7cm" svg:y="21.194cm">
          <draw:text-box>
            <text:p text:style-name="P1"><text:span text:style-name="T4">At the management offices of the Military Industrialisation Corporation, the site </text:span></text:p>
          </draw:text-box>
        </draw:frame>
        <draw:frame draw:style-name="gr1" draw:text-style-name="P2" draw:layer="layout" svg:width="14.844cm" svg:height="0.475cm" svg:x="3.7cm" svg:y="21.758cm">
          <draw:text-box>
            <text:p text:style-name="P1"><text:span text:style-name="T4">“</text:span><text:span text:style-name="T4">had been prepared to avoid any disclosure of relevant materials and the team </text:span></text:p>
          </draw:text-box>
        </draw:frame>
        <draw:frame draw:style-name="gr1" draw:text-style-name="P2" draw:layer="layout" svg:width="7.796cm" svg:height="0.475cm" svg:x="3.7cm" svg:y="22.323cm">
          <draw:text-box>
            <text:p text:style-name="P1"><text:span text:style-name="T4">assessed Iraq had expected their arrival”.</text:span></text:p>
          </draw:text-box>
        </draw:frame>
        <draw:frame draw:style-name="gr1" draw:text-style-name="P2" draw:layer="layout" svg:width="14.992cm" svg:height="0.475cm" svg:x="2.2cm" svg:y="23.237cm">
          <draw:text-box>
            <text:p text:style-name="P1"><text:span text:style-name="T6">643. </text:span><text:span text:style-name="T4"><text:s/>Mr Butler reported that Iraq had still not taken action to enact the required </text:span></text:p>
          </draw:text-box>
        </draw:frame>
        <draw:frame draw:style-name="gr1" draw:text-style-name="P2" draw:layer="layout" svg:width="16.22cm" svg:height="0.475cm" svg:x="2.2cm" svg:y="23.802cm">
          <draw:text-box>
            <text:p text:style-name="P1"><text:span text:style-name="T4">legislation to prohibit activity which was prohibited by Security Council resolutions and </text:span></text:p>
          </draw:text-box>
        </draw:frame>
        <draw:frame draw:style-name="gr1" draw:text-style-name="P2" draw:layer="layout" svg:width="5.035cm" svg:height="0.475cm" svg:x="2.2cm" svg:y="24.366cm">
          <draw:text-box>
            <text:p text:style-name="P1"><text:span text:style-name="T4">to enforce such legislation.</text:span></text:p>
          </draw:text-box>
        </draw:frame>
        <draw:frame draw:style-name="gr1" draw:text-style-name="P2" draw:layer="layout" svg:width="16.639cm" svg:height="0.475cm" svg:x="2.2cm" svg:y="25.281cm">
          <draw:text-box>
            <text:p text:style-name="P1"><text:span text:style-name="T6">644. </text:span><text:span text:style-name="T4"><text:s/>Mr Butler concluded that it was “evident” from the report that Iraq had not provided </text:span></text:p>
          </draw:text-box>
        </draw:frame>
        <draw:frame draw:style-name="gr1" draw:text-style-name="P2" draw:layer="layout" svg:width="9.9cm" svg:height="0.475cm" svg:x="2.2cm" svg:y="25.845cm">
          <draw:text-box>
            <text:p text:style-name="P1"><text:span text:style-name="T4">the full co-operation promised on 14 November, and:</text:span></text:p>
          </draw:text-box>
        </draw:frame>
      </draw:page>
      <draw:page draw:name="page125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5</text:span></text:p>
          </draw:text-box>
        </draw:frame>
        <draw:frame draw:style-name="gr1" draw:text-style-name="P2" draw:layer="layout" svg:width="14.853cm" svg:height="0.475cm" svg:x="2.95cm" svg:y="2.525cm">
          <draw:text-box>
            <text:p text:style-name="P1"><text:span text:style-name="T4">“… </text:span><text:span text:style-name="T4">during the period under review, Iraq initiated new forms of restrictions upon </text:span></text:p>
          </draw:text-box>
        </draw:frame>
        <draw:frame draw:style-name="gr1" draw:text-style-name="P2" draw:layer="layout" svg:width="14.772cm" svg:height="0.475cm" svg:x="2.95cm" svg:y="3.09cm">
          <draw:text-box>
            <text:p text:style-name="P1"><text:span text:style-name="T4">the Commission’s work. Amongst the Commission’s many concerns about this </text:span></text:p>
          </draw:text-box>
        </draw:frame>
        <draw:frame draw:style-name="gr1" draw:text-style-name="P2" draw:layer="layout" svg:width="15.225cm" svg:height="0.475cm" svg:x="2.95cm" svg:y="3.654cm">
          <draw:text-box>
            <text:p text:style-name="P1"><text:span text:style-name="T4">retrograde step is what such further restrictions might mean for the effectiveness </text:span></text:p>
          </draw:text-box>
        </draw:frame>
        <draw:frame draw:style-name="gr1" draw:text-style-name="P2" draw:layer="layout" svg:width="6.229cm" svg:height="0.475cm" svg:x="2.95cm" svg:y="4.218cm">
          <draw:text-box>
            <text:p text:style-name="P1"><text:span text:style-name="T4">of long-term monitoring activities.</text:span></text:p>
          </draw:text-box>
        </draw:frame>
        <draw:frame draw:style-name="gr1" draw:text-style-name="P2" draw:layer="layout" svg:width="15.674cm" svg:height="0.475cm" svg:x="2.95cm" svg:y="5.133cm">
          <draw:text-box>
            <text:p text:style-name="P1"><text:span text:style-name="T4">“</text:span><text:span text:style-name="T4">In spite of the opportunity presented … including the prospect of a comprehensive </text:span></text:p>
          </draw:text-box>
        </draw:frame>
        <draw:frame draw:style-name="gr1" draw:text-style-name="P2" draw:layer="layout" svg:width="15.424cm" svg:height="0.475cm" svg:x="2.95cm" svg:y="5.697cm">
          <draw:text-box>
            <text:p text:style-name="P1"><text:span text:style-name="T4">review, Iraq’s conduct ensured that no progress was able to be made in either the </text:span></text:p>
          </draw:text-box>
        </draw:frame>
        <draw:frame draw:style-name="gr1" draw:text-style-name="P2" draw:layer="layout" svg:width="14.285cm" svg:height="0.475cm" svg:x="2.95cm" svg:y="6.262cm">
          <draw:text-box>
            <text:p text:style-name="P1"><text:span text:style-name="T4">fields of disarmament or accounting for its prohibited weapons programmes.</text:span></text:p>
          </draw:text-box>
        </draw:frame>
        <draw:frame draw:style-name="gr1" draw:text-style-name="P2" draw:layer="layout" svg:width="15.145cm" svg:height="0.475cm" svg:x="2.95cm" svg:y="7.176cm">
          <draw:text-box>
            <text:p text:style-name="P1"><text:span text:style-name="T4">“… </text:span><text:span text:style-name="T4">in the absence of full co-operation by Iraq, it must regrettably be recorded … </text:span></text:p>
          </draw:text-box>
        </draw:frame>
        <draw:frame draw:style-name="gr1" draw:text-style-name="P2" draw:layer="layout" svg:width="14.692cm" svg:height="0.475cm" svg:x="2.95cm" svg:y="7.741cm">
          <draw:text-box>
            <text:p text:style-name="P1"><text:span text:style-name="T4">that the Commission is not able to conduct the substantive disarmament work </text:span></text:p>
          </draw:text-box>
        </draw:frame>
        <draw:frame draw:style-name="gr1" draw:text-style-name="P2" draw:layer="layout" svg:width="15.623cm" svg:height="0.475cm" svg:x="2.95cm" svg:y="8.305cm">
          <draw:text-box>
            <text:p text:style-name="P1"><text:span text:style-name="T4">mandated … by the Security Council and, thus, to give the Council the assurances </text:span></text:p>
          </draw:text-box>
        </draw:frame>
        <draw:frame draw:style-name="gr1" draw:text-style-name="P2" draw:layer="layout" svg:width="12.431cm" svg:height="0.475cm" svg:x="2.95cm" svg:y="8.87cm">
          <draw:text-box>
            <text:p text:style-name="P1"><text:span text:style-name="T4">it requires with respect to Iraq’s prohibited weapons programmes.”</text:span></text:p>
          </draw:text-box>
        </draw:frame>
        <draw:frame draw:style-name="gr1" draw:text-style-name="P2" draw:layer="layout" svg:width="16.359cm" svg:height="0.475cm" svg:x="2.2cm" svg:y="9.784cm">
          <draw:text-box>
            <text:p text:style-name="P1"><text:span text:style-name="T6">645. </text:span><text:span text:style-name="T4"><text:s/>Mr Annan also circulated a letter of 14 December from Mr Aziz, reporting in detail </text:span></text:p>
          </draw:text-box>
        </draw:frame>
        <draw:frame draw:style-name="gr1" draw:text-style-name="P2" draw:layer="layout" svg:width="16.017cm" svg:height="0.475cm" svg:x="2.2cm" svg:y="10.348cm">
          <draw:text-box>
            <text:p text:style-name="P1"><text:span text:style-name="T4">on the activities of the IAEA and UNSCOM between 18 November and 13 December </text:span></text:p>
          </draw:text-box>
        </draw:frame>
        <draw:frame draw:style-name="gr1" draw:text-style-name="P2" draw:layer="layout" svg:width="15.284cm" svg:height="0.475cm" svg:x="2.2cm" svg:y="10.913cm">
          <draw:text-box>
            <text:p text:style-name="P1"><text:span text:style-name="T4">and stating that, despite concerns about aspects of UNSCOM’s actions, Iraq had </text:span></text:p>
          </draw:text-box>
        </draw:frame>
        <draw:frame draw:style-name="gr1" draw:text-style-name="P2" draw:layer="layout" svg:width="4.892cm" svg:height="0.475cm" svg:x="2.2cm" svg:y="11.477cm">
          <draw:text-box>
            <text:p text:style-name="P1"><text:span text:style-name="T4">provided full co-operation.</text:span></text:p>
          </draw:text-box>
        </draw:frame>
        <draw:frame draw:style-name="gr6" draw:text-style-name="P7" draw:layer="layout" svg:width="0.408cm" svg:height="0.276cm" svg:x="7.071cm" svg:y="11.496cm">
          <draw:text-box>
            <text:p text:style-name="P1"><text:span text:style-name="T9">260</text:span></text:p>
          </draw:text-box>
        </draw:frame>
        <draw:frame draw:style-name="gr1" draw:text-style-name="P2" draw:layer="layout" svg:width="6.411cm" svg:height="0.475cm" svg:x="2.2cm" svg:y="12.392cm">
          <draw:text-box>
            <text:p text:style-name="P1"><text:span text:style-name="T6">646. </text:span><text:span text:style-name="T4"><text:s/>Mr Aziz’s concerns included:</text:span></text:p>
          </draw:text-box>
        </draw:frame>
        <draw:frame draw:style-name="gr2" draw:text-style-name="P3" draw:layer="layout" svg:width="0.634cm" svg:height="0.712cm" svg:x="2.95cm" svg:y="13.1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36cm" svg:height="0.475cm" svg:x="3.7cm" svg:y="13.306cm">
          <draw:text-box>
            <text:p text:style-name="P1"><text:span text:style-name="T4">A large inspection team to address allegations of concealment had arrived </text:span></text:p>
          </draw:text-box>
        </draw:frame>
        <draw:frame draw:style-name="gr1" draw:text-style-name="P2" draw:layer="layout" svg:width="14.019cm" svg:height="0.475cm" svg:x="3.7cm" svg:y="13.871cm">
          <draw:text-box>
            <text:p text:style-name="P1"><text:span text:style-name="T4">without the agreed advance notification and had “carried out its work in an </text:span></text:p>
          </draw:text-box>
        </draw:frame>
        <draw:frame draw:style-name="gr1" draw:text-style-name="P2" draw:layer="layout" svg:width="15.263cm" svg:height="0.475cm" svg:x="3.7cm" svg:y="14.435cm">
          <draw:text-box>
            <text:p text:style-name="P1"><text:span text:style-name="T4">intrusive and provocative manner, showing no respect for the procedures agreed </text:span></text:p>
          </draw:text-box>
        </draw:frame>
        <draw:frame draw:style-name="gr1" draw:text-style-name="P2" draw:layer="layout" svg:width="5.548cm" svg:height="0.475cm" svg:x="3.7cm" svg:y="15cm">
          <draw:text-box>
            <text:p text:style-name="P1"><text:span text:style-name="T4">between Iraq and UNSCOM”.</text:span></text:p>
          </draw:text-box>
        </draw:frame>
        <draw:frame draw:style-name="gr2" draw:text-style-name="P3" draw:layer="layout" svg:width="0.634cm" svg:height="0.712cm" svg:x="2.95cm" svg:y="15.50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88cm" svg:height="0.475cm" svg:x="3.7cm" svg:y="15.664cm">
          <draw:text-box>
            <text:p text:style-name="P1"><text:span text:style-name="T4">UNSCOM had not responded to Iraq’s requests to send teams to work with </text:span></text:p>
          </draw:text-box>
        </draw:frame>
        <draw:frame draw:style-name="gr1" draw:text-style-name="P2" draw:layer="layout" svg:width="14.984cm" svg:height="0.475cm" svg:x="3.7cm" svg:y="16.228cm">
          <draw:text-box>
            <text:p text:style-name="P1"><text:span text:style-name="T4">Iraq to investigate two areas of importance in relation to the material balance of </text:span></text:p>
          </draw:text-box>
        </draw:frame>
        <draw:frame draw:style-name="gr1" draw:text-style-name="P2" draw:layer="layout" svg:width="14.971cm" svg:height="0.475cm" svg:x="3.7cm" svg:y="16.793cm">
          <draw:text-box>
            <text:p text:style-name="P1"><text:span text:style-name="T4">chemical weapons: “the fate of the 155mm shells with mustard” and verification </text:span></text:p>
          </draw:text-box>
        </draw:frame>
        <draw:frame draw:style-name="gr1" draw:text-style-name="P2" draw:layer="layout" svg:width="13.337cm" svg:height="0.475cm" svg:x="3.7cm" svg:y="17.357cm">
          <draw:text-box>
            <text:p text:style-name="P1"><text:span text:style-name="T4">of the “tail units of the R-400” which were “at the Iraqi Air Force stores”.</text:span></text:p>
          </draw:text-box>
        </draw:frame>
        <draw:frame draw:style-name="gr1" draw:text-style-name="P2" draw:layer="layout" svg:width="15.293cm" svg:height="0.475cm" svg:x="2.2cm" svg:y="18.272cm">
          <draw:text-box>
            <text:p text:style-name="P1"><text:span text:style-name="T6">647. </text:span><text:span text:style-name="T4"><text:s/>Mr Annan suggested that the Council might want to consider three possible </text:span></text:p>
          </draw:text-box>
        </draw:frame>
        <draw:frame draw:style-name="gr1" draw:text-style-name="P2" draw:layer="layout" svg:width="1.492cm" svg:height="0.475cm" svg:x="2.2cm" svg:y="18.836cm">
          <draw:text-box>
            <text:p text:style-name="P1"><text:span text:style-name="T4">options:</text:span></text:p>
          </draw:text-box>
        </draw:frame>
        <draw:frame draw:style-name="gr2" draw:text-style-name="P3" draw:layer="layout" svg:width="0.634cm" svg:height="0.712cm" svg:x="2.95cm" svg:y="19.59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81cm" svg:height="0.475cm" svg:x="3.7cm" svg:y="19.751cm">
          <draw:text-box>
            <text:p text:style-name="P1"><text:span text:style-name="T4">“</text:span><text:span text:style-name="T4">That the experience over the period since 17 November 1998 does not provide </text:span></text:p>
          </draw:text-box>
        </draw:frame>
        <draw:frame draw:style-name="gr1" draw:text-style-name="P2" draw:layer="layout" svg:width="14.294cm" svg:height="0.475cm" svg:x="3.7cm" svg:y="20.315cm">
          <draw:text-box>
            <text:p text:style-name="P1"><text:span text:style-name="T4">a sufficient basis to move forward with a comprehensive review at this time.”</text:span></text:p>
          </draw:text-box>
        </draw:frame>
        <draw:frame draw:style-name="gr2" draw:text-style-name="P3" draw:layer="layout" svg:width="0.634cm" svg:height="0.712cm" svg:x="2.95cm" svg:y="20.82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91cm" svg:height="0.475cm" svg:x="3.7cm" svg:y="20.98cm">
          <draw:text-box>
            <text:p text:style-name="P1"><text:span text:style-name="T4">“</text:span><text:span text:style-name="T4">That Iraq has not provided full co-operation but that it should be permitted </text:span></text:p>
          </draw:text-box>
        </draw:frame>
        <draw:frame draw:style-name="gr1" draw:text-style-name="P2" draw:layer="layout" svg:width="10.556cm" svg:height="0.475cm" svg:x="3.7cm" svg:y="21.544cm">
          <draw:text-box>
            <text:p text:style-name="P1"><text:span text:style-name="T4">additional time to demonstrate its commitment to do so.”</text:span></text:p>
          </draw:text-box>
        </draw:frame>
        <draw:frame draw:style-name="gr2" draw:text-style-name="P3" draw:layer="layout" svg:width="0.634cm" svg:height="0.712cm" svg:x="2.95cm" svg:y="22.05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39cm" svg:height="0.475cm" svg:x="3.7cm" svg:y="22.208cm">
          <draw:text-box>
            <text:p text:style-name="P1"><text:span text:style-name="T4">“</text:span><text:span text:style-name="T4">That the Council may wish to proceed with a comprehensive review on the </text:span></text:p>
          </draw:text-box>
        </draw:frame>
        <draw:frame draw:style-name="gr1" draw:text-style-name="P2" draw:layer="layout" svg:width="15.272cm" svg:height="0.475cm" svg:x="3.7cm" svg:y="22.773cm">
          <draw:text-box>
            <text:p text:style-name="P1"><text:span text:style-name="T4">premise that it is sufficiently important to know precisely what has been achieved </text:span></text:p>
          </draw:text-box>
        </draw:frame>
        <draw:frame draw:style-name="gr1" draw:text-style-name="P2" draw:layer="layout" svg:width="11.627cm" svg:height="0.475cm" svg:x="3.7cm" svg:y="23.337cm">
          <draw:text-box>
            <text:p text:style-name="P1"><text:span text:style-name="T4">in the area of disarmament over the entire period since 1991.”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6" draw:text-style-name="P7" draw:layer="layout" svg:width="0.408cm" svg:height="0.276cm" svg:x="15.278cm" svg:y="23.356cm">
          <draw:text-box>
            <text:p text:style-name="P1"><text:span text:style-name="T9">261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260 </text:span></text:p>
          </draw:text-box>
        </draw:frame>
        <draw:frame draw:style-name="gr4" draw:text-style-name="P5" draw:layer="layout" svg:width="15.25cm" svg:height="0.395cm" svg:x="2.646cm" svg:y="25.511cm">
          <draw:text-box>
            <text:p text:style-name="P1"><text:span text:style-name="T11">UN Security Council, 15 December 1998, ‘Letter dated 14 December 1998 from the Deputy Prime </text:span></text:p>
          </draw:text-box>
        </draw:frame>
        <draw:frame draw:style-name="gr4" draw:text-style-name="P5" draw:layer="layout" svg:width="10.458cm" svg:height="0.395cm" svg:x="2.2cm" svg:y="25.934cm">
          <draw:text-box>
            <text:p text:style-name="P1"><text:span text:style-name="T11">Minister of Iraq addressed to the Secretary-General’ (S/1998/1173)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61 </text:span></text:p>
          </draw:text-box>
        </draw:frame>
        <draw:frame draw:style-name="gr4" draw:text-style-name="P5" draw:layer="layout" svg:width="16cm" svg:height="0.395cm" svg:x="2.646cm" svg:y="26.357cm">
          <draw:text-box>
            <text:p text:style-name="P1"><text:span text:style-name="T11">UN Security Council, 15 December 1998, ‘Letter dated 15 December 1998 from the Secretary-General </text:span></text:p>
          </draw:text-box>
        </draw:frame>
        <draw:frame draw:style-name="gr4" draw:text-style-name="P5" draw:layer="layout" svg:width="10.255cm" svg:height="0.395cm" svg:x="2.2cm" svg:y="26.781cm">
          <draw:text-box>
            <text:p text:style-name="P1"><text:span text:style-name="T11">addressed to the President of the Security Council’ (S/1998/1172).</text:span></text:p>
          </draw:text-box>
        </draw:frame>
      </draw:page>
      <draw:page draw:name="page1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6</text:span></text:p>
          </draw:text-box>
        </draw:frame>
        <draw:frame draw:style-name="gr1" draw:text-style-name="P2" draw:layer="layout" svg:width="14.353cm" svg:height="0.475cm" svg:x="2.2cm" svg:y="2.525cm">
          <draw:text-box>
            <text:p text:style-name="P1"><text:span text:style-name="T6">648. </text:span><text:span text:style-name="T4"><text:s/>Mr Campbell wrote that a meeting of DOP took place on 15 December.</text:span></text:p>
          </draw:text-box>
        </draw:frame>
        <draw:frame draw:style-name="gr6" draw:text-style-name="P7" draw:layer="layout" svg:width="0.408cm" svg:height="0.276cm" svg:x="16.475cm" svg:y="2.544cm">
          <draw:text-box>
            <text:p text:style-name="P1"><text:span text:style-name="T9">262</text:span></text:p>
          </draw:text-box>
        </draw:frame>
        <draw:frame draw:style-name="gr1" draw:text-style-name="P2" draw:layer="layout" svg:width="1.84cm" svg:height="0.475cm" svg:x="16.887cm" svg:y="2.525cm">
          <draw:text-box>
            <text:p text:style-name="P1"><text:span text:style-name="T4"><text:s/></text:span><text:span text:style-name="T4">Mr Cook </text:span></text:p>
          </draw:text-box>
        </draw:frame>
        <draw:frame draw:style-name="gr1" draw:text-style-name="P2" draw:layer="layout" svg:width="16.008cm" svg:height="0.475cm" svg:x="2.2cm" svg:y="3.09cm">
          <draw:text-box>
            <text:p text:style-name="P1"><text:span text:style-name="T4">considered that Mr Butler’s report was sufficient reason for action. Mr Blair had given </text:span></text:p>
          </draw:text-box>
        </draw:frame>
        <draw:frame draw:style-name="gr1" draw:text-style-name="P2" draw:layer="layout" svg:width="15.691cm" svg:height="0.475cm" svg:x="2.2cm" svg:y="3.654cm">
          <draw:text-box>
            <text:p text:style-name="P1"><text:span text:style-name="T4">explicit authority for the UK to participate if the US decided to go ahead with strikes.</text:span></text:p>
          </draw:text-box>
        </draw:frame>
        <draw:frame draw:style-name="gr5" draw:text-style-name="P6" draw:layer="layout" svg:width="6.822cm" svg:height="0.556cm" svg:x="2.2cm" svg:y="4.775cm">
          <draw:text-box>
            <text:p text:style-name="P1"><text:span text:style-name="T8">UNSCOM and IAEA withdraw</text:span></text:p>
          </draw:text-box>
        </draw:frame>
        <draw:frame draw:style-name="gr1" draw:text-style-name="P2" draw:layer="layout" svg:width="15.928cm" svg:height="0.475cm" svg:x="2.2cm" svg:y="5.603cm">
          <draw:text-box>
            <text:p text:style-name="P1"><text:span text:style-name="T6">649. </text:span><text:span text:style-name="T4"><text:s/>On 16 December, a spokesman for Mr Annan briefed the press that, overnight, </text:span></text:p>
          </draw:text-box>
        </draw:frame>
        <draw:frame draw:style-name="gr1" draw:text-style-name="P2" draw:layer="layout" svg:width="15.898cm" svg:height="0.475cm" svg:x="2.2cm" svg:y="6.168cm">
          <draw:text-box>
            <text:p text:style-name="P1"><text:span text:style-name="T4">Mr Annan had received a telephone call from Mr Burleigh, who had advised him that </text:span></text:p>
          </draw:text-box>
        </draw:frame>
        <draw:frame draw:style-name="gr1" draw:text-style-name="P2" draw:layer="layout" svg:width="9.053cm" svg:height="0.475cm" svg:x="2.2cm" svg:y="6.732cm">
          <draw:text-box>
            <text:p text:style-name="P1"><text:span text:style-name="T4">US personnel in Iraq were being asked to leave.</text:span></text:p>
          </draw:text-box>
        </draw:frame>
        <draw:frame draw:style-name="gr6" draw:text-style-name="P7" draw:layer="layout" svg:width="0.408cm" svg:height="0.276cm" svg:x="11.213cm" svg:y="6.751cm">
          <draw:text-box>
            <text:p text:style-name="P1"><text:span text:style-name="T9">263</text:span></text:p>
          </draw:text-box>
        </draw:frame>
        <draw:frame draw:style-name="gr1" draw:text-style-name="P2" draw:layer="layout" svg:width="6.336cm" svg:height="0.475cm" svg:x="11.625cm" svg:y="6.732cm">
          <draw:text-box>
            <text:p text:style-name="P1"><text:span text:style-name="T4"><text:s/></text:span><text:span text:style-name="T4">Mr Butler had also been advised </text:span></text:p>
          </draw:text-box>
        </draw:frame>
        <draw:frame draw:style-name="gr1" draw:text-style-name="P2" draw:layer="layout" svg:width="12.685cm" svg:height="0.475cm" svg:x="2.2cm" svg:y="7.297cm">
          <draw:text-box>
            <text:p text:style-name="P1"><text:span text:style-name="T4">to withdraw UNSCOM personnel, and had instructed them to do so.</text:span></text:p>
          </draw:text-box>
        </draw:frame>
        <draw:frame draw:style-name="gr1" draw:text-style-name="P2" draw:layer="layout" svg:width="14.907cm" svg:height="0.475cm" svg:x="2.2cm" svg:y="8.211cm">
          <draw:text-box>
            <text:p text:style-name="P1"><text:span text:style-name="T6">650. </text:span><text:span text:style-name="T4"><text:s/>On the same day, Dr ElBaradei informed the Council that he had decided </text:span></text:p>
          </draw:text-box>
        </draw:frame>
        <draw:frame draw:style-name="gr1" draw:text-style-name="P2" draw:layer="layout" svg:width="15.322cm" svg:height="0.475cm" svg:x="2.2cm" svg:y="8.776cm">
          <draw:text-box>
            <text:p text:style-name="P1"><text:span text:style-name="T4">IAEA personnel should be “temporarily” relocated to Bahrain once UNSCOM, “on </text:span></text:p>
          </draw:text-box>
        </draw:frame>
        <draw:frame draw:style-name="gr1" draw:text-style-name="P2" draw:layer="layout" svg:width="15.382cm" svg:height="0.475cm" svg:x="2.2cm" svg:y="9.34cm">
          <draw:text-box>
            <text:p text:style-name="P1"><text:span text:style-name="T4">whose logistic support IAEA activities in Iraq” depended, had decided to withdraw </text:span></text:p>
          </draw:text-box>
        </draw:frame>
        <draw:frame draw:style-name="gr1" draw:text-style-name="P2" draw:layer="layout" svg:width="2.529cm" svg:height="0.475cm" svg:x="2.2cm" svg:y="9.905cm">
          <draw:text-box>
            <text:p text:style-name="P1"><text:span text:style-name="T4">its personnel.</text:span></text:p>
          </draw:text-box>
        </draw:frame>
        <draw:frame draw:style-name="gr6" draw:text-style-name="P7" draw:layer="layout" svg:width="0.408cm" svg:height="0.276cm" svg:x="4.718cm" svg:y="9.923cm">
          <draw:text-box>
            <text:p text:style-name="P1"><text:span text:style-name="T9">264</text:span></text:p>
          </draw:text-box>
        </draw:frame>
        <draw:frame draw:style-name="gr1" draw:text-style-name="P2" draw:layer="layout" svg:width="14.552cm" svg:height="0.475cm" svg:x="2.2cm" svg:y="10.819cm">
          <draw:text-box>
            <text:p text:style-name="P1"><text:span text:style-name="T6">651. </text:span><text:span text:style-name="T4"><text:s/>During Prime Minister’s Questions on 16 December, action against Iraq </text:span></text:p>
          </draw:text-box>
        </draw:frame>
        <draw:frame draw:style-name="gr1" draw:text-style-name="P2" draw:layer="layout" svg:width="2.148cm" svg:height="0.475cm" svg:x="2.2cm" svg:y="11.383cm">
          <draw:text-box>
            <text:p text:style-name="P1"><text:span text:style-name="T4">was raised.</text:span></text:p>
          </draw:text-box>
        </draw:frame>
        <draw:frame draw:style-name="gr6" draw:text-style-name="P7" draw:layer="layout" svg:width="0.408cm" svg:height="0.276cm" svg:x="4.341cm" svg:y="11.402cm">
          <draw:text-box>
            <text:p text:style-name="P1"><text:span text:style-name="T9">265</text:span></text:p>
          </draw:text-box>
        </draw:frame>
        <draw:frame draw:style-name="gr1" draw:text-style-name="P2" draw:layer="layout" svg:width="15.716cm" svg:height="0.475cm" svg:x="2.2cm" svg:y="12.298cm">
          <draw:text-box>
            <text:p text:style-name="P1"><text:span text:style-name="T6">652. </text:span><text:span text:style-name="T4"><text:s/>Mr Hague assured Mr Blair “of the full support of the Opposition for the use of </text:span></text:p>
          </draw:text-box>
        </draw:frame>
        <draw:frame draw:style-name="gr1" draw:text-style-name="P2" draw:layer="layout" svg:width="16.135cm" svg:height="0.475cm" svg:x="2.2cm" svg:y="12.862cm">
          <draw:text-box>
            <text:p text:style-name="P1"><text:span text:style-name="T4">military action … provided that action has clear and achievable objectives” and asked </text:span></text:p>
          </draw:text-box>
        </draw:frame>
        <draw:frame draw:style-name="gr1" draw:text-style-name="P2" draw:layer="layout" svg:width="16.262cm" svg:height="0.475cm" svg:x="2.2cm" svg:y="13.427cm">
          <draw:text-box>
            <text:p text:style-name="P1"><text:span text:style-name="T4">whether removing Saddam Hussein “must now be a prime objective of western policy”.</text:span></text:p>
          </draw:text-box>
        </draw:frame>
        <draw:frame draw:style-name="gr1" draw:text-style-name="P2" draw:layer="layout" svg:width="16.402cm" svg:height="0.475cm" svg:x="2.2cm" svg:y="14.341cm">
          <draw:text-box>
            <text:p text:style-name="P1"><text:span text:style-name="T6">653. </text:span><text:span text:style-name="T4"><text:s/>Mr Blair responded that no-one who read Mr Butler’s report could seriously doubt </text:span></text:p>
          </draw:text-box>
        </draw:frame>
        <draw:frame draw:style-name="gr1" draw:text-style-name="P2" draw:layer="layout" svg:width="16.152cm" svg:height="0.475cm" svg:x="2.2cm" svg:y="14.906cm">
          <draw:text-box>
            <text:p text:style-name="P1"><text:span text:style-name="T4">its conclusion that UNSCOM was unable to do its job properly, and that it stated there </text:span></text:p>
          </draw:text-box>
        </draw:frame>
        <draw:frame draw:style-name="gr1" draw:text-style-name="P2" draw:layer="layout" svg:width="15.572cm" svg:height="0.475cm" svg:x="2.2cm" svg:y="15.47cm">
          <draw:text-box>
            <text:p text:style-name="P1"><text:span text:style-name="T4">were “greater restrictions now than previously”. The report detailed “not merely the </text:span></text:p>
          </draw:text-box>
        </draw:frame>
        <draw:frame draw:style-name="gr1" draw:text-style-name="P2" draw:layer="layout" svg:width="7.736cm" svg:height="0.475cm" svg:x="2.2cm" svg:y="16.035cm">
          <draw:text-box>
            <text:p text:style-name="P1"><text:span text:style-name="T4">obstruction”, but the fact that it related to:</text:span></text:p>
          </draw:text-box>
        </draw:frame>
        <draw:frame draw:style-name="gr1" draw:text-style-name="P2" draw:layer="layout" svg:width="15.937cm" svg:height="0.475cm" svg:x="2.95cm" svg:y="16.949cm">
          <draw:text-box>
            <text:p text:style-name="P1"><text:span text:style-name="T4">“… </text:span><text:span text:style-name="T4">documents, sites and personnel that would give a clue to the whereabouts of the </text:span></text:p>
          </draw:text-box>
        </draw:frame>
        <draw:frame draw:style-name="gr1" draw:text-style-name="P2" draw:layer="layout" svg:width="15.551cm" svg:height="0.475cm" svg:x="2.95cm" svg:y="17.513cm">
          <draw:text-box>
            <text:p text:style-name="P1"><text:span text:style-name="T4">weapons of mass destruction and the capability to make them. It is not obstruction </text:span></text:p>
          </draw:text-box>
        </draw:frame>
        <draw:frame draw:style-name="gr1" draw:text-style-name="P2" draw:layer="layout" svg:width="14.895cm" svg:height="0.475cm" svg:x="2.95cm" svg:y="18.078cm">
          <draw:text-box>
            <text:p text:style-name="P1"><text:span text:style-name="T4">simply for the sake of it, but a plan of deceit to prevent those weapons of mass </text:span></text:p>
          </draw:text-box>
        </draw:frame>
        <draw:frame draw:style-name="gr1" draw:text-style-name="P2" draw:layer="layout" svg:width="8.769cm" svg:height="0.475cm" svg:x="2.95cm" svg:y="18.642cm">
          <draw:text-box>
            <text:p text:style-name="P1"><text:span text:style-name="T4">destruction from being located and destroyed.”</text:span></text:p>
          </draw:text-box>
        </draw:frame>
        <draw:frame draw:style-name="gr1" draw:text-style-name="P2" draw:layer="layout" svg:width="16.783cm" svg:height="0.475cm" svg:x="2.2cm" svg:y="19.557cm">
          <draw:text-box>
            <text:p text:style-name="P1"><text:span text:style-name="T6">654. </text:span><text:span text:style-name="T4"><text:s/>Mr Blair added that, if he was allowed to develop those weapons, Saddam Hussein </text:span></text:p>
          </draw:text-box>
        </draw:frame>
        <draw:frame draw:style-name="gr1" draw:text-style-name="P2" draw:layer="layout" svg:width="14.069cm" svg:height="0.475cm" svg:x="2.2cm" svg:y="20.121cm">
          <draw:text-box>
            <text:p text:style-name="P1"><text:span text:style-name="T4">would pose a threat “not only to his neighbourhood but to the whole world”.</text:span></text:p>
          </draw:text-box>
        </draw:frame>
        <draw:frame draw:style-name="gr1" draw:text-style-name="P2" draw:layer="layout" svg:width="15.42cm" svg:height="0.475cm" svg:x="2.2cm" svg:y="21.036cm">
          <draw:text-box>
            <text:p text:style-name="P1"><text:span text:style-name="T6">655. </text:span><text:span text:style-name="T4"><text:s/>Subsequently, in response to a question from Mr Tony Benn suggesting that </text:span></text:p>
          </draw:text-box>
        </draw:frame>
        <draw:frame draw:style-name="gr1" draw:text-style-name="P2" draw:layer="layout" svg:width="15.809cm" svg:height="0.475cm" svg:x="2.2cm" svg:y="21.6cm">
          <draw:text-box>
            <text:p text:style-name="P1"><text:span text:style-name="T4">military action would be illegal and that he should take “an independent view” rather </text:span></text:p>
          </draw:text-box>
        </draw:frame>
        <draw:frame draw:style-name="gr1" draw:text-style-name="P2" draw:layer="layout" svg:width="16.262cm" svg:height="0.475cm" svg:x="2.2cm" svg:y="22.165cm">
          <draw:text-box>
            <text:p text:style-name="P1"><text:span text:style-name="T4">than do as he was told by President Clinton, Mr Blair responded that the question was </text:span></text:p>
          </draw:text-box>
        </draw:frame>
        <draw:frame draw:style-name="gr1" draw:text-style-name="P2" draw:layer="layout" svg:width="16.478cm" svg:height="0.475cm" svg:x="2.2cm" svg:y="22.729cm">
          <draw:text-box>
            <text:p text:style-name="P1"><text:span text:style-name="T4">how to stop Saddam Hussein building weapons of mass destruction. He added that the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6.313cm" svg:height="0.475cm" svg:x="2.2cm" svg:y="23.293cm">
          <draw:text-box>
            <text:p text:style-name="P1"><text:span text:style-name="T4">cease-fire in 1991 had depended on the fulfilment of obligations accepted by Iraq. The 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0">262 </text:span></text:p>
          </draw:text-box>
        </draw:frame>
        <draw:frame draw:style-name="gr4" draw:text-style-name="P5" draw:layer="layout" svg:width="15.733cm" svg:height="0.395cm" svg:x="2.646cm" svg:y="25.087cm">
          <draw:text-box>
            <text:p text:style-name="P1"><text:span text:style-name="T11">Campbell A &amp; Stott R. </text:span><text:span text:style-name="T13">The Blair Years: Extracts from the Alastair Campbell Diaries</text:span><text:span text:style-name="T11">. Hutchinson, 2007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263 </text:span></text:p>
          </draw:text-box>
        </draw:frame>
        <draw:frame draw:style-name="gr4" draw:text-style-name="P5" draw:layer="layout" svg:width="8.951cm" svg:height="0.395cm" svg:x="2.646cm" svg:y="25.511cm">
          <draw:text-box>
            <text:p text:style-name="P1"><text:span text:style-name="T11">UN Security Council, 16 December 1998, ‘Press Briefing’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64 </text:span></text:p>
          </draw:text-box>
        </draw:frame>
        <draw:frame draw:style-name="gr4" draw:text-style-name="P5" draw:layer="layout" svg:width="16.093cm" svg:height="0.395cm" svg:x="2.646cm" svg:y="25.934cm">
          <draw:text-box>
            <text:p text:style-name="P1"><text:span text:style-name="T11">UN Security Council, 16 December 1998, ‘Letter dated 16 December 1998 from the Director General of </text:span></text:p>
          </draw:text-box>
        </draw:frame>
        <draw:frame draw:style-name="gr4" draw:text-style-name="P5" draw:layer="layout" svg:width="16.461cm" svg:height="0.395cm" svg:x="2.2cm" svg:y="26.357cm">
          <draw:text-box>
            <text:p text:style-name="P1"><text:span text:style-name="T11">the International Atomic Energy Agency addressed to the President of the Security Council’ (S/1999/1175)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265 </text:span></text:p>
          </draw:text-box>
        </draw:frame>
        <draw:frame draw:style-name="gr4" draw:text-style-name="P5" draw:layer="layout" svg:width="11.687cm" svg:height="0.395cm" svg:x="2.646cm" svg:y="26.781cm">
          <draw:text-box>
            <text:p text:style-name="P1"><text:span text:style-name="T11">House of Commons, </text:span><text:span text:style-name="T13">Official Report</text:span><text:span text:style-name="T11">, 16 December 1998, columns 959-960.</text:span></text:p>
          </draw:text-box>
        </draw:frame>
      </draw:page>
      <draw:page draw:name="page127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7</text:span></text:p>
          </draw:text-box>
        </draw:frame>
        <draw:frame draw:style-name="gr1" draw:text-style-name="P2" draw:layer="layout" svg:width="16.677cm" svg:height="0.475cm" svg:x="2.2cm" svg:y="2.525cm">
          <draw:text-box>
            <text:p text:style-name="P1"><text:span text:style-name="T4">requirement for Iraq to fulfil those obligations had been confirmed in successive Security </text:span></text:p>
          </draw:text-box>
        </draw:frame>
        <draw:frame draw:style-name="gr1" draw:text-style-name="P2" draw:layer="layout" svg:width="3.706cm" svg:height="0.475cm" svg:x="2.2cm" svg:y="3.09cm">
          <draw:text-box>
            <text:p text:style-name="P1"><text:span text:style-name="T4">Council resolutions.</text:span></text:p>
          </draw:text-box>
        </draw:frame>
        <draw:frame draw:style-name="gr6" draw:text-style-name="P7" draw:layer="layout" svg:width="0.408cm" svg:height="0.276cm" svg:x="5.894cm" svg:y="3.108cm">
          <draw:text-box>
            <text:p text:style-name="P1"><text:span text:style-name="T9">266</text:span></text:p>
          </draw:text-box>
        </draw:frame>
        <draw:frame draw:style-name="gr1" draw:text-style-name="P2" draw:layer="layout" svg:width="16.529cm" svg:height="0.475cm" svg:x="2.2cm" svg:y="4.004cm">
          <draw:text-box>
            <text:p text:style-name="P1"><text:span text:style-name="T6">656. </text:span><text:span text:style-name="T4"><text:s/>Mr Blair added that, when the MOU between Mr Annan and Iraq had been agreed </text:span></text:p>
          </draw:text-box>
        </draw:frame>
        <draw:frame draw:style-name="gr1" draw:text-style-name="P2" draw:layer="layout" svg:width="2.267cm" svg:height="0.475cm" svg:x="2.2cm" svg:y="4.568cm">
          <draw:text-box>
            <text:p text:style-name="P1"><text:span text:style-name="T4">in February:</text:span></text:p>
          </draw:text-box>
        </draw:frame>
        <draw:frame draw:style-name="gr1" draw:text-style-name="P2" draw:layer="layout" svg:width="14.883cm" svg:height="0.475cm" svg:x="2.95cm" svg:y="5.483cm">
          <draw:text-box>
            <text:p text:style-name="P1"><text:span text:style-name="T4">“… </text:span><text:span text:style-name="T4">the Security Council said that any breach by Iraq of its obligations … would </text:span></text:p>
          </draw:text-box>
        </draw:frame>
        <draw:frame draw:style-name="gr1" draw:text-style-name="P2" draw:layer="layout" svg:width="16.025cm" svg:height="0.475cm" svg:x="2.95cm" svg:y="6.047cm">
          <draw:text-box>
            <text:p text:style-name="P1"><text:span text:style-name="T4">result in ‘the severest consequences’. The Council has condemned Iraq’s decision to </text:span></text:p>
          </draw:text-box>
        </draw:frame>
        <draw:frame draw:style-name="gr1" draw:text-style-name="P2" draw:layer="layout" svg:width="15.771cm" svg:height="0.475cm" svg:x="2.95cm" svg:y="6.612cm">
          <draw:text-box>
            <text:p text:style-name="P1"><text:span text:style-name="T4">end co-operation again and again. On 14 November, we gave Iraq a further chance </text:span></text:p>
          </draw:text-box>
        </draw:frame>
        <draw:frame draw:style-name="gr1" draw:text-style-name="P2" draw:layer="layout" svg:width="15.915cm" svg:height="0.475cm" svg:x="2.95cm" svg:y="7.176cm">
          <draw:text-box>
            <text:p text:style-name="P1"><text:span text:style-name="T4">to come back into compliance. Given Iraq’s manifest failure to co-operate in the past </text:span></text:p>
          </draw:text-box>
        </draw:frame>
        <draw:frame draw:style-name="gr1" draw:text-style-name="P2" draw:layer="layout" svg:width="15.767cm" svg:height="0.475cm" svg:x="2.95cm" svg:y="7.741cm">
          <draw:text-box>
            <text:p text:style-name="P1"><text:span text:style-name="T4">month, I am satisfied that, if we should choose to use force, we have the necessary </text:span></text:p>
          </draw:text-box>
        </draw:frame>
        <draw:frame draw:style-name="gr1" draw:text-style-name="P2" draw:layer="layout" svg:width="4.54cm" svg:height="0.475cm" svg:x="2.95cm" svg:y="8.305cm">
          <draw:text-box>
            <text:p text:style-name="P1"><text:span text:style-name="T4">legal authority to do so.”</text:span></text:p>
          </draw:text-box>
        </draw:frame>
        <draw:frame draw:style-name="gr5" draw:text-style-name="P6" draw:layer="layout" svg:width="5.04cm" svg:height="0.556cm" svg:x="2.2cm" svg:y="9.426cm">
          <draw:text-box>
            <text:p text:style-name="P1"><text:span text:style-name="T8">Operation Desert Fox</text:span></text:p>
          </draw:text-box>
        </draw:frame>
        <draw:frame draw:style-name="gr1" draw:text-style-name="P2" draw:layer="layout" svg:width="16.351cm" svg:height="0.475cm" svg:x="2.2cm" svg:y="10.255cm">
          <draw:text-box>
            <text:p text:style-name="P1"><text:span text:style-name="T6">657. </text:span><text:span text:style-name="T4"><text:s/>The US and UK launched air attacks against Iraq, Operation Desert Fox, at 2200 </text:span></text:p>
          </draw:text-box>
        </draw:frame>
        <draw:frame draw:style-name="gr1" draw:text-style-name="P2" draw:layer="layout" svg:width="3.236cm" svg:height="0.475cm" svg:x="2.2cm" svg:y="10.819cm">
          <draw:text-box>
            <text:p text:style-name="P1"><text:span text:style-name="T4">on 16 December.</text:span></text:p>
          </draw:text-box>
        </draw:frame>
        <draw:frame draw:style-name="gr6" draw:text-style-name="P7" draw:layer="layout" svg:width="0.408cm" svg:height="0.276cm" svg:x="5.424cm" svg:y="10.838cm">
          <draw:text-box>
            <text:p text:style-name="P1"><text:span text:style-name="T9">267</text:span></text:p>
          </draw:text-box>
        </draw:frame>
        <draw:frame draw:style-name="gr1" draw:text-style-name="P2" draw:layer="layout" svg:width="16.359cm" svg:height="0.475cm" svg:x="2.2cm" svg:y="11.733cm">
          <draw:text-box>
            <text:p text:style-name="P1"><text:span text:style-name="T6">658. </text:span><text:span text:style-name="T4"><text:s/>Military action began while the Security Council was holding informal discussions </text:span></text:p>
          </draw:text-box>
        </draw:frame>
        <draw:frame draw:style-name="gr1" draw:text-style-name="P2" draw:layer="layout" svg:width="13.989cm" svg:height="0.475cm" svg:x="2.2cm" svg:y="12.298cm">
          <draw:text-box>
            <text:p text:style-name="P1"><text:span text:style-name="T4">on the IAEA and UNSCOM reports and the options identified by Mr Annan.</text:span></text:p>
          </draw:text-box>
        </draw:frame>
        <draw:frame draw:style-name="gr6" draw:text-style-name="P7" draw:layer="layout" svg:width="0.408cm" svg:height="0.276cm" svg:x="16.131cm" svg:y="12.317cm">
          <draw:text-box>
            <text:p text:style-name="P1"><text:span text:style-name="T9">268</text:span></text:p>
          </draw:text-box>
        </draw:frame>
        <draw:frame draw:style-name="gr1" draw:text-style-name="P2" draw:layer="layout" svg:width="15.619cm" svg:height="0.475cm" svg:x="2.2cm" svg:y="13.212cm">
          <draw:text-box>
            <text:p text:style-name="P1"><text:span text:style-name="T6">659. </text:span><text:span text:style-name="T4"><text:s/>Mr Annan issued a press statement in which he said it was “a sad day for the </text:span></text:p>
          </draw:text-box>
        </draw:frame>
        <draw:frame draw:style-name="gr1" draw:text-style-name="P2" draw:layer="layout" svg:width="15.145cm" svg:height="0.475cm" svg:x="2.2cm" svg:y="13.777cm">
          <draw:text-box>
            <text:p text:style-name="P1"><text:span text:style-name="T4">United Nations, and for the world” as well as a “very sad day” for him personally. </text:span></text:p>
          </draw:text-box>
        </draw:frame>
        <draw:frame draw:style-name="gr1" draw:text-style-name="P2" draw:layer="layout" svg:width="15.035cm" svg:height="0.475cm" svg:x="2.2cm" svg:y="14.341cm">
          <draw:text-box>
            <text:p text:style-name="P1"><text:span text:style-name="T4">Throughout the year, he had “done everything” in his power “to ensure peaceful </text:span></text:p>
          </draw:text-box>
        </draw:frame>
        <draw:frame draw:style-name="gr1" draw:text-style-name="P2" draw:layer="layout" svg:width="16.326cm" svg:height="0.475cm" svg:x="2.2cm" svg:y="14.906cm">
          <draw:text-box>
            <text:p text:style-name="P1"><text:span text:style-name="T4">compliance with Security Council resolutions, and to avert the use of force”. It had “not </text:span></text:p>
          </draw:text-box>
        </draw:frame>
        <draw:frame draw:style-name="gr1" draw:text-style-name="P2" draw:layer="layout" svg:width="16.288cm" svg:height="0.475cm" svg:x="2.2cm" svg:y="15.47cm">
          <draw:text-box>
            <text:p text:style-name="P1"><text:span text:style-name="T4">been an easy or a painless process”, but “the United Nations had to try as long as any </text:span></text:p>
          </draw:text-box>
        </draw:frame>
        <draw:frame draw:style-name="gr1" draw:text-style-name="P2" draw:layer="layout" svg:width="4.989cm" svg:height="0.475cm" svg:x="2.2cm" svg:y="16.035cm">
          <draw:text-box>
            <text:p text:style-name="P1"><text:span text:style-name="T4">hope for peace remained”.</text:span></text:p>
          </draw:text-box>
        </draw:frame>
        <draw:frame draw:style-name="gr6" draw:text-style-name="P7" draw:layer="layout" svg:width="0.408cm" svg:height="0.276cm" svg:x="7.165cm" svg:y="16.053cm">
          <draw:text-box>
            <text:p text:style-name="P1"><text:span text:style-name="T9">269</text:span></text:p>
          </draw:text-box>
        </draw:frame>
        <draw:frame draw:style-name="gr1" draw:text-style-name="P2" draw:layer="layout" svg:width="5.061cm" svg:height="0.475cm" svg:x="2.2cm" svg:y="16.949cm">
          <draw:text-box>
            <text:p text:style-name="P1"><text:span text:style-name="T6">660. </text:span><text:span text:style-name="T4"><text:s/>Mr Annan concluded:</text:span></text:p>
          </draw:text-box>
        </draw:frame>
        <draw:frame draw:style-name="gr1" draw:text-style-name="P2" draw:layer="layout" svg:width="11.995cm" svg:height="0.475cm" svg:x="2.95cm" svg:y="17.863cm">
          <draw:text-box>
            <text:p text:style-name="P1"><text:span text:style-name="T4">“</text:span><text:span text:style-name="T4">I deeply regret that today these efforts have proved insufficient.</text:span></text:p>
          </draw:text-box>
        </draw:frame>
        <draw:frame draw:style-name="gr1" draw:text-style-name="P2" draw:layer="layout" svg:width="14.925cm" svg:height="0.475cm" svg:x="2.95cm" svg:y="18.778cm">
          <draw:text-box>
            <text:p text:style-name="P1"><text:span text:style-name="T4">“</text:span><text:span text:style-name="T4">What has happened to day cannot be reversed. Nor can any of us foresee the </text:span></text:p>
          </draw:text-box>
        </draw:frame>
        <draw:frame draw:style-name="gr1" draw:text-style-name="P2" draw:layer="layout" svg:width="15.551cm" svg:height="0.475cm" svg:x="2.95cm" svg:y="19.342cm">
          <draw:text-box>
            <text:p text:style-name="P1"><text:span text:style-name="T4">future. All we know is that tomorrow, as yesterday, there will still be an acute need, </text:span></text:p>
          </draw:text-box>
        </draw:frame>
        <draw:frame draw:style-name="gr1" draw:text-style-name="P2" draw:layer="layout" svg:width="15.471cm" svg:height="0.475cm" svg:x="2.95cm" svg:y="19.907cm">
          <draw:text-box>
            <text:p text:style-name="P1"><text:span text:style-name="T4">in Iraq and the wider region, for humanitarian relief and healing diplomacy. In both </text:span></text:p>
          </draw:text-box>
        </draw:frame>
        <draw:frame draw:style-name="gr1" draw:text-style-name="P2" draw:layer="layout" svg:width="13.075cm" svg:height="0.475cm" svg:x="2.95cm" svg:y="20.471cm">
          <draw:text-box>
            <text:p text:style-name="P1"><text:span text:style-name="T4">these tasks, the United Nations will be ready, as ever, to play its part.”</text:span></text:p>
          </draw:text-box>
        </draw:frame>
        <draw:frame draw:style-name="gr1" draw:text-style-name="P2" draw:layer="layout" svg:width="15.271cm" svg:height="0.475cm" svg:x="2.2cm" svg:y="21.386cm">
          <draw:text-box>
            <text:p text:style-name="P1"><text:span text:style-name="T6">661. </text:span><text:span text:style-name="T4"><text:s/>In a public statement, President Clinton said that, while other countries had </text:span></text:p>
          </draw:text-box>
        </draw:frame>
        <draw:frame draw:style-name="gr1" draw:text-style-name="P2" draw:layer="layout" svg:width="15.843cm" svg:height="0.475cm" svg:x="2.2cm" svg:y="21.95cm">
          <draw:text-box>
            <text:p text:style-name="P1"><text:span text:style-name="T4">weapons of mass destruction and ballistic missiles, the international community had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5.551cm" svg:height="0.475cm" svg:x="2.2cm" svg:y="22.515cm">
          <draw:text-box>
            <text:p text:style-name="P1"><text:span text:style-name="T4">good reason to impose restrictions on Iraq because it had “repeatedly” used them, 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0">266 </text:span></text:p>
          </draw:text-box>
        </draw:frame>
        <draw:frame draw:style-name="gr4" draw:text-style-name="P5" draw:layer="layout" svg:width="11.687cm" svg:height="0.395cm" svg:x="2.646cm" svg:y="25.087cm">
          <draw:text-box>
            <text:p text:style-name="P1"><text:span text:style-name="T11">House of Commons, </text:span><text:span text:style-name="T13">Official Report</text:span><text:span text:style-name="T11">, 16 December 1998, columns 961-962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267 </text:span></text:p>
          </draw:text-box>
        </draw:frame>
        <draw:frame draw:style-name="gr4" draw:text-style-name="P5" draw:layer="layout" svg:width="11.496cm" svg:height="0.395cm" svg:x="2.646cm" svg:y="25.511cm">
          <draw:text-box>
            <text:p text:style-name="P1"><text:span text:style-name="T13">BBC News</text:span><text:span text:style-name="T11">, 16 December 1998, </text:span><text:span text:style-name="T13">Blair’s statement on Iraq strikes: Full text</text:span><text:span text:style-name="T11">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68 </text:span></text:p>
          </draw:text-box>
        </draw:frame>
        <draw:frame draw:style-name="gr4" draw:text-style-name="P5" draw:layer="layout" svg:width="12.981cm" svg:height="0.395cm" svg:x="2.646cm" svg:y="25.934cm">
          <draw:text-box>
            <text:p text:style-name="P1"><text:span text:style-name="T11">UN Security Council, ‘3955th Meeting Wednesday 16 December 1998’ (S/PV.3995)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69 </text:span></text:p>
          </draw:text-box>
        </draw:frame>
        <draw:frame draw:style-name="gr4" draw:text-style-name="P5" draw:layer="layout" svg:width="15.784cm" svg:height="0.395cm" svg:x="2.646cm" svg:y="26.357cm">
          <draw:text-box>
            <text:p text:style-name="P1"><text:span text:style-name="T11">UN Press Release, 16 December 1998, ‘Secretary-General deeply regrets that United Nations efforts </text:span></text:p>
          </draw:text-box>
        </draw:frame>
        <draw:frame draw:style-name="gr4" draw:text-style-name="P5" draw:layer="layout" svg:width="9.535cm" svg:height="0.395cm" svg:x="2.2cm" svg:y="26.781cm">
          <draw:text-box>
            <text:p text:style-name="P1"><text:span text:style-name="T11">to seek peace in Iraq have proved insufficient’ (SG/SM/6841).</text:span></text:p>
          </draw:text-box>
        </draw:frame>
      </draw:page>
      <draw:page draw:name="page1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8</text:span></text:p>
          </draw:text-box>
        </draw:frame>
        <draw:frame draw:style-name="gr1" draw:text-style-name="P2" draw:layer="layout" svg:width="15.877cm" svg:height="0.475cm" svg:x="2.2cm" svg:y="2.525cm">
          <draw:text-box>
            <text:p text:style-name="P1"><text:span text:style-name="T4">including against civilians. He had “no doubt” that “left unchecked” Saddam Hussein </text:span></text:p>
          </draw:text-box>
        </draw:frame>
        <draw:frame draw:style-name="gr1" draw:text-style-name="P2" draw:layer="layout" svg:width="4.257cm" svg:height="0.475cm" svg:x="2.2cm" svg:y="3.09cm">
          <draw:text-box>
            <text:p text:style-name="P1"><text:span text:style-name="T4">would use them again.</text:span></text:p>
          </draw:text-box>
        </draw:frame>
        <draw:frame draw:style-name="gr6" draw:text-style-name="P7" draw:layer="layout" svg:width="0.408cm" svg:height="0.276cm" svg:x="6.436cm" svg:y="3.108cm">
          <draw:text-box>
            <text:p text:style-name="P1"><text:span text:style-name="T9">270</text:span></text:p>
          </draw:text-box>
        </draw:frame>
        <draw:frame draw:style-name="gr1" draw:text-style-name="P2" draw:layer="layout" svg:width="15.119cm" svg:height="0.475cm" svg:x="2.2cm" svg:y="4.004cm">
          <draw:text-box>
            <text:p text:style-name="P1"><text:span text:style-name="T6">662. </text:span><text:span text:style-name="T4"><text:s/>President Clinton described the conclusions in Mr Butler’s report as “stark, </text:span></text:p>
          </draw:text-box>
        </draw:frame>
        <draw:frame draw:style-name="gr1" draw:text-style-name="P2" draw:layer="layout" svg:width="15.97cm" svg:height="0.475cm" svg:x="2.2cm" svg:y="4.568cm">
          <draw:text-box>
            <text:p text:style-name="P1"><text:span text:style-name="T4">sobering and profoundly disturbing”. Iraq had “abused its final chance”. The situation </text:span></text:p>
          </draw:text-box>
        </draw:frame>
        <draw:frame draw:style-name="gr1" draw:text-style-name="P2" draw:layer="layout" svg:width="16.508cm" svg:height="0.475cm" svg:x="2.2cm" svg:y="5.133cm">
          <draw:text-box>
            <text:p text:style-name="P1"><text:span text:style-name="T4">presented a “clear and present danger to the stability of the Persian Gulf and the safety </text:span></text:p>
          </draw:text-box>
        </draw:frame>
        <draw:frame draw:style-name="gr1" draw:text-style-name="P2" draw:layer="layout" svg:width="10.369cm" svg:height="0.475cm" svg:x="2.2cm" svg:y="5.697cm">
          <draw:text-box>
            <text:p text:style-name="P1"><text:span text:style-name="T4">of people everywhere”. Action was necessary because: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56cm" svg:height="0.475cm" svg:x="3.7cm" svg:y="6.612cm">
          <draw:text-box>
            <text:p text:style-name="P1"><text:span text:style-name="T4">“… </text:span><text:span text:style-name="T4">without a strong inspection system, Iraq would be free to retain and begin to </text:span></text:p>
          </draw:text-box>
        </draw:frame>
        <draw:frame draw:style-name="gr1" draw:text-style-name="P2" draw:layer="layout" svg:width="15.183cm" svg:height="0.475cm" svg:x="3.7cm" svg:y="7.176cm">
          <draw:text-box>
            <text:p text:style-name="P1"><text:span text:style-name="T4">rebuild its chemical, biological and nuclear weapons programmes in months, not </text:span></text:p>
          </draw:text-box>
        </draw:frame>
        <draw:frame draw:style-name="gr1" draw:text-style-name="P2" draw:layer="layout" svg:width="1.297cm" svg:height="0.475cm" svg:x="3.7cm" svg:y="7.741cm">
          <draw:text-box>
            <text:p text:style-name="P1"><text:span text:style-name="T4">years.”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29cm" svg:height="0.475cm" svg:x="3.7cm" svg:y="8.405cm">
          <draw:text-box>
            <text:p text:style-name="P1"><text:span text:style-name="T4">If Saddam Hussein “crippled the weapons inspection system and got away </text:span></text:p>
          </draw:text-box>
        </draw:frame>
        <draw:frame draw:style-name="gr1" draw:text-style-name="P2" draw:layer="layout" svg:width="14.273cm" svg:height="0.475cm" svg:x="3.7cm" svg:y="8.97cm">
          <draw:text-box>
            <text:p text:style-name="P1"><text:span text:style-name="T4">with it, he would conclude that the international community – led by the US” </text:span></text:p>
          </draw:text-box>
        </draw:frame>
        <draw:frame draw:style-name="gr1" draw:text-style-name="P2" draw:layer="layout" svg:width="14.865cm" svg:height="0.475cm" svg:x="3.7cm" svg:y="9.534cm">
          <draw:text-box>
            <text:p text:style-name="P1"><text:span text:style-name="T4">had “simply lost its will”. He would “surmise that he has free reign to rebuild his </text:span></text:p>
          </draw:text-box>
        </draw:frame>
        <draw:frame draw:style-name="gr1" draw:text-style-name="P2" draw:layer="layout" svg:width="5.455cm" svg:height="0.475cm" svg:x="3.7cm" svg:y="10.098cm">
          <draw:text-box>
            <text:p text:style-name="P1"><text:span text:style-name="T4">arsenal of mass destruction”.</text:span></text:p>
          </draw:text-box>
        </draw:frame>
        <draw:frame draw:style-name="gr2" draw:text-style-name="P3" draw:layer="layout" svg:width="0.634cm" svg:height="0.712cm" svg:x="2.95cm" svg:y="10.60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79cm" svg:height="0.475cm" svg:x="3.7cm" svg:y="10.763cm">
          <draw:text-box>
            <text:p text:style-name="P1"><text:span text:style-name="T4">“</text:span><text:span text:style-name="T4">Third, in halting … air strikes in November” Saddam Hussein had been given “a </text:span></text:p>
          </draw:text-box>
        </draw:frame>
        <draw:frame draw:style-name="gr1" draw:text-style-name="P2" draw:layer="layout" svg:width="14.865cm" svg:height="0.475cm" svg:x="3.7cm" svg:y="11.327cm">
          <draw:text-box>
            <text:p text:style-name="P1"><text:span text:style-name="T4">chance, not a license”. If the US turned its back on his defiance, “the credibility </text:span></text:p>
          </draw:text-box>
        </draw:frame>
        <draw:frame draw:style-name="gr1" draw:text-style-name="P2" draw:layer="layout" svg:width="14.332cm" svg:height="0.475cm" svg:x="3.7cm" svg:y="11.892cm">
          <draw:text-box>
            <text:p text:style-name="P1"><text:span text:style-name="T4">of US power as a check against Saddam” would be “destroyed”. That would </text:span></text:p>
          </draw:text-box>
        </draw:frame>
        <draw:frame draw:style-name="gr1" draw:text-style-name="P2" draw:layer="layout" svg:width="14.303cm" svg:height="0.475cm" svg:x="3.7cm" svg:y="12.456cm">
          <draw:text-box>
            <text:p text:style-name="P1"><text:span text:style-name="T4">“</text:span><text:span text:style-name="T4">fatally undercut the fear of force” that stopped Saddam “from acting to gain </text:span></text:p>
          </draw:text-box>
        </draw:frame>
        <draw:frame draw:style-name="gr1" draw:text-style-name="P2" draw:layer="layout" svg:width="4.798cm" svg:height="0.475cm" svg:x="3.7cm" svg:y="13.021cm">
          <draw:text-box>
            <text:p text:style-name="P1"><text:span text:style-name="T4">domination in the region”.</text:span></text:p>
          </draw:text-box>
        </draw:frame>
        <draw:frame draw:style-name="gr1" draw:text-style-name="P2" draw:layer="layout" svg:width="15.606cm" svg:height="0.475cm" svg:x="2.2cm" svg:y="13.935cm">
          <draw:text-box>
            <text:p text:style-name="P1"><text:span text:style-name="T6">663. </text:span><text:span text:style-name="T4"><text:s/>The air strikes were “designed to degrade Saddam’s capacity to develop and </text:span></text:p>
          </draw:text-box>
        </draw:frame>
        <draw:frame draw:style-name="gr1" draw:text-style-name="P2" draw:layer="layout" svg:width="14.772cm" svg:height="0.475cm" svg:x="2.2cm" svg:y="14.5cm">
          <draw:text-box>
            <text:p text:style-name="P1"><text:span text:style-name="T4">deliver weapons of mass destruction, and to degrade his ability to threaten his </text:span></text:p>
          </draw:text-box>
        </draw:frame>
        <draw:frame draw:style-name="gr1" draw:text-style-name="P2" draw:layer="layout" svg:width="16.694cm" svg:height="0.475cm" svg:x="2.2cm" svg:y="15.064cm">
          <draw:text-box>
            <text:p text:style-name="P1"><text:span text:style-name="T4">neighbours”. The US was pursuing “a long-term strategy to contain Iraq and its weapons </text:span></text:p>
          </draw:text-box>
        </draw:frame>
        <draw:frame draw:style-name="gr1" draw:text-style-name="P2" draw:layer="layout" svg:width="15.902cm" svg:height="0.475cm" svg:x="2.2cm" svg:y="15.628cm">
          <draw:text-box>
            <text:p text:style-name="P1"><text:span text:style-name="T4">of mass destruction and work toward the day when Iraq has a government worthy of </text:span></text:p>
          </draw:text-box>
        </draw:frame>
        <draw:frame draw:style-name="gr1" draw:text-style-name="P2" draw:layer="layout" svg:width="16.22cm" svg:height="0.475cm" svg:x="2.2cm" svg:y="16.193cm">
          <draw:text-box>
            <text:p text:style-name="P1"><text:span text:style-name="T4">its people”, through being prepared to use force when necessary and maintaining and </text:span></text:p>
          </draw:text-box>
        </draw:frame>
        <draw:frame draw:style-name="gr1" draw:text-style-name="P2" draw:layer="layout" svg:width="12.922cm" svg:height="0.475cm" svg:x="2.2cm" svg:y="16.757cm">
          <draw:text-box>
            <text:p text:style-name="P1"><text:span text:style-name="T4">enforcing sanctions for as long as Iraq remained “out of compliance”.</text:span></text:p>
          </draw:text-box>
        </draw:frame>
        <draw:frame draw:style-name="gr1" draw:text-style-name="P2" draw:layer="layout" svg:width="16.546cm" svg:height="0.475cm" svg:x="2.2cm" svg:y="17.672cm">
          <draw:text-box>
            <text:p text:style-name="P1"><text:span text:style-name="T6">664. </text:span><text:span text:style-name="T4"><text:s/>But President Clinton added that, as long as Saddam Hussein remained in power, </text:span></text:p>
          </draw:text-box>
        </draw:frame>
        <draw:frame draw:style-name="gr1" draw:text-style-name="P2" draw:layer="layout" svg:width="2.749cm" svg:height="0.475cm" svg:x="2.2cm" svg:y="18.236cm">
          <draw:text-box>
            <text:p text:style-name="P1"><text:span text:style-name="T4">he threatened:</text:span></text:p>
          </draw:text-box>
        </draw:frame>
        <draw:frame draw:style-name="gr1" draw:text-style-name="P2" draw:layer="layout" svg:width="15.272cm" svg:height="0.475cm" svg:x="2.95cm" svg:y="19.151cm">
          <draw:text-box>
            <text:p text:style-name="P1"><text:span text:style-name="T4">“… </text:span><text:span text:style-name="T4">the well-being of his people, the peace of the region, the security of the world.</text:span></text:p>
          </draw:text-box>
        </draw:frame>
        <draw:frame draw:style-name="gr1" draw:text-style-name="P2" draw:layer="layout" svg:width="15.551cm" svg:height="0.475cm" svg:x="2.95cm" svg:y="20.065cm">
          <draw:text-box>
            <text:p text:style-name="P1"><text:span text:style-name="T4">“</text:span><text:span text:style-name="T4">The best way to end that threat once and for all is with a new Iraqi government … </text:span></text:p>
          </draw:text-box>
        </draw:frame>
        <draw:frame draw:style-name="gr1" draw:text-style-name="P2" draw:layer="layout" svg:width="14.349cm" svg:height="0.475cm" svg:x="2.95cm" svg:y="20.63cm">
          <draw:text-box>
            <text:p text:style-name="P1"><text:span text:style-name="T4">Bringing change in Baghdad will take time and effort. We will strengthen our </text:span></text:p>
          </draw:text-box>
        </draw:frame>
        <draw:frame draw:style-name="gr1" draw:text-style-name="P2" draw:layer="layout" svg:width="14.463cm" svg:height="0.475cm" svg:x="2.95cm" svg:y="21.194cm">
          <draw:text-box>
            <text:p text:style-name="P1"><text:span text:style-name="T4">engagement with the full range of Iraqi opposition forces and work with them </text:span></text:p>
          </draw:text-box>
        </draw:frame>
        <draw:frame draw:style-name="gr1" draw:text-style-name="P2" draw:layer="layout" svg:width="4.803cm" svg:height="0.475cm" svg:x="2.95cm" svg:y="21.758cm">
          <draw:text-box>
            <text:p text:style-name="P1"><text:span text:style-name="T4">effectively and prudently.”</text:span></text:p>
          </draw:text-box>
        </draw:frame>
        <draw:frame draw:style-name="gr1" draw:text-style-name="P2" draw:layer="layout" svg:width="9.709cm" svg:height="0.475cm" svg:x="2.2cm" svg:y="22.673cm">
          <draw:text-box>
            <text:p text:style-name="P1"><text:span text:style-name="T6">665. </text:span><text:span text:style-name="T4"><text:s/>In a statement on 16 December, Mr Blair said:</text:span></text:p>
          </draw:text-box>
        </draw:frame>
        <draw:frame draw:style-name="gr1" draw:text-style-name="P2" draw:layer="layout" svg:width="15.369cm" svg:height="0.475cm" svg:x="2.95cm" svg:y="23.587cm">
          <draw:text-box>
            <text:p text:style-name="P1"><text:span text:style-name="T4">“</text:span><text:span text:style-name="T4">This action could have been avoided. Since the Gulf War, the entire international </text:span></text:p>
          </draw:text-box>
        </draw:frame>
        <draw:frame draw:style-name="gr1" draw:text-style-name="P2" draw:layer="layout" svg:width="14.789cm" svg:height="0.475cm" svg:x="2.95cm" svg:y="24.152cm">
          <draw:text-box>
            <text:p text:style-name="P1"><text:span text:style-name="T4">community has worked to stop Saddam Hussein from keeping and developing </text:span></text:p>
          </draw:text-box>
        </draw:frame>
        <draw:frame draw:style-name="gr1" draw:text-style-name="P2" draw:layer="layout" svg:width="14.603cm" svg:height="0.475cm" svg:x="2.95cm" svg:y="24.716cm">
          <draw:text-box>
            <text:p text:style-name="P1"><text:span text:style-name="T4">nuclear, chemical and biological weapons and from continuing to threaten his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2.225cm" svg:height="0.475cm" svg:x="2.95cm" svg:y="25.281cm">
          <draw:text-box>
            <text:p text:style-name="P1"><text:span text:style-name="T4">neighbours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270 </text:span></text:p>
          </draw:text-box>
        </draw:frame>
        <draw:frame draw:style-name="gr4" draw:text-style-name="P5" draw:layer="layout" svg:width="11.665cm" svg:height="0.395cm" svg:x="2.646cm" svg:y="26.781cm">
          <draw:text-box>
            <text:p text:style-name="P1"><text:span text:style-name="T13">CNN</text:span><text:span text:style-name="T11">, 16 December 1998, </text:span><text:span text:style-name="T13">Transcript: President Clinton explains Iraq strike</text:span><text:span text:style-name="T11">.</text:span></text:p>
          </draw:text-box>
        </draw:frame>
      </draw:page>
      <draw:page draw:name="page129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9</text:span></text:p>
          </draw:text-box>
        </draw:frame>
        <draw:frame draw:style-name="gr1" draw:text-style-name="P2" draw:layer="layout" svg:width="15.767cm" svg:height="0.475cm" svg:x="2.95cm" svg:y="2.525cm">
          <draw:text-box>
            <text:p text:style-name="P1"><text:span text:style-name="T4">“</text:span><text:span text:style-name="T4">For the safety and stability of the region and the wider world, he cannot be allowed </text:span></text:p>
          </draw:text-box>
        </draw:frame>
        <draw:frame draw:style-name="gr1" draw:text-style-name="P2" draw:layer="layout" svg:width="16.021cm" svg:height="0.475cm" svg:x="2.95cm" svg:y="3.09cm">
          <draw:text-box>
            <text:p text:style-name="P1"><text:span text:style-name="T4">to do so. If he will not, through reason and diplomacy, abandon his weapons of mass </text:span></text:p>
          </draw:text-box>
        </draw:frame>
        <draw:frame draw:style-name="gr1" draw:text-style-name="P2" draw:layer="layout" svg:width="14.726cm" svg:height="0.475cm" svg:x="2.95cm" svg:y="3.654cm">
          <draw:text-box>
            <text:p text:style-name="P1"><text:span text:style-name="T4">destruction programme, it must be degraded and diminished by military force.” </text:span></text:p>
          </draw:text-box>
        </draw:frame>
        <draw:frame draw:style-name="gr6" draw:text-style-name="P7" draw:layer="layout" svg:width="0.408cm" svg:height="0.276cm" svg:x="17.621cm" svg:y="3.673cm">
          <draw:text-box>
            <text:p text:style-name="P1"><text:span text:style-name="T9">271</text:span></text:p>
          </draw:text-box>
        </draw:frame>
        <draw:frame draw:style-name="gr1" draw:text-style-name="P2" draw:layer="layout" svg:width="16.618cm" svg:height="0.475cm" svg:x="2.2cm" svg:y="4.568cm">
          <draw:text-box>
            <text:p text:style-name="P1"><text:span text:style-name="T6">666. </text:span><text:span text:style-name="T4"><text:s/>Mr Blair said that Saddam Hussein had “no intention of abiding by the agreements </text:span></text:p>
          </draw:text-box>
        </draw:frame>
        <draw:frame draw:style-name="gr1" draw:text-style-name="P2" draw:layer="layout" svg:width="15.89cm" svg:height="0.475cm" svg:x="2.2cm" svg:y="5.133cm">
          <draw:text-box>
            <text:p text:style-name="P1"><text:span text:style-name="T4">he has made”. The report from Mr Butler had been “damning”; it was “a catalogue of </text:span></text:p>
          </draw:text-box>
        </draw:frame>
        <draw:frame draw:style-name="gr1" draw:text-style-name="P2" draw:layer="layout" svg:width="16.11cm" svg:height="0.475cm" svg:x="2.2cm" svg:y="5.697cm">
          <draw:text-box>
            <text:p text:style-name="P1"><text:span text:style-name="T4">obstruction” based on a desire to develop weapons of mass destruction. There was a </text:span></text:p>
          </draw:text-box>
        </draw:frame>
        <draw:frame draw:style-name="gr1" draw:text-style-name="P2" draw:layer="layout" svg:width="15.945cm" svg:height="0.475cm" svg:x="2.2cm" svg:y="6.262cm">
          <draw:text-box>
            <text:p text:style-name="P1"><text:span text:style-name="T4">threat “now” to Saddam Hussein’s neighbours, his people, “and to the security of the </text:span></text:p>
          </draw:text-box>
        </draw:frame>
        <draw:frame draw:style-name="gr1" draw:text-style-name="P2" draw:layer="layout" svg:width="16.41cm" svg:height="0.475cm" svg:x="2.2cm" svg:y="6.826cm">
          <draw:text-box>
            <text:p text:style-name="P1"><text:span text:style-name="T4">world”. If he was not stopped, the consequences would be “real and fundamental”, and </text:span></text:p>
          </draw:text-box>
        </draw:frame>
        <draw:frame draw:style-name="gr1" draw:text-style-name="P2" draw:layer="layout" svg:width="9.387cm" svg:height="0.475cm" svg:x="2.2cm" svg:y="7.391cm">
          <draw:text-box>
            <text:p text:style-name="P1"><text:span text:style-name="T4">that could not “responsibly” be allowed to happen.</text:span></text:p>
          </draw:text-box>
        </draw:frame>
        <draw:frame draw:style-name="gr1" draw:text-style-name="P2" draw:layer="layout" svg:width="15.991cm" svg:height="0.475cm" svg:x="2.2cm" svg:y="8.305cm">
          <draw:text-box>
            <text:p text:style-name="P1"><text:span text:style-name="T6">667. </text:span><text:span text:style-name="T4"><text:s/>Mr Blair concluded that there was “no realistic alternative to military force”: “We </text:span></text:p>
          </draw:text-box>
        </draw:frame>
        <draw:frame draw:style-name="gr1" draw:text-style-name="P2" draw:layer="layout" svg:width="11.597cm" svg:height="0.475cm" svg:x="2.2cm" svg:y="8.87cm">
          <draw:text-box>
            <text:p text:style-name="P1"><text:span text:style-name="T4">have exhausted all other avenues. We act because we must.”</text:span></text:p>
          </draw:text-box>
        </draw:frame>
        <draw:frame draw:style-name="gr1" draw:text-style-name="P2" draw:layer="layout" svg:width="16.27cm" svg:height="0.475cm" svg:x="2.2cm" svg:y="9.784cm">
          <draw:text-box>
            <text:p text:style-name="P1"><text:span text:style-name="T6">668. </text:span><text:span text:style-name="T4"><text:s/>Mr Burleigh informed the President of the Security Council that “Coalition forces” </text:span></text:p>
          </draw:text-box>
        </draw:frame>
        <draw:frame draw:style-name="gr1" draw:text-style-name="P2" draw:layer="layout" svg:width="16.275cm" svg:height="0.475cm" svg:x="2.2cm" svg:y="10.348cm">
          <draw:text-box>
            <text:p text:style-name="P1"><text:span text:style-name="T4">were making “substantial” military attacks against “Iraq’s weapons of mass destruction </text:span></text:p>
          </draw:text-box>
        </draw:frame>
        <draw:frame draw:style-name="gr1" draw:text-style-name="P2" draw:layer="layout" svg:width="10.132cm" svg:height="0.475cm" svg:x="2.2cm" svg:y="10.913cm">
          <draw:text-box>
            <text:p text:style-name="P1"><text:span text:style-name="T4">programmes and its ability to threaten its neighbours”.</text:span></text:p>
          </draw:text-box>
        </draw:frame>
        <draw:frame draw:style-name="gr6" draw:text-style-name="P7" draw:layer="layout" svg:width="0.408cm" svg:height="0.276cm" svg:x="12.294cm" svg:y="10.932cm">
          <draw:text-box>
            <text:p text:style-name="P1"><text:span text:style-name="T9">272</text:span></text:p>
          </draw:text-box>
        </draw:frame>
        <draw:frame draw:style-name="gr1" draw:text-style-name="P2" draw:layer="layout" svg:width="5.463cm" svg:height="0.475cm" svg:x="2.2cm" svg:y="11.827cm">
          <draw:text-box>
            <text:p text:style-name="P1"><text:span text:style-name="T6">669. </text:span><text:span text:style-name="T4"><text:s/>Mr Burleigh stated that:</text:span></text:p>
          </draw:text-box>
        </draw:frame>
        <draw:frame draw:style-name="gr2" draw:text-style-name="P3" draw:layer="layout" svg:width="0.634cm" svg:height="0.712cm" svg:x="2.95cm" svg:y="12.58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997cm" svg:height="0.475cm" svg:x="3.7cm" svg:y="12.742cm">
          <draw:text-box>
            <text:p text:style-name="P1"><text:span text:style-name="T4">The action was a “necessary and proportionate response to the continued </text:span></text:p>
          </draw:text-box>
        </draw:frame>
        <draw:frame draw:style-name="gr1" draw:text-style-name="P2" draw:layer="layout" svg:width="12.854cm" svg:height="0.475cm" svg:x="3.7cm" svg:y="13.306cm">
          <draw:text-box>
            <text:p text:style-name="P1"><text:span text:style-name="T4">refusal of the Iraqi Government to comply with the resolutions of the </text:span></text:p>
          </draw:text-box>
        </draw:frame>
        <draw:frame draw:style-name="gr1" draw:text-style-name="P2" draw:layer="layout" svg:width="3.325cm" svg:height="0.475cm" svg:x="3.7cm" svg:y="13.871cm">
          <draw:text-box>
            <text:p text:style-name="P1"><text:span text:style-name="T4">Security Council”.</text:span></text:p>
          </draw:text-box>
        </draw:frame>
        <draw:frame draw:style-name="gr2" draw:text-style-name="P3" draw:layer="layout" svg:width="0.634cm" svg:height="0.712cm" svg:x="2.95cm" svg:y="14.37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78cm" svg:height="0.475cm" svg:x="3.7cm" svg:y="14.535cm">
          <draw:text-box>
            <text:p text:style-name="P1"><text:span text:style-name="T4">It had been “undertaken only when it became evident that diplomacy had been </text:span></text:p>
          </draw:text-box>
        </draw:frame>
        <draw:frame draw:style-name="gr1" draw:text-style-name="P2" draw:layer="layout" svg:width="14.675cm" svg:height="0.475cm" svg:x="3.7cm" svg:y="15.1cm">
          <draw:text-box>
            <text:p text:style-name="P1"><text:span text:style-name="T4">exhausted”. The coalition had “acted out of necessity” and the Government of </text:span></text:p>
          </draw:text-box>
        </draw:frame>
        <draw:frame draw:style-name="gr1" draw:text-style-name="P2" draw:layer="layout" svg:width="15.081cm" svg:height="0.475cm" svg:x="3.7cm" svg:y="15.664cm">
          <draw:text-box>
            <text:p text:style-name="P1"><text:span text:style-name="T4">Iraq bore “full responsibility” for the consequences of the military action. The US </text:span></text:p>
          </draw:text-box>
        </draw:frame>
        <draw:frame draw:style-name="gr1" draw:text-style-name="P2" draw:layer="layout" svg:width="14.552cm" svg:height="0.475cm" svg:x="3.7cm" svg:y="16.228cm">
          <draw:text-box>
            <text:p text:style-name="P1"><text:span text:style-name="T4">had not acted “precipitately”, but had worked “with its partners in the Security </text:span></text:p>
          </draw:text-box>
        </draw:frame>
        <draw:frame draw:style-name="gr1" draw:text-style-name="P2" draw:layer="layout" svg:width="14.484cm" svg:height="0.475cm" svg:x="3.7cm" svg:y="16.793cm">
          <draw:text-box>
            <text:p text:style-name="P1"><text:span text:style-name="T4">Council over the past months in a sincere and sustained effort to bring about </text:span></text:p>
          </draw:text-box>
        </draw:frame>
        <draw:frame draw:style-name="gr1" draw:text-style-name="P2" draw:layer="layout" svg:width="14.467cm" svg:height="0.475cm" svg:x="3.7cm" svg:y="17.357cm">
          <draw:text-box>
            <text:p text:style-name="P1"><text:span text:style-name="T4">a peaceful resolution of the confrontation created by Iraq”. “For reasons best </text:span></text:p>
          </draw:text-box>
        </draw:frame>
        <draw:frame draw:style-name="gr1" draw:text-style-name="P2" draw:layer="layout" svg:width="11.076cm" svg:height="0.475cm" svg:x="3.7cm" svg:y="17.922cm">
          <draw:text-box>
            <text:p text:style-name="P1"><text:span text:style-name="T4">known to Saddam Hussein, Iraq chose to reject that effort.”</text:span></text:p>
          </draw:text-box>
        </draw:frame>
        <draw:frame draw:style-name="gr2" draw:text-style-name="P3" draw:layer="layout" svg:width="0.634cm" svg:height="0.712cm" svg:x="2.95cm" svg:y="18.4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371cm" svg:height="0.475cm" svg:x="3.7cm" svg:y="18.586cm">
          <draw:text-box>
            <text:p text:style-name="P1"><text:span text:style-name="T4">Iraq had “repeatedly taken actions” which constituted “flagrant material </text:span></text:p>
          </draw:text-box>
        </draw:frame>
        <draw:frame draw:style-name="gr1" draw:text-style-name="P2" draw:layer="layout" svg:width="13.599cm" svg:height="0.475cm" svg:x="3.7cm" svg:y="19.151cm">
          <draw:text-box>
            <text:p text:style-name="P1"><text:span text:style-name="T4">breaches” of the provisions in relevant Security Council resolutions: “On </text:span></text:p>
          </draw:text-box>
        </draw:frame>
        <draw:frame draw:style-name="gr1" draw:text-style-name="P2" draw:layer="layout" svg:width="13.782cm" svg:height="0.475cm" svg:x="3.7cm" svg:y="19.715cm">
          <draw:text-box>
            <text:p text:style-name="P1"><text:span text:style-name="T4">a number of occasions, the Council has affirmed that similar Iraqi actions </text:span></text:p>
          </draw:text-box>
        </draw:frame>
        <draw:frame draw:style-name="gr1" draw:text-style-name="P2" draw:layer="layout" svg:width="13.739cm" svg:height="0.475cm" svg:x="3.7cm" svg:y="20.28cm">
          <draw:text-box>
            <text:p text:style-name="P1"><text:span text:style-name="T4">constituted such breaches, as well as a threat to international peace and </text:span></text:p>
          </draw:text-box>
        </draw:frame>
        <draw:frame draw:style-name="gr1" draw:text-style-name="P2" draw:layer="layout" svg:width="14.721cm" svg:height="0.475cm" svg:x="3.7cm" svg:y="20.844cm">
          <draw:text-box>
            <text:p text:style-name="P1"><text:span text:style-name="T4">security.” The US view was that “the Council need not state these conclusions </text:span></text:p>
          </draw:text-box>
        </draw:frame>
        <draw:frame draw:style-name="gr1" draw:text-style-name="P2" draw:layer="layout" svg:width="3.571cm" svg:height="0.475cm" svg:x="3.7cm" svg:y="21.408cm">
          <draw:text-box>
            <text:p text:style-name="P1"><text:span text:style-name="T4">on each occasion”.</text:span></text:p>
          </draw:text-box>
        </draw:frame>
        <draw:frame draw:style-name="gr2" draw:text-style-name="P3" draw:layer="layout" svg:width="0.634cm" svg:height="0.712cm" svg:x="2.95cm" svg:y="21.91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19cm" svg:height="0.475cm" svg:x="3.7cm" svg:y="22.073cm">
          <draw:text-box>
            <text:p text:style-name="P1"><text:span text:style-name="T4">Iraq had “once again, acted in flagrant and material breach of Security Council </text:span></text:p>
          </draw:text-box>
        </draw:frame>
        <draw:frame draw:style-name="gr1" draw:text-style-name="P2" draw:layer="layout" svg:width="15.284cm" svg:height="0.475cm" svg:x="3.7cm" svg:y="22.637cm">
          <draw:text-box>
            <text:p text:style-name="P1"><text:span text:style-name="T4">resolution 687 (1991)” by “refusing to make available documents and information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3.693cm" svg:height="0.475cm" svg:x="3.7cm" svg:y="23.202cm">
          <draw:text-box>
            <text:p text:style-name="P1"><text:span text:style-name="T4">requested by UNSCOM … by imposing new restrictions on the weapons 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271 </text:span></text:p>
          </draw:text-box>
        </draw:frame>
        <draw:frame draw:style-name="gr4" draw:text-style-name="P5" draw:layer="layout" svg:width="11.377cm" svg:height="0.395cm" svg:x="2.646cm" svg:y="25.511cm">
          <draw:text-box>
            <text:p text:style-name="P1"><text:span text:style-name="T13">BBC News</text:span><text:span text:style-name="T11">, 16 December 1998, </text:span><text:span text:style-name="T13">Blair’s statement on Iraq strikes: full text</text:span><text:span text:style-name="T11">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72 </text:span></text:p>
          </draw:text-box>
        </draw:frame>
        <draw:frame draw:style-name="gr4" draw:text-style-name="P5" draw:layer="layout" svg:width="15.885cm" svg:height="0.395cm" svg:x="2.646cm" svg:y="25.934cm">
          <draw:text-box>
            <text:p text:style-name="P1"><text:span text:style-name="T11">UN Security Council, 16 December 1998, ‘Letter dated 16 December 1998 from the Charge D’Affaires </text:span></text:p>
          </draw:text-box>
        </draw:frame>
        <draw:frame draw:style-name="gr4" draw:text-style-name="P5" draw:layer="layout" svg:width="16.22cm" svg:height="0.395cm" svg:x="2.2cm" svg:y="26.357cm">
          <draw:text-box>
            <text:p text:style-name="P1"><text:span text:style-name="T11">AI of the United States Mission to the United Nations addressed to the President of the Security Council’ </text:span></text:p>
          </draw:text-box>
        </draw:frame>
        <draw:frame draw:style-name="gr4" draw:text-style-name="P5" draw:layer="layout" svg:width="2.296cm" svg:height="0.395cm" svg:x="2.2cm" svg:y="26.781cm">
          <draw:text-box>
            <text:p text:style-name="P1"><text:span text:style-name="T11">(S/1998/1181).</text:span></text:p>
          </draw:text-box>
        </draw:frame>
      </draw:page>
      <draw:page draw:name="page1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0</text:span></text:p>
          </draw:text-box>
        </draw:frame>
        <draw:frame draw:style-name="gr1" draw:text-style-name="P2" draw:layer="layout" svg:width="13.904cm" svg:height="0.475cm" svg:x="3.7cm" svg:y="2.525cm">
          <draw:text-box>
            <text:p text:style-name="P1"><text:span text:style-name="T4">inspectors and by repeatedly denying access to facilities which UNSCOM </text:span></text:p>
          </draw:text-box>
        </draw:frame>
        <draw:frame draw:style-name="gr1" draw:text-style-name="P2" draw:layer="layout" svg:width="3.52cm" svg:height="0.475cm" svg:x="3.7cm" svg:y="3.09cm">
          <draw:text-box>
            <text:p text:style-name="P1"><text:span text:style-name="T4">wished to inspect”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13cm" svg:height="0.475cm" svg:x="3.7cm" svg:y="3.754cm">
          <draw:text-box>
            <text:p text:style-name="P1"><text:span text:style-name="T4">The coalition was exercising “the authority given by the Security Council” in </text:span></text:p>
          </draw:text-box>
        </draw:frame>
        <draw:frame draw:style-name="gr1" draw:text-style-name="P2" draw:layer="layout" svg:width="13.837cm" svg:height="0.475cm" svg:x="3.7cm" svg:y="4.318cm">
          <draw:text-box>
            <text:p text:style-name="P1"><text:span text:style-name="T4">resolution 678 (1990) “for Member States to employ all necessary means </text:span></text:p>
          </draw:text-box>
        </draw:frame>
        <draw:frame draw:style-name="gr1" draw:text-style-name="P2" draw:layer="layout" svg:width="13.405cm" svg:height="0.475cm" svg:x="3.7cm" svg:y="4.883cm">
          <draw:text-box>
            <text:p text:style-name="P1"><text:span text:style-name="T4">to secure Iraqi compliance with the Council’s resolutions and to restore </text:span></text:p>
          </draw:text-box>
        </draw:frame>
        <draw:frame draw:style-name="gr1" draw:text-style-name="P2" draw:layer="layout" svg:width="8.392cm" svg:height="0.475cm" svg:x="3.7cm" svg:y="5.447cm">
          <draw:text-box>
            <text:p text:style-name="P1"><text:span text:style-name="T4">international peace and security in the area”.</text:span></text:p>
          </draw:text-box>
        </draw:frame>
        <draw:frame draw:style-name="gr2" draw:text-style-name="P3" draw:layer="layout" svg:width="0.634cm" svg:height="0.712cm" svg:x="2.95cm" svg:y="5.95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55cm" svg:height="0.475cm" svg:x="3.7cm" svg:y="6.112cm">
          <draw:text-box>
            <text:p text:style-name="P1"><text:span text:style-name="T4">The resort to military force was “necessitated” by Iraq’s “policy of unremitting </text:span></text:p>
          </draw:text-box>
        </draw:frame>
        <draw:frame draw:style-name="gr1" draw:text-style-name="P2" draw:layer="layout" svg:width="5.814cm" svg:height="0.475cm" svg:x="3.7cm" svg:y="6.676cm">
          <draw:text-box>
            <text:p text:style-name="P1"><text:span text:style-name="T4">defiance and non-compliance”.</text:span></text:p>
          </draw:text-box>
        </draw:frame>
        <draw:frame draw:style-name="gr1" draw:text-style-name="P2" draw:layer="layout" svg:width="16.466cm" svg:height="0.475cm" svg:x="2.2cm" svg:y="7.591cm">
          <draw:text-box>
            <text:p text:style-name="P1"><text:span text:style-name="T6">670. </text:span><text:span text:style-name="T4"><text:s/>In a parallel</text:span><text:span text:style-name="T7"> </text:span><text:span text:style-name="T4">letter to the President of the Security Council, Sir Jeremy Greenstock </text:span></text:p>
          </draw:text-box>
        </draw:frame>
        <draw:frame draw:style-name="gr1" draw:text-style-name="P2" draw:layer="layout" svg:width="15.035cm" svg:height="0.475cm" svg:x="2.2cm" svg:y="8.155cm">
          <draw:text-box>
            <text:p text:style-name="P1"><text:span text:style-name="T4">stated that the action was taken “following a long history of non-co-operation by </text:span></text:p>
          </draw:text-box>
        </draw:frame>
        <draw:frame draw:style-name="gr1" draw:text-style-name="P2" draw:layer="layout" svg:width="0.993cm" svg:height="0.475cm" svg:x="2.2cm" svg:y="8.72cm">
          <draw:text-box>
            <text:p text:style-name="P1"><text:span text:style-name="T4">Iraq”.</text:span></text:p>
          </draw:text-box>
        </draw:frame>
        <draw:frame draw:style-name="gr6" draw:text-style-name="P7" draw:layer="layout" svg:width="0.408cm" svg:height="0.276cm" svg:x="3.188cm" svg:y="8.738cm">
          <draw:text-box>
            <text:p text:style-name="P1"><text:span text:style-name="T9">273</text:span></text:p>
          </draw:text-box>
        </draw:frame>
        <draw:frame draw:style-name="gr1" draw:text-style-name="P2" draw:layer="layout" svg:width="14.904cm" svg:height="0.475cm" svg:x="3.6cm" svg:y="8.72cm">
          <draw:text-box>
            <text:p text:style-name="P1"><text:span text:style-name="T4"><text:s/></text:span><text:span text:style-name="T4">Iraq had promised on 14 November to co-operate fully, but Mr Butler’s letter of </text:span></text:p>
          </draw:text-box>
        </draw:frame>
        <draw:frame draw:style-name="gr1" draw:text-style-name="P2" draw:layer="layout" svg:width="16.322cm" svg:height="0.475cm" svg:x="2.2cm" svg:y="9.284cm">
          <draw:text-box>
            <text:p text:style-name="P1"><text:span text:style-name="T4">15 December stated “clearly that Iraq did not provide the full co-operation it promised”, </text:span></text:p>
          </draw:text-box>
        </draw:frame>
        <draw:frame draw:style-name="gr1" draw:text-style-name="P2" draw:layer="layout" svg:width="16.233cm" svg:height="0.475cm" svg:x="2.2cm" svg:y="9.848cm">
          <draw:text-box>
            <text:p text:style-name="P1"><text:span text:style-name="T4">and that UNSCOM was “unable as a result to conduct the substantive work mandated </text:span></text:p>
          </draw:text-box>
        </draw:frame>
        <draw:frame draw:style-name="gr1" draw:text-style-name="P2" draw:layer="layout" svg:width="5.408cm" svg:height="0.475cm" svg:x="2.2cm" svg:y="10.413cm">
          <draw:text-box>
            <text:p text:style-name="P1"><text:span text:style-name="T4">to it by the Security Council”.</text:span></text:p>
          </draw:text-box>
        </draw:frame>
        <draw:frame draw:style-name="gr1" draw:text-style-name="P2" draw:layer="layout" svg:width="9.726cm" svg:height="0.475cm" svg:x="2.2cm" svg:y="11.327cm">
          <draw:text-box>
            <text:p text:style-name="P1"><text:span text:style-name="T6">671. </text:span><text:span text:style-name="T4"><text:s/>Sir Jeremy added that the UK’s objective was:</text:span></text:p>
          </draw:text-box>
        </draw:frame>
        <draw:frame draw:style-name="gr1" draw:text-style-name="P2" draw:layer="layout" svg:width="15.971cm" svg:height="0.475cm" svg:x="2.95cm" svg:y="12.242cm">
          <draw:text-box>
            <text:p text:style-name="P1"><text:span text:style-name="T4">“… </text:span><text:span text:style-name="T4">compliance by the Iraqi Leadership with the obligations laid down by the Council. </text:span></text:p>
          </draw:text-box>
        </draw:frame>
        <draw:frame draw:style-name="gr1" draw:text-style-name="P2" draw:layer="layout" svg:width="15.89cm" svg:height="0.475cm" svg:x="2.95cm" svg:y="12.806cm">
          <draw:text-box>
            <text:p text:style-name="P1"><text:span text:style-name="T4">The operation was undertaken when it became apparent that there was no prospect </text:span></text:p>
          </draw:text-box>
        </draw:frame>
        <draw:frame draw:style-name="gr1" draw:text-style-name="P2" draw:layer="layout" svg:width="14.488cm" svg:height="0.475cm" svg:x="2.95cm" svg:y="13.371cm">
          <draw:text-box>
            <text:p text:style-name="P1"><text:span text:style-name="T4">of this being achieved by peaceful means. It will have the effect of degrading </text:span></text:p>
          </draw:text-box>
        </draw:frame>
        <draw:frame draw:style-name="gr1" draw:text-style-name="P2" draw:layer="layout" svg:width="15.191cm" svg:height="0.475cm" svg:x="2.95cm" svg:y="13.935cm">
          <draw:text-box>
            <text:p text:style-name="P1"><text:span text:style-name="T4">capabilities which have been the subject of Security Council resolutions over the </text:span></text:p>
          </draw:text-box>
        </draw:frame>
        <draw:frame draw:style-name="gr1" draw:text-style-name="P2" draw:layer="layout" svg:width="15.06cm" svg:height="0.475cm" svg:x="2.95cm" svg:y="14.5cm">
          <draw:text-box>
            <text:p text:style-name="P1"><text:span text:style-name="T4">past nine years. Targets have been carefully chosen to avoid civilian casualties.”</text:span></text:p>
          </draw:text-box>
        </draw:frame>
        <draw:frame draw:style-name="gr6" draw:text-style-name="P7" draw:layer="layout" svg:width="0.408cm" svg:height="0.276cm" svg:x="17.955cm" svg:y="14.518cm">
          <draw:text-box>
            <text:p text:style-name="P1"><text:span text:style-name="T9">274</text:span></text:p>
          </draw:text-box>
        </draw:frame>
        <draw:frame draw:style-name="gr1" draw:text-style-name="P2" draw:layer="layout" svg:width="14.662cm" svg:height="0.475cm" svg:x="2.2cm" svg:y="15.414cm">
          <draw:text-box>
            <text:p text:style-name="P1"><text:span text:style-name="T6">672. </text:span><text:span text:style-name="T4"><text:s/>In the subsequent meeting of the Council, Mr Hamdoon condemned the </text:span></text:p>
          </draw:text-box>
        </draw:frame>
        <draw:frame draw:style-name="gr1" draw:text-style-name="P2" draw:layer="layout" svg:width="15.251cm" svg:height="0.475cm" svg:x="2.2cm" svg:y="15.978cm">
          <draw:text-box>
            <text:p text:style-name="P1"><text:span text:style-name="T4">“</text:span><text:span text:style-name="T4">aggression” of the US and UK and the decision to flout international law and the </text:span></text:p>
          </draw:text-box>
        </draw:frame>
        <draw:frame draw:style-name="gr1" draw:text-style-name="P2" draw:layer="layout" svg:width="2.237cm" svg:height="0.475cm" svg:x="2.2cm" svg:y="16.543cm">
          <draw:text-box>
            <text:p text:style-name="P1"><text:span text:style-name="T4">UN Charter.</text:span></text:p>
          </draw:text-box>
        </draw:frame>
        <draw:frame draw:style-name="gr6" draw:text-style-name="P7" draw:layer="layout" svg:width="0.408cm" svg:height="0.276cm" svg:x="4.435cm" svg:y="16.562cm">
          <draw:text-box>
            <text:p text:style-name="P1"><text:span text:style-name="T9">275</text:span></text:p>
          </draw:text-box>
        </draw:frame>
        <draw:frame draw:style-name="gr1" draw:text-style-name="P2" draw:layer="layout" svg:width="15.5cm" svg:height="0.475cm" svg:x="2.2cm" svg:y="17.457cm">
          <draw:text-box>
            <text:p text:style-name="P1"><text:span text:style-name="T6">673. </text:span><text:span text:style-name="T4"><text:s/>Mr Hamdoon also criticised Mr Butler’s “partiality, lack of integrity and lack of </text:span></text:p>
          </draw:text-box>
        </draw:frame>
        <draw:frame draw:style-name="gr1" draw:text-style-name="P2" draw:layer="layout" svg:width="16.271cm" svg:height="0.475cm" svg:x="2.2cm" svg:y="18.022cm">
          <draw:text-box>
            <text:p text:style-name="P1"><text:span text:style-name="T4">objectivity” by singling out five incidents from 300 inspections as “categorical evidence </text:span></text:p>
          </draw:text-box>
        </draw:frame>
        <draw:frame draw:style-name="gr1" draw:text-style-name="P2" draw:layer="layout" svg:width="16.233cm" svg:height="0.475cm" svg:x="2.2cm" svg:y="18.586cm">
          <draw:text-box>
            <text:p text:style-name="P1"><text:span text:style-name="T4">of lack of co-operation” when the circumstances did not justify that conclusion, and for </text:span></text:p>
          </draw:text-box>
        </draw:frame>
        <draw:frame draw:style-name="gr1" draw:text-style-name="P2" draw:layer="layout" svg:width="16.068cm" svg:height="0.475cm" svg:x="2.2cm" svg:y="19.151cm">
          <draw:text-box>
            <text:p text:style-name="P1"><text:span text:style-name="T4">withdrawing the inspectors without the knowledge or authority of the Council “to pave </text:span></text:p>
          </draw:text-box>
        </draw:frame>
        <draw:frame draw:style-name="gr1" draw:text-style-name="P2" draw:layer="layout" svg:width="8.85cm" svg:height="0.475cm" svg:x="2.2cm" svg:y="19.715cm">
          <draw:text-box>
            <text:p text:style-name="P1"><text:span text:style-name="T4">the way completely for the military aggression”.</text:span></text:p>
          </draw:text-box>
        </draw:frame>
        <draw:frame draw:style-name="gr1" draw:text-style-name="P2" draw:layer="layout" svg:width="15.788cm" svg:height="0.475cm" svg:x="2.2cm" svg:y="20.63cm">
          <draw:text-box>
            <text:p text:style-name="P1"><text:span text:style-name="T6">674. </text:span><text:span text:style-name="T4"><text:s/>Sir Jeremy Greenstock recalled the “long road” to the crisis citing Iraq’s use of </text:span></text:p>
          </draw:text-box>
        </draw:frame>
        <draw:frame draw:style-name="gr1" draw:text-style-name="P2" draw:layer="layout" svg:width="15.475cm" svg:height="0.475cm" svg:x="2.2cm" svg:y="21.194cm">
          <draw:text-box>
            <text:p text:style-name="P1"><text:span text:style-name="T4">chemical weapons against Iran and its own civilians and its behaviour since 1991, </text:span></text:p>
          </draw:text-box>
        </draw:frame>
        <draw:frame draw:style-name="gr1" draw:text-style-name="P2" draw:layer="layout" svg:width="1.797cm" svg:height="0.475cm" svg:x="2.2cm" svg:y="21.758cm">
          <draw:text-box>
            <text:p text:style-name="P1"><text:span text:style-name="T4">including:</text:span></text:p>
          </draw:text-box>
        </draw:frame>
        <draw:frame draw:style-name="gr2" draw:text-style-name="P3" draw:layer="layout" svg:width="0.634cm" svg:height="0.712cm" svg:x="2.95cm" svg:y="22.517cm">
          <draw:text-box>
            <text:p text:style-name="P1"><text:span text:style-name="T12">•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13.718cm" svg:height="0.475cm" svg:x="3.7cm" svg:y="22.673cm">
          <draw:text-box>
            <text:p text:style-name="P1"><text:span text:style-name="T4">“</text:span><text:span text:style-name="T4">never” giving UNSCOM the co-operation it needed to complete its tasks;</text:span></text:p>
          </draw:text-box>
        </draw:frame>
        <draw:frame draw:style-name="gr8" draw:text-style-name="P9" draw:layer="layout" svg:width="0.404cm" svg:height="0.23cm" svg:x="2.2cm" svg:y="24.256cm">
          <draw:text-box>
            <text:p text:style-name="P1"><text:span text:style-name="T10">273 </text:span></text:p>
          </draw:text-box>
        </draw:frame>
        <draw:frame draw:style-name="gr4" draw:text-style-name="P5" draw:layer="layout" svg:width="15.094cm" svg:height="0.395cm" svg:x="2.646cm" svg:y="24.241cm">
          <draw:text-box>
            <text:p text:style-name="P1"><text:span text:style-name="T11">UN Security Council, ‘Letter dated 16 December 1998 from the Permanent Representative of the </text:span></text:p>
          </draw:text-box>
        </draw:frame>
        <draw:frame draw:style-name="gr4" draw:text-style-name="P5" draw:layer="layout" svg:width="16.021cm" svg:height="0.395cm" svg:x="2.2cm" svg:y="24.664cm">
          <draw:text-box>
            <text:p text:style-name="P1"><text:span text:style-name="T11">United Kingdom of Great Britain and Northern Ireland to the United Nations addressed to the President </text:span></text:p>
          </draw:text-box>
        </draw:frame>
        <draw:frame draw:style-name="gr4" draw:text-style-name="P5" draw:layer="layout" svg:width="5.963cm" svg:height="0.395cm" svg:x="2.2cm" svg:y="25.087cm">
          <draw:text-box>
            <text:p text:style-name="P1"><text:span text:style-name="T11">of the Security Council’ (S/1998/1182)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274 </text:span></text:p>
          </draw:text-box>
        </draw:frame>
        <draw:frame draw:style-name="gr4" draw:text-style-name="P5" draw:layer="layout" svg:width="15.094cm" svg:height="0.395cm" svg:x="2.646cm" svg:y="25.511cm">
          <draw:text-box>
            <text:p text:style-name="P1"><text:span text:style-name="T11">UN Security Council, ‘Letter dated 16 December 1998 from the Permanent Representative of the </text:span></text:p>
          </draw:text-box>
        </draw:frame>
        <draw:frame draw:style-name="gr4" draw:text-style-name="P5" draw:layer="layout" svg:width="16.021cm" svg:height="0.395cm" svg:x="2.2cm" svg:y="25.934cm">
          <draw:text-box>
            <text:p text:style-name="P1"><text:span text:style-name="T11">United Kingdom of Great Britain and Northern Ireland to the United Nations addressed to the President </text:span></text:p>
          </draw:text-box>
        </draw:frame>
        <draw:frame draw:style-name="gr4" draw:text-style-name="P5" draw:layer="layout" svg:width="5.963cm" svg:height="0.395cm" svg:x="2.2cm" svg:y="26.357cm">
          <draw:text-box>
            <text:p text:style-name="P1"><text:span text:style-name="T11">of the Security Council’ (S/1998/1182)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275 </text:span></text:p>
          </draw:text-box>
        </draw:frame>
        <draw:frame draw:style-name="gr4" draw:text-style-name="P5" draw:layer="layout" svg:width="12.981cm" svg:height="0.395cm" svg:x="2.646cm" svg:y="26.781cm">
          <draw:text-box>
            <text:p text:style-name="P1"><text:span text:style-name="T11">UN Security Council, ‘3955th Meeting Wednesday 16 December 1998’ (S/PV.3995).</text:span></text:p>
          </draw:text-box>
        </draw:frame>
      </draw:page>
      <draw:page draw:name="page131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1.669cm" svg:height="0.475cm" svg:x="3.7cm" svg:y="2.525cm">
          <draw:text-box>
            <text:p text:style-name="P1"><text:span text:style-name="T4">concealing the “evidence of its past and current programmes”;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9.053cm" svg:height="0.475cm" svg:x="3.7cm" svg:y="3.19cm">
          <draw:text-box>
            <text:p text:style-name="P1"><text:span text:style-name="T4">engaging in a “policy of harassment and deceit”;</text:span></text:p>
          </draw:text-box>
        </draw:frame>
        <draw:frame draw:style-name="gr2" draw:text-style-name="P3" draw:layer="layout" svg:width="0.634cm" svg:height="0.712cm" svg:x="2.95cm" svg:y="3.69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52cm" svg:height="0.475cm" svg:x="3.7cm" svg:y="3.854cm">
          <draw:text-box>
            <text:p text:style-name="P1"><text:span text:style-name="T4">blocking inspections “whenever it feared that anything incriminating would be </text:span></text:p>
          </draw:text-box>
        </draw:frame>
        <draw:frame draw:style-name="gr1" draw:text-style-name="P2" draw:layer="layout" svg:width="2.157cm" svg:height="0.475cm" svg:x="3.7cm" svg:y="4.418cm">
          <draw:text-box>
            <text:p text:style-name="P1"><text:span text:style-name="T4">found”; and</text:span></text:p>
          </draw:text-box>
        </draw:frame>
        <draw:frame draw:style-name="gr2" draw:text-style-name="P3" draw:layer="layout" svg:width="0.634cm" svg:height="0.712cm" svg:x="2.95cm" svg:y="4.92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5.556cm" svg:height="0.475cm" svg:x="3.7cm" svg:y="5.083cm">
          <draw:text-box>
            <text:p text:style-name="P1"><text:span text:style-name="T4">failing to produce documents.</text:span></text:p>
          </draw:text-box>
        </draw:frame>
        <draw:frame draw:style-name="gr1" draw:text-style-name="P2" draw:layer="layout" svg:width="15.873cm" svg:height="0.475cm" svg:x="2.2cm" svg:y="5.997cm">
          <draw:text-box>
            <text:p text:style-name="P1"><text:span text:style-name="T6">675. </text:span><text:span text:style-name="T4"><text:s/>Sir Jeremy added that Iraq had “deliberately provoked a series of crises” since </text:span></text:p>
          </draw:text-box>
        </draw:frame>
        <draw:frame draw:style-name="gr1" draw:text-style-name="P2" draw:layer="layout" svg:width="16.749cm" svg:height="0.475cm" svg:x="2.2cm" svg:y="6.562cm">
          <draw:text-box>
            <text:p text:style-name="P1"><text:span text:style-name="T4">October 1997 “in an attempt to wear down the will of the international community”. When </text:span></text:p>
          </draw:text-box>
        </draw:frame>
        <draw:frame draw:style-name="gr1" draw:text-style-name="P2" draw:layer="layout" svg:width="16.533cm" svg:height="0.475cm" svg:x="2.2cm" svg:y="7.126cm">
          <draw:text-box>
            <text:p text:style-name="P1"><text:span text:style-name="T4">military action had been called off on 14 November, Saddam Hussein had been warned </text:span></text:p>
          </draw:text-box>
        </draw:frame>
        <draw:frame draw:style-name="gr1" draw:text-style-name="P2" draw:layer="layout" svg:width="13.968cm" svg:height="0.475cm" svg:x="2.2cm" svg:y="7.691cm">
          <draw:text-box>
            <text:p text:style-name="P1"><text:span text:style-name="T4">that, if he broke his word “once more, there would be no second chances”.</text:span></text:p>
          </draw:text-box>
        </draw:frame>
        <draw:frame draw:style-name="gr1" draw:text-style-name="P2" draw:layer="layout" svg:width="16.567cm" svg:height="0.475cm" svg:x="2.2cm" svg:y="8.605cm">
          <draw:text-box>
            <text:p text:style-name="P1"><text:span text:style-name="T6">676. </text:span><text:span text:style-name="T4"><text:s/>Sir Jeremy stated that Mr Butler’s report of 15 December made clear that Iraq had </text:span></text:p>
          </draw:text-box>
        </draw:frame>
        <draw:frame draw:style-name="gr1" draw:text-style-name="P2" draw:layer="layout" svg:width="7.157cm" svg:height="0.475cm" svg:x="2.2cm" svg:y="9.17cm">
          <draw:text-box>
            <text:p text:style-name="P1"><text:span text:style-name="T4">“</text:span><text:span text:style-name="T4">yet again failed to keep its promises”.</text:span></text:p>
          </draw:text-box>
        </draw:frame>
        <draw:frame draw:style-name="gr1" draw:text-style-name="P2" draw:layer="layout" svg:width="15.36cm" svg:height="0.475cm" svg:x="2.2cm" svg:y="10.084cm">
          <draw:text-box>
            <text:p text:style-name="P1"><text:span text:style-name="T6">677. </text:span><text:span text:style-name="T4"><text:s/>Sir Jeremy stated that resolutions adopted by the Security Council provided:</text:span></text:p>
          </draw:text-box>
        </draw:frame>
        <draw:frame draw:style-name="gr1" draw:text-style-name="P2" draw:layer="layout" svg:width="15.12cm" svg:height="0.475cm" svg:x="2.95cm" svg:y="10.998cm">
          <draw:text-box>
            <text:p text:style-name="P1"><text:span text:style-name="T4">“… </text:span><text:span text:style-name="T4">a clear legal basis for military action … Resolution 1154 (1998) made it clear </text:span></text:p>
          </draw:text-box>
        </draw:frame>
        <draw:frame draw:style-name="gr1" draw:text-style-name="P2" draw:layer="layout" svg:width="15.665cm" svg:height="0.475cm" svg:x="2.95cm" svg:y="11.563cm">
          <draw:text-box>
            <text:p text:style-name="P1"><text:span text:style-name="T4">that any violation by Iraq of its obligations to allow the Special Commission and the </text:span></text:p>
          </draw:text-box>
        </draw:frame>
        <draw:frame draw:style-name="gr1" draw:text-style-name="P2" draw:layer="layout" svg:width="15.306cm" svg:height="0.475cm" svg:x="2.95cm" svg:y="12.127cm">
          <draw:text-box>
            <text:p text:style-name="P1"><text:span text:style-name="T4">International Atomic Energy Agency unrestricted access would have the severest </text:span></text:p>
          </draw:text-box>
        </draw:frame>
        <draw:frame draw:style-name="gr1" draw:text-style-name="P2" draw:layer="layout" svg:width="14.34cm" svg:height="0.475cm" svg:x="2.95cm" svg:y="12.692cm">
          <draw:text-box>
            <text:p text:style-name="P1"><text:span text:style-name="T4">consequences … Resolution 1205 (1998) established that Iraq’s decision of </text:span></text:p>
          </draw:text-box>
        </draw:frame>
        <draw:frame draw:style-name="gr1" draw:text-style-name="P2" draw:layer="layout" svg:width="15.805cm" svg:height="0.475cm" svg:x="2.95cm" svg:y="13.256cm">
          <draw:text-box>
            <text:p text:style-name="P1"><text:span text:style-name="T4">31 October 1998 to cease co-operation with the Special Commission was a flagrant </text:span></text:p>
          </draw:text-box>
        </draw:frame>
        <draw:frame draw:style-name="gr1" draw:text-style-name="P2" draw:layer="layout" svg:width="15.932cm" svg:height="0.475cm" svg:x="2.95cm" svg:y="13.821cm">
          <draw:text-box>
            <text:p text:style-name="P1"><text:span text:style-name="T4">violation of resolution 687 (1991), which laid down the conditions for the 1991 cease-</text:span></text:p>
          </draw:text-box>
        </draw:frame>
        <draw:frame draw:style-name="gr1" draw:text-style-name="P2" draw:layer="layout" svg:width="15.471cm" svg:height="0.475cm" svg:x="2.95cm" svg:y="14.385cm">
          <draw:text-box>
            <text:p text:style-name="P1"><text:span text:style-name="T4">fire. By that resolution, therefore, the Council implicitly revived the authorisation to </text:span></text:p>
          </draw:text-box>
        </draw:frame>
        <draw:frame draw:style-name="gr1" draw:text-style-name="P2" draw:layer="layout" svg:width="15.17cm" svg:height="0.475cm" svg:x="2.95cm" svg:y="14.95cm">
          <draw:text-box>
            <text:p text:style-name="P1"><text:span text:style-name="T4">use force given in resolution 678 (1990). And Ambassador Butler’s report makes </text:span></text:p>
          </draw:text-box>
        </draw:frame>
        <draw:frame draw:style-name="gr1" draw:text-style-name="P2" draw:layer="layout" svg:width="14.179cm" svg:height="0.475cm" svg:x="2.95cm" svg:y="15.514cm">
          <draw:text-box>
            <text:p text:style-name="P1"><text:span text:style-name="T4">clear that, despite its undertakings … Iraq has not only failed to resume full </text:span></text:p>
          </draw:text-box>
        </draw:frame>
        <draw:frame draw:style-name="gr1" draw:text-style-name="P2" draw:layer="layout" svg:width="14.92cm" svg:height="0.475cm" svg:x="2.95cm" svg:y="16.078cm">
          <draw:text-box>
            <text:p text:style-name="P1"><text:span text:style-name="T4">co-operation with the Special Commission but has imposed new restrictions on </text:span></text:p>
          </draw:text-box>
        </draw:frame>
        <draw:frame draw:style-name="gr1" draw:text-style-name="P2" draw:layer="layout" svg:width="1.695cm" svg:height="0.475cm" svg:x="2.95cm" svg:y="16.643cm">
          <draw:text-box>
            <text:p text:style-name="P1"><text:span text:style-name="T4">its work.”</text:span></text:p>
          </draw:text-box>
        </draw:frame>
        <draw:frame draw:style-name="gr1" draw:text-style-name="P2" draw:layer="layout" svg:width="15.458cm" svg:height="0.475cm" svg:x="2.2cm" svg:y="17.557cm">
          <draw:text-box>
            <text:p text:style-name="P1"><text:span text:style-name="T6">678. </text:span><text:span text:style-name="T4"><text:s/>Mr Burleigh rehearsed the points in his letter to the President of the Security </text:span></text:p>
          </draw:text-box>
        </draw:frame>
        <draw:frame draw:style-name="gr1" draw:text-style-name="P2" draw:layer="layout" svg:width="16.567cm" svg:height="0.475cm" svg:x="2.2cm" svg:y="18.122cm">
          <draw:text-box>
            <text:p text:style-name="P1"><text:span text:style-name="T4">Council. He also praised the “outstanding professional work” of UNSCOM and Mr Butler.</text:span></text:p>
          </draw:text-box>
        </draw:frame>
        <draw:frame draw:style-name="gr1" draw:text-style-name="P2" draw:layer="layout" svg:width="16.351cm" svg:height="0.475cm" svg:x="2.2cm" svg:y="19.036cm">
          <draw:text-box>
            <text:p text:style-name="P1"><text:span text:style-name="T6">679. </text:span><text:span text:style-name="T4"><text:s/>Slovenia and Japan supported military action but China and Russia were sharply </text:span></text:p>
          </draw:text-box>
        </draw:frame>
        <draw:frame draw:style-name="gr1" draw:text-style-name="P2" draw:layer="layout" svg:width="4.887cm" svg:height="0.475cm" svg:x="2.2cm" svg:y="19.601cm">
          <draw:text-box>
            <text:p text:style-name="P1"><text:span text:style-name="T4">critical of unilateral action.</text:span></text:p>
          </draw:text-box>
        </draw:frame>
        <draw:frame draw:style-name="gr1" draw:text-style-name="P2" draw:layer="layout" svg:width="15.03cm" svg:height="0.475cm" svg:x="2.2cm" svg:y="20.515cm">
          <draw:text-box>
            <text:p text:style-name="P1"><text:span text:style-name="T6">680. </text:span><text:span text:style-name="T4"><text:s/>Mr Lavrov stated that the military action had caused casualties, destroyed </text:span></text:p>
          </draw:text-box>
        </draw:frame>
        <draw:frame draw:style-name="gr1" draw:text-style-name="P2" draw:layer="layout" svg:width="15.886cm" svg:height="0.475cm" svg:x="2.2cm" svg:y="21.08cm">
          <draw:text-box>
            <text:p text:style-name="P1"><text:span text:style-name="T4">“</text:span><text:span text:style-name="T4">valuable material goods” and created a threat “to peace and security not only in the </text:span></text:p>
          </draw:text-box>
        </draw:frame>
        <draw:frame draw:style-name="gr1" draw:text-style-name="P2" draw:layer="layout" svg:width="3.998cm" svg:height="0.475cm" svg:x="2.2cm" svg:y="21.644cm">
          <draw:text-box>
            <text:p text:style-name="P1"><text:span text:style-name="T4">region but beyond it”.</text:span></text:p>
          </draw:text-box>
        </draw:frame>
        <draw:frame draw:style-name="gr1" draw:text-style-name="P2" draw:layer="layout" svg:width="14.848cm" svg:height="0.475cm" svg:x="2.2cm" svg:y="22.558cm">
          <draw:text-box>
            <text:p text:style-name="P1"><text:span text:style-name="T6">681. </text:span><text:span text:style-name="T4"><text:s/>Mr Lavrov added that the action had done “Grave harm” to the work on a </text:span></text:p>
          </draw:text-box>
        </draw:frame>
        <draw:frame draw:style-name="gr1" draw:text-style-name="P2" draw:layer="layout" svg:width="15.885cm" svg:height="0.475cm" svg:x="2.2cm" svg:y="23.123cm">
          <draw:text-box>
            <text:p text:style-name="P1"><text:span text:style-name="T4">post-crisis settlement and to dismantle Iraq’s weapons of mass destruction and their </text:span></text:p>
          </draw:text-box>
        </draw:frame>
        <draw:frame draw:style-name="gr1" draw:text-style-name="P2" draw:layer="layout" svg:width="16.338cm" svg:height="0.475cm" svg:x="2.2cm" svg:y="23.687cm">
          <draw:text-box>
            <text:p text:style-name="P1"><text:span text:style-name="T4">delivery systems. It also “called into question” the system which had been “so carefully </text:span></text:p>
          </draw:text-box>
        </draw:frame>
        <draw:frame draw:style-name="gr1" draw:text-style-name="P2" draw:layer="layout" svg:width="15.504cm" svg:height="0.475cm" svg:x="2.2cm" svg:y="24.252cm">
          <draw:text-box>
            <text:p text:style-name="P1"><text:span text:style-name="T4">set up over a long period of time to monitor” Iraq’s prohibited programmes. Russia </text:span></text:p>
          </draw:text-box>
        </draw:frame>
        <draw:frame draw:style-name="gr1" draw:text-style-name="P2" draw:layer="layout" svg:width="15.996cm" svg:height="0.475cm" svg:x="2.2cm" svg:y="24.816cm">
          <draw:text-box>
            <text:p text:style-name="P1"><text:span text:style-name="T4">objected to the US and UK action. It was “an unprovoked act of force” which “grossly </text:span></text:p>
          </draw:text-box>
        </draw:frame>
        <draw:frame draw:style-name="gr1" draw:text-style-name="P2" draw:layer="layout" svg:width="15.86cm" svg:height="0.475cm" svg:x="2.2cm" svg:y="25.381cm">
          <draw:text-box>
            <text:p text:style-name="P1"><text:span text:style-name="T4">violated the Charter of the United Nations, the principles of international law and the </text:span></text:p>
          </draw:text-box>
        </draw:frame>
        <draw:frame draw:style-name="gr1" draw:text-style-name="P2" draw:layer="layout" svg:width="15.907cm" svg:height="0.475cm" svg:x="2.2cm" svg:y="25.945cm">
          <draw:text-box>
            <text:p text:style-name="P1"><text:span text:style-name="T4">generally recognized norms and rules of responsible behaviour on the part of States </text:span></text:p>
          </draw:text-box>
        </draw:frame>
        <draw:frame draw:style-name="gr1" draw:text-style-name="P2" draw:layer="layout" svg:width="4.942cm" svg:height="0.475cm" svg:x="2.2cm" svg:y="26.51cm">
          <draw:text-box>
            <text:p text:style-name="P1"><text:span text:style-name="T4">in the international arena”.</text:span></text:p>
          </draw:text-box>
        </draw:frame>
      </draw:page>
      <draw:page draw:name="page1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2</text:span></text:p>
          </draw:text-box>
        </draw:frame>
        <draw:frame draw:style-name="gr1" draw:text-style-name="P2" draw:layer="layout" svg:width="16.635cm" svg:height="0.475cm" svg:x="2.2cm" svg:y="2.525cm">
          <draw:text-box>
            <text:p text:style-name="P1"><text:span text:style-name="T6">682. </text:span><text:span text:style-name="T4"><text:s/>Mr Lavrov stated that “the Security Council alone” had “the right to determine what </text:span></text:p>
          </draw:text-box>
        </draw:frame>
        <draw:frame draw:style-name="gr1" draw:text-style-name="P2" draw:layer="layout" svg:width="16.728cm" svg:height="0.475cm" svg:x="2.2cm" svg:y="3.09cm">
          <draw:text-box>
            <text:p text:style-name="P1"><text:span text:style-name="T4">steps should be taken … to maintain or restore international peace and security”. Russia </text:span></text:p>
          </draw:text-box>
        </draw:frame>
        <draw:frame draw:style-name="gr1" draw:text-style-name="P2" draw:layer="layout" svg:width="15.792cm" svg:height="0.475cm" svg:x="2.2cm" svg:y="3.654cm">
          <draw:text-box>
            <text:p text:style-name="P1"><text:span text:style-name="T4">rejected “the attempts” of the US and the UK “to justify the use of force on the basis </text:span></text:p>
          </draw:text-box>
        </draw:frame>
        <draw:frame draw:style-name="gr1" draw:text-style-name="P2" draw:layer="layout" svg:width="15.746cm" svg:height="0.475cm" svg:x="2.2cm" svg:y="4.218cm">
          <draw:text-box>
            <text:p text:style-name="P1"><text:span text:style-name="T4">of a mandate that was previously issued by the Security Council”. The actions were </text:span></text:p>
          </draw:text-box>
        </draw:frame>
        <draw:frame draw:style-name="gr1" draw:text-style-name="P2" draw:layer="layout" svg:width="10.344cm" svg:height="0.475cm" svg:x="2.2cm" svg:y="4.783cm">
          <draw:text-box>
            <text:p text:style-name="P1"><text:span text:style-name="T4">a violation of Security Council resolutions. No one was:</text:span></text:p>
          </draw:text-box>
        </draw:frame>
        <draw:frame draw:style-name="gr1" draw:text-style-name="P2" draw:layer="layout" svg:width="15.386cm" svg:height="0.475cm" svg:x="2.95cm" svg:y="5.697cm">
          <draw:text-box>
            <text:p text:style-name="P1"><text:span text:style-name="T4">“… </text:span><text:span text:style-name="T4">entitled to act independently on behalf of the United Nations, still less assume </text:span></text:p>
          </draw:text-box>
        </draw:frame>
        <draw:frame draw:style-name="gr1" draw:text-style-name="P2" draw:layer="layout" svg:width="6.686cm" svg:height="0.475cm" svg:x="2.95cm" svg:y="6.262cm">
          <draw:text-box>
            <text:p text:style-name="P1"><text:span text:style-name="T4">the functions of a world policeman.”</text:span></text:p>
          </draw:text-box>
        </draw:frame>
        <draw:frame draw:style-name="gr1" draw:text-style-name="P2" draw:layer="layout" svg:width="15.631cm" svg:height="0.475cm" svg:x="2.2cm" svg:y="7.176cm">
          <draw:text-box>
            <text:p text:style-name="P1"><text:span text:style-name="T6">683. </text:span><text:span text:style-name="T4"><text:s/>Although there were problems in respect of Iraq’s co-operation, the crisis had </text:span></text:p>
          </draw:text-box>
        </draw:frame>
        <draw:frame draw:style-name="gr1" draw:text-style-name="P2" draw:layer="layout" svg:width="16.211cm" svg:height="0.475cm" svg:x="2.2cm" svg:y="7.741cm">
          <draw:text-box>
            <text:p text:style-name="P1"><text:span text:style-name="T4">been “created artificially”. Partly that was the result of “irresponsible acts” by Mr Butler </text:span></text:p>
          </draw:text-box>
        </draw:frame>
        <draw:frame draw:style-name="gr1" draw:text-style-name="P2" draw:layer="layout" svg:width="16.33cm" svg:height="0.475cm" svg:x="2.2cm" svg:y="8.305cm">
          <draw:text-box>
            <text:p text:style-name="P1"><text:span text:style-name="T4">in presenting a report on 15 December which “gave a distorted picture of the real state </text:span></text:p>
          </draw:text-box>
        </draw:frame>
        <draw:frame draw:style-name="gr1" draw:text-style-name="P2" draw:layer="layout" svg:width="16cm" svg:height="0.475cm" svg:x="2.2cm" svg:y="8.87cm">
          <draw:text-box>
            <text:p text:style-name="P1"><text:span text:style-name="T4">of affairs and concluded that there was a lack of full co-operation on the part of Iraq”, </text:span></text:p>
          </draw:text-box>
        </draw:frame>
        <draw:frame draw:style-name="gr1" draw:text-style-name="P2" draw:layer="layout" svg:width="16.017cm" svg:height="0.475cm" svg:x="2.2cm" svg:y="9.434cm">
          <draw:text-box>
            <text:p text:style-name="P1"><text:span text:style-name="T4">which was “not borne out by the facts”. He had also “grossly abused his authority” by </text:span></text:p>
          </draw:text-box>
        </draw:frame>
        <draw:frame draw:style-name="gr1" draw:text-style-name="P2" draw:layer="layout" svg:width="16.322cm" svg:height="0.475cm" svg:x="2.2cm" svg:y="9.998cm">
          <draw:text-box>
            <text:p text:style-name="P1"><text:span text:style-name="T4">withdrawing UNSCOM without consultation and the media had received a leaked copy </text:span></text:p>
          </draw:text-box>
        </draw:frame>
        <draw:frame draw:style-name="gr1" draw:text-style-name="P2" draw:layer="layout" svg:width="8.575cm" svg:height="0.475cm" svg:x="2.2cm" svg:y="10.563cm">
          <draw:text-box>
            <text:p text:style-name="P1"><text:span text:style-name="T4">of his report before the Security Council itself.</text:span></text:p>
          </draw:text-box>
        </draw:frame>
        <draw:frame draw:style-name="gr1" draw:text-style-name="P2" draw:layer="layout" svg:width="15.919cm" svg:height="0.475cm" svg:x="2.2cm" svg:y="11.477cm">
          <draw:text-box>
            <text:p text:style-name="P1"><text:span text:style-name="T6">684. </text:span><text:span text:style-name="T4"><text:s/>Mr Qin Huasun said that the US and UK had “started a military attack … which </text:span></text:p>
          </draw:text-box>
        </draw:frame>
        <draw:frame draw:style-name="gr1" draw:text-style-name="P2" draw:layer="layout" svg:width="15.538cm" svg:height="0.475cm" svg:x="2.2cm" svg:y="12.042cm">
          <draw:text-box>
            <text:p text:style-name="P1"><text:span text:style-name="T4">violated the … Charter and norms governing international law”. China was “deeply </text:span></text:p>
          </draw:text-box>
        </draw:frame>
        <draw:frame draw:style-name="gr1" draw:text-style-name="P2" draw:layer="layout" svg:width="15.416cm" svg:height="0.475cm" svg:x="2.2cm" svg:y="12.606cm">
          <draw:text-box>
            <text:p text:style-name="P1"><text:span text:style-name="T4">shocked” and condemned the “unprovoked military action” which was “completely </text:span></text:p>
          </draw:text-box>
        </draw:frame>
        <draw:frame draw:style-name="gr1" draw:text-style-name="P2" draw:layer="layout" svg:width="15.784cm" svg:height="0.475cm" svg:x="2.2cm" svg:y="13.171cm">
          <draw:text-box>
            <text:p text:style-name="P1"><text:span text:style-name="T4">groundless”. The differences between UNSCOM and Iraq could “properly be settled </text:span></text:p>
          </draw:text-box>
        </draw:frame>
        <draw:frame draw:style-name="gr1" draw:text-style-name="P2" draw:layer="layout" svg:width="10.784cm" svg:height="0.475cm" svg:x="2.2cm" svg:y="13.735cm">
          <draw:text-box>
            <text:p text:style-name="P1"><text:span text:style-name="T4">through dialogue and consultation” while the use of force:</text:span></text:p>
          </draw:text-box>
        </draw:frame>
        <draw:frame draw:style-name="gr1" draw:text-style-name="P2" draw:layer="layout" svg:width="15.852cm" svg:height="0.475cm" svg:x="2.95cm" svg:y="14.65cm">
          <draw:text-box>
            <text:p text:style-name="P1"><text:span text:style-name="T4">“… </text:span><text:span text:style-name="T4">far from helping to reach a settlement, may create serious consequences for the </text:span></text:p>
          </draw:text-box>
        </draw:frame>
        <draw:frame draw:style-name="gr1" draw:text-style-name="P2" draw:layer="layout" svg:width="15.403cm" svg:height="0.475cm" svg:x="2.95cm" svg:y="15.214cm">
          <draw:text-box>
            <text:p text:style-name="P1"><text:span text:style-name="T4">implementation of Security Council resolutions, for relations between Iraq and the </text:span></text:p>
          </draw:text-box>
        </draw:frame>
        <draw:frame draw:style-name="gr1" draw:text-style-name="P2" draw:layer="layout" svg:width="13.71cm" svg:height="0.475cm" svg:x="2.95cm" svg:y="15.778cm">
          <draw:text-box>
            <text:p text:style-name="P1"><text:span text:style-name="T4">United Nations and for peace and stability in the world and in the region.”</text:span></text:p>
          </draw:text-box>
        </draw:frame>
        <draw:frame draw:style-name="gr1" draw:text-style-name="P2" draw:layer="layout" svg:width="16.622cm" svg:height="0.475cm" svg:x="2.2cm" svg:y="16.693cm">
          <draw:text-box>
            <text:p text:style-name="P1"><text:span text:style-name="T6">685. </text:span><text:span text:style-name="T4"><text:s/>Mr Qin Huasun called on the US and UK immediately to stop all military action. He </text:span></text:p>
          </draw:text-box>
        </draw:frame>
        <draw:frame draw:style-name="gr1" draw:text-style-name="P2" draw:layer="layout" svg:width="16.275cm" svg:height="0.475cm" svg:x="2.2cm" svg:y="17.257cm">
          <draw:text-box>
            <text:p text:style-name="P1"><text:span text:style-name="T4">added that Mr Butler had “played a dishonourable role” in the crisis, submitting reports </text:span></text:p>
          </draw:text-box>
        </draw:frame>
        <draw:frame draw:style-name="gr1" draw:text-style-name="P2" draw:layer="layout" svg:width="15.661cm" svg:height="0.475cm" svg:x="2.2cm" svg:y="17.822cm">
          <draw:text-box>
            <text:p text:style-name="P1"><text:span text:style-name="T4">to Mr Annan that “were one-sided and evasive regarding the facts”. The purpose of </text:span></text:p>
          </draw:text-box>
        </draw:frame>
        <draw:frame draw:style-name="gr1" draw:text-style-name="P2" draw:layer="layout" svg:width="16.288cm" svg:height="0.475cm" svg:x="2.2cm" svg:y="18.386cm">
          <draw:text-box>
            <text:p text:style-name="P1"><text:span text:style-name="T4">those reports might have been to provide “the main argument for the use of force”, but </text:span></text:p>
          </draw:text-box>
        </draw:frame>
        <draw:frame draw:style-name="gr1" draw:text-style-name="P2" draw:layer="layout" svg:width="11.131cm" svg:height="0.475cm" svg:x="2.2cm" svg:y="18.951cm">
          <draw:text-box>
            <text:p text:style-name="P1"><text:span text:style-name="T4">there was “in fact no excuse or reason for the use of force”.</text:span></text:p>
          </draw:text-box>
        </draw:frame>
        <draw:frame draw:style-name="gr1" draw:text-style-name="P2" draw:layer="layout" svg:width="15.415cm" svg:height="0.475cm" svg:x="2.2cm" svg:y="19.865cm">
          <draw:text-box>
            <text:p text:style-name="P1"><text:span text:style-name="T6">686. </text:span><text:span text:style-name="T4"><text:s/>Costa Rica, Kenya and Sweden voiced more muted but still explicit criticism.</text:span></text:p>
          </draw:text-box>
        </draw:frame>
        <draw:frame draw:style-name="gr1" draw:text-style-name="P2" draw:layer="layout" svg:width="16.063cm" svg:height="0.475cm" svg:x="2.2cm" svg:y="20.78cm">
          <draw:text-box>
            <text:p text:style-name="P1"><text:span text:style-name="T6">687. </text:span><text:span text:style-name="T4"><text:s/>Mr Bernd H Niehaus, Costa Rican Permanent Representative to the UN, stated </text:span></text:p>
          </draw:text-box>
        </draw:frame>
        <draw:frame draw:style-name="gr1" draw:text-style-name="P2" draw:layer="layout" svg:width="15.788cm" svg:height="0.475cm" svg:x="2.2cm" svg:y="21.344cm">
          <draw:text-box>
            <text:p text:style-name="P1"><text:span text:style-name="T4">that Costa Rica had learned of the air strikes “with great and profound disquiet” and </text:span></text:p>
          </draw:text-box>
        </draw:frame>
        <draw:frame draw:style-name="gr1" draw:text-style-name="P2" draw:layer="layout" svg:width="16.055cm" svg:height="0.475cm" svg:x="2.2cm" svg:y="21.908cm">
          <draw:text-box>
            <text:p text:style-name="P1"><text:span text:style-name="T4">reaffirmed its “long-standing position rejecting the unilateral use of force and insisting </text:span></text:p>
          </draw:text-box>
        </draw:frame>
        <draw:frame draw:style-name="gr1" draw:text-style-name="P2" draw:layer="layout" svg:width="15.996cm" svg:height="0.475cm" svg:x="2.2cm" svg:y="22.473cm">
          <draw:text-box>
            <text:p text:style-name="P1"><text:span text:style-name="T4">on adherence to international legal instruments”. Nonetheless, it had “witnessed with </text:span></text:p>
          </draw:text-box>
        </draw:frame>
        <draw:frame draw:style-name="gr1" draw:text-style-name="P2" draw:layer="layout" svg:width="16.571cm" svg:height="0.475cm" svg:x="2.2cm" svg:y="23.037cm">
          <draw:text-box>
            <text:p text:style-name="P1"><text:span text:style-name="T4">frustration” Iraq’s policy of “defying and ignoring international obligations” and “forcefully </text:span></text:p>
          </draw:text-box>
        </draw:frame>
        <draw:frame draw:style-name="gr1" draw:text-style-name="P2" draw:layer="layout" svg:width="15.932cm" svg:height="0.475cm" svg:x="2.2cm" svg:y="23.602cm">
          <draw:text-box>
            <text:p text:style-name="P1"><text:span text:style-name="T4">and vigorously” appealed “to Iraq to put an end, once and for all and unconditionally, </text:span></text:p>
          </draw:text-box>
        </draw:frame>
        <draw:frame draw:style-name="gr1" draw:text-style-name="P2" draw:layer="layout" svg:width="4.913cm" svg:height="0.475cm" svg:x="2.2cm" svg:y="24.166cm">
          <draw:text-box>
            <text:p text:style-name="P1"><text:span text:style-name="T4">to its provocative actions.”</text:span></text:p>
          </draw:text-box>
        </draw:frame>
        <draw:frame draw:style-name="gr1" draw:text-style-name="P2" draw:layer="layout" svg:width="15.589cm" svg:height="0.475cm" svg:x="2.2cm" svg:y="25.081cm">
          <draw:text-box>
            <text:p text:style-name="P1"><text:span text:style-name="T6">688. </text:span><text:span text:style-name="T4"><text:s/>Mr Dahlgren stated that Iraq had “again and again … refused to abide by the </text:span></text:p>
          </draw:text-box>
        </draw:frame>
        <draw:frame draw:style-name="gr1" draw:text-style-name="P2" draw:layer="layout" svg:width="15.179cm" svg:height="0.475cm" svg:x="2.2cm" svg:y="25.645cm">
          <draw:text-box>
            <text:p text:style-name="P1"><text:span text:style-name="T4">clear obligations that a unanimous Security Council” had decided upon, and that </text:span></text:p>
          </draw:text-box>
        </draw:frame>
        <draw:frame draw:style-name="gr1" draw:text-style-name="P2" draw:layer="layout" svg:width="16.351cm" svg:height="0.475cm" svg:x="2.2cm" svg:y="26.21cm">
          <draw:text-box>
            <text:p text:style-name="P1"><text:span text:style-name="T4">Sweden would have been ready “to support a decision in the Council on military action </text:span></text:p>
          </draw:text-box>
        </draw:frame>
      </draw:page>
      <draw:page draw:name="page133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3</text:span></text:p>
          </draw:text-box>
        </draw:frame>
        <draw:frame draw:style-name="gr1" draw:text-style-name="P2" draw:layer="layout" svg:width="15.864cm" svg:height="0.475cm" svg:x="2.2cm" svg:y="2.525cm">
          <draw:text-box>
            <text:p text:style-name="P1"><text:span text:style-name="T4">as a last resort” when Iraq “seriously violates its obligations, and when all diplomatic </text:span></text:p>
          </draw:text-box>
        </draw:frame>
        <draw:frame draw:style-name="gr1" draw:text-style-name="P2" draw:layer="layout" svg:width="16.309cm" svg:height="0.475cm" svg:x="2.2cm" svg:y="3.09cm">
          <draw:text-box>
            <text:p text:style-name="P1"><text:span text:style-name="T4">means have been exhausted”. But, “that would be a decision for the Security Council”. </text:span></text:p>
          </draw:text-box>
        </draw:frame>
        <draw:frame draw:style-name="gr1" draw:text-style-name="P2" draw:layer="layout" svg:width="16.559cm" svg:height="0.475cm" svg:x="2.2cm" svg:y="3.654cm">
          <draw:text-box>
            <text:p text:style-name="P1"><text:span text:style-name="T4">Instead “without such a decision”, military action had been taken while the Council were </text:span></text:p>
          </draw:text-box>
        </draw:frame>
        <draw:frame draw:style-name="gr1" draw:text-style-name="P2" draw:layer="layout" svg:width="16.478cm" svg:height="0.475cm" svg:x="2.2cm" svg:y="4.218cm">
          <draw:text-box>
            <text:p text:style-name="P1"><text:span text:style-name="T4">meeting in informal consultations. Sweden regretted the attacks and the consequences </text:span></text:p>
          </draw:text-box>
        </draw:frame>
        <draw:frame draw:style-name="gr1" draw:text-style-name="P2" draw:layer="layout" svg:width="15.835cm" svg:height="0.475cm" svg:x="2.2cm" svg:y="4.783cm">
          <draw:text-box>
            <text:p text:style-name="P1"><text:span text:style-name="T4">they might have for civilians in Iraq, and the “fact that the Security Council has been </text:span></text:p>
          </draw:text-box>
        </draw:frame>
        <draw:frame draw:style-name="gr1" draw:text-style-name="P2" draw:layer="layout" svg:width="15.763cm" svg:height="0.475cm" svg:x="2.2cm" svg:y="5.347cm">
          <draw:text-box>
            <text:p text:style-name="P1"><text:span text:style-name="T4">presented with a fait accompli”. It feared that the strikes would “not be of much help </text:span></text:p>
          </draw:text-box>
        </draw:frame>
        <draw:frame draw:style-name="gr1" draw:text-style-name="P2" draw:layer="layout" svg:width="16.309cm" svg:height="0.475cm" svg:x="2.2cm" svg:y="5.912cm">
          <draw:text-box>
            <text:p text:style-name="P1"><text:span text:style-name="T4">in getting the inspections going again” when the “Council’s overriding aim must remain </text:span></text:p>
          </draw:text-box>
        </draw:frame>
        <draw:frame draw:style-name="gr1" draw:text-style-name="P2" draw:layer="layout" svg:width="13.98cm" svg:height="0.475cm" svg:x="2.2cm" svg:y="6.476cm">
          <draw:text-box>
            <text:p text:style-name="P1"><text:span text:style-name="T4">to rid Iraq of its programmes” for developing weapons of mass destruction.</text:span></text:p>
          </draw:text-box>
        </draw:frame>
        <draw:frame draw:style-name="gr1" draw:text-style-name="P2" draw:layer="layout" svg:width="15.898cm" svg:height="0.475cm" svg:x="2.2cm" svg:y="7.391cm">
          <draw:text-box>
            <text:p text:style-name="P1"><text:span text:style-name="T6">689. </text:span><text:span text:style-name="T4"><text:s/>Mr Mahugu reiterated Kenya’s position that “any decision to take further action </text:span></text:p>
          </draw:text-box>
        </draw:frame>
        <draw:frame draw:style-name="gr1" draw:text-style-name="P2" draw:layer="layout" svg:width="15.636cm" svg:height="0.475cm" svg:x="2.2cm" svg:y="7.955cm">
          <draw:text-box>
            <text:p text:style-name="P1"><text:span text:style-name="T4">against Iraq remains the sole responsibility of the Security Council”, and that it was </text:span></text:p>
          </draw:text-box>
        </draw:frame>
        <draw:frame draw:style-name="gr1" draw:text-style-name="P2" draw:layer="layout" svg:width="16.699cm" svg:height="0.475cm" svg:x="2.2cm" svg:y="8.52cm">
          <draw:text-box>
            <text:p text:style-name="P1"><text:span text:style-name="T4">“</text:span><text:span text:style-name="T4">difficult to understand the reason’s for today’s attack”. The reports to the Council did not </text:span></text:p>
          </draw:text-box>
        </draw:frame>
        <draw:frame draw:style-name="gr1" draw:text-style-name="P2" draw:layer="layout" svg:width="13.57cm" svg:height="0.475cm" svg:x="2.2cm" svg:y="9.084cm">
          <draw:text-box>
            <text:p text:style-name="P1"><text:span text:style-name="T4">“</text:span><text:span text:style-name="T4">in any way indicate that UNSCOM suffered a total lack of co-operation”.</text:span></text:p>
          </draw:text-box>
        </draw:frame>
        <draw:frame draw:style-name="gr1" draw:text-style-name="P2" draw:layer="layout" svg:width="4.637cm" svg:height="0.475cm" svg:x="2.2cm" svg:y="9.998cm">
          <draw:text-box>
            <text:p text:style-name="P1"><text:span text:style-name="T6">690. </text:span><text:span text:style-name="T4"><text:s/>Mr Mahugu added:</text:span></text:p>
          </draw:text-box>
        </draw:frame>
        <draw:frame draw:style-name="gr1" draw:text-style-name="P2" draw:layer="layout" svg:width="14.269cm" svg:height="0.475cm" svg:x="2.95cm" svg:y="10.913cm">
          <draw:text-box>
            <text:p text:style-name="P1"><text:span text:style-name="T4">“</text:span><text:span text:style-name="T4">Any decision taken to force compliance by Iraq with resolutions without the </text:span></text:p>
          </draw:text-box>
        </draw:frame>
        <draw:frame draw:style-name="gr1" draw:text-style-name="P2" draw:layer="layout" svg:width="14.395cm" svg:height="0.475cm" svg:x="2.95cm" svg:y="11.477cm">
          <draw:text-box>
            <text:p text:style-name="P1"><text:span text:style-name="T4">Council’s prior authority … is contrary to the spirit and purpose of those very </text:span></text:p>
          </draw:text-box>
        </draw:frame>
        <draw:frame draw:style-name="gr1" draw:text-style-name="P2" draw:layer="layout" svg:width="14.586cm" svg:height="0.475cm" svg:x="2.95cm" svg:y="12.042cm">
          <draw:text-box>
            <text:p text:style-name="P1"><text:span text:style-name="T4">resolutions, because it also deprived the Council of an opportunity to analyse </text:span></text:p>
          </draw:text-box>
        </draw:frame>
        <draw:frame draw:style-name="gr1" draw:text-style-name="P2" draw:layer="layout" svg:width="10.611cm" svg:height="0.475cm" svg:x="2.95cm" svg:y="12.606cm">
          <draw:text-box>
            <text:p text:style-name="P1"><text:span text:style-name="T4">the reports … and to take a collective decision on them.”</text:span></text:p>
          </draw:text-box>
        </draw:frame>
        <draw:frame draw:style-name="gr1" draw:text-style-name="P2" draw:layer="layout" svg:width="15.627cm" svg:height="0.475cm" svg:x="2.2cm" svg:y="13.521cm">
          <draw:text-box>
            <text:p text:style-name="P1"><text:span text:style-name="T6">691. </text:span><text:span text:style-name="T4"><text:s/>Brazil, France, Gabon, Gambia and Portugal each adopted a more equivocal </text:span></text:p>
          </draw:text-box>
        </draw:frame>
        <draw:frame draw:style-name="gr1" draw:text-style-name="P2" draw:layer="layout" svg:width="1.585cm" svg:height="0.475cm" svg:x="2.2cm" svg:y="14.085cm">
          <draw:text-box>
            <text:p text:style-name="P1"><text:span text:style-name="T4">position.</text:span></text:p>
          </draw:text-box>
        </draw:frame>
        <draw:frame draw:style-name="gr1" draw:text-style-name="P2" draw:layer="layout" svg:width="16.046cm" svg:height="0.475cm" svg:x="2.2cm" svg:y="15cm">
          <draw:text-box>
            <text:p text:style-name="P1"><text:span text:style-name="T6">692. </text:span><text:span text:style-name="T4"><text:s/>Mr Amorim deplored the fact that circumstances had led to the use of force, but </text:span></text:p>
          </draw:text-box>
        </draw:frame>
        <draw:frame draw:style-name="gr1" draw:text-style-name="P2" draw:layer="layout" svg:width="16.076cm" svg:height="0.475cm" svg:x="2.2cm" svg:y="15.564cm">
          <draw:text-box>
            <text:p text:style-name="P1"><text:span text:style-name="T4">also stated that, when the use of force was contemplated, it “should take place within </text:span></text:p>
          </draw:text-box>
        </draw:frame>
        <draw:frame draw:style-name="gr1" draw:text-style-name="P2" draw:layer="layout" svg:width="4.76cm" svg:height="0.475cm" svg:x="2.2cm" svg:y="16.128cm">
          <draw:text-box>
            <text:p text:style-name="P1"><text:span text:style-name="T4">a multilateral framework”.</text:span></text:p>
          </draw:text-box>
        </draw:frame>
        <draw:frame draw:style-name="gr1" draw:text-style-name="P2" draw:layer="layout" svg:width="16.613cm" svg:height="0.475cm" svg:x="2.2cm" svg:y="17.043cm">
          <draw:text-box>
            <text:p text:style-name="P1"><text:span text:style-name="T6">693. </text:span><text:span text:style-name="T4"><text:s/>Mr Mamour Jagne, Gambian Permanent Representative to the UN, stated that the </text:span></text:p>
          </draw:text-box>
        </draw:frame>
        <draw:frame draw:style-name="gr1" draw:text-style-name="P2" draw:layer="layout" svg:width="16.228cm" svg:height="0.475cm" svg:x="2.2cm" svg:y="17.607cm">
          <draw:text-box>
            <text:p text:style-name="P1"><text:span text:style-name="T4">die was cast, but Gambia “would like to see the unity of the Council restored”. If it was </text:span></text:p>
          </draw:text-box>
        </draw:frame>
        <draw:frame draw:style-name="gr1" draw:text-style-name="P2" draw:layer="layout" svg:width="16.495cm" svg:height="0.475cm" svg:x="2.2cm" svg:y="18.172cm">
          <draw:text-box>
            <text:p text:style-name="P1"><text:span text:style-name="T4">not, the Council’s primary responsibility for maintaining international peace and security </text:span></text:p>
          </draw:text-box>
        </draw:frame>
        <draw:frame draw:style-name="gr1" draw:text-style-name="P2" draw:layer="layout" svg:width="5.637cm" svg:height="0.475cm" svg:x="2.2cm" svg:y="18.736cm">
          <draw:text-box>
            <text:p text:style-name="P1"><text:span text:style-name="T4">would be “seriously impaired”.</text:span></text:p>
          </draw:text-box>
        </draw:frame>
        <draw:frame draw:style-name="gr1" draw:text-style-name="P2" draw:layer="layout" svg:width="7.275cm" svg:height="0.475cm" svg:x="2.2cm" svg:y="19.651cm">
          <draw:text-box>
            <text:p text:style-name="P1"><text:span text:style-name="T6">694. </text:span><text:span text:style-name="T4"><text:s/>Mr Dejammet stated that France:</text:span></text:p>
          </draw:text-box>
        </draw:frame>
        <draw:frame draw:style-name="gr2" draw:text-style-name="P3" draw:layer="layout" svg:width="0.634cm" svg:height="0.712cm" svg:x="2.95cm" svg:y="20.40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61cm" svg:height="0.475cm" svg:x="3.7cm" svg:y="20.565cm">
          <draw:text-box>
            <text:p text:style-name="P1"><text:span text:style-name="T4">deplored “the chain of events that led to American military strikes … and the </text:span></text:p>
          </draw:text-box>
        </draw:frame>
        <draw:frame draw:style-name="gr1" draw:text-style-name="P2" draw:layer="layout" svg:width="9.62cm" svg:height="0.475cm" svg:x="3.7cm" svg:y="21.13cm">
          <draw:text-box>
            <text:p text:style-name="P1"><text:span text:style-name="T4">serious human consequences that they may have”;</text:span></text:p>
          </draw:text-box>
        </draw:frame>
        <draw:frame draw:style-name="gr2" draw:text-style-name="P3" draw:layer="layout" svg:width="0.634cm" svg:height="0.712cm" svg:x="2.95cm" svg:y="21.63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9cm" svg:height="0.475cm" svg:x="3.7cm" svg:y="21.794cm">
          <draw:text-box>
            <text:p text:style-name="P1"><text:span text:style-name="T4">regretted that Iraqi leaders had not been “able to demonstrate the spirit of full </text:span></text:p>
          </draw:text-box>
        </draw:frame>
        <draw:frame draw:style-name="gr1" draw:text-style-name="P2" draw:layer="layout" svg:width="9.493cm" svg:height="0.475cm" svg:x="3.7cm" svg:y="22.358cm">
          <draw:text-box>
            <text:p text:style-name="P1"><text:span text:style-name="T4">co-operation” called for by the February MOU; and</text:span></text:p>
          </draw:text-box>
        </draw:frame>
        <draw:frame draw:style-name="gr2" draw:text-style-name="P3" draw:layer="layout" svg:width="0.634cm" svg:height="0.712cm" svg:x="2.95cm" svg:y="22.86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19cm" svg:height="0.475cm" svg:x="3.7cm" svg:y="23.023cm">
          <draw:text-box>
            <text:p text:style-name="P1"><text:span text:style-name="T4">thanked Mr Annan and supported his “tireless and persistent actions to ensure </text:span></text:p>
          </draw:text-box>
        </draw:frame>
        <draw:frame draw:style-name="gr1" draw:text-style-name="P2" draw:layer="layout" svg:width="12.884cm" svg:height="0.475cm" svg:x="3.7cm" svg:y="23.587cm">
          <draw:text-box>
            <text:p text:style-name="P1"><text:span text:style-name="T4">that the law prevails, despite the obstacles and pitfalls encountered”.</text:span></text:p>
          </draw:text-box>
        </draw:frame>
        <draw:frame draw:style-name="gr1" draw:text-style-name="P2" draw:layer="layout" svg:width="8.409cm" svg:height="0.475cm" svg:x="2.2cm" svg:y="24.502cm">
          <draw:text-box>
            <text:p text:style-name="P1"><text:span text:style-name="T6">695. </text:span><text:span text:style-name="T4"><text:s/>Sir Jeremy Greenstock told the Inquiry:</text:span></text:p>
          </draw:text-box>
        </draw:frame>
      </draw:page>
      <draw:page draw:name="page1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4</text:span></text:p>
          </draw:text-box>
        </draw:frame>
        <draw:frame draw:style-name="gr1" draw:text-style-name="P2" draw:layer="layout" svg:width="14.7cm" svg:height="0.475cm" svg:x="2.95cm" svg:y="2.525cm">
          <draw:text-box>
            <text:p text:style-name="P1"><text:span text:style-name="T4">“</text:span><text:span text:style-name="T4">The US and UK came under intensive criticism from all other members of the </text:span></text:p>
          </draw:text-box>
        </draw:frame>
        <draw:frame draw:style-name="gr1" draw:text-style-name="P2" draw:layer="layout" svg:width="15.97cm" svg:height="0.475cm" svg:x="2.95cm" svg:y="3.09cm">
          <draw:text-box>
            <text:p text:style-name="P1"><text:span text:style-name="T4">Council, and the UN as a whole, for taking matters in their own hands in this way but </text:span></text:p>
          </draw:text-box>
        </draw:frame>
        <draw:frame draw:style-name="gr1" draw:text-style-name="P2" draw:layer="layout" svg:width="10.89cm" svg:height="0.475cm" svg:x="2.95cm" svg:y="3.654cm">
          <draw:text-box>
            <text:p text:style-name="P1"><text:span text:style-name="T4">there was no formal motion of condemnation put forward.”</text:span></text:p>
          </draw:text-box>
        </draw:frame>
        <draw:frame draw:style-name="gr6" draw:text-style-name="P7" draw:layer="layout" svg:width="0.408cm" svg:height="0.276cm" svg:x="13.798cm" svg:y="3.673cm">
          <draw:text-box>
            <text:p text:style-name="P1"><text:span text:style-name="T9">276</text:span></text:p>
          </draw:text-box>
        </draw:frame>
        <draw:frame draw:style-name="gr1" draw:text-style-name="P2" draw:layer="layout" svg:width="14.611cm" svg:height="0.475cm" svg:x="2.2cm" svg:y="4.568cm">
          <draw:text-box>
            <text:p text:style-name="P1"><text:span text:style-name="T6">696. </text:span><text:span text:style-name="T4"><text:s/>The military action was supported by the main political parties in the UK.</text:span></text:p>
          </draw:text-box>
        </draw:frame>
        <draw:frame draw:style-name="gr1" draw:text-style-name="P2" draw:layer="layout" svg:width="14.454cm" svg:height="0.475cm" svg:x="2.2cm" svg:y="5.483cm">
          <draw:text-box>
            <text:p text:style-name="P1"><text:span text:style-name="T6">697. </text:span><text:span text:style-name="T4"><text:s/>Mr Blair made a statement to the House of Commons on 17 December.</text:span></text:p>
          </draw:text-box>
        </draw:frame>
        <draw:frame draw:style-name="gr6" draw:text-style-name="P7" draw:layer="layout" svg:width="0.408cm" svg:height="0.276cm" svg:x="16.577cm" svg:y="5.502cm">
          <draw:text-box>
            <text:p text:style-name="P1"><text:span text:style-name="T9">277</text:span></text:p>
          </draw:text-box>
        </draw:frame>
        <draw:frame draw:style-name="gr1" draw:text-style-name="P2" draw:layer="layout" svg:width="1.679cm" svg:height="0.475cm" svg:x="16.989cm" svg:y="5.483cm">
          <draw:text-box>
            <text:p text:style-name="P1"><text:span text:style-name="T4"><text:s/></text:span><text:span text:style-name="T4">He said </text:span></text:p>
          </draw:text-box>
        </draw:frame>
        <draw:frame draw:style-name="gr1" draw:text-style-name="P2" draw:layer="layout" svg:width="9.121cm" svg:height="0.475cm" svg:x="2.2cm" svg:y="6.047cm">
          <draw:text-box>
            <text:p text:style-name="P1"><text:span text:style-name="T4">that the objectives of the military operation were:</text:span></text:p>
          </draw:text-box>
        </draw:frame>
        <draw:frame draw:style-name="gr1" draw:text-style-name="P2" draw:layer="layout" svg:width="15.031cm" svg:height="0.475cm" svg:x="2.95cm" svg:y="6.962cm">
          <draw:text-box>
            <text:p text:style-name="P1"><text:span text:style-name="T4">“… </text:span><text:span text:style-name="T4">clear and simple: to degrade the ability of Saddam Hussein to build and use </text:span></text:p>
          </draw:text-box>
        </draw:frame>
        <draw:frame draw:style-name="gr1" draw:text-style-name="P2" draw:layer="layout" svg:width="15.941cm" svg:height="0.475cm" svg:x="2.95cm" svg:y="7.526cm">
          <draw:text-box>
            <text:p text:style-name="P1"><text:span text:style-name="T4">weapons of mass destruction, including command and control and delivery systems, </text:span></text:p>
          </draw:text-box>
        </draw:frame>
        <draw:frame draw:style-name="gr1" draw:text-style-name="P2" draw:layer="layout" svg:width="14.256cm" svg:height="0.475cm" svg:x="2.95cm" svg:y="8.091cm">
          <draw:text-box>
            <text:p text:style-name="P1"><text:span text:style-name="T4">and to diminish the threat that Saddam Hussein poses to his neighbours by </text:span></text:p>
          </draw:text-box>
        </draw:frame>
        <draw:frame draw:style-name="gr1" draw:text-style-name="P2" draw:layer="layout" svg:width="6.123cm" svg:height="0.475cm" svg:x="2.95cm" svg:y="8.655cm">
          <draw:text-box>
            <text:p text:style-name="P1"><text:span text:style-name="T4">weakening his military capability.</text:span></text:p>
          </draw:text-box>
        </draw:frame>
        <draw:frame draw:style-name="gr1" draw:text-style-name="P2" draw:layer="layout" svg:width="15.17cm" svg:height="0.475cm" svg:x="2.95cm" svg:y="9.57cm">
          <draw:text-box>
            <text:p text:style-name="P1"><text:span text:style-name="T4">“… </text:span><text:span text:style-name="T4">the action is proportionate to the serious dangers Saddam Hussein poses … </text:span></text:p>
          </draw:text-box>
        </draw:frame>
        <draw:frame draw:style-name="gr1" draw:text-style-name="P2" draw:layer="layout" svg:width="14.848cm" svg:height="0.475cm" svg:x="2.95cm" svg:y="10.134cm">
          <draw:text-box>
            <text:p text:style-name="P1"><text:span text:style-name="T4">The targets, throughout Iraq, have been very carefully selected to reflect these </text:span></text:p>
          </draw:text-box>
        </draw:frame>
        <draw:frame draw:style-name="gr1" draw:text-style-name="P2" draw:layer="layout" svg:width="2.572cm" svg:height="0.475cm" svg:x="2.95cm" svg:y="10.698cm">
          <draw:text-box>
            <text:p text:style-name="P1"><text:span text:style-name="T4">objectives …”</text:span></text:p>
          </draw:text-box>
        </draw:frame>
        <draw:frame draw:style-name="gr1" draw:text-style-name="P2" draw:layer="layout" svg:width="8.528cm" svg:height="0.475cm" svg:x="2.2cm" svg:y="11.613cm">
          <draw:text-box>
            <text:p text:style-name="P1"><text:span text:style-name="T6">698. </text:span><text:span text:style-name="T4"><text:s/>Other points made by Mr Blair included:</text:span></text:p>
          </draw:text-box>
        </draw:frame>
        <draw:frame draw:style-name="gr2" draw:text-style-name="P3" draw:layer="layout" svg:width="0.634cm" svg:height="0.712cm" svg:x="2.95cm" svg:y="12.37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83cm" svg:height="0.475cm" svg:x="3.7cm" svg:y="12.527cm">
          <draw:text-box>
            <text:p text:style-name="P1"><text:span text:style-name="T4">The inspectors had been “constantly harassed, threatened, deceived and </text:span></text:p>
          </draw:text-box>
        </draw:frame>
        <draw:frame draw:style-name="gr1" draw:text-style-name="P2" draw:layer="layout" svg:width="14.645cm" svg:height="0.475cm" svg:x="3.7cm" svg:y="13.092cm">
          <draw:text-box>
            <text:p text:style-name="P1"><text:span text:style-name="T4">lied to. A special and elaborate mechanism to conceal Iraqi capability was out </text:span></text:p>
          </draw:text-box>
        </draw:frame>
        <draw:frame draw:style-name="gr1" draw:text-style-name="P2" draw:layer="layout" svg:width="13.887cm" svg:height="0.475cm" svg:x="3.7cm" svg:y="13.656cm">
          <draw:text-box>
            <text:p text:style-name="P1"><text:span text:style-name="T4">in place involving organisations close to Saddam, in particular his Special </text:span></text:p>
          </draw:text-box>
        </draw:frame>
        <draw:frame draw:style-name="gr1" draw:text-style-name="P2" draw:layer="layout" svg:width="3.685cm" svg:height="0.475cm" svg:x="3.7cm" svg:y="14.221cm">
          <draw:text-box>
            <text:p text:style-name="P1"><text:span text:style-name="T4">Republican Guard.”</text:span></text:p>
          </draw:text-box>
        </draw:frame>
        <draw:frame draw:style-name="gr2" draw:text-style-name="P3" draw:layer="layout" svg:width="0.634cm" svg:height="0.712cm" svg:x="2.95cm" svg:y="14.72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7cm" svg:height="0.475cm" svg:x="3.7cm" svg:y="14.885cm">
          <draw:text-box>
            <text:p text:style-name="P1"><text:span text:style-name="T4">UNSCOM had achieved a huge amount, but “too much” remained “unaccounted </text:span></text:p>
          </draw:text-box>
        </draw:frame>
        <draw:frame draw:style-name="gr1" draw:text-style-name="P2" draw:layer="layout" svg:width="15.246cm" svg:height="0.475cm" svg:x="3.7cm" svg:y="15.45cm">
          <draw:text-box>
            <text:p text:style-name="P1"><text:span text:style-name="T4">for”, and Iraq had “consistently sought to frustrate attempts to look at the records </text:span></text:p>
          </draw:text-box>
        </draw:frame>
        <draw:frame draw:style-name="gr1" draw:text-style-name="P2" draw:layer="layout" svg:width="7.063cm" svg:height="0.475cm" svg:x="3.7cm" svg:y="16.014cm">
          <draw:text-box>
            <text:p text:style-name="P1"><text:span text:style-name="T4">and destroy the remaining capability”.</text:span></text:p>
          </draw:text-box>
        </draw:frame>
        <draw:frame draw:style-name="gr2" draw:text-style-name="P3" draw:layer="layout" svg:width="0.634cm" svg:height="0.712cm" svg:x="2.95cm" svg:y="16.52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42cm" svg:height="0.475cm" svg:x="3.7cm" svg:y="16.678cm">
          <draw:text-box>
            <text:p text:style-name="P1"><text:span text:style-name="T4">A report by the UN Special Rapporteur on Human Rights in October 1998 had </text:span></text:p>
          </draw:text-box>
        </draw:frame>
        <draw:frame draw:style-name="gr1" draw:text-style-name="P2" draw:layer="layout" svg:width="13.316cm" svg:height="0.475cm" svg:x="3.7cm" svg:y="17.243cm">
          <draw:text-box>
            <text:p text:style-name="P1"><text:span text:style-name="T4">“</text:span><text:span text:style-name="T4">documented massive and extremely grave violations of human rights”.</text:span></text:p>
          </draw:text-box>
        </draw:frame>
        <draw:frame draw:style-name="gr2" draw:text-style-name="P3" draw:layer="layout" svg:width="0.634cm" svg:height="0.712cm" svg:x="2.95cm" svg:y="17.75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31cm" svg:height="0.475cm" svg:x="3.7cm" svg:y="17.907cm">
          <draw:text-box>
            <text:p text:style-name="P1"><text:span text:style-name="T4">Saddam Hussein’s obstruction had begun “in real earnest” after “the full extent </text:span></text:p>
          </draw:text-box>
        </draw:frame>
        <draw:frame draw:style-name="gr1" draw:text-style-name="P2" draw:layer="layout" svg:width="15.035cm" svg:height="0.475cm" svg:x="3.7cm" svg:y="18.472cm">
          <draw:text-box>
            <text:p text:style-name="P1"><text:span text:style-name="T4">of the weapons programme was uncovered in 1996 and early 1997”. It included </text:span></text:p>
          </draw:text-box>
        </draw:frame>
        <draw:frame draw:style-name="gr1" draw:text-style-name="P2" draw:layer="layout" svg:width="15.166cm" svg:height="0.475cm" svg:x="3.7cm" svg:y="19.036cm">
          <draw:text-box>
            <text:p text:style-name="P1"><text:span text:style-name="T4">casting doubt on the independence of the inspectors and seeking to exclude US </text:span></text:p>
          </draw:text-box>
        </draw:frame>
        <draw:frame draw:style-name="gr1" draw:text-style-name="P2" draw:layer="layout" svg:width="3.359cm" svg:height="0.475cm" svg:x="3.7cm" svg:y="19.601cm">
          <draw:text-box>
            <text:p text:style-name="P1"><text:span text:style-name="T4">and UK nationals.</text:span></text:p>
          </draw:text-box>
        </draw:frame>
        <draw:frame draw:style-name="gr2" draw:text-style-name="P3" draw:layer="layout" svg:width="0.634cm" svg:height="0.712cm" svg:x="2.95cm" svg:y="20.10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68cm" svg:height="0.475cm" svg:x="3.7cm" svg:y="20.265cm">
          <draw:text-box>
            <text:p text:style-name="P1"><text:span text:style-name="T4">Saddam Hussein had been given a “last chance” in mid-November, and warned </text:span></text:p>
          </draw:text-box>
        </draw:frame>
        <draw:frame draw:style-name="gr1" draw:text-style-name="P2" draw:layer="layout" svg:width="15.221cm" svg:height="0.475cm" svg:x="3.7cm" svg:y="20.83cm">
          <draw:text-box>
            <text:p text:style-name="P1"><text:span text:style-name="T4">that, if he broke his word and obstructed the work of the inspectors, “there would </text:span></text:p>
          </draw:text-box>
        </draw:frame>
        <draw:frame draw:style-name="gr1" draw:text-style-name="P2" draw:layer="layout" svg:width="12.698cm" svg:height="0.475cm" svg:x="3.7cm" svg:y="21.394cm">
          <draw:text-box>
            <text:p text:style-name="P1"><text:span text:style-name="T4">be no further warnings or diplomatic arguments … we would strike”.</text:span></text:p>
          </draw:text-box>
        </draw:frame>
        <draw:frame draw:style-name="gr2" draw:text-style-name="P3" draw:layer="layout" svg:width="0.634cm" svg:height="0.712cm" svg:x="2.95cm" svg:y="21.90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29cm" svg:height="0.475cm" svg:x="3.7cm" svg:y="22.058cm">
          <draw:text-box>
            <text:p text:style-name="P1"><text:span text:style-name="T4">Saddam Hussein was “a man to whom a last chance to do right is just a further </text:span></text:p>
          </draw:text-box>
        </draw:frame>
        <draw:frame draw:style-name="gr1" draw:text-style-name="P2" draw:layer="layout" svg:width="8.816cm" svg:height="0.475cm" svg:x="3.7cm" svg:y="22.623cm">
          <draw:text-box>
            <text:p text:style-name="P1"><text:span text:style-name="T4">opportunity to do wrong. He is blind to reason.”</text:span></text:p>
          </draw:text-box>
        </draw:frame>
        <draw:frame draw:style-name="gr2" draw:text-style-name="P3" draw:layer="layout" svg:width="0.634cm" svg:height="0.712cm" svg:x="2.95cm" svg:y="23.13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85cm" svg:height="0.475cm" svg:x="3.7cm" svg:y="23.287cm">
          <draw:text-box>
            <text:p text:style-name="P1"><text:span text:style-name="T4">Saddam Hussein’s attitude was “as much deliberate obstruction as he thought </text:span></text:p>
          </draw:text-box>
        </draw:frame>
        <draw:frame draw:style-name="gr1" draw:text-style-name="P2" draw:layer="layout" svg:width="14.036cm" svg:height="0.475cm" svg:x="3.7cm" svg:y="23.852cm">
          <draw:text-box>
            <text:p text:style-name="P1"><text:span text:style-name="T4">he could get away”, which he had used “deliberately to try to blackmail the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8.57cm" svg:height="0.475cm" svg:x="3.7cm" svg:y="24.416cm">
          <draw:text-box>
            <text:p text:style-name="P1"><text:span text:style-name="T4">international community into lifting sanctions”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76 </text:span></text:p>
          </draw:text-box>
        </draw:frame>
        <draw:frame draw:style-name="gr4" draw:text-style-name="P5" draw:layer="layout" svg:width="5.654cm" svg:height="0.395cm" svg:x="2.646cm" svg:y="26.357cm">
          <draw:text-box>
            <text:p text:style-name="P1"><text:span text:style-name="T11">Statement, November 2009, page 1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277 </text:span></text:p>
          </draw:text-box>
        </draw:frame>
        <draw:frame draw:style-name="gr4" draw:text-style-name="P5" draw:layer="layout" svg:width="12.051cm" svg:height="0.395cm" svg:x="2.646cm" svg:y="26.781cm">
          <draw:text-box>
            <text:p text:style-name="P1"><text:span text:style-name="T11">House of Commons, </text:span><text:span text:style-name="T13">Official Report</text:span><text:span text:style-name="T11">, 17 December 1998, columns 1097-1102.</text:span></text:p>
          </draw:text-box>
        </draw:frame>
      </draw:page>
      <draw:page draw:name="page135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47cm" svg:height="0.475cm" svg:x="3.7cm" svg:y="2.525cm">
          <draw:text-box>
            <text:p text:style-name="P1"><text:span text:style-name="T4">There had been “a stark choice” between letting “the process continue further, </text:span></text:p>
          </draw:text-box>
        </draw:frame>
        <draw:frame draw:style-name="gr1" draw:text-style-name="P2" draw:layer="layout" svg:width="14.412cm" svg:height="0.475cm" svg:x="3.7cm" svg:y="3.09cm">
          <draw:text-box>
            <text:p text:style-name="P1"><text:span text:style-name="T4">with UNSCOM more and more emasculated” or, “having tried every possible </text:span></text:p>
          </draw:text-box>
        </draw:frame>
        <draw:frame draw:style-name="gr1" draw:text-style-name="P2" draw:layer="layout" svg:width="14.497cm" svg:height="0.475cm" svg:x="3.7cm" svg:y="3.654cm">
          <draw:text-box>
            <text:p text:style-name="P1"><text:span text:style-name="T4">diplomatic avenue and shown endless patience”, tackling Saddam Hussein’s </text:span></text:p>
          </draw:text-box>
        </draw:frame>
        <draw:frame draw:style-name="gr1" draw:text-style-name="P2" draw:layer="layout" svg:width="14.658cm" svg:height="0.475cm" svg:x="3.7cm" svg:y="4.218cm">
          <draw:text-box>
            <text:p text:style-name="P1"><text:span text:style-name="T4">“</text:span><text:span text:style-name="T4">remaining capability through direct action”. In Mr Blair’s view, there was “only </text:span></text:p>
          </draw:text-box>
        </draw:frame>
        <draw:frame draw:style-name="gr1" draw:text-style-name="P2" draw:layer="layout" svg:width="4.608cm" svg:height="0.475cm" svg:x="3.7cm" svg:y="4.783cm">
          <draw:text-box>
            <text:p text:style-name="P1"><text:span text:style-name="T4">one responsible choice”.</text:span></text:p>
          </draw:text-box>
        </draw:frame>
        <draw:frame draw:style-name="gr1" draw:text-style-name="P2" draw:layer="layout" svg:width="16.067cm" svg:height="0.475cm" svg:x="2.2cm" svg:y="5.697cm">
          <draw:text-box>
            <text:p text:style-name="P1"><text:span text:style-name="T6">699. </text:span><text:span text:style-name="T4"><text:s/>Addressing the issue of whether the objective was to remove Saddam Hussein, </text:span></text:p>
          </draw:text-box>
        </draw:frame>
        <draw:frame draw:style-name="gr1" draw:text-style-name="P2" draw:layer="layout" svg:width="2.855cm" svg:height="0.475cm" svg:x="2.2cm" svg:y="6.262cm">
          <draw:text-box>
            <text:p text:style-name="P1"><text:span text:style-name="T4">Mr Blair stated:</text:span></text:p>
          </draw:text-box>
        </draw:frame>
        <draw:frame draw:style-name="gr1" draw:text-style-name="P2" draw:layer="layout" svg:width="14.743cm" svg:height="0.475cm" svg:x="2.95cm" svg:y="7.176cm">
          <draw:text-box>
            <text:p text:style-name="P1"><text:span text:style-name="T4">“</text:span><text:span text:style-name="T4">The answer is: it cannot be. No one would be better pleased if his evil regime </text:span></text:p>
          </draw:text-box>
        </draw:frame>
        <draw:frame draw:style-name="gr1" draw:text-style-name="P2" draw:layer="layout" svg:width="14.222cm" svg:height="0.475cm" svg:x="2.95cm" svg:y="7.741cm">
          <draw:text-box>
            <text:p text:style-name="P1"><text:span text:style-name="T4">disappeared as a direct or indirect result of our action … Even if there were </text:span></text:p>
          </draw:text-box>
        </draw:frame>
        <draw:frame draw:style-name="gr1" draw:text-style-name="P2" draw:layer="layout" svg:width="15.022cm" svg:height="0.475cm" svg:x="2.95cm" svg:y="8.305cm">
          <draw:text-box>
            <text:p text:style-name="P1"><text:span text:style-name="T4">legal authority to do so, removing Saddam through military action would require </text:span></text:p>
          </draw:text-box>
        </draw:frame>
        <draw:frame draw:style-name="gr1" draw:text-style-name="P2" draw:layer="layout" svg:width="14.73cm" svg:height="0.475cm" svg:x="2.95cm" svg:y="8.87cm">
          <draw:text-box>
            <text:p text:style-name="P1"><text:span text:style-name="T4">the insertion of ground troops on a massive scale – hundreds of thousands … </text:span></text:p>
          </draw:text-box>
        </draw:frame>
        <draw:frame draw:style-name="gr1" draw:text-style-name="P2" draw:layer="layout" svg:width="15.284cm" svg:height="0.475cm" svg:x="2.95cm" svg:y="9.434cm">
          <draw:text-box>
            <text:p text:style-name="P1"><text:span text:style-name="T4">Even then, there would be no absolute guarantee of success. I cannot make that </text:span></text:p>
          </draw:text-box>
        </draw:frame>
        <draw:frame draw:style-name="gr1" draw:text-style-name="P2" draw:layer="layout" svg:width="4.798cm" svg:height="0.475cm" svg:x="2.95cm" svg:y="9.998cm">
          <draw:text-box>
            <text:p text:style-name="P1"><text:span text:style-name="T4">commitment responsibly.”</text:span></text:p>
          </draw:text-box>
        </draw:frame>
        <draw:frame draw:style-name="gr1" draw:text-style-name="P2" draw:layer="layout" svg:width="4.701cm" svg:height="0.475cm" svg:x="2.2cm" svg:y="10.913cm">
          <draw:text-box>
            <text:p text:style-name="P1"><text:span text:style-name="T6">700. </text:span><text:span text:style-name="T4"><text:s/>Mr Blair concluded:</text:span></text:p>
          </draw:text-box>
        </draw:frame>
        <draw:frame draw:style-name="gr1" draw:text-style-name="P2" draw:layer="layout" svg:width="15.509cm" svg:height="0.475cm" svg:x="2.95cm" svg:y="11.827cm">
          <draw:text-box>
            <text:p text:style-name="P1"><text:span text:style-name="T4">“</text:span><text:span text:style-name="T4">Whatever the risks we face today, they are as nothing compared to the risks if we </text:span></text:p>
          </draw:text-box>
        </draw:frame>
        <draw:frame draw:style-name="gr1" draw:text-style-name="P2" draw:layer="layout" svg:width="15.204cm" svg:height="0.475cm" svg:x="2.95cm" svg:y="12.392cm">
          <draw:text-box>
            <text:p text:style-name="P1"><text:span text:style-name="T4">do not halt Saddam Hussein’s programme of developing chemical and biological </text:span></text:p>
          </draw:text-box>
        </draw:frame>
        <draw:frame draw:style-name="gr1" draw:text-style-name="P2" draw:layer="layout" svg:width="5.764cm" svg:height="0.475cm" svg:x="2.95cm" svg:y="12.956cm">
          <draw:text-box>
            <text:p text:style-name="P1"><text:span text:style-name="T4">weapons of mass destruction.”</text:span></text:p>
          </draw:text-box>
        </draw:frame>
        <draw:frame draw:style-name="gr1" draw:text-style-name="P2" draw:layer="layout" svg:width="16.27cm" svg:height="0.475cm" svg:x="2.2cm" svg:y="13.871cm">
          <draw:text-box>
            <text:p text:style-name="P1"><text:span text:style-name="T6">701. </text:span><text:span text:style-name="T4"><text:s/>Mr Hague supported the action, adding that the Conservative party believed that </text:span></text:p>
          </draw:text-box>
        </draw:frame>
        <draw:frame draw:style-name="gr1" draw:text-style-name="P2" draw:layer="layout" svg:width="16.339cm" svg:height="0.475cm" svg:x="2.2cm" svg:y="14.435cm">
          <draw:text-box>
            <text:p text:style-name="P1"><text:span text:style-name="T4">“</text:span><text:span text:style-name="T4">the overall objective” of policy towards Iraq should be “to remove Saddam from power </text:span></text:p>
          </draw:text-box>
        </draw:frame>
        <draw:frame draw:style-name="gr1" draw:text-style-name="P2" draw:layer="layout" svg:width="8.922cm" svg:height="0.475cm" svg:x="2.2cm" svg:y="15cm">
          <draw:text-box>
            <text:p text:style-name="P1"><text:span text:style-name="T4">rather than temporarily checking his ambitions”.</text:span></text:p>
          </draw:text-box>
        </draw:frame>
        <draw:frame draw:style-name="gr1" draw:text-style-name="P2" draw:layer="layout" svg:width="16.228cm" svg:height="0.475cm" svg:x="2.2cm" svg:y="15.914cm">
          <draw:text-box>
            <text:p text:style-name="P1"><text:span text:style-name="T6">702. </text:span><text:span text:style-name="T4"><text:s/>Mr Blair agreed that “a broad objective” was “to remove Saddam Hussein and to </text:span></text:p>
          </draw:text-box>
        </draw:frame>
        <draw:frame draw:style-name="gr1" draw:text-style-name="P2" draw:layer="layout" svg:width="16.076cm" svg:height="0.475cm" svg:x="2.2cm" svg:y="16.478cm">
          <draw:text-box>
            <text:p text:style-name="P1"><text:span text:style-name="T4">do all that we can to achieve that”, but he did not think he could “responsibly” make a </text:span></text:p>
          </draw:text-box>
        </draw:frame>
        <draw:frame draw:style-name="gr1" draw:text-style-name="P2" draw:layer="layout" svg:width="16.216cm" svg:height="0.475cm" svg:x="2.2cm" svg:y="17.043cm">
          <draw:text-box>
            <text:p text:style-name="P1"><text:span text:style-name="T4">commitment to that outcome as an “objective of this military action”. Mr Blair expected </text:span></text:p>
          </draw:text-box>
        </draw:frame>
        <draw:frame draw:style-name="gr1" draw:text-style-name="P2" draw:layer="layout" svg:width="16.368cm" svg:height="0.475cm" svg:x="2.2cm" svg:y="17.607cm">
          <draw:text-box>
            <text:p text:style-name="P1"><text:span text:style-name="T4">that military action would “significantly degrade and diminish Saddam as a threat to his </text:span></text:p>
          </draw:text-box>
        </draw:frame>
        <draw:frame draw:style-name="gr1" draw:text-style-name="P2" draw:layer="layout" svg:width="8.858cm" svg:height="0.475cm" svg:x="2.2cm" svg:y="18.172cm">
          <draw:text-box>
            <text:p text:style-name="P1"><text:span text:style-name="T4">neighbours and his weapon-making capability”.</text:span></text:p>
          </draw:text-box>
        </draw:frame>
        <draw:frame draw:style-name="gr1" draw:text-style-name="P2" draw:layer="layout" svg:width="16.347cm" svg:height="0.475cm" svg:x="2.2cm" svg:y="19.086cm">
          <draw:text-box>
            <text:p text:style-name="P1"><text:span text:style-name="T6">703. </text:span><text:span text:style-name="T4"><text:s/>Mr Menzies Campbell stated that the Liberal Democrats supported the action “as </text:span></text:p>
          </draw:text-box>
        </draw:frame>
        <draw:frame draw:style-name="gr1" draw:text-style-name="P2" draw:layer="layout" svg:width="16.402cm" svg:height="0.475cm" svg:x="2.2cm" svg:y="19.651cm">
          <draw:text-box>
            <text:p text:style-name="P1"><text:span text:style-name="T4">a painful necessity and last resort to which we have been driven when all other options </text:span></text:p>
          </draw:text-box>
        </draw:frame>
        <draw:frame draw:style-name="gr1" draw:text-style-name="P2" draw:layer="layout" svg:width="16.237cm" svg:height="0.475cm" svg:x="2.2cm" svg:y="20.215cm">
          <draw:text-box>
            <text:p text:style-name="P1"><text:span text:style-name="T4">have been exhausted”. Without Saddam Hussein’s “repeated defiance and deception, </text:span></text:p>
          </draw:text-box>
        </draw:frame>
        <draw:frame draw:style-name="gr1" draw:text-style-name="P2" draw:layer="layout" svg:width="10.941cm" svg:height="0.475cm" svg:x="2.2cm" svg:y="20.78cm">
          <draw:text-box>
            <text:p text:style-name="P1"><text:span text:style-name="T4">the issue … could have been resolved several years ago”.</text:span></text:p>
          </draw:text-box>
        </draw:frame>
        <draw:frame draw:style-name="gr1" draw:text-style-name="P2" draw:layer="layout" svg:width="15.555cm" svg:height="0.475cm" svg:x="2.2cm" svg:y="21.694cm">
          <draw:text-box>
            <text:p text:style-name="P1"><text:span text:style-name="T6">704. </text:span><text:span text:style-name="T4"><text:s/>The Rev. Martin Smyth stated that “the greater number of people in Northern </text:span></text:p>
          </draw:text-box>
        </draw:frame>
        <draw:frame draw:style-name="gr1" draw:text-style-name="P2" draw:layer="layout" svg:width="8.388cm" svg:height="0.475cm" svg:x="2.2cm" svg:y="22.258cm">
          <draw:text-box>
            <text:p text:style-name="P1"><text:span text:style-name="T4">Ireland support the attacks whole-heartedly”.</text:span></text:p>
          </draw:text-box>
        </draw:frame>
        <draw:frame draw:style-name="gr1" draw:text-style-name="P2" draw:layer="layout" svg:width="13.849cm" svg:height="0.475cm" svg:x="2.2cm" svg:y="23.173cm">
          <draw:text-box>
            <text:p text:style-name="P1"><text:span text:style-name="T6">705. </text:span><text:span text:style-name="T4"><text:s/>Mr Blair’s statement was followed by a debate on the military action.</text:span></text:p>
          </draw:text-box>
        </draw:frame>
        <draw:frame draw:style-name="gr6" draw:text-style-name="P7" draw:layer="layout" svg:width="0.408cm" svg:height="0.276cm" svg:x="15.973cm" svg:y="23.192cm">
          <draw:text-box>
            <text:p text:style-name="P1"><text:span text:style-name="T9">278</text:span></text:p>
          </draw:text-box>
        </draw:frame>
        <draw:frame draw:style-name="gr1" draw:text-style-name="P2" draw:layer="layout" svg:width="16.33cm" svg:height="0.475cm" svg:x="2.2cm" svg:y="24.087cm">
          <draw:text-box>
            <text:p text:style-name="P1"><text:span text:style-name="T6">706. </text:span><text:span text:style-name="T4"><text:s/>Mr Cook stated that action had been taken because of Saddam Hussein’s failure </text:span></text:p>
          </draw:text-box>
        </draw:frame>
        <draw:frame draw:style-name="gr1" draw:text-style-name="P2" draw:layer="layout" svg:width="16.474cm" svg:height="0.475cm" svg:x="2.2cm" svg:y="24.652cm">
          <draw:text-box>
            <text:p text:style-name="P1"><text:span text:style-name="T4">to keep the commitments he had made, and “with the full authority of repeated Security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15.86cm" svg:height="0.475cm" svg:x="2.2cm" svg:y="25.216cm">
          <draw:text-box>
            <text:p text:style-name="P1"><text:span text:style-name="T4">Council resolutions, supported by all members of the Council”. The background was 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278 </text:span></text:p>
          </draw:text-box>
        </draw:frame>
        <draw:frame draw:style-name="gr4" draw:text-style-name="P5" draw:layer="layout" svg:width="12cm" svg:height="0.395cm" svg:x="2.646cm" svg:y="26.781cm">
          <draw:text-box>
            <text:p text:style-name="P1"><text:span text:style-name="T11">House of Commons, </text:span><text:span text:style-name="T13">Official Report</text:span><text:span text:style-name="T11">, 17 December 1998, columns 1112-1193.</text:span></text:p>
          </draw:text-box>
        </draw:frame>
      </draw:page>
      <draw:page draw:name="page1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6</text:span></text:p>
          </draw:text-box>
        </draw:frame>
        <draw:frame draw:style-name="gr1" draw:text-style-name="P2" draw:layer="layout" svg:width="15.987cm" svg:height="0.475cm" svg:x="2.2cm" svg:y="2.525cm">
          <draw:text-box>
            <text:p text:style-name="P1"><text:span text:style-name="T4">“</text:span><text:span text:style-name="T4">the 10 months since Saddam first threw out the inspectors last February” when “two </text:span></text:p>
          </draw:text-box>
        </draw:frame>
        <draw:frame draw:style-name="gr1" draw:text-style-name="P2" draw:layer="layout" svg:width="13.985cm" svg:height="0.475cm" svg:x="2.2cm" svg:y="3.09cm">
          <draw:text-box>
            <text:p text:style-name="P1"><text:span text:style-name="T4">successive resolutions have given us the authority to carry out this action”.</text:span></text:p>
          </draw:text-box>
        </draw:frame>
        <draw:frame draw:style-name="gr1" draw:text-style-name="P2" draw:layer="layout" svg:width="15.53cm" svg:height="0.475cm" svg:x="2.2cm" svg:y="4.004cm">
          <draw:text-box>
            <text:p text:style-name="P1"><text:span text:style-name="T6">707. </text:span><text:span text:style-name="T4"><text:s/>Mr Cook described the threat as, “not an arsenal of completed weapons” but </text:span></text:p>
          </draw:text-box>
        </draw:frame>
        <draw:frame draw:style-name="gr1" draw:text-style-name="P2" draw:layer="layout" svg:width="15.399cm" svg:height="0.475cm" svg:x="2.2cm" svg:y="4.568cm">
          <draw:text-box>
            <text:p text:style-name="P1"><text:span text:style-name="T4">the “capacity to produce weapons of terror … within months if we turn our backs”. </text:span></text:p>
          </draw:text-box>
        </draw:frame>
        <draw:frame draw:style-name="gr1" draw:text-style-name="P2" draw:layer="layout" svg:width="15.881cm" svg:height="0.475cm" svg:x="2.2cm" svg:y="5.133cm">
          <draw:text-box>
            <text:p text:style-name="P1"><text:span text:style-name="T4">The Government had two objectives. The first was “to defeat Saddam’s ambitions to </text:span></text:p>
          </draw:text-box>
        </draw:frame>
        <draw:frame draw:style-name="gr1" draw:text-style-name="P2" draw:layer="layout" svg:width="16.224cm" svg:height="0.475cm" svg:x="2.2cm" svg:y="5.697cm">
          <draw:text-box>
            <text:p text:style-name="P1"><text:span text:style-name="T4">continue to develop such weapons, with which he could terrorise his neighbours”. The </text:span></text:p>
          </draw:text-box>
        </draw:frame>
        <draw:frame draw:style-name="gr1" draw:text-style-name="P2" draw:layer="layout" svg:width="15.932cm" svg:height="0.475cm" svg:x="2.2cm" svg:y="6.262cm">
          <draw:text-box>
            <text:p text:style-name="P1"><text:span text:style-name="T4">second was “to reduce the threat to Saddam’s neighbours by diminishing his military </text:span></text:p>
          </draw:text-box>
        </draw:frame>
        <draw:frame draw:style-name="gr1" draw:text-style-name="P2" draw:layer="layout" svg:width="2.665cm" svg:height="0.475cm" svg:x="2.2cm" svg:y="6.826cm">
          <draw:text-box>
            <text:p text:style-name="P1"><text:span text:style-name="T4">war machine”.</text:span></text:p>
          </draw:text-box>
        </draw:frame>
        <draw:frame draw:style-name="gr1" draw:text-style-name="P2" draw:layer="layout" svg:width="15.635cm" svg:height="0.475cm" svg:x="2.2cm" svg:y="7.741cm">
          <draw:text-box>
            <text:p text:style-name="P1"><text:span text:style-name="T6">708. </text:span><text:span text:style-name="T4"><text:s/>In the debate that followed the statement, the majority of speakers supported </text:span></text:p>
          </draw:text-box>
        </draw:frame>
        <draw:frame draw:style-name="gr1" draw:text-style-name="P2" draw:layer="layout" svg:width="2.711cm" svg:height="0.475cm" svg:x="2.2cm" svg:y="8.305cm">
          <draw:text-box>
            <text:p text:style-name="P1"><text:span text:style-name="T4">military action.</text:span></text:p>
          </draw:text-box>
        </draw:frame>
        <draw:frame draw:style-name="gr1" draw:text-style-name="P2" draw:layer="layout" svg:width="15.085cm" svg:height="0.475cm" svg:x="2.2cm" svg:y="9.22cm">
          <draw:text-box>
            <text:p text:style-name="P1"><text:span text:style-name="T6">709. </text:span><text:span text:style-name="T4"><text:s/>There was, however, a significant minority which spoke against the action, </text:span></text:p>
          </draw:text-box>
        </draw:frame>
        <draw:frame draw:style-name="gr1" draw:text-style-name="P2" draw:layer="layout" svg:width="16.144cm" svg:height="0.475cm" svg:x="2.2cm" svg:y="9.784cm">
          <draw:text-box>
            <text:p text:style-name="P1"><text:span text:style-name="T4">questioning the legal basis for the action, whether it would help to disarm Iraq, and its </text:span></text:p>
          </draw:text-box>
        </draw:frame>
        <draw:frame draw:style-name="gr1" draw:text-style-name="P2" draw:layer="layout" svg:width="16.207cm" svg:height="0.475cm" svg:x="2.2cm" svg:y="10.348cm">
          <draw:text-box>
            <text:p text:style-name="P1"><text:span text:style-name="T4">potential impact on radicalising opinion in the region. A procedural device was used to </text:span></text:p>
          </draw:text-box>
        </draw:frame>
        <draw:frame draw:style-name="gr1" draw:text-style-name="P2" draw:layer="layout" svg:width="2.415cm" svg:height="0.475cm" svg:x="2.2cm" svg:y="10.913cm">
          <draw:text-box>
            <text:p text:style-name="P1"><text:span text:style-name="T4">avoid a vote.</text:span></text:p>
          </draw:text-box>
        </draw:frame>
        <draw:frame draw:style-name="gr1" draw:text-style-name="P2" draw:layer="layout" svg:width="16.41cm" svg:height="0.475cm" svg:x="2.2cm" svg:y="11.827cm">
          <draw:text-box>
            <text:p text:style-name="P1"><text:span text:style-name="T6">710. </text:span><text:span text:style-name="T4"><text:s/>At a press conference on 20 December, Mr Blair explicitly rejected what he called </text:span></text:p>
          </draw:text-box>
        </draw:frame>
        <draw:frame draw:style-name="gr1" draw:text-style-name="P2" draw:layer="layout" svg:width="14.887cm" svg:height="0.475cm" svg:x="2.2cm" svg:y="12.392cm">
          <draw:text-box>
            <text:p text:style-name="P1"><text:span text:style-name="T4">“</text:span><text:span text:style-name="T4">an ‘if you can’t remove him [Saddam Hussein], do nothing’ fallacy”. He argued:</text:span></text:p>
          </draw:text-box>
        </draw:frame>
        <draw:frame draw:style-name="gr1" draw:text-style-name="P2" draw:layer="layout" svg:width="15.086cm" svg:height="0.475cm" svg:x="2.95cm" svg:y="13.306cm">
          <draw:text-box>
            <text:p text:style-name="P1"><text:span text:style-name="T4">“</text:span><text:span text:style-name="T4">I do not accept that for instance we could only guarantee to bring him [Saddam </text:span></text:p>
          </draw:text-box>
        </draw:frame>
        <draw:frame draw:style-name="gr1" draw:text-style-name="P2" draw:layer="layout" svg:width="15.246cm" svg:height="0.475cm" svg:x="2.95cm" svg:y="13.871cm">
          <draw:text-box>
            <text:p text:style-name="P1"><text:span text:style-name="T4">Hussein] down by a land war in Iraq … But just because we can’t get in the cage </text:span></text:p>
          </draw:text-box>
        </draw:frame>
        <draw:frame draw:style-name="gr1" draw:text-style-name="P2" draw:layer="layout" svg:width="15.466cm" svg:height="0.475cm" svg:x="2.95cm" svg:y="14.435cm">
          <draw:text-box>
            <text:p text:style-name="P1"><text:span text:style-name="T4">and strike him down it doesn’t mean we should leave the cage untouched and the </text:span></text:p>
          </draw:text-box>
        </draw:frame>
        <draw:frame draw:style-name="gr1" draw:text-style-name="P2" draw:layer="layout" svg:width="15.729cm" svg:height="0.475cm" svg:x="2.95cm" svg:y="15cm">
          <draw:text-box>
            <text:p text:style-name="P1"><text:span text:style-name="T4">bars too fragile to hold him. What we have done is put him back securely and firmly </text:span></text:p>
          </draw:text-box>
        </draw:frame>
        <draw:frame draw:style-name="gr1" draw:text-style-name="P2" draw:layer="layout" svg:width="2.627cm" svg:height="0.475cm" svg:x="2.95cm" svg:y="15.564cm">
          <draw:text-box>
            <text:p text:style-name="P1"><text:span text:style-name="T4">in the cage …</text:span></text:p>
          </draw:text-box>
        </draw:frame>
        <draw:frame draw:style-name="gr1" draw:text-style-name="P2" draw:layer="layout" svg:width="15.424cm" svg:height="0.475cm" svg:x="2.95cm" svg:y="16.478cm">
          <draw:text-box>
            <text:p text:style-name="P1"><text:span text:style-name="T4">“</text:span><text:span text:style-name="T4">We have reduced the danger Saddam poses consistent with common sense and </text:span></text:p>
          </draw:text-box>
        </draw:frame>
        <draw:frame draw:style-name="gr1" draw:text-style-name="P2" draw:layer="layout" svg:width="5.463cm" svg:height="0.475cm" svg:x="2.95cm" svg:y="17.043cm">
          <draw:text-box>
            <text:p text:style-name="P1"><text:span text:style-name="T4">a proportionate use of force.”</text:span></text:p>
          </draw:text-box>
        </draw:frame>
        <draw:frame draw:style-name="gr6" draw:text-style-name="P7" draw:layer="layout" svg:width="0.408cm" svg:height="0.276cm" svg:x="8.386cm" svg:y="17.062cm">
          <draw:text-box>
            <text:p text:style-name="P1"><text:span text:style-name="T9">279</text:span></text:p>
          </draw:text-box>
        </draw:frame>
        <draw:frame draw:style-name="gr1" draw:text-style-name="P2" draw:layer="layout" svg:width="8.926cm" svg:height="0.475cm" svg:x="2.2cm" svg:y="17.957cm">
          <draw:text-box>
            <text:p text:style-name="P1"><text:span text:style-name="T6">711. </text:span><text:span text:style-name="T4"><text:s/>In Mr Blair’s view, military action had sent:</text:span></text:p>
          </draw:text-box>
        </draw:frame>
        <draw:frame draw:style-name="gr1" draw:text-style-name="P2" draw:layer="layout" svg:width="15.42cm" svg:height="0.475cm" svg:x="2.95cm" svg:y="18.872cm">
          <draw:text-box>
            <text:p text:style-name="P1"><text:span text:style-name="T4">“… </text:span><text:span text:style-name="T4">a very clear message indeed to Saddam Hussein that we will not sit by; it also </text:span></text:p>
          </draw:text-box>
        </draw:frame>
        <draw:frame draw:style-name="gr1" draw:text-style-name="P2" draw:layer="layout" svg:width="14.823cm" svg:height="0.475cm" svg:x="2.95cm" svg:y="19.436cm">
          <draw:text-box>
            <text:p text:style-name="P1"><text:span text:style-name="T4">sends a message to others … that the patience of the international community </text:span></text:p>
          </draw:text-box>
        </draw:frame>
        <draw:frame draw:style-name="gr1" draw:text-style-name="P2" draw:layer="layout" svg:width="14.116cm" svg:height="0.475cm" svg:x="2.95cm" svg:y="20.001cm">
          <draw:text-box>
            <text:p text:style-name="P1"><text:span text:style-name="T4">cannot be tried indefinitely and that when it is right and when the will of the </text:span></text:p>
          </draw:text-box>
        </draw:frame>
        <draw:frame draw:style-name="gr1" draw:text-style-name="P2" draw:layer="layout" svg:width="15.864cm" svg:height="0.475cm" svg:x="2.95cm" svg:y="20.565cm">
          <draw:text-box>
            <text:p text:style-name="P1"><text:span text:style-name="T4">international community is at stake we will act to enforce it because the first stirrings </text:span></text:p>
          </draw:text-box>
        </draw:frame>
        <draw:frame draw:style-name="gr1" draw:text-style-name="P2" draw:layer="layout" svg:width="14.692cm" svg:height="0.475cm" svg:x="2.95cm" svg:y="21.13cm">
          <draw:text-box>
            <text:p text:style-name="P1"><text:span text:style-name="T4">of a new global reality are upon us. Those who abuse force to wage war must </text:span></text:p>
          </draw:text-box>
        </draw:frame>
        <draw:frame draw:style-name="gr1" draw:text-style-name="P2" draw:layer="layout" svg:width="14.814cm" svg:height="0.475cm" svg:x="2.95cm" svg:y="21.694cm">
          <draw:text-box>
            <text:p text:style-name="P1"><text:span text:style-name="T4">be confronted by those willing to use force to maintain peace … We cannot do </text:span></text:p>
          </draw:text-box>
        </draw:frame>
        <draw:frame draw:style-name="gr1" draw:text-style-name="P2" draw:layer="layout" svg:width="11.369cm" svg:height="0.475cm" svg:x="2.95cm" svg:y="22.258cm">
          <draw:text-box>
            <text:p text:style-name="P1"><text:span text:style-name="T4">everything … but what we can do reasonably we should do.”</text:span></text:p>
          </draw:text-box>
        </draw:frame>
        <draw:frame draw:style-name="gr1" draw:text-style-name="P2" draw:layer="layout" svg:width="7.914cm" svg:height="0.475cm" svg:x="2.2cm" svg:y="23.173cm">
          <draw:text-box>
            <text:p text:style-name="P1"><text:span text:style-name="T6">712. </text:span><text:span text:style-name="T4"><text:s/>In relation to Iraq, Mr Blair called for:</text:span></text:p>
          </draw:text-box>
        </draw:frame>
        <draw:frame draw:style-name="gr2" draw:text-style-name="P3" draw:layer="layout" svg:width="0.634cm" svg:height="0.712cm" svg:x="2.95cm" svg:y="23.93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4cm" svg:height="0.475cm" svg:x="3.7cm" svg:y="24.087cm">
          <draw:text-box>
            <text:p text:style-name="P1"><text:span text:style-name="T4">“… </text:span><text:span text:style-name="T4">a future strategy that is based on containment and stability for the region.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13.98cm" svg:height="0.475cm" svg:x="3.7cm" svg:y="24.652cm">
          <draw:text-box>
            <text:p text:style-name="P1"><text:span text:style-name="T4">First and foremost, we must maintain a threat of force which Saddam now 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79 </text:span></text:p>
          </draw:text-box>
        </draw:frame>
        <draw:frame draw:style-name="gr4" draw:text-style-name="P5" draw:layer="layout" svg:width="15.496cm" svg:height="0.395cm" svg:x="2.646cm" svg:y="26.357cm">
          <draw:text-box>
            <text:p text:style-name="P1"><text:span text:style-name="T13">Le Monde diplomatique</text:span><text:span text:style-name="T11">, 20 December 1998, </text:span><text:span text:style-name="T13">Conférence de presse du premier ministre britannique </text:span></text:p>
          </draw:text-box>
        </draw:frame>
        <draw:frame draw:style-name="gr4" draw:text-style-name="P5" draw:layer="layout" svg:width="2.182cm" svg:height="0.395cm" svg:x="2.2cm" svg:y="26.781cm">
          <draw:text-box>
            <text:p text:style-name="P1"><text:span text:style-name="T13">Anthony Blair</text:span><text:span text:style-name="T11">.</text:span></text:p>
          </draw:text-box>
        </draw:frame>
      </draw:page>
      <draw:page draw:name="page137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7</text:span></text:p>
          </draw:text-box>
        </draw:frame>
        <draw:frame draw:style-name="gr1" draw:text-style-name="P2" draw:layer="layout" svg:width="13.896cm" svg:height="0.475cm" svg:x="3.7cm" svg:y="2.525cm">
          <draw:text-box>
            <text:p text:style-name="P1"><text:span text:style-name="T4">knows to be credible … ready to strike … if he again poses a threat to his </text:span></text:p>
          </draw:text-box>
        </draw:frame>
        <draw:frame draw:style-name="gr1" draw:text-style-name="P2" draw:layer="layout" svg:width="10.302cm" svg:height="0.475cm" svg:x="3.7cm" svg:y="3.09cm">
          <draw:text-box>
            <text:p text:style-name="P1"><text:span text:style-name="T4">neighbours or develops weapons of mass destruction”;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8.829cm" svg:height="0.475cm" svg:x="3.7cm" svg:y="3.754cm">
          <draw:text-box>
            <text:p text:style-name="P1"><text:span text:style-name="T4">radical improvement of sanctions-enforcement;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86cm" svg:height="0.475cm" svg:x="3.7cm" svg:y="4.418cm">
          <draw:text-box>
            <text:p text:style-name="P1"><text:span text:style-name="T4">“… </text:span><text:span text:style-name="T4">an intensive diplomatic process … to forge a new strategy for stability in </text:span></text:p>
          </draw:text-box>
        </draw:frame>
        <draw:frame draw:style-name="gr1" draw:text-style-name="P2" draw:layer="layout" svg:width="11.415cm" svg:height="0.475cm" svg:x="3.7cm" svg:y="4.983cm">
          <draw:text-box>
            <text:p text:style-name="P1"><text:span text:style-name="T4">relations between the international community and Iraq”; and</text:span></text:p>
          </draw:text-box>
        </draw:frame>
        <draw:frame draw:style-name="gr2" draw:text-style-name="P3" draw:layer="layout" svg:width="0.634cm" svg:height="0.712cm" svg:x="2.95cm" svg:y="5.49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31cm" svg:height="0.475cm" svg:x="3.7cm" svg:y="5.647cm">
          <draw:text-box>
            <text:p text:style-name="P1"><text:span text:style-name="T4">“… </text:span><text:span text:style-name="T4">ways in which an effective inspections and monitoring regime … can be </text:span></text:p>
          </draw:text-box>
        </draw:frame>
        <draw:frame draw:style-name="gr1" draw:text-style-name="P2" draw:layer="layout" svg:width="1.911cm" svg:height="0.475cm" svg:x="3.7cm" svg:y="6.212cm">
          <draw:text-box>
            <text:p text:style-name="P1"><text:span text:style-name="T4">resumed”.</text:span></text:p>
          </draw:text-box>
        </draw:frame>
        <draw:frame draw:style-name="gr1" draw:text-style-name="P2" draw:layer="layout" svg:width="16.381cm" svg:height="0.475cm" svg:x="2.2cm" svg:y="7.126cm">
          <draw:text-box>
            <text:p text:style-name="P1"><text:span text:style-name="T6">713. </text:span><text:span text:style-name="T4"><text:s/>The UK would “continue to engage with the Iraqi opposition to help them develop </text:span></text:p>
          </draw:text-box>
        </draw:frame>
        <draw:frame draw:style-name="gr1" draw:text-style-name="P2" draw:layer="layout" svg:width="5.175cm" svg:height="0.475cm" svg:x="2.2cm" svg:y="7.691cm">
          <draw:text-box>
            <text:p text:style-name="P1"><text:span text:style-name="T4">their vision of a better Iraq”.</text:span></text:p>
          </draw:text-box>
        </draw:frame>
        <draw:frame draw:style-name="gr1" draw:text-style-name="P2" draw:layer="layout" svg:width="16.275cm" svg:height="0.475cm" svg:x="2.2cm" svg:y="8.605cm">
          <draw:text-box>
            <text:p text:style-name="P1"><text:span text:style-name="T6">714. </text:span><text:span text:style-name="T4"><text:s/>Mr Blair stated that nearly 100 sites were attacked, US and UK forces fired more </text:span></text:p>
          </draw:text-box>
        </draw:frame>
        <draw:frame draw:style-name="gr1" draw:text-style-name="P2" draw:layer="layout" svg:width="16.372cm" svg:height="0.475cm" svg:x="2.2cm" svg:y="9.17cm">
          <draw:text-box>
            <text:p text:style-name="P1"><text:span text:style-name="T4">than 400 cruise missiles and there were more than 200 aircraft strikes between 16 and </text:span></text:p>
          </draw:text-box>
        </draw:frame>
        <draw:frame draw:style-name="gr1" draw:text-style-name="P2" draw:layer="layout" svg:width="2.644cm" svg:height="0.475cm" svg:x="2.2cm" svg:y="9.734cm">
          <draw:text-box>
            <text:p text:style-name="P1"><text:span text:style-name="T4">19 December.</text:span></text:p>
          </draw:text-box>
        </draw:frame>
        <draw:frame draw:style-name="gr6" draw:text-style-name="P7" draw:layer="layout" svg:width="0.408cm" svg:height="0.276cm" svg:x="4.835cm" svg:y="9.753cm">
          <draw:text-box>
            <text:p text:style-name="P1"><text:span text:style-name="T9">280</text:span></text:p>
          </draw:text-box>
        </draw:frame>
        <draw:frame draw:style-name="gr1" draw:text-style-name="P2" draw:layer="layout" svg:width="8.896cm" svg:height="0.475cm" svg:x="2.2cm" svg:y="10.648cm">
          <draw:text-box>
            <text:p text:style-name="P1"><text:span text:style-name="T6">715. </text:span><text:span text:style-name="T4"><text:s/>The sites which were targeted comprised:</text:span></text:p>
          </draw:text-box>
        </draw:frame>
        <draw:frame draw:style-name="gr2" draw:text-style-name="P3" draw:layer="layout" svg:width="0.634cm" svg:height="0.712cm" svg:x="2.95cm" svg:y="11.40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528cm" svg:height="0.475cm" svg:x="3.7cm" svg:y="11.563cm">
          <draw:text-box>
            <text:p text:style-name="P1"><text:span text:style-name="T4">30 sites which the UK government described as being involved in Iraq’s </text:span></text:p>
          </draw:text-box>
        </draw:frame>
        <draw:frame draw:style-name="gr1" draw:text-style-name="P2" draw:layer="layout" svg:width="8.122cm" svg:height="0.475cm" svg:x="3.7cm" svg:y="12.127cm">
          <draw:text-box>
            <text:p text:style-name="P1"><text:span text:style-name="T4">weapons of mass destruction programmes;</text:span></text:p>
          </draw:text-box>
        </draw:frame>
        <draw:frame draw:style-name="gr2" draw:text-style-name="P3" draw:layer="layout" svg:width="0.634cm" svg:height="0.712cm" svg:x="2.95cm" svg:y="12.63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34cm" svg:height="0.475cm" svg:x="3.7cm" svg:y="12.792cm">
          <draw:text-box>
            <text:p text:style-name="P1"><text:span text:style-name="T4">20 command, control and communications targets, which Saddam Hussein used </text:span></text:p>
          </draw:text-box>
        </draw:frame>
        <draw:frame draw:style-name="gr1" draw:text-style-name="P2" draw:layer="layout" svg:width="8.519cm" svg:height="0.475cm" svg:x="3.7cm" svg:y="13.356cm">
          <draw:text-box>
            <text:p text:style-name="P1"><text:span text:style-name="T4">to control military and internal security forces;</text:span></text:p>
          </draw:text-box>
        </draw:frame>
        <draw:frame draw:style-name="gr2" draw:text-style-name="P3" draw:layer="layout" svg:width="0.634cm" svg:height="0.712cm" svg:x="2.95cm" svg:y="13.86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5.556cm" svg:height="0.475cm" svg:x="3.7cm" svg:y="14.021cm">
          <draw:text-box>
            <text:p text:style-name="P1"><text:span text:style-name="T4">10 Republican Guard targets;</text:span></text:p>
          </draw:text-box>
        </draw:frame>
        <draw:frame draw:style-name="gr2" draw:text-style-name="P3" draw:layer="layout" svg:width="0.634cm" svg:height="0.712cm" svg:x="2.95cm" svg:y="14.52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4.235cm" svg:height="0.475cm" svg:x="3.7cm" svg:y="14.685cm">
          <draw:text-box>
            <text:p text:style-name="P1"><text:span text:style-name="T4">27 air defence targets;</text:span></text:p>
          </draw:text-box>
        </draw:frame>
        <draw:frame draw:style-name="gr2" draw:text-style-name="P3" draw:layer="layout" svg:width="0.634cm" svg:height="0.712cm" svg:x="2.95cm" svg:y="15.19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713cm" svg:height="0.475cm" svg:x="3.7cm" svg:y="15.35cm">
          <draw:text-box>
            <text:p text:style-name="P1"><text:span text:style-name="T4">six airfields, including those associated with helicopter forces used for internal </text:span></text:p>
          </draw:text-box>
        </draw:frame>
        <draw:frame draw:style-name="gr1" draw:text-style-name="P2" draw:layer="layout" svg:width="2.931cm" svg:height="0.475cm" svg:x="3.7cm" svg:y="15.914cm">
          <draw:text-box>
            <text:p text:style-name="P1"><text:span text:style-name="T4">repression; and</text:span></text:p>
          </draw:text-box>
        </draw:frame>
        <draw:frame draw:style-name="gr2" draw:text-style-name="P3" draw:layer="layout" svg:width="0.634cm" svg:height="0.712cm" svg:x="2.95cm" svg:y="16.42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1.551cm" svg:height="0.475cm" svg:x="3.7cm" svg:y="16.578cm">
          <draw:text-box>
            <text:p text:style-name="P1"><text:span text:style-name="T4">an oil refinery near Basra associated with sanctions breaking.</text:span></text:p>
          </draw:text-box>
        </draw:frame>
        <draw:frame draw:style-name="gr6" draw:text-style-name="P7" draw:layer="layout" svg:width="0.408cm" svg:height="0.276cm" svg:x="15.207cm" svg:y="16.597cm">
          <draw:text-box>
            <text:p text:style-name="P1"><text:span text:style-name="T9">281</text:span></text:p>
          </draw:text-box>
        </draw:frame>
        <draw:frame draw:style-name="gr1" draw:text-style-name="P2" draw:layer="layout" svg:width="15.428cm" svg:height="0.475cm" svg:x="2.2cm" svg:y="17.493cm">
          <draw:text-box>
            <text:p text:style-name="P1"><text:span text:style-name="T6">716. </text:span><text:span text:style-name="T4"><text:s/>The International Institute for Strategic Studies stated that “a limited number </text:span></text:p>
          </draw:text-box>
        </draw:frame>
        <draw:frame draw:style-name="gr1" draw:text-style-name="P2" draw:layer="layout" svg:width="15.826cm" svg:height="0.475cm" svg:x="2.2cm" svg:y="18.057cm">
          <draw:text-box>
            <text:p text:style-name="P1"><text:span text:style-name="T4">of workshops in half a dozen declared missile facilities were bombed and damaged, </text:span></text:p>
          </draw:text-box>
        </draw:frame>
        <draw:frame draw:style-name="gr1" draw:text-style-name="P2" draw:layer="layout" svg:width="12.736cm" svg:height="0.475cm" svg:x="2.2cm" svg:y="18.622cm">
          <draw:text-box>
            <text:p text:style-name="P1"><text:span text:style-name="T4">including the final assembly and production lines of the al-Samoud”.</text:span></text:p>
          </draw:text-box>
        </draw:frame>
        <draw:frame draw:style-name="gr6" draw:text-style-name="P7" draw:layer="layout" svg:width="0.408cm" svg:height="0.276cm" svg:x="14.884cm" svg:y="18.641cm">
          <draw:text-box>
            <text:p text:style-name="P1"><text:span text:style-name="T9">282</text:span></text:p>
          </draw:text-box>
        </draw:frame>
        <draw:frame draw:style-name="gr1" draw:text-style-name="P2" draw:layer="layout" svg:width="16.19cm" svg:height="0.475cm" svg:x="2.2cm" svg:y="19.536cm">
          <draw:text-box>
            <text:p text:style-name="P1"><text:span text:style-name="T6">717. </text:span><text:span text:style-name="T4"><text:s/>In an Assessment in May 2001, the JIC recorded that Operation Desert Fox had </text:span></text:p>
          </draw:text-box>
        </draw:frame>
        <draw:frame draw:style-name="gr1" draw:text-style-name="P2" draw:layer="layout" svg:width="1.683cm" svg:height="0.475cm" svg:x="2.2cm" svg:y="20.101cm">
          <draw:text-box>
            <text:p text:style-name="P1"><text:span text:style-name="T4">targeted:</text:span></text:p>
          </draw:text-box>
        </draw:frame>
        <draw:frame draw:style-name="gr1" draw:text-style-name="P2" draw:layer="layout" svg:width="0.422cm" svg:height="0.475cm" svg:x="2.95cm" svg:y="21.015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3.091cm" svg:y="20.85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8cm" svg:height="0.475cm" svg:x="3.7cm" svg:y="21.015cm">
          <draw:text-box>
            <text:p text:style-name="P1"><text:span text:style-name="T4">WMD related industrial facilities, including those connected with ballistic missile </text:span></text:p>
          </draw:text-box>
        </draw:frame>
        <draw:frame draw:style-name="gr1" draw:text-style-name="P2" draw:layer="layout" svg:width="14.573cm" svg:height="0.475cm" svg:x="3.7cm" svg:y="21.58cm">
          <draw:text-box>
            <text:p text:style-name="P1"><text:span text:style-name="T4">production and a castor oil plant that could be used to support the production </text:span></text:p>
          </draw:text-box>
        </draw:frame>
        <draw:line draw:style-name="gr7" draw:text-style-name="P8" draw:layer="layout" svg:x1="2.199cm" svg:y1="22.89cm" svg:x2="7.3cm" svg:y2="22.89cm">
          <text:p/>
        </draw:line>
        <draw:frame draw:style-name="gr1" draw:text-style-name="P2" draw:layer="layout" svg:width="1.268cm" svg:height="0.475cm" svg:x="3.7cm" svg:y="22.144cm">
          <draw:text-box>
            <text:p text:style-name="P1"><text:span text:style-name="T4">of BW;</text:span></text:p>
          </draw:text-box>
        </draw:frame>
        <draw:frame draw:style-name="gr8" draw:text-style-name="P9" draw:layer="layout" svg:width="0.404cm" svg:height="0.23cm" svg:x="2.2cm" svg:y="23.41cm">
          <draw:text-box>
            <text:p text:style-name="P1"><text:span text:style-name="T10">280 </text:span></text:p>
          </draw:text-box>
        </draw:frame>
        <draw:frame draw:style-name="gr4" draw:text-style-name="P5" draw:layer="layout" svg:width="15.496cm" svg:height="0.395cm" svg:x="2.646cm" svg:y="23.394cm">
          <draw:text-box>
            <text:p text:style-name="P1"><text:span text:style-name="T13">Le Monde diplomatique</text:span><text:span text:style-name="T11">, 20 December 1998, </text:span><text:span text:style-name="T13">Conférence de presse du premier ministre britannique </text:span></text:p>
          </draw:text-box>
        </draw:frame>
        <draw:frame draw:style-name="gr4" draw:text-style-name="P5" draw:layer="layout" svg:width="2.182cm" svg:height="0.395cm" svg:x="2.2cm" svg:y="23.817cm">
          <draw:text-box>
            <text:p text:style-name="P1"><text:span text:style-name="T13">Anthony Blair</text:span><text:span text:style-name="T11">.</text:span></text:p>
          </draw:text-box>
        </draw:frame>
        <draw:frame draw:style-name="gr8" draw:text-style-name="P9" draw:layer="layout" svg:width="0.404cm" svg:height="0.23cm" svg:x="2.2cm" svg:y="24.256cm">
          <draw:text-box>
            <text:p text:style-name="P1"><text:span text:style-name="T10">281 </text:span></text:p>
          </draw:text-box>
        </draw:frame>
        <draw:frame draw:style-name="gr4" draw:text-style-name="P5" draw:layer="layout" svg:width="15.496cm" svg:height="0.395cm" svg:x="2.646cm" svg:y="24.241cm">
          <draw:text-box>
            <text:p text:style-name="P1"><text:span text:style-name="T13">Le Monde diplomatique</text:span><text:span text:style-name="T11">, 20 December 1998, </text:span><text:span text:style-name="T13">Conférence de presse du premier ministre britannique </text:span></text:p>
          </draw:text-box>
        </draw:frame>
        <draw:frame draw:style-name="gr4" draw:text-style-name="P5" draw:layer="layout" svg:width="15.446cm" svg:height="0.395cm" svg:x="2.2cm" svg:y="24.664cm">
          <draw:text-box>
            <text:p text:style-name="P1"><text:span text:style-name="T13">Anthony Blair</text:span><text:span text:style-name="T11">; House of Commons, </text:span><text:span text:style-name="T13">Iraq: ‘Desert Fox’ and Policy Developments</text:span><text:span text:style-name="T11">, 10 February 1999, </text:span></text:p>
          </draw:text-box>
        </draw:frame>
        <draw:frame draw:style-name="gr4" draw:text-style-name="P5" draw:layer="layout" svg:width="15.174cm" svg:height="0.395cm" svg:x="2.2cm" svg:y="25.087cm">
          <draw:text-box>
            <text:p text:style-name="P1"><text:span text:style-name="T11">Research Paper 99/13, page 17; In his speech to the National Press Club on 23 December 1998, </text:span></text:p>
          </draw:text-box>
        </draw:frame>
        <draw:frame draw:style-name="gr4" draw:text-style-name="P5" draw:layer="layout" svg:width="16.419cm" svg:height="0.395cm" svg:x="2.2cm" svg:y="25.511cm">
          <draw:text-box>
            <text:p text:style-name="P1"><text:span text:style-name="T11">Mr Samuel (Sandy) Berger, National Security Advisor to the President, stated that the targets included TV </text:span></text:p>
          </draw:text-box>
        </draw:frame>
        <draw:frame draw:style-name="gr4" draw:text-style-name="P5" draw:layer="layout" svg:width="3.495cm" svg:height="0.395cm" svg:x="2.2cm" svg:y="25.934cm">
          <draw:text-box>
            <text:p text:style-name="P1"><text:span text:style-name="T11">and radio transmitters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82 </text:span></text:p>
          </draw:text-box>
        </draw:frame>
        <draw:frame draw:style-name="gr4" draw:text-style-name="P5" draw:layer="layout" svg:width="15.737cm" svg:height="0.395cm" svg:x="2.646cm" svg:y="26.357cm">
          <draw:text-box>
            <text:p text:style-name="P1"><text:span text:style-name="T11">IISS Strategic Dossier, 9 September 2002, </text:span><text:span text:style-name="T13">Iraq’s Weapons of Mass Destruction – A Net Assessment</text:span><text:span text:style-name="T11">, </text:span></text:p>
          </draw:text-box>
        </draw:frame>
        <draw:frame draw:style-name="gr4" draw:text-style-name="P5" draw:layer="layout" svg:width="1.365cm" svg:height="0.395cm" svg:x="2.2cm" svg:y="26.781cm">
          <draw:text-box>
            <text:p text:style-name="P1"><text:span text:style-name="T11">page 65.</text:span></text:p>
          </draw:text-box>
        </draw:frame>
      </draw:page>
      <draw:page draw:name="page1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0.861cm" svg:height="0.475cm" svg:x="3.7cm" svg:y="2.525cm">
          <draw:text-box>
            <text:p text:style-name="P1"><text:span text:style-name="T4">Airfield facilities housing the L-29 remotely piloted aircraft;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689cm" svg:height="0.475cm" svg:x="3.7cm" svg:y="3.19cm">
          <draw:text-box>
            <text:p text:style-name="P1"><text:span text:style-name="T4">Sites used by regime security organisations also involved in WMD.” </text:span></text:p>
          </draw:text-box>
        </draw:frame>
        <draw:frame draw:style-name="gr6" draw:text-style-name="P7" draw:layer="layout" svg:width="0.408cm" svg:height="0.276cm" svg:x="16.346cm" svg:y="3.208cm">
          <draw:text-box>
            <text:p text:style-name="P1"><text:span text:style-name="T9">283</text:span></text:p>
          </draw:text-box>
        </draw:frame>
        <draw:frame draw:style-name="gr1" draw:text-style-name="P2" draw:layer="layout" svg:width="14.865cm" svg:height="0.475cm" svg:x="2.2cm" svg:y="4.104cm">
          <draw:text-box>
            <text:p text:style-name="P1"><text:span text:style-name="T6">718. </text:span><text:span text:style-name="T4"><text:s/>The Assessment added: “Other WMD-related facilities were not targeted.”</text:span></text:p>
          </draw:text-box>
        </draw:frame>
        <draw:frame draw:style-name="gr1" draw:text-style-name="P2" draw:layer="layout" svg:width="15.619cm" svg:height="0.475cm" svg:x="2.2cm" svg:y="5.018cm">
          <draw:text-box>
            <text:p text:style-name="P1"><text:span text:style-name="T6">719. </text:span><text:span text:style-name="T4"><text:s/>In February 1999, the MOD assessed that the effect of Operation Desert Fox </text:span></text:p>
          </draw:text-box>
        </draw:frame>
        <draw:frame draw:style-name="gr1" draw:text-style-name="P2" draw:layer="layout" svg:width="7.592cm" svg:height="0.475cm" svg:x="2.2cm" svg:y="5.583cm">
          <draw:text-box>
            <text:p text:style-name="P1"><text:span text:style-name="T4">on Iraq’s military programmes had been:</text:span></text:p>
          </draw:text-box>
        </draw:frame>
        <draw:frame draw:style-name="gr2" draw:text-style-name="P3" draw:layer="layout" svg:width="0.634cm" svg:height="0.712cm" svg:x="2.95cm" svg:y="6.34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1cm" svg:height="0.475cm" svg:x="3.7cm" svg:y="6.497cm">
          <draw:text-box>
            <text:p text:style-name="P1"><text:span text:style-name="T4">to set back the ballistic missile programme by between one and two years; and</text:span></text:p>
          </draw:text-box>
        </draw:frame>
        <draw:frame draw:style-name="gr2" draw:text-style-name="P3" draw:layer="layout" svg:width="0.634cm" svg:height="0.712cm" svg:x="2.95cm" svg:y="7.00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91cm" svg:height="0.475cm" svg:x="3.7cm" svg:y="7.162cm">
          <draw:text-box>
            <text:p text:style-name="P1"><text:span text:style-name="T4">to disrupt for several months WMD related work of the Iraqi Ministry of Industry </text:span></text:p>
          </draw:text-box>
        </draw:frame>
        <draw:frame draw:style-name="gr1" draw:text-style-name="P2" draw:layer="layout" svg:width="10.323cm" svg:height="0.475cm" svg:x="3.7cm" svg:y="7.726cm">
          <draw:text-box>
            <text:p text:style-name="P1"><text:span text:style-name="T4">and Military Industrialisation Headquarters in Baghdad.</text:span></text:p>
          </draw:text-box>
        </draw:frame>
        <draw:frame draw:style-name="gr6" draw:text-style-name="P7" draw:layer="layout" svg:width="0.408cm" svg:height="0.276cm" svg:x="13.983cm" svg:y="7.745cm">
          <draw:text-box>
            <text:p text:style-name="P1"><text:span text:style-name="T9">284</text:span></text:p>
          </draw:text-box>
        </draw:frame>
        <draw:frame draw:style-name="gr1" draw:text-style-name="P2" draw:layer="layout" svg:width="14.886cm" svg:height="0.475cm" svg:x="2.2cm" svg:y="8.641cm">
          <draw:text-box>
            <text:p text:style-name="P1"><text:span text:style-name="T6">720. </text:span><text:span text:style-name="T4"><text:s text:c="2"/>The bombing had “badly damaged, possibly destroyed outright” the L-29 </text:span></text:p>
          </draw:text-box>
        </draw:frame>
        <draw:frame draw:style-name="gr1" draw:text-style-name="P2" draw:layer="layout" svg:width="14.662cm" svg:height="0.475cm" svg:x="2.2cm" svg:y="9.205cm">
          <draw:text-box>
            <text:p text:style-name="P1"><text:span text:style-name="T4">unmanned aerial vehicle programme. The rebuilding of the Republican Guard </text:span></text:p>
          </draw:text-box>
        </draw:frame>
        <draw:frame draw:style-name="gr1" draw:text-style-name="P2" draw:layer="layout" svg:width="9.167cm" svg:height="0.475cm" svg:x="2.2cm" svg:y="9.77cm">
          <draw:text-box>
            <text:p text:style-name="P1"><text:span text:style-name="T4">infrastructure was estimated to take up to a year.</text:span></text:p>
          </draw:text-box>
        </draw:frame>
        <draw:frame draw:style-name="gr1" draw:text-style-name="P2" draw:layer="layout" svg:width="16.66cm" svg:height="0.475cm" svg:x="2.2cm" svg:y="10.684cm">
          <draw:text-box>
            <text:p text:style-name="P1"><text:span text:style-name="T6">721. </text:span><text:span text:style-name="T4"><text:s/>Following the 1998 </text:span><text:span text:style-name="T7">Strategic Defence Review</text:span><text:span text:style-name="T4">, which had identified the importance </text:span></text:p>
          </draw:text-box>
        </draw:frame>
        <draw:frame draw:style-name="gr1" draw:text-style-name="P2" draw:layer="layout" svg:width="16.3cm" svg:height="0.475cm" svg:x="2.2cm" svg:y="11.248cm">
          <draw:text-box>
            <text:p text:style-name="P1"><text:span text:style-name="T4">of preparations to overcome the possible threat from biological and chemical weapons </text:span></text:p>
          </draw:text-box>
        </draw:frame>
        <draw:frame draw:style-name="gr1" draw:text-style-name="P2" draw:layer="layout" svg:width="16.211cm" svg:height="0.475cm" svg:x="2.2cm" svg:y="11.813cm">
          <draw:text-box>
            <text:p text:style-name="P1"><text:span text:style-name="T4">particularly in the Gulf, the MOD published a paper in July 1999 setting out the results </text:span></text:p>
          </draw:text-box>
        </draw:frame>
        <draw:frame draw:style-name="gr1" draw:text-style-name="P2" draw:layer="layout" svg:width="3.495cm" svg:height="0.475cm" svg:x="2.2cm" svg:y="12.377cm">
          <draw:text-box>
            <text:p text:style-name="P1"><text:span text:style-name="T4">of a further review.</text:span></text:p>
          </draw:text-box>
        </draw:frame>
        <draw:frame draw:style-name="gr6" draw:text-style-name="P7" draw:layer="layout" svg:width="0.408cm" svg:height="0.276cm" svg:x="5.682cm" svg:y="12.396cm">
          <draw:text-box>
            <text:p text:style-name="P1"><text:span text:style-name="T9">285</text:span></text:p>
          </draw:text-box>
        </draw:frame>
        <draw:frame draw:style-name="gr1" draw:text-style-name="P2" draw:layer="layout" svg:width="11.983cm" svg:height="0.475cm" svg:x="6.094cm" svg:y="12.377cm">
          <draw:text-box>
            <text:p text:style-name="P1"><text:span text:style-name="T4"><text:s/></text:span><text:span text:style-name="T4">In his foreword to the paper, Mr Robertson stated that knowing </text:span></text:p>
          </draw:text-box>
        </draw:frame>
        <draw:frame draw:style-name="gr1" draw:text-style-name="P2" draw:layer="layout" svg:width="16.123cm" svg:height="0.475cm" svg:x="2.2cm" svg:y="12.942cm">
          <draw:text-box>
            <text:p text:style-name="P1"><text:span text:style-name="T4">what the threat was, how to reduce it, and how to protect against it, was “a constantly </text:span></text:p>
          </draw:text-box>
        </draw:frame>
        <draw:frame draw:style-name="gr1" draw:text-style-name="P2" draw:layer="layout" svg:width="13.557cm" svg:height="0.475cm" svg:x="2.2cm" svg:y="13.506cm">
          <draw:text-box>
            <text:p text:style-name="P1"><text:span text:style-name="T4">developing process” which he regarded as one of his “highest priorities”.</text:span></text:p>
          </draw:text-box>
        </draw:frame>
        <draw:frame draw:style-name="gr1" draw:text-style-name="P2" draw:layer="layout" svg:width="15.331cm" svg:height="0.475cm" svg:x="2.2cm" svg:y="14.421cm">
          <draw:text-box>
            <text:p text:style-name="P1"><text:span text:style-name="T6">722. </text:span><text:span text:style-name="T4"><text:s/>The paper stated that many countries of concern had biological or chemical </text:span></text:p>
          </draw:text-box>
        </draw:frame>
        <draw:frame draw:style-name="gr1" draw:text-style-name="P2" draw:layer="layout" svg:width="16.741cm" svg:height="0.475cm" svg:x="2.2cm" svg:y="14.985cm">
          <draw:text-box>
            <text:p text:style-name="P1"><text:span text:style-name="T4">weapons capabilities, or both; and several were in areas in which the UK was most likely </text:span></text:p>
          </draw:text-box>
        </draw:frame>
        <draw:frame draw:style-name="gr1" draw:text-style-name="P2" draw:layer="layout" svg:width="16.279cm" svg:height="0.475cm" svg:x="2.2cm" svg:y="15.55cm">
          <draw:text-box>
            <text:p text:style-name="P1"><text:span text:style-name="T4">to face challenges to its interests, including in the Gulf. The potential threat from those </text:span></text:p>
          </draw:text-box>
        </draw:frame>
        <draw:frame draw:style-name="gr1" draw:text-style-name="P2" draw:layer="layout" svg:width="15.763cm" svg:height="0.475cm" svg:x="2.2cm" svg:y="16.114cm">
          <draw:text-box>
            <text:p text:style-name="P1"><text:span text:style-name="T4">weapons was “now greater than that from nuclear weapons”. Iraq had already used </text:span></text:p>
          </draw:text-box>
        </draw:frame>
        <draw:frame draw:style-name="gr1" draw:text-style-name="P2" draw:layer="layout" svg:width="16.694cm" svg:height="0.475cm" svg:x="2.2cm" svg:y="16.678cm">
          <draw:text-box>
            <text:p text:style-name="P1"><text:span text:style-name="T4">chemical weapons. No country of concern had ballistic missiles which could threaten the </text:span></text:p>
          </draw:text-box>
        </draw:frame>
        <draw:frame draw:style-name="gr1" draw:text-style-name="P2" draw:layer="layout" svg:width="16.368cm" svg:height="0.475cm" svg:x="2.2cm" svg:y="17.243cm">
          <draw:text-box>
            <text:p text:style-name="P1"><text:span text:style-name="T4">UK with chemical or biological warheads, but capabilities continued to improve and the </text:span></text:p>
          </draw:text-box>
        </draw:frame>
        <draw:frame draw:style-name="gr1" draw:text-style-name="P2" draw:layer="layout" svg:width="15.445cm" svg:height="0.475cm" svg:x="2.2cm" svg:y="17.807cm">
          <draw:text-box>
            <text:p text:style-name="P1"><text:span text:style-name="T4">ballistic missiles being developed could threaten British forces deployed overseas.</text:span></text:p>
          </draw:text-box>
        </draw:frame>
        <draw:frame draw:style-name="gr1" draw:text-style-name="P2" draw:layer="layout" svg:width="10.746cm" svg:height="0.475cm" svg:x="2.2cm" svg:y="18.722cm">
          <draw:text-box>
            <text:p text:style-name="P1"><text:span text:style-name="T6">723. </text:span><text:span text:style-name="T4"><text:s/>The UK’s policy rested “on four inter-related pillars”:</text:span></text:p>
          </draw:text-box>
        </draw:frame>
        <draw:frame draw:style-name="gr2" draw:text-style-name="P3" draw:layer="layout" svg:width="0.634cm" svg:height="0.712cm" svg:x="2.95cm" svg:y="19.4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11cm" svg:height="0.475cm" svg:x="3.7cm" svg:y="19.636cm">
          <draw:text-box>
            <text:p text:style-name="P1"><text:span text:style-name="T4">Arms control. Since the First World War, the UK had been at the forefront of </text:span></text:p>
          </draw:text-box>
        </draw:frame>
        <draw:frame draw:style-name="gr1" draw:text-style-name="P2" draw:layer="layout" svg:width="14.569cm" svg:height="0.475cm" svg:x="3.7cm" svg:y="20.201cm">
          <draw:text-box>
            <text:p text:style-name="P1"><text:span text:style-name="T4">international efforts to control and eliminate biological and chemical weapons </text:span></text:p>
          </draw:text-box>
        </draw:frame>
        <draw:frame draw:style-name="gr1" draw:text-style-name="P2" draw:layer="layout" svg:width="6.377cm" svg:height="0.475cm" svg:x="3.7cm" svg:y="20.765cm">
          <draw:text-box>
            <text:p text:style-name="P1"><text:span text:style-name="T4">through arms control agreements.</text:span></text:p>
          </draw:text-box>
        </draw:frame>
        <draw:frame draw:style-name="gr2" draw:text-style-name="P3" draw:layer="layout" svg:width="0.634cm" svg:height="0.712cm" svg:x="2.95cm" svg:y="21.27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2cm" svg:height="0.475cm" svg:x="3.7cm" svg:y="21.43cm">
          <draw:text-box>
            <text:p text:style-name="P1"><text:span text:style-name="T4">Preventing supply. Export controls at national and international levels were </text:span></text:p>
          </draw:text-box>
        </draw:frame>
        <draw:frame draw:style-name="gr1" draw:text-style-name="P2" draw:layer="layout" svg:width="13.007cm" svg:height="0.475cm" svg:x="3.7cm" svg:y="21.994cm">
          <draw:text-box>
            <text:p text:style-name="P1"><text:span text:style-name="T4">“</text:span><text:span text:style-name="T4">effective in preventing a significant number of undesirable transfers”.</text:span></text:p>
          </draw:text-box>
        </draw:frame>
        <draw:frame draw:style-name="gr2" draw:text-style-name="P3" draw:layer="layout" svg:width="0.634cm" svg:height="0.712cm" svg:x="2.95cm" svg:y="22.50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cm" svg:height="0.475cm" svg:x="3.7cm" svg:y="22.658cm">
          <draw:text-box>
            <text:p text:style-name="P1"><text:span text:style-name="T4">Deterring use. Potential aggressors should be assured that: the use of biological </text:span></text:p>
          </draw:text-box>
        </draw:frame>
        <draw:frame draw:style-name="gr1" draw:text-style-name="P2" draw:layer="layout" svg:width="14.023cm" svg:height="0.475cm" svg:x="3.7cm" svg:y="23.223cm">
          <draw:text-box>
            <text:p text:style-name="P1"><text:span text:style-name="T4">and chemical weapons would “not be allowed to secure political or military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line draw:style-name="gr14" draw:text-style-name="P8" draw:layer="layout" svg:x1="2.645cm" svg:y1="25.867cm" svg:x2="15.533cm" svg:y2="25.867cm">
          <text:p/>
        </draw:line>
        <draw:frame draw:style-name="gr1" draw:text-style-name="P2" draw:layer="layout" svg:width="14.992cm" svg:height="0.475cm" svg:x="3.7cm" svg:y="23.787cm">
          <draw:text-box>
            <text:p text:style-name="P1"><text:span text:style-name="T4">advantage”; it would “on the contrary, invite a proportionately serious response” 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283 </text:span></text:p>
          </draw:text-box>
        </draw:frame>
        <draw:frame draw:style-name="gr4" draw:text-style-name="P5" draw:layer="layout" svg:width="12.808cm" svg:height="0.395cm" svg:x="2.646cm" svg:y="25.511cm">
          <draw:text-box>
            <text:p text:style-name="P1"><text:span text:style-name="T5">JIC Assessment, 10 May 2001, ‘Iraqi WMD Programmes: Status and Vulnerability’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84 </text:span></text:p>
          </draw:text-box>
        </draw:frame>
        <draw:frame draw:style-name="gr4" draw:text-style-name="P5" draw:layer="layout" svg:width="14.773cm" svg:height="0.395cm" svg:x="2.646cm" svg:y="25.934cm">
          <draw:text-box>
            <text:p text:style-name="P1"><text:span text:style-name="T11">House of Commons, </text:span><text:span text:style-name="T13">Iraq: ‘Desert Fox’ and Policy Developments</text:span><text:span text:style-name="T11">, 10 February 1999, Research </text:span></text:p>
          </draw:text-box>
        </draw:frame>
        <draw:frame draw:style-name="gr4" draw:text-style-name="P5" draw:layer="layout" svg:width="2.009cm" svg:height="0.395cm" svg:x="2.2cm" svg:y="26.357cm">
          <draw:text-box>
            <text:p text:style-name="P1"><text:span text:style-name="T11">Paper 99/13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285 </text:span></text:p>
          </draw:text-box>
        </draw:frame>
        <draw:frame draw:style-name="gr4" draw:text-style-name="P5" draw:layer="layout" svg:width="15.741cm" svg:height="0.395cm" svg:x="2.646cm" svg:y="26.781cm">
          <draw:text-box>
            <text:p text:style-name="P1"><text:span text:style-name="T11">Ministry of Defence, </text:span><text:span text:style-name="T13">Defending Against the Threat from Biological and Chemical Weapons, </text:span><text:span text:style-name="T11">July 1999.</text:span></text:p>
          </draw:text-box>
        </draw:frame>
      </draw:page>
      <draw:page draw:name="page139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9</text:span></text:p>
          </draw:text-box>
        </draw:frame>
        <draw:frame draw:style-name="gr1" draw:text-style-name="P2" draw:layer="layout" svg:width="14.895cm" svg:height="0.475cm" svg:x="3.7cm" svg:y="2.525cm">
          <draw:text-box>
            <text:p text:style-name="P1"><text:span text:style-name="T4">and those “responsible for any breach of international law relating to the use of </text:span></text:p>
          </draw:text-box>
        </draw:frame>
        <draw:frame draw:style-name="gr1" draw:text-style-name="P2" draw:layer="layout" svg:width="10.467cm" svg:height="0.475cm" svg:x="3.7cm" svg:y="3.09cm">
          <draw:text-box>
            <text:p text:style-name="P1"><text:span text:style-name="T4">such weapons” would be “held personally accountable”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142cm" svg:height="0.475cm" svg:x="3.7cm" svg:y="3.754cm">
          <draw:text-box>
            <text:p text:style-name="P1"><text:span text:style-name="T4">Defending against use. Possession of an effective range of defensive </text:span></text:p>
          </draw:text-box>
        </draw:frame>
        <draw:frame draw:style-name="gr1" draw:text-style-name="P2" draw:layer="layout" svg:width="14.933cm" svg:height="0.475cm" svg:x="3.7cm" svg:y="4.318cm">
          <draw:text-box>
            <text:p text:style-name="P1"><text:span text:style-name="T4">capabilities was required to enhance the other three pillars “by helping to make </text:span></text:p>
          </draw:text-box>
        </draw:frame>
        <draw:frame draw:style-name="gr1" draw:text-style-name="P2" draw:layer="layout" svg:width="14.45cm" svg:height="0.475cm" svg:x="3.7cm" svg:y="4.883cm">
          <draw:text-box>
            <text:p text:style-name="P1"><text:span text:style-name="T4">clear to a potential aggressor that the threatened, or actual, use of biological </text:span></text:p>
          </draw:text-box>
        </draw:frame>
        <draw:frame draw:style-name="gr1" draw:text-style-name="P2" draw:layer="layout" svg:width="14.281cm" svg:height="0.475cm" svg:x="3.7cm" svg:y="5.447cm">
          <draw:text-box>
            <text:p text:style-name="P1"><text:span text:style-name="T4">or chemical weapons” would “not limit our political options, or determine the </text:span></text:p>
          </draw:text-box>
        </draw:frame>
        <draw:frame draw:style-name="gr1" draw:text-style-name="P2" draw:layer="layout" svg:width="4.159cm" svg:height="0.475cm" svg:x="3.7cm" svg:y="6.012cm">
          <draw:text-box>
            <text:p text:style-name="P1"><text:span text:style-name="T4">outcome of a conflict”.</text:span></text:p>
          </draw:text-box>
        </draw:frame>
        <draw:frame draw:style-name="gr1" draw:text-style-name="P2" draw:layer="layout" svg:width="14.937cm" svg:height="0.475cm" svg:x="2.2cm" svg:y="6.926cm">
          <draw:text-box>
            <text:p text:style-name="P1"><text:span text:style-name="T6">724. </text:span><text:span text:style-name="T4"><text:s/>The paper stated that the UK’s military posture comprised three elements: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262cm" svg:height="0.475cm" svg:x="3.7cm" svg:y="7.841cm">
          <draw:text-box>
            <text:p text:style-name="P1"><text:span text:style-name="T4">the “ability to remove or reduce the threat by taking direct action”;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0.437cm" svg:height="0.475cm" svg:x="3.7cm" svg:y="8.505cm">
          <draw:text-box>
            <text:p text:style-name="P1"><text:span text:style-name="T4">measures to minimise vulnerability to the weapons; and</text:span></text:p>
          </draw:text-box>
        </draw:frame>
        <draw:frame draw:style-name="gr2" draw:text-style-name="P3" draw:layer="layout" svg:width="0.634cm" svg:height="0.712cm" svg:x="2.95cm" svg:y="9.01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36cm" svg:height="0.475cm" svg:x="3.7cm" svg:y="9.17cm">
          <draw:text-box>
            <text:p text:style-name="P1"><text:span text:style-name="T4">capabilities, training and equipment which protected British forces and allowed </text:span></text:p>
          </draw:text-box>
        </draw:frame>
        <draw:frame draw:style-name="gr1" draw:text-style-name="P2" draw:layer="layout" svg:width="6.119cm" svg:height="0.475cm" svg:x="3.7cm" svg:y="9.734cm">
          <draw:text-box>
            <text:p text:style-name="P1"><text:span text:style-name="T4">them to manage battlefield risks.</text:span></text:p>
          </draw:text-box>
        </draw:frame>
        <draw:frame draw:style-name="gr1" draw:text-style-name="P2" draw:layer="layout" svg:width="15.953cm" svg:height="0.475cm" svg:x="2.2cm" svg:y="10.648cm">
          <draw:text-box>
            <text:p text:style-name="P1"><text:span text:style-name="T6">725. </text:span><text:span text:style-name="T4"><text:s/>Eliminating or reducing a threat before an aggressor was able to use biological </text:span></text:p>
          </draw:text-box>
        </draw:frame>
        <draw:frame draw:style-name="gr1" draw:text-style-name="P2" draw:layer="layout" svg:width="16.118cm" svg:height="0.475cm" svg:x="2.2cm" svg:y="11.213cm">
          <draw:text-box>
            <text:p text:style-name="P1"><text:span text:style-name="T4">or chemical weapons was “preferable to having to manage the consequences of their </text:span></text:p>
          </draw:text-box>
        </draw:frame>
        <draw:frame draw:style-name="gr1" draw:text-style-name="P2" draw:layer="layout" svg:width="15.581cm" svg:height="0.475cm" svg:x="2.2cm" svg:y="11.777cm">
          <draw:text-box>
            <text:p text:style-name="P1"><text:span text:style-name="T4">use”. Action to reduce the threat would “take a variety of forms”. The UK would, “In </text:span></text:p>
          </draw:text-box>
        </draw:frame>
        <draw:frame draw:style-name="gr1" draw:text-style-name="P2" draw:layer="layout" svg:width="15.792cm" svg:height="0.475cm" svg:x="2.2cm" svg:y="12.342cm">
          <draw:text-box>
            <text:p text:style-name="P1"><text:span text:style-name="T4">broad terms, where legally justified”, take “whatever action” was “required to reduce </text:span></text:p>
          </draw:text-box>
        </draw:frame>
        <draw:frame draw:style-name="gr1" draw:text-style-name="P2" draw:layer="layout" svg:width="15.31cm" svg:height="0.475cm" svg:x="2.2cm" svg:y="12.906cm">
          <draw:text-box>
            <text:p text:style-name="P1"><text:span text:style-name="T4">an opponent’s capability to use biological and chemical weapons against the UK, </text:span></text:p>
          </draw:text-box>
        </draw:frame>
        <draw:frame draw:style-name="gr1" draw:text-style-name="P2" draw:layer="layout" svg:width="15.479cm" svg:height="0.475cm" svg:x="2.2cm" svg:y="13.471cm">
          <draw:text-box>
            <text:p text:style-name="P1"><text:span text:style-name="T4">our interests, or British and coalition forces”. The possibilities included “Attacks on </text:span></text:p>
          </draw:text-box>
        </draw:frame>
        <draw:frame draw:style-name="gr1" draw:text-style-name="P2" draw:layer="layout" svg:width="13.477cm" svg:height="0.475cm" svg:x="2.2cm" svg:y="14.035cm">
          <draw:text-box>
            <text:p text:style-name="P1"><text:span text:style-name="T4">production facilities, storage sites, logistics chain and delivery systems”.</text:span></text:p>
          </draw:text-box>
        </draw:frame>
        <draw:frame draw:style-name="gr1" draw:text-style-name="P2" draw:layer="layout" svg:width="16.152cm" svg:height="0.475cm" svg:x="2.2cm" svg:y="14.95cm">
          <draw:text-box>
            <text:p text:style-name="P1"><text:span text:style-name="T6">726. </text:span><text:span text:style-name="T4"><text:s/>The paper also emphasised the importance of “accurate and timely intelligence” </text:span></text:p>
          </draw:text-box>
        </draw:frame>
        <draw:frame draw:style-name="gr1" draw:text-style-name="P2" draw:layer="layout" svg:width="15.885cm" svg:height="0.475cm" svg:x="2.2cm" svg:y="15.514cm">
          <draw:text-box>
            <text:p text:style-name="P1"><text:span text:style-name="T4">on which direct action was “heavily” dependent, “both to alert us to the threat and … </text:span></text:p>
          </draw:text-box>
        </draw:frame>
        <draw:frame draw:style-name="gr1" draw:text-style-name="P2" draw:layer="layout" svg:width="6.517cm" svg:height="0.475cm" svg:x="2.2cm" svg:y="16.078cm">
          <draw:text-box>
            <text:p text:style-name="P1"><text:span text:style-name="T4">provide vital targeting information”.</text:span></text:p>
          </draw:text-box>
        </draw:frame>
        <draw:frame draw:style-name="gr1" draw:text-style-name="P2" draw:layer="layout" svg:width="15.834cm" svg:height="0.475cm" svg:x="2.2cm" svg:y="16.993cm">
          <draw:text-box>
            <text:p text:style-name="P1"><text:span text:style-name="T6">727. </text:span><text:span text:style-name="T4"><text:s/>The paper stated that the threat from the proliferation of nuclear weapons was </text:span></text:p>
          </draw:text-box>
        </draw:frame>
        <draw:frame draw:style-name="gr1" draw:text-style-name="P2" draw:layer="layout" svg:width="15.594cm" svg:height="0.475cm" svg:x="2.2cm" svg:y="17.557cm">
          <draw:text-box>
            <text:p text:style-name="P1"><text:span text:style-name="T4">“</text:span><text:span text:style-name="T4">well known”, but biological and chemical weapons had a longer history and posed </text:span></text:p>
          </draw:text-box>
        </draw:frame>
        <draw:frame draw:style-name="gr1" draw:text-style-name="P2" draw:layer="layout" svg:width="15.738cm" svg:height="0.475cm" svg:x="2.2cm" svg:y="18.122cm">
          <draw:text-box>
            <text:p text:style-name="P1"><text:span text:style-name="T4">“</text:span><text:span text:style-name="T4">the greater potential threat” in the current operational environment. The foundation </text:span></text:p>
          </draw:text-box>
        </draw:frame>
        <draw:frame draw:style-name="gr1" draw:text-style-name="P2" draw:layer="layout" svg:width="15.864cm" svg:height="0.475cm" svg:x="2.2cm" svg:y="18.686cm">
          <draw:text-box>
            <text:p text:style-name="P1"><text:span text:style-name="T4">for managing the risks was diplomatic, but a “balanced range of military capabilities” </text:span></text:p>
          </draw:text-box>
        </draw:frame>
        <draw:frame draw:style-name="gr1" draw:text-style-name="P2" draw:layer="layout" svg:width="16.216cm" svg:height="0.475cm" svg:x="2.2cm" svg:y="19.251cm">
          <draw:text-box>
            <text:p text:style-name="P1"><text:span text:style-name="T4">was also needed, including defensive and protective measures “and the ability to take </text:span></text:p>
          </draw:text-box>
        </draw:frame>
        <draw:frame draw:style-name="gr1" draw:text-style-name="P2" draw:layer="layout" svg:width="16.715cm" svg:height="0.475cm" svg:x="2.2cm" svg:y="19.815cm">
          <draw:text-box>
            <text:p text:style-name="P1"><text:span text:style-name="T4">action where necessary to remove or reduce a specific threat”. The UK had an important </text:span></text:p>
          </draw:text-box>
        </draw:frame>
        <draw:frame draw:style-name="gr1" draw:text-style-name="P2" draw:layer="layout" svg:width="15.551cm" svg:height="0.475cm" svg:x="2.2cm" svg:y="20.38cm">
          <draw:text-box>
            <text:p text:style-name="P1"><text:span text:style-name="T4">dialogue with the US on biological and chemical defence issues and the UK would </text:span></text:p>
          </draw:text-box>
        </draw:frame>
        <draw:frame draw:style-name="gr1" draw:text-style-name="P2" draw:layer="layout" svg:width="13.418cm" svg:height="0.475cm" svg:x="2.2cm" svg:y="20.944cm">
          <draw:text-box>
            <text:p text:style-name="P1"><text:span text:style-name="T4">“</text:span><text:span text:style-name="T4">continue to pursue close consultations with them and with other allies”.</text:span></text:p>
          </draw:text-box>
        </draw:frame>
        <draw:frame draw:style-name="gr1" draw:text-style-name="P2" draw:layer="layout" svg:width="9.683cm" svg:height="0.475cm" svg:x="2.2cm" svg:y="21.858cm">
          <draw:text-box>
            <text:p text:style-name="P1"><text:span text:style-name="T6">728. </text:span><text:span text:style-name="T4"><text:s/>In relation to Iraq, the paper stated that it had:</text:span></text:p>
          </draw:text-box>
        </draw:frame>
        <draw:frame draw:style-name="gr1" draw:text-style-name="P2" draw:layer="layout" svg:width="15.331cm" svg:height="0.475cm" svg:x="2.95cm" svg:y="22.773cm">
          <draw:text-box>
            <text:p text:style-name="P1"><text:span text:style-name="T4">“… </text:span><text:span text:style-name="T4">made significant efforts to develop a wide range of biological agents and their </text:span></text:p>
          </draw:text-box>
        </draw:frame>
        <draw:frame draw:style-name="gr1" draw:text-style-name="P2" draw:layer="layout" svg:width="14.721cm" svg:height="0.475cm" svg:x="2.95cm" svg:y="23.337cm">
          <draw:text-box>
            <text:p text:style-name="P1"><text:span text:style-name="T4">delivery means, including missile warheads. The programme has included the </text:span></text:p>
          </draw:text-box>
        </draw:frame>
        <draw:frame draw:style-name="gr1" draw:text-style-name="P2" draw:layer="layout" svg:width="14.857cm" svg:height="0.475cm" svg:x="2.95cm" svg:y="23.902cm">
          <draw:text-box>
            <text:p text:style-name="P1"><text:span text:style-name="T4">development and production of anthrax and botulinum toxin, and other agents, </text:span></text:p>
          </draw:text-box>
        </draw:frame>
        <draw:frame draw:style-name="gr1" draw:text-style-name="P2" draw:layer="layout" svg:width="9.387cm" svg:height="0.475cm" svg:x="2.95cm" svg:y="24.466cm">
          <draw:text-box>
            <text:p text:style-name="P1"><text:span text:style-name="T4">including ones that can attack plants and animals.</text:span></text:p>
          </draw:text-box>
        </draw:frame>
        <draw:frame draw:style-name="gr1" draw:text-style-name="P2" draw:layer="layout" svg:width="15.556cm" svg:height="0.475cm" svg:x="2.95cm" svg:y="25.381cm">
          <draw:text-box>
            <text:p text:style-name="P1"><text:span text:style-name="T4">“</text:span><text:span text:style-name="T4">We also know that Iraq has a programme to convert L29 trainer aircraft for use as </text:span></text:p>
          </draw:text-box>
        </draw:frame>
        <draw:frame draw:style-name="gr1" draw:text-style-name="P2" draw:layer="layout" svg:width="15.136cm" svg:height="0.475cm" svg:x="2.95cm" svg:y="25.945cm">
          <draw:text-box>
            <text:p text:style-name="P1"><text:span text:style-name="T4">Unmanned Aerial Vehicles (UAVs). We assess that, if equipped with spray tanks </text:span></text:p>
          </draw:text-box>
        </draw:frame>
      </draw:page>
      <draw:page draw:name="page1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0</text:span></text:p>
          </draw:text-box>
        </draw:frame>
        <draw:frame draw:style-name="gr1" draw:text-style-name="P2" draw:layer="layout" svg:width="14.514cm" svg:height="0.475cm" svg:x="2.95cm" svg:y="2.525cm">
          <draw:text-box>
            <text:p text:style-name="P1"><text:span text:style-name="T4">to deliver chemical and biological agents, these would be capable of causing </text:span></text:p>
          </draw:text-box>
        </draw:frame>
        <draw:frame draw:style-name="gr1" draw:text-style-name="P2" draw:layer="layout" svg:width="4.201cm" svg:height="0.475cm" svg:x="2.95cm" svg:y="3.09cm">
          <draw:text-box>
            <text:p text:style-name="P1"><text:span text:style-name="T4">large-scale casualties.</text:span></text:p>
          </draw:text-box>
        </draw:frame>
        <draw:frame draw:style-name="gr1" draw:text-style-name="P2" draw:layer="layout" svg:width="7.669cm" svg:height="0.475cm" svg:x="2.95cm" svg:y="4.004cm">
          <draw:text-box>
            <text:p text:style-name="P1"><text:span text:style-name="T4">“</text:span><text:span text:style-name="T4">In 1998 we judged that, unless stopped:</text:span></text:p>
          </draw:text-box>
        </draw:frame>
        <draw:frame draw:style-name="gr2" draw:text-style-name="P3" draw:layer="layout" svg:width="0.634cm" svg:height="0.712cm" svg:x="3.95cm" svg:y="4.7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117cm" svg:height="0.475cm" svg:x="4.7cm" svg:y="4.918cm">
          <draw:text-box>
            <text:p text:style-name="P1"><text:span text:style-name="T4">Iraq would be capable of regenerating a chemical weapons capability </text:span></text:p>
          </draw:text-box>
        </draw:frame>
        <draw:frame draw:style-name="gr1" draw:text-style-name="P2" draw:layer="layout" svg:width="2.716cm" svg:height="0.475cm" svg:x="4.7cm" svg:y="5.483cm">
          <draw:text-box>
            <text:p text:style-name="P1"><text:span text:style-name="T4">within months;</text:span></text:p>
          </draw:text-box>
        </draw:frame>
        <draw:frame draw:style-name="gr2" draw:text-style-name="P3" draw:layer="layout" svg:width="0.634cm" svg:height="0.712cm" svg:x="3.95cm" svg:y="5.99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12cm" svg:height="0.475cm" svg:x="4.7cm" svg:y="6.147cm">
          <draw:text-box>
            <text:p text:style-name="P1"><text:span text:style-name="T4">Iraq had the expertise and equipment to regenerate an offensive biological </text:span></text:p>
          </draw:text-box>
        </draw:frame>
        <draw:frame draw:style-name="gr1" draw:text-style-name="P2" draw:layer="layout" svg:width="6.233cm" svg:height="0.475cm" svg:x="4.7cm" svg:y="6.712cm">
          <draw:text-box>
            <text:p text:style-name="P1"><text:span text:style-name="T4">weapons capability within weeks;</text:span></text:p>
          </draw:text-box>
        </draw:frame>
        <draw:frame draw:style-name="gr2" draw:text-style-name="P3" draw:layer="layout" svg:width="0.634cm" svg:height="0.712cm" svg:x="3.95cm" svg:y="7.2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197cm" svg:height="0.475cm" svg:x="4.7cm" svg:y="7.376cm">
          <draw:text-box>
            <text:p text:style-name="P1"><text:span text:style-name="T4">work on 650km range missiles which could hit important targets in the </text:span></text:p>
          </draw:text-box>
        </draw:frame>
        <draw:frame draw:style-name="gr1" draw:text-style-name="P2" draw:layer="layout" svg:width="14.23cm" svg:height="0.475cm" svg:x="4.7cm" svg:y="7.941cm">
          <draw:text-box>
            <text:p text:style-name="P1"><text:span text:style-name="T4">Middle East might have begun. It could have been completed within a year, </text:span></text:p>
          </draw:text-box>
        </draw:frame>
        <draw:frame draw:style-name="gr1" draw:text-style-name="P2" draw:layer="layout" svg:width="10.75cm" svg:height="0.475cm" svg:x="4.7cm" svg:y="8.505cm">
          <draw:text-box>
            <text:p text:style-name="P1"><text:span text:style-name="T4">and biological weapons produced in the same timeframe;</text:span></text:p>
          </draw:text-box>
        </draw:frame>
        <draw:frame draw:style-name="gr2" draw:text-style-name="P3" draw:layer="layout" svg:width="0.634cm" svg:height="0.712cm" svg:x="3.95cm" svg:y="9.01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341cm" svg:height="0.475cm" svg:x="4.7cm" svg:y="9.17cm">
          <draw:text-box>
            <text:p text:style-name="P1"><text:span text:style-name="T4">if Iraq could procure the necessary machinery and nuclear materials, it </text:span></text:p>
          </draw:text-box>
        </draw:frame>
        <draw:frame draw:style-name="gr1" draw:text-style-name="P2" draw:layer="layout" svg:width="12.685cm" svg:height="0.475cm" svg:x="4.7cm" svg:y="9.734cm">
          <draw:text-box>
            <text:p text:style-name="P1"><text:span text:style-name="T4">could build a crude air delivered nuclear device in about five years.”</text:span></text:p>
          </draw:text-box>
        </draw:frame>
        <draw:frame draw:style-name="gr1" draw:text-style-name="P2" draw:layer="layout" svg:width="16.482cm" svg:height="0.475cm" svg:x="2.2cm" svg:y="10.648cm">
          <draw:text-box>
            <text:p text:style-name="P1"><text:span text:style-name="T6">729. </text:span><text:span text:style-name="T4"><text:s/>The paper stated that UNSCOM had “destroyed, or made harmless, a ‘supergun’; </text:span></text:p>
          </draw:text-box>
        </draw:frame>
        <draw:frame draw:style-name="gr1" draw:text-style-name="P2" draw:layer="layout" svg:width="16.11cm" svg:height="0.475cm" svg:x="2.2cm" svg:y="11.213cm">
          <draw:text-box>
            <text:p text:style-name="P1"><text:span text:style-name="T4">48 SCUD missiles; 38,000 chemical munitions, 690 tonnes of chemical agents; 3,000 </text:span></text:p>
          </draw:text-box>
        </draw:frame>
        <draw:frame draw:style-name="gr1" draw:text-style-name="P2" draw:layer="layout" svg:width="16.766cm" svg:height="0.475cm" svg:x="2.2cm" svg:y="11.777cm">
          <draw:text-box>
            <text:p text:style-name="P1"><text:span text:style-name="T4">tonnes of precursor chemicals; and biological and chemical warfare-related factories and </text:span></text:p>
          </draw:text-box>
        </draw:frame>
        <draw:frame draw:style-name="gr1" draw:text-style-name="P2" draw:layer="layout" svg:width="16.059cm" svg:height="0.475cm" svg:x="2.2cm" svg:y="12.342cm">
          <draw:text-box>
            <text:p text:style-name="P1"><text:span text:style-name="T4">equipment”. The IAEA had “found a nuclear weapons programme far more advanced </text:span></text:p>
          </draw:text-box>
        </draw:frame>
        <draw:frame draw:style-name="gr1" draw:text-style-name="P2" draw:layer="layout" svg:width="16.381cm" svg:height="0.475cm" svg:x="2.2cm" svg:y="12.906cm">
          <draw:text-box>
            <text:p text:style-name="P1"><text:span text:style-name="T4">than suspected, and dismantled it”. Saddam Hussein had “consistently sought to avoid </text:span></text:p>
          </draw:text-box>
        </draw:frame>
        <draw:frame draw:style-name="gr1" draw:text-style-name="P2" draw:layer="layout" svg:width="15.585cm" svg:height="0.475cm" svg:x="2.2cm" svg:y="13.471cm">
          <draw:text-box>
            <text:p text:style-name="P1"><text:span text:style-name="T4">his responsibility to declare his entire biological and chemical capabilities” and had </text:span></text:p>
          </draw:text-box>
        </draw:frame>
        <draw:frame draw:style-name="gr1" draw:text-style-name="P2" draw:layer="layout" svg:width="12.685cm" svg:height="0.475cm" svg:x="2.2cm" svg:y="14.035cm">
          <draw:text-box>
            <text:p text:style-name="P1"><text:span text:style-name="T4">“</text:span><text:span text:style-name="T4">deliberately and systematically sought to conceal and retain them”:</text:span></text:p>
          </draw:text-box>
        </draw:frame>
        <draw:frame draw:style-name="gr1" draw:text-style-name="P2" draw:layer="layout" svg:width="15.462cm" svg:height="0.475cm" svg:x="2.95cm" svg:y="14.95cm">
          <draw:text-box>
            <text:p text:style-name="P1"><text:span text:style-name="T4">“</text:span><text:span text:style-name="T4">UNSCOM has discovered a document, which the Iraqi regime refuses to release, </text:span></text:p>
          </draw:text-box>
        </draw:frame>
        <draw:frame draw:style-name="gr1" draw:text-style-name="P2" draw:layer="layout" svg:width="14.899cm" svg:height="0.475cm" svg:x="2.95cm" svg:y="15.514cm">
          <draw:text-box>
            <text:p text:style-name="P1"><text:span text:style-name="T4">appearing to indicate major discrepancies in Iraq’s declarations over the use of </text:span></text:p>
          </draw:text-box>
        </draw:frame>
        <draw:frame draw:style-name="gr1" draw:text-style-name="P2" draw:layer="layout" svg:width="14.726cm" svg:height="0.475cm" svg:x="2.95cm" svg:y="16.078cm">
          <draw:text-box>
            <text:p text:style-name="P1"><text:span text:style-name="T4">chemical munitions during the Iran-Iraq war. Iraq also claims that it unilaterally </text:span></text:p>
          </draw:text-box>
        </draw:frame>
        <draw:frame draw:style-name="gr1" draw:text-style-name="P2" draw:layer="layout" svg:width="15.763cm" svg:height="0.475cm" svg:x="2.95cm" svg:y="16.643cm">
          <draw:text-box>
            <text:p text:style-name="P1"><text:span text:style-name="T4">destroyed 31,000 chemical munitions and 4,000 tonnes of precursor chemicals, but </text:span></text:p>
          </draw:text-box>
        </draw:frame>
        <draw:frame draw:style-name="gr1" draw:text-style-name="P2" draw:layer="layout" svg:width="15.509cm" svg:height="0.475cm" svg:x="2.95cm" svg:y="17.207cm">
          <draw:text-box>
            <text:p text:style-name="P1"><text:span text:style-name="T4">these still have to be properly accounted for. And Iraq has consistently denied that </text:span></text:p>
          </draw:text-box>
        </draw:frame>
        <draw:frame draw:style-name="gr1" draw:text-style-name="P2" draw:layer="layout" svg:width="15.018cm" svg:height="0.475cm" svg:x="2.95cm" svg:y="17.772cm">
          <draw:text-box>
            <text:p text:style-name="P1"><text:span text:style-name="T4">it weaponised VX, one of the most toxic of the nerve agents. But analysis by an </text:span></text:p>
          </draw:text-box>
        </draw:frame>
        <draw:frame draw:style-name="gr1" draw:text-style-name="P2" draw:layer="layout" svg:width="15.97cm" svg:height="0.475cm" svg:x="2.95cm" svg:y="18.336cm">
          <draw:text-box>
            <text:p text:style-name="P1"><text:span text:style-name="T4">international team of experts of the results of tests on fragments of missile warheads </text:span></text:p>
          </draw:text-box>
        </draw:frame>
        <draw:frame draw:style-name="gr1" draw:text-style-name="P2" draw:layer="layout" svg:width="11.716cm" svg:height="0.475cm" svg:x="2.95cm" svg:y="18.901cm">
          <draw:text-box>
            <text:p text:style-name="P1"><text:span text:style-name="T4">has shown that, contrary to its claims, Iraq did weaponise VX.”</text:span></text:p>
          </draw:text-box>
        </draw:frame>
        <draw:frame draw:style-name="gr1" draw:text-style-name="P2" draw:layer="layout" svg:width="14.395cm" svg:height="0.475cm" svg:x="2.2cm" svg:y="19.815cm">
          <draw:text-box>
            <text:p text:style-name="P1"><text:span text:style-name="T6">730. </text:span><text:span text:style-name="T4"><text:s/>The attacks on Iraq’s missile production and research facilities and the </text:span></text:p>
          </draw:text-box>
        </draw:frame>
        <draw:frame draw:style-name="gr1" draw:text-style-name="P2" draw:layer="layout" svg:width="16.512cm" svg:height="0.475cm" svg:x="2.2cm" svg:y="20.38cm">
          <draw:text-box>
            <text:p text:style-name="P1"><text:span text:style-name="T4">destruction of infrastructure associated with the concealment of biological and chemical </text:span></text:p>
          </draw:text-box>
        </draw:frame>
        <draw:frame draw:style-name="gr1" draw:text-style-name="P2" draw:layer="layout" svg:width="15.526cm" svg:height="0.475cm" svg:x="2.2cm" svg:y="20.944cm">
          <draw:text-box>
            <text:p text:style-name="P1"><text:span text:style-name="T4">programmes in December 1998 had caused Saddam Hussein “severe difficulties”. </text:span></text:p>
          </draw:text-box>
        </draw:frame>
        <draw:frame draw:style-name="gr1" draw:text-style-name="P2" draw:layer="layout" svg:width="1.894cm" svg:height="0.475cm" svg:x="2.2cm" svg:y="21.508cm">
          <draw:text-box>
            <text:p text:style-name="P1"><text:span text:style-name="T4">They had:</text:span></text:p>
          </draw:text-box>
        </draw:frame>
        <draw:frame draw:style-name="gr2" draw:text-style-name="P3" draw:layer="layout" svg:width="0.634cm" svg:height="0.712cm" svg:x="2.95cm" svg:y="22.26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1.945cm" svg:height="0.475cm" svg:x="3.7cm" svg:y="22.423cm">
          <draw:text-box>
            <text:p text:style-name="P1"><text:span text:style-name="T4">“</text:span><text:span text:style-name="T4">damaged or destroyed” 87 percent of the 100 targets attacked;</text:span></text:p>
          </draw:text-box>
        </draw:frame>
        <draw:frame draw:style-name="gr2" draw:text-style-name="P3" draw:layer="layout" svg:width="0.634cm" svg:height="0.712cm" svg:x="2.95cm" svg:y="22.93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92cm" svg:height="0.475cm" svg:x="3.7cm" svg:y="23.087cm">
          <draw:text-box>
            <text:p text:style-name="P1"><text:span text:style-name="T4">“</text:span><text:span text:style-name="T4">severely damaged” the base for the L-29 trainer “which could be used to deliver </text:span></text:p>
          </draw:text-box>
        </draw:frame>
        <draw:frame draw:style-name="gr1" draw:text-style-name="P2" draw:layer="layout" svg:width="6.047cm" svg:height="0.475cm" svg:x="3.7cm" svg:y="23.652cm">
          <draw:text-box>
            <text:p text:style-name="P1"><text:span text:style-name="T4">biological and chemical agents”;</text:span></text:p>
          </draw:text-box>
        </draw:frame>
        <draw:frame draw:style-name="gr2" draw:text-style-name="P3" draw:layer="layout" svg:width="0.634cm" svg:height="0.712cm" svg:x="2.95cm" svg:y="24.16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58cm" svg:height="0.475cm" svg:x="3.7cm" svg:y="24.316cm">
          <draw:text-box>
            <text:p text:style-name="P1"><text:span text:style-name="T4">“</text:span><text:span text:style-name="T4">significantly degraded” some key facilities associated with Iraq’s ballistic missile </text:span></text:p>
          </draw:text-box>
        </draw:frame>
        <draw:frame draw:style-name="gr1" draw:text-style-name="P2" draw:layer="layout" svg:width="9.091cm" svg:height="0.475cm" svg:x="3.7cm" svg:y="24.881cm">
          <draw:text-box>
            <text:p text:style-name="P1"><text:span text:style-name="T4">programme, “setting this back one to two years”;</text:span></text:p>
          </draw:text-box>
        </draw:frame>
        <draw:frame draw:style-name="gr2" draw:text-style-name="P3" draw:layer="layout" svg:width="0.634cm" svg:height="0.712cm" svg:x="2.95cm" svg:y="25.38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22cm" svg:height="0.475cm" svg:x="3.7cm" svg:y="25.545cm">
          <draw:text-box>
            <text:p text:style-name="P1"><text:span text:style-name="T4">“</text:span><text:span text:style-name="T4">seriously weakened” Iraq’s “ability to deliver biological or chemical weapons by </text:span></text:p>
          </draw:text-box>
        </draw:frame>
        <draw:frame draw:style-name="gr1" draw:text-style-name="P2" draw:layer="layout" svg:width="3.058cm" svg:height="0.475cm" svg:x="3.7cm" svg:y="26.11cm">
          <draw:text-box>
            <text:p text:style-name="P1"><text:span text:style-name="T4">ballistic missile”;</text:span></text:p>
          </draw:text-box>
        </draw:frame>
      </draw:page>
      <draw:page draw:name="page141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81cm" svg:height="0.475cm" svg:x="3.7cm" svg:y="2.525cm">
          <draw:text-box>
            <text:p text:style-name="P1"><text:span text:style-name="T4">destroyed some key buildings of the Iraqi Directorate of General Security, which </text:span></text:p>
          </draw:text-box>
        </draw:frame>
        <draw:frame draw:style-name="gr1" draw:text-style-name="P2" draw:layer="layout" svg:width="11.724cm" svg:height="0.475cm" svg:x="3.7cm" svg:y="3.09cm">
          <draw:text-box>
            <text:p text:style-name="P1"><text:span text:style-name="T4">were believed to contain “key equipment and documents”; and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88cm" svg:height="0.475cm" svg:x="3.7cm" svg:y="3.754cm">
          <draw:text-box>
            <text:p text:style-name="P1"><text:span text:style-name="T4">“</text:span><text:span text:style-name="T4">set back” Iraq’s ability to regenerate its biological and chemical capability.</text:span></text:p>
          </draw:text-box>
        </draw:frame>
        <draw:frame draw:style-name="gr1" draw:text-style-name="P2" draw:layer="layout" svg:width="16.558cm" svg:height="0.475cm" svg:x="2.2cm" svg:y="4.668cm">
          <draw:text-box>
            <text:p text:style-name="P1"><text:span text:style-name="T6">731. </text:span><text:span text:style-name="T4"><text:s/>The UK could not afford to ignore the problem of Iraq. Saddam Hussein continued </text:span></text:p>
          </draw:text-box>
        </draw:frame>
        <draw:frame draw:style-name="gr1" draw:text-style-name="P2" draw:layer="layout" svg:width="16.614cm" svg:height="0.475cm" svg:x="2.2cm" svg:y="5.233cm">
          <draw:text-box>
            <text:p text:style-name="P1"><text:span text:style-name="T4">“</text:span><text:span text:style-name="T4">to pose a significant threat to his neighbours” and would “reconstitute his biological and </text:span></text:p>
          </draw:text-box>
        </draw:frame>
        <draw:frame draw:style-name="gr1" draw:text-style-name="P2" draw:layer="layout" svg:width="16.647cm" svg:height="0.475cm" svg:x="2.2cm" svg:y="5.797cm">
          <draw:text-box>
            <text:p text:style-name="P1"><text:span text:style-name="T4">chemical weapons capabilities if allowed”. UK forces would stay in the region for as long </text:span></text:p>
          </draw:text-box>
        </draw:frame>
        <draw:frame draw:style-name="gr1" draw:text-style-name="P2" draw:layer="layout" svg:width="16.626cm" svg:height="0.475cm" svg:x="2.2cm" svg:y="6.362cm">
          <draw:text-box>
            <text:p text:style-name="P1"><text:span text:style-name="T4">as it was judged necessary and sanctions would remain in place until Iraq complied with </text:span></text:p>
          </draw:text-box>
        </draw:frame>
        <draw:frame draw:style-name="gr1" draw:text-style-name="P2" draw:layer="layout" svg:width="2.694cm" svg:height="0.475cm" svg:x="2.2cm" svg:y="6.926cm">
          <draw:text-box>
            <text:p text:style-name="P1"><text:span text:style-name="T4">its obligations.</text:span></text:p>
          </draw:text-box>
        </draw:frame>
        <draw:frame draw:style-name="gr1" draw:text-style-name="P2" draw:layer="layout" svg:width="11.305cm" svg:height="0.475cm" svg:x="2.2cm" svg:y="8.041cm">
          <draw:text-box>
            <text:p text:style-name="P1"><text:span text:style-name="T1">LEGAL AUTHORISATION FOR OPERATION DESERT FOX</text:span></text:p>
          </draw:text-box>
        </draw:frame>
        <draw:frame draw:style-name="gr1" draw:text-style-name="P2" draw:layer="layout" svg:width="15.678cm" svg:height="0.475cm" svg:x="2.2cm" svg:y="8.805cm">
          <draw:text-box>
            <text:p text:style-name="P1"><text:span text:style-name="T6">732. </text:span><text:span text:style-name="T4"><text:s/>The USA and the UK did not seek specific authorisation from the UN Security </text:span></text:p>
          </draw:text-box>
        </draw:frame>
        <draw:frame draw:style-name="gr1" draw:text-style-name="P2" draw:layer="layout" svg:width="15.064cm" svg:height="0.475cm" svg:x="2.2cm" svg:y="9.37cm">
          <draw:text-box>
            <text:p text:style-name="P1"><text:span text:style-name="T4">Council for Operation Desert Fox and instead drew their authority from previous </text:span></text:p>
          </draw:text-box>
        </draw:frame>
        <draw:frame draw:style-name="gr1" draw:text-style-name="P2" draw:layer="layout" svg:width="7.3cm" svg:height="0.475cm" svg:x="2.2cm" svg:y="9.934cm">
          <draw:text-box>
            <text:p text:style-name="P1"><text:span text:style-name="T4">resolutions, especially resolution 1205.</text:span></text:p>
          </draw:text-box>
        </draw:frame>
        <draw:frame draw:style-name="gr1" draw:text-style-name="P2" draw:layer="layout" svg:width="15.923cm" svg:height="0.475cm" svg:x="2.2cm" svg:y="10.848cm">
          <draw:text-box>
            <text:p text:style-name="P1"><text:span text:style-name="T6">733. </text:span><text:span text:style-name="T4"><text:s/>Their interpretation of the legal authority provided by those resolutions was not </text:span></text:p>
          </draw:text-box>
        </draw:frame>
        <draw:frame draw:style-name="gr1" draw:text-style-name="P2" draw:layer="layout" svg:width="16.034cm" svg:height="0.475cm" svg:x="2.2cm" svg:y="11.413cm">
          <draw:text-box>
            <text:p text:style-name="P1"><text:span text:style-name="T4">supported by other Security Council members. Russia in particular disputed the legal </text:span></text:p>
          </draw:text-box>
        </draw:frame>
        <draw:frame draw:style-name="gr1" draw:text-style-name="P2" draw:layer="layout" svg:width="16.038cm" svg:height="0.475cm" svg:x="2.2cm" svg:y="11.977cm">
          <draw:text-box>
            <text:p text:style-name="P1"><text:span text:style-name="T4">basis for military action. Resolution 1205 had used the formulation “flagrant violation” </text:span></text:p>
          </draw:text-box>
        </draw:frame>
        <draw:frame draw:style-name="gr1" draw:text-style-name="P2" draw:layer="layout" svg:width="16.487cm" svg:height="0.475cm" svg:x="2.2cm" svg:y="12.542cm">
          <draw:text-box>
            <text:p text:style-name="P1"><text:span text:style-name="T4">rather than “material breach”, the recognised phrase derived from the law of treaties for </text:span></text:p>
          </draw:text-box>
        </draw:frame>
        <draw:frame draw:style-name="gr1" draw:text-style-name="P2" draw:layer="layout" svg:width="16.245cm" svg:height="0.475cm" svg:x="2.2cm" svg:y="13.106cm">
          <draw:text-box>
            <text:p text:style-name="P1"><text:span text:style-name="T4">a breach which would entitle another party to argue that a cease-fire had been broken.</text:span></text:p>
          </draw:text-box>
        </draw:frame>
        <draw:frame draw:style-name="gr1" draw:text-style-name="P2" draw:layer="layout" svg:width="6.119cm" svg:height="0.475cm" svg:x="2.2cm" svg:y="14.021cm">
          <draw:text-box>
            <text:p text:style-name="P1"><text:span text:style-name="T6">734. </text:span><text:span text:style-name="T4"><text:s/>Sir Jeremy told the Inquiry:</text:span></text:p>
          </draw:text-box>
        </draw:frame>
        <draw:frame draw:style-name="gr1" draw:text-style-name="P2" draw:layer="layout" svg:width="15.662cm" svg:height="0.475cm" svg:x="2.95cm" svg:y="14.935cm">
          <draw:text-box>
            <text:p text:style-name="P1"><text:span text:style-name="T4">“… </text:span><text:span text:style-name="T4">my use of resolution 1205 seriously annoyed my Russian counterpart, because </text:span></text:p>
          </draw:text-box>
        </draw:frame>
        <draw:frame draw:style-name="gr1" draw:text-style-name="P2" draw:layer="layout" svg:width="14.277cm" svg:height="0.475cm" svg:x="2.95cm" svg:y="15.5cm">
          <draw:text-box>
            <text:p text:style-name="P1"><text:span text:style-name="T4">he realised that I had succeeded in establishing … a declaration of material </text:span></text:p>
          </draw:text-box>
        </draw:frame>
        <draw:frame draw:style-name="gr1" draw:text-style-name="P2" draw:layer="layout" svg:width="1.302cm" svg:height="0.475cm" svg:x="2.95cm" svg:y="16.064cm">
          <draw:text-box>
            <text:p text:style-name="P1"><text:span text:style-name="T4">breach</text:span></text:p>
          </draw:text-box>
        </draw:frame>
        <draw:frame draw:style-name="gr6" draw:text-style-name="P7" draw:layer="layout" svg:width="0.408cm" svg:height="0.276cm" svg:x="4.244cm" svg:y="16.083cm">
          <draw:text-box>
            <text:p text:style-name="P1"><text:span text:style-name="T9">286</text:span></text:p>
          </draw:text-box>
        </draw:frame>
        <draw:frame draw:style-name="gr1" draw:text-style-name="P2" draw:layer="layout" svg:width="13.151cm" svg:height="0.475cm" svg:x="4.656cm" svg:y="16.064cm">
          <draw:text-box>
            <text:p text:style-name="P1"><text:span text:style-name="T4"><text:s/></text:span><text:span text:style-name="T4">of Iraq which he hadn’t intended should be allowed by the resolution, </text:span></text:p>
          </draw:text-box>
        </draw:frame>
        <draw:frame draw:style-name="gr1" draw:text-style-name="P2" draw:layer="layout" svg:width="12.029cm" svg:height="0.475cm" svg:x="2.95cm" svg:y="16.628cm">
          <draw:text-box>
            <text:p text:style-name="P1"><text:span text:style-name="T4">which then lay the basis for the use of force in December 1998.”</text:span></text:p>
          </draw:text-box>
        </draw:frame>
        <draw:frame draw:style-name="gr6" draw:text-style-name="P7" draw:layer="layout" svg:width="0.408cm" svg:height="0.276cm" svg:x="14.927cm" svg:y="16.647cm">
          <draw:text-box>
            <text:p text:style-name="P1"><text:span text:style-name="T9">287</text:span></text:p>
          </draw:text-box>
        </draw:frame>
        <draw:frame draw:style-name="gr1" draw:text-style-name="P2" draw:layer="layout" svg:width="9.937cm" svg:height="0.475cm" svg:x="2.2cm" svg:y="17.543cm">
          <draw:text-box>
            <text:p text:style-name="P1"><text:span text:style-name="T6">735. </text:span><text:span text:style-name="T4"><text:s/>On 24 September 1998, the JIC had assessed:</text:span></text:p>
          </draw:text-box>
        </draw:frame>
        <draw:frame draw:style-name="gr1" draw:text-style-name="P2" draw:layer="layout" svg:width="14.921cm" svg:height="0.475cm" svg:x="2.95cm" svg:y="18.457cm">
          <draw:text-box>
            <text:p text:style-name="P1"><text:span text:style-name="T4">“</text:span><text:span text:style-name="T4">We cannot rule out the possibility that Saddam retains a handful of missiles … </text:span></text:p>
          </draw:text-box>
        </draw:frame>
        <draw:frame draw:style-name="gr1" draw:text-style-name="P2" draw:layer="layout" svg:width="15.102cm" svg:height="0.475cm" svg:x="2.95cm" svg:y="19.022cm">
          <draw:text-box>
            <text:p text:style-name="P1"><text:span text:style-name="T4">these could be available for use within a matter of weeks or perhaps even days. </text:span></text:p>
          </draw:text-box>
        </draw:frame>
        <draw:frame draw:style-name="gr1" draw:text-style-name="P2" draw:layer="layout" svg:width="15.5cm" svg:height="0.475cm" svg:x="2.95cm" svg:y="19.586cm">
          <draw:text-box>
            <text:p text:style-name="P1"><text:span text:style-name="T4">Provided it still has key components – and that is unclear – Iraq could within a few </text:span></text:p>
          </draw:text-box>
        </draw:frame>
        <draw:frame draw:style-name="gr1" draw:text-style-name="P2" draw:layer="layout" svg:width="15.327cm" svg:height="0.475cm" svg:x="2.95cm" svg:y="20.151cm">
          <draw:text-box>
            <text:p text:style-name="P1"><text:span text:style-name="T4">months build, with little risk of detection, missiles capable of hitting Israel and key </text:span></text:p>
          </draw:text-box>
        </draw:frame>
        <draw:frame draw:style-name="gr1" draw:text-style-name="P2" draw:layer="layout" svg:width="15.957cm" svg:height="0.475cm" svg:x="2.95cm" svg:y="20.715cm">
          <draw:text-box>
            <text:p text:style-name="P1"><text:span text:style-name="T4">targets in Saudi Arabia. If it needs to make or acquire the components, production of </text:span></text:p>
          </draw:text-box>
        </draw:frame>
        <draw:frame draw:style-name="gr1" draw:text-style-name="P2" draw:layer="layout" svg:width="7.999cm" svg:height="0.475cm" svg:x="2.95cm" svg:y="21.28cm">
          <draw:text-box>
            <text:p text:style-name="P1"><text:span text:style-name="T4">such missiles could begin within a year …”</text:span></text:p>
          </draw:text-box>
        </draw:frame>
        <draw:frame draw:style-name="gr6" draw:text-style-name="P7" draw:layer="layout" svg:width="0.408cm" svg:height="0.276cm" svg:x="10.926cm" svg:y="21.298cm">
          <draw:text-box>
            <text:p text:style-name="P1"><text:span text:style-name="T9">288</text:span></text:p>
          </draw:text-box>
        </draw:frame>
        <draw:frame draw:style-name="gr1" draw:text-style-name="P2" draw:layer="layout" svg:width="15.589cm" svg:height="0.475cm" svg:x="2.2cm" svg:y="22.194cm">
          <draw:text-box>
            <text:p text:style-name="P1"><text:span text:style-name="T6">736. </text:span><text:span text:style-name="T4"><text:s/>The Butler Report concluded that JIC readers in December 1998 would have </text:span></text:p>
          </draw:text-box>
        </draw:frame>
        <draw:frame draw:style-name="gr1" draw:text-style-name="P2" draw:layer="layout" svg:width="15.924cm" svg:height="0.475cm" svg:x="2.2cm" svg:y="22.758cm">
          <draw:text-box>
            <text:p text:style-name="P1"><text:span text:style-name="T4">had the impression that Iraq had the ability “to regenerate a small number of ballistic </text:span></text:p>
          </draw:text-box>
        </draw:frame>
        <draw:frame draw:style-name="gr1" draw:text-style-name="P2" draw:layer="layout" svg:width="15.547cm" svg:height="0.475cm" svg:x="2.2cm" svg:y="23.323cm">
          <draw:text-box>
            <text:p text:style-name="P1"><text:span text:style-name="T4">missiles, either through bringing back into use missiles that had been hidden or by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9.341cm" svg:height="0.475cm" svg:x="2.2cm" svg:y="23.887cm">
          <draw:text-box>
            <text:p text:style-name="P1"><text:span text:style-name="T4">re-assembling missiles from hidden components”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286 </text:span></text:p>
          </draw:text-box>
        </draw:frame>
        <draw:frame draw:style-name="gr4" draw:text-style-name="P5" draw:layer="layout" svg:width="7.643cm" svg:height="0.395cm" svg:x="2.646cm" svg:y="25.511cm">
          <draw:text-box>
            <text:p text:style-name="P1"><text:span text:style-name="T11">Resolution 1205 refers only to “flagrant violation”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87 </text:span></text:p>
          </draw:text-box>
        </draw:frame>
        <draw:frame draw:style-name="gr4" draw:text-style-name="P5" draw:layer="layout" svg:width="6.957cm" svg:height="0.395cm" svg:x="2.646cm" svg:y="25.934cm">
          <draw:text-box>
            <text:p text:style-name="P1"><text:span text:style-name="T11">Public hearing, 27 November 2009, page 35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88 </text:span></text:p>
          </draw:text-box>
        </draw:frame>
        <draw:frame draw:style-name="gr4" draw:text-style-name="P5" draw:layer="layout" svg:width="15.635cm" svg:height="0.395cm" svg:x="2.646cm" svg:y="26.357cm">
          <draw:text-box>
            <text:p text:style-name="P1"><text:span text:style-name="T13">Review of Intelligence on Weapons of Mass Destruction </text:span><text:span text:style-name="T11">[“The Butler Report”], 14 July 2004, HC 898,</text:span></text:p>
          </draw:text-box>
        </draw:frame>
        <draw:frame draw:style-name="gr4" draw:text-style-name="P5" draw:layer="layout" svg:width="1.365cm" svg:height="0.395cm" svg:x="2.2cm" svg:y="26.781cm">
          <draw:text-box>
            <text:p text:style-name="P1"><text:span text:style-name="T11">page 52.</text:span></text:p>
          </draw:text-box>
        </draw:frame>
      </draw:page>
      <draw:page draw:name="page1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2</text:span></text:p>
          </draw:text-box>
        </draw:frame>
        <draw:frame draw:style-name="gr5" draw:text-style-name="P6" draw:layer="layout" svg:width="6.339cm" svg:height="0.556cm" svg:x="2.2cm" svg:y="2.513cm">
          <draw:text-box>
            <text:p text:style-name="P1"><text:span text:style-name="T8">After Operation Desert Fox</text:span></text:p>
          </draw:text-box>
        </draw:frame>
        <draw:frame draw:style-name="gr1" draw:text-style-name="P2" draw:layer="layout" svg:width="16.461cm" svg:height="0.475cm" svg:x="2.2cm" svg:y="3.341cm">
          <draw:text-box>
            <text:p text:style-name="P1"><text:span text:style-name="T6">737. </text:span><text:span text:style-name="T4"><text:s/>All No-Fly Zone patrols were suspended during Operation Desert Fox and France </text:span></text:p>
          </draw:text-box>
        </draw:frame>
        <draw:frame draw:style-name="gr1" draw:text-style-name="P2" draw:layer="layout" svg:width="16.275cm" svg:height="0.475cm" svg:x="2.2cm" svg:y="3.905cm">
          <draw:text-box>
            <text:p text:style-name="P1"><text:span text:style-name="T4">withdrew from operations stating that the aim was no longer humanitarian. US and UK </text:span></text:p>
          </draw:text-box>
        </draw:frame>
        <draw:frame draw:style-name="gr1" draw:text-style-name="P2" draw:layer="layout" svg:width="16.199cm" svg:height="0.475cm" svg:x="2.2cm" svg:y="4.47cm">
          <draw:text-box>
            <text:p text:style-name="P1"><text:span text:style-name="T4">patrols resumed in the southern zone on 22 December 1998 and in the northern zone </text:span></text:p>
          </draw:text-box>
        </draw:frame>
        <draw:frame draw:style-name="gr1" draw:text-style-name="P2" draw:layer="layout" svg:width="3.236cm" svg:height="0.475cm" svg:x="2.2cm" svg:y="5.034cm">
          <draw:text-box>
            <text:p text:style-name="P1"><text:span text:style-name="T4">on 28 December.</text:span></text:p>
          </draw:text-box>
        </draw:frame>
        <draw:frame draw:style-name="gr1" draw:text-style-name="P2" draw:layer="layout" svg:width="16.639cm" svg:height="0.475cm" svg:x="2.2cm" svg:y="5.949cm">
          <draw:text-box>
            <text:p text:style-name="P1"><text:span text:style-name="T6">738. </text:span><text:span text:style-name="T4"><text:s/>In a speech on Iraq on 23 December, Mr Berger dismissed the proposition that the </text:span></text:p>
          </draw:text-box>
        </draw:frame>
        <draw:frame draw:style-name="gr1" draw:text-style-name="P2" draw:layer="layout" svg:width="16.66cm" svg:height="0.475cm" svg:x="2.2cm" svg:y="6.513cm">
          <draw:text-box>
            <text:p text:style-name="P1"><text:span text:style-name="T4">threat from Saddam Hussein could be downgraded, stating that his “external aggression </text:span></text:p>
          </draw:text-box>
        </draw:frame>
        <draw:frame draw:style-name="gr1" draw:text-style-name="P2" draw:layer="layout" svg:width="16.093cm" svg:height="0.475cm" svg:x="2.2cm" svg:y="7.078cm">
          <draw:text-box>
            <text:p text:style-name="P1"><text:span text:style-name="T4">and internal repression” still posed a “genuine threat to his neighbours and the world”.</text:span></text:p>
          </draw:text-box>
        </draw:frame>
        <draw:frame draw:style-name="gr6" draw:text-style-name="P7" draw:layer="layout" svg:width="0.408cm" svg:height="0.276cm" svg:x="18.226cm" svg:y="7.096cm">
          <draw:text-box>
            <text:p text:style-name="P1"><text:span text:style-name="T9">289</text:span></text:p>
          </draw:text-box>
        </draw:frame>
        <draw:frame draw:style-name="gr1" draw:text-style-name="P2" draw:layer="layout" svg:width="0.422cm" svg:height="0.475cm" svg:x="18.637cm" svg:y="7.0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98cm" svg:height="0.475cm" svg:x="2.2cm" svg:y="7.642cm">
          <draw:text-box>
            <text:p text:style-name="P1"><text:span text:style-name="T4">Saddam Hussein had proved he sought WMD “not for some abstract concept of </text:span></text:p>
          </draw:text-box>
        </draw:frame>
        <draw:frame draw:style-name="gr1" draw:text-style-name="P2" draw:layer="layout" svg:width="16.368cm" svg:height="0.475cm" svg:x="2.2cm" svg:y="8.206cm">
          <draw:text-box>
            <text:p text:style-name="P1"><text:span text:style-name="T4">deterrence, but for the very real purpose of using them”. His “history of aggression” left </text:span></text:p>
          </draw:text-box>
        </draw:frame>
        <draw:frame draw:style-name="gr1" draw:text-style-name="P2" draw:layer="layout" svg:width="15.784cm" svg:height="0.475cm" svg:x="2.2cm" svg:y="8.771cm">
          <draw:text-box>
            <text:p text:style-name="P1"><text:span text:style-name="T4">“</text:span><text:span text:style-name="T4">little doubt that he would resume his drive for regional domination and his quest for </text:span></text:p>
          </draw:text-box>
        </draw:frame>
        <draw:frame draw:style-name="gr1" draw:text-style-name="P2" draw:layer="layout" svg:width="9.718cm" svg:height="0.475cm" svg:x="2.2cm" svg:y="9.335cm">
          <draw:text-box>
            <text:p text:style-name="P1"><text:span text:style-name="T4">weapons of mass destruction if he had the chance”.</text:span></text:p>
          </draw:text-box>
        </draw:frame>
        <draw:frame draw:style-name="gr1" draw:text-style-name="P2" draw:layer="layout" svg:width="16.66cm" svg:height="0.475cm" svg:x="2.2cm" svg:y="10.25cm">
          <draw:text-box>
            <text:p text:style-name="P1"><text:span text:style-name="T6">739. </text:span><text:span text:style-name="T4"><text:s/>The US had “met that threat with a consistent policy of containment”. In the face of </text:span></text:p>
          </draw:text-box>
        </draw:frame>
        <draw:frame draw:style-name="gr1" draw:text-style-name="P2" draw:layer="layout" svg:width="16.601cm" svg:height="0.475cm" svg:x="2.2cm" svg:y="10.814cm">
          <draw:text-box>
            <text:p text:style-name="P1"><text:span text:style-name="T4">“</text:span><text:span text:style-name="T4">periodic challenges”, this strategy had “essentially held Saddam Hussein in check”. But </text:span></text:p>
          </draw:text-box>
        </draw:frame>
        <draw:frame draw:style-name="gr1" draw:text-style-name="P2" draw:layer="layout" svg:width="16.483cm" svg:height="0.475cm" svg:x="2.2cm" svg:y="11.379cm">
          <draw:text-box>
            <text:p text:style-name="P1"><text:span text:style-name="T4">“</text:span><text:span text:style-name="T4">over the past year in particular”, he had “tried to cripple the UN inspection system” and:</text:span></text:p>
          </draw:text-box>
        </draw:frame>
        <draw:frame draw:style-name="gr1" draw:text-style-name="P2" draw:layer="layout" svg:width="15.937cm" svg:height="0.475cm" svg:x="2.95cm" svg:y="12.293cm">
          <draw:text-box>
            <text:p text:style-name="P1"><text:span text:style-name="T4">“</text:span><text:span text:style-name="T4">If Saddam could eviscerate UNSCOM without a firm response, not only would there </text:span></text:p>
          </draw:text-box>
        </draw:frame>
        <draw:frame draw:style-name="gr1" draw:text-style-name="P2" draw:layer="layout" svg:width="15.543cm" svg:height="0.475cm" svg:x="2.95cm" svg:y="12.858cm">
          <draw:text-box>
            <text:p text:style-name="P1"><text:span text:style-name="T4">be no effective UNSCOM; there would be no deterrence against future aggression </text:span></text:p>
          </draw:text-box>
        </draw:frame>
        <draw:frame draw:style-name="gr1" draw:text-style-name="P2" draw:layer="layout" svg:width="14.971cm" svg:height="0.475cm" svg:x="2.95cm" svg:y="13.422cm">
          <draw:text-box>
            <text:p text:style-name="P1"><text:span text:style-name="T4">because the threat of force would no longer be credible. And there would be no </text:span></text:p>
          </draw:text-box>
        </draw:frame>
        <draw:frame draw:style-name="gr1" draw:text-style-name="P2" draw:layer="layout" svg:width="14.243cm" svg:height="0.475cm" svg:x="2.95cm" svg:y="13.986cm">
          <draw:text-box>
            <text:p text:style-name="P1"><text:span text:style-name="T4">prospect for keeping his program of weapons of mass destruction in check.”</text:span></text:p>
          </draw:text-box>
        </draw:frame>
        <draw:frame draw:style-name="gr1" draw:text-style-name="P2" draw:layer="layout" svg:width="16.791cm" svg:height="0.475cm" svg:x="2.2cm" svg:y="14.901cm">
          <draw:text-box>
            <text:p text:style-name="P1"><text:span text:style-name="T6">740. </text:span><text:span text:style-name="T4"><text:s/>Mr Berger admitted that Iraq could not be disarmed from the air “as precisely as we </text:span></text:p>
          </draw:text-box>
        </draw:frame>
        <draw:frame draw:style-name="gr1" draw:text-style-name="P2" draw:layer="layout" svg:width="16.546cm" svg:height="0.475cm" svg:x="2.2cm" svg:y="15.465cm">
          <draw:text-box>
            <text:p text:style-name="P1"><text:span text:style-name="T4">can from the ground”, but inspections had been “thwarted” by Saddam: for “much of the </text:span></text:p>
          </draw:text-box>
        </draw:frame>
        <draw:frame draw:style-name="gr1" draw:text-style-name="P2" draw:layer="layout" svg:width="16.152cm" svg:height="0.475cm" svg:x="2.2cm" svg:y="16.03cm">
          <draw:text-box>
            <text:p text:style-name="P1"><text:span text:style-name="T4">last year”, Iraq had only allowed UNSCOM to look where it knew there was nothing to </text:span></text:p>
          </draw:text-box>
        </draw:frame>
        <draw:frame draw:style-name="gr1" draw:text-style-name="P2" draw:layer="layout" svg:width="1.78cm" svg:height="0.475cm" svg:x="2.2cm" svg:y="16.594cm">
          <draw:text-box>
            <text:p text:style-name="P1"><text:span text:style-name="T4">be found.</text:span></text:p>
          </draw:text-box>
        </draw:frame>
        <draw:frame draw:style-name="gr1" draw:text-style-name="P2" draw:layer="layout" svg:width="15.28cm" svg:height="0.475cm" svg:x="2.2cm" svg:y="17.509cm">
          <draw:text-box>
            <text:p text:style-name="P1"><text:span text:style-name="T6">741. </text:span><text:span text:style-name="T4"><text:s/>Mr Berger stated that the purpose of Operation Desert Fox had not been to </text:span></text:p>
          </draw:text-box>
        </draw:frame>
        <draw:frame draw:style-name="gr1" draw:text-style-name="P2" draw:layer="layout" svg:width="16.021cm" svg:height="0.475cm" svg:x="2.2cm" svg:y="18.073cm">
          <draw:text-box>
            <text:p text:style-name="P1"><text:span text:style-name="T4">“</text:span><text:span text:style-name="T4">dislodge Saddam from power”, and ruled out the idea of deploying American ground </text:span></text:p>
          </draw:text-box>
        </draw:frame>
        <draw:frame draw:style-name="gr1" draw:text-style-name="P2" draw:layer="layout" svg:width="1.302cm" svg:height="0.475cm" svg:x="2.2cm" svg:y="18.638cm">
          <draw:text-box>
            <text:p text:style-name="P1"><text:span text:style-name="T4">troops:</text:span></text:p>
          </draw:text-box>
        </draw:frame>
        <draw:frame draw:style-name="gr1" draw:text-style-name="P2" draw:layer="layout" svg:width="15.124cm" svg:height="0.475cm" svg:x="2.95cm" svg:y="19.552cm">
          <draw:text-box>
            <text:p text:style-name="P1"><text:span text:style-name="T4">“</text:span><text:span text:style-name="T4">The only sure way for us to effect his [Saddam Hussein’s] departure now would </text:span></text:p>
          </draw:text-box>
        </draw:frame>
        <draw:frame draw:style-name="gr1" draw:text-style-name="P2" draw:layer="layout" svg:width="14.802cm" svg:height="0.475cm" svg:x="2.95cm" svg:y="20.116cm">
          <draw:text-box>
            <text:p text:style-name="P1"><text:span text:style-name="T4">be to commit hundreds of thousands of American troops to fight on the ground </text:span></text:p>
          </draw:text-box>
        </draw:frame>
        <draw:frame draw:style-name="gr1" draw:text-style-name="P2" draw:layer="layout" svg:width="15.75cm" svg:height="0.475cm" svg:x="2.95cm" svg:y="20.681cm">
          <draw:text-box>
            <text:p text:style-name="P1"><text:span text:style-name="T4">inside Iraq. I do not believe that the costs of such a campaign would be sustainable </text:span></text:p>
          </draw:text-box>
        </draw:frame>
        <draw:frame draw:style-name="gr1" draw:text-style-name="P2" draw:layer="layout" svg:width="14.569cm" svg:height="0.475cm" svg:x="2.95cm" svg:y="21.245cm">
          <draw:text-box>
            <text:p text:style-name="P1"><text:span text:style-name="T4">at home or abroad. And the reward of success would be an American military </text:span></text:p>
          </draw:text-box>
        </draw:frame>
        <draw:frame draw:style-name="gr1" draw:text-style-name="P2" draw:layer="layout" svg:width="7.542cm" svg:height="0.475cm" svg:x="2.95cm" svg:y="21.81cm">
          <draw:text-box>
            <text:p text:style-name="P1"><text:span text:style-name="T4">occupation of Iraq that could last years.”</text:span></text:p>
          </draw:text-box>
        </draw:frame>
        <draw:frame draw:style-name="gr1" draw:text-style-name="P2" draw:layer="layout" svg:width="15.72cm" svg:height="0.475cm" svg:x="2.2cm" svg:y="22.724cm">
          <draw:text-box>
            <text:p text:style-name="P1"><text:span text:style-name="T6">742. </text:span><text:span text:style-name="T4"><text:s/>Addressing the policy for the future, Mr Berger stated that the strategy the US </text:span></text:p>
          </draw:text-box>
        </draw:frame>
        <draw:frame draw:style-name="gr1" draw:text-style-name="P2" draw:layer="layout" svg:width="8.016cm" svg:height="0.475cm" svg:x="2.2cm" svg:y="23.289cm">
          <draw:text-box>
            <text:p text:style-name="P1"><text:span text:style-name="T4">could and would pursue was, therefore, to:</text:span></text:p>
          </draw:text-box>
        </draw:frame>
        <draw:frame draw:style-name="gr1" draw:text-style-name="P2" draw:layer="layout" svg:width="14.683cm" svg:height="0.475cm" svg:x="2.95cm" svg:y="24.203cm">
          <draw:text-box>
            <text:p text:style-name="P1"><text:span text:style-name="T4"><text:s/>“… </text:span><text:span text:style-name="T4">contain Saddam in the short and medium term, by force if necessary, and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10.179cm" svg:height="0.475cm" svg:x="2.95cm" svg:y="24.768cm">
          <draw:text-box>
            <text:p text:style-name="P1"><text:span text:style-name="T4">to work toward a new government over the long term.”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89 </text:span></text:p>
          </draw:text-box>
        </draw:frame>
        <draw:frame draw:style-name="gr4" draw:text-style-name="P5" draw:layer="layout" svg:width="14.73cm" svg:height="0.395cm" svg:x="2.646cm" svg:y="26.357cm">
          <draw:text-box>
            <text:p text:style-name="P1"><text:span text:style-name="T11">Speech to the National Press Club by Samuel (Sandy) Berger, National Security Advisor to the </text:span></text:p>
          </draw:text-box>
        </draw:frame>
        <draw:frame draw:style-name="gr4" draw:text-style-name="P5" draw:layer="layout" svg:width="4.76cm" svg:height="0.395cm" svg:x="2.2cm" svg:y="26.781cm">
          <draw:text-box>
            <text:p text:style-name="P1"><text:span text:style-name="T11">President, 23 December 1998.</text:span></text:p>
          </draw:text-box>
        </draw:frame>
      </draw:page>
      <draw:page draw:name="page143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3</text:span></text:p>
          </draw:text-box>
        </draw:frame>
        <draw:frame draw:style-name="gr1" draw:text-style-name="P2" draw:layer="layout" svg:width="15.805cm" svg:height="0.475cm" svg:x="2.2cm" svg:y="2.525cm">
          <draw:text-box>
            <text:p text:style-name="P1"><text:span text:style-name="T6">743. </text:span><text:span text:style-name="T4"><text:s/>The best option was for Saddam Hussein to allow the inspectors to return and </text:span></text:p>
          </draw:text-box>
        </draw:frame>
        <draw:frame draw:style-name="gr1" draw:text-style-name="P2" draw:layer="layout" svg:width="15.386cm" svg:height="0.475cm" svg:x="2.2cm" svg:y="3.09cm">
          <draw:text-box>
            <text:p text:style-name="P1"><text:span text:style-name="T4">Mr Butler had “proposed a roadmap to compliance that would take between three </text:span></text:p>
          </draw:text-box>
        </draw:frame>
        <draw:frame draw:style-name="gr1" draw:text-style-name="P2" draw:layer="layout" svg:width="16.118cm" svg:height="0.475cm" svg:x="2.2cm" svg:y="3.654cm">
          <draw:text-box>
            <text:p text:style-name="P1"><text:span text:style-name="T4">and six months to complete” if Saddam Hussein had the will to end confrontation. But </text:span></text:p>
          </draw:text-box>
        </draw:frame>
        <draw:frame draw:style-name="gr1" draw:text-style-name="P2" draw:layer="layout" svg:width="15.915cm" svg:height="0.475cm" svg:x="2.2cm" svg:y="4.218cm">
          <draw:text-box>
            <text:p text:style-name="P1"><text:span text:style-name="T4">intransigence should not be rewarded by “watered down monitoring mechanisms” or </text:span></text:p>
          </draw:text-box>
        </draw:frame>
        <draw:frame draw:style-name="gr1" draw:text-style-name="P2" draw:layer="layout" svg:width="8.786cm" svg:height="0.475cm" svg:x="2.2cm" svg:y="4.783cm">
          <draw:text-box>
            <text:p text:style-name="P1"><text:span text:style-name="T4">“</text:span><text:span text:style-name="T4">helping Iraq create the illusion of compliance”.</text:span></text:p>
          </draw:text-box>
        </draw:frame>
        <draw:frame draw:style-name="gr1" draw:text-style-name="P2" draw:layer="layout" svg:width="16.795cm" svg:height="0.475cm" svg:x="2.2cm" svg:y="5.697cm">
          <draw:text-box>
            <text:p text:style-name="P1"><text:span text:style-name="T6">744. </text:span><text:span text:style-name="T4"><text:s/>Without verification that Iraq had fulfilled its obligations, however, Mr Berger argued </text:span></text:p>
          </draw:text-box>
        </draw:frame>
        <draw:frame draw:style-name="gr1" draw:text-style-name="P2" draw:layer="layout" svg:width="16.377cm" svg:height="0.475cm" svg:x="2.2cm" svg:y="6.262cm">
          <draw:text-box>
            <text:p text:style-name="P1"><text:span text:style-name="T4">that force should be used if it was determined that Saddam Hussein was reconstituting </text:span></text:p>
          </draw:text-box>
        </draw:frame>
        <draw:frame draw:style-name="gr1" draw:text-style-name="P2" draw:layer="layout" svg:width="16.216cm" svg:height="0.475cm" svg:x="2.2cm" svg:y="6.826cm">
          <draw:text-box>
            <text:p text:style-name="P1"><text:span text:style-name="T4">his biological, chemical or nuclear programme or the missiles to deliver his WMD. The </text:span></text:p>
          </draw:text-box>
        </draw:frame>
        <draw:frame draw:style-name="gr1" draw:text-style-name="P2" draw:layer="layout" svg:width="11.394cm" svg:height="0.475cm" svg:x="2.2cm" svg:y="7.391cm">
          <draw:text-box>
            <text:p text:style-name="P1"><text:span text:style-name="T4">US strategy would be simple: “if he rebuilds it, we will come”.</text:span></text:p>
          </draw:text-box>
        </draw:frame>
        <draw:frame draw:style-name="gr1" draw:text-style-name="P2" draw:layer="layout" svg:width="15.868cm" svg:height="0.475cm" svg:x="2.2cm" svg:y="8.305cm">
          <draw:text-box>
            <text:p text:style-name="P1"><text:span text:style-name="T6">745. </text:span><text:span text:style-name="T4"><text:s/>Mr Berger recognised that containment would be a “difficult policy to sustain in </text:span></text:p>
          </draw:text-box>
        </draw:frame>
        <draw:frame draw:style-name="gr1" draw:text-style-name="P2" draw:layer="layout" svg:width="15.492cm" svg:height="0.475cm" svg:x="2.2cm" svg:y="8.87cm">
          <draw:text-box>
            <text:p text:style-name="P1"><text:span text:style-name="T4">the long run”. It was “a costly policy in economic and strategic terms”, and “even a </text:span></text:p>
          </draw:text-box>
        </draw:frame>
        <draw:frame draw:style-name="gr1" draw:text-style-name="P2" draw:layer="layout" svg:width="16.525cm" svg:height="0.475cm" svg:x="2.2cm" svg:y="9.434cm">
          <draw:text-box>
            <text:p text:style-name="P1"><text:span text:style-name="T4">contained Iraq” was “harmful to the region” and condemned “the Iraqi people to a future </text:span></text:p>
          </draw:text-box>
        </draw:frame>
        <draw:frame draw:style-name="gr1" draw:text-style-name="P2" draw:layer="layout" svg:width="16.338cm" svg:height="0.475cm" svg:x="2.2cm" svg:y="9.998cm">
          <draw:text-box>
            <text:p text:style-name="P1"><text:span text:style-name="T4">of unending isolation in a murderous police state”. That was why the US was “doing all </text:span></text:p>
          </draw:text-box>
        </draw:frame>
        <draw:frame draw:style-name="gr1" draw:text-style-name="P2" draw:layer="layout" svg:width="15.064cm" svg:height="0.475cm" svg:x="2.2cm" svg:y="10.563cm">
          <draw:text-box>
            <text:p text:style-name="P1"><text:span text:style-name="T4">we can to strengthen the Iraqi opposition so that it can seek change inside Iraq”.</text:span></text:p>
          </draw:text-box>
        </draw:frame>
        <draw:frame draw:style-name="gr1" draw:text-style-name="P2" draw:layer="layout" svg:width="15.589cm" svg:height="0.475cm" svg:x="2.2cm" svg:y="11.477cm">
          <draw:text-box>
            <text:p text:style-name="P1"><text:span text:style-name="T6">746. </text:span><text:span text:style-name="T4"><text:s/>Mr Berger stated that the “responsibility to mount an effective movement that </text:span></text:p>
          </draw:text-box>
        </draw:frame>
        <draw:frame draw:style-name="gr1" draw:text-style-name="P2" draw:layer="layout" svg:width="14.937cm" svg:height="0.475cm" svg:x="2.2cm" svg:y="12.042cm">
          <draw:text-box>
            <text:p text:style-name="P1"><text:span text:style-name="T4">appeals to people inside Iraq and inspires them to struggle for change” lay with </text:span></text:p>
          </draw:text-box>
        </draw:frame>
        <draw:frame draw:style-name="gr1" draw:text-style-name="P2" draw:layer="layout" svg:width="15.564cm" svg:height="0.475cm" svg:x="2.2cm" svg:y="12.606cm">
          <draw:text-box>
            <text:p text:style-name="P1"><text:span text:style-name="T4">the opposition leaders, but there was much that the US could and would do. It had </text:span></text:p>
          </draw:text-box>
        </draw:frame>
        <draw:frame draw:style-name="gr1" draw:text-style-name="P2" draw:layer="layout" svg:width="16.038cm" svg:height="0.475cm" svg:x="2.2cm" svg:y="13.171cm">
          <draw:text-box>
            <text:p text:style-name="P1"><text:span text:style-name="T4">“</text:span><text:span text:style-name="T4">reconciled the two Kurdish factions and worked with them to improve the lives of the </text:span></text:p>
          </draw:text-box>
        </draw:frame>
        <draw:frame draw:style-name="gr1" draw:text-style-name="P2" draw:layer="layout" svg:width="15.835cm" svg:height="0.475cm" svg:x="2.2cm" svg:y="13.735cm">
          <draw:text-box>
            <text:p text:style-name="P1"><text:span text:style-name="T4">three million Iraqis” who lived outside Saddam Hussein’s control in the North; set up </text:span></text:p>
          </draw:text-box>
        </draw:frame>
        <draw:frame draw:style-name="gr1" draw:text-style-name="P2" draw:layer="layout" svg:width="16.677cm" svg:height="0.475cm" svg:x="2.2cm" svg:y="14.3cm">
          <draw:text-box>
            <text:p text:style-name="P1"><text:span text:style-name="T4">Radio Free Iraq; and was “intensifying … contacts with the entire spectrum of opposition </text:span></text:p>
          </draw:text-box>
        </draw:frame>
        <draw:frame draw:style-name="gr1" draw:text-style-name="P2" draw:layer="layout" svg:width="14.975cm" svg:height="0.475cm" svg:x="2.2cm" svg:y="14.864cm">
          <draw:text-box>
            <text:p text:style-name="P1"><text:span text:style-name="T4">groups … to help them become a more effective voice for the aspirations of the </text:span></text:p>
          </draw:text-box>
        </draw:frame>
        <draw:frame draw:style-name="gr1" draw:text-style-name="P2" draw:layer="layout" svg:width="2.483cm" svg:height="0.475cm" svg:x="2.2cm" svg:y="15.428cm">
          <draw:text-box>
            <text:p text:style-name="P1"><text:span text:style-name="T4">Iraqi people”.</text:span></text:p>
          </draw:text-box>
        </draw:frame>
        <draw:frame draw:style-name="gr1" draw:text-style-name="P2" draw:layer="layout" svg:width="5.128cm" svg:height="0.475cm" svg:x="2.2cm" svg:y="16.343cm">
          <draw:text-box>
            <text:p text:style-name="P1"><text:span text:style-name="T6">747. </text:span><text:span text:style-name="T4"><text:s/>Mr Berger concluded:</text:span></text:p>
          </draw:text-box>
        </draw:frame>
        <draw:frame draw:style-name="gr1" draw:text-style-name="P2" draw:layer="layout" svg:width="14.303cm" svg:height="0.475cm" svg:x="2.95cm" svg:y="17.257cm">
          <draw:text-box>
            <text:p text:style-name="P1"><text:span text:style-name="T4">“</text:span><text:span text:style-name="T4">When the time is right and the opposition is ready, we will decide what kind </text:span></text:p>
          </draw:text-box>
        </draw:frame>
        <draw:frame draw:style-name="gr1" draw:text-style-name="P2" draw:layer="layout" svg:width="14.666cm" svg:height="0.475cm" svg:x="2.95cm" svg:y="17.822cm">
          <draw:text-box>
            <text:p text:style-name="P1"><text:span text:style-name="T4">of additional support it will need to overcome Saddam’s apparatus of violence </text:span></text:p>
          </draw:text-box>
        </draw:frame>
        <draw:frame draw:style-name="gr1" draw:text-style-name="P2" draw:layer="layout" svg:width="15.005cm" svg:height="0.475cm" svg:x="2.95cm" svg:y="18.386cm">
          <draw:text-box>
            <text:p text:style-name="P1"><text:span text:style-name="T4">and terror. We will not overreach. But we are willing to use whatever means are </text:span></text:p>
          </draw:text-box>
        </draw:frame>
        <draw:frame draw:style-name="gr1" draw:text-style-name="P2" draw:layer="layout" svg:width="14.933cm" svg:height="0.475cm" svg:x="2.95cm" svg:y="18.951cm">
          <draw:text-box>
            <text:p text:style-name="P1"><text:span text:style-name="T4">appropriate to advance our interests in Iraq, as long as the means are effective.</text:span></text:p>
          </draw:text-box>
        </draw:frame>
        <draw:frame draw:style-name="gr1" draw:text-style-name="P2" draw:layer="layout" svg:width="11.564cm" svg:height="0.475cm" svg:x="2.95cm" svg:y="19.865cm">
          <draw:text-box>
            <text:p text:style-name="P1"><text:span text:style-name="T4">“</text:span><text:span text:style-name="T4">We will also stand ready to help a new government in Iraq …</text:span></text:p>
          </draw:text-box>
        </draw:frame>
        <draw:frame draw:style-name="gr1" draw:text-style-name="P2" draw:layer="layout" svg:width="15.039cm" svg:height="0.475cm" svg:x="2.95cm" svg:y="20.78cm">
          <draw:text-box>
            <text:p text:style-name="P1"><text:span text:style-name="T4">“</text:span><text:span text:style-name="T4">We will pursue this strategy with patience and resolve and with confidence that </text:span></text:p>
          </draw:text-box>
        </draw:frame>
        <draw:frame draw:style-name="gr1" draw:text-style-name="P2" draw:layer="layout" svg:width="15.483cm" svg:height="0.475cm" svg:x="2.95cm" svg:y="21.344cm">
          <draw:text-box>
            <text:p text:style-name="P1"><text:span text:style-name="T4">our goals will be met … We know from experience that when people struggling for </text:span></text:p>
          </draw:text-box>
        </draw:frame>
        <draw:frame draw:style-name="gr1" draw:text-style-name="P2" draw:layer="layout" svg:width="15.428cm" svg:height="0.475cm" svg:x="2.95cm" svg:y="21.908cm">
          <draw:text-box>
            <text:p text:style-name="P1"><text:span text:style-name="T4">freedom gain the moral and material support of the American people, they usually </text:span></text:p>
          </draw:text-box>
        </draw:frame>
        <draw:frame draw:style-name="gr1" draw:text-style-name="P2" draw:layer="layout" svg:width="1.793cm" svg:height="0.475cm" svg:x="2.95cm" svg:y="22.473cm">
          <draw:text-box>
            <text:p text:style-name="P1"><text:span text:style-name="T4">prevail …</text:span></text:p>
          </draw:text-box>
        </draw:frame>
        <draw:frame draw:style-name="gr1" draw:text-style-name="P2" draw:layer="layout" svg:width="14.819cm" svg:height="0.475cm" svg:x="2.95cm" svg:y="23.387cm">
          <draw:text-box>
            <text:p text:style-name="P1"><text:span text:style-name="T4">“</text:span><text:span text:style-name="T4">Change will come to Iraq, at a time and in a manner that we can influence but </text:span></text:p>
          </draw:text-box>
        </draw:frame>
        <draw:frame draw:style-name="gr1" draw:text-style-name="P2" draw:layer="layout" svg:width="3.355cm" svg:height="0.475cm" svg:x="2.95cm" svg:y="23.952cm">
          <draw:text-box>
            <text:p text:style-name="P1"><text:span text:style-name="T4">cannot predict …”</text:span></text:p>
          </draw:text-box>
        </draw:frame>
        <draw:frame draw:style-name="gr1" draw:text-style-name="P2" draw:layer="layout" svg:width="16.122cm" svg:height="0.475cm" svg:x="2.2cm" svg:y="24.866cm">
          <draw:text-box>
            <text:p text:style-name="P1"><text:span text:style-name="T6">748. </text:span><text:span text:style-name="T4"><text:s/>The approach set out by Mr Berger remained the strategy of President Clinton’s </text:span></text:p>
          </draw:text-box>
        </draw:frame>
        <draw:frame draw:style-name="gr1" draw:text-style-name="P2" draw:layer="layout" svg:width="12.596cm" svg:height="0.475cm" svg:x="2.2cm" svg:y="25.431cm">
          <draw:text-box>
            <text:p text:style-name="P1"><text:span text:style-name="T4">Administration towards Iraq during its remaining two years in office.</text:span></text:p>
          </draw:text-box>
        </draw:frame>
      </draw:page>
      <draw:page draw:name="page1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9" draw:text-style-name="P10" draw:layer="layout" svg:width="15.083cm" svg:height="5.183cm" svg:x="2.958cm" svg:y="18.108cm" svg:viewBox="0 0 15084 5184" draw:points="0,5184 15084,5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64</text:span></text:p>
          </draw:text-box>
        </draw:frame>
        <draw:frame draw:style-name="gr1" draw:text-style-name="P2" draw:layer="layout" svg:width="16.529cm" svg:height="0.475cm" svg:x="2.2cm" svg:y="2.525cm">
          <draw:text-box>
            <text:p text:style-name="P1"><text:span text:style-name="T6">749. </text:span><text:span text:style-name="T4"><text:s/>In his memoir, Mr Blair wrote that following the UNSCOM report in mid-December, </text:span></text:p>
          </draw:text-box>
        </draw:frame>
        <draw:frame draw:style-name="gr1" draw:text-style-name="P2" draw:layer="layout" svg:width="6.953cm" svg:height="0.475cm" svg:x="2.2cm" svg:y="3.09cm">
          <draw:text-box>
            <text:p text:style-name="P1"><text:span text:style-name="T4">President Clinton had decided to act.</text:span></text:p>
          </draw:text-box>
        </draw:frame>
        <draw:frame draw:style-name="gr6" draw:text-style-name="P7" draw:layer="layout" svg:width="0.408cm" svg:height="0.276cm" svg:x="9.119cm" svg:y="3.108cm">
          <draw:text-box>
            <text:p text:style-name="P1"><text:span text:style-name="T9">290</text:span></text:p>
          </draw:text-box>
        </draw:frame>
        <draw:frame draw:style-name="gr1" draw:text-style-name="P2" draw:layer="layout" svg:width="8.88cm" svg:height="0.475cm" svg:x="9.531cm" svg:y="3.09cm">
          <draw:text-box>
            <text:p text:style-name="P1"><text:span text:style-name="T4"><text:s/></text:span><text:span text:style-name="T4">The air strikes had been “nerve wracking” and </text:span></text:p>
          </draw:text-box>
        </draw:frame>
        <draw:frame draw:style-name="gr1" draw:text-style-name="P2" draw:layer="layout" svg:width="9.188cm" svg:height="0.475cm" svg:x="2.2cm" svg:y="3.654cm">
          <draw:text-box>
            <text:p text:style-name="P1"><text:span text:style-name="T4">the operation was “a limited success”. He added:</text:span></text:p>
          </draw:text-box>
        </draw:frame>
        <draw:frame draw:style-name="gr1" draw:text-style-name="P2" draw:layer="layout" svg:width="12.457cm" svg:height="0.475cm" svg:x="2.95cm" svg:y="4.568cm">
          <draw:text-box>
            <text:p text:style-name="P1"><text:span text:style-name="T4">“</text:span><text:span text:style-name="T4">The general feeling was that Saddam had got away with it again.”</text:span></text:p>
          </draw:text-box>
        </draw:frame>
        <draw:frame draw:style-name="gr1" draw:text-style-name="P2" draw:layer="layout" svg:width="15.403cm" svg:height="0.475cm" svg:x="2.2cm" svg:y="5.483cm">
          <draw:text-box>
            <text:p text:style-name="P1"><text:span text:style-name="T6">750. </text:span><text:span text:style-name="T4"><text:s/>In his memoir, Mr Annan wrote that Mr Butler’s management and leadership </text:span></text:p>
          </draw:text-box>
        </draw:frame>
        <draw:frame draw:style-name="gr1" draw:text-style-name="P2" draw:layer="layout" svg:width="1.899cm" svg:height="0.475cm" svg:x="2.2cm" svg:y="6.047cm">
          <draw:text-box>
            <text:p text:style-name="P1"><text:span text:style-name="T4">had been:</text:span></text:p>
          </draw:text-box>
        </draw:frame>
        <draw:frame draw:style-name="gr1" draw:text-style-name="P2" draw:layer="layout" svg:width="15.759cm" svg:height="0.475cm" svg:x="2.95cm" svg:y="6.962cm">
          <draw:text-box>
            <text:p text:style-name="P1"><text:span text:style-name="T4">“… </text:span><text:span text:style-name="T4">a gift to Saddam – allowing him, with a growing body of evidence – to claim that </text:span></text:p>
          </draw:text-box>
        </draw:frame>
        <draw:frame draw:style-name="gr1" draw:text-style-name="P2" draw:layer="layout" svg:width="15.699cm" svg:height="0.475cm" svg:x="2.95cm" svg:y="7.526cm">
          <draw:text-box>
            <text:p text:style-name="P1"><text:span text:style-name="T4">he was all for disarming and co-operating with the international community, but that </text:span></text:p>
          </draw:text-box>
        </draw:frame>
        <draw:frame draw:style-name="gr1" draw:text-style-name="P2" draw:layer="layout" svg:width="8.409cm" svg:height="0.475cm" svg:x="2.95cm" svg:y="8.091cm">
          <draw:text-box>
            <text:p text:style-name="P1"><text:span text:style-name="T4">UNSCOM’s approach made this impossible.”</text:span></text:p>
          </draw:text-box>
        </draw:frame>
        <draw:frame draw:style-name="gr6" draw:text-style-name="P7" draw:layer="layout" svg:width="0.408cm" svg:height="0.276cm" svg:x="11.341cm" svg:y="8.109cm">
          <draw:text-box>
            <text:p text:style-name="P1"><text:span text:style-name="T9">291</text:span></text:p>
          </draw:text-box>
        </draw:frame>
        <draw:frame draw:style-name="gr1" draw:text-style-name="P2" draw:layer="layout" svg:width="15.631cm" svg:height="0.475cm" svg:x="2.2cm" svg:y="9.005cm">
          <draw:text-box>
            <text:p text:style-name="P1"><text:span text:style-name="T6">751. </text:span><text:span text:style-name="T4"><text:s/>Mr Annan wrote that this was “entirely untrue”; but Mr Butler “and his backers </text:span></text:p>
          </draw:text-box>
        </draw:frame>
        <draw:frame draw:style-name="gr1" draw:text-style-name="P2" draw:layer="layout" svg:width="15.56cm" svg:height="0.475cm" svg:x="2.2cm" svg:y="9.57cm">
          <draw:text-box>
            <text:p text:style-name="P1"><text:span text:style-name="T4">in Washington and London” had “failed to understand” how it “undermined his own </text:span></text:p>
          </draw:text-box>
        </draw:frame>
        <draw:frame draw:style-name="gr1" draw:text-style-name="P2" draw:layer="layout" svg:width="6.813cm" svg:height="0.475cm" svg:x="2.2cm" svg:y="10.134cm">
          <draw:text-box>
            <text:p text:style-name="P1"><text:span text:style-name="T4">position” and that of the inspections.</text:span></text:p>
          </draw:text-box>
        </draw:frame>
        <draw:frame draw:style-name="gr1" draw:text-style-name="P2" draw:layer="layout" svg:width="15.885cm" svg:height="0.475cm" svg:x="2.2cm" svg:y="11.048cm">
          <draw:text-box>
            <text:p text:style-name="P1"><text:span text:style-name="T6">752. </text:span><text:span text:style-name="T4"><text:s/>Mr Annan also wrote that whenever the military option had been floated during </text:span></text:p>
          </draw:text-box>
        </draw:frame>
        <draw:frame draw:style-name="gr1" draw:text-style-name="P2" draw:layer="layout" svg:width="16.791cm" svg:height="0.475cm" svg:x="2.2cm" svg:y="11.613cm">
          <draw:text-box>
            <text:p text:style-name="P1"><text:span text:style-name="T4">negotiations in the previous year, he had asked what would happen after any bombing of </text:span></text:p>
          </draw:text-box>
        </draw:frame>
        <draw:frame draw:style-name="gr1" draw:text-style-name="P2" draw:layer="layout" svg:width="12.418cm" svg:height="0.475cm" svg:x="2.2cm" svg:y="12.177cm">
          <draw:text-box>
            <text:p text:style-name="P1"><text:span text:style-name="T4">Iraq; but that question had never been answered. Desert Fox had:</text:span></text:p>
          </draw:text-box>
        </draw:frame>
        <draw:frame draw:style-name="gr1" draw:text-style-name="P2" draw:layer="layout" svg:width="16.047cm" svg:height="0.475cm" svg:x="2.95cm" svg:y="13.092cm">
          <draw:text-box>
            <text:p text:style-name="P1"><text:span text:style-name="T4">“… </text:span><text:span text:style-name="T4">ushered in a four year period without inspections and without a dialogue with Iraq </text:span></text:p>
          </draw:text-box>
        </draw:frame>
        <draw:frame draw:style-name="gr1" draw:text-style-name="P2" draw:layer="layout" svg:width="15.962cm" svg:height="0.475cm" svg:x="2.95cm" svg:y="13.656cm">
          <draw:text-box>
            <text:p text:style-name="P1"><text:span text:style-name="T4">about its place in the international system, even as sanctions continued to devastate </text:span></text:p>
          </draw:text-box>
        </draw:frame>
        <draw:frame draw:style-name="gr1" draw:text-style-name="P2" draw:layer="layout" svg:width="15.856cm" svg:height="0.475cm" svg:x="2.95cm" svg:y="14.221cm">
          <draw:text-box>
            <text:p text:style-name="P1"><text:span text:style-name="T4">its people and hand Saddam the ultimate propaganda tool – to be able to blame the </text:span></text:p>
          </draw:text-box>
        </draw:frame>
        <draw:frame draw:style-name="gr1" draw:text-style-name="P2" draw:layer="layout" svg:width="11.136cm" svg:height="0.475cm" svg:x="2.95cm" svg:y="14.785cm">
          <draw:text-box>
            <text:p text:style-name="P1"><text:span text:style-name="T4">West, and not his own misrule for the misery of his people.”</text:span></text:p>
          </draw:text-box>
        </draw:frame>
        <draw:frame draw:style-name="gr1" draw:text-style-name="P2" draw:layer="layout" svg:width="12.469cm" svg:height="0.475cm" svg:x="2.2cm" svg:y="15.7cm">
          <draw:text-box>
            <text:p text:style-name="P1"><text:span text:style-name="T6">753. </text:span><text:span text:style-name="T4"><text:s/>Sir Jeremy Greenstock wrote in his statement for the Inquiry:</text:span></text:p>
          </draw:text-box>
        </draw:frame>
        <draw:frame draw:style-name="gr1" draw:text-style-name="P2" draw:layer="layout" svg:width="15.759cm" svg:height="0.475cm" svg:x="2.95cm" svg:y="16.614cm">
          <draw:text-box>
            <text:p text:style-name="P1"><text:span text:style-name="T4">“</text:span><text:span text:style-name="T4">When those attacks were called to a halt, the Security Council was left divided and </text:span></text:p>
          </draw:text-box>
        </draw:frame>
        <draw:frame draw:style-name="gr1" draw:text-style-name="P2" draw:layer="layout" svg:width="9.705cm" svg:height="0.475cm" svg:x="2.95cm" svg:y="17.178cm">
          <draw:text-box>
            <text:p text:style-name="P1"><text:span text:style-name="T4">the inspectors were unable to return to the country.”</text:span></text:p>
          </draw:text-box>
        </draw:frame>
        <draw:frame draw:style-name="gr6" draw:text-style-name="P7" draw:layer="layout" svg:width="0.408cm" svg:height="0.276cm" svg:x="12.613cm" svg:y="17.197cm">
          <draw:text-box>
            <text:p text:style-name="P1"><text:span text:style-name="T9">292</text:span></text:p>
          </draw:text-box>
        </draw:frame>
        <draw:frame draw:style-name="gr5" draw:text-style-name="P6" draw:layer="layout" svg:width="8.397cm" svg:height="0.556cm" svg:x="6.315cm" svg:y="18.5cm">
          <draw:text-box>
            <text:p text:style-name="P1"><text:span text:style-name="T8">The impact of Operation Desert Fox</text:span></text:p>
          </draw:text-box>
        </draw:frame>
        <draw:frame draw:style-name="gr4" draw:text-style-name="P5" draw:layer="layout" svg:width="13.985cm" svg:height="0.395cm" svg:x="3.45cm" svg:y="19.421cm">
          <draw:text-box>
            <text:p text:style-name="P1"><text:span text:style-name="T11">The MOD assessed that the effect of Operation Desert Fox on Iraq’s military programmes </text:span></text:p>
          </draw:text-box>
        </draw:frame>
        <draw:frame draw:style-name="gr4" draw:text-style-name="P5" draw:layer="layout" svg:width="13.206cm" svg:height="0.395cm" svg:x="3.45cm" svg:y="19.915cm">
          <draw:text-box>
            <text:p text:style-name="P1"><text:span text:style-name="T11">had been to set back the ballistic missile programme by between one and two years, </text:span></text:p>
          </draw:text-box>
        </draw:frame>
        <draw:frame draw:style-name="gr4" draw:text-style-name="P5" draw:layer="layout" svg:width="13.494cm" svg:height="0.395cm" svg:x="3.45cm" svg:y="20.409cm">
          <draw:text-box>
            <text:p text:style-name="P1"><text:span text:style-name="T11">that the WMD-related work of the Iraqi Ministry of Industry and Military Industrialisation </text:span></text:p>
          </draw:text-box>
        </draw:frame>
        <draw:frame draw:style-name="gr4" draw:text-style-name="P5" draw:layer="layout" svg:width="13.456cm" svg:height="0.395cm" svg:x="3.45cm" svg:y="20.903cm">
          <draw:text-box>
            <text:p text:style-name="P1"><text:span text:style-name="T11">Headquarters in Baghdad had been disrupted for several months at least, and that the </text:span></text:p>
          </draw:text-box>
        </draw:frame>
        <draw:frame draw:style-name="gr4" draw:text-style-name="P5" draw:layer="layout" svg:width="13.316cm" svg:height="0.395cm" svg:x="3.45cm" svg:y="21.397cm">
          <draw:text-box>
            <text:p text:style-name="P1"><text:span text:style-name="T11">bombing had “badly damaged, possibly destroyed outright” the L-29 unmanned aerial </text:span></text:p>
          </draw:text-box>
        </draw:frame>
        <draw:frame draw:style-name="gr4" draw:text-style-name="P5" draw:layer="layout" svg:width="3.084cm" svg:height="0.395cm" svg:x="3.45cm" svg:y="21.891cm">
          <draw:text-box>
            <text:p text:style-name="P1"><text:span text:style-name="T11">vehicle programme.</text:span></text:p>
          </draw:text-box>
        </draw:frame>
        <draw:frame draw:style-name="gr8" draw:text-style-name="P9" draw:layer="layout" svg:width="0.345cm" svg:height="0.23cm" svg:x="6.548cm" svg:y="21.906cm">
          <draw:text-box>
            <text:p text:style-name="P1"><text:span text:style-name="T10">293</text:span></text:p>
          </draw:text-box>
        </draw:frame>
        <draw:frame draw:style-name="gr4" draw:text-style-name="P5" draw:layer="layout" svg:width="9.848cm" svg:height="0.395cm" svg:x="6.891cm" svg:y="21.891cm">
          <draw:text-box>
            <text:p text:style-name="P1"><text:span text:style-name="T11"><text:s/></text:span><text:span text:style-name="T11">Rebuilding the Republican Guard infrastructure was estimated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4" draw:text-style-name="P5" draw:layer="layout" svg:width="3.507cm" svg:height="0.395cm" svg:x="3.45cm" svg:y="22.384cm">
          <draw:text-box>
            <text:p text:style-name="P1"><text:span text:style-name="T11">to require up to a year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0">290 </text:span></text:p>
          </draw:text-box>
        </draw:frame>
        <draw:frame draw:style-name="gr4" draw:text-style-name="P5" draw:layer="layout" svg:width="5.751cm" svg:height="0.395cm" svg:x="2.646cm" svg:y="25.087cm">
          <draw:text-box>
            <text:p text:style-name="P1"><text:span text:style-name="T11">Blair T. </text:span><text:span text:style-name="T13">A Journey</text:span><text:span text:style-name="T11">. Hutchinson, 2010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291 </text:span></text:p>
          </draw:text-box>
        </draw:frame>
        <draw:frame draw:style-name="gr4" draw:text-style-name="P5" draw:layer="layout" svg:width="10.442cm" svg:height="0.395cm" svg:x="2.635cm" svg:y="25.511cm">
          <draw:text-box>
            <text:p text:style-name="P1"><text:span text:style-name="T11">Annan K. </text:span><text:span text:style-name="T13">Interventions: A Life In War And Peace. </text:span><text:span text:style-name="T11">Allen Lane, 2012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92 </text:span></text:p>
          </draw:text-box>
        </draw:frame>
        <draw:frame draw:style-name="gr4" draw:text-style-name="P5" draw:layer="layout" svg:width="5.654cm" svg:height="0.395cm" svg:x="2.646cm" svg:y="25.934cm">
          <draw:text-box>
            <text:p text:style-name="P1"><text:span text:style-name="T11">Statement, November 2009, page 1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293 </text:span></text:p>
          </draw:text-box>
        </draw:frame>
        <draw:frame draw:style-name="gr4" draw:text-style-name="P5" draw:layer="layout" svg:width="14.773cm" svg:height="0.395cm" svg:x="2.646cm" svg:y="26.357cm">
          <draw:text-box>
            <text:p text:style-name="P1"><text:span text:style-name="T11">House of Commons, </text:span><text:span text:style-name="T13">Iraq: ‘Desert Fox’ and Policy Developments</text:span><text:span text:style-name="T11">, 10 February 1999, Research </text:span></text:p>
          </draw:text-box>
        </draw:frame>
        <draw:frame draw:style-name="gr4" draw:text-style-name="P5" draw:layer="layout" svg:width="2.009cm" svg:height="0.395cm" svg:x="2.2cm" svg:y="26.781cm">
          <draw:text-box>
            <text:p text:style-name="P1"><text:span text:style-name="T11">Paper 99/13.</text:span></text:p>
          </draw:text-box>
        </draw:frame>
      </draw:page>
      <draw:page draw:name="page145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polygon draw:style-name="gr9" draw:text-style-name="P10" draw:layer="layout" svg:width="15.083cm" svg:height="13.883cm" svg:x="2.958cm" svg:y="2.608cm" svg:viewBox="0 0 15084 13884" draw:points="0,13884 15084,138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65</text:span></text:p>
          </draw:text-box>
        </draw:frame>
        <draw:frame draw:style-name="gr4" draw:text-style-name="P5" draw:layer="layout" svg:width="13.295cm" svg:height="0.395cm" svg:x="3.45cm" svg:y="3.055cm">
          <draw:text-box>
            <text:p text:style-name="P1"><text:span text:style-name="T11">Mr Webb told the Inquiry the MOD had looked at how effective the action in 1998 had </text:span></text:p>
          </draw:text-box>
        </draw:frame>
        <draw:frame draw:style-name="gr4" draw:text-style-name="P5" draw:layer="layout" svg:width="12.723cm" svg:height="0.395cm" svg:x="3.45cm" svg:y="3.549cm">
          <draw:text-box>
            <text:p text:style-name="P1"><text:span text:style-name="T11">been in “keeping the WMD lid on by bombing … and we concluded that it was not </text:span></text:p>
          </draw:text-box>
        </draw:frame>
        <draw:frame draw:style-name="gr4" draw:text-style-name="P5" draw:layer="layout" svg:width="13.697cm" svg:height="0.395cm" svg:x="3.45cm" svg:y="4.043cm">
          <draw:text-box>
            <text:p text:style-name="P1"><text:span text:style-name="T11">effective and we were not able to offer any reassurance that you have been able to deal </text:span></text:p>
          </draw:text-box>
        </draw:frame>
        <draw:frame draw:style-name="gr4" draw:text-style-name="P5" draw:layer="layout" svg:width="6.775cm" svg:height="0.395cm" svg:x="3.45cm" svg:y="4.537cm">
          <draw:text-box>
            <text:p text:style-name="P1"><text:span text:style-name="T11">with the WMD problem solely by air power.” </text:span></text:p>
          </draw:text-box>
        </draw:frame>
        <draw:frame draw:style-name="gr8" draw:text-style-name="P9" draw:layer="layout" svg:width="0.345cm" svg:height="0.23cm" svg:x="10.263cm" svg:y="4.553cm">
          <draw:text-box>
            <text:p text:style-name="P1"><text:span text:style-name="T10">294</text:span></text:p>
          </draw:text-box>
        </draw:frame>
        <draw:frame draw:style-name="gr4" draw:text-style-name="P5" draw:layer="layout" svg:width="6.847cm" svg:height="0.395cm" svg:x="10.606cm" svg:y="4.537cm">
          <draw:text-box>
            <text:p text:style-name="P1"><text:span text:style-name="T11"><text:s/></text:span><text:span text:style-name="T11">In response to a further question, he said it </text:span></text:p>
          </draw:text-box>
        </draw:frame>
        <draw:frame draw:style-name="gr4" draw:text-style-name="P5" draw:layer="layout" svg:width="14.099cm" svg:height="0.395cm" svg:x="3.45cm" svg:y="5.031cm">
          <draw:text-box>
            <text:p text:style-name="P1"><text:span text:style-name="T11">was “Not conclusively ineffective, but it hadn’t achieved a result of which one felt assured”. </text:span></text:p>
          </draw:text-box>
        </draw:frame>
        <draw:frame draw:style-name="gr4" draw:text-style-name="P5" draw:layer="layout" svg:width="13.21cm" svg:height="0.395cm" svg:x="3.45cm" svg:y="5.525cm">
          <draw:text-box>
            <text:p text:style-name="P1"><text:span text:style-name="T11">Mr Webb added: “It did have a very useful effect on reducing the capacity of the Iraqi </text:span></text:p>
          </draw:text-box>
        </draw:frame>
        <draw:frame draw:style-name="gr4" draw:text-style-name="P5" draw:layer="layout" svg:width="11.352cm" svg:height="0.395cm" svg:x="3.45cm" svg:y="6.019cm">
          <draw:text-box>
            <text:p text:style-name="P1"><text:span text:style-name="T11">Integrated Air Defence System, which was posing a threat to the aircraft.”</text:span></text:p>
          </draw:text-box>
        </draw:frame>
        <draw:frame draw:style-name="gr4" draw:text-style-name="P5" draw:layer="layout" svg:width="13.32cm" svg:height="0.395cm" svg:x="3.45cm" svg:y="6.712cm">
          <draw:text-box>
            <text:p text:style-name="P1"><text:span text:style-name="T11">Dr Condoleezza Rice wrote in her memoir that, in July 2003, it became clear that “the </text:span></text:p>
          </draw:text-box>
        </draw:frame>
        <draw:frame draw:style-name="gr4" draw:text-style-name="P5" draw:layer="layout" svg:width="13.451cm" svg:height="0.395cm" svg:x="3.45cm" svg:y="7.206cm">
          <draw:text-box>
            <text:p text:style-name="P1"><text:span text:style-name="T11">air assault on Iraq’s WMD in 1998 had been more successful than we had known, and </text:span></text:p>
          </draw:text-box>
        </draw:frame>
        <draw:frame draw:style-name="gr4" draw:text-style-name="P5" draw:layer="layout" svg:width="10.746cm" svg:height="0.395cm" svg:x="3.45cm" svg:y="7.7cm">
          <draw:text-box>
            <text:p text:style-name="P1"><text:span text:style-name="T11">serious damage had been done to Saddam’s capabilities at the time”.</text:span></text:p>
          </draw:text-box>
        </draw:frame>
        <draw:frame draw:style-name="gr8" draw:text-style-name="P9" draw:layer="layout" svg:width="0.345cm" svg:height="0.23cm" svg:x="14.269cm" svg:y="7.716cm">
          <draw:text-box>
            <text:p text:style-name="P1"><text:span text:style-name="T10">295</text:span></text:p>
          </draw:text-box>
        </draw:frame>
        <draw:frame draw:style-name="gr4" draw:text-style-name="P5" draw:layer="layout" svg:width="13.723cm" svg:height="0.395cm" svg:x="3.45cm" svg:y="8.394cm">
          <draw:text-box>
            <text:p text:style-name="P1"><text:span text:style-name="T11">The </text:span><text:span text:style-name="T13">Review of Intelligence on Weapons of Mass Destruction</text:span><text:span text:style-name="T11"> concluded in 2004 that JIC </text:span></text:p>
          </draw:text-box>
        </draw:frame>
        <draw:frame draw:style-name="gr4" draw:text-style-name="P5" draw:layer="layout" svg:width="14.239cm" svg:height="0.395cm" svg:x="3.45cm" svg:y="8.888cm">
          <draw:text-box>
            <text:p text:style-name="P1"><text:span text:style-name="T11">assessments in 1998 would have left the impression “of suspicion and concern about Iraq’s </text:span></text:p>
          </draw:text-box>
        </draw:frame>
        <draw:frame draw:style-name="gr4" draw:text-style-name="P5" draw:layer="layout" svg:width="13.777cm" svg:height="0.395cm" svg:x="3.45cm" svg:y="9.382cm">
          <draw:text-box>
            <text:p text:style-name="P1"><text:span text:style-name="T11">break-out capability, coupled with possible possession of chemical [and biological] agent </text:span></text:p>
          </draw:text-box>
        </draw:frame>
        <draw:frame draw:style-name="gr4" draw:text-style-name="P5" draw:layer="layout" svg:width="14.247cm" svg:height="0.395cm" svg:x="3.45cm" svg:y="9.876cm">
          <draw:text-box>
            <text:p text:style-name="P1"><text:span text:style-name="T11">stockpiles, in breach of its [Iraq’s] United Nations obligations” and “concern about the ability </text:span></text:p>
          </draw:text-box>
        </draw:frame>
        <draw:frame draw:style-name="gr4" draw:text-style-name="P5" draw:layer="layout" svg:width="12.537cm" svg:height="0.395cm" svg:x="3.45cm" svg:y="10.37cm">
          <draw:text-box>
            <text:p text:style-name="P1"><text:span text:style-name="T11">of Iraq to regenerate a small number of ballistic missiles” in the minds of readers.</text:span></text:p>
          </draw:text-box>
        </draw:frame>
        <draw:frame draw:style-name="gr8" draw:text-style-name="P9" draw:layer="layout" svg:width="0.345cm" svg:height="0.23cm" svg:x="15.761cm" svg:y="10.385cm">
          <draw:text-box>
            <text:p text:style-name="P1"><text:span text:style-name="T10">296</text:span></text:p>
          </draw:text-box>
        </draw:frame>
        <draw:frame draw:style-name="gr4" draw:text-style-name="P5" draw:layer="layout" svg:width="13.32cm" svg:height="0.395cm" svg:x="3.45cm" svg:y="11.064cm">
          <draw:text-box>
            <text:p text:style-name="P1"><text:span text:style-name="T11">Professor Marc Weller, Professor of International Law and International Constitutional </text:span></text:p>
          </draw:text-box>
        </draw:frame>
        <draw:frame draw:style-name="gr4" draw:text-style-name="P5" draw:layer="layout" svg:width="13.409cm" svg:height="0.395cm" svg:x="3.45cm" svg:y="11.557cm">
          <draw:text-box>
            <text:p text:style-name="P1"><text:span text:style-name="T11">Studies at the University of Cambridge, suggests that Operation Desert Fox had three </text:span></text:p>
          </draw:text-box>
        </draw:frame>
        <draw:frame draw:style-name="gr4" draw:text-style-name="P5" draw:layer="layout" svg:width="8.456cm" svg:height="0.395cm" svg:x="3.45cm" svg:y="12.051cm">
          <draw:text-box>
            <text:p text:style-name="P1"><text:span text:style-name="T11">important consequences for future policy towards Iraq:</text:span></text:p>
          </draw:text-box>
        </draw:frame>
        <draw:frame draw:style-name="gr4" draw:text-style-name="P5" draw:layer="layout" svg:width="12.948cm" svg:height="0.395cm" svg:x="4.2cm" svg:y="12.745cm">
          <draw:text-box>
            <text:p text:style-name="P1"><text:span text:style-name="T11">“</text:span><text:span text:style-name="T11">First, Iraq terminated all co-operation with the UN arms inspection regime, arguing </text:span></text:p>
          </draw:text-box>
        </draw:frame>
        <draw:frame draw:style-name="gr4" draw:text-style-name="P5" draw:layer="layout" svg:width="13.498cm" svg:height="0.395cm" svg:x="4.2cm" svg:y="13.239cm">
          <draw:text-box>
            <text:p text:style-name="P1"><text:span text:style-name="T11">that the action demonstrated that inspections would only be used to prepare for further </text:span></text:p>
          </draw:text-box>
        </draw:frame>
        <draw:frame draw:style-name="gr4" draw:text-style-name="P5" draw:layer="layout" svg:width="12.639cm" svg:height="0.395cm" svg:x="4.2cm" svg:y="13.733cm">
          <draw:text-box>
            <text:p text:style-name="P1"><text:span text:style-name="T11">military action. Second, support for any further action by the Council resulted in a </text:span></text:p>
          </draw:text-box>
        </draw:frame>
        <draw:frame draw:style-name="gr4" draw:text-style-name="P5" draw:layer="layout" svg:width="13.252cm" svg:height="0.395cm" svg:x="4.2cm" svg:y="14.227cm">
          <draw:text-box>
            <text:p text:style-name="P1"><text:span text:style-name="T11">stalemate due to the ‘breakdown in the Security Council’ after the bombing campaign </text:span></text:p>
          </draw:text-box>
        </draw:frame>
        <draw:frame draw:style-name="gr4" draw:text-style-name="P5" draw:layer="layout" svg:width="13.689cm" svg:height="0.395cm" svg:x="4.2cm" svg:y="14.721cm">
          <draw:text-box>
            <text:p text:style-name="P1"><text:span text:style-name="T11">… </text:span><text:span text:style-name="T11">Finally, and most damaging for the negotiations leading up to resolution 1441 (2002), </text:span></text:p>
          </draw:text-box>
        </draw:frame>
        <draw:frame draw:style-name="gr4" draw:text-style-name="P5" draw:layer="layout" svg:width="13.333cm" svg:height="0.395cm" svg:x="4.2cm" svg:y="15.215cm">
          <draw:text-box>
            <text:p text:style-name="P1"><text:span text:style-name="T11">several states resolved not to be lured again into the finding of a breach that might be </text:span></text:p>
          </draw:text-box>
        </draw:frame>
        <draw:frame draw:style-name="gr4" draw:text-style-name="P5" draw:layer="layout" svg:width="12.131cm" svg:height="0.395cm" svg:x="4.2cm" svg:y="15.709cm">
          <draw:text-box>
            <text:p text:style-name="P1"><text:span text:style-name="T11">invoked to justify the use of force, as had been the case with resolution 1205.” </text:span></text:p>
          </draw:text-box>
        </draw:frame>
        <draw:frame draw:style-name="gr8" draw:text-style-name="P9" draw:layer="layout" svg:width="0.345cm" svg:height="0.23cm" svg:x="16.102cm" svg:y="15.724cm">
          <draw:text-box>
            <text:p text:style-name="P1"><text:span text:style-name="T10">297</text:span></text:p>
          </draw:text-box>
        </draw:frame>
        <draw:frame draw:style-name="gr1" draw:text-style-name="P2" draw:layer="layout" svg:width="15.322cm" svg:height="0.475cm" svg:x="2.2cm" svg:y="17.009cm">
          <draw:text-box>
            <text:p text:style-name="P1"><text:span text:style-name="T6">754. </text:span><text:span text:style-name="T4"><text:s/>Operation Desert Fox had created a deep fissure at the United Nations and </text:span></text:p>
          </draw:text-box>
        </draw:frame>
        <draw:frame draw:style-name="gr1" draw:text-style-name="P2" draw:layer="layout" svg:width="15.784cm" svg:height="0.475cm" svg:x="2.2cm" svg:y="17.574cm">
          <draw:text-box>
            <text:p text:style-name="P1"><text:span text:style-name="T4">within the P5. The Kosovo campaign, bitterly opposed by Russia and not mandated </text:span></text:p>
          </draw:text-box>
        </draw:frame>
        <draw:frame draw:style-name="gr1" draw:text-style-name="P2" draw:layer="layout" svg:width="15.475cm" svg:height="0.475cm" svg:x="2.2cm" svg:y="18.138cm">
          <draw:text-box>
            <text:p text:style-name="P1"><text:span text:style-name="T4">by the Security Council (because of the certainty of a Russian veto), was a further </text:span></text:p>
          </draw:text-box>
        </draw:frame>
        <draw:frame draw:style-name="gr1" draw:text-style-name="P2" draw:layer="layout" svg:width="4.108cm" svg:height="0.475cm" svg:x="2.2cm" svg:y="18.702cm">
          <draw:text-box>
            <text:p text:style-name="P1"><text:span text:style-name="T4">complicating element.</text:span></text:p>
          </draw:text-box>
        </draw:frame>
        <draw:frame draw:style-name="gr1" draw:text-style-name="P2" draw:layer="layout" svg:width="16.795cm" svg:height="0.475cm" svg:x="2.2cm" svg:y="19.517cm">
          <draw:text-box>
            <text:p text:style-name="P1"><text:span text:style-name="T6">755. </text:span><text:span text:style-name="T4"><text:s/>After Operation Desert Fox, Iraq embarked on a policy of uncompromising defiance </text:span></text:p>
          </draw:text-box>
        </draw:frame>
        <draw:frame draw:style-name="gr1" draw:text-style-name="P2" draw:layer="layout" svg:width="10.894cm" svg:height="0.475cm" svg:x="2.2cm" svg:y="20.081cm">
          <draw:text-box>
            <text:p text:style-name="P1"><text:span text:style-name="T4">of the UN rather than partial and intermittent co-operation.</text:span></text:p>
          </draw:text-box>
        </draw:frame>
        <draw:frame draw:style-name="gr1" draw:text-style-name="P2" draw:layer="layout" svg:width="16.397cm" svg:height="0.475cm" svg:x="2.2cm" svg:y="20.896cm">
          <draw:text-box>
            <text:p text:style-name="P1"><text:span text:style-name="T6">756. </text:span><text:span text:style-name="T4"><text:s/>Iraq repudiated the NFZs, and attacks on aircraft became a common occurrence. </text:span></text:p>
          </draw:text-box>
        </draw:frame>
        <draw:frame draw:style-name="gr1" draw:text-style-name="P2" draw:layer="layout" svg:width="15.449cm" svg:height="0.475cm" svg:x="2.2cm" svg:y="21.46cm">
          <draw:text-box>
            <text:p text:style-name="P1"><text:span text:style-name="T4">Iraq fired surface-to-air missiles and anti-aircraft artillery or targeted aircraft by fire </text:span></text:p>
          </draw:text-box>
        </draw:frame>
        <draw:frame draw:style-name="gr1" draw:text-style-name="P2" draw:layer="layout" svg:width="15.784cm" svg:height="0.475cm" svg:x="2.2cm" svg:y="22.025cm">
          <draw:text-box>
            <text:p text:style-name="P1"><text:span text:style-name="T4">control radar, although no coalition aircraft were ever shot down. In response to this </text:span></text:p>
          </draw:text-box>
        </draw:frame>
        <draw:frame draw:style-name="gr1" draw:text-style-name="P2" draw:layer="layout" svg:width="15.441cm" svg:height="0.475cm" svg:x="2.2cm" svg:y="22.589cm">
          <draw:text-box>
            <text:p text:style-name="P1"><text:span text:style-name="T4">threat, coalition aircraft targeted a variety of different elements of Iraq’s Integrated </text:span></text:p>
          </draw:text-box>
        </draw:frame>
        <draw:frame draw:style-name="gr1" draw:text-style-name="P2" draw:layer="layout" svg:width="16.055cm" svg:height="0.475cm" svg:x="2.2cm" svg:y="23.154cm">
          <draw:text-box>
            <text:p text:style-name="P1"><text:span text:style-name="T4">Air Defence System (IADS), such as radar sites and associated communications and </text:span></text:p>
          </draw:text-box>
        </draw:frame>
        <draw:line draw:style-name="gr7" draw:text-style-name="P8" draw:layer="layout" svg:x1="2.199cm" svg:y1="24.583cm" svg:x2="7.3cm" svg:y2="24.583cm">
          <text:p/>
        </draw:line>
        <draw:frame draw:style-name="gr1" draw:text-style-name="P2" draw:layer="layout" svg:width="15.568cm" svg:height="0.475cm" svg:x="2.2cm" svg:y="23.718cm">
          <draw:text-box>
            <text:p text:style-name="P1"><text:span text:style-name="T4">control networks, surface-to-air missile batteries and anti-aircraft artillery positions. 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0">294 </text:span></text:p>
          </draw:text-box>
        </draw:frame>
        <draw:frame draw:style-name="gr4" draw:text-style-name="P5" draw:layer="layout" svg:width="6.957cm" svg:height="0.395cm" svg:x="2.646cm" svg:y="25.087cm">
          <draw:text-box>
            <text:p text:style-name="P1"><text:span text:style-name="T11">Public hearing, 24 November 2009, page 76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295 </text:span></text:p>
          </draw:text-box>
        </draw:frame>
        <draw:frame draw:style-name="gr4" draw:text-style-name="P5" draw:layer="layout" svg:width="14.015cm" svg:height="0.395cm" svg:x="2.646cm" svg:y="25.511cm">
          <draw:text-box>
            <text:p text:style-name="P1"><text:span text:style-name="T11">Rice C. </text:span><text:span text:style-name="T13">No Higher Honour: A Memoir of My Years in Washington. </text:span><text:span text:style-name="T11">Simon &amp; Schuster, 2011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296 </text:span></text:p>
          </draw:text-box>
        </draw:frame>
        <draw:frame draw:style-name="gr4" draw:text-style-name="P5" draw:layer="layout" svg:width="15.733cm" svg:height="0.395cm" svg:x="2.646cm" svg:y="25.934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6.357cm">
          <draw:text-box>
            <text:p text:style-name="P1"><text:span text:style-name="T11">page 52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297 </text:span></text:p>
          </draw:text-box>
        </draw:frame>
        <draw:frame draw:style-name="gr4" draw:text-style-name="P5" draw:layer="layout" svg:width="13.65cm" svg:height="0.395cm" svg:x="2.646cm" svg:y="26.781cm">
          <draw:text-box>
            <text:p text:style-name="P1"><text:span text:style-name="T11">Weller M. </text:span><text:span text:style-name="T13">Iraq and the Use of Force in International Law</text:span><text:span text:style-name="T11">. Oxford University Press, 2010.</text:span></text:p>
          </draw:text-box>
        </draw:frame>
      </draw:page>
      <draw:page draw:name="page1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6</text:span></text:p>
          </draw:text-box>
        </draw:frame>
        <draw:frame draw:style-name="gr1" draw:text-style-name="P2" draw:layer="layout" svg:width="15.657cm" svg:height="0.475cm" svg:x="2.2cm" svg:y="2.525cm">
          <draw:text-box>
            <text:p text:style-name="P1"><text:span text:style-name="T4">RAF Jaguars flying reconnaissance operations in the northern NFZ did not carry or </text:span></text:p>
          </draw:text-box>
        </draw:frame>
        <draw:frame draw:style-name="gr1" draw:text-style-name="P2" draw:layer="layout" svg:width="15.983cm" svg:height="0.475cm" svg:x="2.2cm" svg:y="3.09cm">
          <draw:text-box>
            <text:p text:style-name="P1"><text:span text:style-name="T4">drop air-to-ground ordnance, but RAF Tornado aircraft in the southern NFZ did so on </text:span></text:p>
          </draw:text-box>
        </draw:frame>
        <draw:frame draw:style-name="gr1" draw:text-style-name="P2" draw:layer="layout" svg:width="4.015cm" svg:height="0.475cm" svg:x="2.2cm" svg:y="3.654cm">
          <draw:text-box>
            <text:p text:style-name="P1"><text:span text:style-name="T4">numerous occasions.</text:span></text:p>
          </draw:text-box>
        </draw:frame>
        <draw:frame draw:style-name="gr1" draw:text-style-name="P2" draw:layer="layout" svg:width="15.627cm" svg:height="0.475cm" svg:x="2.2cm" svg:y="4.468cm">
          <draw:text-box>
            <text:p text:style-name="P1"><text:span text:style-name="T6">757. </text:span><text:span text:style-name="T4"><text:s/>Although Iraq did not succeed in shooting down an aircraft the risk was taken </text:span></text:p>
          </draw:text-box>
        </draw:frame>
        <draw:frame draw:style-name="gr1" draw:text-style-name="P2" draw:layer="layout" svg:width="16.478cm" svg:height="0.475cm" svg:x="2.2cm" svg:y="5.033cm">
          <draw:text-box>
            <text:p text:style-name="P1"><text:span text:style-name="T4">extremely seriously by both the US and the UK. That raised a number of serious issues </text:span></text:p>
          </draw:text-box>
        </draw:frame>
        <draw:frame draw:style-name="gr1" draw:text-style-name="P2" draw:layer="layout" svg:width="16.139cm" svg:height="0.475cm" svg:x="2.2cm" svg:y="5.597cm">
          <draw:text-box>
            <text:p text:style-name="P1"><text:span text:style-name="T4">about the extent of the actions which could be taken in self-defence and the nature of </text:span></text:p>
          </draw:text-box>
        </draw:frame>
        <draw:frame draw:style-name="gr1" draw:text-style-name="P2" draw:layer="layout" svg:width="14.785cm" svg:height="0.475cm" svg:x="2.2cm" svg:y="6.162cm">
          <draw:text-box>
            <text:p text:style-name="P1"><text:span text:style-name="T4">operations to rescue any downed aircrew. Those are addressed in Section 1.2.</text:span></text:p>
          </draw:text-box>
        </draw:frame>
        <draw:frame draw:style-name="gr1" draw:text-style-name="P2" draw:layer="layout" svg:width="16.283cm" svg:height="0.475cm" svg:x="2.2cm" svg:y="7.076cm">
          <draw:text-box>
            <text:p text:style-name="P1"><text:span text:style-name="T6">758. </text:span><text:span text:style-name="T4"><text:s/>The Butler Report stated that a JIC Assessment on 7 January 1999 had reached </text:span></text:p>
          </draw:text-box>
        </draw:frame>
        <draw:frame draw:style-name="gr1" draw:text-style-name="P2" draw:layer="layout" svg:width="9.142cm" svg:height="0.475cm" svg:x="2.2cm" svg:y="7.641cm">
          <draw:text-box>
            <text:p text:style-name="P1"><text:span text:style-name="T4">“</text:span><text:span text:style-name="T4">somewhat firmer judgements than in 1997” that:</text:span></text:p>
          </draw:text-box>
        </draw:frame>
        <draw:frame draw:style-name="gr2" draw:text-style-name="P3" draw:layer="layout" svg:width="0.634cm" svg:height="0.712cm" svg:x="2.95cm" svg:y="8.39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73cm" svg:height="0.475cm" svg:x="3.7cm" svg:y="8.555cm">
          <draw:text-box>
            <text:p text:style-name="P1"><text:span text:style-name="T4">“</text:span><text:span text:style-name="T4">Following the 1991 Gulf War Iraq concealed BW [biological warfare] production </text:span></text:p>
          </draw:text-box>
        </draw:frame>
        <draw:frame draw:style-name="gr1" draw:text-style-name="P2" draw:layer="layout" svg:width="12.126cm" svg:height="0.475cm" svg:x="3.7cm" svg:y="9.12cm">
          <draw:text-box>
            <text:p text:style-name="P1"><text:span text:style-name="T4">equipment, stocks of agents and perhaps even BW weapons …”</text:span></text:p>
          </draw:text-box>
        </draw:frame>
        <draw:frame draw:style-name="gr2" draw:text-style-name="P3" draw:layer="layout" svg:width="0.634cm" svg:height="0.712cm" svg:x="2.95cm" svg:y="9.62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905cm" svg:height="0.475cm" svg:x="3.7cm" svg:y="9.784cm">
          <draw:text-box>
            <text:p text:style-name="P1"><text:span text:style-name="T4">“… </text:span><text:span text:style-name="T4">Iraq has sufficient expertise, equipment, and materials to produce BW </text:span></text:p>
          </draw:text-box>
        </draw:frame>
        <draw:frame draw:style-name="gr1" draw:text-style-name="P2" draw:layer="layout" svg:width="4.104cm" svg:height="0.475cm" svg:x="3.7cm" svg:y="10.348cm">
          <draw:text-box>
            <text:p text:style-name="P1"><text:span text:style-name="T4">agents within weeks.” </text:span></text:p>
          </draw:text-box>
        </draw:frame>
        <draw:frame draw:style-name="gr6" draw:text-style-name="P7" draw:layer="layout" svg:width="0.408cm" svg:height="0.276cm" svg:x="7.782cm" svg:y="10.367cm">
          <draw:text-box>
            <text:p text:style-name="P1"><text:span text:style-name="T9">298</text:span></text:p>
          </draw:text-box>
        </draw:frame>
        <draw:frame draw:style-name="gr1" draw:text-style-name="P2" draw:layer="layout" svg:width="15.445cm" svg:height="0.475cm" svg:x="2.2cm" svg:y="11.263cm">
          <draw:text-box>
            <text:p text:style-name="P1"><text:span text:style-name="T6">759. </text:span><text:span text:style-name="T4"><text:s/>The Butler Review was told that the reason for shortening the timescales for </text:span></text:p>
          </draw:text-box>
        </draw:frame>
        <draw:frame draw:style-name="gr1" draw:text-style-name="P2" draw:layer="layout" svg:width="15.966cm" svg:height="0.475cm" svg:x="2.2cm" svg:y="11.827cm">
          <draw:text-box>
            <text:p text:style-name="P1"><text:span text:style-name="T4">production of biological agent to “within weeks” was “intelligence of Iraqi requests for </text:span></text:p>
          </draw:text-box>
        </draw:frame>
        <draw:frame draw:style-name="gr1" draw:text-style-name="P2" draw:layer="layout" svg:width="15.983cm" svg:height="0.475cm" svg:x="2.2cm" svg:y="12.392cm">
          <draw:text-box>
            <text:p text:style-name="P1"><text:span text:style-name="T4">large quantities of growth media”, which was “judged to be greatly in excess of Iraq’s </text:span></text:p>
          </draw:text-box>
        </draw:frame>
        <draw:frame draw:style-name="gr1" draw:text-style-name="P2" draw:layer="layout" svg:width="5.73cm" svg:height="0.475cm" svg:x="2.2cm" svg:y="12.956cm">
          <draw:text-box>
            <text:p text:style-name="P1"><text:span text:style-name="T4">likely legitimate requirements”.</text:span></text:p>
          </draw:text-box>
        </draw:frame>
        <draw:frame draw:style-name="gr6" draw:text-style-name="P7" draw:layer="layout" svg:width="0.408cm" svg:height="0.276cm" svg:x="7.917cm" svg:y="12.975cm">
          <draw:text-box>
            <text:p text:style-name="P1"><text:span text:style-name="T9">299</text:span></text:p>
          </draw:text-box>
        </draw:frame>
        <draw:frame draw:style-name="gr1" draw:text-style-name="P2" draw:layer="layout" svg:width="9.739cm" svg:height="0.475cm" svg:x="8.329cm" svg:y="12.956cm">
          <draw:text-box>
            <text:p text:style-name="P1"><text:span text:style-name="T4"><text:s/></text:span><text:span text:style-name="T4">But it was “not known” if Iraq had actually obtained </text:span></text:p>
          </draw:text-box>
        </draw:frame>
        <draw:frame draw:style-name="gr1" draw:text-style-name="P2" draw:layer="layout" svg:width="3.38cm" svg:height="0.475cm" svg:x="2.2cm" svg:y="13.521cm">
          <draw:text-box>
            <text:p text:style-name="P1"><text:span text:style-name="T4">the growth media.</text:span></text:p>
          </draw:text-box>
        </draw:frame>
        <draw:frame draw:style-name="gr5" draw:text-style-name="P6" draw:layer="layout" svg:width="8.083cm" svg:height="0.556cm" svg:x="2.2cm" svg:y="14.642cm">
          <draw:text-box>
            <text:p text:style-name="P1"><text:span text:style-name="T8">UNSCOM’s findings, January 1999</text:span></text:p>
          </draw:text-box>
        </draw:frame>
        <draw:frame draw:style-name="gr1" draw:text-style-name="P2" draw:layer="layout" svg:width="16.194cm" svg:height="0.475cm" svg:x="2.2cm" svg:y="15.47cm">
          <draw:text-box>
            <text:p text:style-name="P1"><text:span text:style-name="T6">760. </text:span><text:span text:style-name="T4"><text:s/>Mr Butler produced two reports on 25 January 1999, one on the disarmament of </text:span></text:p>
          </draw:text-box>
        </draw:frame>
        <draw:frame draw:style-name="gr1" draw:text-style-name="P2" draw:layer="layout" svg:width="16.457cm" svg:height="0.475cm" svg:x="2.2cm" svg:y="16.035cm">
          <draw:text-box>
            <text:p text:style-name="P1"><text:span text:style-name="T4">Iraq’s weapons of mass destruction and one on monitoring and verification, which were </text:span></text:p>
          </draw:text-box>
        </draw:frame>
        <draw:frame draw:style-name="gr1" draw:text-style-name="P2" draw:layer="layout" svg:width="10.687cm" svg:height="0.475cm" svg:x="2.2cm" svg:y="16.599cm">
          <draw:text-box>
            <text:p text:style-name="P1"><text:span text:style-name="T4">formally circulated to the Security Council on 29 January.</text:span></text:p>
          </draw:text-box>
        </draw:frame>
        <draw:frame draw:style-name="gr6" draw:text-style-name="P7" draw:layer="layout" svg:width="0.408cm" svg:height="0.276cm" svg:x="12.851cm" svg:y="16.618cm">
          <draw:text-box>
            <text:p text:style-name="P1"><text:span text:style-name="T9">300</text:span></text:p>
          </draw:text-box>
        </draw:frame>
        <draw:frame draw:style-name="gr1" draw:text-style-name="P2" draw:layer="layout" svg:width="16.004cm" svg:height="0.475cm" svg:x="2.2cm" svg:y="17.513cm">
          <draw:text-box>
            <text:p text:style-name="P1"><text:span text:style-name="T6">761. </text:span><text:span text:style-name="T4"><text:s/>The report on disarmament described the work of UNSCOM since 1991 and its </text:span></text:p>
          </draw:text-box>
        </draw:frame>
        <draw:frame draw:style-name="gr1" draw:text-style-name="P2" draw:layer="layout" svg:width="16.165cm" svg:height="0.475cm" svg:x="2.2cm" svg:y="18.078cm">
          <draw:text-box>
            <text:p text:style-name="P1"><text:span text:style-name="T4">methodology, and set out “material balances” for the proscribed missile, chemical and </text:span></text:p>
          </draw:text-box>
        </draw:frame>
        <draw:frame draw:style-name="gr1" draw:text-style-name="P2" draw:layer="layout" svg:width="16.292cm" svg:height="0.475cm" svg:x="2.2cm" svg:y="18.642cm">
          <draw:text-box>
            <text:p text:style-name="P1"><text:span text:style-name="T4">biological weapons in three detailed annexes. It also included an annex “on actions by </text:span></text:p>
          </draw:text-box>
        </draw:frame>
        <draw:frame draw:style-name="gr1" draw:text-style-name="P2" draw:layer="layout" svg:width="5.666cm" svg:height="0.475cm" svg:x="2.2cm" svg:y="19.207cm">
          <draw:text-box>
            <text:p text:style-name="P1"><text:span text:style-name="T4">Iraq to obstruct disarmament”.</text:span></text:p>
          </draw:text-box>
        </draw:frame>
        <draw:frame draw:style-name="gr1" draw:text-style-name="P2" draw:layer="layout" svg:width="15.428cm" svg:height="0.475cm" svg:x="2.2cm" svg:y="20.121cm">
          <draw:text-box>
            <text:p text:style-name="P1"><text:span text:style-name="T6">762. </text:span><text:span text:style-name="T4"><text:s/>The report drew a distinction between UNSCOM’s activities before and after </text:span></text:p>
          </draw:text-box>
        </draw:frame>
        <draw:frame draw:style-name="gr1" draw:text-style-name="P2" draw:layer="layout" svg:width="16.406cm" svg:height="0.475cm" svg:x="2.2cm" svg:y="20.686cm">
          <draw:text-box>
            <text:p text:style-name="P1"><text:span text:style-name="T4">Lt Gen Kamil’s departure from Iraq in August 1995, commenting that Iraq’s subsequent </text:span></text:p>
          </draw:text-box>
        </draw:frame>
        <draw:frame draw:style-name="gr1" draw:text-style-name="P2" draw:layer="layout" svg:width="2.241cm" svg:height="0.475cm" svg:x="2.2cm" svg:y="21.25cm">
          <draw:text-box>
            <text:p text:style-name="P1"><text:span text:style-name="T4">disclosures:</text:span></text:p>
          </draw:text-box>
        </draw:frame>
        <draw:frame draw:style-name="gr1" draw:text-style-name="P2" draw:layer="layout" svg:width="15.137cm" svg:height="0.475cm" svg:x="2.95cm" svg:y="22.165cm">
          <draw:text-box>
            <text:p text:style-name="P1"><text:span text:style-name="T4">“… </text:span><text:span text:style-name="T4">indicated that, during the first four years of its activities, the Commission had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15.229cm" svg:height="0.475cm" svg:x="2.95cm" svg:y="22.729cm">
          <draw:text-box>
            <text:p text:style-name="P1"><text:span text:style-name="T4">been very substantially misled by Iraq both in terms of its understanding of Iraq’s </text:span></text:p>
          </draw:text-box>
        </draw:frame>
        <draw:frame draw:style-name="gr8" draw:text-style-name="P9" draw:layer="layout" svg:width="0.404cm" svg:height="0.23cm" svg:x="2.2cm" svg:y="24.256cm">
          <draw:text-box>
            <text:p text:style-name="P1"><text:span text:style-name="T10">298 </text:span></text:p>
          </draw:text-box>
        </draw:frame>
        <draw:frame draw:style-name="gr4" draw:text-style-name="P5" draw:layer="layout" svg:width="15.733cm" svg:height="0.395cm" svg:x="2.646cm" svg:y="24.241cm">
          <draw:text-box>
            <text:p text:style-name="P1"><text:span text:style-name="T13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1.365cm" svg:height="0.395cm" svg:x="2.2cm" svg:y="24.664cm">
          <draw:text-box>
            <text:p text:style-name="P1"><text:span text:style-name="T11">page 58.</text:span></text:p>
          </draw:text-box>
        </draw:frame>
        <draw:frame draw:style-name="gr8" draw:text-style-name="P9" draw:layer="layout" svg:width="0.404cm" svg:height="0.23cm" svg:x="2.2cm" svg:y="25.103cm">
          <draw:text-box>
            <text:p text:style-name="P1"><text:span text:style-name="T10">299 </text:span></text:p>
          </draw:text-box>
        </draw:frame>
        <draw:frame draw:style-name="gr4" draw:text-style-name="P5" draw:layer="layout" svg:width="15.635cm" svg:height="0.395cm" svg:x="2.646cm" svg:y="25.087cm">
          <draw:text-box>
            <text:p text:style-name="P1"><text:span text:style-name="T13">Review of Intelligence on Weapons of Mass Destruction </text:span><text:span text:style-name="T11">[“The Butler Report”], 14 July 2004, HC 898,</text:span></text:p>
          </draw:text-box>
        </draw:frame>
        <draw:frame draw:style-name="gr4" draw:text-style-name="P5" draw:layer="layout" svg:width="1.365cm" svg:height="0.395cm" svg:x="2.2cm" svg:y="25.511cm">
          <draw:text-box>
            <text:p text:style-name="P1"><text:span text:style-name="T11">page 59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300 </text:span></text:p>
          </draw:text-box>
        </draw:frame>
        <draw:frame draw:style-name="gr4" draw:text-style-name="P5" draw:layer="layout" svg:width="15.919cm" svg:height="0.395cm" svg:x="2.646cm" svg:y="25.934cm">
          <draw:text-box>
            <text:p text:style-name="P1"><text:span text:style-name="T11">UN Security Council, 29 January 1999, ‘Letter dated 25 January 1999 from the Executive Chairman of </text:span></text:p>
          </draw:text-box>
        </draw:frame>
        <draw:frame draw:style-name="gr4" draw:text-style-name="P5" draw:layer="layout" svg:width="16.296cm" svg:height="0.395cm" svg:x="2.2cm" svg:y="26.357cm">
          <draw:text-box>
            <text:p text:style-name="P1"><text:span text:style-name="T11">the Special Commission established by the Secretary-General pursuant to paragraph 9 (b) (i) of Security </text:span></text:p>
          </draw:text-box>
        </draw:frame>
        <draw:frame draw:style-name="gr4" draw:text-style-name="P5" draw:layer="layout" svg:width="14.569cm" svg:height="0.395cm" svg:x="2.2cm" svg:y="26.781cm">
          <draw:text-box>
            <text:p text:style-name="P1"><text:span text:style-name="T11">Council resolution 687 (1991) addressed to the President of the Security Council’ (S/1999/94).</text:span></text:p>
          </draw:text-box>
        </draw:frame>
      </draw:page>
      <draw:page draw:name="page147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7</text:span></text:p>
          </draw:text-box>
        </draw:frame>
        <draw:frame draw:style-name="gr1" draw:text-style-name="P2" draw:layer="layout" svg:width="15.119cm" svg:height="0.475cm" svg:x="2.95cm" svg:y="2.525cm">
          <draw:text-box>
            <text:p text:style-name="P1"><text:span text:style-name="T4">proscribed weapons programmes and the continuation of prohibited activities … </text:span></text:p>
          </draw:text-box>
        </draw:frame>
        <draw:frame draw:style-name="gr1" draw:text-style-name="P2" draw:layer="layout" svg:width="15.272cm" svg:height="0.475cm" svg:x="2.95cm" svg:y="3.09cm">
          <draw:text-box>
            <text:p text:style-name="P1"><text:span text:style-name="T4">Positive conclusions on Iraq’s compliance … had to be revised … Analysis of the </text:span></text:p>
          </draw:text-box>
        </draw:frame>
        <draw:frame draw:style-name="gr1" draw:text-style-name="P2" draw:layer="layout" svg:width="15.856cm" svg:height="0.475cm" svg:x="2.95cm" svg:y="3.654cm">
          <draw:text-box>
            <text:p text:style-name="P1"><text:span text:style-name="T4">new material shaped the direction of the Commission’s work including the emphasis </text:span></text:p>
          </draw:text-box>
        </draw:frame>
        <draw:frame draw:style-name="gr1" draw:text-style-name="P2" draw:layer="layout" svg:width="14.29cm" svg:height="0.475cm" svg:x="2.95cm" svg:y="4.218cm">
          <draw:text-box>
            <text:p text:style-name="P1"><text:span text:style-name="T4">on: obtaining verifiable evidence including physical materials or documents; </text:span></text:p>
          </draw:text-box>
        </draw:frame>
        <draw:frame draw:style-name="gr1" draw:text-style-name="P2" draw:layer="layout" svg:width="15.035cm" svg:height="0.475cm" svg:x="2.95cm" svg:y="4.783cm">
          <draw:text-box>
            <text:p text:style-name="P1"><text:span text:style-name="T4">investigation of the successful concealment activities by Iraq; and, the thorough </text:span></text:p>
          </draw:text-box>
        </draw:frame>
        <draw:frame draw:style-name="gr1" draw:text-style-name="P2" draw:layer="layout" svg:width="8.884cm" svg:height="0.475cm" svg:x="2.95cm" svg:y="5.347cm">
          <draw:text-box>
            <text:p text:style-name="P1"><text:span text:style-name="T4">verification of the unilateral destruction events.”</text:span></text:p>
          </draw:text-box>
        </draw:frame>
        <draw:frame draw:style-name="gr1" draw:text-style-name="P2" draw:layer="layout" svg:width="15.669cm" svg:height="0.475cm" svg:x="2.2cm" svg:y="6.262cm">
          <draw:text-box>
            <text:p text:style-name="P1"><text:span text:style-name="T6">763. </text:span><text:span text:style-name="T4"><text:s/>The report also stated that the Commission had been “obliged to undertake a </text:span></text:p>
          </draw:text-box>
        </draw:frame>
        <draw:frame draw:style-name="gr1" draw:text-style-name="P2" draw:layer="layout" svg:width="16.11cm" svg:height="0.475cm" svg:x="2.2cm" svg:y="6.826cm">
          <draw:text-box>
            <text:p text:style-name="P1"><text:span text:style-name="T4">degree of forensic work which was never intended to be the case”. Iraq’s “inadequate </text:span></text:p>
          </draw:text-box>
        </draw:frame>
        <draw:frame draw:style-name="gr1" draw:text-style-name="P2" draw:layer="layout" svg:width="16.461cm" svg:height="0.475cm" svg:x="2.2cm" svg:y="7.391cm">
          <draw:text-box>
            <text:p text:style-name="P1"><text:span text:style-name="T4">disclosures, unilateral destruction and concealment activities” had made that task more </text:span></text:p>
          </draw:text-box>
        </draw:frame>
        <draw:frame draw:style-name="gr1" draw:text-style-name="P2" draw:layer="layout" svg:width="16.283cm" svg:height="0.475cm" svg:x="2.2cm" svg:y="7.955cm">
          <draw:text-box>
            <text:p text:style-name="P1"><text:span text:style-name="T4">difficult and continued “in many cases” after 1995. The “concerted obstructions” raised </text:span></text:p>
          </draw:text-box>
        </draw:frame>
        <draw:frame draw:style-name="gr1" draw:text-style-name="P2" draw:layer="layout" svg:width="5.641cm" svg:height="0.475cm" svg:x="2.2cm" svg:y="8.52cm">
          <draw:text-box>
            <text:p text:style-name="P1"><text:span text:style-name="T4">the question of Iraq’s motives.</text:span></text:p>
          </draw:text-box>
        </draw:frame>
        <draw:frame draw:style-name="gr1" draw:text-style-name="P2" draw:layer="layout" svg:width="15.589cm" svg:height="0.475cm" svg:x="2.2cm" svg:y="9.434cm">
          <draw:text-box>
            <text:p text:style-name="P1"><text:span text:style-name="T6">764. </text:span><text:span text:style-name="T4"><text:s/>UNSCOM could not verify Iraq’s claims that it had fulfilled all its disarmament </text:span></text:p>
          </draw:text-box>
        </draw:frame>
        <draw:frame draw:style-name="gr1" draw:text-style-name="P2" draw:layer="layout" svg:width="16.592cm" svg:height="0.475cm" svg:x="2.2cm" svg:y="9.998cm">
          <draw:text-box>
            <text:p text:style-name="P1"><text:span text:style-name="T4">obligations, ceased concealment activities, and had neither proscribed weapons nor the </text:span></text:p>
          </draw:text-box>
        </draw:frame>
        <draw:frame draw:style-name="gr1" draw:text-style-name="P2" draw:layer="layout" svg:width="16.195cm" svg:height="0.475cm" svg:x="2.2cm" svg:y="10.563cm">
          <draw:text-box>
            <text:p text:style-name="P1"><text:span text:style-name="T4">means to make them. Despite Iraq’s denials, the Commission’s “strong view” was that </text:span></text:p>
          </draw:text-box>
        </draw:frame>
        <draw:frame draw:style-name="gr1" draw:text-style-name="P2" draw:layer="layout" svg:width="16.707cm" svg:height="0.475cm" svg:x="2.2cm" svg:y="11.127cm">
          <draw:text-box>
            <text:p text:style-name="P1"><text:span text:style-name="T4">documentation still existed in Iraq; and that its provision was “the best hope for revealing </text:span></text:p>
          </draw:text-box>
        </draw:frame>
        <draw:frame draw:style-name="gr1" draw:text-style-name="P2" draw:layer="layout" svg:width="6.39cm" svg:height="0.475cm" svg:x="2.2cm" svg:y="11.692cm">
          <draw:text-box>
            <text:p text:style-name="P1"><text:span text:style-name="T4">the full picture” on Iraq’s activities.</text:span></text:p>
          </draw:text-box>
        </draw:frame>
        <draw:frame draw:style-name="gr1" draw:text-style-name="P2" draw:layer="layout" svg:width="15.492cm" svg:height="0.475cm" svg:x="2.2cm" svg:y="12.606cm">
          <draw:text-box>
            <text:p text:style-name="P1"><text:span text:style-name="T6">765. </text:span><text:span text:style-name="T4"><text:s/>The “priority issues” for disarmament identified in June 1998 had focused on </text:span></text:p>
          </draw:text-box>
        </draw:frame>
        <draw:frame draw:style-name="gr1" draw:text-style-name="P2" draw:layer="layout" svg:width="16.711cm" svg:height="0.475cm" svg:x="2.2cm" svg:y="13.171cm">
          <draw:text-box>
            <text:p text:style-name="P1"><text:span text:style-name="T4">unaccounted for weapons and “set aside other aspects such as fully verifying production </text:span></text:p>
          </draw:text-box>
        </draw:frame>
        <draw:frame draw:style-name="gr1" draw:text-style-name="P2" draw:layer="layout" svg:width="16.355cm" svg:height="0.475cm" svg:x="2.2cm" svg:y="13.735cm">
          <draw:text-box>
            <text:p text:style-name="P1"><text:span text:style-name="T4">capacities, research activities”. This approach was based on the view that “satisfactory </text:span></text:p>
          </draw:text-box>
        </draw:frame>
        <draw:frame draw:style-name="gr1" draw:text-style-name="P2" draw:layer="layout" svg:width="15.869cm" svg:height="0.475cm" svg:x="2.2cm" svg:y="14.3cm">
          <draw:text-box>
            <text:p text:style-name="P1"><text:span text:style-name="T4">resolution” of the specific priority issues “would make it easier to conclude that other </text:span></text:p>
          </draw:text-box>
        </draw:frame>
        <draw:frame draw:style-name="gr1" draw:text-style-name="P2" draw:layer="layout" svg:width="11.191cm" svg:height="0.475cm" svg:x="2.2cm" svg:y="14.864cm">
          <draw:text-box>
            <text:p text:style-name="P1"><text:span text:style-name="T4">unverified elements were of lesser substantive importance”.</text:span></text:p>
          </draw:text-box>
        </draw:frame>
        <draw:frame draw:style-name="gr1" draw:text-style-name="P2" draw:layer="layout" svg:width="7.207cm" svg:height="0.475cm" svg:x="2.2cm" svg:y="15.778cm">
          <draw:text-box>
            <text:p text:style-name="P1"><text:span text:style-name="T6">766. </text:span><text:span text:style-name="T4"><text:s/>The report added, however, that:</text:span></text:p>
          </draw:text-box>
        </draw:frame>
        <draw:frame draw:style-name="gr1" draw:text-style-name="P2" draw:layer="layout" svg:width="15.86cm" svg:height="0.475cm" svg:x="2.95cm" svg:y="16.693cm">
          <draw:text-box>
            <text:p text:style-name="P1"><text:span text:style-name="T4">“</text:span><text:span text:style-name="T4">Conversely, the inability of Iraq to satisfy these issues would point to more ominous </text:span></text:p>
          </draw:text-box>
        </draw:frame>
        <draw:frame draw:style-name="gr1" draw:text-style-name="P2" draw:layer="layout" svg:width="11.402cm" svg:height="0.475cm" svg:x="2.95cm" svg:y="17.257cm">
          <draw:text-box>
            <text:p text:style-name="P1"><text:span text:style-name="T4">explanations for other unverified parts of Iraq’s declarations.”</text:span></text:p>
          </draw:text-box>
        </draw:frame>
        <draw:frame draw:style-name="gr1" draw:text-style-name="P2" draw:layer="layout" svg:width="15.542cm" svg:height="0.475cm" svg:x="2.2cm" svg:y="18.172cm">
          <draw:text-box>
            <text:p text:style-name="P1"><text:span text:style-name="T6">767. </text:span><text:span text:style-name="T4"><text:s/>The report stated that Iraq had “once considered” mobile production facilities.</text:span></text:p>
          </draw:text-box>
        </draw:frame>
        <draw:frame draw:style-name="gr1" draw:text-style-name="P2" draw:layer="layout" svg:width="15.144cm" svg:height="0.475cm" svg:x="2.2cm" svg:y="19.086cm">
          <draw:text-box>
            <text:p text:style-name="P1"><text:span text:style-name="T6">768. </text:span><text:span text:style-name="T4"><text:s/>UNSCOM described Iraq’s declarations as “fraudulent” and “wholly lacking </text:span></text:p>
          </draw:text-box>
        </draw:frame>
        <draw:frame draw:style-name="gr1" draw:text-style-name="P2" draw:layer="layout" svg:width="15.61cm" svg:height="0.475cm" svg:x="2.2cm" svg:y="19.651cm">
          <draw:text-box>
            <text:p text:style-name="P1"><text:span text:style-name="T4">credibility”. Iraq had declared in August 1995 that it had filled 25 Al Hussein missile </text:span></text:p>
          </draw:text-box>
        </draw:frame>
        <draw:frame draw:style-name="gr1" draw:text-style-name="P2" draw:layer="layout" svg:width="15.53cm" svg:height="0.475cm" svg:x="2.2cm" svg:y="20.215cm">
          <draw:text-box>
            <text:p text:style-name="P1"><text:span text:style-name="T4">warheads with BW agents. It also declared that 200 R-400 aerial bombs had been </text:span></text:p>
          </draw:text-box>
        </draw:frame>
        <draw:frame draw:style-name="gr1" draw:text-style-name="P2" draw:layer="layout" svg:width="15.974cm" svg:height="0.475cm" svg:x="2.2cm" svg:y="20.78cm">
          <draw:text-box>
            <text:p text:style-name="P1"><text:span text:style-name="T4">produced for BW purposes but the number filled with agents was a “guess”. Iraq had </text:span></text:p>
          </draw:text-box>
        </draw:frame>
        <draw:frame draw:style-name="gr1" draw:text-style-name="P2" draw:layer="layout" svg:width="16.592cm" svg:height="0.475cm" svg:x="2.2cm" svg:y="21.344cm">
          <draw:text-box>
            <text:p text:style-name="P1"><text:span text:style-name="T4">also pursued aerial drop tanks, aerosol generators and helicopter spray tanks and there </text:span></text:p>
          </draw:text-box>
        </draw:frame>
        <draw:frame draw:style-name="gr1" draw:text-style-name="P2" draw:layer="layout" svg:width="10.297cm" svg:height="0.475cm" svg:x="2.2cm" svg:y="21.908cm">
          <draw:text-box>
            <text:p text:style-name="P1"><text:span text:style-name="T4">were questions about programmes for other munitions.</text:span></text:p>
          </draw:text-box>
        </draw:frame>
        <draw:frame draw:style-name="gr1" draw:text-style-name="P2" draw:layer="layout" svg:width="15.293cm" svg:height="0.475cm" svg:x="2.2cm" svg:y="22.823cm">
          <draw:text-box>
            <text:p text:style-name="P1"><text:span text:style-name="T6">769. </text:span><text:span text:style-name="T4"><text:s/>UNSCOM was concerned about the uncertainties surrounding the extent of </text:span></text:p>
          </draw:text-box>
        </draw:frame>
        <draw:frame draw:style-name="gr1" draw:text-style-name="P2" draw:layer="layout" svg:width="16.419cm" svg:height="0.475cm" svg:x="2.2cm" svg:y="23.387cm">
          <draw:text-box>
            <text:p text:style-name="P1"><text:span text:style-name="T4">weaponisation, the production of bulk BW agent, imports of raw materials, organisation </text:span></text:p>
          </draw:text-box>
        </draw:frame>
        <draw:frame draw:style-name="gr1" draw:text-style-name="P2" draw:layer="layout" svg:width="16.436cm" svg:height="0.475cm" svg:x="2.2cm" svg:y="23.952cm">
          <draw:text-box>
            <text:p text:style-name="P1"><text:span text:style-name="T4">and planning, research and development, and past and continuing efforts of deception. </text:span></text:p>
          </draw:text-box>
        </draw:frame>
        <draw:frame draw:style-name="gr1" draw:text-style-name="P2" draw:layer="layout" svg:width="15.327cm" svg:height="0.475cm" svg:x="2.2cm" svg:y="24.516cm">
          <draw:text-box>
            <text:p text:style-name="P1"><text:span text:style-name="T4">UNSCOM could report with confidence on the destruction of some facilities, but it </text:span></text:p>
          </draw:text-box>
        </draw:frame>
        <draw:frame draw:style-name="gr1" draw:text-style-name="P2" draw:layer="layout" svg:width="15.775cm" svg:height="0.475cm" svg:x="2.2cm" svg:y="25.081cm">
          <draw:text-box>
            <text:p text:style-name="P1"><text:span text:style-name="T4">had “no confidence that all bulk agents have been destroyed; that no BW munitions </text:span></text:p>
          </draw:text-box>
        </draw:frame>
        <draw:frame draw:style-name="gr1" draw:text-style-name="P2" draw:layer="layout" svg:width="14.882cm" svg:height="0.475cm" svg:x="2.2cm" svg:y="25.645cm">
          <draw:text-box>
            <text:p text:style-name="P1"><text:span text:style-name="T4">or weapons remain in Iraq; and that a BW capability does not still exist in Iraq.” </text:span></text:p>
          </draw:text-box>
        </draw:frame>
      </draw:page>
      <draw:page draw:name="page1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8</text:span></text:p>
          </draw:text-box>
        </draw:frame>
        <draw:frame draw:style-name="gr1" draw:text-style-name="P2" draw:layer="layout" svg:width="15.013cm" svg:height="0.475cm" svg:x="2.2cm" svg:y="2.525cm">
          <draw:text-box>
            <text:p text:style-name="P1"><text:span text:style-name="T4">It also raised “serious doubts” about Iraq’s claim that it had “obliterated” the BW </text:span></text:p>
          </draw:text-box>
        </draw:frame>
        <draw:frame draw:style-name="gr1" draw:text-style-name="P2" draw:layer="layout" svg:width="3.804cm" svg:height="0.475cm" svg:x="2.2cm" svg:y="3.09cm">
          <draw:text-box>
            <text:p text:style-name="P1"><text:span text:style-name="T4">programme in 1991.</text:span></text:p>
          </draw:text-box>
        </draw:frame>
        <draw:frame draw:style-name="gr6" draw:text-style-name="P7" draw:layer="layout" svg:width="0.408cm" svg:height="0.276cm" svg:x="5.989cm" svg:y="3.108cm">
          <draw:text-box>
            <text:p text:style-name="P1"><text:span text:style-name="T9">301</text:span></text:p>
          </draw:text-box>
        </draw:frame>
        <draw:frame draw:style-name="gr1" draw:text-style-name="P2" draw:layer="layout" svg:width="16.762cm" svg:height="0.475cm" svg:x="2.2cm" svg:y="4.004cm">
          <draw:text-box>
            <text:p text:style-name="P1"><text:span text:style-name="T6">770. </text:span><text:span text:style-name="T4"><text:s/>UNSCOM recorded uncertainties about the destruction of Iraq’s “special weapons”, </text:span></text:p>
          </draw:text-box>
        </draw:frame>
        <draw:frame draw:style-name="gr1" draw:text-style-name="P2" draw:layer="layout" svg:width="16.427cm" svg:height="0.475cm" svg:x="2.2cm" svg:y="4.568cm">
          <draw:text-box>
            <text:p text:style-name="P1"><text:span text:style-name="T4">warheads for ballistic missiles filled with chemical and biological agent. It also recorded </text:span></text:p>
          </draw:text-box>
        </draw:frame>
        <draw:frame draw:style-name="gr1" draw:text-style-name="P2" draw:layer="layout" svg:width="15.246cm" svg:height="0.475cm" svg:x="2.2cm" svg:y="5.133cm">
          <draw:text-box>
            <text:p text:style-name="P1"><text:span text:style-name="T4">its inability to verify Iraq’s destruction of seven indigenously produced Al Hussein </text:span></text:p>
          </draw:text-box>
        </draw:frame>
        <draw:frame draw:style-name="gr1" draw:text-style-name="P2" draw:layer="layout" svg:width="16.474cm" svg:height="0.475cm" svg:x="2.2cm" svg:y="5.697cm">
          <draw:text-box>
            <text:p text:style-name="P1"><text:span text:style-name="T4">missiles, and imports of proscribed liquid propellant and major components, particularly </text:span></text:p>
          </draw:text-box>
        </draw:frame>
        <draw:frame draw:style-name="gr1" draw:text-style-name="P2" draw:layer="layout" svg:width="7.368cm" svg:height="0.475cm" svg:x="2.2cm" svg:y="6.262cm">
          <draw:text-box>
            <text:p text:style-name="P1"><text:span text:style-name="T4">missile engines and guidance systems.</text:span></text:p>
          </draw:text-box>
        </draw:frame>
        <draw:frame draw:style-name="gr1" draw:text-style-name="P2" draw:layer="layout" svg:width="16.08cm" svg:height="0.475cm" svg:x="2.2cm" svg:y="7.176cm">
          <draw:text-box>
            <text:p text:style-name="P1"><text:span text:style-name="T6">771. </text:span><text:span text:style-name="T4"><text:s/>The Commission stated that actions by Iraq “in three main respects” had “had a </text:span></text:p>
          </draw:text-box>
        </draw:frame>
        <draw:frame draw:style-name="gr1" draw:text-style-name="P2" draw:layer="layout" svg:width="13.223cm" svg:height="0.475cm" svg:x="2.2cm" svg:y="7.741cm">
          <draw:text-box>
            <text:p text:style-name="P1"><text:span text:style-name="T4">significant negative impact upon the Commission’s work”. Those were:</text:span></text:p>
          </draw:text-box>
        </draw:frame>
        <draw:frame draw:style-name="gr2" draw:text-style-name="P3" draw:layer="layout" svg:width="0.634cm" svg:height="0.712cm" svg:x="2.95cm" svg:y="8.49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0.785cm" svg:height="0.475cm" svg:x="3.7cm" svg:y="8.655cm">
          <draw:text-box>
            <text:p text:style-name="P1"><text:span text:style-name="T4">“</text:span><text:span text:style-name="T4">Iraq’s disclosure statements have never been complete”.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47cm" svg:height="0.475cm" svg:x="3.7cm" svg:y="9.32cm">
          <draw:text-box>
            <text:p text:style-name="P1"><text:span text:style-name="T4">“… </text:span><text:span text:style-name="T4">contrary to the requirement that destruction be conducted under international </text:span></text:p>
          </draw:text-box>
        </draw:frame>
        <draw:frame draw:style-name="gr1" draw:text-style-name="P2" draw:layer="layout" svg:width="14.84cm" svg:height="0.475cm" svg:x="3.7cm" svg:y="9.884cm">
          <draw:text-box>
            <text:p text:style-name="P1"><text:span text:style-name="T4">supervision, Iraq undertook extensive unilateral and secret destruction of large </text:span></text:p>
          </draw:text-box>
        </draw:frame>
        <draw:frame draw:style-name="gr1" draw:text-style-name="P2" draw:layer="layout" svg:width="8.435cm" svg:height="0.475cm" svg:x="3.7cm" svg:y="10.448cm">
          <draw:text-box>
            <text:p text:style-name="P1"><text:span text:style-name="T4">quantities of proscribed weapons and items”.</text:span></text:p>
          </draw:text-box>
        </draw:frame>
        <draw:frame draw:style-name="gr2" draw:text-style-name="P3" draw:layer="layout" svg:width="0.634cm" svg:height="0.712cm" svg:x="2.95cm" svg:y="10.95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41cm" svg:height="0.475cm" svg:x="3.7cm" svg:y="11.113cm">
          <draw:text-box>
            <text:p text:style-name="P1"><text:span text:style-name="T4">“… </text:span><text:span text:style-name="T4">a practice of concealment of proscribed items … and a cover up of its </text:span></text:p>
          </draw:text-box>
        </draw:frame>
        <draw:frame draw:style-name="gr1" draw:text-style-name="P2" draw:layer="layout" svg:width="9.184cm" svg:height="0.475cm" svg:x="3.7cm" svg:y="11.677cm">
          <draw:text-box>
            <text:p text:style-name="P1"><text:span text:style-name="T4">activities in contravention of Council resolutions”.</text:span></text:p>
          </draw:text-box>
        </draw:frame>
        <draw:frame draw:style-name="gr1" draw:text-style-name="P2" draw:layer="layout" svg:width="16.067cm" svg:height="0.475cm" svg:x="2.2cm" svg:y="12.592cm">
          <draw:text-box>
            <text:p text:style-name="P1"><text:span text:style-name="T6">772. </text:span><text:span text:style-name="T4"><text:s/>The annex on “Actions by Iraq to obstruct disarmament” stated that UNSCOM’s </text:span></text:p>
          </draw:text-box>
        </draw:frame>
        <draw:frame draw:style-name="gr1" draw:text-style-name="P2" draw:layer="layout" svg:width="16.262cm" svg:height="0.475cm" svg:x="2.2cm" svg:y="13.156cm">
          <draw:text-box>
            <text:p text:style-name="P1"><text:span text:style-name="T4">work in Iraq had been “plagued by co-ordinated efforts to thwart full discovery of Iraq’s </text:span></text:p>
          </draw:text-box>
        </draw:frame>
        <draw:frame draw:style-name="gr1" draw:text-style-name="P2" draw:layer="layout" svg:width="15.441cm" svg:height="0.475cm" svg:x="2.2cm" svg:y="13.721cm">
          <draw:text-box>
            <text:p text:style-name="P1"><text:span text:style-name="T4">proscribed programmes” which had begun “immediately following the adoption” of </text:span></text:p>
          </draw:text-box>
        </draw:frame>
        <draw:frame draw:style-name="gr1" draw:text-style-name="P2" draw:layer="layout" svg:width="4.138cm" svg:height="0.475cm" svg:x="2.2cm" svg:y="14.285cm">
          <draw:text-box>
            <text:p text:style-name="P1"><text:span text:style-name="T4">resolution 687 (1991).</text:span></text:p>
          </draw:text-box>
        </draw:frame>
        <draw:frame draw:style-name="gr6" draw:text-style-name="P7" draw:layer="layout" svg:width="0.408cm" svg:height="0.276cm" svg:x="6.318cm" svg:y="14.304cm">
          <draw:text-box>
            <text:p text:style-name="P1"><text:span text:style-name="T9">302</text:span></text:p>
          </draw:text-box>
        </draw:frame>
        <draw:frame draw:style-name="gr1" draw:text-style-name="P2" draw:layer="layout" svg:width="15.03cm" svg:height="0.475cm" svg:x="2.2cm" svg:y="15.2cm">
          <draw:text-box>
            <text:p text:style-name="P1"><text:span text:style-name="T6">773. </text:span><text:span text:style-name="T4"><text:s/>In a “brief summary” of its “current understanding of the evolution of these </text:span></text:p>
          </draw:text-box>
        </draw:frame>
        <draw:frame draw:style-name="gr1" draw:text-style-name="P2" draw:layer="layout" svg:width="10.183cm" svg:height="0.475cm" svg:x="2.2cm" svg:y="15.764cm">
          <draw:text-box>
            <text:p text:style-name="P1"><text:span text:style-name="T4">concealment policies and practices”, the report stated:</text:span></text:p>
          </draw:text-box>
        </draw:frame>
        <draw:frame draw:style-name="gr2" draw:text-style-name="P3" draw:layer="layout" svg:width="0.634cm" svg:height="0.712cm" svg:x="2.95cm" svg:y="16.52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39cm" svg:height="0.475cm" svg:x="3.7cm" svg:y="16.678cm">
          <draw:text-box>
            <text:p text:style-name="P1"><text:span text:style-name="T4">The Iraq Presidency had “collected reports on weapons remaining with Iraq’s </text:span></text:p>
          </draw:text-box>
        </draw:frame>
        <draw:frame draw:style-name="gr1" draw:text-style-name="P2" draw:layer="layout" svg:width="5.713cm" svg:height="0.475cm" svg:x="3.7cm" svg:y="17.243cm">
          <draw:text-box>
            <text:p text:style-name="P1"><text:span text:style-name="T4">Armed Forces” in spring 1991.</text:span></text:p>
          </draw:text-box>
        </draw:frame>
        <draw:frame draw:style-name="gr2" draw:text-style-name="P3" draw:layer="layout" svg:width="0.634cm" svg:height="0.712cm" svg:x="2.95cm" svg:y="17.75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24cm" svg:height="0.475cm" svg:x="3.7cm" svg:y="17.907cm">
          <draw:text-box>
            <text:p text:style-name="P1"><text:span text:style-name="T4">A “decision was taken by a high-level committee”, of which Mr Aziz was a </text:span></text:p>
          </draw:text-box>
        </draw:frame>
        <draw:frame draw:style-name="gr1" draw:text-style-name="P2" draw:layer="layout" svg:width="14.488cm" svg:height="0.475cm" svg:x="3.7cm" svg:y="18.472cm">
          <draw:text-box>
            <text:p text:style-name="P1"><text:span text:style-name="T4">member, to provide UNSCOM with “only a portion of its proscribed weapons, </text:span></text:p>
          </draw:text-box>
        </draw:frame>
        <draw:frame draw:style-name="gr1" draw:text-style-name="P2" draw:layer="layout" svg:width="10.822cm" svg:height="0.475cm" svg:x="3.7cm" svg:y="19.036cm">
          <draw:text-box>
            <text:p text:style-name="P1"><text:span text:style-name="T4">their components and production capabilities and stocks”.</text:span></text:p>
          </draw:text-box>
        </draw:frame>
        <draw:frame draw:style-name="gr2" draw:text-style-name="P3" draw:layer="layout" svg:width="0.634cm" svg:height="0.712cm" svg:x="2.95cm" svg:y="19.54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9.955cm" svg:height="0.475cm" svg:x="3.7cm" svg:y="19.701cm">
          <draw:text-box>
            <text:p text:style-name="P1"><text:span text:style-name="T4">UNSCOM “deduced” that Iraq’s policy was based on:</text:span></text:p>
          </draw:text-box>
        </draw:frame>
        <draw:frame draw:style-name="gr10" draw:text-style-name="P11" draw:layer="layout" svg:width="0.317cm" svg:height="0.374cm" svg:x="4.383cm" svg:y="20.418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0.418cm">
          <draw:text-box>
            <text:p text:style-name="P1"><text:span text:style-name="T14">{</text:span></text:p>
          </draw:text-box>
        </draw:frame>
        <draw:frame draw:style-name="gr1" draw:text-style-name="P2" draw:layer="layout" svg:width="13.494cm" svg:height="0.475cm" svg:x="4.73cm" svg:y="20.365cm">
          <draw:text-box>
            <text:p text:style-name="P1"><text:span text:style-name="T4">providing “a portion of their extant weapon stocks, with an emphasis on </text:span></text:p>
          </draw:text-box>
        </draw:frame>
        <draw:frame draw:style-name="gr1" draw:text-style-name="P2" draw:layer="layout" svg:width="6.115cm" svg:height="0.475cm" svg:x="4.73cm" svg:y="20.93cm">
          <draw:text-box>
            <text:p text:style-name="P1"><text:span text:style-name="T4">those which were least modern”;</text:span></text:p>
          </draw:text-box>
        </draw:frame>
        <draw:frame draw:style-name="gr10" draw:text-style-name="P11" draw:layer="layout" svg:width="0.317cm" svg:height="0.374cm" svg:x="4.383cm" svg:y="21.647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1.647cm">
          <draw:text-box>
            <text:p text:style-name="P1"><text:span text:style-name="T14">{</text:span></text:p>
          </draw:text-box>
        </draw:frame>
        <draw:frame draw:style-name="gr1" draw:text-style-name="P2" draw:layer="layout" svg:width="12.528cm" svg:height="0.475cm" svg:x="4.73cm" svg:y="21.594cm">
          <draw:text-box>
            <text:p text:style-name="P1"><text:span text:style-name="T4">retaining “production capability and the ‘know-how documentation’ </text:span></text:p>
          </draw:text-box>
        </draw:frame>
        <draw:frame draw:style-name="gr1" draw:text-style-name="P2" draw:layer="layout" svg:width="9.226cm" svg:height="0.475cm" svg:x="4.73cm" svg:y="22.158cm">
          <draw:text-box>
            <text:p text:style-name="P1"><text:span text:style-name="T4">necessary to revive programmes when possible”;</text:span></text:p>
          </draw:text-box>
        </draw:frame>
        <draw:frame draw:style-name="gr10" draw:text-style-name="P11" draw:layer="layout" svg:width="0.317cm" svg:height="0.374cm" svg:x="4.383cm" svg:y="22.876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2.876cm">
          <draw:text-box>
            <text:p text:style-name="P1"><text:span text:style-name="T14">{</text:span></text:p>
          </draw:text-box>
        </draw:frame>
        <draw:frame draw:style-name="gr1" draw:text-style-name="P2" draw:layer="layout" svg:width="13.98cm" svg:height="0.475cm" svg:x="4.73cm" svg:y="22.823cm">
          <draw:text-box>
            <text:p text:style-name="P1"><text:span text:style-name="T4">concealing “the full extent of chemical weapons programmes, including its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12.753cm" svg:height="0.475cm" svg:x="4.73cm" svg:y="23.387cm">
          <draw:text-box>
            <text:p text:style-name="P1"><text:span text:style-name="T4">VX project” and retaining “production equipment and raw materials”;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301 </text:span></text:p>
          </draw:text-box>
        </draw:frame>
        <draw:frame draw:style-name="gr4" draw:text-style-name="P5" draw:layer="layout" svg:width="15.919cm" svg:height="0.395cm" svg:x="2.646cm" svg:y="24.664cm">
          <draw:text-box>
            <text:p text:style-name="P1"><text:span text:style-name="T11">UN Security Council, 29 January 1999, ‘Letter dated 25 January 1999 from the Executive Chairman of </text:span></text:p>
          </draw:text-box>
        </draw:frame>
        <draw:frame draw:style-name="gr4" draw:text-style-name="P5" draw:layer="layout" svg:width="16.296cm" svg:height="0.395cm" svg:x="2.2cm" svg:y="25.087cm">
          <draw:text-box>
            <text:p text:style-name="P1"><text:span text:style-name="T11">the Special Commission established by the Secretary-General pursuant to paragraph 9 (b) (i) of Security </text:span></text:p>
          </draw:text-box>
        </draw:frame>
        <draw:frame draw:style-name="gr4" draw:text-style-name="P5" draw:layer="layout" svg:width="14.666cm" svg:height="0.395cm" svg:x="2.2cm" svg:y="25.511cm">
          <draw:text-box>
            <text:p text:style-name="P1"><text:span text:style-name="T11">Council resolution 687 (1991) addressed to the President of the Security Council’ (S/1999/94). 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302 </text:span></text:p>
          </draw:text-box>
        </draw:frame>
        <draw:frame draw:style-name="gr4" draw:text-style-name="P5" draw:layer="layout" svg:width="15.919cm" svg:height="0.395cm" svg:x="2.645cm" svg:y="25.934cm">
          <draw:text-box>
            <text:p text:style-name="P1"><text:span text:style-name="T11">UN Security Council, 29 January 1999, ‘Letter dated 25 January 1999 from the Executive Chairman of </text:span></text:p>
          </draw:text-box>
        </draw:frame>
        <draw:frame draw:style-name="gr4" draw:text-style-name="P5" draw:layer="layout" svg:width="16.296cm" svg:height="0.395cm" svg:x="2.2cm" svg:y="26.357cm">
          <draw:text-box>
            <text:p text:style-name="P1"><text:span text:style-name="T11">the Special Commission established by the Secretary-General pursuant to paragraph 9 (b) (i) of Security </text:span></text:p>
          </draw:text-box>
        </draw:frame>
        <draw:frame draw:style-name="gr4" draw:text-style-name="P5" draw:layer="layout" svg:width="14.666cm" svg:height="0.395cm" svg:x="2.2cm" svg:y="26.781cm">
          <draw:text-box>
            <text:p text:style-name="P1"><text:span text:style-name="T11">Council resolution 687 (1991) addressed to the President of the Security Council’ (S/1999/94). </text:span></text:p>
          </draw:text-box>
        </draw:frame>
      </draw:page>
      <draw:page draw:name="page149" draw:style-name="dp1" draw:master-page-name="master-page77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9</text:span></text:p>
          </draw:text-box>
        </draw:frame>
        <draw:frame draw:style-name="gr10" draw:text-style-name="P11" draw:layer="layout" svg:width="0.317cm" svg:height="0.374cm" svg:x="4.383cm" svg:y="2.578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.578cm">
          <draw:text-box>
            <text:p text:style-name="P1"><text:span text:style-name="T14">{</text:span></text:p>
          </draw:text-box>
        </draw:frame>
        <draw:frame draw:style-name="gr1" draw:text-style-name="P2" draw:layer="layout" svg:width="13.913cm" svg:height="0.475cm" svg:x="4.73cm" svg:y="2.525cm">
          <draw:text-box>
            <text:p text:style-name="P1"><text:span text:style-name="T4">concealing “the number and type of BW and CW warheads for proscribed </text:span></text:p>
          </draw:text-box>
        </draw:frame>
        <draw:frame draw:style-name="gr1" draw:text-style-name="P2" draw:layer="layout" svg:width="1.763cm" svg:height="0.475cm" svg:x="4.73cm" svg:y="3.09cm">
          <draw:text-box>
            <text:p text:style-name="P1"><text:span text:style-name="T4">missiles”;</text:span></text:p>
          </draw:text-box>
        </draw:frame>
        <draw:frame draw:style-name="gr10" draw:text-style-name="P11" draw:layer="layout" svg:width="0.317cm" svg:height="0.374cm" svg:x="4.383cm" svg:y="3.807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3.807cm">
          <draw:text-box>
            <text:p text:style-name="P1"><text:span text:style-name="T14">{</text:span></text:p>
          </draw:text-box>
        </draw:frame>
        <draw:frame draw:style-name="gr1" draw:text-style-name="P2" draw:layer="layout" svg:width="12.85cm" svg:height="0.475cm" svg:x="4.73cm" svg:y="3.754cm">
          <draw:text-box>
            <text:p text:style-name="P1"><text:span text:style-name="T4">concealing “indigenous long-range missile production” and retaining </text:span></text:p>
          </draw:text-box>
        </draw:frame>
        <draw:frame draw:style-name="gr1" draw:text-style-name="P2" draw:layer="layout" svg:width="13.955cm" svg:height="0.475cm" svg:x="4.73cm" svg:y="4.318cm">
          <draw:text-box>
            <text:p text:style-name="P1"><text:span text:style-name="T4">“</text:span><text:span text:style-name="T4">production capabilities, specifically with respect to guidance systems and </text:span></text:p>
          </draw:text-box>
        </draw:frame>
        <draw:frame draw:style-name="gr1" draw:text-style-name="P2" draw:layer="layout" svg:width="3.99cm" svg:height="0.475cm" svg:x="4.73cm" svg:y="4.883cm">
          <draw:text-box>
            <text:p text:style-name="P1"><text:span text:style-name="T4">missile engines”; and</text:span></text:p>
          </draw:text-box>
        </draw:frame>
        <draw:frame draw:style-name="gr10" draw:text-style-name="P11" draw:layer="layout" svg:width="0.317cm" svg:height="0.374cm" svg:x="4.383cm" svg:y="5.601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5.601cm">
          <draw:text-box>
            <text:p text:style-name="P1"><text:span text:style-name="T14">{</text:span></text:p>
          </draw:text-box>
        </draw:frame>
        <draw:frame draw:style-name="gr1" draw:text-style-name="P2" draw:layer="layout" svg:width="12.372cm" svg:height="0.475cm" svg:x="4.73cm" svg:y="5.547cm">
          <draw:text-box>
            <text:p text:style-name="P1"><text:span text:style-name="T4">concealing “the very existence of its offensive biological weapons </text:span></text:p>
          </draw:text-box>
        </draw:frame>
        <draw:frame draw:style-name="gr1" draw:text-style-name="P2" draw:layer="layout" svg:width="10.149cm" svg:height="0.475cm" svg:x="4.73cm" svg:y="6.112cm">
          <draw:text-box>
            <text:p text:style-name="P1"><text:span text:style-name="T4">programme” and retaining “all production capabilities”.</text:span></text:p>
          </draw:text-box>
        </draw:frame>
        <draw:frame draw:style-name="gr2" draw:text-style-name="P3" draw:layer="layout" svg:width="0.634cm" svg:height="0.712cm" svg:x="2.95cm" svg:y="6.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667cm" svg:height="0.475cm" svg:x="3.7cm" svg:y="6.776cm">
          <draw:text-box>
            <text:p text:style-name="P1"><text:span text:style-name="T4">After an incident at Abu Ghraib in June 1991, when IAEA inspectors had </text:span></text:p>
          </draw:text-box>
        </draw:frame>
        <draw:frame draw:style-name="gr1" draw:text-style-name="P2" draw:layer="layout" svg:width="13.718cm" svg:height="0.475cm" svg:x="3.7cm" svg:y="7.341cm">
          <draw:text-box>
            <text:p text:style-name="P1"><text:span text:style-name="T4">obtained photographic evidence of retained nuclear weapons production </text:span></text:p>
          </draw:text-box>
        </draw:frame>
        <draw:frame draw:style-name="gr1" draw:text-style-name="P2" draw:layer="layout" svg:width="14.425cm" svg:height="0.475cm" svg:x="3.7cm" svg:y="7.905cm">
          <draw:text-box>
            <text:p text:style-name="P1"><text:span text:style-name="T4">components, Iraq had decided “in late June 1991 to eliminate some of these </text:span></text:p>
          </draw:text-box>
        </draw:frame>
        <draw:frame draw:style-name="gr1" draw:text-style-name="P2" draw:layer="layout" svg:width="14.768cm" svg:height="0.475cm" svg:x="3.7cm" svg:y="8.47cm">
          <draw:text-box>
            <text:p text:style-name="P1"><text:span text:style-name="T4">retained proscribed materials, on its own, and in secret and in such a way that </text:span></text:p>
          </draw:text-box>
        </draw:frame>
        <draw:frame draw:style-name="gr1" draw:text-style-name="P2" draw:layer="layout" svg:width="14.544cm" svg:height="0.475cm" svg:x="3.7cm" svg:y="9.034cm">
          <draw:text-box>
            <text:p text:style-name="P1"><text:span text:style-name="T4">precise knowledge about what and how much had been destroyed would not </text:span></text:p>
          </draw:text-box>
        </draw:frame>
        <draw:frame draw:style-name="gr1" draw:text-style-name="P2" draw:layer="layout" svg:width="2.885cm" svg:height="0.475cm" svg:x="3.7cm" svg:y="9.598cm">
          <draw:text-box>
            <text:p text:style-name="P1"><text:span text:style-name="T4">be achievable”.</text:span></text:p>
          </draw:text-box>
        </draw:frame>
        <draw:frame draw:style-name="gr2" draw:text-style-name="P3" draw:layer="layout" svg:width="0.634cm" svg:height="0.712cm" svg:x="2.95cm" svg:y="10.10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59cm" svg:height="0.475cm" svg:x="3.7cm" svg:y="10.263cm">
          <draw:text-box>
            <text:p text:style-name="P1"><text:span text:style-name="T4">Iraq did not admit its programme of unilateral destruction until March 1992, when </text:span></text:p>
          </draw:text-box>
        </draw:frame>
        <draw:frame draw:style-name="gr1" draw:text-style-name="P2" draw:layer="layout" svg:width="14.438cm" svg:height="0.475cm" svg:x="3.7cm" svg:y="10.827cm">
          <draw:text-box>
            <text:p text:style-name="P1"><text:span text:style-name="T4">UNSCOM had “indicated it had evidence that Iraq retained weapons after its </text:span></text:p>
          </draw:text-box>
        </draw:frame>
        <draw:frame draw:style-name="gr1" draw:text-style-name="P2" draw:layer="layout" svg:width="4.511cm" svg:height="0.475cm" svg:x="3.7cm" svg:y="11.392cm">
          <draw:text-box>
            <text:p text:style-name="P1"><text:span text:style-name="T4">supervised destruction”.</text:span></text:p>
          </draw:text-box>
        </draw:frame>
        <draw:frame draw:style-name="gr2" draw:text-style-name="P3" draw:layer="layout" svg:width="0.634cm" svg:height="0.712cm" svg:x="2.95cm" svg:y="11.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61cm" svg:height="0.475cm" svg:x="3.7cm" svg:y="12.056cm">
          <draw:text-box>
            <text:p text:style-name="P1"><text:span text:style-name="T4">Iraq stated that “The unilateral destruction was carried out entirely unrecorded. </text:span></text:p>
          </draw:text-box>
        </draw:frame>
        <draw:frame draw:style-name="gr1" draw:text-style-name="P2" draw:layer="layout" svg:width="14.201cm" svg:height="0.475cm" svg:x="3.7cm" svg:y="12.621cm">
          <draw:text-box>
            <text:p text:style-name="P1"><text:span text:style-name="T4">No written and no visual records were kept, as it was not foreseen that Iraq </text:span></text:p>
          </draw:text-box>
        </draw:frame>
        <draw:frame draw:style-name="gr1" draw:text-style-name="P2" draw:layer="layout" svg:width="8.414cm" svg:height="0.475cm" svg:x="3.7cm" svg:y="13.185cm">
          <draw:text-box>
            <text:p text:style-name="P1"><text:span text:style-name="T4">needed to prove the destruction to anybody.”</text:span></text:p>
          </draw:text-box>
        </draw:frame>
        <draw:frame draw:style-name="gr2" draw:text-style-name="P3" draw:layer="layout" svg:width="0.634cm" svg:height="0.712cm" svg:x="2.95cm" svg:y="13.69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36cm" svg:height="0.475cm" svg:x="3.7cm" svg:y="13.85cm">
          <draw:text-box>
            <text:p text:style-name="P1"><text:span text:style-name="T4">In 1992, UNSCOM had not recognised that the programme “was a determined </text:span></text:p>
          </draw:text-box>
        </draw:frame>
        <draw:frame draw:style-name="gr1" draw:text-style-name="P2" draw:layer="layout" svg:width="14.527cm" svg:height="0.475cm" svg:x="3.7cm" svg:y="14.414cm">
          <draw:text-box>
            <text:p text:style-name="P1"><text:span text:style-name="T4">measure taken to conceal evidence which would reveal retained capabilities”.</text:span></text:p>
          </draw:text-box>
        </draw:frame>
        <draw:frame draw:style-name="gr2" draw:text-style-name="P3" draw:layer="layout" svg:width="0.634cm" svg:height="0.712cm" svg:x="2.95cm" svg:y="14.92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89cm" svg:height="0.475cm" svg:x="3.7cm" svg:y="15.078cm">
          <draw:text-box>
            <text:p text:style-name="P1"><text:span text:style-name="T4">It was only after 1995 that UNSCOM had become aware of “concerted deception </text:span></text:p>
          </draw:text-box>
        </draw:frame>
        <draw:frame draw:style-name="gr1" draw:text-style-name="P2" draw:layer="layout" svg:width="11.313cm" svg:height="0.475cm" svg:x="3.7cm" svg:y="15.643cm">
          <draw:text-box>
            <text:p text:style-name="P1"><text:span text:style-name="T4">efforts and was forced to re-examine the 1991-1992 period”.</text:span></text:p>
          </draw:text-box>
        </draw:frame>
        <draw:frame draw:style-name="gr2" draw:text-style-name="P3" draw:layer="layout" svg:width="0.634cm" svg:height="0.712cm" svg:x="2.95cm" svg:y="16.15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163cm" svg:height="0.475cm" svg:x="3.7cm" svg:y="16.307cm">
          <draw:text-box>
            <text:p text:style-name="P1"><text:span text:style-name="T4">Investigations, including “extensive excavation efforts with Iraq”, “extensive </text:span></text:p>
          </draw:text-box>
        </draw:frame>
        <draw:frame draw:style-name="gr1" draw:text-style-name="P2" draw:layer="layout" svg:width="14.573cm" svg:height="0.475cm" svg:x="3.7cm" svg:y="16.872cm">
          <draw:text-box>
            <text:p text:style-name="P1"><text:span text:style-name="T4">interviews with Iraqi participants in the destruction”, and analysis of overhead </text:span></text:p>
          </draw:text-box>
        </draw:frame>
        <draw:frame draw:style-name="gr1" draw:text-style-name="P2" draw:layer="layout" svg:width="14.759cm" svg:height="0.475cm" svg:x="3.7cm" svg:y="17.436cm">
          <draw:text-box>
            <text:p text:style-name="P1"><text:span text:style-name="T4">imagery, had produced “mixed” results. There was “some evidence supporting </text:span></text:p>
          </draw:text-box>
        </draw:frame>
        <draw:frame draw:style-name="gr1" draw:text-style-name="P2" draw:layer="layout" svg:width="15.035cm" svg:height="0.475cm" svg:x="3.7cm" svg:y="18.001cm">
          <draw:text-box>
            <text:p text:style-name="P1"><text:span text:style-name="T4">Iraqi declarations” but other data raised “serious concerns about the true fate of </text:span></text:p>
          </draw:text-box>
        </draw:frame>
        <draw:frame draw:style-name="gr1" draw:text-style-name="P2" draw:layer="layout" svg:width="6.022cm" svg:height="0.475cm" svg:x="3.7cm" svg:y="18.565cm">
          <draw:text-box>
            <text:p text:style-name="P1"><text:span text:style-name="T4">proscribed weapons and items”.</text:span></text:p>
          </draw:text-box>
        </draw:frame>
        <draw:frame draw:style-name="gr2" draw:text-style-name="P3" draw:layer="layout" svg:width="0.634cm" svg:height="0.712cm" svg:x="2.95cm" svg:y="19.07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43cm" svg:height="0.475cm" svg:x="3.7cm" svg:y="19.23cm">
          <draw:text-box>
            <text:p text:style-name="P1"><text:span text:style-name="T4">Questions arose about the reasons for Iraq’s actions including the following:</text:span></text:p>
          </draw:text-box>
        </draw:frame>
        <draw:frame draw:style-name="gr10" draw:text-style-name="P11" draw:layer="layout" svg:width="0.317cm" svg:height="0.374cm" svg:x="4.383cm" svg:y="19.947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19.947cm">
          <draw:text-box>
            <text:p text:style-name="P1"><text:span text:style-name="T14">{</text:span></text:p>
          </draw:text-box>
        </draw:frame>
        <draw:frame draw:style-name="gr1" draw:text-style-name="P2" draw:layer="layout" svg:width="13.684cm" svg:height="0.475cm" svg:x="4.73cm" svg:y="19.894cm">
          <draw:text-box>
            <text:p text:style-name="P1"><text:span text:style-name="T4">Iraq made an admission in August 1997 that missile launchers had been </text:span></text:p>
          </draw:text-box>
        </draw:frame>
        <draw:frame draw:style-name="gr1" draw:text-style-name="P2" draw:layer="layout" svg:width="6.716cm" svg:height="0.475cm" svg:x="4.73cm" svg:y="20.458cm">
          <draw:text-box>
            <text:p text:style-name="P1"><text:span text:style-name="T4">destroyed in October not July 1991.</text:span></text:p>
          </draw:text-box>
        </draw:frame>
        <draw:frame draw:style-name="gr10" draw:text-style-name="P11" draw:layer="layout" svg:width="0.317cm" svg:height="0.374cm" svg:x="4.383cm" svg:y="21.176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1.176cm">
          <draw:text-box>
            <text:p text:style-name="P1"><text:span text:style-name="T14">{</text:span></text:p>
          </draw:text-box>
        </draw:frame>
        <draw:frame draw:style-name="gr1" draw:text-style-name="P2" draw:layer="layout" svg:width="13.849cm" svg:height="0.475cm" svg:x="4.73cm" svg:y="21.123cm">
          <draw:text-box>
            <text:p text:style-name="P1"><text:span text:style-name="T4">The precise locations of warhead filling and destruction had been revised </text:span></text:p>
          </draw:text-box>
        </draw:frame>
        <draw:frame draw:style-name="gr1" draw:text-style-name="P2" draw:layer="layout" svg:width="2.618cm" svg:height="0.475cm" svg:x="4.73cm" svg:y="21.687cm">
          <draw:text-box>
            <text:p text:style-name="P1"><text:span text:style-name="T4">several times.</text:span></text:p>
          </draw:text-box>
        </draw:frame>
        <draw:frame draw:style-name="gr10" draw:text-style-name="P11" draw:layer="layout" svg:width="0.317cm" svg:height="0.374cm" svg:x="4.383cm" svg:y="22.405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2.405cm">
          <draw:text-box>
            <text:p text:style-name="P1"><text:span text:style-name="T14">{</text:span></text:p>
          </draw:text-box>
        </draw:frame>
        <draw:frame draw:style-name="gr1" draw:text-style-name="P2" draw:layer="layout" svg:width="12.998cm" svg:height="0.475cm" svg:x="4.73cm" svg:y="22.352cm">
          <draw:text-box>
            <text:p text:style-name="P1"><text:span text:style-name="T4">Claimed movements of concealed warheads had “been proven to be </text:span></text:p>
          </draw:text-box>
        </draw:frame>
        <draw:frame draw:style-name="gr1" draw:text-style-name="P2" draw:layer="layout" svg:width="1.158cm" svg:height="0.475cm" svg:x="4.73cm" svg:y="22.916cm">
          <draw:text-box>
            <text:p text:style-name="P1"><text:span text:style-name="T4">false”.</text:span></text:p>
          </draw:text-box>
        </draw:frame>
        <draw:frame draw:style-name="gr10" draw:text-style-name="P11" draw:layer="layout" svg:width="0.317cm" svg:height="0.374cm" svg:x="4.383cm" svg:y="23.634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3.634cm">
          <draw:text-box>
            <text:p text:style-name="P1"><text:span text:style-name="T14">{</text:span></text:p>
          </draw:text-box>
        </draw:frame>
        <draw:frame draw:style-name="gr1" draw:text-style-name="P2" draw:layer="layout" svg:width="14.226cm" svg:height="0.475cm" svg:x="4.73cm" svg:y="23.581cm">
          <draw:text-box>
            <text:p text:style-name="P1"><text:span text:style-name="T4">Explanations of concealment and movement of retained chemical weapons </text:span></text:p>
          </draw:text-box>
        </draw:frame>
        <draw:frame draw:style-name="gr1" draw:text-style-name="P2" draw:layer="layout" svg:width="9.815cm" svg:height="0.475cm" svg:x="4.73cm" svg:y="24.145cm">
          <draw:text-box>
            <text:p text:style-name="P1"><text:span text:style-name="T4">production equipment had been “shown to be false”.</text:span></text:p>
          </draw:text-box>
        </draw:frame>
        <draw:frame draw:style-name="gr10" draw:text-style-name="P11" draw:layer="layout" svg:width="0.317cm" svg:height="0.374cm" svg:x="4.383cm" svg:y="24.863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4.863cm">
          <draw:text-box>
            <text:p text:style-name="P1"><text:span text:style-name="T14">{</text:span></text:p>
          </draw:text-box>
        </draw:frame>
        <draw:frame draw:style-name="gr1" draw:text-style-name="P2" draw:layer="layout" svg:width="13.032cm" svg:height="0.475cm" svg:x="4.73cm" svg:y="24.81cm">
          <draw:text-box>
            <text:p text:style-name="P1"><text:span text:style-name="T4">Iraq had not declared the concealment of “production equipment and </text:span></text:p>
          </draw:text-box>
        </draw:frame>
        <draw:frame draw:style-name="gr1" draw:text-style-name="P2" draw:layer="layout" svg:width="12.478cm" svg:height="0.475cm" svg:x="4.73cm" svg:y="25.374cm">
          <draw:text-box>
            <text:p text:style-name="P1"><text:span text:style-name="T4">critical components related to Iraq’s indigenous proscribed missile </text:span></text:p>
          </draw:text-box>
        </draw:frame>
        <draw:frame draw:style-name="gr1" draw:text-style-name="P2" draw:layer="layout" svg:width="14.167cm" svg:height="0.475cm" svg:x="4.73cm" svg:y="25.938cm">
          <draw:text-box>
            <text:p text:style-name="P1"><text:span text:style-name="T4">programmes” in a private villa in Abu Ghraib, until March 1992, when it had </text:span></text:p>
          </draw:text-box>
        </draw:frame>
        <draw:frame draw:style-name="gr1" draw:text-style-name="P2" draw:layer="layout" svg:width="11.394cm" svg:height="0.475cm" svg:x="4.73cm" svg:y="26.503cm">
          <draw:text-box>
            <text:p text:style-name="P1"><text:span text:style-name="T4">been retrieved and moved by the Special Republican Guard.</text:span></text:p>
          </draw:text-box>
        </draw:frame>
      </draw:page>
      <draw:page draw:name="page1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0</text:span></text:p>
          </draw:text-box>
        </draw:frame>
        <draw:frame draw:style-name="gr10" draw:text-style-name="P11" draw:layer="layout" svg:width="0.317cm" svg:height="0.374cm" svg:x="4.383cm" svg:y="2.578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.578cm">
          <draw:text-box>
            <text:p text:style-name="P1"><text:span text:style-name="T14">{</text:span></text:p>
          </draw:text-box>
        </draw:frame>
        <draw:frame draw:style-name="gr1" draw:text-style-name="P2" draw:layer="layout" svg:width="14.192cm" svg:height="0.475cm" svg:x="4.73cm" svg:y="2.525cm">
          <draw:text-box>
            <text:p text:style-name="P1"><text:span text:style-name="T4">Iraq “conceded” in July 1998 that it had misled UNSCOM over the previous </text:span></text:p>
          </draw:text-box>
        </draw:frame>
        <draw:frame draw:style-name="gr1" draw:text-style-name="P2" draw:layer="layout" svg:width="13.54cm" svg:height="0.475cm" svg:x="4.73cm" svg:y="3.09cm">
          <draw:text-box>
            <text:p text:style-name="P1"><text:span text:style-name="T4">two years about “unilateral destruction of components for its indigenous </text:span></text:p>
          </draw:text-box>
        </draw:frame>
        <draw:frame draw:style-name="gr1" draw:text-style-name="P2" draw:layer="layout" svg:width="5.234cm" svg:height="0.475cm" svg:x="4.73cm" svg:y="3.654cm">
          <draw:text-box>
            <text:p text:style-name="P1"><text:span text:style-name="T4">missile engine programme”.</text:span></text:p>
          </draw:text-box>
        </draw:frame>
        <draw:frame draw:style-name="gr10" draw:text-style-name="P11" draw:layer="layout" svg:width="0.317cm" svg:height="0.374cm" svg:x="4.383cm" svg:y="4.372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4.372cm">
          <draw:text-box>
            <text:p text:style-name="P1"><text:span text:style-name="T14">{</text:span></text:p>
          </draw:text-box>
        </draw:frame>
        <draw:frame draw:style-name="gr1" draw:text-style-name="P2" draw:layer="layout" svg:width="14.243cm" svg:height="0.475cm" svg:x="4.73cm" svg:y="4.318cm">
          <draw:text-box>
            <text:p text:style-name="P1"><text:span text:style-name="T4">Imagery showed that “several shipping containers had been removed” from </text:span></text:p>
          </draw:text-box>
        </draw:frame>
        <draw:frame draw:style-name="gr1" draw:text-style-name="P2" draw:layer="layout" svg:width="14.002cm" svg:height="0.475cm" svg:x="4.73cm" svg:y="4.883cm">
          <draw:text-box>
            <text:p text:style-name="P1"><text:span text:style-name="T4">the Haider farm “shortly before” Iraq led UNSCOM to the site to hand over </text:span></text:p>
          </draw:text-box>
        </draw:frame>
        <draw:frame draw:style-name="gr1" draw:text-style-name="P2" draw:layer="layout" svg:width="13.684cm" svg:height="0.475cm" svg:x="4.73cm" svg:y="5.447cm">
          <draw:text-box>
            <text:p text:style-name="P1"><text:span text:style-name="T4">documents; and there were “clearly defined gaps” in the records handed </text:span></text:p>
          </draw:text-box>
        </draw:frame>
        <draw:frame draw:style-name="gr1" draw:text-style-name="P2" draw:layer="layout" svg:width="14.078cm" svg:height="0.475cm" svg:x="4.73cm" svg:y="6.012cm">
          <draw:text-box>
            <text:p text:style-name="P1"><text:span text:style-name="T4">over by Iraq in relation to WMD production techniques, the military and the </text:span></text:p>
          </draw:text-box>
        </draw:frame>
        <draw:frame draw:style-name="gr1" draw:text-style-name="P2" draw:layer="layout" svg:width="3.753cm" svg:height="0.475cm" svg:x="4.73cm" svg:y="6.576cm">
          <draw:text-box>
            <text:p text:style-name="P1"><text:span text:style-name="T4">Ministry of Defence.</text:span></text:p>
          </draw:text-box>
        </draw:frame>
        <draw:frame draw:style-name="gr2" draw:text-style-name="P3" draw:layer="layout" svg:width="0.634cm" svg:height="0.712cm" svg:x="2.95cm" svg:y="7.08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223cm" svg:height="0.475cm" svg:x="3.7cm" svg:y="7.241cm">
          <draw:text-box>
            <text:p text:style-name="P1"><text:span text:style-name="T4">Iraq’s deception and concealment activities involved a number of Iraqi </text:span></text:p>
          </draw:text-box>
        </draw:frame>
        <draw:frame draw:style-name="gr1" draw:text-style-name="P2" draw:layer="layout" svg:width="2.648cm" svg:height="0.475cm" svg:x="3.7cm" svg:y="7.805cm">
          <draw:text-box>
            <text:p text:style-name="P1"><text:span text:style-name="T4">organisations:</text:span></text:p>
          </draw:text-box>
        </draw:frame>
        <draw:frame draw:style-name="gr10" draw:text-style-name="P11" draw:layer="layout" svg:width="0.317cm" svg:height="0.374cm" svg:x="4.383cm" svg:y="8.523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8.523cm">
          <draw:text-box>
            <text:p text:style-name="P1"><text:span text:style-name="T14">{</text:span></text:p>
          </draw:text-box>
        </draw:frame>
        <draw:frame draw:style-name="gr1" draw:text-style-name="P2" draw:layer="layout" svg:width="12.973cm" svg:height="0.475cm" svg:x="4.73cm" svg:y="8.47cm">
          <draw:text-box>
            <text:p text:style-name="P1"><text:span text:style-name="T4">Iraq had admitted the continued involvement of the Military Industrial </text:span></text:p>
          </draw:text-box>
        </draw:frame>
        <draw:frame draw:style-name="gr1" draw:text-style-name="P2" draw:layer="layout" svg:width="2.339cm" svg:height="0.475cm" svg:x="4.73cm" svg:y="9.034cm">
          <draw:text-box>
            <text:p text:style-name="P1"><text:span text:style-name="T4">Corporation.</text:span></text:p>
          </draw:text-box>
        </draw:frame>
        <draw:frame draw:style-name="gr10" draw:text-style-name="P11" draw:layer="layout" svg:width="0.317cm" svg:height="0.374cm" svg:x="4.383cm" svg:y="9.752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9.752cm">
          <draw:text-box>
            <text:p text:style-name="P1"><text:span text:style-name="T14">{</text:span></text:p>
          </draw:text-box>
        </draw:frame>
        <draw:frame draw:style-name="gr1" draw:text-style-name="P2" draw:layer="layout" svg:width="14.201cm" svg:height="0.475cm" svg:x="4.73cm" svg:y="9.698cm">
          <draw:text-box>
            <text:p text:style-name="P1"><text:span text:style-name="T4">Direct evidence of the involvement of the Iraq General Intelligence Service, </text:span></text:p>
          </draw:text-box>
        </draw:frame>
        <draw:frame draw:style-name="gr1" draw:text-style-name="P2" draw:layer="layout" svg:width="13.625cm" svg:height="0.475cm" svg:x="4.73cm" svg:y="10.263cm">
          <draw:text-box>
            <text:p text:style-name="P1"><text:span text:style-name="T4">the Mukhabarat, in procurement activities was provided when imports of </text:span></text:p>
          </draw:text-box>
        </draw:frame>
        <draw:frame draw:style-name="gr1" draw:text-style-name="P2" draw:layer="layout" svg:width="11.855cm" svg:height="0.475cm" svg:x="4.73cm" svg:y="10.827cm">
          <draw:text-box>
            <text:p text:style-name="P1"><text:span text:style-name="T4">equipment for long-range missiles was discovered in late 1995.</text:span></text:p>
          </draw:text-box>
        </draw:frame>
        <draw:frame draw:style-name="gr10" draw:text-style-name="P11" draw:layer="layout" svg:width="0.317cm" svg:height="0.374cm" svg:x="4.383cm" svg:y="11.545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11.545cm">
          <draw:text-box>
            <text:p text:style-name="P1"><text:span text:style-name="T14">{</text:span></text:p>
          </draw:text-box>
        </draw:frame>
        <draw:frame draw:style-name="gr1" draw:text-style-name="P2" draw:layer="layout" svg:width="10.958cm" svg:height="0.475cm" svg:x="4.73cm" svg:y="11.492cm">
          <draw:text-box>
            <text:p text:style-name="P1"><text:span text:style-name="T4">Movements of material by the Special Republican Guards.</text:span></text:p>
          </draw:text-box>
        </draw:frame>
        <draw:frame draw:style-name="gr10" draw:text-style-name="P11" draw:layer="layout" svg:width="0.317cm" svg:height="0.374cm" svg:x="4.383cm" svg:y="12.209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12.209cm">
          <draw:text-box>
            <text:p text:style-name="P1"><text:span text:style-name="T14">{</text:span></text:p>
          </draw:text-box>
        </draw:frame>
        <draw:frame draw:style-name="gr1" draw:text-style-name="P2" draw:layer="layout" svg:width="12.719cm" svg:height="0.475cm" svg:x="4.73cm" svg:y="12.156cm">
          <draw:text-box>
            <text:p text:style-name="P1"><text:span text:style-name="T4">UNSCOM “assessed” that the Special Security Organisation (SSO) </text:span></text:p>
          </draw:text-box>
        </draw:frame>
        <draw:frame draw:style-name="gr1" draw:text-style-name="P2" draw:layer="layout" svg:width="12.44cm" svg:height="0.475cm" svg:x="4.73cm" svg:y="12.721cm">
          <draw:text-box>
            <text:p text:style-name="P1"><text:span text:style-name="T4">“</text:span><text:span text:style-name="T4">appeared” to provide “overall direction” for concealment activities.</text:span></text:p>
          </draw:text-box>
        </draw:frame>
        <draw:frame draw:style-name="gr2" draw:text-style-name="P3" draw:layer="layout" svg:width="0.634cm" svg:height="0.712cm" svg:x="2.95cm" svg:y="13.22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2.782cm" svg:height="0.475cm" svg:x="3.7cm" svg:y="13.385cm">
          <draw:text-box>
            <text:p text:style-name="P1"><text:span text:style-name="T4">Iraq claimed all concealment activities had been terminated in 1995.</text:span></text:p>
          </draw:text-box>
        </draw:frame>
        <draw:frame draw:style-name="gr2" draw:text-style-name="P3" draw:layer="layout" svg:width="0.634cm" svg:height="0.712cm" svg:x="2.95cm" svg:y="13.89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311cm" svg:height="0.475cm" svg:x="3.7cm" svg:y="14.05cm">
          <draw:text-box>
            <text:p text:style-name="P1"><text:span text:style-name="T4">UNSCOM had used interviews and inspections in an attempt to elicit “a true </text:span></text:p>
          </draw:text-box>
        </draw:frame>
        <draw:frame draw:style-name="gr1" draw:text-style-name="P2" draw:layer="layout" svg:width="14.488cm" svg:height="0.475cm" svg:x="3.7cm" svg:y="14.614cm">
          <draw:text-box>
            <text:p text:style-name="P1"><text:span text:style-name="T4">picture of concealment actions and confirmation it had or would be ended” in </text:span></text:p>
          </draw:text-box>
        </draw:frame>
        <draw:frame draw:style-name="gr1" draw:text-style-name="P2" draw:layer="layout" svg:width="14.366cm" svg:height="0.475cm" svg:x="3.7cm" svg:y="15.178cm">
          <draw:text-box>
            <text:p text:style-name="P1"><text:span text:style-name="T4">1996-1998, but “missing files, cleansed rooms, purged computers and other </text:span></text:p>
          </draw:text-box>
        </draw:frame>
        <draw:frame draw:style-name="gr1" draw:text-style-name="P2" draw:layer="layout" svg:width="14.158cm" svg:height="0.475cm" svg:x="3.7cm" svg:y="15.743cm">
          <draw:text-box>
            <text:p text:style-name="P1"><text:span text:style-name="T4">techniques were encountered on a regular basis at sites under inspection”. </text:span></text:p>
          </draw:text-box>
        </draw:frame>
        <draw:frame draw:style-name="gr1" draw:text-style-name="P2" draw:layer="layout" svg:width="13.807cm" svg:height="0.475cm" svg:x="3.7cm" svg:y="16.307cm">
          <draw:text-box>
            <text:p text:style-name="P1"><text:span text:style-name="T4">Convoy movements in response to inspection activity “provided still more </text:span></text:p>
          </draw:text-box>
        </draw:frame>
        <draw:frame draw:style-name="gr1" draw:text-style-name="P2" draw:layer="layout" svg:width="7.825cm" svg:height="0.475cm" svg:x="3.7cm" svg:y="16.872cm">
          <draw:text-box>
            <text:p text:style-name="P1"><text:span text:style-name="T4">evidence that concealment was ongoing”.</text:span></text:p>
          </draw:text-box>
        </draw:frame>
        <draw:frame draw:style-name="gr2" draw:text-style-name="P3" draw:layer="layout" svg:width="0.634cm" svg:height="0.712cm" svg:x="2.95cm" svg:y="17.3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15cm" svg:height="0.475cm" svg:x="3.7cm" svg:y="17.536cm">
          <draw:text-box>
            <text:p text:style-name="P1"><text:span text:style-name="T4">UNSCOM had “recently” received information “from multiple sources” identifying </text:span></text:p>
          </draw:text-box>
        </draw:frame>
        <draw:frame draw:style-name="gr1" draw:text-style-name="P2" draw:layer="layout" svg:width="15.128cm" svg:height="0.475cm" svg:x="3.7cm" svg:y="18.101cm">
          <draw:text-box>
            <text:p text:style-name="P1"><text:span text:style-name="T4">organisations which “direct and implement the concealment effort in Iraq”, which </text:span></text:p>
          </draw:text-box>
        </draw:frame>
        <draw:frame draw:style-name="gr1" draw:text-style-name="P2" draw:layer="layout" svg:width="2.275cm" svg:height="0.475cm" svg:x="3.7cm" svg:y="18.665cm">
          <draw:text-box>
            <text:p text:style-name="P1"><text:span text:style-name="T4">agreed that:</text:span></text:p>
          </draw:text-box>
        </draw:frame>
        <draw:frame draw:style-name="gr10" draw:text-style-name="P11" draw:layer="layout" svg:width="0.317cm" svg:height="0.374cm" svg:x="4.383cm" svg:y="19.383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19.383cm">
          <draw:text-box>
            <text:p text:style-name="P1"><text:span text:style-name="T14">{</text:span></text:p>
          </draw:text-box>
        </draw:frame>
        <draw:frame draw:style-name="gr1" draw:text-style-name="P2" draw:layer="layout" svg:width="13.807cm" svg:height="0.475cm" svg:x="4.73cm" svg:y="19.33cm">
          <draw:text-box>
            <text:p text:style-name="P1"><text:span text:style-name="T4">Concealment-related decisions were made “by a small committee of high </text:span></text:p>
          </draw:text-box>
        </draw:frame>
        <draw:frame draw:style-name="gr1" draw:text-style-name="P2" draw:layer="layout" svg:width="13.151cm" svg:height="0.475cm" svg:x="4.73cm" svg:y="19.894cm">
          <draw:text-box>
            <text:p text:style-name="P1"><text:span text:style-name="T4">ranking officials”, chaired by “The Presidential Secretary, Abed Hamid </text:span></text:p>
          </draw:text-box>
        </draw:frame>
        <draw:frame draw:style-name="gr1" draw:text-style-name="P2" draw:layer="layout" svg:width="2.148cm" svg:height="0.475cm" svg:x="4.73cm" svg:y="20.458cm">
          <draw:text-box>
            <text:p text:style-name="P1"><text:span text:style-name="T4">Mahmoud”.</text:span></text:p>
          </draw:text-box>
        </draw:frame>
        <draw:frame draw:style-name="gr10" draw:text-style-name="P11" draw:layer="layout" svg:width="0.317cm" svg:height="0.374cm" svg:x="4.383cm" svg:y="21.176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1.176cm">
          <draw:text-box>
            <text:p text:style-name="P1"><text:span text:style-name="T14">{</text:span></text:p>
          </draw:text-box>
        </draw:frame>
        <draw:frame draw:style-name="gr1" draw:text-style-name="P2" draw:layer="layout" svg:width="12.567cm" svg:height="0.475cm" svg:x="4.73cm" svg:y="21.123cm">
          <draw:text-box>
            <text:p text:style-name="P1"><text:span text:style-name="T4">The committee directed a unit “responsible for moving, hiding, and </text:span></text:p>
          </draw:text-box>
        </draw:frame>
        <draw:frame draw:style-name="gr1" draw:text-style-name="P2" draw:layer="layout" svg:width="12.981cm" svg:height="0.475cm" svg:x="4.73cm" svg:y="21.687cm">
          <draw:text-box>
            <text:p text:style-name="P1"><text:span text:style-name="T4">securing the items which are being concealed from the Commission”.</text:span></text:p>
          </draw:text-box>
        </draw:frame>
        <draw:frame draw:style-name="gr10" draw:text-style-name="P11" draw:layer="layout" svg:width="0.317cm" svg:height="0.374cm" svg:x="4.383cm" svg:y="22.405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2.405cm">
          <draw:text-box>
            <text:p text:style-name="P1"><text:span text:style-name="T14">{</text:span></text:p>
          </draw:text-box>
        </draw:frame>
        <draw:frame draw:style-name="gr1" draw:text-style-name="P2" draw:layer="layout" svg:width="14.044cm" svg:height="0.475cm" svg:x="4.73cm" svg:y="22.352cm">
          <draw:text-box>
            <text:p text:style-name="P1"><text:span text:style-name="T4">The SSO played “a key role in the operation of this unit and in the tracking </text:span></text:p>
          </draw:text-box>
        </draw:frame>
        <draw:frame draw:style-name="gr1" draw:text-style-name="P2" draw:layer="layout" svg:width="7.842cm" svg:height="0.475cm" svg:x="4.73cm" svg:y="22.916cm">
          <draw:text-box>
            <text:p text:style-name="P1"><text:span text:style-name="T4">and surveillance” of UNSCOM’s activities.</text:span></text:p>
          </draw:text-box>
        </draw:frame>
        <draw:frame draw:style-name="gr1" draw:text-style-name="P2" draw:layer="layout" svg:width="9.641cm" svg:height="0.475cm" svg:x="2.2cm" svg:y="23.831cm">
          <draw:text-box>
            <text:p text:style-name="P1"><text:span text:style-name="T6">774. </text:span><text:span text:style-name="T4"><text:s/>There was no mention in the report of plague.</text:span></text:p>
          </draw:text-box>
        </draw:frame>
      </draw:page>
      <draw:page draw:name="page151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1</text:span></text:p>
          </draw:text-box>
        </draw:frame>
        <draw:frame draw:style-name="gr1" draw:text-style-name="P2" draw:layer="layout" svg:width="16.622cm" svg:height="0.475cm" svg:x="2.2cm" svg:y="2.525cm">
          <draw:text-box>
            <text:p text:style-name="P1"><text:span text:style-name="T6">775. </text:span><text:span text:style-name="T4"><text:s/>An intelligence report issued in 1999 stated that the informant was unaware of any </text:span></text:p>
          </draw:text-box>
        </draw:frame>
        <draw:frame draw:style-name="gr1" draw:text-style-name="P2" draw:layer="layout" svg:width="6.856cm" svg:height="0.475cm" svg:x="2.2cm" svg:y="3.09cm">
          <draw:text-box>
            <text:p text:style-name="P1"><text:span text:style-name="T4">Iraqi work on plague as a BW agent.</text:span></text:p>
          </draw:text-box>
        </draw:frame>
        <draw:frame draw:style-name="gr6" draw:text-style-name="P7" draw:layer="layout" svg:width="0.408cm" svg:height="0.276cm" svg:x="9.024cm" svg:y="3.108cm">
          <draw:text-box>
            <text:p text:style-name="P1"><text:span text:style-name="T9">303</text:span></text:p>
          </draw:text-box>
        </draw:frame>
        <draw:frame draw:style-name="gr5" draw:text-style-name="P6" draw:layer="layout" svg:width="4.726cm" svg:height="0.556cm" svg:x="2.2cm" svg:y="4.211cm">
          <draw:text-box>
            <text:p text:style-name="P1"><text:span text:style-name="T8">The Amorim Review</text:span></text:p>
          </draw:text-box>
        </draw:frame>
        <draw:frame draw:style-name="gr1" draw:text-style-name="P2" draw:layer="layout" svg:width="15.864cm" svg:height="0.475cm" svg:x="2.2cm" svg:y="5.039cm">
          <draw:text-box>
            <text:p text:style-name="P1"><text:span text:style-name="T6">776. </text:span><text:span text:style-name="T4"><text:s/>In late January 1999, the Security Council established three panels chaired by </text:span></text:p>
          </draw:text-box>
        </draw:frame>
        <draw:frame draw:style-name="gr1" draw:text-style-name="P2" draw:layer="layout" svg:width="13.265cm" svg:height="0.475cm" svg:x="2.2cm" svg:y="5.603cm">
          <draw:text-box>
            <text:p text:style-name="P1"><text:span text:style-name="T4">Mr Amorim, who was the President of the Security Council at that time:</text:span></text:p>
          </draw:text-box>
        </draw:frame>
        <draw:frame draw:style-name="gr2" draw:text-style-name="P3" draw:layer="layout" svg:width="0.634cm" svg:height="0.712cm" svg:x="2.95cm" svg:y="6.3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549cm" svg:height="0.475cm" svg:x="3.7cm" svg:y="6.518cm">
          <draw:text-box>
            <text:p text:style-name="P1"><text:span text:style-name="T4">a panel on disarmament and current and future ongoing monitoring and </text:span></text:p>
          </draw:text-box>
        </draw:frame>
        <draw:frame draw:style-name="gr1" draw:text-style-name="P2" draw:layer="layout" svg:width="12.749cm" svg:height="0.475cm" svg:x="3.7cm" svg:y="7.082cm">
          <draw:text-box>
            <text:p text:style-name="P1"><text:span text:style-name="T4">verification issues which would “assess all the existing and relevant </text:span></text:p>
          </draw:text-box>
        </draw:frame>
        <draw:frame draw:style-name="gr1" draw:text-style-name="P2" draw:layer="layout" svg:width="14.882cm" svg:height="0.475cm" svg:x="3.7cm" svg:y="7.647cm">
          <draw:text-box>
            <text:p text:style-name="P1"><text:span text:style-name="T4">information available … relating to the state of disarmament in Iraq”, and make </text:span></text:p>
          </draw:text-box>
        </draw:frame>
        <draw:frame draw:style-name="gr1" draw:text-style-name="P2" draw:layer="layout" svg:width="9.98cm" svg:height="0.475cm" svg:x="3.7cm" svg:y="8.211cm">
          <draw:text-box>
            <text:p text:style-name="P1"><text:span text:style-name="T4">recommendations to re-establish an effective regime;</text:span></text:p>
          </draw:text-box>
        </draw:frame>
        <draw:frame draw:style-name="gr2" draw:text-style-name="P3" draw:layer="layout" svg:width="0.634cm" svg:height="0.712cm" svg:x="2.95cm" svg:y="8.71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33cm" svg:height="0.475cm" svg:x="3.7cm" svg:y="8.876cm">
          <draw:text-box>
            <text:p text:style-name="P1"><text:span text:style-name="T4">a panel on humanitarian issues to “assess the current humanitarian situation in </text:span></text:p>
          </draw:text-box>
        </draw:frame>
        <draw:frame draw:style-name="gr1" draw:text-style-name="P2" draw:layer="layout" svg:width="10.695cm" svg:height="0.475cm" svg:x="3.7cm" svg:y="9.44cm">
          <draw:text-box>
            <text:p text:style-name="P1"><text:span text:style-name="T4">Iraq and make recommendations” for improvements; and</text:span></text:p>
          </draw:text-box>
        </draw:frame>
        <draw:frame draw:style-name="gr2" draw:text-style-name="P3" draw:layer="layout" svg:width="0.634cm" svg:height="0.712cm" svg:x="2.95cm" svg:y="9.94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557cm" svg:height="0.475cm" svg:x="3.7cm" svg:y="10.105cm">
          <draw:text-box>
            <text:p text:style-name="P1"><text:span text:style-name="T4">a panel on prisoners of war and Kuwaiti property which would “make an </text:span></text:p>
          </draw:text-box>
        </draw:frame>
        <draw:frame draw:style-name="gr1" draw:text-style-name="P2" draw:layer="layout" svg:width="12.228cm" svg:height="0.475cm" svg:x="3.7cm" svg:y="10.669cm">
          <draw:text-box>
            <text:p text:style-name="P1"><text:span text:style-name="T4">assessment … of Iraqi compliance” and make recommendations.</text:span></text:p>
          </draw:text-box>
        </draw:frame>
        <draw:frame draw:style-name="gr6" draw:text-style-name="P7" draw:layer="layout" svg:width="0.408cm" svg:height="0.276cm" svg:x="15.888cm" svg:y="10.688cm">
          <draw:text-box>
            <text:p text:style-name="P1"><text:span text:style-name="T9">304</text:span></text:p>
          </draw:text-box>
        </draw:frame>
        <draw:frame draw:style-name="gr1" draw:text-style-name="P2" draw:layer="layout" svg:width="15.242cm" svg:height="0.475cm" svg:x="2.2cm" svg:y="11.583cm">
          <draw:text-box>
            <text:p text:style-name="P1"><text:span text:style-name="T6">777. </text:span><text:span text:style-name="T4"><text:s/>The panel on “disarmament and current and future ongoing monitoring and </text:span></text:p>
          </draw:text-box>
        </draw:frame>
        <draw:frame draw:style-name="gr1" draw:text-style-name="P2" draw:layer="layout" svg:width="6.471cm" svg:height="0.475cm" svg:x="2.2cm" svg:y="12.148cm">
          <draw:text-box>
            <text:p text:style-name="P1"><text:span text:style-name="T4">verification” reported on 27 March.</text:span></text:p>
          </draw:text-box>
        </draw:frame>
        <draw:frame draw:style-name="gr6" draw:text-style-name="P7" draw:layer="layout" svg:width="0.408cm" svg:height="0.276cm" svg:x="8.647cm" svg:y="12.167cm">
          <draw:text-box>
            <text:p text:style-name="P1"><text:span text:style-name="T9">305</text:span></text:p>
          </draw:text-box>
        </draw:frame>
        <draw:frame draw:style-name="gr1" draw:text-style-name="P2" draw:layer="layout" svg:width="16.66cm" svg:height="0.475cm" svg:x="2.2cm" svg:y="13.062cm">
          <draw:text-box>
            <text:p text:style-name="P1"><text:span text:style-name="T6">778. </text:span><text:span text:style-name="T4"><text:s/>The report stated that the panel’s “main objective” was “to make recommendations </text:span></text:p>
          </draw:text-box>
        </draw:frame>
        <draw:frame draw:style-name="gr1" draw:text-style-name="P2" draw:layer="layout" svg:width="16.787cm" svg:height="0.475cm" svg:x="2.2cm" svg:y="13.627cm">
          <draw:text-box>
            <text:p text:style-name="P1"><text:span text:style-name="T4">… </text:span><text:span text:style-name="T4">on how … to reestablish an effective disarmament/ongoing monitoring and verification </text:span></text:p>
          </draw:text-box>
        </draw:frame>
        <draw:frame draw:style-name="gr1" draw:text-style-name="P2" draw:layer="layout" svg:width="16.639cm" svg:height="0.475cm" svg:x="2.2cm" svg:y="14.191cm">
          <draw:text-box>
            <text:p text:style-name="P1"><text:span text:style-name="T4">[OMV] regime in Iraq”. To meet that remit, it had considered “refocusing … the approach </text:span></text:p>
          </draw:text-box>
        </draw:frame>
        <draw:frame draw:style-name="gr1" draw:text-style-name="P2" draw:layer="layout" svg:width="16.038cm" svg:height="0.475cm" svg:x="2.2cm" svg:y="14.756cm">
          <draw:text-box>
            <text:p text:style-name="P1"><text:span text:style-name="T4">towards disarmament/ongoing monitoring and verification, without departing from the </text:span></text:p>
          </draw:text-box>
        </draw:frame>
        <draw:frame draw:style-name="gr1" draw:text-style-name="P2" draw:layer="layout" svg:width="16.69cm" svg:height="0.475cm" svg:x="2.2cm" svg:y="15.32cm">
          <draw:text-box>
            <text:p text:style-name="P1"><text:span text:style-name="T4">existing framework of rights and obligations laid down in Security Council resolutions” as </text:span></text:p>
          </draw:text-box>
        </draw:frame>
        <draw:frame draw:style-name="gr1" draw:text-style-name="P2" draw:layer="layout" svg:width="16.66cm" svg:height="0.475cm" svg:x="2.2cm" svg:y="15.885cm">
          <draw:text-box>
            <text:p text:style-name="P1"><text:span text:style-name="T4">a way “to enlarge the scope of policy options” for the Council. While the panel “could not </text:span></text:p>
          </draw:text-box>
        </draw:frame>
        <draw:frame draw:style-name="gr1" draw:text-style-name="P2" draw:layer="layout" svg:width="14.548cm" svg:height="0.475cm" svg:x="2.2cm" svg:y="16.449cm">
          <draw:text-box>
            <text:p text:style-name="P1"><text:span text:style-name="T4">ignore the political and … legal context”, its recommendations were technical.</text:span></text:p>
          </draw:text-box>
        </draw:frame>
        <draw:frame draw:style-name="gr1" draw:text-style-name="P2" draw:layer="layout" svg:width="15.453cm" svg:height="0.475cm" svg:x="2.2cm" svg:y="17.363cm">
          <draw:text-box>
            <text:p text:style-name="P1"><text:span text:style-name="T6">779. </text:span><text:span text:style-name="T4"><text:s text:c="2"/>The report briefly rehearsed the panel’s discussions on what UNSCOM and </text:span></text:p>
          </draw:text-box>
        </draw:frame>
        <draw:frame draw:style-name="gr1" draw:text-style-name="P2" draw:layer="layout" svg:width="15.78cm" svg:height="0.475cm" svg:x="2.2cm" svg:y="17.928cm">
          <draw:text-box>
            <text:p text:style-name="P1"><text:span text:style-name="T4">the IAEA had achieved and the priority issues which remained, noting that “different </text:span></text:p>
          </draw:text-box>
        </draw:frame>
        <draw:frame draw:style-name="gr1" draw:text-style-name="P2" draw:layer="layout" svg:width="15.792cm" svg:height="0.475cm" svg:x="2.2cm" svg:y="18.492cm">
          <draw:text-box>
            <text:p text:style-name="P1"><text:span text:style-name="T4">shades of opinion were expressed”. It concluded that it would be possible to pursue </text:span></text:p>
          </draw:text-box>
        </draw:frame>
        <draw:frame draw:style-name="gr1" draw:text-style-name="P2" draw:layer="layout" svg:width="11.703cm" svg:height="0.475cm" svg:x="2.2cm" svg:y="19.057cm">
          <draw:text-box>
            <text:p text:style-name="P1"><text:span text:style-name="T4">“</text:span><text:span text:style-name="T4">the resolution of remaining issues” within an OMV framework.</text:span></text:p>
          </draw:text-box>
        </draw:frame>
        <draw:frame draw:style-name="gr1" draw:text-style-name="P2" draw:layer="layout" svg:width="16.042cm" svg:height="0.475cm" svg:x="2.2cm" svg:y="19.971cm">
          <draw:text-box>
            <text:p text:style-name="P1"><text:span text:style-name="T6">780. </text:span><text:span text:style-name="T4"><text:s/>The panel acknowledged that “some uncertainty” would be “inevitable”, and the </text:span></text:p>
          </draw:text-box>
        </draw:frame>
        <draw:frame draw:style-name="gr1" draw:text-style-name="P2" draw:layer="layout" svg:width="13.544cm" svg:height="0.475cm" svg:x="2.2cm" svg:y="20.536cm">
          <draw:text-box>
            <text:p text:style-name="P1"><text:span text:style-name="T4">extent to which that would be acceptable would be “a policy judgement”.</text:span></text:p>
          </draw:text-box>
        </draw:frame>
        <draw:frame draw:style-name="gr1" draw:text-style-name="P2" draw:layer="layout" svg:width="15.428cm" svg:height="0.475cm" svg:x="2.2cm" svg:y="21.45cm">
          <draw:text-box>
            <text:p text:style-name="P1"><text:span text:style-name="T6">781. </text:span><text:span text:style-name="T4"><text:s/>The panel suggested changes to the practices and procedures of UNSCOM </text:span></text:p>
          </draw:text-box>
        </draw:frame>
        <draw:line draw:style-name="gr7" draw:text-style-name="P8" draw:layer="layout" svg:x1="2.199cm" svg:y1="24.16cm" svg:x2="7.3cm" svg:y2="24.16cm">
          <text:p/>
        </draw:line>
        <draw:frame draw:style-name="gr1" draw:text-style-name="P2" draw:layer="layout" svg:width="9.988cm" svg:height="0.475cm" svg:x="2.2cm" svg:y="22.015cm">
          <draw:text-box>
            <text:p text:style-name="P1"><text:span text:style-name="T4">to ensure an effective and credible system, including:</text:span></text:p>
          </draw:text-box>
        </draw:frame>
        <draw:frame draw:style-name="gr8" draw:text-style-name="P9" draw:layer="layout" svg:width="0.404cm" svg:height="0.23cm" svg:x="2.2cm" svg:y="24.68cm">
          <draw:text-box>
            <text:p text:style-name="P1"><text:span text:style-name="T10">303 </text:span></text:p>
          </draw:text-box>
        </draw:frame>
        <draw:frame draw:style-name="gr4" draw:text-style-name="P5" draw:layer="layout" svg:width="15.635cm" svg:height="0.395cm" svg:x="2.646cm" svg:y="24.664cm">
          <draw:text-box>
            <text:p text:style-name="P1"><text:span text:style-name="T13">Review of Intelligence on Weapons of Mass Destruction </text:span><text:span text:style-name="T11">[“The Butler Report”], 14 July 2004, HC 898,</text:span></text:p>
          </draw:text-box>
        </draw:frame>
        <draw:frame draw:style-name="gr4" draw:text-style-name="P5" draw:layer="layout" svg:width="1.56cm" svg:height="0.395cm" svg:x="2.2cm" svg:y="25.087cm">
          <draw:text-box>
            <text:p text:style-name="P1"><text:span text:style-name="T11">page 135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304 </text:span></text:p>
          </draw:text-box>
        </draw:frame>
        <draw:frame draw:style-name="gr4" draw:text-style-name="P5" draw:layer="layout" svg:width="15.488cm" svg:height="0.395cm" svg:x="2.646cm" svg:y="25.511cm">
          <draw:text-box>
            <text:p text:style-name="P1"><text:span text:style-name="T11">UN Security Council, 30 January 1999, ‘Note by the President of the Security Council’ (S/1999/100)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305 </text:span></text:p>
          </draw:text-box>
        </draw:frame>
        <draw:frame draw:style-name="gr4" draw:text-style-name="P5" draw:layer="layout" svg:width="15.56cm" svg:height="0.395cm" svg:x="2.646cm" svg:y="25.934cm">
          <draw:text-box>
            <text:p text:style-name="P1"><text:span text:style-name="T11">UN Security Council, 30 March 1999, ‘Letter dated 27 March 1999, from the Chairman of the panels </text:span></text:p>
          </draw:text-box>
        </draw:frame>
        <draw:frame draw:style-name="gr4" draw:text-style-name="P5" draw:layer="layout" svg:width="16.559cm" svg:height="0.395cm" svg:x="2.2cm" svg:y="26.357cm">
          <draw:text-box>
            <text:p text:style-name="P1"><text:span text:style-name="T11">established pursuant to the note by the President of the Security Council of 30 January 1999 (S/1999/100) </text:span></text:p>
          </draw:text-box>
        </draw:frame>
        <draw:frame draw:style-name="gr4" draw:text-style-name="P5" draw:layer="layout" svg:width="10.086cm" svg:height="0.395cm" svg:x="2.2cm" svg:y="26.781cm">
          <draw:text-box>
            <text:p text:style-name="P1"><text:span text:style-name="T11">addressed to the President of the Security Council’ (S/1999/356).</text:span></text:p>
          </draw:text-box>
        </draw:frame>
      </draw:page>
      <draw:page draw:name="page1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74cm" svg:height="0.475cm" svg:x="3.7cm" svg:y="2.525cm">
          <draw:text-box>
            <text:p text:style-name="P1"><text:span text:style-name="T4">restructuring the Commission as a collegiate body which could provide the </text:span></text:p>
          </draw:text-box>
        </draw:frame>
        <draw:frame draw:style-name="gr1" draw:text-style-name="P2" draw:layer="layout" svg:width="14.772cm" svg:height="0.475cm" svg:x="3.7cm" svg:y="3.09cm">
          <draw:text-box>
            <text:p text:style-name="P1"><text:span text:style-name="T4">Executive Chairman with independent advice, guidance and general oversight </text:span></text:p>
          </draw:text-box>
        </draw:frame>
        <draw:frame draw:style-name="gr1" draw:text-style-name="P2" draw:layer="layout" svg:width="6.475cm" svg:height="0.475cm" svg:x="3.7cm" svg:y="3.654cm">
          <draw:text-box>
            <text:p text:style-name="P1"><text:span text:style-name="T4">as agreed by the Security Council;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74cm" svg:height="0.475cm" svg:x="3.7cm" svg:y="4.318cm">
          <draw:text-box>
            <text:p text:style-name="P1"><text:span text:style-name="T4">recruiting staff as international civil servants in accordance with the provisions of </text:span></text:p>
          </draw:text-box>
        </draw:frame>
        <draw:frame draw:style-name="gr1" draw:text-style-name="P2" draw:layer="layout" svg:width="2.974cm" svg:height="0.475cm" svg:x="3.7cm" svg:y="4.883cm">
          <draw:text-box>
            <text:p text:style-name="P1"><text:span text:style-name="T4">the UN Charter;</text:span></text:p>
          </draw:text-box>
        </draw:frame>
        <draw:frame draw:style-name="gr2" draw:text-style-name="P3" draw:layer="layout" svg:width="0.634cm" svg:height="0.712cm" svg:x="2.95cm" svg:y="5.39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46cm" svg:height="0.475cm" svg:x="3.7cm" svg:y="5.547cm">
          <draw:text-box>
            <text:p text:style-name="P1"><text:span text:style-name="T4">training programmes, including “Particular emphasis … on the importance of </text:span></text:p>
          </draw:text-box>
        </draw:frame>
        <draw:frame draw:style-name="gr1" draw:text-style-name="P2" draw:layer="layout" svg:width="6.852cm" svg:height="0.475cm" svg:x="3.7cm" svg:y="6.112cm">
          <draw:text-box>
            <text:p text:style-name="P1"><text:span text:style-name="T4">understanding national sensitivities”;</text:span></text:p>
          </draw:text-box>
        </draw:frame>
        <draw:frame draw:style-name="gr2" draw:text-style-name="P3" draw:layer="layout" svg:width="0.634cm" svg:height="0.712cm" svg:x="2.95cm" svg:y="6.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267cm" svg:height="0.475cm" svg:x="3.7cm" svg:y="6.776cm">
          <draw:text-box>
            <text:p text:style-name="P1"><text:span text:style-name="T4">ensuring that the Commission’s relationship with intelligence providers should be </text:span></text:p>
          </draw:text-box>
        </draw:frame>
        <draw:frame draw:style-name="gr1" draw:text-style-name="P2" draw:layer="layout" svg:width="2.902cm" svg:height="0.475cm" svg:x="3.7cm" svg:y="7.341cm">
          <draw:text-box>
            <text:p text:style-name="P1"><text:span text:style-name="T4">“</text:span><text:span text:style-name="T4">one-way only”;</text:span></text:p>
          </draw:text-box>
        </draw:frame>
        <draw:frame draw:style-name="gr2" draw:text-style-name="P3" draw:layer="layout" svg:width="0.634cm" svg:height="0.712cm" svg:x="2.95cm" svg:y="7.84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96cm" svg:height="0.475cm" svg:x="3.7cm" svg:y="8.005cm">
          <draw:text-box>
            <text:p text:style-name="P1"><text:span text:style-name="T4">ensuring that public comment was “limited and restricted to the factual”, leaving </text:span></text:p>
          </draw:text-box>
        </draw:frame>
        <draw:frame draw:style-name="gr1" draw:text-style-name="P2" draw:layer="layout" svg:width="15.175cm" svg:height="0.475cm" svg:x="3.7cm" svg:y="8.57cm">
          <draw:text-box>
            <text:p text:style-name="P1"><text:span text:style-name="T4">“</text:span><text:span text:style-name="T4">political evaluations or comments that carry obvious political implications” to the </text:span></text:p>
          </draw:text-box>
        </draw:frame>
        <draw:frame draw:style-name="gr1" draw:text-style-name="P2" draw:layer="layout" svg:width="3.185cm" svg:height="0.475cm" svg:x="3.7cm" svg:y="9.134cm">
          <draw:text-box>
            <text:p text:style-name="P1"><text:span text:style-name="T4">Security Council.</text:span></text:p>
          </draw:text-box>
        </draw:frame>
        <draw:frame draw:style-name="gr1" draw:text-style-name="P2" draw:layer="layout" svg:width="16.254cm" svg:height="0.475cm" svg:x="2.2cm" svg:y="10.048cm">
          <draw:text-box>
            <text:p text:style-name="P1"><text:span text:style-name="T6">782. </text:span><text:span text:style-name="T4"><text:s/>The panel also noted that “the longer inspection and monitoring activities remain </text:span></text:p>
          </draw:text-box>
        </draw:frame>
        <draw:frame draw:style-name="gr1" draw:text-style-name="P2" draw:layer="layout" svg:width="15.911cm" svg:height="0.475cm" svg:x="2.2cm" svg:y="10.613cm">
          <draw:text-box>
            <text:p text:style-name="P1"><text:span text:style-name="T4">suspended, the more difficult the comprehensive implementation of Security Council </text:span></text:p>
          </draw:text-box>
        </draw:frame>
        <draw:frame draw:style-name="gr1" draw:text-style-name="P2" draw:layer="layout" svg:width="16.563cm" svg:height="0.475cm" svg:x="2.2cm" svg:y="11.177cm">
          <draw:text-box>
            <text:p text:style-name="P1"><text:span text:style-name="T4">resolutions becomes”. This increased “the risk that Iraq might reconstitute its proscribed </text:span></text:p>
          </draw:text-box>
        </draw:frame>
        <draw:frame draw:style-name="gr1" draw:text-style-name="P2" draw:layer="layout" svg:width="16.732cm" svg:height="0.475cm" svg:x="2.2cm" svg:y="11.742cm">
          <draw:text-box>
            <text:p text:style-name="P1"><text:span text:style-name="T4">weapons programmes or retain proscribed items” and, if that risk materialised as a result </text:span></text:p>
          </draw:text-box>
        </draw:frame>
        <draw:frame draw:style-name="gr1" draw:text-style-name="P2" draw:layer="layout" svg:width="16.36cm" svg:height="0.475cm" svg:x="2.2cm" svg:y="12.306cm">
          <draw:text-box>
            <text:p text:style-name="P1"><text:span text:style-name="T4">of the absence of inspections, it “would have extremely negative consequences for the </text:span></text:p>
          </draw:text-box>
        </draw:frame>
        <draw:frame draw:style-name="gr1" draw:text-style-name="P2" draw:layer="layout" svg:width="16.601cm" svg:height="0.475cm" svg:x="2.2cm" svg:y="12.871cm">
          <draw:text-box>
            <text:p text:style-name="P1"><text:span text:style-name="T4">credibility of international non-proliferation efforts in general, and for the credibility of the </text:span></text:p>
          </draw:text-box>
        </draw:frame>
        <draw:frame draw:style-name="gr1" draw:text-style-name="P2" draw:layer="layout" svg:width="7.249cm" svg:height="0.475cm" svg:x="2.2cm" svg:y="13.435cm">
          <draw:text-box>
            <text:p text:style-name="P1"><text:span text:style-name="T4">United Nations and IAEA in particular”.</text:span></text:p>
          </draw:text-box>
        </draw:frame>
        <draw:frame draw:style-name="gr1" draw:text-style-name="P2" draw:layer="layout" svg:width="6.407cm" svg:height="0.475cm" svg:x="2.2cm" svg:y="14.35cm">
          <draw:text-box>
            <text:p text:style-name="P1"><text:span text:style-name="T6">783. </text:span><text:span text:style-name="T4"><text:s/>The panel added that it was:</text:span></text:p>
          </draw:text-box>
        </draw:frame>
        <draw:frame draw:style-name="gr1" draw:text-style-name="P2" draw:layer="layout" svg:width="15.632cm" svg:height="0.475cm" svg:x="2.95cm" svg:y="15.264cm">
          <draw:text-box>
            <text:p text:style-name="P1"><text:span text:style-name="T4">“… </text:span><text:span text:style-name="T4">essential that inspections teams return to Iraq as soon as possible. The current </text:span></text:p>
          </draw:text-box>
        </draw:frame>
        <draw:frame draw:style-name="gr1" draw:text-style-name="P2" draw:layer="layout" svg:width="15.636cm" svg:height="0.475cm" svg:x="2.95cm" svg:y="15.828cm">
          <draw:text-box>
            <text:p text:style-name="P1"><text:span text:style-name="T4">absence of inspectors in Iraq has exponentially increased the risk of compromising </text:span></text:p>
          </draw:text-box>
        </draw:frame>
        <draw:frame draw:style-name="gr1" draw:text-style-name="P2" draw:layer="layout" svg:width="14.603cm" svg:height="0.475cm" svg:x="2.95cm" svg:y="16.393cm">
          <draw:text-box>
            <text:p text:style-name="P1"><text:span text:style-name="T4">the level of assurance already achieved, since it is widely recognised that the </text:span></text:p>
          </draw:text-box>
        </draw:frame>
        <draw:frame draw:style-name="gr1" draw:text-style-name="P2" draw:layer="layout" svg:width="14.937cm" svg:height="0.475cm" svg:x="2.95cm" svg:y="16.957cm">
          <draw:text-box>
            <text:p text:style-name="P1"><text:span text:style-name="T4">re-establishment of the baseline [of the status of Iraq’s activity] will be a difficult </text:span></text:p>
          </draw:text-box>
        </draw:frame>
        <draw:frame draw:style-name="gr1" draw:text-style-name="P2" draw:layer="layout" svg:width="15.035cm" svg:height="0.475cm" svg:x="2.95cm" svg:y="17.522cm">
          <draw:text-box>
            <text:p text:style-name="P1"><text:span text:style-name="T4">task. The loss of technical confidence in the system could become irretrievable.”</text:span></text:p>
          </draw:text-box>
        </draw:frame>
        <draw:frame draw:style-name="gr1" draw:text-style-name="P2" draw:layer="layout" svg:width="15.661cm" svg:height="0.475cm" svg:x="2.2cm" svg:y="18.436cm">
          <draw:text-box>
            <text:p text:style-name="P1"><text:span text:style-name="T6">784. </text:span><text:span text:style-name="T4"><text:s/>The panel concluded that the “effectiveness of the monitoring and verification </text:span></text:p>
          </draw:text-box>
        </draw:frame>
        <draw:frame draw:style-name="gr1" draw:text-style-name="P2" draw:layer="layout" svg:width="16.224cm" svg:height="0.475cm" svg:x="2.2cm" svg:y="19.001cm">
          <draw:text-box>
            <text:p text:style-name="P1"><text:span text:style-name="T4">regime” depended on its being “comprehensive and intrusive” with the “full exercise of </text:span></text:p>
          </draw:text-box>
        </draw:frame>
        <draw:frame draw:style-name="gr1" draw:text-style-name="P2" draw:layer="layout" svg:width="16.677cm" svg:height="0.475cm" svg:x="2.2cm" svg:y="19.565cm">
          <draw:text-box>
            <text:p text:style-name="P1"><text:span text:style-name="T4">the rights of full and free access set forth in relevant Security Council resolutions”. At the </text:span></text:p>
          </draw:text-box>
        </draw:frame>
        <draw:frame draw:style-name="gr1" draw:text-style-name="P2" draw:layer="layout" svg:width="16.017cm" svg:height="0.475cm" svg:x="2.2cm" svg:y="20.13cm">
          <draw:text-box>
            <text:p text:style-name="P1"><text:span text:style-name="T4">same time, the mandate should be “carried out objectively in a technically competent </text:span></text:p>
          </draw:text-box>
        </draw:frame>
        <draw:frame draw:style-name="gr1" draw:text-style-name="P2" draw:layer="layout" svg:width="15.631cm" svg:height="0.475cm" svg:x="2.2cm" svg:y="20.694cm">
          <draw:text-box>
            <text:p text:style-name="P1"><text:span text:style-name="T4">and thorough manner with due regard to Iraqi sovereignty, dignity and sensitivities”.</text:span></text:p>
          </draw:text-box>
        </draw:frame>
        <draw:frame draw:style-name="gr1" draw:text-style-name="P2" draw:layer="layout" svg:width="16.19cm" svg:height="0.475cm" svg:x="2.2cm" svg:y="21.608cm">
          <draw:text-box>
            <text:p text:style-name="P1"><text:span text:style-name="T6">785. </text:span><text:span text:style-name="T4"><text:s/>“Given the difficulties experienced in the past” this was likely to require “firm and </text:span></text:p>
          </draw:text-box>
        </draw:frame>
        <draw:frame draw:style-name="gr1" draw:text-style-name="P2" draw:layer="layout" svg:width="7.368cm" svg:height="0.475cm" svg:x="2.2cm" svg:y="22.173cm">
          <draw:text-box>
            <text:p text:style-name="P1"><text:span text:style-name="T4">active support by the Security Council”:</text:span></text:p>
          </draw:text-box>
        </draw:frame>
        <draw:frame draw:style-name="gr1" draw:text-style-name="P2" draw:layer="layout" svg:width="15.704cm" svg:height="0.475cm" svg:x="2.95cm" svg:y="23.087cm">
          <draw:text-box>
            <text:p text:style-name="P1"><text:span text:style-name="T4">“</text:span><text:span text:style-name="T4">To be effective, any system has to be deployed on the ground, which is impossible </text:span></text:p>
          </draw:text-box>
        </draw:frame>
        <draw:frame draw:style-name="gr1" draw:text-style-name="P2" draw:layer="layout" svg:width="15.504cm" svg:height="0.475cm" svg:x="2.95cm" svg:y="23.652cm">
          <draw:text-box>
            <text:p text:style-name="P1"><text:span text:style-name="T4">without Iraqi acceptance. How this acceptance will be obtained is the fundamental </text:span></text:p>
          </draw:text-box>
        </draw:frame>
        <draw:frame draw:style-name="gr1" draw:text-style-name="P2" draw:layer="layout" svg:width="7.089cm" svg:height="0.475cm" svg:x="2.95cm" svg:y="24.216cm">
          <draw:text-box>
            <text:p text:style-name="P1"><text:span text:style-name="T4">question before the Security Council.”</text:span></text:p>
          </draw:text-box>
        </draw:frame>
      </draw:page>
      <draw:page draw:name="page153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3</text:span></text:p>
          </draw:text-box>
        </draw:frame>
        <draw:frame draw:style-name="gr1" draw:text-style-name="P2" draw:layer="layout" svg:width="16.088cm" svg:height="0.475cm" svg:x="2.2cm" svg:y="2.525cm">
          <draw:text-box>
            <text:p text:style-name="P1"><text:span text:style-name="T6">786. </text:span><text:span text:style-name="T4"><text:s/>The final reports of the panels on humanitarian issues and prisoners of war and </text:span></text:p>
          </draw:text-box>
        </draw:frame>
        <draw:frame draw:style-name="gr1" draw:text-style-name="P2" draw:layer="layout" svg:width="8.524cm" svg:height="0.475cm" svg:x="2.2cm" svg:y="3.09cm">
          <draw:text-box>
            <text:p text:style-name="P1"><text:span text:style-name="T4">Kuwaiti property were delivered on 30 March.</text:span></text:p>
          </draw:text-box>
        </draw:frame>
        <draw:frame draw:style-name="gr6" draw:text-style-name="P7" draw:layer="layout" svg:width="0.408cm" svg:height="0.276cm" svg:x="10.694cm" svg:y="3.108cm">
          <draw:text-box>
            <text:p text:style-name="P1"><text:span text:style-name="T9">306</text:span></text:p>
          </draw:text-box>
        </draw:frame>
        <draw:frame draw:style-name="gr1" draw:text-style-name="P2" draw:layer="layout" svg:width="15.47cm" svg:height="0.475cm" svg:x="2.2cm" svg:y="4.004cm">
          <draw:text-box>
            <text:p text:style-name="P1"><text:span text:style-name="T6">787. </text:span><text:span text:style-name="T4"><text:s/>Work began in the Security Council to follow up the recommendations of the </text:span></text:p>
          </draw:text-box>
        </draw:frame>
        <draw:frame draw:style-name="gr1" draw:text-style-name="P2" draw:layer="layout" svg:width="16.338cm" svg:height="0.475cm" svg:x="2.2cm" svg:y="4.568cm">
          <draw:text-box>
            <text:p text:style-name="P1"><text:span text:style-name="T4">three Amorim panels, but agreement proved elusive. A number of different approaches </text:span></text:p>
          </draw:text-box>
        </draw:frame>
        <draw:frame draw:style-name="gr1" draw:text-style-name="P2" draw:layer="layout" svg:width="15.915cm" svg:height="0.475cm" svg:x="2.2cm" svg:y="5.133cm">
          <draw:text-box>
            <text:p text:style-name="P1"><text:span text:style-name="T4">and draft resolutions were discussed informally over the following months and it was </text:span></text:p>
          </draw:text-box>
        </draw:frame>
        <draw:frame draw:style-name="gr1" draw:text-style-name="P2" draw:layer="layout" svg:width="15.924cm" svg:height="0.475cm" svg:x="2.2cm" svg:y="5.697cm">
          <draw:text-box>
            <text:p text:style-name="P1"><text:span text:style-name="T4">eventually decided that the subject should be remitted to the P5, although not all the </text:span></text:p>
          </draw:text-box>
        </draw:frame>
        <draw:frame draw:style-name="gr1" draw:text-style-name="P2" draw:layer="layout" svg:width="9.286cm" svg:height="0.475cm" svg:x="2.2cm" svg:y="6.262cm">
          <draw:text-box>
            <text:p text:style-name="P1"><text:span text:style-name="T4">elected members were happy with that approach.</text:span></text:p>
          </draw:text-box>
        </draw:frame>
        <draw:frame draw:style-name="gr6" draw:text-style-name="P7" draw:layer="layout" svg:width="0.408cm" svg:height="0.276cm" svg:x="11.448cm" svg:y="6.281cm">
          <draw:text-box>
            <text:p text:style-name="P1"><text:span text:style-name="T9">307</text:span></text:p>
          </draw:text-box>
        </draw:frame>
        <draw:frame draw:style-name="gr1" draw:text-style-name="P2" draw:layer="layout" svg:width="8.409cm" svg:height="0.475cm" svg:x="2.2cm" svg:y="7.176cm">
          <draw:text-box>
            <text:p text:style-name="P1"><text:span text:style-name="T6">788. </text:span><text:span text:style-name="T4"><text:s/>Sir Jeremy Greenstock told the Inquiry:</text:span></text:p>
          </draw:text-box>
        </draw:frame>
        <draw:frame draw:style-name="gr1" draw:text-style-name="P2" draw:layer="layout" svg:width="14.887cm" svg:height="0.475cm" svg:x="2.95cm" svg:y="8.091cm">
          <draw:text-box>
            <text:p text:style-name="P1"><text:span text:style-name="T4">“</text:span><text:span text:style-name="T4">Under initiatives proposed by Canada and Brazil, the Council again attempted </text:span></text:p>
          </draw:text-box>
        </draw:frame>
        <draw:frame draw:style-name="gr1" draw:text-style-name="P2" draw:layer="layout" svg:width="14.908cm" svg:height="0.475cm" svg:x="2.95cm" svg:y="8.655cm">
          <draw:text-box>
            <text:p text:style-name="P1"><text:span text:style-name="T4">to complete a comprehensive review of the degree of Iraqi compliance with the </text:span></text:p>
          </draw:text-box>
        </draw:frame>
        <draw:frame draw:style-name="gr1" draw:text-style-name="P2" draw:layer="layout" svg:width="15.758cm" svg:height="0.475cm" svg:x="2.95cm" svg:y="9.22cm">
          <draw:text-box>
            <text:p text:style-name="P1"><text:span text:style-name="T4">relevant resolutions. This laid the ground for a long negotiation, mostly between the </text:span></text:p>
          </draw:text-box>
        </draw:frame>
        <draw:frame draw:style-name="gr1" draw:text-style-name="P2" draw:layer="layout" svg:width="15.615cm" svg:height="0.475cm" svg:x="2.95cm" svg:y="9.784cm">
          <draw:text-box>
            <text:p text:style-name="P1"><text:span text:style-name="T4">Permanent Members of the Security Council, over the creation of a new inspection </text:span></text:p>
          </draw:text-box>
        </draw:frame>
        <draw:frame draw:style-name="gr1" draw:text-style-name="P2" draw:layer="layout" svg:width="14.175cm" svg:height="0.475cm" svg:x="2.95cm" svg:y="10.348cm">
          <draw:text-box>
            <text:p text:style-name="P1"><text:span text:style-name="T4">organisation for Iraq. The US and UK argued for continuation of the regime </text:span></text:p>
          </draw:text-box>
        </draw:frame>
        <draw:frame draw:style-name="gr1" draw:text-style-name="P2" draw:layer="layout" svg:width="15.255cm" svg:height="0.475cm" svg:x="2.95cm" svg:y="10.913cm">
          <draw:text-box>
            <text:p text:style-name="P1"><text:span text:style-name="T4">stemming from SCR 687, but with tougher measures to ensure co-operation with </text:span></text:p>
          </draw:text-box>
        </draw:frame>
        <draw:frame draw:style-name="gr1" draw:text-style-name="P2" draw:layer="layout" svg:width="15.915cm" svg:height="0.475cm" svg:x="2.95cm" svg:y="11.477cm">
          <draw:text-box>
            <text:p text:style-name="P1"><text:span text:style-name="T4">and access for the inspectors, under the continuing threat of sanctions if Iraq did not </text:span></text:p>
          </draw:text-box>
        </draw:frame>
        <draw:frame draw:style-name="gr1" draw:text-style-name="P2" draw:layer="layout" svg:width="15.788cm" svg:height="0.475cm" svg:x="2.95cm" svg:y="12.042cm">
          <draw:text-box>
            <text:p text:style-name="P1"><text:span text:style-name="T4">comply; while Russia, France and China opposed the continuation of sanctions, but </text:span></text:p>
          </draw:text-box>
        </draw:frame>
        <draw:frame draw:style-name="gr1" draw:text-style-name="P2" draw:layer="layout" svg:width="11.783cm" svg:height="0.475cm" svg:x="2.95cm" svg:y="12.606cm">
          <draw:text-box>
            <text:p text:style-name="P1"><text:span text:style-name="T4">were interested in getting the inspectors back into the country.”</text:span></text:p>
          </draw:text-box>
        </draw:frame>
        <draw:frame draw:style-name="gr6" draw:text-style-name="P7" draw:layer="layout" svg:width="0.408cm" svg:height="0.276cm" svg:x="14.684cm" svg:y="12.625cm">
          <draw:text-box>
            <text:p text:style-name="P1"><text:span text:style-name="T9">308</text:span></text:p>
          </draw:text-box>
        </draw:frame>
        <draw:frame draw:style-name="gr5" draw:text-style-name="P6" draw:layer="layout" svg:width="6.204cm" svg:height="0.556cm" svg:x="2.2cm" svg:y="13.727cm">
          <draw:text-box>
            <text:p text:style-name="P1"><text:span text:style-name="T8">Mr Blair’s Chicago speech</text:span></text:p>
          </draw:text-box>
        </draw:frame>
        <draw:frame draw:style-name="gr1" draw:text-style-name="P2" draw:layer="layout" svg:width="15.94cm" svg:height="0.475cm" svg:x="2.2cm" svg:y="14.556cm">
          <draw:text-box>
            <text:p text:style-name="P1"><text:span text:style-name="T6">789. </text:span><text:span text:style-name="T4"><text:s/>In the context of a visit to the US, for a Summit in Washington to mark the 50th </text:span></text:p>
          </draw:text-box>
        </draw:frame>
        <draw:frame draw:style-name="gr1" draw:text-style-name="P2" draw:layer="layout" svg:width="16.258cm" svg:height="0.475cm" svg:x="2.2cm" svg:y="15.12cm">
          <draw:text-box>
            <text:p text:style-name="P1"><text:span text:style-name="T4">anniversary of NATO’s creation and an attempt to persuade the US that ground forces </text:span></text:p>
          </draw:text-box>
        </draw:frame>
        <draw:frame draw:style-name="gr1" draw:text-style-name="P2" draw:layer="layout" svg:width="16.745cm" svg:height="0.475cm" svg:x="2.2cm" svg:y="15.685cm">
          <draw:text-box>
            <text:p text:style-name="P1"><text:span text:style-name="T4">were needed in Kosovo, Mr Blair made a widely publicised speech to the Economic Club </text:span></text:p>
          </draw:text-box>
        </draw:frame>
        <draw:frame draw:style-name="gr1" draw:text-style-name="P2" draw:layer="layout" svg:width="5.344cm" svg:height="0.475cm" svg:x="2.2cm" svg:y="16.249cm">
          <draw:text-box>
            <text:p text:style-name="P1"><text:span text:style-name="T4">of Chicago on 23 April 1999.</text:span></text:p>
          </draw:text-box>
        </draw:frame>
        <draw:frame draw:style-name="gr6" draw:text-style-name="P7" draw:layer="layout" svg:width="0.408cm" svg:height="0.276cm" svg:x="7.519cm" svg:y="16.268cm">
          <draw:text-box>
            <text:p text:style-name="P1"><text:span text:style-name="T9">309</text:span></text:p>
          </draw:text-box>
        </draw:frame>
        <draw:frame draw:style-name="gr1" draw:text-style-name="P2" draw:layer="layout" svg:width="15.445cm" svg:height="0.475cm" svg:x="2.2cm" svg:y="17.163cm">
          <draw:text-box>
            <text:p text:style-name="P1"><text:span text:style-name="T6">790. </text:span><text:span text:style-name="T4"><text:s/>In response to a request from Mr Jonathan Powell (Mr Blair’s Chief of Staff), </text:span></text:p>
          </draw:text-box>
        </draw:frame>
        <draw:frame draw:style-name="gr1" draw:text-style-name="P2" draw:layer="layout" svg:width="15.564cm" svg:height="0.475cm" svg:x="2.2cm" svg:y="17.728cm">
          <draw:text-box>
            <text:p text:style-name="P1"><text:span text:style-name="T4">Sir Lawrence Freedman submitted ideas for the speech. These were set out in the </text:span></text:p>
          </draw:text-box>
        </draw:frame>
        <draw:frame draw:style-name="gr1" draw:text-style-name="P2" draw:layer="layout" svg:width="14.099cm" svg:height="0.475cm" svg:x="2.2cm" svg:y="18.292cm">
          <draw:text-box>
            <text:p text:style-name="P1"><text:span text:style-name="T4">attachment to Sir Lawrence’s letter to Sir John Chilcot on 18 January 2010.</text:span></text:p>
          </draw:text-box>
        </draw:frame>
        <draw:frame draw:style-name="gr6" draw:text-style-name="P7" draw:layer="layout" svg:width="0.408cm" svg:height="0.276cm" svg:x="16.24cm" svg:y="18.311cm">
          <draw:text-box>
            <text:p text:style-name="P1"><text:span text:style-name="T9">310</text:span></text:p>
          </draw:text-box>
        </draw:frame>
        <draw:frame draw:style-name="gr1" draw:text-style-name="P2" draw:layer="layout" svg:width="15.682cm" svg:height="0.475cm" svg:x="2.2cm" svg:y="19.207cm">
          <draw:text-box>
            <text:p text:style-name="P1"><text:span text:style-name="T6">791. </text:span><text:span text:style-name="T4"><text:s/>Mr Blair argued that globalisation was not just economic it was also a political </text:span></text:p>
          </draw:text-box>
        </draw:frame>
        <draw:frame draw:style-name="gr1" draw:text-style-name="P2" draw:layer="layout" svg:width="15.331cm" svg:height="0.475cm" svg:x="2.2cm" svg:y="19.771cm">
          <draw:text-box>
            <text:p text:style-name="P1"><text:span text:style-name="T4">and security phenomenon. This meant that problems could only be addressed by </text:span></text:p>
          </draw:text-box>
        </draw:frame>
        <draw:frame draw:style-name="gr1" draw:text-style-name="P2" draw:layer="layout" svg:width="16.542cm" svg:height="0.475cm" svg:x="2.2cm" svg:y="20.336cm">
          <draw:text-box>
            <text:p text:style-name="P1"><text:span text:style-name="T4">international co-operation. New rules were needed for that, and new ways of organising </text:span></text:p>
          </draw:text-box>
        </draw:frame>
        <draw:frame draw:style-name="gr1" draw:text-style-name="P2" draw:layer="layout" svg:width="14.988cm" svg:height="0.475cm" svg:x="2.2cm" svg:y="20.9cm">
          <draw:text-box>
            <text:p text:style-name="P1"><text:span text:style-name="T4">international institutions. The time was right to work in earnest “in a serious and </text:span></text:p>
          </draw:text-box>
        </draw:frame>
        <draw:frame draw:style-name="gr1" draw:text-style-name="P2" draw:layer="layout" svg:width="16.47cm" svg:height="0.475cm" svg:x="2.2cm" svg:y="21.465cm">
          <draw:text-box>
            <text:p text:style-name="P1"><text:span text:style-name="T4">sustained way” on the principles of the doctrine of “international community” and on the </text:span></text:p>
          </draw:text-box>
        </draw:frame>
        <draw:line draw:style-name="gr7" draw:text-style-name="P8" draw:layer="layout" svg:x1="2.199cm" svg:y1="23.736cm" svg:x2="7.3cm" svg:y2="23.736cm">
          <text:p/>
        </draw:line>
        <draw:frame draw:style-name="gr1" draw:text-style-name="P2" draw:layer="layout" svg:width="5.861cm" svg:height="0.475cm" svg:x="2.2cm" svg:y="22.029cm">
          <draw:text-box>
            <text:p text:style-name="P1"><text:span text:style-name="T4">institutions that delivered them.</text:span></text:p>
          </draw:text-box>
        </draw:frame>
        <draw:frame draw:style-name="gr8" draw:text-style-name="P9" draw:layer="layout" svg:width="0.404cm" svg:height="0.23cm" svg:x="2.2cm" svg:y="24.256cm">
          <draw:text-box>
            <text:p text:style-name="P1"><text:span text:style-name="T10">306 </text:span></text:p>
          </draw:text-box>
        </draw:frame>
        <draw:frame draw:style-name="gr4" draw:text-style-name="P5" draw:layer="layout" svg:width="15.56cm" svg:height="0.395cm" svg:x="2.646cm" svg:y="24.241cm">
          <draw:text-box>
            <text:p text:style-name="P1"><text:span text:style-name="T11">UN Security Council, 30 March 1999, ‘Letter dated 27 March 1999, from the Chairman of the panels </text:span></text:p>
          </draw:text-box>
        </draw:frame>
        <draw:frame draw:style-name="gr4" draw:text-style-name="P5" draw:layer="layout" svg:width="16.559cm" svg:height="0.395cm" svg:x="2.2cm" svg:y="24.664cm">
          <draw:text-box>
            <text:p text:style-name="P1"><text:span text:style-name="T11">established pursuant to the note by the President of the Security Council of 30 January 1999 (S/1999/100) </text:span></text:p>
          </draw:text-box>
        </draw:frame>
        <draw:frame draw:style-name="gr4" draw:text-style-name="P5" draw:layer="layout" svg:width="10.086cm" svg:height="0.395cm" svg:x="2.2cm" svg:y="25.087cm">
          <draw:text-box>
            <text:p text:style-name="P1"><text:span text:style-name="T11">addressed to the President of the Security Council’ (S/1999/356)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307 </text:span></text:p>
          </draw:text-box>
        </draw:frame>
        <draw:frame draw:style-name="gr4" draw:text-style-name="P5" draw:layer="layout" svg:width="12.114cm" svg:height="0.395cm" svg:x="2.646cm" svg:y="25.511cm">
          <draw:text-box>
            <text:p text:style-name="P1"><text:span text:style-name="T11">UN Security Council, ‘4084th Meeting Friday 17 December 1999’ (S/PV.4084)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308 </text:span></text:p>
          </draw:text-box>
        </draw:frame>
        <draw:frame draw:style-name="gr4" draw:text-style-name="P5" draw:layer="layout" svg:width="5.654cm" svg:height="0.395cm" svg:x="2.646cm" svg:y="25.934cm">
          <draw:text-box>
            <text:p text:style-name="P1"><text:span text:style-name="T11">Statement, November 2009, page 2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309 </text:span></text:p>
          </draw:text-box>
        </draw:frame>
        <draw:frame draw:style-name="gr4" draw:text-style-name="P5" draw:layer="layout" svg:width="10.758cm" svg:height="0.395cm" svg:x="2.646cm" svg:y="26.357cm">
          <draw:text-box>
            <text:p text:style-name="P1"><text:span text:style-name="T11">Speech, Blair, </text:span><text:span text:style-name="T13">Doctrine of the International Community</text:span><text:span text:style-name="T11">, 23 April 1999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310 </text:span></text:p>
          </draw:text-box>
        </draw:frame>
        <draw:frame draw:style-name="gr4" draw:text-style-name="P5" draw:layer="layout" svg:width="10.348cm" svg:height="0.395cm" svg:x="2.646cm" svg:y="26.781cm">
          <draw:text-box>
            <text:p text:style-name="P1"><text:span text:style-name="T11">Paper Freedman [undated], ‘Chicago Speech: Some Suggestions’.</text:span></text:p>
          </draw:text-box>
        </draw:frame>
      </draw:page>
      <draw:page draw:name="page1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4</text:span></text:p>
          </draw:text-box>
        </draw:frame>
        <draw:frame draw:style-name="gr1" draw:text-style-name="P2" draw:layer="layout" svg:width="15.657cm" svg:height="0.475cm" svg:x="2.2cm" svg:y="2.525cm">
          <draw:text-box>
            <text:p text:style-name="P1"><text:span text:style-name="T6">792. </text:span><text:span text:style-name="T4"><text:s/>In a reference to international security, Mr Blair identified “two dangerous and </text:span></text:p>
          </draw:text-box>
        </draw:frame>
        <draw:frame draw:style-name="gr1" draw:text-style-name="P2" draw:layer="layout" svg:width="16.512cm" svg:height="0.475cm" svg:x="2.2cm" svg:y="3.09cm">
          <draw:text-box>
            <text:p text:style-name="P1"><text:span text:style-name="T4">ruthless men – Saddam Hussein and Slobodan Milosevic” as the cause of “many of our </text:span></text:p>
          </draw:text-box>
        </draw:frame>
        <draw:frame draw:style-name="gr1" draw:text-style-name="P2" draw:layer="layout" svg:width="16.148cm" svg:height="0.475cm" svg:x="2.2cm" svg:y="3.654cm">
          <draw:text-box>
            <text:p text:style-name="P1"><text:span text:style-name="T4">problems”. Iraq had been “reduced to poverty, with political life stultified through fear”. </text:span></text:p>
          </draw:text-box>
        </draw:frame>
        <draw:frame draw:style-name="gr1" draw:text-style-name="P2" draw:layer="layout" svg:width="16.563cm" svg:height="0.475cm" svg:x="2.2cm" svg:y="4.218cm">
          <draw:text-box>
            <text:p text:style-name="P1"><text:span text:style-name="T4">Mr Blair suggested that international security should be addressed at the NATO Summit </text:span></text:p>
          </draw:text-box>
        </draw:frame>
        <draw:frame draw:style-name="gr1" draw:text-style-name="P2" draw:layer="layout" svg:width="6.28cm" svg:height="0.475cm" svg:x="2.2cm" svg:y="4.783cm">
          <draw:text-box>
            <text:p text:style-name="P1"><text:span text:style-name="T4">by establishing a new framework:</text:span></text:p>
          </draw:text-box>
        </draw:frame>
        <draw:frame draw:style-name="gr1" draw:text-style-name="P2" draw:layer="layout" svg:width="15.196cm" svg:height="0.475cm" svg:x="2.95cm" svg:y="5.697cm">
          <draw:text-box>
            <text:p text:style-name="P1"><text:span text:style-name="T4">“</text:span><text:span text:style-name="T4">No longer is our existence as states under threat … our actions are guided by a </text:span></text:p>
          </draw:text-box>
        </draw:frame>
        <draw:frame draw:style-name="gr1" draw:text-style-name="P2" draw:layer="layout" svg:width="15.835cm" svg:height="0.475cm" svg:x="2.95cm" svg:y="6.262cm">
          <draw:text-box>
            <text:p text:style-name="P1"><text:span text:style-name="T4">more subtle blend of mutual self-interest and moral purpose in defending the values </text:span></text:p>
          </draw:text-box>
        </draw:frame>
        <draw:frame draw:style-name="gr1" draw:text-style-name="P2" draw:layer="layout" svg:width="15.483cm" svg:height="0.475cm" svg:x="2.95cm" svg:y="6.826cm">
          <draw:text-box>
            <text:p text:style-name="P1"><text:span text:style-name="T4">we cherish. In the end values and interests merge. If we can establish and spread </text:span></text:p>
          </draw:text-box>
        </draw:frame>
        <draw:frame draw:style-name="gr1" draw:text-style-name="P2" draw:layer="layout" svg:width="15.877cm" svg:height="0.475cm" svg:x="2.95cm" svg:y="7.391cm">
          <draw:text-box>
            <text:p text:style-name="P1"><text:span text:style-name="T4">the values of liberty, the rule of law, human rights and an open society then that is in </text:span></text:p>
          </draw:text-box>
        </draw:frame>
        <draw:frame draw:style-name="gr1" draw:text-style-name="P2" draw:layer="layout" svg:width="4.566cm" svg:height="0.475cm" svg:x="2.95cm" svg:y="7.955cm">
          <draw:text-box>
            <text:p text:style-name="P1"><text:span text:style-name="T4">our national interest too.</text:span></text:p>
          </draw:text-box>
        </draw:frame>
        <draw:frame draw:style-name="gr1" draw:text-style-name="P2" draw:layer="layout" svg:width="15.509cm" svg:height="0.475cm" svg:x="2.95cm" svg:y="8.87cm">
          <draw:text-box>
            <text:p text:style-name="P1"><text:span text:style-name="T4">“</text:span><text:span text:style-name="T4">The most pressing foreign policy problem we face is to identify the circumstances </text:span></text:p>
          </draw:text-box>
        </draw:frame>
        <draw:frame draw:style-name="gr1" draw:text-style-name="P2" draw:layer="layout" svg:width="15.885cm" svg:height="0.475cm" svg:x="2.95cm" svg:y="9.434cm">
          <draw:text-box>
            <text:p text:style-name="P1"><text:span text:style-name="T4">in which we should get actively involved in other people’s conflicts. Non-interference </text:span></text:p>
          </draw:text-box>
        </draw:frame>
        <draw:frame draw:style-name="gr1" draw:text-style-name="P2" draw:layer="layout" svg:width="15.598cm" svg:height="0.475cm" svg:x="2.95cm" svg:y="9.998cm">
          <draw:text-box>
            <text:p text:style-name="P1"><text:span text:style-name="T4">has long been considered an important principle of international order. And it is not </text:span></text:p>
          </draw:text-box>
        </draw:frame>
        <draw:frame draw:style-name="gr1" draw:text-style-name="P2" draw:layer="layout" svg:width="15.149cm" svg:height="0.475cm" svg:x="2.95cm" svg:y="10.563cm">
          <draw:text-box>
            <text:p text:style-name="P1"><text:span text:style-name="T4">one we would want to jettison too readily … But the principle of non-interference </text:span></text:p>
          </draw:text-box>
        </draw:frame>
        <draw:frame draw:style-name="gr1" draw:text-style-name="P2" draw:layer="layout" svg:width="3.757cm" svg:height="0.475cm" svg:x="2.95cm" svg:y="11.127cm">
          <draw:text-box>
            <text:p text:style-name="P1"><text:span text:style-name="T4">must be qualified …</text:span></text:p>
          </draw:text-box>
        </draw:frame>
        <draw:frame draw:style-name="gr1" draw:text-style-name="P2" draw:layer="layout" svg:width="10.378cm" svg:height="0.475cm" svg:x="2.95cm" svg:y="12.042cm">
          <draw:text-box>
            <text:p text:style-name="P1"><text:span text:style-name="T4">“</text:span><text:span text:style-name="T4">So how do we decide when and whether to intervene.”</text:span></text:p>
          </draw:text-box>
        </draw:frame>
        <draw:frame draw:style-name="gr1" draw:text-style-name="P2" draw:layer="layout" svg:width="13.815cm" svg:height="0.475cm" svg:x="2.2cm" svg:y="12.956cm">
          <draw:text-box>
            <text:p text:style-name="P1"><text:span text:style-name="T6">793. </text:span><text:span text:style-name="T4"><text:s/>Mr Blair set out “five major considerations” to guide such a decision:</text:span></text:p>
          </draw:text-box>
        </draw:frame>
        <draw:frame draw:style-name="gr1" draw:text-style-name="P2" draw:layer="layout" svg:width="13.977cm" svg:height="0.475cm" svg:x="2.95cm" svg:y="13.871cm">
          <draw:text-box>
            <text:p text:style-name="P1"><text:span text:style-name="T4">“</text:span><text:span text:style-name="T4">First, are we sure of our case? War is an imperfect instrument for righting </text:span></text:p>
          </draw:text-box>
        </draw:frame>
        <draw:frame draw:style-name="gr1" draw:text-style-name="P2" draw:layer="layout" svg:width="15.797cm" svg:height="0.475cm" svg:x="2.95cm" svg:y="14.435cm">
          <draw:text-box>
            <text:p text:style-name="P1"><text:span text:style-name="T4">humanitarian distress; but armed force is sometimes the only means of dealing with </text:span></text:p>
          </draw:text-box>
        </draw:frame>
        <draw:frame draw:style-name="gr1" draw:text-style-name="P2" draw:layer="layout" svg:width="15.136cm" svg:height="0.475cm" svg:x="2.95cm" svg:y="15cm">
          <draw:text-box>
            <text:p text:style-name="P1"><text:span text:style-name="T4">dictators. Second, have we exhausted all diplomatic options? We should always </text:span></text:p>
          </draw:text-box>
        </draw:frame>
        <draw:frame draw:style-name="gr1" draw:text-style-name="P2" draw:layer="layout" svg:width="15.598cm" svg:height="0.475cm" svg:x="2.95cm" svg:y="15.564cm">
          <draw:text-box>
            <text:p text:style-name="P1"><text:span text:style-name="T4">give peace every chance, as we have in the case of Kosovo. Third, on the basis of </text:span></text:p>
          </draw:text-box>
        </draw:frame>
        <draw:frame draw:style-name="gr1" draw:text-style-name="P2" draw:layer="layout" svg:width="15.941cm" svg:height="0.475cm" svg:x="2.95cm" svg:y="16.128cm">
          <draw:text-box>
            <text:p text:style-name="P1"><text:span text:style-name="T4">a practical assessment of the situation, are there military operations we can sensibly </text:span></text:p>
          </draw:text-box>
        </draw:frame>
        <draw:frame draw:style-name="gr1" draw:text-style-name="P2" draw:layer="layout" svg:width="15.962cm" svg:height="0.475cm" svg:x="2.95cm" svg:y="16.693cm">
          <draw:text-box>
            <text:p text:style-name="P1"><text:span text:style-name="T4">and prudently undertake? Fourth, are we prepared for the long term? In the past, we </text:span></text:p>
          </draw:text-box>
        </draw:frame>
        <draw:frame draw:style-name="gr1" draw:text-style-name="P2" draw:layer="layout" svg:width="15.919cm" svg:height="0.475cm" svg:x="2.95cm" svg:y="17.257cm">
          <draw:text-box>
            <text:p text:style-name="P1"><text:span text:style-name="T4">talked too much of exit strategies. But having made a commitment we cannot simply </text:span></text:p>
          </draw:text-box>
        </draw:frame>
        <draw:frame draw:style-name="gr1" draw:text-style-name="P2" draw:layer="layout" svg:width="15.145cm" svg:height="0.475cm" svg:x="2.95cm" svg:y="17.822cm">
          <draw:text-box>
            <text:p text:style-name="P1"><text:span text:style-name="T4">walk away once the fight is over; better to stay with moderate numbers of troops </text:span></text:p>
          </draw:text-box>
        </draw:frame>
        <draw:frame draw:style-name="gr1" draw:text-style-name="P2" draw:layer="layout" svg:width="15.085cm" svg:height="0.475cm" svg:x="2.95cm" svg:y="18.386cm">
          <draw:text-box>
            <text:p text:style-name="P1"><text:span text:style-name="T4">than return for repeat performances with large numbers. And finally, do we have </text:span></text:p>
          </draw:text-box>
        </draw:frame>
        <draw:frame draw:style-name="gr1" draw:text-style-name="P2" draw:layer="layout" svg:width="5.268cm" svg:height="0.475cm" svg:x="2.95cm" svg:y="18.951cm">
          <draw:text-box>
            <text:p text:style-name="P1"><text:span text:style-name="T4">national interests involved?”</text:span></text:p>
          </draw:text-box>
        </draw:frame>
        <draw:frame draw:style-name="gr1" draw:text-style-name="P2" draw:layer="layout" svg:width="16.427cm" svg:height="0.475cm" svg:x="2.2cm" svg:y="19.865cm">
          <draw:text-box>
            <text:p text:style-name="P1"><text:span text:style-name="T6">794. </text:span><text:span text:style-name="T4"><text:s/>Mr Blair argued that acts of genocide could never be a purely internal matter, and </text:span></text:p>
          </draw:text-box>
        </draw:frame>
        <draw:frame draw:style-name="gr1" draw:text-style-name="P2" draw:layer="layout" svg:width="16.686cm" svg:height="0.475cm" svg:x="2.2cm" svg:y="20.43cm">
          <draw:text-box>
            <text:p text:style-name="P1"><text:span text:style-name="T4">that when oppression produced massive flows of refugees which unsettled neighbouring </text:span></text:p>
          </draw:text-box>
        </draw:frame>
        <draw:frame draw:style-name="gr1" draw:text-style-name="P2" draw:layer="layout" svg:width="15.365cm" svg:height="0.475cm" svg:x="2.2cm" svg:y="20.994cm">
          <draw:text-box>
            <text:p text:style-name="P1"><text:span text:style-name="T4">countries, that could “properly be described as ‘threats to international peace and </text:span></text:p>
          </draw:text-box>
        </draw:frame>
        <draw:frame draw:style-name="gr1" draw:text-style-name="P2" draw:layer="layout" svg:width="15.25cm" svg:height="0.475cm" svg:x="2.2cm" svg:y="21.558cm">
          <draw:text-box>
            <text:p text:style-name="P1"><text:span text:style-name="T4">security’”; a reference to the provisions of the UN Charter (see Box, ‘The Charter </text:span></text:p>
          </draw:text-box>
        </draw:frame>
        <draw:frame draw:style-name="gr1" draw:text-style-name="P2" draw:layer="layout" svg:width="10.175cm" svg:height="0.475cm" svg:x="2.2cm" svg:y="22.123cm">
          <draw:text-box>
            <text:p text:style-name="P1"><text:span text:style-name="T4">framework for the use of force’, earlier in this Section).</text:span></text:p>
          </draw:text-box>
        </draw:frame>
        <draw:frame draw:style-name="gr1" draw:text-style-name="P2" draw:layer="layout" svg:width="15.212cm" svg:height="0.475cm" svg:x="2.2cm" svg:y="23.037cm">
          <draw:text-box>
            <text:p text:style-name="P1"><text:span text:style-name="T6">795. </text:span><text:span text:style-name="T4"><text:s/>The five considerations were not to be “absolute tests”; they were the “kind </text:span></text:p>
          </draw:text-box>
        </draw:frame>
        <draw:frame draw:style-name="gr1" draw:text-style-name="P2" draw:layer="layout" svg:width="14.971cm" svg:height="0.475cm" svg:x="2.2cm" svg:y="23.602cm">
          <draw:text-box>
            <text:p text:style-name="P1"><text:span text:style-name="T4">of issues we need to think about in deciding in the future when and whether we </text:span></text:p>
          </draw:text-box>
        </draw:frame>
        <draw:frame draw:style-name="gr1" draw:text-style-name="P2" draw:layer="layout" svg:width="2.711cm" svg:height="0.475cm" svg:x="2.2cm" svg:y="24.166cm">
          <draw:text-box>
            <text:p text:style-name="P1"><text:span text:style-name="T4">will intervene”.</text:span></text:p>
          </draw:text-box>
        </draw:frame>
        <draw:frame draw:style-name="gr1" draw:text-style-name="P2" draw:layer="layout" svg:width="15.868cm" svg:height="0.475cm" svg:x="2.2cm" svg:y="25.081cm">
          <draw:text-box>
            <text:p text:style-name="P1"><text:span text:style-name="T6">796. </text:span><text:span text:style-name="T4"><text:s/>Mr Blair also argued that the new rules would only work if there were reformed </text:span></text:p>
          </draw:text-box>
        </draw:frame>
        <draw:frame draw:style-name="gr1" draw:text-style-name="P2" draw:layer="layout" svg:width="15.763cm" svg:height="0.475cm" svg:x="2.2cm" svg:y="25.645cm">
          <draw:text-box>
            <text:p text:style-name="P1"><text:span text:style-name="T4">international institutions to apply them and that “If we want a world ruled by law and </text:span></text:p>
          </draw:text-box>
        </draw:frame>
        <draw:frame draw:style-name="gr1" draw:text-style-name="P2" draw:layer="layout" svg:width="15.212cm" svg:height="0.475cm" svg:x="2.2cm" svg:y="26.21cm">
          <draw:text-box>
            <text:p text:style-name="P1"><text:span text:style-name="T4">by international co-operation then we have to support the UN as its central pillar.”</text:span></text:p>
          </draw:text-box>
        </draw:frame>
      </draw:page>
      <draw:page draw:name="page155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5</text:span></text:p>
          </draw:text-box>
        </draw:frame>
        <draw:frame draw:style-name="gr1" draw:text-style-name="P2" draw:layer="layout" svg:width="15.826cm" svg:height="0.475cm" svg:x="2.2cm" svg:y="2.525cm">
          <draw:text-box>
            <text:p text:style-name="P1"><text:span text:style-name="T6">797. </text:span><text:span text:style-name="T4"><text:s/>In a message specifically to the US, Mr Blair warned that “those nations which </text:span></text:p>
          </draw:text-box>
        </draw:frame>
        <draw:frame draw:style-name="gr1" draw:text-style-name="P2" draw:layer="layout" svg:width="15.788cm" svg:height="0.475cm" svg:x="2.2cm" svg:y="3.09cm">
          <draw:text-box>
            <text:p text:style-name="P1"><text:span text:style-name="T4">have the power, have the responsibility” and that the US should “never fall again for </text:span></text:p>
          </draw:text-box>
        </draw:frame>
        <draw:frame draw:style-name="gr1" draw:text-style-name="P2" draw:layer="layout" svg:width="7.372cm" svg:height="0.475cm" svg:x="2.2cm" svg:y="3.654cm">
          <draw:text-box>
            <text:p text:style-name="P1"><text:span text:style-name="T4">the doctrine of isolationism”. He added:</text:span></text:p>
          </draw:text-box>
        </draw:frame>
        <draw:frame draw:style-name="gr1" draw:text-style-name="P2" draw:layer="layout" svg:width="15.306cm" svg:height="0.475cm" svg:x="2.95cm" svg:y="4.568cm">
          <draw:text-box>
            <text:p text:style-name="P1"><text:span text:style-name="T4">“… </text:span><text:span text:style-name="T4">in Britain you have a friend and an ally that will stand with you, work with you, </text:span></text:p>
          </draw:text-box>
        </draw:frame>
        <draw:frame draw:style-name="gr1" draw:text-style-name="P2" draw:layer="layout" svg:width="15.344cm" svg:height="0.475cm" svg:x="2.95cm" svg:y="5.133cm">
          <draw:text-box>
            <text:p text:style-name="P1"><text:span text:style-name="T4">fashion with you the design of a future built on peace and prosperity for all, which </text:span></text:p>
          </draw:text-box>
        </draw:frame>
        <draw:frame draw:style-name="gr1" draw:text-style-name="P2" draw:layer="layout" svg:width="10.789cm" svg:height="0.475cm" svg:x="2.95cm" svg:y="5.697cm">
          <draw:text-box>
            <text:p text:style-name="P1"><text:span text:style-name="T4">is the only dream that makes humanity worth preserving.”</text:span></text:p>
          </draw:text-box>
        </draw:frame>
        <draw:frame draw:style-name="gr1" draw:text-style-name="P2" draw:layer="layout" svg:width="16.211cm" svg:height="0.475cm" svg:x="2.2cm" svg:y="6.612cm">
          <draw:text-box>
            <text:p text:style-name="P1"><text:span text:style-name="T6">798. </text:span><text:span text:style-name="T4"><text:s/>The speech attracted considerable attention and acclaim, including in the US. In </text:span></text:p>
          </draw:text-box>
        </draw:frame>
        <draw:frame draw:style-name="gr1" draw:text-style-name="P2" draw:layer="layout" svg:width="16.233cm" svg:height="0.475cm" svg:x="2.2cm" svg:y="7.176cm">
          <draw:text-box>
            <text:p text:style-name="P1"><text:span text:style-name="T4">his memoir, Mr Blair described it as “an explicit rejection of the narrow view of national </text:span></text:p>
          </draw:text-box>
        </draw:frame>
        <draw:frame draw:style-name="gr1" draw:text-style-name="P2" draw:layer="layout" svg:width="1.653cm" svg:height="0.475cm" svg:x="2.2cm" svg:y="7.741cm">
          <draw:text-box>
            <text:p text:style-name="P1"><text:span text:style-name="T4">interest”.</text:span></text:p>
          </draw:text-box>
        </draw:frame>
        <draw:frame draw:style-name="gr6" draw:text-style-name="P7" draw:layer="layout" svg:width="0.391cm" svg:height="0.276cm" svg:x="3.847cm" svg:y="7.759cm">
          <draw:text-box>
            <text:p text:style-name="P1"><text:span text:style-name="T9">311</text:span></text:p>
          </draw:text-box>
        </draw:frame>
        <draw:frame draw:style-name="gr1" draw:text-style-name="P2" draw:layer="layout" svg:width="13.371cm" svg:height="0.475cm" svg:x="4.24cm" svg:y="7.741cm">
          <draw:text-box>
            <text:p text:style-name="P1"><text:span text:style-name="T4"><text:s/></text:span><text:span text:style-name="T4">The Inquiry addresses the military intervention in Iraq in relation to the </text:span></text:p>
          </draw:text-box>
        </draw:frame>
        <draw:frame draw:style-name="gr1" draw:text-style-name="P2" draw:layer="layout" svg:width="14.751cm" svg:height="0.475cm" svg:x="2.2cm" svg:y="8.305cm">
          <draw:text-box>
            <text:p text:style-name="P1"><text:span text:style-name="T4">principles set out in the speech and Mr Blair’s message to the US in Section 3.</text:span></text:p>
          </draw:text-box>
        </draw:frame>
        <draw:frame draw:style-name="gr5" draw:text-style-name="P6" draw:layer="layout" svg:width="9.904cm" svg:height="0.556cm" svg:x="2.2cm" svg:y="9.426cm">
          <draw:text-box>
            <text:p text:style-name="P1"><text:span text:style-name="T8">Cabinet discusses Iraq strategy, May 1999</text:span></text:p>
          </draw:text-box>
        </draw:frame>
        <draw:frame draw:style-name="gr1" draw:text-style-name="P2" draw:layer="layout" svg:width="15.987cm" svg:height="0.475cm" svg:x="2.2cm" svg:y="10.255cm">
          <draw:text-box>
            <text:p text:style-name="P1"><text:span text:style-name="T6">799. </text:span><text:span text:style-name="T4"><text:s/>Mr Cook and Mr Robertson circulated a Joint Memorandum on Future Strategy </text:span></text:p>
          </draw:text-box>
        </draw:frame>
        <draw:frame draw:style-name="gr1" draw:text-style-name="P2" draw:layer="layout" svg:width="6.208cm" svg:height="0.475cm" svg:x="2.2cm" svg:y="10.819cm">
          <draw:text-box>
            <text:p text:style-name="P1"><text:span text:style-name="T4">towards Iraq to members of DOP</text:span></text:p>
          </draw:text-box>
        </draw:frame>
        <draw:frame draw:style-name="gr6" draw:text-style-name="P7" draw:layer="layout" svg:width="0.246cm" svg:height="0.276cm" svg:x="8.38cm" svg:y="10.83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3.173cm" svg:height="0.475cm" svg:x="8.448cm" svg:y="10.819cm">
          <draw:text-box>
            <text:p text:style-name="P1"><text:span text:style-name="T4">on 17 May 1999.</text:span></text:p>
          </draw:text-box>
        </draw:frame>
        <draw:frame draw:style-name="gr6" draw:text-style-name="P7" draw:layer="layout" svg:width="0.408cm" svg:height="0.276cm" svg:x="11.602cm" svg:y="10.838cm">
          <draw:text-box>
            <text:p text:style-name="P1"><text:span text:style-name="T9">312</text:span></text:p>
          </draw:text-box>
        </draw:frame>
        <draw:frame draw:style-name="gr1" draw:text-style-name="P2" draw:layer="layout" svg:width="5.392cm" svg:height="0.475cm" svg:x="12.014cm" svg:y="10.819cm">
          <draw:text-box>
            <text:p text:style-name="P1"><text:span text:style-name="T4"><text:s/></text:span><text:span text:style-name="T4">It set out the short, medium </text:span></text:p>
          </draw:text-box>
        </draw:frame>
        <draw:frame draw:style-name="gr1" draw:text-style-name="P2" draw:layer="layout" svg:width="15.996cm" svg:height="0.475cm" svg:x="2.2cm" svg:y="11.383cm">
          <draw:text-box>
            <text:p text:style-name="P1"><text:span text:style-name="T4">and long-term objectives for UK policy against a background of international concern </text:span></text:p>
          </draw:text-box>
        </draw:frame>
        <draw:frame draw:style-name="gr1" draw:text-style-name="P2" draw:layer="layout" svg:width="15.754cm" svg:height="0.475cm" svg:x="2.2cm" svg:y="11.948cm">
          <draw:text-box>
            <text:p text:style-name="P1"><text:span text:style-name="T4">about the adverse humanitarian impact of sanctions and a shortfall in “Oil-for-Food” </text:span></text:p>
          </draw:text-box>
        </draw:frame>
        <draw:frame draw:style-name="gr1" draw:text-style-name="P2" draw:layer="layout" svg:width="16.639cm" svg:height="0.475cm" svg:x="2.2cm" svg:y="12.512cm">
          <draw:text-box>
            <text:p text:style-name="P1"><text:span text:style-name="T4">revenues (US$4bn in the previous year) against assessed need (US$10.6bn per annum </text:span></text:p>
          </draw:text-box>
        </draw:frame>
        <draw:frame draw:style-name="gr1" draw:text-style-name="P2" draw:layer="layout" svg:width="15.513cm" svg:height="0.475cm" svg:x="2.2cm" svg:y="13.077cm">
          <draw:text-box>
            <text:p text:style-name="P1"><text:span text:style-name="T4">recommended by Mr Annan). There had been “extensive deterioration of essential </text:span></text:p>
          </draw:text-box>
        </draw:frame>
        <draw:frame draw:style-name="gr1" draw:text-style-name="P2" draw:layer="layout" svg:width="16.012cm" svg:height="0.475cm" svg:x="2.2cm" svg:y="13.641cm">
          <draw:text-box>
            <text:p text:style-name="P1"><text:span text:style-name="T4">infrastructure and social services, a sharp decline in industrial and agricultural output </text:span></text:p>
          </draw:text-box>
        </draw:frame>
        <draw:frame draw:style-name="gr1" draw:text-style-name="P2" draw:layer="layout" svg:width="16.156cm" svg:height="0.475cm" svg:x="2.2cm" svg:y="14.206cm">
          <draw:text-box>
            <text:p text:style-name="P1"><text:span text:style-name="T4">and worsening social indicators”. The Joint Memorandum identified the Government’s </text:span></text:p>
          </draw:text-box>
        </draw:frame>
        <draw:frame draw:style-name="gr1" draw:text-style-name="P2" draw:layer="layout" svg:width="8.409cm" svg:height="0.475cm" svg:x="2.2cm" svg:y="14.77cm">
          <draw:text-box>
            <text:p text:style-name="P1"><text:span text:style-name="T4">policy objectives towards Iraq since 1991 as:</text:span></text:p>
          </draw:text-box>
        </draw:frame>
        <draw:frame draw:style-name="gr1" draw:text-style-name="P2" draw:layer="layout" svg:width="15.154cm" svg:height="0.475cm" svg:x="2.95cm" svg:y="15.685cm">
          <draw:text-box>
            <text:p text:style-name="P1"><text:span text:style-name="T4">“… </text:span><text:span text:style-name="T4">in the short term, to reduce the threat Saddam poses to the region, including </text:span></text:p>
          </draw:text-box>
        </draw:frame>
        <draw:frame draw:style-name="gr1" draw:text-style-name="P2" draw:layer="layout" svg:width="15.327cm" svg:height="0.475cm" svg:x="2.95cm" svg:y="16.249cm">
          <draw:text-box>
            <text:p text:style-name="P1"><text:span text:style-name="T4">by eliminating his Weapons of Mass Destruction (WMD) programmes; and, in the </text:span></text:p>
          </draw:text-box>
        </draw:frame>
        <draw:frame draw:style-name="gr1" draw:text-style-name="P2" draw:layer="layout" svg:width="15.466cm" svg:height="0.475cm" svg:x="2.95cm" svg:y="16.813cm">
          <draw:text-box>
            <text:p text:style-name="P1"><text:span text:style-name="T4">longer term, to reintegrate a territorially intact Iraq as a law-abiding member of the </text:span></text:p>
          </draw:text-box>
        </draw:frame>
        <draw:frame draw:style-name="gr1" draw:text-style-name="P2" draw:layer="layout" svg:width="4.709cm" svg:height="0.475cm" svg:x="2.95cm" svg:y="17.378cm">
          <draw:text-box>
            <text:p text:style-name="P1"><text:span text:style-name="T4">international community.”</text:span></text:p>
          </draw:text-box>
        </draw:frame>
        <draw:frame draw:style-name="gr1" draw:text-style-name="P2" draw:layer="layout" svg:width="16.16cm" svg:height="0.475cm" svg:x="2.2cm" svg:y="18.292cm">
          <draw:text-box>
            <text:p text:style-name="P1"><text:span text:style-name="T6">800. </text:span><text:span text:style-name="T4"><text:s/>The Joint Memorandum recorded that the UK had sought to achieve those aims </text:span></text:p>
          </draw:text-box>
        </draw:frame>
        <draw:frame draw:style-name="gr1" draw:text-style-name="P2" draw:layer="layout" svg:width="16.762cm" svg:height="0.475cm" svg:x="2.2cm" svg:y="18.857cm">
          <draw:text-box>
            <text:p text:style-name="P1"><text:span text:style-name="T4">“</text:span><text:span text:style-name="T4">by a policy of containment, through active support of UNSCOM/IAEA efforts to complete </text:span></text:p>
          </draw:text-box>
        </draw:frame>
        <draw:frame draw:style-name="gr1" draw:text-style-name="P2" draw:layer="layout" svg:width="16.745cm" svg:height="0.475cm" svg:x="2.2cm" svg:y="19.421cm">
          <draw:text-box>
            <text:p text:style-name="P1"><text:span text:style-name="T4">WMD disarmament in Iraq, diplomatic pressure and sanctions, backed by the threat and, </text:span></text:p>
          </draw:text-box>
        </draw:frame>
        <draw:frame draw:style-name="gr1" draw:text-style-name="P2" draw:layer="layout" svg:width="16.427cm" svg:height="0.475cm" svg:x="2.2cm" svg:y="19.986cm">
          <draw:text-box>
            <text:p text:style-name="P1"><text:span text:style-name="T4">as necessary, use of military force”. That had been the US approach “although they flirt </text:span></text:p>
          </draw:text-box>
        </draw:frame>
        <draw:frame draw:style-name="gr1" draw:text-style-name="P2" draw:layer="layout" svg:width="3.495cm" svg:height="0.475cm" svg:x="2.2cm" svg:y="20.55cm">
          <draw:text-box>
            <text:p text:style-name="P1"><text:span text:style-name="T4">with a harder line”.</text:span></text:p>
          </draw:text-box>
        </draw:frame>
        <draw:frame draw:style-name="gr1" draw:text-style-name="P2" draw:layer="layout" svg:width="16.821cm" svg:height="0.475cm" svg:x="2.2cm" svg:y="21.465cm">
          <draw:text-box>
            <text:p text:style-name="P1"><text:span text:style-name="T6">801. </text:span><text:span text:style-name="T4"><text:s/>On the success of that policy and its longer-term prospects, the Joint Memorandum </text:span></text:p>
          </draw:text-box>
        </draw:frame>
        <draw:frame draw:style-name="gr1" draw:text-style-name="P2" draw:layer="layout" svg:width="1.28cm" svg:height="0.475cm" svg:x="2.2cm" svg:y="22.029cm">
          <draw:text-box>
            <text:p text:style-name="P1"><text:span text:style-name="T4">stated:</text:span></text:p>
          </draw:text-box>
        </draw:frame>
        <draw:frame draw:style-name="gr1" draw:text-style-name="P2" draw:layer="layout" svg:width="15.462cm" svg:height="0.475cm" svg:x="2.95cm" svg:y="22.943cm">
          <draw:text-box>
            <text:p text:style-name="P1"><text:span text:style-name="T4">“</text:span><text:span text:style-name="T4">Containment has kept the lid on Saddam … But containment has disadvantages: </text:span></text:p>
          </draw:text-box>
        </draw:frame>
        <draw:frame draw:style-name="gr1" draw:text-style-name="P2" draw:layer="layout" svg:width="14.662cm" svg:height="0.475cm" svg:x="2.95cm" svg:y="23.508cm">
          <draw:text-box>
            <text:p text:style-name="P1"><text:span text:style-name="T4">it does not produce rapid or decisive results; it is resource-intensive, requiring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frame draw:style-name="gr1" draw:text-style-name="P2" draw:layer="layout" svg:width="15.179cm" svg:height="0.475cm" svg:x="2.95cm" svg:y="24.072cm">
          <draw:text-box>
            <text:p text:style-name="P1"><text:span text:style-name="T4">constant diplomatic effort and a significant military presence; and it is not always </text:span></text:p>
          </draw:text-box>
        </draw:frame>
        <draw:frame draw:style-name="gr8" draw:text-style-name="P9" draw:layer="layout" svg:width="0.387cm" svg:height="0.23cm" svg:x="2.2cm" svg:y="25.95cm">
          <draw:text-box>
            <text:p text:style-name="P1"><text:span text:style-name="T10">311 </text:span></text:p>
          </draw:text-box>
        </draw:frame>
        <draw:frame draw:style-name="gr4" draw:text-style-name="P5" draw:layer="layout" svg:width="5.848cm" svg:height="0.395cm" svg:x="2.631cm" svg:y="25.934cm">
          <draw:text-box>
            <text:p text:style-name="P1"><text:span text:style-name="T11">Blair T. </text:span><text:span text:style-name="T13">A Journey</text:span><text:span text:style-name="T11">. Hutchinson, 2010. 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312 </text:span></text:p>
          </draw:text-box>
        </draw:frame>
        <draw:frame draw:style-name="gr4" draw:text-style-name="P5" draw:layer="layout" svg:width="15.335cm" svg:height="0.395cm" svg:x="2.646cm" svg:y="26.357cm">
          <draw:text-box>
            <text:p text:style-name="P1"><text:span text:style-name="T11">Joint Memorandum Secretary of State for Foreign and Commonwealth Affairs and the Secretary of </text:span></text:p>
          </draw:text-box>
        </draw:frame>
        <draw:frame draw:style-name="gr4" draw:text-style-name="P5" draw:layer="layout" svg:width="8.621cm" svg:height="0.395cm" svg:x="2.2cm" svg:y="26.781cm">
          <draw:text-box>
            <text:p text:style-name="P1"><text:span text:style-name="T11">State for Defence, 17 May 1999, ‘Iraq: Future Strategy’.</text:span></text:p>
          </draw:text-box>
        </draw:frame>
      </draw:page>
      <draw:page draw:name="page1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6</text:span></text:p>
          </draw:text-box>
        </draw:frame>
        <draw:frame draw:style-name="gr1" draw:text-style-name="P2" draw:layer="layout" svg:width="14.26cm" svg:height="0.475cm" svg:x="2.95cm" svg:y="2.525cm">
          <draw:text-box>
            <text:p text:style-name="P1"><text:span text:style-name="T4">easy to justify to public opinion, as criticisms of UK/US air strikes and of the </text:span></text:p>
          </draw:text-box>
        </draw:frame>
        <draw:frame draw:style-name="gr1" draw:text-style-name="P2" draw:layer="layout" svg:width="8.621cm" svg:height="0.475cm" svg:x="2.95cm" svg:y="3.09cm">
          <draw:text-box>
            <text:p text:style-name="P1"><text:span text:style-name="T4">humanitarian impact of sanctions has shown.”</text:span></text:p>
          </draw:text-box>
        </draw:frame>
        <draw:frame draw:style-name="gr1" draw:text-style-name="P2" draw:layer="layout" svg:width="11.521cm" svg:height="0.475cm" svg:x="2.2cm" svg:y="4.004cm">
          <draw:text-box>
            <text:p text:style-name="P1"><text:span text:style-name="T6">802. </text:span><text:span text:style-name="T4"><text:s/>Addressing future policy, the Joint Memorandum stated:</text:span></text:p>
          </draw:text-box>
        </draw:frame>
        <draw:frame draw:style-name="gr1" draw:text-style-name="P2" draw:layer="layout" svg:width="15.268cm" svg:height="0.475cm" svg:x="2.95cm" svg:y="4.918cm">
          <draw:text-box>
            <text:p text:style-name="P1"><text:span text:style-name="T4">“</text:span><text:span text:style-name="T4">However difficult it may become to sustain a policy of containment, it is not clear </text:span></text:p>
          </draw:text-box>
        </draw:frame>
        <draw:frame draw:style-name="gr1" draw:text-style-name="P2" draw:layer="layout" svg:width="15.433cm" svg:height="0.475cm" svg:x="2.95cm" svg:y="5.483cm">
          <draw:text-box>
            <text:p text:style-name="P1"><text:span text:style-name="T4">what the alternative would be. To simply walk away from the problem would be an </text:span></text:p>
          </draw:text-box>
        </draw:frame>
        <draw:frame draw:style-name="gr1" draw:text-style-name="P2" draw:layer="layout" svg:width="15.267cm" svg:height="0.475cm" svg:x="2.95cm" svg:y="6.047cm">
          <draw:text-box>
            <text:p text:style-name="P1"><text:span text:style-name="T4">admission of failure, and leave Saddam free to pose once more a major threat to </text:span></text:p>
          </draw:text-box>
        </draw:frame>
        <draw:frame draw:style-name="gr1" draw:text-style-name="P2" draw:layer="layout" svg:width="15.788cm" svg:height="0.475cm" svg:x="2.95cm" svg:y="6.612cm">
          <draw:text-box>
            <text:p text:style-name="P1"><text:span text:style-name="T4">regional security and British interests. On the other hand, a policy of trying to topple </text:span></text:p>
          </draw:text-box>
        </draw:frame>
        <draw:frame draw:style-name="gr1" draw:text-style-name="P2" draw:layer="layout" svg:width="11.153cm" svg:height="0.475cm" svg:x="2.95cm" svg:y="7.176cm">
          <draw:text-box>
            <text:p text:style-name="P1"><text:span text:style-name="T4">Saddam would command no useful international support …</text:span></text:p>
          </draw:text-box>
        </draw:frame>
        <draw:frame draw:style-name="gr1" draw:text-style-name="P2" draw:layer="layout" svg:width="14.929cm" svg:height="0.475cm" svg:x="2.95cm" svg:y="8.091cm">
          <draw:text-box>
            <text:p text:style-name="P1"><text:span text:style-name="T4">“</text:span><text:span text:style-name="T4">Containment, therefore, remains the only viable option for achieving our policy </text:span></text:p>
          </draw:text-box>
        </draw:frame>
        <draw:frame draw:style-name="gr1" draw:text-style-name="P2" draw:layer="layout" svg:width="13.832cm" svg:height="0.475cm" svg:x="2.95cm" svg:y="8.655cm">
          <draw:text-box>
            <text:p text:style-name="P1"><text:span text:style-name="T4">objectives. </text:span><text:span text:style-name="T7">If</text:span><text:span text:style-name="T4"> Iraq complied with UNSCRs, we should then lift sanctions …</text:span></text:p>
          </draw:text-box>
        </draw:frame>
        <draw:frame draw:style-name="gr1" draw:text-style-name="P2" draw:layer="layout" svg:width="15.458cm" svg:height="0.475cm" svg:x="2.95cm" svg:y="9.57cm">
          <draw:text-box>
            <text:p text:style-name="P1"><text:span text:style-name="T4">“</text:span><text:span text:style-name="T4">If, on the other hand, Iraq does not co-operate with the UN (let alone comply with </text:span></text:p>
          </draw:text-box>
        </draw:frame>
        <draw:frame draw:style-name="gr1" draw:text-style-name="P2" draw:layer="layout" svg:width="15.001cm" svg:height="0.475cm" svg:x="2.95cm" svg:y="10.134cm">
          <draw:text-box>
            <text:p text:style-name="P1"><text:span text:style-name="T4">the UNSCRs), we face the prospect of indefinite containment from outside Iraq, </text:span></text:p>
          </draw:text-box>
        </draw:frame>
        <draw:frame draw:style-name="gr1" draw:text-style-name="P2" draw:layer="layout" svg:width="15.716cm" svg:height="0.475cm" svg:x="2.95cm" svg:y="10.698cm">
          <draw:text-box>
            <text:p text:style-name="P1"><text:span text:style-name="T4">based on sanctions, external monitoring and control, and the threat of military force </text:span></text:p>
          </draw:text-box>
        </draw:frame>
        <draw:frame draw:style-name="gr1" draw:text-style-name="P2" draw:layer="layout" svg:width="15.725cm" svg:height="0.475cm" svg:x="2.95cm" svg:y="11.263cm">
          <draw:text-box>
            <text:p text:style-name="P1"><text:span text:style-name="T4">if Saddam seeks to threaten his neighbours or reconstitute his WMD capabilities …”</text:span></text:p>
          </draw:text-box>
        </draw:frame>
        <draw:frame draw:style-name="gr1" draw:text-style-name="P2" draw:layer="layout" svg:width="16.245cm" svg:height="0.475cm" svg:x="2.2cm" svg:y="12.177cm">
          <draw:text-box>
            <text:p text:style-name="P1"><text:span text:style-name="T6">803. </text:span><text:span text:style-name="T4"><text:s/>The Joint Memorandum recommended that securing international support would </text:span></text:p>
          </draw:text-box>
        </draw:frame>
        <draw:frame draw:style-name="gr1" draw:text-style-name="P2" draw:layer="layout" svg:width="15.843cm" svg:height="0.475cm" svg:x="2.2cm" svg:y="12.742cm">
          <draw:text-box>
            <text:p text:style-name="P1"><text:span text:style-name="T4">require a willingness to agree a package of measures “which ‘middle-ground’ UNSC </text:span></text:p>
          </draw:text-box>
        </draw:frame>
        <draw:frame draw:style-name="gr1" draw:text-style-name="P2" draw:layer="layout" svg:width="16.347cm" svg:height="0.475cm" svg:x="2.2cm" svg:y="13.306cm">
          <draw:text-box>
            <text:p text:style-name="P1"><text:span text:style-name="T4">opinion would regard as reasonable”. It suggested a draft UNSCR, offering a balanced </text:span></text:p>
          </draw:text-box>
        </draw:frame>
        <draw:frame draw:style-name="gr1" draw:text-style-name="P2" draw:layer="layout" svg:width="16.673cm" svg:height="0.475cm" svg:x="2.2cm" svg:y="13.871cm">
          <draw:text-box>
            <text:p text:style-name="P1"><text:span text:style-name="T4">package based on increasing and improving the “Oil-for-Food” programme, the prospect </text:span></text:p>
          </draw:text-box>
        </draw:frame>
        <draw:frame draw:style-name="gr1" draw:text-style-name="P2" draw:layer="layout" svg:width="15.941cm" svg:height="0.475cm" svg:x="2.2cm" svg:y="14.435cm">
          <draw:text-box>
            <text:p text:style-name="P1"><text:span text:style-name="T4">of permitting foreign investment in Iraq’s oil infrastructure to increase output, and the </text:span></text:p>
          </draw:text-box>
        </draw:frame>
        <draw:frame draw:style-name="gr1" draw:text-style-name="P2" draw:layer="layout" svg:width="15.64cm" svg:height="0.475cm" svg:x="2.2cm" svg:y="15cm">
          <draw:text-box>
            <text:p text:style-name="P1"><text:span text:style-name="T4">possible suspension of export restrictions in return for co-operation and substantial </text:span></text:p>
          </draw:text-box>
        </draw:frame>
        <draw:frame draw:style-name="gr1" draw:text-style-name="P2" draw:layer="layout" svg:width="16.779cm" svg:height="0.475cm" svg:x="2.2cm" svg:y="15.564cm">
          <draw:text-box>
            <text:p text:style-name="P1"><text:span text:style-name="T4">progress towards compliance and effective arms control with some prospect of sanctions </text:span></text:p>
          </draw:text-box>
        </draw:frame>
        <draw:frame draw:style-name="gr1" draw:text-style-name="P2" draw:layer="layout" svg:width="16.334cm" svg:height="0.475cm" svg:x="2.2cm" svg:y="16.128cm">
          <draw:text-box>
            <text:p text:style-name="P1"><text:span text:style-name="T4">lift. The ideal would be an in-country arms control regime but “not at any price”: the UK </text:span></text:p>
          </draw:text-box>
        </draw:frame>
        <draw:frame draw:style-name="gr1" draw:text-style-name="P2" draw:layer="layout" svg:width="16.669cm" svg:height="0.475cm" svg:x="2.2cm" svg:y="16.693cm">
          <draw:text-box>
            <text:p text:style-name="P1"><text:span text:style-name="T4">should continue to press the US to offer “light at the end of the tunnel”, but not “buy Iraqi </text:span></text:p>
          </draw:text-box>
        </draw:frame>
        <draw:frame draw:style-name="gr1" draw:text-style-name="P2" draw:layer="layout" svg:width="11.36cm" svg:height="0.475cm" svg:x="2.2cm" svg:y="17.257cm">
          <draw:text-box>
            <text:p text:style-name="P1"><text:span text:style-name="T4">co-operation by prematurely suspending or lifting sanctions”.</text:span></text:p>
          </draw:text-box>
        </draw:frame>
        <draw:frame draw:style-name="gr1" draw:text-style-name="P2" draw:layer="layout" svg:width="15.97cm" svg:height="0.475cm" svg:x="2.2cm" svg:y="18.172cm">
          <draw:text-box>
            <text:p text:style-name="P1"><text:span text:style-name="T6">804. </text:span><text:span text:style-name="T4"><text:s/>The Joint Memorandum concluded that the policy of containment remained the </text:span></text:p>
          </draw:text-box>
        </draw:frame>
        <draw:frame draw:style-name="gr1" draw:text-style-name="P2" draw:layer="layout" svg:width="15.746cm" svg:height="0.475cm" svg:x="2.2cm" svg:y="18.736cm">
          <draw:text-box>
            <text:p text:style-name="P1"><text:span text:style-name="T4">only viable way to pursue the UK’s policy objectives. Iraq was unlikely to accept the </text:span></text:p>
          </draw:text-box>
        </draw:frame>
        <draw:frame draw:style-name="gr1" draw:text-style-name="P2" draw:layer="layout" svg:width="13.515cm" svg:height="0.475cm" svg:x="2.2cm" svg:y="19.301cm">
          <draw:text-box>
            <text:p text:style-name="P1"><text:span text:style-name="T4">package immediately but “might be persuaded to acquiesce eventually”.</text:span></text:p>
          </draw:text-box>
        </draw:frame>
        <draw:frame draw:style-name="gr1" draw:text-style-name="P2" draw:layer="layout" svg:width="15.111cm" svg:height="0.475cm" svg:x="2.2cm" svg:y="20.215cm">
          <draw:text-box>
            <text:p text:style-name="P1"><text:span text:style-name="T6">805. </text:span><text:span text:style-name="T4"><text:s/>Ms Clare Short, the International Development Secretary, commented that </text:span></text:p>
          </draw:text-box>
        </draw:frame>
        <draw:frame draw:style-name="gr1" draw:text-style-name="P2" draw:layer="layout" svg:width="16.364cm" svg:height="0.475cm" svg:x="2.2cm" svg:y="20.78cm">
          <draw:text-box>
            <text:p text:style-name="P1"><text:span text:style-name="T4">containment would not solve the pressing issue of ensuring that the basic needs of the </text:span></text:p>
          </draw:text-box>
        </draw:frame>
        <draw:frame draw:style-name="gr1" draw:text-style-name="P2" draw:layer="layout" svg:width="15.924cm" svg:height="0.475cm" svg:x="2.2cm" svg:y="21.344cm">
          <draw:text-box>
            <text:p text:style-name="P1"><text:span text:style-name="T4">Iraqi people were met; and that, although there had been “an extensive exchange of </text:span></text:p>
          </draw:text-box>
        </draw:frame>
        <draw:frame draw:style-name="gr1" draw:text-style-name="P2" draw:layer="layout" svg:width="15.957cm" svg:height="0.475cm" svg:x="2.2cm" svg:y="21.908cm">
          <draw:text-box>
            <text:p text:style-name="P1"><text:span text:style-name="T4">correspondence”, she hoped it would be “possible to have the opportunity to discuss </text:span></text:p>
          </draw:text-box>
        </draw:frame>
        <draw:frame draw:style-name="gr1" draw:text-style-name="P2" draw:layer="layout" svg:width="10.018cm" svg:height="0.475cm" svg:x="2.2cm" svg:y="22.473cm">
          <draw:text-box>
            <text:p text:style-name="P1"><text:span text:style-name="T4">these very difficult issues with Ministerial colleagues”.</text:span></text:p>
          </draw:text-box>
        </draw:frame>
        <draw:frame draw:style-name="gr6" draw:text-style-name="P7" draw:layer="layout" svg:width="0.408cm" svg:height="0.276cm" svg:x="12.199cm" svg:y="22.492cm">
          <draw:text-box>
            <text:p text:style-name="P1"><text:span text:style-name="T9">313</text:span></text:p>
          </draw:text-box>
        </draw:frame>
        <draw:frame draw:style-name="gr1" draw:text-style-name="P2" draw:layer="layout" svg:width="5.078cm" svg:height="0.475cm" svg:x="12.611cm" svg:y="22.473cm">
          <draw:text-box>
            <text:p text:style-name="P1"><text:span text:style-name="T4"><text:s/></text:span><text:span text:style-name="T4">Mr Phillip Barton, a No.10 </text:span></text:p>
          </draw:text-box>
        </draw:frame>
        <draw:frame draw:style-name="gr1" draw:text-style-name="P2" draw:layer="layout" svg:width="15.166cm" svg:height="0.475cm" svg:x="2.2cm" svg:y="23.037cm">
          <draw:text-box>
            <text:p text:style-name="P1"><text:span text:style-name="T4">Private Secretary, advised Mr Blair that there was no need for a DOP discussion </text:span></text:p>
          </draw:text-box>
        </draw:frame>
        <draw:frame draw:style-name="gr1" draw:text-style-name="P2" draw:layer="layout" svg:width="8.257cm" svg:height="0.475cm" svg:x="2.2cm" svg:y="23.602cm">
          <draw:text-box>
            <text:p text:style-name="P1"><text:span text:style-name="T4">“</text:span><text:span text:style-name="T4">unless you [Mr Blair] particularly want one”.</text:span></text:p>
          </draw:text-box>
        </draw:frame>
        <draw:frame draw:style-name="gr6" draw:text-style-name="P7" draw:layer="layout" svg:width="0.408cm" svg:height="0.276cm" svg:x="10.435cm" svg:y="23.621cm">
          <draw:text-box>
            <text:p text:style-name="P1"><text:span text:style-name="T9">314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7.11cm" svg:height="0.475cm" svg:x="10.846cm" svg:y="23.602cm">
          <draw:text-box>
            <text:p text:style-name="P1"><text:span text:style-name="T4"><text:s/></text:span><text:span text:style-name="T4">Mr Blair endorsed the conclusions of 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313 </text:span></text:p>
          </draw:text-box>
        </draw:frame>
        <draw:frame draw:style-name="gr4" draw:text-style-name="P5" draw:layer="layout" svg:width="10.357cm" svg:height="0.395cm" svg:x="2.646cm" svg:y="26.357cm">
          <draw:text-box>
            <text:p text:style-name="P1"><text:span text:style-name="T11">Letter Smith to Packenham, 24 May 1999, ‘Iraq, the Way Forward’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314 </text:span></text:p>
          </draw:text-box>
        </draw:frame>
        <draw:frame draw:style-name="gr4" draw:text-style-name="P5" draw:layer="layout" svg:width="10.772cm" svg:height="0.395cm" svg:x="2.646cm" svg:y="26.781cm">
          <draw:text-box>
            <text:p text:style-name="P1"><text:span text:style-name="T11">Minute Barton to Prime Minister, 27 May 1999, ‘Iraq: Future Strategy’.</text:span></text:p>
          </draw:text-box>
        </draw:frame>
      </draw:page>
      <draw:page draw:name="page157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7</text:span></text:p>
          </draw:text-box>
        </draw:frame>
        <draw:frame draw:style-name="gr1" draw:text-style-name="P2" draw:layer="layout" svg:width="4.464cm" svg:height="0.475cm" svg:x="2.2cm" svg:y="2.525cm">
          <draw:text-box>
            <text:p text:style-name="P1"><text:span text:style-name="T4">the Joint Memorandum,</text:span></text:p>
          </draw:text-box>
        </draw:frame>
        <draw:frame draw:style-name="gr6" draw:text-style-name="P7" draw:layer="layout" svg:width="0.408cm" svg:height="0.276cm" svg:x="6.647cm" svg:y="2.544cm">
          <draw:text-box>
            <text:p text:style-name="P1"><text:span text:style-name="T9">315</text:span></text:p>
          </draw:text-box>
        </draw:frame>
        <draw:frame draw:style-name="gr1" draw:text-style-name="P2" draw:layer="layout" svg:width="11.674cm" svg:height="0.475cm" svg:x="7.059cm" svg:y="2.525cm">
          <draw:text-box>
            <text:p text:style-name="P1"><text:span text:style-name="T4"><text:s/></text:span><text:span text:style-name="T4">and a revised draft UNSCR, including language on sanctions </text:span></text:p>
          </draw:text-box>
        </draw:frame>
        <draw:frame draw:style-name="gr1" draw:text-style-name="P2" draw:layer="layout" svg:width="4.705cm" svg:height="0.475cm" svg:x="2.2cm" svg:y="3.09cm">
          <draw:text-box>
            <text:p text:style-name="P1"><text:span text:style-name="T4">suspension, was agreed.</text:span></text:p>
          </draw:text-box>
        </draw:frame>
        <draw:frame draw:style-name="gr6" draw:text-style-name="P7" draw:layer="layout" svg:width="0.408cm" svg:height="0.276cm" svg:x="6.883cm" svg:y="3.108cm">
          <draw:text-box>
            <text:p text:style-name="P1"><text:span text:style-name="T9">316</text:span></text:p>
          </draw:text-box>
        </draw:frame>
        <draw:frame draw:style-name="gr5" draw:text-style-name="P6" draw:layer="layout" svg:width="5.37cm" svg:height="0.556cm" svg:x="2.2cm" svg:y="4.211cm">
          <draw:text-box>
            <text:p text:style-name="P1"><text:span text:style-name="T8">Resolution 1284 (1999)</text:span></text:p>
          </draw:text-box>
        </draw:frame>
        <draw:frame draw:style-name="gr1" draw:text-style-name="P2" draw:layer="layout" svg:width="16.029cm" svg:height="0.475cm" svg:x="2.2cm" svg:y="5.039cm">
          <draw:text-box>
            <text:p text:style-name="P1"><text:span text:style-name="T6">806. </text:span><text:span text:style-name="T4"><text:s/>Throughout 1999, debate and negotiation continued in the UN Security Council </text:span></text:p>
          </draw:text-box>
        </draw:frame>
        <draw:frame draw:style-name="gr1" draw:text-style-name="P2" draw:layer="layout" svg:width="14.798cm" svg:height="0.475cm" svg:x="2.2cm" svg:y="5.603cm">
          <draw:text-box>
            <text:p text:style-name="P1"><text:span text:style-name="T4">about the degree of Iraqi compliance with UN resolutions and the creation of a </text:span></text:p>
          </draw:text-box>
        </draw:frame>
        <draw:frame draw:style-name="gr1" draw:text-style-name="P2" draw:layer="layout" svg:width="15.615cm" svg:height="0.475cm" svg:x="2.2cm" svg:y="6.168cm">
          <draw:text-box>
            <text:p text:style-name="P1"><text:span text:style-name="T4">new inspection organisation to replace UNSCOM against a background of growing </text:span></text:p>
          </draw:text-box>
        </draw:frame>
        <draw:frame draw:style-name="gr1" draw:text-style-name="P2" draw:layer="layout" svg:width="16.52cm" svg:height="0.475cm" svg:x="2.2cm" svg:y="6.732cm">
          <draw:text-box>
            <text:p text:style-name="P1"><text:span text:style-name="T4">unpopularity for sanctions and the desire of a number of States, including P5 members, </text:span></text:p>
          </draw:text-box>
        </draw:frame>
        <draw:frame draw:style-name="gr1" draw:text-style-name="P2" draw:layer="layout" svg:width="11.144cm" svg:height="0.475cm" svg:x="2.2cm" svg:y="7.297cm">
          <draw:text-box>
            <text:p text:style-name="P1"><text:span text:style-name="T4">to remove sanctions and resume normal relations with Iraq.</text:span></text:p>
          </draw:text-box>
        </draw:frame>
        <draw:frame draw:style-name="gr1" draw:text-style-name="P2" draw:layer="layout" svg:width="15.86cm" svg:height="0.475cm" svg:x="2.2cm" svg:y="8.211cm">
          <draw:text-box>
            <text:p text:style-name="P1"><text:span text:style-name="T6">807. </text:span><text:span text:style-name="T4"><text:s/>The deadlock on a resolution addressing all the outstanding issues on Iraq led </text:span></text:p>
          </draw:text-box>
        </draw:frame>
        <draw:frame draw:style-name="gr1" draw:text-style-name="P2" draw:layer="layout" svg:width="16.427cm" svg:height="0.475cm" svg:x="2.2cm" svg:y="8.776cm">
          <draw:text-box>
            <text:p text:style-name="P1"><text:span text:style-name="T4">to difficulties in agreeing the bi-annual rollover of the “Oil-for-Food” programme and the </text:span></text:p>
          </draw:text-box>
        </draw:frame>
        <draw:frame draw:style-name="gr1" draw:text-style-name="P2" draw:layer="layout" svg:width="16.144cm" svg:height="0.475cm" svg:x="2.2cm" svg:y="9.34cm">
          <draw:text-box>
            <text:p text:style-name="P1"><text:span text:style-name="T4">adoption, on 19 November, of resolution 1275 (1999) which extended the programme </text:span></text:p>
          </draw:text-box>
        </draw:frame>
        <draw:frame draw:style-name="gr1" draw:text-style-name="P2" draw:layer="layout" svg:width="16.216cm" svg:height="0.475cm" svg:x="2.2cm" svg:y="9.905cm">
          <draw:text-box>
            <text:p text:style-name="P1"><text:span text:style-name="T4">until 4 December. That was followed on 3 December by resolution 1280 (1999), which </text:span></text:p>
          </draw:text-box>
        </draw:frame>
        <draw:frame draw:style-name="gr1" draw:text-style-name="P2" draw:layer="layout" svg:width="16.567cm" svg:height="0.475cm" svg:x="2.2cm" svg:y="10.469cm">
          <draw:text-box>
            <text:p text:style-name="P1"><text:span text:style-name="T4">extended the regime for a further seven days to allow extra time for negotiations among </text:span></text:p>
          </draw:text-box>
        </draw:frame>
        <draw:frame draw:style-name="gr1" draw:text-style-name="P2" draw:layer="layout" svg:width="10.979cm" svg:height="0.475cm" svg:x="2.2cm" svg:y="11.033cm">
          <draw:text-box>
            <text:p text:style-name="P1"><text:span text:style-name="T4">the Permanent Members on a “comprehensive resolution”.</text:span></text:p>
          </draw:text-box>
        </draw:frame>
        <draw:frame draw:style-name="gr1" draw:text-style-name="P2" draw:layer="layout" svg:width="16.757cm" svg:height="0.475cm" svg:x="2.2cm" svg:y="11.948cm">
          <draw:text-box>
            <text:p text:style-name="P1"><text:span text:style-name="T6">808. </text:span><text:span text:style-name="T4"><text:s/>Mr Dejammet stated that the draft resolution, which had been submitted by the US, </text:span></text:p>
          </draw:text-box>
        </draw:frame>
        <draw:frame draw:style-name="gr1" draw:text-style-name="P2" draw:layer="layout" svg:width="16.618cm" svg:height="0.475cm" svg:x="2.2cm" svg:y="12.512cm">
          <draw:text-box>
            <text:p text:style-name="P1"><text:span text:style-name="T4">was drafted in such a way that it would be incapable of implementation, and that France </text:span></text:p>
          </draw:text-box>
        </draw:frame>
        <draw:frame draw:style-name="gr1" draw:text-style-name="P2" draw:layer="layout" svg:width="16.178cm" svg:height="0.475cm" svg:x="2.2cm" svg:y="13.077cm">
          <draw:text-box>
            <text:p text:style-name="P1"><text:span text:style-name="T4">had been told that the vote was being used to bring pressure to bear on the members </text:span></text:p>
          </draw:text-box>
        </draw:frame>
        <draw:frame draw:style-name="gr1" draw:text-style-name="P2" draw:layer="layout" svg:width="16.609cm" svg:height="0.475cm" svg:x="2.2cm" svg:y="13.641cm">
          <draw:text-box>
            <text:p text:style-name="P1"><text:span text:style-name="T4">of the Security Council in relation to discussions on a separate resolution (the resolution </text:span></text:p>
          </draw:text-box>
        </draw:frame>
        <draw:frame draw:style-name="gr1" draw:text-style-name="P2" draw:layer="layout" svg:width="6.001cm" svg:height="0.475cm" svg:x="2.2cm" svg:y="14.206cm">
          <draw:text-box>
            <text:p text:style-name="P1"><text:span text:style-name="T4">which became resolution 1284).</text:span></text:p>
          </draw:text-box>
        </draw:frame>
        <draw:frame draw:style-name="gr1" draw:text-style-name="P2" draw:layer="layout" svg:width="16.372cm" svg:height="0.475cm" svg:x="2.2cm" svg:y="15.12cm">
          <draw:text-box>
            <text:p text:style-name="P1"><text:span text:style-name="T6">809. </text:span><text:span text:style-name="T4"><text:s/>Mr Tan Sri Hasmy Agam, Malaysian Permanent Representative to the UN, stated </text:span></text:p>
          </draw:text-box>
        </draw:frame>
        <draw:frame draw:style-name="gr1" draw:text-style-name="P2" draw:layer="layout" svg:width="15.792cm" svg:height="0.475cm" svg:x="2.2cm" svg:y="15.685cm">
          <draw:text-box>
            <text:p text:style-name="P1"><text:span text:style-name="T4">that the seven-day extension clearly established a linkage to the discussions on the </text:span></text:p>
          </draw:text-box>
        </draw:frame>
        <draw:frame draw:style-name="gr1" draw:text-style-name="P2" draw:layer="layout" svg:width="15.97cm" svg:height="0.475cm" svg:x="2.2cm" svg:y="16.249cm">
          <draw:text-box>
            <text:p text:style-name="P1"><text:span text:style-name="T4">comprehensive resolution. Malaysia was unhappy about the underlying assumptions </text:span></text:p>
          </draw:text-box>
        </draw:frame>
        <draw:frame draw:style-name="gr1" draw:text-style-name="P2" draw:layer="layout" svg:width="16.161cm" svg:height="0.475cm" svg:x="2.2cm" svg:y="16.813cm">
          <draw:text-box>
            <text:p text:style-name="P1"><text:span text:style-name="T4">of that linkage, including that the difficulties could be resolved within a week when the </text:span></text:p>
          </draw:text-box>
        </draw:frame>
        <draw:frame draw:style-name="gr1" draw:text-style-name="P2" draw:layer="layout" svg:width="16.537cm" svg:height="0.475cm" svg:x="2.2cm" svg:y="17.378cm">
          <draw:text-box>
            <text:p text:style-name="P1"><text:span text:style-name="T4">Permanent Members of the Council had already been discussing a draft for five months </text:span></text:p>
          </draw:text-box>
        </draw:frame>
        <draw:frame draw:style-name="gr1" draw:text-style-name="P2" draw:layer="layout" svg:width="6.178cm" svg:height="0.475cm" svg:x="2.2cm" svg:y="17.942cm">
          <draw:text-box>
            <text:p text:style-name="P1"><text:span text:style-name="T4">and had not reached agreement.</text:span></text:p>
          </draw:text-box>
        </draw:frame>
        <draw:frame draw:style-name="gr1" draw:text-style-name="P2" draw:layer="layout" svg:width="14.404cm" svg:height="0.475cm" svg:x="2.2cm" svg:y="18.857cm">
          <draw:text-box>
            <text:p text:style-name="P1"><text:span text:style-name="T6">810. </text:span><text:span text:style-name="T4"><text:s/>Mr Gennadi Gatilov, Russian Deputy Permanent Representative to the </text:span></text:p>
          </draw:text-box>
        </draw:frame>
        <draw:frame draw:style-name="gr1" draw:text-style-name="P2" draw:layer="layout" svg:width="14.387cm" svg:height="0.475cm" svg:x="2.2cm" svg:y="19.421cm">
          <draw:text-box>
            <text:p text:style-name="P1"><text:span text:style-name="T4">UN, referred to an earlier Russian draft resolution proposing an extension of </text:span></text:p>
          </draw:text-box>
        </draw:frame>
        <draw:frame draw:style-name="gr1" draw:text-style-name="P2" draw:layer="layout" svg:width="14.565cm" svg:height="0.475cm" svg:x="2.2cm" svg:y="19.986cm">
          <draw:text-box>
            <text:p text:style-name="P1"><text:span text:style-name="T4">UN humanitarian operations in Iraq, reflecting recommendations from the UN </text:span></text:p>
          </draw:text-box>
        </draw:frame>
        <draw:frame draw:style-name="gr1" draw:text-style-name="P2" draw:layer="layout" svg:width="15.619cm" svg:height="0.475cm" svg:x="2.2cm" svg:y="20.55cm">
          <draw:text-box>
            <text:p text:style-name="P1"><text:span text:style-name="T4">Secretary-General and the recommendations of the humanitarian panel chaired by </text:span></text:p>
          </draw:text-box>
        </draw:frame>
        <draw:frame draw:style-name="gr1" draw:text-style-name="P2" draw:layer="layout" svg:width="15.598cm" svg:height="0.475cm" svg:x="2.2cm" svg:y="21.115cm">
          <draw:text-box>
            <text:p text:style-name="P1"><text:span text:style-name="T4">Mr Amorim. Russia regarded the attempt to set “artificial time limits” on the need to </text:span></text:p>
          </draw:text-box>
        </draw:frame>
        <draw:frame draw:style-name="gr1" draw:text-style-name="P2" draw:layer="layout" svg:width="16.084cm" svg:height="0.475cm" svg:x="2.2cm" svg:y="21.679cm">
          <draw:text-box>
            <text:p text:style-name="P1"><text:span text:style-name="T4">reach agreement on the remaining serious problems in the comprehensive resolution </text:span></text:p>
          </draw:text-box>
        </draw:frame>
        <draw:frame draw:style-name="gr1" draw:text-style-name="P2" draw:layer="layout" svg:width="4.676cm" svg:height="0.475cm" svg:x="2.2cm" svg:y="22.243cm">
          <draw:text-box>
            <text:p text:style-name="P1"><text:span text:style-name="T4">as “totally inappropriate”.</text:span></text:p>
          </draw:text-box>
        </draw:frame>
        <draw:frame draw:style-name="gr1" draw:text-style-name="P2" draw:layer="layout" svg:width="15.149cm" svg:height="0.475cm" svg:x="2.2cm" svg:y="23.158cm">
          <draw:text-box>
            <text:p text:style-name="P1"><text:span text:style-name="T6">811. </text:span><text:span text:style-name="T4"><text:s/>Mr Qin Huasun stated that the resolution was “mainly intended to force the </text:span></text:p>
          </draw:text-box>
        </draw:frame>
        <draw:frame draw:style-name="gr1" draw:text-style-name="P2" draw:layer="layout" svg:width="16.021cm" svg:height="0.475cm" svg:x="2.2cm" svg:y="23.722cm">
          <draw:text-box>
            <text:p text:style-name="P1"><text:span text:style-name="T4">Council to adopt, as soon as possible, a new omnibus resolution on Iraq”. China was </text:span></text:p>
          </draw:text-box>
        </draw:frame>
        <draw:frame draw:style-name="gr1" draw:text-style-name="P2" draw:layer="layout" svg:width="15.755cm" svg:height="0.475cm" svg:x="2.2cm" svg:y="24.287cm">
          <draw:text-box>
            <text:p text:style-name="P1"><text:span text:style-name="T4">“</text:span><text:span text:style-name="T4">extremely dissatisfied and disappointed” by the deadlock, but the unilateral military </text:span></text:p>
          </draw:text-box>
        </draw:frame>
        <draw:line draw:style-name="gr7" draw:text-style-name="P8" draw:layer="layout" svg:x1="2.199cm" svg:y1="25.853cm" svg:x2="7.3cm" svg:y2="25.853cm">
          <text:p/>
        </draw:line>
        <draw:frame draw:style-name="gr1" draw:text-style-name="P2" draw:layer="layout" svg:width="15.991cm" svg:height="0.475cm" svg:x="2.2cm" svg:y="24.851cm">
          <draw:text-box>
            <text:p text:style-name="P1"><text:span text:style-name="T4">strike in December 1998 was the “main reason” the UN arms-verification programme 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315 </text:span></text:p>
          </draw:text-box>
        </draw:frame>
        <draw:frame draw:style-name="gr4" draw:text-style-name="P5" draw:layer="layout" svg:width="9.396cm" svg:height="0.395cm" svg:x="2.646cm" svg:y="26.357cm">
          <draw:text-box>
            <text:p text:style-name="P1"><text:span text:style-name="T11">Letter Barton to Barrow, 2 June 1999, ‘Iraq: Future Strategy’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316 </text:span></text:p>
          </draw:text-box>
        </draw:frame>
        <draw:frame draw:style-name="gr4" draw:text-style-name="P5" draw:layer="layout" svg:width="9.591cm" svg:height="0.395cm" svg:x="2.646cm" svg:y="26.781cm">
          <draw:text-box>
            <text:p text:style-name="P1"><text:span text:style-name="T11">Letter Barton to Barrow, 14 June 1999, ‘Iraq: Future Strategy’.</text:span></text:p>
          </draw:text-box>
        </draw:frame>
      </draw:page>
      <draw:page draw:name="page1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8</text:span></text:p>
          </draw:text-box>
        </draw:frame>
        <draw:frame draw:style-name="gr1" draw:text-style-name="P2" draw:layer="layout" svg:width="16.719cm" svg:height="0.475cm" svg:x="2.2cm" svg:y="2.525cm">
          <draw:text-box>
            <text:p text:style-name="P1"><text:span text:style-name="T4">had been suspended and those countries which had launched those strikes “should now </text:span></text:p>
          </draw:text-box>
        </draw:frame>
        <draw:frame draw:style-name="gr1" draw:text-style-name="P2" draw:layer="layout" svg:width="2.97cm" svg:height="0.475cm" svg:x="2.2cm" svg:y="3.09cm">
          <draw:text-box>
            <text:p text:style-name="P1"><text:span text:style-name="T4">show flexibility”.</text:span></text:p>
          </draw:text-box>
        </draw:frame>
        <draw:frame draw:style-name="gr1" draw:text-style-name="P2" draw:layer="layout" svg:width="15.843cm" svg:height="0.475cm" svg:x="2.2cm" svg:y="4.004cm">
          <draw:text-box>
            <text:p text:style-name="P1"><text:span text:style-name="T6">812. </text:span><text:span text:style-name="T4"><text:s/>Resolution 1284, adopted on 17 December, welcomed the reports of the three </text:span></text:p>
          </draw:text-box>
        </draw:frame>
        <draw:frame draw:style-name="gr1" draw:text-style-name="P2" draw:layer="layout" svg:width="16.69cm" svg:height="0.475cm" svg:x="2.2cm" svg:y="4.568cm">
          <draw:text-box>
            <text:p text:style-name="P1"><text:span text:style-name="T4">panels chaired by Mr Amorim, which had been subject to “comprehensive consideration” </text:span></text:p>
          </draw:text-box>
        </draw:frame>
        <draw:frame draw:style-name="gr1" draw:text-style-name="P2" draw:layer="layout" svg:width="16.118cm" svg:height="0.475cm" svg:x="2.2cm" svg:y="5.133cm">
          <draw:text-box>
            <text:p text:style-name="P1"><text:span text:style-name="T4">by the Council, and stressed the “importance of a comprehensive approach to the full </text:span></text:p>
          </draw:text-box>
        </draw:frame>
        <draw:frame draw:style-name="gr1" draw:text-style-name="P2" draw:layer="layout" svg:width="15.708cm" svg:height="0.475cm" svg:x="2.2cm" svg:y="5.697cm">
          <draw:text-box>
            <text:p text:style-name="P1"><text:span text:style-name="T4">implementation of all relevant Security Council resolutions … and the need for Iraqi </text:span></text:p>
          </draw:text-box>
        </draw:frame>
        <draw:frame draw:style-name="gr1" draw:text-style-name="P2" draw:layer="layout" svg:width="6.61cm" svg:height="0.475cm" svg:x="2.2cm" svg:y="6.262cm">
          <draw:text-box>
            <text:p text:style-name="P1"><text:span text:style-name="T4">compliance with those resolutions”.</text:span></text:p>
          </draw:text-box>
        </draw:frame>
        <draw:frame draw:style-name="gr6" draw:text-style-name="P7" draw:layer="layout" svg:width="0.408cm" svg:height="0.276cm" svg:x="8.788cm" svg:y="6.281cm">
          <draw:text-box>
            <text:p text:style-name="P1"><text:span text:style-name="T9">317</text:span></text:p>
          </draw:text-box>
        </draw:frame>
        <draw:frame draw:style-name="gr1" draw:text-style-name="P2" draw:layer="layout" svg:width="16.694cm" svg:height="0.475cm" svg:x="2.2cm" svg:y="7.176cm">
          <draw:text-box>
            <text:p text:style-name="P1"><text:span text:style-name="T6">813. </text:span><text:span text:style-name="T4"><text:s/>The resolution also acknowledged the “progress made by Iraq towards compliance </text:span></text:p>
          </draw:text-box>
        </draw:frame>
        <draw:frame draw:style-name="gr1" draw:text-style-name="P2" draw:layer="layout" svg:width="14.844cm" svg:height="0.475cm" svg:x="2.2cm" svg:y="7.741cm">
          <draw:text-box>
            <text:p text:style-name="P1"><text:span text:style-name="T4">with the provisions of resolution 687”, but noted that “as a result of its failure to </text:span></text:p>
          </draw:text-box>
        </draw:frame>
        <draw:frame draw:style-name="gr1" draw:text-style-name="P2" draw:layer="layout" svg:width="15.318cm" svg:height="0.475cm" svg:x="2.2cm" svg:y="8.305cm">
          <draw:text-box>
            <text:p text:style-name="P1"><text:span text:style-name="T4">implement the relevant Council resolutions fully, the conditions do not exist which </text:span></text:p>
          </draw:text-box>
        </draw:frame>
        <draw:frame draw:style-name="gr1" draw:text-style-name="P2" draw:layer="layout" svg:width="15.386cm" svg:height="0.475cm" svg:x="2.2cm" svg:y="8.87cm">
          <draw:text-box>
            <text:p text:style-name="P1"><text:span text:style-name="T4">would enable the Council to take a decision … to lift the prohibitions referred to in </text:span></text:p>
          </draw:text-box>
        </draw:frame>
        <draw:frame draw:style-name="gr1" draw:text-style-name="P2" draw:layer="layout" svg:width="2.931cm" svg:height="0.475cm" svg:x="2.2cm" svg:y="9.434cm">
          <draw:text-box>
            <text:p text:style-name="P1"><text:span text:style-name="T4">that resolution”.</text:span></text:p>
          </draw:text-box>
        </draw:frame>
        <draw:frame draw:style-name="gr1" draw:text-style-name="P2" draw:layer="layout" svg:width="16.313cm" svg:height="0.475cm" svg:x="2.2cm" svg:y="10.348cm">
          <draw:text-box>
            <text:p text:style-name="P1"><text:span text:style-name="T6">814. </text:span><text:span text:style-name="T4"><text:s/>The resolution comprised four sections: disarmament; repatriation of Kuwaiti and </text:span></text:p>
          </draw:text-box>
        </draw:frame>
        <draw:frame draw:style-name="gr1" draw:text-style-name="P2" draw:layer="layout" svg:width="16.309cm" svg:height="0.475cm" svg:x="2.2cm" svg:y="10.913cm">
          <draw:text-box>
            <text:p text:style-name="P1"><text:span text:style-name="T4">third-country nationals and property; the humanitarian situation; and the arrangements </text:span></text:p>
          </draw:text-box>
        </draw:frame>
        <draw:frame draw:style-name="gr1" draw:text-style-name="P2" draw:layer="layout" svg:width="10.213cm" svg:height="0.475cm" svg:x="2.2cm" svg:y="11.477cm">
          <draw:text-box>
            <text:p text:style-name="P1"><text:span text:style-name="T4">for considering the suspension and lifting of sanctions.</text:span></text:p>
          </draw:text-box>
        </draw:frame>
        <draw:frame draw:style-name="gr1" draw:text-style-name="P2" draw:layer="layout" svg:width="13.527cm" svg:height="0.475cm" svg:x="2.2cm" svg:y="12.392cm">
          <draw:text-box>
            <text:p text:style-name="P1"><text:span text:style-name="T6">815. </text:span><text:span text:style-name="T4"><text:s/>The provisions on disarmament included that the Security Council:</text:span></text:p>
          </draw:text-box>
        </draw:frame>
        <draw:frame draw:style-name="gr2" draw:text-style-name="P3" draw:layer="layout" svg:width="0.634cm" svg:height="0.712cm" svg:x="2.95cm" svg:y="13.1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93cm" svg:height="0.475cm" svg:x="3.7cm" svg:y="13.306cm">
          <draw:text-box>
            <text:p text:style-name="P1"><text:span text:style-name="T4">decided to replace UNSCOM with the United Nations Monitoring, Verification </text:span></text:p>
          </draw:text-box>
        </draw:frame>
        <draw:frame draw:style-name="gr1" draw:text-style-name="P2" draw:layer="layout" svg:width="14.671cm" svg:height="0.475cm" svg:x="3.7cm" svg:y="13.871cm">
          <draw:text-box>
            <text:p text:style-name="P1"><text:span text:style-name="T4">and Inspection Commission (UNMOVIC), which would operate as the Amorim </text:span></text:p>
          </draw:text-box>
        </draw:frame>
        <draw:frame draw:style-name="gr1" draw:text-style-name="P2" draw:layer="layout" svg:width="15.098cm" svg:height="0.475cm" svg:x="3.7cm" svg:y="14.435cm">
          <draw:text-box>
            <text:p text:style-name="P1"><text:span text:style-name="T4">panel recommended, to provide “a reinforced system of ongoing monitoring and </text:span></text:p>
          </draw:text-box>
        </draw:frame>
        <draw:frame draw:style-name="gr1" draw:text-style-name="P2" draw:layer="layout" svg:width="14.992cm" svg:height="0.475cm" svg:x="3.7cm" svg:y="15cm">
          <draw:text-box>
            <text:p text:style-name="P1"><text:span text:style-name="T4">verification, which will implement the plan approved by the Council in resolution </text:span></text:p>
          </draw:text-box>
        </draw:frame>
        <draw:frame draw:style-name="gr1" draw:text-style-name="P2" draw:layer="layout" svg:width="10.865cm" svg:height="0.475cm" svg:x="3.7cm" svg:y="15.564cm">
          <draw:text-box>
            <text:p text:style-name="P1"><text:span text:style-name="T4">715 (1991) and address unresolved disarmament issues”;</text:span></text:p>
          </draw:text-box>
        </draw:frame>
        <draw:frame draw:style-name="gr2" draw:text-style-name="P3" draw:layer="layout" svg:width="0.634cm" svg:height="0.712cm" svg:x="2.95cm" svg:y="16.07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5.831cm" svg:height="0.475cm" svg:x="3.7cm" svg:y="16.228cm">
          <draw:text-box>
            <text:p text:style-name="P1"><text:span text:style-name="T4">reaffirmed the role of the IAEA;</text:span></text:p>
          </draw:text-box>
        </draw:frame>
        <draw:frame draw:style-name="gr2" draw:text-style-name="P3" draw:layer="layout" svg:width="0.634cm" svg:height="0.712cm" svg:x="2.95cm" svg:y="16.73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908cm" svg:height="0.475cm" svg:x="3.7cm" svg:y="16.893cm">
          <draw:text-box>
            <text:p text:style-name="P1"><text:span text:style-name="T4">reaffimed the provisions of relevant resolutions requiring Iraq’s compliance and </text:span></text:p>
          </draw:text-box>
        </draw:frame>
        <draw:frame draw:style-name="gr1" draw:text-style-name="P2" draw:layer="layout" svg:width="15.166cm" svg:height="0.475cm" svg:x="3.7cm" svg:y="17.457cm">
          <draw:text-box>
            <text:p text:style-name="P1"><text:span text:style-name="T4">affirmed that Iraq’s obligations to co-operate with the Special Commission would </text:span></text:p>
          </draw:text-box>
        </draw:frame>
        <draw:frame draw:style-name="gr1" draw:text-style-name="P2" draw:layer="layout" svg:width="5.687cm" svg:height="0.475cm" svg:x="3.7cm" svg:y="18.022cm">
          <draw:text-box>
            <text:p text:style-name="P1"><text:span text:style-name="T4">apply in respect of UNMOVIC;</text:span></text:p>
          </draw:text-box>
        </draw:frame>
        <draw:frame draw:style-name="gr2" draw:text-style-name="P3" draw:layer="layout" svg:width="0.634cm" svg:height="0.712cm" svg:x="2.95cm" svg:y="18.5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61cm" svg:height="0.475cm" svg:x="3.7cm" svg:y="18.686cm">
          <draw:text-box>
            <text:p text:style-name="P1"><text:span text:style-name="T4">decided “in particular” that Iraq should “allow UNMOVIC teams immediate, </text:span></text:p>
          </draw:text-box>
        </draw:frame>
        <draw:frame draw:style-name="gr1" draw:text-style-name="P2" draw:layer="layout" svg:width="15.208cm" svg:height="0.475cm" svg:x="3.7cm" svg:y="19.251cm">
          <draw:text-box>
            <text:p text:style-name="P1"><text:span text:style-name="T4">unconditional and unrestricted access” to all sites or facilities it wished to inspect </text:span></text:p>
          </draw:text-box>
        </draw:frame>
        <draw:frame draw:style-name="gr1" draw:text-style-name="P2" draw:layer="layout" svg:width="14.442cm" svg:height="0.475cm" svg:x="3.7cm" svg:y="19.815cm">
          <draw:text-box>
            <text:p text:style-name="P1"><text:span text:style-name="T4">and to all individuals under the authority of the Iraqi Government it wished to </text:span></text:p>
          </draw:text-box>
        </draw:frame>
        <draw:frame draw:style-name="gr1" draw:text-style-name="P2" draw:layer="layout" svg:width="1.793cm" svg:height="0.475cm" svg:x="3.7cm" svg:y="20.38cm">
          <draw:text-box>
            <text:p text:style-name="P1"><text:span text:style-name="T4">interview;</text:span></text:p>
          </draw:text-box>
        </draw:frame>
        <draw:frame draw:style-name="gr2" draw:text-style-name="P3" draw:layer="layout" svg:width="0.634cm" svg:height="0.712cm" svg:x="2.95cm" svg:y="20.88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05cm" svg:height="0.475cm" svg:x="3.7cm" svg:y="21.044cm">
          <draw:text-box>
            <text:p text:style-name="P1"><text:span text:style-name="T4">requested the Secretary-General to appoint an Executive Chairman and, in </text:span></text:p>
          </draw:text-box>
        </draw:frame>
        <draw:frame draw:style-name="gr1" draw:text-style-name="P2" draw:layer="layout" svg:width="13.815cm" svg:height="0.475cm" svg:x="3.7cm" svg:y="21.608cm">
          <draw:text-box>
            <text:p text:style-name="P1"><text:span text:style-name="T4">consultation with him and Council members, to appoint “suitably qualified </text:span></text:p>
          </draw:text-box>
        </draw:frame>
        <draw:frame draw:style-name="gr1" draw:text-style-name="P2" draw:layer="layout" svg:width="14.006cm" svg:height="0.475cm" svg:x="3.7cm" svg:y="22.173cm">
          <draw:text-box>
            <text:p text:style-name="P1"><text:span text:style-name="T4">experts as a College of Commissioners for UNMOVIC” which would “meet </text:span></text:p>
          </draw:text-box>
        </draw:frame>
        <draw:frame draw:style-name="gr1" draw:text-style-name="P2" draw:layer="layout" svg:width="14.103cm" svg:height="0.475cm" svg:x="3.7cm" svg:y="22.737cm">
          <draw:text-box>
            <text:p text:style-name="P1"><text:span text:style-name="T4">regularly to review the implementation” of the resolution and other relevant </text:span></text:p>
          </draw:text-box>
        </draw:frame>
        <draw:frame draw:style-name="gr1" draw:text-style-name="P2" draw:layer="layout" svg:width="14.014cm" svg:height="0.475cm" svg:x="3.7cm" svg:y="23.302cm">
          <draw:text-box>
            <text:p text:style-name="P1"><text:span text:style-name="T4">resolutions, and “provide advice and guidance to the Executive Chairman, </text:span></text:p>
          </draw:text-box>
        </draw:frame>
        <draw:frame draw:style-name="gr1" draw:text-style-name="P2" draw:layer="layout" svg:width="15.217cm" svg:height="0.475cm" svg:x="3.7cm" svg:y="23.866cm">
          <draw:text-box>
            <text:p text:style-name="P1"><text:span text:style-name="T4">including on significant policy decisions and on written reports to be submitted to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8.244cm" svg:height="0.475cm" svg:x="3.7cm" svg:y="24.431cm">
          <draw:text-box>
            <text:p text:style-name="P1"><text:span text:style-name="T4">the Council through the Secretary-General”;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317 </text:span></text:p>
          </draw:text-box>
        </draw:frame>
        <draw:frame draw:style-name="gr4" draw:text-style-name="P5" draw:layer="layout" svg:width="6.847cm" svg:height="0.395cm" svg:x="2.646cm" svg:y="26.781cm">
          <draw:text-box>
            <text:p text:style-name="P1"><text:span text:style-name="T11">UN Security Council resolution 1284 (1999).</text:span></text:p>
          </draw:text-box>
        </draw:frame>
      </draw:page>
      <draw:page draw:name="page159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077cm" svg:height="0.475cm" svg:x="3.7cm" svg:y="2.525cm">
          <draw:text-box>
            <text:p text:style-name="P1"><text:span text:style-name="T4">requested the Executive Chairman to put forward proposals for the organisation </text:span></text:p>
          </draw:text-box>
        </draw:frame>
        <draw:frame draw:style-name="gr1" draw:text-style-name="P2" draw:layer="layout" svg:width="8.998cm" svg:height="0.475cm" svg:x="3.7cm" svg:y="3.09cm">
          <draw:text-box>
            <text:p text:style-name="P1"><text:span text:style-name="T4">of UNMOVIC within 45 days of his appointment;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828cm" svg:height="0.475cm" svg:x="3.7cm" svg:y="3.754cm">
          <draw:text-box>
            <text:p text:style-name="P1"><text:span text:style-name="T4">decided that UNMOVIC and the IAEA would, “not later than 60 days after </text:span></text:p>
          </draw:text-box>
        </draw:frame>
        <draw:frame draw:style-name="gr1" draw:text-style-name="P2" draw:layer="layout" svg:width="14.552cm" svg:height="0.475cm" svg:x="3.7cm" svg:y="4.318cm">
          <draw:text-box>
            <text:p text:style-name="P1"><text:span text:style-name="T4">they have both started work in Iraq”, each draw up a work programme for the </text:span></text:p>
          </draw:text-box>
        </draw:frame>
        <draw:frame draw:style-name="gr1" draw:text-style-name="P2" draw:layer="layout" svg:width="15.094cm" svg:height="0.475cm" svg:x="3.7cm" svg:y="4.883cm">
          <draw:text-box>
            <text:p text:style-name="P1"><text:span text:style-name="T4">discharge of their mandates for approval by the Council; the programmes would </text:span></text:p>
          </draw:text-box>
        </draw:frame>
        <draw:frame draw:style-name="gr1" draw:text-style-name="P2" draw:layer="layout" svg:width="15.124cm" svg:height="0.475cm" svg:x="3.7cm" svg:y="5.447cm">
          <draw:text-box>
            <text:p text:style-name="P1"><text:span text:style-name="T4">“</text:span><text:span text:style-name="T4">include both the implementation of the reinforced system of ongoing monitoring </text:span></text:p>
          </draw:text-box>
        </draw:frame>
        <draw:frame draw:style-name="gr1" draw:text-style-name="P2" draw:layer="layout" svg:width="14.789cm" svg:height="0.475cm" svg:x="3.7cm" svg:y="6.012cm">
          <draw:text-box>
            <text:p text:style-name="P1"><text:span text:style-name="T4">and verification, and the key remaining disarmament tasks to be completed by </text:span></text:p>
          </draw:text-box>
        </draw:frame>
        <draw:frame draw:style-name="gr1" draw:text-style-name="P2" draw:layer="layout" svg:width="5.933cm" svg:height="0.475cm" svg:x="3.7cm" svg:y="6.576cm">
          <draw:text-box>
            <text:p text:style-name="P1"><text:span text:style-name="T4">Iraq pursuant to its obligations”;</text:span></text:p>
          </draw:text-box>
        </draw:frame>
        <draw:frame draw:style-name="gr2" draw:text-style-name="P3" draw:layer="layout" svg:width="0.634cm" svg:height="0.712cm" svg:x="2.95cm" svg:y="7.08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54cm" svg:height="0.475cm" svg:x="3.7cm" svg:y="7.241cm">
          <draw:text-box>
            <text:p text:style-name="P1"><text:span text:style-name="T4">further decided that what was “required of Iraq for the implementation of each </text:span></text:p>
          </draw:text-box>
        </draw:frame>
        <draw:frame draw:style-name="gr1" draw:text-style-name="P2" draw:layer="layout" svg:width="7.796cm" svg:height="0.475cm" svg:x="3.7cm" svg:y="7.805cm">
          <draw:text-box>
            <text:p text:style-name="P1"><text:span text:style-name="T4">task shall be clearly defined and precise”;</text:span></text:p>
          </draw:text-box>
        </draw:frame>
        <draw:frame draw:style-name="gr2" draw:text-style-name="P3" draw:layer="layout" svg:width="0.634cm" svg:height="0.712cm" svg:x="2.95cm" svg:y="8.31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87cm" svg:height="0.475cm" svg:x="3.7cm" svg:y="8.47cm">
          <draw:text-box>
            <text:p text:style-name="P1"><text:span text:style-name="T4">requested the Executive Chairman of UNMOVIC and the Director General of the </text:span></text:p>
          </draw:text-box>
        </draw:frame>
        <draw:frame draw:style-name="gr1" draw:text-style-name="P2" draw:layer="layout" svg:width="14.984cm" svg:height="0.475cm" svg:x="3.7cm" svg:y="9.034cm">
          <draw:text-box>
            <text:p text:style-name="P1"><text:span text:style-name="T4">IAEA were also to review and update the list of items and technology controlled </text:span></text:p>
          </draw:text-box>
        </draw:frame>
        <draw:frame draw:style-name="gr1" draw:text-style-name="P2" draw:layer="layout" svg:width="5.772cm" svg:height="0.475cm" svg:x="3.7cm" svg:y="9.598cm">
          <draw:text-box>
            <text:p text:style-name="P1"><text:span text:style-name="T4">by resolution 1051 (1996); and</text:span></text:p>
          </draw:text-box>
        </draw:frame>
        <draw:frame draw:style-name="gr2" draw:text-style-name="P3" draw:layer="layout" svg:width="0.634cm" svg:height="0.712cm" svg:x="2.95cm" svg:y="10.10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86cm" svg:height="0.475cm" svg:x="3.7cm" svg:y="10.263cm">
          <draw:text-box>
            <text:p text:style-name="P1"><text:span text:style-name="T4">requested the Executive Chairman of UNMOVIC to “report immediately when </text:span></text:p>
          </draw:text-box>
        </draw:frame>
        <draw:frame draw:style-name="gr1" draw:text-style-name="P2" draw:layer="layout" svg:width="13.98cm" svg:height="0.475cm" svg:x="3.7cm" svg:y="10.827cm">
          <draw:text-box>
            <text:p text:style-name="P1"><text:span text:style-name="T4">the reinforced system of ongoing monitoring and verification [OMV] is fully </text:span></text:p>
          </draw:text-box>
        </draw:frame>
        <draw:frame draw:style-name="gr1" draw:text-style-name="P2" draw:layer="layout" svg:width="3.664cm" svg:height="0.475cm" svg:x="3.7cm" svg:y="11.392cm">
          <draw:text-box>
            <text:p text:style-name="P1"><text:span text:style-name="T4">operational in Iraq”.</text:span></text:p>
          </draw:text-box>
        </draw:frame>
        <draw:frame draw:style-name="gr1" draw:text-style-name="P2" draw:layer="layout" svg:width="16.215cm" svg:height="0.475cm" svg:x="2.2cm" svg:y="12.306cm">
          <draw:text-box>
            <text:p text:style-name="P1"><text:span text:style-name="T6">816. </text:span><text:span text:style-name="T4"><text:s/>The resolution reiterated Iraq’s obligations in respect of Kuwait and third-country </text:span></text:p>
          </draw:text-box>
        </draw:frame>
        <draw:frame draw:style-name="gr1" draw:text-style-name="P2" draw:layer="layout" svg:width="16.042cm" svg:height="0.475cm" svg:x="2.2cm" svg:y="12.871cm">
          <draw:text-box>
            <text:p text:style-name="P1"><text:span text:style-name="T4">nationals and property, and called on the Government of Iraq to resume co-operation </text:span></text:p>
          </draw:text-box>
        </draw:frame>
        <draw:frame draw:style-name="gr1" draw:text-style-name="P2" draw:layer="layout" svg:width="16.597cm" svg:height="0.475cm" svg:x="2.2cm" svg:y="13.435cm">
          <draw:text-box>
            <text:p text:style-name="P1"><text:span text:style-name="T4">with the Tripartite Commission and asked the Secretary-General to report to the Council </text:span></text:p>
          </draw:text-box>
        </draw:frame>
        <draw:frame draw:style-name="gr1" draw:text-style-name="P2" draw:layer="layout" svg:width="7.525cm" svg:height="0.475cm" svg:x="2.2cm" svg:y="14cm">
          <draw:text-box>
            <text:p text:style-name="P1"><text:span text:style-name="T4">every four months on Iraq’s compliance.</text:span></text:p>
          </draw:text-box>
        </draw:frame>
        <draw:frame draw:style-name="gr1" draw:text-style-name="P2" draw:layer="layout" svg:width="10.128cm" svg:height="0.475cm" svg:x="2.2cm" svg:y="14.914cm">
          <draw:text-box>
            <text:p text:style-name="P1"><text:span text:style-name="T6">817. </text:span><text:span text:style-name="T4"><text:s/>The provisions on humanitarian issues included:</text:span></text:p>
          </draw:text-box>
        </draw:frame>
        <draw:frame draw:style-name="gr2" draw:text-style-name="P3" draw:layer="layout" svg:width="0.634cm" svg:height="0.712cm" svg:x="2.95cm" svg:y="15.67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82cm" svg:height="0.475cm" svg:x="3.7cm" svg:y="15.828cm">
          <draw:text-box>
            <text:p text:style-name="P1"><text:span text:style-name="T4">abolishing the ceiling on the export of Iraq’s petroleum and petroleum products </text:span></text:p>
          </draw:text-box>
        </draw:frame>
        <draw:frame draw:style-name="gr1" draw:text-style-name="P2" draw:layer="layout" svg:width="14.814cm" svg:height="0.475cm" svg:x="3.7cm" svg:y="16.393cm">
          <draw:text-box>
            <text:p text:style-name="P1"><text:span text:style-name="T4">by authorising States to permit the import of “any volume”, notwithstanding the </text:span></text:p>
          </draw:text-box>
        </draw:frame>
        <draw:frame draw:style-name="gr1" draw:text-style-name="P2" draw:layer="layout" svg:width="6.64cm" svg:height="0.475cm" svg:x="3.7cm" svg:y="16.957cm">
          <draw:text-box>
            <text:p text:style-name="P1"><text:span text:style-name="T4">provisions of resolution 661 (1990);</text:span></text:p>
          </draw:text-box>
        </draw:frame>
        <draw:frame draw:style-name="gr2" draw:text-style-name="P3" draw:layer="layout" svg:width="0.634cm" svg:height="0.712cm" svg:x="2.95cm" svg:y="17.46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86cm" svg:height="0.475cm" svg:x="3.7cm" svg:y="17.622cm">
          <draw:text-box>
            <text:p text:style-name="P1"><text:span text:style-name="T4">deciding that only items subject to the provisions of resolution 1051 (1996) </text:span></text:p>
          </draw:text-box>
        </draw:frame>
        <draw:frame draw:style-name="gr1" draw:text-style-name="P2" draw:layer="layout" svg:width="13.875cm" svg:height="0.475cm" svg:x="3.7cm" svg:y="18.186cm">
          <draw:text-box>
            <text:p text:style-name="P1"><text:span text:style-name="T4">would need to be submitted for approval to the Committee established by </text:span></text:p>
          </draw:text-box>
        </draw:frame>
        <draw:frame draw:style-name="gr1" draw:text-style-name="P2" draw:layer="layout" svg:width="14.213cm" svg:height="0.475cm" svg:x="3.7cm" svg:y="18.751cm">
          <draw:text-box>
            <text:p text:style-name="P1"><text:span text:style-name="T4">resolution 661 (1990), and requesting that Committee to appoint a group of </text:span></text:p>
          </draw:text-box>
        </draw:frame>
        <draw:frame draw:style-name="gr1" draw:text-style-name="P2" draw:layer="layout" svg:width="14.721cm" svg:height="0.475cm" svg:x="3.7cm" svg:y="19.315cm">
          <draw:text-box>
            <text:p text:style-name="P1"><text:span text:style-name="T4">experts which would be mandated speedily to approve “contracts for the parts </text:span></text:p>
          </draw:text-box>
        </draw:frame>
        <draw:frame draw:style-name="gr1" draw:text-style-name="P2" draw:layer="layout" svg:width="14.654cm" svg:height="0.475cm" svg:x="3.7cm" svg:y="19.88cm">
          <draw:text-box>
            <text:p text:style-name="P1"><text:span text:style-name="T4">and equipments necessary to enable Iraq to increase its exports of petroleum </text:span></text:p>
          </draw:text-box>
        </draw:frame>
        <draw:frame draw:style-name="gr1" draw:text-style-name="P2" draw:layer="layout" svg:width="4.726cm" svg:height="0.475cm" svg:x="3.7cm" svg:y="20.444cm">
          <draw:text-box>
            <text:p text:style-name="P1"><text:span text:style-name="T4">and petroleum products”;</text:span></text:p>
          </draw:text-box>
        </draw:frame>
        <draw:frame draw:style-name="gr2" draw:text-style-name="P3" draw:layer="layout" svg:width="0.634cm" svg:height="0.712cm" svg:x="2.95cm" svg:y="20.95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14cm" svg:height="0.475cm" svg:x="3.7cm" svg:y="21.108cm">
          <draw:text-box>
            <text:p text:style-name="P1"><text:span text:style-name="T4">requesting the Secretary-General to maximise the benefits of the arrangement </text:span></text:p>
          </draw:text-box>
        </draw:frame>
        <draw:frame draw:style-name="gr1" draw:text-style-name="P2" draw:layer="layout" svg:width="13.671cm" svg:height="0.475cm" svg:x="3.7cm" svg:y="21.673cm">
          <draw:text-box>
            <text:p text:style-name="P1"><text:span text:style-name="T4">set out in resolution 986 (1995) and to ensure that all supplies under the </text:span></text:p>
          </draw:text-box>
        </draw:frame>
        <draw:frame draw:style-name="gr1" draw:text-style-name="P2" draw:layer="layout" svg:width="10.01cm" svg:height="0.475cm" svg:x="3.7cm" svg:y="22.237cm">
          <draw:text-box>
            <text:p text:style-name="P1"><text:span text:style-name="T4">humanitarian programme were utilised as authorised;</text:span></text:p>
          </draw:text-box>
        </draw:frame>
        <draw:frame draw:style-name="gr2" draw:text-style-name="P3" draw:layer="layout" svg:width="0.634cm" svg:height="0.712cm" svg:x="2.95cm" svg:y="22.745cm">
          <draw:text-box>
            <text:p text:style-name="P1"><text:span text:style-name="T12">• </text:span></text:p>
          </draw:text-box>
        </draw:frame>
        <draw:frame draw:style-name="gr1" draw:text-style-name="P2" draw:layer="layout" svg:width="6.881cm" svg:height="0.475cm" svg:x="3.7cm" svg:y="22.902cm">
          <draw:text-box>
            <text:p text:style-name="P1"><text:span text:style-name="T4">calling on the Government of Iraq to:</text:span></text:p>
          </draw:text-box>
        </draw:frame>
        <draw:frame draw:style-name="gr10" draw:text-style-name="P11" draw:layer="layout" svg:width="0.317cm" svg:height="0.374cm" svg:x="4.383cm" svg:y="23.619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3.619cm">
          <draw:text-box>
            <text:p text:style-name="P1"><text:span text:style-name="T14">{</text:span></text:p>
          </draw:text-box>
        </draw:frame>
        <draw:frame draw:style-name="gr1" draw:text-style-name="P2" draw:layer="layout" svg:width="11.89cm" svg:height="0.475cm" svg:x="4.73cm" svg:y="23.566cm">
          <draw:text-box>
            <text:p text:style-name="P1"><text:span text:style-name="T4">“</text:span><text:span text:style-name="T4">take all steps to ensure the timely and equitable distribution of </text:span></text:p>
          </draw:text-box>
        </draw:frame>
        <draw:frame draw:style-name="gr1" draw:text-style-name="P2" draw:layer="layout" svg:width="3.994cm" svg:height="0.475cm" svg:x="4.73cm" svg:y="24.131cm">
          <draw:text-box>
            <text:p text:style-name="P1"><text:span text:style-name="T4">humanitarian goods”;</text:span></text:p>
          </draw:text-box>
        </draw:frame>
        <draw:frame draw:style-name="gr10" draw:text-style-name="P11" draw:layer="layout" svg:width="0.317cm" svg:height="0.374cm" svg:x="4.383cm" svg:y="24.848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4.848cm">
          <draw:text-box>
            <text:p text:style-name="P1"><text:span text:style-name="T14">{</text:span></text:p>
          </draw:text-box>
        </draw:frame>
        <draw:frame draw:style-name="gr1" draw:text-style-name="P2" draw:layer="layout" svg:width="12.541cm" svg:height="0.475cm" svg:x="4.73cm" svg:y="24.795cm">
          <draw:text-box>
            <text:p text:style-name="P1"><text:span text:style-name="T4">“</text:span><text:span text:style-name="T4">address effectively the needs of vulnerable groups … without any </text:span></text:p>
          </draw:text-box>
        </draw:frame>
        <draw:frame draw:style-name="gr1" draw:text-style-name="P2" draw:layer="layout" svg:width="2.851cm" svg:height="0.475cm" svg:x="4.73cm" svg:y="25.36cm">
          <draw:text-box>
            <text:p text:style-name="P1"><text:span text:style-name="T4">discrimination”;</text:span></text:p>
          </draw:text-box>
        </draw:frame>
        <draw:frame draw:style-name="gr10" draw:text-style-name="P11" draw:layer="layout" svg:width="0.317cm" svg:height="0.374cm" svg:x="4.383cm" svg:y="26.077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6.077cm">
          <draw:text-box>
            <text:p text:style-name="P1"><text:span text:style-name="T14">{</text:span></text:p>
          </draw:text-box>
        </draw:frame>
        <draw:frame draw:style-name="gr1" draw:text-style-name="P2" draw:layer="layout" svg:width="8.829cm" svg:height="0.475cm" svg:x="4.73cm" svg:y="26.024cm">
          <draw:text-box>
            <text:p text:style-name="P1"><text:span text:style-name="T4">“</text:span><text:span text:style-name="T4">prioritise applications for humanitarian goods”;</text:span></text:p>
          </draw:text-box>
        </draw:frame>
      </draw:page>
      <draw:page draw:name="page1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0</text:span></text:p>
          </draw:text-box>
        </draw:frame>
        <draw:frame draw:style-name="gr10" draw:text-style-name="P11" draw:layer="layout" svg:width="0.317cm" svg:height="0.374cm" svg:x="4.383cm" svg:y="2.578cm">
          <draw:text-box>
            <text:p text:style-name="P1"><text:span text:style-name="T14">{</text:span></text:p>
          </draw:text-box>
        </draw:frame>
        <draw:frame draw:style-name="gr10" draw:text-style-name="P11" draw:layer="layout" svg:width="0.317cm" svg:height="0.374cm" svg:x="4.1cm" svg:y="2.578cm">
          <draw:text-box>
            <text:p text:style-name="P1"><text:span text:style-name="T14">{</text:span></text:p>
          </draw:text-box>
        </draw:frame>
        <draw:frame draw:style-name="gr1" draw:text-style-name="P2" draw:layer="layout" svg:width="11.881cm" svg:height="0.475cm" svg:x="4.73cm" svg:y="2.525cm">
          <draw:text-box>
            <text:p text:style-name="P1"><text:span text:style-name="T4">“</text:span><text:span text:style-name="T4">ensure that those involuntarily displaced receive humanitarian </text:span></text:p>
          </draw:text-box>
        </draw:frame>
        <draw:frame draw:style-name="gr1" draw:text-style-name="P2" draw:layer="layout" svg:width="3.097cm" svg:height="0.475cm" svg:x="4.73cm" svg:y="3.09cm">
          <draw:text-box>
            <text:p text:style-name="P1"><text:span text:style-name="T4">assistance”; and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04cm" svg:height="0.475cm" svg:x="3.7cm" svg:y="3.754cm">
          <draw:text-box>
            <text:p text:style-name="P1"><text:span text:style-name="T4">requesting the Secretary-General to establish a group of experts, to report </text:span></text:p>
          </draw:text-box>
        </draw:frame>
        <draw:frame draw:style-name="gr1" draw:text-style-name="P2" draw:layer="layout" svg:width="14.696cm" svg:height="0.475cm" svg:x="3.7cm" svg:y="4.318cm">
          <draw:text-box>
            <text:p text:style-name="P1"><text:span text:style-name="T4">within 100 days of the adoption of the resolution, “on Iraq’s existing petroleum </text:span></text:p>
          </draw:text-box>
        </draw:frame>
        <draw:frame draw:style-name="gr1" draw:text-style-name="P2" draw:layer="layout" svg:width="15.289cm" svg:height="0.475cm" svg:x="3.7cm" svg:y="4.883cm">
          <draw:text-box>
            <text:p text:style-name="P1"><text:span text:style-name="T4">production and export capacity and to make recommendations … on alternatives </text:span></text:p>
          </draw:text-box>
        </draw:frame>
        <draw:frame draw:style-name="gr1" draw:text-style-name="P2" draw:layer="layout" svg:width="5.281cm" svg:height="0.475cm" svg:x="3.7cm" svg:y="5.447cm">
          <draw:text-box>
            <text:p text:style-name="P1"><text:span text:style-name="T4">for increasing” that capacity.</text:span></text:p>
          </draw:text-box>
        </draw:frame>
        <draw:frame draw:style-name="gr1" draw:text-style-name="P2" draw:layer="layout" svg:width="16.025cm" svg:height="0.475cm" svg:x="2.2cm" svg:y="6.362cm">
          <draw:text-box>
            <text:p text:style-name="P1"><text:span text:style-name="T6">818. </text:span><text:span text:style-name="T4"><text:s/>Finally, the resolution expressed the Council’s intention “upon receipt of reports </text:span></text:p>
          </draw:text-box>
        </draw:frame>
        <draw:frame draw:style-name="gr1" draw:text-style-name="P2" draw:layer="layout" svg:width="16.199cm" svg:height="0.475cm" svg:x="2.2cm" svg:y="6.926cm">
          <draw:text-box>
            <text:p text:style-name="P1"><text:span text:style-name="T4">from the Executive Chairman of UNMOVIC and the Director General of the IAEA” that </text:span></text:p>
          </draw:text-box>
        </draw:frame>
        <draw:frame draw:style-name="gr1" draw:text-style-name="P2" draw:layer="layout" svg:width="16.106cm" svg:height="0.475cm" svg:x="2.2cm" svg:y="7.491cm">
          <draw:text-box>
            <text:p text:style-name="P1"><text:span text:style-name="T4">Iraq had “co-operated in all respects with UNMOVIC and the IAEA and in particular in </text:span></text:p>
          </draw:text-box>
        </draw:frame>
        <draw:frame draw:style-name="gr1" draw:text-style-name="P2" draw:layer="layout" svg:width="16.292cm" svg:height="0.475cm" svg:x="2.2cm" svg:y="8.055cm">
          <draw:text-box>
            <text:p text:style-name="P1"><text:span text:style-name="T4">fulfilling the work programmes …. for a period of 120 days after” the reinforced system </text:span></text:p>
          </draw:text-box>
        </draw:frame>
        <draw:frame draw:style-name="gr1" draw:text-style-name="P2" draw:layer="layout" svg:width="15.881cm" svg:height="0.475cm" svg:x="2.2cm" svg:y="8.62cm">
          <draw:text-box>
            <text:p text:style-name="P1"><text:span text:style-name="T4">of OMV was reported to be fully operational, to “suspend” sanctions on the import of </text:span></text:p>
          </draw:text-box>
        </draw:frame>
        <draw:frame draw:style-name="gr1" draw:text-style-name="P2" draw:layer="layout" svg:width="16.068cm" svg:height="0.475cm" svg:x="2.2cm" svg:y="9.184cm">
          <draw:text-box>
            <text:p text:style-name="P1"><text:span text:style-name="T4">materials originating in Iraq or the export of items to Iraq (other than those referred to </text:span></text:p>
          </draw:text-box>
        </draw:frame>
        <draw:frame draw:style-name="gr1" draw:text-style-name="P2" draw:layer="layout" svg:width="16cm" svg:height="0.475cm" svg:x="2.2cm" svg:y="9.748cm">
          <draw:text-box>
            <text:p text:style-name="P1"><text:span text:style-name="T4">in paragraph 24 of resolution 687 (1991) or controlled by the mechanism established </text:span></text:p>
          </draw:text-box>
        </draw:frame>
        <draw:frame draw:style-name="gr1" draw:text-style-name="P2" draw:layer="layout" svg:width="15.077cm" svg:height="0.475cm" svg:x="2.2cm" svg:y="10.313cm">
          <draw:text-box>
            <text:p text:style-name="P1"><text:span text:style-name="T4">by resolution 1051 (1996)), “for a period of 120 days renewable by the Council”. </text:span></text:p>
          </draw:text-box>
        </draw:frame>
        <draw:frame draw:style-name="gr1" draw:text-style-name="P2" draw:layer="layout" svg:width="15.979cm" svg:height="0.475cm" svg:x="2.2cm" svg:y="10.877cm">
          <draw:text-box>
            <text:p text:style-name="P1"><text:span text:style-name="T4">Action to suspend sanctions would be considered “no later than 12 months” from the </text:span></text:p>
          </draw:text-box>
        </draw:frame>
        <draw:frame draw:style-name="gr1" draw:text-style-name="P2" draw:layer="layout" svg:width="16.368cm" svg:height="0.475cm" svg:x="2.2cm" svg:y="11.442cm">
          <draw:text-box>
            <text:p text:style-name="P1"><text:span text:style-name="T4">adoption of the resolution, “provided the conditions set out” in this paragraph had been </text:span></text:p>
          </draw:text-box>
        </draw:frame>
        <draw:frame draw:style-name="gr1" draw:text-style-name="P2" draw:layer="layout" svg:width="3.376cm" svg:height="0.475cm" svg:x="2.2cm" svg:y="12.006cm">
          <draw:text-box>
            <text:p text:style-name="P1"><text:span text:style-name="T4">“</text:span><text:span text:style-name="T4">satisfied by Iraq”.</text:span></text:p>
          </draw:text-box>
        </draw:frame>
        <draw:frame draw:style-name="gr1" draw:text-style-name="P2" draw:layer="layout" svg:width="16.706cm" svg:height="0.475cm" svg:x="2.2cm" svg:y="12.921cm">
          <draw:text-box>
            <text:p text:style-name="P1"><text:span text:style-name="T6">819. </text:span><text:span text:style-name="T4"><text:s/>The draft resolution had been tabled by the UK, and many members of the Council </text:span></text:p>
          </draw:text-box>
        </draw:frame>
        <draw:frame draw:style-name="gr1" draw:text-style-name="P2" draw:layer="layout" svg:width="15.496cm" svg:height="0.475cm" svg:x="2.2cm" svg:y="13.485cm">
          <draw:text-box>
            <text:p text:style-name="P1"><text:span text:style-name="T4">praised the skill and perseverance of Sir Jeremy Greenstock and his delegation in </text:span></text:p>
          </draw:text-box>
        </draw:frame>
        <draw:frame draw:style-name="gr1" draw:text-style-name="P2" draw:layer="layout" svg:width="15.852cm" svg:height="0.475cm" svg:x="2.2cm" svg:y="14.05cm">
          <draw:text-box>
            <text:p text:style-name="P1"><text:span text:style-name="T4">producing a draft which the majority of the Council could support after almost a year </text:span></text:p>
          </draw:text-box>
        </draw:frame>
        <draw:frame draw:style-name="gr1" draw:text-style-name="P2" draw:layer="layout" svg:width="3.74cm" svg:height="0.475cm" svg:x="2.2cm" svg:y="14.614cm">
          <draw:text-box>
            <text:p text:style-name="P1"><text:span text:style-name="T4">of deadlock on Iraq.</text:span></text:p>
          </draw:text-box>
        </draw:frame>
        <draw:frame draw:style-name="gr6" draw:text-style-name="P7" draw:layer="layout" svg:width="0.408cm" svg:height="0.276cm" svg:x="5.918cm" svg:y="14.633cm">
          <draw:text-box>
            <text:p text:style-name="P1"><text:span text:style-name="T9">318</text:span></text:p>
          </draw:text-box>
        </draw:frame>
        <draw:frame draw:style-name="gr1" draw:text-style-name="P2" draw:layer="layout" svg:width="11.725cm" svg:height="0.475cm" svg:x="6.33cm" svg:y="14.614cm">
          <draw:text-box>
            <text:p text:style-name="P1"><text:span text:style-name="T4"><text:s/></text:span><text:span text:style-name="T4">It is clear, however, that there were still significant differences </text:span></text:p>
          </draw:text-box>
        </draw:frame>
        <draw:frame draw:style-name="gr1" draw:text-style-name="P2" draw:layer="layout" svg:width="16.601cm" svg:height="0.475cm" svg:x="2.2cm" svg:y="15.178cm">
          <draw:text-box>
            <text:p text:style-name="P1"><text:span text:style-name="T4">about the interpretation of the resolution and the way ahead. As a result, China, France, </text:span></text:p>
          </draw:text-box>
        </draw:frame>
        <draw:frame draw:style-name="gr1" draw:text-style-name="P2" draw:layer="layout" svg:width="12.389cm" svg:height="0.475cm" svg:x="2.2cm" svg:y="15.743cm">
          <draw:text-box>
            <text:p text:style-name="P1"><text:span text:style-name="T4">Malaysia and Russia abstained in the vote, but there was no veto.</text:span></text:p>
          </draw:text-box>
        </draw:frame>
        <draw:frame draw:style-name="gr1" draw:text-style-name="P2" draw:layer="layout" svg:width="15.398cm" svg:height="0.475cm" svg:x="2.2cm" svg:y="16.657cm">
          <draw:text-box>
            <text:p text:style-name="P1"><text:span text:style-name="T6">820. </text:span><text:span text:style-name="T4"><text:s/>Mr Lavrov explicitly blamed the use of force by the US and UK in December </text:span></text:p>
          </draw:text-box>
        </draw:frame>
        <draw:frame draw:style-name="gr1" draw:text-style-name="P2" draw:layer="layout" svg:width="16.372cm" svg:height="0.475cm" svg:x="2.2cm" svg:y="17.222cm">
          <draw:text-box>
            <text:p text:style-name="P1"><text:span text:style-name="T4">1998 for the deadlock in the Council, stating that the action had been “provoked by the </text:span></text:p>
          </draw:text-box>
        </draw:frame>
        <draw:frame draw:style-name="gr1" draw:text-style-name="P2" draw:layer="layout" svg:width="16.127cm" svg:height="0.475cm" svg:x="2.2cm" svg:y="17.786cm">
          <draw:text-box>
            <text:p text:style-name="P1"><text:span text:style-name="T4">biased and tendentious report” from UNSCOM. Russian proposals in April 1999, for a </text:span></text:p>
          </draw:text-box>
        </draw:frame>
        <draw:frame draw:style-name="gr1" draw:text-style-name="P2" draw:layer="layout" svg:width="16.11cm" svg:height="0.475cm" svg:x="2.2cm" svg:y="18.351cm">
          <draw:text-box>
            <text:p text:style-name="P1"><text:span text:style-name="T4">draft resolution approving the recommendations of the Amorim panels and instructing </text:span></text:p>
          </draw:text-box>
        </draw:frame>
        <draw:frame draw:style-name="gr1" draw:text-style-name="P2" draw:layer="layout" svg:width="15.801cm" svg:height="0.475cm" svg:x="2.2cm" svg:y="18.915cm">
          <draw:text-box>
            <text:p text:style-name="P1"><text:span text:style-name="T4">the Secretary-General “to prepare practical steps for implementing them”, had been </text:span></text:p>
          </draw:text-box>
        </draw:frame>
        <draw:frame draw:style-name="gr1" draw:text-style-name="P2" draw:layer="layout" svg:width="15.937cm" svg:height="0.475cm" svg:x="2.2cm" svg:y="19.48cm">
          <draw:text-box>
            <text:p text:style-name="P1"><text:span text:style-name="T4">“</text:span><text:span text:style-name="T4">blocked by those who wanted … to continue using the burden of anti-Iraq sanctions </text:span></text:p>
          </draw:text-box>
        </draw:frame>
        <draw:frame draw:style-name="gr1" draw:text-style-name="P2" draw:layer="layout" svg:width="16.148cm" svg:height="0.475cm" svg:x="2.2cm" svg:y="20.044cm">
          <draw:text-box>
            <text:p text:style-name="P1"><text:span text:style-name="T4">in order to attain their own unilateral goals, going beyond the scope of United Nations </text:span></text:p>
          </draw:text-box>
        </draw:frame>
        <draw:frame draw:style-name="gr1" draw:text-style-name="P2" draw:layer="layout" svg:width="2.03cm" svg:height="0.475cm" svg:x="2.2cm" svg:y="20.608cm">
          <draw:text-box>
            <text:p text:style-name="P1"><text:span text:style-name="T4">decisions”.</text:span></text:p>
          </draw:text-box>
        </draw:frame>
        <draw:frame draw:style-name="gr1" draw:text-style-name="P2" draw:layer="layout" svg:width="14.289cm" svg:height="0.475cm" svg:x="2.2cm" svg:y="21.523cm">
          <draw:text-box>
            <text:p text:style-name="P1"><text:span text:style-name="T6">821. </text:span><text:span text:style-name="T4"><text:s/>Mr Lavrov welcomed the provisions to suspend sanctions, the “radical </text:span></text:p>
          </draw:text-box>
        </draw:frame>
        <draw:frame draw:style-name="gr1" draw:text-style-name="P2" draw:layer="layout" svg:width="16.322cm" svg:height="0.475cm" svg:x="2.2cm" svg:y="22.087cm">
          <draw:text-box>
            <text:p text:style-name="P1"><text:span text:style-name="T4">improvements in the humanitarian programme”, and the measures related to speeding </text:span></text:p>
          </draw:text-box>
        </draw:frame>
        <draw:frame draw:style-name="gr1" draw:text-style-name="P2" draw:layer="layout" svg:width="16.19cm" svg:height="0.475cm" svg:x="2.2cm" svg:y="22.652cm">
          <draw:text-box>
            <text:p text:style-name="P1"><text:span text:style-name="T4">up action on missing persons and Kuwaiti property. He also welcomed the corrections </text:span></text:p>
          </draw:text-box>
        </draw:frame>
        <draw:frame draw:style-name="gr1" draw:text-style-name="P2" draw:layer="layout" svg:width="12.727cm" svg:height="0.475cm" svg:x="2.2cm" svg:y="23.216cm">
          <draw:text-box>
            <text:p text:style-name="P1"><text:span text:style-name="T4">to “harmful provisions” in previous drafts of the resolution, including:</text:span></text:p>
          </draw:text-box>
        </draw:frame>
        <draw:frame draw:style-name="gr2" draw:text-style-name="P3" draw:layer="layout" svg:width="0.634cm" svg:height="0.712cm" svg:x="2.95cm" svg:y="23.974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629cm" svg:height="0.475cm" svg:x="3.7cm" svg:y="24.131cm">
          <draw:text-box>
            <text:p text:style-name="P1"><text:span text:style-name="T4">removing the “discredited argument about full co-operation”; Russia had </text:span></text:p>
          </draw:text-box>
        </draw:frame>
        <draw:frame draw:style-name="gr1" draw:text-style-name="P2" draw:layer="layout" svg:width="15.247cm" svg:height="0.475cm" svg:x="3.7cm" svg:y="24.695cm">
          <draw:text-box>
            <text:p text:style-name="P1"><text:span text:style-name="T4">“</text:span><text:span text:style-name="T4">always stressed that the wording ‘full co-operation’” was “extremely dangerous”, </text:span></text:p>
          </draw:text-box>
        </draw:frame>
        <draw:line draw:style-name="gr7" draw:text-style-name="P8" draw:layer="layout" svg:x1="2.199cm" svg:y1="26.276cm" svg:x2="7.3cm" svg:y2="26.276cm">
          <text:p/>
        </draw:line>
        <draw:frame draw:style-name="gr1" draw:text-style-name="P2" draw:layer="layout" svg:width="14.455cm" svg:height="0.475cm" svg:x="3.7cm" svg:y="25.26cm">
          <draw:text-box>
            <text:p text:style-name="P1"><text:span text:style-name="T4">and “Nobody has forgotten that it was under the pretext of an absence of full 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318 </text:span></text:p>
          </draw:text-box>
        </draw:frame>
        <draw:frame draw:style-name="gr4" draw:text-style-name="P5" draw:layer="layout" svg:width="12.114cm" svg:height="0.395cm" svg:x="2.646cm" svg:y="26.781cm">
          <draw:text-box>
            <text:p text:style-name="P1"><text:span text:style-name="T11">UN Security Council, ‘4084th Meeting Friday 17 December 1999’ (S/PV.4084).</text:span></text:p>
          </draw:text-box>
        </draw:frame>
      </draw:page>
      <draw:page draw:name="page161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1</text:span></text:p>
          </draw:text-box>
        </draw:frame>
        <draw:frame draw:style-name="gr1" draw:text-style-name="P2" draw:layer="layout" svg:width="15.2cm" svg:height="0.475cm" svg:x="3.7cm" svg:y="2.525cm">
          <draw:text-box>
            <text:p text:style-name="P1"><text:span text:style-name="T4">co-operation from Iraq that the former Special Commission provoked large-scale </text:span></text:p>
          </draw:text-box>
        </draw:frame>
        <draw:frame draw:style-name="gr1" draw:text-style-name="P2" draw:layer="layout" svg:width="14.268cm" svg:height="0.475cm" svg:x="3.7cm" svg:y="3.09cm">
          <draw:text-box>
            <text:p text:style-name="P1"><text:span text:style-name="T4">strikes by the United States and Great Britain against Iraq in December last </text:span></text:p>
          </draw:text-box>
        </draw:frame>
        <draw:frame draw:style-name="gr1" draw:text-style-name="P2" draw:layer="layout" svg:width="7.808cm" svg:height="0.475cm" svg:x="3.7cm" svg:y="3.654cm">
          <draw:text-box>
            <text:p text:style-name="P1"><text:span text:style-name="T4">year, circumventing the Security Council”;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697cm" svg:height="0.475cm" svg:x="3.7cm" svg:y="4.318cm">
          <draw:text-box>
            <text:p text:style-name="P1"><text:span text:style-name="T4">introducing a “clarification … to the effect that progress on the remaining </text:span></text:p>
          </draw:text-box>
        </draw:frame>
        <draw:frame draw:style-name="gr1" draw:text-style-name="P2" draw:layer="layout" svg:width="13.557cm" svg:height="0.475cm" svg:x="3.7cm" svg:y="4.883cm">
          <draw:text-box>
            <text:p text:style-name="P1"><text:span text:style-name="T4">disarmament tasks – not their virtual completion – would be grounds for </text:span></text:p>
          </draw:text-box>
        </draw:frame>
        <draw:frame draw:style-name="gr1" draw:text-style-name="P2" draw:layer="layout" svg:width="14.184cm" svg:height="0.475cm" svg:x="3.7cm" svg:y="5.447cm">
          <draw:text-box>
            <text:p text:style-name="P1"><text:span text:style-name="T4">assessing the conditions necessary to the suspension of sanctions”; vague </text:span></text:p>
          </draw:text-box>
        </draw:frame>
        <draw:frame draw:style-name="gr1" draw:text-style-name="P2" draw:layer="layout" svg:width="15.204cm" svg:height="0.475cm" svg:x="3.7cm" svg:y="6.012cm">
          <draw:text-box>
            <text:p text:style-name="P1"><text:span text:style-name="T4">wording in an earlier draft would have “provided certain members of the Council” </text:span></text:p>
          </draw:text-box>
        </draw:frame>
        <draw:frame draw:style-name="gr1" draw:text-style-name="P2" draw:layer="layout" svg:width="15.204cm" svg:height="0.475cm" svg:x="3.7cm" svg:y="6.576cm">
          <draw:text-box>
            <text:p text:style-name="P1"><text:span text:style-name="T4">with “an opportunity to … require virtually full completion of the key disarmament </text:span></text:p>
          </draw:text-box>
        </draw:frame>
        <draw:frame draw:style-name="gr1" draw:text-style-name="P2" draw:layer="layout" svg:width="13.151cm" svg:height="0.475cm" svg:x="3.7cm" svg:y="7.141cm">
          <draw:text-box>
            <text:p text:style-name="P1"><text:span text:style-name="T4">tasks … and then, on that pretext, to postpone suspension endlessly”;</text:span></text:p>
          </draw:text-box>
        </draw:frame>
        <draw:frame draw:style-name="gr2" draw:text-style-name="P3" draw:layer="layout" svg:width="0.634cm" svg:height="0.712cm" svg:x="2.95cm" svg:y="7.64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205cm" svg:height="0.475cm" svg:x="3.7cm" svg:y="7.805cm">
          <draw:text-box>
            <text:p text:style-name="P1"><text:span text:style-name="T4">removing wording about “control of the financial aspects of the suspension, </text:span></text:p>
          </draw:text-box>
        </draw:frame>
        <draw:frame draw:style-name="gr1" draw:text-style-name="P2" draw:layer="layout" svg:width="14.247cm" svg:height="0.475cm" svg:x="3.7cm" svg:y="8.37cm">
          <draw:text-box>
            <text:p text:style-name="P1"><text:span text:style-name="T4">which essentially predetermined the continuation of the sanctions regime in </text:span></text:p>
          </draw:text-box>
        </draw:frame>
        <draw:frame draw:style-name="gr1" draw:text-style-name="P2" draw:layer="layout" svg:width="3.668cm" svg:height="0.475cm" svg:x="3.7cm" svg:y="8.934cm">
          <draw:text-box>
            <text:p text:style-name="P1"><text:span text:style-name="T4">another guise”; and</text:span></text:p>
          </draw:text-box>
        </draw:frame>
        <draw:frame draw:style-name="gr2" draw:text-style-name="P3" draw:layer="layout" svg:width="0.634cm" svg:height="0.712cm" svg:x="2.95cm" svg:y="9.44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84cm" svg:height="0.475cm" svg:x="3.7cm" svg:y="9.598cm">
          <draw:text-box>
            <text:p text:style-name="P1"><text:span text:style-name="T4">spelling out more clearly the reference to Chapter VII “so as not to provide any </text:span></text:p>
          </draw:text-box>
        </draw:frame>
        <draw:frame draw:style-name="gr1" draw:text-style-name="P2" draw:layer="layout" svg:width="14.391cm" svg:height="0.475cm" svg:x="3.7cm" svg:y="10.163cm">
          <draw:text-box>
            <text:p text:style-name="P1"><text:span text:style-name="T4">legal grounds for unilateral actions of force against Iraq contrary to positions </text:span></text:p>
          </draw:text-box>
        </draw:frame>
        <draw:frame draw:style-name="gr1" draw:text-style-name="P2" draw:layer="layout" svg:width="5.408cm" svg:height="0.475cm" svg:x="3.7cm" svg:y="10.727cm">
          <draw:text-box>
            <text:p text:style-name="P1"><text:span text:style-name="T4">held in the Security Council”.</text:span></text:p>
          </draw:text-box>
        </draw:frame>
        <draw:frame draw:style-name="gr1" draw:text-style-name="P2" draw:layer="layout" svg:width="16.338cm" svg:height="0.475cm" svg:x="2.2cm" svg:y="11.642cm">
          <draw:text-box>
            <text:p text:style-name="P1"><text:span text:style-name="T6">822. </text:span><text:span text:style-name="T4"><text:s/>Russia could not support the draft resolution because of “deficiencies of the draft </text:span></text:p>
          </draw:text-box>
        </draw:frame>
        <draw:frame draw:style-name="gr1" draw:text-style-name="P2" draw:layer="layout" svg:width="16.051cm" svg:height="0.475cm" svg:x="2.2cm" svg:y="12.206cm">
          <draw:text-box>
            <text:p text:style-name="P1"><text:span text:style-name="T4">resolution and some hidden dangers that remain” and it would “not forget that certain </text:span></text:p>
          </draw:text-box>
        </draw:frame>
        <draw:frame draw:style-name="gr1" draw:text-style-name="P2" draw:layer="layout" svg:width="16.326cm" svg:height="0.475cm" svg:x="2.2cm" svg:y="12.771cm">
          <draw:text-box>
            <text:p text:style-name="P1"><text:span text:style-name="T4">countries still have their own agendas with respect to Iraq that may be at variance with </text:span></text:p>
          </draw:text-box>
        </draw:frame>
        <draw:frame draw:style-name="gr1" draw:text-style-name="P2" draw:layer="layout" svg:width="16.127cm" svg:height="0.475cm" svg:x="2.2cm" svg:y="13.335cm">
          <draw:text-box>
            <text:p text:style-name="P1"><text:span text:style-name="T4">the collective position of the Security Council”. The Council had “never authorized the </text:span></text:p>
          </draw:text-box>
        </draw:frame>
        <draw:frame draw:style-name="gr1" draw:text-style-name="P2" draw:layer="layout" svg:width="15.703cm" svg:height="0.475cm" svg:x="2.2cm" svg:y="13.9cm">
          <draw:text-box>
            <text:p text:style-name="P1"><text:span text:style-name="T4">establishment of the ‘No-Fly Zones’”, nor had it authorised “subversive acts against </text:span></text:p>
          </draw:text-box>
        </draw:frame>
        <draw:frame draw:style-name="gr1" draw:text-style-name="P2" draw:layer="layout" svg:width="15.945cm" svg:height="0.475cm" svg:x="2.2cm" svg:y="14.464cm">
          <draw:text-box>
            <text:p text:style-name="P1"><text:span text:style-name="T4">the Iraqi Government”. If the Council sought “truly new approaches … to a long-term </text:span></text:p>
          </draw:text-box>
        </draw:frame>
        <draw:frame draw:style-name="gr1" draw:text-style-name="P2" draw:layer="layout" svg:width="11.906cm" svg:height="0.475cm" svg:x="2.2cm" svg:y="15.028cm">
          <draw:text-box>
            <text:p text:style-name="P1"><text:span text:style-name="T4">settlement in the Gulf, such illegal, unilateral actions must end”.</text:span></text:p>
          </draw:text-box>
        </draw:frame>
        <draw:frame draw:style-name="gr1" draw:text-style-name="P2" draw:layer="layout" svg:width="15.068cm" svg:height="0.475cm" svg:x="2.2cm" svg:y="15.943cm">
          <draw:text-box>
            <text:p text:style-name="P1"><text:span text:style-name="T6">823. </text:span><text:span text:style-name="T4"><text:s/>But Russia had decided “not to hinder” adoption of the resolution because </text:span></text:p>
          </draw:text-box>
        </draw:frame>
        <draw:frame draw:style-name="gr1" draw:text-style-name="P2" draw:layer="layout" svg:width="15.454cm" svg:height="0.475cm" svg:x="2.2cm" svg:y="16.507cm">
          <draw:text-box>
            <text:p text:style-name="P1"><text:span text:style-name="T4">“</text:span><text:span text:style-name="T4">serious changes” had been introduced which offered “an opportunity to break the </text:span></text:p>
          </draw:text-box>
        </draw:frame>
        <draw:frame draw:style-name="gr1" draw:text-style-name="P2" draw:layer="layout" svg:width="3.046cm" svg:height="0.475cm" svg:x="2.2cm" svg:y="17.072cm">
          <draw:text-box>
            <text:p text:style-name="P1"><text:span text:style-name="T4">Iraqi stalemate”.</text:span></text:p>
          </draw:text-box>
        </draw:frame>
        <draw:frame draw:style-name="gr1" draw:text-style-name="P2" draw:layer="layout" svg:width="4.582cm" svg:height="0.475cm" svg:x="2.2cm" svg:y="17.986cm">
          <draw:text-box>
            <text:p text:style-name="P1"><text:span text:style-name="T6">824. </text:span><text:span text:style-name="T4"><text:s/>Mr Lavrov warned:</text:span></text:p>
          </draw:text-box>
        </draw:frame>
        <draw:frame draw:style-name="gr1" draw:text-style-name="P2" draw:layer="layout" svg:width="14.916cm" svg:height="0.475cm" svg:x="2.95cm" svg:y="18.901cm">
          <draw:text-box>
            <text:p text:style-name="P1"><text:span text:style-name="T4">“</text:span><text:span text:style-name="T4">The fact that we are not blocking the adoption of this imperfect draft resolution </text:span></text:p>
          </draw:text-box>
        </draw:frame>
        <draw:frame draw:style-name="gr1" draw:text-style-name="P2" draw:layer="layout" svg:width="14.759cm" svg:height="0.475cm" svg:x="2.95cm" svg:y="19.465cm">
          <draw:text-box>
            <text:p text:style-name="P1"><text:span text:style-name="T4">should not be taken to indicate that we are obliged to play along with attempts </text:span></text:p>
          </draw:text-box>
        </draw:frame>
        <draw:frame draw:style-name="gr1" draw:text-style-name="P2" draw:layer="layout" svg:width="7.41cm" svg:height="0.475cm" svg:x="2.95cm" svg:y="20.03cm">
          <draw:text-box>
            <text:p text:style-name="P1"><text:span text:style-name="T4">to impose its forcible implementation …</text:span></text:p>
          </draw:text-box>
        </draw:frame>
        <draw:frame draw:style-name="gr1" draw:text-style-name="P2" draw:layer="layout" svg:width="14.383cm" svg:height="0.475cm" svg:x="2.95cm" svg:y="20.944cm">
          <draw:text-box>
            <text:p text:style-name="P1"><text:span text:style-name="T4">“… </text:span><text:span text:style-name="T4">Judging from existing objective assessments, Iraq is already no threat to </text:span></text:p>
          </draw:text-box>
        </draw:frame>
        <draw:frame draw:style-name="gr1" draw:text-style-name="P2" draw:layer="layout" svg:width="15.458cm" svg:height="0.475cm" svg:x="2.95cm" svg:y="21.508cm">
          <draw:text-box>
            <text:p text:style-name="P1"><text:span text:style-name="T4">international and regional peace and security. In any event, no concrete proof has </text:span></text:p>
          </draw:text-box>
        </draw:frame>
        <draw:frame draw:style-name="gr1" draw:text-style-name="P2" draw:layer="layout" svg:width="8.651cm" svg:height="0.475cm" svg:x="2.95cm" svg:y="22.073cm">
          <draw:text-box>
            <text:p text:style-name="P1"><text:span text:style-name="T4">been submitted to the Council in recent years.</text:span></text:p>
          </draw:text-box>
        </draw:frame>
        <draw:frame draw:style-name="gr1" draw:text-style-name="P2" draw:layer="layout" svg:width="15.052cm" svg:height="0.475cm" svg:x="2.95cm" svg:y="22.987cm">
          <draw:text-box>
            <text:p text:style-name="P1"><text:span text:style-name="T4">“</text:span><text:span text:style-name="T4">It is now up to the Security Council to act objectively and in an unbiased way …</text:span></text:p>
          </draw:text-box>
        </draw:frame>
        <draw:frame draw:style-name="gr1" draw:text-style-name="P2" draw:layer="layout" svg:width="15.475cm" svg:height="0.475cm" svg:x="2.95cm" svg:y="23.902cm">
          <draw:text-box>
            <text:p text:style-name="P1"><text:span text:style-name="T4">“… </text:span><text:span text:style-name="T4">it is important that … it has been possible to avoid a split … and to confirm the </text:span></text:p>
          </draw:text-box>
        </draw:frame>
        <draw:frame draw:style-name="gr1" draw:text-style-name="P2" draw:layer="layout" svg:width="15.543cm" svg:height="0.475cm" svg:x="2.95cm" svg:y="24.466cm">
          <draw:text-box>
            <text:p text:style-name="P1"><text:span text:style-name="T4">key role of the Council in the political settlement of the most important problems of </text:span></text:p>
          </draw:text-box>
        </draw:frame>
        <draw:frame draw:style-name="gr1" draw:text-style-name="P2" draw:layer="layout" svg:width="14.789cm" svg:height="0.475cm" svg:x="2.95cm" svg:y="25.031cm">
          <draw:text-box>
            <text:p text:style-name="P1"><text:span text:style-name="T4">the world today … Russia will continue to do its utmost to strengthen that role.”</text:span></text:p>
          </draw:text-box>
        </draw:frame>
        <draw:frame draw:style-name="gr1" draw:text-style-name="P2" draw:layer="layout" svg:width="16.038cm" svg:height="0.475cm" svg:x="2.2cm" svg:y="25.945cm">
          <draw:text-box>
            <text:p text:style-name="P1"><text:span text:style-name="T6">825. </text:span><text:span text:style-name="T4"><text:s/>Mr Hasmy stated that the issue before the Council was “not just … asserting its </text:span></text:p>
          </draw:text-box>
        </draw:frame>
        <draw:frame draw:style-name="gr1" draw:text-style-name="P2" draw:layer="layout" svg:width="16.453cm" svg:height="0.475cm" svg:x="2.2cm" svg:y="26.51cm">
          <draw:text-box>
            <text:p text:style-name="P1"><text:span text:style-name="T4">authority and reclaiming its credibility … but equally importantly … restoring confidence </text:span></text:p>
          </draw:text-box>
        </draw:frame>
      </draw:page>
      <draw:page draw:name="page1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2</text:span></text:p>
          </draw:text-box>
        </draw:frame>
        <draw:frame draw:style-name="gr1" draw:text-style-name="P2" draw:layer="layout" svg:width="15.098cm" svg:height="0.475cm" svg:x="2.2cm" svg:y="2.525cm">
          <draw:text-box>
            <text:p text:style-name="P1"><text:span text:style-name="T4">and trust between the Council and Iraq”. The draft resolution did not incorporate </text:span></text:p>
          </draw:text-box>
        </draw:frame>
        <draw:frame draw:style-name="gr1" draw:text-style-name="P2" draw:layer="layout" svg:width="10.323cm" svg:height="0.475cm" svg:x="2.2cm" svg:y="3.09cm">
          <draw:text-box>
            <text:p text:style-name="P1"><text:span text:style-name="T4">concerns expressed by Malaysia and others, including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12">• </text:span></text:p>
          </draw:text-box>
        </draw:frame>
        <draw:frame draw:style-name="gr1" draw:text-style-name="P2" draw:layer="layout" svg:width="6.682cm" svg:height="0.475cm" svg:x="3.7cm" svg:y="4.004cm">
          <draw:text-box>
            <text:p text:style-name="P1"><text:span text:style-name="T4">the omission of financial modalities;</text:span></text:p>
          </draw:text-box>
        </draw:frame>
        <draw:frame draw:style-name="gr15" draw:text-style-name="P3" draw:layer="layout" svg:width="0.621cm" svg:height="0.716cm" svg:x="2.95cm" svg:y="4.512cm">
          <draw:text-box>
            <text:p text:style-name="P1"><text:span text:style-name="T20">• </text:span></text:p>
          </draw:text-box>
        </draw:frame>
        <draw:frame draw:style-name="gr13" draw:text-style-name="P2" draw:layer="layout" svg:width="13.426cm" svg:height="0.475cm" svg:x="3.7cm" svg:y="4.668cm">
          <draw:text-box>
            <text:p text:style-name="P1"><text:span text:style-name="T19">the vague language “full of conditionalities” in respect of the triggering of </text:span></text:p>
          </draw:text-box>
        </draw:frame>
        <draw:frame draw:style-name="gr13" draw:text-style-name="P2" draw:layer="layout" svg:width="2.436cm" svg:height="0.475cm" svg:x="3.7cm" svg:y="5.233cm">
          <draw:text-box>
            <text:p text:style-name="P1"><text:span text:style-name="T19">suspensions;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3.282cm" svg:height="0.475cm" svg:x="3.7cm" svg:y="5.897cm">
          <draw:text-box>
            <text:p text:style-name="P1"><text:span text:style-name="T4">the absence of a definite benchmark or timeframe for the final lifting of </text:span></text:p>
          </draw:text-box>
        </draw:frame>
        <draw:frame draw:style-name="gr1" draw:text-style-name="P2" draw:layer="layout" svg:width="1.915cm" svg:height="0.475cm" svg:x="3.7cm" svg:y="6.462cm">
          <draw:text-box>
            <text:p text:style-name="P1"><text:span text:style-name="T4">sanctions;</text:span></text:p>
          </draw:text-box>
        </draw:frame>
        <draw:frame draw:style-name="gr2" draw:text-style-name="P3" draw:layer="layout" svg:width="0.634cm" svg:height="0.712cm" svg:x="2.95cm" svg:y="6.9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442cm" svg:height="0.475cm" svg:x="3.7cm" svg:y="7.126cm">
          <draw:text-box>
            <text:p text:style-name="P1"><text:span text:style-name="T4">the indefinite continuation of the sanctions which violated “the very spirit and </text:span></text:p>
          </draw:text-box>
        </draw:frame>
        <draw:frame draw:style-name="gr1" draw:text-style-name="P2" draw:layer="layout" svg:width="5.455cm" svg:height="0.475cm" svg:x="3.7cm" svg:y="7.691cm">
          <draw:text-box>
            <text:p text:style-name="P1"><text:span text:style-name="T4">purposes” of the UN Charter;</text:span></text:p>
          </draw:text-box>
        </draw:frame>
        <draw:frame draw:style-name="gr2" draw:text-style-name="P3" draw:layer="layout" svg:width="0.634cm" svg:height="0.712cm" svg:x="2.95cm" svg:y="8.199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07cm" svg:height="0.475cm" svg:x="3.7cm" svg:y="8.355cm">
          <draw:text-box>
            <text:p text:style-name="P1"><text:span text:style-name="T4">the improvements in arrangements for humanitarian programmes which were </text:span></text:p>
          </draw:text-box>
        </draw:frame>
        <draw:frame draw:style-name="gr1" draw:text-style-name="P2" draw:layer="layout" svg:width="14.451cm" svg:height="0.475cm" svg:x="3.7cm" svg:y="8.92cm">
          <draw:text-box>
            <text:p text:style-name="P1"><text:span text:style-name="T4">“</text:span><text:span text:style-name="T4">selective” and would “only lead to incremental improvements and address a </text:span></text:p>
          </draw:text-box>
        </draw:frame>
        <draw:frame draw:style-name="gr1" draw:text-style-name="P2" draw:layer="layout" svg:width="9.578cm" svg:height="0.475cm" svg:x="3.7cm" svg:y="9.484cm">
          <draw:text-box>
            <text:p text:style-name="P1"><text:span text:style-name="T4">small fraction of the needs of the Iraqi people”; and</text:span></text:p>
          </draw:text-box>
        </draw:frame>
        <draw:frame draw:style-name="gr2" draw:text-style-name="P3" draw:layer="layout" svg:width="0.634cm" svg:height="0.712cm" svg:x="2.95cm" svg:y="9.99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82cm" svg:height="0.475cm" svg:x="3.7cm" svg:y="10.148cm">
          <draw:text-box>
            <text:p text:style-name="P1"><text:span text:style-name="T4">Malaysia’s proposal that the Council should give a hearing to Iraq’s views, on </text:span></text:p>
          </draw:text-box>
        </draw:frame>
        <draw:frame draw:style-name="gr1" draw:text-style-name="P2" draw:layer="layout" svg:width="13.075cm" svg:height="0.475cm" svg:x="3.7cm" svg:y="10.713cm">
          <draw:text-box>
            <text:p text:style-name="P1"><text:span text:style-name="T4">the basis that “engaging Iraq, rather than isolating and demonizing it”.</text:span></text:p>
          </draw:text-box>
        </draw:frame>
        <draw:frame draw:style-name="gr1" draw:text-style-name="P2" draw:layer="layout" svg:width="5.713cm" svg:height="0.475cm" svg:x="2.2cm" svg:y="11.627cm">
          <draw:text-box>
            <text:p text:style-name="P1"><text:span text:style-name="T6">826. </text:span><text:span text:style-name="T4"><text:s/>The draft resolution was:</text:span></text:p>
          </draw:text-box>
        </draw:frame>
        <draw:frame draw:style-name="gr1" draw:text-style-name="P2" draw:layer="layout" svg:width="15.916cm" svg:height="0.475cm" svg:x="2.95cm" svg:y="12.542cm">
          <draw:text-box>
            <text:p text:style-name="P1"><text:span text:style-name="T4">“… </text:span><text:span text:style-name="T4">driven largely by political, rather than humanitarian, considerations. It is aimed at </text:span></text:p>
          </draw:text-box>
        </draw:frame>
        <draw:frame draw:style-name="gr1" draw:text-style-name="P2" draw:layer="layout" svg:width="16.004cm" svg:height="0.475cm" svg:x="2.95cm" svg:y="13.106cm">
          <draw:text-box>
            <text:p text:style-name="P1"><text:span text:style-name="T4">keeping Iraq under continued isolation rather than bringing it out into the mainstream </text:span></text:p>
          </draw:text-box>
        </draw:frame>
        <draw:frame draw:style-name="gr1" draw:text-style-name="P2" draw:layer="layout" svg:width="15.166cm" svg:height="0.475cm" svg:x="2.95cm" svg:y="13.671cm">
          <draw:text-box>
            <text:p text:style-name="P1"><text:span text:style-name="T4">of international life … The language of the draft resolution is ambiguous in some </text:span></text:p>
          </draw:text-box>
        </draw:frame>
        <draw:frame draw:style-name="gr1" draw:text-style-name="P2" draw:layer="layout" svg:width="15.123cm" svg:height="0.475cm" svg:x="2.95cm" svg:y="14.235cm">
          <draw:text-box>
            <text:p text:style-name="P1"><text:span text:style-name="T4">important parts, so that it may lend itself to unilateral interpretation and/or action </text:span></text:p>
          </draw:text-box>
        </draw:frame>
        <draw:frame draw:style-name="gr1" draw:text-style-name="P2" draw:layer="layout" svg:width="8.689cm" svg:height="0.475cm" svg:x="2.95cm" svg:y="14.8cm">
          <draw:text-box>
            <text:p text:style-name="P1"><text:span text:style-name="T4">in its implementation, which must be avoided.”</text:span></text:p>
          </draw:text-box>
        </draw:frame>
        <draw:frame draw:style-name="gr1" draw:text-style-name="P2" draw:layer="layout" svg:width="14.941cm" svg:height="0.475cm" svg:x="2.2cm" svg:y="15.714cm">
          <draw:text-box>
            <text:p text:style-name="P1"><text:span text:style-name="T6">827. </text:span><text:span text:style-name="T4"><text:s/>Mr Qin Huasun stated that three core issues would have to be addressed </text:span></text:p>
          </draw:text-box>
        </draw:frame>
        <draw:frame draw:style-name="gr1" draw:text-style-name="P2" draw:layer="layout" svg:width="6.543cm" svg:height="0.475cm" svg:x="2.2cm" svg:y="16.278cm">
          <draw:text-box>
            <text:p text:style-name="P1"><text:span text:style-name="T4">in formulating new policies on Iraq:</text:span></text:p>
          </draw:text-box>
        </draw:frame>
        <draw:frame draw:style-name="gr2" draw:text-style-name="P3" draw:layer="layout" svg:width="0.634cm" svg:height="0.712cm" svg:x="2.95cm" svg:y="17.037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569cm" svg:height="0.475cm" svg:x="3.7cm" svg:y="17.193cm">
          <draw:text-box>
            <text:p text:style-name="P1"><text:span text:style-name="T4">An “objective, impartial, transparent and accountable” inspection commission </text:span></text:p>
          </draw:text-box>
        </draw:frame>
        <draw:frame draw:style-name="gr1" draw:text-style-name="P2" draw:layer="layout" svg:width="14.92cm" svg:height="0.475cm" svg:x="3.7cm" svg:y="17.757cm">
          <draw:text-box>
            <text:p text:style-name="P1"><text:span text:style-name="T4">should replace UNSCOM which “under the leadership of its previous Executive </text:span></text:p>
          </draw:text-box>
        </draw:frame>
        <draw:frame draw:style-name="gr1" draw:text-style-name="P2" draw:layer="layout" svg:width="14.404cm" svg:height="0.475cm" svg:x="3.7cm" svg:y="18.322cm">
          <draw:text-box>
            <text:p text:style-name="P1"><text:span text:style-name="T4">Chairman … continuously concealed information from the Council, deceived </text:span></text:p>
          </draw:text-box>
        </draw:frame>
        <draw:frame draw:style-name="gr1" draw:text-style-name="P2" draw:layer="layout" svg:width="14.793cm" svg:height="0.475cm" svg:x="3.7cm" svg:y="18.886cm">
          <draw:text-box>
            <text:p text:style-name="P1"><text:span text:style-name="T4">and misled the Council and even went so far as to act presumptuously without </text:span></text:p>
          </draw:text-box>
        </draw:frame>
        <draw:frame draw:style-name="gr1" draw:text-style-name="P2" draw:layer="layout" svg:width="14.179cm" svg:height="0.475cm" svg:x="3.7cm" svg:y="19.451cm">
          <draw:text-box>
            <text:p text:style-name="P1"><text:span text:style-name="T4">authorisation by the Council, thus playing a dishonourable role in triggering </text:span></text:p>
          </draw:text-box>
        </draw:frame>
        <draw:frame draw:style-name="gr1" draw:text-style-name="P2" draw:layer="layout" svg:width="1.932cm" svg:height="0.475cm" svg:x="3.7cm" svg:y="20.015cm">
          <draw:text-box>
            <text:p text:style-name="P1"><text:span text:style-name="T4">the crisis”.</text:span></text:p>
          </draw:text-box>
        </draw:frame>
        <draw:frame draw:style-name="gr2" draw:text-style-name="P3" draw:layer="layout" svg:width="0.634cm" svg:height="0.712cm" svg:x="2.95cm" svg:y="20.523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5.136cm" svg:height="0.475cm" svg:x="3.7cm" svg:y="20.68cm">
          <draw:text-box>
            <text:p text:style-name="P1"><text:span text:style-name="T4">The remaining disarmament issues should be “defined clearly and precisely and </text:span></text:p>
          </draw:text-box>
        </draw:frame>
        <draw:frame draw:style-name="gr1" draw:text-style-name="P2" draw:layer="layout" svg:width="6.534cm" svg:height="0.475cm" svg:x="3.7cm" svg:y="21.244cm">
          <draw:text-box>
            <text:p text:style-name="P1"><text:span text:style-name="T4">resolved gradually and effectively”.</text:span></text:p>
          </draw:text-box>
        </draw:frame>
        <draw:frame draw:style-name="gr2" draw:text-style-name="P3" draw:layer="layout" svg:width="0.634cm" svg:height="0.712cm" svg:x="2.95cm" svg:y="21.752cm">
          <draw:text-box>
            <text:p text:style-name="P1"><text:span text:style-name="T12">• </text:span></text:p>
          </draw:text-box>
        </draw:frame>
        <draw:frame draw:style-name="gr1" draw:text-style-name="P2" draw:layer="layout" svg:width="14.666cm" svg:height="0.475cm" svg:x="3.7cm" svg:y="21.908cm">
          <draw:text-box>
            <text:p text:style-name="P1"><text:span text:style-name="T4">There was “an urgent need to relieve the … tremendous, inhumane suffering” </text:span></text:p>
          </draw:text-box>
        </draw:frame>
        <draw:frame draw:style-name="gr1" draw:text-style-name="P2" draw:layer="layout" svg:width="3.909cm" svg:height="0.475cm" svg:x="3.7cm" svg:y="22.473cm">
          <draw:text-box>
            <text:p text:style-name="P1"><text:span text:style-name="T4">of the people of Iraq.</text:span></text:p>
          </draw:text-box>
        </draw:frame>
        <draw:frame draw:style-name="gr1" draw:text-style-name="P2" draw:layer="layout" svg:width="16.004cm" svg:height="0.475cm" svg:x="2.2cm" svg:y="23.387cm">
          <draw:text-box>
            <text:p text:style-name="P1"><text:span text:style-name="T6">828. </text:span><text:span text:style-name="T4"><text:s/>Mr Qin Huasun added that those issues could be resolved only if the resolution </text:span></text:p>
          </draw:text-box>
        </draw:frame>
        <draw:frame draw:style-name="gr1" draw:text-style-name="P2" draw:layer="layout" svg:width="16.169cm" svg:height="0.475cm" svg:x="2.2cm" svg:y="23.952cm">
          <draw:text-box>
            <text:p text:style-name="P1"><text:span text:style-name="T4">could be implemented; and that was “highly questionable” because it did not give Iraq </text:span></text:p>
          </draw:text-box>
        </draw:frame>
        <draw:frame draw:style-name="gr1" draw:text-style-name="P2" draw:layer="layout" svg:width="16.393cm" svg:height="0.475cm" svg:x="2.2cm" svg:y="24.516cm">
          <draw:text-box>
            <text:p text:style-name="P1"><text:span text:style-name="T4">the “light at the end of the tunnel”. The Council was being “rushed … into action” which </text:span></text:p>
          </draw:text-box>
        </draw:frame>
        <draw:frame draw:style-name="gr1" draw:text-style-name="P2" draw:layer="layout" svg:width="16.296cm" svg:height="0.475cm" svg:x="2.2cm" svg:y="25.081cm">
          <draw:text-box>
            <text:p text:style-name="P1"><text:span text:style-name="T4">would “not help to resolve” the issue. Nor would it “really help to preserve the authority </text:span></text:p>
          </draw:text-box>
        </draw:frame>
        <draw:frame draw:style-name="gr1" draw:text-style-name="P2" draw:layer="layout" svg:width="15.657cm" svg:height="0.475cm" svg:x="2.2cm" svg:y="25.645cm">
          <draw:text-box>
            <text:p text:style-name="P1"><text:span text:style-name="T4">and role of the Council”. There had been “a worrying trend” over the past year. Iraq </text:span></text:p>
          </draw:text-box>
        </draw:frame>
        <draw:frame draw:style-name="gr1" draw:text-style-name="P2" draw:layer="layout" svg:width="16.279cm" svg:height="0.475cm" svg:x="2.2cm" svg:y="26.21cm">
          <draw:text-box>
            <text:p text:style-name="P1"><text:span text:style-name="T4">and Kosovo had “clearly demonstrated that the wilful use of force, especially unilateral </text:span></text:p>
          </draw:text-box>
        </draw:frame>
      </draw:page>
      <draw:page draw:name="page163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3</text:span></text:p>
          </draw:text-box>
        </draw:frame>
        <draw:frame draw:style-name="gr1" draw:text-style-name="P2" draw:layer="layout" svg:width="15.826cm" svg:height="0.475cm" svg:x="2.2cm" svg:y="2.525cm">
          <draw:text-box>
            <text:p text:style-name="P1"><text:span text:style-name="T4">actions taken without the Council’s authorisation”, severely damaged the status and </text:span></text:p>
          </draw:text-box>
        </draw:frame>
        <draw:frame draw:style-name="gr1" draw:text-style-name="P2" draw:layer="layout" svg:width="10.094cm" svg:height="0.475cm" svg:x="2.2cm" svg:y="3.09cm">
          <draw:text-box>
            <text:p text:style-name="P1"><text:span text:style-name="T4">authority of the Council and complicated the situation.</text:span></text:p>
          </draw:text-box>
        </draw:frame>
        <draw:frame draw:style-name="gr1" draw:text-style-name="P2" draw:layer="layout" svg:width="15.851cm" svg:height="0.475cm" svg:x="2.2cm" svg:y="4.004cm">
          <draw:text-box>
            <text:p text:style-name="P1"><text:span text:style-name="T6">829. </text:span><text:span text:style-name="T4"><text:s/>Mr Qin Huasun concluded by calling for an end to the NFZs, which flew “in the </text:span></text:p>
          </draw:text-box>
        </draw:frame>
        <draw:frame draw:style-name="gr1" draw:text-style-name="P2" draw:layer="layout" svg:width="10.734cm" svg:height="0.475cm" svg:x="2.2cm" svg:y="4.568cm">
          <draw:text-box>
            <text:p text:style-name="P1"><text:span text:style-name="T4">face of international law and the authority of the Council”.</text:span></text:p>
          </draw:text-box>
        </draw:frame>
        <draw:frame draw:style-name="gr1" draw:text-style-name="P2" draw:layer="layout" svg:width="16.757cm" svg:height="0.475cm" svg:x="2.2cm" svg:y="5.483cm">
          <draw:text-box>
            <text:p text:style-name="P1"><text:span text:style-name="T6">830. </text:span><text:span text:style-name="T4"><text:s/>Mr Dejammet stated that France had observed in January 1999 that the top priority </text:span></text:p>
          </draw:text-box>
        </draw:frame>
        <draw:frame draw:style-name="gr1" draw:text-style-name="P2" draw:layer="layout" svg:width="16.372cm" svg:height="0.475cm" svg:x="2.2cm" svg:y="6.047cm">
          <draw:text-box>
            <text:p text:style-name="P1"><text:span text:style-name="T4">was the restoration of security and stability with the “long-term presence on the ground </text:span></text:p>
          </draw:text-box>
        </draw:frame>
        <draw:frame draw:style-name="gr1" draw:text-style-name="P2" draw:layer="layout" svg:width="16.546cm" svg:height="0.475cm" svg:x="2.2cm" svg:y="6.612cm">
          <draw:text-box>
            <text:p text:style-name="P1"><text:span text:style-name="T4">of professional inspectors” to prevent the arming of Iraq and ensuring that sanctions did </text:span></text:p>
          </draw:text-box>
        </draw:frame>
        <draw:frame draw:style-name="gr1" draw:text-style-name="P2" draw:layer="layout" svg:width="16.288cm" svg:height="0.475cm" svg:x="2.2cm" svg:y="7.176cm">
          <draw:text-box>
            <text:p text:style-name="P1"><text:span text:style-name="T4">not punish the Iraqi population. The Council had agreed that the “relationship between </text:span></text:p>
          </draw:text-box>
        </draw:frame>
        <draw:frame draw:style-name="gr1" draw:text-style-name="P2" draw:layer="layout" svg:width="11.974cm" svg:height="0.475cm" svg:x="2.2cm" svg:y="7.741cm">
          <draw:text-box>
            <text:p text:style-name="P1"><text:span text:style-name="T4">Iraq and the United Nations needed to be set on a new footing”.</text:span></text:p>
          </draw:text-box>
        </draw:frame>
        <draw:frame draw:style-name="gr1" draw:text-style-name="P2" draw:layer="layout" svg:width="15.318cm" svg:height="0.475cm" svg:x="2.2cm" svg:y="8.655cm">
          <draw:text-box>
            <text:p text:style-name="P1"><text:span text:style-name="T6">831. </text:span><text:span text:style-name="T4"><text:s/>Mr Dejammet stated that the draft resolution called upon Iraq “to accept the </text:span></text:p>
          </draw:text-box>
        </draw:frame>
        <draw:frame draw:style-name="gr1" draw:text-style-name="P2" draw:layer="layout" svg:width="15.306cm" svg:height="0.475cm" svg:x="2.2cm" svg:y="9.22cm">
          <draw:text-box>
            <text:p text:style-name="P1"><text:span text:style-name="T4">return of the inspectors without knowing what arrangement will exist in the period </text:span></text:p>
          </draw:text-box>
        </draw:frame>
        <draw:frame draw:style-name="gr1" draw:text-style-name="P2" draw:layer="layout" svg:width="15.983cm" svg:height="0.475cm" svg:x="2.2cm" svg:y="9.784cm">
          <draw:text-box>
            <text:p text:style-name="P1"><text:span text:style-name="T4">after suspension”. If the interpretations of the text diverged, the Chairman of the new </text:span></text:p>
          </draw:text-box>
        </draw:frame>
        <draw:frame draw:style-name="gr1" draw:text-style-name="P2" draw:layer="layout" svg:width="15.97cm" svg:height="0.475cm" svg:x="2.2cm" svg:y="10.348cm">
          <draw:text-box>
            <text:p text:style-name="P1"><text:span text:style-name="T4">Commission would not be able to carry out his mandate and it was not clear how the </text:span></text:p>
          </draw:text-box>
        </draw:frame>
        <draw:frame draw:style-name="gr1" draw:text-style-name="P2" draw:layer="layout" svg:width="15.771cm" svg:height="0.475cm" svg:x="2.2cm" svg:y="10.913cm">
          <draw:text-box>
            <text:p text:style-name="P1"><text:span text:style-name="T4">Council would be able to reach a decision on when sanctions should be suspended.</text:span></text:p>
          </draw:text-box>
        </draw:frame>
        <draw:frame draw:style-name="gr1" draw:text-style-name="P2" draw:layer="layout" svg:width="16.169cm" svg:height="0.475cm" svg:x="2.2cm" svg:y="11.827cm">
          <draw:text-box>
            <text:p text:style-name="P1"><text:span text:style-name="T6">832. </text:span><text:span text:style-name="T4"><text:s/>Mr Burleigh stated that the resolution did not raise the bar on what was required </text:span></text:p>
          </draw:text-box>
        </draw:frame>
        <draw:frame draw:style-name="gr1" draw:text-style-name="P2" draw:layer="layout" svg:width="15.797cm" svg:height="0.475cm" svg:x="2.2cm" svg:y="12.392cm">
          <draw:text-box>
            <text:p text:style-name="P1"><text:span text:style-name="T4">of Iraq on disarmament, but nor did it lower it. There was no lack of clarity about the </text:span></text:p>
          </draw:text-box>
        </draw:frame>
        <draw:frame draw:style-name="gr1" draw:text-style-name="P2" draw:layer="layout" svg:width="15.56cm" svg:height="0.475cm" svg:x="2.2cm" svg:y="12.956cm">
          <draw:text-box>
            <text:p text:style-name="P1"><text:span text:style-name="T4">sequence of events, Iraq’s compliance “must precede all else”. Identifying the “key </text:span></text:p>
          </draw:text-box>
        </draw:frame>
        <draw:frame draw:style-name="gr1" draw:text-style-name="P2" draw:layer="layout" svg:width="15.547cm" svg:height="0.475cm" svg:x="2.2cm" svg:y="13.521cm">
          <draw:text-box>
            <text:p text:style-name="P1"><text:span text:style-name="T4">remaining disarmament tasks” needed to be addressed. If Iraq fulfilled those tasks </text:span></text:p>
          </draw:text-box>
        </draw:frame>
        <draw:frame draw:style-name="gr1" draw:text-style-name="P2" draw:layer="layout" svg:width="8.083cm" svg:height="0.475cm" svg:x="2.2cm" svg:y="14.085cm">
          <draw:text-box>
            <text:p text:style-name="P1"><text:span text:style-name="T4">and met the requirements in the resolution:</text:span></text:p>
          </draw:text-box>
        </draw:frame>
        <draw:frame draw:style-name="gr1" draw:text-style-name="P2" draw:layer="layout" svg:width="15.412cm" svg:height="0.475cm" svg:x="2.95cm" svg:y="15cm">
          <draw:text-box>
            <text:p text:style-name="P1"><text:span text:style-name="T4">“… </text:span><text:span text:style-name="T4">the Council, including the United States, can decide whether to recognize that </text:span></text:p>
          </draw:text-box>
        </draw:frame>
        <draw:frame draw:style-name="gr1" draw:text-style-name="P2" draw:layer="layout" svg:width="10.353cm" svg:height="0.475cm" svg:x="2.95cm" svg:y="15.564cm">
          <draw:text-box>
            <text:p text:style-name="P1"><text:span text:style-name="T4">co-operation and compliance by suspending sanctions.</text:span></text:p>
          </draw:text-box>
        </draw:frame>
        <draw:frame draw:style-name="gr1" draw:text-style-name="P2" draw:layer="layout" svg:width="14.345cm" svg:height="0.475cm" svg:x="2.95cm" svg:y="16.478cm">
          <draw:text-box>
            <text:p text:style-name="P1"><text:span text:style-name="T4">“</text:span><text:span text:style-name="T4">Similarly, if Iraq meets the full range of obligations … the Council can make </text:span></text:p>
          </draw:text-box>
        </draw:frame>
        <draw:frame draw:style-name="gr1" draw:text-style-name="P2" draw:layer="layout" svg:width="8.295cm" svg:height="0.475cm" svg:x="2.95cm" svg:y="17.043cm">
          <draw:text-box>
            <text:p text:style-name="P1"><text:span text:style-name="T4">a decision regarding the lifting of sanctions.”</text:span></text:p>
          </draw:text-box>
        </draw:frame>
        <draw:frame draw:style-name="gr1" draw:text-style-name="P2" draw:layer="layout" svg:width="16.431cm" svg:height="0.475cm" svg:x="2.2cm" svg:y="17.957cm">
          <draw:text-box>
            <text:p text:style-name="P1"><text:span text:style-name="T6">833. </text:span><text:span text:style-name="T4"><text:s/>Mr Burleigh added that the US was “not seeking an excuse to use force”, but Iraq </text:span></text:p>
          </draw:text-box>
        </draw:frame>
        <draw:frame draw:style-name="gr1" draw:text-style-name="P2" draw:layer="layout" svg:width="15.665cm" svg:height="0.475cm" svg:x="2.2cm" svg:y="18.522cm">
          <draw:text-box>
            <text:p text:style-name="P1"><text:span text:style-name="T4">held the key. The US had “no illusion that the Iraqi regime” was “likely to change its </text:span></text:p>
          </draw:text-box>
        </draw:frame>
        <draw:frame draw:style-name="gr1" draw:text-style-name="P2" draw:layer="layout" svg:width="15.687cm" svg:height="0.475cm" svg:x="2.2cm" svg:y="19.086cm">
          <draw:text-box>
            <text:p text:style-name="P1"><text:span text:style-name="T4">spots”. Compliance was “highly unlikely” while Saddam Hussein remained in power.</text:span></text:p>
          </draw:text-box>
        </draw:frame>
        <draw:frame draw:style-name="gr1" draw:text-style-name="P2" draw:layer="layout" svg:width="16.08cm" svg:height="0.475cm" svg:x="2.2cm" svg:y="20.001cm">
          <draw:text-box>
            <text:p text:style-name="P1"><text:span text:style-name="T6">834. </text:span><text:span text:style-name="T4"><text:s/>Mr Burleigh also stated that, before sanctions could be suspended, there would </text:span></text:p>
          </draw:text-box>
        </draw:frame>
        <draw:frame draw:style-name="gr1" draw:text-style-name="P2" draw:layer="layout" svg:width="15.72cm" svg:height="0.475cm" svg:x="2.2cm" svg:y="20.565cm">
          <draw:text-box>
            <text:p text:style-name="P1"><text:span text:style-name="T4">be a need to decide the exact terms for lifting prohibitions to “prevent any revenues </text:span></text:p>
          </draw:text-box>
        </draw:frame>
        <draw:frame draw:style-name="gr1" draw:text-style-name="P2" draw:layer="layout" svg:width="16.542cm" svg:height="0.475cm" svg:x="2.2cm" svg:y="21.13cm">
          <draw:text-box>
            <text:p text:style-name="P1"><text:span text:style-name="T4">from being diverted for prohibited purposes” and “effective control measures” for civilian </text:span></text:p>
          </draw:text-box>
        </draw:frame>
        <draw:frame draw:style-name="gr1" draw:text-style-name="P2" draw:layer="layout" svg:width="9.277cm" svg:height="0.475cm" svg:x="2.2cm" svg:y="21.694cm">
          <draw:text-box>
            <text:p text:style-name="P1"><text:span text:style-name="T4">imports into Iraq were of the “utmost importance”.</text:span></text:p>
          </draw:text-box>
        </draw:frame>
        <draw:frame draw:style-name="gr1" draw:text-style-name="P2" draw:layer="layout" svg:width="15.102cm" svg:height="0.475cm" svg:x="2.2cm" svg:y="22.608cm">
          <draw:text-box>
            <text:p text:style-name="P1"><text:span text:style-name="T6">835. </text:span><text:span text:style-name="T4"><text:s/>Mr Jassim Mohammed Buallay, Bahraini Permanent Representative to the </text:span></text:p>
          </draw:text-box>
        </draw:frame>
        <draw:frame draw:style-name="gr1" draw:text-style-name="P2" draw:layer="layout" svg:width="15.2cm" svg:height="0.475cm" svg:x="2.2cm" svg:y="23.173cm">
          <draw:text-box>
            <text:p text:style-name="P1"><text:span text:style-name="T4">UN, drew attention to the fact that Iraq “had already declared its total rejection of </text:span></text:p>
          </draw:text-box>
        </draw:frame>
        <draw:frame draw:style-name="gr1" draw:text-style-name="P2" draw:layer="layout" svg:width="2.813cm" svg:height="0.475cm" svg:x="2.2cm" svg:y="23.737cm">
          <draw:text-box>
            <text:p text:style-name="P1"><text:span text:style-name="T4">the resolution”.</text:span></text:p>
          </draw:text-box>
        </draw:frame>
        <draw:frame draw:style-name="gr1" draw:text-style-name="P2" draw:layer="layout" svg:width="15.525cm" svg:height="0.475cm" svg:x="2.2cm" svg:y="24.652cm">
          <draw:text-box>
            <text:p text:style-name="P1"><text:span text:style-name="T6">836. </text:span><text:span text:style-name="T4"><text:s/>Mr Peter van Walsum, Dutch Permanent Representative to the UN, said that </text:span></text:p>
          </draw:text-box>
        </draw:frame>
        <draw:frame draw:style-name="gr1" draw:text-style-name="P2" draw:layer="layout" svg:width="16.059cm" svg:height="0.475cm" svg:x="2.2cm" svg:y="25.216cm">
          <draw:text-box>
            <text:p text:style-name="P1"><text:span text:style-name="T4">the statements of the Iraqi authorities gave no indication that they would be prepared </text:span></text:p>
          </draw:text-box>
        </draw:frame>
        <draw:frame draw:style-name="gr1" draw:text-style-name="P2" draw:layer="layout" svg:width="16.063cm" svg:height="0.475cm" svg:x="2.2cm" svg:y="25.781cm">
          <draw:text-box>
            <text:p text:style-name="P1"><text:span text:style-name="T4">to co-operate “other than on the basis of an unconditional lifting of the sanctions, and </text:span></text:p>
          </draw:text-box>
        </draw:frame>
        <draw:frame draw:style-name="gr1" draw:text-style-name="P2" draw:layer="layout" svg:width="15.902cm" svg:height="0.475cm" svg:x="2.2cm" svg:y="26.345cm">
          <draw:text-box>
            <text:p text:style-name="P1"><text:span text:style-name="T4">no member of the Council has shown any readiness to meet that condition”. He also </text:span></text:p>
          </draw:text-box>
        </draw:frame>
      </draw:page>
      <draw:page draw:name="page1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4</text:span></text:p>
          </draw:text-box>
        </draw:frame>
        <draw:frame draw:style-name="gr1" draw:text-style-name="P2" draw:layer="layout" svg:width="15.284cm" svg:height="0.475cm" svg:x="2.2cm" svg:y="2.525cm">
          <draw:text-box>
            <text:p text:style-name="P1"><text:span text:style-name="T4">disputed the suggestion that Iraq could not see light at the end of the tunnel. The </text:span></text:p>
          </draw:text-box>
        </draw:frame>
        <draw:frame draw:style-name="gr1" draw:text-style-name="P2" draw:layer="layout" svg:width="15.538cm" svg:height="0.475cm" svg:x="2.2cm" svg:y="3.09cm">
          <draw:text-box>
            <text:p text:style-name="P1"><text:span text:style-name="T4">existing resolutions already clearly illuminated “the exit” and the present resolution </text:span></text:p>
          </draw:text-box>
        </draw:frame>
        <draw:frame draw:style-name="gr1" draw:text-style-name="P2" draw:layer="layout" svg:width="15.543cm" svg:height="0.475cm" svg:x="2.2cm" svg:y="3.654cm">
          <draw:text-box>
            <text:p text:style-name="P1"><text:span text:style-name="T4">added “significantly to that by offering Iraq a possible suspension of sanctions well </text:span></text:p>
          </draw:text-box>
        </draw:frame>
        <draw:frame draw:style-name="gr1" draw:text-style-name="P2" draw:layer="layout" svg:width="15.581cm" svg:height="0.475cm" svg:x="2.2cm" svg:y="4.218cm">
          <draw:text-box>
            <text:p text:style-name="P1"><text:span text:style-name="T4">before full compliance”. But co-operation was not “a question of attitude” but about </text:span></text:p>
          </draw:text-box>
        </draw:frame>
        <draw:frame draw:style-name="gr1" draw:text-style-name="P2" draw:layer="layout" svg:width="15.733cm" svg:height="0.475cm" svg:x="2.2cm" svg:y="4.783cm">
          <draw:text-box>
            <text:p text:style-name="P1"><text:span text:style-name="T4">“</text:span><text:span text:style-name="T4">performance”; and he thought it was “not realistic to expect an early positive signal </text:span></text:p>
          </draw:text-box>
        </draw:frame>
        <draw:frame draw:style-name="gr1" draw:text-style-name="P2" draw:layer="layout" svg:width="2.931cm" svg:height="0.475cm" svg:x="2.2cm" svg:y="5.347cm">
          <draw:text-box>
            <text:p text:style-name="P1"><text:span text:style-name="T4">from Baghdad”.</text:span></text:p>
          </draw:text-box>
        </draw:frame>
        <draw:frame draw:style-name="gr12" draw:text-style-name="P2" draw:layer="layout" svg:width="15.835cm" svg:height="0.475cm" svg:x="2.2cm" svg:y="6.262cm">
          <draw:text-box>
            <text:p text:style-name="P1"><text:span text:style-name="T16">837. </text:span><text:span text:style-name="T17"><text:s/>Sir Jeremy Greenstock stated that holding Iraq to its obligations and containing </text:span></text:p>
          </draw:text-box>
        </draw:frame>
        <draw:frame draw:style-name="gr12" draw:text-style-name="P2" draw:layer="layout" svg:width="15.068cm" svg:height="0.475cm" svg:x="2.2cm" svg:y="6.826cm">
          <draw:text-box>
            <text:p text:style-name="P1"><text:span text:style-name="T17">the threat to the peace and security of the region was “one of the most important </text:span></text:p>
          </draw:text-box>
        </draw:frame>
        <draw:frame draw:style-name="gr12" draw:text-style-name="P2" draw:layer="layout" svg:width="16.381cm" svg:height="0.475cm" svg:x="2.2cm" svg:y="7.391cm">
          <draw:text-box>
            <text:p text:style-name="P1"><text:span text:style-name="T17">responsibilities of the international community, and in particular of the Security Council”. </text:span></text:p>
          </draw:text-box>
        </draw:frame>
        <draw:frame draw:style-name="gr12" draw:text-style-name="P2" draw:layer="layout" svg:width="15.712cm" svg:height="0.475cm" svg:x="2.2cm" svg:y="7.955cm">
          <draw:text-box>
            <text:p text:style-name="P1"><text:span text:style-name="T17">Throughout 1999, the Council had worked to find a “new approach” to business with </text:span></text:p>
          </draw:text-box>
        </draw:frame>
        <draw:frame draw:style-name="gr12" draw:text-style-name="P2" draw:layer="layout" svg:width="16.406cm" svg:height="0.475cm" svg:x="2.2cm" svg:y="8.52cm">
          <draw:text-box>
            <text:p text:style-name="P1"><text:span text:style-name="T17">Iraq which was “firmly set in the framework of a collective responsibility exercised within </text:span></text:p>
          </draw:text-box>
        </draw:frame>
        <draw:frame draw:style-name="gr12" draw:text-style-name="P2" draw:layer="layout" svg:width="16.021cm" svg:height="0.475cm" svg:x="2.2cm" svg:y="9.084cm">
          <draw:text-box>
            <text:p text:style-name="P1"><text:span text:style-name="T17">the United Nations”. The resolution preserved “the original disarmament standards for </text:span></text:p>
          </draw:text-box>
        </draw:frame>
        <draw:frame draw:style-name="gr12" draw:text-style-name="P2" draw:layer="layout" svg:width="15.881cm" svg:height="0.475cm" svg:x="2.2cm" svg:y="9.648cm">
          <draw:text-box>
            <text:p text:style-name="P1"><text:span text:style-name="T17">Iraq” and met humanitarian concerns while belatedly recognising “just how dire Iraq’s </text:span></text:p>
          </draw:text-box>
        </draw:frame>
        <draw:frame draw:style-name="gr12" draw:text-style-name="P2" draw:layer="layout" svg:width="16.77cm" svg:height="0.475cm" svg:x="2.2cm" svg:y="10.213cm">
          <draw:text-box>
            <text:p text:style-name="P1"><text:span text:style-name="T17">response has been to its obligations with regard to missing Kuwaiti citizens and property”. </text:span></text:p>
          </draw:text-box>
        </draw:frame>
        <draw:frame draw:style-name="gr12" draw:text-style-name="P2" draw:layer="layout" svg:width="16.089cm" svg:height="0.475cm" svg:x="2.2cm" svg:y="10.777cm">
          <draw:text-box>
            <text:p text:style-name="P1"><text:span text:style-name="T17">“</text:span><text:span text:style-name="T17">Most significantly”, it set out “a series of clear, logical steps, using the new concept of </text:span></text:p>
          </draw:text-box>
        </draw:frame>
        <draw:frame draw:style-name="gr12" draw:text-style-name="P2" draw:layer="layout" svg:width="16.559cm" svg:height="0.475cm" svg:x="2.2cm" svg:y="11.342cm">
          <draw:text-box>
            <text:p text:style-name="P1"><text:span text:style-name="T17">suspension to bring Iraq out of sanctions and back into the international community”. But </text:span></text:p>
          </draw:text-box>
        </draw:frame>
        <draw:frame draw:style-name="gr12" draw:text-style-name="P2" draw:layer="layout" svg:width="16.52cm" svg:height="0.475cm" svg:x="2.2cm" svg:y="11.906cm">
          <draw:text-box>
            <text:p text:style-name="P1"><text:span text:style-name="T17">that would happen “only if Iraq at last begins to act according to the rules of international </text:span></text:p>
          </draw:text-box>
        </draw:frame>
        <draw:frame draw:style-name="gr12" draw:text-style-name="P2" draw:layer="layout" svg:width="13.329cm" svg:height="0.475cm" svg:x="2.2cm" svg:y="12.471cm">
          <draw:text-box>
            <text:p text:style-name="P1"><text:span text:style-name="T17">law”; and its track record and recent rhetoric were “hardly encouraging”.</text:span></text:p>
          </draw:text-box>
        </draw:frame>
        <draw:frame draw:style-name="gr1" draw:text-style-name="P2" draw:layer="layout" svg:width="15.449cm" svg:height="0.475cm" svg:x="2.2cm" svg:y="13.385cm">
          <draw:text-box>
            <text:p text:style-name="P1"><text:span text:style-name="T6">838. </text:span><text:span text:style-name="T4"><text:s/>Sir Jeremy concluded by calling for full support in the Council in bringing the </text:span></text:p>
          </draw:text-box>
        </draw:frame>
        <draw:frame draw:style-name="gr1" draw:text-style-name="P2" draw:layer="layout" svg:width="16.355cm" svg:height="0.475cm" svg:x="2.2cm" svg:y="13.95cm">
          <draw:text-box>
            <text:p text:style-name="P1"><text:span text:style-name="T4">provisions of the mandatory resolution into effect, for the benefit of “the peoples of Iraq </text:span></text:p>
          </draw:text-box>
        </draw:frame>
        <draw:frame draw:style-name="gr1" draw:text-style-name="P2" draw:layer="layout" svg:width="13.502cm" svg:height="0.475cm" svg:x="2.2cm" svg:y="14.514cm">
          <draw:text-box>
            <text:p text:style-name="P1"><text:span text:style-name="T4">and of the region” and in the “interests of the future authority” of the UN.</text:span></text:p>
          </draw:text-box>
        </draw:frame>
        <draw:frame draw:style-name="gr1" draw:text-style-name="P2" draw:layer="layout" svg:width="16.499cm" svg:height="0.475cm" svg:x="2.2cm" svg:y="15.428cm">
          <draw:text-box>
            <text:p text:style-name="P1"><text:span text:style-name="T6">839. </text:span><text:span text:style-name="T4"><text:s/>The UK’s short-term objective had been “an agreed Security Council approach on </text:span></text:p>
          </draw:text-box>
        </draw:frame>
        <draw:frame draw:style-name="gr1" draw:text-style-name="P2" draw:layer="layout" svg:width="15.915cm" svg:height="0.475cm" svg:x="2.2cm" svg:y="15.993cm">
          <draw:text-box>
            <text:p text:style-name="P1"><text:span text:style-name="T4">the way forward … allowing us to draw a line under the differences which developed </text:span></text:p>
          </draw:text-box>
        </draw:frame>
        <draw:frame draw:style-name="gr1" draw:text-style-name="P2" draw:layer="layout" svg:width="5.264cm" svg:height="0.475cm" svg:x="2.2cm" svg:y="16.557cm">
          <draw:text-box>
            <text:p text:style-name="P1"><text:span text:style-name="T4">over Operation Desert Fox”.</text:span></text:p>
          </draw:text-box>
        </draw:frame>
        <draw:frame draw:style-name="gr6" draw:text-style-name="P7" draw:layer="layout" svg:width="0.408cm" svg:height="0.276cm" svg:x="7.447cm" svg:y="16.576cm">
          <draw:text-box>
            <text:p text:style-name="P1"><text:span text:style-name="T9">319</text:span></text:p>
          </draw:text-box>
        </draw:frame>
        <draw:frame draw:style-name="gr1" draw:text-style-name="P2" draw:layer="layout" svg:width="16.668cm" svg:height="0.475cm" svg:x="2.2cm" svg:y="17.472cm">
          <draw:text-box>
            <text:p text:style-name="P1"><text:span text:style-name="T6">840. </text:span><text:span text:style-name="T4"><text:s/>A note for No.10 on the background to the inspections process, produced in March </text:span></text:p>
          </draw:text-box>
        </draw:frame>
        <draw:frame draw:style-name="gr1" draw:text-style-name="P2" draw:layer="layout" svg:width="16.351cm" svg:height="0.475cm" svg:x="2.2cm" svg:y="18.036cm">
          <draw:text-box>
            <text:p text:style-name="P1"><text:span text:style-name="T4">2002 by FCO Research Analysts, stated that the “main feature” of resolution 1284 was </text:span></text:p>
          </draw:text-box>
        </draw:frame>
        <draw:frame draw:style-name="gr1" draw:text-style-name="P2" draw:layer="layout" svg:width="16.774cm" svg:height="0.475cm" svg:x="2.2cm" svg:y="18.601cm">
          <draw:text-box>
            <text:p text:style-name="P1"><text:span text:style-name="T4">that it offered Iraq “a suspension of sanctions in return for co-operation with the weapons </text:span></text:p>
          </draw:text-box>
        </draw:frame>
        <draw:frame draw:style-name="gr1" draw:text-style-name="P2" draw:layer="layout" svg:width="16.389cm" svg:height="0.475cm" svg:x="2.2cm" svg:y="19.165cm">
          <draw:text-box>
            <text:p text:style-name="P1"><text:span text:style-name="T4">inspectors, including progress on key disarmament tasks”, in contrast to resolution 687 </text:span></text:p>
          </draw:text-box>
        </draw:frame>
        <draw:frame draw:style-name="gr1" draw:text-style-name="P2" draw:layer="layout" svg:width="15.767cm" svg:height="0.475cm" svg:x="2.2cm" svg:y="19.73cm">
          <draw:text-box>
            <text:p text:style-name="P1"><text:span text:style-name="T4">(1991) which offered lifting of sanctions “only when the inspectors say disarmament </text:span></text:p>
          </draw:text-box>
        </draw:frame>
        <draw:frame draw:style-name="gr1" draw:text-style-name="P2" draw:layer="layout" svg:width="2.407cm" svg:height="0.475cm" svg:x="2.2cm" svg:y="20.294cm">
          <draw:text-box>
            <text:p text:style-name="P1"><text:span text:style-name="T4">is complete”.</text:span></text:p>
          </draw:text-box>
        </draw:frame>
        <draw:frame draw:style-name="gr6" draw:text-style-name="P7" draw:layer="layout" svg:width="0.408cm" svg:height="0.276cm" svg:x="4.6cm" svg:y="20.313cm">
          <draw:text-box>
            <text:p text:style-name="P1"><text:span text:style-name="T9">320</text:span></text:p>
          </draw:text-box>
        </draw:frame>
        <draw:frame draw:style-name="gr1" draw:text-style-name="P2" draw:layer="layout" svg:width="12.698cm" svg:height="0.475cm" svg:x="5.011cm" svg:y="20.294cm">
          <draw:text-box>
            <text:p text:style-name="P1"><text:span text:style-name="T4"><text:s/></text:span><text:span text:style-name="T4">Iraq regarded the latter as “an unattainable goal”, claiming that the </text:span></text:p>
          </draw:text-box>
        </draw:frame>
        <draw:frame draw:style-name="gr1" draw:text-style-name="P2" draw:layer="layout" svg:width="15.924cm" svg:height="0.475cm" svg:x="2.2cm" svg:y="20.858cm">
          <draw:text-box>
            <text:p text:style-name="P1"><text:span text:style-name="T4">resolution was “so ambiguous” that the US could “easily deny” that co-operation had </text:span></text:p>
          </draw:text-box>
        </draw:frame>
        <draw:frame draw:style-name="gr1" draw:text-style-name="P2" draw:layer="layout" svg:width="3.245cm" svg:height="0.475cm" svg:x="2.2cm" svg:y="21.423cm">
          <draw:text-box>
            <text:p text:style-name="P1"><text:span text:style-name="T4">been “adequate”.</text:span></text:p>
          </draw:text-box>
        </draw:frame>
        <draw:frame draw:style-name="gr1" draw:text-style-name="P2" draw:layer="layout" svg:width="5.293cm" svg:height="0.475cm" svg:x="2.2cm" svg:y="22.337cm">
          <draw:text-box>
            <text:p text:style-name="P1"><text:span text:style-name="T6">841. </text:span><text:span text:style-name="T4"><text:s/>The paper also stated:</text:span></text:p>
          </draw:text-box>
        </draw:frame>
        <draw:frame draw:style-name="gr1" draw:text-style-name="P2" draw:layer="layout" svg:width="15.272cm" svg:height="0.475cm" svg:x="2.95cm" svg:y="23.252cm">
          <draw:text-box>
            <text:p text:style-name="P1"><text:span text:style-name="T4">“</text:span><text:span text:style-name="T4">We recognise there are ambiguities … They are there for a good reason: the P5 </text:span></text:p>
          </draw:text-box>
        </draw:frame>
        <draw:frame draw:style-name="gr1" draw:text-style-name="P2" draw:layer="layout" svg:width="15.102cm" svg:height="0.475cm" svg:x="2.95cm" svg:y="23.816cm">
          <draw:text-box>
            <text:p text:style-name="P1"><text:span text:style-name="T4">was unable to reach agreement. If positions remain as entrenched as they were </text:span></text:p>
          </draw:text-box>
        </draw:frame>
        <draw:line draw:style-name="gr7" draw:text-style-name="P8" draw:layer="layout" svg:x1="2.199cm" svg:y1="25.43cm" svg:x2="7.3cm" svg:y2="25.43cm">
          <text:p/>
        </draw:line>
        <draw:line draw:style-name="gr14" draw:text-style-name="P8" draw:layer="layout" svg:x1="2.645cm" svg:y1="26.29cm" svg:x2="10.901cm" svg:y2="26.29cm">
          <text:p/>
        </draw:line>
        <draw:frame draw:style-name="gr1" draw:text-style-name="P2" draw:layer="layout" svg:width="13.803cm" svg:height="0.475cm" svg:x="2.95cm" svg:y="24.381cm">
          <draw:text-box>
            <text:p text:style-name="P1"><text:span text:style-name="T4">during … negotiations, there is little prospect of the situation changing …”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319 </text:span></text:p>
          </draw:text-box>
        </draw:frame>
        <draw:line draw:style-name="gr14" draw:text-style-name="P8" draw:layer="layout" svg:x1="2.645cm" svg:y1="26.714cm" svg:x2="18.314cm" svg:y2="26.714cm">
          <text:p/>
        </draw:line>
        <draw:line draw:style-name="gr14" draw:text-style-name="P8" draw:layer="layout" svg:x1="2.199cm" svg:y1="27.137cm" svg:x2="4.003cm" svg:y2="27.137cm">
          <text:p/>
        </draw:line>
        <draw:frame draw:style-name="gr4" draw:text-style-name="P5" draw:layer="layout" svg:width="8.21cm" svg:height="0.395cm" svg:x="2.646cm" svg:y="25.934cm">
          <draw:text-box>
            <text:p text:style-name="P1"><text:span text:style-name="T5">Letter Goulty to McKane, 20 October 2000, [untitled]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320 </text:span></text:p>
          </draw:text-box>
        </draw:frame>
        <draw:frame draw:style-name="gr4" draw:text-style-name="P5" draw:layer="layout" svg:width="15.568cm" svg:height="0.395cm" svg:x="2.646cm" svg:y="26.357cm">
          <draw:text-box>
            <text:p text:style-name="P1"><text:span text:style-name="T5">Letter McDonald to Manning, 15 March 2002, ‘Iraq’ attaching Paper FCO, [undated], ‘Iraq: Weapons </text:span></text:p>
          </draw:text-box>
        </draw:frame>
        <draw:frame draw:style-name="gr4" draw:text-style-name="P5" draw:layer="layout" svg:width="1.801cm" svg:height="0.395cm" svg:x="2.2cm" svg:y="26.781cm">
          <draw:text-box>
            <text:p text:style-name="P1"><text:span text:style-name="T5">Inspectors’.</text:span></text:p>
          </draw:text-box>
        </draw:frame>
      </draw:page>
      <draw:page draw:name="page165" draw:style-name="dp1" draw:master-page-name="master-page26">
        <draw:frame draw:style-name="gr4" draw:text-style-name="P5" draw:layer="layout" svg:width="5.654cm" svg:height="0.395cm" svg:x="13.158cm" svg:y="1.138cm">
          <draw:text-box>
            <text:p text:style-name="P1"><text:span text:style-name="T5">1.1 <text:s/>| <text:s/>UK Iraq strategy 1990 to 200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5</text:span></text:p>
          </draw:text-box>
        </draw:frame>
        <draw:frame draw:style-name="gr1" draw:text-style-name="P2" draw:layer="layout" svg:width="16.016cm" svg:height="0.475cm" svg:x="2.2cm" svg:y="2.525cm">
          <draw:text-box>
            <text:p text:style-name="P1"><text:span text:style-name="T6">842. </text:span><text:span text:style-name="T4"><text:s/>Mr Ekéus commented to the Inquiry that the Security Council had “dissolved … </text:span></text:p>
          </draw:text-box>
        </draw:frame>
        <draw:frame draw:style-name="gr1" draw:text-style-name="P2" draw:layer="layout" svg:width="16.719cm" svg:height="0.475cm" svg:x="2.2cm" svg:y="3.09cm">
          <draw:text-box>
            <text:p text:style-name="P1"><text:span text:style-name="T4">arguably [the] most successful inspection regime in disarmament history” and suggested </text:span></text:p>
          </draw:text-box>
        </draw:frame>
        <draw:frame draw:style-name="gr1" draw:text-style-name="P2" draw:layer="layout" svg:width="16.322cm" svg:height="0.475cm" svg:x="2.2cm" svg:y="3.654cm">
          <draw:text-box>
            <text:p text:style-name="P1"><text:span text:style-name="T4">it was “the British Government and its Foreign Secretary Robin Cook that enforced the </text:span></text:p>
          </draw:text-box>
        </draw:frame>
        <draw:frame draw:style-name="gr1" draw:text-style-name="P2" draw:layer="layout" svg:width="13.481cm" svg:height="0.475cm" svg:x="2.2cm" svg:y="4.218cm">
          <draw:text-box>
            <text:p text:style-name="P1"><text:span text:style-name="T4">dissolution of UNSCOM … in spite of American doubts and hesitations”.</text:span></text:p>
          </draw:text-box>
        </draw:frame>
        <draw:frame draw:style-name="gr6" draw:text-style-name="P7" draw:layer="layout" svg:width="0.408cm" svg:height="0.276cm" svg:x="15.635cm" svg:y="4.237cm">
          <draw:text-box>
            <text:p text:style-name="P1"><text:span text:style-name="T9">321</text:span></text:p>
          </draw:text-box>
        </draw:frame>
        <draw:frame draw:style-name="gr5" draw:text-style-name="P6" draw:layer="layout" svg:width="5.374cm" svg:height="0.556cm" svg:x="2.2cm" svg:y="5.34cm">
          <draw:text-box>
            <text:p text:style-name="P1"><text:span text:style-name="T8">UNMOVIC begins work</text:span></text:p>
          </draw:text-box>
        </draw:frame>
        <draw:frame draw:style-name="gr1" draw:text-style-name="P2" draw:layer="layout" svg:width="14.878cm" svg:height="0.475cm" svg:x="2.2cm" svg:y="6.168cm">
          <draw:text-box>
            <text:p text:style-name="P1"><text:span text:style-name="T6">843. </text:span><text:span text:style-name="T4"><text:s/>Dr Hans Blix, the Director General of the IAEA until November 1997, was </text:span></text:p>
          </draw:text-box>
        </draw:frame>
        <draw:frame draw:style-name="gr1" draw:text-style-name="P2" draw:layer="layout" svg:width="16.317cm" svg:height="0.475cm" svg:x="2.2cm" svg:y="6.732cm">
          <draw:text-box>
            <text:p text:style-name="P1"><text:span text:style-name="T4">appointed Executive Chairman of UNMOVIC and took up his appointment in New York </text:span></text:p>
          </draw:text-box>
        </draw:frame>
        <draw:frame draw:style-name="gr1" draw:text-style-name="P2" draw:layer="layout" svg:width="3.312cm" svg:height="0.475cm" svg:x="2.2cm" svg:y="7.297cm">
          <draw:text-box>
            <text:p text:style-name="P1"><text:span text:style-name="T4">on 1 March 2000.</text:span></text:p>
          </draw:text-box>
        </draw:frame>
        <draw:frame draw:style-name="gr1" draw:text-style-name="P2" draw:layer="layout" svg:width="3.587cm" svg:height="0.475cm" svg:x="2.2cm" svg:y="8.211cm">
          <draw:text-box>
            <text:p text:style-name="P1"><text:span text:style-name="T6">844. </text:span><text:span text:style-name="T4"><text:s/>Dr Blix wrote:</text:span></text:p>
          </draw:text-box>
        </draw:frame>
        <draw:frame draw:style-name="gr1" draw:text-style-name="P2" draw:layer="layout" svg:width="14.662cm" svg:height="0.475cm" svg:x="2.95cm" svg:y="9.126cm">
          <draw:text-box>
            <text:p text:style-name="P1"><text:span text:style-name="T4">“</text:span><text:span text:style-name="T4">The inspectors were gone. The sanctions were condemned by a broad world </text:span></text:p>
          </draw:text-box>
        </draw:frame>
        <draw:frame draw:style-name="gr1" draw:text-style-name="P2" draw:layer="layout" svg:width="15.263cm" svg:height="0.475cm" svg:x="2.95cm" svg:y="9.69cm">
          <draw:text-box>
            <text:p text:style-name="P1"><text:span text:style-name="T4">opinion and … they had become less painful, and were eroding … The revenues </text:span></text:p>
          </draw:text-box>
        </draw:frame>
        <draw:frame draw:style-name="gr1" draw:text-style-name="P2" draw:layer="layout" svg:width="15.725cm" svg:height="0.475cm" svg:x="2.95cm" svg:y="10.255cm">
          <draw:text-box>
            <text:p text:style-name="P1"><text:span text:style-name="T4">from the Oil-for-Food Program provided many billions of dollars and huge purchase </text:span></text:p>
          </draw:text-box>
        </draw:frame>
        <draw:frame draw:style-name="gr1" draw:text-style-name="P2" draw:layer="layout" svg:width="15.183cm" svg:height="0.475cm" svg:x="2.95cm" svg:y="10.819cm">
          <draw:text-box>
            <text:p text:style-name="P1"><text:span text:style-name="T4">orders were so placed as to produce maximum political benefit – or punishment.”</text:span></text:p>
          </draw:text-box>
        </draw:frame>
        <draw:frame draw:style-name="gr6" draw:text-style-name="P7" draw:layer="layout" svg:width="0.408cm" svg:height="0.276cm" svg:x="18.08cm" svg:y="10.838cm">
          <draw:text-box>
            <text:p text:style-name="P1"><text:span text:style-name="T9">322</text:span></text:p>
          </draw:text-box>
        </draw:frame>
        <draw:frame draw:style-name="gr1" draw:text-style-name="P2" draw:layer="layout" svg:width="16.706cm" svg:height="0.475cm" svg:x="2.2cm" svg:y="11.733cm">
          <draw:text-box>
            <text:p text:style-name="P1"><text:span text:style-name="T6">845. </text:span><text:span text:style-name="T4"><text:s/>In an interview published in March 2000, Mr Ekéus stated that UNSCOM had been </text:span></text:p>
          </draw:text-box>
        </draw:frame>
        <draw:frame draw:style-name="gr1" draw:text-style-name="P2" draw:layer="layout" svg:width="16.597cm" svg:height="0.475cm" svg:x="2.2cm" svg:y="12.298cm">
          <draw:text-box>
            <text:p text:style-name="P1"><text:span text:style-name="T4">“</text:span><text:span text:style-name="T4">highly successful”, but had not destroyed “everything”; and the “contradictions” in Iraq’s </text:span></text:p>
          </draw:text-box>
        </draw:frame>
        <draw:frame draw:style-name="gr1" draw:text-style-name="P2" draw:layer="layout" svg:width="10.657cm" svg:height="0.475cm" svg:x="2.2cm" svg:y="12.862cm">
          <draw:text-box>
            <text:p text:style-name="P1"><text:span text:style-name="T4">declarations meant that there was “reason to be careful”.</text:span></text:p>
          </draw:text-box>
        </draw:frame>
        <draw:frame draw:style-name="gr6" draw:text-style-name="P7" draw:layer="layout" svg:width="0.408cm" svg:height="0.276cm" svg:x="12.812cm" svg:y="12.881cm">
          <draw:text-box>
            <text:p text:style-name="P1"><text:span text:style-name="T9">323</text:span></text:p>
          </draw:text-box>
        </draw:frame>
        <draw:frame draw:style-name="gr1" draw:text-style-name="P2" draw:layer="layout" svg:width="5.476cm" svg:height="0.475cm" svg:x="13.224cm" svg:y="12.862cm">
          <draw:text-box>
            <text:p text:style-name="P1"><text:span text:style-name="T4"><text:s/></text:span><text:span text:style-name="T4">There was “new information </text:span></text:p>
          </draw:text-box>
        </draw:frame>
        <draw:frame draw:style-name="gr1" draw:text-style-name="P2" draw:layer="layout" svg:width="15.631cm" svg:height="0.475cm" svg:x="2.2cm" svg:y="13.427cm">
          <draw:text-box>
            <text:p text:style-name="P1"><text:span text:style-name="T4">about procurement efforts by Iraq” and useful information from individuals who had </text:span></text:p>
          </draw:text-box>
        </draw:frame>
        <draw:frame draw:style-name="gr1" draw:text-style-name="P2" draw:layer="layout" svg:width="1.539cm" svg:height="0.475cm" svg:x="2.2cm" svg:y="13.991cm">
          <draw:text-box>
            <text:p text:style-name="P1"><text:span text:style-name="T4">left Iraq.</text:span></text:p>
          </draw:text-box>
        </draw:frame>
        <draw:frame draw:style-name="gr1" draw:text-style-name="P2" draw:layer="layout" svg:width="16.66cm" svg:height="0.475cm" svg:x="2.2cm" svg:y="14.906cm">
          <draw:text-box>
            <text:p text:style-name="P1"><text:span text:style-name="T6">846. </text:span><text:span text:style-name="T4"><text:s/>Mr Ekéus added that, in his view, there were “no large quantities of weapons”. Iraq </text:span></text:p>
          </draw:text-box>
        </draw:frame>
        <draw:frame draw:style-name="gr1" draw:text-style-name="P2" draw:layer="layout" svg:width="16.516cm" svg:height="0.475cm" svg:x="2.2cm" svg:y="15.47cm">
          <draw:text-box>
            <text:p text:style-name="P1"><text:span text:style-name="T4">was not “especially eager in the biological and chemical area to produce such weapons </text:span></text:p>
          </draw:text-box>
        </draw:frame>
        <draw:frame draw:style-name="gr1" draw:text-style-name="P2" draw:layer="layout" svg:width="15.894cm" svg:height="0.475cm" svg:x="2.2cm" svg:y="16.035cm">
          <draw:text-box>
            <text:p text:style-name="P1"><text:span text:style-name="T4">for storage” because it viewed them as “tactical assets” and its aim was “to keep the </text:span></text:p>
          </draw:text-box>
        </draw:frame>
        <draw:frame draw:style-name="gr1" draw:text-style-name="P2" draw:layer="layout" svg:width="11.766cm" svg:height="0.475cm" svg:x="2.2cm" svg:y="16.599cm">
          <draw:text-box>
            <text:p text:style-name="P1"><text:span text:style-name="T4">capability to start up production immediately should it need to”.</text:span></text:p>
          </draw:text-box>
        </draw:frame>
        <draw:frame draw:style-name="gr1" draw:text-style-name="P2" draw:layer="layout" svg:width="15.784cm" svg:height="0.475cm" svg:x="2.2cm" svg:y="17.513cm">
          <draw:text-box>
            <text:p text:style-name="P1"><text:span text:style-name="T6">847. </text:span><text:span text:style-name="T4"><text:s/>Mr Ekéus stated that it was “striking” that resolution 1284 (1999) said “nothing </text:span></text:p>
          </draw:text-box>
        </draw:frame>
        <draw:frame draw:style-name="gr1" draw:text-style-name="P2" draw:layer="layout" svg:width="15.242cm" svg:height="0.475cm" svg:x="2.2cm" svg:y="18.078cm">
          <draw:text-box>
            <text:p text:style-name="P1"><text:span text:style-name="T4">about investigation and elimination” of Iraq’s prohibited weapons, but focused on </text:span></text:p>
          </draw:text-box>
        </draw:frame>
        <draw:frame draw:style-name="gr1" draw:text-style-name="P2" draw:layer="layout" svg:width="15.61cm" svg:height="0.475cm" svg:x="2.2cm" svg:y="18.642cm">
          <draw:text-box>
            <text:p text:style-name="P1"><text:span text:style-name="T4">monitoring activities. The Security Council was trying to get UNMOVIC “to be more </text:span></text:p>
          </draw:text-box>
        </draw:frame>
        <draw:frame draw:style-name="gr1" draw:text-style-name="P2" draw:layer="layout" svg:width="16.584cm" svg:height="0.475cm" svg:x="2.2cm" svg:y="19.207cm">
          <draw:text-box>
            <text:p text:style-name="P1"><text:span text:style-name="T4">precise” about its tasks. He considered that Iraq would “probably co-operate” if it judged </text:span></text:p>
          </draw:text-box>
        </draw:frame>
        <draw:frame draw:style-name="gr1" draw:text-style-name="P2" draw:layer="layout" svg:width="15.568cm" svg:height="0.475cm" svg:x="2.2cm" svg:y="19.771cm">
          <draw:text-box>
            <text:p text:style-name="P1"><text:span text:style-name="T4">the provisions on suspending sanctions were acceptable. The unity of the Security </text:span></text:p>
          </draw:text-box>
        </draw:frame>
        <draw:frame draw:style-name="gr1" draw:text-style-name="P2" draw:layer="layout" svg:width="16.338cm" svg:height="0.475cm" svg:x="2.2cm" svg:y="20.336cm">
          <draw:text-box>
            <text:p text:style-name="P1"><text:span text:style-name="T4">Council was essential; political problems in the Council were “the single, dominant and </text:span></text:p>
          </draw:text-box>
        </draw:frame>
        <draw:frame draw:style-name="gr1" draw:text-style-name="P2" draw:layer="layout" svg:width="7.529cm" svg:height="0.475cm" svg:x="2.2cm" svg:y="20.9cm">
          <draw:text-box>
            <text:p text:style-name="P1"><text:span text:style-name="T4">only reason” for the failure of UNSCOM.</text:span></text:p>
          </draw:text-box>
        </draw:frame>
        <draw:frame draw:style-name="gr1" draw:text-style-name="P2" draw:layer="layout" svg:width="12.439cm" svg:height="0.475cm" svg:x="2.2cm" svg:y="21.815cm">
          <draw:text-box>
            <text:p text:style-name="P1"><text:span text:style-name="T6">848. </text:span><text:span text:style-name="T4"><text:s/>In his statement to the Inquiry, Sir Jeremy Greenstock wrote:</text:span></text:p>
          </draw:text-box>
        </draw:frame>
        <draw:frame draw:style-name="gr1" draw:text-style-name="P2" draw:layer="layout" svg:width="14.218cm" svg:height="0.475cm" svg:x="2.95cm" svg:y="22.729cm">
          <draw:text-box>
            <text:p text:style-name="P1"><text:span text:style-name="T4">“</text:span><text:span text:style-name="T4">In 2000, little new work was done on Iraq, with the Security Council largely </text:span></text:p>
          </draw:text-box>
        </draw:frame>
        <draw:frame draw:style-name="gr1" draw:text-style-name="P2" draw:layer="layout" svg:width="14.467cm" svg:height="0.475cm" svg:x="2.95cm" svg:y="23.293cm">
          <draw:text-box>
            <text:p text:style-name="P1"><text:span text:style-name="T4">exhausted with the subject … Sanctions continued, but the regime remained 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4.569cm" svg:height="0.475cm" svg:x="2.95cm" svg:y="23.858cm">
          <draw:text-box>
            <text:p text:style-name="P1"><text:span text:style-name="T4">vulnerable to Iraqi non-co-operation and deceit and the feeling that sanctions 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321 </text:span></text:p>
          </draw:text-box>
        </draw:frame>
        <draw:frame draw:style-name="gr4" draw:text-style-name="P5" draw:layer="layout" svg:width="5.658cm" svg:height="0.395cm" svg:x="2.646cm" svg:y="25.511cm">
          <draw:text-box>
            <text:p text:style-name="P1"><text:span text:style-name="T11">Statement, 23 April 2011, pages 4-5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322 </text:span></text:p>
          </draw:text-box>
        </draw:frame>
        <draw:frame draw:style-name="gr4" draw:text-style-name="P5" draw:layer="layout" svg:width="6.488cm" svg:height="0.395cm" svg:x="2.646cm" svg:y="25.934cm">
          <draw:text-box>
            <text:p text:style-name="P1"><text:span text:style-name="T11">Blix H. </text:span><text:span text:style-name="T13">Disarming Iraq</text:span><text:span text:style-name="T11">. Bloomsbury, 2004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323 </text:span></text:p>
          </draw:text-box>
        </draw:frame>
        <draw:frame draw:style-name="gr4" draw:text-style-name="P5" draw:layer="layout" svg:width="15.458cm" svg:height="0.395cm" svg:x="2.635cm" svg:y="26.357cm">
          <draw:text-box>
            <text:p text:style-name="P1"><text:span text:style-name="T11">Arms Control Association, March 2000, ‘Shifting Priorities: UNMOVIC and the Future of Inspections </text:span></text:p>
          </draw:text-box>
        </draw:frame>
        <draw:frame draw:style-name="gr4" draw:text-style-name="P5" draw:layer="layout" svg:width="7.808cm" svg:height="0.395cm" svg:x="2.2cm" svg:y="26.781cm">
          <draw:text-box>
            <text:p text:style-name="P1"><text:span text:style-name="T11">in Iraq: An Interview with Ambassador Rolf Ekéus’.</text:span></text:p>
          </draw:text-box>
        </draw:frame>
      </draw:page>
      <draw:page draw:name="page1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6</text:span></text:p>
          </draw:text-box>
        </draw:frame>
        <draw:frame draw:style-name="gr1" draw:text-style-name="P2" draw:layer="layout" svg:width="15.301cm" svg:height="0.475cm" svg:x="2.95cm" svg:y="2.525cm">
          <draw:text-box>
            <text:p text:style-name="P1"><text:span text:style-name="T4">were gradually unravelling increasingly took hold internationally. The Oil-for-Food </text:span></text:p>
          </draw:text-box>
        </draw:frame>
        <draw:frame draw:style-name="gr1" draw:text-style-name="P2" draw:layer="layout" svg:width="15.754cm" svg:height="0.475cm" svg:x="2.95cm" svg:y="3.09cm">
          <draw:text-box>
            <text:p text:style-name="P1"><text:span text:style-name="T4">programme also attracted greater criticism because of the loopholes and corruption </text:span></text:p>
          </draw:text-box>
        </draw:frame>
        <draw:frame draw:style-name="gr1" draw:text-style-name="P2" draw:layer="layout" svg:width="15.547cm" svg:height="0.475cm" svg:x="2.95cm" svg:y="3.654cm">
          <draw:text-box>
            <text:p text:style-name="P1"><text:span text:style-name="T4">which surrounded the handling of the programme in Iraq. And the Security Council </text:span></text:p>
          </draw:text-box>
        </draw:frame>
        <draw:frame draw:style-name="gr1" draw:text-style-name="P2" draw:layer="layout" svg:width="3.495cm" svg:height="0.475cm" svg:x="2.95cm" svg:y="4.218cm">
          <draw:text-box>
            <text:p text:style-name="P1"><text:span text:style-name="T4">remained divided.”</text:span></text:p>
          </draw:text-box>
        </draw:frame>
        <draw:frame draw:style-name="gr6" draw:text-style-name="P7" draw:layer="layout" svg:width="0.408cm" svg:height="0.276cm" svg:x="6.433cm" svg:y="4.237cm">
          <draw:text-box>
            <text:p text:style-name="P1"><text:span text:style-name="T9">324</text:span></text:p>
          </draw:text-box>
        </draw:frame>
        <draw:frame draw:style-name="gr1" draw:text-style-name="P2" draw:layer="layout" svg:width="15.606cm" svg:height="0.475cm" svg:x="2.2cm" svg:y="5.133cm">
          <draw:text-box>
            <text:p text:style-name="P1"><text:span text:style-name="T6">849. </text:span><text:span text:style-name="T4"><text:s/>Sir Jeremy also wrote that UNMOVIC had stronger investigative powers than </text:span></text:p>
          </draw:text-box>
        </draw:frame>
        <draw:frame draw:style-name="gr1" draw:text-style-name="P2" draw:layer="layout" svg:width="16.093cm" svg:height="0.475cm" svg:x="2.2cm" svg:y="5.697cm">
          <draw:text-box>
            <text:p text:style-name="P1"><text:span text:style-name="T4">UNSCOM and that the abstentions had diminished the political force of the resolution.</text:span></text:p>
          </draw:text-box>
        </draw:frame>
        <draw:frame draw:style-name="gr1" draw:text-style-name="P2" draw:layer="layout" svg:width="16.351cm" svg:height="0.475cm" svg:x="2.2cm" svg:y="6.612cm">
          <draw:text-box>
            <text:p text:style-name="P1"><text:span text:style-name="T6">850. </text:span><text:span text:style-name="T4"><text:s/>Mr Tom McKane, Principal Private Secretary to the Defence Secretary from 1997 </text:span></text:p>
          </draw:text-box>
        </draw:frame>
        <draw:frame draw:style-name="gr1" draw:text-style-name="P2" draw:layer="layout" svg:width="16.131cm" svg:height="0.475cm" svg:x="2.2cm" svg:y="7.176cm">
          <draw:text-box>
            <text:p text:style-name="P1"><text:span text:style-name="T4">to 1999 and subsequently the Deputy Head of the Overseas and Defence Secretariat </text:span></text:p>
          </draw:text-box>
        </draw:frame>
        <draw:frame draw:style-name="gr1" draw:text-style-name="P2" draw:layer="layout" svg:width="14.937cm" svg:height="0.475cm" svg:x="2.2cm" svg:y="7.741cm">
          <draw:text-box>
            <text:p text:style-name="P1"><text:span text:style-name="T4">in the Cabinet Office from 1999 to 2002, told the Inquiry that the resolution was:</text:span></text:p>
          </draw:text-box>
        </draw:frame>
        <draw:frame draw:style-name="gr1" draw:text-style-name="P2" draw:layer="layout" svg:width="15.238cm" svg:height="0.475cm" svg:x="2.95cm" svg:y="8.655cm">
          <draw:text-box>
            <text:p text:style-name="P1"><text:span text:style-name="T4">“… </text:span><text:span text:style-name="T4">designed to make progress on controlling Iraq’s WMD while at the same time </text:span></text:p>
          </draw:text-box>
        </draw:frame>
        <draw:frame draw:style-name="gr1" draw:text-style-name="P2" draw:layer="layout" svg:width="15.568cm" svg:height="0.475cm" svg:x="2.95cm" svg:y="9.22cm">
          <draw:text-box>
            <text:p text:style-name="P1"><text:span text:style-name="T4">alleviating the impact of sanctions on the Iraqi people by lifting the ceiling on Iraq’s </text:span></text:p>
          </draw:text-box>
        </draw:frame>
        <draw:frame draw:style-name="gr1" draw:text-style-name="P2" draw:layer="layout" svg:width="8.778cm" svg:height="0.475cm" svg:x="2.95cm" svg:y="9.784cm">
          <draw:text-box>
            <text:p text:style-name="P1"><text:span text:style-name="T4">oil exports under the Oil-for-Food programme”.</text:span></text:p>
          </draw:text-box>
        </draw:frame>
        <draw:frame draw:style-name="gr6" draw:text-style-name="P7" draw:layer="layout" svg:width="0.408cm" svg:height="0.276cm" svg:x="11.702cm" svg:y="9.803cm">
          <draw:text-box>
            <text:p text:style-name="P1"><text:span text:style-name="T9">325</text:span></text:p>
          </draw:text-box>
        </draw:frame>
        <draw:frame draw:style-name="gr1" draw:text-style-name="P2" draw:layer="layout" svg:width="16.715cm" svg:height="0.475cm" svg:x="2.2cm" svg:y="10.698cm">
          <draw:text-box>
            <text:p text:style-name="P1"><text:span text:style-name="T6">851. </text:span><text:span text:style-name="T4"><text:s/>Mr McKane subsequently told the Inquiry that, after resolution 1284 until the spring </text:span></text:p>
          </draw:text-box>
        </draw:frame>
        <draw:frame draw:style-name="gr1" draw:text-style-name="P2" draw:layer="layout" svg:width="16.622cm" svg:height="0.475cm" svg:x="2.2cm" svg:y="11.263cm">
          <draw:text-box>
            <text:p text:style-name="P1"><text:span text:style-name="T4">of 2001, there was a sense that Iraq was in “a more manageable state” and “didn’t need </text:span></text:p>
          </draw:text-box>
        </draw:frame>
        <draw:frame draw:style-name="gr1" draw:text-style-name="P2" draw:layer="layout" svg:width="5.344cm" svg:height="0.475cm" svg:x="2.2cm" svg:y="11.827cm">
          <draw:text-box>
            <text:p text:style-name="P1"><text:span text:style-name="T4">urgent day-to-day attention”.</text:span></text:p>
          </draw:text-box>
        </draw:frame>
        <draw:frame draw:style-name="gr6" draw:text-style-name="P7" draw:layer="layout" svg:width="0.408cm" svg:height="0.276cm" svg:x="7.518cm" svg:y="11.846cm">
          <draw:text-box>
            <text:p text:style-name="P1"><text:span text:style-name="T9">326</text:span></text:p>
          </draw:text-box>
        </draw:frame>
        <draw:frame draw:style-name="gr1" draw:text-style-name="P2" draw:layer="layout" svg:width="15.53cm" svg:height="0.475cm" svg:x="2.2cm" svg:y="12.742cm">
          <draw:text-box>
            <text:p text:style-name="P1"><text:span text:style-name="T6">852. </text:span><text:span text:style-name="T4"><text:s/>The UK’s short-term objective in 1999 had been “an agreed Security Council </text:span></text:p>
          </draw:text-box>
        </draw:frame>
        <draw:frame draw:style-name="gr1" draw:text-style-name="P2" draw:layer="layout" svg:width="15.894cm" svg:height="0.475cm" svg:x="2.2cm" svg:y="13.306cm">
          <draw:text-box>
            <text:p text:style-name="P1"><text:span text:style-name="T4">approach on the way forward, allowing us to draw a line under the differences which </text:span></text:p>
          </draw:text-box>
        </draw:frame>
        <draw:frame draw:style-name="gr1" draw:text-style-name="P2" draw:layer="layout" svg:width="7.347cm" svg:height="0.475cm" svg:x="2.2cm" svg:y="13.871cm">
          <draw:text-box>
            <text:p text:style-name="P1"><text:span text:style-name="T4">developed over Operation Desert Fox”.</text:span></text:p>
          </draw:text-box>
        </draw:frame>
        <draw:frame draw:style-name="gr6" draw:text-style-name="P7" draw:layer="layout" svg:width="0.408cm" svg:height="0.276cm" svg:x="9.518cm" svg:y="13.889cm">
          <draw:text-box>
            <text:p text:style-name="P1"><text:span text:style-name="T9">327</text:span></text:p>
          </draw:text-box>
        </draw:frame>
        <draw:frame draw:style-name="gr1" draw:text-style-name="P2" draw:layer="layout" svg:width="16.237cm" svg:height="0.475cm" svg:x="2.2cm" svg:y="14.785cm">
          <draw:text-box>
            <text:p text:style-name="P1"><text:span text:style-name="T6">853. </text:span><text:span text:style-name="T4"><text:s/>Although resolution 1284 was a step forward for the Security Council and a hard-</text:span></text:p>
          </draw:text-box>
        </draw:frame>
        <draw:line draw:style-name="gr7" draw:text-style-name="P8" draw:layer="layout" svg:x1="2.199cm" svg:y1="25.006cm" svg:x2="7.3cm" svg:y2="25.006cm">
          <text:p/>
        </draw:line>
        <draw:frame draw:style-name="gr1" draw:text-style-name="P2" draw:layer="layout" svg:width="13.684cm" svg:height="0.475cm" svg:x="2.2cm" svg:y="15.35cm">
          <draw:text-box>
            <text:p text:style-name="P1"><text:span text:style-name="T4">won compromise, it did not bridge the gap between opposing viewpoints.</text:span></text:p>
          </draw:text-box>
        </draw:frame>
        <draw:frame draw:style-name="gr8" draw:text-style-name="P9" draw:layer="layout" svg:width="0.404cm" svg:height="0.23cm" svg:x="2.2cm" svg:y="25.526cm">
          <draw:text-box>
            <text:p text:style-name="P1"><text:span text:style-name="T10">324 </text:span></text:p>
          </draw:text-box>
        </draw:frame>
        <draw:frame draw:style-name="gr4" draw:text-style-name="P5" draw:layer="layout" svg:width="5.654cm" svg:height="0.395cm" svg:x="2.646cm" svg:y="25.511cm">
          <draw:text-box>
            <text:p text:style-name="P1"><text:span text:style-name="T11">Statement, November 2009, page 2.</text:span></text:p>
          </draw:text-box>
        </draw:frame>
        <draw:frame draw:style-name="gr8" draw:text-style-name="P9" draw:layer="layout" svg:width="0.404cm" svg:height="0.23cm" svg:x="2.2cm" svg:y="25.95cm">
          <draw:text-box>
            <text:p text:style-name="P1"><text:span text:style-name="T10">325 </text:span></text:p>
          </draw:text-box>
        </draw:frame>
        <draw:frame draw:style-name="gr4" draw:text-style-name="P5" draw:layer="layout" svg:width="5.946cm" svg:height="0.395cm" svg:x="2.646cm" svg:y="25.934cm">
          <draw:text-box>
            <text:p text:style-name="P1"><text:span text:style-name="T11">Statement, 8 December 2010, page 2.</text:span></text:p>
          </draw:text-box>
        </draw:frame>
        <draw:frame draw:style-name="gr8" draw:text-style-name="P9" draw:layer="layout" svg:width="0.404cm" svg:height="0.23cm" svg:x="2.2cm" svg:y="26.373cm">
          <draw:text-box>
            <text:p text:style-name="P1"><text:span text:style-name="T10">326 </text:span></text:p>
          </draw:text-box>
        </draw:frame>
        <draw:line draw:style-name="gr14" draw:text-style-name="P8" draw:layer="layout" svg:x1="2.645cm" svg:y1="27.137cm" svg:x2="17.319cm" svg:y2="27.137cm">
          <text:p/>
        </draw:line>
        <draw:frame draw:style-name="gr4" draw:text-style-name="P5" draw:layer="layout" svg:width="7.249cm" svg:height="0.395cm" svg:x="2.646cm" svg:y="26.357cm">
          <draw:text-box>
            <text:p text:style-name="P1"><text:span text:style-name="T11">Public hearing, 19 January 2011, pages 26-27.</text:span></text:p>
          </draw:text-box>
        </draw:frame>
        <draw:frame draw:style-name="gr8" draw:text-style-name="P9" draw:layer="layout" svg:width="0.404cm" svg:height="0.23cm" svg:x="2.2cm" svg:y="26.796cm">
          <draw:text-box>
            <text:p text:style-name="P1"><text:span text:style-name="T10">327 </text:span></text:p>
          </draw:text-box>
        </draw:frame>
        <draw:frame draw:style-name="gr4" draw:text-style-name="P5" draw:layer="layout" svg:width="14.594cm" svg:height="0.395cm" svg:x="2.646cm" svg:y="26.781cm">
          <draw:text-box>
            <text:p text:style-name="P1"><text:span text:style-name="T5">Letter Goulty to McKane, 20 October 2000, ‘Iraq’ attaching Paper FCO, ‘Iraq: Future Strategy’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027"/>
    <meta:generator>LibreOffice/5.1.4.2$Linux_X86_64 LibreOffice_project/10m0$Build-2</meta:generator>
  </office:meta>
</office:document-meta>
</file>